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45" style:family="table">
      <style:table-properties style:width="6.466in" fo:margin-left="-0.075in" fo:margin-top="0in" fo:margin-bottom="0in" table:align="left" style:writing-mode="lr-tb"/>
    </style:style>
    <style:style style:name="Table45.A" style:family="table-column">
      <style:table-column-properties style:column-width="3.2326in"/>
    </style:style>
    <style:style style:name="Table45.B" style:family="table-column">
      <style:table-column-properties style:column-width="3.2333in"/>
    </style:style>
    <style:style style:name="Table45.1" style:family="table-row">
      <style:table-row-properties fo:keep-together="auto"/>
    </style:style>
    <style:style style:name="Table45.A1" style:family="table-cell">
      <style:table-cell-properties fo:background-color="#4bacc6" fo:padding-left="0.075in" fo:padding-right="0.075in" fo:padding-top="0in" fo:padding-bottom="0in" fo:border="1pt solid #78c0d4" style:writing-mode="lr-tb">
        <style:background-image/>
      </style:table-cell-properties>
    </style:style>
    <style:style style:name="Table45.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45.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45.A3" style:family="table-cell">
      <style:table-cell-properties fo:padding-left="0.075in" fo:padding-right="0.075in" fo:padding-top="0in" fo:padding-bottom="0in" fo:border-left="1pt solid #78c0d4" fo:border-right="none" fo:border-top="none" fo:border-bottom="none" style:writing-mode="lr-tb"/>
    </style:style>
    <style:style style:name="Table45.B3" style:family="table-cell">
      <style:table-cell-properties fo:padding-left="0.075in" fo:padding-right="0.075in" fo:padding-top="0in" fo:padding-bottom="0in" fo:border-left="none" fo:border-right="1pt solid #78c0d4" fo:border-top="none" fo:border-bottom="none" style:writing-mode="lr-tb"/>
    </style:style>
    <style:style style:name="Table45.A4" style:family="table-cell">
      <style:table-cell-properties fo:background-color="#d2eaf1" fo:padding-left="0.075in" fo:padding-right="0.075in" fo:padding-top="0in" fo:padding-bottom="0in" fo:border-left="1pt solid #78c0d4" fo:border-right="none" fo:border-top="none" fo:border-bottom="1pt solid #78c0d4" style:writing-mode="lr-tb">
        <style:background-image/>
      </style:table-cell-properties>
    </style:style>
    <style:style style:name="Table45.B4" style:family="table-cell">
      <style:table-cell-properties fo:background-color="#d2eaf1" fo:padding-left="0.075in" fo:padding-right="0.075in" fo:padding-top="0in" fo:padding-bottom="0in" fo:border-left="none" fo:border-right="1pt solid #78c0d4" fo:border-top="none" fo:border-bottom="1pt solid #78c0d4" style:writing-mode="lr-tb">
        <style:background-image/>
      </style:table-cell-properties>
    </style:style>
    <style:style style:name="Table46" style:family="table">
      <style:table-properties style:width="6.466in" fo:margin-left="-0.075in" fo:margin-top="0in" fo:margin-bottom="0in" table:align="left" style:writing-mode="lr-tb"/>
    </style:style>
    <style:style style:name="Table46.A" style:family="table-column">
      <style:table-column-properties style:column-width="1.0125in"/>
    </style:style>
    <style:style style:name="Table46.B" style:family="table-column">
      <style:table-column-properties style:column-width="5.4535in"/>
    </style:style>
    <style:style style:name="Table46.1" style:family="table-row">
      <style:table-row-properties fo:keep-together="auto"/>
    </style:style>
    <style:style style:name="Table46.A1" style:family="table-cell">
      <style:table-cell-properties fo:background-color="#4bacc6" fo:padding-left="0.075in" fo:padding-right="0.075in" fo:padding-top="0in" fo:padding-bottom="0in" fo:border="1pt solid #78c0d4" style:writing-mode="lr-tb">
        <style:background-image/>
      </style:table-cell-properties>
    </style:style>
    <style:style style:name="Table46.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46.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46.A3" style:family="table-cell">
      <style:table-cell-properties fo:padding-left="0.075in" fo:padding-right="0.075in" fo:padding-top="0in" fo:padding-bottom="0in" fo:border-left="1pt solid #78c0d4" fo:border-right="none" fo:border-top="none" fo:border-bottom="1pt solid #78c0d4" style:writing-mode="lr-tb"/>
    </style:style>
    <style:style style:name="Table46.B3" style:family="table-cell">
      <style:table-cell-properties fo:padding-left="0.075in" fo:padding-right="0.075in" fo:padding-top="0in" fo:padding-bottom="0in" fo:border-left="none" fo:border-right="1pt solid #78c0d4" fo:border-top="none" fo:border-bottom="1pt solid #78c0d4" style:writing-mode="lr-tb"/>
    </style:style>
    <style:style style:name="Table47" style:family="table">
      <style:table-properties style:width="6.466in" fo:margin-left="-0.075in" fo:margin-top="0in" fo:margin-bottom="0in" table:align="left" style:writing-mode="lr-tb"/>
    </style:style>
    <style:style style:name="Table47.A" style:family="table-column">
      <style:table-column-properties style:column-width="3.2326in"/>
    </style:style>
    <style:style style:name="Table47.B" style:family="table-column">
      <style:table-column-properties style:column-width="3.2333in"/>
    </style:style>
    <style:style style:name="Table47.1" style:family="table-row">
      <style:table-row-properties fo:keep-together="auto"/>
    </style:style>
    <style:style style:name="Table47.A1" style:family="table-cell">
      <style:table-cell-properties fo:background-color="#4bacc6" fo:padding-left="0.075in" fo:padding-right="0.075in" fo:padding-top="0in" fo:padding-bottom="0in" fo:border="1pt solid #78c0d4" style:writing-mode="lr-tb">
        <style:background-image/>
      </style:table-cell-properties>
    </style:style>
    <style:style style:name="Table47.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47.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47.A3" style:family="table-cell">
      <style:table-cell-properties fo:padding-left="0.075in" fo:padding-right="0.075in" fo:padding-top="0in" fo:padding-bottom="0in" fo:border-left="1pt solid #78c0d4" fo:border-right="none" fo:border-top="none" fo:border-bottom="none" style:writing-mode="lr-tb"/>
    </style:style>
    <style:style style:name="Table47.B3" style:family="table-cell">
      <style:table-cell-properties fo:padding-left="0.075in" fo:padding-right="0.075in" fo:padding-top="0in" fo:padding-bottom="0in" fo:border-left="none" fo:border-right="1pt solid #78c0d4" fo:border-top="none" fo:border-bottom="none" style:writing-mode="lr-tb"/>
    </style:style>
    <style:style style:name="Table47.A4" style:family="table-cell">
      <style:table-cell-properties fo:background-color="#d2eaf1" fo:padding-left="0.075in" fo:padding-right="0.075in" fo:padding-top="0in" fo:padding-bottom="0in" fo:border-left="1pt solid #78c0d4" fo:border-right="none" fo:border-top="none" fo:border-bottom="1pt solid #78c0d4" style:writing-mode="lr-tb">
        <style:background-image/>
      </style:table-cell-properties>
    </style:style>
    <style:style style:name="Table47.B4" style:family="table-cell">
      <style:table-cell-properties fo:background-color="#d2eaf1" fo:padding-left="0.075in" fo:padding-right="0.075in" fo:padding-top="0in" fo:padding-bottom="0in" fo:border-left="none" fo:border-right="1pt solid #78c0d4" fo:border-top="none" fo:border-bottom="1pt solid #78c0d4" style:writing-mode="lr-tb">
        <style:background-image/>
      </style:table-cell-properties>
    </style:style>
    <style:style style:name="Table48" style:family="table">
      <style:table-properties style:width="6.466in" fo:margin-left="-0.075in" fo:margin-top="0in" fo:margin-bottom="0in" table:align="left" style:writing-mode="lr-tb"/>
    </style:style>
    <style:style style:name="Table48.A" style:family="table-column">
      <style:table-column-properties style:column-width="3.2326in"/>
    </style:style>
    <style:style style:name="Table48.B" style:family="table-column">
      <style:table-column-properties style:column-width="3.2333in"/>
    </style:style>
    <style:style style:name="Table48.1" style:family="table-row">
      <style:table-row-properties fo:keep-together="auto"/>
    </style:style>
    <style:style style:name="Table48.A1" style:family="table-cell">
      <style:table-cell-properties fo:background-color="#4bacc6" fo:padding-left="0.075in" fo:padding-right="0.075in" fo:padding-top="0in" fo:padding-bottom="0in" fo:border="1pt solid #78c0d4" style:writing-mode="lr-tb">
        <style:background-image/>
      </style:table-cell-properties>
    </style:style>
    <style:style style:name="Table48.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48.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48.A3" style:family="table-cell">
      <style:table-cell-properties fo:padding-left="0.075in" fo:padding-right="0.075in" fo:padding-top="0in" fo:padding-bottom="0in" fo:border-left="1pt solid #78c0d4" fo:border-right="none" fo:border-top="none" fo:border-bottom="none" style:writing-mode="lr-tb"/>
    </style:style>
    <style:style style:name="Table48.B3" style:family="table-cell">
      <style:table-cell-properties fo:padding-left="0.075in" fo:padding-right="0.075in" fo:padding-top="0in" fo:padding-bottom="0in" fo:border-left="none" fo:border-right="1pt solid #78c0d4" fo:border-top="none" fo:border-bottom="none" style:writing-mode="lr-tb"/>
    </style:style>
    <style:style style:name="Table48.A4" style:family="table-cell">
      <style:table-cell-properties fo:background-color="#d2eaf1" fo:padding-left="0.075in" fo:padding-right="0.075in" fo:padding-top="0in" fo:padding-bottom="0in" fo:border-left="1pt solid #78c0d4" fo:border-right="none" fo:border-top="none" fo:border-bottom="1pt solid #78c0d4" style:writing-mode="lr-tb">
        <style:background-image/>
      </style:table-cell-properties>
    </style:style>
    <style:style style:name="Table48.B4" style:family="table-cell">
      <style:table-cell-properties fo:background-color="#d2eaf1" fo:padding-left="0.075in" fo:padding-right="0.075in" fo:padding-top="0in" fo:padding-bottom="0in" fo:border-left="none" fo:border-right="1pt solid #78c0d4" fo:border-top="none" fo:border-bottom="1pt solid #78c0d4" style:writing-mode="lr-tb">
        <style:background-image/>
      </style:table-cell-properties>
    </style:style>
    <style:style style:name="Table49" style:family="table">
      <style:table-properties style:width="6.466in" fo:margin-left="-0.075in" fo:margin-top="0in" fo:margin-bottom="0in" table:align="left" style:writing-mode="lr-tb"/>
    </style:style>
    <style:style style:name="Table49.A" style:family="table-column">
      <style:table-column-properties style:column-width="1.0125in"/>
    </style:style>
    <style:style style:name="Table49.B" style:family="table-column">
      <style:table-column-properties style:column-width="5.4535in"/>
    </style:style>
    <style:style style:name="Table49.1" style:family="table-row">
      <style:table-row-properties fo:keep-together="auto"/>
    </style:style>
    <style:style style:name="Table49.A1" style:family="table-cell">
      <style:table-cell-properties fo:background-color="#4bacc6" fo:padding-left="0.075in" fo:padding-right="0.075in" fo:padding-top="0in" fo:padding-bottom="0in" fo:border="1pt solid #78c0d4" style:writing-mode="lr-tb">
        <style:background-image/>
      </style:table-cell-properties>
    </style:style>
    <style:style style:name="Table49.A2" style:family="table-cell">
      <style:table-cell-properties fo:background-color="#d2eaf1" fo:padding-left="0.075in" fo:padding-right="0.075in" fo:padding-top="0in" fo:padding-bottom="0in" fo:border-left="1pt solid #78c0d4" fo:border-right="none" fo:border-top="none" fo:border-bottom="1pt solid #78c0d4" style:writing-mode="lr-tb">
        <style:background-image/>
      </style:table-cell-properties>
    </style:style>
    <style:style style:name="Table49.B2" style:family="table-cell">
      <style:table-cell-properties fo:background-color="#d2eaf1" fo:padding-left="0.075in" fo:padding-right="0.075in" fo:padding-top="0in" fo:padding-bottom="0in" fo:border-left="none" fo:border-right="1pt solid #78c0d4" fo:border-top="none" fo:border-bottom="1pt solid #78c0d4" style:writing-mode="lr-tb">
        <style:background-image/>
      </style:table-cell-properties>
    </style:style>
    <style:style style:name="Table50" style:family="table">
      <style:table-properties style:width="6.466in" fo:margin-left="-0.075in" fo:margin-top="0in" fo:margin-bottom="0in" table:align="left" style:writing-mode="lr-tb"/>
    </style:style>
    <style:style style:name="Table50.A" style:family="table-column">
      <style:table-column-properties style:column-width="2.1549in"/>
    </style:style>
    <style:style style:name="Table50.B" style:family="table-column">
      <style:table-column-properties style:column-width="2.1556in"/>
    </style:style>
    <style:style style:name="Table50.1" style:family="table-row">
      <style:table-row-properties fo:keep-together="auto"/>
    </style:style>
    <style:style style:name="Table50.A1" style:family="table-cell">
      <style:table-cell-properties fo:background-color="#4f81bd" fo:padding-left="0.075in" fo:padding-right="0.075in" fo:padding-top="0in" fo:padding-bottom="0in" fo:border="1pt solid #7ba0cd" style:writing-mode="lr-tb">
        <style:background-image/>
      </style:table-cell-properties>
    </style:style>
    <style:style style:name="Table50.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0.B2" style:family="table-cell">
      <style:table-cell-properties fo:background-color="#d3dfee" fo:padding-left="0.075in" fo:padding-right="0.075in" fo:padding-top="0in" fo:padding-bottom="0in" fo:border="none" style:writing-mode="lr-tb">
        <style:background-image/>
      </style:table-cell-properties>
    </style:style>
    <style:style style:name="Table50.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0.A3" style:family="table-cell">
      <style:table-cell-properties fo:padding-left="0.075in" fo:padding-right="0.075in" fo:padding-top="0in" fo:padding-bottom="0in" fo:border-left="1pt solid #7ba0cd" fo:border-right="none" fo:border-top="none" fo:border-bottom="none" style:writing-mode="lr-tb"/>
    </style:style>
    <style:style style:name="Table50.B3" style:family="table-cell">
      <style:table-cell-properties fo:padding-left="0.075in" fo:padding-right="0.075in" fo:padding-top="0in" fo:padding-bottom="0in" fo:border="none" style:writing-mode="lr-tb"/>
    </style:style>
    <style:style style:name="Table50.C3" style:family="table-cell">
      <style:table-cell-properties fo:padding-left="0.075in" fo:padding-right="0.075in" fo:padding-top="0in" fo:padding-bottom="0in" fo:border-left="none" fo:border-right="1pt solid #7ba0cd" fo:border-top="none" fo:border-bottom="none" style:writing-mode="lr-tb"/>
    </style:style>
    <style:style style:name="Table50.A5" style:family="table-cell">
      <style:table-cell-properties fo:padding-left="0.075in" fo:padding-right="0.075in" fo:padding-top="0in" fo:padding-bottom="0in" fo:border-left="1pt solid #7ba0cd" fo:border-right="none" fo:border-top="none" fo:border-bottom="none" style:writing-mode="lr-tb"/>
    </style:style>
    <style:style style:name="Table50.B5" style:family="table-cell">
      <style:table-cell-properties fo:padding-left="0.075in" fo:padding-right="0.075in" fo:padding-top="0in" fo:padding-bottom="0in" fo:border="none" style:writing-mode="lr-tb"/>
    </style:style>
    <style:style style:name="Table50.C5" style:family="table-cell">
      <style:table-cell-properties fo:padding-left="0.075in" fo:padding-right="0.075in" fo:padding-top="0in" fo:padding-bottom="0in" fo:border-left="none" fo:border-right="1pt solid #7ba0cd" fo:border-top="none" fo:border-bottom="none" style:writing-mode="lr-tb"/>
    </style:style>
    <style:style style:name="Table50.A7" style:family="table-cell">
      <style:table-cell-properties fo:padding-left="0.075in" fo:padding-right="0.075in" fo:padding-top="0in" fo:padding-bottom="0in" fo:border-left="1pt solid #7ba0cd" fo:border-right="none" fo:border-top="none" fo:border-bottom="none" style:writing-mode="lr-tb"/>
    </style:style>
    <style:style style:name="Table50.B7" style:family="table-cell">
      <style:table-cell-properties fo:padding-left="0.075in" fo:padding-right="0.075in" fo:padding-top="0in" fo:padding-bottom="0in" fo:border="none" style:writing-mode="lr-tb"/>
    </style:style>
    <style:style style:name="Table50.C7" style:family="table-cell">
      <style:table-cell-properties fo:padding-left="0.075in" fo:padding-right="0.075in" fo:padding-top="0in" fo:padding-bottom="0in" fo:border-left="none" fo:border-right="1pt solid #7ba0cd" fo:border-top="none" fo:border-bottom="none" style:writing-mode="lr-tb"/>
    </style:style>
    <style:style style:name="Table50.A9" style:family="table-cell">
      <style:table-cell-properties fo:padding-left="0.075in" fo:padding-right="0.075in" fo:padding-top="0in" fo:padding-bottom="0in" fo:border-left="1pt solid #7ba0cd" fo:border-right="none" fo:border-top="none" fo:border-bottom="none" style:writing-mode="lr-tb"/>
    </style:style>
    <style:style style:name="Table50.B9" style:family="table-cell">
      <style:table-cell-properties fo:padding-left="0.075in" fo:padding-right="0.075in" fo:padding-top="0in" fo:padding-bottom="0in" fo:border="none" style:writing-mode="lr-tb"/>
    </style:style>
    <style:style style:name="Table50.C9" style:family="table-cell">
      <style:table-cell-properties fo:padding-left="0.075in" fo:padding-right="0.075in" fo:padding-top="0in" fo:padding-bottom="0in" fo:border-left="none" fo:border-right="1pt solid #7ba0cd" fo:border-top="none" fo:border-bottom="none" style:writing-mode="lr-tb"/>
    </style:style>
    <style:style style:name="Table50.A11" style:family="table-cell">
      <style:table-cell-properties fo:padding-left="0.075in" fo:padding-right="0.075in" fo:padding-top="0in" fo:padding-bottom="0in" fo:border-left="1pt solid #7ba0cd" fo:border-right="none" fo:border-top="none" fo:border-bottom="1pt solid #7ba0cd" style:writing-mode="lr-tb"/>
    </style:style>
    <style:style style:name="Table50.B11" style:family="table-cell">
      <style:table-cell-properties fo:padding-left="0.075in" fo:padding-right="0.075in" fo:padding-top="0in" fo:padding-bottom="0in" fo:border-left="none" fo:border-right="none" fo:border-top="none" fo:border-bottom="1pt solid #7ba0cd" style:writing-mode="lr-tb"/>
    </style:style>
    <style:style style:name="Table50.C11" style:family="table-cell">
      <style:table-cell-properties fo:padding-left="0.075in" fo:padding-right="0.075in" fo:padding-top="0in" fo:padding-bottom="0in" fo:border-left="none" fo:border-right="1pt solid #7ba0cd" fo:border-top="none" fo:border-bottom="1pt solid #7ba0cd" style:writing-mode="lr-tb"/>
    </style:style>
    <style:style style:name="Table51" style:family="table">
      <style:table-properties style:width="6.466in" fo:margin-left="-0.075in" fo:margin-top="0in" fo:margin-bottom="0in" table:align="left" style:writing-mode="lr-tb"/>
    </style:style>
    <style:style style:name="Table51.A" style:family="table-column">
      <style:table-column-properties style:column-width="2.1549in"/>
    </style:style>
    <style:style style:name="Table51.B" style:family="table-column">
      <style:table-column-properties style:column-width="2.1556in"/>
    </style:style>
    <style:style style:name="Table51.1" style:family="table-row">
      <style:table-row-properties fo:keep-together="auto"/>
    </style:style>
    <style:style style:name="Table51.A1" style:family="table-cell">
      <style:table-cell-properties fo:background-color="#4f81bd" fo:padding-left="0.075in" fo:padding-right="0.075in" fo:padding-top="0in" fo:padding-bottom="0in" fo:border="1pt solid #7ba0cd" style:writing-mode="lr-tb">
        <style:background-image/>
      </style:table-cell-properties>
    </style:style>
    <style:style style:name="Table51.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1.B2" style:family="table-cell">
      <style:table-cell-properties fo:background-color="#d3dfee" fo:padding-left="0.075in" fo:padding-right="0.075in" fo:padding-top="0in" fo:padding-bottom="0in" fo:border="none" style:writing-mode="lr-tb">
        <style:background-image/>
      </style:table-cell-properties>
    </style:style>
    <style:style style:name="Table51.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1.A3" style:family="table-cell">
      <style:table-cell-properties fo:padding-left="0.075in" fo:padding-right="0.075in" fo:padding-top="0in" fo:padding-bottom="0in" fo:border-left="1pt solid #7ba0cd" fo:border-right="none" fo:border-top="none" fo:border-bottom="none" style:writing-mode="lr-tb"/>
    </style:style>
    <style:style style:name="Table51.B3" style:family="table-cell">
      <style:table-cell-properties fo:padding-left="0.075in" fo:padding-right="0.075in" fo:padding-top="0in" fo:padding-bottom="0in" fo:border="none" style:writing-mode="lr-tb"/>
    </style:style>
    <style:style style:name="Table51.C3" style:family="table-cell">
      <style:table-cell-properties fo:padding-left="0.075in" fo:padding-right="0.075in" fo:padding-top="0in" fo:padding-bottom="0in" fo:border-left="none" fo:border-right="1pt solid #7ba0cd" fo:border-top="none" fo:border-bottom="none" style:writing-mode="lr-tb"/>
    </style:style>
    <style:style style:name="Table51.A5" style:family="table-cell">
      <style:table-cell-properties fo:padding-left="0.075in" fo:padding-right="0.075in" fo:padding-top="0in" fo:padding-bottom="0in" fo:border-left="1pt solid #7ba0cd" fo:border-right="none" fo:border-top="none" fo:border-bottom="none" style:writing-mode="lr-tb"/>
    </style:style>
    <style:style style:name="Table51.B5" style:family="table-cell">
      <style:table-cell-properties fo:padding-left="0.075in" fo:padding-right="0.075in" fo:padding-top="0in" fo:padding-bottom="0in" fo:border="none" style:writing-mode="lr-tb"/>
    </style:style>
    <style:style style:name="Table51.C5" style:family="table-cell">
      <style:table-cell-properties fo:padding-left="0.075in" fo:padding-right="0.075in" fo:padding-top="0in" fo:padding-bottom="0in" fo:border-left="none" fo:border-right="1pt solid #7ba0cd" fo:border-top="none" fo:border-bottom="none" style:writing-mode="lr-tb"/>
    </style:style>
    <style:style style:name="Table51.A7" style:family="table-cell">
      <style:table-cell-properties fo:padding-left="0.075in" fo:padding-right="0.075in" fo:padding-top="0in" fo:padding-bottom="0in" fo:border-left="1pt solid #7ba0cd" fo:border-right="none" fo:border-top="none" fo:border-bottom="1pt solid #7ba0cd" style:writing-mode="lr-tb"/>
    </style:style>
    <style:style style:name="Table51.B7" style:family="table-cell">
      <style:table-cell-properties fo:padding-left="0.075in" fo:padding-right="0.075in" fo:padding-top="0in" fo:padding-bottom="0in" fo:border-left="none" fo:border-right="none" fo:border-top="none" fo:border-bottom="1pt solid #7ba0cd" style:writing-mode="lr-tb"/>
    </style:style>
    <style:style style:name="Table51.C7" style:family="table-cell">
      <style:table-cell-properties fo:padding-left="0.075in" fo:padding-right="0.075in" fo:padding-top="0in" fo:padding-bottom="0in" fo:border-left="none" fo:border-right="1pt solid #7ba0cd" fo:border-top="none" fo:border-bottom="1pt solid #7ba0cd" style:writing-mode="lr-tb"/>
    </style:style>
    <style:style style:name="Table52" style:family="table">
      <style:table-properties style:width="6.466in" fo:margin-left="-0.075in" fo:margin-top="0in" fo:margin-bottom="0in" table:align="left" style:writing-mode="lr-tb"/>
    </style:style>
    <style:style style:name="Table52.A" style:family="table-column">
      <style:table-column-properties style:column-width="2.1549in"/>
    </style:style>
    <style:style style:name="Table52.B" style:family="table-column">
      <style:table-column-properties style:column-width="2.1556in"/>
    </style:style>
    <style:style style:name="Table52.1" style:family="table-row">
      <style:table-row-properties fo:keep-together="auto"/>
    </style:style>
    <style:style style:name="Table52.A1" style:family="table-cell">
      <style:table-cell-properties fo:background-color="#4f81bd" fo:padding-left="0.075in" fo:padding-right="0.075in" fo:padding-top="0in" fo:padding-bottom="0in" fo:border="1pt solid #7ba0cd" style:writing-mode="lr-tb">
        <style:background-image/>
      </style:table-cell-properties>
    </style:style>
    <style:style style:name="Table52.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2.B2" style:family="table-cell">
      <style:table-cell-properties fo:background-color="#d3dfee" fo:padding-left="0.075in" fo:padding-right="0.075in" fo:padding-top="0in" fo:padding-bottom="0in" fo:border="none" style:writing-mode="lr-tb">
        <style:background-image/>
      </style:table-cell-properties>
    </style:style>
    <style:style style:name="Table52.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2.A3" style:family="table-cell">
      <style:table-cell-properties fo:padding-left="0.075in" fo:padding-right="0.075in" fo:padding-top="0in" fo:padding-bottom="0in" fo:border-left="1pt solid #7ba0cd" fo:border-right="none" fo:border-top="none" fo:border-bottom="none" style:writing-mode="lr-tb"/>
    </style:style>
    <style:style style:name="Table52.B3" style:family="table-cell">
      <style:table-cell-properties fo:padding-left="0.075in" fo:padding-right="0.075in" fo:padding-top="0in" fo:padding-bottom="0in" fo:border="none" style:writing-mode="lr-tb"/>
    </style:style>
    <style:style style:name="Table52.C3" style:family="table-cell">
      <style:table-cell-properties fo:padding-left="0.075in" fo:padding-right="0.075in" fo:padding-top="0in" fo:padding-bottom="0in" fo:border-left="none" fo:border-right="1pt solid #7ba0cd" fo:border-top="none" fo:border-bottom="none" style:writing-mode="lr-tb"/>
    </style:style>
    <style:style style:name="Table52.A4"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52.B4"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52.C4"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53" style:family="table">
      <style:table-properties style:width="6.466in" fo:margin-left="-0.075in" fo:margin-top="0in" fo:margin-bottom="0in" table:align="left" style:writing-mode="lr-tb"/>
    </style:style>
    <style:style style:name="Table53.A" style:family="table-column">
      <style:table-column-properties style:column-width="0.8875in"/>
    </style:style>
    <style:style style:name="Table53.B" style:family="table-column">
      <style:table-column-properties style:column-width="2.375in"/>
    </style:style>
    <style:style style:name="Table53.C" style:family="table-column">
      <style:table-column-properties style:column-width="3.2035in"/>
    </style:style>
    <style:style style:name="Table53.1" style:family="table-row">
      <style:table-row-properties fo:keep-together="auto"/>
    </style:style>
    <style:style style:name="Table53.A1" style:family="table-cell">
      <style:table-cell-properties fo:background-color="#4f81bd" fo:padding-left="0.075in" fo:padding-right="0.075in" fo:padding-top="0in" fo:padding-bottom="0in" fo:border="1pt solid #7ba0cd" style:writing-mode="lr-tb">
        <style:background-image/>
      </style:table-cell-properties>
    </style:style>
    <style:style style:name="Table53.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3.B2" style:family="table-cell">
      <style:table-cell-properties fo:background-color="#d3dfee" fo:padding-left="0.075in" fo:padding-right="0.075in" fo:padding-top="0in" fo:padding-bottom="0in" fo:border="none" style:writing-mode="lr-tb">
        <style:background-image/>
      </style:table-cell-properties>
    </style:style>
    <style:style style:name="Table53.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3.A3" style:family="table-cell">
      <style:table-cell-properties fo:padding-left="0.075in" fo:padding-right="0.075in" fo:padding-top="0in" fo:padding-bottom="0in" fo:border-left="1pt solid #7ba0cd" fo:border-right="none" fo:border-top="none" fo:border-bottom="none" style:writing-mode="lr-tb"/>
    </style:style>
    <style:style style:name="Table53.B3" style:family="table-cell">
      <style:table-cell-properties fo:padding-left="0.075in" fo:padding-right="0.075in" fo:padding-top="0in" fo:padding-bottom="0in" fo:border="none" style:writing-mode="lr-tb"/>
    </style:style>
    <style:style style:name="Table53.C3" style:family="table-cell">
      <style:table-cell-properties fo:padding-left="0.075in" fo:padding-right="0.075in" fo:padding-top="0in" fo:padding-bottom="0in" fo:border-left="none" fo:border-right="1pt solid #7ba0cd" fo:border-top="none" fo:border-bottom="none" style:writing-mode="lr-tb"/>
    </style:style>
    <style:style style:name="Table53.A5" style:family="table-cell">
      <style:table-cell-properties fo:padding-left="0.075in" fo:padding-right="0.075in" fo:padding-top="0in" fo:padding-bottom="0in" fo:border-left="1pt solid #7ba0cd" fo:border-right="none" fo:border-top="none" fo:border-bottom="none" style:writing-mode="lr-tb"/>
    </style:style>
    <style:style style:name="Table53.B5" style:family="table-cell">
      <style:table-cell-properties fo:padding-left="0.075in" fo:padding-right="0.075in" fo:padding-top="0in" fo:padding-bottom="0in" fo:border="none" style:writing-mode="lr-tb"/>
    </style:style>
    <style:style style:name="Table53.C5" style:family="table-cell">
      <style:table-cell-properties fo:padding-left="0.075in" fo:padding-right="0.075in" fo:padding-top="0in" fo:padding-bottom="0in" fo:border-left="none" fo:border-right="1pt solid #7ba0cd" fo:border-top="none" fo:border-bottom="none" style:writing-mode="lr-tb"/>
    </style:style>
    <style:style style:name="Table53.A6"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53.B6"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53.C6"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54" style:family="table">
      <style:table-properties style:width="6.466in" fo:margin-left="-0.075in" fo:margin-top="0in" fo:margin-bottom="0in" table:align="left" style:writing-mode="lr-tb"/>
    </style:style>
    <style:style style:name="Table54.A" style:family="table-column">
      <style:table-column-properties style:column-width="0.7597in"/>
    </style:style>
    <style:style style:name="Table54.B" style:family="table-column">
      <style:table-column-properties style:column-width="1.9396in"/>
    </style:style>
    <style:style style:name="Table54.C" style:family="table-column">
      <style:table-column-properties style:column-width="3.7667in"/>
    </style:style>
    <style:style style:name="Table54.1" style:family="table-row">
      <style:table-row-properties fo:keep-together="auto"/>
    </style:style>
    <style:style style:name="Table54.A1" style:family="table-cell">
      <style:table-cell-properties fo:background-color="#4bacc6" fo:padding-left="0.075in" fo:padding-right="0.075in" fo:padding-top="0in" fo:padding-bottom="0in" fo:border="1pt solid #78c0d4" style:writing-mode="lr-tb">
        <style:background-image/>
      </style:table-cell-properties>
    </style:style>
    <style:style style:name="Table54.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54.B2" style:family="table-cell">
      <style:table-cell-properties fo:background-color="#d2eaf1" fo:padding-left="0.075in" fo:padding-right="0.075in" fo:padding-top="0in" fo:padding-bottom="0in" fo:border="none" style:writing-mode="lr-tb">
        <style:background-image/>
      </style:table-cell-properties>
    </style:style>
    <style:style style:name="Table54.C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54.A3" style:family="table-cell">
      <style:table-cell-properties fo:padding-left="0.075in" fo:padding-right="0.075in" fo:padding-top="0in" fo:padding-bottom="0in" fo:border-left="1pt solid #78c0d4" fo:border-right="none" fo:border-top="none" fo:border-bottom="none" style:writing-mode="lr-tb"/>
    </style:style>
    <style:style style:name="Table54.B3" style:family="table-cell">
      <style:table-cell-properties fo:padding-left="0.075in" fo:padding-right="0.075in" fo:padding-top="0in" fo:padding-bottom="0in" fo:border="none" style:writing-mode="lr-tb"/>
    </style:style>
    <style:style style:name="Table54.C3" style:family="table-cell">
      <style:table-cell-properties fo:padding-left="0.075in" fo:padding-right="0.075in" fo:padding-top="0in" fo:padding-bottom="0in" fo:border-left="none" fo:border-right="1pt solid #78c0d4" fo:border-top="none" fo:border-bottom="none" style:writing-mode="lr-tb"/>
    </style:style>
    <style:style style:name="Table54.A4" style:family="table-cell">
      <style:table-cell-properties fo:background-color="#d2eaf1" fo:padding-left="0.075in" fo:padding-right="0.075in" fo:padding-top="0in" fo:padding-bottom="0in" fo:border-left="1pt solid #78c0d4" fo:border-right="none" fo:border-top="none" fo:border-bottom="1pt solid #78c0d4" style:writing-mode="lr-tb">
        <style:background-image/>
      </style:table-cell-properties>
    </style:style>
    <style:style style:name="Table54.B4" style:family="table-cell">
      <style:table-cell-properties fo:background-color="#d2eaf1" fo:padding-left="0.075in" fo:padding-right="0.075in" fo:padding-top="0in" fo:padding-bottom="0in" fo:border-left="none" fo:border-right="none" fo:border-top="none" fo:border-bottom="1pt solid #78c0d4" style:writing-mode="lr-tb">
        <style:background-image/>
      </style:table-cell-properties>
    </style:style>
    <style:style style:name="Table54.C4" style:family="table-cell">
      <style:table-cell-properties fo:background-color="#d2eaf1" fo:padding-left="0.075in" fo:padding-right="0.075in" fo:padding-top="0in" fo:padding-bottom="0in" fo:border-left="none" fo:border-right="1pt solid #78c0d4" fo:border-top="none" fo:border-bottom="1pt solid #78c0d4" style:writing-mode="lr-tb">
        <style:background-image/>
      </style:table-cell-properties>
    </style:style>
    <style:style style:name="Table55" style:family="table">
      <style:table-properties style:width="6.466in" fo:margin-left="-0.075in" fo:margin-top="0in" fo:margin-bottom="0in" table:align="left" style:writing-mode="lr-tb"/>
    </style:style>
    <style:style style:name="Table55.A" style:family="table-column">
      <style:table-column-properties style:column-width="3.2326in"/>
    </style:style>
    <style:style style:name="Table55.B" style:family="table-column">
      <style:table-column-properties style:column-width="3.2333in"/>
    </style:style>
    <style:style style:name="Table55.1" style:family="table-row">
      <style:table-row-properties fo:keep-together="auto"/>
    </style:style>
    <style:style style:name="Table55.A1" style:family="table-cell">
      <style:table-cell-properties fo:background-color="#4f81bd" fo:padding-left="0.075in" fo:padding-right="0.075in" fo:padding-top="0in" fo:padding-bottom="0in" fo:border="1pt solid #7ba0cd" style:writing-mode="lr-tb">
        <style:background-image/>
      </style:table-cell-properties>
    </style:style>
    <style:style style:name="Table55.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5.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5.A3" style:family="table-cell">
      <style:table-cell-properties fo:padding-left="0.075in" fo:padding-right="0.075in" fo:padding-top="0in" fo:padding-bottom="0in" fo:border-left="1pt solid #7ba0cd" fo:border-right="none" fo:border-top="none" fo:border-bottom="none" style:writing-mode="lr-tb"/>
    </style:style>
    <style:style style:name="Table55.B3" style:family="table-cell">
      <style:table-cell-properties fo:padding-left="0.075in" fo:padding-right="0.075in" fo:padding-top="0in" fo:padding-bottom="0in" fo:border-left="none" fo:border-right="1pt solid #7ba0cd" fo:border-top="none" fo:border-bottom="none" style:writing-mode="lr-tb"/>
    </style:style>
    <style:style style:name="Table55.A5" style:family="table-cell">
      <style:table-cell-properties fo:padding-left="0.075in" fo:padding-right="0.075in" fo:padding-top="0in" fo:padding-bottom="0in" fo:border-left="1pt solid #7ba0cd" fo:border-right="none" fo:border-top="none" fo:border-bottom="none" style:writing-mode="lr-tb"/>
    </style:style>
    <style:style style:name="Table55.B5" style:family="table-cell">
      <style:table-cell-properties fo:padding-left="0.075in" fo:padding-right="0.075in" fo:padding-top="0in" fo:padding-bottom="0in" fo:border-left="none" fo:border-right="1pt solid #7ba0cd" fo:border-top="none" fo:border-bottom="none" style:writing-mode="lr-tb"/>
    </style:style>
    <style:style style:name="Table55.A6"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55.B6"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56" style:family="table">
      <style:table-properties style:width="6.466in" fo:margin-left="-0.075in" fo:margin-top="0in" fo:margin-bottom="0in" table:align="left" style:writing-mode="lr-tb"/>
    </style:style>
    <style:style style:name="Table56.A" style:family="table-column">
      <style:table-column-properties style:column-width="3.2326in"/>
    </style:style>
    <style:style style:name="Table56.B" style:family="table-column">
      <style:table-column-properties style:column-width="3.2333in"/>
    </style:style>
    <style:style style:name="Table56.1" style:family="table-row">
      <style:table-row-properties fo:keep-together="auto"/>
    </style:style>
    <style:style style:name="Table56.A1" style:family="table-cell">
      <style:table-cell-properties fo:background-color="#4f81bd" fo:padding-left="0.075in" fo:padding-right="0.075in" fo:padding-top="0in" fo:padding-bottom="0in" fo:border="1pt solid #7ba0cd" style:writing-mode="lr-tb">
        <style:background-image/>
      </style:table-cell-properties>
    </style:style>
    <style:style style:name="Table56.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56.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56.A3" style:family="table-cell">
      <style:table-cell-properties fo:padding-left="0.075in" fo:padding-right="0.075in" fo:padding-top="0in" fo:padding-bottom="0in" fo:border-left="1pt solid #7ba0cd" fo:border-right="none" fo:border-top="none" fo:border-bottom="none" style:writing-mode="lr-tb"/>
    </style:style>
    <style:style style:name="Table56.B3" style:family="table-cell">
      <style:table-cell-properties fo:padding-left="0.075in" fo:padding-right="0.075in" fo:padding-top="0in" fo:padding-bottom="0in" fo:border-left="none" fo:border-right="1pt solid #7ba0cd" fo:border-top="none" fo:border-bottom="none" style:writing-mode="lr-tb"/>
    </style:style>
    <style:style style:name="Table56.A5" style:family="table-cell">
      <style:table-cell-properties fo:padding-left="0.075in" fo:padding-right="0.075in" fo:padding-top="0in" fo:padding-bottom="0in" fo:border-left="1pt solid #7ba0cd" fo:border-right="none" fo:border-top="none" fo:border-bottom="1pt solid #7ba0cd" style:writing-mode="lr-tb"/>
    </style:style>
    <style:style style:name="Table56.B5" style:family="table-cell">
      <style:table-cell-properties fo:padding-left="0.075in" fo:padding-right="0.075in" fo:padding-top="0in" fo:padding-bottom="0in" fo:border-left="none" fo:border-right="1pt solid #7ba0cd" fo:border-top="none" fo:border-bottom="1pt solid #7ba0cd" style:writing-mode="lr-tb"/>
    </style:style>
    <style:style style:name="Table73" style:family="table">
      <style:table-properties style:width="6.466in" fo:margin-left="-0.075in" fo:margin-top="0in" fo:margin-bottom="0in" table:align="left" style:writing-mode="lr-tb"/>
    </style:style>
    <style:style style:name="Table73.A" style:family="table-column">
      <style:table-column-properties style:column-width="3.2326in"/>
    </style:style>
    <style:style style:name="Table73.B" style:family="table-column">
      <style:table-column-properties style:column-width="3.2333in"/>
    </style:style>
    <style:style style:name="Table73.1" style:family="table-row">
      <style:table-row-properties fo:keep-together="auto"/>
    </style:style>
    <style:style style:name="Table73.A1" style:family="table-cell">
      <style:table-cell-properties fo:background-color="#4f81bd" fo:padding-left="0.075in" fo:padding-right="0.075in" fo:padding-top="0in" fo:padding-bottom="0in" fo:border="1pt solid #7ba0cd" style:writing-mode="lr-tb">
        <style:background-image/>
      </style:table-cell-properties>
    </style:style>
    <style:style style:name="Table73.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73.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73.A3" style:family="table-cell">
      <style:table-cell-properties fo:padding-left="0.075in" fo:padding-right="0.075in" fo:padding-top="0in" fo:padding-bottom="0in" fo:border-left="1pt solid #7ba0cd" fo:border-right="none" fo:border-top="none" fo:border-bottom="none" style:writing-mode="lr-tb"/>
    </style:style>
    <style:style style:name="Table73.B3" style:family="table-cell">
      <style:table-cell-properties fo:padding-left="0.075in" fo:padding-right="0.075in" fo:padding-top="0in" fo:padding-bottom="0in" fo:border-left="none" fo:border-right="1pt solid #7ba0cd" fo:border-top="none" fo:border-bottom="none" style:writing-mode="lr-tb"/>
    </style:style>
    <style:style style:name="Table73.A5" style:family="table-cell">
      <style:table-cell-properties fo:padding-left="0.075in" fo:padding-right="0.075in" fo:padding-top="0in" fo:padding-bottom="0in" fo:border-left="1pt solid #7ba0cd" fo:border-right="none" fo:border-top="none" fo:border-bottom="none" style:writing-mode="lr-tb"/>
    </style:style>
    <style:style style:name="Table73.B5" style:family="table-cell">
      <style:table-cell-properties fo:padding-left="0.075in" fo:padding-right="0.075in" fo:padding-top="0in" fo:padding-bottom="0in" fo:border-left="none" fo:border-right="1pt solid #7ba0cd" fo:border-top="none" fo:border-bottom="none" style:writing-mode="lr-tb"/>
    </style:style>
    <style:style style:name="Table73.A7" style:family="table-cell">
      <style:table-cell-properties fo:padding-left="0.075in" fo:padding-right="0.075in" fo:padding-top="0in" fo:padding-bottom="0in" fo:border-left="1pt solid #7ba0cd" fo:border-right="none" fo:border-top="none" fo:border-bottom="none" style:writing-mode="lr-tb"/>
    </style:style>
    <style:style style:name="Table73.B7" style:family="table-cell">
      <style:table-cell-properties fo:padding-left="0.075in" fo:padding-right="0.075in" fo:padding-top="0in" fo:padding-bottom="0in" fo:border-left="none" fo:border-right="1pt solid #7ba0cd" fo:border-top="none" fo:border-bottom="none" style:writing-mode="lr-tb"/>
    </style:style>
    <style:style style:name="Table73.A9" style:family="table-cell">
      <style:table-cell-properties fo:padding-left="0.075in" fo:padding-right="0.075in" fo:padding-top="0in" fo:padding-bottom="0in" fo:border-left="1pt solid #7ba0cd" fo:border-right="none" fo:border-top="none" fo:border-bottom="none" style:writing-mode="lr-tb"/>
    </style:style>
    <style:style style:name="Table73.B9" style:family="table-cell">
      <style:table-cell-properties fo:padding-left="0.075in" fo:padding-right="0.075in" fo:padding-top="0in" fo:padding-bottom="0in" fo:border-left="none" fo:border-right="1pt solid #7ba0cd" fo:border-top="none" fo:border-bottom="none" style:writing-mode="lr-tb"/>
    </style:style>
    <style:style style:name="Table73.A11" style:family="table-cell">
      <style:table-cell-properties fo:padding-left="0.075in" fo:padding-right="0.075in" fo:padding-top="0in" fo:padding-bottom="0in" fo:border-left="1pt solid #7ba0cd" fo:border-right="none" fo:border-top="none" fo:border-bottom="none" style:writing-mode="lr-tb"/>
    </style:style>
    <style:style style:name="Table73.B11" style:family="table-cell">
      <style:table-cell-properties fo:padding-left="0.075in" fo:padding-right="0.075in" fo:padding-top="0in" fo:padding-bottom="0in" fo:border-left="none" fo:border-right="1pt solid #7ba0cd" fo:border-top="none" fo:border-bottom="none" style:writing-mode="lr-tb"/>
    </style:style>
    <style:style style:name="Table73.A13" style:family="table-cell">
      <style:table-cell-properties fo:padding-left="0.075in" fo:padding-right="0.075in" fo:padding-top="0in" fo:padding-bottom="0in" fo:border-left="1pt solid #7ba0cd" fo:border-right="none" fo:border-top="none" fo:border-bottom="none" style:writing-mode="lr-tb"/>
    </style:style>
    <style:style style:name="Table73.B13" style:family="table-cell">
      <style:table-cell-properties fo:padding-left="0.075in" fo:padding-right="0.075in" fo:padding-top="0in" fo:padding-bottom="0in" fo:border-left="none" fo:border-right="1pt solid #7ba0cd" fo:border-top="none" fo:border-bottom="none" style:writing-mode="lr-tb"/>
    </style:style>
    <style:style style:name="Table73.A15" style:family="table-cell">
      <style:table-cell-properties fo:padding-left="0.075in" fo:padding-right="0.075in" fo:padding-top="0in" fo:padding-bottom="0in" fo:border-left="1pt solid #7ba0cd" fo:border-right="none" fo:border-top="none" fo:border-bottom="none" style:writing-mode="lr-tb"/>
    </style:style>
    <style:style style:name="Table73.B15" style:family="table-cell">
      <style:table-cell-properties fo:padding-left="0.075in" fo:padding-right="0.075in" fo:padding-top="0in" fo:padding-bottom="0in" fo:border-left="none" fo:border-right="1pt solid #7ba0cd" fo:border-top="none" fo:border-bottom="none" style:writing-mode="lr-tb"/>
    </style:style>
    <style:style style:name="Table73.A17" style:family="table-cell">
      <style:table-cell-properties fo:padding-left="0.075in" fo:padding-right="0.075in" fo:padding-top="0in" fo:padding-bottom="0in" fo:border-left="1pt solid #7ba0cd" fo:border-right="none" fo:border-top="none" fo:border-bottom="none" style:writing-mode="lr-tb"/>
    </style:style>
    <style:style style:name="Table73.B17" style:family="table-cell">
      <style:table-cell-properties fo:padding-left="0.075in" fo:padding-right="0.075in" fo:padding-top="0in" fo:padding-bottom="0in" fo:border-left="none" fo:border-right="1pt solid #7ba0cd" fo:border-top="none" fo:border-bottom="none" style:writing-mode="lr-tb"/>
    </style:style>
    <style:style style:name="Table73.A19" style:family="table-cell">
      <style:table-cell-properties fo:padding-left="0.075in" fo:padding-right="0.075in" fo:padding-top="0in" fo:padding-bottom="0in" fo:border-left="1pt solid #7ba0cd" fo:border-right="none" fo:border-top="none" fo:border-bottom="none" style:writing-mode="lr-tb"/>
    </style:style>
    <style:style style:name="Table73.B19" style:family="table-cell">
      <style:table-cell-properties fo:padding-left="0.075in" fo:padding-right="0.075in" fo:padding-top="0in" fo:padding-bottom="0in" fo:border-left="none" fo:border-right="1pt solid #7ba0cd" fo:border-top="none" fo:border-bottom="none" style:writing-mode="lr-tb"/>
    </style:style>
    <style:style style:name="Table73.A21" style:family="table-cell">
      <style:table-cell-properties fo:padding-left="0.075in" fo:padding-right="0.075in" fo:padding-top="0in" fo:padding-bottom="0in" fo:border-left="1pt solid #7ba0cd" fo:border-right="none" fo:border-top="none" fo:border-bottom="none" style:writing-mode="lr-tb"/>
    </style:style>
    <style:style style:name="Table73.B21" style:family="table-cell">
      <style:table-cell-properties fo:padding-left="0.075in" fo:padding-right="0.075in" fo:padding-top="0in" fo:padding-bottom="0in" fo:border-left="none" fo:border-right="1pt solid #7ba0cd" fo:border-top="none" fo:border-bottom="none" style:writing-mode="lr-tb"/>
    </style:style>
    <style:style style:name="Table73.A23" style:family="table-cell">
      <style:table-cell-properties fo:padding-left="0.075in" fo:padding-right="0.075in" fo:padding-top="0in" fo:padding-bottom="0in" fo:border-left="1pt solid #7ba0cd" fo:border-right="none" fo:border-top="none" fo:border-bottom="none" style:writing-mode="lr-tb"/>
    </style:style>
    <style:style style:name="Table73.B23" style:family="table-cell">
      <style:table-cell-properties fo:padding-left="0.075in" fo:padding-right="0.075in" fo:padding-top="0in" fo:padding-bottom="0in" fo:border-left="none" fo:border-right="1pt solid #7ba0cd" fo:border-top="none" fo:border-bottom="none" style:writing-mode="lr-tb"/>
    </style:style>
    <style:style style:name="Table73.A25" style:family="table-cell">
      <style:table-cell-properties fo:padding-left="0.075in" fo:padding-right="0.075in" fo:padding-top="0in" fo:padding-bottom="0in" fo:border-left="1pt solid #7ba0cd" fo:border-right="none" fo:border-top="none" fo:border-bottom="none" style:writing-mode="lr-tb"/>
    </style:style>
    <style:style style:name="Table73.B25" style:family="table-cell">
      <style:table-cell-properties fo:padding-left="0.075in" fo:padding-right="0.075in" fo:padding-top="0in" fo:padding-bottom="0in" fo:border-left="none" fo:border-right="1pt solid #7ba0cd" fo:border-top="none" fo:border-bottom="none" style:writing-mode="lr-tb"/>
    </style:style>
    <style:style style:name="Table73.A27" style:family="table-cell">
      <style:table-cell-properties fo:padding-left="0.075in" fo:padding-right="0.075in" fo:padding-top="0in" fo:padding-bottom="0in" fo:border-left="1pt solid #7ba0cd" fo:border-right="none" fo:border-top="none" fo:border-bottom="none" style:writing-mode="lr-tb"/>
    </style:style>
    <style:style style:name="Table73.B27" style:family="table-cell">
      <style:table-cell-properties fo:padding-left="0.075in" fo:padding-right="0.075in" fo:padding-top="0in" fo:padding-bottom="0in" fo:border-left="none" fo:border-right="1pt solid #7ba0cd" fo:border-top="none" fo:border-bottom="none" style:writing-mode="lr-tb"/>
    </style:style>
    <style:style style:name="Table73.A29" style:family="table-cell">
      <style:table-cell-properties fo:padding-left="0.075in" fo:padding-right="0.075in" fo:padding-top="0in" fo:padding-bottom="0in" fo:border-left="1pt solid #7ba0cd" fo:border-right="none" fo:border-top="none" fo:border-bottom="none" style:writing-mode="lr-tb"/>
    </style:style>
    <style:style style:name="Table73.B29" style:family="table-cell">
      <style:table-cell-properties fo:padding-left="0.075in" fo:padding-right="0.075in" fo:padding-top="0in" fo:padding-bottom="0in" fo:border-left="none" fo:border-right="1pt solid #7ba0cd" fo:border-top="none" fo:border-bottom="none" style:writing-mode="lr-tb"/>
    </style:style>
    <style:style style:name="Table73.A31" style:family="table-cell">
      <style:table-cell-properties fo:padding-left="0.075in" fo:padding-right="0.075in" fo:padding-top="0in" fo:padding-bottom="0in" fo:border-left="1pt solid #7ba0cd" fo:border-right="none" fo:border-top="none" fo:border-bottom="none" style:writing-mode="lr-tb"/>
    </style:style>
    <style:style style:name="Table73.B31" style:family="table-cell">
      <style:table-cell-properties fo:padding-left="0.075in" fo:padding-right="0.075in" fo:padding-top="0in" fo:padding-bottom="0in" fo:border-left="none" fo:border-right="1pt solid #7ba0cd" fo:border-top="none" fo:border-bottom="none" style:writing-mode="lr-tb"/>
    </style:style>
    <style:style style:name="Table73.A33" style:family="table-cell">
      <style:table-cell-properties fo:padding-left="0.075in" fo:padding-right="0.075in" fo:padding-top="0in" fo:padding-bottom="0in" fo:border-left="1pt solid #7ba0cd" fo:border-right="none" fo:border-top="none" fo:border-bottom="none" style:writing-mode="lr-tb"/>
    </style:style>
    <style:style style:name="Table73.B33" style:family="table-cell">
      <style:table-cell-properties fo:padding-left="0.075in" fo:padding-right="0.075in" fo:padding-top="0in" fo:padding-bottom="0in" fo:border-left="none" fo:border-right="1pt solid #7ba0cd" fo:border-top="none" fo:border-bottom="none" style:writing-mode="lr-tb"/>
    </style:style>
    <style:style style:name="Table73.A35" style:family="table-cell">
      <style:table-cell-properties fo:padding-left="0.075in" fo:padding-right="0.075in" fo:padding-top="0in" fo:padding-bottom="0in" fo:border-left="1pt solid #7ba0cd" fo:border-right="none" fo:border-top="none" fo:border-bottom="none" style:writing-mode="lr-tb"/>
    </style:style>
    <style:style style:name="Table73.B35" style:family="table-cell">
      <style:table-cell-properties fo:padding-left="0.075in" fo:padding-right="0.075in" fo:padding-top="0in" fo:padding-bottom="0in" fo:border-left="none" fo:border-right="1pt solid #7ba0cd" fo:border-top="none" fo:border-bottom="none" style:writing-mode="lr-tb"/>
    </style:style>
    <style:style style:name="Table73.A37" style:family="table-cell">
      <style:table-cell-properties fo:padding-left="0.075in" fo:padding-right="0.075in" fo:padding-top="0in" fo:padding-bottom="0in" fo:border-left="1pt solid #7ba0cd" fo:border-right="none" fo:border-top="none" fo:border-bottom="none" style:writing-mode="lr-tb"/>
    </style:style>
    <style:style style:name="Table73.B37" style:family="table-cell">
      <style:table-cell-properties fo:padding-left="0.075in" fo:padding-right="0.075in" fo:padding-top="0in" fo:padding-bottom="0in" fo:border-left="none" fo:border-right="1pt solid #7ba0cd" fo:border-top="none" fo:border-bottom="none" style:writing-mode="lr-tb"/>
    </style:style>
    <style:style style:name="Table73.A39" style:family="table-cell">
      <style:table-cell-properties fo:padding-left="0.075in" fo:padding-right="0.075in" fo:padding-top="0in" fo:padding-bottom="0in" fo:border-left="1pt solid #7ba0cd" fo:border-right="none" fo:border-top="none" fo:border-bottom="none" style:writing-mode="lr-tb"/>
    </style:style>
    <style:style style:name="Table73.B39" style:family="table-cell">
      <style:table-cell-properties fo:padding-left="0.075in" fo:padding-right="0.075in" fo:padding-top="0in" fo:padding-bottom="0in" fo:border-left="none" fo:border-right="1pt solid #7ba0cd" fo:border-top="none" fo:border-bottom="none" style:writing-mode="lr-tb"/>
    </style:style>
    <style:style style:name="Table73.A41" style:family="table-cell">
      <style:table-cell-properties fo:padding-left="0.075in" fo:padding-right="0.075in" fo:padding-top="0in" fo:padding-bottom="0in" fo:border-left="1pt solid #7ba0cd" fo:border-right="none" fo:border-top="none" fo:border-bottom="none" style:writing-mode="lr-tb"/>
    </style:style>
    <style:style style:name="Table73.B41" style:family="table-cell">
      <style:table-cell-properties fo:padding-left="0.075in" fo:padding-right="0.075in" fo:padding-top="0in" fo:padding-bottom="0in" fo:border-left="none" fo:border-right="1pt solid #7ba0cd" fo:border-top="none" fo:border-bottom="none" style:writing-mode="lr-tb"/>
    </style:style>
    <style:style style:name="Table73.A43" style:family="table-cell">
      <style:table-cell-properties fo:padding-left="0.075in" fo:padding-right="0.075in" fo:padding-top="0in" fo:padding-bottom="0in" fo:border-left="1pt solid #7ba0cd" fo:border-right="none" fo:border-top="none" fo:border-bottom="none" style:writing-mode="lr-tb"/>
    </style:style>
    <style:style style:name="Table73.B43" style:family="table-cell">
      <style:table-cell-properties fo:padding-left="0.075in" fo:padding-right="0.075in" fo:padding-top="0in" fo:padding-bottom="0in" fo:border-left="none" fo:border-right="1pt solid #7ba0cd" fo:border-top="none" fo:border-bottom="none" style:writing-mode="lr-tb"/>
    </style:style>
    <style:style style:name="Table73.A45" style:family="table-cell">
      <style:table-cell-properties fo:padding-left="0.075in" fo:padding-right="0.075in" fo:padding-top="0in" fo:padding-bottom="0in" fo:border-left="1pt solid #7ba0cd" fo:border-right="none" fo:border-top="none" fo:border-bottom="none" style:writing-mode="lr-tb"/>
    </style:style>
    <style:style style:name="Table73.B45" style:family="table-cell">
      <style:table-cell-properties fo:padding-left="0.075in" fo:padding-right="0.075in" fo:padding-top="0in" fo:padding-bottom="0in" fo:border-left="none" fo:border-right="1pt solid #7ba0cd" fo:border-top="none" fo:border-bottom="none" style:writing-mode="lr-tb"/>
    </style:style>
    <style:style style:name="Table73.A47" style:family="table-cell">
      <style:table-cell-properties fo:padding-left="0.075in" fo:padding-right="0.075in" fo:padding-top="0in" fo:padding-bottom="0in" fo:border-left="1pt solid #7ba0cd" fo:border-right="none" fo:border-top="none" fo:border-bottom="none" style:writing-mode="lr-tb"/>
    </style:style>
    <style:style style:name="Table73.B47" style:family="table-cell">
      <style:table-cell-properties fo:padding-left="0.075in" fo:padding-right="0.075in" fo:padding-top="0in" fo:padding-bottom="0in" fo:border-left="none" fo:border-right="1pt solid #7ba0cd" fo:border-top="none" fo:border-bottom="none" style:writing-mode="lr-tb"/>
    </style:style>
    <style:style style:name="Table73.A49" style:family="table-cell">
      <style:table-cell-properties fo:padding-left="0.075in" fo:padding-right="0.075in" fo:padding-top="0in" fo:padding-bottom="0in" fo:border-left="1pt solid #7ba0cd" fo:border-right="none" fo:border-top="none" fo:border-bottom="none" style:writing-mode="lr-tb"/>
    </style:style>
    <style:style style:name="Table73.B49" style:family="table-cell">
      <style:table-cell-properties fo:padding-left="0.075in" fo:padding-right="0.075in" fo:padding-top="0in" fo:padding-bottom="0in" fo:border-left="none" fo:border-right="1pt solid #7ba0cd" fo:border-top="none" fo:border-bottom="none" style:writing-mode="lr-tb"/>
    </style:style>
    <style:style style:name="Table73.A51" style:family="table-cell">
      <style:table-cell-properties fo:padding-left="0.075in" fo:padding-right="0.075in" fo:padding-top="0in" fo:padding-bottom="0in" fo:border-left="1pt solid #7ba0cd" fo:border-right="none" fo:border-top="none" fo:border-bottom="none" style:writing-mode="lr-tb"/>
    </style:style>
    <style:style style:name="Table73.B51" style:family="table-cell">
      <style:table-cell-properties fo:padding-left="0.075in" fo:padding-right="0.075in" fo:padding-top="0in" fo:padding-bottom="0in" fo:border-left="none" fo:border-right="1pt solid #7ba0cd" fo:border-top="none" fo:border-bottom="none" style:writing-mode="lr-tb"/>
    </style:style>
    <style:style style:name="Table73.A53" style:family="table-cell">
      <style:table-cell-properties fo:padding-left="0.075in" fo:padding-right="0.075in" fo:padding-top="0in" fo:padding-bottom="0in" fo:border-left="1pt solid #7ba0cd" fo:border-right="none" fo:border-top="none" fo:border-bottom="none" style:writing-mode="lr-tb"/>
    </style:style>
    <style:style style:name="Table73.B53" style:family="table-cell">
      <style:table-cell-properties fo:padding-left="0.075in" fo:padding-right="0.075in" fo:padding-top="0in" fo:padding-bottom="0in" fo:border-left="none" fo:border-right="1pt solid #7ba0cd" fo:border-top="none" fo:border-bottom="none" style:writing-mode="lr-tb"/>
    </style:style>
    <style:style style:name="Table73.A55" style:family="table-cell">
      <style:table-cell-properties fo:padding-left="0.075in" fo:padding-right="0.075in" fo:padding-top="0in" fo:padding-bottom="0in" fo:border-left="1pt solid #7ba0cd" fo:border-right="none" fo:border-top="none" fo:border-bottom="none" style:writing-mode="lr-tb"/>
    </style:style>
    <style:style style:name="Table73.B55" style:family="table-cell">
      <style:table-cell-properties fo:padding-left="0.075in" fo:padding-right="0.075in" fo:padding-top="0in" fo:padding-bottom="0in" fo:border-left="none" fo:border-right="1pt solid #7ba0cd" fo:border-top="none" fo:border-bottom="none" style:writing-mode="lr-tb"/>
    </style:style>
    <style:style style:name="Table73.A57" style:family="table-cell">
      <style:table-cell-properties fo:padding-left="0.075in" fo:padding-right="0.075in" fo:padding-top="0in" fo:padding-bottom="0in" fo:border-left="1pt solid #7ba0cd" fo:border-right="none" fo:border-top="none" fo:border-bottom="none" style:writing-mode="lr-tb"/>
    </style:style>
    <style:style style:name="Table73.B57" style:family="table-cell">
      <style:table-cell-properties fo:padding-left="0.075in" fo:padding-right="0.075in" fo:padding-top="0in" fo:padding-bottom="0in" fo:border-left="none" fo:border-right="1pt solid #7ba0cd" fo:border-top="none" fo:border-bottom="none" style:writing-mode="lr-tb"/>
    </style:style>
    <style:style style:name="Table73.A58"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73.B58"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94" style:family="table">
      <style:table-properties style:width="6.316in" style:rel-width="100%" fo:margin-left="-0.075in" fo:margin-top="0in" fo:margin-bottom="0in" table:align="left" style:writing-mode="lr-tb"/>
    </style:style>
    <style:style style:name="Table94.A" style:family="table-column">
      <style:table-column-properties style:column-width="2.1056in" style:rel-column-width="21845*"/>
    </style:style>
    <style:style style:name="Table94.1" style:family="table-row">
      <style:table-row-properties fo:keep-together="auto"/>
    </style:style>
    <style:style style:name="Table94.A1" style:family="table-cell">
      <style:table-cell-properties fo:background-color="#4f81bd" fo:padding-left="0.075in" fo:padding-right="0.075in" fo:padding-top="0in" fo:padding-bottom="0in" fo:border="1pt solid #7ba0cd" style:writing-mode="lr-tb">
        <style:background-image/>
      </style:table-cell-properties>
    </style:style>
    <style:style style:name="Table94.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94.B2" style:family="table-cell">
      <style:table-cell-properties fo:background-color="#d3dfee" fo:padding-left="0.075in" fo:padding-right="0.075in" fo:padding-top="0in" fo:padding-bottom="0in" fo:border="none" style:writing-mode="lr-tb">
        <style:background-image/>
      </style:table-cell-properties>
    </style:style>
    <style:style style:name="Table94.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94.A3" style:family="table-cell">
      <style:table-cell-properties fo:padding-left="0.075in" fo:padding-right="0.075in" fo:padding-top="0in" fo:padding-bottom="0in" fo:border-left="1pt solid #7ba0cd" fo:border-right="none" fo:border-top="none" fo:border-bottom="none" style:writing-mode="lr-tb"/>
    </style:style>
    <style:style style:name="Table94.B3" style:family="table-cell">
      <style:table-cell-properties fo:padding-left="0.075in" fo:padding-right="0.075in" fo:padding-top="0in" fo:padding-bottom="0in" fo:border="none" style:writing-mode="lr-tb"/>
    </style:style>
    <style:style style:name="Table94.C3" style:family="table-cell">
      <style:table-cell-properties fo:padding-left="0.075in" fo:padding-right="0.075in" fo:padding-top="0in" fo:padding-bottom="0in" fo:border-left="none" fo:border-right="1pt solid #7ba0cd" fo:border-top="none" fo:border-bottom="none" style:writing-mode="lr-tb"/>
    </style:style>
    <style:style style:name="Table94.A4"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94.B4"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94.C4"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03" style:family="table">
      <style:table-properties style:width="6.466in" fo:margin-left="-0.075in" fo:margin-top="0in" fo:margin-bottom="0in" table:align="left" style:writing-mode="lr-tb"/>
    </style:style>
    <style:style style:name="Table103.A" style:family="table-column">
      <style:table-column-properties style:column-width="2.1549in"/>
    </style:style>
    <style:style style:name="Table103.B" style:family="table-column">
      <style:table-column-properties style:column-width="2.1556in"/>
    </style:style>
    <style:style style:name="Table103.1" style:family="table-row">
      <style:table-row-properties fo:keep-together="always"/>
    </style:style>
    <style:style style:name="Table103.A1" style:family="table-cell">
      <style:table-cell-properties fo:background-color="#4f81bd" fo:padding-left="0.075in" fo:padding-right="0.075in" fo:padding-top="0in" fo:padding-bottom="0in" fo:border="1pt solid #7ba0cd" style:writing-mode="lr-tb">
        <style:background-image/>
      </style:table-cell-properties>
    </style:style>
    <style:style style:name="Table103.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03.B2" style:family="table-cell">
      <style:table-cell-properties fo:background-color="#d3dfee" fo:padding-left="0.075in" fo:padding-right="0.075in" fo:padding-top="0in" fo:padding-bottom="0in" fo:border="none" style:writing-mode="lr-tb">
        <style:background-image/>
      </style:table-cell-properties>
    </style:style>
    <style:style style:name="Table103.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03.A3" style:family="table-cell">
      <style:table-cell-properties fo:padding-left="0.075in" fo:padding-right="0.075in" fo:padding-top="0in" fo:padding-bottom="0in" fo:border-left="1pt solid #7ba0cd" fo:border-right="none" fo:border-top="none" fo:border-bottom="none" style:writing-mode="lr-tb"/>
    </style:style>
    <style:style style:name="Table103.B3" style:family="table-cell">
      <style:table-cell-properties fo:padding-left="0.075in" fo:padding-right="0.075in" fo:padding-top="0in" fo:padding-bottom="0in" fo:border="none" style:writing-mode="lr-tb"/>
    </style:style>
    <style:style style:name="Table103.C3" style:family="table-cell">
      <style:table-cell-properties fo:padding-left="0.075in" fo:padding-right="0.075in" fo:padding-top="0in" fo:padding-bottom="0in" fo:border-left="none" fo:border-right="1pt solid #7ba0cd" fo:border-top="none" fo:border-bottom="none" style:writing-mode="lr-tb"/>
    </style:style>
    <style:style style:name="Table103.A4"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03.B4"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103.C4"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08" style:family="table">
      <style:table-properties style:width="6.316in" style:rel-width="100%" fo:margin-left="-0.075in" fo:margin-top="0in" fo:margin-bottom="0in" table:align="left" style:writing-mode="lr-tb"/>
    </style:style>
    <style:style style:name="Table108.A" style:family="table-column">
      <style:table-column-properties style:column-width="1.4368in" style:rel-column-width="14909*"/>
    </style:style>
    <style:style style:name="Table108.B" style:family="table-column">
      <style:table-column-properties style:column-width="1.3243in" style:rel-column-width="13742*"/>
    </style:style>
    <style:style style:name="Table108.C" style:family="table-column">
      <style:table-column-properties style:column-width="1.7778in" style:rel-column-width="18442*"/>
    </style:style>
    <style:style style:name="Table108.D" style:family="table-column">
      <style:table-column-properties style:column-width="1.7771in" style:rel-column-width="18439*"/>
    </style:style>
    <style:style style:name="Table108.1" style:family="table-row">
      <style:table-row-properties fo:keep-together="auto"/>
    </style:style>
    <style:style style:name="Table108.A1" style:family="table-cell">
      <style:table-cell-properties fo:background-color="#4f81bd" fo:padding-left="0.075in" fo:padding-right="0.075in" fo:padding-top="0in" fo:padding-bottom="0in" fo:border="1pt solid #7ba0cd" style:writing-mode="lr-tb">
        <style:background-image/>
      </style:table-cell-properties>
    </style:style>
    <style:style style:name="Table108.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08.B2" style:family="table-cell">
      <style:table-cell-properties fo:background-color="#d3dfee" fo:padding-left="0.075in" fo:padding-right="0.075in" fo:padding-top="0in" fo:padding-bottom="0in" fo:border="none" style:writing-mode="lr-tb">
        <style:background-image/>
      </style:table-cell-properties>
    </style:style>
    <style:style style:name="Table108.D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08.A3" style:family="table-cell">
      <style:table-cell-properties fo:padding-left="0.075in" fo:padding-right="0.075in" fo:padding-top="0in" fo:padding-bottom="0in" fo:border-left="1pt solid #7ba0cd" fo:border-right="none" fo:border-top="none" fo:border-bottom="none" style:writing-mode="lr-tb"/>
    </style:style>
    <style:style style:name="Table108.B3" style:family="table-cell">
      <style:table-cell-properties fo:padding-left="0.075in" fo:padding-right="0.075in" fo:padding-top="0in" fo:padding-bottom="0in" fo:border="none" style:writing-mode="lr-tb"/>
    </style:style>
    <style:style style:name="Table108.C3" style:family="table-cell">
      <style:table-cell-properties fo:padding-left="0.075in" fo:padding-right="0.075in" fo:padding-top="0in" fo:padding-bottom="0in" fo:border="none" style:writing-mode="lr-tb"/>
    </style:style>
    <style:style style:name="Table108.D3" style:family="table-cell">
      <style:table-cell-properties fo:padding-left="0.075in" fo:padding-right="0.075in" fo:padding-top="0in" fo:padding-bottom="0in" fo:border-left="none" fo:border-right="1pt solid #7ba0cd" fo:border-top="none" fo:border-bottom="none" style:writing-mode="lr-tb"/>
    </style:style>
    <style:style style:name="Table108.A5" style:family="table-cell">
      <style:table-cell-properties fo:padding-left="0.075in" fo:padding-right="0.075in" fo:padding-top="0in" fo:padding-bottom="0in" fo:border-left="1pt solid #7ba0cd" fo:border-right="none" fo:border-top="none" fo:border-bottom="1pt solid #7ba0cd" style:writing-mode="lr-tb"/>
    </style:style>
    <style:style style:name="Table108.B5" style:family="table-cell">
      <style:table-cell-properties fo:padding-left="0.075in" fo:padding-right="0.075in" fo:padding-top="0in" fo:padding-bottom="0in" fo:border-left="none" fo:border-right="none" fo:border-top="none" fo:border-bottom="1pt solid #7ba0cd" style:writing-mode="lr-tb"/>
    </style:style>
    <style:style style:name="Table108.C5" style:family="table-cell">
      <style:table-cell-properties fo:padding-left="0.075in" fo:padding-right="0.075in" fo:padding-top="0in" fo:padding-bottom="0in" fo:border-left="none" fo:border-right="none" fo:border-top="none" fo:border-bottom="1pt solid #7ba0cd" style:writing-mode="lr-tb"/>
    </style:style>
    <style:style style:name="Table108.D5" style:family="table-cell">
      <style:table-cell-properties fo:padding-left="0.075in" fo:padding-right="0.075in" fo:padding-top="0in" fo:padding-bottom="0in" fo:border-left="none" fo:border-right="1pt solid #7ba0cd" fo:border-top="none" fo:border-bottom="1pt solid #7ba0cd" style:writing-mode="lr-tb"/>
    </style:style>
    <style:style style:name="Table117" style:family="table">
      <style:table-properties style:width="6.466in" fo:margin-left="-0.075in" fo:margin-top="0in" fo:margin-bottom="0in" table:align="left" style:writing-mode="lr-tb"/>
    </style:style>
    <style:style style:name="Table117.A" style:family="table-column">
      <style:table-column-properties style:column-width="3.2326in"/>
    </style:style>
    <style:style style:name="Table117.B" style:family="table-column">
      <style:table-column-properties style:column-width="3.2333in"/>
    </style:style>
    <style:style style:name="Table117.1" style:family="table-row">
      <style:table-row-properties fo:keep-together="auto"/>
    </style:style>
    <style:style style:name="Table117.A1" style:family="table-cell">
      <style:table-cell-properties fo:background-color="#4f81bd" fo:padding-left="0.075in" fo:padding-right="0.075in" fo:padding-top="0in" fo:padding-bottom="0in" fo:border="1pt solid #7ba0cd" style:writing-mode="lr-tb">
        <style:background-image/>
      </style:table-cell-properties>
    </style:style>
    <style:style style:name="Table117.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17.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17.A3" style:family="table-cell">
      <style:table-cell-properties fo:padding-left="0.075in" fo:padding-right="0.075in" fo:padding-top="0in" fo:padding-bottom="0in" fo:border-left="1pt solid #7ba0cd" fo:border-right="none" fo:border-top="none" fo:border-bottom="none" style:writing-mode="lr-tb"/>
    </style:style>
    <style:style style:name="Table117.B3" style:family="table-cell">
      <style:table-cell-properties fo:padding-left="0.075in" fo:padding-right="0.075in" fo:padding-top="0in" fo:padding-bottom="0in" fo:border-left="none" fo:border-right="1pt solid #7ba0cd" fo:border-top="none" fo:border-bottom="none" style:writing-mode="lr-tb"/>
    </style:style>
    <style:style style:name="Table117.A5" style:family="table-cell">
      <style:table-cell-properties fo:padding-left="0.075in" fo:padding-right="0.075in" fo:padding-top="0in" fo:padding-bottom="0in" fo:border-left="1pt solid #7ba0cd" fo:border-right="none" fo:border-top="none" fo:border-bottom="none" style:writing-mode="lr-tb"/>
    </style:style>
    <style:style style:name="Table117.B5" style:family="table-cell">
      <style:table-cell-properties fo:padding-left="0.075in" fo:padding-right="0.075in" fo:padding-top="0in" fo:padding-bottom="0in" fo:border-left="none" fo:border-right="1pt solid #7ba0cd" fo:border-top="none" fo:border-bottom="none" style:writing-mode="lr-tb"/>
    </style:style>
    <style:style style:name="Table117.A7" style:family="table-cell">
      <style:table-cell-properties fo:padding-left="0.075in" fo:padding-right="0.075in" fo:padding-top="0in" fo:padding-bottom="0in" fo:border-left="1pt solid #7ba0cd" fo:border-right="none" fo:border-top="none" fo:border-bottom="none" style:writing-mode="lr-tb"/>
    </style:style>
    <style:style style:name="Table117.B7" style:family="table-cell">
      <style:table-cell-properties fo:padding-left="0.075in" fo:padding-right="0.075in" fo:padding-top="0in" fo:padding-bottom="0in" fo:border-left="none" fo:border-right="1pt solid #7ba0cd" fo:border-top="none" fo:border-bottom="none" style:writing-mode="lr-tb"/>
    </style:style>
    <style:style style:name="Table117.A9" style:family="table-cell">
      <style:table-cell-properties fo:padding-left="0.075in" fo:padding-right="0.075in" fo:padding-top="0in" fo:padding-bottom="0in" fo:border-left="1pt solid #7ba0cd" fo:border-right="none" fo:border-top="none" fo:border-bottom="none" style:writing-mode="lr-tb"/>
    </style:style>
    <style:style style:name="Table117.B9" style:family="table-cell">
      <style:table-cell-properties fo:padding-left="0.075in" fo:padding-right="0.075in" fo:padding-top="0in" fo:padding-bottom="0in" fo:border-left="none" fo:border-right="1pt solid #7ba0cd" fo:border-top="none" fo:border-bottom="none" style:writing-mode="lr-tb"/>
    </style:style>
    <style:style style:name="Table117.A11" style:family="table-cell">
      <style:table-cell-properties fo:padding-left="0.075in" fo:padding-right="0.075in" fo:padding-top="0in" fo:padding-bottom="0in" fo:border-left="1pt solid #7ba0cd" fo:border-right="none" fo:border-top="none" fo:border-bottom="none" style:writing-mode="lr-tb"/>
    </style:style>
    <style:style style:name="Table117.B11" style:family="table-cell">
      <style:table-cell-properties fo:padding-left="0.075in" fo:padding-right="0.075in" fo:padding-top="0in" fo:padding-bottom="0in" fo:border-left="none" fo:border-right="1pt solid #7ba0cd" fo:border-top="none" fo:border-bottom="none" style:writing-mode="lr-tb"/>
    </style:style>
    <style:style style:name="Table117.A13" style:family="table-cell">
      <style:table-cell-properties fo:padding-left="0.075in" fo:padding-right="0.075in" fo:padding-top="0in" fo:padding-bottom="0in" fo:border-left="1pt solid #7ba0cd" fo:border-right="none" fo:border-top="none" fo:border-bottom="none" style:writing-mode="lr-tb"/>
    </style:style>
    <style:style style:name="Table117.B13" style:family="table-cell">
      <style:table-cell-properties fo:padding-left="0.075in" fo:padding-right="0.075in" fo:padding-top="0in" fo:padding-bottom="0in" fo:border-left="none" fo:border-right="1pt solid #7ba0cd" fo:border-top="none" fo:border-bottom="none" style:writing-mode="lr-tb"/>
    </style:style>
    <style:style style:name="Table117.A15" style:family="table-cell">
      <style:table-cell-properties fo:padding-left="0.075in" fo:padding-right="0.075in" fo:padding-top="0in" fo:padding-bottom="0in" fo:border-left="1pt solid #7ba0cd" fo:border-right="none" fo:border-top="none" fo:border-bottom="none" style:writing-mode="lr-tb"/>
    </style:style>
    <style:style style:name="Table117.B15" style:family="table-cell">
      <style:table-cell-properties fo:padding-left="0.075in" fo:padding-right="0.075in" fo:padding-top="0in" fo:padding-bottom="0in" fo:border-left="none" fo:border-right="1pt solid #7ba0cd" fo:border-top="none" fo:border-bottom="none" style:writing-mode="lr-tb"/>
    </style:style>
    <style:style style:name="Table117.A17" style:family="table-cell">
      <style:table-cell-properties fo:padding-left="0.075in" fo:padding-right="0.075in" fo:padding-top="0in" fo:padding-bottom="0in" fo:border-left="1pt solid #7ba0cd" fo:border-right="none" fo:border-top="none" fo:border-bottom="none" style:writing-mode="lr-tb"/>
    </style:style>
    <style:style style:name="Table117.B17" style:family="table-cell">
      <style:table-cell-properties fo:padding-left="0.075in" fo:padding-right="0.075in" fo:padding-top="0in" fo:padding-bottom="0in" fo:border-left="none" fo:border-right="1pt solid #7ba0cd" fo:border-top="none" fo:border-bottom="none" style:writing-mode="lr-tb"/>
    </style:style>
    <style:style style:name="Table117.A19" style:family="table-cell">
      <style:table-cell-properties fo:padding-left="0.075in" fo:padding-right="0.075in" fo:padding-top="0in" fo:padding-bottom="0in" fo:border-left="1pt solid #7ba0cd" fo:border-right="none" fo:border-top="none" fo:border-bottom="none" style:writing-mode="lr-tb"/>
    </style:style>
    <style:style style:name="Table117.B19" style:family="table-cell">
      <style:table-cell-properties fo:padding-left="0.075in" fo:padding-right="0.075in" fo:padding-top="0in" fo:padding-bottom="0in" fo:border-left="none" fo:border-right="1pt solid #7ba0cd" fo:border-top="none" fo:border-bottom="none" style:writing-mode="lr-tb"/>
    </style:style>
    <style:style style:name="Table117.A21" style:family="table-cell">
      <style:table-cell-properties fo:padding-left="0.075in" fo:padding-right="0.075in" fo:padding-top="0in" fo:padding-bottom="0in" fo:border-left="1pt solid #7ba0cd" fo:border-right="none" fo:border-top="none" fo:border-bottom="none" style:writing-mode="lr-tb"/>
    </style:style>
    <style:style style:name="Table117.B21" style:family="table-cell">
      <style:table-cell-properties fo:padding-left="0.075in" fo:padding-right="0.075in" fo:padding-top="0in" fo:padding-bottom="0in" fo:border-left="none" fo:border-right="1pt solid #7ba0cd" fo:border-top="none" fo:border-bottom="none" style:writing-mode="lr-tb"/>
    </style:style>
    <style:style style:name="Table117.A23" style:family="table-cell">
      <style:table-cell-properties fo:padding-left="0.075in" fo:padding-right="0.075in" fo:padding-top="0in" fo:padding-bottom="0in" fo:border-left="1pt solid #7ba0cd" fo:border-right="none" fo:border-top="none" fo:border-bottom="none" style:writing-mode="lr-tb"/>
    </style:style>
    <style:style style:name="Table117.B23" style:family="table-cell">
      <style:table-cell-properties fo:padding-left="0.075in" fo:padding-right="0.075in" fo:padding-top="0in" fo:padding-bottom="0in" fo:border-left="none" fo:border-right="1pt solid #7ba0cd" fo:border-top="none" fo:border-bottom="none" style:writing-mode="lr-tb"/>
    </style:style>
    <style:style style:name="Table117.A25" style:family="table-cell">
      <style:table-cell-properties fo:padding-left="0.075in" fo:padding-right="0.075in" fo:padding-top="0in" fo:padding-bottom="0in" fo:border-left="1pt solid #7ba0cd" fo:border-right="none" fo:border-top="none" fo:border-bottom="none" style:writing-mode="lr-tb"/>
    </style:style>
    <style:style style:name="Table117.B25" style:family="table-cell">
      <style:table-cell-properties fo:padding-left="0.075in" fo:padding-right="0.075in" fo:padding-top="0in" fo:padding-bottom="0in" fo:border-left="none" fo:border-right="1pt solid #7ba0cd" fo:border-top="none" fo:border-bottom="none" style:writing-mode="lr-tb"/>
    </style:style>
    <style:style style:name="Table117.A27" style:family="table-cell">
      <style:table-cell-properties fo:padding-left="0.075in" fo:padding-right="0.075in" fo:padding-top="0in" fo:padding-bottom="0in" fo:border-left="1pt solid #7ba0cd" fo:border-right="none" fo:border-top="none" fo:border-bottom="none" style:writing-mode="lr-tb"/>
    </style:style>
    <style:style style:name="Table117.B27" style:family="table-cell">
      <style:table-cell-properties fo:padding-left="0.075in" fo:padding-right="0.075in" fo:padding-top="0in" fo:padding-bottom="0in" fo:border-left="none" fo:border-right="1pt solid #7ba0cd" fo:border-top="none" fo:border-bottom="none" style:writing-mode="lr-tb"/>
    </style:style>
    <style:style style:name="Table117.A29" style:family="table-cell">
      <style:table-cell-properties fo:padding-left="0.075in" fo:padding-right="0.075in" fo:padding-top="0in" fo:padding-bottom="0in" fo:border-left="1pt solid #7ba0cd" fo:border-right="none" fo:border-top="none" fo:border-bottom="none" style:writing-mode="lr-tb"/>
    </style:style>
    <style:style style:name="Table117.B29" style:family="table-cell">
      <style:table-cell-properties fo:padding-left="0.075in" fo:padding-right="0.075in" fo:padding-top="0in" fo:padding-bottom="0in" fo:border-left="none" fo:border-right="1pt solid #7ba0cd" fo:border-top="none" fo:border-bottom="none" style:writing-mode="lr-tb"/>
    </style:style>
    <style:style style:name="Table117.A31" style:family="table-cell">
      <style:table-cell-properties fo:padding-left="0.075in" fo:padding-right="0.075in" fo:padding-top="0in" fo:padding-bottom="0in" fo:border-left="1pt solid #7ba0cd" fo:border-right="none" fo:border-top="none" fo:border-bottom="none" style:writing-mode="lr-tb"/>
    </style:style>
    <style:style style:name="Table117.B31" style:family="table-cell">
      <style:table-cell-properties fo:padding-left="0.075in" fo:padding-right="0.075in" fo:padding-top="0in" fo:padding-bottom="0in" fo:border-left="none" fo:border-right="1pt solid #7ba0cd" fo:border-top="none" fo:border-bottom="none" style:writing-mode="lr-tb"/>
    </style:style>
    <style:style style:name="Table117.A33" style:family="table-cell">
      <style:table-cell-properties fo:padding-left="0.075in" fo:padding-right="0.075in" fo:padding-top="0in" fo:padding-bottom="0in" fo:border-left="1pt solid #7ba0cd" fo:border-right="none" fo:border-top="none" fo:border-bottom="none" style:writing-mode="lr-tb"/>
    </style:style>
    <style:style style:name="Table117.B33" style:family="table-cell">
      <style:table-cell-properties fo:padding-left="0.075in" fo:padding-right="0.075in" fo:padding-top="0in" fo:padding-bottom="0in" fo:border-left="none" fo:border-right="1pt solid #7ba0cd" fo:border-top="none" fo:border-bottom="none" style:writing-mode="lr-tb"/>
    </style:style>
    <style:style style:name="Table117.A35" style:family="table-cell">
      <style:table-cell-properties fo:padding-left="0.075in" fo:padding-right="0.075in" fo:padding-top="0in" fo:padding-bottom="0in" fo:border-left="1pt solid #7ba0cd" fo:border-right="none" fo:border-top="none" fo:border-bottom="none" style:writing-mode="lr-tb"/>
    </style:style>
    <style:style style:name="Table117.B35" style:family="table-cell">
      <style:table-cell-properties fo:padding-left="0.075in" fo:padding-right="0.075in" fo:padding-top="0in" fo:padding-bottom="0in" fo:border-left="none" fo:border-right="1pt solid #7ba0cd" fo:border-top="none" fo:border-bottom="none" style:writing-mode="lr-tb"/>
    </style:style>
    <style:style style:name="Table117.A37" style:family="table-cell">
      <style:table-cell-properties fo:padding-left="0.075in" fo:padding-right="0.075in" fo:padding-top="0in" fo:padding-bottom="0in" fo:border-left="1pt solid #7ba0cd" fo:border-right="none" fo:border-top="none" fo:border-bottom="none" style:writing-mode="lr-tb"/>
    </style:style>
    <style:style style:name="Table117.B37" style:family="table-cell">
      <style:table-cell-properties fo:padding-left="0.075in" fo:padding-right="0.075in" fo:padding-top="0in" fo:padding-bottom="0in" fo:border-left="none" fo:border-right="1pt solid #7ba0cd" fo:border-top="none" fo:border-bottom="none" style:writing-mode="lr-tb"/>
    </style:style>
    <style:style style:name="Table117.A39" style:family="table-cell">
      <style:table-cell-properties fo:padding-left="0.075in" fo:padding-right="0.075in" fo:padding-top="0in" fo:padding-bottom="0in" fo:border-left="1pt solid #7ba0cd" fo:border-right="none" fo:border-top="none" fo:border-bottom="none" style:writing-mode="lr-tb"/>
    </style:style>
    <style:style style:name="Table117.B39" style:family="table-cell">
      <style:table-cell-properties fo:padding-left="0.075in" fo:padding-right="0.075in" fo:padding-top="0in" fo:padding-bottom="0in" fo:border-left="none" fo:border-right="1pt solid #7ba0cd" fo:border-top="none" fo:border-bottom="none" style:writing-mode="lr-tb"/>
    </style:style>
    <style:style style:name="Table117.A41" style:family="table-cell">
      <style:table-cell-properties fo:padding-left="0.075in" fo:padding-right="0.075in" fo:padding-top="0in" fo:padding-bottom="0in" fo:border-left="1pt solid #7ba0cd" fo:border-right="none" fo:border-top="none" fo:border-bottom="none" style:writing-mode="lr-tb"/>
    </style:style>
    <style:style style:name="Table117.B41" style:family="table-cell">
      <style:table-cell-properties fo:padding-left="0.075in" fo:padding-right="0.075in" fo:padding-top="0in" fo:padding-bottom="0in" fo:border-left="none" fo:border-right="1pt solid #7ba0cd" fo:border-top="none" fo:border-bottom="none" style:writing-mode="lr-tb"/>
    </style:style>
    <style:style style:name="Table117.A43" style:family="table-cell">
      <style:table-cell-properties fo:padding-left="0.075in" fo:padding-right="0.075in" fo:padding-top="0in" fo:padding-bottom="0in" fo:border-left="1pt solid #7ba0cd" fo:border-right="none" fo:border-top="none" fo:border-bottom="none" style:writing-mode="lr-tb"/>
    </style:style>
    <style:style style:name="Table117.B43" style:family="table-cell">
      <style:table-cell-properties fo:padding-left="0.075in" fo:padding-right="0.075in" fo:padding-top="0in" fo:padding-bottom="0in" fo:border-left="none" fo:border-right="1pt solid #7ba0cd" fo:border-top="none" fo:border-bottom="none" style:writing-mode="lr-tb"/>
    </style:style>
    <style:style style:name="Table117.A45" style:family="table-cell">
      <style:table-cell-properties fo:padding-left="0.075in" fo:padding-right="0.075in" fo:padding-top="0in" fo:padding-bottom="0in" fo:border-left="1pt solid #7ba0cd" fo:border-right="none" fo:border-top="none" fo:border-bottom="none" style:writing-mode="lr-tb"/>
    </style:style>
    <style:style style:name="Table117.B45" style:family="table-cell">
      <style:table-cell-properties fo:padding-left="0.075in" fo:padding-right="0.075in" fo:padding-top="0in" fo:padding-bottom="0in" fo:border-left="none" fo:border-right="1pt solid #7ba0cd" fo:border-top="none" fo:border-bottom="none" style:writing-mode="lr-tb"/>
    </style:style>
    <style:style style:name="Table117.A47" style:family="table-cell">
      <style:table-cell-properties fo:padding-left="0.075in" fo:padding-right="0.075in" fo:padding-top="0in" fo:padding-bottom="0in" fo:border-left="1pt solid #7ba0cd" fo:border-right="none" fo:border-top="none" fo:border-bottom="none" style:writing-mode="lr-tb"/>
    </style:style>
    <style:style style:name="Table117.B47" style:family="table-cell">
      <style:table-cell-properties fo:padding-left="0.075in" fo:padding-right="0.075in" fo:padding-top="0in" fo:padding-bottom="0in" fo:border-left="none" fo:border-right="1pt solid #7ba0cd" fo:border-top="none" fo:border-bottom="none" style:writing-mode="lr-tb"/>
    </style:style>
    <style:style style:name="Table117.A49" style:family="table-cell">
      <style:table-cell-properties fo:padding-left="0.075in" fo:padding-right="0.075in" fo:padding-top="0in" fo:padding-bottom="0in" fo:border-left="1pt solid #7ba0cd" fo:border-right="none" fo:border-top="none" fo:border-bottom="none" style:writing-mode="lr-tb"/>
    </style:style>
    <style:style style:name="Table117.B49" style:family="table-cell">
      <style:table-cell-properties fo:padding-left="0.075in" fo:padding-right="0.075in" fo:padding-top="0in" fo:padding-bottom="0in" fo:border-left="none" fo:border-right="1pt solid #7ba0cd" fo:border-top="none" fo:border-bottom="none" style:writing-mode="lr-tb"/>
    </style:style>
    <style:style style:name="Table117.A51" style:family="table-cell">
      <style:table-cell-properties fo:padding-left="0.075in" fo:padding-right="0.075in" fo:padding-top="0in" fo:padding-bottom="0in" fo:border-left="1pt solid #7ba0cd" fo:border-right="none" fo:border-top="none" fo:border-bottom="none" style:writing-mode="lr-tb"/>
    </style:style>
    <style:style style:name="Table117.B51" style:family="table-cell">
      <style:table-cell-properties fo:padding-left="0.075in" fo:padding-right="0.075in" fo:padding-top="0in" fo:padding-bottom="0in" fo:border-left="none" fo:border-right="1pt solid #7ba0cd" fo:border-top="none" fo:border-bottom="none" style:writing-mode="lr-tb"/>
    </style:style>
    <style:style style:name="Table117.A53" style:family="table-cell">
      <style:table-cell-properties fo:padding-left="0.075in" fo:padding-right="0.075in" fo:padding-top="0in" fo:padding-bottom="0in" fo:border-left="1pt solid #7ba0cd" fo:border-right="none" fo:border-top="none" fo:border-bottom="none" style:writing-mode="lr-tb"/>
    </style:style>
    <style:style style:name="Table117.B53" style:family="table-cell">
      <style:table-cell-properties fo:padding-left="0.075in" fo:padding-right="0.075in" fo:padding-top="0in" fo:padding-bottom="0in" fo:border-left="none" fo:border-right="1pt solid #7ba0cd" fo:border-top="none" fo:border-bottom="none" style:writing-mode="lr-tb"/>
    </style:style>
    <style:style style:name="Table117.A55" style:family="table-cell">
      <style:table-cell-properties fo:padding-left="0.075in" fo:padding-right="0.075in" fo:padding-top="0in" fo:padding-bottom="0in" fo:border-left="1pt solid #7ba0cd" fo:border-right="none" fo:border-top="none" fo:border-bottom="none" style:writing-mode="lr-tb"/>
    </style:style>
    <style:style style:name="Table117.B55" style:family="table-cell">
      <style:table-cell-properties fo:padding-left="0.075in" fo:padding-right="0.075in" fo:padding-top="0in" fo:padding-bottom="0in" fo:border-left="none" fo:border-right="1pt solid #7ba0cd" fo:border-top="none" fo:border-bottom="none" style:writing-mode="lr-tb"/>
    </style:style>
    <style:style style:name="Table117.A57" style:family="table-cell">
      <style:table-cell-properties fo:padding-left="0.075in" fo:padding-right="0.075in" fo:padding-top="0in" fo:padding-bottom="0in" fo:border-left="1pt solid #7ba0cd" fo:border-right="none" fo:border-top="none" fo:border-bottom="none" style:writing-mode="lr-tb"/>
    </style:style>
    <style:style style:name="Table117.B57" style:family="table-cell">
      <style:table-cell-properties fo:padding-left="0.075in" fo:padding-right="0.075in" fo:padding-top="0in" fo:padding-bottom="0in" fo:border-left="none" fo:border-right="1pt solid #7ba0cd" fo:border-top="none" fo:border-bottom="none" style:writing-mode="lr-tb"/>
    </style:style>
    <style:style style:name="Table117.A59" style:family="table-cell">
      <style:table-cell-properties fo:padding-left="0.075in" fo:padding-right="0.075in" fo:padding-top="0in" fo:padding-bottom="0in" fo:border-left="1pt solid #7ba0cd" fo:border-right="none" fo:border-top="none" fo:border-bottom="none" style:writing-mode="lr-tb"/>
    </style:style>
    <style:style style:name="Table117.B59" style:family="table-cell">
      <style:table-cell-properties fo:padding-left="0.075in" fo:padding-right="0.075in" fo:padding-top="0in" fo:padding-bottom="0in" fo:border-left="none" fo:border-right="1pt solid #7ba0cd" fo:border-top="none" fo:border-bottom="none" style:writing-mode="lr-tb"/>
    </style:style>
    <style:style style:name="Table117.A61" style:family="table-cell">
      <style:table-cell-properties fo:padding-left="0.075in" fo:padding-right="0.075in" fo:padding-top="0in" fo:padding-bottom="0in" fo:border-left="1pt solid #7ba0cd" fo:border-right="none" fo:border-top="none" fo:border-bottom="none" style:writing-mode="lr-tb"/>
    </style:style>
    <style:style style:name="Table117.B61" style:family="table-cell">
      <style:table-cell-properties fo:padding-left="0.075in" fo:padding-right="0.075in" fo:padding-top="0in" fo:padding-bottom="0in" fo:border-left="none" fo:border-right="1pt solid #7ba0cd" fo:border-top="none" fo:border-bottom="none" style:writing-mode="lr-tb"/>
    </style:style>
    <style:style style:name="Table117.A63" style:family="table-cell">
      <style:table-cell-properties fo:padding-left="0.075in" fo:padding-right="0.075in" fo:padding-top="0in" fo:padding-bottom="0in" fo:border-left="1pt solid #7ba0cd" fo:border-right="none" fo:border-top="none" fo:border-bottom="none" style:writing-mode="lr-tb"/>
    </style:style>
    <style:style style:name="Table117.B63" style:family="table-cell">
      <style:table-cell-properties fo:padding-left="0.075in" fo:padding-right="0.075in" fo:padding-top="0in" fo:padding-bottom="0in" fo:border-left="none" fo:border-right="1pt solid #7ba0cd" fo:border-top="none" fo:border-bottom="none" style:writing-mode="lr-tb"/>
    </style:style>
    <style:style style:name="Table117.A65" style:family="table-cell">
      <style:table-cell-properties fo:padding-left="0.075in" fo:padding-right="0.075in" fo:padding-top="0in" fo:padding-bottom="0in" fo:border-left="1pt solid #7ba0cd" fo:border-right="none" fo:border-top="none" fo:border-bottom="none" style:writing-mode="lr-tb"/>
    </style:style>
    <style:style style:name="Table117.B65" style:family="table-cell">
      <style:table-cell-properties fo:padding-left="0.075in" fo:padding-right="0.075in" fo:padding-top="0in" fo:padding-bottom="0in" fo:border-left="none" fo:border-right="1pt solid #7ba0cd" fo:border-top="none" fo:border-bottom="none" style:writing-mode="lr-tb"/>
    </style:style>
    <style:style style:name="Table117.A67" style:family="table-cell">
      <style:table-cell-properties fo:padding-left="0.075in" fo:padding-right="0.075in" fo:padding-top="0in" fo:padding-bottom="0in" fo:border-left="1pt solid #7ba0cd" fo:border-right="none" fo:border-top="none" fo:border-bottom="1pt solid #7ba0cd" style:writing-mode="lr-tb"/>
    </style:style>
    <style:style style:name="Table117.B67" style:family="table-cell">
      <style:table-cell-properties fo:padding-left="0.075in" fo:padding-right="0.075in" fo:padding-top="0in" fo:padding-bottom="0in" fo:border-left="none" fo:border-right="1pt solid #7ba0cd" fo:border-top="none" fo:border-bottom="1pt solid #7ba0cd" style:writing-mode="lr-tb"/>
    </style:style>
    <style:style style:name="Table118" style:family="table">
      <style:table-properties style:width="6.466in" fo:margin-left="-0.075in" fo:margin-top="0in" fo:margin-bottom="0in" table:align="left" style:writing-mode="lr-tb"/>
    </style:style>
    <style:style style:name="Table118.A" style:family="table-column">
      <style:table-column-properties style:column-width="3.2326in"/>
    </style:style>
    <style:style style:name="Table118.B" style:family="table-column">
      <style:table-column-properties style:column-width="3.2333in"/>
    </style:style>
    <style:style style:name="Table118.1" style:family="table-row">
      <style:table-row-properties fo:keep-together="auto"/>
    </style:style>
    <style:style style:name="Table118.A1" style:family="table-cell">
      <style:table-cell-properties fo:background-color="#4bacc6" fo:padding-left="0.075in" fo:padding-right="0.075in" fo:padding-top="0in" fo:padding-bottom="0in" fo:border="1pt solid #78c0d4" style:writing-mode="lr-tb">
        <style:background-image/>
      </style:table-cell-properties>
    </style:style>
    <style:style style:name="Table118.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118.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118.A3" style:family="table-cell">
      <style:table-cell-properties fo:padding-left="0.075in" fo:padding-right="0.075in" fo:padding-top="0in" fo:padding-bottom="0in" fo:border-left="1pt solid #78c0d4" fo:border-right="none" fo:border-top="none" fo:border-bottom="1pt solid #78c0d4" style:writing-mode="lr-tb"/>
    </style:style>
    <style:style style:name="Table118.B3" style:family="table-cell">
      <style:table-cell-properties fo:padding-left="0.075in" fo:padding-right="0.075in" fo:padding-top="0in" fo:padding-bottom="0in" fo:border-left="none" fo:border-right="1pt solid #78c0d4" fo:border-top="none" fo:border-bottom="1pt solid #78c0d4" style:writing-mode="lr-tb"/>
    </style:style>
    <style:style style:name="Table131" style:family="table">
      <style:table-properties style:width="6.466in" fo:margin-left="-0.075in" fo:margin-top="0in" fo:margin-bottom="0in" table:align="left" style:writing-mode="lr-tb"/>
    </style:style>
    <style:style style:name="Table131.A" style:family="table-column">
      <style:table-column-properties style:column-width="2.1549in"/>
    </style:style>
    <style:style style:name="Table131.B" style:family="table-column">
      <style:table-column-properties style:column-width="2.1556in"/>
    </style:style>
    <style:style style:name="Table131.1" style:family="table-row">
      <style:table-row-properties fo:keep-together="auto"/>
    </style:style>
    <style:style style:name="Table131.A1" style:family="table-cell">
      <style:table-cell-properties fo:background-color="#4f81bd" fo:padding-left="0.075in" fo:padding-right="0.075in" fo:padding-top="0in" fo:padding-bottom="0in" fo:border="1pt solid #7ba0cd" style:writing-mode="lr-tb">
        <style:background-image/>
      </style:table-cell-properties>
    </style:style>
    <style:style style:name="Table131.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31.B2" style:family="table-cell">
      <style:table-cell-properties fo:background-color="#d3dfee" fo:padding-left="0.075in" fo:padding-right="0.075in" fo:padding-top="0in" fo:padding-bottom="0in" fo:border="none" style:writing-mode="lr-tb">
        <style:background-image/>
      </style:table-cell-properties>
    </style:style>
    <style:style style:name="Table131.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31.A3" style:family="table-cell">
      <style:table-cell-properties fo:padding-left="0.075in" fo:padding-right="0.075in" fo:padding-top="0in" fo:padding-bottom="0in" fo:border-left="1pt solid #7ba0cd" fo:border-right="none" fo:border-top="none" fo:border-bottom="none" style:writing-mode="lr-tb"/>
    </style:style>
    <style:style style:name="Table131.B3" style:family="table-cell">
      <style:table-cell-properties fo:padding-left="0.075in" fo:padding-right="0.075in" fo:padding-top="0in" fo:padding-bottom="0in" fo:border="none" style:writing-mode="lr-tb"/>
    </style:style>
    <style:style style:name="Table131.C3" style:family="table-cell">
      <style:table-cell-properties fo:padding-left="0.075in" fo:padding-right="0.075in" fo:padding-top="0in" fo:padding-bottom="0in" fo:border-left="none" fo:border-right="1pt solid #7ba0cd" fo:border-top="none" fo:border-bottom="none" style:writing-mode="lr-tb"/>
    </style:style>
    <style:style style:name="Table131.A5" style:family="table-cell">
      <style:table-cell-properties fo:padding-left="0.075in" fo:padding-right="0.075in" fo:padding-top="0in" fo:padding-bottom="0in" fo:border-left="1pt solid #7ba0cd" fo:border-right="none" fo:border-top="none" fo:border-bottom="1pt solid #7ba0cd" style:writing-mode="lr-tb"/>
    </style:style>
    <style:style style:name="Table131.B5" style:family="table-cell">
      <style:table-cell-properties fo:padding-left="0.075in" fo:padding-right="0.075in" fo:padding-top="0in" fo:padding-bottom="0in" fo:border-left="none" fo:border-right="none" fo:border-top="none" fo:border-bottom="1pt solid #7ba0cd" style:writing-mode="lr-tb"/>
    </style:style>
    <style:style style:name="Table131.C5" style:family="table-cell">
      <style:table-cell-properties fo:padding-left="0.075in" fo:padding-right="0.075in" fo:padding-top="0in" fo:padding-bottom="0in" fo:border-left="none" fo:border-right="1pt solid #7ba0cd" fo:border-top="none" fo:border-bottom="1pt solid #7ba0cd" style:writing-mode="lr-tb"/>
    </style:style>
    <style:style style:name="Table132" style:family="table">
      <style:table-properties style:width="6.466in" fo:margin-left="-0.075in" fo:margin-top="0in" fo:margin-bottom="0in" table:align="left" style:writing-mode="lr-tb"/>
    </style:style>
    <style:style style:name="Table132.A" style:family="table-column">
      <style:table-column-properties style:column-width="3.2326in"/>
    </style:style>
    <style:style style:name="Table132.B" style:family="table-column">
      <style:table-column-properties style:column-width="3.2333in"/>
    </style:style>
    <style:style style:name="Table132.1" style:family="table-row">
      <style:table-row-properties fo:keep-together="auto"/>
    </style:style>
    <style:style style:name="Table132.A1" style:family="table-cell">
      <style:table-cell-properties fo:background-color="#4f81bd" fo:padding-left="0.075in" fo:padding-right="0.075in" fo:padding-top="0in" fo:padding-bottom="0in" fo:border="1pt solid #7ba0cd" style:writing-mode="lr-tb">
        <style:background-image/>
      </style:table-cell-properties>
    </style:style>
    <style:style style:name="Table132.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32.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32.A3" style:family="table-cell">
      <style:table-cell-properties fo:padding-left="0.075in" fo:padding-right="0.075in" fo:padding-top="0in" fo:padding-bottom="0in" fo:border-left="1pt solid #7ba0cd" fo:border-right="none" fo:border-top="none" fo:border-bottom="none" style:writing-mode="lr-tb"/>
    </style:style>
    <style:style style:name="Table132.B3" style:family="table-cell">
      <style:table-cell-properties fo:padding-left="0.075in" fo:padding-right="0.075in" fo:padding-top="0in" fo:padding-bottom="0in" fo:border-left="none" fo:border-right="1pt solid #7ba0cd" fo:border-top="none" fo:border-bottom="none" style:writing-mode="lr-tb"/>
    </style:style>
    <style:style style:name="Table132.A4"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32.B4"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41" style:family="table">
      <style:table-properties style:width="6.466in" fo:margin-left="-0.075in" fo:margin-top="0in" fo:margin-bottom="0in" table:align="left" style:writing-mode="lr-tb"/>
    </style:style>
    <style:style style:name="Table141.A" style:family="table-column">
      <style:table-column-properties style:column-width="3.2326in"/>
    </style:style>
    <style:style style:name="Table141.B" style:family="table-column">
      <style:table-column-properties style:column-width="3.2333in"/>
    </style:style>
    <style:style style:name="Table141.1" style:family="table-row">
      <style:table-row-properties fo:keep-together="auto"/>
    </style:style>
    <style:style style:name="Table141.A1" style:family="table-cell">
      <style:table-cell-properties fo:background-color="#4bacc6" fo:padding-left="0.075in" fo:padding-right="0.075in" fo:padding-top="0in" fo:padding-bottom="0in" fo:border="1pt solid #78c0d4" style:writing-mode="lr-tb">
        <style:background-image/>
      </style:table-cell-properties>
    </style:style>
    <style:style style:name="Table141.A2" style:family="table-cell">
      <style:table-cell-properties fo:background-color="#d2eaf1" fo:padding-left="0.075in" fo:padding-right="0.075in" fo:padding-top="0in" fo:padding-bottom="0in" fo:border-left="1pt solid #78c0d4" fo:border-right="none" fo:border-top="none" fo:border-bottom="none" style:writing-mode="lr-tb">
        <style:background-image/>
      </style:table-cell-properties>
    </style:style>
    <style:style style:name="Table141.B2" style:family="table-cell">
      <style:table-cell-properties fo:background-color="#d2eaf1" fo:padding-left="0.075in" fo:padding-right="0.075in" fo:padding-top="0in" fo:padding-bottom="0in" fo:border-left="none" fo:border-right="1pt solid #78c0d4" fo:border-top="none" fo:border-bottom="none" style:writing-mode="lr-tb">
        <style:background-image/>
      </style:table-cell-properties>
    </style:style>
    <style:style style:name="Table141.A3" style:family="table-cell">
      <style:table-cell-properties fo:padding-left="0.075in" fo:padding-right="0.075in" fo:padding-top="0in" fo:padding-bottom="0in" fo:border-left="1pt solid #78c0d4" fo:border-right="none" fo:border-top="none" fo:border-bottom="none" style:writing-mode="lr-tb"/>
    </style:style>
    <style:style style:name="Table141.B3" style:family="table-cell">
      <style:table-cell-properties fo:padding-left="0.075in" fo:padding-right="0.075in" fo:padding-top="0in" fo:padding-bottom="0in" fo:border-left="none" fo:border-right="1pt solid #78c0d4" fo:border-top="none" fo:border-bottom="none" style:writing-mode="lr-tb"/>
    </style:style>
    <style:style style:name="Table141.A5" style:family="table-cell">
      <style:table-cell-properties fo:padding-left="0.075in" fo:padding-right="0.075in" fo:padding-top="0in" fo:padding-bottom="0in" fo:border-left="1pt solid #78c0d4" fo:border-right="none" fo:border-top="none" fo:border-bottom="1pt solid #78c0d4" style:writing-mode="lr-tb"/>
    </style:style>
    <style:style style:name="Table141.B5" style:family="table-cell">
      <style:table-cell-properties fo:padding-left="0.075in" fo:padding-right="0.075in" fo:padding-top="0in" fo:padding-bottom="0in" fo:border-left="none" fo:border-right="1pt solid #78c0d4" fo:border-top="none" fo:border-bottom="1pt solid #78c0d4" style:writing-mode="lr-tb"/>
    </style:style>
    <style:style style:name="Table146" style:family="table">
      <style:table-properties style:width="6.466in" fo:margin-left="-0.075in" fo:margin-top="0in" fo:margin-bottom="0in" table:align="left" style:writing-mode="lr-tb"/>
    </style:style>
    <style:style style:name="Table146.A" style:family="table-column">
      <style:table-column-properties style:column-width="2.1549in"/>
    </style:style>
    <style:style style:name="Table146.B" style:family="table-column">
      <style:table-column-properties style:column-width="2.1556in"/>
    </style:style>
    <style:style style:name="Table146.1" style:family="table-row">
      <style:table-row-properties fo:keep-together="auto"/>
    </style:style>
    <style:style style:name="Table146.A1" style:family="table-cell">
      <style:table-cell-properties fo:background-color="#4f81bd" fo:padding-left="0.075in" fo:padding-right="0.075in" fo:padding-top="0in" fo:padding-bottom="0in" fo:border="1pt solid #7ba0cd" style:writing-mode="lr-tb">
        <style:background-image/>
      </style:table-cell-properties>
    </style:style>
    <style:style style:name="Table146.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46.B2" style:family="table-cell">
      <style:table-cell-properties fo:background-color="#d3dfee" fo:padding-left="0.075in" fo:padding-right="0.075in" fo:padding-top="0in" fo:padding-bottom="0in" fo:border="none" style:writing-mode="lr-tb">
        <style:background-image/>
      </style:table-cell-properties>
    </style:style>
    <style:style style:name="Table146.C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46.A3" style:family="table-cell">
      <style:table-cell-properties fo:padding-left="0.075in" fo:padding-right="0.075in" fo:padding-top="0in" fo:padding-bottom="0in" fo:border-left="1pt solid #7ba0cd" fo:border-right="none" fo:border-top="none" fo:border-bottom="1pt solid #7ba0cd" style:writing-mode="lr-tb"/>
    </style:style>
    <style:style style:name="Table146.B3" style:family="table-cell">
      <style:table-cell-properties fo:padding-left="0.075in" fo:padding-right="0.075in" fo:padding-top="0in" fo:padding-bottom="0in" fo:border-left="none" fo:border-right="none" fo:border-top="none" fo:border-bottom="1pt solid #7ba0cd" style:writing-mode="lr-tb"/>
    </style:style>
    <style:style style:name="Table146.C3" style:family="table-cell">
      <style:table-cell-properties fo:padding-left="0.075in" fo:padding-right="0.075in" fo:padding-top="0in" fo:padding-bottom="0in" fo:border-left="none" fo:border-right="1pt solid #7ba0cd" fo:border-top="none" fo:border-bottom="1pt solid #7ba0cd" style:writing-mode="lr-tb"/>
    </style:style>
    <style:style style:name="Table147" style:family="table">
      <style:table-properties style:width="6.466in" fo:margin-left="-0.075in" fo:margin-top="0in" fo:margin-bottom="0in" table:align="left" style:writing-mode="lr-tb"/>
    </style:style>
    <style:style style:name="Table147.A" style:family="table-column">
      <style:table-column-properties style:column-width="0.3007in"/>
    </style:style>
    <style:style style:name="Table147.B" style:family="table-column">
      <style:table-column-properties style:column-width="1.2792in"/>
    </style:style>
    <style:style style:name="Table147.C" style:family="table-column">
      <style:table-column-properties style:column-width="0.3799in"/>
    </style:style>
    <style:style style:name="Table147.D" style:family="table-column">
      <style:table-column-properties style:column-width="1.184in"/>
    </style:style>
    <style:style style:name="Table147.E" style:family="table-column">
      <style:table-column-properties style:column-width="0.3785in"/>
    </style:style>
    <style:style style:name="Table147.F" style:family="table-column">
      <style:table-column-properties style:column-width="1.2701in"/>
    </style:style>
    <style:style style:name="Table147.G" style:family="table-column">
      <style:table-column-properties style:column-width="0.4in"/>
    </style:style>
    <style:style style:name="Table147.H" style:family="table-column">
      <style:table-column-properties style:column-width="1.2736in"/>
    </style:style>
    <style:style style:name="Table147.1" style:family="table-row">
      <style:table-row-properties fo:keep-together="auto"/>
    </style:style>
    <style:style style:name="Table147.A1" style:family="table-cell">
      <style:table-cell-properties fo:background-color="#4f81bd" fo:padding-left="0.075in" fo:padding-right="0.075in" fo:padding-top="0in" fo:padding-bottom="0in" fo:border="1pt solid #7ba0cd" style:writing-mode="lr-tb">
        <style:background-image/>
      </style:table-cell-properties>
    </style:style>
    <style:style style:name="Table147.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47.B2" style:family="table-cell">
      <style:table-cell-properties fo:background-color="#d3dfee" fo:padding-left="0.075in" fo:padding-right="0.075in" fo:padding-top="0in" fo:padding-bottom="0in" fo:border="none" style:writing-mode="lr-tb">
        <style:background-image/>
      </style:table-cell-properties>
    </style:style>
    <style:style style:name="Table147.H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47.A3" style:family="table-cell">
      <style:table-cell-properties fo:padding-left="0.075in" fo:padding-right="0.075in" fo:padding-top="0in" fo:padding-bottom="0in" fo:border-left="1pt solid #7ba0cd" fo:border-right="none" fo:border-top="none" fo:border-bottom="none" style:writing-mode="lr-tb"/>
    </style:style>
    <style:style style:name="Table147.B3" style:family="table-cell">
      <style:table-cell-properties fo:padding-left="0.075in" fo:padding-right="0.075in" fo:padding-top="0in" fo:padding-bottom="0in" fo:border="none" style:writing-mode="lr-tb"/>
    </style:style>
    <style:style style:name="Table147.C3" style:family="table-cell">
      <style:table-cell-properties fo:padding-left="0.075in" fo:padding-right="0.075in" fo:padding-top="0in" fo:padding-bottom="0in" fo:border="none" style:writing-mode="lr-tb"/>
    </style:style>
    <style:style style:name="Table147.D3" style:family="table-cell">
      <style:table-cell-properties fo:padding-left="0.075in" fo:padding-right="0.075in" fo:padding-top="0in" fo:padding-bottom="0in" fo:border="none" style:writing-mode="lr-tb"/>
    </style:style>
    <style:style style:name="Table147.E3" style:family="table-cell">
      <style:table-cell-properties fo:padding-left="0.075in" fo:padding-right="0.075in" fo:padding-top="0in" fo:padding-bottom="0in" fo:border="none" style:writing-mode="lr-tb"/>
    </style:style>
    <style:style style:name="Table147.F3" style:family="table-cell">
      <style:table-cell-properties fo:padding-left="0.075in" fo:padding-right="0.075in" fo:padding-top="0in" fo:padding-bottom="0in" fo:border="none" style:writing-mode="lr-tb"/>
    </style:style>
    <style:style style:name="Table147.G3" style:family="table-cell">
      <style:table-cell-properties fo:padding-left="0.075in" fo:padding-right="0.075in" fo:padding-top="0in" fo:padding-bottom="0in" fo:border="none" style:writing-mode="lr-tb"/>
    </style:style>
    <style:style style:name="Table147.H3" style:family="table-cell">
      <style:table-cell-properties fo:padding-left="0.075in" fo:padding-right="0.075in" fo:padding-top="0in" fo:padding-bottom="0in" fo:border-left="none" fo:border-right="1pt solid #7ba0cd" fo:border-top="none" fo:border-bottom="none" style:writing-mode="lr-tb"/>
    </style:style>
    <style:style style:name="Table147.A5" style:family="table-cell">
      <style:table-cell-properties fo:padding-left="0.075in" fo:padding-right="0.075in" fo:padding-top="0in" fo:padding-bottom="0in" fo:border-left="1pt solid #7ba0cd" fo:border-right="none" fo:border-top="none" fo:border-bottom="none" style:writing-mode="lr-tb"/>
    </style:style>
    <style:style style:name="Table147.B5" style:family="table-cell">
      <style:table-cell-properties fo:padding-left="0.075in" fo:padding-right="0.075in" fo:padding-top="0in" fo:padding-bottom="0in" fo:border="none" style:writing-mode="lr-tb"/>
    </style:style>
    <style:style style:name="Table147.C5" style:family="table-cell">
      <style:table-cell-properties fo:padding-left="0.075in" fo:padding-right="0.075in" fo:padding-top="0in" fo:padding-bottom="0in" fo:border="none" style:writing-mode="lr-tb"/>
    </style:style>
    <style:style style:name="Table147.D5" style:family="table-cell">
      <style:table-cell-properties fo:padding-left="0.075in" fo:padding-right="0.075in" fo:padding-top="0in" fo:padding-bottom="0in" fo:border="none" style:writing-mode="lr-tb"/>
    </style:style>
    <style:style style:name="Table147.E5" style:family="table-cell">
      <style:table-cell-properties fo:padding-left="0.075in" fo:padding-right="0.075in" fo:padding-top="0in" fo:padding-bottom="0in" fo:border="none" style:writing-mode="lr-tb"/>
    </style:style>
    <style:style style:name="Table147.F5" style:family="table-cell">
      <style:table-cell-properties fo:padding-left="0.075in" fo:padding-right="0.075in" fo:padding-top="0in" fo:padding-bottom="0in" fo:border="none" style:writing-mode="lr-tb"/>
    </style:style>
    <style:style style:name="Table147.G5" style:family="table-cell">
      <style:table-cell-properties fo:padding-left="0.075in" fo:padding-right="0.075in" fo:padding-top="0in" fo:padding-bottom="0in" fo:border="none" style:writing-mode="lr-tb"/>
    </style:style>
    <style:style style:name="Table147.H5" style:family="table-cell">
      <style:table-cell-properties fo:padding-left="0.075in" fo:padding-right="0.075in" fo:padding-top="0in" fo:padding-bottom="0in" fo:border-left="none" fo:border-right="1pt solid #7ba0cd" fo:border-top="none" fo:border-bottom="none" style:writing-mode="lr-tb"/>
    </style:style>
    <style:style style:name="Table147.A7" style:family="table-cell">
      <style:table-cell-properties fo:padding-left="0.075in" fo:padding-right="0.075in" fo:padding-top="0in" fo:padding-bottom="0in" fo:border-left="1pt solid #7ba0cd" fo:border-right="none" fo:border-top="none" fo:border-bottom="none" style:writing-mode="lr-tb"/>
    </style:style>
    <style:style style:name="Table147.B7" style:family="table-cell">
      <style:table-cell-properties fo:padding-left="0.075in" fo:padding-right="0.075in" fo:padding-top="0in" fo:padding-bottom="0in" fo:border="none" style:writing-mode="lr-tb"/>
    </style:style>
    <style:style style:name="Table147.C7" style:family="table-cell">
      <style:table-cell-properties fo:padding-left="0.075in" fo:padding-right="0.075in" fo:padding-top="0in" fo:padding-bottom="0in" fo:border="none" style:writing-mode="lr-tb"/>
    </style:style>
    <style:style style:name="Table147.D7" style:family="table-cell">
      <style:table-cell-properties fo:padding-left="0.075in" fo:padding-right="0.075in" fo:padding-top="0in" fo:padding-bottom="0in" fo:border="none" style:writing-mode="lr-tb"/>
    </style:style>
    <style:style style:name="Table147.E7" style:family="table-cell">
      <style:table-cell-properties fo:padding-left="0.075in" fo:padding-right="0.075in" fo:padding-top="0in" fo:padding-bottom="0in" fo:border="none" style:writing-mode="lr-tb"/>
    </style:style>
    <style:style style:name="Table147.F7" style:family="table-cell">
      <style:table-cell-properties fo:padding-left="0.075in" fo:padding-right="0.075in" fo:padding-top="0in" fo:padding-bottom="0in" fo:border="none" style:writing-mode="lr-tb"/>
    </style:style>
    <style:style style:name="Table147.G7" style:family="table-cell">
      <style:table-cell-properties fo:padding-left="0.075in" fo:padding-right="0.075in" fo:padding-top="0in" fo:padding-bottom="0in" fo:border="none" style:writing-mode="lr-tb"/>
    </style:style>
    <style:style style:name="Table147.H7" style:family="table-cell">
      <style:table-cell-properties fo:padding-left="0.075in" fo:padding-right="0.075in" fo:padding-top="0in" fo:padding-bottom="0in" fo:border-left="none" fo:border-right="1pt solid #7ba0cd" fo:border-top="none" fo:border-bottom="none" style:writing-mode="lr-tb"/>
    </style:style>
    <style:style style:name="Table147.A9" style:family="table-cell">
      <style:table-cell-properties fo:padding-left="0.075in" fo:padding-right="0.075in" fo:padding-top="0in" fo:padding-bottom="0in" fo:border-left="1pt solid #7ba0cd" fo:border-right="none" fo:border-top="none" fo:border-bottom="none" style:writing-mode="lr-tb"/>
    </style:style>
    <style:style style:name="Table147.B9" style:family="table-cell">
      <style:table-cell-properties fo:padding-left="0.075in" fo:padding-right="0.075in" fo:padding-top="0in" fo:padding-bottom="0in" fo:border="none" style:writing-mode="lr-tb"/>
    </style:style>
    <style:style style:name="Table147.C9" style:family="table-cell">
      <style:table-cell-properties fo:padding-left="0.075in" fo:padding-right="0.075in" fo:padding-top="0in" fo:padding-bottom="0in" fo:border="none" style:writing-mode="lr-tb"/>
    </style:style>
    <style:style style:name="Table147.D9" style:family="table-cell">
      <style:table-cell-properties fo:padding-left="0.075in" fo:padding-right="0.075in" fo:padding-top="0in" fo:padding-bottom="0in" fo:border="none" style:writing-mode="lr-tb"/>
    </style:style>
    <style:style style:name="Table147.E9" style:family="table-cell">
      <style:table-cell-properties fo:padding-left="0.075in" fo:padding-right="0.075in" fo:padding-top="0in" fo:padding-bottom="0in" fo:border="none" style:writing-mode="lr-tb"/>
    </style:style>
    <style:style style:name="Table147.F9" style:family="table-cell">
      <style:table-cell-properties fo:padding-left="0.075in" fo:padding-right="0.075in" fo:padding-top="0in" fo:padding-bottom="0in" fo:border="none" style:writing-mode="lr-tb"/>
    </style:style>
    <style:style style:name="Table147.G9" style:family="table-cell">
      <style:table-cell-properties fo:padding-left="0.075in" fo:padding-right="0.075in" fo:padding-top="0in" fo:padding-bottom="0in" fo:border="none" style:writing-mode="lr-tb"/>
    </style:style>
    <style:style style:name="Table147.H9" style:family="table-cell">
      <style:table-cell-properties fo:padding-left="0.075in" fo:padding-right="0.075in" fo:padding-top="0in" fo:padding-bottom="0in" fo:border-left="none" fo:border-right="1pt solid #7ba0cd" fo:border-top="none" fo:border-bottom="none" style:writing-mode="lr-tb"/>
    </style:style>
    <style:style style:name="Table147.A11" style:family="table-cell">
      <style:table-cell-properties fo:padding-left="0.075in" fo:padding-right="0.075in" fo:padding-top="0in" fo:padding-bottom="0in" fo:border-left="1pt solid #7ba0cd" fo:border-right="none" fo:border-top="none" fo:border-bottom="none" style:writing-mode="lr-tb"/>
    </style:style>
    <style:style style:name="Table147.B11" style:family="table-cell">
      <style:table-cell-properties fo:padding-left="0.075in" fo:padding-right="0.075in" fo:padding-top="0in" fo:padding-bottom="0in" fo:border="none" style:writing-mode="lr-tb"/>
    </style:style>
    <style:style style:name="Table147.C11" style:family="table-cell">
      <style:table-cell-properties fo:padding-left="0.075in" fo:padding-right="0.075in" fo:padding-top="0in" fo:padding-bottom="0in" fo:border="none" style:writing-mode="lr-tb"/>
    </style:style>
    <style:style style:name="Table147.D11" style:family="table-cell">
      <style:table-cell-properties fo:padding-left="0.075in" fo:padding-right="0.075in" fo:padding-top="0in" fo:padding-bottom="0in" fo:border="none" style:writing-mode="lr-tb"/>
    </style:style>
    <style:style style:name="Table147.E11" style:family="table-cell">
      <style:table-cell-properties fo:padding-left="0.075in" fo:padding-right="0.075in" fo:padding-top="0in" fo:padding-bottom="0in" fo:border="none" style:writing-mode="lr-tb"/>
    </style:style>
    <style:style style:name="Table147.F11" style:family="table-cell">
      <style:table-cell-properties fo:padding-left="0.075in" fo:padding-right="0.075in" fo:padding-top="0in" fo:padding-bottom="0in" fo:border="none" style:writing-mode="lr-tb"/>
    </style:style>
    <style:style style:name="Table147.G11" style:family="table-cell">
      <style:table-cell-properties fo:padding-left="0.075in" fo:padding-right="0.075in" fo:padding-top="0in" fo:padding-bottom="0in" fo:border="none" style:writing-mode="lr-tb"/>
    </style:style>
    <style:style style:name="Table147.H11" style:family="table-cell">
      <style:table-cell-properties fo:padding-left="0.075in" fo:padding-right="0.075in" fo:padding-top="0in" fo:padding-bottom="0in" fo:border-left="none" fo:border-right="1pt solid #7ba0cd" fo:border-top="none" fo:border-bottom="none" style:writing-mode="lr-tb"/>
    </style:style>
    <style:style style:name="Table147.A13" style:family="table-cell">
      <style:table-cell-properties fo:padding-left="0.075in" fo:padding-right="0.075in" fo:padding-top="0in" fo:padding-bottom="0in" fo:border-left="1pt solid #7ba0cd" fo:border-right="none" fo:border-top="none" fo:border-bottom="none" style:writing-mode="lr-tb"/>
    </style:style>
    <style:style style:name="Table147.B13" style:family="table-cell">
      <style:table-cell-properties fo:padding-left="0.075in" fo:padding-right="0.075in" fo:padding-top="0in" fo:padding-bottom="0in" fo:border="none" style:writing-mode="lr-tb"/>
    </style:style>
    <style:style style:name="Table147.C13" style:family="table-cell">
      <style:table-cell-properties fo:padding-left="0.075in" fo:padding-right="0.075in" fo:padding-top="0in" fo:padding-bottom="0in" fo:border="none" style:writing-mode="lr-tb"/>
    </style:style>
    <style:style style:name="Table147.D13" style:family="table-cell">
      <style:table-cell-properties fo:padding-left="0.075in" fo:padding-right="0.075in" fo:padding-top="0in" fo:padding-bottom="0in" fo:border="none" style:writing-mode="lr-tb"/>
    </style:style>
    <style:style style:name="Table147.E13" style:family="table-cell">
      <style:table-cell-properties fo:padding-left="0.075in" fo:padding-right="0.075in" fo:padding-top="0in" fo:padding-bottom="0in" fo:border="none" style:writing-mode="lr-tb"/>
    </style:style>
    <style:style style:name="Table147.F13" style:family="table-cell">
      <style:table-cell-properties fo:padding-left="0.075in" fo:padding-right="0.075in" fo:padding-top="0in" fo:padding-bottom="0in" fo:border="none" style:writing-mode="lr-tb"/>
    </style:style>
    <style:style style:name="Table147.G13" style:family="table-cell">
      <style:table-cell-properties fo:padding-left="0.075in" fo:padding-right="0.075in" fo:padding-top="0in" fo:padding-bottom="0in" fo:border="none" style:writing-mode="lr-tb"/>
    </style:style>
    <style:style style:name="Table147.H13" style:family="table-cell">
      <style:table-cell-properties fo:padding-left="0.075in" fo:padding-right="0.075in" fo:padding-top="0in" fo:padding-bottom="0in" fo:border-left="none" fo:border-right="1pt solid #7ba0cd" fo:border-top="none" fo:border-bottom="none" style:writing-mode="lr-tb"/>
    </style:style>
    <style:style style:name="Table147.A15" style:family="table-cell">
      <style:table-cell-properties fo:padding-left="0.075in" fo:padding-right="0.075in" fo:padding-top="0in" fo:padding-bottom="0in" fo:border-left="1pt solid #7ba0cd" fo:border-right="none" fo:border-top="none" fo:border-bottom="none" style:writing-mode="lr-tb"/>
    </style:style>
    <style:style style:name="Table147.B15" style:family="table-cell">
      <style:table-cell-properties fo:padding-left="0.075in" fo:padding-right="0.075in" fo:padding-top="0in" fo:padding-bottom="0in" fo:border="none" style:writing-mode="lr-tb"/>
    </style:style>
    <style:style style:name="Table147.C15" style:family="table-cell">
      <style:table-cell-properties fo:padding-left="0.075in" fo:padding-right="0.075in" fo:padding-top="0in" fo:padding-bottom="0in" fo:border="none" style:writing-mode="lr-tb"/>
    </style:style>
    <style:style style:name="Table147.D15" style:family="table-cell">
      <style:table-cell-properties fo:padding-left="0.075in" fo:padding-right="0.075in" fo:padding-top="0in" fo:padding-bottom="0in" fo:border="none" style:writing-mode="lr-tb"/>
    </style:style>
    <style:style style:name="Table147.E15" style:family="table-cell">
      <style:table-cell-properties fo:padding-left="0.075in" fo:padding-right="0.075in" fo:padding-top="0in" fo:padding-bottom="0in" fo:border="none" style:writing-mode="lr-tb"/>
    </style:style>
    <style:style style:name="Table147.F15" style:family="table-cell">
      <style:table-cell-properties fo:padding-left="0.075in" fo:padding-right="0.075in" fo:padding-top="0in" fo:padding-bottom="0in" fo:border="none" style:writing-mode="lr-tb"/>
    </style:style>
    <style:style style:name="Table147.G15" style:family="table-cell">
      <style:table-cell-properties fo:padding-left="0.075in" fo:padding-right="0.075in" fo:padding-top="0in" fo:padding-bottom="0in" fo:border="none" style:writing-mode="lr-tb"/>
    </style:style>
    <style:style style:name="Table147.H15" style:family="table-cell">
      <style:table-cell-properties fo:padding-left="0.075in" fo:padding-right="0.075in" fo:padding-top="0in" fo:padding-bottom="0in" fo:border-left="none" fo:border-right="1pt solid #7ba0cd" fo:border-top="none" fo:border-bottom="none" style:writing-mode="lr-tb"/>
    </style:style>
    <style:style style:name="Table147.A17" style:family="table-cell">
      <style:table-cell-properties fo:padding-left="0.075in" fo:padding-right="0.075in" fo:padding-top="0in" fo:padding-bottom="0in" fo:border-left="1pt solid #7ba0cd" fo:border-right="none" fo:border-top="none" fo:border-bottom="none" style:writing-mode="lr-tb"/>
    </style:style>
    <style:style style:name="Table147.B17" style:family="table-cell">
      <style:table-cell-properties fo:padding-left="0.075in" fo:padding-right="0.075in" fo:padding-top="0in" fo:padding-bottom="0in" fo:border="none" style:writing-mode="lr-tb"/>
    </style:style>
    <style:style style:name="Table147.C17" style:family="table-cell">
      <style:table-cell-properties fo:padding-left="0.075in" fo:padding-right="0.075in" fo:padding-top="0in" fo:padding-bottom="0in" fo:border="none" style:writing-mode="lr-tb"/>
    </style:style>
    <style:style style:name="Table147.D17" style:family="table-cell">
      <style:table-cell-properties fo:padding-left="0.075in" fo:padding-right="0.075in" fo:padding-top="0in" fo:padding-bottom="0in" fo:border="none" style:writing-mode="lr-tb"/>
    </style:style>
    <style:style style:name="Table147.E17" style:family="table-cell">
      <style:table-cell-properties fo:padding-left="0.075in" fo:padding-right="0.075in" fo:padding-top="0in" fo:padding-bottom="0in" fo:border="none" style:writing-mode="lr-tb"/>
    </style:style>
    <style:style style:name="Table147.F17" style:family="table-cell">
      <style:table-cell-properties fo:padding-left="0.075in" fo:padding-right="0.075in" fo:padding-top="0in" fo:padding-bottom="0in" fo:border="none" style:writing-mode="lr-tb"/>
    </style:style>
    <style:style style:name="Table147.G17" style:family="table-cell">
      <style:table-cell-properties fo:padding-left="0.075in" fo:padding-right="0.075in" fo:padding-top="0in" fo:padding-bottom="0in" fo:border="none" style:writing-mode="lr-tb"/>
    </style:style>
    <style:style style:name="Table147.H17" style:family="table-cell">
      <style:table-cell-properties fo:padding-left="0.075in" fo:padding-right="0.075in" fo:padding-top="0in" fo:padding-bottom="0in" fo:border-left="none" fo:border-right="1pt solid #7ba0cd" fo:border-top="none" fo:border-bottom="none" style:writing-mode="lr-tb"/>
    </style:style>
    <style:style style:name="Table147.A19" style:family="table-cell">
      <style:table-cell-properties fo:padding-left="0.075in" fo:padding-right="0.075in" fo:padding-top="0in" fo:padding-bottom="0in" fo:border-left="1pt solid #7ba0cd" fo:border-right="none" fo:border-top="none" fo:border-bottom="none" style:writing-mode="lr-tb"/>
    </style:style>
    <style:style style:name="Table147.B19" style:family="table-cell">
      <style:table-cell-properties fo:padding-left="0.075in" fo:padding-right="0.075in" fo:padding-top="0in" fo:padding-bottom="0in" fo:border="none" style:writing-mode="lr-tb"/>
    </style:style>
    <style:style style:name="Table147.C19" style:family="table-cell">
      <style:table-cell-properties fo:padding-left="0.075in" fo:padding-right="0.075in" fo:padding-top="0in" fo:padding-bottom="0in" fo:border="none" style:writing-mode="lr-tb"/>
    </style:style>
    <style:style style:name="Table147.D19" style:family="table-cell">
      <style:table-cell-properties fo:padding-left="0.075in" fo:padding-right="0.075in" fo:padding-top="0in" fo:padding-bottom="0in" fo:border="none" style:writing-mode="lr-tb"/>
    </style:style>
    <style:style style:name="Table147.E19" style:family="table-cell">
      <style:table-cell-properties fo:padding-left="0.075in" fo:padding-right="0.075in" fo:padding-top="0in" fo:padding-bottom="0in" fo:border="none" style:writing-mode="lr-tb"/>
    </style:style>
    <style:style style:name="Table147.F19" style:family="table-cell">
      <style:table-cell-properties fo:padding-left="0.075in" fo:padding-right="0.075in" fo:padding-top="0in" fo:padding-bottom="0in" fo:border="none" style:writing-mode="lr-tb"/>
    </style:style>
    <style:style style:name="Table147.G19" style:family="table-cell">
      <style:table-cell-properties fo:padding-left="0.075in" fo:padding-right="0.075in" fo:padding-top="0in" fo:padding-bottom="0in" fo:border="none" style:writing-mode="lr-tb"/>
    </style:style>
    <style:style style:name="Table147.H19" style:family="table-cell">
      <style:table-cell-properties fo:padding-left="0.075in" fo:padding-right="0.075in" fo:padding-top="0in" fo:padding-bottom="0in" fo:border-left="none" fo:border-right="1pt solid #7ba0cd" fo:border-top="none" fo:border-bottom="none" style:writing-mode="lr-tb"/>
    </style:style>
    <style:style style:name="Table147.A21" style:family="table-cell">
      <style:table-cell-properties fo:padding-left="0.075in" fo:padding-right="0.075in" fo:padding-top="0in" fo:padding-bottom="0in" fo:border-left="1pt solid #7ba0cd" fo:border-right="none" fo:border-top="none" fo:border-bottom="none" style:writing-mode="lr-tb"/>
    </style:style>
    <style:style style:name="Table147.B21" style:family="table-cell">
      <style:table-cell-properties fo:padding-left="0.075in" fo:padding-right="0.075in" fo:padding-top="0in" fo:padding-bottom="0in" fo:border="none" style:writing-mode="lr-tb"/>
    </style:style>
    <style:style style:name="Table147.C21" style:family="table-cell">
      <style:table-cell-properties fo:padding-left="0.075in" fo:padding-right="0.075in" fo:padding-top="0in" fo:padding-bottom="0in" fo:border="none" style:writing-mode="lr-tb"/>
    </style:style>
    <style:style style:name="Table147.D21" style:family="table-cell">
      <style:table-cell-properties fo:padding-left="0.075in" fo:padding-right="0.075in" fo:padding-top="0in" fo:padding-bottom="0in" fo:border="none" style:writing-mode="lr-tb"/>
    </style:style>
    <style:style style:name="Table147.E21" style:family="table-cell">
      <style:table-cell-properties fo:padding-left="0.075in" fo:padding-right="0.075in" fo:padding-top="0in" fo:padding-bottom="0in" fo:border="none" style:writing-mode="lr-tb"/>
    </style:style>
    <style:style style:name="Table147.F21" style:family="table-cell">
      <style:table-cell-properties fo:padding-left="0.075in" fo:padding-right="0.075in" fo:padding-top="0in" fo:padding-bottom="0in" fo:border="none" style:writing-mode="lr-tb"/>
    </style:style>
    <style:style style:name="Table147.G21" style:family="table-cell">
      <style:table-cell-properties fo:padding-left="0.075in" fo:padding-right="0.075in" fo:padding-top="0in" fo:padding-bottom="0in" fo:border="none" style:writing-mode="lr-tb"/>
    </style:style>
    <style:style style:name="Table147.H21" style:family="table-cell">
      <style:table-cell-properties fo:padding-left="0.075in" fo:padding-right="0.075in" fo:padding-top="0in" fo:padding-bottom="0in" fo:border-left="none" fo:border-right="1pt solid #7ba0cd" fo:border-top="none" fo:border-bottom="none" style:writing-mode="lr-tb"/>
    </style:style>
    <style:style style:name="Table147.A23" style:family="table-cell">
      <style:table-cell-properties fo:padding-left="0.075in" fo:padding-right="0.075in" fo:padding-top="0in" fo:padding-bottom="0in" fo:border-left="1pt solid #7ba0cd" fo:border-right="none" fo:border-top="none" fo:border-bottom="none" style:writing-mode="lr-tb"/>
    </style:style>
    <style:style style:name="Table147.B23" style:family="table-cell">
      <style:table-cell-properties fo:padding-left="0.075in" fo:padding-right="0.075in" fo:padding-top="0in" fo:padding-bottom="0in" fo:border="none" style:writing-mode="lr-tb"/>
    </style:style>
    <style:style style:name="Table147.C23" style:family="table-cell">
      <style:table-cell-properties fo:padding-left="0.075in" fo:padding-right="0.075in" fo:padding-top="0in" fo:padding-bottom="0in" fo:border="none" style:writing-mode="lr-tb"/>
    </style:style>
    <style:style style:name="Table147.D23" style:family="table-cell">
      <style:table-cell-properties fo:padding-left="0.075in" fo:padding-right="0.075in" fo:padding-top="0in" fo:padding-bottom="0in" fo:border="none" style:writing-mode="lr-tb"/>
    </style:style>
    <style:style style:name="Table147.E23" style:family="table-cell">
      <style:table-cell-properties fo:padding-left="0.075in" fo:padding-right="0.075in" fo:padding-top="0in" fo:padding-bottom="0in" fo:border="none" style:writing-mode="lr-tb"/>
    </style:style>
    <style:style style:name="Table147.F23" style:family="table-cell">
      <style:table-cell-properties fo:padding-left="0.075in" fo:padding-right="0.075in" fo:padding-top="0in" fo:padding-bottom="0in" fo:border="none" style:writing-mode="lr-tb"/>
    </style:style>
    <style:style style:name="Table147.G23" style:family="table-cell">
      <style:table-cell-properties fo:padding-left="0.075in" fo:padding-right="0.075in" fo:padding-top="0in" fo:padding-bottom="0in" fo:border="none" style:writing-mode="lr-tb"/>
    </style:style>
    <style:style style:name="Table147.H23" style:family="table-cell">
      <style:table-cell-properties fo:padding-left="0.075in" fo:padding-right="0.075in" fo:padding-top="0in" fo:padding-bottom="0in" fo:border-left="none" fo:border-right="1pt solid #7ba0cd" fo:border-top="none" fo:border-bottom="none" style:writing-mode="lr-tb"/>
    </style:style>
    <style:style style:name="Table147.A25" style:family="table-cell">
      <style:table-cell-properties fo:padding-left="0.075in" fo:padding-right="0.075in" fo:padding-top="0in" fo:padding-bottom="0in" fo:border-left="1pt solid #7ba0cd" fo:border-right="none" fo:border-top="none" fo:border-bottom="none" style:writing-mode="lr-tb"/>
    </style:style>
    <style:style style:name="Table147.B25" style:family="table-cell">
      <style:table-cell-properties fo:padding-left="0.075in" fo:padding-right="0.075in" fo:padding-top="0in" fo:padding-bottom="0in" fo:border="none" style:writing-mode="lr-tb"/>
    </style:style>
    <style:style style:name="Table147.C25" style:family="table-cell">
      <style:table-cell-properties fo:padding-left="0.075in" fo:padding-right="0.075in" fo:padding-top="0in" fo:padding-bottom="0in" fo:border="none" style:writing-mode="lr-tb"/>
    </style:style>
    <style:style style:name="Table147.D25" style:family="table-cell">
      <style:table-cell-properties fo:padding-left="0.075in" fo:padding-right="0.075in" fo:padding-top="0in" fo:padding-bottom="0in" fo:border="none" style:writing-mode="lr-tb"/>
    </style:style>
    <style:style style:name="Table147.E25" style:family="table-cell">
      <style:table-cell-properties fo:padding-left="0.075in" fo:padding-right="0.075in" fo:padding-top="0in" fo:padding-bottom="0in" fo:border="none" style:writing-mode="lr-tb"/>
    </style:style>
    <style:style style:name="Table147.F25" style:family="table-cell">
      <style:table-cell-properties fo:padding-left="0.075in" fo:padding-right="0.075in" fo:padding-top="0in" fo:padding-bottom="0in" fo:border="none" style:writing-mode="lr-tb"/>
    </style:style>
    <style:style style:name="Table147.G25" style:family="table-cell">
      <style:table-cell-properties fo:padding-left="0.075in" fo:padding-right="0.075in" fo:padding-top="0in" fo:padding-bottom="0in" fo:border="none" style:writing-mode="lr-tb"/>
    </style:style>
    <style:style style:name="Table147.H25" style:family="table-cell">
      <style:table-cell-properties fo:padding-left="0.075in" fo:padding-right="0.075in" fo:padding-top="0in" fo:padding-bottom="0in" fo:border-left="none" fo:border-right="1pt solid #7ba0cd" fo:border-top="none" fo:border-bottom="none" style:writing-mode="lr-tb"/>
    </style:style>
    <style:style style:name="Table147.A27" style:family="table-cell">
      <style:table-cell-properties fo:padding-left="0.075in" fo:padding-right="0.075in" fo:padding-top="0in" fo:padding-bottom="0in" fo:border-left="1pt solid #7ba0cd" fo:border-right="none" fo:border-top="none" fo:border-bottom="none" style:writing-mode="lr-tb"/>
    </style:style>
    <style:style style:name="Table147.B27" style:family="table-cell">
      <style:table-cell-properties fo:padding-left="0.075in" fo:padding-right="0.075in" fo:padding-top="0in" fo:padding-bottom="0in" fo:border="none" style:writing-mode="lr-tb"/>
    </style:style>
    <style:style style:name="Table147.C27" style:family="table-cell">
      <style:table-cell-properties fo:padding-left="0.075in" fo:padding-right="0.075in" fo:padding-top="0in" fo:padding-bottom="0in" fo:border="none" style:writing-mode="lr-tb"/>
    </style:style>
    <style:style style:name="Table147.D27" style:family="table-cell">
      <style:table-cell-properties fo:padding-left="0.075in" fo:padding-right="0.075in" fo:padding-top="0in" fo:padding-bottom="0in" fo:border="none" style:writing-mode="lr-tb"/>
    </style:style>
    <style:style style:name="Table147.E27" style:family="table-cell">
      <style:table-cell-properties fo:padding-left="0.075in" fo:padding-right="0.075in" fo:padding-top="0in" fo:padding-bottom="0in" fo:border="none" style:writing-mode="lr-tb"/>
    </style:style>
    <style:style style:name="Table147.F27" style:family="table-cell">
      <style:table-cell-properties fo:padding-left="0.075in" fo:padding-right="0.075in" fo:padding-top="0in" fo:padding-bottom="0in" fo:border="none" style:writing-mode="lr-tb"/>
    </style:style>
    <style:style style:name="Table147.G27" style:family="table-cell">
      <style:table-cell-properties fo:padding-left="0.075in" fo:padding-right="0.075in" fo:padding-top="0in" fo:padding-bottom="0in" fo:border="none" style:writing-mode="lr-tb"/>
    </style:style>
    <style:style style:name="Table147.H27" style:family="table-cell">
      <style:table-cell-properties fo:padding-left="0.075in" fo:padding-right="0.075in" fo:padding-top="0in" fo:padding-bottom="0in" fo:border-left="none" fo:border-right="1pt solid #7ba0cd" fo:border-top="none" fo:border-bottom="none" style:writing-mode="lr-tb"/>
    </style:style>
    <style:style style:name="Table147.A29" style:family="table-cell">
      <style:table-cell-properties fo:padding-left="0.075in" fo:padding-right="0.075in" fo:padding-top="0in" fo:padding-bottom="0in" fo:border-left="1pt solid #7ba0cd" fo:border-right="none" fo:border-top="none" fo:border-bottom="none" style:writing-mode="lr-tb"/>
    </style:style>
    <style:style style:name="Table147.B29" style:family="table-cell">
      <style:table-cell-properties fo:padding-left="0.075in" fo:padding-right="0.075in" fo:padding-top="0in" fo:padding-bottom="0in" fo:border="none" style:writing-mode="lr-tb"/>
    </style:style>
    <style:style style:name="Table147.C29" style:family="table-cell">
      <style:table-cell-properties fo:padding-left="0.075in" fo:padding-right="0.075in" fo:padding-top="0in" fo:padding-bottom="0in" fo:border="none" style:writing-mode="lr-tb"/>
    </style:style>
    <style:style style:name="Table147.D29" style:family="table-cell">
      <style:table-cell-properties fo:padding-left="0.075in" fo:padding-right="0.075in" fo:padding-top="0in" fo:padding-bottom="0in" fo:border="none" style:writing-mode="lr-tb"/>
    </style:style>
    <style:style style:name="Table147.E29" style:family="table-cell">
      <style:table-cell-properties fo:padding-left="0.075in" fo:padding-right="0.075in" fo:padding-top="0in" fo:padding-bottom="0in" fo:border="none" style:writing-mode="lr-tb"/>
    </style:style>
    <style:style style:name="Table147.F29" style:family="table-cell">
      <style:table-cell-properties fo:padding-left="0.075in" fo:padding-right="0.075in" fo:padding-top="0in" fo:padding-bottom="0in" fo:border="none" style:writing-mode="lr-tb"/>
    </style:style>
    <style:style style:name="Table147.G29" style:family="table-cell">
      <style:table-cell-properties fo:padding-left="0.075in" fo:padding-right="0.075in" fo:padding-top="0in" fo:padding-bottom="0in" fo:border="none" style:writing-mode="lr-tb"/>
    </style:style>
    <style:style style:name="Table147.H29" style:family="table-cell">
      <style:table-cell-properties fo:padding-left="0.075in" fo:padding-right="0.075in" fo:padding-top="0in" fo:padding-bottom="0in" fo:border-left="none" fo:border-right="1pt solid #7ba0cd" fo:border-top="none" fo:border-bottom="none" style:writing-mode="lr-tb"/>
    </style:style>
    <style:style style:name="Table147.A31" style:family="table-cell">
      <style:table-cell-properties fo:padding-left="0.075in" fo:padding-right="0.075in" fo:padding-top="0in" fo:padding-bottom="0in" fo:border-left="1pt solid #7ba0cd" fo:border-right="none" fo:border-top="none" fo:border-bottom="none" style:writing-mode="lr-tb"/>
    </style:style>
    <style:style style:name="Table147.B31" style:family="table-cell">
      <style:table-cell-properties fo:padding-left="0.075in" fo:padding-right="0.075in" fo:padding-top="0in" fo:padding-bottom="0in" fo:border="none" style:writing-mode="lr-tb"/>
    </style:style>
    <style:style style:name="Table147.C31" style:family="table-cell">
      <style:table-cell-properties fo:padding-left="0.075in" fo:padding-right="0.075in" fo:padding-top="0in" fo:padding-bottom="0in" fo:border="none" style:writing-mode="lr-tb"/>
    </style:style>
    <style:style style:name="Table147.D31" style:family="table-cell">
      <style:table-cell-properties fo:padding-left="0.075in" fo:padding-right="0.075in" fo:padding-top="0in" fo:padding-bottom="0in" fo:border="none" style:writing-mode="lr-tb"/>
    </style:style>
    <style:style style:name="Table147.E31" style:family="table-cell">
      <style:table-cell-properties fo:padding-left="0.075in" fo:padding-right="0.075in" fo:padding-top="0in" fo:padding-bottom="0in" fo:border="none" style:writing-mode="lr-tb"/>
    </style:style>
    <style:style style:name="Table147.F31" style:family="table-cell">
      <style:table-cell-properties fo:padding-left="0.075in" fo:padding-right="0.075in" fo:padding-top="0in" fo:padding-bottom="0in" fo:border="none" style:writing-mode="lr-tb"/>
    </style:style>
    <style:style style:name="Table147.G31" style:family="table-cell">
      <style:table-cell-properties fo:padding-left="0.075in" fo:padding-right="0.075in" fo:padding-top="0in" fo:padding-bottom="0in" fo:border="none" style:writing-mode="lr-tb"/>
    </style:style>
    <style:style style:name="Table147.H31" style:family="table-cell">
      <style:table-cell-properties fo:padding-left="0.075in" fo:padding-right="0.075in" fo:padding-top="0in" fo:padding-bottom="0in" fo:border-left="none" fo:border-right="1pt solid #7ba0cd" fo:border-top="none" fo:border-bottom="none" style:writing-mode="lr-tb"/>
    </style:style>
    <style:style style:name="Table147.A33" style:family="table-cell">
      <style:table-cell-properties fo:padding-left="0.075in" fo:padding-right="0.075in" fo:padding-top="0in" fo:padding-bottom="0in" fo:border-left="1pt solid #7ba0cd" fo:border-right="none" fo:border-top="none" fo:border-bottom="none" style:writing-mode="lr-tb"/>
    </style:style>
    <style:style style:name="Table147.B33" style:family="table-cell">
      <style:table-cell-properties fo:padding-left="0.075in" fo:padding-right="0.075in" fo:padding-top="0in" fo:padding-bottom="0in" fo:border="none" style:writing-mode="lr-tb"/>
    </style:style>
    <style:style style:name="Table147.C33" style:family="table-cell">
      <style:table-cell-properties fo:padding-left="0.075in" fo:padding-right="0.075in" fo:padding-top="0in" fo:padding-bottom="0in" fo:border="none" style:writing-mode="lr-tb"/>
    </style:style>
    <style:style style:name="Table147.D33" style:family="table-cell">
      <style:table-cell-properties fo:padding-left="0.075in" fo:padding-right="0.075in" fo:padding-top="0in" fo:padding-bottom="0in" fo:border="none" style:writing-mode="lr-tb"/>
    </style:style>
    <style:style style:name="Table147.E33" style:family="table-cell">
      <style:table-cell-properties fo:padding-left="0.075in" fo:padding-right="0.075in" fo:padding-top="0in" fo:padding-bottom="0in" fo:border="none" style:writing-mode="lr-tb"/>
    </style:style>
    <style:style style:name="Table147.F33" style:family="table-cell">
      <style:table-cell-properties fo:padding-left="0.075in" fo:padding-right="0.075in" fo:padding-top="0in" fo:padding-bottom="0in" fo:border="none" style:writing-mode="lr-tb"/>
    </style:style>
    <style:style style:name="Table147.G33" style:family="table-cell">
      <style:table-cell-properties fo:padding-left="0.075in" fo:padding-right="0.075in" fo:padding-top="0in" fo:padding-bottom="0in" fo:border="none" style:writing-mode="lr-tb"/>
    </style:style>
    <style:style style:name="Table147.H33" style:family="table-cell">
      <style:table-cell-properties fo:padding-left="0.075in" fo:padding-right="0.075in" fo:padding-top="0in" fo:padding-bottom="0in" fo:border-left="none" fo:border-right="1pt solid #7ba0cd" fo:border-top="none" fo:border-bottom="none" style:writing-mode="lr-tb"/>
    </style:style>
    <style:style style:name="Table147.A35" style:family="table-cell">
      <style:table-cell-properties fo:padding-left="0.075in" fo:padding-right="0.075in" fo:padding-top="0in" fo:padding-bottom="0in" fo:border-left="1pt solid #7ba0cd" fo:border-right="none" fo:border-top="none" fo:border-bottom="none" style:writing-mode="lr-tb"/>
    </style:style>
    <style:style style:name="Table147.B35" style:family="table-cell">
      <style:table-cell-properties fo:padding-left="0.075in" fo:padding-right="0.075in" fo:padding-top="0in" fo:padding-bottom="0in" fo:border="none" style:writing-mode="lr-tb"/>
    </style:style>
    <style:style style:name="Table147.C35" style:family="table-cell">
      <style:table-cell-properties fo:padding-left="0.075in" fo:padding-right="0.075in" fo:padding-top="0in" fo:padding-bottom="0in" fo:border="none" style:writing-mode="lr-tb"/>
    </style:style>
    <style:style style:name="Table147.D35" style:family="table-cell">
      <style:table-cell-properties fo:padding-left="0.075in" fo:padding-right="0.075in" fo:padding-top="0in" fo:padding-bottom="0in" fo:border="none" style:writing-mode="lr-tb"/>
    </style:style>
    <style:style style:name="Table147.E35" style:family="table-cell">
      <style:table-cell-properties fo:padding-left="0.075in" fo:padding-right="0.075in" fo:padding-top="0in" fo:padding-bottom="0in" fo:border="none" style:writing-mode="lr-tb"/>
    </style:style>
    <style:style style:name="Table147.F35" style:family="table-cell">
      <style:table-cell-properties fo:padding-left="0.075in" fo:padding-right="0.075in" fo:padding-top="0in" fo:padding-bottom="0in" fo:border="none" style:writing-mode="lr-tb"/>
    </style:style>
    <style:style style:name="Table147.G35" style:family="table-cell">
      <style:table-cell-properties fo:padding-left="0.075in" fo:padding-right="0.075in" fo:padding-top="0in" fo:padding-bottom="0in" fo:border="none" style:writing-mode="lr-tb"/>
    </style:style>
    <style:style style:name="Table147.H35" style:family="table-cell">
      <style:table-cell-properties fo:padding-left="0.075in" fo:padding-right="0.075in" fo:padding-top="0in" fo:padding-bottom="0in" fo:border-left="none" fo:border-right="1pt solid #7ba0cd" fo:border-top="none" fo:border-bottom="none" style:writing-mode="lr-tb"/>
    </style:style>
    <style:style style:name="Table147.A37" style:family="table-cell">
      <style:table-cell-properties fo:padding-left="0.075in" fo:padding-right="0.075in" fo:padding-top="0in" fo:padding-bottom="0in" fo:border-left="1pt solid #7ba0cd" fo:border-right="none" fo:border-top="none" fo:border-bottom="none" style:writing-mode="lr-tb"/>
    </style:style>
    <style:style style:name="Table147.B37" style:family="table-cell">
      <style:table-cell-properties fo:padding-left="0.075in" fo:padding-right="0.075in" fo:padding-top="0in" fo:padding-bottom="0in" fo:border="none" style:writing-mode="lr-tb"/>
    </style:style>
    <style:style style:name="Table147.C37" style:family="table-cell">
      <style:table-cell-properties fo:padding-left="0.075in" fo:padding-right="0.075in" fo:padding-top="0in" fo:padding-bottom="0in" fo:border="none" style:writing-mode="lr-tb"/>
    </style:style>
    <style:style style:name="Table147.D37" style:family="table-cell">
      <style:table-cell-properties fo:padding-left="0.075in" fo:padding-right="0.075in" fo:padding-top="0in" fo:padding-bottom="0in" fo:border="none" style:writing-mode="lr-tb"/>
    </style:style>
    <style:style style:name="Table147.E37" style:family="table-cell">
      <style:table-cell-properties fo:padding-left="0.075in" fo:padding-right="0.075in" fo:padding-top="0in" fo:padding-bottom="0in" fo:border="none" style:writing-mode="lr-tb"/>
    </style:style>
    <style:style style:name="Table147.F37" style:family="table-cell">
      <style:table-cell-properties fo:padding-left="0.075in" fo:padding-right="0.075in" fo:padding-top="0in" fo:padding-bottom="0in" fo:border="none" style:writing-mode="lr-tb"/>
    </style:style>
    <style:style style:name="Table147.G37" style:family="table-cell">
      <style:table-cell-properties fo:padding-left="0.075in" fo:padding-right="0.075in" fo:padding-top="0in" fo:padding-bottom="0in" fo:border="none" style:writing-mode="lr-tb"/>
    </style:style>
    <style:style style:name="Table147.H37" style:family="table-cell">
      <style:table-cell-properties fo:padding-left="0.075in" fo:padding-right="0.075in" fo:padding-top="0in" fo:padding-bottom="0in" fo:border-left="none" fo:border-right="1pt solid #7ba0cd" fo:border-top="none" fo:border-bottom="none" style:writing-mode="lr-tb"/>
    </style:style>
    <style:style style:name="Table147.A39" style:family="table-cell">
      <style:table-cell-properties fo:padding-left="0.075in" fo:padding-right="0.075in" fo:padding-top="0in" fo:padding-bottom="0in" fo:border-left="1pt solid #7ba0cd" fo:border-right="none" fo:border-top="none" fo:border-bottom="none" style:writing-mode="lr-tb"/>
    </style:style>
    <style:style style:name="Table147.B39" style:family="table-cell">
      <style:table-cell-properties fo:padding-left="0.075in" fo:padding-right="0.075in" fo:padding-top="0in" fo:padding-bottom="0in" fo:border="none" style:writing-mode="lr-tb"/>
    </style:style>
    <style:style style:name="Table147.C39" style:family="table-cell">
      <style:table-cell-properties fo:padding-left="0.075in" fo:padding-right="0.075in" fo:padding-top="0in" fo:padding-bottom="0in" fo:border="none" style:writing-mode="lr-tb"/>
    </style:style>
    <style:style style:name="Table147.D39" style:family="table-cell">
      <style:table-cell-properties fo:padding-left="0.075in" fo:padding-right="0.075in" fo:padding-top="0in" fo:padding-bottom="0in" fo:border="none" style:writing-mode="lr-tb"/>
    </style:style>
    <style:style style:name="Table147.E39" style:family="table-cell">
      <style:table-cell-properties fo:padding-left="0.075in" fo:padding-right="0.075in" fo:padding-top="0in" fo:padding-bottom="0in" fo:border="none" style:writing-mode="lr-tb"/>
    </style:style>
    <style:style style:name="Table147.F39" style:family="table-cell">
      <style:table-cell-properties fo:padding-left="0.075in" fo:padding-right="0.075in" fo:padding-top="0in" fo:padding-bottom="0in" fo:border="none" style:writing-mode="lr-tb"/>
    </style:style>
    <style:style style:name="Table147.G39" style:family="table-cell">
      <style:table-cell-properties fo:padding-left="0.075in" fo:padding-right="0.075in" fo:padding-top="0in" fo:padding-bottom="0in" fo:border="none" style:writing-mode="lr-tb"/>
    </style:style>
    <style:style style:name="Table147.H39" style:family="table-cell">
      <style:table-cell-properties fo:padding-left="0.075in" fo:padding-right="0.075in" fo:padding-top="0in" fo:padding-bottom="0in" fo:border-left="none" fo:border-right="1pt solid #7ba0cd" fo:border-top="none" fo:border-bottom="none" style:writing-mode="lr-tb"/>
    </style:style>
    <style:style style:name="Table147.A41" style:family="table-cell">
      <style:table-cell-properties fo:padding-left="0.075in" fo:padding-right="0.075in" fo:padding-top="0in" fo:padding-bottom="0in" fo:border-left="1pt solid #7ba0cd" fo:border-right="none" fo:border-top="none" fo:border-bottom="none" style:writing-mode="lr-tb"/>
    </style:style>
    <style:style style:name="Table147.B41" style:family="table-cell">
      <style:table-cell-properties fo:padding-left="0.075in" fo:padding-right="0.075in" fo:padding-top="0in" fo:padding-bottom="0in" fo:border="none" style:writing-mode="lr-tb"/>
    </style:style>
    <style:style style:name="Table147.C41" style:family="table-cell">
      <style:table-cell-properties fo:padding-left="0.075in" fo:padding-right="0.075in" fo:padding-top="0in" fo:padding-bottom="0in" fo:border="none" style:writing-mode="lr-tb"/>
    </style:style>
    <style:style style:name="Table147.D41" style:family="table-cell">
      <style:table-cell-properties fo:padding-left="0.075in" fo:padding-right="0.075in" fo:padding-top="0in" fo:padding-bottom="0in" fo:border="none" style:writing-mode="lr-tb"/>
    </style:style>
    <style:style style:name="Table147.E41" style:family="table-cell">
      <style:table-cell-properties fo:padding-left="0.075in" fo:padding-right="0.075in" fo:padding-top="0in" fo:padding-bottom="0in" fo:border="none" style:writing-mode="lr-tb"/>
    </style:style>
    <style:style style:name="Table147.F41" style:family="table-cell">
      <style:table-cell-properties fo:padding-left="0.075in" fo:padding-right="0.075in" fo:padding-top="0in" fo:padding-bottom="0in" fo:border="none" style:writing-mode="lr-tb"/>
    </style:style>
    <style:style style:name="Table147.G41" style:family="table-cell">
      <style:table-cell-properties fo:padding-left="0.075in" fo:padding-right="0.075in" fo:padding-top="0in" fo:padding-bottom="0in" fo:border="none" style:writing-mode="lr-tb"/>
    </style:style>
    <style:style style:name="Table147.H41" style:family="table-cell">
      <style:table-cell-properties fo:padding-left="0.075in" fo:padding-right="0.075in" fo:padding-top="0in" fo:padding-bottom="0in" fo:border-left="none" fo:border-right="1pt solid #7ba0cd" fo:border-top="none" fo:border-bottom="none" style:writing-mode="lr-tb"/>
    </style:style>
    <style:style style:name="Table147.A43" style:family="table-cell">
      <style:table-cell-properties fo:padding-left="0.075in" fo:padding-right="0.075in" fo:padding-top="0in" fo:padding-bottom="0in" fo:border-left="1pt solid #7ba0cd" fo:border-right="none" fo:border-top="none" fo:border-bottom="none" style:writing-mode="lr-tb"/>
    </style:style>
    <style:style style:name="Table147.B43" style:family="table-cell">
      <style:table-cell-properties fo:padding-left="0.075in" fo:padding-right="0.075in" fo:padding-top="0in" fo:padding-bottom="0in" fo:border="none" style:writing-mode="lr-tb"/>
    </style:style>
    <style:style style:name="Table147.C43" style:family="table-cell">
      <style:table-cell-properties fo:padding-left="0.075in" fo:padding-right="0.075in" fo:padding-top="0in" fo:padding-bottom="0in" fo:border="none" style:writing-mode="lr-tb"/>
    </style:style>
    <style:style style:name="Table147.D43" style:family="table-cell">
      <style:table-cell-properties fo:padding-left="0.075in" fo:padding-right="0.075in" fo:padding-top="0in" fo:padding-bottom="0in" fo:border="none" style:writing-mode="lr-tb"/>
    </style:style>
    <style:style style:name="Table147.E43" style:family="table-cell">
      <style:table-cell-properties fo:padding-left="0.075in" fo:padding-right="0.075in" fo:padding-top="0in" fo:padding-bottom="0in" fo:border="none" style:writing-mode="lr-tb"/>
    </style:style>
    <style:style style:name="Table147.F43" style:family="table-cell">
      <style:table-cell-properties fo:padding-left="0.075in" fo:padding-right="0.075in" fo:padding-top="0in" fo:padding-bottom="0in" fo:border="none" style:writing-mode="lr-tb"/>
    </style:style>
    <style:style style:name="Table147.G43" style:family="table-cell">
      <style:table-cell-properties fo:padding-left="0.075in" fo:padding-right="0.075in" fo:padding-top="0in" fo:padding-bottom="0in" fo:border="none" style:writing-mode="lr-tb"/>
    </style:style>
    <style:style style:name="Table147.H43" style:family="table-cell">
      <style:table-cell-properties fo:padding-left="0.075in" fo:padding-right="0.075in" fo:padding-top="0in" fo:padding-bottom="0in" fo:border-left="none" fo:border-right="1pt solid #7ba0cd" fo:border-top="none" fo:border-bottom="none" style:writing-mode="lr-tb"/>
    </style:style>
    <style:style style:name="Table147.A45" style:family="table-cell">
      <style:table-cell-properties fo:padding-left="0.075in" fo:padding-right="0.075in" fo:padding-top="0in" fo:padding-bottom="0in" fo:border-left="1pt solid #7ba0cd" fo:border-right="none" fo:border-top="none" fo:border-bottom="none" style:writing-mode="lr-tb"/>
    </style:style>
    <style:style style:name="Table147.B45" style:family="table-cell">
      <style:table-cell-properties fo:padding-left="0.075in" fo:padding-right="0.075in" fo:padding-top="0in" fo:padding-bottom="0in" fo:border="none" style:writing-mode="lr-tb"/>
    </style:style>
    <style:style style:name="Table147.C45" style:family="table-cell">
      <style:table-cell-properties fo:padding-left="0.075in" fo:padding-right="0.075in" fo:padding-top="0in" fo:padding-bottom="0in" fo:border="none" style:writing-mode="lr-tb"/>
    </style:style>
    <style:style style:name="Table147.D45" style:family="table-cell">
      <style:table-cell-properties fo:padding-left="0.075in" fo:padding-right="0.075in" fo:padding-top="0in" fo:padding-bottom="0in" fo:border="none" style:writing-mode="lr-tb"/>
    </style:style>
    <style:style style:name="Table147.E45" style:family="table-cell">
      <style:table-cell-properties fo:padding-left="0.075in" fo:padding-right="0.075in" fo:padding-top="0in" fo:padding-bottom="0in" fo:border="none" style:writing-mode="lr-tb"/>
    </style:style>
    <style:style style:name="Table147.F45" style:family="table-cell">
      <style:table-cell-properties fo:padding-left="0.075in" fo:padding-right="0.075in" fo:padding-top="0in" fo:padding-bottom="0in" fo:border="none" style:writing-mode="lr-tb"/>
    </style:style>
    <style:style style:name="Table147.G45" style:family="table-cell">
      <style:table-cell-properties fo:padding-left="0.075in" fo:padding-right="0.075in" fo:padding-top="0in" fo:padding-bottom="0in" fo:border="none" style:writing-mode="lr-tb"/>
    </style:style>
    <style:style style:name="Table147.H45" style:family="table-cell">
      <style:table-cell-properties fo:padding-left="0.075in" fo:padding-right="0.075in" fo:padding-top="0in" fo:padding-bottom="0in" fo:border-left="none" fo:border-right="1pt solid #7ba0cd" fo:border-top="none" fo:border-bottom="none" style:writing-mode="lr-tb"/>
    </style:style>
    <style:style style:name="Table147.A47" style:family="table-cell">
      <style:table-cell-properties fo:padding-left="0.075in" fo:padding-right="0.075in" fo:padding-top="0in" fo:padding-bottom="0in" fo:border-left="1pt solid #7ba0cd" fo:border-right="none" fo:border-top="none" fo:border-bottom="none" style:writing-mode="lr-tb"/>
    </style:style>
    <style:style style:name="Table147.B47" style:family="table-cell">
      <style:table-cell-properties fo:padding-left="0.075in" fo:padding-right="0.075in" fo:padding-top="0in" fo:padding-bottom="0in" fo:border="none" style:writing-mode="lr-tb"/>
    </style:style>
    <style:style style:name="Table147.C47" style:family="table-cell">
      <style:table-cell-properties fo:padding-left="0.075in" fo:padding-right="0.075in" fo:padding-top="0in" fo:padding-bottom="0in" fo:border="none" style:writing-mode="lr-tb"/>
    </style:style>
    <style:style style:name="Table147.D47" style:family="table-cell">
      <style:table-cell-properties fo:padding-left="0.075in" fo:padding-right="0.075in" fo:padding-top="0in" fo:padding-bottom="0in" fo:border="none" style:writing-mode="lr-tb"/>
    </style:style>
    <style:style style:name="Table147.E47" style:family="table-cell">
      <style:table-cell-properties fo:padding-left="0.075in" fo:padding-right="0.075in" fo:padding-top="0in" fo:padding-bottom="0in" fo:border="none" style:writing-mode="lr-tb"/>
    </style:style>
    <style:style style:name="Table147.F47" style:family="table-cell">
      <style:table-cell-properties fo:padding-left="0.075in" fo:padding-right="0.075in" fo:padding-top="0in" fo:padding-bottom="0in" fo:border="none" style:writing-mode="lr-tb"/>
    </style:style>
    <style:style style:name="Table147.G47" style:family="table-cell">
      <style:table-cell-properties fo:padding-left="0.075in" fo:padding-right="0.075in" fo:padding-top="0in" fo:padding-bottom="0in" fo:border="none" style:writing-mode="lr-tb"/>
    </style:style>
    <style:style style:name="Table147.H47" style:family="table-cell">
      <style:table-cell-properties fo:padding-left="0.075in" fo:padding-right="0.075in" fo:padding-top="0in" fo:padding-bottom="0in" fo:border-left="none" fo:border-right="1pt solid #7ba0cd" fo:border-top="none" fo:border-bottom="none" style:writing-mode="lr-tb"/>
    </style:style>
    <style:style style:name="Table147.A49" style:family="table-cell">
      <style:table-cell-properties fo:padding-left="0.075in" fo:padding-right="0.075in" fo:padding-top="0in" fo:padding-bottom="0in" fo:border-left="1pt solid #7ba0cd" fo:border-right="none" fo:border-top="none" fo:border-bottom="none" style:writing-mode="lr-tb"/>
    </style:style>
    <style:style style:name="Table147.B49" style:family="table-cell">
      <style:table-cell-properties fo:padding-left="0.075in" fo:padding-right="0.075in" fo:padding-top="0in" fo:padding-bottom="0in" fo:border="none" style:writing-mode="lr-tb"/>
    </style:style>
    <style:style style:name="Table147.C49" style:family="table-cell">
      <style:table-cell-properties fo:padding-left="0.075in" fo:padding-right="0.075in" fo:padding-top="0in" fo:padding-bottom="0in" fo:border="none" style:writing-mode="lr-tb"/>
    </style:style>
    <style:style style:name="Table147.D49" style:family="table-cell">
      <style:table-cell-properties fo:padding-left="0.075in" fo:padding-right="0.075in" fo:padding-top="0in" fo:padding-bottom="0in" fo:border="none" style:writing-mode="lr-tb"/>
    </style:style>
    <style:style style:name="Table147.E49" style:family="table-cell">
      <style:table-cell-properties fo:padding-left="0.075in" fo:padding-right="0.075in" fo:padding-top="0in" fo:padding-bottom="0in" fo:border="none" style:writing-mode="lr-tb"/>
    </style:style>
    <style:style style:name="Table147.F49" style:family="table-cell">
      <style:table-cell-properties fo:padding-left="0.075in" fo:padding-right="0.075in" fo:padding-top="0in" fo:padding-bottom="0in" fo:border="none" style:writing-mode="lr-tb"/>
    </style:style>
    <style:style style:name="Table147.G49" style:family="table-cell">
      <style:table-cell-properties fo:padding-left="0.075in" fo:padding-right="0.075in" fo:padding-top="0in" fo:padding-bottom="0in" fo:border="none" style:writing-mode="lr-tb"/>
    </style:style>
    <style:style style:name="Table147.H49" style:family="table-cell">
      <style:table-cell-properties fo:padding-left="0.075in" fo:padding-right="0.075in" fo:padding-top="0in" fo:padding-bottom="0in" fo:border-left="none" fo:border-right="1pt solid #7ba0cd" fo:border-top="none" fo:border-bottom="none" style:writing-mode="lr-tb"/>
    </style:style>
    <style:style style:name="Table147.A51" style:family="table-cell">
      <style:table-cell-properties fo:padding-left="0.075in" fo:padding-right="0.075in" fo:padding-top="0in" fo:padding-bottom="0in" fo:border-left="1pt solid #7ba0cd" fo:border-right="none" fo:border-top="none" fo:border-bottom="none" style:writing-mode="lr-tb"/>
    </style:style>
    <style:style style:name="Table147.B51" style:family="table-cell">
      <style:table-cell-properties fo:padding-left="0.075in" fo:padding-right="0.075in" fo:padding-top="0in" fo:padding-bottom="0in" fo:border="none" style:writing-mode="lr-tb"/>
    </style:style>
    <style:style style:name="Table147.C51" style:family="table-cell">
      <style:table-cell-properties fo:padding-left="0.075in" fo:padding-right="0.075in" fo:padding-top="0in" fo:padding-bottom="0in" fo:border="none" style:writing-mode="lr-tb"/>
    </style:style>
    <style:style style:name="Table147.D51" style:family="table-cell">
      <style:table-cell-properties fo:padding-left="0.075in" fo:padding-right="0.075in" fo:padding-top="0in" fo:padding-bottom="0in" fo:border="none" style:writing-mode="lr-tb"/>
    </style:style>
    <style:style style:name="Table147.E51" style:family="table-cell">
      <style:table-cell-properties fo:padding-left="0.075in" fo:padding-right="0.075in" fo:padding-top="0in" fo:padding-bottom="0in" fo:border="none" style:writing-mode="lr-tb"/>
    </style:style>
    <style:style style:name="Table147.F51" style:family="table-cell">
      <style:table-cell-properties fo:padding-left="0.075in" fo:padding-right="0.075in" fo:padding-top="0in" fo:padding-bottom="0in" fo:border="none" style:writing-mode="lr-tb"/>
    </style:style>
    <style:style style:name="Table147.G51" style:family="table-cell">
      <style:table-cell-properties fo:padding-left="0.075in" fo:padding-right="0.075in" fo:padding-top="0in" fo:padding-bottom="0in" fo:border="none" style:writing-mode="lr-tb"/>
    </style:style>
    <style:style style:name="Table147.H51" style:family="table-cell">
      <style:table-cell-properties fo:padding-left="0.075in" fo:padding-right="0.075in" fo:padding-top="0in" fo:padding-bottom="0in" fo:border-left="none" fo:border-right="1pt solid #7ba0cd" fo:border-top="none" fo:border-bottom="none" style:writing-mode="lr-tb"/>
    </style:style>
    <style:style style:name="Table147.A53" style:family="table-cell">
      <style:table-cell-properties fo:padding-left="0.075in" fo:padding-right="0.075in" fo:padding-top="0in" fo:padding-bottom="0in" fo:border-left="1pt solid #7ba0cd" fo:border-right="none" fo:border-top="none" fo:border-bottom="none" style:writing-mode="lr-tb"/>
    </style:style>
    <style:style style:name="Table147.B53" style:family="table-cell">
      <style:table-cell-properties fo:padding-left="0.075in" fo:padding-right="0.075in" fo:padding-top="0in" fo:padding-bottom="0in" fo:border="none" style:writing-mode="lr-tb"/>
    </style:style>
    <style:style style:name="Table147.C53" style:family="table-cell">
      <style:table-cell-properties fo:padding-left="0.075in" fo:padding-right="0.075in" fo:padding-top="0in" fo:padding-bottom="0in" fo:border="none" style:writing-mode="lr-tb"/>
    </style:style>
    <style:style style:name="Table147.D53" style:family="table-cell">
      <style:table-cell-properties fo:padding-left="0.075in" fo:padding-right="0.075in" fo:padding-top="0in" fo:padding-bottom="0in" fo:border="none" style:writing-mode="lr-tb"/>
    </style:style>
    <style:style style:name="Table147.E53" style:family="table-cell">
      <style:table-cell-properties fo:padding-left="0.075in" fo:padding-right="0.075in" fo:padding-top="0in" fo:padding-bottom="0in" fo:border="none" style:writing-mode="lr-tb"/>
    </style:style>
    <style:style style:name="Table147.F53" style:family="table-cell">
      <style:table-cell-properties fo:padding-left="0.075in" fo:padding-right="0.075in" fo:padding-top="0in" fo:padding-bottom="0in" fo:border="none" style:writing-mode="lr-tb"/>
    </style:style>
    <style:style style:name="Table147.G53" style:family="table-cell">
      <style:table-cell-properties fo:padding-left="0.075in" fo:padding-right="0.075in" fo:padding-top="0in" fo:padding-bottom="0in" fo:border="none" style:writing-mode="lr-tb"/>
    </style:style>
    <style:style style:name="Table147.H53" style:family="table-cell">
      <style:table-cell-properties fo:padding-left="0.075in" fo:padding-right="0.075in" fo:padding-top="0in" fo:padding-bottom="0in" fo:border-left="none" fo:border-right="1pt solid #7ba0cd" fo:border-top="none" fo:border-bottom="none" style:writing-mode="lr-tb"/>
    </style:style>
    <style:style style:name="Table147.A55" style:family="table-cell">
      <style:table-cell-properties fo:padding-left="0.075in" fo:padding-right="0.075in" fo:padding-top="0in" fo:padding-bottom="0in" fo:border-left="1pt solid #7ba0cd" fo:border-right="none" fo:border-top="none" fo:border-bottom="none" style:writing-mode="lr-tb"/>
    </style:style>
    <style:style style:name="Table147.B55" style:family="table-cell">
      <style:table-cell-properties fo:padding-left="0.075in" fo:padding-right="0.075in" fo:padding-top="0in" fo:padding-bottom="0in" fo:border="none" style:writing-mode="lr-tb"/>
    </style:style>
    <style:style style:name="Table147.C55" style:family="table-cell">
      <style:table-cell-properties fo:padding-left="0.075in" fo:padding-right="0.075in" fo:padding-top="0in" fo:padding-bottom="0in" fo:border="none" style:writing-mode="lr-tb"/>
    </style:style>
    <style:style style:name="Table147.D55" style:family="table-cell">
      <style:table-cell-properties fo:padding-left="0.075in" fo:padding-right="0.075in" fo:padding-top="0in" fo:padding-bottom="0in" fo:border="none" style:writing-mode="lr-tb"/>
    </style:style>
    <style:style style:name="Table147.E55" style:family="table-cell">
      <style:table-cell-properties fo:padding-left="0.075in" fo:padding-right="0.075in" fo:padding-top="0in" fo:padding-bottom="0in" fo:border="none" style:writing-mode="lr-tb"/>
    </style:style>
    <style:style style:name="Table147.F55" style:family="table-cell">
      <style:table-cell-properties fo:padding-left="0.075in" fo:padding-right="0.075in" fo:padding-top="0in" fo:padding-bottom="0in" fo:border="none" style:writing-mode="lr-tb"/>
    </style:style>
    <style:style style:name="Table147.G55" style:family="table-cell">
      <style:table-cell-properties fo:padding-left="0.075in" fo:padding-right="0.075in" fo:padding-top="0in" fo:padding-bottom="0in" fo:border="none" style:writing-mode="lr-tb"/>
    </style:style>
    <style:style style:name="Table147.H55" style:family="table-cell">
      <style:table-cell-properties fo:padding-left="0.075in" fo:padding-right="0.075in" fo:padding-top="0in" fo:padding-bottom="0in" fo:border-left="none" fo:border-right="1pt solid #7ba0cd" fo:border-top="none" fo:border-bottom="none" style:writing-mode="lr-tb"/>
    </style:style>
    <style:style style:name="Table147.A57" style:family="table-cell">
      <style:table-cell-properties fo:padding-left="0.075in" fo:padding-right="0.075in" fo:padding-top="0in" fo:padding-bottom="0in" fo:border-left="1pt solid #7ba0cd" fo:border-right="none" fo:border-top="none" fo:border-bottom="none" style:writing-mode="lr-tb"/>
    </style:style>
    <style:style style:name="Table147.B57" style:family="table-cell">
      <style:table-cell-properties fo:padding-left="0.075in" fo:padding-right="0.075in" fo:padding-top="0in" fo:padding-bottom="0in" fo:border="none" style:writing-mode="lr-tb"/>
    </style:style>
    <style:style style:name="Table147.C57" style:family="table-cell">
      <style:table-cell-properties fo:padding-left="0.075in" fo:padding-right="0.075in" fo:padding-top="0in" fo:padding-bottom="0in" fo:border="none" style:writing-mode="lr-tb"/>
    </style:style>
    <style:style style:name="Table147.D57" style:family="table-cell">
      <style:table-cell-properties fo:padding-left="0.075in" fo:padding-right="0.075in" fo:padding-top="0in" fo:padding-bottom="0in" fo:border="none" style:writing-mode="lr-tb"/>
    </style:style>
    <style:style style:name="Table147.E57" style:family="table-cell">
      <style:table-cell-properties fo:padding-left="0.075in" fo:padding-right="0.075in" fo:padding-top="0in" fo:padding-bottom="0in" fo:border="none" style:writing-mode="lr-tb"/>
    </style:style>
    <style:style style:name="Table147.F57" style:family="table-cell">
      <style:table-cell-properties fo:padding-left="0.075in" fo:padding-right="0.075in" fo:padding-top="0in" fo:padding-bottom="0in" fo:border="none" style:writing-mode="lr-tb"/>
    </style:style>
    <style:style style:name="Table147.G57" style:family="table-cell">
      <style:table-cell-properties fo:padding-left="0.075in" fo:padding-right="0.075in" fo:padding-top="0in" fo:padding-bottom="0in" fo:border="none" style:writing-mode="lr-tb"/>
    </style:style>
    <style:style style:name="Table147.H57" style:family="table-cell">
      <style:table-cell-properties fo:padding-left="0.075in" fo:padding-right="0.075in" fo:padding-top="0in" fo:padding-bottom="0in" fo:border-left="none" fo:border-right="1pt solid #7ba0cd" fo:border-top="none" fo:border-bottom="none" style:writing-mode="lr-tb"/>
    </style:style>
    <style:style style:name="Table147.A59" style:family="table-cell">
      <style:table-cell-properties fo:padding-left="0.075in" fo:padding-right="0.075in" fo:padding-top="0in" fo:padding-bottom="0in" fo:border-left="1pt solid #7ba0cd" fo:border-right="none" fo:border-top="none" fo:border-bottom="none" style:writing-mode="lr-tb"/>
    </style:style>
    <style:style style:name="Table147.B59" style:family="table-cell">
      <style:table-cell-properties fo:padding-left="0.075in" fo:padding-right="0.075in" fo:padding-top="0in" fo:padding-bottom="0in" fo:border="none" style:writing-mode="lr-tb"/>
    </style:style>
    <style:style style:name="Table147.C59" style:family="table-cell">
      <style:table-cell-properties fo:padding-left="0.075in" fo:padding-right="0.075in" fo:padding-top="0in" fo:padding-bottom="0in" fo:border="none" style:writing-mode="lr-tb"/>
    </style:style>
    <style:style style:name="Table147.D59" style:family="table-cell">
      <style:table-cell-properties fo:padding-left="0.075in" fo:padding-right="0.075in" fo:padding-top="0in" fo:padding-bottom="0in" fo:border="none" style:writing-mode="lr-tb"/>
    </style:style>
    <style:style style:name="Table147.E59" style:family="table-cell">
      <style:table-cell-properties fo:padding-left="0.075in" fo:padding-right="0.075in" fo:padding-top="0in" fo:padding-bottom="0in" fo:border="none" style:writing-mode="lr-tb"/>
    </style:style>
    <style:style style:name="Table147.F59" style:family="table-cell">
      <style:table-cell-properties fo:padding-left="0.075in" fo:padding-right="0.075in" fo:padding-top="0in" fo:padding-bottom="0in" fo:border="none" style:writing-mode="lr-tb"/>
    </style:style>
    <style:style style:name="Table147.G59" style:family="table-cell">
      <style:table-cell-properties fo:padding-left="0.075in" fo:padding-right="0.075in" fo:padding-top="0in" fo:padding-bottom="0in" fo:border="none" style:writing-mode="lr-tb"/>
    </style:style>
    <style:style style:name="Table147.H59" style:family="table-cell">
      <style:table-cell-properties fo:padding-left="0.075in" fo:padding-right="0.075in" fo:padding-top="0in" fo:padding-bottom="0in" fo:border-left="none" fo:border-right="1pt solid #7ba0cd" fo:border-top="none" fo:border-bottom="none" style:writing-mode="lr-tb"/>
    </style:style>
    <style:style style:name="Table147.A61" style:family="table-cell">
      <style:table-cell-properties fo:padding-left="0.075in" fo:padding-right="0.075in" fo:padding-top="0in" fo:padding-bottom="0in" fo:border-left="1pt solid #7ba0cd" fo:border-right="none" fo:border-top="none" fo:border-bottom="none" style:writing-mode="lr-tb"/>
    </style:style>
    <style:style style:name="Table147.B61" style:family="table-cell">
      <style:table-cell-properties fo:padding-left="0.075in" fo:padding-right="0.075in" fo:padding-top="0in" fo:padding-bottom="0in" fo:border="none" style:writing-mode="lr-tb"/>
    </style:style>
    <style:style style:name="Table147.C61" style:family="table-cell">
      <style:table-cell-properties fo:padding-left="0.075in" fo:padding-right="0.075in" fo:padding-top="0in" fo:padding-bottom="0in" fo:border="none" style:writing-mode="lr-tb"/>
    </style:style>
    <style:style style:name="Table147.D61" style:family="table-cell">
      <style:table-cell-properties fo:padding-left="0.075in" fo:padding-right="0.075in" fo:padding-top="0in" fo:padding-bottom="0in" fo:border="none" style:writing-mode="lr-tb"/>
    </style:style>
    <style:style style:name="Table147.E61" style:family="table-cell">
      <style:table-cell-properties fo:padding-left="0.075in" fo:padding-right="0.075in" fo:padding-top="0in" fo:padding-bottom="0in" fo:border="none" style:writing-mode="lr-tb"/>
    </style:style>
    <style:style style:name="Table147.F61" style:family="table-cell">
      <style:table-cell-properties fo:padding-left="0.075in" fo:padding-right="0.075in" fo:padding-top="0in" fo:padding-bottom="0in" fo:border="none" style:writing-mode="lr-tb"/>
    </style:style>
    <style:style style:name="Table147.G61" style:family="table-cell">
      <style:table-cell-properties fo:padding-left="0.075in" fo:padding-right="0.075in" fo:padding-top="0in" fo:padding-bottom="0in" fo:border="none" style:writing-mode="lr-tb"/>
    </style:style>
    <style:style style:name="Table147.H61" style:family="table-cell">
      <style:table-cell-properties fo:padding-left="0.075in" fo:padding-right="0.075in" fo:padding-top="0in" fo:padding-bottom="0in" fo:border-left="none" fo:border-right="1pt solid #7ba0cd" fo:border-top="none" fo:border-bottom="none" style:writing-mode="lr-tb"/>
    </style:style>
    <style:style style:name="Table147.A63" style:family="table-cell">
      <style:table-cell-properties fo:padding-left="0.075in" fo:padding-right="0.075in" fo:padding-top="0in" fo:padding-bottom="0in" fo:border-left="1pt solid #7ba0cd" fo:border-right="none" fo:border-top="none" fo:border-bottom="none" style:writing-mode="lr-tb"/>
    </style:style>
    <style:style style:name="Table147.B63" style:family="table-cell">
      <style:table-cell-properties fo:padding-left="0.075in" fo:padding-right="0.075in" fo:padding-top="0in" fo:padding-bottom="0in" fo:border="none" style:writing-mode="lr-tb"/>
    </style:style>
    <style:style style:name="Table147.C63" style:family="table-cell">
      <style:table-cell-properties fo:padding-left="0.075in" fo:padding-right="0.075in" fo:padding-top="0in" fo:padding-bottom="0in" fo:border="none" style:writing-mode="lr-tb"/>
    </style:style>
    <style:style style:name="Table147.D63" style:family="table-cell">
      <style:table-cell-properties fo:padding-left="0.075in" fo:padding-right="0.075in" fo:padding-top="0in" fo:padding-bottom="0in" fo:border="none" style:writing-mode="lr-tb"/>
    </style:style>
    <style:style style:name="Table147.E63" style:family="table-cell">
      <style:table-cell-properties fo:padding-left="0.075in" fo:padding-right="0.075in" fo:padding-top="0in" fo:padding-bottom="0in" fo:border="none" style:writing-mode="lr-tb"/>
    </style:style>
    <style:style style:name="Table147.F63" style:family="table-cell">
      <style:table-cell-properties fo:padding-left="0.075in" fo:padding-right="0.075in" fo:padding-top="0in" fo:padding-bottom="0in" fo:border="none" style:writing-mode="lr-tb"/>
    </style:style>
    <style:style style:name="Table147.G63" style:family="table-cell">
      <style:table-cell-properties fo:padding-left="0.075in" fo:padding-right="0.075in" fo:padding-top="0in" fo:padding-bottom="0in" fo:border="none" style:writing-mode="lr-tb"/>
    </style:style>
    <style:style style:name="Table147.H63" style:family="table-cell">
      <style:table-cell-properties fo:padding-left="0.075in" fo:padding-right="0.075in" fo:padding-top="0in" fo:padding-bottom="0in" fo:border-left="none" fo:border-right="1pt solid #7ba0cd" fo:border-top="none" fo:border-bottom="none" style:writing-mode="lr-tb"/>
    </style:style>
    <style:style style:name="Table147.A65" style:family="table-cell">
      <style:table-cell-properties fo:padding-left="0.075in" fo:padding-right="0.075in" fo:padding-top="0in" fo:padding-bottom="0in" fo:border-left="1pt solid #7ba0cd" fo:border-right="none" fo:border-top="none" fo:border-bottom="none" style:writing-mode="lr-tb"/>
    </style:style>
    <style:style style:name="Table147.B65" style:family="table-cell">
      <style:table-cell-properties fo:padding-left="0.075in" fo:padding-right="0.075in" fo:padding-top="0in" fo:padding-bottom="0in" fo:border="none" style:writing-mode="lr-tb"/>
    </style:style>
    <style:style style:name="Table147.C65" style:family="table-cell">
      <style:table-cell-properties fo:padding-left="0.075in" fo:padding-right="0.075in" fo:padding-top="0in" fo:padding-bottom="0in" fo:border="none" style:writing-mode="lr-tb"/>
    </style:style>
    <style:style style:name="Table147.D65" style:family="table-cell">
      <style:table-cell-properties fo:padding-left="0.075in" fo:padding-right="0.075in" fo:padding-top="0in" fo:padding-bottom="0in" fo:border="none" style:writing-mode="lr-tb"/>
    </style:style>
    <style:style style:name="Table147.E65" style:family="table-cell">
      <style:table-cell-properties fo:padding-left="0.075in" fo:padding-right="0.075in" fo:padding-top="0in" fo:padding-bottom="0in" fo:border="none" style:writing-mode="lr-tb"/>
    </style:style>
    <style:style style:name="Table147.F65" style:family="table-cell">
      <style:table-cell-properties fo:padding-left="0.075in" fo:padding-right="0.075in" fo:padding-top="0in" fo:padding-bottom="0in" fo:border="none" style:writing-mode="lr-tb"/>
    </style:style>
    <style:style style:name="Table147.G65" style:family="table-cell">
      <style:table-cell-properties fo:padding-left="0.075in" fo:padding-right="0.075in" fo:padding-top="0in" fo:padding-bottom="0in" fo:border="none" style:writing-mode="lr-tb"/>
    </style:style>
    <style:style style:name="Table147.H65" style:family="table-cell">
      <style:table-cell-properties fo:padding-left="0.075in" fo:padding-right="0.075in" fo:padding-top="0in" fo:padding-bottom="0in" fo:border-left="none" fo:border-right="1pt solid #7ba0cd" fo:border-top="none" fo:border-bottom="none" style:writing-mode="lr-tb"/>
    </style:style>
    <style:style style:name="Table147.A66"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47.B66"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147.H66"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48" style:family="table">
      <style:table-properties style:width="6.466in" fo:margin-left="-0.075in" fo:margin-top="0in" fo:margin-bottom="0in" table:align="left" style:writing-mode="lr-tb"/>
    </style:style>
    <style:style style:name="Table148.A" style:family="table-column">
      <style:table-column-properties style:column-width="0.3007in"/>
    </style:style>
    <style:style style:name="Table148.B" style:family="table-column">
      <style:table-column-properties style:column-width="1.3292in"/>
    </style:style>
    <style:style style:name="Table148.C" style:family="table-column">
      <style:table-column-properties style:column-width="0.3146in"/>
    </style:style>
    <style:style style:name="Table148.D" style:family="table-column">
      <style:table-column-properties style:column-width="1.341in"/>
    </style:style>
    <style:style style:name="Table148.E" style:family="table-column">
      <style:table-column-properties style:column-width="0.3799in"/>
    </style:style>
    <style:style style:name="Table148.F" style:family="table-column">
      <style:table-column-properties style:column-width="1.2271in"/>
    </style:style>
    <style:style style:name="Table148.G" style:family="table-column">
      <style:table-column-properties style:column-width="0.4in"/>
    </style:style>
    <style:style style:name="Table148.H" style:family="table-column">
      <style:table-column-properties style:column-width="1.1736in"/>
    </style:style>
    <style:style style:name="Table148.1" style:family="table-row">
      <style:table-row-properties fo:keep-together="auto"/>
    </style:style>
    <style:style style:name="Table148.A1" style:family="table-cell">
      <style:table-cell-properties fo:background-color="#4f81bd" fo:padding-left="0.075in" fo:padding-right="0.075in" fo:padding-top="0in" fo:padding-bottom="0in" fo:border="1pt solid #7ba0cd" style:writing-mode="lr-tb">
        <style:background-image/>
      </style:table-cell-properties>
    </style:style>
    <style:style style:name="Table148.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48.B2" style:family="table-cell">
      <style:table-cell-properties fo:background-color="#d3dfee" fo:padding-left="0.075in" fo:padding-right="0.075in" fo:padding-top="0in" fo:padding-bottom="0in" fo:border="none" style:writing-mode="lr-tb">
        <style:background-image/>
      </style:table-cell-properties>
    </style:style>
    <style:style style:name="Table148.H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48.A3" style:family="table-cell">
      <style:table-cell-properties fo:padding-left="0.075in" fo:padding-right="0.075in" fo:padding-top="0in" fo:padding-bottom="0in" fo:border-left="1pt solid #7ba0cd" fo:border-right="none" fo:border-top="none" fo:border-bottom="none" style:writing-mode="lr-tb"/>
    </style:style>
    <style:style style:name="Table148.B3" style:family="table-cell">
      <style:table-cell-properties fo:padding-left="0.075in" fo:padding-right="0.075in" fo:padding-top="0in" fo:padding-bottom="0in" fo:border="none" style:writing-mode="lr-tb"/>
    </style:style>
    <style:style style:name="Table148.C3" style:family="table-cell">
      <style:table-cell-properties fo:padding-left="0.075in" fo:padding-right="0.075in" fo:padding-top="0in" fo:padding-bottom="0in" fo:border="none" style:writing-mode="lr-tb"/>
    </style:style>
    <style:style style:name="Table148.D3" style:family="table-cell">
      <style:table-cell-properties fo:padding-left="0.075in" fo:padding-right="0.075in" fo:padding-top="0in" fo:padding-bottom="0in" fo:border="none" style:writing-mode="lr-tb"/>
    </style:style>
    <style:style style:name="Table148.E3" style:family="table-cell">
      <style:table-cell-properties fo:padding-left="0.075in" fo:padding-right="0.075in" fo:padding-top="0in" fo:padding-bottom="0in" fo:border="none" style:writing-mode="lr-tb"/>
    </style:style>
    <style:style style:name="Table148.F3" style:family="table-cell">
      <style:table-cell-properties fo:padding-left="0.075in" fo:padding-right="0.075in" fo:padding-top="0in" fo:padding-bottom="0in" fo:border="none" style:writing-mode="lr-tb"/>
    </style:style>
    <style:style style:name="Table148.G3" style:family="table-cell">
      <style:table-cell-properties fo:padding-left="0.075in" fo:padding-right="0.075in" fo:padding-top="0in" fo:padding-bottom="0in" fo:border="none" style:writing-mode="lr-tb"/>
    </style:style>
    <style:style style:name="Table148.H3" style:family="table-cell">
      <style:table-cell-properties fo:padding-left="0.075in" fo:padding-right="0.075in" fo:padding-top="0in" fo:padding-bottom="0in" fo:border-left="none" fo:border-right="1pt solid #7ba0cd" fo:border-top="none" fo:border-bottom="none" style:writing-mode="lr-tb"/>
    </style:style>
    <style:style style:name="Table148.A5" style:family="table-cell">
      <style:table-cell-properties fo:padding-left="0.075in" fo:padding-right="0.075in" fo:padding-top="0in" fo:padding-bottom="0in" fo:border-left="1pt solid #7ba0cd" fo:border-right="none" fo:border-top="none" fo:border-bottom="none" style:writing-mode="lr-tb"/>
    </style:style>
    <style:style style:name="Table148.B5" style:family="table-cell">
      <style:table-cell-properties fo:padding-left="0.075in" fo:padding-right="0.075in" fo:padding-top="0in" fo:padding-bottom="0in" fo:border="none" style:writing-mode="lr-tb"/>
    </style:style>
    <style:style style:name="Table148.C5" style:family="table-cell">
      <style:table-cell-properties fo:padding-left="0.075in" fo:padding-right="0.075in" fo:padding-top="0in" fo:padding-bottom="0in" fo:border="none" style:writing-mode="lr-tb"/>
    </style:style>
    <style:style style:name="Table148.D5" style:family="table-cell">
      <style:table-cell-properties fo:padding-left="0.075in" fo:padding-right="0.075in" fo:padding-top="0in" fo:padding-bottom="0in" fo:border="none" style:writing-mode="lr-tb"/>
    </style:style>
    <style:style style:name="Table148.E5" style:family="table-cell">
      <style:table-cell-properties fo:padding-left="0.075in" fo:padding-right="0.075in" fo:padding-top="0in" fo:padding-bottom="0in" fo:border="none" style:writing-mode="lr-tb"/>
    </style:style>
    <style:style style:name="Table148.F5" style:family="table-cell">
      <style:table-cell-properties fo:padding-left="0.075in" fo:padding-right="0.075in" fo:padding-top="0in" fo:padding-bottom="0in" fo:border="none" style:writing-mode="lr-tb"/>
    </style:style>
    <style:style style:name="Table148.G5" style:family="table-cell">
      <style:table-cell-properties fo:padding-left="0.075in" fo:padding-right="0.075in" fo:padding-top="0in" fo:padding-bottom="0in" fo:border="none" style:writing-mode="lr-tb"/>
    </style:style>
    <style:style style:name="Table148.H5" style:family="table-cell">
      <style:table-cell-properties fo:padding-left="0.075in" fo:padding-right="0.075in" fo:padding-top="0in" fo:padding-bottom="0in" fo:border-left="none" fo:border-right="1pt solid #7ba0cd" fo:border-top="none" fo:border-bottom="none" style:writing-mode="lr-tb"/>
    </style:style>
    <style:style style:name="Table148.A7" style:family="table-cell">
      <style:table-cell-properties fo:padding-left="0.075in" fo:padding-right="0.075in" fo:padding-top="0in" fo:padding-bottom="0in" fo:border-left="1pt solid #7ba0cd" fo:border-right="none" fo:border-top="none" fo:border-bottom="none" style:writing-mode="lr-tb"/>
    </style:style>
    <style:style style:name="Table148.B7" style:family="table-cell">
      <style:table-cell-properties fo:padding-left="0.075in" fo:padding-right="0.075in" fo:padding-top="0in" fo:padding-bottom="0in" fo:border="none" style:writing-mode="lr-tb"/>
    </style:style>
    <style:style style:name="Table148.C7" style:family="table-cell">
      <style:table-cell-properties fo:padding-left="0.075in" fo:padding-right="0.075in" fo:padding-top="0in" fo:padding-bottom="0in" fo:border="none" style:writing-mode="lr-tb"/>
    </style:style>
    <style:style style:name="Table148.D7" style:family="table-cell">
      <style:table-cell-properties fo:padding-left="0.075in" fo:padding-right="0.075in" fo:padding-top="0in" fo:padding-bottom="0in" fo:border="none" style:writing-mode="lr-tb"/>
    </style:style>
    <style:style style:name="Table148.E7" style:family="table-cell">
      <style:table-cell-properties fo:padding-left="0.075in" fo:padding-right="0.075in" fo:padding-top="0in" fo:padding-bottom="0in" fo:border="none" style:writing-mode="lr-tb"/>
    </style:style>
    <style:style style:name="Table148.F7" style:family="table-cell">
      <style:table-cell-properties fo:padding-left="0.075in" fo:padding-right="0.075in" fo:padding-top="0in" fo:padding-bottom="0in" fo:border="none" style:writing-mode="lr-tb"/>
    </style:style>
    <style:style style:name="Table148.G7" style:family="table-cell">
      <style:table-cell-properties fo:padding-left="0.075in" fo:padding-right="0.075in" fo:padding-top="0in" fo:padding-bottom="0in" fo:border="none" style:writing-mode="lr-tb"/>
    </style:style>
    <style:style style:name="Table148.H7" style:family="table-cell">
      <style:table-cell-properties fo:padding-left="0.075in" fo:padding-right="0.075in" fo:padding-top="0in" fo:padding-bottom="0in" fo:border-left="none" fo:border-right="1pt solid #7ba0cd" fo:border-top="none" fo:border-bottom="none" style:writing-mode="lr-tb"/>
    </style:style>
    <style:style style:name="Table148.A9" style:family="table-cell">
      <style:table-cell-properties fo:padding-left="0.075in" fo:padding-right="0.075in" fo:padding-top="0in" fo:padding-bottom="0in" fo:border-left="1pt solid #7ba0cd" fo:border-right="none" fo:border-top="none" fo:border-bottom="none" style:writing-mode="lr-tb"/>
    </style:style>
    <style:style style:name="Table148.B9" style:family="table-cell">
      <style:table-cell-properties fo:padding-left="0.075in" fo:padding-right="0.075in" fo:padding-top="0in" fo:padding-bottom="0in" fo:border="none" style:writing-mode="lr-tb"/>
    </style:style>
    <style:style style:name="Table148.C9" style:family="table-cell">
      <style:table-cell-properties fo:padding-left="0.075in" fo:padding-right="0.075in" fo:padding-top="0in" fo:padding-bottom="0in" fo:border="none" style:writing-mode="lr-tb"/>
    </style:style>
    <style:style style:name="Table148.D9" style:family="table-cell">
      <style:table-cell-properties fo:padding-left="0.075in" fo:padding-right="0.075in" fo:padding-top="0in" fo:padding-bottom="0in" fo:border="none" style:writing-mode="lr-tb"/>
    </style:style>
    <style:style style:name="Table148.E9" style:family="table-cell">
      <style:table-cell-properties fo:padding-left="0.075in" fo:padding-right="0.075in" fo:padding-top="0in" fo:padding-bottom="0in" fo:border="none" style:writing-mode="lr-tb"/>
    </style:style>
    <style:style style:name="Table148.F9" style:family="table-cell">
      <style:table-cell-properties fo:padding-left="0.075in" fo:padding-right="0.075in" fo:padding-top="0in" fo:padding-bottom="0in" fo:border="none" style:writing-mode="lr-tb"/>
    </style:style>
    <style:style style:name="Table148.G9" style:family="table-cell">
      <style:table-cell-properties fo:padding-left="0.075in" fo:padding-right="0.075in" fo:padding-top="0in" fo:padding-bottom="0in" fo:border="none" style:writing-mode="lr-tb"/>
    </style:style>
    <style:style style:name="Table148.H9" style:family="table-cell">
      <style:table-cell-properties fo:padding-left="0.075in" fo:padding-right="0.075in" fo:padding-top="0in" fo:padding-bottom="0in" fo:border-left="none" fo:border-right="1pt solid #7ba0cd" fo:border-top="none" fo:border-bottom="none" style:writing-mode="lr-tb"/>
    </style:style>
    <style:style style:name="Table148.A11" style:family="table-cell">
      <style:table-cell-properties fo:padding-left="0.075in" fo:padding-right="0.075in" fo:padding-top="0in" fo:padding-bottom="0in" fo:border-left="1pt solid #7ba0cd" fo:border-right="none" fo:border-top="none" fo:border-bottom="none" style:writing-mode="lr-tb"/>
    </style:style>
    <style:style style:name="Table148.B11" style:family="table-cell">
      <style:table-cell-properties fo:padding-left="0.075in" fo:padding-right="0.075in" fo:padding-top="0in" fo:padding-bottom="0in" fo:border="none" style:writing-mode="lr-tb"/>
    </style:style>
    <style:style style:name="Table148.C11" style:family="table-cell">
      <style:table-cell-properties fo:padding-left="0.075in" fo:padding-right="0.075in" fo:padding-top="0in" fo:padding-bottom="0in" fo:border="none" style:writing-mode="lr-tb"/>
    </style:style>
    <style:style style:name="Table148.D11" style:family="table-cell">
      <style:table-cell-properties fo:padding-left="0.075in" fo:padding-right="0.075in" fo:padding-top="0in" fo:padding-bottom="0in" fo:border="none" style:writing-mode="lr-tb"/>
    </style:style>
    <style:style style:name="Table148.E11" style:family="table-cell">
      <style:table-cell-properties fo:padding-left="0.075in" fo:padding-right="0.075in" fo:padding-top="0in" fo:padding-bottom="0in" fo:border="none" style:writing-mode="lr-tb"/>
    </style:style>
    <style:style style:name="Table148.F11" style:family="table-cell">
      <style:table-cell-properties fo:padding-left="0.075in" fo:padding-right="0.075in" fo:padding-top="0in" fo:padding-bottom="0in" fo:border="none" style:writing-mode="lr-tb"/>
    </style:style>
    <style:style style:name="Table148.G11" style:family="table-cell">
      <style:table-cell-properties fo:padding-left="0.075in" fo:padding-right="0.075in" fo:padding-top="0in" fo:padding-bottom="0in" fo:border="none" style:writing-mode="lr-tb"/>
    </style:style>
    <style:style style:name="Table148.H11" style:family="table-cell">
      <style:table-cell-properties fo:padding-left="0.075in" fo:padding-right="0.075in" fo:padding-top="0in" fo:padding-bottom="0in" fo:border-left="none" fo:border-right="1pt solid #7ba0cd" fo:border-top="none" fo:border-bottom="none" style:writing-mode="lr-tb"/>
    </style:style>
    <style:style style:name="Table148.A13" style:family="table-cell">
      <style:table-cell-properties fo:padding-left="0.075in" fo:padding-right="0.075in" fo:padding-top="0in" fo:padding-bottom="0in" fo:border-left="1pt solid #7ba0cd" fo:border-right="none" fo:border-top="none" fo:border-bottom="none" style:writing-mode="lr-tb"/>
    </style:style>
    <style:style style:name="Table148.B13" style:family="table-cell">
      <style:table-cell-properties fo:padding-left="0.075in" fo:padding-right="0.075in" fo:padding-top="0in" fo:padding-bottom="0in" fo:border="none" style:writing-mode="lr-tb"/>
    </style:style>
    <style:style style:name="Table148.C13" style:family="table-cell">
      <style:table-cell-properties fo:padding-left="0.075in" fo:padding-right="0.075in" fo:padding-top="0in" fo:padding-bottom="0in" fo:border="none" style:writing-mode="lr-tb"/>
    </style:style>
    <style:style style:name="Table148.D13" style:family="table-cell">
      <style:table-cell-properties fo:padding-left="0.075in" fo:padding-right="0.075in" fo:padding-top="0in" fo:padding-bottom="0in" fo:border="none" style:writing-mode="lr-tb"/>
    </style:style>
    <style:style style:name="Table148.E13" style:family="table-cell">
      <style:table-cell-properties fo:padding-left="0.075in" fo:padding-right="0.075in" fo:padding-top="0in" fo:padding-bottom="0in" fo:border="none" style:writing-mode="lr-tb"/>
    </style:style>
    <style:style style:name="Table148.F13" style:family="table-cell">
      <style:table-cell-properties fo:padding-left="0.075in" fo:padding-right="0.075in" fo:padding-top="0in" fo:padding-bottom="0in" fo:border="none" style:writing-mode="lr-tb"/>
    </style:style>
    <style:style style:name="Table148.G13" style:family="table-cell">
      <style:table-cell-properties fo:padding-left="0.075in" fo:padding-right="0.075in" fo:padding-top="0in" fo:padding-bottom="0in" fo:border="none" style:writing-mode="lr-tb"/>
    </style:style>
    <style:style style:name="Table148.H13" style:family="table-cell">
      <style:table-cell-properties fo:padding-left="0.075in" fo:padding-right="0.075in" fo:padding-top="0in" fo:padding-bottom="0in" fo:border-left="none" fo:border-right="1pt solid #7ba0cd" fo:border-top="none" fo:border-bottom="none" style:writing-mode="lr-tb"/>
    </style:style>
    <style:style style:name="Table148.A15" style:family="table-cell">
      <style:table-cell-properties fo:padding-left="0.075in" fo:padding-right="0.075in" fo:padding-top="0in" fo:padding-bottom="0in" fo:border-left="1pt solid #7ba0cd" fo:border-right="none" fo:border-top="none" fo:border-bottom="none" style:writing-mode="lr-tb"/>
    </style:style>
    <style:style style:name="Table148.B15" style:family="table-cell">
      <style:table-cell-properties fo:padding-left="0.075in" fo:padding-right="0.075in" fo:padding-top="0in" fo:padding-bottom="0in" fo:border="none" style:writing-mode="lr-tb"/>
    </style:style>
    <style:style style:name="Table148.C15" style:family="table-cell">
      <style:table-cell-properties fo:padding-left="0.075in" fo:padding-right="0.075in" fo:padding-top="0in" fo:padding-bottom="0in" fo:border="none" style:writing-mode="lr-tb"/>
    </style:style>
    <style:style style:name="Table148.D15" style:family="table-cell">
      <style:table-cell-properties fo:padding-left="0.075in" fo:padding-right="0.075in" fo:padding-top="0in" fo:padding-bottom="0in" fo:border="none" style:writing-mode="lr-tb"/>
    </style:style>
    <style:style style:name="Table148.E15" style:family="table-cell">
      <style:table-cell-properties fo:padding-left="0.075in" fo:padding-right="0.075in" fo:padding-top="0in" fo:padding-bottom="0in" fo:border="none" style:writing-mode="lr-tb"/>
    </style:style>
    <style:style style:name="Table148.F15" style:family="table-cell">
      <style:table-cell-properties fo:padding-left="0.075in" fo:padding-right="0.075in" fo:padding-top="0in" fo:padding-bottom="0in" fo:border="none" style:writing-mode="lr-tb"/>
    </style:style>
    <style:style style:name="Table148.G15" style:family="table-cell">
      <style:table-cell-properties fo:padding-left="0.075in" fo:padding-right="0.075in" fo:padding-top="0in" fo:padding-bottom="0in" fo:border="none" style:writing-mode="lr-tb"/>
    </style:style>
    <style:style style:name="Table148.H15" style:family="table-cell">
      <style:table-cell-properties fo:padding-left="0.075in" fo:padding-right="0.075in" fo:padding-top="0in" fo:padding-bottom="0in" fo:border-left="none" fo:border-right="1pt solid #7ba0cd" fo:border-top="none" fo:border-bottom="none" style:writing-mode="lr-tb"/>
    </style:style>
    <style:style style:name="Table148.A17" style:family="table-cell">
      <style:table-cell-properties fo:padding-left="0.075in" fo:padding-right="0.075in" fo:padding-top="0in" fo:padding-bottom="0in" fo:border-left="1pt solid #7ba0cd" fo:border-right="none" fo:border-top="none" fo:border-bottom="none" style:writing-mode="lr-tb"/>
    </style:style>
    <style:style style:name="Table148.B17" style:family="table-cell">
      <style:table-cell-properties fo:padding-left="0.075in" fo:padding-right="0.075in" fo:padding-top="0in" fo:padding-bottom="0in" fo:border="none" style:writing-mode="lr-tb"/>
    </style:style>
    <style:style style:name="Table148.C17" style:family="table-cell">
      <style:table-cell-properties fo:padding-left="0.075in" fo:padding-right="0.075in" fo:padding-top="0in" fo:padding-bottom="0in" fo:border="none" style:writing-mode="lr-tb"/>
    </style:style>
    <style:style style:name="Table148.D17" style:family="table-cell">
      <style:table-cell-properties fo:padding-left="0.075in" fo:padding-right="0.075in" fo:padding-top="0in" fo:padding-bottom="0in" fo:border="none" style:writing-mode="lr-tb"/>
    </style:style>
    <style:style style:name="Table148.E17" style:family="table-cell">
      <style:table-cell-properties fo:padding-left="0.075in" fo:padding-right="0.075in" fo:padding-top="0in" fo:padding-bottom="0in" fo:border="none" style:writing-mode="lr-tb"/>
    </style:style>
    <style:style style:name="Table148.F17" style:family="table-cell">
      <style:table-cell-properties fo:padding-left="0.075in" fo:padding-right="0.075in" fo:padding-top="0in" fo:padding-bottom="0in" fo:border="none" style:writing-mode="lr-tb"/>
    </style:style>
    <style:style style:name="Table148.G17" style:family="table-cell">
      <style:table-cell-properties fo:padding-left="0.075in" fo:padding-right="0.075in" fo:padding-top="0in" fo:padding-bottom="0in" fo:border="none" style:writing-mode="lr-tb"/>
    </style:style>
    <style:style style:name="Table148.H17" style:family="table-cell">
      <style:table-cell-properties fo:padding-left="0.075in" fo:padding-right="0.075in" fo:padding-top="0in" fo:padding-bottom="0in" fo:border-left="none" fo:border-right="1pt solid #7ba0cd" fo:border-top="none" fo:border-bottom="none" style:writing-mode="lr-tb"/>
    </style:style>
    <style:style style:name="Table148.A19" style:family="table-cell">
      <style:table-cell-properties fo:padding-left="0.075in" fo:padding-right="0.075in" fo:padding-top="0in" fo:padding-bottom="0in" fo:border-left="1pt solid #7ba0cd" fo:border-right="none" fo:border-top="none" fo:border-bottom="none" style:writing-mode="lr-tb"/>
    </style:style>
    <style:style style:name="Table148.B19" style:family="table-cell">
      <style:table-cell-properties fo:padding-left="0.075in" fo:padding-right="0.075in" fo:padding-top="0in" fo:padding-bottom="0in" fo:border="none" style:writing-mode="lr-tb"/>
    </style:style>
    <style:style style:name="Table148.C19" style:family="table-cell">
      <style:table-cell-properties fo:padding-left="0.075in" fo:padding-right="0.075in" fo:padding-top="0in" fo:padding-bottom="0in" fo:border="none" style:writing-mode="lr-tb"/>
    </style:style>
    <style:style style:name="Table148.D19" style:family="table-cell">
      <style:table-cell-properties fo:padding-left="0.075in" fo:padding-right="0.075in" fo:padding-top="0in" fo:padding-bottom="0in" fo:border="none" style:writing-mode="lr-tb"/>
    </style:style>
    <style:style style:name="Table148.E19" style:family="table-cell">
      <style:table-cell-properties fo:padding-left="0.075in" fo:padding-right="0.075in" fo:padding-top="0in" fo:padding-bottom="0in" fo:border="none" style:writing-mode="lr-tb"/>
    </style:style>
    <style:style style:name="Table148.F19" style:family="table-cell">
      <style:table-cell-properties fo:padding-left="0.075in" fo:padding-right="0.075in" fo:padding-top="0in" fo:padding-bottom="0in" fo:border="none" style:writing-mode="lr-tb"/>
    </style:style>
    <style:style style:name="Table148.G19" style:family="table-cell">
      <style:table-cell-properties fo:padding-left="0.075in" fo:padding-right="0.075in" fo:padding-top="0in" fo:padding-bottom="0in" fo:border="none" style:writing-mode="lr-tb"/>
    </style:style>
    <style:style style:name="Table148.H19" style:family="table-cell">
      <style:table-cell-properties fo:padding-left="0.075in" fo:padding-right="0.075in" fo:padding-top="0in" fo:padding-bottom="0in" fo:border-left="none" fo:border-right="1pt solid #7ba0cd" fo:border-top="none" fo:border-bottom="none" style:writing-mode="lr-tb"/>
    </style:style>
    <style:style style:name="Table148.A21" style:family="table-cell">
      <style:table-cell-properties fo:padding-left="0.075in" fo:padding-right="0.075in" fo:padding-top="0in" fo:padding-bottom="0in" fo:border-left="1pt solid #7ba0cd" fo:border-right="none" fo:border-top="none" fo:border-bottom="none" style:writing-mode="lr-tb"/>
    </style:style>
    <style:style style:name="Table148.B21" style:family="table-cell">
      <style:table-cell-properties fo:padding-left="0.075in" fo:padding-right="0.075in" fo:padding-top="0in" fo:padding-bottom="0in" fo:border="none" style:writing-mode="lr-tb"/>
    </style:style>
    <style:style style:name="Table148.C21" style:family="table-cell">
      <style:table-cell-properties fo:padding-left="0.075in" fo:padding-right="0.075in" fo:padding-top="0in" fo:padding-bottom="0in" fo:border="none" style:writing-mode="lr-tb"/>
    </style:style>
    <style:style style:name="Table148.D21" style:family="table-cell">
      <style:table-cell-properties fo:padding-left="0.075in" fo:padding-right="0.075in" fo:padding-top="0in" fo:padding-bottom="0in" fo:border="none" style:writing-mode="lr-tb"/>
    </style:style>
    <style:style style:name="Table148.E21" style:family="table-cell">
      <style:table-cell-properties fo:padding-left="0.075in" fo:padding-right="0.075in" fo:padding-top="0in" fo:padding-bottom="0in" fo:border="none" style:writing-mode="lr-tb"/>
    </style:style>
    <style:style style:name="Table148.F21" style:family="table-cell">
      <style:table-cell-properties fo:padding-left="0.075in" fo:padding-right="0.075in" fo:padding-top="0in" fo:padding-bottom="0in" fo:border="none" style:writing-mode="lr-tb"/>
    </style:style>
    <style:style style:name="Table148.G21" style:family="table-cell">
      <style:table-cell-properties fo:padding-left="0.075in" fo:padding-right="0.075in" fo:padding-top="0in" fo:padding-bottom="0in" fo:border="none" style:writing-mode="lr-tb"/>
    </style:style>
    <style:style style:name="Table148.H21" style:family="table-cell">
      <style:table-cell-properties fo:padding-left="0.075in" fo:padding-right="0.075in" fo:padding-top="0in" fo:padding-bottom="0in" fo:border-left="none" fo:border-right="1pt solid #7ba0cd" fo:border-top="none" fo:border-bottom="none" style:writing-mode="lr-tb"/>
    </style:style>
    <style:style style:name="Table148.A23" style:family="table-cell">
      <style:table-cell-properties fo:padding-left="0.075in" fo:padding-right="0.075in" fo:padding-top="0in" fo:padding-bottom="0in" fo:border-left="1pt solid #7ba0cd" fo:border-right="none" fo:border-top="none" fo:border-bottom="none" style:writing-mode="lr-tb"/>
    </style:style>
    <style:style style:name="Table148.B23" style:family="table-cell">
      <style:table-cell-properties fo:padding-left="0.075in" fo:padding-right="0.075in" fo:padding-top="0in" fo:padding-bottom="0in" fo:border="none" style:writing-mode="lr-tb"/>
    </style:style>
    <style:style style:name="Table148.C23" style:family="table-cell">
      <style:table-cell-properties fo:padding-left="0.075in" fo:padding-right="0.075in" fo:padding-top="0in" fo:padding-bottom="0in" fo:border="none" style:writing-mode="lr-tb"/>
    </style:style>
    <style:style style:name="Table148.D23" style:family="table-cell">
      <style:table-cell-properties fo:padding-left="0.075in" fo:padding-right="0.075in" fo:padding-top="0in" fo:padding-bottom="0in" fo:border="none" style:writing-mode="lr-tb"/>
    </style:style>
    <style:style style:name="Table148.E23" style:family="table-cell">
      <style:table-cell-properties fo:padding-left="0.075in" fo:padding-right="0.075in" fo:padding-top="0in" fo:padding-bottom="0in" fo:border="none" style:writing-mode="lr-tb"/>
    </style:style>
    <style:style style:name="Table148.F23" style:family="table-cell">
      <style:table-cell-properties fo:padding-left="0.075in" fo:padding-right="0.075in" fo:padding-top="0in" fo:padding-bottom="0in" fo:border="none" style:writing-mode="lr-tb"/>
    </style:style>
    <style:style style:name="Table148.G23" style:family="table-cell">
      <style:table-cell-properties fo:padding-left="0.075in" fo:padding-right="0.075in" fo:padding-top="0in" fo:padding-bottom="0in" fo:border="none" style:writing-mode="lr-tb"/>
    </style:style>
    <style:style style:name="Table148.H23" style:family="table-cell">
      <style:table-cell-properties fo:padding-left="0.075in" fo:padding-right="0.075in" fo:padding-top="0in" fo:padding-bottom="0in" fo:border-left="none" fo:border-right="1pt solid #7ba0cd" fo:border-top="none" fo:border-bottom="none" style:writing-mode="lr-tb"/>
    </style:style>
    <style:style style:name="Table148.A25" style:family="table-cell">
      <style:table-cell-properties fo:padding-left="0.075in" fo:padding-right="0.075in" fo:padding-top="0in" fo:padding-bottom="0in" fo:border-left="1pt solid #7ba0cd" fo:border-right="none" fo:border-top="none" fo:border-bottom="none" style:writing-mode="lr-tb"/>
    </style:style>
    <style:style style:name="Table148.B25" style:family="table-cell">
      <style:table-cell-properties fo:padding-left="0.075in" fo:padding-right="0.075in" fo:padding-top="0in" fo:padding-bottom="0in" fo:border="none" style:writing-mode="lr-tb"/>
    </style:style>
    <style:style style:name="Table148.C25" style:family="table-cell">
      <style:table-cell-properties fo:padding-left="0.075in" fo:padding-right="0.075in" fo:padding-top="0in" fo:padding-bottom="0in" fo:border="none" style:writing-mode="lr-tb"/>
    </style:style>
    <style:style style:name="Table148.D25" style:family="table-cell">
      <style:table-cell-properties fo:padding-left="0.075in" fo:padding-right="0.075in" fo:padding-top="0in" fo:padding-bottom="0in" fo:border="none" style:writing-mode="lr-tb"/>
    </style:style>
    <style:style style:name="Table148.E25" style:family="table-cell">
      <style:table-cell-properties fo:padding-left="0.075in" fo:padding-right="0.075in" fo:padding-top="0in" fo:padding-bottom="0in" fo:border="none" style:writing-mode="lr-tb"/>
    </style:style>
    <style:style style:name="Table148.F25" style:family="table-cell">
      <style:table-cell-properties fo:padding-left="0.075in" fo:padding-right="0.075in" fo:padding-top="0in" fo:padding-bottom="0in" fo:border="none" style:writing-mode="lr-tb"/>
    </style:style>
    <style:style style:name="Table148.G25" style:family="table-cell">
      <style:table-cell-properties fo:padding-left="0.075in" fo:padding-right="0.075in" fo:padding-top="0in" fo:padding-bottom="0in" fo:border="none" style:writing-mode="lr-tb"/>
    </style:style>
    <style:style style:name="Table148.H25" style:family="table-cell">
      <style:table-cell-properties fo:padding-left="0.075in" fo:padding-right="0.075in" fo:padding-top="0in" fo:padding-bottom="0in" fo:border-left="none" fo:border-right="1pt solid #7ba0cd" fo:border-top="none" fo:border-bottom="none" style:writing-mode="lr-tb"/>
    </style:style>
    <style:style style:name="Table148.A27" style:family="table-cell">
      <style:table-cell-properties fo:padding-left="0.075in" fo:padding-right="0.075in" fo:padding-top="0in" fo:padding-bottom="0in" fo:border-left="1pt solid #7ba0cd" fo:border-right="none" fo:border-top="none" fo:border-bottom="none" style:writing-mode="lr-tb"/>
    </style:style>
    <style:style style:name="Table148.B27" style:family="table-cell">
      <style:table-cell-properties fo:padding-left="0.075in" fo:padding-right="0.075in" fo:padding-top="0in" fo:padding-bottom="0in" fo:border="none" style:writing-mode="lr-tb"/>
    </style:style>
    <style:style style:name="Table148.C27" style:family="table-cell">
      <style:table-cell-properties fo:padding-left="0.075in" fo:padding-right="0.075in" fo:padding-top="0in" fo:padding-bottom="0in" fo:border="none" style:writing-mode="lr-tb"/>
    </style:style>
    <style:style style:name="Table148.D27" style:family="table-cell">
      <style:table-cell-properties fo:padding-left="0.075in" fo:padding-right="0.075in" fo:padding-top="0in" fo:padding-bottom="0in" fo:border="none" style:writing-mode="lr-tb"/>
    </style:style>
    <style:style style:name="Table148.E27" style:family="table-cell">
      <style:table-cell-properties fo:padding-left="0.075in" fo:padding-right="0.075in" fo:padding-top="0in" fo:padding-bottom="0in" fo:border="none" style:writing-mode="lr-tb"/>
    </style:style>
    <style:style style:name="Table148.F27" style:family="table-cell">
      <style:table-cell-properties fo:padding-left="0.075in" fo:padding-right="0.075in" fo:padding-top="0in" fo:padding-bottom="0in" fo:border="none" style:writing-mode="lr-tb"/>
    </style:style>
    <style:style style:name="Table148.G27" style:family="table-cell">
      <style:table-cell-properties fo:padding-left="0.075in" fo:padding-right="0.075in" fo:padding-top="0in" fo:padding-bottom="0in" fo:border="none" style:writing-mode="lr-tb"/>
    </style:style>
    <style:style style:name="Table148.H27" style:family="table-cell">
      <style:table-cell-properties fo:padding-left="0.075in" fo:padding-right="0.075in" fo:padding-top="0in" fo:padding-bottom="0in" fo:border-left="none" fo:border-right="1pt solid #7ba0cd" fo:border-top="none" fo:border-bottom="none" style:writing-mode="lr-tb"/>
    </style:style>
    <style:style style:name="Table148.A29" style:family="table-cell">
      <style:table-cell-properties fo:padding-left="0.075in" fo:padding-right="0.075in" fo:padding-top="0in" fo:padding-bottom="0in" fo:border-left="1pt solid #7ba0cd" fo:border-right="none" fo:border-top="none" fo:border-bottom="none" style:writing-mode="lr-tb"/>
    </style:style>
    <style:style style:name="Table148.B29" style:family="table-cell">
      <style:table-cell-properties fo:padding-left="0.075in" fo:padding-right="0.075in" fo:padding-top="0in" fo:padding-bottom="0in" fo:border="none" style:writing-mode="lr-tb"/>
    </style:style>
    <style:style style:name="Table148.C29" style:family="table-cell">
      <style:table-cell-properties fo:padding-left="0.075in" fo:padding-right="0.075in" fo:padding-top="0in" fo:padding-bottom="0in" fo:border="none" style:writing-mode="lr-tb"/>
    </style:style>
    <style:style style:name="Table148.D29" style:family="table-cell">
      <style:table-cell-properties fo:padding-left="0.075in" fo:padding-right="0.075in" fo:padding-top="0in" fo:padding-bottom="0in" fo:border="none" style:writing-mode="lr-tb"/>
    </style:style>
    <style:style style:name="Table148.E29" style:family="table-cell">
      <style:table-cell-properties fo:padding-left="0.075in" fo:padding-right="0.075in" fo:padding-top="0in" fo:padding-bottom="0in" fo:border="none" style:writing-mode="lr-tb"/>
    </style:style>
    <style:style style:name="Table148.F29" style:family="table-cell">
      <style:table-cell-properties fo:padding-left="0.075in" fo:padding-right="0.075in" fo:padding-top="0in" fo:padding-bottom="0in" fo:border="none" style:writing-mode="lr-tb"/>
    </style:style>
    <style:style style:name="Table148.G29" style:family="table-cell">
      <style:table-cell-properties fo:padding-left="0.075in" fo:padding-right="0.075in" fo:padding-top="0in" fo:padding-bottom="0in" fo:border="none" style:writing-mode="lr-tb"/>
    </style:style>
    <style:style style:name="Table148.H29" style:family="table-cell">
      <style:table-cell-properties fo:padding-left="0.075in" fo:padding-right="0.075in" fo:padding-top="0in" fo:padding-bottom="0in" fo:border-left="none" fo:border-right="1pt solid #7ba0cd" fo:border-top="none" fo:border-bottom="none" style:writing-mode="lr-tb"/>
    </style:style>
    <style:style style:name="Table148.A31" style:family="table-cell">
      <style:table-cell-properties fo:padding-left="0.075in" fo:padding-right="0.075in" fo:padding-top="0in" fo:padding-bottom="0in" fo:border-left="1pt solid #7ba0cd" fo:border-right="none" fo:border-top="none" fo:border-bottom="none" style:writing-mode="lr-tb"/>
    </style:style>
    <style:style style:name="Table148.B31" style:family="table-cell">
      <style:table-cell-properties fo:padding-left="0.075in" fo:padding-right="0.075in" fo:padding-top="0in" fo:padding-bottom="0in" fo:border="none" style:writing-mode="lr-tb"/>
    </style:style>
    <style:style style:name="Table148.C31" style:family="table-cell">
      <style:table-cell-properties fo:padding-left="0.075in" fo:padding-right="0.075in" fo:padding-top="0in" fo:padding-bottom="0in" fo:border="none" style:writing-mode="lr-tb"/>
    </style:style>
    <style:style style:name="Table148.D31" style:family="table-cell">
      <style:table-cell-properties fo:padding-left="0.075in" fo:padding-right="0.075in" fo:padding-top="0in" fo:padding-bottom="0in" fo:border="none" style:writing-mode="lr-tb"/>
    </style:style>
    <style:style style:name="Table148.E31" style:family="table-cell">
      <style:table-cell-properties fo:padding-left="0.075in" fo:padding-right="0.075in" fo:padding-top="0in" fo:padding-bottom="0in" fo:border="none" style:writing-mode="lr-tb"/>
    </style:style>
    <style:style style:name="Table148.F31" style:family="table-cell">
      <style:table-cell-properties fo:padding-left="0.075in" fo:padding-right="0.075in" fo:padding-top="0in" fo:padding-bottom="0in" fo:border="none" style:writing-mode="lr-tb"/>
    </style:style>
    <style:style style:name="Table148.G31" style:family="table-cell">
      <style:table-cell-properties fo:padding-left="0.075in" fo:padding-right="0.075in" fo:padding-top="0in" fo:padding-bottom="0in" fo:border="none" style:writing-mode="lr-tb"/>
    </style:style>
    <style:style style:name="Table148.H31" style:family="table-cell">
      <style:table-cell-properties fo:padding-left="0.075in" fo:padding-right="0.075in" fo:padding-top="0in" fo:padding-bottom="0in" fo:border-left="none" fo:border-right="1pt solid #7ba0cd" fo:border-top="none" fo:border-bottom="none" style:writing-mode="lr-tb"/>
    </style:style>
    <style:style style:name="Table148.A33" style:family="table-cell">
      <style:table-cell-properties fo:padding-left="0.075in" fo:padding-right="0.075in" fo:padding-top="0in" fo:padding-bottom="0in" fo:border-left="1pt solid #7ba0cd" fo:border-right="none" fo:border-top="none" fo:border-bottom="none" style:writing-mode="lr-tb"/>
    </style:style>
    <style:style style:name="Table148.B33" style:family="table-cell">
      <style:table-cell-properties fo:padding-left="0.075in" fo:padding-right="0.075in" fo:padding-top="0in" fo:padding-bottom="0in" fo:border="none" style:writing-mode="lr-tb"/>
    </style:style>
    <style:style style:name="Table148.C33" style:family="table-cell">
      <style:table-cell-properties fo:padding-left="0.075in" fo:padding-right="0.075in" fo:padding-top="0in" fo:padding-bottom="0in" fo:border="none" style:writing-mode="lr-tb"/>
    </style:style>
    <style:style style:name="Table148.D33" style:family="table-cell">
      <style:table-cell-properties fo:padding-left="0.075in" fo:padding-right="0.075in" fo:padding-top="0in" fo:padding-bottom="0in" fo:border="none" style:writing-mode="lr-tb"/>
    </style:style>
    <style:style style:name="Table148.E33" style:family="table-cell">
      <style:table-cell-properties fo:padding-left="0.075in" fo:padding-right="0.075in" fo:padding-top="0in" fo:padding-bottom="0in" fo:border="none" style:writing-mode="lr-tb"/>
    </style:style>
    <style:style style:name="Table148.F33" style:family="table-cell">
      <style:table-cell-properties fo:padding-left="0.075in" fo:padding-right="0.075in" fo:padding-top="0in" fo:padding-bottom="0in" fo:border="none" style:writing-mode="lr-tb"/>
    </style:style>
    <style:style style:name="Table148.G33" style:family="table-cell">
      <style:table-cell-properties fo:padding-left="0.075in" fo:padding-right="0.075in" fo:padding-top="0in" fo:padding-bottom="0in" fo:border="none" style:writing-mode="lr-tb"/>
    </style:style>
    <style:style style:name="Table148.H33" style:family="table-cell">
      <style:table-cell-properties fo:padding-left="0.075in" fo:padding-right="0.075in" fo:padding-top="0in" fo:padding-bottom="0in" fo:border-left="none" fo:border-right="1pt solid #7ba0cd" fo:border-top="none" fo:border-bottom="none" style:writing-mode="lr-tb"/>
    </style:style>
    <style:style style:name="Table148.A35" style:family="table-cell">
      <style:table-cell-properties fo:padding-left="0.075in" fo:padding-right="0.075in" fo:padding-top="0in" fo:padding-bottom="0in" fo:border-left="1pt solid #7ba0cd" fo:border-right="none" fo:border-top="none" fo:border-bottom="none" style:writing-mode="lr-tb"/>
    </style:style>
    <style:style style:name="Table148.B35" style:family="table-cell">
      <style:table-cell-properties fo:padding-left="0.075in" fo:padding-right="0.075in" fo:padding-top="0in" fo:padding-bottom="0in" fo:border="none" style:writing-mode="lr-tb"/>
    </style:style>
    <style:style style:name="Table148.C35" style:family="table-cell">
      <style:table-cell-properties fo:padding-left="0.075in" fo:padding-right="0.075in" fo:padding-top="0in" fo:padding-bottom="0in" fo:border="none" style:writing-mode="lr-tb"/>
    </style:style>
    <style:style style:name="Table148.D35" style:family="table-cell">
      <style:table-cell-properties fo:padding-left="0.075in" fo:padding-right="0.075in" fo:padding-top="0in" fo:padding-bottom="0in" fo:border="none" style:writing-mode="lr-tb"/>
    </style:style>
    <style:style style:name="Table148.E35" style:family="table-cell">
      <style:table-cell-properties fo:padding-left="0.075in" fo:padding-right="0.075in" fo:padding-top="0in" fo:padding-bottom="0in" fo:border="none" style:writing-mode="lr-tb"/>
    </style:style>
    <style:style style:name="Table148.F35" style:family="table-cell">
      <style:table-cell-properties fo:padding-left="0.075in" fo:padding-right="0.075in" fo:padding-top="0in" fo:padding-bottom="0in" fo:border="none" style:writing-mode="lr-tb"/>
    </style:style>
    <style:style style:name="Table148.G35" style:family="table-cell">
      <style:table-cell-properties fo:padding-left="0.075in" fo:padding-right="0.075in" fo:padding-top="0in" fo:padding-bottom="0in" fo:border="none" style:writing-mode="lr-tb"/>
    </style:style>
    <style:style style:name="Table148.H35" style:family="table-cell">
      <style:table-cell-properties fo:padding-left="0.075in" fo:padding-right="0.075in" fo:padding-top="0in" fo:padding-bottom="0in" fo:border-left="none" fo:border-right="1pt solid #7ba0cd" fo:border-top="none" fo:border-bottom="none" style:writing-mode="lr-tb"/>
    </style:style>
    <style:style style:name="Table148.A36"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48.B36" style:family="table-cell">
      <style:table-cell-properties fo:background-color="#d3dfee" fo:padding-left="0.075in" fo:padding-right="0.075in" fo:padding-top="0in" fo:padding-bottom="0in" fo:border-left="none" fo:border-right="none" fo:border-top="none" fo:border-bottom="1pt solid #7ba0cd" style:writing-mode="lr-tb">
        <style:background-image/>
      </style:table-cell-properties>
    </style:style>
    <style:style style:name="Table148.H36"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49" style:family="table">
      <style:table-properties style:width="6.466in" fo:margin-left="-0.075in" fo:margin-top="0in" fo:margin-bottom="0in" table:align="left" style:writing-mode="lr-tb"/>
    </style:style>
    <style:style style:name="Table149.A" style:family="table-column">
      <style:table-column-properties style:column-width="3.2326in"/>
    </style:style>
    <style:style style:name="Table149.B" style:family="table-column">
      <style:table-column-properties style:column-width="3.2333in"/>
    </style:style>
    <style:style style:name="Table149.1" style:family="table-row">
      <style:table-row-properties fo:keep-together="auto"/>
    </style:style>
    <style:style style:name="Table149.A1" style:family="table-cell">
      <style:table-cell-properties fo:background-color="#4f81bd" fo:padding-left="0.075in" fo:padding-right="0.075in" fo:padding-top="0in" fo:padding-bottom="0in" fo:border="1pt solid #7ba0cd" style:writing-mode="lr-tb">
        <style:background-image/>
      </style:table-cell-properties>
    </style:style>
    <style:style style:name="Table149.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49.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49.A3" style:family="table-cell">
      <style:table-cell-properties fo:padding-left="0.075in" fo:padding-right="0.075in" fo:padding-top="0in" fo:padding-bottom="0in" fo:border-left="1pt solid #7ba0cd" fo:border-right="none" fo:border-top="none" fo:border-bottom="none" style:writing-mode="lr-tb"/>
    </style:style>
    <style:style style:name="Table149.B3" style:family="table-cell">
      <style:table-cell-properties fo:padding-left="0.075in" fo:padding-right="0.075in" fo:padding-top="0in" fo:padding-bottom="0in" fo:border-left="none" fo:border-right="1pt solid #7ba0cd" fo:border-top="none" fo:border-bottom="none" style:writing-mode="lr-tb"/>
    </style:style>
    <style:style style:name="Table149.A5" style:family="table-cell">
      <style:table-cell-properties fo:padding-left="0.075in" fo:padding-right="0.075in" fo:padding-top="0in" fo:padding-bottom="0in" fo:border-left="1pt solid #7ba0cd" fo:border-right="none" fo:border-top="none" fo:border-bottom="none" style:writing-mode="lr-tb"/>
    </style:style>
    <style:style style:name="Table149.B5" style:family="table-cell">
      <style:table-cell-properties fo:padding-left="0.075in" fo:padding-right="0.075in" fo:padding-top="0in" fo:padding-bottom="0in" fo:border-left="none" fo:border-right="1pt solid #7ba0cd" fo:border-top="none" fo:border-bottom="none" style:writing-mode="lr-tb"/>
    </style:style>
    <style:style style:name="Table149.A7" style:family="table-cell">
      <style:table-cell-properties fo:padding-left="0.075in" fo:padding-right="0.075in" fo:padding-top="0in" fo:padding-bottom="0in" fo:border-left="1pt solid #7ba0cd" fo:border-right="none" fo:border-top="none" fo:border-bottom="1pt solid #7ba0cd" style:writing-mode="lr-tb"/>
    </style:style>
    <style:style style:name="Table149.B7" style:family="table-cell">
      <style:table-cell-properties fo:padding-left="0.075in" fo:padding-right="0.075in" fo:padding-top="0in" fo:padding-bottom="0in" fo:border-left="none" fo:border-right="1pt solid #7ba0cd" fo:border-top="none" fo:border-bottom="1pt solid #7ba0cd" style:writing-mode="lr-tb"/>
    </style:style>
    <style:style style:name="Table150" style:family="table">
      <style:table-properties style:width="6.466in" fo:margin-left="-0.075in" fo:margin-top="0in" fo:margin-bottom="0in" table:align="left" style:writing-mode="lr-tb"/>
    </style:style>
    <style:style style:name="Table150.A" style:family="table-column">
      <style:table-column-properties style:column-width="3.2326in"/>
    </style:style>
    <style:style style:name="Table150.B" style:family="table-column">
      <style:table-column-properties style:column-width="3.2333in"/>
    </style:style>
    <style:style style:name="Table150.1" style:family="table-row">
      <style:table-row-properties fo:keep-together="auto"/>
    </style:style>
    <style:style style:name="Table150.A1" style:family="table-cell">
      <style:table-cell-properties fo:background-color="#4f81bd" fo:padding-left="0.075in" fo:padding-right="0.075in" fo:padding-top="0in" fo:padding-bottom="0in" fo:border="1pt solid #7ba0cd" style:writing-mode="lr-tb">
        <style:background-image/>
      </style:table-cell-properties>
    </style:style>
    <style:style style:name="Table150.2" style:family="table-row">
      <style:table-row-properties fo:keep-together="always"/>
    </style:style>
    <style:style style:name="Table150.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50.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50.A3" style:family="table-cell">
      <style:table-cell-properties fo:padding-left="0.075in" fo:padding-right="0.075in" fo:padding-top="0in" fo:padding-bottom="0in" fo:border-left="1pt solid #7ba0cd" fo:border-right="none" fo:border-top="none" fo:border-bottom="none" style:writing-mode="lr-tb"/>
    </style:style>
    <style:style style:name="Table150.B3" style:family="table-cell">
      <style:table-cell-properties fo:padding-left="0.075in" fo:padding-right="0.075in" fo:padding-top="0in" fo:padding-bottom="0in" fo:border-left="none" fo:border-right="1pt solid #7ba0cd" fo:border-top="none" fo:border-bottom="none" style:writing-mode="lr-tb"/>
    </style:style>
    <style:style style:name="Table150.A5" style:family="table-cell">
      <style:table-cell-properties fo:padding-left="0.075in" fo:padding-right="0.075in" fo:padding-top="0in" fo:padding-bottom="0in" fo:border-left="1pt solid #7ba0cd" fo:border-right="none" fo:border-top="none" fo:border-bottom="none" style:writing-mode="lr-tb"/>
    </style:style>
    <style:style style:name="Table150.B5" style:family="table-cell">
      <style:table-cell-properties fo:padding-left="0.075in" fo:padding-right="0.075in" fo:padding-top="0in" fo:padding-bottom="0in" fo:border-left="none" fo:border-right="1pt solid #7ba0cd" fo:border-top="none" fo:border-bottom="none" style:writing-mode="lr-tb"/>
    </style:style>
    <style:style style:name="Table150.A7" style:family="table-cell">
      <style:table-cell-properties fo:padding-left="0.075in" fo:padding-right="0.075in" fo:padding-top="0in" fo:padding-bottom="0in" fo:border-left="1pt solid #7ba0cd" fo:border-right="none" fo:border-top="none" fo:border-bottom="1pt solid #7ba0cd" style:writing-mode="lr-tb"/>
    </style:style>
    <style:style style:name="Table150.B7" style:family="table-cell">
      <style:table-cell-properties fo:padding-left="0.075in" fo:padding-right="0.075in" fo:padding-top="0in" fo:padding-bottom="0in" fo:border-left="none" fo:border-right="1pt solid #7ba0cd" fo:border-top="none" fo:border-bottom="1pt solid #7ba0cd" style:writing-mode="lr-tb"/>
    </style:style>
    <style:style style:name="Table151" style:family="table">
      <style:table-properties style:width="6.466in" fo:margin-left="-0.075in" fo:margin-top="0in" fo:margin-bottom="0in" table:align="left" style:writing-mode="lr-tb"/>
    </style:style>
    <style:style style:name="Table151.A" style:family="table-column">
      <style:table-column-properties style:column-width="3.2326in"/>
    </style:style>
    <style:style style:name="Table151.B" style:family="table-column">
      <style:table-column-properties style:column-width="3.2333in"/>
    </style:style>
    <style:style style:name="Table151.1" style:family="table-row">
      <style:table-row-properties fo:keep-together="auto"/>
    </style:style>
    <style:style style:name="Table151.A1" style:family="table-cell">
      <style:table-cell-properties fo:background-color="#4f81bd" fo:padding-left="0.075in" fo:padding-right="0.075in" fo:padding-top="0in" fo:padding-bottom="0in" fo:border="1pt solid #7ba0cd" style:writing-mode="lr-tb">
        <style:background-image/>
      </style:table-cell-properties>
    </style:style>
    <style:style style:name="Table151.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51.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51.A3" style:family="table-cell">
      <style:table-cell-properties fo:padding-left="0.075in" fo:padding-right="0.075in" fo:padding-top="0in" fo:padding-bottom="0in" fo:border-left="1pt solid #7ba0cd" fo:border-right="none" fo:border-top="none" fo:border-bottom="none" style:writing-mode="lr-tb"/>
    </style:style>
    <style:style style:name="Table151.B3" style:family="table-cell">
      <style:table-cell-properties fo:padding-left="0.075in" fo:padding-right="0.075in" fo:padding-top="0in" fo:padding-bottom="0in" fo:border-left="none" fo:border-right="1pt solid #7ba0cd" fo:border-top="none" fo:border-bottom="none" style:writing-mode="lr-tb"/>
    </style:style>
    <style:style style:name="Table151.A5" style:family="table-cell">
      <style:table-cell-properties fo:padding-left="0.075in" fo:padding-right="0.075in" fo:padding-top="0in" fo:padding-bottom="0in" fo:border-left="1pt solid #7ba0cd" fo:border-right="none" fo:border-top="none" fo:border-bottom="none" style:writing-mode="lr-tb"/>
    </style:style>
    <style:style style:name="Table151.B5" style:family="table-cell">
      <style:table-cell-properties fo:padding-left="0.075in" fo:padding-right="0.075in" fo:padding-top="0in" fo:padding-bottom="0in" fo:border-left="none" fo:border-right="1pt solid #7ba0cd" fo:border-top="none" fo:border-bottom="none" style:writing-mode="lr-tb"/>
    </style:style>
    <style:style style:name="Table151.A7" style:family="table-cell">
      <style:table-cell-properties fo:padding-left="0.075in" fo:padding-right="0.075in" fo:padding-top="0in" fo:padding-bottom="0in" fo:border-left="1pt solid #7ba0cd" fo:border-right="none" fo:border-top="none" fo:border-bottom="1pt solid #7ba0cd" style:writing-mode="lr-tb"/>
    </style:style>
    <style:style style:name="Table151.B7" style:family="table-cell">
      <style:table-cell-properties fo:padding-left="0.075in" fo:padding-right="0.075in" fo:padding-top="0in" fo:padding-bottom="0in" fo:border-left="none" fo:border-right="1pt solid #7ba0cd" fo:border-top="none" fo:border-bottom="1pt solid #7ba0cd" style:writing-mode="lr-tb"/>
    </style:style>
    <style:style style:name="Table152" style:family="table">
      <style:table-properties style:width="6.466in" fo:margin-left="-0.075in" fo:margin-top="0in" fo:margin-bottom="0in" table:align="left" style:writing-mode="lr-tb"/>
    </style:style>
    <style:style style:name="Table152.A" style:family="table-column">
      <style:table-column-properties style:column-width="3.2326in"/>
    </style:style>
    <style:style style:name="Table152.B" style:family="table-column">
      <style:table-column-properties style:column-width="3.2333in"/>
    </style:style>
    <style:style style:name="Table152.1" style:family="table-row">
      <style:table-row-properties fo:keep-together="auto"/>
    </style:style>
    <style:style style:name="Table152.A1" style:family="table-cell">
      <style:table-cell-properties fo:background-color="#4f81bd" fo:padding-left="0.075in" fo:padding-right="0.075in" fo:padding-top="0in" fo:padding-bottom="0in" fo:border="1pt solid #7ba0cd" style:writing-mode="lr-tb">
        <style:background-image/>
      </style:table-cell-properties>
    </style:style>
    <style:style style:name="Table152.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52.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52.A3" style:family="table-cell">
      <style:table-cell-properties fo:padding-left="0.075in" fo:padding-right="0.075in" fo:padding-top="0in" fo:padding-bottom="0in" fo:border-left="1pt solid #7ba0cd" fo:border-right="none" fo:border-top="none" fo:border-bottom="none" style:writing-mode="lr-tb"/>
    </style:style>
    <style:style style:name="Table152.B3" style:family="table-cell">
      <style:table-cell-properties fo:padding-left="0.075in" fo:padding-right="0.075in" fo:padding-top="0in" fo:padding-bottom="0in" fo:border-left="none" fo:border-right="1pt solid #7ba0cd" fo:border-top="none" fo:border-bottom="none" style:writing-mode="lr-tb"/>
    </style:style>
    <style:style style:name="Table152.A5" style:family="table-cell">
      <style:table-cell-properties fo:padding-left="0.075in" fo:padding-right="0.075in" fo:padding-top="0in" fo:padding-bottom="0in" fo:border-left="1pt solid #7ba0cd" fo:border-right="none" fo:border-top="none" fo:border-bottom="none" style:writing-mode="lr-tb"/>
    </style:style>
    <style:style style:name="Table152.B5" style:family="table-cell">
      <style:table-cell-properties fo:padding-left="0.075in" fo:padding-right="0.075in" fo:padding-top="0in" fo:padding-bottom="0in" fo:border-left="none" fo:border-right="1pt solid #7ba0cd" fo:border-top="none" fo:border-bottom="none" style:writing-mode="lr-tb"/>
    </style:style>
    <style:style style:name="Table152.A7" style:family="table-cell">
      <style:table-cell-properties fo:padding-left="0.075in" fo:padding-right="0.075in" fo:padding-top="0in" fo:padding-bottom="0in" fo:border-left="1pt solid #7ba0cd" fo:border-right="none" fo:border-top="none" fo:border-bottom="none" style:writing-mode="lr-tb"/>
    </style:style>
    <style:style style:name="Table152.B7" style:family="table-cell">
      <style:table-cell-properties fo:padding-left="0.075in" fo:padding-right="0.075in" fo:padding-top="0in" fo:padding-bottom="0in" fo:border-left="none" fo:border-right="1pt solid #7ba0cd" fo:border-top="none" fo:border-bottom="none" style:writing-mode="lr-tb"/>
    </style:style>
    <style:style style:name="Table152.A9" style:family="table-cell">
      <style:table-cell-properties fo:padding-left="0.075in" fo:padding-right="0.075in" fo:padding-top="0in" fo:padding-bottom="0in" fo:border-left="1pt solid #7ba0cd" fo:border-right="none" fo:border-top="none" fo:border-bottom="none" style:writing-mode="lr-tb"/>
    </style:style>
    <style:style style:name="Table152.B9" style:family="table-cell">
      <style:table-cell-properties fo:padding-left="0.075in" fo:padding-right="0.075in" fo:padding-top="0in" fo:padding-bottom="0in" fo:border-left="none" fo:border-right="1pt solid #7ba0cd" fo:border-top="none" fo:border-bottom="none" style:writing-mode="lr-tb"/>
    </style:style>
    <style:style style:name="Table152.A11" style:family="table-cell">
      <style:table-cell-properties fo:padding-left="0.075in" fo:padding-right="0.075in" fo:padding-top="0in" fo:padding-bottom="0in" fo:border-left="1pt solid #7ba0cd" fo:border-right="none" fo:border-top="none" fo:border-bottom="none" style:writing-mode="lr-tb"/>
    </style:style>
    <style:style style:name="Table152.B11" style:family="table-cell">
      <style:table-cell-properties fo:padding-left="0.075in" fo:padding-right="0.075in" fo:padding-top="0in" fo:padding-bottom="0in" fo:border-left="none" fo:border-right="1pt solid #7ba0cd" fo:border-top="none" fo:border-bottom="none" style:writing-mode="lr-tb"/>
    </style:style>
    <style:style style:name="Table152.A12"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52.B12"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65" style:family="table">
      <style:table-properties style:width="6.466in" fo:margin-left="-0.075in" fo:margin-top="0in" fo:margin-bottom="0in" table:align="left" style:writing-mode="lr-tb"/>
    </style:style>
    <style:style style:name="Table165.A" style:family="table-column">
      <style:table-column-properties style:column-width="3.2326in"/>
    </style:style>
    <style:style style:name="Table165.B" style:family="table-column">
      <style:table-column-properties style:column-width="3.2333in"/>
    </style:style>
    <style:style style:name="Table165.1" style:family="table-row">
      <style:table-row-properties fo:keep-together="auto"/>
    </style:style>
    <style:style style:name="Table165.A1" style:family="table-cell">
      <style:table-cell-properties fo:background-color="#4f81bd" fo:padding-left="0.075in" fo:padding-right="0.075in" fo:padding-top="0in" fo:padding-bottom="0in" fo:border="1pt solid #7ba0cd" style:writing-mode="lr-tb">
        <style:background-image/>
      </style:table-cell-properties>
    </style:style>
    <style:style style:name="Table165.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65.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65.A3" style:family="table-cell">
      <style:table-cell-properties fo:padding-left="0.075in" fo:padding-right="0.075in" fo:padding-top="0in" fo:padding-bottom="0in" fo:border-left="1pt solid #7ba0cd" fo:border-right="none" fo:border-top="none" fo:border-bottom="none" style:writing-mode="lr-tb"/>
    </style:style>
    <style:style style:name="Table165.B3" style:family="table-cell">
      <style:table-cell-properties fo:padding-left="0.075in" fo:padding-right="0.075in" fo:padding-top="0in" fo:padding-bottom="0in" fo:border-left="none" fo:border-right="1pt solid #7ba0cd" fo:border-top="none" fo:border-bottom="none" style:writing-mode="lr-tb"/>
    </style:style>
    <style:style style:name="Table165.A5" style:family="table-cell">
      <style:table-cell-properties fo:padding-left="0.075in" fo:padding-right="0.075in" fo:padding-top="0in" fo:padding-bottom="0in" fo:border-left="1pt solid #7ba0cd" fo:border-right="none" fo:border-top="none" fo:border-bottom="none" style:writing-mode="lr-tb"/>
    </style:style>
    <style:style style:name="Table165.B5" style:family="table-cell">
      <style:table-cell-properties fo:padding-left="0.075in" fo:padding-right="0.075in" fo:padding-top="0in" fo:padding-bottom="0in" fo:border-left="none" fo:border-right="1pt solid #7ba0cd" fo:border-top="none" fo:border-bottom="none" style:writing-mode="lr-tb"/>
    </style:style>
    <style:style style:name="Table165.A7" style:family="table-cell">
      <style:table-cell-properties fo:padding-left="0.075in" fo:padding-right="0.075in" fo:padding-top="0in" fo:padding-bottom="0in" fo:border-left="1pt solid #7ba0cd" fo:border-right="none" fo:border-top="none" fo:border-bottom="none" style:writing-mode="lr-tb"/>
    </style:style>
    <style:style style:name="Table165.B7" style:family="table-cell">
      <style:table-cell-properties fo:padding-left="0.075in" fo:padding-right="0.075in" fo:padding-top="0in" fo:padding-bottom="0in" fo:border-left="none" fo:border-right="1pt solid #7ba0cd" fo:border-top="none" fo:border-bottom="none" style:writing-mode="lr-tb"/>
    </style:style>
    <style:style style:name="Table165.A9" style:family="table-cell">
      <style:table-cell-properties fo:padding-left="0.075in" fo:padding-right="0.075in" fo:padding-top="0in" fo:padding-bottom="0in" fo:border-left="1pt solid #7ba0cd" fo:border-right="none" fo:border-top="none" fo:border-bottom="none" style:writing-mode="lr-tb"/>
    </style:style>
    <style:style style:name="Table165.B9" style:family="table-cell">
      <style:table-cell-properties fo:padding-left="0.075in" fo:padding-right="0.075in" fo:padding-top="0in" fo:padding-bottom="0in" fo:border-left="none" fo:border-right="1pt solid #7ba0cd" fo:border-top="none" fo:border-bottom="none" style:writing-mode="lr-tb"/>
    </style:style>
    <style:style style:name="Table165.A11" style:family="table-cell">
      <style:table-cell-properties fo:padding-left="0.075in" fo:padding-right="0.075in" fo:padding-top="0in" fo:padding-bottom="0in" fo:border-left="1pt solid #7ba0cd" fo:border-right="none" fo:border-top="none" fo:border-bottom="none" style:writing-mode="lr-tb"/>
    </style:style>
    <style:style style:name="Table165.B11" style:family="table-cell">
      <style:table-cell-properties fo:padding-left="0.075in" fo:padding-right="0.075in" fo:padding-top="0in" fo:padding-bottom="0in" fo:border-left="none" fo:border-right="1pt solid #7ba0cd" fo:border-top="none" fo:border-bottom="none" style:writing-mode="lr-tb"/>
    </style:style>
    <style:style style:name="Table165.A13" style:family="table-cell">
      <style:table-cell-properties fo:padding-left="0.075in" fo:padding-right="0.075in" fo:padding-top="0in" fo:padding-bottom="0in" fo:border-left="1pt solid #7ba0cd" fo:border-right="none" fo:border-top="none" fo:border-bottom="none" style:writing-mode="lr-tb"/>
    </style:style>
    <style:style style:name="Table165.B13" style:family="table-cell">
      <style:table-cell-properties fo:padding-left="0.075in" fo:padding-right="0.075in" fo:padding-top="0in" fo:padding-bottom="0in" fo:border-left="none" fo:border-right="1pt solid #7ba0cd" fo:border-top="none" fo:border-bottom="none" style:writing-mode="lr-tb"/>
    </style:style>
    <style:style style:name="Table165.A15" style:family="table-cell">
      <style:table-cell-properties fo:padding-left="0.075in" fo:padding-right="0.075in" fo:padding-top="0in" fo:padding-bottom="0in" fo:border-left="1pt solid #7ba0cd" fo:border-right="none" fo:border-top="none" fo:border-bottom="none" style:writing-mode="lr-tb"/>
    </style:style>
    <style:style style:name="Table165.B15" style:family="table-cell">
      <style:table-cell-properties fo:padding-left="0.075in" fo:padding-right="0.075in" fo:padding-top="0in" fo:padding-bottom="0in" fo:border-left="none" fo:border-right="1pt solid #7ba0cd" fo:border-top="none" fo:border-bottom="none" style:writing-mode="lr-tb"/>
    </style:style>
    <style:style style:name="Table165.A17" style:family="table-cell">
      <style:table-cell-properties fo:padding-left="0.075in" fo:padding-right="0.075in" fo:padding-top="0in" fo:padding-bottom="0in" fo:border-left="1pt solid #7ba0cd" fo:border-right="none" fo:border-top="none" fo:border-bottom="none" style:writing-mode="lr-tb"/>
    </style:style>
    <style:style style:name="Table165.B17" style:family="table-cell">
      <style:table-cell-properties fo:padding-left="0.075in" fo:padding-right="0.075in" fo:padding-top="0in" fo:padding-bottom="0in" fo:border-left="none" fo:border-right="1pt solid #7ba0cd" fo:border-top="none" fo:border-bottom="none" style:writing-mode="lr-tb"/>
    </style:style>
    <style:style style:name="Table165.A19" style:family="table-cell">
      <style:table-cell-properties fo:padding-left="0.075in" fo:padding-right="0.075in" fo:padding-top="0in" fo:padding-bottom="0in" fo:border-left="1pt solid #7ba0cd" fo:border-right="none" fo:border-top="none" fo:border-bottom="none" style:writing-mode="lr-tb"/>
    </style:style>
    <style:style style:name="Table165.B19" style:family="table-cell">
      <style:table-cell-properties fo:padding-left="0.075in" fo:padding-right="0.075in" fo:padding-top="0in" fo:padding-bottom="0in" fo:border-left="none" fo:border-right="1pt solid #7ba0cd" fo:border-top="none" fo:border-bottom="none" style:writing-mode="lr-tb"/>
    </style:style>
    <style:style style:name="Table165.A21" style:family="table-cell">
      <style:table-cell-properties fo:padding-left="0.075in" fo:padding-right="0.075in" fo:padding-top="0in" fo:padding-bottom="0in" fo:border-left="1pt solid #7ba0cd" fo:border-right="none" fo:border-top="none" fo:border-bottom="none" style:writing-mode="lr-tb"/>
    </style:style>
    <style:style style:name="Table165.B21" style:family="table-cell">
      <style:table-cell-properties fo:padding-left="0.075in" fo:padding-right="0.075in" fo:padding-top="0in" fo:padding-bottom="0in" fo:border-left="none" fo:border-right="1pt solid #7ba0cd" fo:border-top="none" fo:border-bottom="none" style:writing-mode="lr-tb"/>
    </style:style>
    <style:style style:name="Table165.A22"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65.B22"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78" style:family="table" style:master-page-name="Converted48">
      <style:table-properties style:width="6.466in" fo:margin-left="-0.075in" fo:margin-top="0in" fo:margin-bottom="0in" style:page-number="auto" table:align="left" style:writing-mode="lr-tb"/>
    </style:style>
    <style:style style:name="Table178.A" style:family="table-column">
      <style:table-column-properties style:column-width="3.2326in"/>
    </style:style>
    <style:style style:name="Table178.B" style:family="table-column">
      <style:table-column-properties style:column-width="3.2333in"/>
    </style:style>
    <style:style style:name="Table178.1" style:family="table-row">
      <style:table-row-properties fo:keep-together="always"/>
    </style:style>
    <style:style style:name="Table178.A1" style:family="table-cell">
      <style:table-cell-properties fo:background-color="#4f81bd" fo:padding-left="0.075in" fo:padding-right="0.075in" fo:padding-top="0in" fo:padding-bottom="0in" fo:border="1pt solid #7ba0cd" style:writing-mode="lr-tb">
        <style:background-image/>
      </style:table-cell-properties>
    </style:style>
    <style:style style:name="Table178.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78.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78.A3" style:family="table-cell">
      <style:table-cell-properties fo:padding-left="0.075in" fo:padding-right="0.075in" fo:padding-top="0in" fo:padding-bottom="0in" fo:border-left="1pt solid #7ba0cd" fo:border-right="none" fo:border-top="none" fo:border-bottom="none" style:writing-mode="lr-tb"/>
    </style:style>
    <style:style style:name="Table178.B3" style:family="table-cell">
      <style:table-cell-properties fo:padding-left="0.075in" fo:padding-right="0.075in" fo:padding-top="0in" fo:padding-bottom="0in" fo:border-left="none" fo:border-right="1pt solid #7ba0cd" fo:border-top="none" fo:border-bottom="none" style:writing-mode="lr-tb"/>
    </style:style>
    <style:style style:name="Table178.A5" style:family="table-cell">
      <style:table-cell-properties fo:padding-left="0.075in" fo:padding-right="0.075in" fo:padding-top="0in" fo:padding-bottom="0in" fo:border-left="1pt solid #7ba0cd" fo:border-right="none" fo:border-top="none" fo:border-bottom="none" style:writing-mode="lr-tb"/>
    </style:style>
    <style:style style:name="Table178.B5" style:family="table-cell">
      <style:table-cell-properties fo:padding-left="0.075in" fo:padding-right="0.075in" fo:padding-top="0in" fo:padding-bottom="0in" fo:border-left="none" fo:border-right="1pt solid #7ba0cd" fo:border-top="none" fo:border-bottom="none" style:writing-mode="lr-tb"/>
    </style:style>
    <style:style style:name="Table178.A7" style:family="table-cell">
      <style:table-cell-properties fo:padding-left="0.075in" fo:padding-right="0.075in" fo:padding-top="0in" fo:padding-bottom="0in" fo:border-left="1pt solid #7ba0cd" fo:border-right="none" fo:border-top="none" fo:border-bottom="none" style:writing-mode="lr-tb"/>
    </style:style>
    <style:style style:name="Table178.B7" style:family="table-cell">
      <style:table-cell-properties fo:padding-left="0.075in" fo:padding-right="0.075in" fo:padding-top="0in" fo:padding-bottom="0in" fo:border-left="none" fo:border-right="1pt solid #7ba0cd" fo:border-top="none" fo:border-bottom="none" style:writing-mode="lr-tb"/>
    </style:style>
    <style:style style:name="Table178.A9" style:family="table-cell">
      <style:table-cell-properties fo:padding-left="0.075in" fo:padding-right="0.075in" fo:padding-top="0in" fo:padding-bottom="0in" fo:border-left="1pt solid #7ba0cd" fo:border-right="none" fo:border-top="none" fo:border-bottom="none" style:writing-mode="lr-tb"/>
    </style:style>
    <style:style style:name="Table178.B9" style:family="table-cell">
      <style:table-cell-properties fo:padding-left="0.075in" fo:padding-right="0.075in" fo:padding-top="0in" fo:padding-bottom="0in" fo:border-left="none" fo:border-right="1pt solid #7ba0cd" fo:border-top="none" fo:border-bottom="none" style:writing-mode="lr-tb"/>
    </style:style>
    <style:style style:name="Table178.A11" style:family="table-cell">
      <style:table-cell-properties fo:padding-left="0.075in" fo:padding-right="0.075in" fo:padding-top="0in" fo:padding-bottom="0in" fo:border-left="1pt solid #7ba0cd" fo:border-right="none" fo:border-top="none" fo:border-bottom="none" style:writing-mode="lr-tb"/>
    </style:style>
    <style:style style:name="Table178.B11" style:family="table-cell">
      <style:table-cell-properties fo:padding-left="0.075in" fo:padding-right="0.075in" fo:padding-top="0in" fo:padding-bottom="0in" fo:border-left="none" fo:border-right="1pt solid #7ba0cd" fo:border-top="none" fo:border-bottom="none" style:writing-mode="lr-tb"/>
    </style:style>
    <style:style style:name="Table178.A13" style:family="table-cell">
      <style:table-cell-properties fo:padding-left="0.075in" fo:padding-right="0.075in" fo:padding-top="0in" fo:padding-bottom="0in" fo:border-left="1pt solid #7ba0cd" fo:border-right="none" fo:border-top="none" fo:border-bottom="none" style:writing-mode="lr-tb"/>
    </style:style>
    <style:style style:name="Table178.B13" style:family="table-cell">
      <style:table-cell-properties fo:padding-left="0.075in" fo:padding-right="0.075in" fo:padding-top="0in" fo:padding-bottom="0in" fo:border-left="none" fo:border-right="1pt solid #7ba0cd" fo:border-top="none" fo:border-bottom="none" style:writing-mode="lr-tb"/>
    </style:style>
    <style:style style:name="Table178.A15" style:family="table-cell">
      <style:table-cell-properties fo:padding-left="0.075in" fo:padding-right="0.075in" fo:padding-top="0in" fo:padding-bottom="0in" fo:border-left="1pt solid #7ba0cd" fo:border-right="none" fo:border-top="none" fo:border-bottom="none" style:writing-mode="lr-tb"/>
    </style:style>
    <style:style style:name="Table178.B15" style:family="table-cell">
      <style:table-cell-properties fo:padding-left="0.075in" fo:padding-right="0.075in" fo:padding-top="0in" fo:padding-bottom="0in" fo:border-left="none" fo:border-right="1pt solid #7ba0cd" fo:border-top="none" fo:border-bottom="none" style:writing-mode="lr-tb"/>
    </style:style>
    <style:style style:name="Table178.A17" style:family="table-cell">
      <style:table-cell-properties fo:padding-left="0.075in" fo:padding-right="0.075in" fo:padding-top="0in" fo:padding-bottom="0in" fo:border-left="1pt solid #7ba0cd" fo:border-right="none" fo:border-top="none" fo:border-bottom="none" style:writing-mode="lr-tb"/>
    </style:style>
    <style:style style:name="Table178.B17" style:family="table-cell">
      <style:table-cell-properties fo:padding-left="0.075in" fo:padding-right="0.075in" fo:padding-top="0in" fo:padding-bottom="0in" fo:border-left="none" fo:border-right="1pt solid #7ba0cd" fo:border-top="none" fo:border-bottom="none" style:writing-mode="lr-tb"/>
    </style:style>
    <style:style style:name="Table178.A19" style:family="table-cell">
      <style:table-cell-properties fo:padding-left="0.075in" fo:padding-right="0.075in" fo:padding-top="0in" fo:padding-bottom="0in" fo:border-left="1pt solid #7ba0cd" fo:border-right="none" fo:border-top="none" fo:border-bottom="none" style:writing-mode="lr-tb"/>
    </style:style>
    <style:style style:name="Table178.B19" style:family="table-cell">
      <style:table-cell-properties fo:padding-left="0.075in" fo:padding-right="0.075in" fo:padding-top="0in" fo:padding-bottom="0in" fo:border-left="none" fo:border-right="1pt solid #7ba0cd" fo:border-top="none" fo:border-bottom="none" style:writing-mode="lr-tb"/>
    </style:style>
    <style:style style:name="Table178.A21" style:family="table-cell">
      <style:table-cell-properties fo:padding-left="0.075in" fo:padding-right="0.075in" fo:padding-top="0in" fo:padding-bottom="0in" fo:border-left="1pt solid #7ba0cd" fo:border-right="none" fo:border-top="none" fo:border-bottom="none" style:writing-mode="lr-tb"/>
    </style:style>
    <style:style style:name="Table178.B21" style:family="table-cell">
      <style:table-cell-properties fo:padding-left="0.075in" fo:padding-right="0.075in" fo:padding-top="0in" fo:padding-bottom="0in" fo:border-left="none" fo:border-right="1pt solid #7ba0cd" fo:border-top="none" fo:border-bottom="none" style:writing-mode="lr-tb"/>
    </style:style>
    <style:style style:name="Table178.A23" style:family="table-cell">
      <style:table-cell-properties fo:padding-left="0.075in" fo:padding-right="0.075in" fo:padding-top="0in" fo:padding-bottom="0in" fo:border-left="1pt solid #7ba0cd" fo:border-right="none" fo:border-top="none" fo:border-bottom="none" style:writing-mode="lr-tb"/>
    </style:style>
    <style:style style:name="Table178.B23" style:family="table-cell">
      <style:table-cell-properties fo:padding-left="0.075in" fo:padding-right="0.075in" fo:padding-top="0in" fo:padding-bottom="0in" fo:border-left="none" fo:border-right="1pt solid #7ba0cd" fo:border-top="none" fo:border-bottom="none" style:writing-mode="lr-tb"/>
    </style:style>
    <style:style style:name="Table178.A25" style:family="table-cell">
      <style:table-cell-properties fo:padding-left="0.075in" fo:padding-right="0.075in" fo:padding-top="0in" fo:padding-bottom="0in" fo:border-left="1pt solid #7ba0cd" fo:border-right="none" fo:border-top="none" fo:border-bottom="none" style:writing-mode="lr-tb"/>
    </style:style>
    <style:style style:name="Table178.B25" style:family="table-cell">
      <style:table-cell-properties fo:padding-left="0.075in" fo:padding-right="0.075in" fo:padding-top="0in" fo:padding-bottom="0in" fo:border-left="none" fo:border-right="1pt solid #7ba0cd" fo:border-top="none" fo:border-bottom="none" style:writing-mode="lr-tb"/>
    </style:style>
    <style:style style:name="Table178.A27" style:family="table-cell">
      <style:table-cell-properties fo:padding-left="0.075in" fo:padding-right="0.075in" fo:padding-top="0in" fo:padding-bottom="0in" fo:border-left="1pt solid #7ba0cd" fo:border-right="none" fo:border-top="none" fo:border-bottom="none" style:writing-mode="lr-tb"/>
    </style:style>
    <style:style style:name="Table178.B27" style:family="table-cell">
      <style:table-cell-properties fo:padding-left="0.075in" fo:padding-right="0.075in" fo:padding-top="0in" fo:padding-bottom="0in" fo:border-left="none" fo:border-right="1pt solid #7ba0cd" fo:border-top="none" fo:border-bottom="none" style:writing-mode="lr-tb"/>
    </style:style>
    <style:style style:name="Table178.A29" style:family="table-cell">
      <style:table-cell-properties fo:padding-left="0.075in" fo:padding-right="0.075in" fo:padding-top="0in" fo:padding-bottom="0in" fo:border-left="1pt solid #7ba0cd" fo:border-right="none" fo:border-top="none" fo:border-bottom="none" style:writing-mode="lr-tb"/>
    </style:style>
    <style:style style:name="Table178.B29" style:family="table-cell">
      <style:table-cell-properties fo:padding-left="0.075in" fo:padding-right="0.075in" fo:padding-top="0in" fo:padding-bottom="0in" fo:border-left="none" fo:border-right="1pt solid #7ba0cd" fo:border-top="none" fo:border-bottom="none" style:writing-mode="lr-tb"/>
    </style:style>
    <style:style style:name="Table178.A30"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78.B30"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79" style:family="table">
      <style:table-properties style:width="6.466in" fo:margin-left="-0.075in" fo:margin-top="0in" fo:margin-bottom="0in" table:align="left" style:writing-mode="lr-tb"/>
    </style:style>
    <style:style style:name="Table179.A" style:family="table-column">
      <style:table-column-properties style:column-width="3.2326in"/>
    </style:style>
    <style:style style:name="Table179.B" style:family="table-column">
      <style:table-column-properties style:column-width="3.2333in"/>
    </style:style>
    <style:style style:name="Table179.1" style:family="table-row">
      <style:table-row-properties fo:keep-together="auto"/>
    </style:style>
    <style:style style:name="Table179.A1" style:family="table-cell">
      <style:table-cell-properties fo:background-color="#4f81bd" fo:padding-left="0.075in" fo:padding-right="0.075in" fo:padding-top="0in" fo:padding-bottom="0in" fo:border="1pt solid #7ba0cd" style:writing-mode="lr-tb">
        <style:background-image/>
      </style:table-cell-properties>
    </style:style>
    <style:style style:name="Table179.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79.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79.A3" style:family="table-cell">
      <style:table-cell-properties fo:padding-left="0.075in" fo:padding-right="0.075in" fo:padding-top="0in" fo:padding-bottom="0in" fo:border-left="1pt solid #7ba0cd" fo:border-right="none" fo:border-top="none" fo:border-bottom="none" style:writing-mode="lr-tb"/>
    </style:style>
    <style:style style:name="Table179.B3" style:family="table-cell">
      <style:table-cell-properties fo:padding-left="0.075in" fo:padding-right="0.075in" fo:padding-top="0in" fo:padding-bottom="0in" fo:border-left="none" fo:border-right="1pt solid #7ba0cd" fo:border-top="none" fo:border-bottom="none" style:writing-mode="lr-tb"/>
    </style:style>
    <style:style style:name="Table179.A5" style:family="table-cell">
      <style:table-cell-properties fo:padding-left="0.075in" fo:padding-right="0.075in" fo:padding-top="0in" fo:padding-bottom="0in" fo:border-left="1pt solid #7ba0cd" fo:border-right="none" fo:border-top="none" fo:border-bottom="none" style:writing-mode="lr-tb"/>
    </style:style>
    <style:style style:name="Table179.B5" style:family="table-cell">
      <style:table-cell-properties fo:padding-left="0.075in" fo:padding-right="0.075in" fo:padding-top="0in" fo:padding-bottom="0in" fo:border-left="none" fo:border-right="1pt solid #7ba0cd" fo:border-top="none" fo:border-bottom="none" style:writing-mode="lr-tb"/>
    </style:style>
    <style:style style:name="Table179.A7" style:family="table-cell">
      <style:table-cell-properties fo:padding-left="0.075in" fo:padding-right="0.075in" fo:padding-top="0in" fo:padding-bottom="0in" fo:border-left="1pt solid #7ba0cd" fo:border-right="none" fo:border-top="none" fo:border-bottom="none" style:writing-mode="lr-tb"/>
    </style:style>
    <style:style style:name="Table179.B7" style:family="table-cell">
      <style:table-cell-properties fo:padding-left="0.075in" fo:padding-right="0.075in" fo:padding-top="0in" fo:padding-bottom="0in" fo:border-left="none" fo:border-right="1pt solid #7ba0cd" fo:border-top="none" fo:border-bottom="none" style:writing-mode="lr-tb"/>
    </style:style>
    <style:style style:name="Table179.A9" style:family="table-cell">
      <style:table-cell-properties fo:padding-left="0.075in" fo:padding-right="0.075in" fo:padding-top="0in" fo:padding-bottom="0in" fo:border-left="1pt solid #7ba0cd" fo:border-right="none" fo:border-top="none" fo:border-bottom="none" style:writing-mode="lr-tb"/>
    </style:style>
    <style:style style:name="Table179.B9" style:family="table-cell">
      <style:table-cell-properties fo:padding-left="0.075in" fo:padding-right="0.075in" fo:padding-top="0in" fo:padding-bottom="0in" fo:border-left="none" fo:border-right="1pt solid #7ba0cd" fo:border-top="none" fo:border-bottom="none" style:writing-mode="lr-tb"/>
    </style:style>
    <style:style style:name="Table179.A11" style:family="table-cell">
      <style:table-cell-properties fo:padding-left="0.075in" fo:padding-right="0.075in" fo:padding-top="0in" fo:padding-bottom="0in" fo:border-left="1pt solid #7ba0cd" fo:border-right="none" fo:border-top="none" fo:border-bottom="none" style:writing-mode="lr-tb"/>
    </style:style>
    <style:style style:name="Table179.B11" style:family="table-cell">
      <style:table-cell-properties fo:padding-left="0.075in" fo:padding-right="0.075in" fo:padding-top="0in" fo:padding-bottom="0in" fo:border-left="none" fo:border-right="1pt solid #7ba0cd" fo:border-top="none" fo:border-bottom="none" style:writing-mode="lr-tb"/>
    </style:style>
    <style:style style:name="Table179.A12"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79.B12"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192" style:family="table">
      <style:table-properties style:width="6.466in" fo:margin-left="-0.075in" fo:margin-top="0in" fo:margin-bottom="0in" table:align="left" style:writing-mode="lr-tb"/>
    </style:style>
    <style:style style:name="Table192.A" style:family="table-column">
      <style:table-column-properties style:column-width="3.2326in"/>
    </style:style>
    <style:style style:name="Table192.B" style:family="table-column">
      <style:table-column-properties style:column-width="3.2333in"/>
    </style:style>
    <style:style style:name="Table192.1" style:family="table-row">
      <style:table-row-properties fo:keep-together="auto"/>
    </style:style>
    <style:style style:name="Table192.A1" style:family="table-cell">
      <style:table-cell-properties fo:background-color="#4f81bd" fo:padding-left="0.075in" fo:padding-right="0.075in" fo:padding-top="0in" fo:padding-bottom="0in" fo:border="1pt solid #7ba0cd" style:writing-mode="lr-tb">
        <style:background-image/>
      </style:table-cell-properties>
    </style:style>
    <style:style style:name="Table192.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92.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92.A3" style:family="table-cell">
      <style:table-cell-properties fo:padding-left="0.075in" fo:padding-right="0.075in" fo:padding-top="0in" fo:padding-bottom="0in" fo:border-left="1pt solid #7ba0cd" fo:border-right="none" fo:border-top="none" fo:border-bottom="none" style:writing-mode="lr-tb"/>
    </style:style>
    <style:style style:name="Table192.B3" style:family="table-cell">
      <style:table-cell-properties fo:padding-left="0.075in" fo:padding-right="0.075in" fo:padding-top="0in" fo:padding-bottom="0in" fo:border-left="none" fo:border-right="1pt solid #7ba0cd" fo:border-top="none" fo:border-bottom="none" style:writing-mode="lr-tb"/>
    </style:style>
    <style:style style:name="Table192.A5" style:family="table-cell">
      <style:table-cell-properties fo:padding-left="0.075in" fo:padding-right="0.075in" fo:padding-top="0in" fo:padding-bottom="0in" fo:border-left="1pt solid #7ba0cd" fo:border-right="none" fo:border-top="none" fo:border-bottom="none" style:writing-mode="lr-tb"/>
    </style:style>
    <style:style style:name="Table192.B5" style:family="table-cell">
      <style:table-cell-properties fo:padding-left="0.075in" fo:padding-right="0.075in" fo:padding-top="0in" fo:padding-bottom="0in" fo:border-left="none" fo:border-right="1pt solid #7ba0cd" fo:border-top="none" fo:border-bottom="none" style:writing-mode="lr-tb"/>
    </style:style>
    <style:style style:name="Table192.A7" style:family="table-cell">
      <style:table-cell-properties fo:padding-left="0.075in" fo:padding-right="0.075in" fo:padding-top="0in" fo:padding-bottom="0in" fo:border-left="1pt solid #7ba0cd" fo:border-right="none" fo:border-top="none" fo:border-bottom="none" style:writing-mode="lr-tb"/>
    </style:style>
    <style:style style:name="Table192.B7" style:family="table-cell">
      <style:table-cell-properties fo:padding-left="0.075in" fo:padding-right="0.075in" fo:padding-top="0in" fo:padding-bottom="0in" fo:border-left="none" fo:border-right="1pt solid #7ba0cd" fo:border-top="none" fo:border-bottom="none" style:writing-mode="lr-tb"/>
    </style:style>
    <style:style style:name="Table192.A9" style:family="table-cell">
      <style:table-cell-properties fo:padding-left="0.075in" fo:padding-right="0.075in" fo:padding-top="0in" fo:padding-bottom="0in" fo:border-left="1pt solid #7ba0cd" fo:border-right="none" fo:border-top="none" fo:border-bottom="1pt solid #7ba0cd" style:writing-mode="lr-tb"/>
    </style:style>
    <style:style style:name="Table192.B9" style:family="table-cell">
      <style:table-cell-properties fo:padding-left="0.075in" fo:padding-right="0.075in" fo:padding-top="0in" fo:padding-bottom="0in" fo:border-left="none" fo:border-right="1pt solid #7ba0cd" fo:border-top="none" fo:border-bottom="1pt solid #7ba0cd" style:writing-mode="lr-tb"/>
    </style:style>
    <style:style style:name="Table193" style:family="table">
      <style:table-properties style:width="6.466in" fo:margin-left="-0.075in" fo:margin-top="0in" fo:margin-bottom="0in" table:align="left" style:writing-mode="lr-tb"/>
    </style:style>
    <style:style style:name="Table193.A" style:family="table-column">
      <style:table-column-properties style:column-width="3.2326in"/>
    </style:style>
    <style:style style:name="Table193.B" style:family="table-column">
      <style:table-column-properties style:column-width="3.2333in"/>
    </style:style>
    <style:style style:name="Table193.1" style:family="table-row">
      <style:table-row-properties fo:keep-together="auto"/>
    </style:style>
    <style:style style:name="Table193.A1" style:family="table-cell">
      <style:table-cell-properties fo:background-color="#4f81bd" fo:padding-left="0.075in" fo:padding-right="0.075in" fo:padding-top="0in" fo:padding-bottom="0in" fo:border="1pt solid #7ba0cd" style:writing-mode="lr-tb">
        <style:background-image/>
      </style:table-cell-properties>
    </style:style>
    <style:style style:name="Table193.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193.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193.A3" style:family="table-cell">
      <style:table-cell-properties fo:padding-left="0.075in" fo:padding-right="0.075in" fo:padding-top="0in" fo:padding-bottom="0in" fo:border-left="1pt solid #7ba0cd" fo:border-right="none" fo:border-top="none" fo:border-bottom="none" style:writing-mode="lr-tb"/>
    </style:style>
    <style:style style:name="Table193.B3" style:family="table-cell">
      <style:table-cell-properties fo:padding-left="0.075in" fo:padding-right="0.075in" fo:padding-top="0in" fo:padding-bottom="0in" fo:border-left="none" fo:border-right="1pt solid #7ba0cd" fo:border-top="none" fo:border-bottom="none" style:writing-mode="lr-tb"/>
    </style:style>
    <style:style style:name="Table193.A5" style:family="table-cell">
      <style:table-cell-properties fo:padding-left="0.075in" fo:padding-right="0.075in" fo:padding-top="0in" fo:padding-bottom="0in" fo:border-left="1pt solid #7ba0cd" fo:border-right="none" fo:border-top="none" fo:border-bottom="none" style:writing-mode="lr-tb"/>
    </style:style>
    <style:style style:name="Table193.B5" style:family="table-cell">
      <style:table-cell-properties fo:padding-left="0.075in" fo:padding-right="0.075in" fo:padding-top="0in" fo:padding-bottom="0in" fo:border-left="none" fo:border-right="1pt solid #7ba0cd" fo:border-top="none" fo:border-bottom="none" style:writing-mode="lr-tb"/>
    </style:style>
    <style:style style:name="Table193.A7" style:family="table-cell">
      <style:table-cell-properties fo:padding-left="0.075in" fo:padding-right="0.075in" fo:padding-top="0in" fo:padding-bottom="0in" fo:border-left="1pt solid #7ba0cd" fo:border-right="none" fo:border-top="none" fo:border-bottom="none" style:writing-mode="lr-tb"/>
    </style:style>
    <style:style style:name="Table193.B7" style:family="table-cell">
      <style:table-cell-properties fo:padding-left="0.075in" fo:padding-right="0.075in" fo:padding-top="0in" fo:padding-bottom="0in" fo:border-left="none" fo:border-right="1pt solid #7ba0cd" fo:border-top="none" fo:border-bottom="none" style:writing-mode="lr-tb"/>
    </style:style>
    <style:style style:name="Table193.A9" style:family="table-cell">
      <style:table-cell-properties fo:padding-left="0.075in" fo:padding-right="0.075in" fo:padding-top="0in" fo:padding-bottom="0in" fo:border-left="1pt solid #7ba0cd" fo:border-right="none" fo:border-top="none" fo:border-bottom="none" style:writing-mode="lr-tb"/>
    </style:style>
    <style:style style:name="Table193.B9" style:family="table-cell">
      <style:table-cell-properties fo:padding-left="0.075in" fo:padding-right="0.075in" fo:padding-top="0in" fo:padding-bottom="0in" fo:border-left="none" fo:border-right="1pt solid #7ba0cd" fo:border-top="none" fo:border-bottom="none" style:writing-mode="lr-tb"/>
    </style:style>
    <style:style style:name="Table193.A11" style:family="table-cell">
      <style:table-cell-properties fo:padding-left="0.075in" fo:padding-right="0.075in" fo:padding-top="0in" fo:padding-bottom="0in" fo:border-left="1pt solid #7ba0cd" fo:border-right="none" fo:border-top="none" fo:border-bottom="none" style:writing-mode="lr-tb"/>
    </style:style>
    <style:style style:name="Table193.B11" style:family="table-cell">
      <style:table-cell-properties fo:padding-left="0.075in" fo:padding-right="0.075in" fo:padding-top="0in" fo:padding-bottom="0in" fo:border-left="none" fo:border-right="1pt solid #7ba0cd" fo:border-top="none" fo:border-bottom="none" style:writing-mode="lr-tb"/>
    </style:style>
    <style:style style:name="Table193.A13" style:family="table-cell">
      <style:table-cell-properties fo:padding-left="0.075in" fo:padding-right="0.075in" fo:padding-top="0in" fo:padding-bottom="0in" fo:border-left="1pt solid #7ba0cd" fo:border-right="none" fo:border-top="none" fo:border-bottom="none" style:writing-mode="lr-tb"/>
    </style:style>
    <style:style style:name="Table193.B13" style:family="table-cell">
      <style:table-cell-properties fo:padding-left="0.075in" fo:padding-right="0.075in" fo:padding-top="0in" fo:padding-bottom="0in" fo:border-left="none" fo:border-right="1pt solid #7ba0cd" fo:border-top="none" fo:border-bottom="none" style:writing-mode="lr-tb"/>
    </style:style>
    <style:style style:name="Table193.A14"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193.B14"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210" style:family="table">
      <style:table-properties style:width="6.466in" fo:margin-left="-0.075in" fo:margin-top="0in" fo:margin-bottom="0in" table:align="left" style:writing-mode="lr-tb"/>
    </style:style>
    <style:style style:name="Table210.A" style:family="table-column">
      <style:table-column-properties style:column-width="3.2326in"/>
    </style:style>
    <style:style style:name="Table210.B" style:family="table-column">
      <style:table-column-properties style:column-width="3.2333in"/>
    </style:style>
    <style:style style:name="Table210.1" style:family="table-row">
      <style:table-row-properties fo:keep-together="auto"/>
    </style:style>
    <style:style style:name="Table210.A1" style:family="table-cell">
      <style:table-cell-properties fo:background-color="#4f81bd" fo:padding-left="0.075in" fo:padding-right="0.075in" fo:padding-top="0in" fo:padding-bottom="0in" fo:border="1pt solid #7ba0cd" style:writing-mode="lr-tb">
        <style:background-image/>
      </style:table-cell-properties>
    </style:style>
    <style:style style:name="Table210.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210.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210.A3" style:family="table-cell">
      <style:table-cell-properties fo:padding-left="0.075in" fo:padding-right="0.075in" fo:padding-top="0in" fo:padding-bottom="0in" fo:border-left="1pt solid #7ba0cd" fo:border-right="none" fo:border-top="none" fo:border-bottom="none" style:writing-mode="lr-tb"/>
    </style:style>
    <style:style style:name="Table210.B3" style:family="table-cell">
      <style:table-cell-properties fo:padding-left="0.075in" fo:padding-right="0.075in" fo:padding-top="0in" fo:padding-bottom="0in" fo:border-left="none" fo:border-right="1pt solid #7ba0cd" fo:border-top="none" fo:border-bottom="none" style:writing-mode="lr-tb"/>
    </style:style>
    <style:style style:name="Table210.A5" style:family="table-cell">
      <style:table-cell-properties fo:padding-left="0.075in" fo:padding-right="0.075in" fo:padding-top="0in" fo:padding-bottom="0in" fo:border-left="1pt solid #7ba0cd" fo:border-right="none" fo:border-top="none" fo:border-bottom="none" style:writing-mode="lr-tb"/>
    </style:style>
    <style:style style:name="Table210.B5" style:family="table-cell">
      <style:table-cell-properties fo:padding-left="0.075in" fo:padding-right="0.075in" fo:padding-top="0in" fo:padding-bottom="0in" fo:border-left="none" fo:border-right="1pt solid #7ba0cd" fo:border-top="none" fo:border-bottom="none" style:writing-mode="lr-tb"/>
    </style:style>
    <style:style style:name="Table210.A7" style:family="table-cell">
      <style:table-cell-properties fo:padding-left="0.075in" fo:padding-right="0.075in" fo:padding-top="0in" fo:padding-bottom="0in" fo:border-left="1pt solid #7ba0cd" fo:border-right="none" fo:border-top="none" fo:border-bottom="none" style:writing-mode="lr-tb"/>
    </style:style>
    <style:style style:name="Table210.B7" style:family="table-cell">
      <style:table-cell-properties fo:padding-left="0.075in" fo:padding-right="0.075in" fo:padding-top="0in" fo:padding-bottom="0in" fo:border-left="none" fo:border-right="1pt solid #7ba0cd" fo:border-top="none" fo:border-bottom="none" style:writing-mode="lr-tb"/>
    </style:style>
    <style:style style:name="Table210.A9" style:family="table-cell">
      <style:table-cell-properties fo:padding-left="0.075in" fo:padding-right="0.075in" fo:padding-top="0in" fo:padding-bottom="0in" fo:border-left="1pt solid #7ba0cd" fo:border-right="none" fo:border-top="none" fo:border-bottom="none" style:writing-mode="lr-tb"/>
    </style:style>
    <style:style style:name="Table210.B9" style:family="table-cell">
      <style:table-cell-properties fo:padding-left="0.075in" fo:padding-right="0.075in" fo:padding-top="0in" fo:padding-bottom="0in" fo:border-left="none" fo:border-right="1pt solid #7ba0cd" fo:border-top="none" fo:border-bottom="none" style:writing-mode="lr-tb"/>
    </style:style>
    <style:style style:name="Table210.A11" style:family="table-cell">
      <style:table-cell-properties fo:padding-left="0.075in" fo:padding-right="0.075in" fo:padding-top="0in" fo:padding-bottom="0in" fo:border-left="1pt solid #7ba0cd" fo:border-right="none" fo:border-top="none" fo:border-bottom="none" style:writing-mode="lr-tb"/>
    </style:style>
    <style:style style:name="Table210.B11" style:family="table-cell">
      <style:table-cell-properties fo:padding-left="0.075in" fo:padding-right="0.075in" fo:padding-top="0in" fo:padding-bottom="0in" fo:border-left="none" fo:border-right="1pt solid #7ba0cd" fo:border-top="none" fo:border-bottom="none" style:writing-mode="lr-tb"/>
    </style:style>
    <style:style style:name="Table210.A13" style:family="table-cell">
      <style:table-cell-properties fo:padding-left="0.075in" fo:padding-right="0.075in" fo:padding-top="0in" fo:padding-bottom="0in" fo:border-left="1pt solid #7ba0cd" fo:border-right="none" fo:border-top="none" fo:border-bottom="none" style:writing-mode="lr-tb"/>
    </style:style>
    <style:style style:name="Table210.B13" style:family="table-cell">
      <style:table-cell-properties fo:padding-left="0.075in" fo:padding-right="0.075in" fo:padding-top="0in" fo:padding-bottom="0in" fo:border-left="none" fo:border-right="1pt solid #7ba0cd" fo:border-top="none" fo:border-bottom="none" style:writing-mode="lr-tb"/>
    </style:style>
    <style:style style:name="Table210.A15" style:family="table-cell">
      <style:table-cell-properties fo:padding-left="0.075in" fo:padding-right="0.075in" fo:padding-top="0in" fo:padding-bottom="0in" fo:border-left="1pt solid #7ba0cd" fo:border-right="none" fo:border-top="none" fo:border-bottom="none" style:writing-mode="lr-tb"/>
    </style:style>
    <style:style style:name="Table210.B15" style:family="table-cell">
      <style:table-cell-properties fo:padding-left="0.075in" fo:padding-right="0.075in" fo:padding-top="0in" fo:padding-bottom="0in" fo:border-left="none" fo:border-right="1pt solid #7ba0cd" fo:border-top="none" fo:border-bottom="none" style:writing-mode="lr-tb"/>
    </style:style>
    <style:style style:name="Table210.A17" style:family="table-cell">
      <style:table-cell-properties fo:padding-left="0.075in" fo:padding-right="0.075in" fo:padding-top="0in" fo:padding-bottom="0in" fo:border-left="1pt solid #7ba0cd" fo:border-right="none" fo:border-top="none" fo:border-bottom="none" style:writing-mode="lr-tb"/>
    </style:style>
    <style:style style:name="Table210.B17" style:family="table-cell">
      <style:table-cell-properties fo:padding-left="0.075in" fo:padding-right="0.075in" fo:padding-top="0in" fo:padding-bottom="0in" fo:border-left="none" fo:border-right="1pt solid #7ba0cd" fo:border-top="none" fo:border-bottom="none" style:writing-mode="lr-tb"/>
    </style:style>
    <style:style style:name="Table210.A19" style:family="table-cell">
      <style:table-cell-properties fo:padding-left="0.075in" fo:padding-right="0.075in" fo:padding-top="0in" fo:padding-bottom="0in" fo:border-left="1pt solid #7ba0cd" fo:border-right="none" fo:border-top="none" fo:border-bottom="none" style:writing-mode="lr-tb"/>
    </style:style>
    <style:style style:name="Table210.B19" style:family="table-cell">
      <style:table-cell-properties fo:padding-left="0.075in" fo:padding-right="0.075in" fo:padding-top="0in" fo:padding-bottom="0in" fo:border-left="none" fo:border-right="1pt solid #7ba0cd" fo:border-top="none" fo:border-bottom="none" style:writing-mode="lr-tb"/>
    </style:style>
    <style:style style:name="Table210.A21" style:family="table-cell">
      <style:table-cell-properties fo:padding-left="0.075in" fo:padding-right="0.075in" fo:padding-top="0in" fo:padding-bottom="0in" fo:border-left="1pt solid #7ba0cd" fo:border-right="none" fo:border-top="none" fo:border-bottom="none" style:writing-mode="lr-tb"/>
    </style:style>
    <style:style style:name="Table210.B21" style:family="table-cell">
      <style:table-cell-properties fo:padding-left="0.075in" fo:padding-right="0.075in" fo:padding-top="0in" fo:padding-bottom="0in" fo:border-left="none" fo:border-right="1pt solid #7ba0cd" fo:border-top="none" fo:border-bottom="none" style:writing-mode="lr-tb"/>
    </style:style>
    <style:style style:name="Table210.A23" style:family="table-cell">
      <style:table-cell-properties fo:padding-left="0.075in" fo:padding-right="0.075in" fo:padding-top="0in" fo:padding-bottom="0in" fo:border-left="1pt solid #7ba0cd" fo:border-right="none" fo:border-top="none" fo:border-bottom="none" style:writing-mode="lr-tb"/>
    </style:style>
    <style:style style:name="Table210.B23" style:family="table-cell">
      <style:table-cell-properties fo:padding-left="0.075in" fo:padding-right="0.075in" fo:padding-top="0in" fo:padding-bottom="0in" fo:border-left="none" fo:border-right="1pt solid #7ba0cd" fo:border-top="none" fo:border-bottom="none" style:writing-mode="lr-tb"/>
    </style:style>
    <style:style style:name="Table210.A25" style:family="table-cell">
      <style:table-cell-properties fo:padding-left="0.075in" fo:padding-right="0.075in" fo:padding-top="0in" fo:padding-bottom="0in" fo:border-left="1pt solid #7ba0cd" fo:border-right="none" fo:border-top="none" fo:border-bottom="none" style:writing-mode="lr-tb"/>
    </style:style>
    <style:style style:name="Table210.B25" style:family="table-cell">
      <style:table-cell-properties fo:padding-left="0.075in" fo:padding-right="0.075in" fo:padding-top="0in" fo:padding-bottom="0in" fo:border-left="none" fo:border-right="1pt solid #7ba0cd" fo:border-top="none" fo:border-bottom="none" style:writing-mode="lr-tb"/>
    </style:style>
    <style:style style:name="Table210.A27" style:family="table-cell">
      <style:table-cell-properties fo:padding-left="0.075in" fo:padding-right="0.075in" fo:padding-top="0in" fo:padding-bottom="0in" fo:border-left="1pt solid #7ba0cd" fo:border-right="none" fo:border-top="none" fo:border-bottom="none" style:writing-mode="lr-tb"/>
    </style:style>
    <style:style style:name="Table210.B27" style:family="table-cell">
      <style:table-cell-properties fo:padding-left="0.075in" fo:padding-right="0.075in" fo:padding-top="0in" fo:padding-bottom="0in" fo:border-left="none" fo:border-right="1pt solid #7ba0cd" fo:border-top="none" fo:border-bottom="none" style:writing-mode="lr-tb"/>
    </style:style>
    <style:style style:name="Table210.A29" style:family="table-cell">
      <style:table-cell-properties fo:padding-left="0.075in" fo:padding-right="0.075in" fo:padding-top="0in" fo:padding-bottom="0in" fo:border-left="1pt solid #7ba0cd" fo:border-right="none" fo:border-top="none" fo:border-bottom="none" style:writing-mode="lr-tb"/>
    </style:style>
    <style:style style:name="Table210.B29" style:family="table-cell">
      <style:table-cell-properties fo:padding-left="0.075in" fo:padding-right="0.075in" fo:padding-top="0in" fo:padding-bottom="0in" fo:border-left="none" fo:border-right="1pt solid #7ba0cd" fo:border-top="none" fo:border-bottom="none" style:writing-mode="lr-tb"/>
    </style:style>
    <style:style style:name="Table210.A31" style:family="table-cell">
      <style:table-cell-properties fo:padding-left="0.075in" fo:padding-right="0.075in" fo:padding-top="0in" fo:padding-bottom="0in" fo:border-left="1pt solid #7ba0cd" fo:border-right="none" fo:border-top="none" fo:border-bottom="none" style:writing-mode="lr-tb"/>
    </style:style>
    <style:style style:name="Table210.B31" style:family="table-cell">
      <style:table-cell-properties fo:padding-left="0.075in" fo:padding-right="0.075in" fo:padding-top="0in" fo:padding-bottom="0in" fo:border-left="none" fo:border-right="1pt solid #7ba0cd" fo:border-top="none" fo:border-bottom="none" style:writing-mode="lr-tb"/>
    </style:style>
    <style:style style:name="Table210.A32"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210.B32"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215" style:family="table">
      <style:table-properties style:width="6.466in" fo:margin-left="-0.075in" fo:margin-top="0in" fo:margin-bottom="0in" table:align="left" style:writing-mode="lr-tb"/>
    </style:style>
    <style:style style:name="Table215.A" style:family="table-column">
      <style:table-column-properties style:column-width="3.2326in"/>
    </style:style>
    <style:style style:name="Table215.B" style:family="table-column">
      <style:table-column-properties style:column-width="3.2333in"/>
    </style:style>
    <style:style style:name="Table215.1" style:family="table-row">
      <style:table-row-properties fo:keep-together="auto"/>
    </style:style>
    <style:style style:name="Table215.A1" style:family="table-cell">
      <style:table-cell-properties fo:background-color="#4f81bd" fo:padding-left="0.075in" fo:padding-right="0.075in" fo:padding-top="0in" fo:padding-bottom="0in" fo:border="1pt solid #7ba0cd" style:writing-mode="lr-tb">
        <style:background-image/>
      </style:table-cell-properties>
    </style:style>
    <style:style style:name="Table215.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215.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215.A3" style:family="table-cell">
      <style:table-cell-properties fo:padding-left="0.075in" fo:padding-right="0.075in" fo:padding-top="0in" fo:padding-bottom="0in" fo:border-left="1pt solid #7ba0cd" fo:border-right="none" fo:border-top="none" fo:border-bottom="none" style:writing-mode="lr-tb"/>
    </style:style>
    <style:style style:name="Table215.B3" style:family="table-cell">
      <style:table-cell-properties fo:padding-left="0.075in" fo:padding-right="0.075in" fo:padding-top="0in" fo:padding-bottom="0in" fo:border-left="none" fo:border-right="1pt solid #7ba0cd" fo:border-top="none" fo:border-bottom="none" style:writing-mode="lr-tb"/>
    </style:style>
    <style:style style:name="Table215.A5" style:family="table-cell">
      <style:table-cell-properties fo:padding-left="0.075in" fo:padding-right="0.075in" fo:padding-top="0in" fo:padding-bottom="0in" fo:border-left="1pt solid #7ba0cd" fo:border-right="none" fo:border-top="none" fo:border-bottom="none" style:writing-mode="lr-tb"/>
    </style:style>
    <style:style style:name="Table215.B5" style:family="table-cell">
      <style:table-cell-properties fo:padding-left="0.075in" fo:padding-right="0.075in" fo:padding-top="0in" fo:padding-bottom="0in" fo:border-left="none" fo:border-right="1pt solid #7ba0cd" fo:border-top="none" fo:border-bottom="none" style:writing-mode="lr-tb"/>
    </style:style>
    <style:style style:name="Table215.A7" style:family="table-cell">
      <style:table-cell-properties fo:padding-left="0.075in" fo:padding-right="0.075in" fo:padding-top="0in" fo:padding-bottom="0in" fo:border-left="1pt solid #7ba0cd" fo:border-right="none" fo:border-top="none" fo:border-bottom="none" style:writing-mode="lr-tb"/>
    </style:style>
    <style:style style:name="Table215.B7" style:family="table-cell">
      <style:table-cell-properties fo:padding-left="0.075in" fo:padding-right="0.075in" fo:padding-top="0in" fo:padding-bottom="0in" fo:border-left="none" fo:border-right="1pt solid #7ba0cd" fo:border-top="none" fo:border-bottom="none" style:writing-mode="lr-tb"/>
    </style:style>
    <style:style style:name="Table215.A9" style:family="table-cell">
      <style:table-cell-properties fo:padding-left="0.075in" fo:padding-right="0.075in" fo:padding-top="0in" fo:padding-bottom="0in" fo:border-left="1pt solid #7ba0cd" fo:border-right="none" fo:border-top="none" fo:border-bottom="none" style:writing-mode="lr-tb"/>
    </style:style>
    <style:style style:name="Table215.B9" style:family="table-cell">
      <style:table-cell-properties fo:padding-left="0.075in" fo:padding-right="0.075in" fo:padding-top="0in" fo:padding-bottom="0in" fo:border-left="none" fo:border-right="1pt solid #7ba0cd" fo:border-top="none" fo:border-bottom="none" style:writing-mode="lr-tb"/>
    </style:style>
    <style:style style:name="Table215.A11" style:family="table-cell">
      <style:table-cell-properties fo:padding-left="0.075in" fo:padding-right="0.075in" fo:padding-top="0in" fo:padding-bottom="0in" fo:border-left="1pt solid #7ba0cd" fo:border-right="none" fo:border-top="none" fo:border-bottom="none" style:writing-mode="lr-tb"/>
    </style:style>
    <style:style style:name="Table215.B11" style:family="table-cell">
      <style:table-cell-properties fo:padding-left="0.075in" fo:padding-right="0.075in" fo:padding-top="0in" fo:padding-bottom="0in" fo:border-left="none" fo:border-right="1pt solid #7ba0cd" fo:border-top="none" fo:border-bottom="none" style:writing-mode="lr-tb"/>
    </style:style>
    <style:style style:name="Table215.A13" style:family="table-cell">
      <style:table-cell-properties fo:padding-left="0.075in" fo:padding-right="0.075in" fo:padding-top="0in" fo:padding-bottom="0in" fo:border-left="1pt solid #7ba0cd" fo:border-right="none" fo:border-top="none" fo:border-bottom="none" style:writing-mode="lr-tb"/>
    </style:style>
    <style:style style:name="Table215.B13" style:family="table-cell">
      <style:table-cell-properties fo:padding-left="0.075in" fo:padding-right="0.075in" fo:padding-top="0in" fo:padding-bottom="0in" fo:border-left="none" fo:border-right="1pt solid #7ba0cd" fo:border-top="none" fo:border-bottom="none" style:writing-mode="lr-tb"/>
    </style:style>
    <style:style style:name="Table215.A15" style:family="table-cell">
      <style:table-cell-properties fo:padding-left="0.075in" fo:padding-right="0.075in" fo:padding-top="0in" fo:padding-bottom="0in" fo:border-left="1pt solid #7ba0cd" fo:border-right="none" fo:border-top="none" fo:border-bottom="none" style:writing-mode="lr-tb"/>
    </style:style>
    <style:style style:name="Table215.B15" style:family="table-cell">
      <style:table-cell-properties fo:padding-left="0.075in" fo:padding-right="0.075in" fo:padding-top="0in" fo:padding-bottom="0in" fo:border-left="none" fo:border-right="1pt solid #7ba0cd" fo:border-top="none" fo:border-bottom="none" style:writing-mode="lr-tb"/>
    </style:style>
    <style:style style:name="Table215.A17" style:family="table-cell">
      <style:table-cell-properties fo:padding-left="0.075in" fo:padding-right="0.075in" fo:padding-top="0in" fo:padding-bottom="0in" fo:border-left="1pt solid #7ba0cd" fo:border-right="none" fo:border-top="none" fo:border-bottom="none" style:writing-mode="lr-tb"/>
    </style:style>
    <style:style style:name="Table215.B17" style:family="table-cell">
      <style:table-cell-properties fo:padding-left="0.075in" fo:padding-right="0.075in" fo:padding-top="0in" fo:padding-bottom="0in" fo:border-left="none" fo:border-right="1pt solid #7ba0cd" fo:border-top="none" fo:border-bottom="none" style:writing-mode="lr-tb"/>
    </style:style>
    <style:style style:name="Table215.A19" style:family="table-cell">
      <style:table-cell-properties fo:padding-left="0.075in" fo:padding-right="0.075in" fo:padding-top="0in" fo:padding-bottom="0in" fo:border-left="1pt solid #7ba0cd" fo:border-right="none" fo:border-top="none" fo:border-bottom="none" style:writing-mode="lr-tb"/>
    </style:style>
    <style:style style:name="Table215.B19" style:family="table-cell">
      <style:table-cell-properties fo:padding-left="0.075in" fo:padding-right="0.075in" fo:padding-top="0in" fo:padding-bottom="0in" fo:border-left="none" fo:border-right="1pt solid #7ba0cd" fo:border-top="none" fo:border-bottom="none" style:writing-mode="lr-tb"/>
    </style:style>
    <style:style style:name="Table215.A21" style:family="table-cell">
      <style:table-cell-properties fo:padding-left="0.075in" fo:padding-right="0.075in" fo:padding-top="0in" fo:padding-bottom="0in" fo:border-left="1pt solid #7ba0cd" fo:border-right="none" fo:border-top="none" fo:border-bottom="none" style:writing-mode="lr-tb"/>
    </style:style>
    <style:style style:name="Table215.B21" style:family="table-cell">
      <style:table-cell-properties fo:padding-left="0.075in" fo:padding-right="0.075in" fo:padding-top="0in" fo:padding-bottom="0in" fo:border-left="none" fo:border-right="1pt solid #7ba0cd" fo:border-top="none" fo:border-bottom="none" style:writing-mode="lr-tb"/>
    </style:style>
    <style:style style:name="Table215.A23" style:family="table-cell">
      <style:table-cell-properties fo:padding-left="0.075in" fo:padding-right="0.075in" fo:padding-top="0in" fo:padding-bottom="0in" fo:border-left="1pt solid #7ba0cd" fo:border-right="none" fo:border-top="none" fo:border-bottom="none" style:writing-mode="lr-tb"/>
    </style:style>
    <style:style style:name="Table215.B23" style:family="table-cell">
      <style:table-cell-properties fo:padding-left="0.075in" fo:padding-right="0.075in" fo:padding-top="0in" fo:padding-bottom="0in" fo:border-left="none" fo:border-right="1pt solid #7ba0cd" fo:border-top="none" fo:border-bottom="none" style:writing-mode="lr-tb"/>
    </style:style>
    <style:style style:name="Table215.A25" style:family="table-cell">
      <style:table-cell-properties fo:padding-left="0.075in" fo:padding-right="0.075in" fo:padding-top="0in" fo:padding-bottom="0in" fo:border-left="1pt solid #7ba0cd" fo:border-right="none" fo:border-top="none" fo:border-bottom="none" style:writing-mode="lr-tb"/>
    </style:style>
    <style:style style:name="Table215.B25" style:family="table-cell">
      <style:table-cell-properties fo:padding-left="0.075in" fo:padding-right="0.075in" fo:padding-top="0in" fo:padding-bottom="0in" fo:border-left="none" fo:border-right="1pt solid #7ba0cd" fo:border-top="none" fo:border-bottom="none" style:writing-mode="lr-tb"/>
    </style:style>
    <style:style style:name="Table215.A27" style:family="table-cell">
      <style:table-cell-properties fo:padding-left="0.075in" fo:padding-right="0.075in" fo:padding-top="0in" fo:padding-bottom="0in" fo:border-left="1pt solid #7ba0cd" fo:border-right="none" fo:border-top="none" fo:border-bottom="none" style:writing-mode="lr-tb"/>
    </style:style>
    <style:style style:name="Table215.B27" style:family="table-cell">
      <style:table-cell-properties fo:padding-left="0.075in" fo:padding-right="0.075in" fo:padding-top="0in" fo:padding-bottom="0in" fo:border-left="none" fo:border-right="1pt solid #7ba0cd" fo:border-top="none" fo:border-bottom="none" style:writing-mode="lr-tb"/>
    </style:style>
    <style:style style:name="Table215.A29" style:family="table-cell">
      <style:table-cell-properties fo:padding-left="0.075in" fo:padding-right="0.075in" fo:padding-top="0in" fo:padding-bottom="0in" fo:border-left="1pt solid #7ba0cd" fo:border-right="none" fo:border-top="none" fo:border-bottom="none" style:writing-mode="lr-tb"/>
    </style:style>
    <style:style style:name="Table215.B29" style:family="table-cell">
      <style:table-cell-properties fo:padding-left="0.075in" fo:padding-right="0.075in" fo:padding-top="0in" fo:padding-bottom="0in" fo:border-left="none" fo:border-right="1pt solid #7ba0cd" fo:border-top="none" fo:border-bottom="none" style:writing-mode="lr-tb"/>
    </style:style>
    <style:style style:name="Table215.A31" style:family="table-cell">
      <style:table-cell-properties fo:padding-left="0.075in" fo:padding-right="0.075in" fo:padding-top="0in" fo:padding-bottom="0in" fo:border-left="1pt solid #7ba0cd" fo:border-right="none" fo:border-top="none" fo:border-bottom="none" style:writing-mode="lr-tb"/>
    </style:style>
    <style:style style:name="Table215.B31" style:family="table-cell">
      <style:table-cell-properties fo:padding-left="0.075in" fo:padding-right="0.075in" fo:padding-top="0in" fo:padding-bottom="0in" fo:border-left="none" fo:border-right="1pt solid #7ba0cd" fo:border-top="none" fo:border-bottom="none" style:writing-mode="lr-tb"/>
    </style:style>
    <style:style style:name="Table215.A33" style:family="table-cell">
      <style:table-cell-properties fo:padding-left="0.075in" fo:padding-right="0.075in" fo:padding-top="0in" fo:padding-bottom="0in" fo:border-left="1pt solid #7ba0cd" fo:border-right="none" fo:border-top="none" fo:border-bottom="none" style:writing-mode="lr-tb"/>
    </style:style>
    <style:style style:name="Table215.B33" style:family="table-cell">
      <style:table-cell-properties fo:padding-left="0.075in" fo:padding-right="0.075in" fo:padding-top="0in" fo:padding-bottom="0in" fo:border-left="none" fo:border-right="1pt solid #7ba0cd" fo:border-top="none" fo:border-bottom="none" style:writing-mode="lr-tb"/>
    </style:style>
    <style:style style:name="Table215.A35" style:family="table-cell">
      <style:table-cell-properties fo:padding-left="0.075in" fo:padding-right="0.075in" fo:padding-top="0in" fo:padding-bottom="0in" fo:border-left="1pt solid #7ba0cd" fo:border-right="none" fo:border-top="none" fo:border-bottom="none" style:writing-mode="lr-tb"/>
    </style:style>
    <style:style style:name="Table215.B35" style:family="table-cell">
      <style:table-cell-properties fo:padding-left="0.075in" fo:padding-right="0.075in" fo:padding-top="0in" fo:padding-bottom="0in" fo:border-left="none" fo:border-right="1pt solid #7ba0cd" fo:border-top="none" fo:border-bottom="none" style:writing-mode="lr-tb"/>
    </style:style>
    <style:style style:name="Table215.A37" style:family="table-cell">
      <style:table-cell-properties fo:padding-left="0.075in" fo:padding-right="0.075in" fo:padding-top="0in" fo:padding-bottom="0in" fo:border-left="1pt solid #7ba0cd" fo:border-right="none" fo:border-top="none" fo:border-bottom="none" style:writing-mode="lr-tb"/>
    </style:style>
    <style:style style:name="Table215.B37" style:family="table-cell">
      <style:table-cell-properties fo:padding-left="0.075in" fo:padding-right="0.075in" fo:padding-top="0in" fo:padding-bottom="0in" fo:border-left="none" fo:border-right="1pt solid #7ba0cd" fo:border-top="none" fo:border-bottom="none" style:writing-mode="lr-tb"/>
    </style:style>
    <style:style style:name="Table215.A39" style:family="table-cell">
      <style:table-cell-properties fo:padding-left="0.075in" fo:padding-right="0.075in" fo:padding-top="0in" fo:padding-bottom="0in" fo:border-left="1pt solid #7ba0cd" fo:border-right="none" fo:border-top="none" fo:border-bottom="none" style:writing-mode="lr-tb"/>
    </style:style>
    <style:style style:name="Table215.B39" style:family="table-cell">
      <style:table-cell-properties fo:padding-left="0.075in" fo:padding-right="0.075in" fo:padding-top="0in" fo:padding-bottom="0in" fo:border-left="none" fo:border-right="1pt solid #7ba0cd" fo:border-top="none" fo:border-bottom="none" style:writing-mode="lr-tb"/>
    </style:style>
    <style:style style:name="Table215.A41" style:family="table-cell">
      <style:table-cell-properties fo:padding-left="0.075in" fo:padding-right="0.075in" fo:padding-top="0in" fo:padding-bottom="0in" fo:border-left="1pt solid #7ba0cd" fo:border-right="none" fo:border-top="none" fo:border-bottom="1pt solid #7ba0cd" style:writing-mode="lr-tb"/>
    </style:style>
    <style:style style:name="Table215.B41" style:family="table-cell">
      <style:table-cell-properties fo:padding-left="0.075in" fo:padding-right="0.075in" fo:padding-top="0in" fo:padding-bottom="0in" fo:border-left="none" fo:border-right="1pt solid #7ba0cd" fo:border-top="none" fo:border-bottom="1pt solid #7ba0cd" style:writing-mode="lr-tb"/>
    </style:style>
    <style:style style:name="Table228" style:family="table">
      <style:table-properties style:width="6.466in" fo:margin-left="-0.075in" fo:margin-top="0in" fo:margin-bottom="0in" table:align="left" style:writing-mode="lr-tb"/>
    </style:style>
    <style:style style:name="Table228.A" style:family="table-column">
      <style:table-column-properties style:column-width="3.2326in"/>
    </style:style>
    <style:style style:name="Table228.B" style:family="table-column">
      <style:table-column-properties style:column-width="3.2333in"/>
    </style:style>
    <style:style style:name="Table228.1" style:family="table-row">
      <style:table-row-properties fo:keep-together="auto"/>
    </style:style>
    <style:style style:name="Table228.A1" style:family="table-cell">
      <style:table-cell-properties fo:background-color="#4f81bd" fo:padding-left="0.075in" fo:padding-right="0.075in" fo:padding-top="0in" fo:padding-bottom="0in" fo:border="1pt solid #7ba0cd" style:writing-mode="lr-tb">
        <style:background-image/>
      </style:table-cell-properties>
    </style:style>
    <style:style style:name="Table228.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228.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228.A3" style:family="table-cell">
      <style:table-cell-properties fo:padding-left="0.075in" fo:padding-right="0.075in" fo:padding-top="0in" fo:padding-bottom="0in" fo:border-left="1pt solid #7ba0cd" fo:border-right="none" fo:border-top="none" fo:border-bottom="none" style:writing-mode="lr-tb"/>
    </style:style>
    <style:style style:name="Table228.B3" style:family="table-cell">
      <style:table-cell-properties fo:padding-left="0.075in" fo:padding-right="0.075in" fo:padding-top="0in" fo:padding-bottom="0in" fo:border-left="none" fo:border-right="1pt solid #7ba0cd" fo:border-top="none" fo:border-bottom="none" style:writing-mode="lr-tb"/>
    </style:style>
    <style:style style:name="Table228.A5" style:family="table-cell">
      <style:table-cell-properties fo:padding-left="0.075in" fo:padding-right="0.075in" fo:padding-top="0in" fo:padding-bottom="0in" fo:border-left="1pt solid #7ba0cd" fo:border-right="none" fo:border-top="none" fo:border-bottom="none" style:writing-mode="lr-tb"/>
    </style:style>
    <style:style style:name="Table228.B5" style:family="table-cell">
      <style:table-cell-properties fo:padding-left="0.075in" fo:padding-right="0.075in" fo:padding-top="0in" fo:padding-bottom="0in" fo:border-left="none" fo:border-right="1pt solid #7ba0cd" fo:border-top="none" fo:border-bottom="none" style:writing-mode="lr-tb"/>
    </style:style>
    <style:style style:name="Table228.A7" style:family="table-cell">
      <style:table-cell-properties fo:padding-left="0.075in" fo:padding-right="0.075in" fo:padding-top="0in" fo:padding-bottom="0in" fo:border-left="1pt solid #7ba0cd" fo:border-right="none" fo:border-top="none" fo:border-bottom="none" style:writing-mode="lr-tb"/>
    </style:style>
    <style:style style:name="Table228.B7" style:family="table-cell">
      <style:table-cell-properties fo:padding-left="0.075in" fo:padding-right="0.075in" fo:padding-top="0in" fo:padding-bottom="0in" fo:border-left="none" fo:border-right="1pt solid #7ba0cd" fo:border-top="none" fo:border-bottom="none" style:writing-mode="lr-tb"/>
    </style:style>
    <style:style style:name="Table228.A9" style:family="table-cell">
      <style:table-cell-properties fo:padding-left="0.075in" fo:padding-right="0.075in" fo:padding-top="0in" fo:padding-bottom="0in" fo:border-left="1pt solid #7ba0cd" fo:border-right="none" fo:border-top="none" fo:border-bottom="none" style:writing-mode="lr-tb"/>
    </style:style>
    <style:style style:name="Table228.B9" style:family="table-cell">
      <style:table-cell-properties fo:padding-left="0.075in" fo:padding-right="0.075in" fo:padding-top="0in" fo:padding-bottom="0in" fo:border-left="none" fo:border-right="1pt solid #7ba0cd" fo:border-top="none" fo:border-bottom="none" style:writing-mode="lr-tb"/>
    </style:style>
    <style:style style:name="Table228.A11" style:family="table-cell">
      <style:table-cell-properties fo:padding-left="0.075in" fo:padding-right="0.075in" fo:padding-top="0in" fo:padding-bottom="0in" fo:border-left="1pt solid #7ba0cd" fo:border-right="none" fo:border-top="none" fo:border-bottom="none" style:writing-mode="lr-tb"/>
    </style:style>
    <style:style style:name="Table228.B11" style:family="table-cell">
      <style:table-cell-properties fo:padding-left="0.075in" fo:padding-right="0.075in" fo:padding-top="0in" fo:padding-bottom="0in" fo:border-left="none" fo:border-right="1pt solid #7ba0cd" fo:border-top="none" fo:border-bottom="none" style:writing-mode="lr-tb"/>
    </style:style>
    <style:style style:name="Table228.A13" style:family="table-cell">
      <style:table-cell-properties fo:padding-left="0.075in" fo:padding-right="0.075in" fo:padding-top="0in" fo:padding-bottom="0in" fo:border-left="1pt solid #7ba0cd" fo:border-right="none" fo:border-top="none" fo:border-bottom="none" style:writing-mode="lr-tb"/>
    </style:style>
    <style:style style:name="Table228.B13" style:family="table-cell">
      <style:table-cell-properties fo:padding-left="0.075in" fo:padding-right="0.075in" fo:padding-top="0in" fo:padding-bottom="0in" fo:border-left="none" fo:border-right="1pt solid #7ba0cd" fo:border-top="none" fo:border-bottom="none" style:writing-mode="lr-tb"/>
    </style:style>
    <style:style style:name="Table228.A15" style:family="table-cell">
      <style:table-cell-properties fo:padding-left="0.075in" fo:padding-right="0.075in" fo:padding-top="0in" fo:padding-bottom="0in" fo:border-left="1pt solid #7ba0cd" fo:border-right="none" fo:border-top="none" fo:border-bottom="none" style:writing-mode="lr-tb"/>
    </style:style>
    <style:style style:name="Table228.B15" style:family="table-cell">
      <style:table-cell-properties fo:padding-left="0.075in" fo:padding-right="0.075in" fo:padding-top="0in" fo:padding-bottom="0in" fo:border-left="none" fo:border-right="1pt solid #7ba0cd" fo:border-top="none" fo:border-bottom="none" style:writing-mode="lr-tb"/>
    </style:style>
    <style:style style:name="Table228.A17" style:family="table-cell">
      <style:table-cell-properties fo:padding-left="0.075in" fo:padding-right="0.075in" fo:padding-top="0in" fo:padding-bottom="0in" fo:border-left="1pt solid #7ba0cd" fo:border-right="none" fo:border-top="none" fo:border-bottom="none" style:writing-mode="lr-tb"/>
    </style:style>
    <style:style style:name="Table228.B17" style:family="table-cell">
      <style:table-cell-properties fo:padding-left="0.075in" fo:padding-right="0.075in" fo:padding-top="0in" fo:padding-bottom="0in" fo:border-left="none" fo:border-right="1pt solid #7ba0cd" fo:border-top="none" fo:border-bottom="none" style:writing-mode="lr-tb"/>
    </style:style>
    <style:style style:name="Table228.A18"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228.B18"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241" style:family="table">
      <style:table-properties style:width="6.466in" fo:margin-left="-0.075in" fo:margin-top="0in" fo:margin-bottom="0in" table:align="left" style:writing-mode="lr-tb"/>
    </style:style>
    <style:style style:name="Table241.A" style:family="table-column">
      <style:table-column-properties style:column-width="3.2326in"/>
    </style:style>
    <style:style style:name="Table241.B" style:family="table-column">
      <style:table-column-properties style:column-width="3.2333in"/>
    </style:style>
    <style:style style:name="Table241.1" style:family="table-row">
      <style:table-row-properties fo:keep-together="auto"/>
    </style:style>
    <style:style style:name="Table241.A1" style:family="table-cell">
      <style:table-cell-properties fo:background-color="#4f81bd" fo:padding-left="0.075in" fo:padding-right="0.075in" fo:padding-top="0in" fo:padding-bottom="0in" fo:border="1pt solid #7ba0cd" style:writing-mode="lr-tb">
        <style:background-image/>
      </style:table-cell-properties>
    </style:style>
    <style:style style:name="Table241.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241.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241.A3" style:family="table-cell">
      <style:table-cell-properties fo:padding-left="0.075in" fo:padding-right="0.075in" fo:padding-top="0in" fo:padding-bottom="0in" fo:border-left="1pt solid #7ba0cd" fo:border-right="none" fo:border-top="none" fo:border-bottom="none" style:writing-mode="lr-tb"/>
    </style:style>
    <style:style style:name="Table241.B3" style:family="table-cell">
      <style:table-cell-properties fo:padding-left="0.075in" fo:padding-right="0.075in" fo:padding-top="0in" fo:padding-bottom="0in" fo:border-left="none" fo:border-right="1pt solid #7ba0cd" fo:border-top="none" fo:border-bottom="none" style:writing-mode="lr-tb"/>
    </style:style>
    <style:style style:name="Table241.A5" style:family="table-cell">
      <style:table-cell-properties fo:padding-left="0.075in" fo:padding-right="0.075in" fo:padding-top="0in" fo:padding-bottom="0in" fo:border-left="1pt solid #7ba0cd" fo:border-right="none" fo:border-top="none" fo:border-bottom="none" style:writing-mode="lr-tb"/>
    </style:style>
    <style:style style:name="Table241.B5" style:family="table-cell">
      <style:table-cell-properties fo:padding-left="0.075in" fo:padding-right="0.075in" fo:padding-top="0in" fo:padding-bottom="0in" fo:border-left="none" fo:border-right="1pt solid #7ba0cd" fo:border-top="none" fo:border-bottom="none" style:writing-mode="lr-tb"/>
    </style:style>
    <style:style style:name="Table241.A7" style:family="table-cell">
      <style:table-cell-properties fo:padding-left="0.075in" fo:padding-right="0.075in" fo:padding-top="0in" fo:padding-bottom="0in" fo:border-left="1pt solid #7ba0cd" fo:border-right="none" fo:border-top="none" fo:border-bottom="none" style:writing-mode="lr-tb"/>
    </style:style>
    <style:style style:name="Table241.B7" style:family="table-cell">
      <style:table-cell-properties fo:padding-left="0.075in" fo:padding-right="0.075in" fo:padding-top="0in" fo:padding-bottom="0in" fo:border-left="none" fo:border-right="1pt solid #7ba0cd" fo:border-top="none" fo:border-bottom="none" style:writing-mode="lr-tb"/>
    </style:style>
    <style:style style:name="Table241.A8"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241.B8"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Table246" style:family="table">
      <style:table-properties style:width="6.466in" fo:margin-left="-0.075in" fo:margin-top="0in" fo:margin-bottom="0in" table:align="left" style:writing-mode="lr-tb"/>
    </style:style>
    <style:style style:name="Table246.A" style:family="table-column">
      <style:table-column-properties style:column-width="3.2326in"/>
    </style:style>
    <style:style style:name="Table246.B" style:family="table-column">
      <style:table-column-properties style:column-width="3.2333in"/>
    </style:style>
    <style:style style:name="Table246.1" style:family="table-row">
      <style:table-row-properties fo:keep-together="auto"/>
    </style:style>
    <style:style style:name="Table246.A1" style:family="table-cell">
      <style:table-cell-properties fo:background-color="#4f81bd" fo:padding-left="0.075in" fo:padding-right="0.075in" fo:padding-top="0in" fo:padding-bottom="0in" fo:border="1pt solid #7ba0cd" style:writing-mode="lr-tb">
        <style:background-image/>
      </style:table-cell-properties>
    </style:style>
    <style:style style:name="Table246.A2" style:family="table-cell">
      <style:table-cell-properties fo:background-color="#d3dfee" fo:padding-left="0.075in" fo:padding-right="0.075in" fo:padding-top="0in" fo:padding-bottom="0in" fo:border-left="1pt solid #7ba0cd" fo:border-right="none" fo:border-top="none" fo:border-bottom="none" style:writing-mode="lr-tb">
        <style:background-image/>
      </style:table-cell-properties>
    </style:style>
    <style:style style:name="Table246.B2" style:family="table-cell">
      <style:table-cell-properties fo:background-color="#d3dfee" fo:padding-left="0.075in" fo:padding-right="0.075in" fo:padding-top="0in" fo:padding-bottom="0in" fo:border-left="none" fo:border-right="1pt solid #7ba0cd" fo:border-top="none" fo:border-bottom="none" style:writing-mode="lr-tb">
        <style:background-image/>
      </style:table-cell-properties>
    </style:style>
    <style:style style:name="Table246.A3" style:family="table-cell">
      <style:table-cell-properties fo:padding-left="0.075in" fo:padding-right="0.075in" fo:padding-top="0in" fo:padding-bottom="0in" fo:border-left="1pt solid #7ba0cd" fo:border-right="none" fo:border-top="none" fo:border-bottom="none" style:writing-mode="lr-tb"/>
    </style:style>
    <style:style style:name="Table246.B3" style:family="table-cell">
      <style:table-cell-properties fo:padding-left="0.075in" fo:padding-right="0.075in" fo:padding-top="0in" fo:padding-bottom="0in" fo:border-left="none" fo:border-right="1pt solid #7ba0cd" fo:border-top="none" fo:border-bottom="none" style:writing-mode="lr-tb"/>
    </style:style>
    <style:style style:name="Table246.A5" style:family="table-cell">
      <style:table-cell-properties fo:padding-left="0.075in" fo:padding-right="0.075in" fo:padding-top="0in" fo:padding-bottom="0in" fo:border-left="1pt solid #7ba0cd" fo:border-right="none" fo:border-top="none" fo:border-bottom="none" style:writing-mode="lr-tb"/>
    </style:style>
    <style:style style:name="Table246.B5" style:family="table-cell">
      <style:table-cell-properties fo:padding-left="0.075in" fo:padding-right="0.075in" fo:padding-top="0in" fo:padding-bottom="0in" fo:border-left="none" fo:border-right="1pt solid #7ba0cd" fo:border-top="none" fo:border-bottom="none" style:writing-mode="lr-tb"/>
    </style:style>
    <style:style style:name="Table246.A7" style:family="table-cell">
      <style:table-cell-properties fo:padding-left="0.075in" fo:padding-right="0.075in" fo:padding-top="0in" fo:padding-bottom="0in" fo:border-left="1pt solid #7ba0cd" fo:border-right="none" fo:border-top="none" fo:border-bottom="none" style:writing-mode="lr-tb"/>
    </style:style>
    <style:style style:name="Table246.B7" style:family="table-cell">
      <style:table-cell-properties fo:padding-left="0.075in" fo:padding-right="0.075in" fo:padding-top="0in" fo:padding-bottom="0in" fo:border-left="none" fo:border-right="1pt solid #7ba0cd" fo:border-top="none" fo:border-bottom="none" style:writing-mode="lr-tb"/>
    </style:style>
    <style:style style:name="Table246.A9" style:family="table-cell">
      <style:table-cell-properties fo:padding-left="0.075in" fo:padding-right="0.075in" fo:padding-top="0in" fo:padding-bottom="0in" fo:border-left="1pt solid #7ba0cd" fo:border-right="none" fo:border-top="none" fo:border-bottom="none" style:writing-mode="lr-tb"/>
    </style:style>
    <style:style style:name="Table246.B9" style:family="table-cell">
      <style:table-cell-properties fo:padding-left="0.075in" fo:padding-right="0.075in" fo:padding-top="0in" fo:padding-bottom="0in" fo:border-left="none" fo:border-right="1pt solid #7ba0cd" fo:border-top="none" fo:border-bottom="none" style:writing-mode="lr-tb"/>
    </style:style>
    <style:style style:name="Table246.A10" style:family="table-cell">
      <style:table-cell-properties fo:background-color="#d3dfee" fo:padding-left="0.075in" fo:padding-right="0.075in" fo:padding-top="0in" fo:padding-bottom="0in" fo:border-left="1pt solid #7ba0cd" fo:border-right="none" fo:border-top="none" fo:border-bottom="1pt solid #7ba0cd" style:writing-mode="lr-tb">
        <style:background-image/>
      </style:table-cell-properties>
    </style:style>
    <style:style style:name="Table246.B10" style:family="table-cell">
      <style:table-cell-properties fo:background-color="#d3dfee" fo:padding-left="0.075in" fo:padding-right="0.075in" fo:padding-top="0in" fo:padding-bottom="0in" fo:border-left="none" fo:border-right="1pt solid #7ba0cd" fo:border-top="none" fo:border-bottom="1pt solid #7ba0cd" style:writing-mode="lr-tb">
        <style:background-image/>
      </style:table-cell-properties>
    </style:style>
    <style:style style:name="P1" style:family="paragraph" style:parent-style-name="Footer">
      <style:paragraph-properties fo:margin-top="0in" fo:margin-bottom="0.139in" style:contextual-spacing="false" fo:text-align="end" style:justify-single-word="false" fo:orphans="0" fo:widows="0"/>
    </style:style>
    <style:style style:name="P2" style:family="paragraph" style:parent-style-name="Header">
      <style:paragraph-properties fo:margin-top="0in" fo:margin-bottom="0.139in" style:contextual-spacing="false"/>
    </style:style>
    <style:style style:name="P3" style:family="paragraph" style:parent-style-name="Footer">
      <style:paragraph-properties fo:margin-top="0in" fo:margin-bottom="0.139in" style:contextual-spacing="false"/>
    </style:style>
    <style:style style:name="P4" style:family="paragraph" style:parent-style-name="Standard">
      <style:paragraph-properties fo:margin-top="0in" fo:margin-bottom="0.139in" style:contextual-spacing="false" fo:break-before="page"/>
    </style:style>
    <style:style style:name="P5" style:family="paragraph" style:parent-style-name="Footer">
      <style:paragraph-properties fo:margin-top="0in" fo:margin-bottom="0.139in" style:contextual-spacing="false" fo:orphans="0" fo:widows="0"/>
    </style:style>
    <style:style style:name="P6" style:family="paragraph" style:parent-style-name="Standard">
      <style:paragraph-properties fo:margin-left="0.9846in" fo:orphans="0" fo:widows="0" fo:text-indent="-0.9846in" style:auto-text-indent="false"/>
    </style:style>
    <style:style style:name="P7" style:family="paragraph" style:parent-style-name="Code1">
      <style:text-properties fo:font-weight="bold" officeooo:rsid="001e2fd1" officeooo:paragraph-rsid="001e2fd1" style:font-weight-asian="bold" style:font-weight-complex="bold"/>
    </style:style>
    <style:style style:name="P8" style:family="paragraph" style:parent-style-name="code">
      <style:paragraph-properties fo:margin-left="1.2799in" fo:text-indent="-1.2799in" style:auto-text-indent="false"/>
    </style:style>
    <style:style style:name="P9" style:family="paragraph" style:parent-style-name="Code1">
      <style:text-properties officeooo:paragraph-rsid="001e2fd1"/>
    </style:style>
    <style:style style:name="P10" style:family="paragraph" style:parent-style-name="Code1">
      <style:paragraph-properties fo:break-before="page"/>
      <style:text-properties officeooo:paragraph-rsid="001e2fd1"/>
    </style:style>
    <style:style style:name="P11" style:family="paragraph" style:parent-style-name="Standard">
      <style:text-properties officeooo:paragraph-rsid="001e2fd1"/>
    </style:style>
    <style:style style:name="P12" style:family="paragraph" style:parent-style-name="No_20_Spacing">
      <style:paragraph-properties fo:margin-left="0.4925in" fo:text-indent="0in" style:auto-text-indent="false"/>
    </style:style>
    <style:style style:name="P13" style:family="paragraph" style:parent-style-name="Code1">
      <style:paragraph-properties fo:margin-left="0.4925in" fo:text-indent="0in" style:auto-text-indent="false"/>
    </style:style>
    <style:style style:name="P14" style:family="paragraph" style:parent-style-name="Standard">
      <style:paragraph-properties fo:margin-left="0.4925in" fo:text-indent="0in" style:auto-text-indent="false"/>
    </style:style>
    <style:style style:name="P15" style:family="paragraph" style:parent-style-name="No_20_Spacing">
      <style:paragraph-properties fo:margin-left="0.9846in" fo:text-indent="0in" style:auto-text-indent="false"/>
    </style:style>
    <style:style style:name="P16" style:family="paragraph" style:parent-style-name="Standard">
      <style:paragraph-properties fo:margin-left="0.3937in" fo:text-indent="0in" style:auto-text-indent="false"/>
    </style:style>
    <style:style style:name="P17" style:family="paragraph" style:parent-style-name="Standard">
      <style:paragraph-properties fo:margin-left="0.5in" fo:text-indent="0in" style:auto-text-indent="false"/>
    </style:style>
    <style:style style:name="P18" style:family="paragraph" style:parent-style-name="Standard">
      <style:paragraph-properties fo:margin-left="0.5in" fo:text-indent="0in" style:auto-text-indent="false" fo:keep-with-next="always"/>
    </style:style>
    <style:style style:name="P19" style:family="paragraph" style:parent-style-name="Standard">
      <style:paragraph-properties fo:margin-left="0.4in" fo:text-indent="0in" style:auto-text-indent="false"/>
    </style:style>
    <style:style style:name="P20" style:family="paragraph" style:parent-style-name="No_20_Spacing">
      <style:paragraph-properties fo:margin-left="0.9846in" fo:keep-together="always" fo:text-indent="0in" style:auto-text-indent="false" fo:keep-with-next="always"/>
    </style:style>
    <style:style style:name="P21" style:family="paragraph" style:parent-style-name="Standard">
      <style:paragraph-properties fo:margin-left="0.4925in" fo:keep-together="always" fo:text-indent="0in" style:auto-text-indent="false" fo:keep-with-next="always"/>
    </style:style>
    <style:style style:name="P22" style:family="paragraph" style:parent-style-name="Standard">
      <style:paragraph-properties fo:margin-left="0.4925in" fo:keep-together="always" fo:text-indent="0in" style:auto-text-indent="false"/>
    </style:style>
    <style:style style:name="P23" style:family="paragraph" style:parent-style-name="Standard">
      <style:paragraph-properties fo:margin-left="0.5in" fo:keep-together="always" fo:text-indent="0in" style:auto-text-indent="false" fo:keep-with-next="always"/>
    </style:style>
    <style:style style:name="P24" style:family="paragraph" style:parent-style-name="Standard">
      <style:paragraph-properties fo:margin-left="0.5in" fo:keep-together="always" fo:text-indent="0in" style:auto-text-indent="false"/>
    </style:style>
    <style:style style:name="P25" style:family="paragraph" style:parent-style-name="Standard">
      <style:paragraph-properties fo:margin-left="0.2992in" fo:keep-together="always" fo:text-indent="0in" style:auto-text-indent="false" fo:keep-with-next="always"/>
    </style:style>
    <style:style style:name="P26" style:family="paragraph" style:parent-style-name="Standard">
      <style:paragraph-properties fo:margin-left="0.3in" fo:keep-together="always" fo:text-indent="0in" style:auto-text-indent="false" fo:keep-with-next="always"/>
    </style:style>
    <style:style style:name="P27" style:family="paragraph" style:parent-style-name="No_20_Spacing">
      <style:paragraph-properties fo:keep-together="always" fo:text-indent="0.9846in" style:auto-text-indent="false" fo:keep-with-next="always"/>
    </style:style>
    <style:style style:name="P28" style:family="paragraph" style:parent-style-name="Routine_20_Header">
      <style:paragraph-properties fo:keep-together="always"/>
    </style:style>
    <style:style style:name="P29" style:family="paragraph" style:parent-style-name="Code1">
      <style:paragraph-properties fo:keep-together="always" fo:keep-with-next="always"/>
    </style:style>
    <style:style style:name="P30" style:family="paragraph" style:parent-style-name="Standard">
      <style:paragraph-properties fo:keep-together="always" fo:keep-with-next="always"/>
    </style:style>
    <style:style style:name="P31" style:family="paragraph" style:parent-style-name="Standard">
      <style:paragraph-properties fo:margin-left="0.9846in" fo:keep-together="always" fo:text-indent="-0.9846in" style:auto-text-indent="false"/>
    </style:style>
    <style:style style:name="P32" style:family="paragraph" style:parent-style-name="Standard">
      <style:paragraph-properties fo:keep-together="always" fo:text-indent="0.5in" style:auto-text-indent="false" fo:keep-with-next="always"/>
    </style:style>
    <style:style style:name="P33" style:family="paragraph" style:parent-style-name="Standard">
      <style:paragraph-properties fo:keep-together="always"/>
    </style:style>
    <style:style style:name="P34" style:family="paragraph" style:parent-style-name="No_20_Spacing">
      <style:paragraph-properties fo:text-indent="0.9846in" style:auto-text-indent="false"/>
    </style:style>
    <style:style style:name="P35" style:family="paragraph" style:parent-style-name="Reference1">
      <style:paragraph-properties fo:margin-top="0in" fo:margin-bottom="0in" style:contextual-spacing="false"/>
    </style:style>
    <style:style style:name="P36" style:family="paragraph" style:parent-style-name="Standard">
      <style:paragraph-properties fo:margin-top="0in" fo:margin-bottom="0in" style:contextual-spacing="false" style:border-line-width-bottom="0.0102in 0.0102in 0.0102in" fo:padding-left="0in" fo:padding-right="0in" fo:padding-top="0in" fo:padding-bottom="0.0138in" fo:border-left="none" fo:border-right="none" fo:border-top="none" fo:border-bottom="2.24pt double #000000" fo:keep-with-next="always"/>
    </style:style>
    <style:style style:name="P37" style:family="paragraph" style:parent-style-name="Standard">
      <style:paragraph-properties fo:margin-top="0in" fo:margin-bottom="0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in" fo:margin-bottom="0in" style:contextual-spacing="false" fo:text-align="start" style:justify-single-word="false" fo:keep-together="always" fo:orphans="2" fo:widows="2"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39" style:family="paragraph" style:parent-style-name="Code1">
      <style:paragraph-properties fo:keep-with-next="always"/>
    </style:style>
    <style:style style:name="P40" style:family="paragraph" style:parent-style-name="Standard">
      <style:paragraph-properties fo:keep-with-next="always"/>
    </style:style>
    <style:style style:name="P41" style:family="paragraph" style:parent-style-name="Code1">
      <style:paragraph-properties fo:margin-left="1.772in" fo:text-indent="-1.772in" style:auto-text-indent="false"/>
    </style:style>
    <style:style style:name="P42" style:family="paragraph" style:parent-style-name="Standard">
      <style:paragraph-properties fo:margin-left="1.772in" fo:text-indent="-1.772in" style:auto-text-indent="false" fo:keep-with-next="always"/>
    </style:style>
    <style:style style:name="P43" style:family="paragraph" style:parent-style-name="Standard">
      <style:paragraph-properties fo:margin-left="1.772in" fo:text-indent="-1.772in" style:auto-text-indent="false"/>
    </style:style>
    <style:style style:name="P44" style:family="paragraph" style:parent-style-name="Code1">
      <style:paragraph-properties fo:text-indent="0.4925in" style:auto-text-indent="false"/>
    </style:style>
    <style:style style:name="P45" style:family="paragraph" style:parent-style-name="Standard">
      <style:paragraph-properties fo:text-indent="0.4925in" style:auto-text-indent="false"/>
    </style:style>
    <style:style style:name="P46" style:family="paragraph" style:parent-style-name="Code1">
      <style:paragraph-properties fo:keep-with-next="always"/>
      <style:text-properties officeooo:paragraph-rsid="001bc333"/>
    </style:style>
    <style:style style:name="P47" style:family="paragraph" style:parent-style-name="Code1">
      <style:text-properties officeooo:paragraph-rsid="001bc333"/>
    </style:style>
    <style:style style:name="P48" style:family="paragraph" style:parent-style-name="Code1">
      <style:paragraph-properties fo:break-before="page"/>
      <style:text-properties officeooo:paragraph-rsid="001bc333"/>
    </style:style>
    <style:style style:name="P49" style:family="paragraph" style:parent-style-name="Standard">
      <style:text-properties officeooo:paragraph-rsid="001bc333"/>
    </style:style>
    <style:style style:name="P50" style:family="paragraph" style:parent-style-name="Code1">
      <style:text-properties officeooo:rsid="001e2fd1" officeooo:paragraph-rsid="001e2fd1"/>
    </style:style>
    <style:style style:name="P51" style:family="paragraph" style:parent-style-name="Standard">
      <style:text-properties officeooo:rsid="001e2fd1" officeooo:paragraph-rsid="001e2fd1"/>
    </style:style>
    <style:style style:name="P52" style:family="paragraph" style:parent-style-name="Standard">
      <style:paragraph-properties fo:line-height="115%"/>
    </style:style>
    <style:style style:name="P53" style:family="paragraph" style:parent-style-name="Standard">
      <style:paragraph-properties fo:margin-left="1.0835in" fo:text-indent="-1.0835in" style:auto-text-indent="false"/>
    </style:style>
    <style:style style:name="P54" style:family="paragraph" style:parent-style-name="Standard">
      <style:paragraph-properties fo:margin-left="1.0835in" fo:text-indent="-1.0835in" style:auto-text-indent="false" fo:keep-with-next="always"/>
    </style:style>
    <style:style style:name="P55" style:family="paragraph" style:parent-style-name="Standard">
      <style:paragraph-properties fo:margin-left="1.0626in" fo:text-indent="-1.0626in" style:auto-text-indent="false"/>
    </style:style>
    <style:style style:name="P56" style:family="paragraph" style:parent-style-name="Standard">
      <style:paragraph-properties fo:margin-left="0.5909in" fo:text-indent="-0.5909in" style:auto-text-indent="false" fo:keep-with-next="always"/>
    </style:style>
    <style:style style:name="P57" style:family="paragraph" style:parent-style-name="Standard">
      <style:paragraph-properties fo:margin-left="0.4925in" fo:text-indent="-0.4925in" style:auto-text-indent="false" fo:keep-with-next="always"/>
    </style:style>
    <style:style style:name="P58" style:family="paragraph" style:parent-style-name="Standard">
      <style:paragraph-properties fo:margin-left="0.4925in" fo:text-indent="-0.4925in" style:auto-text-indent="false"/>
    </style:style>
    <style:style style:name="P59" style:family="paragraph" style:parent-style-name="Standard">
      <style:paragraph-properties fo:margin-left="0.7874in" fo:text-indent="-0.7874in" style:auto-text-indent="false" fo:keep-with-next="always"/>
    </style:style>
    <style:style style:name="P60" style:family="paragraph" style:parent-style-name="Standard">
      <style:paragraph-properties fo:margin-left="0.7874in" fo:text-indent="-0.7874in" style:auto-text-indent="false"/>
    </style:style>
    <style:style style:name="P61" style:family="paragraph" style:parent-style-name="Standard">
      <style:paragraph-properties fo:margin-left="1.3783in" fo:text-indent="-1.3783in" style:auto-text-indent="false" fo:keep-with-next="always"/>
    </style:style>
    <style:style style:name="P62" style:family="paragraph" style:parent-style-name="Standard">
      <style:paragraph-properties fo:margin-left="1.3783in" fo:text-indent="-1.3783in" style:auto-text-indent="false"/>
    </style:style>
    <style:style style:name="P63" style:family="paragraph" style:parent-style-name="Standard">
      <style:paragraph-properties fo:margin-left="0.9846in" fo:text-indent="-0.9846in" style:auto-text-indent="false" fo:keep-with-next="always"/>
    </style:style>
    <style:style style:name="P64" style:family="paragraph" style:parent-style-name="Standard">
      <style:paragraph-properties fo:margin-left="0.9846in" fo:text-indent="-0.9846in" style:auto-text-indent="false"/>
    </style:style>
    <style:style style:name="P65" style:family="paragraph" style:parent-style-name="Standard">
      <style:paragraph-properties fo:margin-left="0.75in" fo:text-indent="-0.75in" style:auto-text-indent="false"/>
    </style:style>
    <style:style style:name="P66" style:family="paragraph" style:parent-style-name="Standard">
      <style:paragraph-properties fo:margin-left="1.1811in" fo:text-indent="-1.1811in" style:auto-text-indent="false"/>
    </style:style>
    <style:style style:name="P67" style:family="paragraph" style:parent-style-name="Standard">
      <style:paragraph-properties fo:margin-left="1.5752in" fo:text-indent="-1.5752in" style:auto-text-indent="false"/>
    </style:style>
    <style:style style:name="P68" style:family="paragraph" style:parent-style-name="Standard">
      <style:paragraph-properties fo:margin-left="0.5in" fo:text-indent="-0.5in" style:auto-text-indent="false" fo:keep-with-next="always"/>
    </style:style>
    <style:style style:name="P69" style:family="paragraph" style:parent-style-name="Standard">
      <style:paragraph-properties fo:text-indent="0.5in" style:auto-text-indent="false"/>
    </style:style>
    <style:style style:name="P70" style:family="paragraph" style:parent-style-name="Standard">
      <style:text-properties officeooo:paragraph-rsid="001ce408"/>
    </style:style>
    <style:style style:name="P71" style:family="paragraph" style:parent-style-name="Standard">
      <style:text-properties officeooo:paragraph-rsid="001eda9b"/>
    </style:style>
    <style:style style:name="P72" style:family="paragraph" style:parent-style-name="Standard">
      <style:paragraph-properties fo:margin-left="0.8862in" fo:text-indent="-0.8862in" style:auto-text-indent="false"/>
      <style:text-properties officeooo:paragraph-rsid="001eda9b"/>
    </style:style>
    <style:style style:name="P73" style:family="paragraph" style:parent-style-name="No_20_Spacing">
      <style:text-properties style:font-name="Courier New1" style:font-name-complex="Courier New2"/>
    </style:style>
    <style:style style:name="P74" style:family="paragraph" style:parent-style-name="Reference1">
      <style:paragraph-properties fo:margin-top="0in" fo:margin-bottom="0in" style:contextual-spacing="false" fo:text-align="start" style:justify-single-word="false" fo:orphans="2" fo:widows="2" fo:hyphenation-ladder-count="no-limit"/>
      <style:text-properties style:font-weight-complex="bold" fo:hyphenate="false" fo:hyphenation-remain-char-count="2" fo:hyphenation-push-char-count="2" loext:hyphenation-no-caps="false" loext:hyphenation-no-last-word="false" loext:hyphenation-word-char-count="5" loext:hyphenation-zone="no-limit"/>
    </style:style>
    <style:style style:name="P75" style:family="paragraph" style:parent-style-name="Reference1">
      <style:paragraph-properties fo:margin-top="0in" fo:margin-bottom="0in" style:contextual-spacing="false" fo:text-align="start" style:justify-single-word="false" fo:keep-together="always" fo:orphans="2" fo:widows="2" fo:hyphenation-ladder-count="no-limit" fo:keep-with-next="always"/>
      <style:text-properties style:font-weight-complex="bold" fo:hyphenate="false" fo:hyphenation-remain-char-count="2" fo:hyphenation-push-char-count="2" loext:hyphenation-no-caps="false" loext:hyphenation-no-last-word="false" loext:hyphenation-word-char-count="5" loext:hyphenation-zone="no-limit"/>
    </style:style>
    <style:style style:name="P76" style:family="paragraph" style:parent-style-name="Reference1">
      <style:paragraph-properties fo:margin-top="0in" fo:margin-bottom="0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7" style:family="paragraph" style:parent-style-name="Code1">
      <style:paragraph-properties fo:keep-together="always" fo:keep-with-next="always"/>
    </style:style>
    <style:style style:name="P78" style:family="paragraph" style:parent-style-name="Code1" style:master-page-name="Converted68">
      <style:paragraph-properties fo:keep-together="always" style:page-number="auto" fo:keep-with-next="always"/>
    </style:style>
    <style:style style:name="P79" style:family="paragraph" style:parent-style-name="Code1">
      <style:paragraph-properties fo:keep-with-next="always"/>
    </style:style>
    <style:style style:name="P80" style:family="paragraph" style:parent-style-name="Code1">
      <style:paragraph-properties fo:keep-with-next="always"/>
      <style:text-properties fo:language="es" fo:country="CO"/>
    </style:style>
    <style:style style:name="P81" style:family="paragraph" style:parent-style-name="Code1">
      <style:paragraph-properties fo:keep-together="always" fo:keep-with-next="always"/>
      <style:text-properties fo:language="es" fo:country="CO"/>
    </style:style>
    <style:style style:name="P82" style:family="paragraph" style:parent-style-name="Code1">
      <style:paragraph-properties fo:keep-together="always" fo:keep-with-next="always"/>
      <style:text-properties fo:language="es" fo:country="CO" fo:font-weight="bold" style:font-weight-asian="bold"/>
    </style:style>
    <style:style style:name="P83" style:family="paragraph" style:parent-style-name="Code1">
      <style:paragraph-properties fo:keep-together="always" fo:keep-with-next="always"/>
      <style:text-properties fo:font-weight="bold" style:font-weight-asian="bold"/>
    </style:style>
    <style:style style:name="P84" style:family="paragraph" style:parent-style-name="Code1">
      <style:text-properties fo:font-weight="bold" style:font-weight-asian="bold"/>
    </style:style>
    <style:style style:name="P85" style:family="paragraph" style:parent-style-name="Code1">
      <style:paragraph-properties fo:margin-top="0in" fo:margin-bottom="0in" style:contextual-spacing="false" fo:text-align="start" style:justify-single-word="false" fo:keep-together="always" fo:orphans="2" fo:widows="2"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6" style:family="paragraph" style:parent-style-name="Code1">
      <style:paragraph-properties fo:margin-top="0in" fo:margin-bottom="0in" style:contextual-spacing="false" fo:text-align="start" style:justify-single-word="false" fo:orphans="2" fo:widows="2"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7" style:family="paragraph" style:parent-style-name="Code1">
      <style:text-properties fo:font-weight="bold" officeooo:rsid="00209b6f" officeooo:paragraph-rsid="00209b6f" style:font-weight-asian="bold" style:font-weight-complex="bold"/>
    </style:style>
    <style:style style:name="P88" style:family="paragraph" style:parent-style-name="Code1">
      <style:paragraph-properties fo:keep-with-next="always"/>
      <style:text-properties fo:font-weight="bold" style:font-weight-asian="bold"/>
    </style:style>
    <style:style style:name="P89" style:family="paragraph" style:parent-style-name="Code1">
      <style:paragraph-properties fo:margin-top="0in" fo:margin-bottom="0in" style:contextual-spacing="false" fo:text-align="start" style:justify-single-word="false" fo:keep-together="always" fo:orphans="2" fo:widows="2"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90" style:family="paragraph" style:parent-style-name="Code1">
      <style:paragraph-properties fo:margin-top="0in" fo:margin-bottom="0in" style:contextual-spacing="false" fo:text-align="start" style:justify-single-word="false" fo:orphans="2" fo:widows="2"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91" style:family="paragraph" style:parent-style-name="Code1">
      <style:paragraph-properties fo:margin-top="0in" fo:margin-bottom="0in" style:contextual-spacing="false" fo:text-align="start" style:justify-single-word="false" fo:keep-together="always" fo:orphans="2" fo:widows="2"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Code1">
      <style:paragraph-properties fo:margin-top="0in" fo:margin-bottom="0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Code1">
      <style:paragraph-properties fo:keep-together="always" fo:keep-with-next="always"/>
      <style:text-properties fo:language="fr" fo:country="FR"/>
    </style:style>
    <style:style style:name="P94" style:family="paragraph" style:parent-style-name="Code1">
      <style:paragraph-properties fo:keep-with-next="always"/>
      <style:text-properties fo:language="fr" fo:country="FR"/>
    </style:style>
    <style:style style:name="P95" style:family="paragraph" style:parent-style-name="Code1">
      <style:text-properties fo:language="fr" fo:country="FR"/>
    </style:style>
    <style:style style:name="P96" style:family="paragraph" style:parent-style-name="Code1">
      <style:paragraph-properties fo:keep-with-next="always"/>
      <style:text-properties officeooo:paragraph-rsid="001bc333"/>
    </style:style>
    <style:style style:name="P97" style:family="paragraph" style:parent-style-name="Code1">
      <style:text-properties officeooo:paragraph-rsid="001e2fd1"/>
    </style:style>
    <style:style style:name="P98" style:family="paragraph" style:parent-style-name="Code1">
      <style:paragraph-properties fo:keep-together="always" fo:keep-with-next="always"/>
      <style:text-properties fo:color="#000000" loext:opacity="100%"/>
    </style:style>
    <style:style style:name="P99" style:family="paragraph" style:parent-style-name="Code1">
      <style:paragraph-properties fo:keep-with-next="always"/>
      <style:text-properties fo:font-size="10pt" fo:font-weight="bold" style:font-size-asian="10pt" style:font-weight-asian="bold" style:font-size-complex="10pt"/>
    </style:style>
    <style:style style:name="P100" style:family="paragraph" style:parent-style-name="Code1">
      <style:paragraph-properties fo:keep-with-next="always"/>
      <style:text-properties fo:font-size="10pt" style:font-size-asian="10pt" style:font-size-complex="10pt"/>
    </style:style>
    <style:style style:name="P101" style:family="paragraph" style:parent-style-name="Code1">
      <style:text-properties fo:font-size="10pt" style:font-size-asian="10pt" style:font-size-complex="10pt"/>
    </style:style>
    <style:style style:name="P102" style:family="paragraph" style:parent-style-name="Code1">
      <style:text-properties officeooo:rsid="00209b6f" officeooo:paragraph-rsid="00209b6f"/>
    </style:style>
    <style:style style:name="P103" style:family="paragraph" style:parent-style-name="Code1">
      <style:paragraph-properties fo:break-before="page"/>
    </style:style>
    <style:style style:name="P104" style:family="paragraph" style:parent-style-name="Code1">
      <style:text-properties officeooo:rsid="0021e29d"/>
    </style:style>
    <style:style style:name="P105" style:family="paragraph" style:parent-style-name="Contents_20_1">
      <style:paragraph-properties>
        <style:tab-stops>
          <style:tab-stop style:position="0.3055in"/>
          <style:tab-stop style:position="6.4146in" style:type="right" style:leader-style="dotted" style:leader-text="."/>
        </style:tab-stops>
      </style:paragraph-properties>
    </style:style>
    <style:style style:name="P106" style:family="paragraph" style:parent-style-name="Contents_20_2">
      <style:paragraph-properties>
        <style:tab-stops>
          <style:tab-stop style:position="0.6102in"/>
          <style:tab-stop style:position="6.4146in" style:type="right" style:leader-style="dotted" style:leader-text="."/>
        </style:tab-stops>
      </style:paragraph-properties>
    </style:style>
    <style:style style:name="P107" style:family="paragraph" style:parent-style-name="Contents_20_3">
      <style:paragraph-properties>
        <style:tab-stops>
          <style:tab-stop style:position="0.9165in"/>
          <style:tab-stop style:position="6.4146in" style:type="right" style:leader-style="dotted" style:leader-text="."/>
        </style:tab-stops>
      </style:paragraph-properties>
    </style:style>
    <style:style style:name="P108" style:family="paragraph" style:parent-style-name="Contents_20_4">
      <style:paragraph-properties>
        <style:tab-stops>
          <style:tab-stop style:position="1.1138in"/>
          <style:tab-stop style:position="6.4146in" style:type="right" style:leader-style="dotted" style:leader-text="."/>
        </style:tab-stops>
      </style:paragraph-properties>
    </style:style>
    <style:style style:name="P109" style:family="paragraph" style:parent-style-name="Contents_20_7">
      <style:paragraph-properties>
        <style:tab-stops>
          <style:tab-stop style:position="2.139in"/>
          <style:tab-stop style:position="6.4146in" style:type="right" style:leader-style="dotted" style:leader-text="."/>
        </style:tab-stops>
      </style:paragraph-properties>
    </style:style>
    <style:style style:name="P110" style:family="paragraph" style:parent-style-name="Contents_20_8">
      <style:paragraph-properties>
        <style:tab-stops>
          <style:tab-stop style:position="2.4445in"/>
          <style:tab-stop style:position="6.4146in" style:type="right" style:leader-style="dotted" style:leader-text="."/>
        </style:tab-stops>
      </style:paragraph-properties>
    </style:style>
    <style:style style:name="P111" style:family="paragraph" style:parent-style-name="Contents_20_9">
      <style:paragraph-properties>
        <style:tab-stops>
          <style:tab-stop style:position="2.75in"/>
          <style:tab-stop style:position="6.4146in" style:type="right" style:leader-style="dotted" style:leader-text="."/>
        </style:tab-stops>
      </style:paragraph-properties>
    </style:style>
    <style:style style:name="P112" style:family="paragraph" style:parent-style-name="Contents_20_Heading" style:master-page-name="Converted2">
      <style:paragraph-properties style:page-number="auto"/>
    </style:style>
    <style:style style:name="P113" style:family="paragraph" style:parent-style-name="Footer">
      <style:paragraph-properties fo:margin-top="0in" fo:margin-bottom="0.139in" style:contextual-spacing="false" fo:text-align="end" style:justify-single-word="false" fo:orphans="0" fo:widows="0"/>
    </style:style>
    <style:style style:name="P114" style:family="paragraph" style:parent-style-name="Footer">
      <style:paragraph-properties fo:margin-top="0in" fo:margin-bottom="0.139in" style:contextual-spacing="false"/>
    </style:style>
    <style:style style:name="P115" style:family="paragraph" style:parent-style-name="Footer">
      <style:paragraph-properties fo:margin-top="0in" fo:margin-bottom="0.139in" style:contextual-spacing="false" fo:orphans="0" fo:widows="0"/>
    </style:style>
    <style:style style:name="P116" style:family="paragraph" style:parent-style-name="Header">
      <style:paragraph-properties fo:margin-top="0in" fo:margin-bottom="0.139in" style:contextual-spacing="false" fo:text-align="end" style:justify-single-word="false" fo:orphans="0" fo:widows="0"/>
    </style:style>
    <style:style style:name="P117" style:family="paragraph" style:parent-style-name="Header">
      <style:paragraph-properties fo:margin-top="0in" fo:margin-bottom="0.139in" style:contextual-spacing="false"/>
    </style:style>
    <style:style style:name="P118" style:family="paragraph" style:parent-style-name="Header">
      <style:paragraph-properties fo:margin-top="0in" fo:margin-bottom="0.139in" style:contextual-spacing="false" fo:orphans="0" fo:widows="0"/>
    </style:style>
    <style:style style:name="P119" style:family="paragraph" style:parent-style-name="Heading_20_1">
      <style:paragraph-properties fo:margin-top="0in" fo:margin-bottom="0.0835in" style:contextual-spacing="false" fo:break-before="page"/>
    </style:style>
    <style:style style:name="P120" style:family="paragraph" style:parent-style-name="Heading_20_1">
      <style:paragraph-properties fo:margin-top="0in" fo:margin-bottom="0.0835in" style:contextual-spacing="false"/>
    </style:style>
    <style:style style:name="P121" style:family="paragraph" style:parent-style-name="Heading_20_1" style:master-page-name="Converted5">
      <style:paragraph-properties style:page-number="auto"/>
    </style:style>
    <style:style style:name="P122" style:family="paragraph" style:parent-style-name="Heading_20_1" style:master-page-name="Converted9">
      <style:paragraph-properties style:page-number="auto" fo:break-before="page"/>
    </style:style>
    <style:style style:name="P123" style:family="paragraph" style:parent-style-name="Heading_20_1" style:master-page-name="Converted13">
      <style:paragraph-properties style:page-number="auto"/>
    </style:style>
    <style:style style:name="P124" style:family="paragraph" style:parent-style-name="Heading_20_3" style:master-page-name="">
      <style:paragraph-properties style:page-number="auto"/>
      <style:text-properties officeooo:rsid="001e2fd1" officeooo:paragraph-rsid="001e2fd1"/>
    </style:style>
    <style:style style:name="P125" style:family="paragraph" style:parent-style-name="Heading_20_3">
      <style:text-properties officeooo:paragraph-rsid="00209b6f"/>
    </style:style>
    <style:style style:name="P126" style:family="paragraph" style:parent-style-name="Heading_20_7" style:master-page-name="Converted17">
      <style:paragraph-properties style:page-number="auto"/>
    </style:style>
    <style:style style:name="P127" style:family="paragraph" style:parent-style-name="Heading_20_7" style:master-page-name="Converted21">
      <style:paragraph-properties style:page-number="auto"/>
    </style:style>
    <style:style style:name="P128" style:family="paragraph" style:parent-style-name="Heading_20_7" style:master-page-name="Converted23">
      <style:paragraph-properties style:page-number="auto"/>
    </style:style>
    <style:style style:name="P129" style:family="paragraph" style:parent-style-name="Heading_20_7" style:master-page-name="Converted27">
      <style:paragraph-properties style:page-number="auto"/>
    </style:style>
    <style:style style:name="P130" style:family="paragraph" style:parent-style-name="Heading_20_7" style:master-page-name="Converted31">
      <style:paragraph-properties style:page-number="auto"/>
    </style:style>
    <style:style style:name="P131" style:family="paragraph" style:parent-style-name="Heading_20_7">
      <style:paragraph-properties fo:margin-top="0in" fo:margin-bottom="0.0835in" style:contextual-spacing="false" fo:break-before="page"/>
    </style:style>
    <style:style style:name="P132" style:family="paragraph" style:parent-style-name="Heading_20_7" style:master-page-name="Converted35">
      <style:paragraph-properties style:page-number="auto"/>
    </style:style>
    <style:style style:name="P133" style:family="paragraph" style:parent-style-name="Heading_20_7" style:master-page-name="Converted39">
      <style:paragraph-properties style:page-number="auto"/>
    </style:style>
    <style:style style:name="P134" style:family="paragraph" style:parent-style-name="Heading_20_7" style:master-page-name="Converted43">
      <style:paragraph-properties style:page-number="auto"/>
    </style:style>
    <style:style style:name="P135" style:family="paragraph" style:parent-style-name="Heading_20_7" style:master-page-name="Converted47">
      <style:paragraph-properties style:page-number="auto"/>
    </style:style>
    <style:style style:name="P136" style:family="paragraph" style:parent-style-name="Heading_20_7" style:master-page-name="Converted51">
      <style:paragraph-properties style:page-number="auto"/>
    </style:style>
    <style:style style:name="P137" style:family="paragraph" style:parent-style-name="Heading_20_7" style:master-page-name="Converted57">
      <style:paragraph-properties style:page-number="auto"/>
    </style:style>
    <style:style style:name="P138" style:family="paragraph" style:parent-style-name="Heading_20_7" style:master-page-name="Converted63">
      <style:paragraph-properties style:page-number="auto"/>
    </style:style>
    <style:style style:name="P139" style:family="paragraph" style:parent-style-name="Heading_20_7" style:master-page-name="Converted67">
      <style:paragraph-properties style:page-number="auto"/>
    </style:style>
    <style:style style:name="P140" style:family="paragraph" style:parent-style-name="Heading_20_7" style:master-page-name="Converted71">
      <style:paragraph-properties style:page-number="auto"/>
    </style:style>
    <style:style style:name="P141" style:family="paragraph" style:parent-style-name="Heading_20_8" style:master-page-name="Converted36">
      <style:paragraph-properties style:page-number="auto"/>
    </style:style>
    <style:style style:name="P142" style:family="paragraph" style:parent-style-name="Heading_20_8">
      <style:paragraph-properties fo:margin-top="0in" fo:margin-bottom="0.0835in" style:contextual-spacing="false" fo:break-before="page"/>
    </style:style>
    <style:style style:name="P143" style:family="paragraph" style:parent-style-name="Heading_20_8" style:master-page-name="Converted54">
      <style:paragraph-properties style:page-number="auto"/>
    </style:style>
    <style:style style:name="P144" style:family="paragraph" style:parent-style-name="Heading_20_8" style:master-page-name="Converted60">
      <style:paragraph-properties style:page-number="auto"/>
    </style:style>
    <style:style style:name="P145" style:family="paragraph" style:parent-style-name="Heading_20_8" style:master-page-name="Converted64">
      <style:paragraph-properties style:page-number="auto"/>
    </style:style>
    <style:style style:name="P146" style:family="paragraph" style:parent-style-name="Heading_20_8" style:master-page-name="Converted72">
      <style:paragraph-properties style:page-number="auto"/>
    </style:style>
    <style:style style:name="P147" style:family="paragraph" style:parent-style-name="List_20_Paragraph" style:list-style-name="WWNum2"/>
    <style:style style:name="P148" style:family="paragraph" style:parent-style-name="List_20_Paragraph" style:list-style-name="WWNum20"/>
    <style:style style:name="P149" style:family="paragraph" style:parent-style-name="List_20_Paragraph" style:list-style-name="WWNum23"/>
    <style:style style:name="P150" style:family="paragraph" style:parent-style-name="List_20_Paragraph" style:list-style-name="WWNum21"/>
    <style:style style:name="P151" style:family="paragraph" style:parent-style-name="List_20_Paragraph" style:list-style-name="WWNum21" style:master-page-name="Converted14">
      <style:paragraph-properties style:page-number="auto"/>
    </style:style>
    <style:style style:name="P152" style:family="paragraph" style:parent-style-name="List_20_Paragraph" style:list-style-name="WWNum24"/>
    <style:style style:name="P153" style:family="paragraph" style:parent-style-name="List_20_Paragraph" style:list-style-name="WWNum25"/>
    <style:style style:name="P154" style:family="paragraph" style:parent-style-name="List_20_Paragraph" style:list-style-name="WWNum28"/>
    <style:style style:name="P155" style:family="paragraph" style:parent-style-name="List_20_Paragraph" style:list-style-name="WWNum37"/>
    <style:style style:name="P156" style:family="paragraph" style:parent-style-name="List_20_Paragraph" style:list-style-name="WWNum38"/>
    <style:style style:name="P157" style:family="paragraph" style:parent-style-name="List_20_Paragraph" style:list-style-name="WWNum3"/>
    <style:style style:name="P158" style:family="paragraph" style:parent-style-name="List_20_Paragraph" style:list-style-name="WWNum3">
      <style:paragraph-properties fo:margin-left="0.4957in" fo:text-indent="-0.248in" style:auto-text-indent="false" fo:keep-with-next="always"/>
    </style:style>
    <style:style style:name="P159" style:family="paragraph" style:parent-style-name="List_20_Paragraph" style:list-style-name="WWNum4"/>
    <style:style style:name="P160" style:family="paragraph" style:parent-style-name="List_20_Paragraph" style:list-style-name="WWNum4">
      <style:paragraph-properties fo:keep-with-next="always"/>
    </style:style>
    <style:style style:name="P161" style:family="paragraph" style:parent-style-name="List_20_Paragraph" style:list-style-name="WWNum42"/>
    <style:style style:name="P162" style:family="paragraph" style:parent-style-name="List_20_Paragraph" style:list-style-name="WWNum43"/>
    <style:style style:name="P163" style:family="paragraph" style:parent-style-name="List_20_Paragraph" style:list-style-name="WWNum44"/>
    <style:style style:name="P164" style:family="paragraph" style:parent-style-name="List_20_Paragraph" style:list-style-name="WWNum41"/>
    <style:style style:name="P165" style:family="paragraph" style:parent-style-name="List_20_Paragraph" style:list-style-name="WWNum5"/>
    <style:style style:name="P166" style:family="paragraph" style:parent-style-name="List_20_Paragraph" style:list-style-name="WWNum5">
      <style:paragraph-properties fo:keep-with-next="always"/>
    </style:style>
    <style:style style:name="P167" style:family="paragraph" style:parent-style-name="List_20_Paragraph" style:list-style-name="WWNum39"/>
    <style:style style:name="P168" style:family="paragraph" style:parent-style-name="List_20_Paragraph" style:list-style-name="WWNum50"/>
    <style:style style:name="P169" style:family="paragraph" style:parent-style-name="List_20_Paragraph" style:list-style-name="WWNum45"/>
    <style:style style:name="P170" style:family="paragraph" style:parent-style-name="List_20_Paragraph" style:list-style-name="WWNum6"/>
    <style:style style:name="P171" style:family="paragraph" style:parent-style-name="List_20_Paragraph" style:list-style-name="WWNum6">
      <style:paragraph-properties fo:keep-with-next="always"/>
    </style:style>
    <style:style style:name="P172" style:family="paragraph" style:parent-style-name="List_20_Paragraph" style:list-style-name="WWNum40"/>
    <style:style style:name="P173" style:family="paragraph" style:parent-style-name="List_20_Paragraph" style:list-style-name="WWNum7"/>
    <style:style style:name="P174" style:family="paragraph" style:parent-style-name="List_20_Paragraph" style:list-style-name="WWNum7">
      <style:paragraph-properties fo:margin-left="0.4957in" fo:text-indent="-0.248in" style:auto-text-indent="false" fo:keep-with-next="always"/>
    </style:style>
    <style:style style:name="P175" style:family="paragraph" style:parent-style-name="List_20_Paragraph" style:list-style-name="WWNum29"/>
    <style:style style:name="P176" style:family="paragraph" style:parent-style-name="List_20_Paragraph" style:list-style-name="WWNum29">
      <style:paragraph-properties fo:margin-left="0.4957in" fo:text-indent="-0.248in" style:auto-text-indent="false" fo:keep-with-next="always"/>
    </style:style>
    <style:style style:name="P177" style:family="paragraph" style:parent-style-name="List_20_Paragraph" style:list-style-name="WWNum8"/>
    <style:style style:name="P178" style:family="paragraph" style:parent-style-name="List_20_Paragraph" style:list-style-name="WWNum8">
      <style:paragraph-properties fo:keep-with-next="always"/>
    </style:style>
    <style:style style:name="P179" style:family="paragraph" style:parent-style-name="List_20_Paragraph" style:list-style-name="WWNum30"/>
    <style:style style:name="P180" style:family="paragraph" style:parent-style-name="List_20_Paragraph" style:list-style-name="WWNum46"/>
    <style:style style:name="P181" style:family="paragraph" style:parent-style-name="List_20_Paragraph" style:list-style-name="WWNum51"/>
    <style:style style:name="P182" style:family="paragraph" style:parent-style-name="List_20_Paragraph" style:list-style-name="WWNum31"/>
    <style:style style:name="P183" style:family="paragraph" style:parent-style-name="List_20_Paragraph" style:list-style-name="WWNum36"/>
    <style:style style:name="P184" style:family="paragraph" style:parent-style-name="List_20_Paragraph" style:list-style-name="WWNum35"/>
    <style:style style:name="P185" style:family="paragraph" style:parent-style-name="List_20_Paragraph" style:list-style-name="WWNum15"/>
    <style:style style:name="P186" style:family="paragraph" style:parent-style-name="List_20_Paragraph" style:list-style-name="WWNum16"/>
    <style:style style:name="P187" style:family="paragraph" style:parent-style-name="List_20_Paragraph" style:list-style-name="WWNum13"/>
    <style:style style:name="P188" style:family="paragraph" style:parent-style-name="List_20_Paragraph" style:list-style-name="WWNum14"/>
    <style:style style:name="P189" style:family="paragraph" style:parent-style-name="List_20_Paragraph" style:list-style-name="WWNum34"/>
    <style:style style:name="P190" style:family="paragraph" style:parent-style-name="List_20_Paragraph" style:list-style-name="WWNum47">
      <style:paragraph-properties fo:keep-with-next="always"/>
    </style:style>
    <style:style style:name="P191" style:family="paragraph" style:parent-style-name="List_20_Paragraph" style:list-style-name="WWNum48">
      <style:paragraph-properties fo:keep-with-next="always"/>
    </style:style>
    <style:style style:name="P192" style:family="paragraph" style:parent-style-name="List_20_Paragraph" style:list-style-name="WWNum49"/>
    <style:style style:name="P193" style:family="paragraph" style:parent-style-name="List_20_Paragraph" style:list-style-name="WWNum49">
      <style:paragraph-properties fo:keep-with-next="always"/>
    </style:style>
    <style:style style:name="P194" style:family="paragraph" style:parent-style-name="List_20_Paragraph" style:list-style-name="WWNum9"/>
    <style:style style:name="P195" style:family="paragraph" style:parent-style-name="List_20_Paragraph" style:list-style-name="WWNum10"/>
    <style:style style:name="P196" style:family="paragraph" style:parent-style-name="List_20_Paragraph">
      <style:paragraph-properties fo:margin-left="0in" fo:margin-top="0in" fo:margin-bottom="0in" style:contextual-spacing="true" fo:text-align="start" style:justify-single-word="false" fo:orphans="2" fo:widows="2" fo:hyphenation-ladder-count="no-limit" fo:text-indent="0in" style:auto-text-indent="false"/>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7" style:family="paragraph" style:parent-style-name="List_20_Paragraph">
      <style:paragraph-properties fo:margin-left="0in" fo:margin-top="0in" fo:margin-bottom="0in" style:contextual-spacing="true" fo:text-align="start" style:justify-single-word="false" fo:orphans="2" fo:widows="2" fo:hyphenation-ladder-count="no-limit" fo:text-indent="0in" style:auto-text-indent="false"/>
      <style:text-properties fo:hyphenate="false" fo:hyphenation-remain-char-count="2" fo:hyphenation-push-char-count="2" loext:hyphenation-no-caps="false" loext:hyphenation-no-last-word="false" loext:hyphenation-word-char-count="5" loext:hyphenation-zone="no-limit"/>
    </style:style>
    <style:style style:name="P198" style:family="paragraph" style:parent-style-name="List_20_Paragraph" style:list-style-name="WWNum11"/>
    <style:style style:name="P199" style:family="paragraph" style:parent-style-name="List_20_Paragraph" style:list-style-name="WWNum32"/>
    <style:style style:name="P200" style:family="paragraph" style:parent-style-name="List_20_Paragraph" style:list-style-name="WWNum33"/>
    <style:style style:name="P201" style:family="paragraph" style:parent-style-name="List_20_Paragraph" style:list-style-name="WWNum22"/>
    <style:style style:name="P202" style:family="paragraph" style:parent-style-name="List_20_Paragraph" style:list-style-name="WWNum12"/>
    <style:style style:name="P203" style:family="paragraph" style:parent-style-name="List_20_Paragraph" style:list-style-name="WWNum26"/>
    <style:style style:name="P204" style:family="paragraph" style:parent-style-name="List_20_Paragraph" style:list-style-name="WWNum17"/>
    <style:style style:name="P205" style:family="paragraph" style:parent-style-name="List_20_Paragraph" style:list-style-name="WWNum27">
      <style:paragraph-properties fo:margin-left="0.4957in" fo:keep-together="always" fo:text-indent="-0.248in" style:auto-text-indent="false" fo:keep-with-next="always"/>
    </style:style>
    <style:style style:name="P206" style:family="paragraph" style:parent-style-name="List_20_Paragraph" style:list-style-name="WWNum18"/>
    <style:style style:name="P207" style:family="paragraph" style:parent-style-name="List_20_Paragraph" style:list-style-name="WWNum19"/>
    <style:style style:name="P208" style:family="paragraph" style:parent-style-name="List_20_Paragraph" style:list-style-name="WWNum19">
      <style:paragraph-properties fo:keep-with-next="always"/>
    </style:style>
    <style:style style:name="P209" style:family="paragraph" style:parent-style-name="Routine_20_Header">
      <style:paragraph-properties fo:keep-together="always"/>
    </style:style>
    <style:style style:name="P210" style:family="paragraph" style:parent-style-name="Standard" style:master-page-name="Converted1">
      <style:paragraph-properties fo:text-align="center" style:justify-single-word="false" style:page-number="auto"/>
      <style:text-properties style:font-name="Arial" fo:language="fr" fo:country="FR" fo:font-weight="bold" style:font-weight-asian="bold" style:font-name-complex="Arial1"/>
    </style:style>
    <style:style style:name="P211" style:family="paragraph" style:parent-style-name="Standard">
      <style:paragraph-properties fo:text-align="center" style:justify-single-word="false"/>
      <style:text-properties style:font-name="Arial" fo:language="fr" fo:country="FR" fo:font-weight="bold" style:font-weight-asian="bold" style:font-name-complex="Arial1"/>
    </style:style>
    <style:style style:name="P212" style:family="paragraph" style:parent-style-name="Standard">
      <style:paragraph-properties fo:line-height="115%"/>
      <style:text-properties style:font-name="Arial" fo:language="fr" fo:country="FR" fo:font-weight="bold" style:font-weight-asian="bold" style:font-name-complex="Arial1"/>
    </style:style>
    <style:style style:name="P213" style:family="paragraph" style:parent-style-name="Standard">
      <style:paragraph-properties fo:line-height="115%"/>
      <style:text-properties style:font-name="Arial" fo:font-weight="bold" style:font-weight-asian="bold" style:font-name-complex="Arial1"/>
    </style:style>
    <style:style style:name="P214" style:family="paragraph" style:parent-style-name="Standard">
      <style:paragraph-properties fo:text-align="center" style:justify-single-word="false"/>
    </style:style>
    <style:style style:name="P215" style:family="paragraph" style:parent-style-name="Standard">
      <style:paragraph-properties fo:margin-top="0in" fo:margin-bottom="0in" style:contextual-spacing="false" fo:text-align="center" style:justify-single-word="false" style:punctuation-wrap="simple"/>
    </style:style>
    <style:style style:name="P216" style:family="paragraph" style:parent-style-name="Standard">
      <style:paragraph-properties fo:margin-top="0in" fo:margin-bottom="0in" style:contextual-spacing="false" fo:text-align="center" style:justify-single-word="false" style:punctuation-wrap="simple"/>
      <style:text-properties style:font-name="Calibri" fo:font-size="11pt" style:font-name-asian="Calibri1" style:font-size-asian="11pt"/>
    </style:style>
    <style:style style:name="P217" style:family="paragraph" style:parent-style-name="Standard">
      <style:paragraph-properties fo:margin-top="0in" fo:margin-bottom="0in" style:contextual-spacing="false" fo:text-align="start" style:justify-single-word="false" style:punctuation-wrap="simple"/>
      <style:text-properties style:font-name="Calibri" fo:font-size="11pt" style:font-name-asian="Calibri1" style:font-size-asian="11pt"/>
    </style:style>
    <style:style style:name="P218" style:family="paragraph" style:parent-style-name="Standard">
      <style:paragraph-properties fo:margin-top="0in" fo:margin-bottom="0in" style:contextual-spacing="false" fo:text-align="start" style:justify-single-word="false" style:punctuation-wrap="simple"/>
    </style:style>
    <style:style style:name="P219" style:family="paragraph" style:parent-style-name="Standard">
      <style:paragraph-properties fo:margin-top="0in" fo:margin-bottom="0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paragraph-properties fo:margin-top="0in" fo:margin-bottom="0in" style:contextual-spacing="false" fo:text-align="start" style:justify-single-word="false" fo:orphans="2" fo:widows="2"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221" style:family="paragraph" style:parent-style-name="Standard">
      <style:paragraph-properties fo:margin-top="0in" fo:margin-bottom="0in" style:contextual-spacing="false" fo:text-align="start" style:justify-single-word="false" fo:keep-together="always" fo:orphans="2" fo:widows="2"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master-page-name="Converted6">
      <style:paragraph-properties style:page-number="auto"/>
    </style:style>
    <style:style style:name="P223" style:family="paragraph" style:parent-style-name="Standard" style:master-page-name="Converted10">
      <style:paragraph-properties style:page-number="auto"/>
    </style:style>
    <style:style style:name="P224" style:family="paragraph" style:parent-style-name="Standard">
      <style:paragraph-properties fo:keep-with-next="always"/>
    </style:style>
    <style:style style:name="P225" style:family="paragraph" style:parent-style-name="Standard">
      <style:paragraph-properties fo:margin-top="0in" fo:margin-bottom="0in" style:contextual-spacing="false" fo:text-align="start" style:justify-single-word="false" fo:orphans="2" fo:widows="2"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6" style:family="paragraph" style:parent-style-name="Standard">
      <style:paragraph-properties fo:margin-top="0in" fo:margin-bottom="0in" style:contextual-spacing="false" fo:text-align="start" style:justify-single-word="false" fo:orphans="2" fo:widows="2"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7" style:family="paragraph" style:parent-style-name="Standard">
      <style:paragraph-properties fo:margin-top="0in" fo:margin-bottom="0in" style:contextual-spacing="false" fo:text-align="start" style:justify-single-word="false" fo:keep-together="always" fo:orphans="2" fo:widows="2"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8" style:family="paragraph" style:parent-style-name="Standard">
      <style:paragraph-properties fo:margin-top="0in" fo:margin-bottom="0in" style:contextual-spacing="false" fo:text-align="start" style:justify-single-word="false" fo:orphans="2" fo:widows="2"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style:paragraph-properties fo:margin-top="0in" fo:margin-bottom="0in" style:contextual-spacing="false" fo:text-align="start" style:justify-single-word="false" fo:keep-together="always" fo:orphans="2" fo:widows="2"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style:paragraph-properties fo:margin-left="0.5in" fo:text-indent="0in" style:auto-text-indent="false" fo:keep-with-next="always"/>
      <style:text-properties fo:font-weight="bold" style:font-weight-asian="bold"/>
    </style:style>
    <style:style style:name="P231" style:family="paragraph" style:parent-style-name="Standard" style:list-style-name="WWNum54"/>
    <style:style style:name="P232" style:family="paragraph" style:parent-style-name="Standard" style:list-style-name="WWNum53"/>
    <style:style style:name="P233" style:family="paragraph" style:parent-style-name="Standard" style:list-style-name="WWNum52"/>
    <style:style style:name="P234" style:family="paragraph" style:parent-style-name="Standard" style:list-style-name="WWNum55"/>
    <style:style style:name="P235" style:family="paragraph" style:parent-style-name="Standard" style:list-style-name="L1"/>
    <style:style style:name="P236" style:family="paragraph" style:parent-style-name="Standard" style:list-style-name="L1">
      <style:text-properties officeooo:rsid="001e2fd1" officeooo:paragraph-rsid="001e2fd1"/>
    </style:style>
    <style:style style:name="P237" style:family="paragraph" style:parent-style-name="Standard" style:master-page-name="Converted18">
      <style:paragraph-properties style:page-number="auto"/>
    </style:style>
    <style:style style:name="P238" style:family="paragraph" style:parent-style-name="Standard" style:master-page-name="Converted24">
      <style:paragraph-properties style:page-number="auto"/>
    </style:style>
    <style:style style:name="P239" style:family="paragraph" style:parent-style-name="Standard" style:master-page-name="Converted28">
      <style:paragraph-properties style:page-number="auto"/>
    </style:style>
    <style:style style:name="P240" style:family="paragraph" style:parent-style-name="Standard" style:master-page-name="Converted32">
      <style:paragraph-properties style:page-number="auto"/>
    </style:style>
    <style:style style:name="P241" style:family="paragraph" style:parent-style-name="Standard">
      <style:paragraph-properties fo:line-height="115%"/>
      <style:text-properties fo:color="#4f81bd" loext:opacity="100%" style:font-name="Arial" style:text-underline-style="solid" style:text-underline-width="auto" style:text-underline-color="font-color" fo:font-weight="bold" style:font-weight-asian="bold" style:font-style-complex="italic"/>
    </style:style>
    <style:style style:name="P242" style:family="paragraph" style:parent-style-name="Standard" style:master-page-name="Converted40">
      <style:paragraph-properties style:page-number="auto"/>
    </style:style>
    <style:style style:name="P243" style:family="paragraph" style:parent-style-name="Standard">
      <style:paragraph-properties fo:margin-top="0in" fo:margin-bottom="0in" style:contextual-spacing="false" fo:text-align="start" style:justify-single-word="false" fo:orphans="2" fo:widows="2" fo:hyphenation-ladder-count="no-limit"/>
      <style:text-properties fo:font-size="11pt" fo:language="en" fo:country="US"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style:paragraph-properties fo:margin-top="0in" fo:margin-bottom="0in" style:contextual-spacing="false" fo:text-align="start" style:justify-single-word="false" fo:keep-together="always" fo:orphans="2" fo:widows="2" fo:hyphenation-ladder-count="no-limit" fo:keep-with-next="always"/>
      <style:text-properties fo:language="es" fo:country="CO" fo:hyphenate="false" fo:hyphenation-remain-char-count="2" fo:hyphenation-push-char-count="2" loext:hyphenation-no-caps="false" loext:hyphenation-no-last-word="false" loext:hyphenation-word-char-count="5" loext:hyphenation-zone="no-limit"/>
    </style:style>
    <style:style style:name="P245" style:family="paragraph" style:parent-style-name="Standard" style:master-page-name="Converted44">
      <style:paragraph-properties style:page-number="auto"/>
    </style:style>
    <style:style style:name="P246" style:family="paragraph" style:parent-style-name="Standard">
      <style:paragraph-properties fo:margin-left="0.5in" fo:text-indent="0in" style:auto-text-indent="false" fo:keep-with-next="always"/>
    </style:style>
    <style:style style:name="P247" style:family="paragraph" style:parent-style-name="Standard">
      <style:paragraph-properties fo:margin-left="0.5in" fo:text-indent="0in" style:auto-text-indent="false"/>
    </style:style>
    <style:style style:name="P248" style:family="paragraph" style:parent-style-name="Standard">
      <style:paragraph-properties fo:margin-left="0.5in" fo:text-indent="0in" style:auto-text-indent="false" fo:break-before="page"/>
    </style:style>
    <style:style style:name="P249" style:family="paragraph" style:parent-style-name="Standard" style:master-page-name="Converted52">
      <style:paragraph-properties style:page-number="auto"/>
    </style:style>
    <style:style style:name="P250" style:family="paragraph" style:parent-style-name="Standard" style:master-page-name="Converted58">
      <style:paragraph-properties style:page-number="auto"/>
    </style:style>
    <style:style style:name="P251" style:family="paragraph" style:parent-style-name="Standard" style:master-page-name="Converted75">
      <style:paragraph-properties fo:margin-top="0in" fo:margin-bottom="0.139in" style:contextual-spacing="false" fo:line-height="115%" style:page-number="auto"/>
    </style:style>
    <style:style style:name="P252" style:family="paragraph" style:parent-style-name="Standard">
      <style:paragraph-properties fo:line-height="115%"/>
    </style:style>
    <style:style style:name="P253" style:family="paragraph" style:parent-style-name="Standard">
      <style:paragraph-properties fo:line-height="115%" fo:break-before="page"/>
    </style:style>
    <style:style style:name="P254" style:family="paragraph" style:parent-style-name="Standard">
      <style:text-properties officeooo:rsid="00209b6f" officeooo:paragraph-rsid="00209b6f"/>
    </style:style>
    <style:style style:name="P255" style:family="paragraph" style:parent-style-name="Standard">
      <style:text-properties officeooo:paragraph-rsid="00209b6f"/>
    </style:style>
    <style:style style:name="P256" style:family="paragraph" style:parent-style-name="Standard">
      <style:text-properties officeooo:rsid="0021e29d" officeooo:paragraph-rsid="0021e29d"/>
    </style:style>
    <style:style style:name="P257" style:family="paragraph">
      <loext:graphic-properties draw:fill="solid" draw:fill-color="#ffffff"/>
      <style:paragraph-properties fo:text-align="start"/>
      <style:text-properties fo:font-size="11pt"/>
    </style:style>
    <style:style style:name="P258" style:family="paragraph">
      <loext:graphic-properties draw:fill="solid" draw:fill-color="#ffffff"/>
      <style:paragraph-properties fo:text-align="start"/>
    </style:style>
    <style:style style:name="P259" style:family="paragraph">
      <loext:graphic-properties draw:fill="none"/>
      <style:paragraph-properties fo:text-align="start"/>
      <style:text-properties fo:font-size="11pt"/>
    </style:style>
    <style:style style:name="T1" style:family="text">
      <style:text-properties fo:text-transform="uppercase" fo:color="#ffffff" loext:opacity="100%"/>
    </style:style>
    <style:style style:name="T2" style:family="text">
      <style:text-properties fo:color="#ffffff" loext:opacity="100%"/>
    </style:style>
    <style:style style:name="T3" style:family="text">
      <style:text-properties fo:color="#ffffff" loext:opacity="100%" fo:font-size="11pt" fo:language="en" fo:country="U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4" style:family="text">
      <style:text-properties fo:color="#ffffff" loext:opacity="100%" fo:font-size="11pt" fo:language="en" fo:country="US" fo:font-weight="bold" style:letter-kerning="false" style:font-name-asian="Calibri1" style:font-size-asian="11pt" style:language-asian="en" style:country-asian="US" style:font-weight-asian="bold" style:font-name-complex="Times New Roman1" style:font-size-complex="11pt" style:language-complex="ar" style:country-complex="SA" style:font-weight-complex="bold"/>
    </style:style>
    <style:style style:name="T5" style:family="text">
      <style:text-properties fo:color="#ffffff" loext:opacity="100%" fo:font-size="11pt" fo:language="en" fo:country="US" style:letter-kerning="false" style:font-name-asian="Calibri1" style:font-size-asian="11pt" style:language-asian="en" style:country-asian="US" style:font-size-complex="11pt" style:language-complex="ar" style:country-complex="SA"/>
    </style:style>
    <style:style style:name="T6" style:family="text">
      <style:text-properties fo:color="#ffffff" loext:opacity="100%" fo:font-size="11pt" fo:language="en" fo:country="US" style:letter-kerning="false" style:font-name-asian="Calibri1" style:font-size-asian="11pt" style:language-asian="en" style:country-asian="US" style:font-name-complex="Times New Roman1" style:font-size-complex="11pt" style:language-complex="ar" style:country-complex="SA"/>
    </style:style>
    <style:style style:name="T7" style:family="text">
      <style:text-properties fo:color="#ffffff" loext:opacity="100%" fo:font-size="11pt" fo:language="fr" fo:country="FR"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8" style:family="text">
      <style:text-properties fo:color="#ffffff" loext:opacity="100%" fo:font-size="11pt" fo:language="fr" fo:country="FR" style:letter-kerning="false" style:font-name-asian="Calibri1" style:font-size-asian="11pt" style:language-asian="en" style:country-asian="US" style:font-size-complex="11pt" style:language-complex="ar" style:country-complex="SA"/>
    </style:style>
    <style:style style:name="T9" style:family="text">
      <style:text-properties fo:color="#ffffff" loext:opacity="100%">
        <loext:char-complex-color loext:theme-type="light1" loext:color-type="theme"/>
      </style:text-properties>
    </style:style>
    <style:style style:name="T10" style:family="text">
      <style:text-properties style:font-name="Arial" fo:language="fr" fo:country="FR" fo:font-weight="bold" style:font-weight-asian="bold" style:font-name-complex="Arial1"/>
    </style:style>
    <style:style style:name="T11" style:family="text">
      <style:text-properties style:font-name="Arial" fo:font-size="16pt" fo:language="fr" fo:country="FR" fo:font-weight="bold" style:font-size-asian="16pt" style:font-weight-asian="bold" style:font-name-complex="Arial1" style:font-size-complex="16pt"/>
    </style:style>
    <style:style style:name="T12" style:family="text">
      <style:text-properties style:font-name="Arial" fo:font-weight="bold" style:font-weight-asian="bold"/>
    </style:style>
    <style:style style:name="T13" style:family="text">
      <style:text-properties style:font-name="Arial" fo:font-weight="bold" style:font-weight-asian="bold" style:font-name-complex="Arial1"/>
    </style:style>
    <style:style style:name="T14" style:family="text">
      <style:text-properties fo:font-size="16pt" style:font-size-asian="16pt" style:font-size-complex="16pt"/>
    </style:style>
    <style:style style:name="T15" style:family="text">
      <style:text-properties style:font-name="Calibri" fo:font-size="11pt" style:font-name-asian="Calibri1" style:font-size-asian="11pt"/>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1bc333" style:font-weight-asian="bold" style:font-weight-complex="bold"/>
    </style:style>
    <style:style style:name="T19" style:family="text">
      <style:text-properties fo:font-weight="bold" officeooo:rsid="00209b6f" style:font-weight-asian="bold"/>
    </style:style>
    <style:style style:name="T20" style:family="text">
      <style:text-properties fo:language="fr" fo:country="FR"/>
    </style:style>
    <style:style style:name="T21" style:family="text">
      <style:text-properties fo:language="fr" fo:country="FR" fo:font-weight="bold" style:font-weight-asian="bold"/>
    </style:style>
    <style:style style:name="T22" style:family="text">
      <style:text-properties fo:language="es" fo:country="CO"/>
    </style:style>
    <style:style style:name="T23" style:family="text">
      <style:text-properties fo:language="es" fo:country="CO" fo:font-weight="bold" style:font-weight-asian="bold"/>
    </style:style>
    <style:style style:name="T24" style:family="text">
      <style:text-properties fo:font-size="11pt" fo:language="en" fo:country="US" fo:font-weight="bold" style:letter-kerning="false" style:font-name-asian="Calibri1" style:font-size-asian="11pt" style:language-asian="en" style:country-asian="US" style:font-weight-asian="bold" style:font-size-complex="11pt" style:language-complex="ar" style:country-complex="SA"/>
    </style:style>
    <style:style style:name="T25" style:family="text">
      <style:text-properties fo:font-size="11pt" fo:language="en" fo:country="U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26" style:family="text">
      <style:text-properties fo:font-size="11pt" fo:language="en" fo:country="US" style:letter-kerning="false" style:font-name-asian="Calibri1" style:font-size-asian="11pt" style:language-asian="en" style:country-asian="US" style:font-size-complex="11pt" style:language-complex="ar" style:country-complex="SA"/>
    </style:style>
    <style:style style:name="T27" style:family="text">
      <style:text-properties fo:font-size="11pt" fo:language="en" fo:country="US" style:letter-kerning="false" style:font-name-asian="Calibri1" style:font-size-asian="11pt" style:language-asian="en" style:country-asian="US" style:font-size-complex="11pt" style:language-complex="ar" style:country-complex="SA" style:font-weight-complex="bold"/>
    </style:style>
    <style:style style:name="T28" style:family="text">
      <style:text-properties fo:font-size="11pt" fo:language="en" fo:country="US" officeooo:rsid="001bc333" style:letter-kerning="false" style:font-name-asian="Calibri1" style:font-size-asian="11pt" style:language-asian="en" style:country-asian="US" style:font-size-complex="11pt" style:language-complex="ar" style:country-complex="SA"/>
    </style:style>
    <style:style style:name="T29" style:family="text">
      <style:text-properties fo:font-size="11pt" fo:language="en" fo:country="US" style:letter-kerning="false" style:font-name-asian="Calibri1" style:font-size-asian="11pt" style:language-asian="en" style:country-asian="US" style:font-name-complex="Times New Roman1" style:font-size-complex="11pt" style:language-complex="ar" style:country-complex="SA"/>
    </style:style>
    <style:style style:name="T30" style:family="text">
      <style:text-properties fo:font-size="11pt" fo:language="fr" fo:country="FR"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31" style:family="text">
      <style:text-properties fo:font-size="11pt" fo:language="fr" fo:country="FR" style:letter-kerning="false" style:font-name-asian="Calibri1" style:font-size-asian="11pt" style:language-asian="en" style:country-asian="US" style:font-size-complex="11pt" style:language-complex="ar" style:country-complex="SA"/>
    </style:style>
    <style:style style:name="T32" style:family="text">
      <style:text-properties fo:font-size="11pt" fo:language="es" fo:country="CO"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33" style:family="text">
      <style:text-properties fo:font-size="11pt" fo:language="es" fo:country="CO" style:letter-kerning="false" style:font-name-asian="Calibri1" style:font-size-asian="11pt" style:language-asian="en" style:country-asian="US" style:font-size-complex="11pt" style:language-complex="ar" style:country-complex="SA"/>
    </style:style>
    <style:style style:name="T34" style:family="text">
      <style:text-properties fo:font-size="11pt" fo:language="es" fo:country="CO" style:letter-kerning="false" style:font-name-asian="Calibri1" style:font-size-asian="11pt" style:language-asian="en" style:country-asian="US" style:font-size-complex="11pt" style:language-complex="ar" style:country-complex="SA" style:font-weight-complex="bold"/>
    </style:style>
    <style:style style:name="T35" style:family="text">
      <style:text-properties fo:font-style="italic" fo:font-weight="bold" style:font-style-asian="italic" style:font-weight-asian="bold"/>
    </style:style>
    <style:style style:name="T36" style:family="text">
      <style:text-properties fo:font-style="italic" fo:font-weight="bold" officeooo:rsid="00209b6f" style:font-style-asian="italic" style:font-weight-asian="bold"/>
    </style:style>
    <style:style style:name="T37" style:family="text">
      <style:text-properties fo:font-style="italic" style:font-style-asian="italic"/>
    </style:style>
    <style:style style:name="T38" style:family="text">
      <style:text-properties style:font-name="Courier New1" style:font-name-complex="Courier New2"/>
    </style:style>
    <style:style style:name="T39" style:family="text">
      <style:text-properties fo:color="#000000" loext:opacity="100%"/>
    </style:style>
    <style:style style:name="T40" style:family="text">
      <style:text-properties fo:color="#000000" loext:opacity="100%" fo:font-weight="bold" style:font-weight-asian="bold"/>
    </style:style>
    <style:style style:name="T41" style:family="text">
      <style:text-properties fo:color="#000000" loext:opacity="100%"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T42" style:family="text">
      <style:text-properties fo:color="#000000" loext:opacity="100%" style:font-name="Calibri" style:font-name-asian="Times New Roman1" style:font-name-complex="Times New Roman1"/>
    </style:style>
    <style:style style:name="T43" style:family="text">
      <style:text-properties fo:color="#000000" loext:opacity="100%" fo:font-size="11.5pt" style:font-size-asian="11.5pt" style:font-size-complex="11.5pt"/>
    </style:style>
    <style:style style:name="T44" style:family="text">
      <style:text-properties fo:color="#000000" loext:opacity="100%" fo:font-size="11.5pt" fo:font-weight="bold" style:font-size-asian="11.5pt" style:font-weight-asian="bold" style:font-name-complex="Arial1" style:font-size-complex="11.5pt" style:font-weight-complex="bold"/>
    </style:style>
    <style:style style:name="T45" style:family="text">
      <style:text-properties fo:color="#000080" loext:opacity="100%"/>
    </style:style>
    <style:style style:name="T46" style:family="text">
      <style:text-properties fo:color="#006060" loext:opacity="100%"/>
    </style:style>
    <style:style style:name="T47" style:family="text">
      <style:text-properties fo:color="#4f81bd" loext:opacity="100%" style:font-name="Arial" style:text-underline-style="solid" style:text-underline-width="auto" style:text-underline-color="font-color" fo:font-weight="bold" style:font-weight-asian="bold" style:font-style-complex="italic"/>
    </style:style>
    <style:style style:name="T48" style:family="text">
      <style:text-properties style:font-name-complex="Times New Roman1"/>
    </style:style>
    <style:style style:name="T49" style:family="text">
      <style:text-properties fo:font-size="10pt" fo:font-weight="bold" style:font-size-asian="10pt" style:font-weight-asian="bold" style:font-size-complex="10pt"/>
    </style:style>
    <style:style style:name="T50" style:family="text">
      <style:text-properties fo:font-size="10pt" style:font-size-asian="10pt" style:font-size-complex="10pt"/>
    </style:style>
    <style:style style:name="T51" style:family="text">
      <style:text-properties fo:font-size="10pt" fo:language="fr" fo:country="FR" style:font-size-asian="10pt" style:font-size-complex="10pt"/>
    </style:style>
    <style:style style:name="T52" style:family="text">
      <style:text-properties officeooo:rsid="001bc333"/>
    </style:style>
    <style:style style:name="T53" style:family="text">
      <style:text-properties officeooo:rsid="001ce408"/>
    </style:style>
    <style:style style:name="T54" style:family="text">
      <style:text-properties officeooo:rsid="001e2fd1"/>
    </style:style>
    <style:style style:name="T55" style:family="text">
      <style:text-properties officeooo:rsid="001eda9b"/>
    </style:style>
    <style:style style:name="T56" style:family="text">
      <style:text-properties officeooo:rsid="00209b6f"/>
    </style:style>
    <style:style style:name="T57" style:family="text">
      <style:text-properties officeooo:rsid="0020fa58"/>
    </style:style>
    <style:style style:name="T58" style:family="text">
      <style:text-properties officeooo:rsid="0021e29d"/>
    </style:style>
    <style:style style:name="T59" style:family="text">
      <style:text-properties officeooo:rsid="002245d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fo:margin-left="0.1252in" fo:margin-right="0.1252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000000" draw:fill="solid" draw:fill-color="#ffffff" draw:textarea-vertical-align="top" draw:auto-grow-height="false" fo:min-height="2.1689in" fo:min-width="6.0008in" fo:padding-top="0in" fo:padding-bottom="0in" fo:padding-left="0in" fo:padding-right="0in" fo:wrap-option="wrap" loext:decorative="false" style:run-through="foreground"/>
    </style:style>
    <style:style style:name="gr3" style:family="graphic" style:parent-style-name="Frame">
      <style:graphic-properties draw:stroke="solid" svg:stroke-width="0.0311in" svg:stroke-color="#000000" draw:stroke-linejoin="round" draw:fill="solid" draw:fill-color="#ffffff" draw:textarea-vertical-align="top" draw:auto-grow-height="false" fo:min-height="1.6744in" fo:min-width="3.8283in" fo:padding-top="0in" fo:padding-bottom="0in" fo:padding-left="0in" fo:padding-right="0in" fo:wrap-option="wrap" loext:decorative="false" style:run-through="foreground"/>
    </style:style>
    <style:style style:name="gr4" style:family="graphic" style:parent-style-name="Frame">
      <style:graphic-properties draw:stroke="solid" svg:stroke-width="0.0311in" svg:stroke-color="#000000" draw:stroke-linejoin="round" draw:fill="solid" draw:fill-color="#ffffff" draw:textarea-vertical-align="top" draw:auto-grow-height="false" fo:min-height="1.0909in" fo:min-width="3.1055in" fo:padding-top="0in" fo:padding-bottom="0in" fo:padding-left="0in" fo:padding-right="0in" fo:wrap-option="wrap" loext:decorative="false" style:run-through="foreground"/>
    </style:style>
    <style:style style:name="gr5" style:family="graphic" style:parent-style-name="Frame">
      <style:graphic-properties draw:stroke="solid" svg:stroke-width="0.0311in" svg:stroke-color="#000000" draw:stroke-linejoin="round" draw:fill="solid" draw:fill-color="#ffffff" draw:textarea-vertical-align="top" draw:auto-grow-height="false" fo:min-height="0.3839in" fo:min-width="2.078in" fo:padding-top="0in" fo:padding-bottom="0in" fo:padding-left="0in" fo:padding-right="0in" fo:wrap-option="wrap" loext:decorative="false" style:run-through="foreground"/>
    </style:style>
    <style:style style:name="gr6" style:family="graphic">
      <style:graphic-properties draw:stroke="none" svg:stroke-width="0in" draw:fill="solid" draw:fill-color="#ffffff" draw:textarea-vertical-align="top" draw:auto-grow-height="false" fo:min-height="1.7047in" fo:min-width="6.0008in" fo:padding-top="0in" fo:padding-bottom="0in" fo:padding-left="0in" fo:padding-right="0in" fo:wrap-option="wrap" loext:decorative="false" style:run-through="foreground"/>
    </style:style>
    <style:style style:name="gr7" style:family="graphic" style:parent-style-name="Frame">
      <style:graphic-properties draw:stroke="none" svg:stroke-width="0.0311in" draw:fill="solid" draw:fill-color="#ffffff" draw:textarea-vertical-align="middle" draw:auto-grow-height="false" fo:min-height="0.7508in" fo:min-width="1.0689in" fo:padding-top="0in" fo:padding-bottom="0in" fo:padding-left="0in" fo:padding-right="0in" fo:wrap-option="wrap" loext:decorative="false" style:run-through="foreground"/>
    </style:style>
    <style:style style:name="gr8" style:family="graphic" style:parent-style-name="Frame">
      <style:graphic-properties draw:stroke="none" svg:stroke-width="0in" draw:fill="solid" draw:fill-color="#ffffff" draw:textarea-vertical-align="top" draw:auto-grow-height="false" fo:min-height="1.5016in" fo:min-width="1.9984in" fo:padding-top="0in" fo:padding-bottom="0in" fo:padding-left="0in" fo:padding-right="0in" fo:wrap-option="wrap" loext:decorative="false" style:run-through="foreground"/>
    </style:style>
    <style:style style:name="gr9" style:family="graphic">
      <style:graphic-properties draw:stroke="none" svg:stroke-width="0.028in" draw:fill="solid" draw:fill-color="#ffffff" draw:textarea-vertical-align="top" draw:auto-grow-height="false" fo:min-height="0.0016in" fo:min-width="0.4354in" fo:padding-top="0in" fo:padding-bottom="0in" fo:padding-left="0in" fo:padding-right="0in" fo:wrap-option="wrap" loext:decorative="false" style:run-through="foreground"/>
    </style:style>
    <style:style style:name="gr10" style:family="graphic" style:parent-style-name="Frame">
      <style:graphic-properties draw:stroke="none" svg:stroke-width="0.0311in" draw:fill="solid" draw:fill-color="#ffffff" draw:textarea-vertical-align="middle" draw:auto-grow-height="false" fo:min-height="0.7508in" fo:min-width="1.0681in" fo:padding-top="0in" fo:padding-bottom="0in" fo:padding-left="0in" fo:padding-right="0in" fo:wrap-option="wrap" loext:decorative="false" style:run-through="foreground"/>
    </style:style>
    <style:style style:name="gr11" style:family="graphic">
      <style:graphic-properties draw:stroke="none" svg:stroke-width="0in" draw:fill="solid" draw:fill-color="#ffffff" draw:textarea-vertical-align="top" draw:auto-grow-height="false" fo:min-height="2.1689in" fo:min-width="6.0008in" fo:padding-top="0in" fo:padding-bottom="0in" fo:padding-left="0in" fo:padding-right="0in" fo:wrap-option="wrap" loext:decorative="false" style:run-through="foreground"/>
    </style:style>
    <style:style style:name="gr12" style:family="graphic" style:parent-style-name="Frame">
      <style:graphic-properties draw:stroke="none" svg:stroke-width="0.0311in" draw:fill="solid" draw:fill-color="#ffffff" draw:textarea-vertical-align="middle" draw:auto-grow-height="false" fo:min-height="0.9917in" fo:min-width="1.4508in" fo:padding-top="0in" fo:padding-bottom="0in" fo:padding-left="0in" fo:padding-right="0in" fo:wrap-option="wrap" loext:decorative="false" style:run-through="foreground"/>
    </style:style>
    <style:style style:name="gr13" style:family="graphic" style:parent-style-name="Frame">
      <style:graphic-properties draw:stroke="none" svg:stroke-width="0in" draw:fill="solid" draw:fill-color="#ffffff" draw:textarea-vertical-align="top" draw:auto-grow-height="false" fo:min-height="1.4909in" fo:min-width="1.9972in" fo:padding-top="0in" fo:padding-bottom="0in" fo:padding-left="0in" fo:padding-right="0in" fo:wrap-option="wrap" loext:decorative="false" style:run-through="foreground"/>
    </style:style>
    <style:style style:name="gr14" style:family="graphic">
      <style:graphic-properties draw:stroke="none" svg:stroke-width="0.028in" draw:fill="solid" draw:fill-color="#ffffff" draw:textarea-vertical-align="top" draw:auto-grow-height="false" fo:min-height="0.0016in" fo:min-width="0.9925in" fo:padding-top="0in" fo:padding-bottom="0in" fo:padding-left="0in" fo:padding-right="0in" fo:wrap-option="wrap" loext:decorative="false" style:run-through="foreground"/>
    </style:style>
    <style:style style:name="gr15" style:family="graphic" style:parent-style-name="Frame">
      <style:graphic-properties draw:stroke="none" svg:stroke-width="0in" draw:fill="solid" draw:fill-color="#ffffff" draw:textarea-vertical-align="top" draw:auto-grow-height="false" fo:min-height="0.3638in" fo:min-width="1.9854in" fo:padding-top="0in" fo:padding-bottom="0in" fo:padding-left="0in" fo:padding-right="0in" fo:wrap-option="wrap" loext:decorative="false" style:run-through="foreground"/>
    </style:style>
    <style:style style:name="gr16" style:family="graphic">
      <style:graphic-properties draw:stroke="none" svg:stroke-width="0in" draw:fill="none" loext:fill-use-slide-background="false" draw:textarea-vertical-align="top" draw:auto-grow-height="false" fo:min-height="0in" fo:min-width="0in" fo:padding-top="0in" fo:padding-bottom="0in" fo:padding-left="0in" fo:padding-right="0in" fo:wrap-option="wrap" loext:decorative="false" style:run-through="foreground"/>
    </style:style>
    <style:style style:name="gr17" style:family="graphic" style:parent-style-name="Frame">
      <style:graphic-properties draw:stroke="solid" svg:stroke-width="0.0311in" svg:stroke-color="#000000" draw:stroke-linejoin="miter" draw:fill="solid" draw:fill-color="#ffffff" draw:textarea-vertical-align="middle" draw:auto-grow-height="false" fo:min-height="0in" fo:min-width="0in" fo:padding-top="0in" fo:padding-bottom="0in" fo:padding-left="0in" fo:padding-right="0in" fo:wrap-option="wrap" loext:decorative="false" style:run-through="foreground"/>
    </style:style>
    <style:style style:name="gr18" style:family="graphic">
      <style:graphic-properties draw:stroke="solid" svg:stroke-width="0.028in" svg:stroke-color="#000000" draw:marker-end="msArrowOpenEnd_20_5_20_71" draw:marker-end-width="0.098in" draw:marker-end-center="false" draw:stroke-linejoin="round" draw:fill="none" loext:fill-use-slide-background="false" draw:textarea-vertical-align="top" draw:auto-grow-height="false" fo:min-height="0in" fo:min-width="0in" fo:padding-top="0in" fo:padding-bottom="0in" fo:padding-left="0in" fo:padding-right="0in" fo:wrap-option="wrap" loext:decorative="false" style:run-through="foreground"/>
    </style:style>
    <style:style style:name="gr19" style:family="graphic">
      <style:graphic-properties draw:stroke="solid" svg:stroke-width="0.028in" svg:stroke-color="#000000" draw:marker-end="msArrowDiamondEnd_20_9" draw:marker-end-width="0.1398in" draw:marker-end-center="true"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20" style:family="graphic" style:parent-style-name="Frame">
      <style:graphic-properties draw:stroke="none" svg:stroke-width="0in" draw:fill="solid" draw:fill-color="#ffffff" draw:textarea-vertical-align="top" draw:auto-grow-height="false" fo:min-height="0in" fo:min-width="0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 loext:marker-style-name="T10"/>
      <text:p text:style-name="P211" loext:marker-style-name="T10"/>
      <text:p text:style-name="P211" loext:marker-style-name="T10"/>
      <text:p text:style-name="P211" loext:marker-style-name="T10"/>
      <text:p text:style-name="P211" loext:marker-style-name="T10"/>
      <text:p text:style-name="P211" loext:marker-style-name="T10"/>
      <text:p text:style-name="P211" loext:marker-style-name="T10"/>
      <text:p text:style-name="P211" loext:marker-style-name="T10"/>
      <text:p text:style-name="P211" loext:marker-style-name="T10"/>
      <text:p text:style-name="P211" loext:marker-style-name="T10"/>
      <text:p text:style-name="P211" loext:marker-style-name="T10"/>
      <text:p text:style-name="P214" loext:marker-style-name="T14"><text:span text:style-name="T11">THE LANGUAGE PASCALINE</text:span><text:span text:style-name="T11"/></text:p>
      <text:p text:style-name="P214" loext:marker-style-name="T14"><text:span text:style-name="T11">REPORT VERSION 0.4</text:span><text:span text:style-name="T11"/></text:p>
      <text:p text:style-name="P212" loext:marker-style-name="T10"/>
      <text:table-of-content text:style-name="Sect1" text:protected="true" text:name="Table of Contents1">
        <text:table-of-content-source text:outline-level="9" text:use-index-marks="false">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02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2">Contents</text:p>
          </text:index-title>
          <text:p text:style-name="P105"><text:a xlink:type="simple" xlink:href="#__RefHeading___Toc45821_401020179" text:style-name="Index_20_Link" text:visited-style-name="Index_20_Link">1<text:tab/>Introduction<text:tab/>14</text:a></text:p>
          <text:p text:style-name="P105"><text:a xlink:type="simple" xlink:href="#__RefHeading___Toc45823_401020179" text:style-name="Index_20_Link" text:visited-style-name="Index_20_Link">2<text:tab/>Summary of Pascaline extensions to Pascal<text:tab/>17</text:a></text:p>
          <text:p text:style-name="P105"><text:a xlink:type="simple" xlink:href="#__RefHeading___Toc45825_401020179" text:style-name="Index_20_Link" text:visited-style-name="Index_20_Link">3<text:tab/>EBNF and syntax used in this document<text:tab/>23</text:a></text:p>
          <text:p text:style-name="P105"><text:a xlink:type="simple" xlink:href="#__RefHeading___Toc45827_401020179" text:style-name="Index_20_Link" text:visited-style-name="Index_20_Link">4<text:tab/>Relationship to ISO 7185<text:tab/>25</text:a></text:p>
          <text:p text:style-name="P106"><text:a xlink:type="simple" xlink:href="#__RefHeading___Toc45829_401020179" text:style-name="Index_20_Link" text:visited-style-name="Index_20_Link">4.1<text:tab/>Pascaline as a series of extensions<text:tab/>25</text:a></text:p>
          <text:p text:style-name="P106"><text:a xlink:type="simple" xlink:href="#__RefHeading___Toc45831_401020179" text:style-name="Index_20_Link" text:visited-style-name="Index_20_Link">4.2<text:tab/>Additional reserved word-symbols<text:tab/>25</text:a></text:p>
          <text:p text:style-name="P106"><text:a xlink:type="simple" xlink:href="#__RefHeading___Toc45833_401020179" text:style-name="Index_20_Link" text:visited-style-name="Index_20_Link">4.3<text:tab/>Character escapes<text:tab/>25</text:a></text:p>
          <text:p text:style-name="P106"><text:a xlink:type="simple" xlink:href="#__RefHeading___Toc45835_401020179" text:style-name="Index_20_Link" text:visited-style-name="Index_20_Link">4.4<text:tab/>Compliance with ISO 7185<text:tab/>25</text:a></text:p>
          <text:p text:style-name="P106"><text:a xlink:type="simple" xlink:href="#__RefHeading___Toc45837_401020179" text:style-name="Index_20_Link" text:visited-style-name="Index_20_Link">4.5<text:tab/>ISO 7185 level 0 only<text:tab/>26</text:a></text:p>
          <text:p text:style-name="P106"><text:a xlink:type="simple" xlink:href="#__RefHeading___Toc45839_401020179" text:style-name="Index_20_Link" text:visited-style-name="Index_20_Link">4.6<text:tab/>Extensions to Pascaline<text:tab/>26</text:a></text:p>
          <text:p text:style-name="P106"><text:a xlink:type="simple" xlink:href="#__RefHeading___Toc45841_401020179" text:style-name="Index_20_Link" text:visited-style-name="Index_20_Link">4.7<text:tab/>Compliance statement<text:tab/>26</text:a></text:p>
          <text:p text:style-name="P106"><text:a xlink:type="simple" xlink:href="#__RefHeading___Toc45843_401020179" text:style-name="Index_20_Link" text:visited-style-name="Index_20_Link">4.8<text:tab/>Compliance switch<text:tab/>26</text:a></text:p>
          <text:p text:style-name="P106"><text:a xlink:type="simple" xlink:href="#__RefHeading___Toc45845_401020179" text:style-name="Index_20_Link" text:visited-style-name="Index_20_Link">4.9<text:tab/>Similarities with the ISO 7185 standard document<text:tab/>27</text:a></text:p>
          <text:p text:style-name="P105"><text:a xlink:type="simple" xlink:href="#__RefHeading___Toc45847_401020179" text:style-name="Index_20_Link" text:visited-style-name="Index_20_Link">5<text:tab/>Relationship to the Pascal-P6 series compiler<text:tab/>28</text:a></text:p>
          <text:p text:style-name="P105"><text:a xlink:type="simple" xlink:href="#__RefHeading___Toc45849_401020179" text:style-name="Index_20_Link" text:visited-style-name="Index_20_Link">6<text:tab/>Language extensions for Pascaline<text:tab/>29</text:a></text:p>
          <text:p text:style-name="P106"><text:a xlink:type="simple" xlink:href="#__RefHeading___Toc45851_401020179" text:style-name="Index_20_Link" text:visited-style-name="Index_20_Link">6.1<text:tab/>Word-symbols<text:tab/>29</text:a></text:p>
          <text:p text:style-name="P106"><text:a xlink:type="simple" xlink:href="#__RefHeading___Toc45853_401020179" text:style-name="Index_20_Link" text:visited-style-name="Index_20_Link">6.2<text:tab/>Special symbols<text:tab/>29</text:a></text:p>
          <text:p text:style-name="P106"><text:a xlink:type="simple" xlink:href="#__RefHeading___Toc45855_401020179" text:style-name="Index_20_Link" text:visited-style-name="Index_20_Link">6.3<text:tab/>Comments<text:tab/>29</text:a></text:p>
          <text:p text:style-name="P106"><text:a xlink:type="simple" xlink:href="#__RefHeading___Toc45857_401020179" text:style-name="Index_20_Link" text:visited-style-name="Index_20_Link">6.4<text:tab/>Identifiers<text:tab/>29</text:a></text:p>
          <text:p text:style-name="P106"><text:a xlink:type="simple" xlink:href="#__RefHeading___Toc45859_401020179" text:style-name="Index_20_Link" text:visited-style-name="Index_20_Link">6.5<text:tab/>Labels<text:tab/>30</text:a></text:p>
          <text:p text:style-name="P106"><text:a xlink:type="simple" xlink:href="#__RefHeading___Toc45861_401020179" text:style-name="Index_20_Link" text:visited-style-name="Index_20_Link">6.6<text:tab/>Numeric constants<text:tab/>31</text:a></text:p>
          <text:p text:style-name="P106"><text:a xlink:type="simple" xlink:href="#__RefHeading___Toc45863_401020179" text:style-name="Index_20_Link" text:visited-style-name="Index_20_Link">6.7<text:tab/>Constant expressions<text:tab/>32</text:a></text:p>
          <text:p text:style-name="P106"><text:a xlink:type="simple" xlink:href="#__RefHeading___Toc45865_401020179" text:style-name="Index_20_Link" text:visited-style-name="Index_20_Link">6.8<text:tab/>Boolean integer operations<text:tab/>32</text:a></text:p>
          <text:p text:style-name="P106"><text:a xlink:type="simple" xlink:href="#__RefHeading___Toc45867_401020179" text:style-name="Index_20_Link" text:visited-style-name="Index_20_Link">6.9<text:tab/>view and out parameters<text:tab/>34</text:a></text:p>
          <text:p text:style-name="P106"><text:a xlink:type="simple" xlink:href="#__RefHeading___Toc45869_401020179" text:style-name="Index_20_Link" text:visited-style-name="Index_20_Link">6.10<text:tab/>Extended case statements<text:tab/>36</text:a></text:p>
          <text:p text:style-name="P106"><text:a xlink:type="simple" xlink:href="#__RefHeading___Toc45871_401020179" text:style-name="Index_20_Link" text:visited-style-name="Index_20_Link">6.11<text:tab/>Variant record case ranges<text:tab/>38</text:a></text:p>
          <text:p text:style-name="P106"><text:a xlink:type="simple" xlink:href="#__RefHeading___Toc45873_401020179" text:style-name="Index_20_Link" text:visited-style-name="Index_20_Link">6.12<text:tab/>Array type shorthand<text:tab/>40</text:a></text:p>
          <text:p text:style-name="P106"><text:a xlink:type="simple" xlink:href="#__RefHeading___Toc45875_401020179" text:style-name="Index_20_Link" text:visited-style-name="Index_20_Link"><text:soft-page-break/>6.13<text:tab/>Container arrays<text:tab/>40</text:a></text:p>
          <text:p text:style-name="P106"><text:a xlink:type="simple" xlink:href="#__RefHeading___Toc45877_401020179" text:style-name="Index_20_Link" text:visited-style-name="Index_20_Link">6.14<text:tab/>Parameterized Variables<text:tab/>45</text:a></text:p>
          <text:p text:style-name="P106"><text:a xlink:type="simple" xlink:href="#__RefHeading___Toc45879_401020179" text:style-name="Index_20_Link" text:visited-style-name="Index_20_Link">6.15<text:tab/>Extended write/writeln statements<text:tab/>47</text:a></text:p>
          <text:p text:style-name="P107"><text:a xlink:type="simple" xlink:href="#__RefHeading___Toc45881_401020179" text:style-name="Index_20_Link" text:visited-style-name="Index_20_Link">6.15.1<text:tab/>Radix specifiers<text:tab/>51</text:a></text:p>
          <text:p text:style-name="P107"><text:a xlink:type="simple" xlink:href="#__RefHeading___Toc45883_401020179" text:style-name="Index_20_Link" text:visited-style-name="Index_20_Link">6.15.2<text:tab/>Special field specifiers on write/writeln<text:tab/>52</text:a></text:p>
          <text:p text:style-name="P106"><text:a xlink:type="simple" xlink:href="#__RefHeading___Toc45885_401020179" text:style-name="Index_20_Link" text:visited-style-name="Index_20_Link">6.16<text:tab/>Extended read/readln statements<text:tab/>53</text:a></text:p>
          <text:p text:style-name="P107"><text:a xlink:type="simple" xlink:href="#__RefHeading___Toc45887_401020179" text:style-name="Index_20_Link" text:visited-style-name="Index_20_Link">6.16.1<text:tab/>Radix conversion<text:tab/>63</text:a></text:p>
          <text:p text:style-name="P107"><text:a xlink:type="simple" xlink:href="#__RefHeading___Toc45889_401020179" text:style-name="Index_20_Link" text:visited-style-name="Index_20_Link">6.16.2<text:tab/>Radix specifiers<text:tab/>63</text:a></text:p>
          <text:p text:style-name="P107"><text:a xlink:type="simple" xlink:href="#__RefHeading___Toc45891_401020179" text:style-name="Index_20_Link" text:visited-style-name="Index_20_Link">6.16.3<text:tab/>Field specifier character<text:tab/>64</text:a></text:p>
          <text:p text:style-name="P106"><text:a xlink:type="simple" xlink:href="#__RefHeading___Toc45893_401020179" text:style-name="Index_20_Link" text:visited-style-name="Index_20_Link">6.17<text:tab/>Type converters/restrictors<text:tab/>65</text:a></text:p>
          <text:p text:style-name="P106"><text:a xlink:type="simple" xlink:href="#__RefHeading___Toc45895_401020179" text:style-name="Index_20_Link" text:visited-style-name="Index_20_Link">6.18<text:tab/>Fixed types<text:tab/>66</text:a></text:p>
          <text:p text:style-name="P106"><text:a xlink:type="simple" xlink:href="#__RefHeading___Toc45897_401020179" text:style-name="Index_20_Link" text:visited-style-name="Index_20_Link">6.19<text:tab/>Extended file procedures and functions<text:tab/>68</text:a></text:p>
          <text:p text:style-name="P107"><text:a xlink:type="simple" xlink:href="#__RefHeading___Toc45899_401020179" text:style-name="Index_20_Link" text:visited-style-name="Index_20_Link">6.19.1<text:tab/>assign procedure<text:tab/>68</text:a></text:p>
          <text:p text:style-name="P107"><text:a xlink:type="simple" xlink:href="#__RefHeading___Toc45901_401020179" text:style-name="Index_20_Link" text:visited-style-name="Index_20_Link">6.19.2<text:tab/>close procedure<text:tab/>69</text:a></text:p>
          <text:p text:style-name="P107"><text:a xlink:type="simple" xlink:href="#__RefHeading___Toc45903_401020179" text:style-name="Index_20_Link" text:visited-style-name="Index_20_Link">6.19.3<text:tab/>length function<text:tab/>70</text:a></text:p>
          <text:p text:style-name="P107"><text:a xlink:type="simple" xlink:href="#__RefHeading___Toc45905_401020179" text:style-name="Index_20_Link" text:visited-style-name="Index_20_Link">6.19.4<text:tab/>location function<text:tab/>72</text:a></text:p>
          <text:p text:style-name="P107"><text:a xlink:type="simple" xlink:href="#__RefHeading___Toc45907_401020179" text:style-name="Index_20_Link" text:visited-style-name="Index_20_Link">6.19.5<text:tab/>position procedure<text:tab/>74</text:a></text:p>
          <text:p text:style-name="P107"><text:a xlink:type="simple" xlink:href="#__RefHeading___Toc45909_401020179" text:style-name="Index_20_Link" text:visited-style-name="Index_20_Link">6.19.6<text:tab/>update procedure<text:tab/>76</text:a></text:p>
          <text:p text:style-name="P107"><text:a xlink:type="simple" xlink:href="#__RefHeading___Toc45911_401020179" text:style-name="Index_20_Link" text:visited-style-name="Index_20_Link">6.19.7<text:tab/>append procedure<text:tab/>78</text:a></text:p>
          <text:p text:style-name="P107"><text:a xlink:type="simple" xlink:href="#__RefHeading___Toc45913_401020179" text:style-name="Index_20_Link" text:visited-style-name="Index_20_Link">6.19.8<text:tab/>exists function<text:tab/>79</text:a></text:p>
          <text:p text:style-name="P107"><text:a xlink:type="simple" xlink:href="#__RefHeading___Toc45915_401020179" text:style-name="Index_20_Link" text:visited-style-name="Index_20_Link">6.19.9<text:tab/>delete procedure<text:tab/>80</text:a></text:p>
          <text:p text:style-name="P107"><text:a xlink:type="simple" xlink:href="#__RefHeading___Toc45917_401020179" text:style-name="Index_20_Link" text:visited-style-name="Index_20_Link">6.19.10<text:tab/>change procedure<text:tab/>80</text:a></text:p>
          <text:p text:style-name="P106"><text:a xlink:type="simple" xlink:href="#__RefHeading___Toc45919_401020179" text:style-name="Index_20_Link" text:visited-style-name="Index_20_Link">6.20<text:tab/>Added program header standard bindings<text:tab/>81</text:a></text:p>
          <text:p text:style-name="P106"><text:a xlink:type="simple" xlink:href="#__RefHeading___Toc45921_401020179" text:style-name="Index_20_Link" text:visited-style-name="Index_20_Link">6.21<text:tab/>Redeclaration of forwarded procedures and functions<text:tab/>81</text:a></text:p>
          <text:p text:style-name="P106"><text:a xlink:type="simple" xlink:href="#__RefHeading___Toc45923_401020179" text:style-name="Index_20_Link" text:visited-style-name="Index_20_Link">6.22<text:tab/>Anonymous function result<text:tab/>82</text:a></text:p>
          <text:p text:style-name="P106"><text:a xlink:type="simple" xlink:href="#__RefHeading___Toc45925_401020179" text:style-name="Index_20_Link" text:visited-style-name="Index_20_Link">6.23<text:tab/>Extended Function results<text:tab/>84</text:a></text:p>
          <text:p text:style-name="P106"><text:a xlink:type="simple" xlink:href="#__RefHeading___Toc45927_401020179" text:style-name="Index_20_Link" text:visited-style-name="Index_20_Link">6.24<text:tab/>Halt procedure<text:tab/>85</text:a></text:p>
          <text:p text:style-name="P106"><text:a xlink:type="simple" xlink:href="#__RefHeading___Toc45929_401020179" text:style-name="Index_20_Link" text:visited-style-name="Index_20_Link">6.25<text:tab/>Overloading of procedures and functions<text:tab/>86</text:a></text:p>
          <text:p text:style-name="P106"><text:a xlink:type="simple" xlink:href="#__RefHeading___Toc45931_401020179" text:style-name="Index_20_Link" text:visited-style-name="Index_20_Link">6.26<text:tab/>Operator overloads<text:tab/>88</text:a></text:p>
          <text:p text:style-name="P106"><text:a xlink:type="simple" xlink:href="#__RefHeading___Toc45935_401020179" text:style-name="Index_20_Link" text:visited-style-name="Index_20_Link"><text:soft-page-break/>6.27<text:tab/>Static procedures and functions<text:tab/>91</text:a></text:p>
          <text:p text:style-name="P106"><text:a xlink:type="simple" xlink:href="#__RefHeading___Toc45937_401020179" text:style-name="Index_20_Link" text:visited-style-name="Index_20_Link">6.28<text:tab/>Relaxation of declaration order<text:tab/>92</text:a></text:p>
          <text:p text:style-name="P106"><text:a xlink:type="simple" xlink:href="#__RefHeading___Toc45939_401020179" text:style-name="Index_20_Link" text:visited-style-name="Index_20_Link">6.29<text:tab/>Exception handling<text:tab/>93</text:a></text:p>
          <text:p text:style-name="P106"><text:a xlink:type="simple" xlink:href="#__RefHeading___Toc45941_401020179" text:style-name="Index_20_Link" text:visited-style-name="Index_20_Link">6.30<text:tab/>Assert Procedure<text:tab/>97</text:a></text:p>
          <text:p text:style-name="P106"><text:a xlink:type="simple" xlink:href="#__RefHeading___Toc45943_401020179" text:style-name="Index_20_Link" text:visited-style-name="Index_20_Link">6.31<text:tab/>Extended range types<text:tab/>98</text:a></text:p>
          <text:p text:style-name="P106"><text:a xlink:type="simple" xlink:href="#__RefHeading___Toc45945_401020179" text:style-name="Index_20_Link" text:visited-style-name="Index_20_Link">6.32<text:tab/>Extended real types<text:tab/>100</text:a></text:p>
          <text:p text:style-name="P106"><text:a xlink:type="simple" xlink:href="#__RefHeading___Toc45947_401020179" text:style-name="Index_20_Link" text:visited-style-name="Index_20_Link">6.33<text:tab/>Real Limit Determination<text:tab/>101</text:a></text:p>
          <text:p text:style-name="P106"><text:a xlink:type="simple" xlink:href="#__RefHeading___Toc45949_401020179" text:style-name="Index_20_Link" text:visited-style-name="Index_20_Link">6.34<text:tab/>Character limit determination<text:tab/>101</text:a></text:p>
          <text:p text:style-name="P106"><text:a xlink:type="simple" xlink:href="#__RefHeading___Toc45951_401020179" text:style-name="Index_20_Link" text:visited-style-name="Index_20_Link">6.35<text:tab/>Matrix mathematics<text:tab/>101</text:a></text:p>
          <text:p text:style-name="P106"><text:a xlink:type="simple" xlink:href="#__RefHeading___Toc45953_401020179" text:style-name="Index_20_Link" text:visited-style-name="Index_20_Link">6.36<text:tab/>Saturated math operators<text:tab/>106</text:a></text:p>
          <text:p text:style-name="P106"><text:a xlink:type="simple" xlink:href="#__RefHeading___Toc45955_401020179" text:style-name="Index_20_Link" text:visited-style-name="Index_20_Link">6.37<text:tab/>Properties<text:tab/>108</text:a></text:p>
          <text:p text:style-name="P106"><text:a xlink:type="simple" xlink:href="#__RefHeading___Toc45957_401020179" text:style-name="Index_20_Link" text:visited-style-name="Index_20_Link">6.38<text:tab/>Common Types<text:tab/>110</text:a></text:p>
          <text:p text:style-name="P107"><text:a xlink:type="simple" xlink:href="#__RefHeading___Toc45959_401020179" text:style-name="Index_20_Link" text:visited-style-name="Index_20_Link">6.38.1<text:tab/>string<text:tab/>110</text:a></text:p>
          <text:p text:style-name="P107"><text:a xlink:type="simple" xlink:href="#__RefHeading___Toc45961_401020179" text:style-name="Index_20_Link" text:visited-style-name="Index_20_Link">6.38.2<text:tab/>pstring<text:tab/>110</text:a></text:p>
          <text:p text:style-name="P107"><text:a xlink:type="simple" xlink:href="#__RefHeading___Toc45963_401020179" text:style-name="Index_20_Link" text:visited-style-name="Index_20_Link">6.38.3<text:tab/>byte<text:tab/>110</text:a></text:p>
          <text:p text:style-name="P107"><text:a xlink:type="simple" xlink:href="#__RefHeading___Toc45965_401020179" text:style-name="Index_20_Link" text:visited-style-name="Index_20_Link">6.38.4<text:tab/>abyte<text:tab/>111</text:a></text:p>
          <text:p text:style-name="P107"><text:a xlink:type="simple" xlink:href="#__RefHeading___Toc45967_401020179" text:style-name="Index_20_Link" text:visited-style-name="Index_20_Link">6.38.5<text:tab/>vector<text:tab/>111</text:a></text:p>
          <text:p text:style-name="P107"><text:a xlink:type="simple" xlink:href="#__RefHeading___Toc45969_401020179" text:style-name="Index_20_Link" text:visited-style-name="Index_20_Link">6.38.6<text:tab/>matrix<text:tab/>111</text:a></text:p>
          <text:p text:style-name="P106"><text:a xlink:type="simple" xlink:href="#__RefHeading___Toc45971_401020179" text:style-name="Index_20_Link" text:visited-style-name="Index_20_Link">6.39<text:tab/>Modularity<text:tab/>111</text:a></text:p>
          <text:p text:style-name="P107"><text:a xlink:type="simple" xlink:href="#__RefHeading___Toc45973_401020179" text:style-name="Index_20_Link" text:visited-style-name="Index_20_Link">6.39.1<text:tab/>Module parameters<text:tab/>112</text:a></text:p>
          <text:p text:style-name="P107"><text:a xlink:type="simple" xlink:href="#__RefHeading___Toc45975_401020179" text:style-name="Index_20_Link" text:visited-style-name="Index_20_Link">6.39.2<text:tab/>Including other modules<text:tab/>112</text:a></text:p>
          <text:p text:style-name="P107"><text:a xlink:type="simple" xlink:href="#__RefHeading___Toc45975_401020179%20Copy%201" text:style-name="Index_20_Link" text:visited-style-name="Index_20_Link">6.39.3<text:tab/>Private Declarations<text:tab/>114</text:a></text:p>
          <text:p text:style-name="P107"><text:a xlink:type="simple" xlink:href="#__RefHeading___Toc45977_401020179" text:style-name="Index_20_Link" text:visited-style-name="Index_20_Link">6.39.4<text:tab/>Definition vs. implementation modules<text:tab/>115</text:a></text:p>
          <text:p text:style-name="P107"><text:a xlink:type="simple" xlink:href="#__RefHeading___Toc45979_401020179" text:style-name="Index_20_Link" text:visited-style-name="Index_20_Link">6.39.5<text:tab/>Overrides<text:tab/>115</text:a></text:p>
          <text:p text:style-name="P107"><text:a xlink:type="simple" xlink:href="#__RefHeading___Toc45981_401020179" text:style-name="Index_20_Link" text:visited-style-name="Index_20_Link">6.39.6<text:tab/>Parallel modules<text:tab/>118</text:a></text:p>
          <text:p text:style-name="P108"><text:a xlink:type="simple" xlink:href="#__RefHeading___Toc45983_401020179" text:style-name="Index_20_Link" text:visited-style-name="Index_20_Link">6.39.6.1<text:tab/>process module<text:tab/>118</text:a></text:p>
          <text:p text:style-name="P108"><text:a xlink:type="simple" xlink:href="#__RefHeading___Toc45985_401020179" text:style-name="Index_20_Link" text:visited-style-name="Index_20_Link">6.39.6.2<text:tab/>Monitor module<text:tab/>119</text:a></text:p>
          <text:p text:style-name="P108"><text:a xlink:type="simple" xlink:href="#__RefHeading___Toc45987_401020179" text:style-name="Index_20_Link" text:visited-style-name="Index_20_Link">6.39.6.3<text:tab/>share modules<text:tab/>120</text:a></text:p>
          <text:p text:style-name="P107"><text:a xlink:type="simple" xlink:href="#__RefHeading___Toc45989_401020179" text:style-name="Index_20_Link" text:visited-style-name="Index_20_Link">6.39.7<text:tab/>Monitor signaling<text:tab/>121</text:a></text:p>
          <text:p text:style-name="P106"><text:a xlink:type="simple" xlink:href="#__RefHeading___Toc45991_401020179" text:style-name="Index_20_Link" text:visited-style-name="Index_20_Link"><text:soft-page-break/>6.40<text:tab/>Channels<text:tab/>126</text:a></text:p>
          <text:p text:style-name="P106"><text:a xlink:type="simple" xlink:href="#__RefHeading___Toc45993_401020179" text:style-name="Index_20_Link" text:visited-style-name="Index_20_Link">6.41<text:tab/>Classes<text:tab/>129</text:a></text:p>
          <text:p text:style-name="P107"><text:a xlink:type="simple" xlink:href="#__RefHeading___Toc45995_401020179" text:style-name="Index_20_Link" text:visited-style-name="Index_20_Link">6.41.1<text:tab/>Qualidents<text:tab/>131</text:a></text:p>
          <text:p text:style-name="P107"><text:a xlink:type="simple" xlink:href="#__RefHeading___Toc45997_401020179" text:style-name="Index_20_Link" text:visited-style-name="Index_20_Link">6.41.2<text:tab/>Object instantiation<text:tab/>132</text:a></text:p>
          <text:p text:style-name="P107"><text:a xlink:type="simple" xlink:href="#__RefHeading___Toc45999_401020179" text:style-name="Index_20_Link" text:visited-style-name="Index_20_Link">6.41.3<text:tab/>Static objects<text:tab/>132</text:a></text:p>
          <text:p text:style-name="P107"><text:a xlink:type="simple" xlink:href="#__RefHeading___Toc46001_401020179" text:style-name="Index_20_Link" text:visited-style-name="Index_20_Link">6.41.4<text:tab/>Dynamic objects<text:tab/>133</text:a></text:p>
          <text:p text:style-name="P107"><text:a xlink:type="simple" xlink:href="#__RefHeading___Toc46003_401020179" text:style-name="Index_20_Link" text:visited-style-name="Index_20_Link">6.41.5<text:tab/>Classes as parameters<text:tab/>135</text:a></text:p>
          <text:p text:style-name="P107"><text:a xlink:type="simple" xlink:href="#__RefHeading___Toc46003_401020179%20Copy%201" text:style-name="Index_20_Link" text:visited-style-name="Index_20_Link">6.41.6<text:tab/>Classes as function results<text:tab/>135</text:a></text:p>
          <text:p text:style-name="P107"><text:a xlink:type="simple" xlink:href="#__RefHeading___Toc46007_401020179" text:style-name="Index_20_Link" text:visited-style-name="Index_20_Link">6.41.7<text:tab/>Class parameters<text:tab/>135</text:a></text:p>
          <text:p text:style-name="P107"><text:a xlink:type="simple" xlink:href="#__RefHeading___Toc46009_401020179" text:style-name="Index_20_Link" text:visited-style-name="Index_20_Link">6.41.8<text:tab/>Inheritance<text:tab/>140</text:a></text:p>
          <text:p text:style-name="P107"><text:a xlink:type="simple" xlink:href="#__RefHeading___Toc46011_401020179" text:style-name="Index_20_Link" text:visited-style-name="Index_20_Link">6.41.9<text:tab/>Overrides for objects<text:tab/>143</text:a></text:p>
          <text:p text:style-name="P107"><text:a xlink:type="simple" xlink:href="#__RefHeading___Toc46013_401020179" text:style-name="Index_20_Link" text:visited-style-name="Index_20_Link">6.41.10<text:tab/>Self referencing<text:tab/>144</text:a></text:p>
          <text:p text:style-name="P107"><text:a xlink:type="simple" xlink:href="#__RefHeading___Toc46015_401020179" text:style-name="Index_20_Link" text:visited-style-name="Index_20_Link">6.41.11<text:tab/>Constructors and destructors<text:tab/>147</text:a></text:p>
          <text:p text:style-name="P107"><text:a xlink:type="simple" xlink:href="#__RefHeading___Toc46017_401020179" text:style-name="Index_20_Link" text:visited-style-name="Index_20_Link">6.41.12<text:tab/>Operator overloads in classes<text:tab/>148</text:a></text:p>
          <text:p text:style-name="P107"><text:a xlink:type="simple" xlink:href="#__RefHeading___Toc46019_401020179" text:style-name="Index_20_Link" text:visited-style-name="Index_20_Link">6.41.13<text:tab/>Derivation vs. composition<text:tab/>150</text:a></text:p>
          <text:p text:style-name="P107"><text:a xlink:type="simple" xlink:href="#__RefHeading___Toc46021_401020179" text:style-name="Index_20_Link" text:visited-style-name="Index_20_Link">6.41.14<text:tab/>Parallel classes<text:tab/>150</text:a></text:p>
          <text:p text:style-name="P108"><text:a xlink:type="simple" xlink:href="#__RefHeading___Toc46023_401020179" text:style-name="Index_20_Link" text:visited-style-name="Index_20_Link">6.41.14.1<text:tab/>task class<text:tab/>151</text:a></text:p>
          <text:p text:style-name="P108"><text:a xlink:type="simple" xlink:href="#__RefHeading___Toc46025_401020179" text:style-name="Index_20_Link" text:visited-style-name="Index_20_Link">6.41.14.2<text:tab/>atom class<text:tab/>151</text:a></text:p>
          <text:p text:style-name="P108"><text:a xlink:type="simple" xlink:href="#__RefHeading___Toc46027_401020179" text:style-name="Index_20_Link" text:visited-style-name="Index_20_Link">6.41.14.3<text:tab/>stream class<text:tab/>154</text:a></text:p>
          <text:p text:style-name="P108"><text:a xlink:type="simple" xlink:href="#__RefHeading___Toc46029_401020179" text:style-name="Index_20_Link" text:visited-style-name="Index_20_Link">6.41.14.4<text:tab/>Class equivalent for share<text:tab/>156</text:a></text:p>
          <text:p text:style-name="P109"><text:a xlink:type="simple" xlink:href="#__RefHeading___Toc46031_401020179" text:style-name="Index_20_Link" text:visited-style-name="Index_20_Link">A<text:tab/>Annex: Collected syntax<text:tab/>157</text:a></text:p>
          <text:p text:style-name="P109"><text:a xlink:type="simple" xlink:href="#__RefHeading___Toc46033_401020179" text:style-name="Index_20_Link" text:visited-style-name="Index_20_Link">B<text:tab/>Annex: Standard exceptions<text:tab/>167</text:a></text:p>
          <text:p text:style-name="P109"><text:a xlink:type="simple" xlink:href="#__RefHeading___Toc46035_401020179" text:style-name="Index_20_Link" text:visited-style-name="Index_20_Link">C<text:tab/>Annex: Undefined program parameter binding<text:tab/>169</text:a></text:p>
          <text:p text:style-name="P109"><text:a xlink:type="simple" xlink:href="#__RefHeading___Toc46037_401020179" text:style-name="Index_20_Link" text:visited-style-name="Index_20_Link">D<text:tab/>Annex: Character sets<text:tab/>171</text:a></text:p>
          <text:p text:style-name="P110"><text:a xlink:type="simple" xlink:href="#__RefHeading___Toc46039_401020179" text:style-name="Index_20_Link" text:visited-style-name="Index_20_Link">D.1<text:tab/>ISO 8859-1 Character Set Encodings<text:tab/>171</text:a></text:p>
          <text:p text:style-name="P110"><text:a xlink:type="simple" xlink:href="#__RefHeading___Toc46041_401020179" text:style-name="Index_20_Link" text:visited-style-name="Index_20_Link">D.2<text:tab/>ISO 10646 Character Set Encodings<text:tab/>171</text:a></text:p>
          <text:p text:style-name="P110"><text:a xlink:type="simple" xlink:href="#__RefHeading___Toc46043_401020179" text:style-name="Index_20_Link" text:visited-style-name="Index_20_Link"><text:soft-page-break/>D.3<text:tab/>Unicode text file I/O<text:tab/>171</text:a></text:p>
          <text:p text:style-name="P110"><text:a xlink:type="simple" xlink:href="#__RefHeading___Toc46045_401020179" text:style-name="Index_20_Link" text:visited-style-name="Index_20_Link">D.4<text:tab/>Use of different character sets<text:tab/>172</text:a></text:p>
          <text:p text:style-name="P109"><text:a xlink:type="simple" xlink:href="#__RefHeading___Toc46047_401020179" text:style-name="Index_20_Link" text:visited-style-name="Index_20_Link">E<text:tab/>Annex: Character escapes<text:tab/>173</text:a></text:p>
          <text:p text:style-name="P109"><text:a xlink:type="simple" xlink:href="#__RefHeading___Toc46049_401020179" text:style-name="Index_20_Link" text:visited-style-name="Index_20_Link">F<text:tab/>Annex: Interpretation of packed<text:tab/>177</text:a></text:p>
          <text:p text:style-name="P111"><text:a xlink:type="simple" xlink:href="#__RefHeading___Toc46051_401020179" text:style-name="Index_20_Link" text:visited-style-name="Index_20_Link">F.1.1<text:tab/>Possible modes of packing<text:tab/>177</text:a></text:p>
          <text:p text:style-name="P111"><text:a xlink:type="simple" xlink:href="#__RefHeading___Toc46053_401020179" text:style-name="Index_20_Link" text:visited-style-name="Index_20_Link">F.1.2<text:tab/>Effect of packing on files<text:tab/>178</text:a></text:p>
          <text:p text:style-name="P109"><text:a xlink:type="simple" xlink:href="#__RefHeading___Toc46055_401020179" text:style-name="Index_20_Link" text:visited-style-name="Index_20_Link">G<text:tab/>Annex: Overview of standard libraries and modularity<text:tab/>181</text:a></text:p>
          <text:p text:style-name="P110"><text:a xlink:type="simple" xlink:href="#__RefHeading___Toc46057_401020179" text:style-name="Index_20_Link" text:visited-style-name="Index_20_Link">G.1<text:tab/>Basic Language Support<text:tab/>181</text:a></text:p>
          <text:p text:style-name="P111"><text:a xlink:type="simple" xlink:href="#__RefHeading___Toc46059_401020179" text:style-name="Index_20_Link" text:visited-style-name="Index_20_Link">G.1.1<text:tab/>services<text:tab/>181</text:a></text:p>
          <text:p text:style-name="P111"><text:a xlink:type="simple" xlink:href="#__RefHeading___Toc46061_401020179" text:style-name="Index_20_Link" text:visited-style-name="Index_20_Link">G.1.2<text:tab/>strings<text:tab/>181</text:a></text:p>
          <text:p text:style-name="P110"><text:a xlink:type="simple" xlink:href="#__RefHeading___Toc46063_401020179" text:style-name="Index_20_Link" text:visited-style-name="Index_20_Link">G.2<text:tab/>Advanced User I/O and Presentation Management<text:tab/>182</text:a></text:p>
          <text:p text:style-name="P111"><text:a xlink:type="simple" xlink:href="#__RefHeading___Toc46065_401020179" text:style-name="Index_20_Link" text:visited-style-name="Index_20_Link">G.2.1<text:tab/>Naming<text:tab/>183</text:a></text:p>
          <text:p text:style-name="P110"><text:a xlink:type="simple" xlink:href="#__RefHeading___Toc46067_401020179" text:style-name="Index_20_Link" text:visited-style-name="Index_20_Link">G.3<text:tab/>Advanced device libraries<text:tab/>184</text:a></text:p>
          <text:p text:style-name="P111"><text:a xlink:type="simple" xlink:href="#__RefHeading___Toc46069_401020179" text:style-name="Index_20_Link" text:visited-style-name="Index_20_Link">G.3.1<text:tab/>sound<text:tab/>184</text:a></text:p>
          <text:p text:style-name="P111"><text:a xlink:type="simple" xlink:href="#__RefHeading___Toc46071_401020179" text:style-name="Index_20_Link" text:visited-style-name="Index_20_Link">G.3.2<text:tab/>network<text:tab/>184</text:a></text:p>
          <text:p text:style-name="P110"><text:a xlink:type="simple" xlink:href="#__RefHeading___Toc46073_401020179" text:style-name="Index_20_Link" text:visited-style-name="Index_20_Link">G.4<text:tab/>Classes<text:tab/>184</text:a></text:p>
          <text:p text:style-name="P110"><text:a xlink:type="simple" xlink:href="#__RefHeading___Toc46075_401020179" text:style-name="Index_20_Link" text:visited-style-name="Index_20_Link">G.5<text:tab/>Library procedure and function notation<text:tab/>184</text:a></text:p>
          <text:p text:style-name="P109"><text:a xlink:type="simple" xlink:href="#__RefHeading___Toc46077_401020179" text:style-name="Index_20_Link" text:visited-style-name="Index_20_Link">H<text:tab/>Annex: System Services Library<text:tab/>185</text:a></text:p>
          <text:p text:style-name="P110"><text:a xlink:type="simple" xlink:href="#__RefHeading___Toc46079_401020179" text:style-name="Index_20_Link" text:visited-style-name="Index_20_Link">H.1<text:tab/>Filenames and Paths<text:tab/>185</text:a></text:p>
          <text:p text:style-name="P110"><text:a xlink:type="simple" xlink:href="#__RefHeading___Toc46081_401020179" text:style-name="Index_20_Link" text:visited-style-name="Index_20_Link">H.2<text:tab/>Predefined paths<text:tab/>186</text:a></text:p>
          <text:p text:style-name="P110"><text:a xlink:type="simple" xlink:href="#__RefHeading___Toc46083_401020179" text:style-name="Index_20_Link" text:visited-style-name="Index_20_Link">H.3<text:tab/>Time and Date<text:tab/>186</text:a></text:p>
          <text:p text:style-name="P110"><text:a xlink:type="simple" xlink:href="#__RefHeading___Toc46085_401020179" text:style-name="Index_20_Link" text:visited-style-name="Index_20_Link">H.4<text:tab/>Directory Structures<text:tab/>188</text:a></text:p>
          <text:p text:style-name="P110"><text:a xlink:type="simple" xlink:href="#__RefHeading___Toc46087_401020179" text:style-name="Index_20_Link" text:visited-style-name="Index_20_Link">H.5<text:tab/>File Attributes and Permissions<text:tab/>190</text:a></text:p>
          <text:p text:style-name="P110"><text:a xlink:type="simple" xlink:href="#__RefHeading___Toc46089_401020179" text:style-name="Index_20_Link" text:visited-style-name="Index_20_Link">H.6<text:tab/>Environment Strings<text:tab/>190</text:a></text:p>
          <text:p text:style-name="P110"><text:a xlink:type="simple" xlink:href="#__RefHeading___Toc46091_401020179" text:style-name="Index_20_Link" text:visited-style-name="Index_20_Link">H.7<text:tab/>Executing Other Programs<text:tab/>191</text:a></text:p>
          <text:p text:style-name="P110"><text:a xlink:type="simple" xlink:href="#__RefHeading___Toc46093_401020179" text:style-name="Index_20_Link" text:visited-style-name="Index_20_Link">H.8<text:tab/>Error Return Code<text:tab/>192</text:a></text:p>
          <text:p text:style-name="P110"><text:a xlink:type="simple" xlink:href="#__RefHeading___Toc46095_401020179" text:style-name="Index_20_Link" text:visited-style-name="Index_20_Link"><text:soft-page-break/>H.9<text:tab/>Creating or Removing Paths<text:tab/>192</text:a></text:p>
          <text:p text:style-name="P110"><text:a xlink:type="simple" xlink:href="#__RefHeading___Toc46097_401020179" text:style-name="Index_20_Link" text:visited-style-name="Index_20_Link">H.10<text:tab/>Option Character<text:tab/>192</text:a></text:p>
          <text:p text:style-name="P110"><text:a xlink:type="simple" xlink:href="#__RefHeading___Toc46099_401020179" text:style-name="Index_20_Link" text:visited-style-name="Index_20_Link">H.11<text:tab/>Path Character<text:tab/>192</text:a></text:p>
          <text:p text:style-name="P110"><text:a xlink:type="simple" xlink:href="#__RefHeading___Toc46101_401020179" text:style-name="Index_20_Link" text:visited-style-name="Index_20_Link">H.12<text:tab/>Location<text:tab/>193</text:a></text:p>
          <text:p text:style-name="P110"><text:a xlink:type="simple" xlink:href="#__RefHeading___Toc46103_401020179" text:style-name="Index_20_Link" text:visited-style-name="Index_20_Link">H.13<text:tab/>Internationalization<text:tab/>197</text:a></text:p>
          <text:p text:style-name="P110"><text:a xlink:type="simple" xlink:href="#__RefHeading___Toc46105_401020179" text:style-name="Index_20_Link" text:visited-style-name="Index_20_Link">H.14<text:tab/>Exceptions<text:tab/>200</text:a></text:p>
          <text:p text:style-name="P110"><text:a xlink:type="simple" xlink:href="#__RefHeading___Toc46107_401020179" text:style-name="Index_20_Link" text:visited-style-name="Index_20_Link">H.15<text:tab/>Functions and procedures in services<text:tab/>202</text:a></text:p>
          <text:p text:style-name="P109"><text:a xlink:type="simple" xlink:href="#__RefHeading___Toc46109_401020179" text:style-name="Index_20_Link" text:visited-style-name="Index_20_Link">I<text:tab/>Annex: String Library<text:tab/>211</text:a></text:p>
          <text:p text:style-name="P110"><text:a xlink:type="simple" xlink:href="#__RefHeading___Toc46111_401020179" text:style-name="Index_20_Link" text:visited-style-name="Index_20_Link">I.1<text:tab/>Conventions<text:tab/>211</text:a></text:p>
          <text:p text:style-name="P110"><text:a xlink:type="simple" xlink:href="#__RefHeading___Toc46113_401020179" text:style-name="Index_20_Link" text:visited-style-name="Index_20_Link">I.2<text:tab/>Words<text:tab/>211</text:a></text:p>
          <text:p text:style-name="P110"><text:a xlink:type="simple" xlink:href="#__RefHeading___Toc46115_401020179" text:style-name="Index_20_Link" text:visited-style-name="Index_20_Link">I.3<text:tab/>Format Strings<text:tab/>211</text:a></text:p>
          <text:p text:style-name="P110"><text:a xlink:type="simple" xlink:href="#__RefHeading___Toc46117_401020179" text:style-name="Index_20_Link" text:visited-style-name="Index_20_Link">I.4<text:tab/>Recycling<text:tab/>213</text:a></text:p>
          <text:p text:style-name="P110"><text:a xlink:type="simple" xlink:href="#__RefHeading___Toc46119_401020179" text:style-name="Index_20_Link" text:visited-style-name="Index_20_Link">I.5<text:tab/>String container classes<text:tab/>213</text:a></text:p>
          <text:p text:style-name="P110"><text:a xlink:type="simple" xlink:href="#__RefHeading___Toc46121_401020179" text:style-name="Index_20_Link" text:visited-style-name="Index_20_Link">I.6<text:tab/>Exceptions<text:tab/>215</text:a></text:p>
          <text:p text:style-name="P110"><text:a xlink:type="simple" xlink:href="#__RefHeading___Toc46123_401020179" text:style-name="Index_20_Link" text:visited-style-name="Index_20_Link">I.7<text:tab/>Procedures and functions in strings<text:tab/>216</text:a></text:p>
          <text:p text:style-name="P109"><text:a xlink:type="simple" xlink:href="#__RefHeading___Toc46125_401020179" text:style-name="Index_20_Link" text:visited-style-name="Index_20_Link">J<text:tab/>Annex: Extended mathematics library<text:tab/>231</text:a></text:p>
          <text:p text:style-name="P110"><text:a xlink:type="simple" xlink:href="#__RefHeading___Toc46127_401020179" text:style-name="Index_20_Link" text:visited-style-name="Index_20_Link">J.1<text:tab/>Functions<text:tab/>231</text:a></text:p>
          <text:p text:style-name="P110"><text:a xlink:type="simple" xlink:href="#__RefHeading___Toc46129_401020179" text:style-name="Index_20_Link" text:visited-style-name="Index_20_Link">J.2<text:tab/>Further trancendentals<text:tab/>232</text:a></text:p>
          <text:p text:style-name="P110"><text:a xlink:type="simple" xlink:href="#__RefHeading___Toc46131_401020179" text:style-name="Index_20_Link" text:visited-style-name="Index_20_Link">J.3<text:tab/>Hyperbolics<text:tab/>232</text:a></text:p>
          <text:p text:style-name="P110"><text:a xlink:type="simple" xlink:href="#__RefHeading___Toc46133_401020179" text:style-name="Index_20_Link" text:visited-style-name="Index_20_Link">J.4<text:tab/>Special floating point values<text:tab/>233</text:a></text:p>
          <text:p text:style-name="P110"><text:a xlink:type="simple" xlink:href="#__RefHeading___Toc46135_401020179" text:style-name="Index_20_Link" text:visited-style-name="Index_20_Link">J.5<text:tab/>NaN functions<text:tab/>233</text:a></text:p>
          <text:p text:style-name="P110"><text:a xlink:type="simple" xlink:href="#__RefHeading___Toc46137_401020179" text:style-name="Index_20_Link" text:visited-style-name="Index_20_Link">J.6<text:tab/>Utility functions<text:tab/>233</text:a></text:p>
          <text:p text:style-name="P110"><text:a xlink:type="simple" xlink:href="#__RefHeading___Toc46139_401020179" text:style-name="Index_20_Link" text:visited-style-name="Index_20_Link">J.7<text:tab/>Exceptions in the math library<text:tab/>233</text:a></text:p>
          <text:p text:style-name="P110"><text:a xlink:type="simple" xlink:href="#__RefHeading___Toc46141_401020179" text:style-name="Index_20_Link" text:visited-style-name="Index_20_Link">J.8<text:tab/>Functions, procedures and constants in the math library<text:tab/>234</text:a></text:p>
          <text:p text:style-name="P109"><text:a xlink:type="simple" xlink:href="#__RefHeading___Toc46143_401020179" text:style-name="Index_20_Link" text:visited-style-name="Index_20_Link">K<text:tab/>Annex: Terminal Interface Library<text:tab/>239</text:a></text:p>
          <text:p text:style-name="P110"><text:a xlink:type="simple" xlink:href="#__RefHeading___Toc46145_401020179" text:style-name="Index_20_Link" text:visited-style-name="Index_20_Link">K.1<text:tab/>ISO 7185 Pascal Compatible Mode<text:tab/>239</text:a></text:p>
          <text:p text:style-name="P110"><text:a xlink:type="simple" xlink:href="#__RefHeading___Toc46147_401020179" text:style-name="Index_20_Link" text:visited-style-name="Index_20_Link"><text:soft-page-break/>K.2<text:tab/>Basic Cursor Positioning<text:tab/>239</text:a></text:p>
          <text:p text:style-name="P110"><text:a xlink:type="simple" xlink:href="#__RefHeading___Toc46149_401020179" text:style-name="Index_20_Link" text:visited-style-name="Index_20_Link">K.3<text:tab/>Automatic Mode<text:tab/>240</text:a></text:p>
          <text:p text:style-name="P110"><text:a xlink:type="simple" xlink:href="#__RefHeading___Toc46151_401020179" text:style-name="Index_20_Link" text:visited-style-name="Index_20_Link">K.4<text:tab/>Tabbing<text:tab/>240</text:a></text:p>
          <text:p text:style-name="P110"><text:a xlink:type="simple" xlink:href="#__RefHeading___Toc46153_401020179" text:style-name="Index_20_Link" text:visited-style-name="Index_20_Link">K.5<text:tab/>Scrolling<text:tab/>240</text:a></text:p>
          <text:p text:style-name="P110"><text:a xlink:type="simple" xlink:href="#__RefHeading___Toc46155_401020179" text:style-name="Index_20_Link" text:visited-style-name="Index_20_Link">K.6<text:tab/>Colors<text:tab/>240</text:a></text:p>
          <text:p text:style-name="P110"><text:a xlink:type="simple" xlink:href="#__RefHeading___Toc46157_401020179" text:style-name="Index_20_Link" text:visited-style-name="Index_20_Link">K.7<text:tab/>Attributes<text:tab/>241</text:a></text:p>
          <text:p text:style-name="P110"><text:a xlink:type="simple" xlink:href="#__RefHeading___Toc46159_401020179" text:style-name="Index_20_Link" text:visited-style-name="Index_20_Link">K.8<text:tab/>Multiple Surface Buffering<text:tab/>241</text:a></text:p>
          <text:p text:style-name="P110"><text:a xlink:type="simple" xlink:href="#__RefHeading___Toc46161_401020179" text:style-name="Index_20_Link" text:visited-style-name="Index_20_Link">K.9<text:tab/>Advanced Input<text:tab/>242</text:a></text:p>
          <text:p text:style-name="P110"><text:a xlink:type="simple" xlink:href="#__RefHeading___Toc46163_401020179" text:style-name="Index_20_Link" text:visited-style-name="Index_20_Link">K.10<text:tab/>Event callbacks<text:tab/>245</text:a></text:p>
          <text:p text:style-name="P110"><text:a xlink:type="simple" xlink:href="#__RefHeading___Toc46165_401020179" text:style-name="Index_20_Link" text:visited-style-name="Index_20_Link">K.11<text:tab/>Timers<text:tab/>247</text:a></text:p>
          <text:p text:style-name="P110"><text:a xlink:type="simple" xlink:href="#__RefHeading___Toc46167_401020179" text:style-name="Index_20_Link" text:visited-style-name="Index_20_Link">K.12<text:tab/>The Frame Timer<text:tab/>248</text:a></text:p>
          <text:p text:style-name="P110"><text:a xlink:type="simple" xlink:href="#__RefHeading___Toc46169_401020179" text:style-name="Index_20_Link" text:visited-style-name="Index_20_Link">K.13<text:tab/>Mouse<text:tab/>248</text:a></text:p>
          <text:p text:style-name="P110"><text:a xlink:type="simple" xlink:href="#__RefHeading___Toc46171_401020179" text:style-name="Index_20_Link" text:visited-style-name="Index_20_Link">K.14<text:tab/>Joysticks<text:tab/>249</text:a></text:p>
          <text:p text:style-name="P110"><text:a xlink:type="simple" xlink:href="#__RefHeading___Toc46173_401020179" text:style-name="Index_20_Link" text:visited-style-name="Index_20_Link">K.15<text:tab/>Function Keys<text:tab/>249</text:a></text:p>
          <text:p text:style-name="P110"><text:a xlink:type="simple" xlink:href="#__RefHeading___Toc46175_401020179" text:style-name="Index_20_Link" text:visited-style-name="Index_20_Link">K.16<text:tab/>Automatic “hold” Mode<text:tab/>249</text:a></text:p>
          <text:p text:style-name="P110"><text:a xlink:type="simple" xlink:href="#__RefHeading___Toc46177_401020179" text:style-name="Index_20_Link" text:visited-style-name="Index_20_Link">K.17<text:tab/>Direct Writes<text:tab/>250</text:a></text:p>
          <text:p text:style-name="P110"><text:a xlink:type="simple" xlink:href="#__RefHeading___Toc46179_401020179" text:style-name="Index_20_Link" text:visited-style-name="Index_20_Link">K.18<text:tab/>Printers<text:tab/>250</text:a></text:p>
          <text:p text:style-name="P110"><text:a xlink:type="simple" xlink:href="#__RefHeading___Toc46181_401020179" text:style-name="Index_20_Link" text:visited-style-name="Index_20_Link">K.19<text:tab/>Metafiles<text:tab/>250</text:a></text:p>
          <text:p text:style-name="P110"><text:a xlink:type="simple" xlink:href="#__RefHeading___Toc46183_401020179" text:style-name="Index_20_Link" text:visited-style-name="Index_20_Link">K.20<text:tab/>Remote display<text:tab/>251</text:a></text:p>
          <text:p text:style-name="P110"><text:a xlink:type="simple" xlink:href="#__RefHeading___Toc46185_401020179" text:style-name="Index_20_Link" text:visited-style-name="Index_20_Link">K.21<text:tab/>Terminal objects<text:tab/>251</text:a></text:p>
          <text:p text:style-name="P110"><text:a xlink:type="simple" xlink:href="#__RefHeading___Toc46187_401020179" text:style-name="Index_20_Link" text:visited-style-name="Index_20_Link">K.22<text:tab/>Exceptions<text:tab/>255</text:a></text:p>
          <text:p text:style-name="P110"><text:a xlink:type="simple" xlink:href="#__RefHeading___Toc46189_401020179" text:style-name="Index_20_Link" text:visited-style-name="Index_20_Link">K.23<text:tab/>Procedures, functions and methods in terminal<text:tab/>256</text:a></text:p>
          <text:p text:style-name="P110"><text:a xlink:type="simple" xlink:href="#__RefHeading___Toc46191_401020179" text:style-name="Index_20_Link" text:visited-style-name="Index_20_Link">K.24<text:tab/>Events and Callbacks In terminal<text:tab/>264</text:a></text:p>
          <text:p text:style-name="P109"><text:a xlink:type="simple" xlink:href="#__RefHeading___Toc46193_401020179" text:style-name="Index_20_Link" text:visited-style-name="Index_20_Link">L<text:tab/>Annex: Graphical Interface Library<text:tab/>271</text:a></text:p>
          <text:p text:style-name="P110"><text:a xlink:type="simple" xlink:href="#__RefHeading___Toc46195_401020179" text:style-name="Index_20_Link" text:visited-style-name="Index_20_Link">L.1<text:tab/>Terminal model<text:tab/>271</text:a></text:p>
          <text:p text:style-name="P110"><text:a xlink:type="simple" xlink:href="#__RefHeading___Toc46197_401020179" text:style-name="Index_20_Link" text:visited-style-name="Index_20_Link">L.2<text:tab/>Graphics Coordinates<text:tab/>271</text:a></text:p>
          <text:p text:style-name="P110"><text:a xlink:type="simple" xlink:href="#__RefHeading___Toc46199_401020179" text:style-name="Index_20_Link" text:visited-style-name="Index_20_Link"><text:soft-page-break/>L.3<text:tab/>Character Drawing<text:tab/>271</text:a></text:p>
          <text:p text:style-name="P110"><text:a xlink:type="simple" xlink:href="#__RefHeading___Toc46201_401020179" text:style-name="Index_20_Link" text:visited-style-name="Index_20_Link">L.4<text:tab/>String Sizes and Kerning<text:tab/>273</text:a></text:p>
          <text:p text:style-name="P110"><text:a xlink:type="simple" xlink:href="#__RefHeading___Toc46203_401020179" text:style-name="Index_20_Link" text:visited-style-name="Index_20_Link">L.5<text:tab/>Justification<text:tab/>273</text:a></text:p>
          <text:p text:style-name="P110"><text:a xlink:type="simple" xlink:href="#__RefHeading___Toc46205_401020179" text:style-name="Index_20_Link" text:visited-style-name="Index_20_Link">L.6<text:tab/>Effects<text:tab/>273</text:a></text:p>
          <text:p text:style-name="P110"><text:a xlink:type="simple" xlink:href="#__RefHeading___Toc46207_401020179" text:style-name="Index_20_Link" text:visited-style-name="Index_20_Link">L.7<text:tab/>Tabs<text:tab/>273</text:a></text:p>
          <text:p text:style-name="P110"><text:a xlink:type="simple" xlink:href="#__RefHeading___Toc46209_401020179" text:style-name="Index_20_Link" text:visited-style-name="Index_20_Link">L.8<text:tab/>Colors<text:tab/>273</text:a></text:p>
          <text:p text:style-name="P110"><text:a xlink:type="simple" xlink:href="#__RefHeading___Toc46211_401020179" text:style-name="Index_20_Link" text:visited-style-name="Index_20_Link">L.9<text:tab/>Drawing Modes<text:tab/>274</text:a></text:p>
          <text:p text:style-name="P110"><text:a xlink:type="simple" xlink:href="#__RefHeading___Toc46213_401020179" text:style-name="Index_20_Link" text:visited-style-name="Index_20_Link">L.10<text:tab/>Drawing Graphics<text:tab/>274</text:a></text:p>
          <text:p text:style-name="P110"><text:a xlink:type="simple" xlink:href="#__RefHeading___Toc46215_401020179" text:style-name="Index_20_Link" text:visited-style-name="Index_20_Link">L.11<text:tab/>Figures<text:tab/>275</text:a></text:p>
          <text:p text:style-name="P110"><text:a xlink:type="simple" xlink:href="#__RefHeading___Toc46217_401020179" text:style-name="Index_20_Link" text:visited-style-name="Index_20_Link">L.12<text:tab/>Predefined Pictures<text:tab/>275</text:a></text:p>
          <text:p text:style-name="P110"><text:a xlink:type="simple" xlink:href="#__RefHeading___Toc46219_401020179" text:style-name="Index_20_Link" text:visited-style-name="Index_20_Link">L.13<text:tab/>Scrolling<text:tab/>276</text:a></text:p>
          <text:p text:style-name="P110"><text:a xlink:type="simple" xlink:href="#__RefHeading___Toc46221_401020179" text:style-name="Index_20_Link" text:visited-style-name="Index_20_Link">L.14<text:tab/>Clipping<text:tab/>276</text:a></text:p>
          <text:p text:style-name="P110"><text:a xlink:type="simple" xlink:href="#__RefHeading___Toc46223_401020179" text:style-name="Index_20_Link" text:visited-style-name="Index_20_Link">L.15<text:tab/>Mouse Graphical Position<text:tab/>276</text:a></text:p>
          <text:p text:style-name="P110"><text:a xlink:type="simple" xlink:href="#__RefHeading___Toc46225_401020179" text:style-name="Index_20_Link" text:visited-style-name="Index_20_Link">L.16<text:tab/>Animation<text:tab/>276</text:a></text:p>
          <text:p text:style-name="P110"><text:a xlink:type="simple" xlink:href="#__RefHeading___Toc46227_401020179" text:style-name="Index_20_Link" text:visited-style-name="Index_20_Link">L.17<text:tab/>Copy between buffers<text:tab/>277</text:a></text:p>
          <text:p text:style-name="P110"><text:a xlink:type="simple" xlink:href="#__RefHeading___Toc46229_401020179" text:style-name="Index_20_Link" text:visited-style-name="Index_20_Link">L.18<text:tab/>Printers<text:tab/>277</text:a></text:p>
          <text:p text:style-name="P110"><text:a xlink:type="simple" xlink:href="#__RefHeading___Toc46231_401020179" text:style-name="Index_20_Link" text:visited-style-name="Index_20_Link">L.19<text:tab/>Metafiles<text:tab/>277</text:a></text:p>
          <text:p text:style-name="P110"><text:a xlink:type="simple" xlink:href="#__RefHeading___Toc46233_401020179" text:style-name="Index_20_Link" text:visited-style-name="Index_20_Link">L.20<text:tab/>Remote display<text:tab/>277</text:a></text:p>
          <text:p text:style-name="P110"><text:a xlink:type="simple" xlink:href="#__RefHeading___Toc46235_401020179" text:style-name="Index_20_Link" text:visited-style-name="Index_20_Link">L.21<text:tab/>Declarations<text:tab/>277</text:a></text:p>
          <text:p text:style-name="P110"><text:a xlink:type="simple" xlink:href="#__RefHeading___Toc46237_401020179" text:style-name="Index_20_Link" text:visited-style-name="Index_20_Link">L.22<text:tab/>Event callbacks<text:tab/>280</text:a></text:p>
          <text:p text:style-name="P110"><text:a xlink:type="simple" xlink:href="#__RefHeading___Toc46239_401020179" text:style-name="Index_20_Link" text:visited-style-name="Index_20_Link">L.23<text:tab/>Graphical Terminal Objects<text:tab/>280</text:a></text:p>
          <text:p text:style-name="P110"><text:a xlink:type="simple" xlink:href="#__RefHeading___Toc46241_401020179" text:style-name="Index_20_Link" text:visited-style-name="Index_20_Link">L.24<text:tab/>Exceptions<text:tab/>285</text:a></text:p>
          <text:p text:style-name="P110"><text:a xlink:type="simple" xlink:href="#__RefHeading___Toc46243_401020179" text:style-name="Index_20_Link" text:visited-style-name="Index_20_Link">L.25<text:tab/>Procedures and functions in graphics<text:tab/>286</text:a></text:p>
          <text:p text:style-name="P110"><text:a xlink:type="simple" xlink:href="#__RefHeading___Toc46245_401020179" text:style-name="Index_20_Link" text:visited-style-name="Index_20_Link">L.26<text:tab/>Events and Callbacks In graphics<text:tab/>298</text:a></text:p>
          <text:p text:style-name="P109"><text:a xlink:type="simple" xlink:href="#__RefHeading___Toc46247_401020179" text:style-name="Index_20_Link" text:visited-style-name="Index_20_Link">M<text:tab/>Annex: Windows Management Library<text:tab/>299</text:a></text:p>
          <text:p text:style-name="P110"><text:a xlink:type="simple" xlink:href="#__RefHeading___Toc46249_401020179" text:style-name="Index_20_Link" text:visited-style-name="Index_20_Link">M.1<text:tab/>Screen Appearance<text:tab/>299</text:a></text:p>
          <text:p text:style-name="P110"><text:a xlink:type="simple" xlink:href="#__RefHeading___Toc46251_401020179" text:style-name="Index_20_Link" text:visited-style-name="Index_20_Link"><text:soft-page-break/>M.2<text:tab/>Window Modes<text:tab/>299</text:a></text:p>
          <text:p text:style-name="P110"><text:a xlink:type="simple" xlink:href="#__RefHeading___Toc46253_401020179" text:style-name="Index_20_Link" text:visited-style-name="Index_20_Link">M.3<text:tab/>Buffered Mode<text:tab/>299</text:a></text:p>
          <text:p text:style-name="P110"><text:a xlink:type="simple" xlink:href="#__RefHeading___Toc46255_401020179" text:style-name="Index_20_Link" text:visited-style-name="Index_20_Link">M.4<text:tab/>Unbuffered Mode<text:tab/>300</text:a></text:p>
          <text:p text:style-name="P110"><text:a xlink:type="simple" xlink:href="#__RefHeading___Toc46257_401020179" text:style-name="Index_20_Link" text:visited-style-name="Index_20_Link">M.5<text:tab/>Defacto transparency<text:tab/>301</text:a></text:p>
          <text:p text:style-name="P110"><text:a xlink:type="simple" xlink:href="#__RefHeading___Toc46259_401020179" text:style-name="Index_20_Link" text:visited-style-name="Index_20_Link">M.6<text:tab/>Delayed Window Display<text:tab/>301</text:a></text:p>
          <text:p text:style-name="P110"><text:a xlink:type="simple" xlink:href="#__RefHeading___Toc46261_401020179" text:style-name="Index_20_Link" text:visited-style-name="Index_20_Link">M.7<text:tab/>Window Frames<text:tab/>301</text:a></text:p>
          <text:p text:style-name="P110"><text:a xlink:type="simple" xlink:href="#__RefHeading___Toc46263_401020179" text:style-name="Index_20_Link" text:visited-style-name="Index_20_Link">M.8<text:tab/>Scroll Bars<text:tab/>301</text:a></text:p>
          <text:p text:style-name="P110"><text:a xlink:type="simple" xlink:href="#__RefHeading___Toc46265_401020179" text:style-name="Index_20_Link" text:visited-style-name="Index_20_Link">M.9<text:tab/>Multiple Windows<text:tab/>302</text:a></text:p>
          <text:p text:style-name="P110"><text:a xlink:type="simple" xlink:href="#__RefHeading___Toc46267_401020179" text:style-name="Index_20_Link" text:visited-style-name="Index_20_Link">M.10<text:tab/>Parent/Child Windows<text:tab/>302</text:a></text:p>
          <text:p text:style-name="P110"><text:a xlink:type="simple" xlink:href="#__RefHeading___Toc46269_401020179" text:style-name="Index_20_Link" text:visited-style-name="Index_20_Link">M.11<text:tab/>Moving and Sizing Windows<text:tab/>303</text:a></text:p>
          <text:p text:style-name="P110"><text:a xlink:type="simple" xlink:href="#__RefHeading___Toc46271_401020179" text:style-name="Index_20_Link" text:visited-style-name="Index_20_Link">M.12<text:tab/>Z Ordering<text:tab/>303</text:a></text:p>
          <text:p text:style-name="P110"><text:a xlink:type="simple" xlink:href="#__RefHeading___Toc46273_401020179" text:style-name="Index_20_Link" text:visited-style-name="Index_20_Link">M.13<text:tab/>Class Window Handling<text:tab/>304</text:a></text:p>
          <text:p text:style-name="P110"><text:a xlink:type="simple" xlink:href="#__RefHeading___Toc46275_401020179" text:style-name="Index_20_Link" text:visited-style-name="Index_20_Link">M.14<text:tab/>Parallel Windows<text:tab/>304</text:a></text:p>
          <text:p text:style-name="P110"><text:a xlink:type="simple" xlink:href="#__RefHeading___Toc46277_401020179" text:style-name="Index_20_Link" text:visited-style-name="Index_20_Link">M.15<text:tab/>Menus<text:tab/>305</text:a></text:p>
          <text:p text:style-name="P110"><text:a xlink:type="simple" xlink:href="#__RefHeading___Toc46279_401020179" text:style-name="Index_20_Link" text:visited-style-name="Index_20_Link">M.16<text:tab/>Setting Menu Active<text:tab/>306</text:a></text:p>
          <text:p text:style-name="P110"><text:a xlink:type="simple" xlink:href="#__RefHeading___Toc46281_401020179" text:style-name="Index_20_Link" text:visited-style-name="Index_20_Link">M.17<text:tab/>Setting Menu States<text:tab/>306</text:a></text:p>
          <text:p text:style-name="P110"><text:a xlink:type="simple" xlink:href="#__RefHeading___Toc46283_401020179" text:style-name="Index_20_Link" text:visited-style-name="Index_20_Link">M.18<text:tab/>Standard Menus<text:tab/>306</text:a></text:p>
          <text:p text:style-name="P110"><text:a xlink:type="simple" xlink:href="#__RefHeading___Toc46285_401020179" text:style-name="Index_20_Link" text:visited-style-name="Index_20_Link">M.19<text:tab/>Menu Sublisting<text:tab/>307</text:a></text:p>
          <text:p text:style-name="P110"><text:a xlink:type="simple" xlink:href="#__RefHeading___Toc46287_401020179" text:style-name="Index_20_Link" text:visited-style-name="Index_20_Link">M.20<text:tab/>Advanced Windowing<text:tab/>308</text:a></text:p>
          <text:p text:style-name="P110"><text:a xlink:type="simple" xlink:href="#__RefHeading___Toc46289_401020179" text:style-name="Index_20_Link" text:visited-style-name="Index_20_Link">M.21<text:tab/>Events<text:tab/>308</text:a></text:p>
          <text:p text:style-name="P110"><text:a xlink:type="simple" xlink:href="#__RefHeading___Toc46291_401020179" text:style-name="Index_20_Link" text:visited-style-name="Index_20_Link">M.22<text:tab/>Event callbacks<text:tab/>311</text:a></text:p>
          <text:p text:style-name="P110"><text:a xlink:type="simple" xlink:href="#__RefHeading___Toc46293_401020179" text:style-name="Index_20_Link" text:visited-style-name="Index_20_Link">M.23<text:tab/>Window Objects<text:tab/>311</text:a></text:p>
          <text:p text:style-name="P110"><text:a xlink:type="simple" xlink:href="#__RefHeading___Toc46295_401020179" text:style-name="Index_20_Link" text:visited-style-name="Index_20_Link">M.24<text:tab/>Exceptions<text:tab/>319</text:a></text:p>
          <text:p text:style-name="P110"><text:a xlink:type="simple" xlink:href="#__RefHeading___Toc46297_401020179" text:style-name="Index_20_Link" text:visited-style-name="Index_20_Link">M.25<text:tab/>Procedures and Functions in windows<text:tab/>321</text:a></text:p>
          <text:p text:style-name="P110"><text:a xlink:type="simple" xlink:href="#__RefHeading___Toc46299_401020179" text:style-name="Index_20_Link" text:visited-style-name="Index_20_Link">M.26<text:tab/>Events and Callbacks In windows<text:tab/>328</text:a></text:p>
          <text:p text:style-name="P109"><text:a xlink:type="simple" xlink:href="#__RefHeading___Toc46301_401020179" text:style-name="Index_20_Link" text:visited-style-name="Index_20_Link">N<text:tab/>Annex: Widget Library<text:tab/>331</text:a></text:p>
          <text:p text:style-name="P110"><text:a xlink:type="simple" xlink:href="#__RefHeading___Toc46303_401020179" text:style-name="Index_20_Link" text:visited-style-name="Index_20_Link"><text:soft-page-break/>N.1<text:tab/>Tiles, Layers and Looks<text:tab/>331</text:a></text:p>
          <text:p text:style-name="P110"><text:a xlink:type="simple" xlink:href="#__RefHeading___Toc46305_401020179" text:style-name="Index_20_Link" text:visited-style-name="Index_20_Link">N.2<text:tab/>Background colors and placement<text:tab/>332</text:a></text:p>
          <text:p text:style-name="P110"><text:a xlink:type="simple" xlink:href="#__RefHeading___Toc46307_401020179" text:style-name="Index_20_Link" text:visited-style-name="Index_20_Link">N.3<text:tab/>Sizes<text:tab/>332</text:a></text:p>
          <text:p text:style-name="P110"><text:a xlink:type="simple" xlink:href="#__RefHeading___Toc46309_401020179" text:style-name="Index_20_Link" text:visited-style-name="Index_20_Link">N.4<text:tab/>Logical Widget Identifiers<text:tab/>332</text:a></text:p>
          <text:p text:style-name="P110"><text:a xlink:type="simple" xlink:href="#__RefHeading___Toc46311_401020179" text:style-name="Index_20_Link" text:visited-style-name="Index_20_Link">N.5<text:tab/>Killing, Selecting, Enabling and Getting Text to and from Widgets<text:tab/>332</text:a></text:p>
          <text:p text:style-name="P110"><text:a xlink:type="simple" xlink:href="#__RefHeading___Toc46313_401020179" text:style-name="Index_20_Link" text:visited-style-name="Index_20_Link">N.6<text:tab/>Resizing and repositioning a widget<text:tab/>333</text:a></text:p>
          <text:p text:style-name="P110"><text:a xlink:type="simple" xlink:href="#__RefHeading___Toc46315_401020179" text:style-name="Index_20_Link" text:visited-style-name="Index_20_Link">N.7<text:tab/>Types of widgets<text:tab/>333</text:a></text:p>
          <text:p text:style-name="P110"><text:a xlink:type="simple" xlink:href="#__RefHeading___Toc46317_401020179" text:style-name="Index_20_Link" text:visited-style-name="Index_20_Link">N.8<text:tab/>Z ordering<text:tab/>333</text:a></text:p>
          <text:p text:style-name="P110"><text:a xlink:type="simple" xlink:href="#__RefHeading___Toc46319_401020179" text:style-name="Index_20_Link" text:visited-style-name="Index_20_Link">N.9<text:tab/>Controls<text:tab/>333</text:a></text:p>
          <text:p text:style-name="P110"><text:a xlink:type="simple" xlink:href="#__RefHeading___Toc46321_401020179" text:style-name="Index_20_Link" text:visited-style-name="Index_20_Link">N.10<text:tab/>Components<text:tab/>337</text:a></text:p>
          <text:p text:style-name="P110"><text:a xlink:type="simple" xlink:href="#__RefHeading___Toc46323_401020179" text:style-name="Index_20_Link" text:visited-style-name="Index_20_Link">N.11<text:tab/>Dialogs<text:tab/>338</text:a></text:p>
          <text:p text:style-name="P110"><text:a xlink:type="simple" xlink:href="#__RefHeading___Toc46325_401020179" text:style-name="Index_20_Link" text:visited-style-name="Index_20_Link">N.12<text:tab/>Events<text:tab/>340</text:a></text:p>
          <text:p text:style-name="P110"><text:a xlink:type="simple" xlink:href="#__RefHeading___Toc46327_401020179" text:style-name="Index_20_Link" text:visited-style-name="Index_20_Link">N.13<text:tab/>Event callbacks<text:tab/>343</text:a></text:p>
          <text:p text:style-name="P110"><text:a xlink:type="simple" xlink:href="#__RefHeading___Toc46329_401020179" text:style-name="Index_20_Link" text:visited-style-name="Index_20_Link">N.14<text:tab/>Widget Classes<text:tab/>344</text:a></text:p>
          <text:p text:style-name="P110"><text:a xlink:type="simple" xlink:href="#__RefHeading___Toc46331_401020179" text:style-name="Index_20_Link" text:visited-style-name="Index_20_Link">N.15<text:tab/>exceptions<text:tab/>353</text:a></text:p>
          <text:p text:style-name="P110"><text:a xlink:type="simple" xlink:href="#__RefHeading___Toc46333_401020179" text:style-name="Index_20_Link" text:visited-style-name="Index_20_Link">N.16<text:tab/>Procedures and functions in widgets<text:tab/>354</text:a></text:p>
          <text:p text:style-name="P110"><text:a xlink:type="simple" xlink:href="#__RefHeading___Toc46335_401020179" text:style-name="Index_20_Link" text:visited-style-name="Index_20_Link">N.17<text:tab/>Events and Callbacks In widgets<text:tab/>374</text:a></text:p>
          <text:p text:style-name="P109"><text:a xlink:type="simple" xlink:href="#__RefHeading___Toc46337_401020179" text:style-name="Index_20_Link" text:visited-style-name="Index_20_Link">O<text:tab/>Annex: Sound Library<text:tab/>377</text:a></text:p>
          <text:p text:style-name="P110"><text:a xlink:type="simple" xlink:href="#__RefHeading___Toc46339_401020179" text:style-name="Index_20_Link" text:visited-style-name="Index_20_Link">O.1<text:tab/>Ports<text:tab/>377</text:a></text:p>
          <text:p text:style-name="P110"><text:a xlink:type="simple" xlink:href="#__RefHeading___Toc46341_401020179" text:style-name="Index_20_Link" text:visited-style-name="Index_20_Link">O.2<text:tab/>Channels and Instruments<text:tab/>379</text:a></text:p>
          <text:p text:style-name="P110"><text:a xlink:type="simple" xlink:href="#__RefHeading___Toc46343_401020179" text:style-name="Index_20_Link" text:visited-style-name="Index_20_Link">O.3<text:tab/>Volume<text:tab/>385</text:a></text:p>
          <text:p text:style-name="P110"><text:a xlink:type="simple" xlink:href="#__RefHeading___Toc46345_401020179" text:style-name="Index_20_Link" text:visited-style-name="Index_20_Link">O.4<text:tab/>Time and the Sequencer<text:tab/>385</text:a></text:p>
          <text:p text:style-name="P110"><text:a xlink:type="simple" xlink:href="#__RefHeading___Toc46347_401020179" text:style-name="Index_20_Link" text:visited-style-name="Index_20_Link">O.5<text:tab/>Effects<text:tab/>386</text:a></text:p>
          <text:p text:style-name="P110"><text:a xlink:type="simple" xlink:href="#__RefHeading___Toc46349_401020179" text:style-name="Index_20_Link" text:visited-style-name="Index_20_Link">O.6<text:tab/>Pitch Changes<text:tab/>387</text:a></text:p>
          <text:p text:style-name="P110"><text:a xlink:type="simple" xlink:href="#__RefHeading___Toc46351_401020179" text:style-name="Index_20_Link" text:visited-style-name="Index_20_Link">O.7<text:tab/>Prerecorded MIDI<text:tab/>387</text:a></text:p>
          <text:p text:style-name="P110"><text:a xlink:type="simple" xlink:href="#__RefHeading___Toc46353_401020179" text:style-name="Index_20_Link" text:visited-style-name="Index_20_Link">O.8<text:tab/>Waveform Files<text:tab/>387</text:a></text:p>
          <text:p text:style-name="P110"><text:a xlink:type="simple" xlink:href="#__RefHeading___Toc46355_401020179" text:style-name="Index_20_Link" text:visited-style-name="Index_20_Link"><text:soft-page-break/>O.9<text:tab/>Synthesizer objects<text:tab/>388</text:a></text:p>
          <text:p text:style-name="P110"><text:a xlink:type="simple" xlink:href="#__RefHeading___Toc46357_401020179" text:style-name="Index_20_Link" text:visited-style-name="Index_20_Link">O.10<text:tab/>Waveform objects<text:tab/>389</text:a></text:p>
          <text:p text:style-name="P110"><text:a xlink:type="simple" xlink:href="#__RefHeading___Toc46359_401020179" text:style-name="Index_20_Link" text:visited-style-name="Index_20_Link">O.11<text:tab/>Exceptions<text:tab/>390</text:a></text:p>
          <text:p text:style-name="P110"><text:a xlink:type="simple" xlink:href="#__RefHeading___Toc46361_401020179" text:style-name="Index_20_Link" text:visited-style-name="Index_20_Link">O.12<text:tab/>Functions and Procedures in sound<text:tab/>390</text:a></text:p>
          <text:p text:style-name="P109"><text:a xlink:type="simple" xlink:href="#__RefHeading___Toc46363_401020179" text:style-name="Index_20_Link" text:visited-style-name="Index_20_Link">P<text:tab/>Annex: Networking Library<text:tab/>397</text:a></text:p>
          <text:p text:style-name="P110"><text:a xlink:type="simple" xlink:href="#__RefHeading___Toc46365_401020179" text:style-name="Index_20_Link" text:visited-style-name="Index_20_Link">P.1<text:tab/>Exceptions<text:tab/>397</text:a></text:p>
          <text:p text:style-name="P110"><text:a xlink:type="simple" xlink:href="#__RefHeading___Toc46367_401020179" text:style-name="Index_20_Link" text:visited-style-name="Index_20_Link">P.2<text:tab/>Functions and Procedures in network<text:tab/>398</text:a></text:p>
        </text:index-body>
      </text:table-of-content>
      <text:p text:style-name="P213" loext:marker-style-name="T13"/>
      <text:p text:style-name="P4"/>
      <text:h text:style-name="P120" text:outline-level="1"><text:bookmark-start text:name="_Ref282367871"/><text:bookmark-start text:name="_Ref282367831"/><text:bookmark-start text:name="_Toc4730982"/><text:bookmark-start text:name="_Ref282367895"/><text:bookmark-start text:name="_Ref282367879"/><text:bookmark-start text:name="_Ref282367889"/><text:bookmark-start text:name="_Ref282367878"/><text:bookmark-start text:name="__RefHeading___Toc45821_401020179"/>Introduction<text:bookmark-end text:name="_Ref282367871"/><text:bookmark-end text:name="_Ref282367831"/><text:bookmark-end text:name="_Toc4730982"/><text:bookmark-end text:name="_Ref282367895"/><text:bookmark-end text:name="_Ref282367879"/><text:bookmark-end text:name="_Ref282367889"/><text:bookmark-end text:name="_Ref282367878"/><text:bookmark-end text:name="__RefHeading___Toc45821_401020179"/></text:h>
      <text:p text:style-name="Standard">"Standards are great. Everyone should have one of their own" - Anon.</text:p>
      <text:p text:style-name="Standard">Pascaline is a formal statement of a language that was created over the period 1993 to 2008 in a series of extensions to ISO 7185 Pascal. The name "Pascaline" was chosen both to show that the language is designed to be %100 compatible with the original language, and to continue the language Pascal’s tribute to Blaise Pascal. The Pascaline being Pascal’s calculator, Pascaline the language is "The machine Pascal built", or the "Machine that runs Pascal".</text:p>
      <text:p text:style-name="Standard">In 2008, there are several defacto standards for an extended Pascal, and one official one, the ISO 10206 standard. I have been dissatisfied with these existing extensions for the simple reason that instead of extending Pascal, they are more akin to redesigns of the language. A good definition of what I mean by redesign would be the introduction of a feature that is designed to replace or duplicate a construct of original Pascal. In particular, the addition of the ability to coin pointer addresses to any variable and perform "type escapes" would remove at a stroke all of the type security Niklaus Wirth designed into Pascal.</text:p>
      <text:p text:style-name="Standard">At the same time, I wanted Pascaline to achieve a level of completeness that the language never achieved in its original form. My goal was not to create an instructional language, but a complete and practical implementation that could address current problems in computing without further extensions or special support packages.</text:p>
      <text:p text:style-name="Standard">To design Pascaline I have enumerated a set of goals for the language design:</text:p>
      <text:list text:style-name="WWNum2">
        <text:list-item>
          <text:p text:style-name="P147">To be completely upward and downward compatible with ISO 7185 Pascal.</text:p>
        </text:list-item>
        <text:list-item>
          <text:p text:style-name="P147">To be a "logical extension" of original Pascal. That is, to extend Pascal using the same working theories and means as the original language, and poses no element that does not interoperate completely with the original language.</text:p>
        </text:list-item>
        <text:list-item>
          <text:p text:style-name="P147">To provide a reasonable upgrade to the language capability, that can be implemented using an existing standard compiler with minor effort compared to the original implementation of the compiler.</text:p>
        </text:list-item>
        <text:list-item>
          <text:p text:style-name="P147">To implement only features that could be implemented efficiently using existing computing hardware.</text:p>
        </text:list-item>
      </text:list>
      <text:p text:style-name="Standard">Pascaline was designed in a series of steps starting in 1993. For each feature, one or more proposals were made. Then, the proposals were evaluated, a winner chosen, and a test implementation in the compiler was made. Then, any adjustments required by the experience of actual use were performed. Every element in Pascaline is backed by a real implementation that is efficient and tested.</text:p>
      <text:p text:style-name="Standard">As for most modern languages, the major theme of Pascaline is for extending the language via libraries, objects and code reuse. Pascaline will, and should, "obsolete itself" by allowing user written extensions to such a point that the major thrust of development with the language would become that of developing libraries of functions to cover new areas in computer applications.</text:p>
      <text:p text:style-name="Standard">This very ability to extend the language also forms the basis of a new problem in standard implementation that, although it has existed from the time Pascal was originally designed in the 1970s, <text:soft-page-break/>has become ever more pressing. That is the definition of standard libraries and platforms. Towards this end, the Pascaline standard, as in the standard for most of today’s languages, is divided into the base standard and a "platform", consisting of a series of standard libraries that handle common I/O and support problems in a machine and system independent way.</text:p>
      <text:p text:style-name="Standard">These libraries appear here as annexes. There is also a series of annexes covering issues such as character handling, string escapes and other "recommended practices" for Pascaline. The result should greatly aid the ability to write non-trivial Pascaline programs that are truly portable across machines, systems and implementations.</text:p>
      <text:p text:style-name="Standard">The second, but no less important theme in Pascaline, is parallel language execution. Pascaline is a thoroughly parallel language, and completes the idea that strong type security is a fundamental building block to parallel language implementation. Indeed, Pascaline now exists as one of the only languages that offers parallel execution security in a language, instead of being added in as a library with security left to the user.</text:p>
      <text:p text:style-name="Standard">As I have offered in the past for ISO 7185 Pascal, I extend the offer now, that I will evaluate Pascaline implementations for conformance to the Pascaline standard, no matter what the purpose of that implementation, public or private, profit or nonprofit. I only make the conditions that my access to the implementation be reasonable, that the authors provide me with a list of annexes that are complied with, and that an option exists in the implementation to enforce strict compliance with Pascaline regardless of any other extensions that might be present over and above Pascaline. This last is the same requirement that the ISO 7185 Pascal standard states.</text:p>
      <text:p text:style-name="Standard">This author further respectfully requests that the name "Pascaline" be applied only to an implementation that has been found to comply with the language specification here, and by the tests I provide free of charge or restriction. Further, unlike the ISO 7185 standard, I ask that no exceptions be allowed for the language (ISO 7185 5.1). A language may well comply with part of this specification, and be called a Pascal, or some other name. I only ask that it not be called "Pascaline" unless it can process the full language, aside from the annexes, without exception.</text:p>
      <text:p text:style-name="P16">Scott A. Franco</text:p>
      <text:p text:style-name="P16">July, 2008</text:p>
      <text:h text:style-name="P121" text:outline-level="1"><text:bookmark-start text:name="_Toc4730983"/><text:bookmark-start text:name="__RefHeading___Toc45823_401020179"/>Summary of Pascaline extensions to Pascal<text:bookmark-end text:name="_Toc4730983"/><text:bookmark-end text:name="__RefHeading___Toc45823_401020179"/></text:h>
      <text:p text:style-name="Standard">ISO 7185 Pascal defined a program as a series of nested blocks, one inside the other. The most basic block was the program block, which could contain any nested series of procedure and function blocks. Each block can contain a series of declarations containing labels, constants, types, variables, procedures and functions. Each block contains the code that executes the algorithms contained in the block.</text:p>
      <text:p text:style-name="Standard">The blocks of Pascal define a closed collection of these declarations with an interface that consists of a parameter list. In Pascaline terminology, this is a "top" interface, as the block communicates with the outside of the block via an interface at the "top" of the block:</text:p>
      <text:p text:style-name="Code1"><draw:g text:anchor-type="as-char" draw:z-index="0" draw:name="Canvas 2" draw:style-name="gr1"><draw:custom-shape draw:style-name="gr16" draw:text-style-name="P259" svg:width="6.228in" svg:height="2.176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258" svg:width="1.2213in" svg:height="0.9988in" svg:x="2.4398in" svg:y="0.8752in"><text:p text:style-name="P216">Block</text:p><text:p text:style-name="P215"><text:span text:style-name="T15">(procedure or func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259" svg:width="0.0012in" svg:height="0.4988in" svg:x="3.0528in" svg:y="0.3752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line draw:style-name="gr19" draw:text-style-name="P259" svg:x1="3.0528in" svg:y1="0.3756in" svg:x2="3.6618in" svg:y2="0.3764in"><text:p/></draw:line><draw:custom-shape draw:style-name="gr20" draw:text-style-name="P258" svg:width="2.0614in" svg:height="0.4988in" svg:x="3.8146in" svg:y="0.1252in"><text:p text:style-name="P217">Parameter</text:p><text:p text:style-name="P218"><text:span text:style-name="T15">Lis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In Pascaline, each modular block can also interface, with declarations in the surrounding block. This is referred to in Pascaline terminology as the "side" interface:</text:p>
      <text:p text:style-name="Standard"><draw:g text:anchor-type="as-char" draw:z-index="1" draw:name="Canvas 8" draw:style-name="gr1"><draw:custom-shape draw:style-name="gr11" draw:text-style-name="P257" svg:width="6.0004in" svg:height="2.168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258" svg:width="1.4504in" svg:height="0.9913in" svg:x="0.4535in" svg:y="0.8563in"><text:p text:style-name="P216">Block</text:p><text:p text:style-name="P215"><text:span text:style-name="T15">(Module or Cla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58" svg:width="1.9969in" svg:height="1.4906in" svg:x="3.0543in" svg:y="0.6071in"><text:p text:style-name="P217">Constants</text:p><text:p text:style-name="P217">Variable declarations</text:p><text:p text:style-name="P217">Procedures</text:p><text:p text:style-name="P218"><text:span text:style-name="T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257" svg:width="0.9921in" svg:height="0.0012in" svg:x="1.9047in" svg:y="0.98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257" svg:width="0.9921in" svg:height="0.0012in" svg:x="1.9047in" svg:y="1.232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257" svg:width="0.9921in" svg:height="0.0012in" svg:x="1.9047in" svg:y="1.482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258" svg:width="1.985in" svg:height="0.3634in" svg:x="0.6063in" svg:y="0.2425in"><text:p text:style-name="P218"><text:span text:style-name="T15">Surrounding Blo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Each block can also import declarations from the surrounding block.</text:p>
      <text:p text:style-name="Standard">Pascal envisioned a program as a tower of blocks resting one atop the other. This paradigm is a good one, but views the program as a monolithic whole. The provision of fixed types without the ability to extend them with change also contributes to the model of a program created as a static structure of code.</text:p>
      <text:p text:style-name="P222">Pascaline's main thrust is to add extensibility to Pascal, and this is done by greatly augmenting the methods to create side blocks. Pascaline views programs as a series of adjoining tiles:</text:p>
      <text:p text:style-name="P39"><draw:g text:anchor-type="as-char" draw:z-index="2" draw:name="Canvas 19" draw:style-name="gr1"><draw:custom-shape draw:style-name="gr6" draw:text-style-name="P257" svg:width="6.0004in" svg:height="1.7043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258" svg:width="1.0685in" svg:height="0.7504in" svg:x="0.1736in" svg:y="0.3299in"><text:p text:style-name="P215"><text:span text:style-name="T15">Blo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258" svg:width="1.998in" svg:height="1.5012in" svg:x="1.9083in" svg:y="0.2043in"><text:p text:style-name="P217">Constants</text:p><text:p text:style-name="P217">Variable declarations</text:p><text:p text:style-name="P217">Procedures</text:p><text:p text:style-name="P218"><text:span text:style-name="T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257" svg:width="0.435in" svg:height="0.0012in" svg:x="1.2429in" svg:y="0.4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257" svg:width="0.435in" svg:height="0.0012in" svg:x="1.2429in" svg:y="0.70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257" svg:width="0.435in" svg:height="0.0012in" svg:x="1.2429in" svg:y="0.9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258" svg:width="1.0677in" svg:height="0.7504in" svg:x="4.7362in" svg:y="0.3299in"><text:p text:style-name="P215"><text:span text:style-name="T15">Bloc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257" svg:width="0.435in" svg:height="0.0012in" svg:x="4.2992in" svg:y="0.4543i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257" svg:width="0.435in" svg:height="0.0012in" svg:x="4.2992in" svg:y="0.7035i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257" svg:width="0.435in" svg:height="0.0012in" svg:x="4.2992in" svg:y="0.972i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9"/>
      <text:p text:style-name="Standard">In Pascaline, the program block is such an adjoining block, and adds several other block types that have this ability to export their declarations directly to other blocks. The primary of these is the <text:span text:style-name="Reference_20_Char1">module</text:span>, which has all the powers of a program block, but adds the ability to specify both code that executes when the program starts, and code that executes when the program ends. In this way, modules appear as "service blocks" whose point is to provide constants, types, variables, procedures and functions to the program, along with a method both to set up such items as well as shut them down.</text:p>
      <text:p text:style-name="Standard">The <text:span text:style-name="Reference_20_Char1">program</text:span> and <text:span text:style-name="Reference_20_Char1">module</text:span> blocks form a group executing the same thread of execution for a program. Another module is the <text:span text:style-name="Reference_20_Char1">process</text:span>, which defines a new thread of execution aside from the main program. Process modules cannot directly access program or module blocks, but the two can communicate via a monitor or channel block, which automatically implements the multitasking primitives needed to coordinate such an exchange. A share block gives a way to define constants, types, procedures and functions that are usable by any task without the overhead of multitask coordination.</text:p>
      <text:p text:style-name="Standard">Pascaline also defines a new level of block that is an intermediate between a so-called "global" block such as a program, module, monitor, channel, etc. Those blocks are static, with variables that are allocated for the duration of the program. These are natural outermost blocks, since any program ultimately is rooted in such program constructs. The class block fits between the level of global blocks and procedure and function blocks. A class block has the ability to share its declarations via the "side", but also be created dynamically or can be instantiated as part of the local variables of a block. Further, classes have the ability to be extended to any level. Any new class has the ability to be based on a previously defined class, and to have that class accepted as compatible with the base class.</text:p>
      <text:p text:style-name="Standard">Because classes define both declarations such as constants and types that have no allocation, as well as variables that do, the class must be instantiated either as part of the variable data, or via a reference. Any number of instances of a class may exist associated with such references. The instance of a class is called an object, and it is the set of the data associated with a class. The class contains the declaration of the format of the object it creates, and thus it is a "class" or "kind" for all of the objects created using it.</text:p>
      <text:p text:style-name="Standard">Because a class defines both a series of constants, types, variables, and also procedures and functions that can operate on those declarations, which are known as "methods", An object forms an instance of a module. Classes complete the idea of "object orientation" which dictates that data exists as paired with the procedures or functions that form its methods, needed to manipulate that data. Because classes <text:soft-page-break/>that inherit from each other also have references that are compatible, classes can extend each other to any number of levels to implement program concepts.</text:p>
      <text:p text:style-name="Standard">As a dynamic corollary to a module, classes also can have a separate thread of execution as a thread class, and perform as a tasking communications block as an <text:span text:style-name="Reference_20_Char1">atom</text:span> or <text:span text:style-name="Reference_20_Char1">stream</text:span> class.</text:p>
      <text:p text:style-name="Standard">To allow the static idea of parameter lists in Pascal to be extended, Pascaline implements the "overload" concept. Procedures, functions and methods can form "groups" under the same name that are differentiated by kind, type and number such that calls to such procedures and functions are sent to the instance that has the correct interface to operate on them. Built in expression operators can be overloaded, thus completing a full circle of data abstraction.</text:p>
      <text:p text:style-name="Standard">The concept of extendibility is further enhanced by the ability to override existing procedures, functions and methods. New modules and classes can override the previous meaning of them, and also extend them by performing new operations and calling the original definitions.</text:p>
      <text:p text:style-name="Standard">Pascaline has "container" types for arrays that do not specify an exact size. These types can be used to form a template to create such arrays of a runtime determined size at runtime. This allows procedures and functions to accept arbitrarily sized arrays to any dimension, and allows such arrays to be dynamically created as variables and pointer types as well.</text:p>
      <text:p text:style-name="Standard">The common case of an integer indexed array can be specified by a short form, which also underscores the idea of container types.</text:p>
      <text:p text:style-name="Standard">A line comment uses a single character, “!”, that allows the rest of the line to appear as a comment.</text:p>
      <text:p text:style-name="Standard">Pascaline introduces the break character, "_", for both identifiers and numbers. This aids readability for long identifiers and numbers.</text:p>
      <text:p text:style-name="Standard">Goto labels are freed from the restriction that they must appear as numbers, and can assume the same form as an identifier. Goto labels both retain their status as an interprocedure deep nested branching, but also allow for intermodular branching via a procedure or function call.</text:p>
      <text:p text:style-name="Standard">Pascaline implements the method of structured exception handling to handle deep nested returns. This allows code to be written that delivers exceptions to higher level code without needing knowledge of the surrounding code. This further enhances extendibility, and allows for complete replacement of “goto”s. It also introduces a standard method of error handling in Pascaline.</text:p>
      <text:p text:style-name="Standard">Constant expressions can be used wherever constants were used in Pascal. This makes it possible to use formulas for these constants instead of precalculated numbers.</text:p>
      <text:p text:style-name="Standard">Extended radixes allow direct specification of hexadecimal, octal or binary constants. These can also be read or written to files via I/O statements.</text:p>
      <text:p text:style-name="Standard">Boolean operations on integers are permitted, and a new operator, "xor", is implemented for both boolean and integer operands.</text:p>
      <text:p text:style-name="Standard">For procedures, functions and methods, two new parameter "modes" are implemented, the <text:span text:style-name="Reference_20_Char1">view</text:span> and <text:span text:style-name="Reference_20_Char1">out</text:span> modes. The <text:span text:style-name="Reference_20_Char1">view</text:span> mode is identical to value parameter semantics, except that the parameter is protected from all modification. This makes certain compiler optimizations possible. The <text:span text:style-name="Reference_20_Char1">out</text:span> mode is identical to <text:span text:style-name="Reference_20_Char1">var</text:span> mode, but flags to the compiler that the parameter will be used only to pass out results.</text:p>
      <text:p text:style-name="Standard"><text:soft-page-break/>Case statements now have an <text:span text:style-name="Reference_20_Char1">else</text:span> clause, and ranges of case constants are possible.</text:p>
      <text:p text:style-name="Standard">Record case variant declarations can also use ranges of case constants.</text:p>
      <text:p text:style-name="Standard"><text:span text:style-name="Reference_20_Char1">Write</text:span>/<text:span text:style-name="Reference_20_Char1">writeln</text:span> can specify left justified fields, and a special mode allows the output of right padded strings in their natural length, and can specify any radix.</text:p>
      <text:p text:style-name="Standard"><text:span text:style-name="Reference_20_Char1">Read</text:span>/<text:span text:style-name="Reference_20_Char1">readln</text:span> can specify fields on read variables, and can specify literal strings to be matched to the input. A special mode allows the input of right padded strings in their natural length. They can also specify any radix.</text:p>
      <text:p text:style-name="Standard">A new declaration exists, <text:span text:style-name="Reference_20_Char1">fixed</text:span>, which can be used anywhere a variable can, but cannot be modified. This allows the compile time specification of fixed tables, and ameliorates the need to create blocks of assignments at the start of a program.</text:p>
      <text:p text:style-name="Standard">Pascaline introduces a limited type conversion/restriction operation to convert between scalar types. This relieves the need to produce special handling to convert enumerated types to integer. It also introduces the ability to directly specify the precision needed within integer expressions, instead of always promoting such operations to the full size of integer. This allows more efficient numeric processing on small word size processors and arbitrary word length processors.</text:p>
      <text:p text:style-name="Standard">Pascaline standardizes a series of procedures and functions for files, such as binding to external file names, opening and closing a series of files, indexing within files, finding the length of a file, updating existing files, and appending to the end of such files, checking the existence of a file, and deleting and changing the name of a file.</text:p>
      <text:p text:style-name="Standard">New standard header parameters are introduced, including an error output, a list (or print) output, and a command line or file input.</text:p>
      <text:p text:style-name="Standard">The strict order of declarations from Pascal is relaxed in Pascaline. <text:span text:style-name="Reference_20_Char1">label</text:span>, <text:span text:style-name="Reference_20_Char1">const</text:span>, <text:span text:style-name="Reference_20_Char1">type</text:span>, <text:span text:style-name="Reference_20_Char1">var</text:span> and fixed declarations can occur in any order. This aids in the modular structure of Pascaline.</text:p>
      <text:p text:style-name="Standard">When a forwarded procedure, function or method appears as the actual declaration, the parameter list can be repeated. It is checked for congruence with the original. This allows such declarations to be created by cut and paste, and is more readable than the original method of having the actual declarations far from their forwarded declarations.</text:p>
      <text:p text:style-name="Standard">Procedures and functions can be declared as static, or non-recursive. This allows the creation of more efficient code on some processors.</text:p>
      <text:p text:style-name="Standard">Asserts are implemented, allowing the incorporation of runtime checks for code being debugged that can be removed without modifying the source. These can be annotated with output messages.</text:p>
      <text:p text:style-name="Standard">Pascaline allows "subrange" types to be created that are larger than the natural Pascal range of an integer (-<text:span text:style-name="Reference_20_Char1">maxint</text:span>..<text:span text:style-name="Reference_20_Char1">maxint</text:span>). This allows an implementation to implement types that utilize double or more precision while taking longer to perform them, so called "extended range" types. It also implements a set of predefined types that give an implementation defined set of unsigned and signed extended range types.</text:p>
      <text:p text:style-name="Standard">Besides standard reals, there is a type that is smaller than the standard real, and a type that is larger than the standard real. There are new constants that give the maximum values in each real type.</text:p>
      <text:p text:style-name="Standard"><text:soft-page-break/>There is a predefined constant for the maximum character value in an implementation.</text:p>
      <text:p text:style-name="Standard">Vector or matrix math is supported.</text:p>
      <text:p text:style-name="Standard">Saturated math is supported, both for integers and for vector and matrix operations.</text:p>
      <text:p text:style-name="Standard">A way to specify a function result that obeys the rule of single entry/single exit with the result formed at the end. This is also required for operator overloads.</text:p>
      <text:p text:style-name="Standard">Function results are extended to allow most types, including structured, to be returned as a result.</text:p>
      <text:p text:style-name="Standard">Properties specify a program object that appears as a variable, but has its read and write actions completely program defined. Properties are also a building block to advanced multitasking structures.</text:p>
      <text:p text:style-name="Standard">A list of new common types, such as strings, vectors and matricies are standard definitions.</text:p>
      <text:p text:style-name="Standard">The object model is extended to all types, even integers, files and other standard types, and methods using those objects are defined as alternatives to the procedural versions. Any type, including standard types, can be extended by user defined classes.</text:p>
      <text:p text:style-name="Standard">Besides the extensions to the base Pascal language, Pascaline defines a set of optional extension modules that define the Pascaline "platform". This is a nod to the fact that the set of support calls for an implementation make as much difference to portability for a program as the base language does.</text:p>
      <text:p text:style-name="Standard"/>
      <text:h text:style-name="P122" text:outline-level="1"><text:bookmark-start text:name="_Toc4730984"/><text:bookmark-start text:name="__RefHeading___Toc45825_401020179"/>EBNF and syntax used in this document<text:bookmark-end text:name="_Toc4730984"/><text:bookmark-end text:name="__RefHeading___Toc45825_401020179"/></text:h>
      <text:p text:style-name="Standard">For the purpose of describing syntax elements of Pascaline, the EBNF or Extended Backus-Naur Format as used in the ISO 7185 standard is used. The syntax that appears here consists of the syntax elements from the ISO 7185 standard as modified for Pascaline use.</text:p>
      <text:p text:style-name="P16">name = syntax-description .</text:p>
      <text:p text:style-name="Standard">Describes the syntax expansion of the syntax element by name of "name", which is terminated by '.'.</text:p>
      <text:p text:style-name="P16"><text:s/>a | b</text:p>
      <text:p text:style-name="Standard">Either construct a or constructor b may appear, but not both.</text:p>
      <text:p text:style-name="P16">{ a }</text:p>
      <text:p text:style-name="Standard">Construct a is repeated 0 or more times.</text:p>
      <text:p text:style-name="P16">[ a ]</text:p>
      <text:p text:style-name="Standard">Construct a is repeated 0 or 1 times (it is optional).</text:p>
      <text:p text:style-name="P16">'abc'</text:p>
      <text:p text:style-name="Standard">The characters "abc" appear literally.</text:p>
      <text:p text:style-name="P16">( a b )</text:p>
      <text:p text:style-name="Standard">The elements a and b are grouped together.</text:p>
      <text:p text:style-name="Standard">The syntax expansions that appear in this document mirror the same by name in the ISO 7185 document. If a syntax element by name matches a name used in the document, and is different from the one contained there, then it represents a Pascaline extension to ISO 7185 Pascal, and replaces the original syntax definition.</text:p>
      <text:p text:style-name="Standard">Note the ISO 7185 use of "&gt;" or "alternate" is not used here, because Pascaline does not use the "level 1" extensions of ISO 7185. The syntax for the level 1 extensions was removed.</text:p>
      <text:p text:style-name="Standard">Annex A contains a full syntax for Pascaline.</text:p>
      <text:p text:style-name="P223"/>
      <text:h text:style-name="P123" text:outline-level="1"><text:bookmark-start text:name="_Toc4730985"/><text:bookmark-start text:name="__RefHeading___Toc45827_401020179"/>Relationship to ISO 7185<text:bookmark-end text:name="_Toc4730985"/><text:bookmark-end text:name="__RefHeading___Toc45827_401020179"/></text:h>
      <text:h text:style-name="Heading_20_2" text:outline-level="2"><text:bookmark-start text:name="_Toc4730986"/><text:bookmark-start text:name="__RefHeading___Toc45829_401020179"/>Pascaline as a series of extensions<text:bookmark-end text:name="_Toc4730986"/><text:bookmark-end text:name="__RefHeading___Toc45829_401020179"/></text:h>
      <text:p text:style-name="Standard">The Pascaline standard accepts the entire language defined in the standard defined in ISO 7185 such that the set of features defined by Pascaline qualify as extensions under ISO 7185 3.2 “Extension”.</text:p>
      <text:h text:style-name="Heading_20_2" text:outline-level="2"><text:bookmark-start text:name="_Toc4730987"/><text:bookmark-start text:name="__RefHeading___Toc45831_401020179"/>Additional reserved word-symbols<text:bookmark-end text:name="_Toc4730987"/><text:bookmark-end text:name="__RefHeading___Toc45831_401020179"/></text:h>
      <text:p text:style-name="Standard">As allowed in ISO <text:s/>7185 3.2 “Extension”, the following additional spellings of identifiers are prohibited because of their use as word-symbols in the Pascaline standard:</text:p>
      <text:p text:style-name="P35">forward<text:tab/>module<text:tab/>uses<text:tab/><text:tab/>private<text:tab/>external</text:p>
      <text:p text:style-name="P35">view<text:tab/><text:tab/>fixed<text:tab/><text:tab/>process<text:tab/>monitor<text:tab/>share</text:p>
      <text:p text:style-name="P35">class<text:tab/><text:tab/>is<text:tab/><text:tab/>xor<text:tab/><text:tab/>overload<text:tab/>override</text:p>
      <text:p text:style-name="P35">reference<text:tab/>joins<text:tab/><text:tab/>static<text:tab/><text:tab/>inherited<text:tab/>self</text:p>
      <text:p text:style-name="P35">virtual<text:tab/><text:tab/>try<text:tab/><text:tab/>except<text:tab/><text:tab/>extends<text:tab/>on</text:p>
      <text:p text:style-name="P35">result<text:tab/><text:tab/>operator<text:tab/>start<text:tab/><text:tab/>task<text:tab/><text:tab/>atom</text:p>
      <text:p text:style-name="P35">property<text:tab/>channel<text:tab/>stream<text:tab/>out</text:p>
      <text:p text:style-name="Standard"/>
      <text:p text:style-name="Standard">These word-symbols are new word-symbols defined by Pascaline. The fact that certain identifiers are prohibited in Pascal may cause ISO 7185 compliant programs to fail to compile for this reason. To use a Pascaline implementation for such programs, one of two methods are used:</text:p>
      <text:list text:style-name="WWNum20">
        <text:list-item>
          <text:p text:style-name="P148">The ISO 7185 compliance switch is enabled (see ISO 7185 5.1 “Processors” note 2).</text:p>
        </text:list-item>
        <text:list-item>
          <text:p text:style-name="P148">The identifiers in the program that overlap the above list are changed.</text:p>
        </text:list-item>
      </text:list>
      <text:h text:style-name="Heading_20_2" text:outline-level="2"><text:bookmark-start text:name="_Toc4730988"/><text:bookmark-start text:name="__RefHeading___Toc45833_401020179"/>Character escapes<text:bookmark-end text:name="_Toc4730988"/><text:bookmark-end text:name="__RefHeading___Toc45833_401020179"/></text:h>
      <text:p text:style-name="Standard">Annex E “Character Escapes”, if implemented by the target system, can affect the behavior of character strings in an ISO 7185 implementation. Although ISO 7185 does not specify the character set or contents of strings in a complying program, it is reasonable for a given program to assume that all visible characters are treated equally.</text:p>
      <text:p text:style-name="Standard">If the program contains the character ‘\’, the escape sequence introduction character, this will be treated differently than other characters. To use a Pascaline implementation that implements Annex E for such programs, one <text:s/>of three methods are used:</text:p>
      <text:list text:style-name="WWNum23">
        <text:list-item>
          <text:p text:style-name="P149">The ISO 7185 compliance switch is enabled (see ISO 7185 5.1 “Processors” note 2).</text:p>
        </text:list-item>
        <text:list-item>
          <text:p text:style-name="P149">A switch that enables or disables character escapes is set to disable.</text:p>
        </text:list-item>
        <text:list-item>
          <text:p text:style-name="P149">All instances of ‘\’ within character strings are changed to ‘\\’.</text:p>
        </text:list-item>
      </text:list>
      <text:h text:style-name="Heading_20_2" text:outline-level="2"><text:bookmark-start text:name="_Toc4730989"/><text:bookmark-start text:name="__RefHeading___Toc45835_401020179"/>Compliance with ISO 7185<text:bookmark-end text:name="_Toc4730989"/><text:bookmark-end text:name="__RefHeading___Toc45835_401020179"/></text:h>
      <text:p text:style-name="Standard">ISO 7185 5.2 “Processors” allows an implementation to be considered compliant if it is accompanied by a list of the requirements for which it does not comply. Pascaline specifically does not allow such exceptions. A processor is Pascaline compliant only if it has the following characteristics:</text:p>
      <text:list text:style-name="WWNum21">
        <text:list-item>
          <text:p text:style-name="P151">The complete requirements of ISO 7185 are followed, without exception.</text:p>
        </text:list-item>
        <text:list-item>
          <text:p text:style-name="P150">The complete requirements of Pascaline, in this document, are followed without exception.</text:p>
        </text:list-item>
      </text:list>
      <text:p text:style-name="Standard">That is, the “list of requirements not complied with” from ISO 7185 5.2 “processors” is neither allowed as a starting point for Pascaline, nor carried forward into the language Pascaline.</text:p>
      <text:h text:style-name="Heading_20_2" text:outline-level="2"><text:bookmark-start text:name="_Toc4730990"/><text:bookmark-start text:name="__RefHeading___Toc45837_401020179"/>ISO 7185 level 0 only<text:bookmark-end text:name="_Toc4730990"/><text:bookmark-end text:name="__RefHeading___Toc45837_401020179"/></text:h>
      <text:p text:style-name="Standard">Pascaline is compliant with “level 0” Pascal only, as allowed for by the ISO 7185 standard (ISO 7185 5 “Compliance”). Conformant arrays are not specified in Pascaline, nor are they specified as an option under Pascaline. However, such conformant arrays could well be implemented as an extension to Pascaline.</text:p>
      <text:h text:style-name="Heading_20_2" text:outline-level="2"><text:bookmark-start text:name="_Ref282325854"/><text:bookmark-start text:name="_Toc4730991"/><text:bookmark-start text:name="__RefHeading___Toc45839_401020179"/>Extensions to Pascaline<text:bookmark-end text:name="_Ref282325854"/><text:bookmark-end text:name="_Toc4730991"/><text:bookmark-end text:name="__RefHeading___Toc45839_401020179"/></text:h>
      <text:p text:style-name="Standard">Extensions to Pascaline are changes to language features in this standard that do not cause a program complying with this standard to fail to compile, interpret, run or otherwise function with the exception that one or more additional spellings of symbols may be reserved to the processor. That is, additional reserved word-symbols may be defined.</text:p>
      <text:p text:style-name="Standard">An example of an extension that does not comply with this standard is a modal change such as redefining the functionality of the “mod” operator. This would cause otherwise complying programs to fail to function.</text:p>
      <text:h text:style-name="Heading_20_2" text:outline-level="2"><text:bookmark-start text:name="_Ref282326005"/><text:bookmark-start text:name="_Toc4730992"/><text:bookmark-start text:name="__RefHeading___Toc45841_401020179"/>Compliance statement<text:bookmark-end text:name="_Ref282326005"/><text:bookmark-end text:name="_Toc4730992"/><text:bookmark-end text:name="__RefHeading___Toc45841_401020179"/></text:h>
      <text:p text:style-name="Standard">Complying processors with Pascaline shall issue the statement:</text:p>
      <text:p text:style-name="Standard">&lt;This processor&gt; complies with the requirements of Pascaline version X.X [and the annexes A, B, C…]</text:p>
      <text:p text:style-name="Standard">Where:</text:p>
      <text:p text:style-name="Standard"><text:s/>&lt;This processor&gt; <text:tab/><text:tab/>Is the name of the complying processor</text:p>
      <text:p text:style-name="Standard">X.X<text:tab/><text:tab/><text:tab/><text:tab/>Is the version number of the Pascaline specification complied with.</text:p>
      <text:p text:style-name="Standard">[and the annexes A, B, C..]<text:tab/>Is an optional list of the annexes also compiled with]</text:p>
      <text:p text:style-name="Standard">There is no minimum requirement for the number of annexes complied with. The processor may comply with any number from zero to all of them. Just as compliance with the basic Pascaline standard implies that a program will or will not run, the presence or absence of an annex a program relies on may cause it to compile and run, or fail to do so.</text:p>
      <text:h text:style-name="Heading_20_2" text:outline-level="2"><text:bookmark-start text:name="_Toc4730993"/><text:bookmark-start text:name="__RefHeading___Toc45843_401020179"/>Compliance switch<text:bookmark-end text:name="_Toc4730993"/><text:bookmark-end text:name="__RefHeading___Toc45843_401020179"/></text:h>
      <text:p text:style-name="Standard">If the processor complying with this standard contains extensions (defined in <text:bookmark-ref text:reference-format="number" text:ref-name="_Ref282325854">4.6</text:bookmark-ref><text:s/>“Extensions to Pascaline”), it shall contain a switch for compliance with Pascaline with the following characteristics:</text:p>
      <text:p text:style-name="Standard">On:</text:p>
      <text:list text:style-name="WWNum24">
        <text:list-item>
          <text:p text:style-name="P152">Causes the Pascaline compliance statement to be issued (<text:bookmark-ref text:reference-format="number" text:ref-name="_Ref282326005">4.7</text:bookmark-ref> “Compliance statement”).</text:p>
        </text:list-item>
        <text:list-item>
          <text:p text:style-name="P152"><text:soft-page-break/>Causes any restriction on spelling of identifiers to be removed (no additional reserved words beyond those of Pascaline).</text:p>
        </text:list-item>
        <text:list-item>
          <text:p text:style-name="P152">Causes any extension to the Pascaline standard to be removed.</text:p>
        </text:list-item>
      </text:list>
      <text:p text:style-name="Standard">Off:</text:p>
      <text:list text:style-name="WWNum25">
        <text:list-item>
          <text:p text:style-name="P153">Causes the Pascaline compliance statement to be removed (<text:bookmark-ref text:reference-format="number" text:ref-name="_Ref282326005">4.7</text:bookmark-ref> “Compliance statement”).</text:p>
        </text:list-item>
        <text:list-item>
          <text:p text:style-name="P153">Enables any extensions to the Pascaline standard.</text:p>
        </text:list-item>
        <text:list-item>
          <text:p text:style-name="P153">Does not cause any program complying with the Pascaline standard to fail to compile, interpret, run or otherwise function, with the exception of restriction of spelling of identifiers (additional reserved words).</text:p>
        </text:list-item>
      </text:list>
      <text:p text:style-name="Standard">Note that if the processor contains extensions that do not comply with the Pascaline definition of extensions (<text:bookmark-ref text:reference-format="number" text:ref-name="_Ref282325854">4.6</text:bookmark-ref> “Extensions to Pascaline”), the processor will, by definition, not comply with the “Off” switch requirement above.</text:p>
      <text:h text:style-name="Heading_20_2" text:outline-level="2"><text:bookmark-start text:name="_Toc4730994"/><text:bookmark-start text:name="__RefHeading___Toc45845_401020179"/>Similarities with the ISO 7185 standard document<text:bookmark-end text:name="_Toc4730994"/><text:bookmark-end text:name="__RefHeading___Toc45845_401020179"/></text:h>
      <text:p text:style-name="Standard">In general much of the form and manner of the original ISO 7185 standard document was followed in this document. However, in one case there is a distinct difference. The original ISO 7185 document does not distinguish between errors at compile time and at runtime, which sometimes overlap. In this standard, all runtime errors are represented as exceptions, and a list of exceptions appears as Annex B.</text:p>
      <text:p text:style-name="Standard">The use of “equivalent code” occurs many times in this document. That is, a built-in or standard operation or statement is explained in terms of other statements in ISO 7185 Pascal or Pascaline. This creates a concrete and exact explanation of standard actions.</text:p>
      <text:p text:style-name="P52"/>
      <text:p text:style-name="P253"/>
      <text:h text:style-name="P119" text:outline-level="1"><text:bookmark-start text:name="_Toc4730995"/><text:bookmark-start text:name="__RefHeading___Toc45847_401020179"/>Relationship to the Pascal-P6 series compiler<text:bookmark-end text:name="_Toc4730995"/><text:bookmark-end text:name="__RefHeading___Toc45847_401020179"/></text:h>
      <text:p text:style-name="P52">In 1972 A project was begun to create a portable compiler that accepted and processed a subset of the original Jensen and Wirth Pascal standard. This compiler went through several versions, and ended as the Pascal-P4 compiler. In its final iteration, it still a subset compiler, with several features of J&amp;W left out. This compiler was extensively documented by both the Zurich originators and in “Pascal Implementation: the P4 Compiler” [S. Pemberton and M.C. Daniels].</text:p>
      <text:p text:style-name="P52">In 1982, the ISO 7185 standard was issued, and this was accompanied by the ISO 7185 compiler in A model Implementation of Standard Pascal [Welsh], and by a BSI (British Standards Institute) test suite designed to fully test existing compilers.</text:p>
      <text:p text:style-name="P52">In 2009 a project was begun to improve the original Zurich Pascal-P compiler to accept and process the ISO 7185 Pascal standard. This resulted in Pascal-P5, which replaces the model implementation. It was accompanied by an extensive document and by a new test suite designed to replace the BSI test suite, which is no longer available.</text:p>
      <text:p text:style-name="P52">In 2017 a project was begun to implement the Pascaline language as an increment to the Pascal-P5 compiler, and create a new test suite to verify the result, and also a new working document for the compiler.</text:p>
      <text:p text:style-name="P52">The Pascal-P6 implementation provides a freely available, public domain example implementation of Pascaline whose test suite is also freely available. This can be used as an example for a new Pascaline implementation, as a starting point for such an implementation, and/or as a source of tests for such an implementation, or simply as a reasonable implementation in its own right.</text:p>
      <text:p text:style-name="P52">Pascal-P6 and its associated tests provide the proving system for the Pascaline language. It is expected that when the Pascal-P6 implementation is complete and tested, that this standard will reach a 1.0 version.</text:p>
      <text:p text:style-name="P52"/>
      <text:p text:style-name="P253"/>
      <text:h text:style-name="P119" text:outline-level="1"><text:bookmark-start text:name="_Toc4730996"/><text:bookmark-start text:name="__RefHeading___Toc45849_401020179"/>Language extensions for Pascaline<text:bookmark-end text:name="_Toc4730996"/><text:bookmark-end text:name="__RefHeading___Toc45849_401020179"/></text:h>
      <text:h text:style-name="Heading_20_2" text:outline-level="2"><text:bookmark-start text:name="_Toc4730997"/><text:bookmark-start text:name="__RefHeading___Toc45851_401020179"/>Word-symbols<text:bookmark-end text:name="_Toc4730997"/><text:bookmark-end text:name="__RefHeading___Toc45851_401020179"/></text:h>
      <text:p text:style-name="P31">word-symbol = 'and' | 'array' | 'begin' | 'case' | 'const' | 'div' | 'do' | 'downto' | 'else' | 'end' | 'file' | 'for' | 'function' | 'goto' | 'if' | 'in' | 'label' | 'mod' | 'nil' | 'not' | 'of' | 'or' | ‘xor’ | 'packed' | 'procedure' | 'program' | 'record' | 'repeat' | 'set' | 'then' | 'to' | 'type' | 'until' | 'var' | 'while' | 'with' | 'forward' | 'module' | 'uses' | 'private' | 'external' | 'view' | 'fixed' | 'process' | 'task' | 'monitor' | ' share' | 'class' | 'is' | 'overload' | 'override' | 'reference | 'joins' | 'static' | 'inherited' | 'self' | virtual' | 'try' | 'except' | 'extends' | ‘on’ | ‘result’ | ‘operator’ | ‘out’ | ‘property’ | ‘channel’ | ‘stream’.</text:p>
      <text:p text:style-name="Standard">Notes:</text:p>
      <text:list text:style-name="WWNum28">
        <text:list-item>
          <text:p text:style-name="P154">The directives "external" and "forward" in ISO 7185 Pascal are promoted to word-symbols in Pascaline.</text:p>
        </text:list-item>
        <text:list-item>
          <text:p text:style-name="P154">The function of the directive “external” in Pascaline is not defined, just as it was not defined in ISO 7185 Pascal.</text:p>
        </text:list-item>
      </text:list>
      <text:h text:style-name="Heading_20_2" text:outline-level="2"><text:bookmark-start text:name="_Toc4730998"/><text:bookmark-start text:name="__RefHeading___Toc45853_401020179"/>Special symbols<text:bookmark-end text:name="_Toc4730998"/><text:bookmark-end text:name="__RefHeading___Toc45853_401020179"/></text:h>
      <text:p text:style-name="P53">special-symbol = '+' | '-' | '*' | '/' | '=' | '&lt;' | '&gt;' | '[' | ']' | '.' | ',' | ':' | ';' | '^' | '(' | ')' | '&lt;&gt;' | '&lt;=' | '&gt;=' | ':=' | '..' | '(.' | '.)' | '@' | word-symbol .</text:p>
      <text:p text:style-name="P53">Note that the alternative symbols ‘(.’, ‘.)’, and ‘@’ were optional in ISO 7185 Pascal, and remain optional in Pascaline.</text:p>
      <text:h text:style-name="Heading_20_2" text:outline-level="2"><text:bookmark-start text:name="_Toc4730999"/><text:bookmark-start text:name="__RefHeading___Toc45855_401020179"/>Comments<text:bookmark-end text:name="_Toc4730999"/><text:bookmark-end text:name="__RefHeading___Toc45855_401020179"/></text:h>
      <text:p text:style-name="Standard">The character ‘!’ introduces a “Line Comment”. All characters up to and including the next end of line are ignored. This allows a comment form that is short, and automatically terminated by the end of line:</text:p>
      <text:p text:style-name="P29">!</text:p>
      <text:p text:style-name="P29">! A simple program</text:p>
      <text:p text:style-name="P29">!</text:p>
      <text:p text:style-name="P29"><text:span text:style-name="T16">program</text:span> p;</text:p>
      <text:p text:style-name="P29"/>
      <text:p text:style-name="P29" loext:marker-style-name="T16"><text:span text:style-name="T16">begin</text:span><text:span text:style-name="T16"/></text:p>
      <text:p text:style-name="P29"/>
      <text:p text:style-name="P29"><text:s text:c="3"/>writeln(‘Hello, world’) ! print to console</text:p>
      <text:p text:style-name="P29"/>
      <text:p text:style-name="P29"><text:span text:style-name="T16">end</text:span>.</text:p>
      <text:p text:style-name="P29"/>
      <text:p text:style-name="Standard">Notes:</text:p>
      <text:list text:style-name="WWNum37">
        <text:list-item>
          <text:p text:style-name="P155">The ‘!’ character must appear between Pascaline symbols and not within any symbol.</text:p>
        </text:list-item>
        <text:list-item>
          <text:p text:style-name="P155">Any other comment symbols within a line comment are ignored, ‘{‘, ‘}’, ‘(*’, or ‘*)’.</text:p>
        </text:list-item>
      </text:list>
      <text:h text:style-name="Heading_20_2" text:outline-level="2"><text:bookmark-start text:name="_Toc4731000"/><text:bookmark-start text:name="_Ref3737869"/><text:bookmark-start text:name="_Ref3737870"/><text:bookmark-start text:name="__RefHeading___Toc45857_401020179"/>Identifiers<text:bookmark-end text:name="_Toc4731000"/><text:bookmark-end text:name="_Ref3737869"/><text:bookmark-end text:name="_Ref3737870"/><text:bookmark-end text:name="__RefHeading___Toc45857_401020179"/></text:h>
      <text:p text:style-name="Standard">Identifiers in Pascaline are identical to ISO 7185 Pascal, with the addition of the break character '_'. An identifier can start with any of 'a'..'z' or '_', and continue with 'a'..'z', '_' and '0'..'9'. As in ISO 7185 Pascal, identifiers are not case sensitive.</text:p>
      <text:p text:style-name="Standard" loext:marker-style-name="T20"><text:soft-page-break/><text:span text:style-name="T20">identifier = letter | '_' { letter | digit | '_' }.</text:span><text:span text:style-name="T20"/></text:p>
      <text:p text:style-name="Standard">Example identifiers:</text:p>
      <text:p text:style-name="P40">one_more_time</text:p>
      <text:p text:style-name="Standard">_last_time</text:p>
      <text:h text:style-name="Heading_20_2" text:outline-level="2"><text:bookmark-start text:name="_Toc4731001"/><text:bookmark-start text:name="__RefHeading___Toc45859_401020179"/>Labels<text:bookmark-end text:name="_Toc4731001"/><text:bookmark-end text:name="__RefHeading___Toc45859_401020179"/></text:h>
      <text:p text:style-name="Standard">Labels, used for <text:span text:style-name="Reference_20_Char1">goto</text:span> purposes, can use the same format as identifiers (see <text:bookmark-ref text:reference-format="number" text:ref-name="_Ref3737869">6.4</text:bookmark-ref><text:s/>“<text:bookmark-ref text:reference-format="text" text:ref-name="_Ref3737870">Identifiers</text:bookmark-ref>”)under Pascaline. The original "apparent value" numeric labels of ISO 7185 Pascal are accepted as well.</text:p>
      <text:p text:style-name="Standard">label = digit-sequence | identifier .</text:p>
      <text:p text:style-name="Standard">Example label:</text:p>
      <text:p text:style-name="P29"><text:span text:style-name="T16">program</text:span> p;</text:p>
      <text:p text:style-name="P29"/>
      <text:p text:style-name="P29"><text:span text:style-name="T16">label</text:span> exit;</text:p>
      <text:p text:style-name="P29"/>
      <text:p text:style-name="P29">{ declarations }</text:p>
      <text:p text:style-name="P29"/>
      <text:p text:style-name="P29" loext:marker-style-name="T16"><text:span text:style-name="T16">begin</text:span><text:span text:style-name="T16"/></text:p>
      <text:p text:style-name="P29"/>
      <text:p text:style-name="P29"><text:s text:c="3"/><text:span text:style-name="T16">goto</text:span> exit</text:p>
      <text:p text:style-name="P29"/>
      <text:p text:style-name="P29"><text:s text:c="3"/>{ statements to be skipped }</text:p>
      <text:p text:style-name="P29"/>
      <text:p text:style-name="P29"><text:s text:c="3"/>exit:</text:p>
      <text:p text:style-name="P29"/>
      <text:p text:style-name="P29"><text:span text:style-name="T16">end</text:span>.</text:p>
      <text:p text:style-name="Standard"/>
      <text:h text:style-name="Heading_20_2" text:outline-level="2"><text:bookmark-start text:name="_Ref3737873"/><text:bookmark-start text:name="_Ref3737874"/><text:bookmark-start text:name="_Toc4731002"/><text:bookmark-start text:name="__RefHeading___Toc45861_401020179"/><text:soft-page-break/>Numeric constants<text:bookmark-end text:name="_Ref3737873"/><text:bookmark-end text:name="_Ref3737874"/><text:bookmark-end text:name="_Toc4731002"/><text:bookmark-end text:name="__RefHeading___Toc45861_401020179"/></text:h>
      <text:p text:style-name="P40">unsigned-integer = decimal-integer | hex-integer | octal-integer | binary-integer .</text:p>
      <text:p text:style-name="P40">decimal-integer = digit-sequence .</text:p>
      <text:p text:style-name="P40">hex-integer = '$' hex-digit-sequence .</text:p>
      <text:p text:style-name="P40">octal-integer = '&amp;' octal-digit-sequence .</text:p>
      <text:p text:style-name="P40">binary-integer = '%' binary-digit-sequence .</text:p>
      <text:p text:style-name="P40" loext:marker-style-name="T22"><text:span text:style-name="T22">digit-sequence = digit { digit } .</text:span><text:span text:style-name="T22"/></text:p>
      <text:p text:style-name="P40" loext:marker-style-name="T22"><text:span text:style-name="T22">hex-digit-sequence = hex-digit { hex-digit }</text:span><text:span text:style-name="T22"/></text:p>
      <text:p text:style-name="P40" loext:marker-style-name="T22"><text:span text:style-name="T22">octal-digit-sequence = octal-digit { octal-digit }</text:span><text:span text:style-name="T22"/></text:p>
      <text:p text:style-name="P40">binary-digit-sequence = octal-digit { binary-digit }</text:p>
      <text:p text:style-name="P40">digit = '0' | '1' | '2' | '3' | '4' | '5' | '6' | '7' | '8' | '9' '_'.</text:p>
      <text:p text:style-name="P40">hex-digit = '0' | '1' | '2' | '3' | '4' | '5' | '6' | '7' | '8' | '9' | 'a' | 'b' | 'c' | 'd' | 'e' | 'f' | '_' .</text:p>
      <text:p text:style-name="P40" loext:marker-style-name="T22"><text:span text:style-name="T22">octal-digit = '0' | '1' | '2' | '3' | '4' | '5' | '6' | '7' | '_' .</text:span><text:span text:style-name="T22"/></text:p>
      <text:p text:style-name="Standard">binary-digit = '0' | '1' | '_' .</text:p>
      <text:p text:style-name="Standard">Both standard integer and real specifications are available. In addition, three "radix specifier" formats are available:</text:p>
      <text:p text:style-name="P40">$1234 - Specifies hexadecimal format (base 16)</text:p>
      <text:p text:style-name="P40">&amp;1234 - Specifies octal format (base 8)</text:p>
      <text:p text:style-name="Standard">%1010 - Specifies binary format (base 2)</text:p>
      <text:p text:style-name="Standard">Each alternative format is specified with a "radix introduction" character. These formats can be specified anywhere the Pascaline construct unsigned-constant is specified.</text:p>
      <text:p text:style-name="Standard">Pascaline accepts a "break character" within numeric constants. The "_" character can be used anywhere within a number:</text:p>
      <text:p text:style-name="Standard">123_456_789</text:p>
      <text:p text:style-name="Standard">It cannot be used as the first character of a number, which would make it an identifier.</text:p>
      <text:p text:style-name="Standard">The meaning of the number is considered without the break characters. The number:</text:p>
      <text:p text:style-name="Standard">1_2_3</text:p>
      <text:p text:style-name="Standard">is equivalent to:</text:p>
      <text:p text:style-name="Standard">123</text:p>
      <text:p text:style-name="Standard"><text:soft-page-break/>Break characters can be used in any radix. They are useful for grouping digits so that the result is more readable:</text:p>
      <text:p text:style-name="P40">12_334_222 { marked in thousands }</text:p>
      <text:p text:style-name="Standard">$5566_1212 { marked in 16 bit sections }</text:p>
      <text:h text:style-name="Heading_20_2" text:outline-level="2"><text:bookmark-start text:name="_Toc4731003"/><text:bookmark-start text:name="__RefHeading___Toc45863_401020179"/>Constant expressions<text:bookmark-end text:name="_Toc4731003"/><text:bookmark-end text:name="__RefHeading___Toc45863_401020179"/></text:h>
      <text:p text:style-name="P40">constant = [ sign ] constant-term { adding-operator constant-term } .</text:p>
      <text:p text:style-name="Standard">constant-term = constant-factor { multiplying-operator constant-factor } .</text:p>
      <text:p text:style-name="P55">constant-factor = '(' constant ')' | 'not' constant-factor | constant-set-constuctor | character-string | constant-identifier | unsigned-number .</text:p>
      <text:p text:style-name="Standard">constant-set-constructor = '[' [ constant-member-designator { ', ' constant-member-designator } ] ']' .</text:p>
      <text:p text:style-name="Standard">constant-member-designator = constant [ '... ' constant ] .</text:p>
      <text:p text:style-name="P40">multiplying-operator = '*' | '/' | 'div' | 'mod' | 'and' .</text:p>
      <text:p text:style-name="Standard">adding-operator = '+' | '-' | 'or' | 'xor' .</text:p>
      <text:p text:style-name="Standard">Whenever a constant appears in Pascal, Pascaline is able to accept a constant expression. Constant expressions have a syntax that is similar, but not identical to standard expressions in Pascal. Constant expressions can only operate on other constants or constant expressions, and cannot include variables.</text:p>
      <text:p text:style-name="Standard">Note: The operator <text:span text:style-name="Reference_20_Char1">xor</text:span> is defined in <text:bookmark-ref text:reference-format="number" text:ref-name="_Ref282327953">6.8</text:bookmark-ref><text:s/>“Boolean integer operations”.</text:p>
      <text:h text:style-name="Heading_20_2" text:outline-level="2"><text:bookmark-start text:name="_Ref282327953"/><text:bookmark-start text:name="_Toc4731004"/><text:bookmark-start text:name="__RefHeading___Toc45865_401020179"/>Boolean integer operations<text:bookmark-end text:name="_Ref282327953"/><text:bookmark-end text:name="_Toc4731004"/><text:bookmark-end text:name="__RefHeading___Toc45865_401020179"/></text:h>
      <text:p text:style-name="P40">expression = simple-expression [ relational-operator simple-expression ] .</text:p>
      <text:p text:style-name="P40">simple-expression = [ sign ] term { adding-operator term } .</text:p>
      <text:p text:style-name="P40">term = factor { multiplying-operator factor } .</text:p>
      <text:p text:style-name="P56">factor = variable-access | unsigned-constant | function-designator | type-identifier '(' expression ')' | set-constructor | '(' expression ')' | 'not' factor .</text:p>
      <text:p text:style-name="P40">multiplying-operator = '*' | '/' | 'div' | 'mod' | 'and' .</text:p>
      <text:p text:style-name="Standard">adding-operator = '+' | '-' | 'or' | 'xor' .</text:p>
      <text:p text:style-name="Standard">Besides the use of <text:span text:style-name="Reference_20_Char1">and</text:span>, <text:span text:style-name="Reference_20_Char1">or</text:span> and <text:span text:style-name="Reference_20_Char1">not</text:span> on Booleans in Pascal, Pascaline allows the use of <text:span text:style-name="Reference_20_Char1">and</text:span>, <text:span text:style-name="Reference_20_Char1">or</text:span> and <text:span text:style-name="Reference_20_Char1">not</text:span> with integer operands. The result is the bitwise 'and', ‘or’ or ‘not’of the bits in the integer.</text:p>
      <text:p text:style-name="Standard">Pascaline defines a new operator, <text:span text:style-name="Reference_20_Char1">xor</text:span>, which has the same precedence as <text:span text:style-name="Reference_20_Char1">and</text:span>. It gives the bitwise exclusive or of integers. It can also be used on boolean types, but in that case is equivalent to the operation a &lt;&gt; b.</text:p>
      <text:p text:style-name="Standard">Boolean operations on negative values are not defined, and may be treated as errors, caught at either compile time or run time, by the processor.</text:p>
      <text:p text:style-name="Standard"><text:soft-page-break/>The boolean integer <text:span text:style-name="Reference_20_Char1">or</text:span> operation is equivalent to:</text:p>
      <text:p text:style-name="P29"><text:span text:style-name="T16">function</text:span> bor(a, b: integer): integer;</text:p>
      <text:p text:style-name="P29"><text:s/></text:p>
      <text:p text:style-name="P29"><text:span text:style-name="T16">var</text:span> i, r, p: integer;</text:p>
      <text:p text:style-name="P29"><text:s/></text:p>
      <text:p text:style-name="P29" loext:marker-style-name="T16"><text:span text:style-name="T16">begin</text:span><text:span text:style-name="T16"/></text:p>
      <text:p text:style-name="P29"/>
      <text:p text:style-name="P29"><text:s text:c="3"/><text:span text:style-name="T16">if</text:span> (a &lt; 0) or (b &lt; 0) throw(NegativeInteger); </text:p>
      <text:p text:style-name="P29"><text:s text:c="3"/>r := 0; { clear result }</text:p>
      <text:p text:style-name="P29"><text:s text:c="3"/>p := 1; { set 1st power }</text:p>
      <text:p text:style-name="P29"><text:s text:c="3"/>i := maxint; { set maximium positive number }</text:p>
      <text:p text:style-name="P29"><text:s text:c="3"/><text:span text:style-name="T16">while</text:span> i &lt;&gt; 0 <text:span text:style-name="T16">do</text:span> <text:span text:style-name="T16">begin</text:span></text:p>
      <text:p text:style-name="P29"><text:s/></text:p>
      <text:p text:style-name="P29"><text:s text:c="6"/><text:span text:style-name="T16">if</text:span> odd(a) <text:span text:style-name="T16">or</text:span> odd(b) <text:span text:style-name="T16">then</text:span> r := r+p; { add in power }</text:p>
      <text:p text:style-name="P29"><text:s text:c="6"/>a := a <text:span text:style-name="T16">div</text:span> 2; { set next bits of operands }</text:p>
      <text:p text:style-name="P29"><text:s text:c="6"/>b := b <text:span text:style-name="T16">div</text:span> 2;</text:p>
      <text:p text:style-name="P29"><text:s text:c="6"/>i := i <text:span text:style-name="T16">div</text:span> 2; { count bits }</text:p>
      <text:p text:style-name="P29"><text:s text:c="6"/><text:span text:style-name="T16">if</text:span> i &gt; 0 <text:span text:style-name="T16">then</text:span> p := p*2 { find next power }</text:p>
      <text:p text:style-name="P29"><text:s/></text:p>
      <text:p text:style-name="P29"><text:s text:c="3"/><text:span text:style-name="T16">end</text:span>;</text:p>
      <text:p text:style-name="P29"><text:s text:c="3"/>bor := r { return result }</text:p>
      <text:p text:style-name="P29"><text:s/></text:p>
      <text:p text:style-name="P29"><text:span text:style-name="T16">end</text:span>;</text:p>
      <text:p text:style-name="Code1"/>
      <text:p text:style-name="Standard">The boolean integer <text:span text:style-name="Reference_20_Char1">and</text:span> operation is equivalent to:</text:p>
      <text:p text:style-name="Code1"><text:span text:style-name="T16">function</text:span> band(a, b: integer): integer;</text:p>
      <text:p text:style-name="Code1"><text:s/></text:p>
      <text:p text:style-name="Code1"><text:span text:style-name="T16">var</text:span> i, r, p: integer;</text:p>
      <text:p text:style-name="Code1"><text:s/></text:p>
      <text:p text:style-name="Code1" loext:marker-style-name="T16"><text:span text:style-name="T16">begin</text:span><text:span text:style-name="T16"/></text:p>
      <text:p text:style-name="Code1"><text:s/></text:p>
      <text:p text:style-name="P29"><text:s text:c="3"/><text:span text:style-name="T16">if</text:span> (a &lt; 0) <text:span text:style-name="T16">or</text:span> (b &lt; 0) throw(NegativeInteger); </text:p>
      <text:p text:style-name="Code1"><text:s text:c="3"/>r := 0; { clear result }</text:p>
      <text:p text:style-name="Code1"><text:s text:c="3"/>p := 1; { set 1st power }</text:p>
      <text:p text:style-name="Code1"><text:s text:c="3"/>i := maxint; { set maximum positive number }</text:p>
      <text:p text:style-name="Code1"><text:s text:c="3"/><text:span text:style-name="T16">while</text:span> i &lt;&gt; 0 <text:span text:style-name="T16">do</text:span> <text:span text:style-name="T16">begin</text:span></text:p>
      <text:p text:style-name="Code1"><text:s/></text:p>
      <text:p text:style-name="Code1"><text:s text:c="6"/><text:span text:style-name="T16">if</text:span> odd(a) <text:span text:style-name="T16">and</text:span> odd(b) <text:span text:style-name="T16">then</text:span> r := r+p; { add in power }</text:p>
      <text:p text:style-name="Code1"><text:s text:c="6"/>a := a <text:span text:style-name="T16">div</text:span> 2; { set next bits of operands }</text:p>
      <text:p text:style-name="Code1"><text:s text:c="6"/>b := b <text:span text:style-name="T16">div</text:span> 2;</text:p>
      <text:p text:style-name="Code1"><text:s text:c="6"/>i := i <text:span text:style-name="T16">div</text:span> 2; { count bits }</text:p>
      <text:p text:style-name="Code1"><text:s text:c="6"/><text:span text:style-name="T16">if</text:span> i &gt; 0 <text:span text:style-name="T16">then</text:span> p := p*2 { find next power }</text:p>
      <text:p text:style-name="Code1"><text:s/></text:p>
      <text:p text:style-name="Code1"><text:s text:c="3"/><text:span text:style-name="T16">end</text:span>;</text:p>
      <text:p text:style-name="Code1"><text:s text:c="3"/>band := r { return result }</text:p>
      <text:p text:style-name="Code1"><text:s/></text:p>
      <text:p text:style-name="Code1"><text:span text:style-name="T16">end</text:span>;</text:p>
      <text:p text:style-name="Code1"><text:soft-page-break/></text:p>
      <text:p text:style-name="Standard">The boolean integer <text:span text:style-name="Reference_20_Char1">xor</text:span> operation is equivalent to:</text:p>
      <text:p text:style-name="Code1"><text:span text:style-name="T16">function</text:span> bxor(a, b: integer): integer;</text:p>
      <text:p text:style-name="Code1"><text:s/></text:p>
      <text:p text:style-name="Code1"><text:span text:style-name="T16">var</text:span> i, r, p: integer;</text:p>
      <text:p text:style-name="Code1"><text:s/></text:p>
      <text:p text:style-name="Code1" loext:marker-style-name="T16"><text:span text:style-name="T16">begin</text:span><text:span text:style-name="T16"/></text:p>
      <text:p text:style-name="Code1"><text:s/></text:p>
      <text:p text:style-name="P29"><text:s text:c="3"/><text:span text:style-name="T16">if</text:span> (a &lt; 0) <text:span text:style-name="T16">or</text:span> (b &lt; 0) throw(NegativeInteger); </text:p>
      <text:p text:style-name="Code1"><text:s text:c="3"/>r := 0; { clear result }</text:p>
      <text:p text:style-name="Code1"><text:s text:c="3"/>p := 1; { set 1st power }</text:p>
      <text:p text:style-name="Code1"><text:s text:c="3"/>i := maxint; { set maximum positive number }</text:p>
      <text:p text:style-name="Code1"><text:s text:c="3"/><text:span text:style-name="T16">while</text:span> i &lt;&gt; 0 <text:span text:style-name="T16">do</text:span> <text:span text:style-name="T16">begin</text:span></text:p>
      <text:p text:style-name="Code1"><text:s/></text:p>
      <text:p text:style-name="Code1"><text:s text:c="6"/><text:span text:style-name="T16">if</text:span> odd(a) &lt;&gt; odd(b) <text:span text:style-name="T16">then</text:span> r := r+p; { add in power }</text:p>
      <text:p text:style-name="Code1"><text:s text:c="6"/>a := a <text:span text:style-name="T16">div</text:span> 2; { set next bits of operands }</text:p>
      <text:p text:style-name="Code1"><text:s text:c="6"/>b := b <text:span text:style-name="T16">div</text:span> 2;</text:p>
      <text:p text:style-name="Code1"><text:s text:c="6"/>i := i <text:span text:style-name="T16">div</text:span> 2; { count bits }</text:p>
      <text:p text:style-name="Code1"><text:s text:c="6"/><text:span text:style-name="T16">if</text:span> i &gt; 0 <text:span text:style-name="T16">then</text:span> p := p*2 { find next power }</text:p>
      <text:p text:style-name="Code1"><text:s/></text:p>
      <text:p text:style-name="Code1"><text:s text:c="3"/><text:span text:style-name="T16">end</text:span>;</text:p>
      <text:p text:style-name="Code1"><text:s text:c="3"/>bxor := r { return result }</text:p>
      <text:p text:style-name="Code1"><text:s/></text:p>
      <text:p text:style-name="Code1"><text:span text:style-name="T16">end</text:span>;</text:p>
      <text:p text:style-name="Code1"/>
      <text:h text:style-name="Heading_20_2" text:outline-level="2"><text:bookmark-start text:name="__RefHeading___Toc45867_401020179"/>v<text:bookmark-start text:name="_Toc4731005"/>iew and out parameters<text:bookmark-end text:name="__RefHeading___Toc45867_401020179"/><text:bookmark-end text:name="_Toc4731005"/></text:h>
      <text:p text:style-name="P40">formal-parameter-list = '(' formal-parameter-section { ';' formal-parameter-section } ')' .</text:p>
      <text:p text:style-name="P42">formal-parameter-section = value-parameter-specification | variable-parameter-specification | view-parameter-specification | out-parameter-specification | procedural-parameter-specification | functional-parameter-specification .</text:p>
      <text:p text:style-name="P40">value-parameter-specification = identifier-list ':' type-identifier .</text:p>
      <text:p text:style-name="P40">variable-parameter-specification = 'var' identifier-list ':' type-identifier .</text:p>
      <text:p text:style-name="P40">view-parameter-specification = 'view' identifier-list ':' type-identifier .</text:p>
      <text:p text:style-name="P40">out-parameter-specification = 'out' identifier-list ':' type-identifier .</text:p>
      <text:p text:style-name="P40">procedural-parameter-specification = procedure-heading .</text:p>
      <text:p text:style-name="Standard">functional-parameter-specification = function-heading .</text:p>
      <text:p text:style-name="Standard">A parameter to a procedure or function has a type and a "mode", that indicates the method of its passage.</text:p>
      <text:p text:style-name="Standard">Besides the Pascal parameter modes of <text:span text:style-name="Reference_20_Char1">var</text:span> and value, Pascaline adds a mode introduced by <text:span text:style-name="Reference_20_Char1">view</text:span>:</text:p>
      <text:p text:style-name="P29"><text:soft-page-break/><text:span text:style-name="T16">program</text:span> p(output);</text:p>
      <text:p text:style-name="P29"/>
      <text:p text:style-name="P29"><text:span text:style-name="T16">type</text:span> a = <text:span text:style-name="T16">packed</text:span> <text:span text:style-name="T16">array</text:span> [1..40] <text:span text:style-name="T16">of</text:span> char;</text:p>
      <text:p text:style-name="P29"/>
      <text:p text:style-name="P29"><text:span text:style-name="T16">procedure</text:span> x(<text:span text:style-name="T16">view</text:span> b: a);</text:p>
      <text:p text:style-name="P29"/>
      <text:p text:style-name="P29" loext:marker-style-name="T16"><text:span text:style-name="T16">begin</text:span><text:span text:style-name="T16"/></text:p>
      <text:p text:style-name="P29"/>
      <text:p text:style-name="P29"><text:s text:c="3"/>! use, but don’t change, b</text:p>
      <text:p text:style-name="P29"><text:s text:c="3"/>write('The string is: ', a)</text:p>
      <text:p text:style-name="P29"/>
      <text:p text:style-name="P29"><text:span text:style-name="T16">end</text:span>;</text:p>
      <text:p text:style-name="P29"/>
      <text:p text:style-name="P29" loext:marker-style-name="T16"><text:span text:style-name="T16">begin</text:span><text:span text:style-name="T16"/></text:p>
      <text:p text:style-name="P29"><text:span text:style-name="T16">end</text:span>.</text:p>
      <text:p text:style-name="P29"/>
      <text:p text:style-name="Standard"><text:span text:style-name="Reference_20_Char1">view</text:span> parameters have the same characteristics as value parameters, and can be treated identically to value parameters. A <text:span text:style-name="Reference_20_Char1">view</text:span> parameter cannot be modified or "threatened" in the procedure or function it belongs to. The meaning of "threatened" is the same as for <text:span text:style-name="Reference_20_Char1">for</text:span> index variables of ISO 7185 6.8.3.9, and means that the parameter cannot be assigned, used as an index in a <text:span text:style-name="Reference_20_Char1">for</text:span> loop, or passed to another routine as a <text:span text:style-name="Reference_20_Char1">var</text:span> parameter.</text:p>
      <text:p text:style-name="Standard"><text:span text:style-name="Reference_20_Char1">view</text:span> parameters enable the underlying implementation to create more efficient code in many cases. If the above example was:</text:p>
      <text:p text:style-name="P29"><text:span text:style-name="T16">program</text:span> p;</text:p>
      <text:p text:style-name="P29"/>
      <text:p text:style-name="P29"><text:span text:style-name="T16">type</text:span> a = <text:span text:style-name="T16">packed</text:span> <text:span text:style-name="T16">array</text:span> [1..40] <text:span text:style-name="T16">of</text:span> char;</text:p>
      <text:p text:style-name="P29"/>
      <text:p text:style-name="P29"><text:span text:style-name="T16">procedure</text:span> x(b: a);</text:p>
      <text:p text:style-name="P29"/>
      <text:p text:style-name="P29" loext:marker-style-name="T16"><text:span text:style-name="T16">begin</text:span><text:span text:style-name="T16"/></text:p>
      <text:p text:style-name="P29"/>
      <text:p text:style-name="P29"><text:s text:c="3"/>! use, but don’t change, b</text:p>
      <text:p text:style-name="P29"><text:s text:c="3"/>write('The string is: ', a)</text:p>
      <text:p text:style-name="P29"/>
      <text:p text:style-name="P29"><text:span text:style-name="T16">end</text:span>;</text:p>
      <text:p text:style-name="P29"/>
      <text:p text:style-name="P29" loext:marker-style-name="T16"><text:span text:style-name="T16">begin</text:span><text:span text:style-name="T16"/></text:p>
      <text:p text:style-name="P29"><text:span text:style-name="T16">end</text:span>.</text:p>
      <text:p text:style-name="P29"/>
      <text:p text:style-name="Standard">The code would have to copy the actual parameter to <text:span text:style-name="Reference_20_Char1">b</text:span>, which can be very inefficient for large arrays. The use of the <text:span text:style-name="Reference_20_Char1">view</text:span> parameter allows the system to treat the parameter as a <text:span text:style-name="Reference_20_Char1">var</text:span> parameter, but allow any expression to be passed as a value parameter would.</text:p>
      <text:p text:style-name="Standard">An <text:span text:style-name="Reference_20_Char1">out</text:span> parameter is functionally identical to a <text:span text:style-name="Reference_20_Char1">var</text:span> parameter except that it indicates that the parameter will be used only to return results to the caller, and that the contents of the variable passed will not be initialized on entry. This allows the processor to check for accesses to the variable before it has been assigned.</text:p>
      <text:p text:style-name="P29"><text:soft-page-break/><text:span text:style-name="T16">program</text:span> p;</text:p>
      <text:p text:style-name="P29"/>
      <text:p text:style-name="P29"><text:span text:style-name="T16">type</text:span> a = <text:span text:style-name="T16">packed</text:span> <text:span text:style-name="T16">array</text:span> [1..100] <text:span text:style-name="T16">of</text:span> char;</text:p>
      <text:p text:style-name="P29"/>
      <text:p text:style-name="P29"><text:span text:style-name="T16">procedure</text:span> x(<text:span text:style-name="T16">out</text:span> b: a);</text:p>
      <text:p text:style-name="P29"/>
      <text:p text:style-name="P29" loext:marker-style-name="T16"><text:span text:style-name="T16">begin</text:span><text:span text:style-name="T16"/></text:p>
      <text:p text:style-name="P29"/>
      <text:p text:style-name="P29"><text:s text:c="3"/>{ set new contents for the array }</text:p>
      <text:p text:style-name="P29"><text:s text:c="3"/><text:span text:style-name="T16">for</text:span> i := 1 <text:span text:style-name="T16">to</text:span> 100 <text:span text:style-name="T16">do</text:span> b[i] := i+10</text:p>
      <text:p text:style-name="P29"/>
      <text:p text:style-name="P29"><text:span text:style-name="T16">end</text:span>;</text:p>
      <text:p text:style-name="P29"/>
      <text:p text:style-name="P29" loext:marker-style-name="T16"><text:span text:style-name="T16">begin</text:span><text:span text:style-name="T16"/></text:p>
      <text:p text:style-name="P29"><text:span text:style-name="T16">end</text:span>.</text:p>
      <text:p text:style-name="Standard"/>
      <text:h text:style-name="Heading_20_2" text:outline-level="2"><text:bookmark-start text:name="_Toc4731006"/><text:bookmark-start text:name="__RefHeading___Toc45869_401020179"/>Extended case statements<text:bookmark-end text:name="_Toc4731006"/><text:bookmark-end text:name="__RefHeading___Toc45869_401020179"/></text:h>
      <text:p text:style-name="P40">case-statement = 'case' case-index 'of' case-list-element { ';' case-list-element } [ ';' ] 'end' .</text:p>
      <text:p text:style-name="P40">case-list-element = case-list-statement | case-list-default .</text:p>
      <text:p text:style-name="P40">case-list-statement = case-constant-list ':' statement .</text:p>
      <text:p text:style-name="P40">case-list-default = 'else' statement .</text:p>
      <text:p text:style-name="P40">case-constant-list = case-constant-range { ',' case-constant-range } .</text:p>
      <text:p text:style-name="P40">case-constant-range = case-constant [ '..' case-constant ] .</text:p>
      <text:p text:style-name="Standard">case-index = expression .</text:p>
      <text:p text:style-name="Standard">A case statement can feature an <text:span text:style-name="Reference_20_Char1">else</text:span> clause at the end of all case selects for a given case statement:</text:p>
      <text:p text:style-name="P29"><text:soft-page-break/><text:span text:style-name="T16">program</text:span> p(input, output);</text:p>
      <text:p text:style-name="P29"/>
      <text:p text:style-name="P29"><text:span text:style-name="T16">var</text:span> y: integer;</text:p>
      <text:p text:style-name="P29"/>
      <text:p text:style-name="P29" loext:marker-style-name="T16"><text:span text:style-name="T16">begin</text:span><text:span text:style-name="T16"/></text:p>
      <text:p text:style-name="P29"/>
      <text:p text:style-name="P29"><text:s text:c="3"/>readln(y);</text:p>
      <text:p text:style-name="P29"><text:s text:c="3"/><text:span text:style-name="T16">case</text:span> y <text:span text:style-name="T16">of</text:span></text:p>
      <text:p text:style-name="P29"/>
      <text:p text:style-name="P29"><text:s text:c="6"/>1: write('one');</text:p>
      <text:p text:style-name="P29"><text:s text:c="6"/>2: write('two')</text:p>
      <text:p text:style-name="P29"><text:s text:c="6"/><text:span text:style-name="T16">else</text:span> write('value unknown')</text:p>
      <text:p text:style-name="P29"/>
      <text:p text:style-name="P29" loext:marker-style-name="T16"><text:s text:c="3"/><text:span text:style-name="T16">end</text:span><text:span text:style-name="T16"/></text:p>
      <text:p text:style-name="P29"/>
      <text:p text:style-name="P29"><text:span text:style-name="T16">end</text:span>.</text:p>
      <text:p text:style-name="P29"/>
      <text:p text:style-name="Standard">Is equivalent to:</text:p>
      <text:p text:style-name="P29"><text:span text:style-name="T16">program</text:span> p(input, output);</text:p>
      <text:p text:style-name="P29"/>
      <text:p text:style-name="P29"><text:span text:style-name="T16">var</text:span> y: integer;</text:p>
      <text:p text:style-name="P29"/>
      <text:p text:style-name="P29" loext:marker-style-name="T16"><text:span text:style-name="T16">begin</text:span><text:span text:style-name="T16"/></text:p>
      <text:p text:style-name="P29"/>
      <text:p text:style-name="P29"><text:s text:c="3"/>readln(y);</text:p>
      <text:p text:style-name="P29"><text:s text:c="3"/><text:span text:style-name="T16">if</text:span> (y &lt;= 0) <text:span text:style-name="T16">or</text:span> (y &gt; 2) <text:span text:style-name="T16">then</text:span> write('value unknown')</text:p>
      <text:p text:style-name="P29"><text:s text:c="3"/><text:span text:style-name="T16">else</text:span> <text:span text:style-name="T16">case</text:span> y <text:span text:style-name="T16">of</text:span></text:p>
      <text:p text:style-name="P29"/>
      <text:p text:style-name="P29"><text:s text:c="6"/>1: write('one');</text:p>
      <text:p text:style-name="P29"><text:s text:c="6"/>2: write('two')</text:p>
      <text:p text:style-name="P29"/>
      <text:p text:style-name="P29" loext:marker-style-name="T16"><text:s text:c="3"/><text:span text:style-name="T16">end</text:span><text:span text:style-name="T16"/></text:p>
      <text:p text:style-name="P29"/>
      <text:p text:style-name="P29"><text:span text:style-name="T16">end</text:span>.</text:p>
      <text:p text:style-name="P29"/>
      <text:p text:style-name="Standard">The statement indicated as <text:span text:style-name="Reference_20_Char1">else</text:span> will be executed if the case select value does not match any of the values in the case list.</text:p>
      <text:p text:style-name="Standard">A case select value can appear as a range of values:</text:p>
      <text:p text:style-name="P39" loext:marker-style-name="T22"><text:soft-page-break/><text:span text:style-name="T23">program</text:span><text:span text:style-name="T22"> x;</text:span></text:p>
      <text:p text:style-name="P80" loext:marker-style-name="T22"/>
      <text:p text:style-name="P39" loext:marker-style-name="T22"><text:span text:style-name="T23">var</text:span><text:span text:style-name="T22"> y: integer;</text:span></text:p>
      <text:p text:style-name="P80" loext:marker-style-name="T22"/>
      <text:p text:style-name="P39" loext:marker-style-name="T16"><text:span text:style-name="T16">begin</text:span><text:span text:style-name="T16"/></text:p>
      <text:p text:style-name="P39"/>
      <text:p text:style-name="P39"><text:s text:c="3"/><text:span text:style-name="T16">case</text:span> x <text:span text:style-name="T16">of</text:span></text:p>
      <text:p text:style-name="P39"/>
      <text:p text:style-name="P39"><text:s text:c="6"/>1: write('one');</text:p>
      <text:p text:style-name="P39"><text:s text:c="6"/>2: write('two');</text:p>
      <text:p text:style-name="P39"><text:s text:c="6"/>3..5: write('three to five')</text:p>
      <text:p text:style-name="P39"/>
      <text:p text:style-name="P39" loext:marker-style-name="T16"><text:s text:c="3"/><text:span text:style-name="T16">end</text:span><text:span text:style-name="T16"/></text:p>
      <text:p text:style-name="P39"/>
      <text:p text:style-name="Code1"><text:span text:style-name="T16">end</text:span>.</text:p>
      <text:p text:style-name="Code1"/>
      <text:p text:style-name="Standard">Is equivalent to:</text:p>
      <text:p text:style-name="P29"><text:span text:style-name="T16">program</text:span> p;</text:p>
      <text:p text:style-name="P29"/>
      <text:p text:style-name="P29"><text:span text:style-name="T16">var</text:span> y: integer;</text:p>
      <text:p text:style-name="P29"/>
      <text:p text:style-name="P29" loext:marker-style-name="T16"><text:span text:style-name="T16">begin</text:span><text:span text:style-name="T16"/></text:p>
      <text:p text:style-name="P29"/>
      <text:p text:style-name="P29"><text:s text:c="3"/>{ statements that set y }<text:line-break/></text:p>
      <text:p text:style-name="P29"><text:s text:c="3"/><text:span text:style-name="T16">case</text:span> y <text:span text:style-name="T16">of</text:span></text:p>
      <text:p text:style-name="P29"/>
      <text:p text:style-name="P29"><text:s text:c="6"/>1: write('one');</text:p>
      <text:p text:style-name="P29"><text:s text:c="6"/>2: write('two');</text:p>
      <text:p text:style-name="P29"><text:s text:c="6"/>3, 4, 5: write('three to five')</text:p>
      <text:p text:style-name="P29"/>
      <text:p text:style-name="P29" loext:marker-style-name="T16"><text:s text:c="3"/><text:span text:style-name="T16">end</text:span><text:span text:style-name="T16"/></text:p>
      <text:p text:style-name="P29"/>
      <text:p text:style-name="P29"><text:span text:style-name="T16">end</text:span>.</text:p>
      <text:p text:style-name="code"/>
      <text:h text:style-name="Heading_20_2" text:outline-level="2"><text:bookmark-start text:name="_Toc4731007"/><text:bookmark-start text:name="__RefHeading___Toc45871_401020179"/>Variant record case ranges<text:bookmark-end text:name="_Toc4731007"/><text:bookmark-end text:name="__RefHeading___Toc45871_401020179"/></text:h>
      <text:p text:style-name="Standard">The case constants on a variant record specification can appear as ranges:</text:p>
      <text:p text:style-name="Standard">record-type = 'record' field-list 'end' .</text:p>
      <text:p text:style-name="Standard">field-list = [ ( fixed-part [ ';' variant-part ] | variant-part ) [ ';' ] ] .</text:p>
      <text:p text:style-name="Standard">variant-part = 'case' variant-selector 'of' variant { ';' variant } .</text:p>
      <text:p text:style-name="Standard">variant = case-constant-list ':' '(' field-list ')' .</text:p>
      <text:p text:style-name="Standard">case-constant-list = case-constant-range { ',' case-constant-range } .</text:p>
      <text:p text:style-name="Standard"><text:soft-page-break/>case-constant-range = case-constant [ '..' case-constant ] .</text:p>
      <text:p text:style-name="Standard"/>
      <text:p text:style-name="P29"><text:span text:style-name="T16">program</text:span> p;</text:p>
      <text:p text:style-name="P29"/>
      <text:p text:style-name="P29"><text:span text:style-name="T16">type</text:span> sr = 1..5;</text:p>
      <text:p text:style-name="P29"/>
      <text:p text:style-name="P29"><text:span text:style-name="T16">var</text:span> r: <text:span text:style-name="T16">record</text:span></text:p>
      <text:p text:style-name="P29"/>
      <text:p text:style-name="P29"><text:s text:c="10"/>i: integer;</text:p>
      <text:p text:style-name="P29"><text:s text:c="10"/><text:span text:style-name="T16">case</text:span> s: sr <text:span text:style-name="T16">of</text:span></text:p>
      <text:p text:style-name="P29"/>
      <text:p text:style-name="P29"><text:s text:c="13"/>1: (q: integer; b: boolean);</text:p>
      <text:p text:style-name="P29"><text:s text:c="13"/>2: (z: real; t: array 10 of integer);</text:p>
      <text:p text:style-name="P29"><text:s text:c="13"/>3..5: (o: set of char; j: integer)</text:p>
      <text:p text:style-name="P29"/>
      <text:p text:style-name="P29"><text:s text:c="7"/><text:span text:style-name="T16">end</text:span>;</text:p>
      <text:p text:style-name="P29"/>
      <text:p text:style-name="P29" loext:marker-style-name="T16"><text:span text:style-name="T16">begin</text:span><text:span text:style-name="T16"/></text:p>
      <text:p text:style-name="P29"><text:span text:style-name="T16">end</text:span>.</text:p>
      <text:p text:style-name="Code1"/>
      <text:p text:style-name="Standard">Is equivalent to:</text:p>
      <text:p text:style-name="P29"><text:span text:style-name="T16">program</text:span> p;</text:p>
      <text:p text:style-name="P29"/>
      <text:p text:style-name="P29"><text:span text:style-name="T16">type</text:span> sr = 1..5;</text:p>
      <text:p text:style-name="P29"/>
      <text:p text:style-name="P29"><text:span text:style-name="T16">var</text:span> r: <text:span text:style-name="T16">record</text:span></text:p>
      <text:p text:style-name="P29"/>
      <text:p text:style-name="P29"><text:s text:c="10"/>i: integer;</text:p>
      <text:p text:style-name="P29"><text:s text:c="10"/><text:span text:style-name="T16">case</text:span> s: sr <text:span text:style-name="T16">of</text:span></text:p>
      <text:p text:style-name="P29"/>
      <text:p text:style-name="P29"><text:s text:c="13"/>1: (q: integer; b: boolean);</text:p>
      <text:p text:style-name="P29"><text:s text:c="13"/>2: (z: real; t: array 10 of integer);</text:p>
      <text:p text:style-name="P29"><text:s text:c="13"/>3, 4, 5: (o: set of char; j: integer)</text:p>
      <text:p text:style-name="P29"/>
      <text:p text:style-name="P29"><text:s text:c="7"/><text:span text:style-name="T16">end</text:span>;</text:p>
      <text:p text:style-name="P29"/>
      <text:p text:style-name="P29" loext:marker-style-name="T16"><text:span text:style-name="T16">begin</text:span><text:span text:style-name="T16"/></text:p>
      <text:p text:style-name="P29"><text:span text:style-name="T16">end</text:span>.</text:p>
      <text:p text:style-name="Code1"/>
      <text:p text:style-name="Standard">Notes:</text:p>
      <text:list text:style-name="WWNum38">
        <text:list-item>
          <text:p text:style-name="P156">For each case range, the starting constant must be less than or equal to the ending constant.</text:p>
        </text:list-item>
        <text:list-item>
          <text:p text:style-name="P156">The ISO 7185 Pascal requirement that all values of the tagfield be present remains.</text:p>
        </text:list-item>
      </text:list>
      <text:h text:style-name="Heading_20_2" text:outline-level="2"><text:bookmark-start text:name="_Toc4731008"/><text:bookmark-start text:name="__RefHeading___Toc45873_401020179"/><text:soft-page-break/>Array type shorthand<text:bookmark-end text:name="_Toc4731008"/><text:bookmark-end text:name="__RefHeading___Toc45873_401020179"/></text:h>
      <text:p text:style-name="P40">array-type = 'array' [ dimension-specifier ] 'of' component-type .</text:p>
      <text:p text:style-name="P40">dimension-specifier = index-specifier | range-specifier .</text:p>
      <text:p text:style-name="P40">index-specifier = '[' index-type { ',' index-type } ']' .</text:p>
      <text:p text:style-name="Standard">range-specifier = unsigned-integer { ',' unsigned-integer } .</text:p>
      <text:p text:style-name="Standard">Pascaline features a special declaration format for the most common case of integer indexed arrays:</text:p>
      <text:p text:style-name="Code1"><text:span text:style-name="T16">type</text:span> x = <text:span text:style-name="T16">packed</text:span> <text:span text:style-name="T16">array</text:span> 10 <text:span text:style-name="T16">of</text:span> char;</text:p>
      <text:p text:style-name="Code1"><text:span text:style-name="T16">type</text:span> y = <text:span text:style-name="T16">array</text:span> 20,10 <text:span text:style-name="T16">of</text:span> integer;</text:p>
      <text:p text:style-name="Code1"/>
      <text:p text:style-name="Standard">are equivalent to:</text:p>
      <text:p text:style-name="Code1"><text:span text:style-name="T16">type</text:span> x = <text:span text:style-name="T16">packed</text:span> <text:span text:style-name="T16">array</text:span> [1..10] <text:span text:style-name="T16">of</text:span> char;</text:p>
      <text:p text:style-name="Code1"><text:span text:style-name="T16">type</text:span> y = <text:span text:style-name="T16">array</text:span> [1..20,1..10] <text:span text:style-name="T16">of</text:span> integer;</text:p>
      <text:p text:style-name="Code1"/>
      <text:p text:style-name="Standard">Denoting an array index by size, instead of by an index specification, uses a different syntax, without the '[' and ']' characters, to make it clear what kind of array specification is being used.</text:p>
      <text:h text:style-name="Heading_20_2" text:outline-level="2"><text:bookmark-start text:name="_Toc4731009"/><text:bookmark-start text:name="__RefHeading___Toc45875_401020179"/>Container arrays<text:bookmark-end text:name="_Toc4731009"/><text:bookmark-end text:name="__RefHeading___Toc45875_401020179"/></text:h>
      <text:p text:style-name="Standard">array-type = 'array' [ dimension-specifier ] 'of' component-type .</text:p>
      <text:p text:style-name="Standard">The specification of only fixed arrays in ISO 7185 Pascal caused several practical issues with the language. Pascaline has the concept of "container arrays", which are array types specified without index specifications.</text:p>
      <text:p text:style-name="Code1"><text:span text:style-name="T16">type</text:span> a = <text:span text:style-name="T16">array</text:span> <text:span text:style-name="T16">of</text:span> integer;</text:p>
      <text:p text:style-name="Code1"/>
      <text:p text:style-name="Standard">Container arrays are a "template type" which cannot be used to directly specify a static variable without qualification. For example:</text:p>
      <text:p text:style-name="Code1">{ incorrect example }</text:p>
      <text:p text:style-name="Code1"/>
      <text:p text:style-name="Code1"><text:span text:style-name="T16">program</text:span> p;</text:p>
      <text:p text:style-name="Code1"/>
      <text:p text:style-name="Code1"><text:span text:style-name="T16">type</text:span> a = <text:span text:style-name="T16">array</text:span> <text:span text:style-name="T16">of</text:span> integer;</text:p>
      <text:p text:style-name="Code1"/>
      <text:p text:style-name="Code1"><text:span text:style-name="T16">var</text:span> b: a;</text:p>
      <text:p text:style-name="Code1"/>
      <text:p text:style-name="Code1" loext:marker-style-name="T16"><text:span text:style-name="T16">begin</text:span><text:span text:style-name="T16"/></text:p>
      <text:p text:style-name="Code1"><text:span text:style-name="T16">end</text:span>.</text:p>
      <text:p text:style-name="Code1"/>
      <text:p text:style-name="Standard">Would not be correct because type <text:span text:style-name="Reference_20_Char1">a</text:span> does not contain enough information, namely the size of the array, to define the static variable <text:span text:style-name="Reference_20_Char1">b</text:span>.</text:p>
      <text:p text:style-name="Standard">The power of container arrays is their ability to be bound to a fully defined static array at a time later than when the program is compiled. This can happen in three different ways:</text:p>
      <text:list text:style-name="WWNum3">
        <text:list-item>
          <text:p text:style-name="P158"><text:soft-page-break/>When a parameter is accepted for a procedure or function.</text:p>
        </text:list-item>
        <text:list-item>
          <text:p text:style-name="P158">As a result of the creation of an anonymous array in dynamic storage.</text:p>
        </text:list-item>
        <text:list-item>
          <text:p text:style-name="P157">By use of a parameterized variable declaration (see <text:bookmark-ref text:reference-format="number" text:ref-name="_Ref282334589">6.14</text:bookmark-ref><text:s/>“Parameterized variables”).</text:p>
        </text:list-item>
      </text:list>
      <text:p text:style-name="Standard">It is important to understand that Pascaline does not specify what are called "dynamic arrays", which is the ability to resize an array at runtime. <text:s/>Pascaline simply provides the means to create fixed arrays of any size at runtime and bind to them, or to create generate purpose procedures or functions that can bind to any size array at runtime. This distinction may seem to be unnecessary, but in practice it dramatically simplifies implementation of the concept.</text:p>
      <text:p text:style-name="Standard">Container types can have multiple index levels:</text:p>
      <text:p text:style-name="Code1"><text:span text:style-name="T16">type</text:span> a = <text:span text:style-name="T16">array of array of array of</text:span> boolean;</text:p>
      <text:p text:style-name="Code1"/>
      <text:p text:style-name="Standard">Container array types are compatible with other container and fixed array types that:</text:p>
      <text:list text:style-name="WWNum4">
        <text:list-item>
          <text:p text:style-name="P160">Have the same base types.</text:p>
        </text:list-item>
        <text:list-item>
          <text:p text:style-name="P160">Have the same packed/unpacked status.</text:p>
        </text:list-item>
        <text:list-item>
          <text:p text:style-name="P159">Have the same number of index levels.</text:p>
        </text:list-item>
      </text:list>
      <text:p text:style-name="Standard">Thus, the following types are compatible:</text:p>
      <text:p text:style-name="Code1"><text:span text:style-name="T16">type</text:span> a = <text:span text:style-name="T16">packed</text:span> <text:span text:style-name="T16">array</text:span> [1..100] <text:span text:style-name="T16">of</text:span> char;</text:p>
      <text:p text:style-name="Code1"/>
      <text:p text:style-name="P40">and</text:p>
      <text:p text:style-name="Code1"><text:span text:style-name="T16">type</text:span> b = <text:span text:style-name="T16">packed</text:span> <text:span text:style-name="T16">array</text:span> <text:span text:style-name="T16">of</text:span> char;</text:p>
      <text:p text:style-name="Code1"/>
      <text:p text:style-name="Code1"><text:span text:style-name="T16">type</text:span> a = <text:span text:style-name="T16">array</text:span> [1..10, 1..100] <text:span text:style-name="T16">of</text:span> integer;</text:p>
      <text:p text:style-name="Code1"/>
      <text:p text:style-name="P40">and</text:p>
      <text:p text:style-name="Code1"><text:span text:style-name="T16">type</text:span> b = <text:span text:style-name="T16">array</text:span> <text:span text:style-name="T16">of</text:span> <text:span text:style-name="T16">array</text:span> <text:span text:style-name="T16">of</text:span> integer;</text:p>
      <text:p text:style-name="Code1"/>
      <text:p text:style-name="Standard">A container array can be used for a procedure or function parameter:</text:p>
      <text:p text:style-name="Code1"><text:span text:style-name="T16">type</text:span> string = <text:span text:style-name="T16">packed</text:span> <text:span text:style-name="T16">array</text:span> <text:span text:style-name="T16">of</text:span> char;</text:p>
      <text:p text:style-name="Code1"/>
      <text:p text:style-name="Code1"><text:span text:style-name="T16">procedure</text:span> x(<text:span text:style-name="T16">var</text:span> s: string);</text:p>
      <text:p text:style-name="Code1"/>
      <text:p text:style-name="Standard">And can use any mode.</text:p>
      <text:p text:style-name="P39"><text:soft-page-break/><text:span text:style-name="T16">program</text:span> p;</text:p>
      <text:p text:style-name="P39"/>
      <text:p text:style-name="P39"><text:span text:style-name="T16">type</text:span> a = <text:span text:style-name="T16">packed</text:span> <text:span text:style-name="T16">array</text:span> [1..40] <text:span text:style-name="T16">of</text:span> char;</text:p>
      <text:p text:style-name="P39"/>
      <text:p text:style-name="P39"><text:span text:style-name="T16">procedure</text:span> b(c: a; <text:span text:style-name="T16">var</text:span> d: a; <text:span text:style-name="T16">view</text:span> e: a);</text:p>
      <text:p text:style-name="P39"/>
      <text:p text:style-name="P39" loext:marker-style-name="T16"><text:span text:style-name="T16">begin</text:span><text:span text:style-name="T16"/></text:p>
      <text:p text:style-name="P39"/>
      <text:p text:style-name="P39"><text:s text:c="3"/>writeln(‘Copy is: ‘, c, ‘ actual variable is: ‘, d,</text:p>
      <text:p text:style-name="P39"><text:s text:c="11"/>‘ view is: ‘, e)</text:p>
      <text:p text:style-name="P39"/>
      <text:p text:style-name="P39"><text:span text:style-name="T16">end</text:span>;</text:p>
      <text:p text:style-name="P39"/>
      <text:p text:style-name="P39" loext:marker-style-name="T16"><text:span text:style-name="T16">begin</text:span><text:span text:style-name="T16"/></text:p>
      <text:p text:style-name="Code1"><text:span text:style-name="T16">end</text:span>.</text:p>
      <text:p text:style-name="Code1"/>
      <text:p text:style-name="Standard">As with ISO 7185 Pascal array parameters, if the parameter is passed by value, there can be considerable expense associated with copying the array to private location for the procedure or function.</text:p>
      <text:p text:style-name="Standard">When container arrays are used as <text:span text:style-name="Reference_20_Char1">var</text:span> parameters, they are simply serving as holders for an existing array. In this case, the array was created elsewhere in the code and the parameter simply points to it. In the case of value parameters, the array is created anew in a private location, and the existing array copied to it. In both cases, the information needed to complete the template for the array exists elsewhere.</text:p>
      <text:p text:style-name="Standard">Another way to allocate a container array is to use <text:span text:style-name="Reference_20_Char1">new</text:span> to allocate it dynamically:</text:p>
      <text:p text:style-name="Code1"><text:span text:style-name="T16">program</text:span> p;</text:p>
      <text:p text:style-name="Code1"/>
      <text:p text:style-name="Code1"><text:span text:style-name="T16">type</text:span> ap = ^a;</text:p>
      <text:p text:style-name="Code1"><text:s text:c="5"/>a <text:s/>= <text:span text:style-name="T16">packed</text:span> <text:span text:style-name="T16">array</text:span> <text:span text:style-name="T16">of</text:span> char;</text:p>
      <text:p text:style-name="Code1"/>
      <text:p text:style-name="Code1"><text:span text:style-name="T16">var</text:span> b: ap;</text:p>
      <text:p text:style-name="Code1"/>
      <text:p text:style-name="Code1" loext:marker-style-name="T16"><text:span text:style-name="T16">begin</text:span><text:span text:style-name="T16"/></text:p>
      <text:p text:style-name="Code1"/>
      <text:p text:style-name="Code1"><text:s text:c="3"/>new(b, 10);</text:p>
      <text:p text:style-name="Code1"><text:s text:c="3"/>b := 'hi there <text:s/>';</text:p>
      <text:p text:style-name="Code1"/>
      <text:p text:style-name="Code1"><text:span text:style-name="T16">end</text:span>.</text:p>
      <text:p text:style-name="Code1"/>
      <text:p text:style-name="Standard">The call of <text:span text:style-name="Reference_20_Char1">new</text:span> must specify the size of all indices, in the same order as the indices appear in the declaration. The parameters can be any expression. The call of <text:span text:style-name="Reference_20_Char1">dispose</text:span> does not specify the indices of the array.</text:p>
      <text:p text:style-name="Standard">Container arrays have the property that they are free of index typing. Container arrays are considered to be compatible with other arrays (standard or container) that have the same number of base elements and packing status.</text:p>
      <text:p text:style-name="Standard"><text:soft-page-break/>This means that the following assignments are possible:</text:p>
      <text:p text:style-name="P29"><text:span text:style-name="T16">program</text:span> p;</text:p>
      <text:p text:style-name="P29"/>
      <text:p text:style-name="P29"><text:span text:style-name="T16">type</text:span> a = <text:span text:style-name="T16">packed</text:span> <text:span text:style-name="T16">array</text:span> [20..120] <text:span text:style-name="T16">of</text:span> char;</text:p>
      <text:p text:style-name="P29"><text:s text:c="5"/>b = <text:span text:style-name="T16">array</text:span> <text:span text:style-name="T16">of</text:span> char;</text:p>
      <text:p text:style-name="P29"><text:s text:c="5"/>c = ^b;</text:p>
      <text:p text:style-name="P29"/>
      <text:p text:style-name="P29"><text:span text:style-name="T16">var</text:span> q: a;</text:p>
      <text:p text:style-name="P29"><text:s text:c="4"/>x: c;</text:p>
      <text:p text:style-name="P29"/>
      <text:p text:style-name="P29" loext:marker-style-name="T16"><text:span text:style-name="T16">begin</text:span><text:span text:style-name="T16"/></text:p>
      <text:p text:style-name="P29"/>
      <text:p text:style-name="P29"><text:s text:c="3"/>new(x, 100);</text:p>
      <text:p text:style-name="P29"/>
      <text:p text:style-name="P29"><text:s text:c="3"/>x^ := q;</text:p>
      <text:p text:style-name="P29"/>
      <text:p text:style-name="P29"><text:s text:c="3"/>q := x^;</text:p>
      <text:p text:style-name="P29"/>
      <text:p text:style-name="P29"><text:span text:style-name="T16">end</text:span>.</text:p>
      <text:p text:style-name="P29"/>
      <text:p text:style-name="Standard">It does not matter what the first or last element of the array is. When elements are copied from or to a compatible container, or when a container is used to reference a standard array, the elements are matched up from the first to the last without regard to the exact number of the index used. In the last example, q[20] and x[1] refer to the same element. The equivalent of the above copy operation is:</text:p>
      <text:p text:style-name="P29"><text:span text:style-name="T16">program</text:span> p;</text:p>
      <text:p text:style-name="P29"/>
      <text:p text:style-name="P29"><text:span text:style-name="T16">type</text:span> a = <text:span text:style-name="T16">packed</text:span> <text:span text:style-name="T16">array</text:span> [20..120] <text:span text:style-name="T16">of</text:span> char;</text:p>
      <text:p text:style-name="P29"><text:s text:c="5"/>b = <text:span text:style-name="T16">array</text:span> <text:span text:style-name="T16">of</text:span> char;</text:p>
      <text:p text:style-name="P29"><text:s text:c="5"/>c = ^b;</text:p>
      <text:p text:style-name="P29"/>
      <text:p text:style-name="P29"><text:span text:style-name="T16">var</text:span> q: a;</text:p>
      <text:p text:style-name="P29"><text:s text:c="4"/>x: c;</text:p>
      <text:p text:style-name="P29"/>
      <text:p text:style-name="P29" loext:marker-style-name="T16"><text:span text:style-name="T16">begin</text:span><text:span text:style-name="T16"/></text:p>
      <text:p text:style-name="P29"/>
      <text:p text:style-name="P29"><text:s text:c="3"/>new(x, 100);</text:p>
      <text:p text:style-name="P29"><text:s text:c="3"/><text:span text:style-name="T16">for</text:span> i := 1 <text:span text:style-name="T16">to</text:span> 100 <text:span text:style-name="T16">do</text:span> x^[i] := q[i+20-1];</text:p>
      <text:p text:style-name="P29"><text:s text:c="3"/><text:span text:style-name="T16">for</text:span> i := 1 <text:span text:style-name="T16">to</text:span> 100 <text:span text:style-name="T16">do</text:span> q[i+20-1] := x^[i]</text:p>
      <text:p text:style-name="P29"/>
      <text:p text:style-name="P29"><text:span text:style-name="T16">end</text:span>.</text:p>
      <text:p text:style-name="Code1"/>
      <text:p text:style-name="Standard">When a container array is indexed, the method of specifying its indices is always the integers 1 to n, where n is last element of the array. The last element of a container array, which happens to also be its length, can be found by the predefined function:</text:p>
      <text:p text:style-name="Code1">max(a, l);</text:p>
      <text:p text:style-name="Code1"/>
      <text:p text:style-name="Standard">Where <text:span text:style-name="Reference_20_Char1">a</text:span> is the container array, and <text:span text:style-name="Reference_20_Char1">l</text:span> is the indexing level. For example:</text:p>
      <text:p text:style-name="P29"><text:soft-page-break/><text:span text:style-name="T16">program</text:span> p;</text:p>
      <text:p text:style-name="P29"/>
      <text:p text:style-name="P29"><text:span text:style-name="T16">type</text:span> a = <text:span text:style-name="T16">array</text:span> <text:span text:style-name="T16">of</text:span> <text:span text:style-name="T16">array</text:span> <text:span text:style-name="T16">of</text:span> <text:span text:style-name="T16">array</text:span> <text:span text:style-name="T16">of</text:span> integer;</text:p>
      <text:p text:style-name="P29"><text:s text:c="5"/>b = ^a;</text:p>
      <text:p text:style-name="P29"/>
      <text:p text:style-name="P29"><text:span text:style-name="T16">var</text:span> c: b;</text:p>
      <text:p text:style-name="P29"><text:s text:c="4"/>i: integer;</text:p>
      <text:p text:style-name="P29"/>
      <text:p text:style-name="P29" loext:marker-style-name="T16"><text:span text:style-name="T16">begin</text:span><text:span text:style-name="T16"/></text:p>
      <text:p text:style-name="P29"/>
      <text:p text:style-name="P29"><text:s text:c="3"/>new(c, 10, 20, 30);</text:p>
      <text:p text:style-name="P29"/>
      <text:p text:style-name="P29"><text:s text:c="3"/>i := max(c, 2)</text:p>
      <text:p text:style-name="P29"/>
      <text:p text:style-name="P29"><text:span text:style-name="T16">end</text:span>.</text:p>
      <text:p text:style-name="P29"/>
      <text:p text:style-name="Standard">Finds the second level index length of <text:span text:style-name="Reference_20_Char1">b</text:span>, which is 20.</text:p>
      <text:p text:style-name="Standard">Note that the array argument to max must be a variable reference.</text:p>
      <text:p text:style-name="Standard">Specifying a level for <text:span text:style-name="Reference_20_Char1">max</text:span> is optional. The function call:</text:p>
      <text:p text:style-name="Code1">max(a);</text:p>
      <text:p text:style-name="Code1"/>
      <text:p text:style-name="Standard">is equivalent to:</text:p>
      <text:p text:style-name="Code1">max(a, 1);</text:p>
      <text:p text:style-name="Code1"/>
      <text:p text:style-name="Standard">Container arrays make it possible to have a type that represents a string, or packed array of characters with a starting index of 1:</text:p>
      <text:p text:style-name="Code1"><text:span text:style-name="T16">type</text:span> string = <text:span text:style-name="T16">packed</text:span> <text:span text:style-name="T16">array</text:span> <text:span text:style-name="T16">of</text:span> char;</text:p>
      <text:p text:style-name="Code1"/>
      <text:p text:style-name="Standard">This is a standard system definition in Pascaline (see <text:bookmark-ref text:reference-format="number" text:ref-name="_Ref3737871">6.38</text:bookmark-ref><text:s/>”<text:bookmark-ref text:reference-format="text" text:ref-name="_Ref3737872">Common Types</text:bookmark-ref>”). In addition, a pointer to a string is also standard:</text:p>
      <text:p text:style-name="Code1"><text:span text:style-name="T16">type</text:span> pstring = ^string;</text:p>
      <text:p text:style-name="Code1"/>
      <text:p text:style-name="P39"><text:span text:style-name="T16">program</text:span> p(output);</text:p>
      <text:p text:style-name="P39"/>
      <text:p text:style-name="P39"><text:span text:style-name="T16">var</text:span> s(20): string;</text:p>
      <text:p text:style-name="P39"><text:s text:c="4"/>sp: pstring;</text:p>
      <text:p text:style-name="P39"/>
      <text:p text:style-name="P39" loext:marker-style-name="T16"><text:span text:style-name="T16">begin</text:span><text:span text:style-name="T16"/></text:p>
      <text:p text:style-name="P39"/>
      <text:p text:style-name="P39"><text:s text:c="3"/>new(sp, 10);</text:p>
      <text:p text:style-name="P39"><text:s text:c="3"/>s := ‘hello <text:s text:c="14"/>‘;</text:p>
      <text:p text:style-name="P39"><text:s text:c="3"/>sp^ := ‘john <text:s text:c="5"/>‘</text:p>
      <text:p text:style-name="P39"/>
      <text:p text:style-name="Code1"><text:span text:style-name="T16">end</text:span>.</text:p>
      <text:p text:style-name="Code1"><text:soft-page-break/><text:s text:c="3"/></text:p>
      <text:h text:style-name="Heading_20_2" text:outline-level="2"><text:bookmark-start text:name="_Toc4731010"/><text:bookmark-start text:name="_Ref282334589"/><text:bookmark-start text:name="__RefHeading___Toc45877_401020179"/>Parameterized Variables<text:bookmark-end text:name="_Toc4731010"/><text:bookmark-end text:name="_Ref282334589"/><text:bookmark-end text:name="__RefHeading___Toc45877_401020179"/></text:h>
      <text:p text:style-name="Standard">Although containers cannot be directly used as the type of a variable, or part of a variable, they can be used for the type of a parameterized variable declaration:</text:p>
      <text:p text:style-name="P40">initialized-identifier = identifier [ ‘(‘ expression { ‘,’ expression ‘)’ } ] .</text:p>
      <text:p text:style-name="P40">variable-identifier-list = initialized-identifier { ‘,’ <text:s/>initialized-identifier } .</text:p>
      <text:p text:style-name="P40">variable-declaration = variable-identifier-list ':' type-denoter .</text:p>
      <text:p text:style-name="Standard">variable-declaration-part = [ 'var' variable-declaration ';' { variable-declaration ';' } ] .</text:p>
      <text:p text:style-name="P29"><text:span text:style-name="T16">program</text:span> p;</text:p>
      <text:p text:style-name="P29"/>
      <text:p text:style-name="P29"><text:span text:style-name="T16">type</text:span> z = <text:span text:style-name="T16">array</text:span> <text:span text:style-name="T16">of</text:span> integer;</text:p>
      <text:p text:style-name="P29"/>
      <text:p text:style-name="P29"><text:span text:style-name="T16">procedure</text:span> q(v: z);</text:p>
      <text:p text:style-name="P29"/>
      <text:p text:style-name="P29"><text:span text:style-name="T16">var</text:span> a(max(v)): <text:span text:style-name="T16">array</text:span> <text:span text:style-name="T16">of</text:span> integer;</text:p>
      <text:p text:style-name="P29"><text:s text:c="4"/>i: <text:s text:c="8"/>integer;</text:p>
      <text:p text:style-name="P29"/>
      <text:p text:style-name="P29" loext:marker-style-name="T16"><text:span text:style-name="T16">begin</text:span><text:span text:style-name="T16"/></text:p>
      <text:p text:style-name="P29"/>
      <text:p text:style-name="P29"><text:s text:c="3"/><text:span text:style-name="T16">for</text:span> i := 1 <text:span text:style-name="T16">to</text:span> max(v) <text:span text:style-name="T16">do</text:span> a[i] := v[i]+1</text:p>
      <text:p text:style-name="P29"/>
      <text:p text:style-name="P29"><text:span text:style-name="T16">end</text:span>;</text:p>
      <text:p text:style-name="P29"/>
      <text:p text:style-name="P29" loext:marker-style-name="T16"><text:span text:style-name="T16">begin</text:span><text:span text:style-name="T16"/></text:p>
      <text:p text:style-name="P29"><text:span text:style-name="T16">end</text:span>.</text:p>
      <text:p text:style-name="Code1"/>
      <text:p text:style-name="Standard">Variables which are declared using containers use a parameterized form that takes one or more expressions on the left side, which are used to fulfill the indices that appear in the type of the variable on the right side.</text:p>
      <text:p text:style-name="Standard">The parameter expressions must be integer.</text:p>
      <text:p text:style-name="Standard">Each expression will be used to match an index in the type. If the type is formed from a nested declaration, the indices are processed from the outermost declaration to innermost. If multiple dimension arrays exist, the indices appear from major to minor.</text:p>
      <text:p text:style-name="Standard">Every index in the type must be matched. If there are more or fewer index expressions than there are indices in the type, it is an error.</text:p>
      <text:p text:style-name="Standard">The expression used for an index parameter is not limited. Variables, parameters and functions can be used, but all of the elements used must be fully defined. The variables defined in the current block cannot be used since they are not initialized by definition.</text:p>
      <text:p text:style-name="Standard">The order of initializer execution is not specified. If functions have side effects, this can cause them to fail.</text:p>
      <text:p text:style-name="Standard"><text:soft-page-break/>The evaluation of the index parameters is performed before the code in the block for which the variable is declared is executed. The indices do not vary during the execution of the declaring block. This means the following variant of the above code would function correctly:</text:p>
      <text:p text:style-name="P29"><text:span text:style-name="T16">program</text:span> p;</text:p>
      <text:p text:style-name="P83" loext:marker-style-name="T16"/>
      <text:p text:style-name="P29"><text:span text:style-name="T16">type</text:span> z = <text:span text:style-name="T16">array</text:span> <text:span text:style-name="T16">of</text:span> integer;</text:p>
      <text:p text:style-name="P29"/>
      <text:p text:style-name="P29"><text:span text:style-name="T16">procedure</text:span> q(l: integer; v: z);</text:p>
      <text:p text:style-name="P29"/>
      <text:p text:style-name="P29"><text:span text:style-name="T16">var</text:span> a(l): <text:span text:style-name="T16">array</text:span> <text:span text:style-name="T16">of</text:span> integer;</text:p>
      <text:p text:style-name="P29"><text:s text:c="4"/>i: <text:s text:c="3"/>integer;</text:p>
      <text:p text:style-name="P29"/>
      <text:p text:style-name="P29" loext:marker-style-name="T16"><text:span text:style-name="T16">begin</text:span><text:span text:style-name="T16"/></text:p>
      <text:p text:style-name="P29"/>
      <text:p text:style-name="P29"><text:s text:c="3"/>l := 5;</text:p>
      <text:p text:style-name="P29"><text:s text:c="3"/><text:span text:style-name="T16">for</text:span> i := 1 <text:span text:style-name="T16">to</text:span> l <text:span text:style-name="T16">do</text:span> a[i] := v[i]+1</text:p>
      <text:p text:style-name="P29"/>
      <text:p text:style-name="P29"><text:span text:style-name="T16">end</text:span>;</text:p>
      <text:p text:style-name="P29"/>
      <text:p text:style-name="P29"><text:span text:style-name="T16">var</text:span> r(10): z;</text:p>
      <text:p text:style-name="P29"><text:s text:c="4"/>i: <text:s text:c="4"/>integer;</text:p>
      <text:p text:style-name="P29"/>
      <text:p text:style-name="P29" loext:marker-style-name="T16"><text:span text:style-name="T16">begin</text:span><text:span text:style-name="T16"/></text:p>
      <text:p text:style-name="P83" loext:marker-style-name="T16"/>
      <text:p text:style-name="P29"><text:span text:style-name="T16"><text:s text:c="3"/>for</text:span> i := 1 <text:span text:style-name="T16">to</text:span> 10 <text:span text:style-name="T16">do</text:span> r[i] := i+10;</text:p>
      <text:p text:style-name="P29" loext:marker-style-name="T16"><text:s text:c="3"/>q(10, r)<text:span text:style-name="T16"/></text:p>
      <text:p text:style-name="P83" loext:marker-style-name="T16"/>
      <text:p text:style-name="P29"><text:span text:style-name="T16">end</text:span>.</text:p>
      <text:p text:style-name="P29"/>
      <text:p text:style-name="Standard">If a parameterized variable statement contains only constant parameters, the compiler may treat the variable as equivalent to a fixed type with the same parameters. This allows a container type to be used as a “template” type to create static variables:</text:p>
      <text:p text:style-name="P29"><text:span text:style-name="T16">program</text:span> p;</text:p>
      <text:p text:style-name="P83" loext:marker-style-name="T16"/>
      <text:p text:style-name="P29"><text:span text:style-name="T16">type</text:span> z = <text:span text:style-name="T16">array</text:span> <text:span text:style-name="T16">of</text:span> integer;</text:p>
      <text:p text:style-name="P29"/>
      <text:p text:style-name="P29"><text:span text:style-name="T16">var</text:span> a(10): z; ! an array of 10 integers</text:p>
      <text:p text:style-name="P29"><text:s text:c="4"/>b(20): z; ! an array of 20 integers</text:p>
      <text:p text:style-name="P29"/>
      <text:p text:style-name="P29" loext:marker-style-name="T16"><text:span text:style-name="T16">begin</text:span><text:span text:style-name="T16"/></text:p>
      <text:p text:style-name="P83" loext:marker-style-name="T16"/>
      <text:p text:style-name="P29"><text:span text:style-name="T16">end</text:span>.</text:p>
      <text:p text:style-name="Code1"/>
      <text:p text:style-name="Standard">This is in fact the preferred paradigm of Pascaline, that array sizes are not part of a type, but rather a parameter of the variable has that size of array.</text:p>
      <text:p text:style-name="Standard"><text:soft-page-break/>If the parameterized variable expression contains local variables, it is an error, since such variables are, by definition, undefined at the start of the block. Note that this does not apply to parameters, which are initialized externally to the procedure or function that contains the parameterized variable statement.</text:p>
      <text:p text:style-name="Standard">Parameterized variables allow the specification of fixed types from abstract types. This allows both the use of types for general classes of types, as well as moving the sizes of arrays out of type descriptions.</text:p>
      <text:h text:style-name="Heading_20_2" text:outline-level="2"><text:bookmark-start text:name="_Toc4731011"/><text:bookmark-start text:name="__RefHeading___Toc45879_401020179"/>Extended write/writeln statements<text:bookmark-end text:name="_Toc4731011"/><text:bookmark-end text:name="__RefHeading___Toc45879_401020179"/></text:h>
      <text:p text:style-name="Standard">Pascaline extends the meaning of field width parameters in ISO 7185 6.9.3.1 to include negative or zero field widths. The appearance of a negative value as a field width has the same effect as the absolute value of the field width, except that the resulting character translation is set left justified within its field. i.e., the spaces that are specified to pad each output format to the field width are output after the contents of the field, not before.</text:p>
      <text:p text:style-name="P29"><text:span text:style-name="T16">program</text:span> p(output);</text:p>
      <text:p text:style-name="P29"/>
      <text:p text:style-name="P29"><text:span text:style-name="T16">var</text:span> i: integer;</text:p>
      <text:p text:style-name="P29"/>
      <text:p text:style-name="P29" loext:marker-style-name="T16"><text:span text:style-name="T16">begin</text:span><text:span text:style-name="T16"/></text:p>
      <text:p text:style-name="P29"/>
      <text:p text:style-name="P29"><text:s text:c="3"/>write(i:-10)</text:p>
      <text:p text:style-name="P29"/>
      <text:p text:style-name="P29"><text:span text:style-name="T16">end</text:span>.</text:p>
      <text:p text:style-name="Code1"/>
      <text:p text:style-name="Standard">Would output the integer <text:span text:style-name="Reference_20_Char1">i</text:span> in 10 spaces at least, with any padding to the right side of the number.</text:p>
      <text:p text:style-name="Standard">The behavior of a fielded write for integers is equivalent to:</text:p>
      <text:p text:style-name="P29"><text:soft-page-break/><text:span text:style-name="T16">program</text:span> p(output);</text:p>
      <text:p text:style-name="P29"/>
      <text:p text:style-name="P29"><text:span text:style-name="T16">procedure</text:span> WriteInteger(<text:span text:style-name="T16">var</text:span> f: text; i: integer; fl: integer);</text:p>
      <text:p text:style-name="P29"/>
      <text:p text:style-name="P29" loext:marker-style-name="T22"><text:span text:style-name="T23">var</text:span><text:span text:style-name="T22"> c: integer;</text:span></text:p>
      <text:p text:style-name="P29" loext:marker-style-name="T22"><text:span text:style-name="T22"><text:s text:c="4"/>p: integer;</text:span><text:span text:style-name="T22"/></text:p>
      <text:p text:style-name="P81" loext:marker-style-name="T22"/>
      <text:p text:style-name="P29" loext:marker-style-name="T16"><text:span text:style-name="T16">begin</text:span><text:span text:style-name="T16"/></text:p>
      <text:p text:style-name="P29"/>
      <text:p text:style-name="P29"><text:s text:c="3"/><text:span text:style-name="T16">if</text:span> fl &lt; 0 <text:span text:style-name="T16">then</text:span> <text:span text:style-name="T16">begin</text:span> ! left justified</text:p>
      <text:p text:style-name="P29"/>
      <text:p text:style-name="P29"><text:s text:c="6"/>! determine the number of required characters</text:p>
      <text:p text:style-name="P29"/>
      <text:p text:style-name="P29"><text:s text:c="6"/>c := 0;</text:p>
      <text:p text:style-name="P29"><text:s text:c="6"/><text:span text:style-name="T16">if</text:span> i &lt; 0 <text:span text:style-name="T16">then</text:span> c := c+1; ! count sign</text:p>
      <text:p text:style-name="P29"><text:s text:c="6"/>p := maxint; ! set maximum power</text:p>
      <text:p text:style-name="P29"><text:s text:c="6"/>! count digits</text:p>
      <text:p text:style-name="P29"><text:s text:c="6"/><text:span text:style-name="T16">while</text:span> p &gt; 0 <text:span text:style-name="T16">do</text:span> </text:p>
      <text:p text:style-name="P29"><text:s text:c="9"/><text:span text:style-name="T16">begin</text:span> <text:span text:style-name="T16">if</text:span> abs(i) &gt;= p <text:span text:style-name="T16">then</text:span> c := c+1; p := p <text:span text:style-name="T16">div</text:span> 10 <text:span text:style-name="T16">end</text:span>;</text:p>
      <text:p text:style-name="P29"><text:s text:c="6"/>write(f, i:1); ! output minimum format</text:p>
      <text:p text:style-name="P29"><text:s text:c="6"/><text:span text:style-name="T16">if</text:span> fl &gt; c <text:span text:style-name="T16">then</text:span> write(f, ‘ ‘:fl-c) ! complete justification</text:p>
      <text:p text:style-name="P29"/>
      <text:p text:style-name="P29"><text:s text:c="3"/><text:span text:style-name="T16">end</text:span> <text:span text:style-name="T16">else</text:span> write(f, i:fl) ! output regular format</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WriteInteger(output, 20, -10)</text:p>
      <text:p text:style-name="P29"/>
      <text:p text:style-name="P29"><text:span text:style-name="T16">end</text:span>.</text:p>
      <text:p text:style-name="P29"/>
      <text:p text:style-name="Standard">For real values in the floating point format, there is no change for left justified formatting. This occurs because there are no blanks used to justify such a number. The precision of the fraction is simply extended to fill the field. Thus:</text:p>
      <text:p text:style-name="P29"><text:span text:style-name="T16">program</text:span> p(output);</text:p>
      <text:p text:style-name="P29"/>
      <text:p text:style-name="P29"><text:span text:style-name="T16">var</text:span> r: real;</text:p>
      <text:p text:style-name="P29"/>
      <text:p text:style-name="P29" loext:marker-style-name="T16"><text:span text:style-name="T16">begin</text:span><text:span text:style-name="T16"/></text:p>
      <text:p text:style-name="P29"/>
      <text:p text:style-name="P29"><text:s text:c="3"/>write(r:-20)</text:p>
      <text:p text:style-name="P29"/>
      <text:p text:style-name="P29"><text:span text:style-name="T16">end</text:span>.</text:p>
      <text:p text:style-name="Code1"/>
      <text:p text:style-name="Standard">Is equivalent to:</text:p>
      <text:p text:style-name="P29"><text:soft-page-break/><text:span text:style-name="T16">program</text:span> p(output);</text:p>
      <text:p text:style-name="P29"/>
      <text:p text:style-name="P29"><text:span text:style-name="T16">var</text:span> r: real;</text:p>
      <text:p text:style-name="P29"/>
      <text:p text:style-name="P29" loext:marker-style-name="T16"><text:span text:style-name="T16">begin</text:span><text:span text:style-name="T16"/></text:p>
      <text:p text:style-name="P29"/>
      <text:p text:style-name="P29"><text:s text:c="3"/>write(r:20)</text:p>
      <text:p text:style-name="P29"/>
      <text:p text:style-name="P29"><text:span text:style-name="T16">end</text:span>.</text:p>
      <text:p text:style-name="Code1"/>
      <text:p text:style-name="Standard">There is no difference between the left justified format for a floating point representation, but there is also no error.</text:p>
      <text:p text:style-name="Standard">For a real value output in fixed point format:</text:p>
      <text:p text:style-name="P29"><text:span text:style-name="T16">program</text:span> p(output);</text:p>
      <text:p text:style-name="P29"/>
      <text:p text:style-name="P29"><text:span text:style-name="T16">var</text:span> r: real;</text:p>
      <text:p text:style-name="P29"/>
      <text:p text:style-name="P29" loext:marker-style-name="T16"><text:span text:style-name="T16">begin</text:span><text:span text:style-name="T16"/></text:p>
      <text:p text:style-name="P29"/>
      <text:p text:style-name="P29"><text:s text:c="3"/>write(r:-20:5)</text:p>
      <text:p text:style-name="P29"/>
      <text:p text:style-name="P29"><text:span text:style-name="T16">end</text:span>.</text:p>
      <text:p text:style-name="Code1"/>
      <text:p text:style-name="Standard">The equivalent code is:</text:p>
      <text:p text:style-name="P29"><text:soft-page-break/><text:span text:style-name="T16">program</text:span> p(output);</text:p>
      <text:p text:style-name="P29"/>
      <text:p text:style-name="P29"><text:span text:style-name="T16">procedure</text:span> WriteRealFixed(<text:span text:style-name="T16">var</text:span> f: text; r: real; fl: integer; </text:p>
      <text:p text:style-name="P29" loext:marker-style-name="T22"><text:s text:c="25"/><text:span text:style-name="T22">fr: integer);</text:span><text:span text:style-name="T22"/></text:p>
      <text:p text:style-name="P81" loext:marker-style-name="T22"/>
      <text:p text:style-name="P29" loext:marker-style-name="T22"><text:span text:style-name="T23">var</text:span><text:span text:style-name="T22"> c: integer;</text:span></text:p>
      <text:p text:style-name="P29"><text:span text:style-name="T22"><text:s text:c="4"/></text:span>p: real;</text:p>
      <text:p text:style-name="P29"/>
      <text:p text:style-name="P29" loext:marker-style-name="T16"><text:span text:style-name="T16">begin</text:span><text:span text:style-name="T16"/></text:p>
      <text:p text:style-name="P29"/>
      <text:p text:style-name="P29"><text:s text:c="3"/><text:span text:style-name="T16">if</text:span> fl &lt; 0 <text:span text:style-name="T16">then</text:span> <text:span text:style-name="T16">begin</text:span> ! left justified</text:p>
      <text:p text:style-name="P29"/>
      <text:p text:style-name="P29"><text:s text:c="6"/>! determine the number of required characters</text:p>
      <text:p text:style-name="P29"/>
      <text:p text:style-name="P29"><text:s text:c="6"/>c := 2; ! minimum field includes ‘0.’</text:p>
      <text:p text:style-name="P29"><text:s text:c="6"/><text:span text:style-name="T16">if</text:span> r &lt; 0 <text:span text:style-name="T16">then</text:span> c := c+1; ! count sign</text:p>
      <text:p text:style-name="P29"><text:s text:c="6"/>p = 10.0; ! set minimum for extra digits</text:p>
      <text:p text:style-name="P29"><text:s text:c="6"/>! calculate digits beyond ‘0.’</text:p>
      <text:p text:style-name="P29"><text:s text:c="6"/><text:span text:style-name="T16">while</text:span> p &lt;= abs(r) <text:span text:style-name="T16">do</text:span> <text:span text:style-name="T16">begin</text:span> c := c+1; p := p*10 <text:span text:style-name="T16">end</text:span>;</text:p>
      <text:p text:style-name="P29"><text:s text:c="6"/>write(f, r:c:fr); ! output minimum format</text:p>
      <text:p text:style-name="P29"><text:s text:c="6"/>! complete justification</text:p>
      <text:p text:style-name="P29"><text:s text:c="6"/><text:span text:style-name="T16">if</text:span> abs(f) &gt; c <text:span text:style-name="T16">then</text:span> write(f, ‘ ‘:abs(fl)-(c+fr))</text:p>
      <text:p text:style-name="P29"/>
      <text:p text:style-name="P29"><text:s text:c="3"/><text:span text:style-name="T16">end</text:span> <text:span text:style-name="T16">else</text:span> write(f, r:fl:fr); ! output regular format</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WriteRealFixed(output, r, -20, 5)</text:p>
      <text:p text:style-name="P29"/>
      <text:p text:style-name="P29"><text:span text:style-name="T16">end</text:span>.</text:p>
      <text:p text:style-name="P29"/>
      <text:p text:style-name="Standard">A zero field parameter has practical use only with string type and character type parameters. This is because integer and real types have minimum output format sizes. An example of use with strings is:</text:p>
      <text:p text:style-name="P29"><text:span text:style-name="T16">program</text:span> p(output);</text:p>
      <text:p text:style-name="P29"/>
      <text:p text:style-name="P29"><text:span text:style-name="T16">var</text:span> i: integer;</text:p>
      <text:p text:style-name="P29"/>
      <text:p text:style-name="P29" loext:marker-style-name="T16"><text:span text:style-name="T16">begin</text:span><text:span text:style-name="T16"/></text:p>
      <text:p text:style-name="P29"/>
      <text:p text:style-name="P29"><text:s text:c="3"/><text:span text:style-name="T16">for</text:span> i := 11 <text:span text:style-name="T16">downto</text:span> 0 <text:span text:style-name="T16">do</text:span> writeln(‘hello there’: i)</text:p>
      <text:p text:style-name="P29"/>
      <text:p text:style-name="P29"><text:span text:style-name="T16">end</text:span>.</text:p>
      <text:p text:style-name="Code1"/>
      <text:p text:style-name="P39"><text:soft-page-break/>Hello there</text:p>
      <text:p text:style-name="P39">Hello ther</text:p>
      <text:p text:style-name="P39">Hello the</text:p>
      <text:p text:style-name="P39">Hello th</text:p>
      <text:p text:style-name="P39">Hello t</text:p>
      <text:p text:style-name="P39">Hello </text:p>
      <text:p text:style-name="P39">Hello</text:p>
      <text:p text:style-name="P39">Hell</text:p>
      <text:p text:style-name="P39">Hel</text:p>
      <text:p text:style-name="P39">He</text:p>
      <text:p text:style-name="Code1">H</text:p>
      <text:p text:style-name="Code1">(blank)</text:p>
      <text:p text:style-name="Code1"/>
      <text:p text:style-name="Standard">In the code:</text:p>
      <text:p text:style-name="P29"><text:span text:style-name="T16">program</text:span> p(output);</text:p>
      <text:p text:style-name="P29"/>
      <text:p text:style-name="P29"><text:span text:style-name="T16">procedure</text:span> WriteSpaces(s: integer);</text:p>
      <text:p text:style-name="P29"/>
      <text:p text:style-name="P29" loext:marker-style-name="T16"><text:span text:style-name="T16">begin</text:span><text:span text:style-name="T16"/></text:p>
      <text:p text:style-name="P29"/>
      <text:p text:style-name="P29"><text:s text:c="3"/>write(‘ ‘: s)</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WriteSpaces(10)</text:p>
      <text:p text:style-name="P29"/>
      <text:p text:style-name="P29"><text:span text:style-name="T16">end</text:span>.</text:p>
      <text:p text:style-name="Code1"/>
      <text:p text:style-name="Standard">Serves to output a given number of spaces, from 0 to N.</text:p>
      <text:h text:style-name="Heading_20_3" text:outline-level="3"><text:bookmark-start text:name="_Toc4731012"/><text:bookmark-start text:name="__RefHeading___Toc45881_401020179"/>Radix specifiers<text:bookmark-end text:name="_Toc4731012"/><text:bookmark-end text:name="__RefHeading___Toc45881_401020179"/></text:h>
      <text:p text:style-name="Standard"><text:span text:style-name="Reference_20_Char1">write</text:span>/<text:span text:style-name="Reference_20_Char1">writeln</text:span> statements will also accept a so called “radix specifier” on integer output statements, using one of:</text:p>
      <table:table table:name="Table45" table:style-name="Table45">
        <table:table-column table:style-name="Table45.A"/>
        <table:table-column table:style-name="Table45.B"/>
        <table:table-row table:style-name="Table45.1">
          <table:table-cell table:style-name="Table45.A1" office:value-type="string">
            <text:p text:style-name="P225" loext:marker-style-name="T3"><text:span text:style-name="T5">Specifier</text:span><text:span text:style-name="T3"/></text:p>
          </table:table-cell>
          <table:table-cell table:style-name="Table45.A1" office:value-type="string">
            <text:p text:style-name="P225" loext:marker-style-name="T3"><text:span text:style-name="T5">Radix</text:span><text:span text:style-name="T3"/></text:p>
          </table:table-cell>
        </table:table-row>
        <table:table-row table:style-name="Table45.1">
          <table:table-cell table:style-name="Table45.A2" office:value-type="string">
            <text:p text:style-name="P228" loext:marker-style-name="T25"><text:span text:style-name="T26">$</text:span><text:span text:style-name="T25"/></text:p>
          </table:table-cell>
          <table:table-cell table:style-name="Table45.B2" office:value-type="string">
            <text:p text:style-name="P37" loext:marker-style-name="T26"><text:span text:style-name="T26">Hexadecimal</text:span><text:span text:style-name="T26"/></text:p>
          </table:table-cell>
        </table:table-row>
        <table:table-row table:style-name="Table45.1">
          <table:table-cell table:style-name="Table45.A3" office:value-type="string">
            <text:p text:style-name="P228" loext:marker-style-name="T25"><text:span text:style-name="T26">%</text:span><text:span text:style-name="T25"/></text:p>
          </table:table-cell>
          <table:table-cell table:style-name="Table45.B3" office:value-type="string">
            <text:p text:style-name="P37" loext:marker-style-name="T26"><text:span text:style-name="T26">Binary</text:span><text:span text:style-name="T26"/></text:p>
          </table:table-cell>
        </table:table-row>
        <table:table-row table:style-name="Table45.1">
          <table:table-cell table:style-name="Table45.A4" office:value-type="string">
            <text:p text:style-name="P228" loext:marker-style-name="T25"><text:span text:style-name="T26">&amp;</text:span><text:span text:style-name="T25"/></text:p>
          </table:table-cell>
          <table:table-cell table:style-name="Table45.B4" office:value-type="string">
            <text:p text:style-name="P37" loext:marker-style-name="T26"><text:span text:style-name="T26">Octal</text:span><text:span text:style-name="T26"/></text:p>
          </table:table-cell>
        </table:table-row>
      </table:table>
      <text:p text:style-name="Standard"/>
      <text:p text:style-name="Standard">These are used after the value that is output:</text:p>
      <text:p text:style-name="P29"><text:soft-page-break/><text:span text:style-name="T16">program</text:span> p(output);</text:p>
      <text:p text:style-name="P29"/>
      <text:p text:style-name="P29"><text:span text:style-name="T16">var</text:span> i: integer;</text:p>
      <text:p text:style-name="P29"/>
      <text:p text:style-name="P29" loext:marker-style-name="T16"><text:span text:style-name="T16">begin</text:span><text:span text:style-name="T16"/></text:p>
      <text:p text:style-name="P29"/>
      <text:p text:style-name="P29"><text:s text:c="3"/>write(i$)</text:p>
      <text:p text:style-name="P29"/>
      <text:p text:style-name="P29"><text:span text:style-name="T16">end</text:span>.</text:p>
      <text:p text:style-name="P29"/>
      <text:p text:style-name="Standard">The resulting output will be in the hexadecimal radix, with the same rules governing fields. Note that the radix specifier is independent of the radix specifier for integer constants:</text:p>
      <text:p text:style-name="P29"><text:span text:style-name="T16">program</text:span> p(output);</text:p>
      <text:p text:style-name="P29"/>
      <text:p text:style-name="P29"><text:span text:style-name="T16">var</text:span> i: integer;</text:p>
      <text:p text:style-name="P29"/>
      <text:p text:style-name="P29" loext:marker-style-name="T16"><text:span text:style-name="T16">begin</text:span><text:span text:style-name="T16"/></text:p>
      <text:p text:style-name="P29"/>
      <text:p text:style-name="P29"><text:s text:c="3"/>write($1234$:10)</text:p>
      <text:p text:style-name="P29"/>
      <text:p text:style-name="P29"><text:span text:style-name="T16">end</text:span>.</text:p>
      <text:p text:style-name="P29"/>
      <text:p text:style-name="Standard">Is a valid program, and outputs:</text:p>
      <text:p text:style-name="Code1"><text:s text:c="6"/>1234</text:p>
      <text:h text:style-name="Heading_20_3" text:outline-level="3"><text:bookmark-start text:name="_Toc4731013"/><text:bookmark-start text:name="__RefHeading___Toc45883_401020179"/>Special field specifiers on write/writeln<text:bookmark-end text:name="_Toc4731013"/><text:bookmark-end text:name="__RefHeading___Toc45883_401020179"/></text:h>
      <text:p text:style-name="Standard">There are two special field characters that apply to <text:span text:style-name="Reference_20_Char1">write</text:span>/<text:span text:style-name="Reference_20_Char1">writeln</text:span>:</text:p>
      <table:table table:name="Table46" table:style-name="Table46">
        <table:table-column table:style-name="Table46.A"/>
        <table:table-column table:style-name="Table46.B"/>
        <table:table-row table:style-name="Table46.1">
          <table:table-cell table:style-name="Table46.A1" office:value-type="string">
            <text:p text:style-name="P225" loext:marker-style-name="T3"><text:span text:style-name="T5">Character</text:span><text:span text:style-name="T3"/></text:p>
          </table:table-cell>
          <table:table-cell table:style-name="Table46.A1" office:value-type="string">
            <text:p text:style-name="P225" loext:marker-style-name="T3"><text:span text:style-name="T5">Meaning</text:span><text:span text:style-name="T3"/></text:p>
          </table:table-cell>
        </table:table-row>
        <table:table-row table:style-name="Table46.1">
          <table:table-cell table:style-name="Table46.A2" office:value-type="string">
            <text:p text:style-name="P228" loext:marker-style-name="T25"><text:span text:style-name="T26">*</text:span><text:span text:style-name="T25"/></text:p>
          </table:table-cell>
          <table:table-cell table:style-name="Table46.B2" office:value-type="string">
            <text:p text:style-name="P37" loext:marker-style-name="T26"><text:span text:style-name="T26">On string type only, means to interpret the string as padded.</text:span><text:span text:style-name="T26"/></text:p>
          </table:table-cell>
        </table:table-row>
        <table:table-row table:style-name="Table46.1">
          <table:table-cell table:style-name="Table46.A3" office:value-type="string">
            <text:p text:style-name="P228" loext:marker-style-name="T25"><text:span text:style-name="T26">#</text:span><text:span text:style-name="T25"/></text:p>
          </table:table-cell>
          <table:table-cell table:style-name="Table46.B3" office:value-type="string">
            <text:p text:style-name="P37" loext:marker-style-name="T26"><text:span text:style-name="T26">On integer, means to fill the field with leading ‘0’s.</text:span><text:span text:style-name="T26"/></text:p>
          </table:table-cell>
        </table:table-row>
      </table:table>
      <text:p text:style-name="Standard"/>
      <text:p text:style-name="Standard">For *, the field character replaces the field, and means that the field width is equal to the total number of characters in the string, minus the number of contiguous blank characters on the right hand side. For example:</text:p>
      <text:p text:style-name="P29"><text:span text:style-name="T16">program</text:span> p(output);</text:p>
      <text:p text:style-name="P29"/>
      <text:p text:style-name="P29" loext:marker-style-name="T16"><text:span text:style-name="T16">begin</text:span><text:span text:style-name="T16"/></text:p>
      <text:p text:style-name="P29"/>
      <text:p text:style-name="P29"><text:s text:c="3"/>write(‘the quick brown fox <text:s text:c="6"/>‘:*)</text:p>
      <text:p text:style-name="P29"/>
      <text:p text:style-name="P29"><text:span text:style-name="T16">end</text:span>.</text:p>
      <text:p text:style-name="P29"/>
      <text:p text:style-name="Standard">The actual field width given the string will be 19, since that is the length of the left hand side string without the padding on the right.</text:p>
      <text:p text:style-name="Standard"><text:soft-page-break/>Note it is an error if the operand is not a string.</text:p>
      <text:p text:style-name="Standard">For #, the field character leads the field width, which must be present. It modifies the field specification, such that instead of padding with spaces on the left hand side, the number is padded with zeros:</text:p>
      <text:p text:style-name="P29"><text:span text:style-name="T16">program</text:span> p(output);</text:p>
      <text:p text:style-name="P29"/>
      <text:p text:style-name="P29"><text:span text:style-name="T16">var</text:span> i: integer;</text:p>
      <text:p text:style-name="P29"/>
      <text:p text:style-name="P29" loext:marker-style-name="T16"><text:span text:style-name="T16">begin</text:span><text:span text:style-name="T16"/></text:p>
      <text:p text:style-name="P29"/>
      <text:p text:style-name="P29"><text:s text:c="3"/>write(42:#10)</text:p>
      <text:p text:style-name="P29"/>
      <text:p text:style-name="P29"><text:span text:style-name="T16">end</text:span>.</text:p>
      <text:p text:style-name="P29"/>
      <text:p text:style-name="Standard">Would print:</text:p>
      <text:p text:style-name="Code1">0000000042</text:p>
      <text:p text:style-name="Code1"/>
      <text:p text:style-name="Standard">Notes:</text:p>
      <text:list text:style-name="WWNum42">
        <text:list-item>
          <text:p text:style-name="P161">The character has no meaning in a right justified number, and may give an error or be ignored.</text:p>
        </text:list-item>
        <text:list-item>
          <text:p text:style-name="P161">It does not matter what radix specifier is used, if any.</text:p>
        </text:list-item>
        <text:list-item>
          <text:p text:style-name="P161">It is an error if the operand is not integer or real.</text:p>
        </text:list-item>
        <text:list-item>
          <text:p text:style-name="P161">If applied to real, it has no effect.</text:p>
        </text:list-item>
      </text:list>
      <text:h text:style-name="Heading_20_2" text:outline-level="2"><text:bookmark-start text:name="_Toc4731014"/><text:bookmark-start text:name="__RefHeading___Toc45885_401020179"/>Extended read/readln statements<text:bookmark-end text:name="_Toc4731014"/><text:bookmark-end text:name="__RefHeading___Toc45885_401020179"/></text:h>
      <text:p text:style-name="Standard"><text:span text:style-name="Reference_20_Char1">read</text:span>/<text:span text:style-name="Reference_20_Char1">readln</text:span> statements are symmetrical with their <text:span text:style-name="Reference_20_Char1">write</text:span>/<text:span text:style-name="Reference_20_Char1">writeln</text:span> counterparts for text files. Variable parameters can accept field specifications and radix specifiers. String variables can be read. Constant string parameters can appear, to be matched to input.</text:p>
      <text:p text:style-name="Standard">The net effect of symmetrical <text:span text:style-name="Reference_20_Char1">read</text:span>/<text:span text:style-name="Reference_20_Char1">readln</text:span> operations is to allow files generated by <text:span text:style-name="Reference_20_Char1">write</text:span>/<text:span text:style-name="Reference_20_Char1">writeln</text:span> statements to also be read by <text:span text:style-name="Reference_20_Char1">read</text:span>/<text:span text:style-name="Reference_20_Char1">readln</text:span> statements.</text:p>
      <text:p text:style-name="Standard">A standard ISO 7185 Pascal string variable or Pascaline string variable can appear as a <text:span text:style-name="Reference_20_Char1">read</text:span>/<text:span text:style-name="Reference_20_Char1">readln</text:span> parameter:</text:p>
      <text:p text:style-name="P29"><text:span text:style-name="T16">program</text:span> p(input);</text:p>
      <text:p text:style-name="P29"/>
      <text:p text:style-name="P29"><text:span text:style-name="T16">var</text:span> s(10): <text:span text:style-name="T16">packed</text:span> <text:span text:style-name="T16">array</text:span> <text:span text:style-name="T16">of</text:span> char;</text:p>
      <text:p text:style-name="P29"/>
      <text:p text:style-name="P29" loext:marker-style-name="T16"><text:span text:style-name="T16">begin</text:span><text:span text:style-name="T16"/></text:p>
      <text:p text:style-name="P29"/>
      <text:p text:style-name="P29"><text:s text:c="3"/>read(s);</text:p>
      <text:p text:style-name="P29"/>
      <text:p text:style-name="P29"><text:span text:style-name="T16">end</text:span>.</text:p>
      <text:p text:style-name="P29"/>
      <text:p text:style-name="Standard">The equivalent code is:</text:p>
      <text:p text:style-name="P29"><text:soft-page-break/><text:span text:style-name="T16">program</text:span> p(input);</text:p>
      <text:p text:style-name="P29"/>
      <text:p text:style-name="P29"><text:span text:style-name="T16">var</text:span> s(10): <text:span text:style-name="T16">packed</text:span> <text:span text:style-name="T16">array</text:span> <text:span text:style-name="T16">of</text:span> char;</text:p>
      <text:p text:style-name="P29"/>
      <text:p text:style-name="P29"><text:span text:style-name="T16">procedure</text:span> ReadString(<text:span text:style-name="T16">var</text:span> f: text; <text:span text:style-name="T16">var</text:span> s: string);</text:p>
      <text:p text:style-name="P29"/>
      <text:p text:style-name="P29"><text:span text:style-name="T16">var</text:span> i: integer;</text:p>
      <text:p text:style-name="P29"/>
      <text:p text:style-name="P29" loext:marker-style-name="T16"><text:span text:style-name="T16">begin</text:span><text:span text:style-name="T16"/></text:p>
      <text:p text:style-name="P29"/>
      <text:p text:style-name="P29"><text:s text:c="3"/><text:span text:style-name="T16">for</text:span> i := 1 <text:span text:style-name="T16">to</text:span> max(s) <text:span text:style-name="T16">do</text:span> read(f, s[i]);</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ReadString(input, s)</text:p>
      <text:p text:style-name="P29"/>
      <text:p text:style-name="P29"><text:span text:style-name="T16">end</text:span>.</text:p>
      <text:p text:style-name="P29"/>
      <text:p text:style-name="Standard">If the end of line is encountered, it is read as a space and the read operation continues. If end of file is encountered, it is an error.</text:p>
      <text:p text:style-name="Standard">For fielded read parameters, an integer value field, which can be any expression, appears after the read parameter:</text:p>
      <text:p text:style-name="P29"><text:span text:style-name="T16">program</text:span> p;</text:p>
      <text:p text:style-name="P29"/>
      <text:p text:style-name="P29"><text:span text:style-name="T16">var</text:span> f: text;</text:p>
      <text:p text:style-name="P29"><text:s text:c="4"/>i: integer;</text:p>
      <text:p text:style-name="P29"/>
      <text:p text:style-name="P29" loext:marker-style-name="T16"><text:span text:style-name="T16">begin</text:span><text:span text:style-name="T16"/></text:p>
      <text:p text:style-name="P29"/>
      <text:p text:style-name="P29"><text:s text:c="3"/>read(f, i:10);</text:p>
      <text:p text:style-name="P29"/>
      <text:p text:style-name="P29"><text:span text:style-name="T16">end</text:span>.</text:p>
      <text:p text:style-name="P29"/>
      <text:p text:style-name="Standard">The fielded read requires the input integer to be complete within the specified number of characters, disregarding any leading or trailing blanks.</text:p>
      <text:p text:style-name="Standard">The equivalent code to read an integer is:</text:p>
      <text:p text:style-name="P29"><text:soft-page-break/><text:span text:style-name="T16">program</text:span> p;</text:p>
      <text:p text:style-name="P29"/>
      <text:p text:style-name="P29"><text:span text:style-name="T16">var</text:span> f: text;</text:p>
      <text:p text:style-name="P29"><text:s text:c="4"/>i: integer;</text:p>
      <text:p text:style-name="P29"/>
      <text:p text:style-name="P29"><text:span text:style-name="T16">procedure</text:span> ReadInteger(<text:span text:style-name="T16">var</text:span> f: text; <text:span text:style-name="T16">var</text:span> i: integer; fl: integer);</text:p>
      <text:p text:style-name="P29"/>
      <text:p text:style-name="P29"><text:span text:style-name="T16">var</text:span> s: integer;</text:p>
      <text:p text:style-name="P29"/>
      <text:p text:style-name="P29"><text:span text:style-name="T16">function</text:span> NextChar: char;</text:p>
      <text:p text:style-name="P29"/>
      <text:p text:style-name="P29" loext:marker-style-name="T16"><text:span text:style-name="T16">begin</text:span><text:span text:style-name="T16"/></text:p>
      <text:p text:style-name="P29"/>
      <text:p text:style-name="P29"><text:s text:c="3"/>{ if past the field, terminate with space }</text:p>
      <text:p text:style-name="P29"><text:s text:c="3"/><text:span text:style-name="T16">if</text:span> fl = 0 <text:span text:style-name="T16">then</text:span> NextChar := ‘ ‘</text:p>
      <text:p text:style-name="P29"><text:s text:c="3"/><text:span text:style-name="T16">else</text:span> NextChar := f^</text:p>
      <text:p text:style-name="P29"/>
      <text:p text:style-name="P29"><text:span text:style-name="T16">end</text:span>;</text:p>
      <text:p text:style-name="P29"/>
      <text:p text:style-name="P29"><text:span text:style-name="T16">procedure</text:span> GetChar;</text:p>
      <text:p text:style-name="P29"/>
      <text:p text:style-name="P29" loext:marker-style-name="T16"><text:span text:style-name="T16">begin</text:span><text:span text:style-name="T16"/></text:p>
      <text:p text:style-name="P29"/>
      <text:p text:style-name="P29"><text:s text:c="3"/>get(f);</text:p>
      <text:p text:style-name="P29"><text:s text:c="3"/>fl := fl-1</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s := +1; { set sign }</text:p>
      <text:p text:style-name="P29"><text:s text:c="3"/>{ skip leading spaces }</text:p>
      <text:p text:style-name="P29"><text:s text:c="3"/><text:span text:style-name="T16">while</text:span> (NextChar = ‘ ‘) <text:span text:style-name="T16">and</text:span> <text:span text:style-name="T16">not</text:span> eoln(f) <text:span text:style-name="T16">do</text:span> GetChar;</text:p>
      <text:p text:style-name="P29"><text:s text:c="3"/><text:span text:style-name="T16">if</text:span> <text:span text:style-name="T16">not</text:span> (NextChar in [‘+’, ‘-‘, ‘0’..’9’]) <text:span text:style-name="T16">then</text:span></text:p>
      <text:p text:style-name="P29"><text:s text:c="6"/>throw(InvalidIntegerFormat);</text:p>
      <text:p text:style-name="P29"><text:s text:c="3"/><text:span text:style-name="T16">if</text:span> NextChar = ‘+’ <text:span text:style-name="T16">then</text:span> GetChar</text:p>
      <text:p text:style-name="P29"><text:s text:c="3"/><text:span text:style-name="T16">else</text:span> <text:span text:style-name="T16">if</text:span> NextChar = ‘-‘ <text:span text:style-name="T16">then</text:span> <text:span text:style-name="T16">begin</text:span> GetChar(f); s := -1 <text:span text:style-name="T16">end</text:span>;</text:p>
      <text:p text:style-name="P29"><text:s text:c="3"/><text:span text:style-name="T16">if</text:span> <text:span text:style-name="T16">not</text:span> (NextChar in [‘0’..’9’]) <text:span text:style-name="T16">then</text:span> <text:span text:style-name="T16">throw</text:span>(InvalidIntegerFormat);</text:p>
      <text:p text:style-name="P29"><text:s text:c="3"/>i := 0; { clear initial value }</text:p>
      <text:p text:style-name="P29"><text:s text:c="3"/><text:span text:style-name="T16">while</text:span> (NextChar in [‘0’..’9’]) <text:span text:style-name="T16">do</text:span> <text:span text:style-name="T16">begin</text:span> { parse digit }</text:p>
      <text:p text:style-name="P29"/>
      <text:p text:style-name="P29"><text:s text:c="6"/>i := i*10+ord(NextChar)-ord(‘0’); { add in new digit }</text:p>
      <text:p text:style-name="P29"><text:s text:c="6"/>GetChar</text:p>
      <text:p text:style-name="P29"/>
      <text:p text:style-name="P29"><text:s text:c="3"/><text:span text:style-name="T16">end</text:span>;</text:p>
      <text:p text:style-name="P29"><text:s text:c="3"/>{ make sure the rest of the field is spaces }</text:p>
      <text:p text:style-name="P29"><text:s text:c="3"/><text:span text:style-name="T16">while</text:span> fl &gt; 0 do <text:span text:style-name="T16">begin</text:span></text:p>
      <text:p text:style-name="P29"/>
      <text:p text:style-name="P29"><text:s text:c="6"/><text:span text:style-name="T16">if</text:span> NextChar &lt;&gt; ‘ ‘ <text:span text:style-name="T16">then</text:span> throw(InvalidIntegerFormat);</text:p>
      <text:p text:style-name="P29"><text:soft-page-break/><text:s text:c="6"/>GetChar</text:p>
      <text:p text:style-name="P29"/>
      <text:p text:style-name="P29" loext:marker-style-name="T16"><text:s text:c="3"/><text:span text:style-name="T16">end</text:span><text:span text:style-name="T16"/></text:p>
      <text:p text:style-name="P29"/>
      <text:p text:style-name="P29"><text:span text:style-name="T16">end</text:span>;</text:p>
      <text:p text:style-name="P83" loext:marker-style-name="T16"/>
      <text:p text:style-name="P29" loext:marker-style-name="T16"><text:span text:style-name="T16">begin</text:span><text:span text:style-name="T16"/></text:p>
      <text:p text:style-name="P29"/>
      <text:p text:style-name="P29"><text:s text:c="3"/>ReadInteger(f, i, 10)</text:p>
      <text:p text:style-name="P29"/>
      <text:p text:style-name="P29"><text:span text:style-name="T16">end</text:span>.</text:p>
      <text:p text:style-name="P29"/>
      <text:p text:style-name="Standard">Reading a character with a field is similar</text:p>
      <text:p text:style-name="P29"><text:span text:style-name="T16">program</text:span> p;</text:p>
      <text:p text:style-name="P29"/>
      <text:p text:style-name="P29"><text:span text:style-name="T16">var</text:span> f: text;</text:p>
      <text:p text:style-name="P29"><text:s text:c="4"/>c: char;</text:p>
      <text:p text:style-name="P29"/>
      <text:p text:style-name="P29" loext:marker-style-name="T16"><text:span text:style-name="T16">begin</text:span><text:span text:style-name="T16"/></text:p>
      <text:p text:style-name="P29"/>
      <text:p text:style-name="P29"><text:s text:c="3"/>read(f, c:10);</text:p>
      <text:p text:style-name="P29"/>
      <text:p text:style-name="P29"><text:span text:style-name="T16">end</text:span>.</text:p>
      <text:p text:style-name="P29"/>
      <text:p text:style-name="Standard">The equivalent code is:</text:p>
      <text:p text:style-name="P29"><text:soft-page-break/><text:span text:style-name="T16">program</text:span> p;</text:p>
      <text:p text:style-name="P29"/>
      <text:p text:style-name="P29"><text:span text:style-name="T16">var</text:span> f: text;</text:p>
      <text:p text:style-name="P29"><text:s text:c="4"/>c: char;</text:p>
      <text:p text:style-name="P29"/>
      <text:p text:style-name="P29"><text:span text:style-name="T16">procedure</text:span> ReadChar(var f: text; <text:span text:style-name="T16">var</text:span> c: char; fl: integer);</text:p>
      <text:p text:style-name="P29"/>
      <text:p text:style-name="P29" loext:marker-style-name="T16"><text:span text:style-name="T16">begin</text:span><text:span text:style-name="T16"/></text:p>
      <text:p text:style-name="P29"/>
      <text:p text:style-name="P29"><text:s text:c="3"/>read(f, c); ! get the character</text:p>
      <text:p text:style-name="P29"><text:s text:c="3"/>! make sure the rest of the field is spaces</text:p>
      <text:p text:style-name="P29"><text:s text:c="3"/><text:span text:style-name="T16">while</text:span> fl &gt; 0 <text:span text:style-name="T16">do</text:span> <text:span text:style-name="T16">begin</text:span></text:p>
      <text:p text:style-name="P29"/>
      <text:p text:style-name="P29"><text:s text:c="6"/><text:span text:style-name="T16">if</text:span> f^ &lt;&gt; ‘ ‘ <text:span text:style-name="T16">then</text:span> throw(FieldNotBlank);</text:p>
      <text:p text:style-name="P29"><text:s text:c="6"/>get(f);</text:p>
      <text:p text:style-name="P29"><text:s text:c="6"/>fl := fl-1</text:p>
      <text:p text:style-name="P29"/>
      <text:p text:style-name="P29" loext:marker-style-name="T16"><text:s text:c="3"/><text:span text:style-name="T16">end</text:span><text:span text:style-name="T16"/></text:p>
      <text:p text:style-name="P29"/>
      <text:p text:style-name="P29"><text:span text:style-name="T16">end</text:span>;</text:p>
      <text:p text:style-name="P83" loext:marker-style-name="T16"/>
      <text:p text:style-name="P29" loext:marker-style-name="T16"><text:span text:style-name="T16">begin</text:span><text:span text:style-name="T16"/></text:p>
      <text:p text:style-name="P29"/>
      <text:p text:style-name="P29"><text:s text:c="3"/>ReadChar(f, c, 10)</text:p>
      <text:p text:style-name="P29"/>
      <text:p text:style-name="P29"><text:span text:style-name="T16">end</text:span>.</text:p>
      <text:p text:style-name="P29"/>
      <text:p text:style-name="Standard">When reading a string, the default field is equivalent to the number of characters in the string. If a field is present, and is greater than the number of characters in the string, then the string is expected to appear with a number of leading blanks. To specify a number of trailing blanks, a negative field is specified.</text:p>
      <text:p text:style-name="Standard">In both cases, if the field is smaller than the number of characters in the string, only that number of characters will be read. There is no initialization implied for characters in the string past the number of characters in the field.</text:p>
      <text:p text:style-name="Standard">If the field is 0, it has no effect and gives no error.</text:p>
      <text:p text:style-name="P29"><text:span text:style-name="T16">program</text:span> p;</text:p>
      <text:p text:style-name="P29"/>
      <text:p text:style-name="P29"><text:span text:style-name="T16">var</text:span> f: text;</text:p>
      <text:p text:style-name="P29"><text:s text:c="4"/>s: packed array [1..20] of char;</text:p>
      <text:p text:style-name="P29"/>
      <text:p text:style-name="P29" loext:marker-style-name="T16"><text:span text:style-name="T16">begin</text:span><text:span text:style-name="T16"/></text:p>
      <text:p text:style-name="P29"/>
      <text:p text:style-name="P29"><text:s text:c="3"/>read(f, s:10);</text:p>
      <text:p text:style-name="P29"/>
      <text:p text:style-name="P29"><text:span text:style-name="T16">end</text:span>.</text:p>
      <text:p text:style-name="Code1"/>
      <text:p text:style-name="Standard">The equivalent code is:</text:p>
      <text:p text:style-name="P29"><text:soft-page-break/><text:span text:style-name="T16">program</text:span> p;</text:p>
      <text:p text:style-name="P29"/>
      <text:p text:style-name="P29"><text:span text:style-name="T16">var</text:span> f: text;</text:p>
      <text:p text:style-name="P29"><text:s text:c="4"/>s: packed array [1..20] of char;</text:p>
      <text:p text:style-name="P29"/>
      <text:p text:style-name="P29"><text:span text:style-name="T16">procedure</text:span> ReadString(<text:span text:style-name="T16">var</text:span> f: text; <text:span text:style-name="T16">var</text:span> s: string; fl: integer);</text:p>
      <text:p text:style-name="P29"/>
      <text:p text:style-name="P29"><text:span text:style-name="T16">var</text:span> l: integer; { net length of string }</text:p>
      <text:p text:style-name="P29"><text:s text:c="4"/>i: integer;</text:p>
      <text:p text:style-name="P29"/>
      <text:p text:style-name="P29"><text:span text:style-name="T16">procedure</text:span> SkipSpaces(c: integer);</text:p>
      <text:p text:style-name="P29"/>
      <text:p text:style-name="P29" loext:marker-style-name="T16"><text:span text:style-name="T16">begin</text:span><text:span text:style-name="T16"/></text:p>
      <text:p text:style-name="P29"/>
      <text:p text:style-name="P29"><text:s text:c="3"/><text:span text:style-name="T16">while</text:span> c &gt; 0 <text:span text:style-name="T16">do</text:span> <text:span text:style-name="T16">begin</text:span></text:p>
      <text:p text:style-name="P29"/>
      <text:p text:style-name="P29"><text:s text:c="6"/><text:span text:style-name="T16">if</text:span> f^ &lt;&gt; ‘ ‘ <text:span text:style-name="T16">then</text:span> throw(FieldNotBlank);</text:p>
      <text:p text:style-name="P29"><text:s text:c="6"/>get(f);</text:p>
      <text:p text:style-name="P29"><text:s text:c="6"/>c := c-1</text:p>
      <text:p text:style-name="P29"/>
      <text:p text:style-name="P29" loext:marker-style-name="T16"><text:s text:c="3"/><text:span text:style-name="T16">end</text:span><text:span text:style-name="T16"/></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l := max(s); { find net length of string }</text:p>
      <text:p text:style-name="P29"><text:s text:c="3"/><text:span text:style-name="T16">if</text:span> abs(fl) &lt; l <text:span text:style-name="T16">then</text:span> l := fl;</text:p>
      <text:p text:style-name="P29"><text:s text:c="3"/>{ skip leading spaces }</text:p>
      <text:p text:style-name="P29"><text:s text:c="3"/><text:span text:style-name="T16">if</text:span> -fl &gt; max(s) <text:span text:style-name="T16">then</text:span> SkipSpaces(max(s)+fl);</text:p>
      <text:p text:style-name="P29"><text:s text:c="3"/><text:span text:style-name="T16">for</text:span> i := 1 to l <text:span text:style-name="T16">do</text:span> read(f, s[i]); { get string characters }</text:p>
      <text:p text:style-name="P29"><text:s text:c="3"/>{ skip trailing spaces }</text:p>
      <text:p text:style-name="P29"><text:s text:c="3"/><text:span text:style-name="T16">if</text:span> fl &gt; max(s) <text:span text:style-name="T16">then</text:span> SkipSpaces(max(s)-fl)</text:p>
      <text:p text:style-name="P29"/>
      <text:p text:style-name="P29"><text:span text:style-name="T16">end</text:span>;</text:p>
      <text:p text:style-name="P83" loext:marker-style-name="T16"/>
      <text:p text:style-name="P29" loext:marker-style-name="T16"><text:span text:style-name="T16">begin</text:span><text:span text:style-name="T16"/></text:p>
      <text:p text:style-name="P29"/>
      <text:p text:style-name="P29"><text:s text:c="3"/>ReadString(f, s, 10)</text:p>
      <text:p text:style-name="P29"/>
      <text:p text:style-name="P29"><text:span text:style-name="T16">end</text:span>.</text:p>
      <text:p text:style-name="P29"/>
      <text:p text:style-name="Standard">For real variables, the results are similar to that of integer:</text:p>
      <text:p text:style-name="P29"><text:soft-page-break/><text:span text:style-name="T16">program</text:span> p;</text:p>
      <text:p text:style-name="P29"/>
      <text:p text:style-name="P29"><text:span text:style-name="T16">var</text:span> f: text;</text:p>
      <text:p text:style-name="P29"><text:s text:c="4"/>r: real;</text:p>
      <text:p text:style-name="P29"/>
      <text:p text:style-name="P29" loext:marker-style-name="T16"><text:span text:style-name="T16">begin</text:span><text:span text:style-name="T16"/></text:p>
      <text:p text:style-name="P29"/>
      <text:p text:style-name="P29"><text:s text:c="3"/>read(f, r:10);</text:p>
      <text:p text:style-name="P29"/>
      <text:p text:style-name="P29"><text:span text:style-name="T16">end</text:span>.</text:p>
      <text:p text:style-name="Code1"/>
      <text:p text:style-name="Standard">The equivalent code is:</text:p>
      <text:p text:style-name="P29"><text:soft-page-break/><text:span text:style-name="T16">program</text:span> p;</text:p>
      <text:p text:style-name="P29"/>
      <text:p text:style-name="P29"><text:span text:style-name="T16">var</text:span> f: text;</text:p>
      <text:p text:style-name="P29"><text:s text:c="4"/>r: real;</text:p>
      <text:p text:style-name="P29"/>
      <text:p text:style-name="P29"><text:span text:style-name="T16">procedure</text:span> ReadReal(<text:span text:style-name="T16">var</text:span> f: text; <text:span text:style-name="T16">var</text:span> r: real; fl: integer);</text:p>
      <text:p text:style-name="P29"/>
      <text:p text:style-name="P29"><text:span text:style-name="T16">var</text:span> i: integer;</text:p>
      <text:p text:style-name="P29"/>
      <text:p text:style-name="P29">{ find power of ten efficiently }</text:p>
      <text:p text:style-name="P29"/>
      <text:p text:style-name="P29" loext:marker-style-name="T22"><text:span text:style-name="T23">function</text:span><text:span text:style-name="T22"> pwrten(e: integer): real;</text:span></text:p>
      <text:p text:style-name="P81" loext:marker-style-name="T22"/>
      <text:p text:style-name="P29" loext:marker-style-name="T22"><text:span text:style-name="T23">var</text:span><text:span text:style-name="T22"> t: real; { accumulator }</text:span></text:p>
      <text:p text:style-name="P29"><text:span text:style-name="T22"><text:s text:c="4"/></text:span>p: real; { current power }</text:p>
      <text:p text:style-name="P29"/>
      <text:p text:style-name="P29" loext:marker-style-name="T16"><text:span text:style-name="T16">begin</text:span><text:span text:style-name="T16"/></text:p>
      <text:p text:style-name="P29"/>
      <text:p text:style-name="P29"><text:s text:c="3"/>p := 1.0e+1; { set 1st power }</text:p>
      <text:p text:style-name="P29"><text:s text:c="3"/>t := 1.0; { initalize result }</text:p>
      <text:p text:style-name="P29" loext:marker-style-name="T16"><text:s text:c="3"/><text:span text:style-name="T16">repeat </text:span><text:span text:style-name="T16"/></text:p>
      <text:p text:style-name="P29"/>
      <text:p text:style-name="P29"><text:s text:c="6"/><text:span text:style-name="T16">if</text:span> odd(e) <text:span text:style-name="T16">then</text:span> t := t*p; { if bit set, add this power }</text:p>
      <text:p text:style-name="P29"><text:s text:c="6"/>e := e div 2; { index next bit }</text:p>
      <text:p text:style-name="P29"><text:s text:c="6"/>p := sqr(p) { find next power }</text:p>
      <text:p text:style-name="P29"/>
      <text:p text:style-name="P29"><text:s text:c="3"/><text:span text:style-name="T16">until</text:span> e = 0;</text:p>
      <text:p text:style-name="P29"><text:s text:c="3"/>pwrten := t</text:p>
      <text:p text:style-name="P29"/>
      <text:p text:style-name="P29"><text:span text:style-name="T16">end</text:span>;</text:p>
      <text:p text:style-name="P29"/>
      <text:p text:style-name="P29"><text:span text:style-name="T16">function</text:span> NextChar: char;</text:p>
      <text:p text:style-name="P29"/>
      <text:p text:style-name="P29" loext:marker-style-name="T16"><text:span text:style-name="T16">begin</text:span><text:span text:style-name="T16"/></text:p>
      <text:p text:style-name="P29"/>
      <text:p text:style-name="P29"><text:s text:c="3"/>{ if past the field, terminate with space }</text:p>
      <text:p text:style-name="P29"><text:s text:c="3"/><text:span text:style-name="T16">if</text:span> fl = 0 <text:span text:style-name="T16">then</text:span> NextChar := ‘ ‘</text:p>
      <text:p text:style-name="P29"><text:s text:c="3"/><text:span text:style-name="T16">else</text:span> NextChar := f^</text:p>
      <text:p text:style-name="P29"/>
      <text:p text:style-name="P29"><text:span text:style-name="T16">end</text:span>;</text:p>
      <text:p text:style-name="P29"/>
      <text:p text:style-name="P29"><text:span text:style-name="T16">procedure</text:span> GetChar;</text:p>
      <text:p text:style-name="P29"/>
      <text:p text:style-name="P29" loext:marker-style-name="T16"><text:span text:style-name="T16">begin</text:span><text:span text:style-name="T16"/></text:p>
      <text:p text:style-name="P29"/>
      <text:p text:style-name="P29"><text:s text:c="3"/>get(f);</text:p>
      <text:p text:style-name="P29"><text:s text:c="3"/>fl := fl-1</text:p>
      <text:p text:style-name="P29"/>
      <text:p text:style-name="P29"><text:span text:style-name="T16">end</text:span>;</text:p>
      <text:p text:style-name="P29"><text:soft-page-break/></text:p>
      <text:p text:style-name="P29"><text:span text:style-name="T16">procedure</text:span> ReadInteger(var i: integer);</text:p>
      <text:p text:style-name="P29"/>
      <text:p text:style-name="P29"><text:span text:style-name="T16">var</text:span> s: integer;</text:p>
      <text:p text:style-name="P29"/>
      <text:p text:style-name="P29" loext:marker-style-name="T16"><text:span text:style-name="T16">begin</text:span><text:span text:style-name="T16"/></text:p>
      <text:p text:style-name="P29"/>
      <text:p text:style-name="P29"><text:s text:c="3"/>s := +1; { set sign }</text:p>
      <text:p text:style-name="P29"><text:s text:c="3"/><text:span text:style-name="T16">if</text:span> <text:span text:style-name="T16">not</text:span> (NextChar in [‘+’, ‘-‘, ‘0’..’9’]) <text:span text:style-name="T16">then</text:span></text:p>
      <text:p text:style-name="P29"><text:s text:c="6"/>throw(InvalidRealFormat);</text:p>
      <text:p text:style-name="P29"><text:s text:c="3"/><text:span text:style-name="T16">if</text:span> NextChar = ‘+’ <text:span text:style-name="T16">then</text:span> GetChar</text:p>
      <text:p text:style-name="P29"><text:s text:c="3"/><text:span text:style-name="T16">else</text:span> <text:span text:style-name="T16">if</text:span> NextChar = ‘-‘ <text:span text:style-name="T16">then</text:span> <text:span text:style-name="T16">begin</text:span> GetChar(f); s := -1 end;</text:p>
      <text:p text:style-name="P29"><text:s text:c="3"/><text:span text:style-name="T16">if</text:span> <text:span text:style-name="T16">not</text:span> (NextChar in [‘0’..’9’]) <text:span text:style-name="T16">then</text:span> throw(InvalidRealFormat);</text:p>
      <text:p text:style-name="P29"><text:s text:c="3"/>i := 0; { clear initial value }</text:p>
      <text:p text:style-name="P29"><text:s text:c="3"/><text:span text:style-name="T16">while</text:span> (NextChar in [‘0’..’9’]) <text:span text:style-name="T16">do</text:span> <text:span text:style-name="T16">begin</text:span> { parse digit }</text:p>
      <text:p text:style-name="P29"/>
      <text:p text:style-name="P29"><text:s text:c="6"/>i := i*10+ord(NextChar)-ord(‘0’); { add in new digit }</text:p>
      <text:p text:style-name="P29"><text:s text:c="6"/>GetChar</text:p>
      <text:p text:style-name="P29"/>
      <text:p text:style-name="P29"><text:s text:c="3"/><text:span text:style-name="T16">end</text:span></text:p>
      <text:p text:style-name="P29"/>
      <text:p text:style-name="P29"><text:span text:style-name="T16">end</text:span>;</text:p>
      <text:p text:style-name="P29"/>
      <text:p text:style-name="P29"><text:span text:style-name="T16">begin</text:span> { ReadReal }</text:p>
      <text:p text:style-name="P29"/>
      <text:p text:style-name="P29"><text:s text:c="3"/>{ skip leading spaces }</text:p>
      <text:p text:style-name="P29"><text:s text:c="3"/><text:span text:style-name="T16">while</text:span> (NextChar = ‘ ‘) <text:span text:style-name="T16">and</text:span> (fl &gt; 0) <text:span text:style-name="T16">do</text:span> GetChar;</text:p>
      <text:p text:style-name="P29"><text:s text:c="3"/>ReadInteger(i); { read integer section }</text:p>
      <text:p text:style-name="P29"><text:s text:c="3"/>r := i; { convert integer to real }</text:p>
      <text:p text:style-name="P29"><text:s text:c="3"/><text:span text:style-name="T16">if</text:span> NextChar <text:span text:style-name="T16">in</text:span> ['.', 'e', 'E'] <text:span text:style-name="T16">then</text:span> <text:span text:style-name="T16">begin</text:span> { it's a real }</text:p>
      <text:p text:style-name="P29"/>
      <text:p text:style-name="P29"><text:s text:c="6"/><text:span text:style-name="T16">if</text:span> NextChar = '.' <text:span text:style-name="T16">then</text:span> <text:span text:style-name="T16">begin</text:span> { decimal point }</text:p>
      <text:p text:style-name="P29"/>
      <text:p text:style-name="P29"><text:s text:c="9"/>GetChar; { skip '.' }</text:p>
      <text:p text:style-name="P29"><text:s text:c="9"/><text:span text:style-name="T16">if</text:span> <text:span text:style-name="T16">not</text:span> (NextChar <text:span text:style-name="T16">in</text:span> ['0'..'9']) <text:span text:style-name="T16">then</text:span></text:p>
      <text:p text:style-name="P29"><text:s text:c="12"/>throw(InvalidRealFormat');</text:p>
      <text:p text:style-name="P29"><text:s text:c="9"/>p := 1.0; { initialize power }</text:p>
      <text:p text:style-name="P29"><text:s text:c="9"/><text:span text:style-name="T16">while</text:span> NextChar <text:span text:style-name="T16">in</text:span> ['0'..'9'] <text:span text:style-name="T16">do</text:span> <text:span text:style-name="T16">begin</text:span> { parse digits }</text:p>
      <text:p text:style-name="P29"/>
      <text:p text:style-name="P29"><text:s text:c="12"/>p := p/10.0; { find next scale }</text:p>
      <text:p text:style-name="P29"><text:s text:c="12"/>{ add and scale new digit }</text:p>
      <text:p text:style-name="P29"><text:s text:c="12"/>r := r+(p * (ord(NextChar) - ord('0')));</text:p>
      <text:p text:style-name="P29"><text:s text:c="12"/>GetChar { next }</text:p>
      <text:p text:style-name="P29"/>
      <text:p text:style-name="P29" loext:marker-style-name="T16"><text:s text:c="9"/><text:span text:style-name="T16">end</text:span><text:span text:style-name="T16"/></text:p>
      <text:p text:style-name="P29"/>
      <text:p text:style-name="P29"><text:s text:c="6"/><text:span text:style-name="T16">end</text:span>;</text:p>
      <text:p text:style-name="P29"><text:s text:c="6"/><text:span text:style-name="T16">if</text:span> NextChar <text:span text:style-name="T16">in</text:span> ['e', 'E'] <text:span text:style-name="T16">then</text:span> <text:span text:style-name="T16">begin</text:span> { exponent }</text:p>
      <text:p text:style-name="P29"/>
      <text:p text:style-name="P29"><text:soft-page-break/><text:s text:c="9"/>GetChar; { skip 'e' }</text:p>
      <text:p text:style-name="P29"><text:s text:c="9"/><text:span text:style-name="T16">if</text:span> <text:span text:style-name="T16">not</text:span> (NextChar in ['0'..'9', '+', '-']) <text:span text:style-name="T16">then</text:span></text:p>
      <text:p text:style-name="P29"><text:s text:c="12"/>throw(InvalidRealFormat);</text:p>
      <text:p text:style-name="P29"><text:s text:c="9"/>ReadInteger(i); { get exponent }</text:p>
      <text:p text:style-name="P29"><text:s text:c="9"/>{ find with exponent }</text:p>
      <text:p text:style-name="P29"><text:s text:c="9"/><text:span text:style-name="T16">if</text:span> i &lt; 0 <text:span text:style-name="T16">then</text:span> r := r/pwrten(i) <text:span text:style-name="T16">else</text:span> r := r*pwrten(i)</text:p>
      <text:p text:style-name="P29"/>
      <text:p text:style-name="P29" loext:marker-style-name="T16"><text:s text:c="6"/><text:span text:style-name="T16">end</text:span><text:span text:style-name="T16"/></text:p>
      <text:p text:style-name="P29"/>
      <text:p text:style-name="P29"><text:s text:c="3"/><text:span text:style-name="T16">end</text:span>;</text:p>
      <text:p text:style-name="P29"><text:s text:c="3"/>{ make sure the rest of the field is spaces }</text:p>
      <text:p text:style-name="P29"><text:s text:c="3"/><text:span text:style-name="T16">while</text:span> fl &gt; 0 <text:span text:style-name="T16">do</text:span> <text:span text:style-name="T16">begin</text:span></text:p>
      <text:p text:style-name="P29"/>
      <text:p text:style-name="P29"><text:s text:c="6"/><text:span text:style-name="T16">if</text:span> NextChar &lt;&gt; ‘ ‘ <text:span text:style-name="T16">then</text:span> throw(InvalidRealFormat);</text:p>
      <text:p text:style-name="P29"><text:s text:c="6"/>GetChar</text:p>
      <text:p text:style-name="P29"/>
      <text:p text:style-name="P29" loext:marker-style-name="T16"><text:s text:c="3"/><text:span text:style-name="T16">end</text:span><text:span text:style-name="T16"/></text:p>
      <text:p text:style-name="P29"/>
      <text:p text:style-name="P29"><text:span text:style-name="T16">end</text:span>;</text:p>
      <text:p text:style-name="P83" loext:marker-style-name="T16"/>
      <text:p text:style-name="P29" loext:marker-style-name="T16"><text:span text:style-name="T16">begin</text:span><text:span text:style-name="T16"/></text:p>
      <text:p text:style-name="P29"/>
      <text:p text:style-name="P29"><text:s text:c="3"/>ReadReal(f, r, 10)</text:p>
      <text:p text:style-name="P29"/>
      <text:p text:style-name="P29"><text:span text:style-name="T16">end</text:span>.</text:p>
      <text:p text:style-name="P29"/>
      <text:p text:style-name="Standard">Constant strings are allowed to appear in the read/readln parameter list:</text:p>
      <text:p text:style-name="P29"><text:span text:style-name="T16">program</text:span> p;</text:p>
      <text:p text:style-name="P29"/>
      <text:p text:style-name="P29"><text:span text:style-name="T16">var</text:span> f: text;</text:p>
      <text:p text:style-name="P29"><text:s text:c="4"/>i: integer;</text:p>
      <text:p text:style-name="P29"/>
      <text:p text:style-name="P29" loext:marker-style-name="T16"><text:span text:style-name="T16">begin</text:span><text:span text:style-name="T16"/></text:p>
      <text:p text:style-name="P29"/>
      <text:p text:style-name="P29"><text:s text:c="3"/>read(f, ‘The answer is: ‘, a, <text:s/>‘ resulting in: ‘, b);</text:p>
      <text:p text:style-name="P29"/>
      <text:p text:style-name="P29"><text:span text:style-name="T16">end</text:span>.</text:p>
      <text:p text:style-name="P29"/>
      <text:p text:style-name="Standard">The effect of such a constant is that each character of the input is matched to the characters in the string, in turn, regardless of if the end of line is true. If the character is matched, it is read and thrown away. If the character is not matched, it is an error.</text:p>
      <text:p text:style-name="Standard">The following code shows the equivalent of such a match.</text:p>
      <text:p text:style-name="P29"><text:soft-page-break/><text:span text:style-name="T16">program</text:span> p;</text:p>
      <text:p text:style-name="P29"/>
      <text:p text:style-name="P29"><text:span text:style-name="T16">var</text:span> f: text;</text:p>
      <text:p text:style-name="P29"><text:s text:c="4"/>i: integer;</text:p>
      <text:p text:style-name="P29"/>
      <text:p text:style-name="P29"><text:span text:style-name="T16">procedure</text:span> ReadConstant(<text:span text:style-name="T16">var</text:span> f: text; <text:span text:style-name="T16">view</text:span> s: string);</text:p>
      <text:p text:style-name="P29"/>
      <text:p text:style-name="P29" loext:marker-style-name="T16"><text:span text:style-name="T16">begin</text:span><text:span text:style-name="T16"/></text:p>
      <text:p text:style-name="P29"/>
      <text:p text:style-name="P29"><text:s text:c="3"/><text:span text:style-name="T16">for</text:span> i := 1 <text:span text:style-name="T16">to</text:span> max(s) <text:span text:style-name="T16">do</text:span></text:p>
      <text:p text:style-name="P29"><text:s text:c="6"/><text:span text:style-name="T16">if</text:span> f^ &lt;&gt; s[i] <text:span text:style-name="T16">then</text:span> throw(UnmatchedConstantCharacter);</text:p>
      <text:p text:style-name="P29"><text:s text:c="3"/>get(f)</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ReadConstant(f, ‘The answer is: ‘)</text:p>
      <text:p text:style-name="P29"/>
      <text:p text:style-name="P29"><text:span text:style-name="T16">end</text:span>.</text:p>
      <text:p text:style-name="P29"/>
      <text:h text:style-name="Heading_20_3" text:outline-level="3"><text:bookmark-start text:name="_Toc4731015"/><text:bookmark-start text:name="__RefHeading___Toc45887_401020179"/>Radix conversion<text:bookmark-end text:name="_Toc4731015"/><text:bookmark-end text:name="__RefHeading___Toc45887_401020179"/></text:h>
      <text:p text:style-name="Standard">When <text:span text:style-name="Reference_20_Char1">read</text:span>/<text:span text:style-name="Reference_20_Char1">readln</text:span> is applied to integer, the following radix conversion character can be read:</text:p>
      <table:table table:name="Table47" table:style-name="Table47">
        <table:table-column table:style-name="Table47.A"/>
        <table:table-column table:style-name="Table47.B"/>
        <table:table-row table:style-name="Table47.1">
          <table:table-cell table:style-name="Table47.A1" office:value-type="string">
            <text:p text:style-name="P225" loext:marker-style-name="T3"><text:span text:style-name="T5">Charcter</text:span><text:span text:style-name="T3"/></text:p>
          </table:table-cell>
          <table:table-cell table:style-name="Table47.A1" office:value-type="string">
            <text:p text:style-name="P225" loext:marker-style-name="T3"><text:span text:style-name="T5">Radix</text:span><text:span text:style-name="T3"/></text:p>
          </table:table-cell>
        </table:table-row>
        <table:table-row table:style-name="Table47.1">
          <table:table-cell table:style-name="Table47.A2" office:value-type="string">
            <text:p text:style-name="P228" loext:marker-style-name="T25"><text:span text:style-name="T26">$</text:span><text:span text:style-name="T25"/></text:p>
          </table:table-cell>
          <table:table-cell table:style-name="Table47.B2" office:value-type="string">
            <text:p text:style-name="P37" loext:marker-style-name="T26"><text:span text:style-name="T26">Hexadecimal</text:span><text:span text:style-name="T26"/></text:p>
          </table:table-cell>
        </table:table-row>
        <table:table-row table:style-name="Table47.1">
          <table:table-cell table:style-name="Table47.A3" office:value-type="string">
            <text:p text:style-name="P228" loext:marker-style-name="T25"><text:span text:style-name="T26">%</text:span><text:span text:style-name="T25"/></text:p>
          </table:table-cell>
          <table:table-cell table:style-name="Table47.B3" office:value-type="string">
            <text:p text:style-name="P37" loext:marker-style-name="T26"><text:span text:style-name="T26">Binary</text:span><text:span text:style-name="T26"/></text:p>
          </table:table-cell>
        </table:table-row>
        <table:table-row table:style-name="Table47.1">
          <table:table-cell table:style-name="Table47.A4" office:value-type="string">
            <text:p text:style-name="P228" loext:marker-style-name="T25"><text:span text:style-name="T26">&amp;</text:span><text:span text:style-name="T25"/></text:p>
          </table:table-cell>
          <table:table-cell table:style-name="Table47.B4" office:value-type="string">
            <text:p text:style-name="P37" loext:marker-style-name="T26"><text:span text:style-name="T26">Octal</text:span><text:span text:style-name="T26"/></text:p>
          </table:table-cell>
        </table:table-row>
      </table:table>
      <text:p text:style-name="Standard"/>
      <text:p text:style-name="Standard">When a radix character is seen before the number, it is interpreted to be in the radix specified. If no radix character is seen, the default is decimal.</text:p>
      <text:p text:style-name="Standard">Radix input formats follow numeric formats, see <text:bookmark-ref text:reference-format="number" text:ref-name="_Ref3737874">6.6</text:bookmark-ref><text:s/>“<text:bookmark-ref text:reference-format="text" text:ref-name="_Ref3737873">Numeric constants</text:bookmark-ref>”.</text:p>
      <text:p text:style-name="Standard">Note that the radix character is considered part of the numbers field.</text:p>
      <text:h text:style-name="Heading_20_3" text:outline-level="3"><text:bookmark-start text:name="_Toc4731016"/><text:bookmark-start text:name="__RefHeading___Toc45889_401020179"/>Radix specifiers<text:bookmark-end text:name="_Toc4731016"/><text:bookmark-end text:name="__RefHeading___Toc45889_401020179"/></text:h>
      <text:p text:style-name="Standard"><text:span text:style-name="Reference_20_Char1">read</text:span>/<text:span text:style-name="Reference_20_Char1">readln</text:span> statements will also accept a so called “radix specifier” on integer input statements, using one of:</text:p>
      <table:table table:name="Table48" table:style-name="Table48">
        <table:table-column table:style-name="Table48.A"/>
        <table:table-column table:style-name="Table48.B"/>
        <table:table-row table:style-name="Table48.1">
          <table:table-cell table:style-name="Table48.A1" office:value-type="string">
            <text:p text:style-name="P225" loext:marker-style-name="T3"><text:span text:style-name="T5">Specifier</text:span><text:span text:style-name="T3"/></text:p>
          </table:table-cell>
          <table:table-cell table:style-name="Table48.A1" office:value-type="string">
            <text:p text:style-name="P225" loext:marker-style-name="T3"><text:span text:style-name="T5">Radix</text:span><text:span text:style-name="T3"/></text:p>
          </table:table-cell>
        </table:table-row>
        <table:table-row table:style-name="Table48.1">
          <table:table-cell table:style-name="Table48.A2" office:value-type="string">
            <text:p text:style-name="P228" loext:marker-style-name="T25"><text:span text:style-name="T26">$</text:span><text:span text:style-name="T25"/></text:p>
          </table:table-cell>
          <table:table-cell table:style-name="Table48.B2" office:value-type="string">
            <text:p text:style-name="P37" loext:marker-style-name="T26"><text:span text:style-name="T26">Hexadecimal</text:span><text:span text:style-name="T26"/></text:p>
          </table:table-cell>
        </table:table-row>
        <table:table-row table:style-name="Table48.1">
          <table:table-cell table:style-name="Table48.A3" office:value-type="string">
            <text:p text:style-name="P228" loext:marker-style-name="T25"><text:span text:style-name="T26">%</text:span><text:span text:style-name="T25"/></text:p>
          </table:table-cell>
          <table:table-cell table:style-name="Table48.B3" office:value-type="string">
            <text:p text:style-name="P37" loext:marker-style-name="T26"><text:span text:style-name="T26">Binary</text:span><text:span text:style-name="T26"/></text:p>
          </table:table-cell>
        </table:table-row>
        <table:table-row table:style-name="Table48.1">
          <table:table-cell table:style-name="Table48.A4" office:value-type="string">
            <text:p text:style-name="P228" loext:marker-style-name="T25"><text:span text:style-name="T26">&amp;</text:span><text:span text:style-name="T25"/></text:p>
          </table:table-cell>
          <table:table-cell table:style-name="Table48.B4" office:value-type="string">
            <text:p text:style-name="P37" loext:marker-style-name="T26"><text:span text:style-name="T26">Octal</text:span><text:span text:style-name="T26"/></text:p>
          </table:table-cell>
        </table:table-row>
      </table:table>
      <text:p text:style-name="Standard"/>
      <text:p text:style-name="Standard">This is used after the <text:span text:style-name="Reference_20_Char1">read</text:span>/<text:span text:style-name="Reference_20_Char1">readln</text:span> variable to be read:</text:p>
      <text:p text:style-name="Standard"><text:soft-page-break/></text:p>
      <text:p text:style-name="P29"><text:span text:style-name="T16">program</text:span> p;</text:p>
      <text:p text:style-name="P29"/>
      <text:p text:style-name="P29"><text:span text:style-name="T16">var</text:span> f: text;</text:p>
      <text:p text:style-name="P29"><text:s text:c="4"/>i: integer;</text:p>
      <text:p text:style-name="P29"/>
      <text:p text:style-name="P29" loext:marker-style-name="T16"><text:span text:style-name="T16">begin</text:span><text:span text:style-name="T16"/></text:p>
      <text:p text:style-name="P29"/>
      <text:p text:style-name="P29"><text:s text:c="3"/>read(f, i$:10);</text:p>
      <text:p text:style-name="P29"/>
      <text:p text:style-name="P29"><text:span text:style-name="T16">end</text:span>.</text:p>
      <text:p text:style-name="P29"/>
      <text:p text:style-name="Standard">Will result in the radix of the numeric sequence read for<text:span text:style-name="Reference_20_Char1"> i</text:span> to be assumed as hexadecimal.</text:p>
      <text:p text:style-name="Standard">Notes:</text:p>
      <text:list text:style-name="WWNum43">
        <text:list-item>
          <text:p text:style-name="P162">It is an error to use a radix specifier on any variable other than integer.</text:p>
        </text:list-item>
        <text:list-item>
          <text:p text:style-name="P162">A radix character in the input will override any radix specifier.</text:p>
        </text:list-item>
      </text:list>
      <text:h text:style-name="Heading_20_3" text:outline-level="3"><text:bookmark-start text:name="_Toc4731017"/><text:bookmark-start text:name="__RefHeading___Toc45891_401020179"/>Field specifier character<text:bookmark-end text:name="_Toc4731017"/><text:bookmark-end text:name="__RefHeading___Toc45891_401020179"/></text:h>
      <table:table table:name="Table49" table:style-name="Table49">
        <table:table-column table:style-name="Table49.A"/>
        <table:table-column table:style-name="Table49.B"/>
        <table:table-row table:style-name="Table49.1">
          <table:table-cell table:style-name="Table49.A1" office:value-type="string">
            <text:p text:style-name="P225" loext:marker-style-name="T3"><text:span text:style-name="T5">Character</text:span><text:span text:style-name="T3"/></text:p>
          </table:table-cell>
          <table:table-cell table:style-name="Table49.A1" office:value-type="string">
            <text:p text:style-name="P225" loext:marker-style-name="T3"><text:span text:style-name="T5">Meaning</text:span><text:span text:style-name="T3"/></text:p>
          </table:table-cell>
        </table:table-row>
        <table:table-row table:style-name="Table49.1">
          <table:table-cell table:style-name="Table49.A2" office:value-type="string">
            <text:p text:style-name="P228" loext:marker-style-name="T25"><text:span text:style-name="T26">*</text:span><text:span text:style-name="T25"/></text:p>
          </table:table-cell>
          <table:table-cell table:style-name="Table49.B2" office:value-type="string">
            <text:p text:style-name="P37" loext:marker-style-name="T26"><text:span text:style-name="T26">On string type only, means to interpret the string as padded.</text:span><text:span text:style-name="T26"/></text:p>
          </table:table-cell>
        </table:table-row>
      </table:table>
      <text:p text:style-name="Standard"/>
      <text:p text:style-name="Standard">Only one field specifier character can exist on a <text:span text:style-name="Reference_20_Char1">read</text:span>/<text:span text:style-name="Reference_20_Char1">readln</text:span>, and it replaces the field:</text:p>
      <text:p text:style-name="P29"><text:span text:style-name="T16">program</text:span> p;</text:p>
      <text:p text:style-name="P29"/>
      <text:p text:style-name="P29"><text:span text:style-name="T16">var</text:span> f: text;</text:p>
      <text:p text:style-name="P29"><text:s text:c="4"/>s(10): packed array of char;</text:p>
      <text:p text:style-name="P29"/>
      <text:p text:style-name="P29" loext:marker-style-name="T16"><text:span text:style-name="T16">begin</text:span><text:span text:style-name="T16"/></text:p>
      <text:p text:style-name="P29"/>
      <text:p text:style-name="P29"><text:s text:c="3"/>read(f, s:*);</text:p>
      <text:p text:style-name="P29"/>
      <text:p text:style-name="P29"><text:span text:style-name="T16">end</text:span>.</text:p>
      <text:p text:style-name="P29"/>
      <text:p text:style-name="Standard">The * character means to read characters until:</text:p>
      <text:list text:style-name="WWNum44">
        <text:list-item>
          <text:p text:style-name="P163">The string is filled.</text:p>
        </text:list-item>
        <text:list-item>
          <text:p text:style-name="P163">An eoln is encountered in the input.</text:p>
        </text:list-item>
      </text:list>
      <text:p text:style-name="Standard">If the string is completely filled, and more input characters exist, an error results. If an eoln is encountered, the <text:span text:style-name="Reference_20_Char1">read</text:span>/<text:span text:style-name="Reference_20_Char1">readln</text:span> stops, and the remaining part of the string specified to be read, if any, is filled with blanks.</text:p>
      <text:p text:style-name="Standard">Note it is an error to apply * to other than a string variable.</text:p>
      <text:h text:style-name="Heading_20_2" text:outline-level="2"><text:bookmark-start text:name="_Toc4731018"/><text:bookmark-start text:name="__RefHeading___Toc45893_401020179"/><text:soft-page-break/>Type converters/restrictors<text:bookmark-end text:name="_Toc4731018"/><text:bookmark-end text:name="__RefHeading___Toc45893_401020179"/></text:h>
      <text:p text:style-name="P57">expression = simple-expression [ relational-operator simple-expression ] .</text:p>
      <text:p text:style-name="P57">simple-expression = [ sign ] term { adding-operator term } .</text:p>
      <text:p text:style-name="P57">term = factor { multiplying-operator factor } .</text:p>
      <text:p text:style-name="P57">factor = variable-access | unsigned-constant | function-designator | type-identifier '(' expression ')' | set-constructor | '(' expression ')' | 'not' factor .</text:p>
      <text:p text:style-name="P57">multiplying-operator = '*' | '/' | 'div' | 'mod' | 'and' .</text:p>
      <text:p text:style-name="P58">adding-operator = '+' | '-' | 'or' | 'xor' .</text:p>
      <text:p text:style-name="Standard">ISO 7185 Pascal defines the function <text:span text:style-name="Reference_20_Char1">ord</text:span> to convert any scalar or character type to integer, and defines the function <text:span text:style-name="Reference_20_Char1">chr</text:span> to convert integer to character. Pascaline extends this system to include an enumerated types converter:</text:p>
      <text:p text:style-name="P29"><text:span text:style-name="T16">program</text:span> p;</text:p>
      <text:p text:style-name="P29"/>
      <text:p text:style-name="P29"><text:span text:style-name="T16">type</text:span> a = (one, two, three);</text:p>
      <text:p text:style-name="P83" loext:marker-style-name="T16"/>
      <text:p text:style-name="P29"><text:span text:style-name="T16">var</text:span> x: a;</text:p>
      <text:p text:style-name="P29"/>
      <text:p text:style-name="P29" loext:marker-style-name="T16"><text:span text:style-name="T16">begin</text:span><text:span text:style-name="T16"/></text:p>
      <text:p text:style-name="P29"/>
      <text:p text:style-name="P29"><text:s text:c="3"/>x := a(1);</text:p>
      <text:p text:style-name="P29"/>
      <text:p text:style-name="P29"><text:span text:style-name="T16">end</text:span>.</text:p>
      <text:p text:style-name="Code1"/>
      <text:p text:style-name="Standard">In the example <text:s/>the result of a(1) is the enumerated type constant <text:span text:style-name="Reference_20_Char1">two</text:span>. Transfer from an integer to an enumerated type is the only new type conversion defined in Pascaline.</text:p>
      <text:p text:style-name="Standard">A similar appearing construct is the “type restrictor”:</text:p>
      <text:p text:style-name="P29"><text:span text:style-name="T16">program</text:span> p;</text:p>
      <text:p text:style-name="P29"/>
      <text:p text:style-name="P29"><text:span text:style-name="T16">type</text:span> a = 20..30;</text:p>
      <text:p text:style-name="P29"/>
      <text:p text:style-name="P29"><text:span text:style-name="T16">var</text:span> y: integer;</text:p>
      <text:p text:style-name="P29"/>
      <text:p text:style-name="P29" loext:marker-style-name="T16"><text:span text:style-name="T16">begin</text:span><text:span text:style-name="T16"/></text:p>
      <text:p text:style-name="P29"/>
      <text:p text:style-name="P29"><text:s text:c="3"/>y := a(y+1);</text:p>
      <text:p text:style-name="P29"/>
      <text:p text:style-name="P29"><text:span text:style-name="T16">end</text:span>.</text:p>
      <text:p text:style-name="Code1"/>
      <text:p text:style-name="Standard">The assignment y := a(y+1) would seem to have no function. However, the compiler can take this as a hint that instead of promoting the expression y+1 to the full size of an integer, that the operation can be <text:soft-page-break/>performed in only the precision required for values within 20..30. This can enable more efficient processing of expressions on some machines.</text:p>
      <text:p text:style-name="Standard">When a type restrictor appears, the compiler can generate an error for values in the restricted value that cannot fit in the range of the target type. Type converters and restrictors never simply discard values.</text:p>
      <text:p text:style-name="Standard">The value within a type restrictor must be assignment compatible with the type specified in the type restrictor.</text:p>
      <text:h text:style-name="Heading_20_2" text:outline-level="2"><text:bookmark-start text:name="_Toc4731019"/><text:bookmark-start text:name="__RefHeading___Toc45895_401020179"/>Fixed types<text:bookmark-end text:name="_Toc4731019"/><text:bookmark-end text:name="__RefHeading___Toc45895_401020179"/></text:h>
      <text:p text:style-name="P59">block = { declaration } [ 'private' declaration ] statement-part [ ';' statement-part ] .</text:p>
      <text:p text:style-name="P59">declaration = label-declaration-part | constant-definition-part | type-definition-part | variable-declaration-part |fixed-declaration-part | procedure-declaration ';' | function-declaration ';' .</text:p>
      <text:p text:style-name="P59">fixed-declaration-part = [ 'fixed' fixed-declaration ';' { fixed-declaration ';' } ] .</text:p>
      <text:p text:style-name="P59">fixed-declaration = identifier ':' type-denoter '=' value-constructor.</text:p>
      <text:p text:style-name="P59">value-constructor = array-value-constructor | record-value-constructor | constant .</text:p>
      <text:p text:style-name="P59">array-value-constructor = 'array' value-constructor { ',' value-constructor } 'end' .</text:p>
      <text:p text:style-name="P60">record-value-constructor = 'record' value-constructor { ',' value-constructor } 'end' .</text:p>
      <text:p text:style-name="Standard">In addition to declaring variables, Pascaline can declare a program construct that appears anywhere a variable can, but is defined completely at compile time:</text:p>
      <text:p text:style-name="P29"><text:span text:style-name="T16">program</text:span> p;</text:p>
      <text:p text:style-name="P29"/>
      <text:p text:style-name="P29"><text:span text:style-name="T16">fixed</text:span> a: integer = 1;</text:p>
      <text:p text:style-name="P29"><text:s text:c="6"/>b: <text:span text:style-name="T16">array</text:span> [1..10] <text:span text:style-name="T16">of</text:span> integer =</text:p>
      <text:p text:style-name="P29"><text:s text:c="12"/><text:span text:style-name="T16">array</text:span> 5, 6, 8, 2, 3, 5, 9, 1, 12, 85 <text:span text:style-name="T16">end</text:span>;</text:p>
      <text:p text:style-name="P29"><text:s text:c="6"/>c: <text:span text:style-name="T16">record</text:span> a: integer; b: char <text:span text:style-name="T16">end</text:span> = <text:span text:style-name="T16">record</text:span> 1, 'a' <text:span text:style-name="T16">end</text:span>;</text:p>
      <text:p text:style-name="P29"><text:s text:c="6"/>d: <text:span text:style-name="T16">array</text:span> [1..5] <text:span text:style-name="T16">of</text:span> <text:span text:style-name="T16">packed</text:span> <text:span text:style-name="T16">array</text:span> [1..5] <text:span text:style-name="T16">of</text:span> char = <text:span text:style-name="T16">array</text:span></text:p>
      <text:p text:style-name="P29"/>
      <text:p text:style-name="P29"><text:s text:c="9"/>'tooth',</text:p>
      <text:p text:style-name="P29"><text:s text:c="9"/>'trap ',</text:p>
      <text:p text:style-name="P29"><text:s text:c="9"/>'same ',</text:p>
      <text:p text:style-name="P29"><text:s text:c="9"/>'fall ',</text:p>
      <text:p text:style-name="P29"><text:s text:c="9"/>'radio'</text:p>
      <text:p text:style-name="P29"/>
      <text:p text:style-name="P29"><text:s text:c="6"/><text:span text:style-name="T16">end</text:span>;</text:p>
      <text:p text:style-name="P29"/>
      <text:p text:style-name="P29" loext:marker-style-name="T16"><text:span text:style-name="T16">begin</text:span><text:span text:style-name="T16"/></text:p>
      <text:p text:style-name="P29"><text:span text:style-name="T16">end</text:span>.</text:p>
      <text:p text:style-name="P29"/>
      <text:p text:style-name="Standard">The declaration of a fixed is similar to a <text:span text:style-name="Reference_20_Char1">var</text:span> declaration, but each variable is given a "value" part that contains a value constructor. A value constructor is a series of constants or other value constructors separated by ‘,’s. As in the case of character array constant assignment to character array variables, a <text:soft-page-break/>constant string can be used to specify the value of a <text:span text:style-name="Reference_20_Char1">fixed</text:span> character array, and must have the same number of characters as the definition.</text:p>
      <text:p text:style-name="Standard">Notes:</text:p>
      <text:list text:style-name="WWNum41">
        <text:list-item>
          <text:p text:style-name="P164">Fixed types can be used anywhere a variable type can, but a fixed type cannot be "threatened" in the sense of the <text:span text:style-name="Reference_20_Char1">for</text:span> variable threat of ISO 7185 6.8.3.9.</text:p>
        </text:list-item>
        <text:list-item>
          <text:p text:style-name="P164">The type of a fixed cannot be pointers, files, variant records, exceptions or classes.</text:p>
        </text:list-item>
        <text:list-item>
          <text:p text:style-name="P164">The value must be assignment compatible with the variable.</text:p>
        </text:list-item>
      </text:list>
      <text:p text:style-name="Standard">A fixed declaration is logically the equivalent of a <text:span text:style-name="Reference_20_Char1">var</text:span> declaration that is initialized at the start of it’s containing block:</text:p>
      <text:p text:style-name="P29"><text:span text:style-name="T16">program</text:span> p;</text:p>
      <text:p text:style-name="P29"/>
      <text:p text:style-name="P29"><text:span text:style-name="T16">fixed</text:span> a: integer = 1;</text:p>
      <text:p text:style-name="P29"><text:s text:c="6"/>b: <text:span text:style-name="T16">array</text:span> [1..10] <text:span text:style-name="T16">of</text:span> integer = <text:span text:style-name="T16">array</text:span> 5, 6, 8 <text:span text:style-name="T16">end</text:span>;</text:p>
      <text:p text:style-name="P29"/>
      <text:p text:style-name="P29" loext:marker-style-name="T16"><text:span text:style-name="T16">begin</text:span><text:span text:style-name="T16"/></text:p>
      <text:p text:style-name="P83" loext:marker-style-name="T16"/>
      <text:p text:style-name="P29"><text:span text:style-name="T16">end</text:span>.</text:p>
      <text:p text:style-name="P29"/>
      <text:p text:style-name="Standard">Is equivalent to:</text:p>
      <text:p text:style-name="P29"><text:span text:style-name="T16">program</text:span> p;</text:p>
      <text:p text:style-name="P29"/>
      <text:p text:style-name="P29"><text:span text:style-name="T16">var</text:span> a: integer;</text:p>
      <text:p text:style-name="P29"><text:s text:c="6"/>b: <text:span text:style-name="T16">array</text:span> [1..3] of integer;</text:p>
      <text:p text:style-name="P29"/>
      <text:p text:style-name="P29" loext:marker-style-name="T16"><text:span text:style-name="T16">begin</text:span><text:span text:style-name="T16"/></text:p>
      <text:p text:style-name="P83" loext:marker-style-name="T16"/>
      <text:p text:style-name="P29"><text:span text:style-name="T16"><text:s text:c="3"/></text:span>a := 1;</text:p>
      <text:p text:style-name="P29"><text:s text:c="3"/>b[1] := 5;</text:p>
      <text:p text:style-name="P29"><text:s text:c="3"/>b[2] := 6;</text:p>
      <text:p text:style-name="P29" loext:marker-style-name="T16"><text:s text:c="3"/>b[3] := 8<text:span text:style-name="T16"/></text:p>
      <text:p text:style-name="P83" loext:marker-style-name="T16"/>
      <text:p text:style-name="P29"><text:span text:style-name="T16">end</text:span>.</text:p>
      <text:p text:style-name="P29"/>
      <text:p text:style-name="Standard">Except that, as mentioned, the contents of the variables <text:span text:style-name="Reference_20_Char1">a</text:span> and <text:span text:style-name="Reference_20_Char1">b</text:span> are protected from modification.</text:p>
      <text:p text:style-name="Standard">When a fixed type is a container, the geometry of the container is satisfied by the initializer:</text:p>
      <text:p text:style-name="P29"><text:soft-page-break/><text:span text:style-name="T16">program</text:span> p;</text:p>
      <text:p text:style-name="P29"/>
      <text:p text:style-name="P29"><text:span text:style-name="T16">fixed</text:span> a: <text:span text:style-name="T16">array</text:span> <text:span text:style-name="T16">of</text:span> integer = <text:span text:style-name="T16">array</text:span> 1, 2, 3 <text:span text:style-name="T16">end</text:span>;</text:p>
      <text:p text:style-name="P29"/>
      <text:p text:style-name="P29" loext:marker-style-name="T16"><text:span text:style-name="T16">begin</text:span><text:span text:style-name="T16"/></text:p>
      <text:p text:style-name="P83" loext:marker-style-name="T16"/>
      <text:p text:style-name="P29"><text:span text:style-name="T16">end</text:span>.</text:p>
      <text:p text:style-name="P29"/>
      <text:p text:style-name="Standard">Is equivalent to:</text:p>
      <text:p text:style-name="P29"><text:span text:style-name="T16">program</text:span> p;</text:p>
      <text:p text:style-name="P29"/>
      <text:p text:style-name="P29"><text:span text:style-name="T16">fixed</text:span> a: <text:span text:style-name="T16">array</text:span> [1..3] <text:span text:style-name="T16">of</text:span> integer = <text:span text:style-name="T16">array</text:span> 1, 2, 3 <text:span text:style-name="T16">end</text:span>;</text:p>
      <text:p text:style-name="P29"/>
      <text:p text:style-name="P29" loext:marker-style-name="T16"><text:span text:style-name="T16">begin</text:span><text:span text:style-name="T16"/></text:p>
      <text:p text:style-name="P83" loext:marker-style-name="T16"/>
      <text:p text:style-name="P29"><text:span text:style-name="T16">end</text:span>.</text:p>
      <text:p text:style-name="P29"/>
      <text:p text:style-name="Standard">This extends to any level of container:</text:p>
      <text:p text:style-name="P29"><text:span text:style-name="T16">program</text:span> p;</text:p>
      <text:p text:style-name="P29"/>
      <text:p text:style-name="P29"><text:span text:style-name="T16">fixed</text:span> a: <text:span text:style-name="T16">array</text:span> <text:span text:style-name="T16">of</text:span> <text:span text:style-name="T16">packed</text:span> <text:span text:style-name="T16">array</text:span> <text:span text:style-name="T16">of</text:span> char = <text:span text:style-name="T16">array</text:span> </text:p>
      <text:p text:style-name="P29"><text:s text:c="11"/>'one <text:s text:c="2"/>',</text:p>
      <text:p text:style-name="P29"><text:s text:c="11"/>'two <text:s text:c="2"/>',</text:p>
      <text:p text:style-name="P29"><text:s text:c="11"/>'three '</text:p>
      <text:p text:style-name="P29"><text:s text:c="9"/><text:span text:style-name="T16">end</text:span>;</text:p>
      <text:p text:style-name="P29"/>
      <text:p text:style-name="P29" loext:marker-style-name="T16"><text:span text:style-name="T16">begin</text:span><text:span text:style-name="T16"/></text:p>
      <text:p text:style-name="P83" loext:marker-style-name="T16"/>
      <text:p text:style-name="P29"><text:span text:style-name="T16">end</text:span>.</text:p>
      <text:p text:style-name="P29"/>
      <text:p text:style-name="Standard">Note that both the size of the array of strings (3) and the strings themselves (6) are set from the initializer itself.</text:p>
      <text:p text:style-name="Standard">In such a declaration, the sizes of all the containers must match, or an error will result.</text:p>
      <text:h text:style-name="Heading_20_2" text:outline-level="2"><text:bookmark-start text:name="_Ref1508234"/><text:bookmark-start text:name="_Toc4731020"/><text:bookmark-start text:name="_Ref1508244"/><text:bookmark-start text:name="__RefHeading___Toc45897_401020179"/>Extended file procedures and functions<text:bookmark-end text:name="_Ref1508234"/><text:bookmark-end text:name="_Toc4731020"/><text:bookmark-end text:name="_Ref1508244"/><text:bookmark-end text:name="__RefHeading___Toc45897_401020179"/></text:h>
      <text:p text:style-name="Standard">Pascaline defines several additional functions dealing with files. </text:p>
      <text:h text:style-name="Heading_20_3" text:outline-level="3"><text:bookmark-start text:name="_Toc4731021"/><text:bookmark-start text:name="__RefHeading___Toc45899_401020179"/>assign procedure<text:bookmark-end text:name="_Toc4731021"/><text:bookmark-end text:name="__RefHeading___Toc45899_401020179"/></text:h>
      <text:p text:style-name="Standard">Files that are not declared as external via the program header are normally given the property that they are anonymous and may be deleted at the end of the program. <text:s/>In Pascaline, such files can also be named using the function <text:span text:style-name="Reference_20_Char1">assign</text:span>:</text:p>
      <text:p text:style-name="P29"><text:soft-page-break/><text:span text:style-name="T16">program</text:span> p;</text:p>
      <text:p text:style-name="P29"/>
      <text:p text:style-name="P29"><text:span text:style-name="T16">var</text:span> f: text;</text:p>
      <text:p text:style-name="P29"/>
      <text:p text:style-name="P29" loext:marker-style-name="T16"><text:span text:style-name="T16">begin</text:span><text:span text:style-name="T16"/></text:p>
      <text:p text:style-name="P29"/>
      <text:p text:style-name="P29"><text:s text:c="3"/>assign(f, 'myfile');</text:p>
      <text:p text:style-name="P29"><text:s text:c="3"/>reset(f);</text:p>
      <text:p text:style-name="P29"/>
      <text:p text:style-name="P29"><text:s text:c="3"/>{ statements to use file f }</text:p>
      <text:p text:style-name="P29"/>
      <text:p text:style-name="P29"><text:s text:c="3"/>close(f)</text:p>
      <text:p text:style-name="P29"/>
      <text:p text:style-name="P29"><text:span text:style-name="T16">end</text:span>.</text:p>
      <text:p text:style-name="P29"/>
      <text:p text:style-name="Standard"><text:span text:style-name="Reference_20_Char1">assign</text:span> takes any string (defined in ISO 7185 Pascal as a packed array of characters with a starting index of 1 and any length). The format of the file name contained in the string is entirely implementation dependent, but implementations will honor, at minimum, the conventions that:</text:p>
      <text:list text:style-name="WWNum5">
        <text:list-item>
          <text:p text:style-name="P166">Leading and trailing spaces in the name are ignored, and removed if required.</text:p>
        </text:list-item>
        <text:list-item>
          <text:p text:style-name="P166">That the characters in the set ['a'..'z', 'A'..'Z', '0'..'9', '_'] are valid in a filename.</text:p>
        </text:list-item>
        <text:list-item>
          <text:p text:style-name="P165">The filename must begin with characters from the set ['a'..'z', 'A'..'Z','_'].</text:p>
        </text:list-item>
      </text:list>
      <text:p text:style-name="Standard">Notes:</text:p>
      <text:list text:style-name="WWNum39">
        <text:list-item>
          <text:p text:style-name="P167">These are the same conventions as used for identifiers in Pascaline.</text:p>
        </text:list-item>
        <text:list-item>
          <text:p text:style-name="P167">This is only a subset of implementation defined filename conventions. The particular Pascaline implementation may have its own additional requirements for the formatting of filenames that are a superset of the above conventions.</text:p>
        </text:list-item>
      </text:list>
      <text:p text:style-name="Standard">The existence of a named file implies, but does not require, that the file is not deleted at the end of the program run. It further implies that applying <text:span text:style-name="Reference_20_Char1">reset</text:span> to a named file will allow its preexisting contents to be accessed.</text:p>
      <text:p text:style-name="Standard">As in ISO 7185 Pascal, applying <text:span text:style-name="Reference_20_Char1">reset</text:span> or <text:span text:style-name="Reference_20_Char1">rewrite</text:span> to a file causes the file to change from the "undefined" state to "read" for <text:span text:style-name="Reference_20_Char1">reset</text:span>, and "write" for <text:span text:style-name="Reference_20_Char1">rewrite</text:span>. It is an error to apply <text:span text:style-name="Reference_20_Char1">assign</text:span> to a file that is not in the undefined state, that is, to rename it while it is active.</text:p>
      <text:p text:style-name="Standard">A file must be in the undefined state to have <text:span text:style-name="Reference_20_Char1">assign</text:span> applied to it. The effect of multiple <text:span text:style-name="Reference_20_Char1">assign</text:span> operations applied to the same file while in the undefined state is itself undefined.</text:p>
      <text:p text:style-name="Standard">Notes:</text:p>
      <text:list text:style-name="WWNum50">
        <text:list-item>
          <text:p text:style-name="P168">It is an error on <text:span text:style-name="Reference_20_Char1">reset</text:span> if the named file does not exist.</text:p>
        </text:list-item>
        <text:list-item>
          <text:p text:style-name="P168">An existing file that appears in a rewrite statement will be cleared to zero length.</text:p>
        </text:list-item>
      </text:list>
      <text:h text:style-name="Heading_20_3" text:outline-level="3"><text:bookmark-start text:name="_Toc4731022"/><text:bookmark-start text:name="__RefHeading___Toc45901_401020179"/>close procedure<text:bookmark-end text:name="_Toc4731022"/><text:bookmark-end text:name="__RefHeading___Toc45901_401020179"/></text:h>
      <text:p text:style-name="Standard">To allow the processing of multiple files by name, the procedure <text:span text:style-name="Reference_20_Char1">close</text:span> exists:</text:p>
      <text:p text:style-name="P29"><text:soft-page-break/><text:span text:style-name="T16">program</text:span> p;</text:p>
      <text:p text:style-name="P29"/>
      <text:p text:style-name="P29"><text:span text:style-name="T16">fixed</text:span> names: <text:span text:style-name="T16">array</text:span> 5 of <text:span text:style-name="T16">packed</text:span> <text:span text:style-name="T16">array</text:span> 10 <text:span text:style-name="T16">of</text:span> char = <text:span text:style-name="T16">array</text:span></text:p>
      <text:p text:style-name="P29"/>
      <text:p text:style-name="P29"><text:s text:c="7"/>‘myfile <text:s text:c="3"/>‘,</text:p>
      <text:p text:style-name="P29"><text:s text:c="7"/>‘thisfile <text:s/>‘,</text:p>
      <text:p text:style-name="P29"><text:s text:c="7"/>‘thatfile <text:s/>‘,</text:p>
      <text:p text:style-name="P29"><text:s text:c="7"/>‘nextfile <text:s/>‘,</text:p>
      <text:p text:style-name="P29"><text:s text:c="7"/>‘lastfile <text:s/>‘</text:p>
      <text:p text:style-name="P29"/>
      <text:p text:style-name="P29"><text:s text:c="4"/><text:span text:style-name="T16">end</text:span>;</text:p>
      <text:p text:style-name="P29"/>
      <text:p text:style-name="P29"><text:span text:style-name="T16">var</text:span> c: char;</text:p>
      <text:p text:style-name="P29"><text:s text:c="4"/>i: integer;</text:p>
      <text:p text:style-name="P29"/>
      <text:p text:style-name="P29" loext:marker-style-name="T16"><text:span text:style-name="T16">begin</text:span><text:span text:style-name="T16"/></text:p>
      <text:p text:style-name="P29"/>
      <text:p text:style-name="P29"><text:s text:c="3"/><text:span text:style-name="T16">for</text:span> i := 1 <text:span text:style-name="T16">to</text:span> 5 <text:span text:style-name="T16">do</text:span> <text:span text:style-name="T16">begin</text:span></text:p>
      <text:p text:style-name="P29"/>
      <text:p text:style-name="P29"><text:s text:c="6"/>assign(f, names[i]);</text:p>
      <text:p text:style-name="P29"><text:s text:c="6"/>reset(f);</text:p>
      <text:p text:style-name="P29"><text:s text:c="6"/><text:span text:style-name="T16">while</text:span> <text:span text:style-name="T16">not</text:span> eof(f) <text:span text:style-name="T16">do</text:span> read(f, c);</text:p>
      <text:p text:style-name="P29"><text:s text:c="6"/>close(f)</text:p>
      <text:p text:style-name="P29"/>
      <text:p text:style-name="P29" loext:marker-style-name="T16"><text:s text:c="3"/><text:span text:style-name="T16">end</text:span><text:span text:style-name="T16"/></text:p>
      <text:p text:style-name="P29"/>
      <text:p text:style-name="P29"><text:span text:style-name="T16">end</text:span>.</text:p>
      <text:p text:style-name="P29"/>
      <text:p text:style-name="Standard"><text:span text:style-name="Reference_20_Char1">close</text:span> causes bond between the file variable and the named file itself to be broken, and the file state to be returned back to undefined. In this state, it can have <text:span text:style-name="Reference_20_Char1">assign</text:span> applied again. In this way, a sequence of named files can be processed. <text:span text:style-name="Reference_20_Char1">close</text:span> implies that if the file is anonymous, it is deleted, and that the file returns to being anonymous unless assigned again.</text:p>
      <text:p text:style-name="Standard">Because in Pascaline, a named file is implied to persist beyond the end of a program, it is also implied that each file that exists in a read or write state has a <text:span text:style-name="Reference_20_Char1">close</text:span> performed on it automatically either when the program ends, or when the file variable falls out of activation.</text:p>
      <text:p text:style-name="Standard">Notes:</text:p>
      <text:list text:style-name="WWNum54">
        <text:list-item>
          <text:p text:style-name="P231">1. It is an error to apply <text:span text:style-name="Reference_20_Char1">close </text:span>to an undefined file.</text:p>
        </text:list-item>
      </text:list>
      <text:h text:style-name="Heading_20_3" text:outline-level="3"><text:bookmark-start text:name="_Toc4731023"/><text:bookmark-start text:name="__RefHeading___Toc45903_401020179"/>length function<text:bookmark-end text:name="_Toc4731023"/><text:bookmark-end text:name="__RefHeading___Toc45903_401020179"/></text:h>
      <text:p text:style-name="Standard">ISO 7185 Pascal defines files as a series of elements which can be examined in turn. Pascaline defines the standard function <text:span text:style-name="Reference_20_Char1">length</text:span> to give the number of elements within a file:</text:p>
      <text:p text:style-name="P29" loext:marker-style-name="T16"><text:soft-page-break/><text:span text:style-name="T16">program p(output);</text:span><text:span text:style-name="T16"/></text:p>
      <text:p text:style-name="P29"/>
      <text:p text:style-name="P29"><text:span text:style-name="T16">var</text:span> f: <text:span text:style-name="T16">file</text:span> <text:span text:style-name="T16">of</text:span> integer;</text:p>
      <text:p text:style-name="P29"/>
      <text:p text:style-name="P29" loext:marker-style-name="T16"><text:span text:style-name="T16">begin</text:span><text:span text:style-name="T16"/></text:p>
      <text:p text:style-name="P29"/>
      <text:p text:style-name="P29"><text:s text:c="3"/>assign(f, ‘myfile’);</text:p>
      <text:p text:style-name="P29"><text:s text:c="3"/>writeln('The length of the file is: ', length(f));</text:p>
      <text:p text:style-name="P29"><text:s text:c="3"/>close(f)</text:p>
      <text:p text:style-name="P29"/>
      <text:p text:style-name="P29"><text:span text:style-name="T16">end</text:span>.</text:p>
      <text:p text:style-name="P29"/>
      <text:p text:style-name="Standard">The function <text:span text:style-name="Reference_20_Char1">length</text:span> is equivalent to:</text:p>
      <text:p text:style-name="P29"><text:soft-page-break/><text:span text:style-name="T16">program</text:span> p(output);</text:p>
      <text:p text:style-name="P29"/>
      <text:p text:style-name="P29"><text:span text:style-name="T16">type</text:span> fi: <text:span text:style-name="T16">file</text:span> <text:span text:style-name="T16">of</text:span> integer;</text:p>
      <text:p text:style-name="P29"/>
      <text:p text:style-name="P29"><text:span text:style-name="T16">var</text:span> f: fi;</text:p>
      <text:p text:style-name="P29"/>
      <text:p text:style-name="P29"><text:span text:style-name="T16">function</text:span> length(var f: fi): lcardinal;</text:p>
      <text:p text:style-name="P29"/>
      <text:p text:style-name="P29" loext:marker-style-name="T22"><text:span text:style-name="T23">var</text:span><text:span text:style-name="T22"> l, r, p: integer;;</text:span></text:p>
      <text:p text:style-name="P81" loext:marker-style-name="T22"/>
      <text:p text:style-name="P29" loext:marker-style-name="T16"><text:span text:style-name="T16">begin</text:span><text:span text:style-name="T16"/></text:p>
      <text:p text:style-name="P29"/>
      <text:p text:style-name="P29"><text:s text:c="3"/>l := 0; { clear length }</text:p>
      <text:p text:style-name="P29"><text:s text:c="3"/>r := 0; { clear remainder }</text:p>
      <text:p text:style-name="P29"><text:s text:c="3"/>{ find remaining elements }</text:p>
      <text:p text:style-name="P29"><text:s text:c="3"/><text:span text:style-name="T16">while</text:span> <text:span text:style-name="T16">not</text:span> eof(f) <text:span text:style-name="T16">do</text:span> <text:span text:style-name="T16">begin</text:span> get(f); r := r+1 <text:span text:style-name="T16">end</text:span>;</text:p>
      <text:p text:style-name="P29"><text:s text:c="3"/>{ rewind and count the total elements }</text:p>
      <text:p text:style-name="P29"><text:s text:c="3"/>reset(f);</text:p>
      <text:p text:style-name="P29"><text:s text:c="3"/><text:span text:style-name="T16">while</text:span> <text:span text:style-name="T16">not</text:span> eof(f) <text:span text:style-name="T16">do</text:span> <text:span text:style-name="T16">begin</text:span> get(f); l := l+1 <text:span text:style-name="T16">end</text:span>;</text:p>
      <text:p text:style-name="P29"><text:s text:c="3"/>p := l-r; { find position from length – remainder }</text:p>
      <text:p text:style-name="P29"><text:s text:c="3"/>{ find original position }</text:p>
      <text:p text:style-name="P29"><text:s text:c="3"/>reset(f);</text:p>
      <text:p text:style-name="P29"><text:s text:c="3"/><text:span text:style-name="T16">while</text:span> p &gt; 0 <text:span text:style-name="T16">do</text:span> <text:span text:style-name="T16">begin</text:span> get(f); p := p-1 <text:span text:style-name="T16">end</text:span>;</text:p>
      <text:p text:style-name="P29"/>
      <text:p text:style-name="P29"><text:s text:c="3"/>length := l { return length }</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assign(f, ‘myfile’);</text:p>
      <text:p text:style-name="P29"><text:s text:c="3"/>reset(f);</text:p>
      <text:p text:style-name="P29"><text:s text:c="3"/>writeln(‘Length of myfile: ‘, length(f))</text:p>
      <text:p text:style-name="P29"><text:s text:c="3"/>close(f)</text:p>
      <text:p text:style-name="P29"/>
      <text:p text:style-name="P29"><text:span text:style-name="T16">end</text:span>.</text:p>
      <text:p text:style-name="P29"/>
      <text:p text:style-name="Standard">The <text:span text:style-name="Reference_20_Char1">length</text:span> function cannot be applied to a file of type text, because the length of line endings is implementation defined, so the length of a <text:span text:style-name="Reference_20_Char1">text</text:span> file is implementation defined as well. It also cannot be applied to <text:span text:style-name="Reference_20_Char1">packed</text:span> files.</text:p>
      <text:p text:style-name="Standard">Notes:</text:p>
      <text:list text:style-name="WWNum53">
        <text:list-item>
          <text:p text:style-name="P232">1. It is an error to apply <text:span text:style-name="Reference_20_Char1">length </text:span>to an undefined file.</text:p>
        </text:list-item>
      </text:list>
      <text:h text:style-name="Heading_20_3" text:outline-level="3"><text:bookmark-start text:name="_Toc4731024"/><text:bookmark-start text:name="__RefHeading___Toc45905_401020179"/>location function<text:bookmark-end text:name="_Toc4731024"/><text:bookmark-end text:name="__RefHeading___Toc45905_401020179"/></text:h>
      <text:p text:style-name="Standard">Each element of a Pascal file can be enumerated. In Pascaline, the elements of a file that is not of type <text:span text:style-name="Reference_20_Char1">text</text:span> are numbered from 1 to N, where N is the last element of the file. The current location within the file is found with the built in function <text:span text:style-name="Reference_20_Char1">location</text:span>:</text:p>
      <text:p text:style-name="P29"><text:soft-page-break/><text:span text:style-name="T16">program</text:span> p(output);</text:p>
      <text:p text:style-name="P29"/>
      <text:p text:style-name="P29"><text:span text:style-name="T16">var</text:span> f: <text:span text:style-name="T16">file</text:span> <text:span text:style-name="T16">of</text:span> integer;</text:p>
      <text:p text:style-name="P29"/>
      <text:p text:style-name="P29" loext:marker-style-name="T16"><text:span text:style-name="T16">begin</text:span><text:span text:style-name="T16"/></text:p>
      <text:p text:style-name="P29"/>
      <text:p text:style-name="P29"><text:s text:c="3"/>writeln('The location in the file is: ', location(f));</text:p>
      <text:p text:style-name="P29"/>
      <text:p text:style-name="P29"><text:span text:style-name="T16">end</text:span>.</text:p>
      <text:p text:style-name="P29"/>
      <text:p text:style-name="Standard">The function <text:span text:style-name="Reference_20_Char1">location</text:span> is equivalent to:</text:p>
      <text:p text:style-name="P29"><text:soft-page-break/><text:span text:style-name="T16">program</text:span> p;</text:p>
      <text:p text:style-name="P29"/>
      <text:p text:style-name="P29"><text:span text:style-name="T16">type</text:span> fi: <text:span text:style-name="T16">file</text:span> <text:span text:style-name="T16">of</text:span> integer;</text:p>
      <text:p text:style-name="P29"/>
      <text:p text:style-name="P29"><text:span text:style-name="T16">var</text:span> f: fi;</text:p>
      <text:p text:style-name="P29"/>
      <text:p text:style-name="P29"><text:span text:style-name="T16">function</text:span> location(<text:span text:style-name="T16">var</text:span> f: fi): lcardinal;</text:p>
      <text:p text:style-name="P29"/>
      <text:p text:style-name="P29" loext:marker-style-name="T22"><text:span text:style-name="T23">var</text:span><text:span text:style-name="T22"> l, r, p, c: integer;</text:span></text:p>
      <text:p text:style-name="P81" loext:marker-style-name="T22"/>
      <text:p text:style-name="P29" loext:marker-style-name="T16"><text:span text:style-name="T16">begin</text:span><text:span text:style-name="T16"/></text:p>
      <text:p text:style-name="P29"/>
      <text:p text:style-name="P29"><text:s text:c="3"/>l := 0; { clear length }</text:p>
      <text:p text:style-name="P29"><text:s text:c="3"/>r := 0; { clear remainder }</text:p>
      <text:p text:style-name="P29"><text:s text:c="3"/>{ find remaining elements }</text:p>
      <text:p text:style-name="P29"><text:s text:c="3"/><text:span text:style-name="T16">while</text:span> <text:span text:style-name="T16">not</text:span> eof(f) <text:span text:style-name="T16">do</text:span> <text:span text:style-name="T16">begin</text:span> get(f); r := r+1 <text:span text:style-name="T16">end</text:span>;</text:p>
      <text:p text:style-name="P29"><text:s text:c="3"/>{ rewind and count the total elements }</text:p>
      <text:p text:style-name="P29"><text:s text:c="3"/>reset(f);</text:p>
      <text:p text:style-name="P29"><text:s text:c="3"/><text:span text:style-name="T16">while</text:span> <text:span text:style-name="T16">not</text:span> eof(f) <text:span text:style-name="T16">do</text:span> <text:span text:style-name="T16">begin</text:span> get(f); l := l+1 <text:span text:style-name="T16">end</text:span>;</text:p>
      <text:p text:style-name="P29"><text:s text:c="3"/>p := l-r; { find position from length – remainder }</text:p>
      <text:p text:style-name="P29"><text:s text:c="3"/>{ find original position }</text:p>
      <text:p text:style-name="P29"><text:s text:c="3"/>reset(f);</text:p>
      <text:p text:style-name="P29"><text:s text:c="3"/>c := p; { set count from position }</text:p>
      <text:p text:style-name="P29"><text:s text:c="3"/><text:span text:style-name="T16">while</text:span> c &gt; 0 <text:span text:style-name="T16">do</text:span> <text:span text:style-name="T16">begin</text:span> get(f); c := c-1 <text:span text:style-name="T16">end</text:span>;</text:p>
      <text:p text:style-name="P29"/>
      <text:p text:style-name="P29"><text:s text:c="3"/>location := p { return location }</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assign(f, ‘myfile’);</text:p>
      <text:p text:style-name="P29"><text:s text:c="3"/>reset(f);</text:p>
      <text:p text:style-name="P29"><text:s text:c="3"/>writeln(‘Location of myfile: ‘, location(f))</text:p>
      <text:p text:style-name="P29"><text:s text:c="3"/>close(f)</text:p>
      <text:p text:style-name="P29"/>
      <text:p text:style-name="P29"><text:span text:style-name="T16">end</text:span>.</text:p>
      <text:p text:style-name="P29"/>
      <text:p text:style-name="Standard">Notes:</text:p>
      <text:list text:style-name="WWNum52">
        <text:list-item>
          <text:p text:style-name="P233">1. It is an error to apply <text:span text:style-name="Reference_20_Char1">location </text:span>to an undefined file.</text:p>
        </text:list-item>
        <text:list-item>
          <text:p text:style-name="P233">2. The function <text:span text:style-name="Reference_20_Char1">location</text:span> cannot be applied to <text:span text:style-name="Reference_20_Char1">text</text:span> files nor <text:span text:style-name="Reference_20_Char1">packed</text:span> files.</text:p>
        </text:list-item>
      </text:list>
      <text:h text:style-name="Heading_20_3" text:outline-level="3"><text:bookmark-start text:name="_Toc4731025"/><text:bookmark-start text:name="__RefHeading___Toc45907_401020179"/>position procedure<text:bookmark-end text:name="_Toc4731025"/><text:bookmark-end text:name="__RefHeading___Toc45907_401020179"/></text:h>
      <text:p text:style-name="Standard">The current location within a file can be set by the built in procedure <text:span text:style-name="Reference_20_Char1">position</text:span>:</text:p>
      <text:p text:style-name="P29"><text:soft-page-break/><text:span text:style-name="T16">program</text:span> p;</text:p>
      <text:p text:style-name="P29"/>
      <text:p text:style-name="P29"><text:span text:style-name="T16">var</text:span> f: <text:span text:style-name="T16">file</text:span> <text:span text:style-name="T16">of</text:span> integer;</text:p>
      <text:p text:style-name="P29"/>
      <text:p text:style-name="P29" loext:marker-style-name="T16"><text:span text:style-name="T16">begin</text:span><text:span text:style-name="T16"/></text:p>
      <text:p text:style-name="P29"/>
      <text:p text:style-name="P29"><text:s text:c="3"/>assign(f, ‘myfile’);</text:p>
      <text:p text:style-name="P29"><text:s text:c="3"/>reset(f);</text:p>
      <text:p text:style-name="P29"><text:s text:c="3"/>position(f, 10);</text:p>
      <text:p text:style-name="P29"/>
      <text:p text:style-name="P29"><text:s text:c="3"/>{ statements to use f }</text:p>
      <text:p text:style-name="P29"/>
      <text:p text:style-name="P29"><text:s text:c="3"/>close(f)</text:p>
      <text:p text:style-name="P29"/>
      <text:p text:style-name="P29"/>
      <text:p text:style-name="P29"><text:span text:style-name="T16">end</text:span>.</text:p>
      <text:p text:style-name="P29"/>
      <text:p text:style-name="Standard">The procedure <text:span text:style-name="Reference_20_Char1">position</text:span> is equivalent to:</text:p>
      <text:p text:style-name="P29"><text:span text:style-name="T16">program</text:span> p;</text:p>
      <text:p text:style-name="P29"/>
      <text:p text:style-name="P29"><text:span text:style-name="T16">type</text:span> fi: <text:span text:style-name="T16">file</text:span> <text:span text:style-name="T16">of</text:span> integer;</text:p>
      <text:p text:style-name="P29"/>
      <text:p text:style-name="P29"><text:span text:style-name="T16">var</text:span> f: fi;</text:p>
      <text:p text:style-name="P29"/>
      <text:p text:style-name="P29"><text:span text:style-name="T16">procedure</text:span> position(var f: fi; p: integer);</text:p>
      <text:p text:style-name="P29"/>
      <text:p text:style-name="P29" loext:marker-style-name="T16"><text:span text:style-name="T16">begin</text:span><text:span text:style-name="T16"/></text:p>
      <text:p text:style-name="P29"/>
      <text:p text:style-name="P29"><text:s text:c="3"/>reset(f);</text:p>
      <text:p text:style-name="P29"><text:s text:c="3"/><text:span text:style-name="T16">while</text:span> p &gt; 1 <text:span text:style-name="T16">do</text:span> <text:span text:style-name="T16">begin</text:span> get(f); p := p-1 <text:span text:style-name="T16">end</text:span></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assign(f, ‘myfile’);</text:p>
      <text:p text:style-name="P29"><text:s text:c="3"/>reset(f);</text:p>
      <text:p text:style-name="P29"><text:s text:c="3"/>position(f, 10);</text:p>
      <text:p text:style-name="P29"/>
      <text:p text:style-name="P29"><text:s text:c="3"/>{ statements to use f }</text:p>
      <text:p text:style-name="P29"/>
      <text:p text:style-name="P29"><text:s text:c="3"/>close(f)</text:p>
      <text:p text:style-name="P29"/>
      <text:p text:style-name="P29"><text:span text:style-name="T16">end</text:span>.</text:p>
      <text:p text:style-name="P29"/>
      <text:p text:style-name="Standard"><text:span text:style-name="Reference_20_Char1">position</text:span> will work with any element from 1 to n+1, where n is the last element of the file. <text:span text:style-name="Reference_20_Char1">position</text:span> allows the location to be set one beyond the length of the file so that the file can be extended at the end.</text:p>
      <text:p text:style-name="Standard"><text:soft-page-break/>Notes:</text:p>
      <text:list text:style-name="WWNum55">
        <text:list-item>
          <text:p text:style-name="P234"><text:span text:style-name="Reference_20_Char1">position</text:span> cannot be applied to a <text:span text:style-name="Reference_20_Char1">text</text:span> file or a <text:span text:style-name="Reference_20_Char1">packed</text:span> file.</text:p>
        </text:list-item>
        <text:list-item>
          <text:p text:style-name="P234">It is an error to apply <text:span text:style-name="Reference_20_Char1">position</text:span> to an undefined file.</text:p>
        </text:list-item>
      </text:list>
      <text:h text:style-name="Heading_20_3" text:outline-level="3"><text:bookmark-start text:name="_Toc4731026"/><text:bookmark-start text:name="__RefHeading___Toc45909_401020179"/>update procedure<text:bookmark-end text:name="_Toc4731026"/><text:bookmark-end text:name="__RefHeading___Toc45909_401020179"/></text:h>
      <text:p text:style-name="Standard">In ISO 7185 Pascal, there is no way to update a preexisting file with new data. In Pascaline the procedure <text:span text:style-name="Reference_20_Char1">update</text:span> can be used instead of <text:span text:style-name="Reference_20_Char1">rewrite</text:span>:</text:p>
      <text:p text:style-name="Code1"><text:span text:style-name="T16">program</text:span> p;</text:p>
      <text:p text:style-name="Code1"/>
      <text:p text:style-name="Code1"><text:span text:style-name="T16">var</text:span> f: <text:span text:style-name="T16">file</text:span> <text:span text:style-name="T16">of</text:span> integer;</text:p>
      <text:p text:style-name="Code1"/>
      <text:p text:style-name="Code1" loext:marker-style-name="T16"><text:span text:style-name="T16">begin</text:span><text:span text:style-name="T16"/></text:p>
      <text:p text:style-name="Code1"/>
      <text:p text:style-name="Code1"><text:s text:c="3"/>assign(f, 'myfile');</text:p>
      <text:p text:style-name="Code1"><text:s text:c="3"/>update(f);</text:p>
      <text:p text:style-name="Code1"/>
      <text:p text:style-name="Code1"><text:s text:c="3"/>{ statements to use f }</text:p>
      <text:p text:style-name="Code1"/>
      <text:p text:style-name="Code1"><text:span text:style-name="T16">end</text:span>.</text:p>
      <text:p text:style-name="Code1"/>
      <text:p text:style-name="Standard">The procedure <text:span text:style-name="Reference_20_Char1">update</text:span> for integers is equivalent to:</text:p>
      <text:p text:style-name="P29"><text:soft-page-break/><text:span text:style-name="T16">program</text:span> p;</text:p>
      <text:p text:style-name="P29"/>
      <text:p text:style-name="P29"><text:span text:style-name="T16">type</text:span> fi: <text:span text:style-name="T16">file</text:span> <text:span text:style-name="T16">of</text:span> integer;</text:p>
      <text:p text:style-name="P29"/>
      <text:p text:style-name="P29"><text:span text:style-name="T16">procedure</text:span> update(<text:span text:style-name="T16">var</text:span> f: fi);</text:p>
      <text:p text:style-name="P29"/>
      <text:p text:style-name="P29"><text:span text:style-name="T16">var</text:span> cpy: fi;</text:p>
      <text:p text:style-name="P29"><text:s text:c="4"/>i: <text:s text:c="2"/>integer;</text:p>
      <text:p text:style-name="P29"/>
      <text:p text:style-name="P29" loext:marker-style-name="T16"><text:span text:style-name="T16">begin</text:span><text:span text:style-name="T16"/></text:p>
      <text:p text:style-name="P29"/>
      <text:p text:style-name="P29"><text:s text:c="3"/>! copy previous contents of file</text:p>
      <text:p text:style-name="P29"/>
      <text:p text:style-name="P29"><text:s text:c="3"/>reset(f);</text:p>
      <text:p text:style-name="P29"><text:s text:c="3"/>rewrite(cpy);</text:p>
      <text:p text:style-name="P29"><text:s text:c="3"/><text:span text:style-name="T16">while</text:span> <text:span text:style-name="T16">not</text:span> eof(f) <text:span text:style-name="T16">do</text:span> <text:span text:style-name="T16">begin</text:span> read(f, i); write(cpy, i) <text:span text:style-name="T16">end</text:span>;</text:p>
      <text:p text:style-name="P29"><text:s text:c="3"/></text:p>
      <text:p text:style-name="P29"><text:s text:c="3"/>! change modes and copy back to original file</text:p>
      <text:p text:style-name="P29"/>
      <text:p text:style-name="P29"><text:s text:c="3"/>rewrite(f);</text:p>
      <text:p text:style-name="P29"><text:s text:c="3"/>reset(cpy);</text:p>
      <text:p text:style-name="P29"><text:s text:c="3"/><text:span text:style-name="T16">while</text:span> <text:span text:style-name="T16">not</text:span> eof(cpy) <text:span text:style-name="T16">do</text:span> <text:span text:style-name="T16">begin</text:span> read(cpy, i); write(fi, i) <text:span text:style-name="T16">end</text:span></text:p>
      <text:p text:style-name="P29"/>
      <text:p text:style-name="P29"><text:span text:style-name="T16">end</text:span>;</text:p>
      <text:p text:style-name="P29"/>
      <text:p text:style-name="P29"><text:span text:style-name="T16">var</text:span> f: fi;</text:p>
      <text:p text:style-name="P29"/>
      <text:p text:style-name="P29" loext:marker-style-name="T16"><text:span text:style-name="T16">begin</text:span><text:span text:style-name="T16"/></text:p>
      <text:p text:style-name="P29"/>
      <text:p text:style-name="P29"><text:s text:c="3"/>assign(f, 'myfile');</text:p>
      <text:p text:style-name="P29"><text:s text:c="3"/>update(f);</text:p>
      <text:p text:style-name="P29"/>
      <text:p text:style-name="P29"><text:s text:c="3"/>! statements to use f</text:p>
      <text:p text:style-name="P29"/>
      <text:p text:style-name="P29"><text:span text:style-name="T16">end</text:span>.</text:p>
      <text:p text:style-name="Code1"/>
      <text:p text:style-name="Standard">The file that <text:span text:style-name="Reference_20_Char1">update</text:span> is applied to must exist.</text:p>
      <text:p text:style-name="Standard">As for <text:span text:style-name="Reference_20_Char1">rewrite</text:span>, <text:span text:style-name="Reference_20_Char1">update</text:span> places the file in write mode. However, <text:span text:style-name="Reference_20_Char1">update</text:span> does not clear the previous contents of the file. <text:span text:style-name="Reference_20_Char1">update</text:span> sets the location within the file at 1, just as <text:span text:style-name="Reference_20_Char1">reset</text:span> does. If the common operation of updating a file at the end is wanted, the following code does this:</text:p>
      <text:p text:style-name="P29"><text:soft-page-break/><text:span text:style-name="T16">program</text:span> p;</text:p>
      <text:p text:style-name="P29"/>
      <text:p text:style-name="P29"><text:span text:style-name="T16">var</text:span> f: <text:span text:style-name="T16">file</text:span> <text:span text:style-name="T16">of</text:span> integer;</text:p>
      <text:p text:style-name="P29"/>
      <text:p text:style-name="P29" loext:marker-style-name="T16"><text:span text:style-name="T16">begin</text:span><text:span text:style-name="T16"/></text:p>
      <text:p text:style-name="P29"/>
      <text:p text:style-name="P29"><text:s text:c="3"/>assign(f, 'myfile');</text:p>
      <text:p text:style-name="P29"><text:s text:c="3"/>update(f);</text:p>
      <text:p text:style-name="P29"><text:s text:c="3"/>position(f, length(f)+1);</text:p>
      <text:p text:style-name="P29"/>
      <text:p text:style-name="P29"><text:s text:c="3"/>! statements to use f</text:p>
      <text:p text:style-name="P29"/>
      <text:p text:style-name="P29"><text:span text:style-name="T16">end</text:span>.</text:p>
      <text:h text:style-name="Heading_20_3" text:outline-level="3"><text:bookmark-start text:name="_Toc4731027"/><text:bookmark-start text:name="__RefHeading___Toc45911_401020179"/>append procedure<text:bookmark-end text:name="_Toc4731027"/><text:bookmark-end text:name="__RefHeading___Toc45911_401020179"/></text:h>
      <text:p text:style-name="Standard"><text:span text:style-name="Reference_20_Char1">update</text:span> only works with non-text files. The built in procedure <text:span text:style-name="Reference_20_Char1">append</text:span> performs the same action as above, but works with both text and non-text files:</text:p>
      <text:p text:style-name="P29"><text:span text:style-name="T16">program</text:span> p(output);</text:p>
      <text:p text:style-name="P29"/>
      <text:p text:style-name="P29"><text:span text:style-name="T16">var</text:span> f: text;</text:p>
      <text:p text:style-name="P29"/>
      <text:p text:style-name="P29" loext:marker-style-name="T16"><text:span text:style-name="T16">begin</text:span><text:span text:style-name="T16"/></text:p>
      <text:p text:style-name="P29"/>
      <text:p text:style-name="P29"><text:s text:c="3"/>assign(f, 'myfile');</text:p>
      <text:p text:style-name="P29"><text:s text:c="3"/>append(f);</text:p>
      <text:p text:style-name="P29"><text:s text:c="3"/>writeln(f, 'hi there');</text:p>
      <text:p text:style-name="P29"/>
      <text:p text:style-name="P29"><text:span text:style-name="T16">end</text:span>.</text:p>
      <text:p text:style-name="P29"/>
      <text:p text:style-name="Standard">The procedure <text:span text:style-name="Reference_20_Char1">append</text:span> for <text:span text:style-name="Reference_20_Char1">text</text:span> files is equivalent to:</text:p>
      <text:p text:style-name="P29"><text:soft-page-break/><text:span text:style-name="T16">program</text:span> p;</text:p>
      <text:p text:style-name="P29"/>
      <text:p text:style-name="P29"><text:span text:style-name="T16">procedure</text:span> append(<text:span text:style-name="T16">var</text:span> f: text);</text:p>
      <text:p text:style-name="P29"/>
      <text:p text:style-name="P29"><text:span text:style-name="T16">var</text:span> cpy: text;</text:p>
      <text:p text:style-name="P29"><text:s text:c="4"/>c: <text:s text:c="2"/>char;</text:p>
      <text:p text:style-name="P29"/>
      <text:p text:style-name="P29" loext:marker-style-name="T16"><text:span text:style-name="T16">begin</text:span><text:span text:style-name="T16"/></text:p>
      <text:p text:style-name="P29"/>
      <text:p text:style-name="P29"><text:s text:c="3"/>! copy previous contents of file</text:p>
      <text:p text:style-name="P29"/>
      <text:p text:style-name="P29"><text:s text:c="3"/>reset(f);</text:p>
      <text:p text:style-name="P29"><text:s text:c="3"/>rewrite(cpy);</text:p>
      <text:p text:style-name="P29"><text:s text:c="3"/><text:span text:style-name="T16">while</text:span> <text:span text:style-name="T16">not</text:span> eof(f) <text:span text:style-name="T16">do</text:span> <text:span text:style-name="T16">begin</text:span> </text:p>
      <text:p text:style-name="P29"/>
      <text:p text:style-name="P29"><text:s text:c="6"/><text:span text:style-name="T16">if</text:span> eoln(f) <text:span text:style-name="T16">then</text:span> <text:span text:style-name="T16">begin</text:span> readln(f); writeln(cpy) <text:span text:style-name="T16">end</text:span></text:p>
      <text:p text:style-name="P29"><text:s text:c="6"/><text:span text:style-name="T16">else</text:span> <text:span text:style-name="T16">begin</text:span> read(f, c); write(cpy, c) <text:span text:style-name="T16">end</text:span></text:p>
      <text:p text:style-name="P29"/>
      <text:p text:style-name="P29"><text:s text:c="3"/><text:span text:style-name="T16">end</text:span>;</text:p>
      <text:p text:style-name="P29"><text:s text:c="3"/></text:p>
      <text:p text:style-name="P29"><text:s text:c="3"/>! change modes and copy back to original file</text:p>
      <text:p text:style-name="P29"/>
      <text:p text:style-name="P29"><text:s text:c="3"/>rewrite(f);</text:p>
      <text:p text:style-name="P29"><text:s text:c="3"/>reset(cpy);</text:p>
      <text:p text:style-name="P29"><text:s text:c="3"/><text:span text:style-name="T16">while</text:span> <text:span text:style-name="T16">not</text:span> eof(cpy) <text:span text:style-name="T16">do</text:span> <text:span text:style-name="T16">begin</text:span> </text:p>
      <text:p text:style-name="P29"/>
      <text:p text:style-name="P29"><text:s text:c="6"/><text:span text:style-name="T16">if</text:span> eoln(cpy) <text:span text:style-name="T16">then</text:span> <text:span text:style-name="T16">begin</text:span> readln(cpy); writeln(f) <text:span text:style-name="T16">end</text:span></text:p>
      <text:p text:style-name="P29" loext:marker-style-name="T16"><text:s text:c="6"/><text:span text:style-name="T16">else</text:span> <text:span text:style-name="T16">begin</text:span> read(cpy, c); write(f, c) <text:span text:style-name="T16">end</text:span></text:p>
      <text:p text:style-name="P83" loext:marker-style-name="T16"/>
      <text:p text:style-name="P29" loext:marker-style-name="T16"><text:span text:style-name="T16"><text:s text:c="3"/>end</text:span><text:span text:style-name="T16"/></text:p>
      <text:p text:style-name="P29"/>
      <text:p text:style-name="P29"><text:span text:style-name="T16">end</text:span>;</text:p>
      <text:p text:style-name="P29"/>
      <text:p text:style-name="P29"><text:span text:style-name="T16">var</text:span> f: text;</text:p>
      <text:p text:style-name="P29"/>
      <text:p text:style-name="P29" loext:marker-style-name="T16"><text:span text:style-name="T16">begin</text:span><text:span text:style-name="T16"/></text:p>
      <text:p text:style-name="P29"/>
      <text:p text:style-name="P29"><text:s text:c="3"/>assign(f, 'myfile');</text:p>
      <text:p text:style-name="P29"><text:s text:c="3"/>append(f);</text:p>
      <text:p text:style-name="P29"/>
      <text:p text:style-name="P29"><text:s text:c="3"/>! statements to use f</text:p>
      <text:p text:style-name="P29"/>
      <text:p text:style-name="P29"><text:span text:style-name="T16">end</text:span>.</text:p>
      <text:p text:style-name="Code1"/>
      <text:p text:style-name="Standard">The file that <text:span text:style-name="Reference_20_Char1">append</text:span> is applied to must exist.</text:p>
      <text:h text:style-name="Heading_20_3" text:outline-level="3"><text:bookmark-start text:name="_Toc4731028"/><text:bookmark-start text:name="__RefHeading___Toc45913_401020179"/>exists function<text:bookmark-end text:name="_Toc4731028"/><text:bookmark-end text:name="__RefHeading___Toc45913_401020179"/></text:h>
      <text:p text:style-name="Standard">To determine if a file by name exists in the system, the function <text:span text:style-name="Reference_20_Char1">exists</text:span> can be used:</text:p>
      <text:p text:style-name="P29"><text:soft-page-break/><text:span text:style-name="T16">program</text:span> p(output);</text:p>
      <text:p text:style-name="P29"/>
      <text:p text:style-name="P29"><text:span text:style-name="T16">var</text:span> f: text;</text:p>
      <text:p text:style-name="P29"/>
      <text:p text:style-name="P29" loext:marker-style-name="T16"><text:span text:style-name="T16">begin</text:span><text:span text:style-name="T16"/></text:p>
      <text:p text:style-name="P29"/>
      <text:p text:style-name="P29" loext:marker-style-name="T16"><text:s text:c="3"/><text:span text:style-name="T16">if</text:span> exists(‘thisfile’) <text:span text:style-name="T16">then begin</text:span></text:p>
      <text:p text:style-name="P83" loext:marker-style-name="T16"/>
      <text:p text:style-name="P29"><text:span text:style-name="T16"><text:s text:c="6"/></text:span>assign(f, ‘thisfile’);</text:p>
      <text:p text:style-name="P29"><text:s text:c="6"/>reset(f)</text:p>
      <text:p text:style-name="P83" loext:marker-style-name="T16"/>
      <text:p text:style-name="P29" loext:marker-style-name="T16"><text:span text:style-name="T16"><text:s text:c="3"/>end</text:span><text:span text:style-name="T16"/></text:p>
      <text:p text:style-name="P29"/>
      <text:p text:style-name="P29"><text:span text:style-name="T16">end</text:span>.</text:p>
      <text:p text:style-name="P84" loext:marker-style-name="T16"/>
      <text:p text:style-name="Standard">The <text:span text:style-name="Reference_20_Char1">exists</text:span> function takes a variable reference to a Pascaline string, and returns a boolean value that is <text:span text:style-name="Reference_20_Char1">true</text:span> if the file exists.</text:p>
      <text:p text:style-name="Standard">The <text:span text:style-name="Reference_20_Char1">exists</text:span> function can be used to determine beforehand if a <text:span text:style-name="Reference_20_Char1">reset</text:span> will yield an error because of a non-existent file.</text:p>
      <text:h text:style-name="Heading_20_3" text:outline-level="3"><text:bookmark-start text:name="_Toc4731029"/><text:bookmark-start text:name="__RefHeading___Toc45915_401020179"/>delete procedure<text:bookmark-end text:name="_Toc4731029"/><text:bookmark-end text:name="__RefHeading___Toc45915_401020179"/></text:h>
      <text:p text:style-name="Standard">To delete a file by name, the <text:span text:style-name="Reference_20_Char1">delete</text:span> procedure is used:</text:p>
      <text:p text:style-name="P29"><text:span text:style-name="T16">program</text:span> p(output);</text:p>
      <text:p text:style-name="P29"/>
      <text:p text:style-name="P29" loext:marker-style-name="T16"><text:span text:style-name="T16">begin</text:span><text:span text:style-name="T16"/></text:p>
      <text:p text:style-name="Code1"/>
      <text:p text:style-name="Code1"><text:s text:c="3"/>delete('oldfile')</text:p>
      <text:p text:style-name="Code1"/>
      <text:p text:style-name="Code1"><text:span text:style-name="T16">end</text:span>.</text:p>
      <text:p text:style-name="Code1"/>
      <text:p text:style-name="Standard"><text:span text:style-name="Reference_20_Char1">delete</text:span> accepts a string, and causes the file to be removed from the system. It is an error if the file does not exist.</text:p>
      <text:h text:style-name="Heading_20_3" text:outline-level="3"><text:bookmark-start text:name="_Toc4731030"/><text:bookmark-start text:name="__RefHeading___Toc45917_401020179"/>change procedure<text:bookmark-end text:name="_Toc4731030"/><text:bookmark-end text:name="__RefHeading___Toc45917_401020179"/></text:h>
      <text:p text:style-name="Standard">To change the name of an existing file, the <text:span text:style-name="Reference_20_Char1">change</text:span> procedure is used:</text:p>
      <text:p text:style-name="P29"><text:span text:style-name="T16">program</text:span> p(output);</text:p>
      <text:p text:style-name="P29"/>
      <text:p text:style-name="P29" loext:marker-style-name="T16"><text:span text:style-name="T16">begin</text:span><text:span text:style-name="T16"/></text:p>
      <text:p text:style-name="Code1"/>
      <text:p text:style-name="Code1"><text:s text:c="3"/>change('newname', 'oldname')</text:p>
      <text:p text:style-name="Code1"/>
      <text:p text:style-name="Code1"><text:span text:style-name="T16">end</text:span>.</text:p>
      <text:p text:style-name="Code1"/>
      <text:p text:style-name="Standard">The file with the name of the second parameter is changed to be the first parameter. Both parameters are strings. It is an error if the second parameter does not exist in the system, and also if the first parameter exists before the <text:span text:style-name="Reference_20_Char1">change</text:span> call. It is also an error if any differences exist in the names <text:soft-page-break/>besides just their principal names. This rule forbids, for example, the changing of the location or system parameters of the file using the <text:span text:style-name="Reference_20_Char1">change</text:span> call.</text:p>
      <text:h text:style-name="Heading_20_2" text:outline-level="2"><text:bookmark-start text:name="_Ref4734390"/><text:bookmark-start text:name="_Ref4734397"/><text:bookmark-start text:name="_Toc4731031"/><text:bookmark-start text:name="__RefHeading___Toc45919_401020179"/>Added program header standard bindings<text:bookmark-end text:name="_Ref4734390"/><text:bookmark-end text:name="_Ref4734397"/><text:bookmark-end text:name="_Toc4731031"/><text:bookmark-end text:name="__RefHeading___Toc45919_401020179"/></text:h>
      <text:p text:style-name="Standard">Besides the ISO 7185 Pascal textfile external bindings of <text:span text:style-name="Reference_20_Char1">input</text:span> and <text:span text:style-name="Reference_20_Char1">output</text:span>, there are three new external bindings defined by Pascaline:</text:p>
      <text:p text:style-name="P39">error</text:p>
      <text:p text:style-name="P39"/>
      <text:p text:style-name="P17">This file can be used to output error messages or warnings to. It may be aliased to <text:span text:style-name="Reference_20_Char1">output</text:span> by an implementation. The purpose of the <text:span text:style-name="Reference_20_Char1">error</text:span> file is to provide a output file that will always go to the user's console, and cannot be redefined as routed to another display device.</text:p>
      <text:p text:style-name="P39">list</text:p>
      <text:p text:style-name="P39"/>
      <text:p text:style-name="P17">This file is used to output for what is assumed to be printout from any attached hard copy device. The implementation may alias this file to the <text:span text:style-name="Reference_20_Char1">output</text:span> file if such a device is not available, or if hard copy is not desired.</text:p>
      <text:p text:style-name="Code1">command</text:p>
      <text:p text:style-name="Code1"/>
      <text:p text:style-name="P18">The <text:span text:style-name="Reference_20_Char1">command</text:span> file is a text line or series of text lines that deliver instructions to the running program. Most commonly, it carries a single line containing the remaining text of the command line that activated the running program, after the command name itself is discarded. However, it can contain any instruction line, and can even be directed to be an entire file containing such commands.</text:p>
      <text:p text:style-name="P18">The exact format of the commands and parameters contained in file are implementation dependent. If the implementation has no concept of a command line, the file can be assigned to another file, or may appear empty.</text:p>
      <text:p text:style-name="P17">Since on many systems a command line exists as a line of text in memory, not as part of a file system, it is understood that the implementation will simulate the access to such a line as a file, if that is required.</text:p>
      <text:p text:style-name="Standard">In the Pascaline specification, implementers are reminded of the requirements of ISO 7185 6.10 "Programs" wherein it is an error if a program parameter is acted on and cannot complete that action. This clause of ISO 7185 Pascal specifically forbids ignoring the program parameters.</text:p>
      <text:p text:style-name="Standard">Further, in Pascaline it is strongly suggested that the program parameters which are common text files be connected, or can be caused to connect, to external files by binding to command file names. (See Annex C).</text:p>
      <text:h text:style-name="Heading_20_2" text:outline-level="2"><text:bookmark-start text:name="_Toc4731032"/><text:bookmark-start text:name="__RefHeading___Toc45921_401020179"/>Redeclaration of forwarded procedures and functions<text:bookmark-end text:name="_Toc4731032"/><text:bookmark-end text:name="__RefHeading___Toc45921_401020179"/></text:h>
      <text:p text:style-name="Standard">In Pascaline, the parameters of a forwarded procedure or function can be repeated. As in ISO 7185 Pascal, the names of the parameters are the same as the original names in the forwarded header. The new names, if they happen to be different in the repeated header, are ignored. However, the two parameter lists are checked for "congruency" using the same rules as procedure and function parameters in ISO 7185 6.6.3.6 “Parameter list congruity”.</text:p>
      <text:p text:style-name="P39"><text:soft-page-break/><text:span text:style-name="T16">program</text:span> p(output);</text:p>
      <text:p text:style-name="P39"/>
      <text:p text:style-name="P39"><text:span text:style-name="T16">procedure</text:span> p(<text:span text:style-name="T16">var</text:span> i: integer; c: char); <text:span text:style-name="T16">forward</text:span>;</text:p>
      <text:p text:style-name="P39"/>
      <text:p text:style-name="P39"><text:span text:style-name="T16">procedure</text:span> p(<text:span text:style-name="T16">var</text:span> x: integer; y: char);</text:p>
      <text:p text:style-name="P39"/>
      <text:p text:style-name="P39" loext:marker-style-name="T16"><text:span text:style-name="T16">begin</text:span><text:span text:style-name="T16"/></text:p>
      <text:p text:style-name="P39"/>
      <text:p text:style-name="P39"><text:s text:c="3"/>writeln(‘i: ‘, i, ‘ c: ‘, c)</text:p>
      <text:p text:style-name="P39"/>
      <text:p text:style-name="P39"><text:span text:style-name="T16">end</text:span>;</text:p>
      <text:p text:style-name="P39"/>
      <text:p text:style-name="P39" loext:marker-style-name="T16"><text:span text:style-name="T16">begin</text:span><text:span text:style-name="T16"/></text:p>
      <text:p text:style-name="P39"/>
      <text:p text:style-name="P39"><text:s text:c="3"/>p(42, ‘g’)</text:p>
      <text:p text:style-name="P39"/>
      <text:p text:style-name="Code1"><text:span text:style-name="T16">end</text:span>.</text:p>
      <text:p text:style-name="Code1"/>
      <text:p text:style-name="Standard">Repeating the parameters in a forwarded procedure or function both increases the self documenting nature of a program, by keeping the parameters close to the actual body of the procedure or function, as well as making it easier to create such headers, by simple block copy.</text:p>
      <text:h text:style-name="Heading_20_2" text:outline-level="2"><text:bookmark-start text:name="_Ref282375361"/><text:bookmark-start text:name="_Ref282375370"/><text:bookmark-start text:name="_Toc4731033"/><text:bookmark-start text:name="__RefHeading___Toc45923_401020179"/>Anonymous function result<text:bookmark-end text:name="_Ref282375361"/><text:bookmark-end text:name="_Ref282375370"/><text:bookmark-end text:name="_Toc4731033"/><text:bookmark-end text:name="__RefHeading___Toc45923_401020179"/></text:h>
      <text:p text:style-name="Standard">Pascaline has an alternate method to indicate a function result:</text:p>
      <text:p text:style-name="P61">function-declaration = function-heading ';'directive | function-identification ';' function-block | function-heading ';' function-block .</text:p>
      <text:p text:style-name="P40">function-block = block .</text:p>
      <text:p text:style-name="P40">block = { declaration } [ 'private' { declaration } ] statement-part [ ';' statement-part ] .</text:p>
      <text:p text:style-name="Standard">compound-statement = 'begin' statement-sequence [ ‘result’ expression ] 'end' .</text:p>
      <text:p text:style-name="Standard">At the end of the main block of a function, a result statement can appear:</text:p>
      <text:p text:style-name="P29"><text:span text:style-name="T16">program</text:span> p;</text:p>
      <text:p text:style-name="P29"/>
      <text:p text:style-name="P29"><text:span text:style-name="T16">function</text:span> y(a, b: integer): integer;</text:p>
      <text:p text:style-name="P29"/>
      <text:p text:style-name="P29" loext:marker-style-name="T16"><text:span text:style-name="T16">begin</text:span><text:span text:style-name="T16"/></text:p>
      <text:p text:style-name="P29"/>
      <text:p text:style-name="P29"><text:s text:c="3"/><text:span text:style-name="T16">result</text:span> a+b</text:p>
      <text:p text:style-name="P29"/>
      <text:p text:style-name="P29"><text:span text:style-name="T16">end</text:span>;</text:p>
      <text:p text:style-name="P29"/>
      <text:p text:style-name="Standard">The result statement is an alternative to the ISO 7185 arrangement of assigning the result to the name of a function that is active. It can only be used in a function, and it can only be used at the end of the function. It can only give the result of the enclosing function (in contrast to ISO 7185 Pascal function results). It cannot be used in conjunction with a ISO 7185 Pascal assignment to the name of the <text:soft-page-break/>function appearing in either the block of the function whose result is to be set, nor any nested block. Thus, the following example is illegal:</text:p>
      <text:p text:style-name="P29">{ illegal example }</text:p>
      <text:p text:style-name="P83" loext:marker-style-name="T16"/>
      <text:p text:style-name="P29"><text:span text:style-name="T16">program</text:span> p;</text:p>
      <text:p text:style-name="P29"/>
      <text:p text:style-name="P29"><text:span text:style-name="T16">function</text:span> y(a, b: integer): integer;</text:p>
      <text:p text:style-name="P29"/>
      <text:p text:style-name="P29"><text:span text:style-name="T16">procedure</text:span> q;</text:p>
      <text:p text:style-name="P29"/>
      <text:p text:style-name="P29" loext:marker-style-name="T16"><text:span text:style-name="T16">begin</text:span><text:span text:style-name="T16"/></text:p>
      <text:p text:style-name="P29"/>
      <text:p text:style-name="P29"><text:s text:c="3"/>y := 1</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text:span text:style-name="T16">result</text:span> a+b</text:p>
      <text:p text:style-name="P29"/>
      <text:p text:style-name="P29"><text:span text:style-name="T16">end</text:span>;</text:p>
      <text:p text:style-name="P29"/>
      <text:p text:style-name="P29" loext:marker-style-name="T16"><text:span text:style-name="T16">begin</text:span><text:span text:style-name="T16"/></text:p>
      <text:p text:style-name="P29"><text:span text:style-name="T16">end</text:span>.</text:p>
      <text:p text:style-name="P29"/>
      <text:p text:style-name="Standard"/>
      <text:p text:style-name="P4">But this example is legal:</text:p>
      <text:p text:style-name="Code1"><text:span text:style-name="T16">program</text:span> p;</text:p>
      <text:p text:style-name="P29"/>
      <text:p text:style-name="P29"><text:span text:style-name="T16">function</text:span> y(a, b: integer): integer;</text:p>
      <text:p text:style-name="P29"/>
      <text:p text:style-name="P29"><text:span text:style-name="T16">function</text:span> q: integer;</text:p>
      <text:p text:style-name="P29"/>
      <text:p text:style-name="P29" loext:marker-style-name="T16"><text:span text:style-name="T16">begin</text:span><text:span text:style-name="T16"/></text:p>
      <text:p text:style-name="P29"/>
      <text:p text:style-name="P29"><text:s text:c="3"/>y := a+b;</text:p>
      <text:p text:style-name="P29"/>
      <text:p text:style-name="P29"><text:s text:c="3"/>result 1</text:p>
      <text:p text:style-name="P29"/>
      <text:p text:style-name="P29"><text:span text:style-name="T16">end</text:span>;</text:p>
      <text:p text:style-name="P29"/>
      <text:p text:style-name="P29" loext:marker-style-name="T16"><text:span text:style-name="T16">begin</text:span><text:span text:style-name="T16"/></text:p>
      <text:p text:style-name="P83" loext:marker-style-name="T16"/>
      <text:p text:style-name="P29"><text:span text:style-name="T16"><text:s text:c="3"/></text:span>a := q</text:p>
      <text:p text:style-name="P83" loext:marker-style-name="T16"/>
      <text:p text:style-name="P29"><text:span text:style-name="T16">end</text:span>;</text:p>
      <text:p text:style-name="Code1"/>
      <text:p text:style-name="P29" loext:marker-style-name="T16"><text:span text:style-name="T16">begin</text:span><text:span text:style-name="T16"/></text:p>
      <text:p text:style-name="P83" loext:marker-style-name="T16"/>
      <text:p text:style-name="P29"><text:span text:style-name="T16">end</text:span>;</text:p>
      <text:p text:style-name="P29"/>
      <text:p text:style-name="Standard">The assignment to the function result <text:span text:style-name="Reference_20_Char1">y</text:span> is legal in <text:span text:style-name="Reference_20_Char1">q</text:span>, even though <text:span text:style-name="Reference_20_Char1">q</text:span> is using the result method, because the function <text:span text:style-name="Reference_20_Char1">y</text:span> is using the ISO 7185 named function result method.</text:p>
      <text:p text:style-name="Standard">Unnamed function results give a clear way to indicate the function result, that obeys the single entry/single exit rule with the function result formed at the exit. They are also required in order to indicate the result of an operator overload function (See <text:bookmark-ref text:reference-format="number" text:ref-name="_Ref282368068">6.26</text:bookmark-ref><text:s/>“<text:bookmark-ref text:reference-format="text" text:ref-name="_Ref282368082">Operator overloads</text:bookmark-ref>”).</text:p>
      <text:h text:style-name="Heading_20_2" text:outline-level="2"><text:bookmark-start text:name="_Toc4731034"/><text:bookmark-start text:name="__RefHeading___Toc45925_401020179"/>Extended Function results<text:bookmark-end text:name="_Toc4731034"/><text:bookmark-end text:name="__RefHeading___Toc45925_401020179"/></text:h>
      <text:p text:style-name="Standard">Function results can be any type, including structured:</text:p>
      <text:p text:style-name="Standard"/>
      <text:p text:style-name="P29"><text:soft-page-break/><text:span text:style-name="T16">program</text:span> p;</text:p>
      <text:p text:style-name="P29"/>
      <text:p text:style-name="P29"><text:span text:style-name="T16">type</text:span> a(10): <text:span text:style-name="T16">array</text:span> <text:span text:style-name="T16">of</text:span> integer;</text:p>
      <text:p text:style-name="P29"/>
      <text:p text:style-name="P29"><text:span text:style-name="T16">function</text:span> y: a;</text:p>
      <text:p text:style-name="P29"/>
      <text:p text:style-name="P29"><text:span text:style-name="T16">var</text:span> z: a;</text:p>
      <text:p text:style-name="P29"><text:s text:c="4"/>i: integer;</text:p>
      <text:p text:style-name="P29"/>
      <text:p text:style-name="P29" loext:marker-style-name="T16"><text:span text:style-name="T16">begin</text:span><text:span text:style-name="T16"/></text:p>
      <text:p text:style-name="P29"/>
      <text:p text:style-name="P29"><text:s text:c="3"/><text:span text:style-name="T16">for</text:span> i = 1 <text:span text:style-name="T16">to</text:span> 10 <text:span text:style-name="T16">do</text:span> z[i] := i+10;</text:p>
      <text:p text:style-name="P29"/>
      <text:p text:style-name="P29"><text:s text:c="3"/>y := a</text:p>
      <text:p text:style-name="P29"/>
      <text:p text:style-name="P29"><text:span text:style-name="T16">end</text:span>;</text:p>
      <text:p text:style-name="P29"/>
      <text:p text:style-name="P29" loext:marker-style-name="T16"><text:span text:style-name="T16">begin</text:span><text:span text:style-name="T16"/></text:p>
      <text:p text:style-name="P29"><text:span text:style-name="T16">end</text:span>.</text:p>
      <text:p text:style-name="P29"/>
      <text:p text:style-name="Standard">Such extended function results imply greater costs due to the need to copy the structure back to the caller.</text:p>
      <text:p text:style-name="Standard">Notes:</text:p>
      <text:list text:style-name="WWNum45">
        <text:list-item>
          <text:p text:style-name="P169">A function result cannot be a file, nor a structure having any part that is a file..</text:p>
        </text:list-item>
        <text:list-item>
          <text:p text:style-name="P169">Function results cannot be container arrays.</text:p>
        </text:list-item>
        <text:list-item>
          <text:p text:style-name="P169">The ISO 7185 rule that function results must be assignment compatible with the function result type remains.</text:p>
        </text:list-item>
      </text:list>
      <text:h text:style-name="Heading_20_2" text:outline-level="2"><text:bookmark-start text:name="_Toc4731035"/><text:bookmark-start text:name="__RefHeading___Toc45927_401020179"/>Halt procedure<text:bookmark-end text:name="_Toc4731035"/><text:bookmark-end text:name="__RefHeading___Toc45927_401020179"/></text:h>
      <text:p text:style-name="Standard">A standard Pascaline procedure <text:span text:style-name="Reference_20_Char1">halt</text:span> exists:</text:p>
      <text:p text:style-name="P29"><text:span text:style-name="T16">program</text:span> p;</text:p>
      <text:p text:style-name="P29"/>
      <text:p text:style-name="P29" loext:marker-style-name="T16"><text:span text:style-name="T16">begin</text:span><text:span text:style-name="T16"/></text:p>
      <text:p text:style-name="P83" loext:marker-style-name="T16"/>
      <text:p text:style-name="P29"><text:s text:c="3"/><text:span text:style-name="T16">if</text:span> <text:span text:style-name="T16">not</text:span> exists(‘myfile’) <text:span text:style-name="T16">begin</text:span></text:p>
      <text:p text:style-name="P29"/>
      <text:p text:style-name="P29"><text:s text:c="6"/>writeln(‘needed file does not exist’);</text:p>
      <text:p text:style-name="P29"><text:s text:c="6"/>halt</text:p>
      <text:p text:style-name="P29"/>
      <text:p text:style-name="P29" loext:marker-style-name="T16"><text:s text:c="3"/><text:span text:style-name="T16">end</text:span><text:span text:style-name="T16"/></text:p>
      <text:p text:style-name="P83" loext:marker-style-name="T16"/>
      <text:p text:style-name="P29"><text:span text:style-name="T16">end</text:span>.</text:p>
      <text:p text:style-name="P29"/>
      <text:p text:style-name="Standard">The <text:span text:style-name="Reference_20_Char1">halt</text:span> procedure causes the program, and all of its threads, to immediately terminate. It is equivalent to throwing the global exception.</text:p>
      <text:p text:style-name="Standard"><text:soft-page-break/>The equivalent code for a program block is:</text:p>
      <text:p text:style-name="P29"><text:span text:style-name="T16">program</text:span> p;</text:p>
      <text:p text:style-name="P29"/>
      <text:p text:style-name="P29"><text:span text:style-name="T16">label</text:span> 99;</text:p>
      <text:p text:style-name="P29"/>
      <text:p text:style-name="P29" loext:marker-style-name="T16"><text:span text:style-name="T16">begin</text:span><text:span text:style-name="T16"/></text:p>
      <text:p text:style-name="P83" loext:marker-style-name="T16"/>
      <text:p text:style-name="P29"><text:s text:c="3"/><text:span text:style-name="T16">if</text:span> <text:span text:style-name="T16">not</text:span> exists(‘myfile’) <text:span text:style-name="T16">begin</text:span></text:p>
      <text:p text:style-name="P29"/>
      <text:p text:style-name="P29"><text:s text:c="6"/>writeln(‘needed file does not exist’);</text:p>
      <text:p text:style-name="P29"><text:s text:c="6"/>goto 99</text:p>
      <text:p text:style-name="P29"/>
      <text:p text:style-name="P29" loext:marker-style-name="T16"><text:s text:c="3"/><text:span text:style-name="T16">end;</text:span><text:span text:style-name="T16"/></text:p>
      <text:p text:style-name="P83" loext:marker-style-name="T16"/>
      <text:p text:style-name="P29" loext:marker-style-name="T16"><text:span text:style-name="T16"><text:s text:c="3"/>99:</text:span><text:span text:style-name="T16"/></text:p>
      <text:p text:style-name="P83" loext:marker-style-name="T16"/>
      <text:p text:style-name="P29"><text:span text:style-name="T16">end</text:span>.</text:p>
      <text:p text:style-name="P29"/>
      <text:p text:style-name="Standard">The <text:span text:style-name="Reference_20_Char1">halt</text:span> procedure will terminate the enclosing program no matter which module it appears in.</text:p>
      <text:h text:style-name="Heading_20_2" text:outline-level="2"><text:bookmark-start text:name="_Toc4731036"/><text:bookmark-start text:name="__RefHeading___Toc45929_401020179"/>Overloading of procedures and functions<text:bookmark-end text:name="_Toc4731036"/><text:bookmark-end text:name="__RefHeading___Toc45929_401020179"/></text:h>
      <text:p text:style-name="P40">procedure-heading = attribute 'procedure' identifier [ formal-parameter-list ].</text:p>
      <text:p text:style-name="P40">function-heading = attribute 'function' identifier [ formal-parameter-list ] ':' result-type.</text:p>
      <text:p text:style-name="Standard">attribute = 'overload' | 'static' | 'virtual' | 'override' | ‘operator’ .</text:p>
      <text:p text:style-name="Standard">The attribute <text:span text:style-name="Reference_20_Char1">overload</text:span> can be used to specify that one procedure or function forms an overload group with another:</text:p>
      <text:p text:style-name="Standard"/>
      <text:p text:style-name="P29"><text:soft-page-break/><text:span text:style-name="T16">program</text:span> p;</text:p>
      <text:p text:style-name="P29"/>
      <text:p text:style-name="P29"><text:span text:style-name="T16">procedure</text:span> x(y: integer);</text:p>
      <text:p text:style-name="P29"/>
      <text:p text:style-name="P29" loext:marker-style-name="T16"><text:span text:style-name="T16">begin</text:span><text:span text:style-name="T16"/></text:p>
      <text:p text:style-name="P29"/>
      <text:p text:style-name="P29"><text:s text:c="3"/>{ statements to operate on parameter y }</text:p>
      <text:p text:style-name="P29"/>
      <text:p text:style-name="P29"><text:span text:style-name="T16">end</text:span>;</text:p>
      <text:p text:style-name="P29"/>
      <text:p text:style-name="P29"><text:span text:style-name="T16">overload</text:span> <text:span text:style-name="T16">procedure</text:span> x(c: char);</text:p>
      <text:p text:style-name="P29"/>
      <text:p text:style-name="P29" loext:marker-style-name="T16"><text:span text:style-name="T16">begin</text:span><text:span text:style-name="T16"/></text:p>
      <text:p text:style-name="P29"/>
      <text:p text:style-name="P29"><text:s text:c="3"/>{ statements to operate on parameter c }</text:p>
      <text:p text:style-name="P29"/>
      <text:p text:style-name="P29"><text:span text:style-name="T16">end</text:span>;</text:p>
      <text:p text:style-name="P29"/>
      <text:p text:style-name="Standard">Any number of procedures or functions with the same name can be joined this way into an overload group. When the procedure or function is called, the compiler determines which of the procedures or functions in the overload group is to be used to satisfy the call. Thus, both of these calls are possible with the definitions above:</text:p>
      <text:p text:style-name="Code1">x(1);</text:p>
      <text:p text:style-name="Code1">x('c');</text:p>
      <text:p text:style-name="Code1"/>
      <text:p text:style-name="Standard">The compiler considers three things when determining which procedure or function of an overload group is meant:</text:p>
      <text:list text:style-name="WWNum6">
        <text:list-item>
          <text:p text:style-name="P171">If the called context is a procedure or function call.</text:p>
        </text:list-item>
        <text:list-item>
          <text:p text:style-name="P171">The number of parameters.</text:p>
        </text:list-item>
        <text:list-item>
          <text:p text:style-name="P170">The type compatibility of the parameters.</text:p>
        </text:list-item>
      </text:list>
      <text:p text:style-name="Standard">Overload groups are <text:span text:style-name="T35">not allowed</text:span> to be ambiguous. There is no "preference" or "priority" involved with overloads. If two overloads are ambiguous with respect to each other, then an error will result at the time of the definition of the conflicting overload.</text:p>
      <text:p text:style-name="Standard">Two calls are ambiguous with each other if they match for procedure/function status, have the same number of parameters, and the parameters are compatible between lists, using the ISO 7185 Pascal definition of compatibility according to 6.4.6 “Assignment-compatibility” (where either parameter could be assignment compatible with the other), and also if one parameter is <text:span text:style-name="Reference_20_Char1">char</text:span> while the other is a single character string. This means, for example, that having one parameter of type <text:span text:style-name="Reference_20_Char1">real</text:span>, and the other of type integer, means those parameters are ambiguous with each other.</text:p>
      <text:p text:style-name="Standard">When parameter lists are compared, the mode of the parameter, or its <text:span text:style-name="Reference_20_Char1">var</text:span>, <text:span text:style-name="Reference_20_Char1">view</text:span> or <text:span text:style-name="Reference_20_Char1">out </text:span>value status is ignored.</text:p>
      <text:p text:style-name="Standard">It is an error if two parameter lists "converge" with different modes. Two parameter lists are said to converge at any point in the list if that parameter and all parameters to the left of it are found to be compatible using the rules above. An example of an overload declaration that is invalid by this rule is:</text:p>
      <text:p text:style-name="P29"><text:soft-page-break/>! invalid program</text:p>
      <text:p text:style-name="P29"/>
      <text:p text:style-name="P29"><text:span text:style-name="T16">program</text:span> p;</text:p>
      <text:p text:style-name="P29"/>
      <text:p text:style-name="P29"><text:span text:style-name="T16">procedure</text:span> a(i: integer; c: char; b: boolean);</text:p>
      <text:p text:style-name="P29"/>
      <text:p text:style-name="P29" loext:marker-style-name="T16"><text:span text:style-name="T16">begin</text:span><text:span text:style-name="T16"/></text:p>
      <text:p text:style-name="P29"/>
      <text:p text:style-name="P29"><text:s text:c="3"/>{ statements of first overload <text:s/>of a }</text:p>
      <text:p text:style-name="P29"/>
      <text:p text:style-name="P29"><text:span text:style-name="T16">end</text:span>;</text:p>
      <text:p text:style-name="P29"/>
      <text:p text:style-name="P29"><text:span text:style-name="T16">overload</text:span> <text:span text:style-name="T16">procedure</text:span> a(i: integer; <text:span text:style-name="T16">var</text:span> c: char; b: boolean; r: real);</text:p>
      <text:p text:style-name="P29"/>
      <text:p text:style-name="P29" loext:marker-style-name="T16"><text:span text:style-name="T16">begin</text:span><text:span text:style-name="T16"/></text:p>
      <text:p text:style-name="P29"/>
      <text:p text:style-name="P29"><text:s text:c="3"/>{ statements of second overload of a }</text:p>
      <text:p text:style-name="P29"/>
      <text:p text:style-name="P29"><text:span text:style-name="T16">end</text:span>;</text:p>
      <text:p text:style-name="P29"/>
      <text:p text:style-name="P29" loext:marker-style-name="T16"><text:span text:style-name="T16">begin</text:span><text:span text:style-name="T16"/></text:p>
      <text:p text:style-name="P29"><text:span text:style-name="T16">end</text:span>.</text:p>
      <text:p text:style-name="P29"/>
      <text:p text:style-name="Standard">Even though the two parameter lists would be distinct because they differ in number, the lists are convergent at parameter <text:span text:style-name="Reference_20_Char1">c</text:span>, and parameter <text:span text:style-name="Reference_20_Char1">c</text:span> has conflicting modes, the first being value, and the second being <text:span text:style-name="Reference_20_Char1">var</text:span>.</text:p>
      <text:p text:style-name="Standard">The purpose of the convergence rule is to relieve compilers from having to store all the parameters in a procedure or function call before determining which routine of an overload group matches the call.</text:p>
      <text:p text:style-name="Standard">Overload groups must be completed within the same declaration block. Different modules, classes, procedures and functions cannot add to each other’s overload groups.</text:p>
      <text:p text:style-name="Standard">Note that the type of a function result is not relevant to determining ambiguous overloads.</text:p>
      <text:h text:style-name="Heading_20_2" text:outline-level="2"><text:bookmark-start text:name="_Toc4731037"/><text:bookmark-start text:name="_Ref282368082"/><text:bookmark-start text:name="_Ref282368068"/><text:bookmark-start text:name="_Ref282368015"/><text:bookmark-start text:name="_Ref282368011"/><text:bookmark-start text:name="_Ref282367989"/><text:bookmark-start text:name="_Ref282367977"/><text:bookmark-start text:name="_Ref282367959"/><text:bookmark-start text:name="_Ref282367968"/><text:bookmark-start text:name="_Ref282367795"/><text:bookmark-start text:name="_Ref282367935"/><text:bookmark-start text:name="_Ref282367948"/><text:bookmark-start text:name="_Ref282367954"/><text:bookmark-start text:name="_Ref282367944"/><text:bookmark-start text:name="__RefHeading___Toc45931_401020179"/>Operator overloads<text:bookmark-end text:name="_Toc4731037"/><text:bookmark-end text:name="_Ref282368082"/><text:bookmark-end text:name="_Ref282368068"/><text:bookmark-end text:name="_Ref282368015"/><text:bookmark-end text:name="_Ref282368011"/><text:bookmark-end text:name="_Ref282367989"/><text:bookmark-end text:name="_Ref282367977"/><text:bookmark-end text:name="_Ref282367959"/><text:bookmark-end text:name="_Ref282367968"/><text:bookmark-end text:name="_Ref282367795"/><text:bookmark-end text:name="_Ref282367935"/><text:bookmark-end text:name="_Ref282367948"/><text:bookmark-end text:name="_Ref282367954"/><text:bookmark-end text:name="_Ref282367944"/><text:bookmark-end text:name="__RefHeading___Toc45931_401020179"/></text:h>
      <text:p text:style-name="P40">operator-declaration = operator-identifier operator-heading ‘[ ‘:’ result-type] .</text:p>
      <text:p text:style-name="P40">operator-heading = ‘operator' formal-identifier [ formal-parameter-list ] .</text:p>
      <text:p text:style-name="Standard">operator-identifier = ‘not’ | ‘+’ | ‘-‘ | ‘*’ | ‘/’ | ‘div’ | ‘mod’ | ‘and’ | ‘or’ | ‘&lt; ‘ | ‘&gt;’ | ‘=’ | ‘&lt;=’ | ‘&gt;=’ | ‘in’ | ‘is’ | ‘:=’ .</text:p>
      <text:p text:style-name="Standard">Besides overloading procedures and functions, it is also possible to overload expression operators:</text:p>
      <text:p text:style-name="P29" loext:marker-style-name="T16"><text:soft-page-break/><text:span text:style-name="T16">program p;</text:span><text:span text:style-name="T16"/></text:p>
      <text:p text:style-name="P83" loext:marker-style-name="T16"/>
      <text:p text:style-name="P29" loext:marker-style-name="T16"><text:span text:style-name="T16">type </text:span>string<text:span text:style-name="T16"> = packed array of </text:span>integer;</text:p>
      <text:p text:style-name="P29" loext:marker-style-name="T16"><text:span text:style-name="T16"><text:s text:c="5"/></text:span>pstring<text:span text:style-name="T16"> = </text:span>^string<text:span text:style-name="T16">;</text:span></text:p>
      <text:p text:style-name="P83" loext:marker-style-name="T16"/>
      <text:p text:style-name="P29"><text:span text:style-name="T16">operator</text:span> +(a, b: string): pstring;</text:p>
      <text:p text:style-name="P29"/>
      <text:p text:style-name="P29"><text:span text:style-name="T16">var</text:span> p: pstring;</text:p>
      <text:p text:style-name="P29"><text:s text:c="4"/>i: integer;</text:p>
      <text:p text:style-name="P29"/>
      <text:p text:style-name="P29" loext:marker-style-name="T16"><text:span text:style-name="T16">begin</text:span><text:span text:style-name="T16"/></text:p>
      <text:p text:style-name="P29"/>
      <text:p text:style-name="P29"><text:s text:c="3"/>new(p, max(a)+max(b)); ! get result string</text:p>
      <text:p text:style-name="P29"><text:s text:c="3"/><text:span text:style-name="T16">for</text:span> i := 1 <text:span text:style-name="T16">to</text:span> max(a) <text:span text:style-name="T16">do</text:span> p^[i] := a[i];</text:p>
      <text:p text:style-name="P29"><text:s text:c="3"/><text:span text:style-name="T16">for</text:span> i := 1 <text:span text:style-name="T16">to</text:span> max(b) <text:span text:style-name="T16">do</text:span> p^[max(a)+i] := b[i];</text:p>
      <text:p text:style-name="P29"/>
      <text:p text:style-name="P29"><text:s text:c="3"/><text:span text:style-name="T16">result</text:span> p</text:p>
      <text:p text:style-name="P29"/>
      <text:p text:style-name="P29"><text:span text:style-name="T16">end</text:span>;</text:p>
      <text:p text:style-name="P29"/>
      <text:p text:style-name="P29"><text:span text:style-name="T16">operator</text:span> :=(<text:span text:style-name="T16">out</text:span> a: string; b: string);</text:p>
      <text:p text:style-name="P29"/>
      <text:p text:style-name="P29"><text:span text:style-name="T16">var</text:span> i: integer;</text:p>
      <text:p text:style-name="P29"/>
      <text:p text:style-name="P29" loext:marker-style-name="T16"><text:span text:style-name="T16">begin</text:span><text:span text:style-name="T16"/></text:p>
      <text:p text:style-name="P83" loext:marker-style-name="T16"/>
      <text:p text:style-name="P29"><text:span text:style-name="T16"><text:s text:c="3"/>if</text:span> max(a) &lt; max(b) <text:span text:style-name="T16">then</text:span> throw(StringToLongForDestination);</text:p>
      <text:p text:style-name="P29"><text:s text:c="3"/><text:span text:style-name="T16">for</text:span> i := 1 <text:span text:style-name="T16">to</text:span> max(b) <text:span text:style-name="T16">do</text:span> a[i] := b[i];</text:p>
      <text:p text:style-name="P29"><text:s text:c="3"/><text:span text:style-name="T16">for</text:span> i := 1 <text:span text:style-name="T16">to</text:span> max(a)-max(b) <text:span text:style-name="T16">do</text:span> a[max(b)+i] := ‘ ‘</text:p>
      <text:p text:style-name="P29"/>
      <text:p text:style-name="P29"><text:span text:style-name="T16">end</text:span>;</text:p>
      <text:p text:style-name="P29"/>
      <text:p text:style-name="P29" loext:marker-style-name="T16"><text:span text:style-name="T16">begin</text:span><text:span text:style-name="T16"/></text:p>
      <text:p text:style-name="P29"><text:span text:style-name="T16">end</text:span>.</text:p>
      <text:p text:style-name="P73" loext:marker-style-name="T38"/>
      <text:p text:style-name="Standard">Where “+” and “:=” are the operators to overload. The following operator overloads are possible:</text:p>
      <text:p text:style-name="P29"><text:soft-page-break/><text:span text:style-name="T16">program</text:span> p;</text:p>
      <text:p text:style-name="P29"/>
      <text:p text:style-name="P29"><text:span text:style-name="T16">type</text:span> x: <text:span text:style-name="T16">record</text:span> i, r: integer <text:span text:style-name="T16">end</text:span>;</text:p>
      <text:p text:style-name="P29"/>
      <text:p text:style-name="P29"><text:span text:style-name="T16">operator</text:span> +(a: x): x; <text:span text:style-name="T16">begin result</text:span> a <text:span text:style-name="T16">end</text:span>;</text:p>
      <text:p text:style-name="P29"><text:span text:style-name="T16">operator</text:span> –(a: x): x; <text:span text:style-name="T16">begin result</text:span> a <text:span text:style-name="T16">end</text:span>;</text:p>
      <text:p text:style-name="P29"><text:span text:style-name="T16">operator</text:span> not (a: x): x; <text:span text:style-name="T16">begin result</text:span> a <text:span text:style-name="T16">end</text:span>;</text:p>
      <text:p text:style-name="P29"><text:span text:style-name="T16">operator</text:span> +(a, b: x): x; <text:span text:style-name="T16">begin result</text:span> a <text:span text:style-name="T16">end</text:span>;</text:p>
      <text:p text:style-name="P29"><text:span text:style-name="T16">operator</text:span> -(a, b: x): x; <text:span text:style-name="T16">begin result</text:span> a <text:span text:style-name="T16">end</text:span>;</text:p>
      <text:p text:style-name="P29"><text:span text:style-name="T16">operator</text:span> *(a, b: x): x; <text:span text:style-name="T16">begin result</text:span> a <text:span text:style-name="T16">end</text:span>;</text:p>
      <text:p text:style-name="P29"><text:span text:style-name="T16">operator</text:span> /(a, b: x): x; <text:span text:style-name="T16">begin result</text:span> a <text:span text:style-name="T16">end</text:span>;</text:p>
      <text:p text:style-name="P29"><text:span text:style-name="T16">operator</text:span> div(a, b: x): x; <text:span text:style-name="T16">begin result</text:span> a <text:span text:style-name="T16">end</text:span>;</text:p>
      <text:p text:style-name="P29"><text:span text:style-name="T16">operator</text:span> mod(a, b: x): x; <text:span text:style-name="T16">begin result</text:span> a <text:span text:style-name="T16">end</text:span>;</text:p>
      <text:p text:style-name="P29"><text:span text:style-name="T16">operator</text:span> and(a, b: x): x; <text:span text:style-name="T16">begin result</text:span> a <text:span text:style-name="T16">end</text:span>;</text:p>
      <text:p text:style-name="P29"><text:span text:style-name="T16">operator</text:span> or(a, b: x): x; <text:span text:style-name="T16">begin result</text:span> a <text:span text:style-name="T16">end</text:span>;</text:p>
      <text:p text:style-name="P29"><text:span text:style-name="T16">operator</text:span> xor(a, b: x): x; <text:span text:style-name="T16">begin result</text:span> a <text:span text:style-name="T16">end</text:span>;</text:p>
      <text:p text:style-name="P29"><text:span text:style-name="T16">operator</text:span> &lt;(a, b: x): x; <text:span text:style-name="T16">begin result</text:span> a <text:span text:style-name="T16">end</text:span>;</text:p>
      <text:p text:style-name="P29"><text:span text:style-name="T16">operator</text:span> &gt;(a, b: x): x; <text:span text:style-name="T16">begin result</text:span> a <text:span text:style-name="T16">end</text:span>;</text:p>
      <text:p text:style-name="P29"><text:span text:style-name="T16">operator</text:span> =(a, b: x): x; <text:span text:style-name="T16">begin result</text:span> a <text:span text:style-name="T16">end</text:span>;</text:p>
      <text:p text:style-name="P29"><text:span text:style-name="T16">operator</text:span> &lt;=(a, b: x): x; <text:span text:style-name="T16">begin result</text:span> a <text:span text:style-name="T16">end</text:span>;</text:p>
      <text:p text:style-name="P29"><text:span text:style-name="T16">operator</text:span> &gt;=(a, b: x): x; <text:span text:style-name="T16">begin result</text:span> a <text:span text:style-name="T16">end</text:span>;</text:p>
      <text:p text:style-name="P29"><text:span text:style-name="T16">operator</text:span> in(a, b: x): x; <text:span text:style-name="T16">begin result</text:span> a <text:span text:style-name="T16">end</text:span>;</text:p>
      <text:p text:style-name="P29"><text:span text:style-name="T16">operator</text:span> is(a, b: x): x; <text:span text:style-name="T16">begin result</text:span> a <text:span text:style-name="T16">end</text:span>;</text:p>
      <text:p text:style-name="P29"><text:span text:style-name="T16">operator</text:span> :=(<text:span text:style-name="T16">out</text:span> a: x; b: x); <text:span text:style-name="T16">begin end</text:span>;</text:p>
      <text:p text:style-name="P29"/>
      <text:p text:style-name="P29" loext:marker-style-name="T16"><text:span text:style-name="T16">begin</text:span><text:span text:style-name="T16"/></text:p>
      <text:p text:style-name="P29"><text:span text:style-name="T16">end</text:span>.</text:p>
      <text:p text:style-name="Code1"/>
      <text:p text:style-name="Standard">The ‘-‘ and ‘+’ operators can be both unary and binary, and they have different priorities. The exact type of operator is indicated by the number of parameters that appear. </text:p>
      <text:p text:style-name="Standard">The parameters to an operator function can be any type, but cannot be <text:span text:style-name="Reference_20_Char1">var</text:span> or <text:span text:style-name="Reference_20_Char1">out</text:span> mode parameters, with the exception of the assignment operator.</text:p>
      <text:p text:style-name="Standard">The assignment operator (‘:=’) first parameter must be <text:span text:style-name="Reference_20_Char1">out</text:span> mode, and has a result type that must match the left side of the assignment.</text:p>
      <text:p text:style-name="Standard">The results of an <text:span text:style-name="Reference_20_Char1">operator</text:span> function cannot be established via a ISO 7185 by name function result assignment. Instead, the anonymous result form is used (see <text:bookmark-ref text:reference-format="number" text:ref-name="_Ref282375361">6.22</text:bookmark-ref><text:s/>“<text:bookmark-ref text:reference-format="text" text:ref-name="_Ref282375370">Anonymous function result</text:bookmark-ref>”).</text:p>
      <text:p text:style-name="P39"><text:soft-page-break/><text:span text:style-name="T16">program</text:span> p;</text:p>
      <text:p text:style-name="P39"/>
      <text:p text:style-name="P39">! redefine string assignment as paddable</text:p>
      <text:p text:style-name="P39"/>
      <text:p text:style-name="P39"><text:span text:style-name="T16">var</text:span> StringOverflow: exception;</text:p>
      <text:p text:style-name="P39"/>
      <text:p text:style-name="P39"><text:span text:style-name="T16">operator</text:span> :=(<text:span text:style-name="T16">out</text:span> a: string; <text:span text:style-name="T16">view</text:span> b: string);</text:p>
      <text:p text:style-name="P39"/>
      <text:p text:style-name="P39"><text:span text:style-name="T16">var</text:span> i, l: integer;</text:p>
      <text:p text:style-name="P39"/>
      <text:p text:style-name="P39" loext:marker-style-name="T16"><text:span text:style-name="T16">begin</text:span><text:span text:style-name="T16"/></text:p>
      <text:p text:style-name="P39"/>
      <text:p text:style-name="P39"><text:s text:c="3"/>l := max(b); <text:span text:style-name="T16">while</text:span> (b[l] = ‘ ‘) <text:span text:style-name="T16">and</text:span> (l &gt; 0) <text:span text:style-name="T16">do</text:span> l := l-1;</text:p>
      <text:p text:style-name="P39"><text:s text:c="3"/><text:span text:style-name="T16">if</text:span> l &gt; max(a) <text:span text:style-name="T16">then</text:span> throw(StringOverflow)</text:p>
      <text:p text:style-name="P39"><text:s text:c="3"/><text:span text:style-name="T16">for</text:span> i := 1 <text:span text:style-name="T16">to</text:span> l <text:span text:style-name="T16">do</text:span> a[i] := b[i];</text:p>
      <text:p text:style-name="P39"><text:s text:c="3"/><text:span text:style-name="T16">for</text:span> i := l+1 <text:span text:style-name="T16">to</text:span> max(a) <text:span text:style-name="T16">do</text:span> a[i] := ‘ ‘</text:p>
      <text:p text:style-name="P39"/>
      <text:p text:style-name="P39"><text:span text:style-name="T16">end</text:span>;</text:p>
      <text:p text:style-name="P39"/>
      <text:p text:style-name="P39"><text:span text:style-name="T16">var</text:span> a(10): string;</text:p>
      <text:p text:style-name="P39"/>
      <text:p text:style-name="P39" loext:marker-style-name="T16"><text:span text:style-name="T16">begin</text:span><text:span text:style-name="T16"/></text:p>
      <text:p text:style-name="P39"/>
      <text:p text:style-name="P39"><text:s text:c="3"/>a := ‘hi there’</text:p>
      <text:p text:style-name="P39"/>
      <text:p text:style-name="Code1"><text:span text:style-name="T16">end</text:span>.</text:p>
      <text:p text:style-name="Code1"/>
      <text:p text:style-name="Standard">Operator overloads are allowed for <text:span text:style-name="Reference_20_Char1">uses</text:span> modules but not <text:span text:style-name="Reference_20_Char1">joins</text:span> modules</text:p>
      <text:p text:style-name="Standard">The existence of an operator overload does not change the priority of the operator.</text:p>
      <text:p text:style-name="Standard">Operator overloads, unlike function and procedure overloads, use a set of rules known as “overlays” to establish which operator overload, or the system definition, to invoke:</text:p>
      <text:list text:style-name="WWNum40">
        <text:list-item>
          <text:p text:style-name="P172">Within the domain or scope, the operator overloads defined cannot be ambiguous with each other. They form an overload group as do overloaded procedures and functions.</text:p>
        </text:list-item>
        <text:list-item>
          <text:p text:style-name="P172">Operator overloads can “overlay” other operator overloads and the system operator definitions, at other, enclosing domains. The operator overloads for each enclosing domain are examined, in turn, and selected if there is a match. Otherwise the operator overload definition search is repeated with the next level of enclosing domain. If ultimately not found, then the system definition (which belongs to the block enclosing all program constructs) will be used.</text:p>
        </text:list-item>
      </text:list>
      <text:p text:style-name="Standard">The types of built in operators with the exception of <text:span text:style-name="Reference_20_Char1">is</text:span> and <text:span text:style-name="Reference_20_Char1">xor</text:span> appears in ISO 7185 6.7.2 “Operators”.</text:p>
      <text:p text:style-name="Standard">The use of an operator overload function to introduce so-called “side effects” will result in ambiguity as to when the side effect occurs, since Pascaline does not specify expression evaluation order.</text:p>
      <text:h text:style-name="Heading_20_2" text:outline-level="2"><text:bookmark-start text:name="_Toc4731039"/><text:bookmark-start text:name="__RefHeading___Toc45935_401020179"/>Static procedures and functions<text:bookmark-end text:name="_Toc4731039"/><text:bookmark-end text:name="__RefHeading___Toc45935_401020179"/></text:h>
      <text:p text:style-name="Standard">procedure-heading = attribute 'procedure' identifier [ formal-parameter-list ].</text:p>
      <text:p text:style-name="Standard"><text:soft-page-break/>function-heading = attribute 'function' identifier [ formal-parameter-list ] ':' result-type.</text:p>
      <text:p text:style-name="Standard">attribute = 'overload' | 'static' | 'virtual' | 'override' | ‘operator’ .</text:p>
      <text:p text:style-name="Standard">Pascaline defines a <text:span text:style-name="Reference_20_Char1">static</text:span> attribute that is used before any <text:span text:style-name="Reference_20_Char1">function</text:span> or <text:span text:style-name="Reference_20_Char1">procedure</text:span> to indicate that it is used statically.</text:p>
      <text:p text:style-name="Code1"><text:span text:style-name="T16">program</text:span> p;</text:p>
      <text:p text:style-name="Code1"/>
      <text:p text:style-name="Code1"><text:span text:style-name="T16">static</text:span> <text:span text:style-name="T16">procedure</text:span> z;</text:p>
      <text:p text:style-name="Code1"/>
      <text:p text:style-name="Code1"><text:span text:style-name="T16">var</text:span> x, y: integer;</text:p>
      <text:p text:style-name="Code1"/>
      <text:p text:style-name="Code1" loext:marker-style-name="T16"><text:span text:style-name="T16">begin</text:span><text:span text:style-name="T16"/></text:p>
      <text:p text:style-name="Code1"/>
      <text:p text:style-name="Code1"><text:s text:c="3"/>{ statements of z }</text:p>
      <text:p text:style-name="Code1"/>
      <text:p text:style-name="Code1"><text:span text:style-name="T16">end</text:span>;</text:p>
      <text:p text:style-name="Code1"/>
      <text:p text:style-name="Code1"><text:span text:style-name="T16">static</text:span> <text:span text:style-name="T16">function</text:span> y;</text:p>
      <text:p text:style-name="Code1"/>
      <text:p text:style-name="Code1" loext:marker-style-name="T16"><text:span text:style-name="T16">begin</text:span><text:span text:style-name="T16"/></text:p>
      <text:p text:style-name="Code1"/>
      <text:p text:style-name="Code1"><text:s text:c="3"/>{ statements of y }</text:p>
      <text:p text:style-name="Code1"/>
      <text:p text:style-name="Code1"><text:span text:style-name="T16">end</text:span>;</text:p>
      <text:p text:style-name="Code1"/>
      <text:p text:style-name="Code1" loext:marker-style-name="T16"><text:span text:style-name="T16">begin</text:span><text:span text:style-name="T16"/></text:p>
      <text:p text:style-name="P84" loext:marker-style-name="T16"/>
      <text:p text:style-name="Code1"><text:span text:style-name="T16">end</text:span>.</text:p>
      <text:p text:style-name="Code1"/>
      <text:p text:style-name="Standard">The <text:span text:style-name="Reference_20_Char1">static</text:span> word-symbol is used to indicate to the compiler that the procedure or function with that attribute will not recursively call itself, nor be called by any subprocedure or subfunction.</text:p>
      <text:p text:style-name="Standard">On some processors with limited addressing resources, using static can result in smaller and faster executable programs, sometimes dramatically so. Compilers targeting more advanced processors typically ignore the <text:span text:style-name="Reference_20_Char1">static</text:span> word-symbol, except to check that it is used properly.</text:p>
      <text:p text:style-name="Standard">In the case where the procedure or function is contained entirely within a module, and is not visible outside the module (it is within the private section), the compiler can automatically determine the <text:span text:style-name="Reference_20_Char1">static</text:span> status of a procedure or function. However, if it is visible outside the module, the compiler must assume it may be recursively called. In this case, the <text:span text:style-name="Reference_20_Char1">static</text:span> attribute is required to obtain the improved code.</text:p>
      <text:p text:style-name="Standard">Note the compiler may also detect that a <text:span text:style-name="Reference_20_Char1">static</text:span> attributed procedure or function calls itself, either directly or indirectly via another procedure or function, and issue an error.</text:p>
      <text:h text:style-name="Heading_20_2" text:outline-level="2"><text:bookmark-start text:name="_Toc4731040"/><text:bookmark-start text:name="__RefHeading___Toc45937_401020179"/>Relaxation of declaration order<text:bookmark-end text:name="_Toc4731040"/><text:bookmark-end text:name="__RefHeading___Toc45937_401020179"/></text:h>
      <text:p text:style-name="Standard">block = { declaration } statement-part .</text:p>
      <text:p text:style-name="P60"><text:soft-page-break/>declaration = label-declaration-part | constant-definition-part | type-definition-part | variable-declaration-part | fixed-declaration-part | procedure-declaration ';' | function-declaration ';' .</text:p>
      <text:p text:style-name="Standard">The declaration order in ISO 7185 Pascal of labels, constants, types, variables, then procedures and functions is relaxed. These constructs can appear in any order. However, the rule remains that each identifier must be declared before its use, with the normal ISO 7185 Pascal exception for pointer declarations.</text:p>
      <text:p text:style-name="Standard">Pointer forward references must resolve within the same type-definition-part.</text:p>
      <text:p text:style-name="Standard">Note relaxing declaration order in Pascaline is a more natural match for modular compilation.</text:p>
      <text:h text:style-name="Heading_20_2" text:outline-level="2"><text:bookmark-start text:name="_Toc4731041"/><text:bookmark-start text:name="__RefHeading___Toc45939_401020179"/>Exception handling<text:bookmark-end text:name="_Toc4731041"/><text:bookmark-end text:name="__RefHeading___Toc45939_401020179"/></text:h>
      <text:p text:style-name="P63">try-statement = 'try' (statement-sequence) try-end .</text:p>
      <text:p text:style-name="P63">try-end = (except-series | except-unconditional) [ 'else' statement ] .</text:p>
      <text:p text:style-name="P40">except-series = except-specifier { except-specifier } [ except-unconditional ] .</text:p>
      <text:p text:style-name="P40">except-unconditional = ‘except’ statement .</text:p>
      <text:p text:style-name="Standard">except-specifier = ‘on’ exception-identifier { ‘,’ exception-identifier } ‘except’ statement .</text:p>
      <text:p text:style-name="Standard">block = { declaration } [ 'private' { declaration } ] statement-part [ ';' statement-part ] .</text:p>
      <text:p text:style-name="Standard">statement-part = compound-statement .</text:p>
      <text:p text:style-name="Standard">compound-statement = 'begin' [try-end] statement-sequence [ ‘result’ expression ] 'end' .</text:p>
      <text:p text:style-name="Standard">The most common use for interprocedure gotos is to handle error returns easily from deep nested procedures. Pascaline provides an alternative structure. <text:s/>The <text:span text:style-name="Reference_20_Char1">try</text:span> statement executes one or more statements with an "exception guard":</text:p>
      <text:p text:style-name="P29"><text:soft-page-break/><text:span text:style-name="T16">program</text:span> p;</text:p>
      <text:p text:style-name="P29"/>
      <text:p text:style-name="P29"><text:span text:style-name="T16">var</text:span> myexception: exception;</text:p>
      <text:p text:style-name="P29"/>
      <text:p text:style-name="P29" loext:marker-style-name="T16"><text:span text:style-name="T16">begin</text:span><text:span text:style-name="T16"/></text:p>
      <text:p text:style-name="P29"/>
      <text:p text:style-name="P29" loext:marker-style-name="T16"><text:s text:c="3"/><text:span text:style-name="T16">try</text:span><text:span text:style-name="T16"/></text:p>
      <text:p text:style-name="P29"/>
      <text:p text:style-name="P29"><text:s text:c="6"/>{ ... }</text:p>
      <text:p text:style-name="P29"><text:s text:c="6"/>throw(myexception)</text:p>
      <text:p text:style-name="P29"><text:s text:c="6"/>{ ... }</text:p>
      <text:p text:style-name="P29"/>
      <text:p text:style-name="P29"><text:s text:c="3"/><text:span text:style-name="T16">on</text:span> myexception <text:span text:style-name="T16">except</text:span> { statement to execute on myexception }</text:p>
      <text:p text:style-name="P29"><text:s text:c="3"/><text:span text:style-name="T16">except</text:span> { statement to be executed on any exception }</text:p>
      <text:p text:style-name="P29"><text:s text:c="3"/><text:span text:style-name="T16">else</text:span> { statement to be executed if no exception occurs }</text:p>
      <text:p text:style-name="P29"/>
      <text:p text:style-name="P29"><text:span text:style-name="T16">end</text:span>.</text:p>
      <text:p text:style-name="P29"/>
      <text:p text:style-name="Standard">If anywhere within the guarded execution the statement:</text:p>
      <text:p text:style-name="Code1">throw(myexception);</text:p>
      <text:p text:style-name="Code1"/>
      <text:p text:style-name="Standard">or</text:p>
      <text:p text:style-name="Code1">throw;</text:p>
      <text:p text:style-name="Code1"/>
      <text:p text:style-name="Standard">is executed, any active procedures or nested statements are removed, and execution resumes with the statement after either the exception clause that matches the given exception, or the general exception statement. If no exception occurs, execution continues either with the <text:span text:style-name="Reference_20_Char1">else</text:span> statement, if specified, or the next statement after the <text:span text:style-name="Reference_20_Char1">try</text:span> statement.</text:p>
      <text:p text:style-name="Standard">A throw procedure without a specified exception to thow gives the “general exception”.</text:p>
      <text:p text:style-name="Standard">The program:</text:p>
      <text:p text:style-name="P29"><text:soft-page-break/><text:span text:style-name="T16">program</text:span> p(output);</text:p>
      <text:p text:style-name="P29"/>
      <text:p text:style-name="P29"><text:span text:style-name="T16">var</text:span> myexception: exception;</text:p>
      <text:p text:style-name="P29"/>
      <text:p text:style-name="P29" loext:marker-style-name="T16"><text:span text:style-name="T16">begin</text:span><text:span text:style-name="T16"/></text:p>
      <text:p text:style-name="P29"/>
      <text:p text:style-name="P29" loext:marker-style-name="T16"><text:s text:c="3"/><text:span text:style-name="T16">try</text:span><text:span text:style-name="T16"/></text:p>
      <text:p text:style-name="P29"/>
      <text:p text:style-name="P29"><text:s text:c="6"/>{ ... }</text:p>
      <text:p text:style-name="P29"><text:s text:c="6"/>throw(myexception)</text:p>
      <text:p text:style-name="P29"><text:s text:c="6"/>{ ... }</text:p>
      <text:p text:style-name="P29"/>
      <text:p text:style-name="P29"><text:s text:c="3"/><text:span text:style-name="T16">on</text:span> myexception <text:span text:style-name="T16">except</text:span> writeln(‘The operation failed’)</text:p>
      <text:p text:style-name="P29"><text:s text:c="3"/><text:span text:style-name="T16">else</text:span> writeln(‘The operation succeeded’)</text:p>
      <text:p text:style-name="P29"/>
      <text:p text:style-name="P29"><text:span text:style-name="T16">end</text:span>.</text:p>
      <text:p text:style-name="P29"/>
      <text:p text:style-name="Standard">Is equivalent to:</text:p>
      <text:p text:style-name="P29"><text:span text:style-name="T16">program</text:span> p(output);</text:p>
      <text:p text:style-name="P29"/>
      <text:p text:style-name="P29"><text:span text:style-name="T16">label</text:span> 1;</text:p>
      <text:p text:style-name="P29"/>
      <text:p text:style-name="P29"><text:span text:style-name="T16">var</text:span> myexception: boolean;</text:p>
      <text:p text:style-name="P29"/>
      <text:p text:style-name="P29" loext:marker-style-name="T16"><text:span text:style-name="T16">begin</text:span><text:span text:style-name="T16"/></text:p>
      <text:p text:style-name="P29"/>
      <text:p text:style-name="P29"><text:s text:c="3"/>myexception := false;</text:p>
      <text:p text:style-name="P29" loext:marker-style-name="T16"><text:s text:c="3"/><text:span text:style-name="T16">begin</text:span><text:span text:style-name="T16"/></text:p>
      <text:p text:style-name="P29"/>
      <text:p text:style-name="P29"><text:s text:c="6"/>{ ... }</text:p>
      <text:p text:style-name="P29"><text:s text:c="6"/>myexception := true; <text:span text:style-name="T16">goto</text:span> 1;</text:p>
      <text:p text:style-name="P29"><text:s text:c="6"/>{ ... }</text:p>
      <text:p text:style-name="P29"/>
      <text:p text:style-name="P29"><text:s text:c="3"/><text:span text:style-name="T16">end</text:span>;</text:p>
      <text:p text:style-name="P29"><text:s text:c="3"/>1:</text:p>
      <text:p text:style-name="P29"><text:s text:c="3"/><text:span text:style-name="T16">if</text:span> myexception <text:span text:style-name="T16">then</text:span> writeln(‘The operation failed’)</text:p>
      <text:p text:style-name="P29"><text:s text:c="3"/><text:span text:style-name="T16">else</text:span> writeln(‘The operation succeeded’)</text:p>
      <text:p text:style-name="P29"/>
      <text:p text:style-name="P29"><text:span text:style-name="T16">end</text:span>.</text:p>
      <text:p text:style-name="P29"/>
      <text:p text:style-name="Standard">The <text:span text:style-name="Reference_20_Char1">try</text:span> statement may carry a specific list of exceptions, followed by an optional unconditional exception, or simply an unconditional exception. An unconditional exception matches any exception. A specific exception only matches the named exception.</text:p>
      <text:p text:style-name="Standard">When the general exception is thrown, the result is as if an exception was thrown that does not appear anywhere in the program. It is the “master” exception handler that always exists in any program.</text:p>
      <text:p text:style-name="Standard"><text:soft-page-break/><text:span text:style-name="Reference_20_Char1">try</text:span> statements may nest. The result of executing <text:span text:style-name="Reference_20_Char1">throw</text:span> is to return to the innermost <text:span text:style-name="Reference_20_Char1">try</text:span> statement currently executing. If a <text:span text:style-name="Reference_20_Char1">goto</text:span> is used to branch outside of the <text:span text:style-name="Reference_20_Char1">try</text:span> statement, then it will be effectively removed from activation, and any <text:span text:style-name="Reference_20_Char1">throw</text:span> statements will go to the next outer <text:span text:style-name="Reference_20_Char1">try</text:span> statement.</text:p>
      <text:p text:style-name="Standard">If an exception is thrown, and either there is no <text:span text:style-name="Reference_20_Char1">try</text:span> statement active, or no <text:span text:style-name="Reference_20_Char1">try</text:span> statement matches the exception indicated, then the result is an error. The result of unhandled exceptions is as if a <text:span text:style-name="Reference_20_Char1">try</text:span> statement exists outside of the program that catches any exceptions that are not handled within it, and handles the exception by termination.</text:p>
      <text:p text:style-name="Standard">Exceptions are represented by a special variable defined at the system level called the <text:span text:style-name="Reference_20_Char1">exception</text:span> type:</text:p>
      <text:p text:style-name="P39"><text:span text:style-name="T16">module</text:span> throwit;</text:p>
      <text:p text:style-name="P39"/>
      <text:p text:style-name="P39"><text:span text:style-name="T16">var</text:span> myexception: exception;</text:p>
      <text:p text:style-name="P39"/>
      <text:p text:style-name="P39"><text:span text:style-name="T16">procedure</text:span> fault;</text:p>
      <text:p text:style-name="P39"/>
      <text:p text:style-name="P39" loext:marker-style-name="T16"><text:span text:style-name="T16">begin</text:span><text:span text:style-name="T16"/></text:p>
      <text:p text:style-name="P39"/>
      <text:p text:style-name="P39"><text:s text:c="3"/>throw(myexception)</text:p>
      <text:p text:style-name="P39"/>
      <text:p text:style-name="P39"><text:span text:style-name="T16">end</text:span>;</text:p>
      <text:p text:style-name="P39"/>
      <text:p text:style-name="P39" loext:marker-style-name="T16"><text:span text:style-name="T16">begin</text:span><text:span text:style-name="T16"/></text:p>
      <text:p text:style-name="Code1"><text:span text:style-name="T16">end</text:span>.</text:p>
      <text:p text:style-name="Code1"/>
      <text:p text:style-name="Standard">In order to throw an exception, both the thrower and the catcher must be able to see the same exception variable. The exception to this rule is the general exception, which is available program wide.</text:p>
      <text:p text:style-name="Standard">An <text:span text:style-name="Reference_20_Char1">exception</text:span> is a predefined type. If an exception is passed as a parameter, it must be passed with <text:span text:style-name="Reference_20_Char1">var</text:span> or <text:span text:style-name="Reference_20_Char1">ref</text:span> mode.</text:p>
      <text:p text:style-name="Standard">The exception handler itself can throw another exception, including the general exception. However, exceptions do not stack, nor is there any state, such as handled or unhandled, associated with exceptions.</text:p>
      <text:p text:style-name="Standard">Note exceptions do not cross thread or process boundaries. A thrown exception will only return to the same thread, and only to an active outer block of that thread.</text:p>
      <text:p text:style-name="Standard">A special version of the <text:span text:style-name="Reference_20_Char1">try</text:span> statement exists for module constructor sections (see <text:bookmark-ref text:reference-format="number" text:ref-name="_Ref251495070">6.39</text:bookmark-ref><text:s/>“Modularity”). Modules register handlers for all of the exceptions that are thrown in that module. The reason is to allow the program and other nested modules to handle the exceptions, but ultimately handle the exception in the originating module.</text:p>
      <text:p text:style-name="P29"><text:soft-page-break/><text:span text:style-name="T16">module</text:span> m(output);</text:p>
      <text:p text:style-name="P29"/>
      <text:p text:style-name="P29"><text:span text:style-name="T16">var</text:span> FaultException: exception;</text:p>
      <text:p text:style-name="P29"/>
      <text:p text:style-name="P29"><text:span text:style-name="T16">procedure</text:span> doit;</text:p>
      <text:p text:style-name="P29"/>
      <text:p text:style-name="P29" loext:marker-style-name="T16"><text:span text:style-name="T16">begin</text:span><text:span text:style-name="T16"/></text:p>
      <text:p text:style-name="P29"/>
      <text:p text:style-name="P29"><text:s text:c="3"/>throw(FaultException)</text:p>
      <text:p text:style-name="P29"/>
      <text:p text:style-name="P29"><text:span text:style-name="T16">end</text:span>;</text:p>
      <text:p text:style-name="P29"/>
      <text:p text:style-name="P29"><text:span text:style-name="T16">begin</text:span> { constructor }</text:p>
      <text:p text:style-name="P29"><text:span text:style-name="T16">end</text:span>; { constructor }</text:p>
      <text:p text:style-name="P29"/>
      <text:p text:style-name="P29"><text:span text:style-name="T16">begin</text:span> { destructor }</text:p>
      <text:p text:style-name="P29"/>
      <text:p text:style-name="P29"><text:s text:c="3"/><text:span text:style-name="T16">on</text:span> FaultException <text:span text:style-name="T16">except</text:span> writeln(‘*** module fault occurred’)</text:p>
      <text:p text:style-name="P29"/>
      <text:p text:style-name="P29"><text:span text:style-name="T16">end</text:span>. { destructor }</text:p>
      <text:p text:style-name="P29"/>
      <text:p text:style-name="Standard">The constructor for the module behaves as if it performed a <text:span text:style-name="Reference_20_Char1">try</text:span> statement at the end of the constructor. The destructor then finishes the <text:span text:style-name="Reference_20_Char1">try</text:span> statement. Note that the <text:span text:style-name="Reference_20_Char1">on</text:span> construct must appear immediately after the <text:span text:style-name="Reference_20_Char1">begin</text:span> for the destructor block.</text:p>
      <text:p text:style-name="Standard">The primary purpose of a constructor/destructor exception handler is to handle exceptions defined within the module. It is possible to handle exceptions created by other modules, but it is an error to throw an exception to an exception variable whose module is not active.</text:p>
      <text:p text:style-name="Standard">Note that when an unhandled exception occurs in a separate process, that causes the entire program to terminate.</text:p>
      <text:p text:style-name="Standard">Being a variable, an exception cannot be shared across process, monitor and channel barriers. This means that monitor exceptions are self-contained and go back to the monitor itself. General exceptions go back to the process, monitor or channel that contains them. An unhandled exception always terminates the program, no matter what thread the exception occurs on.</text:p>
      <text:h text:style-name="Heading_20_2" text:outline-level="2"><text:bookmark-start text:name="_Toc4731042"/><text:bookmark-start text:name="__RefHeading___Toc45941_401020179"/>Assert Procedure<text:bookmark-end text:name="_Toc4731042"/><text:bookmark-end text:name="__RefHeading___Toc45941_401020179"/></text:h>
      <text:p text:style-name="Standard">The <text:span text:style-name="Reference_20_Char1">assert</text:span> procedure generates a runtime error if its expression is not true:</text:p>
      <text:p text:style-name="P41">assert-statement = 'assert' '(' expression [‘,’ character-string]')'</text:p>
      <text:p text:style-name="P41"/>
      <text:p text:style-name="Standard">The expression can be any expression with a boolean result type. If the expression evaluates at runtime as false, then the program faults, otherwise it continues to run.</text:p>
      <text:p text:style-name="Standard">If a string constant is present after the exception boolean expression, it will serve to “annotate” the assert. Typically it contains the reason for the exception. It may be printed as part of any error message. Alternatively, it may have no effect.</text:p>
      <text:p text:style-name="Standard">The program:</text:p>
      <text:p text:style-name="P29"><text:soft-page-break/><text:span text:style-name="T16">program</text:span> p(output);</text:p>
      <text:p text:style-name="P29"/>
      <text:p text:style-name="P29"><text:span text:style-name="T16">var</text:span> pi: ^integer;</text:p>
      <text:p text:style-name="P29"/>
      <text:p text:style-name="P29" loext:marker-style-name="T16"><text:span text:style-name="T16">begin</text:span><text:span text:style-name="T16"/></text:p>
      <text:p text:style-name="P29"/>
      <text:p text:style-name="P29"><text:s text:c="3"/>pi := nil;</text:p>
      <text:p text:style-name="P29"><text:s text:c="3"/>assert(p &lt;&gt; nil, 'The pointer was nil')</text:p>
      <text:p text:style-name="P29"/>
      <text:p text:style-name="P29"><text:span text:style-name="T16">end</text:span>.</text:p>
      <text:p text:style-name="P29"/>
      <text:p text:style-name="Standard">Is equivalent to:</text:p>
      <text:p text:style-name="P29"><text:span text:style-name="T16">program</text:span> p(output);</text:p>
      <text:p text:style-name="P29"/>
      <text:p text:style-name="P29"><text:span text:style-name="T16">label</text:span> 99;</text:p>
      <text:p text:style-name="P29"/>
      <text:p text:style-name="P29"><text:span text:style-name="T16">var</text:span> pi: ^integer;</text:p>
      <text:p text:style-name="P29"/>
      <text:p text:style-name="P29" loext:marker-style-name="T16"><text:span text:style-name="T16">begin</text:span><text:span text:style-name="T16"/></text:p>
      <text:p text:style-name="P29"/>
      <text:p text:style-name="P29"><text:s text:c="3"/>pi := nil;</text:p>
      <text:p text:style-name="P29"><text:s text:c="3"/><text:span text:style-name="T16">if</text:span> p = nil <text:span text:style-name="T16">begin</text:span></text:p>
      <text:p text:style-name="P29"/>
      <text:p text:style-name="P29"><text:s text:c="6"/>writeln('The pointer was nil');</text:p>
      <text:p text:style-name="P29"><text:s text:c="6"/><text:span text:style-name="T16">goto</text:span> 99</text:p>
      <text:p text:style-name="P29"/>
      <text:p text:style-name="P29"><text:s text:c="3"/><text:span text:style-name="T16">end</text:span>;</text:p>
      <text:p text:style-name="P29"/>
      <text:p text:style-name="P29"><text:s text:c="3"/>{... }</text:p>
      <text:p text:style-name="P29"/>
      <text:p text:style-name="P29"><text:s text:c="3"/>99:</text:p>
      <text:p text:style-name="P29"/>
      <text:p text:style-name="P29"><text:span text:style-name="T16">end</text:span>.</text:p>
      <text:p text:style-name="P29"/>
      <text:p text:style-name="Standard">The <text:span text:style-name="Reference_20_Char1">assert</text:span> procedure enables placing a large number of consistency checks within a program being developed that can be automatically removed from the code by a compiler option.</text:p>
      <text:p text:style-name="Standard">In addition, an implementation can provide extended debugging information when the assert occurs, such as program location, registers, etc.</text:p>
      <text:h text:style-name="Heading_20_2" text:outline-level="2"><text:bookmark-start text:name="_Toc4731043"/><text:bookmark-start text:name="__RefHeading___Toc45943_401020179"/>Extended range types<text:bookmark-end text:name="_Toc4731043"/><text:bookmark-end text:name="__RefHeading___Toc45943_401020179"/></text:h>
      <text:p text:style-name="Standard">ISO 7185 Pascal defines the results of integer expressions to lie within the range -<text:span text:style-name="Reference_20_Char1">maxint</text:span>..<text:span text:style-name="Reference_20_Char1">maxint</text:span>. The size of an integer is by definition chosen to be the size that is most efficient and natural on the target machine. Just as Pascaline defines operations to restrict results to numbers smaller than integer, it defines the ability to find results larger than a standard integer. If larger than integer variables and operations are specified, it is assumed that some penalty in terms of time, space or both will be added.</text:p>
      <text:p text:style-name="Standard"><text:soft-page-break/>To specify an extended range value, a subrange is specified outside of the range -<text:span text:style-name="Reference_20_Char1">maxint</text:span>..<text:span text:style-name="Reference_20_Char1">maxint</text:span>. For example:</text:p>
      <text:p text:style-name="code"><text:span text:style-name="T16">var</text:span> li: 0..maxint*2;</text:p>
      <text:p text:style-name="Standard">Pascaline does not define the maximum length of such extended range types.</text:p>
      <text:p text:style-name="Standard">When an extended range value appears in an expression, the range of the result will have a range according to the following rules:</text:p>
      <text:list text:style-name="WWNum7">
        <text:list-item>
          <text:p text:style-name="P174">If either type is signed, the result is a signed type.</text:p>
        </text:list-item>
        <text:list-item>
          <text:p text:style-name="P173">If either type is extended range, the result is an extended range type.</text:p>
        </text:list-item>
      </text:list>
      <text:p text:style-name="Standard">Operations with extended types are <text:span text:style-name="T35">not</text:span> guaranteed to be able to hold all the values of both operands. The implementation is only required to maintain at least the range of values in integer.</text:p>
      <text:p text:style-name="Standard">In addition, the programmer can specify the exact length of result at any point in the evaluation of an expression using range specifications. The only way to achieve an exact range of values throughout a calculation is to specify it.</text:p>
      <text:p text:style-name="Standard">Pascaline predefines three new types of integer.</text:p>
      <text:p text:style-name="Code1">cardinal</text:p>
      <text:p text:style-name="Code1"/>
      <text:p text:style-name="Standard">Cardinal types represent the positive integers only. The range of cardinal is:</text:p>
      <text:p text:style-name="Code1">0..maxcrd;</text:p>
      <text:p text:style-name="Code1"/>
      <text:p text:style-name="Standard">Where <text:span text:style-name="Reference_20_Char1">maxcrd</text:span> is a predefined constant. <text:span text:style-name="Reference_20_Char1">maxcrd</text:span> is the maximum unsigned value of a machine word on the target machine. It could also be equal to <text:span text:style-name="Reference_20_Char1">maxint</text:span> on an implementation that does support extended <text:span text:style-name="Reference_20_Char1">cardinal</text:span> types.</text:p>
      <text:p text:style-name="Code1">linteger</text:p>
      <text:p text:style-name="Code1"/>
      <text:p text:style-name="Standard">Long integer types represent an extended, signed integer type, defined as:</text:p>
      <text:p text:style-name="Code1">-maxlint..maxlint;</text:p>
      <text:p text:style-name="Code1"/>
      <text:p text:style-name="Standard">Where <text:span text:style-name="Reference_20_Char1">maxlint</text:span> is a predefined constant. <text:span text:style-name="Reference_20_Char1">maxlint</text:span> is typically the maximum value of a "double length" result on the target machine, that is, a value formed using two machine words. It can also be equal to <text:span text:style-name="Reference_20_Char1">maxint</text:span> on an implementation that does not support extended <text:span text:style-name="Reference_20_Char1">linteger</text:span> types.</text:p>
      <text:p text:style-name="Code1">lcardinal</text:p>
      <text:p text:style-name="Code1"/>
      <text:p text:style-name="Standard">Long cardinal types represent the positive integers only. The range of <text:span text:style-name="Reference_20_Char1">lcardinal </text:span>is defined as:</text:p>
      <text:p text:style-name="Code1">0..maxlcrd;</text:p>
      <text:p text:style-name="code"/>
      <text:p text:style-name="Standard"><text:soft-page-break/>Where <text:span text:style-name="Reference_20_Char1">maxlcrd</text:span> is a predefined constant. <text:span text:style-name="Reference_20_Char1">maxlcrd</text:span> is the maximum unsigned value of a "double length" result on the target machine, that is, a value formed using two machine words. It can also be equal to <text:span text:style-name="Reference_20_Char1">maxint</text:span> on an implementation that does not support extended <text:span text:style-name="Reference_20_Char1">lcardinal</text:span> types.</text:p>
      <text:p text:style-name="Standard">The interactions of binary operators on all integer based types is as follows:</text:p>
      <table:table table:name="Table50" table:style-name="Table50">
        <table:table-column table:style-name="Table50.A"/>
        <table:table-column table:style-name="Table50.B" table:number-columns-repeated="2"/>
        <table:table-row table:style-name="Table50.1">
          <table:table-cell table:style-name="Table50.A1" office:value-type="string">
            <text:p text:style-name="P227" loext:marker-style-name="T3"><text:span text:style-name="T5">TYPE A</text:span><text:span text:style-name="T3"/></text:p>
          </table:table-cell>
          <table:table-cell table:style-name="Table50.A1" office:value-type="string">
            <text:p text:style-name="P227" loext:marker-style-name="T3"><text:span text:style-name="T5">TYPE B</text:span><text:span text:style-name="T3"/></text:p>
          </table:table-cell>
          <table:table-cell table:style-name="Table50.A1" office:value-type="string">
            <text:p text:style-name="P227" loext:marker-style-name="T3"><text:span text:style-name="T5">RESULT TYPE</text:span><text:span text:style-name="T3"/></text:p>
          </table:table-cell>
        </table:table-row>
        <table:table-row table:style-name="Table50.1">
          <table:table-cell table:style-name="Table50.A2" office:value-type="string">
            <text:p text:style-name="P74" loext:marker-style-name="T16"><text:span text:style-name="T24">integer</text:span><text:span text:style-name="T25"/></text:p>
          </table:table-cell>
          <table:table-cell table:style-name="Table50.B2" office:value-type="string">
            <text:p text:style-name="P76" loext:marker-style-name="T26"><text:span text:style-name="T26">integer</text:span><text:span text:style-name="T26"/></text:p>
          </table:table-cell>
          <table:table-cell table:style-name="Table50.C2" office:value-type="string">
            <text:p text:style-name="P76" loext:marker-style-name="T26"><text:span text:style-name="T26">integer</text:span><text:span text:style-name="T26"/></text:p>
          </table:table-cell>
        </table:table-row>
        <table:table-row table:style-name="Table50.1">
          <table:table-cell table:style-name="Table50.A3" office:value-type="string">
            <text:p text:style-name="P74" loext:marker-style-name="T16"><text:span text:style-name="T24">cardinal</text:span><text:span text:style-name="T25"/></text:p>
          </table:table-cell>
          <table:table-cell table:style-name="Table50.B3" office:value-type="string">
            <text:p text:style-name="P76" loext:marker-style-name="T26"><text:span text:style-name="T26">cardinal</text:span><text:span text:style-name="T26"/></text:p>
          </table:table-cell>
          <table:table-cell table:style-name="Table50.C3" office:value-type="string">
            <text:p text:style-name="P76" loext:marker-style-name="T26"><text:span text:style-name="T26">cardinal</text:span><text:span text:style-name="T26"/></text:p>
          </table:table-cell>
        </table:table-row>
        <table:table-row table:style-name="Table50.1">
          <table:table-cell table:style-name="Table50.A2" office:value-type="string">
            <text:p text:style-name="P74" loext:marker-style-name="T16"><text:span text:style-name="T24">linteger</text:span><text:span text:style-name="T25"/></text:p>
          </table:table-cell>
          <table:table-cell table:style-name="Table50.B2" office:value-type="string">
            <text:p text:style-name="P76" loext:marker-style-name="T26"><text:span text:style-name="T26">linteger</text:span><text:span text:style-name="T26"/></text:p>
          </table:table-cell>
          <table:table-cell table:style-name="Table50.C2" office:value-type="string">
            <text:p text:style-name="P76" loext:marker-style-name="T26"><text:span text:style-name="T26">linteger</text:span><text:span text:style-name="T26"/></text:p>
          </table:table-cell>
        </table:table-row>
        <table:table-row table:style-name="Table50.1">
          <table:table-cell table:style-name="Table50.A5" office:value-type="string">
            <text:p text:style-name="P74" loext:marker-style-name="T16"><text:span text:style-name="T24">lcardinal</text:span><text:span text:style-name="T25"/></text:p>
          </table:table-cell>
          <table:table-cell table:style-name="Table50.B5" office:value-type="string">
            <text:p text:style-name="P76" loext:marker-style-name="T26"><text:span text:style-name="T26">lcardinal</text:span><text:span text:style-name="T26"/></text:p>
          </table:table-cell>
          <table:table-cell table:style-name="Table50.C5" office:value-type="string">
            <text:p text:style-name="P76" loext:marker-style-name="T26"><text:span text:style-name="T26">lcardinal</text:span><text:span text:style-name="T26"/></text:p>
          </table:table-cell>
        </table:table-row>
        <table:table-row table:style-name="Table50.1">
          <table:table-cell table:style-name="Table50.A2" office:value-type="string">
            <text:p text:style-name="P74" loext:marker-style-name="T16"><text:span text:style-name="T24">integer</text:span><text:span text:style-name="T25"/></text:p>
          </table:table-cell>
          <table:table-cell table:style-name="Table50.B2" office:value-type="string">
            <text:p text:style-name="P76" loext:marker-style-name="T26"><text:span text:style-name="T26">cardinal</text:span><text:span text:style-name="T26"/></text:p>
          </table:table-cell>
          <table:table-cell table:style-name="Table50.C2" office:value-type="string">
            <text:p text:style-name="P76" loext:marker-style-name="T26"><text:span text:style-name="T26">integer</text:span><text:span text:style-name="T26"/></text:p>
          </table:table-cell>
        </table:table-row>
        <table:table-row table:style-name="Table50.1">
          <table:table-cell table:style-name="Table50.A7" office:value-type="string">
            <text:p text:style-name="P74" loext:marker-style-name="T16"><text:span text:style-name="T24">linteger</text:span><text:span text:style-name="T25"/></text:p>
          </table:table-cell>
          <table:table-cell table:style-name="Table50.B7" office:value-type="string">
            <text:p text:style-name="P76" loext:marker-style-name="T26"><text:span text:style-name="T26">lcardinal</text:span><text:span text:style-name="T26"/></text:p>
          </table:table-cell>
          <table:table-cell table:style-name="Table50.C7" office:value-type="string">
            <text:p text:style-name="P76" loext:marker-style-name="T26"><text:span text:style-name="T26">linteger</text:span><text:span text:style-name="T26"/></text:p>
          </table:table-cell>
        </table:table-row>
        <table:table-row table:style-name="Table50.1">
          <table:table-cell table:style-name="Table50.A2" office:value-type="string">
            <text:p text:style-name="P74" loext:marker-style-name="T16"><text:span text:style-name="T24">linteger</text:span><text:span text:style-name="T25"/></text:p>
          </table:table-cell>
          <table:table-cell table:style-name="Table50.B2" office:value-type="string">
            <text:p text:style-name="P76" loext:marker-style-name="T26"><text:span text:style-name="T26">cardinal</text:span><text:span text:style-name="T26"/></text:p>
          </table:table-cell>
          <table:table-cell table:style-name="Table50.C2" office:value-type="string">
            <text:p text:style-name="P76" loext:marker-style-name="T26"><text:span text:style-name="T26">linteger</text:span><text:span text:style-name="T26"/></text:p>
          </table:table-cell>
        </table:table-row>
        <table:table-row table:style-name="Table50.1">
          <table:table-cell table:style-name="Table50.A9" office:value-type="string">
            <text:p text:style-name="P74" loext:marker-style-name="T16"><text:span text:style-name="T24">integer</text:span><text:span text:style-name="T25"/></text:p>
          </table:table-cell>
          <table:table-cell table:style-name="Table50.B9" office:value-type="string">
            <text:p text:style-name="P76" loext:marker-style-name="T26"><text:span text:style-name="T26">lcardinal</text:span><text:span text:style-name="T26"/></text:p>
          </table:table-cell>
          <table:table-cell table:style-name="Table50.C9" office:value-type="string">
            <text:p text:style-name="P76" loext:marker-style-name="T26"><text:span text:style-name="T26">linteger</text:span><text:span text:style-name="T26"/></text:p>
          </table:table-cell>
        </table:table-row>
        <table:table-row table:style-name="Table50.1">
          <table:table-cell table:style-name="Table50.A2" office:value-type="string">
            <text:p text:style-name="P74" loext:marker-style-name="T16"><text:span text:style-name="T24">linteger</text:span><text:span text:style-name="T25"/></text:p>
          </table:table-cell>
          <table:table-cell table:style-name="Table50.B2" office:value-type="string">
            <text:p text:style-name="P76" loext:marker-style-name="T26"><text:span text:style-name="T26">integer</text:span><text:span text:style-name="T26"/></text:p>
          </table:table-cell>
          <table:table-cell table:style-name="Table50.C2" office:value-type="string">
            <text:p text:style-name="P76" loext:marker-style-name="T26"><text:span text:style-name="T26">linteger</text:span><text:span text:style-name="T26"/></text:p>
          </table:table-cell>
        </table:table-row>
        <table:table-row table:style-name="Table50.1">
          <table:table-cell table:style-name="Table50.A11" office:value-type="string">
            <text:p text:style-name="P74" loext:marker-style-name="T16"><text:span text:style-name="T24">lcardinal</text:span><text:span text:style-name="T25"/></text:p>
          </table:table-cell>
          <table:table-cell table:style-name="Table50.B11" office:value-type="string">
            <text:p text:style-name="P76" loext:marker-style-name="T26"><text:span text:style-name="T26">cardinal</text:span><text:span text:style-name="T26"/></text:p>
          </table:table-cell>
          <table:table-cell table:style-name="Table50.C11" office:value-type="string">
            <text:p text:style-name="P76" loext:marker-style-name="T26"><text:span text:style-name="T26">lcardinal</text:span><text:span text:style-name="T26"/></text:p>
          </table:table-cell>
        </table:table-row>
      </table:table>
      <text:p text:style-name="Standard"/>
      <text:p text:style-name="Standard">Unary operators simply deliver the same type as the operand.</text:p>
      <text:p text:style-name="Standard">Note the lack of defined maximum for integer representation in Pascaline can be interpreted to implement so called “N-length integers”, which can be any length up to the size of memory in the implemented machine. This is the analog of arbitrary length sets in ISO 7185 Pascal.</text:p>
      <text:h text:style-name="Heading_20_2" text:outline-level="2"><text:bookmark-start text:name="_Toc4731044"/><text:bookmark-start text:name="__RefHeading___Toc45945_401020179"/>Extended real types<text:bookmark-end text:name="_Toc4731044"/><text:bookmark-end text:name="__RefHeading___Toc45945_401020179"/></text:h>
      <text:p text:style-name="Standard">Pascaline defines two new real types, <text:span text:style-name="Reference_20_Char1">sreal</text:span> and <text:span text:style-name="Reference_20_Char1">lreal</text:span>:</text:p>
      <text:p text:style-name="Code1"><text:span text:style-name="T16">program</text:span> p;</text:p>
      <text:p text:style-name="Code1"/>
      <text:p text:style-name="Code1"><text:span text:style-name="T16">var</text:span> sr: sreal;</text:p>
      <text:p text:style-name="Code1"><text:s text:c="4"/>lr: lreal;</text:p>
      <text:p text:style-name="Code1"/>
      <text:p text:style-name="Code1" loext:marker-style-name="T16"><text:span text:style-name="T16">begin</text:span><text:span text:style-name="T16"/></text:p>
      <text:p text:style-name="Code1"/>
      <text:p text:style-name="Code1"><text:span text:style-name="T16">end</text:span>.</text:p>
      <text:p text:style-name="Code1"/>
      <text:p text:style-name="Standard">Unlike integers, Pascaline cannot set ranges for real types. Also unlike integers, there is no “natural” size of a real for most machines, as in the native type that is inherent to the word size of the machine.</text:p>
      <text:p text:style-name="Standard"><text:span text:style-name="Reference_20_Char1">sreal</text:span> defines a <text:span text:style-name="Reference_20_Char1">real</text:span> type that smaller and has less precision than a ISO 7185 <text:span text:style-name="Reference_20_Char1">real</text:span>. <text:span text:style-name="Reference_20_Char1">lreal</text:span> defines a <text:span text:style-name="Reference_20_Char1">real</text:span> type that is larger and has greater precision than a standard ISO 7185 <text:span text:style-name="Reference_20_Char1">real</text:span>. An <text:span text:style-name="Reference_20_Char1">sreal</text:span> has a precision that is less than or equal to <text:span text:style-name="Reference_20_Char1">real</text:span>, and <text:span text:style-name="Reference_20_Char1">lreal</text:span> has a precision that is greater than or equal to <text:span text:style-name="Reference_20_Char1">real</text:span>. In practice, <text:span text:style-name="Reference_20_Char1">sreal</text:span>s can be equivalent to <text:span text:style-name="Reference_20_Char1">real</text:span>s, and <text:span text:style-name="Reference_20_Char1">lreal</text:span>s can be equalent to <text:span text:style-name="Reference_20_Char1">real</text:span>s.</text:p>
      <text:p text:style-name="Standard">The use of an <text:span text:style-name="Reference_20_Char1">sreal</text:span> implies that the programmer wishes to save space, and perhaps execution time over the use of an ISO 7185 Pascal <text:span text:style-name="Reference_20_Char1">real</text:span>, in exchange for less precision and total range. The use of an <text:span text:style-name="Reference_20_Char1">lreal</text:span> implies that the programmer wishes to obtain more precision and total range than an ISO 7185 Pascal <text:span text:style-name="Reference_20_Char1">real</text:span>, in exchange for using more space and perhaps longer execution time. The word “perhaps” <text:soft-page-break/>is used here because it is common to simply extend all real types to the same length on some machines and process them identically.</text:p>
      <text:p text:style-name="Standard">All <text:span text:style-name="Reference_20_Char1">real</text:span> types are compatible with each other, and behave as <text:span text:style-name="Reference_20_Char1">real</text:span>s in all contexts. In equations, <text:span text:style-name="Reference_20_Char1">real</text:span>s are always “value conserving”. The result of mixing two different types of reals is the larger of the two.</text:p>
      <text:p text:style-name="Standard">The result of using different <text:span text:style-name="Reference_20_Char1">real</text:span> types in combination is:</text:p>
      <table:table table:name="Table51" table:style-name="Table51">
        <table:table-column table:style-name="Table51.A"/>
        <table:table-column table:style-name="Table51.B" table:number-columns-repeated="2"/>
        <table:table-row table:style-name="Table51.1">
          <table:table-cell table:style-name="Table51.A1" office:value-type="string">
            <text:p text:style-name="P227" loext:marker-style-name="T3"><text:span text:style-name="T5">Type A</text:span><text:span text:style-name="T3"/></text:p>
          </table:table-cell>
          <table:table-cell table:style-name="Table51.A1" office:value-type="string">
            <text:p text:style-name="P227" loext:marker-style-name="T3"><text:span text:style-name="T5">Type B</text:span><text:span text:style-name="T3"/></text:p>
          </table:table-cell>
          <table:table-cell table:style-name="Table51.A1" office:value-type="string">
            <text:p text:style-name="P227" loext:marker-style-name="T3"><text:span text:style-name="T5">Result type</text:span><text:span text:style-name="T3"/></text:p>
          </table:table-cell>
        </table:table-row>
        <table:table-row table:style-name="Table51.1">
          <table:table-cell table:style-name="Table51.A2" office:value-type="string">
            <text:p text:style-name="P74" loext:marker-style-name="T16"><text:span text:style-name="T24">real</text:span><text:span text:style-name="T25"/></text:p>
          </table:table-cell>
          <table:table-cell table:style-name="Table51.B2" office:value-type="string">
            <text:p text:style-name="P76" loext:marker-style-name="T26"><text:span text:style-name="T26">real</text:span><text:span text:style-name="T26"/></text:p>
          </table:table-cell>
          <table:table-cell table:style-name="Table51.C2" office:value-type="string">
            <text:p text:style-name="P76" loext:marker-style-name="T26"><text:span text:style-name="T26">real</text:span><text:span text:style-name="T26"/></text:p>
          </table:table-cell>
        </table:table-row>
        <table:table-row table:style-name="Table51.1">
          <table:table-cell table:style-name="Table51.A3" office:value-type="string">
            <text:p text:style-name="P74" loext:marker-style-name="T16"><text:span text:style-name="T24">sreal</text:span><text:span text:style-name="T25"/></text:p>
          </table:table-cell>
          <table:table-cell table:style-name="Table51.B3" office:value-type="string">
            <text:p text:style-name="P76" loext:marker-style-name="T26"><text:span text:style-name="T26">sreal</text:span><text:span text:style-name="T26"/></text:p>
          </table:table-cell>
          <table:table-cell table:style-name="Table51.C3" office:value-type="string">
            <text:p text:style-name="P76" loext:marker-style-name="T26"><text:span text:style-name="T26">sreal</text:span><text:span text:style-name="T26"/></text:p>
          </table:table-cell>
        </table:table-row>
        <table:table-row table:style-name="Table51.1">
          <table:table-cell table:style-name="Table51.A2" office:value-type="string">
            <text:p text:style-name="P74" loext:marker-style-name="T16"><text:span text:style-name="T24">lreal</text:span><text:span text:style-name="T25"/></text:p>
          </table:table-cell>
          <table:table-cell table:style-name="Table51.B2" office:value-type="string">
            <text:p text:style-name="P76" loext:marker-style-name="T26"><text:span text:style-name="T26">lreal</text:span><text:span text:style-name="T26"/></text:p>
          </table:table-cell>
          <table:table-cell table:style-name="Table51.C2" office:value-type="string">
            <text:p text:style-name="P76" loext:marker-style-name="T26"><text:span text:style-name="T26">lreal</text:span><text:span text:style-name="T26"/></text:p>
          </table:table-cell>
        </table:table-row>
        <table:table-row table:style-name="Table51.1">
          <table:table-cell table:style-name="Table51.A5" office:value-type="string">
            <text:p text:style-name="P74" loext:marker-style-name="T16"><text:span text:style-name="T24">sreal</text:span><text:span text:style-name="T25"/></text:p>
          </table:table-cell>
          <table:table-cell table:style-name="Table51.B5" office:value-type="string">
            <text:p text:style-name="P76" loext:marker-style-name="T26"><text:span text:style-name="T26">real</text:span><text:span text:style-name="T26"/></text:p>
          </table:table-cell>
          <table:table-cell table:style-name="Table51.C5" office:value-type="string">
            <text:p text:style-name="P76" loext:marker-style-name="T26"><text:span text:style-name="T26">real</text:span><text:span text:style-name="T26"/></text:p>
          </table:table-cell>
        </table:table-row>
        <table:table-row table:style-name="Table51.1">
          <table:table-cell table:style-name="Table51.A2" office:value-type="string">
            <text:p text:style-name="P74" loext:marker-style-name="T16"><text:span text:style-name="T24">lreal</text:span><text:span text:style-name="T25"/></text:p>
          </table:table-cell>
          <table:table-cell table:style-name="Table51.B2" office:value-type="string">
            <text:p text:style-name="P76" loext:marker-style-name="T26"><text:span text:style-name="T26">real</text:span><text:span text:style-name="T26"/></text:p>
          </table:table-cell>
          <table:table-cell table:style-name="Table51.C2" office:value-type="string">
            <text:p text:style-name="P76" loext:marker-style-name="T26"><text:span text:style-name="T26">lreal</text:span><text:span text:style-name="T26"/></text:p>
          </table:table-cell>
        </table:table-row>
        <table:table-row table:style-name="Table51.1">
          <table:table-cell table:style-name="Table51.A7" office:value-type="string">
            <text:p text:style-name="P74" loext:marker-style-name="T16"><text:span text:style-name="T24">Sreal</text:span><text:span text:style-name="T25"/></text:p>
          </table:table-cell>
          <table:table-cell table:style-name="Table51.B7" office:value-type="string">
            <text:p text:style-name="P76" loext:marker-style-name="T26"><text:span text:style-name="T26">lreal</text:span><text:span text:style-name="T26"/></text:p>
          </table:table-cell>
          <table:table-cell table:style-name="Table51.C7" office:value-type="string">
            <text:p text:style-name="P76" loext:marker-style-name="T26"><text:span text:style-name="T26">lreal</text:span><text:span text:style-name="T26"/></text:p>
          </table:table-cell>
        </table:table-row>
      </table:table>
      <text:p text:style-name="Standard"/>
      <text:h text:style-name="Heading_20_2" text:outline-level="2"><text:bookmark-start text:name="_Toc4731045"/><text:bookmark-start text:name="__RefHeading___Toc45947_401020179"/>Real Limit Determination<text:bookmark-end text:name="_Toc4731045"/><text:bookmark-end text:name="__RefHeading___Toc45947_401020179"/></text:h>
      <text:p text:style-name="Standard">Several new system defined constants are defined to express the limits of real numbers:</text:p>
      <table:table table:name="Table52" table:style-name="Table52">
        <table:table-column table:style-name="Table52.A"/>
        <table:table-column table:style-name="Table52.B" table:number-columns-repeated="2"/>
        <table:table-row table:style-name="Table52.1">
          <table:table-cell table:style-name="Table52.A1" office:value-type="string">
            <text:p text:style-name="P227" loext:marker-style-name="T3"><text:span text:style-name="T5">Type</text:span><text:span text:style-name="T3"/></text:p>
          </table:table-cell>
          <table:table-cell table:style-name="Table52.A1" office:value-type="string">
            <text:p text:style-name="P227" loext:marker-style-name="T3"><text:span text:style-name="T5">Low Limit</text:span><text:span text:style-name="T3"/></text:p>
          </table:table-cell>
          <table:table-cell table:style-name="Table52.A1" office:value-type="string">
            <text:p text:style-name="P227" loext:marker-style-name="T3"><text:span text:style-name="T5">High Limit</text:span><text:span text:style-name="T3"/></text:p>
          </table:table-cell>
        </table:table-row>
        <table:table-row table:style-name="Table52.1">
          <table:table-cell table:style-name="Table52.A2" office:value-type="string">
            <text:p text:style-name="P74" loext:marker-style-name="T16"><text:span text:style-name="T24">real</text:span><text:span text:style-name="T25"/></text:p>
          </table:table-cell>
          <table:table-cell table:style-name="Table52.B2" office:value-type="string">
            <text:p text:style-name="P38"><text:span text:style-name="T26">-</text:span><text:span text:style-name="Reference_20_Char1"><text:span text:style-name="T26">maxreal</text:span></text:span></text:p>
          </table:table-cell>
          <table:table-cell table:style-name="Table52.C2" office:value-type="string">
            <text:p text:style-name="P76" loext:marker-style-name="T26"><text:span text:style-name="T26">maxreal</text:span><text:span text:style-name="T26"/></text:p>
          </table:table-cell>
        </table:table-row>
        <table:table-row table:style-name="Table52.1">
          <table:table-cell table:style-name="Table52.A3" office:value-type="string">
            <text:p text:style-name="P74" loext:marker-style-name="T16"><text:span text:style-name="T24">sreal</text:span><text:span text:style-name="T25"/></text:p>
          </table:table-cell>
          <table:table-cell table:style-name="Table52.B3" office:value-type="string">
            <text:p text:style-name="P38"><text:span text:style-name="T26">-</text:span><text:span text:style-name="Reference_20_Char1"><text:span text:style-name="T26">maxsreal</text:span></text:span></text:p>
          </table:table-cell>
          <table:table-cell table:style-name="Table52.C3" office:value-type="string">
            <text:p text:style-name="P76" loext:marker-style-name="T26"><text:span text:style-name="T26">maxsreal</text:span><text:span text:style-name="T26"/></text:p>
          </table:table-cell>
        </table:table-row>
        <table:table-row table:style-name="Table52.1">
          <table:table-cell table:style-name="Table52.A4" office:value-type="string">
            <text:p text:style-name="P74" loext:marker-style-name="T16"><text:span text:style-name="T24">lreal</text:span><text:span text:style-name="T25"/></text:p>
          </table:table-cell>
          <table:table-cell table:style-name="Table52.B4" office:value-type="string">
            <text:p text:style-name="P37"><text:span text:style-name="T26">-</text:span><text:span text:style-name="Reference_20_Char1"><text:span text:style-name="T26">maxlreal</text:span></text:span></text:p>
          </table:table-cell>
          <table:table-cell table:style-name="Table52.C4" office:value-type="string">
            <text:p text:style-name="P76" loext:marker-style-name="T26"><text:span text:style-name="T26">maxlreal</text:span><text:span text:style-name="T26"/></text:p>
          </table:table-cell>
        </table:table-row>
      </table:table>
      <text:p text:style-name="Standard"/>
      <text:h text:style-name="Heading_20_2" text:outline-level="2"><text:bookmark-start text:name="_Toc4731046"/><text:bookmark-start text:name="__RefHeading___Toc45949_401020179"/>Character limit determination<text:bookmark-end text:name="_Toc4731046"/><text:bookmark-end text:name="__RefHeading___Toc45949_401020179"/></text:h>
      <text:p text:style-name="P49">Pascaline provides a constant for character set implementation limits, <text:span text:style-name="Reference_20_Char1">maxch</text:span><text:span text:style-name="Reference_20_Char1"><text:span text:style-name="T52">a</text:span></text:span><text:span text:style-name="Reference_20_Char1">r</text:span></text:p>
      <text:p text:style-name="Standard">This character constant defines the maximum value of a character in the range:</text:p>
      <text:p text:style-name="Code1">chr(0)..maxch<text:span text:style-name="T52">a</text:span>r;</text:p>
      <text:p text:style-name="Code1"/>
      <text:p text:style-name="Standard"><text:span text:style-name="Reference_20_Char1">maxch</text:span><text:span text:style-name="Reference_20_Char1"><text:span text:style-name="T52">a</text:span></text:span><text:span text:style-name="Reference_20_Char1">r</text:span> is of type char.</text:p>
      <text:h text:style-name="Heading_20_2" text:outline-level="2"><text:bookmark-start text:name="_Toc4731047"/><text:bookmark-start text:name="__RefHeading___Toc45951_401020179"/>Matrix mathematics<text:bookmark-end text:name="_Toc4731047"/><text:bookmark-end text:name="__RefHeading___Toc45951_401020179"/></text:h>
      <text:p text:style-name="Standard">One dimensional arrays of integers or reals and two dimensional arrays of integers or reals can participate in expression operations:</text:p>
      <text:p text:style-name="Standard"/>
      <table:table table:name="Table53" table:style-name="Table53">
        <table:table-column table:style-name="Table53.A"/>
        <table:table-column table:style-name="Table53.B"/>
        <table:table-column table:style-name="Table53.C"/>
        <text:soft-page-break/>
        <table:table-row table:style-name="Table53.1">
          <table:table-cell table:style-name="Table53.A1" office:value-type="string">
            <text:p text:style-name="P89" loext:marker-style-name="T3"><text:span text:style-name="T5">Operator</text:span><text:span text:style-name="T3"/></text:p>
          </table:table-cell>
          <table:table-cell table:style-name="Table53.A1" office:value-type="string">
            <text:p text:style-name="P89" loext:marker-style-name="T3"><text:span text:style-name="T5">Function</text:span><text:span text:style-name="T3"/></text:p>
          </table:table-cell>
          <table:table-cell table:style-name="Table53.A1" office:value-type="string">
            <text:p text:style-name="P89" loext:marker-style-name="T3"><text:span text:style-name="T5">Operand(s)</text:span><text:span text:style-name="T3"/></text:p>
          </table:table-cell>
        </table:table-row>
        <table:table-row table:style-name="Table53.1">
          <table:table-cell table:style-name="Table53.A2" office:value-type="string">
            <text:p text:style-name="P85" loext:marker-style-name="T25"><text:span text:style-name="T26">+a</text:span><text:span text:style-name="T25"/></text:p>
          </table:table-cell>
          <table:table-cell table:style-name="Table53.B2" office:value-type="string">
            <text:p text:style-name="P91" loext:marker-style-name="T26"><text:span text:style-name="T28">vector/</text:span><text:span text:style-name="T26">matrix affirmation</text:span></text:p>
          </table:table-cell>
          <table:table-cell table:style-name="Table53.C2" office:value-type="string">
            <text:p text:style-name="P91" loext:marker-style-name="T26"><text:span text:style-name="T28">Vector, </text:span><text:span text:style-name="T26">Matrix, integer or real</text:span></text:p>
          </table:table-cell>
        </table:table-row>
        <table:table-row table:style-name="Table53.1">
          <table:table-cell table:style-name="Table53.A3" office:value-type="string">
            <text:p text:style-name="P85" loext:marker-style-name="T25"><text:span text:style-name="T26">-a</text:span><text:span text:style-name="T25"/></text:p>
          </table:table-cell>
          <table:table-cell table:style-name="Table53.B3" office:value-type="string">
            <text:p text:style-name="P91" loext:marker-style-name="T26"><text:span text:style-name="T28">Vector/</text:span><text:span text:style-name="T26">Matrix negation</text:span></text:p>
          </table:table-cell>
          <table:table-cell table:style-name="Table53.C3" office:value-type="string">
            <text:p text:style-name="P91" loext:marker-style-name="T26"><text:span text:style-name="T28">Vector, </text:span><text:span text:style-name="T26">Matrix, integer or real</text:span></text:p>
          </table:table-cell>
        </table:table-row>
        <table:table-row table:style-name="Table53.1">
          <table:table-cell table:style-name="Table53.A2" office:value-type="string">
            <text:p text:style-name="P85" loext:marker-style-name="T25"><text:span text:style-name="T26">a+b</text:span><text:span text:style-name="T25"/></text:p>
          </table:table-cell>
          <table:table-cell table:style-name="Table53.B2" office:value-type="string">
            <text:p text:style-name="P91" loext:marker-style-name="T26"><text:span text:style-name="T28">Vector/</text:span><text:span text:style-name="T26">matrix Addition</text:span></text:p>
          </table:table-cell>
          <table:table-cell table:style-name="Table53.C2" office:value-type="string">
            <text:p text:style-name="P91" loext:marker-style-name="T26"><text:span text:style-name="T26">a or b </text:span><text:span text:style-name="T28">vector, </text:span><text:span text:style-name="T26">matrix, integer or real</text:span></text:p>
          </table:table-cell>
        </table:table-row>
        <table:table-row table:style-name="Table53.1">
          <table:table-cell table:style-name="Table53.A5" office:value-type="string">
            <text:p text:style-name="P85" loext:marker-style-name="T25"><text:span text:style-name="T26">a-b</text:span><text:span text:style-name="T25"/></text:p>
          </table:table-cell>
          <table:table-cell table:style-name="Table53.B5" office:value-type="string">
            <text:p text:style-name="P91" loext:marker-style-name="T26"><text:span text:style-name="T28">Vector/</text:span><text:span text:style-name="T26">matrix Subtraction</text:span></text:p>
          </table:table-cell>
          <table:table-cell table:style-name="Table53.C5" office:value-type="string">
            <text:p text:style-name="P91" loext:marker-style-name="T26"><text:span text:style-name="T26">a or b </text:span><text:span text:style-name="T28">vector, </text:span><text:span text:style-name="T26">matrix, integer or real</text:span></text:p>
          </table:table-cell>
        </table:table-row>
        <table:table-row table:style-name="Table53.1">
          <table:table-cell table:style-name="Table53.A6" office:value-type="string">
            <text:p text:style-name="P86" loext:marker-style-name="T25"><text:span text:style-name="T26">a*b</text:span><text:span text:style-name="T25"/></text:p>
          </table:table-cell>
          <table:table-cell table:style-name="Table53.B6" office:value-type="string">
            <text:p text:style-name="P92" loext:marker-style-name="T26"><text:span text:style-name="T28">Vector/</text:span><text:span text:style-name="T26">matrix Multiplication</text:span></text:p>
          </table:table-cell>
          <table:table-cell table:style-name="Table53.C6" office:value-type="string">
            <text:p text:style-name="P92" loext:marker-style-name="T26"><text:span text:style-name="T26">a or b </text:span><text:span text:style-name="T28">vector, </text:span><text:span text:style-name="T26">matrix, integer or real</text:span></text:p>
          </table:table-cell>
        </table:table-row>
      </table:table>
      <text:p text:style-name="Code1"/>
      <text:p text:style-name="P29"><text:span text:style-name="T16">program</text:span> p;</text:p>
      <text:p text:style-name="P29"/>
      <text:p text:style-name="P29"><text:span text:style-name="T16">type</text:span> ai: <text:span text:style-name="T16">array</text:span> <text:span text:style-name="T16">of</text:span> integer;</text:p>
      <text:p text:style-name="P29"/>
      <text:p text:style-name="P29" loext:marker-style-name="T20"><text:span text:style-name="T21">var</text:span><text:span text:style-name="T20"> ai1(10), ai2(10): ai;</text:span></text:p>
      <text:p text:style-name="P93" loext:marker-style-name="T20"/>
      <text:p text:style-name="P29" loext:marker-style-name="T21"><text:span text:style-name="T21">begin</text:span><text:span text:style-name="T21"/></text:p>
      <text:p text:style-name="P93" loext:marker-style-name="T20"/>
      <text:p text:style-name="P29" loext:marker-style-name="T20"><text:span text:style-name="T20"><text:s text:c="3"/>ai1 := ai1+ai2;</text:span><text:span text:style-name="T20"/></text:p>
      <text:p text:style-name="P29"><text:span text:style-name="T20"><text:s text:c="3"/></text:span>ai1 := ai1+1</text:p>
      <text:p text:style-name="P29"/>
      <text:p text:style-name="P29"><text:span text:style-name="T16">end</text:span>.</text:p>
      <text:p text:style-name="Code1"/>
      <text:p text:style-name="Standard">Is equivalent to:</text:p>
      <text:p text:style-name="P29"><text:span text:style-name="T16">program</text:span> p;</text:p>
      <text:p text:style-name="P29"/>
      <text:p text:style-name="P29"><text:span text:style-name="T16">type</text:span> ai: <text:span text:style-name="T16">array</text:span> <text:span text:style-name="T16">of</text:span> integer;</text:p>
      <text:p text:style-name="P29"/>
      <text:p text:style-name="P29"><text:span text:style-name="T16">var</text:span> ai1(10), ai2(10): ai;</text:p>
      <text:p text:style-name="P29"><text:s text:c="4"/>i: <text:s text:c="7"/>integer;</text:p>
      <text:p text:style-name="P29"/>
      <text:p text:style-name="P29" loext:marker-style-name="T16"><text:span text:style-name="T16">begin</text:span><text:span text:style-name="T16"/></text:p>
      <text:p text:style-name="P29"/>
      <text:p text:style-name="P29"><text:s text:c="3"/><text:span text:style-name="T16">for</text:span> i := 1 <text:span text:style-name="T16">to</text:span> 10 <text:span text:style-name="T16">do</text:span> ai1[i] := ai1[i]+ai2[i];</text:p>
      <text:p text:style-name="P29"><text:s text:c="3"/><text:span text:style-name="T16">for</text:span> i := 1 <text:span text:style-name="T16">to</text:span> 10 <text:span text:style-name="T16">do</text:span> ai1[i] := ai1[i]+1</text:p>
      <text:p text:style-name="P29"/>
      <text:p text:style-name="P29"><text:span text:style-name="T16">end</text:span>.</text:p>
      <text:p text:style-name="P29"/>
      <text:p text:style-name="Standard">For a matrix case:</text:p>
      <text:p text:style-name="P29"><text:soft-page-break/><text:span text:style-name="T16">program</text:span> p;</text:p>
      <text:p text:style-name="P29"/>
      <text:p text:style-name="P29"><text:span text:style-name="T16">type</text:span> ai: <text:span text:style-name="T16">array of array of</text:span> integer;</text:p>
      <text:p text:style-name="P29"/>
      <text:p text:style-name="P29" loext:marker-style-name="T20"><text:span text:style-name="T21">var</text:span><text:span text:style-name="T20"> ai1(10, 10), ai2(10, 10): ai;</text:span></text:p>
      <text:p text:style-name="P93" loext:marker-style-name="T20"/>
      <text:p text:style-name="P29" loext:marker-style-name="T21"><text:span text:style-name="T21">begin</text:span><text:span text:style-name="T21"/></text:p>
      <text:p text:style-name="P93" loext:marker-style-name="T20"/>
      <text:p text:style-name="P29" loext:marker-style-name="T20"><text:span text:style-name="T20"><text:s text:c="3"/>ai1 := ai1+ai2;</text:span><text:span text:style-name="T20"/></text:p>
      <text:p text:style-name="P29"><text:span text:style-name="T20"><text:s text:c="3"/></text:span>ai1 := ai1+1</text:p>
      <text:p text:style-name="P29"/>
      <text:p text:style-name="P29"><text:span text:style-name="T16">end</text:span>.</text:p>
      <text:p text:style-name="P29"/>
      <text:p text:style-name="Standard">Is equivalent to:</text:p>
      <text:p text:style-name="P29"><text:span text:style-name="T16">program</text:span> p;</text:p>
      <text:p text:style-name="P29"/>
      <text:p text:style-name="P29"><text:span text:style-name="T16">type</text:span> ai: <text:span text:style-name="T16">array</text:span> <text:span text:style-name="T16">of</text:span> array of integer;</text:p>
      <text:p text:style-name="P29"/>
      <text:p text:style-name="P29" loext:marker-style-name="T22"><text:span text:style-name="T23">var</text:span><text:span text:style-name="T22"> ai1(10, 10), ai2(10, 10): ai;</text:span></text:p>
      <text:p text:style-name="P29" loext:marker-style-name="T22"><text:span text:style-name="T22"><text:s text:c="4"/>x, y: <text:s text:c="20"/>integer;</text:span><text:span text:style-name="T22"/></text:p>
      <text:p text:style-name="P81" loext:marker-style-name="T22"/>
      <text:p text:style-name="P29" loext:marker-style-name="T16"><text:span text:style-name="T16">begin</text:span><text:span text:style-name="T16"/></text:p>
      <text:p text:style-name="P29"/>
      <text:p text:style-name="P29"><text:s text:c="3"/><text:span text:style-name="T16">for</text:span> x := 1 <text:span text:style-name="T16">to</text:span> 10</text:p>
      <text:p text:style-name="P29"><text:s text:c="7"/><text:span text:style-name="T16">for</text:span> y := 1 <text:span text:style-name="T16">to</text:span> 10 <text:span text:style-name="T16">do</text:span> ai1[x, y] := ai1[x, y]+ai2[x, y];</text:p>
      <text:p text:style-name="P29"><text:s text:c="3"/><text:span text:style-name="T16">for</text:span> x := 1 <text:span text:style-name="T16">to</text:span> 10</text:p>
      <text:p text:style-name="P29"><text:s text:c="7"/><text:span text:style-name="T16">for</text:span> y := 1 <text:span text:style-name="T16">to</text:span> 10 <text:span text:style-name="T16">do</text:span> ai1[x, y] := 1;</text:p>
      <text:p text:style-name="P29"/>
      <text:p text:style-name="P29"><text:span text:style-name="T16">end</text:span>.</text:p>
      <text:p text:style-name="P29"/>
      <text:p text:style-name="Standard">Any single dimension array of integers or reals with an integer starting index of 1 qualifies as a vector. Any two dimensional array of integers or reals with both integer starting indexes of 1 and equal major and minor dimensions qualifies as a matrix.</text:p>
      <text:p text:style-name="Standard">For two vector or matrix operands to be compatible with each other, they must be of the same type, or aliases of that type, or one or more must be a container that is compatible with the other. The result is the same type as the operands.</text:p>
      <text:p text:style-name="Standard">One of the operands of +, -, or * can be an integer or real when the other side is a vector or a matrix. The result of this is a vector or matrix with the given operation performed on each element of the matrix using the single real or integer. However, a single real cannot be used with a integer matrix, as this would imply conversion of real to integer.</text:p>
      <text:p text:style-name="P39"><text:soft-page-break/><text:span text:style-name="T16">program</text:span> p;</text:p>
      <text:p text:style-name="P39"/>
      <text:p text:style-name="P39"><text:span text:style-name="T16">type</text:span> ai: <text:span text:style-name="T16">array</text:span> <text:span text:style-name="T16">of</text:span> integer;</text:p>
      <text:p text:style-name="P39"/>
      <text:p text:style-name="P39" loext:marker-style-name="T20"><text:span text:style-name="T21">var</text:span><text:span text:style-name="T20"> ai1(10): ai;</text:span></text:p>
      <text:p text:style-name="P94" loext:marker-style-name="T20"/>
      <text:p text:style-name="P39" loext:marker-style-name="T21"><text:span text:style-name="T21">begin</text:span><text:span text:style-name="T21"/></text:p>
      <text:p text:style-name="P94" loext:marker-style-name="T20"/>
      <text:p text:style-name="P39" loext:marker-style-name="T20"><text:span text:style-name="T20"><text:s text:c="3"/>ai1 := ai1*2</text:span><text:span text:style-name="T20"/></text:p>
      <text:p text:style-name="P94" loext:marker-style-name="T20"/>
      <text:p text:style-name="Code1"><text:span text:style-name="T16">end</text:span>.</text:p>
      <text:p text:style-name="Code1"/>
      <text:p text:style-name="Standard">Is equivalent to:</text:p>
      <text:p text:style-name="P39"><text:span text:style-name="T16">program</text:span> p;</text:p>
      <text:p text:style-name="P39"/>
      <text:p text:style-name="P39"><text:span text:style-name="T16">type</text:span> ai: <text:span text:style-name="T16">array</text:span> <text:span text:style-name="T16">of</text:span> integer;</text:p>
      <text:p text:style-name="P39"/>
      <text:p text:style-name="P39"><text:span text:style-name="T16">var</text:span> ai1(10): ai;</text:p>
      <text:p text:style-name="P39"><text:s text:c="4"/>i: <text:s text:c="6"/>integer;</text:p>
      <text:p text:style-name="P39"/>
      <text:p text:style-name="P39" loext:marker-style-name="T16"><text:span text:style-name="T16">begin</text:span><text:span text:style-name="T16"/></text:p>
      <text:p text:style-name="P39"/>
      <text:p text:style-name="P39"><text:s text:c="3"/><text:span text:style-name="T16">for</text:span> i := 1 <text:span text:style-name="T16">to</text:span> 10 <text:span text:style-name="T16">do</text:span> ai1[i] := ai1[i]*2</text:p>
      <text:p text:style-name="P39"/>
      <text:p text:style-name="Code1"><text:span text:style-name="T16">end</text:span>.</text:p>
      <text:p text:style-name="Code1"/>
      <text:p text:style-name="Standard">And</text:p>
      <text:p text:style-name="P39"><text:span text:style-name="T16">program</text:span> p;</text:p>
      <text:p text:style-name="P39"/>
      <text:p text:style-name="P39"><text:span text:style-name="T16">type</text:span> ai: <text:span text:style-name="T16">array</text:span> <text:span text:style-name="T16">of</text:span> integer;</text:p>
      <text:p text:style-name="P39"/>
      <text:p text:style-name="P39" loext:marker-style-name="T20"><text:span text:style-name="T21">var</text:span><text:span text:style-name="T20"> ai1(10, 10): ai;</text:span></text:p>
      <text:p text:style-name="P94" loext:marker-style-name="T20"/>
      <text:p text:style-name="P39" loext:marker-style-name="T21"><text:span text:style-name="T21">begin</text:span><text:span text:style-name="T21"/></text:p>
      <text:p text:style-name="P94" loext:marker-style-name="T20"/>
      <text:p text:style-name="P39" loext:marker-style-name="T20"><text:span text:style-name="T20"><text:s text:c="3"/>ai1 := ai1*2</text:span><text:span text:style-name="T20"/></text:p>
      <text:p text:style-name="P94" loext:marker-style-name="T20"/>
      <text:p text:style-name="Code1"><text:span text:style-name="T16">end</text:span>.</text:p>
      <text:p text:style-name="Code1"/>
      <text:p text:style-name="Standard">Is equivalent to:</text:p>
      <text:p text:style-name="P39"><text:soft-page-break/><text:span text:style-name="T16">program</text:span> p;</text:p>
      <text:p text:style-name="P39"/>
      <text:p text:style-name="P39"><text:span text:style-name="T16">type</text:span> ai: <text:span text:style-name="T16">array</text:span> <text:span text:style-name="T16">of</text:span> integer;</text:p>
      <text:p text:style-name="P39"/>
      <text:p text:style-name="P39" loext:marker-style-name="T22"><text:span text:style-name="T23">var</text:span><text:span text:style-name="T22"> ai1(10, 10): <text:s/>ai;</text:span></text:p>
      <text:p text:style-name="P39" loext:marker-style-name="T22"><text:span text:style-name="T22"><text:s text:c="4"/>x, y: integer;</text:span><text:span text:style-name="T22"/></text:p>
      <text:p text:style-name="P80" loext:marker-style-name="T22"/>
      <text:p text:style-name="P39" loext:marker-style-name="T16"><text:span text:style-name="T16">begin</text:span><text:span text:style-name="T16"/></text:p>
      <text:p text:style-name="P39"/>
      <text:p text:style-name="P39"><text:s text:c="3"/><text:span text:style-name="T16">for</text:span> x := 1 <text:span text:style-name="T16">to</text:span> 10 </text:p>
      <text:p text:style-name="P39"><text:s text:c="6"/><text:span text:style-name="T16">for</text:span> y := 1 <text:span text:style-name="T16">to</text:span> 10 <text:span text:style-name="T16">do</text:span> ai1[x, y] := ai1[x, y]*2</text:p>
      <text:p text:style-name="P39"/>
      <text:p text:style-name="Code1"><text:span text:style-name="T16">end</text:span>.</text:p>
      <text:p text:style-name="Code1"/>
      <text:p text:style-name="Standard">Vectors or matrices can also be assigned as a whole:</text:p>
      <text:p text:style-name="P39"><text:span text:style-name="T16">program</text:span> p;</text:p>
      <text:p text:style-name="P39"/>
      <text:p text:style-name="P39"><text:span text:style-name="T16">type</text:span> ai: <text:span text:style-name="T16">array</text:span> <text:span text:style-name="T16">of</text:span> integer;</text:p>
      <text:p text:style-name="P39"/>
      <text:p text:style-name="P39"><text:span text:style-name="T16">var</text:span> ai1(10): ai;</text:p>
      <text:p text:style-name="P39"/>
      <text:p text:style-name="P39" loext:marker-style-name="T16"><text:span text:style-name="T16">begin</text:span><text:span text:style-name="T16"/></text:p>
      <text:p text:style-name="P39"/>
      <text:p text:style-name="P39"><text:s text:c="3"/>ai1 := 1</text:p>
      <text:p text:style-name="P39"/>
      <text:p text:style-name="Code1"><text:span text:style-name="T16">end</text:span>.</text:p>
      <text:p text:style-name="Code1"/>
      <text:p text:style-name="Standard">Is equivalent to:</text:p>
      <text:p text:style-name="P39"><text:span text:style-name="T16">program</text:span> p;</text:p>
      <text:p text:style-name="P39"/>
      <text:p text:style-name="P39"><text:span text:style-name="T16">type</text:span> ai: <text:span text:style-name="T16">array</text:span> <text:span text:style-name="T16">of</text:span> integer;</text:p>
      <text:p text:style-name="P39"/>
      <text:p text:style-name="P39"><text:span text:style-name="T16">var</text:span> ai1(10): ai;</text:p>
      <text:p text:style-name="P39"><text:s text:c="4"/>i: <text:s text:c="2"/>integer;</text:p>
      <text:p text:style-name="P39"/>
      <text:p text:style-name="P39" loext:marker-style-name="T16"><text:span text:style-name="T16">begin</text:span><text:span text:style-name="T16"/></text:p>
      <text:p text:style-name="P39"/>
      <text:p text:style-name="P39"><text:s text:c="3"/><text:span text:style-name="T16">for</text:span> i := 1 <text:span text:style-name="T16">to</text:span> 10 <text:span text:style-name="T16">do</text:span> ai1[i] := 1</text:p>
      <text:p text:style-name="P39"/>
      <text:p text:style-name="Code1"><text:span text:style-name="T16">end</text:span>.</text:p>
      <text:p text:style-name="Code1"/>
      <text:p text:style-name="Standard">And</text:p>
      <text:p text:style-name="P39"><text:soft-page-break/><text:span text:style-name="T16">program</text:span> p;</text:p>
      <text:p text:style-name="P39"/>
      <text:p text:style-name="P39"><text:span text:style-name="T16">type</text:span> ai: <text:span text:style-name="T16">array</text:span> <text:span text:style-name="T16">of</text:span> integer;</text:p>
      <text:p text:style-name="P39"/>
      <text:p text:style-name="P39"><text:span text:style-name="T16">var</text:span> ai1(10, 10): ai;</text:p>
      <text:p text:style-name="P39"/>
      <text:p text:style-name="P39" loext:marker-style-name="T16"><text:span text:style-name="T16">begin</text:span><text:span text:style-name="T16"/></text:p>
      <text:p text:style-name="P39"/>
      <text:p text:style-name="P39"><text:s text:c="3"/>ai1 := 1</text:p>
      <text:p text:style-name="P39"/>
      <text:p text:style-name="Code1"><text:span text:style-name="T16">end</text:span>.</text:p>
      <text:p text:style-name="Code1"/>
      <text:p text:style-name="Standard">Is equivalent to:</text:p>
      <text:p text:style-name="P39"><text:span text:style-name="T16">program</text:span> p;</text:p>
      <text:p text:style-name="P39"/>
      <text:p text:style-name="P39"><text:span text:style-name="T16">type</text:span> ai: <text:span text:style-name="T16">array</text:span> <text:span text:style-name="T16">of</text:span> integer;</text:p>
      <text:p text:style-name="P39"/>
      <text:p text:style-name="P39" loext:marker-style-name="T22"><text:span text:style-name="T23">var</text:span><text:span text:style-name="T22"> ai1(10, 10): <text:s/>ai;</text:span></text:p>
      <text:p text:style-name="P39" loext:marker-style-name="T22"><text:span text:style-name="T22"><text:s text:c="4"/>x, y: integer;</text:span><text:span text:style-name="T22"/></text:p>
      <text:p text:style-name="P80" loext:marker-style-name="T22"/>
      <text:p text:style-name="P39" loext:marker-style-name="T16"><text:span text:style-name="T16">begin</text:span><text:span text:style-name="T16"/></text:p>
      <text:p text:style-name="P39"/>
      <text:p text:style-name="P39"><text:s text:c="3"/><text:span text:style-name="T16">for</text:span> x := 1 <text:span text:style-name="T16">to</text:span> 10 </text:p>
      <text:p text:style-name="P39"><text:s text:c="6"/><text:span text:style-name="T16">for</text:span> y := 1 <text:span text:style-name="T16">to</text:span> 10 <text:span text:style-name="T16">do</text:span> ai1[x, y] := 1</text:p>
      <text:p text:style-name="P39"/>
      <text:p text:style-name="Code1"><text:span text:style-name="T16">end</text:span>.</text:p>
      <text:p text:style-name="Code1"/>
      <text:p text:style-name="Standard">Such a vector or matrix assignment causes the expression to be assigned to each of the elements of the vector or matrix. The assignment compatibility rules are the same as non-vector or matrix assignment. If individual elements of the vector or matrix are assignment compatible with the expression, then the entire vector or matrix is also assignment compatible.</text:p>
      <text:p text:style-name="Standard">Vector or matrix expression operators do not perform a function that could not be added to Pascaline as a library function. Their primary reason for being built into the Pascaline language is that such operations can often be translated to efficient operations directly in the target hardware.</text:p>
      <text:h text:style-name="Heading_20_2" text:outline-level="2"><text:bookmark-start text:name="_Toc4731048"/><text:bookmark-start text:name="__RefHeading___Toc45953_401020179"/>Saturated math operators<text:bookmark-end text:name="_Toc4731048"/><text:bookmark-end text:name="__RefHeading___Toc45953_401020179"/></text:h>
      <text:p text:style-name="Standard">Many processors now directly support so called “saturated math” in single and vector operations. Saturated math is useful when manipulating real world analog values. Normally, the operators *, + and - can overflow. For example:</text:p>
      <text:p text:style-name="Code1">a := maxint+1;</text:p>
      <text:p text:style-name="Code1"/>
      <text:p text:style-name="Standard">Is typically an overflow operation. Saturation math operators do not overflow, but rather leave overflowed values at their maximum or minimum.</text:p>
      <text:p text:style-name="Standard">The saturation operators are:</text:p>
      <table:table table:name="Table54" table:style-name="Table54">
        <table:table-column table:style-name="Table54.A"/>
        <table:table-column table:style-name="Table54.B"/>
        <table:table-column table:style-name="Table54.C"/>
        <text:soft-page-break/>
        <table:table-row table:style-name="Table54.1">
          <table:table-cell table:style-name="Table54.A1" office:value-type="string">
            <text:p text:style-name="P225" loext:marker-style-name="T3"><text:span text:style-name="T5">Operator</text:span><text:span text:style-name="T3"/></text:p>
          </table:table-cell>
          <table:table-cell table:style-name="Table54.A1" office:value-type="string">
            <text:p text:style-name="P225" loext:marker-style-name="T3"><text:span text:style-name="T5">Meaning</text:span><text:span text:style-name="T3"/></text:p>
          </table:table-cell>
          <table:table-cell table:style-name="Table54.A1" office:value-type="string">
            <text:p text:style-name="P225" loext:marker-style-name="T3"><text:span text:style-name="T5">Operands</text:span><text:span text:style-name="T3"/></text:p>
          </table:table-cell>
        </table:table-row>
        <table:table-row table:style-name="Table54.1">
          <table:table-cell table:style-name="Table54.A2" office:value-type="string">
            <text:p text:style-name="P228" loext:marker-style-name="T25"><text:span text:style-name="T26">/+</text:span><text:span text:style-name="T25"/></text:p>
          </table:table-cell>
          <table:table-cell table:style-name="Table54.B2" office:value-type="string">
            <text:p text:style-name="P37" loext:marker-style-name="T26"><text:span text:style-name="T26">Saturated add</text:span><text:span text:style-name="T26"/></text:p>
          </table:table-cell>
          <table:table-cell table:style-name="Table54.C2" office:value-type="string">
            <text:p text:style-name="P37" loext:marker-style-name="T26"><text:span text:style-name="T26">Integer, vector of integer, matrix of integer</text:span><text:span text:style-name="T26"/></text:p>
          </table:table-cell>
        </table:table-row>
        <table:table-row table:style-name="Table54.1">
          <table:table-cell table:style-name="Table54.A3" office:value-type="string">
            <text:p text:style-name="P228" loext:marker-style-name="T25"><text:span text:style-name="T26">/-</text:span><text:span text:style-name="T25"/></text:p>
          </table:table-cell>
          <table:table-cell table:style-name="Table54.B3" office:value-type="string">
            <text:p text:style-name="P37" loext:marker-style-name="T26"><text:span text:style-name="T26">Saturated subtract</text:span><text:span text:style-name="T26"/></text:p>
          </table:table-cell>
          <table:table-cell table:style-name="Table54.C3" office:value-type="string">
            <text:p text:style-name="P37" loext:marker-style-name="T26"><text:span text:style-name="T26">Integer, vector of integer, matrix of integer</text:span><text:span text:style-name="T26"/></text:p>
          </table:table-cell>
        </table:table-row>
        <table:table-row table:style-name="Table54.1">
          <table:table-cell table:style-name="Table54.A4" office:value-type="string">
            <text:p text:style-name="P228" loext:marker-style-name="T25"><text:span text:style-name="T26">/*</text:span><text:span text:style-name="T25"/></text:p>
          </table:table-cell>
          <table:table-cell table:style-name="Table54.B4" office:value-type="string">
            <text:p text:style-name="P37" loext:marker-style-name="T26"><text:span text:style-name="T26">Saturated multiply</text:span><text:span text:style-name="T26"/></text:p>
          </table:table-cell>
          <table:table-cell table:style-name="Table54.C4" office:value-type="string">
            <text:p text:style-name="P37" loext:marker-style-name="T26"><text:span text:style-name="T26">Integer, vector of integer, matrix of integer</text:span><text:span text:style-name="T26"/></text:p>
          </table:table-cell>
        </table:table-row>
      </table:table>
      <text:p text:style-name="Standard"/>
      <text:p text:style-name="Standard">So a typical saturated operation could be:</text:p>
      <text:p text:style-name="Code1"><text:span text:style-name="T16">program</text:span> p;</text:p>
      <text:p text:style-name="Code1"/>
      <text:p text:style-name="Code1"><text:span text:style-name="T16">var</text:span> a, b: integer;</text:p>
      <text:p text:style-name="Code1"/>
      <text:p text:style-name="Code1" loext:marker-style-name="T16"><text:span text:style-name="T16">begin</text:span><text:span text:style-name="T16"/></text:p>
      <text:p text:style-name="Code1"/>
      <text:p text:style-name="Code1"><text:s text:c="3"/>a := 42;</text:p>
      <text:p text:style-name="Code1"><text:s text:c="3"/>b := 12;</text:p>
      <text:p text:style-name="Code1"><text:s text:c="3"/>a := a /* b</text:p>
      <text:p text:style-name="Code1"/>
      <text:p text:style-name="Code1"><text:span text:style-name="T16">end</text:span>;</text:p>
      <text:p text:style-name="Code1"/>
      <text:p text:style-name="Standard">There is no standard value for either the positive maximum or minimum saturated value. The correct test for the minimum or maximum is:</text:p>
      <text:p text:style-name="Code1">a &gt;= maxint;</text:p>
      <text:p text:style-name="Code1"/>
      <text:p text:style-name="Standard">For the maximum saturated value and:</text:p>
      <text:p text:style-name="Code1">a &lt;= -maxint;</text:p>
      <text:p text:style-name="Code1"/>
      <text:p text:style-name="Standard">For the minimum saturated value.</text:p>
      <text:p text:style-name="Standard">As for the normal *, + and - operators, the saturated operators can participate in vector and matrix operations:</text:p>
      <text:p text:style-name="Code1"><text:span text:style-name="T16">program</text:span> p;</text:p>
      <text:p text:style-name="Code1"/>
      <text:p text:style-name="Code1"><text:span text:style-name="T16">var</text:span> a(10), b(10): <text:s text:c="8"/><text:span text:style-name="T16">array</text:span> <text:span text:style-name="T16">of</text:span> integer;</text:p>
      <text:p text:style-name="Code1"><text:s text:c="4"/>c(10, 10), d(10, 10): <text:span text:style-name="T16">array</text:span> <text:span text:style-name="T16">of</text:span> array <text:span text:style-name="T16">of</text:span> integer;</text:p>
      <text:p text:style-name="Code1"/>
      <text:p text:style-name="Code1" loext:marker-style-name="T16"><text:span text:style-name="T16">begin</text:span><text:span text:style-name="T16"/></text:p>
      <text:p text:style-name="Code1"/>
      <text:p text:style-name="Code1"><text:s text:c="3"/>a := 1; ! initialize entire vector a to 1s</text:p>
      <text:p text:style-name="Code1"><text:s text:c="3"/>c := 42; ! initialize entire matrix c to 42s</text:p>
      <text:p text:style-name="Code1"><text:s text:c="3"/>a := a /* 2; ! multiply each vector element a by 2</text:p>
      <text:p text:style-name="Code1"><text:s text:c="3"/>c := c /* 10; ! multiply each matrix element c by 10</text:p>
      <text:p text:style-name="Code1"><text:s text:c="3"/>a := a /+ b; ! add vectors a and b</text:p>
      <text:p text:style-name="Code1"><text:s text:c="3"/>c := c /- b ! subtract matrix b from matrix c</text:p>
      <text:p text:style-name="Code1"/>
      <text:p text:style-name="Code1"><text:span text:style-name="T16">end</text:span>;</text:p>
      <text:p text:style-name="Standard"><text:soft-page-break/></text:p>
      <text:h text:style-name="Heading_20_2" text:outline-level="2"><text:bookmark-start text:name="_Toc4731049"/><text:bookmark-start text:name="__RefHeading___Toc45955_401020179"/>Properties<text:bookmark-end text:name="_Toc4731049"/><text:bookmark-end text:name="__RefHeading___Toc45955_401020179"/></text:h>
      <text:p text:style-name="P62">property-identifier = qualified-identifier .</text:p>
      <text:p text:style-name="P62">property-declaration = attribute property-identifier ‘:’ type-denoter ‘;’ property-block ‘;’</text:p>
      <text:p text:style-name="P62">property-block = directive | read-block ‘;’ write-block ‘;’</text:p>
      <text:p text:style-name="Standard">read-block = block .</text:p>
      <text:p text:style-name="Standard">write-block = block .</text:p>
      <text:p text:style-name="Standard">A property is declared object that appears as a variable, but has the reading and writing of its contents completely defined by the program that contains it:</text:p>
      <text:p text:style-name="P39"><text:span text:style-name="T16">program</text:span> p;</text:p>
      <text:p text:style-name="P39"/>
      <text:p text:style-name="P39"><text:span text:style-name="T16">var</text:span> sum: integer;</text:p>
      <text:p text:style-name="P39"/>
      <text:p text:style-name="P39"><text:span text:style-name="T16">property</text:span> myval: integer;</text:p>
      <text:p text:style-name="P39"/>
      <text:p text:style-name="P39"><text:span text:style-name="T16">begin</text:span> { read definition }</text:p>
      <text:p text:style-name="P39"/>
      <text:p text:style-name="P39"><text:s text:c="3"/>myval := sum</text:p>
      <text:p text:style-name="P39"/>
      <text:p text:style-name="P39"><text:span text:style-name="T16">end</text:span>;</text:p>
      <text:p text:style-name="P39"/>
      <text:p text:style-name="P39"><text:span text:style-name="T16">begin</text:span> { write definition }</text:p>
      <text:p text:style-name="P39"/>
      <text:p text:style-name="P39"><text:s text:c="3"/>sum := sum+myval</text:p>
      <text:p text:style-name="P39"/>
      <text:p text:style-name="P39"><text:span text:style-name="T16">end</text:span>;</text:p>
      <text:p text:style-name="P39"/>
      <text:p text:style-name="P39" loext:marker-style-name="T16"><text:span text:style-name="T16">begin</text:span><text:span text:style-name="T16"/></text:p>
      <text:p text:style-name="P39"/>
      <text:p text:style-name="P39"><text:s text:c="3"/>sum := 0;</text:p>
      <text:p text:style-name="P39"><text:s text:c="3"/>myval := 10;</text:p>
      <text:p text:style-name="P39"><text:s text:c="3"/>myval := 5;</text:p>
      <text:p text:style-name="P39"><text:s text:c="3"/>writeln(‘myval is ‘, myval)</text:p>
      <text:p text:style-name="P39"/>
      <text:p text:style-name="P39"><text:span text:style-name="T16">end</text:span>.</text:p>
      <text:p text:style-name="P39"/>
      <text:p text:style-name="Standard">The property declaration is followed by two blocks, the first being the read definition block, and the second being the write definition block. During the read and write definition blocks, the identifier that is the same as the name of the property carries the value that is written or read, and acts as an ordinary variable within the definition block that can be read or written. Outside of the property definition, the identifier is defined by the actions in the read and write definition.</text:p>
      <text:p text:style-name="Standard"><text:soft-page-break/>At the end of the read definition, the content of the property identifier variable is used to satisfy the read request.</text:p>
      <text:p text:style-name="Standard">At the start of the write definition, the content of the property identifier variable is set from the write request.</text:p>
      <text:p text:style-name="Standard">Thus in the example, two write requests are made to <text:span text:style-name="Reference_20_Char1">myval</text:span> which sums them starting with zero, and the final read request returns the resulting sum, 15.</text:p>
      <text:p text:style-name="Standard">Properties are a step beyond operator overloading, which can define the calculation of values for entire classes of variables with a given type. Properties can set the exact behavior of individual objects, even if they all have the same type.</text:p>
      <text:p text:style-name="P40">Notes:</text:p>
      <text:list text:style-name="WWNum29">
        <text:list-item>
          <text:p text:style-name="P176">The property can be any type, including structured types, with the exception that it cannot be a file or be a structure containing a file, or an object or structure containing an object, because a file or object cannot be the target of an assignment <text:span text:style-name="T52">(see </text:span><text:span text:style-name="T52"><text:bookmark-ref text:reference-format="chapter" text:ref-name="__RefHeading___Toc45993_401020179">6.41</text:bookmark-ref></text:span><text:span text:style-name="T52"><text:s/></text:span><text:span text:style-name="T52"><text:bookmark-ref text:reference-format="text" text:ref-name="__RefHeading___Toc45993_401020179">Classes</text:bookmark-ref></text:span><text:span text:style-name="T52">)</text:span>.</text:p>
        </text:list-item>
        <text:list-item>
          <text:p text:style-name="P175">Each of the read and write blocks of a property can have its own declaration section. The declaration for each of the read or write blocks applies only to that block.</text:p>
        </text:list-item>
        <text:list-item>
          <text:p text:style-name="P175">Properties can be forwarded just as procedures and functions can.</text:p>
        </text:list-item>
        <text:list-item>
          <text:p text:style-name="P175">Properties can be subject to overrides (see <text:bookmark-ref text:reference-format="number" text:ref-name="_Ref4733568">6.39.5</text:bookmark-ref><text:s/>”<text:bookmark-ref text:reference-format="text" text:ref-name="_Ref4733572">Overrides</text:bookmark-ref>”).</text:p>
        </text:list-item>
      </text:list>
      <text:p text:style-name="Standard">Example of <text:span text:style-name="T52">property forwarding:</text:span></text:p>
      <text:p text:style-name="Standard"/>
      <text:p text:style-name="P47"><text:span text:style-name="T16"/></text:p>
      <text:p text:style-name="P48"><text:span text:style-name="T16">program</text:span> p;</text:p>
      <text:p text:style-name="P46"/>
      <text:p text:style-name="P46"><text:span text:style-name="T16">var</text:span> sum: integer;</text:p>
      <text:p text:style-name="P47"/>
      <text:p text:style-name="P46"><text:span text:style-name="T16">property</text:span> myval: integer; <text:span text:style-name="T18">forward</text:span><text:span text:style-name="T52">;</text:span></text:p>
      <text:p text:style-name="P46"/>
      <text:p text:style-name="P46"><text:span text:style-name="T16">property</text:span> myval: integer;</text:p>
      <text:p text:style-name="P46"/>
      <text:p text:style-name="P46"><text:span text:style-name="T16">begin</text:span> { read definition }</text:p>
      <text:p text:style-name="P46"/>
      <text:p text:style-name="P46"><text:s text:c="3"/>myval := sum</text:p>
      <text:p text:style-name="P46"/>
      <text:p text:style-name="P46"><text:span text:style-name="T16">end</text:span>;</text:p>
      <text:p text:style-name="P46"/>
      <text:p text:style-name="P46"><text:span text:style-name="T16">begin</text:span> { write definition }</text:p>
      <text:p text:style-name="P46"/>
      <text:p text:style-name="P46"><text:s text:c="3"/>sum := sum+myval</text:p>
      <text:p text:style-name="P46"/>
      <text:p text:style-name="P46"><text:span text:style-name="T16">end</text:span>;</text:p>
      <text:p text:style-name="P46"/>
      <text:p text:style-name="P46" loext:marker-style-name="T16"><text:span text:style-name="T16">begin</text:span></text:p>
      <text:p text:style-name="P46"/>
      <text:p text:style-name="P46"><text:s text:c="3"/>sum := 0;</text:p>
      <text:p text:style-name="P46"><text:s text:c="3"/>myval := 10;</text:p>
      <text:p text:style-name="P46"><text:s text:c="3"/>myval := 5;</text:p>
      <text:p text:style-name="P46"><text:s text:c="3"/>writeln(‘myval is ‘, myval)</text:p>
      <text:p text:style-name="P46"/>
      <text:p text:style-name="P46"><text:span text:style-name="T16">end</text:span>.</text:p>
      <text:h text:style-name="Heading_20_2" text:outline-level="2"><text:bookmark-start text:name="_Ref3737871"/><text:bookmark-start text:name="_Ref3737872"/><text:bookmark-start text:name="_Toc4731050"/><text:bookmark-start text:name="__RefHeading___Toc45957_401020179"/>Common Types<text:bookmark-end text:name="_Ref3737871"/><text:bookmark-end text:name="_Ref3737872"/><text:bookmark-end text:name="_Toc4731050"/><text:bookmark-end text:name="__RefHeading___Toc45957_401020179"/></text:h>
      <text:p text:style-name="Standard">Pascaline defines several “common types” that are used across many support modules. Defining these types in the system level negates the need for each module to have to include these types.</text:p>
      <text:h text:style-name="Heading_20_3" text:outline-level="3"><text:bookmark-start text:name="_Toc4731051"/><text:bookmark-start text:name="__RefHeading___Toc45959_401020179"/>string<text:bookmark-end text:name="_Toc4731051"/><text:bookmark-end text:name="__RefHeading___Toc45959_401020179"/></text:h>
      <text:p text:style-name="Code1"><text:span text:style-name="T16">type</text:span> string = <text:span text:style-name="T16">packed</text:span> <text:span text:style-name="T16">array</text:span> <text:span text:style-name="T16">of</text:span> char;</text:p>
      <text:p text:style-name="Code1"/>
      <text:p text:style-name="Standard">Strings are the container version of ISO 7185 strings, which have a fixed length. Because each type of string must be declared individually, there was never a standard string type.</text:p>
      <text:h text:style-name="Heading_20_3" text:outline-level="3"><text:bookmark-start text:name="_Toc4731052"/><text:bookmark-start text:name="__RefHeading___Toc45961_401020179"/>pstring<text:bookmark-end text:name="_Toc4731052"/><text:bookmark-end text:name="__RefHeading___Toc45961_401020179"/></text:h>
      <text:p text:style-name="Code1"><text:span text:style-name="T16">type</text:span> pstring = ^string;</text:p>
      <text:p text:style-name="Code1"/>
      <text:p text:style-name="Standard">A pointer to a container string. These are very useful, and typically accepted in any library where strings are.</text:p>
      <text:h text:style-name="Heading_20_3" text:outline-level="3"><text:bookmark-start text:name="_Toc4731053"/><text:bookmark-start text:name="__RefHeading___Toc45963_401020179"/>byte<text:bookmark-end text:name="_Toc4731053"/><text:bookmark-end text:name="__RefHeading___Toc45963_401020179"/></text:h>
      <text:p text:style-name="Code1"><text:span text:style-name="T16">type</text:span> byte = 0..255;</text:p>
      <text:h text:style-name="Heading_20_3" text:outline-level="3"><text:bookmark-start text:name="_Toc4731054"/><text:bookmark-start text:name="__RefHeading___Toc45965_401020179"/><text:soft-page-break/>abyte<text:bookmark-end text:name="_Toc4731054"/><text:bookmark-end text:name="__RefHeading___Toc45965_401020179"/></text:h>
      <text:p text:style-name="Code1"><text:span text:style-name="T16">type</text:span> abyte = <text:span text:style-name="T16">array</text:span> <text:span text:style-name="T16">of</text:span> byte;</text:p>
      <text:p text:style-name="Code1"/>
      <text:p text:style-name="Standard">An array of bytes.</text:p>
      <text:p text:style-name="Standard">Used in system support libraries as a generic block of memory.</text:p>
      <text:h text:style-name="Heading_20_3" text:outline-level="3"><text:bookmark-start text:name="_Toc4731055"/><text:bookmark-start text:name="__RefHeading___Toc45967_401020179"/>vector<text:bookmark-end text:name="_Toc4731055"/><text:bookmark-end text:name="__RefHeading___Toc45967_401020179"/></text:h>
      <text:p text:style-name="Code1"><text:span text:style-name="T16">type</text:span> vector = <text:span text:style-name="T16">array</text:span> <text:span text:style-name="T16">of</text:span> integer;</text:p>
      <text:p text:style-name="Code1"/>
      <text:p text:style-name="Standard">This is the definition of vectors used in built in vector/matrix math operations.</text:p>
      <text:h text:style-name="Heading_20_3" text:outline-level="3"><text:bookmark-start text:name="_Toc4731056"/><text:bookmark-start text:name="__RefHeading___Toc45969_401020179"/>matrix<text:bookmark-end text:name="_Toc4731056"/><text:bookmark-end text:name="__RefHeading___Toc45969_401020179"/></text:h>
      <text:p text:style-name="Code1"><text:span text:style-name="T16">type</text:span> matrix = <text:span text:style-name="T16">array</text:span> <text:span text:style-name="T16">of</text:span> <text:span text:style-name="T16">array</text:span> <text:span text:style-name="T16">of</text:span> integer;</text:p>
      <text:p text:style-name="Code1"/>
      <text:p text:style-name="Standard">This is the definition of two dimentional matricies used in built in vector/matrix math operations.</text:p>
      <text:h text:style-name="Heading_20_2" text:outline-level="2"><text:bookmark-start text:name="_Ref251495070"/><text:bookmark-start text:name="_Toc4731057"/><text:bookmark-start text:name="__RefHeading___Toc45971_401020179"/>Modularity<text:bookmark-end text:name="_Ref251495070"/><text:bookmark-end text:name="_Toc4731057"/><text:bookmark-end text:name="__RefHeading___Toc45971_401020179"/></text:h>
      <text:p text:style-name="P40">module = module-heading ';' module-block '.' .</text:p>
      <text:p text:style-name="P40">module-heading = module-type identifier [ '(' module-parameter-list ')' ] .</text:p>
      <text:p text:style-name="P40">module-type = 'program' | 'module' | 'process' | 'monitor' | ‘channel’ | 'share' .</text:p>
      <text:p text:style-name="P54">module-block = uses-declaration-part { module-declaration } [ 'private' { module-declaration } ] <text:s text:c="9"/>[ statement-part [ ';' statement-part ] ] .</text:p>
      <text:p text:style-name="P40">module-declaration = declaration | class-declaration .</text:p>
      <text:p text:style-name="P40">uses-declaration-part = [ link-specification module-name { ',' module-name } ] .</text:p>
      <text:p text:style-name="P40">link-specification = 'uses' | 'joins' .</text:p>
      <text:p text:style-name="Standard">module-name = identifier .</text:p>
      <text:p text:style-name="Standard">ISO 7185 Pascal expresses programs as a series of nested blocks, from programs to procedures and functions. Unfortunately, this model requires compilation as a single unit.</text:p>
      <text:p text:style-name="Standard">Pascaline defines a series of modules which have the same status and level as a program block, but exist in separate files. The basic module appears as:</text:p>
      <text:p text:style-name="P29"><text:soft-page-break/><text:span text:style-name="T16">module</text:span> x(input, output);</text:p>
      <text:p text:style-name="P29"/>
      <text:p text:style-name="P29"><text:span text:style-name="T16">uses</text:span> mymodule;</text:p>
      <text:p text:style-name="P29"/>
      <text:p text:style-name="P29" loext:marker-style-name="T22"><text:span text:style-name="T23">var</text:span><text:span text:style-name="T22"> x: integer;</text:span></text:p>
      <text:p text:style-name="P81" loext:marker-style-name="T22"/>
      <text:p text:style-name="P29" loext:marker-style-name="T23"><text:span text:style-name="T23">private</text:span><text:span text:style-name="T23"/></text:p>
      <text:p text:style-name="P81" loext:marker-style-name="T22"/>
      <text:p text:style-name="P29" loext:marker-style-name="T22"><text:span text:style-name="T23">var</text:span><text:span text:style-name="T22"> y: integer;</text:span></text:p>
      <text:p text:style-name="P81" loext:marker-style-name="T22"/>
      <text:p text:style-name="P29" loext:marker-style-name="T16"><text:span text:style-name="T16">begin</text:span><text:span text:style-name="T16"/></text:p>
      <text:p text:style-name="P29"><text:span text:style-name="T16">end</text:span>.</text:p>
      <text:p text:style-name="P29"/>
      <text:p text:style-name="Standard">A module appears very much like a program block. It exists in a separate file. It can have header parameters. It has a main block. It also <text:span text:style-name="T53">can have</text:span> an "ending" block. Unlike the program block, Modules are not designed to execute for the duration of the program, but to run before the program block. A module initializes its variables, then passes control on either to other modules, or the program block. If the module has a destructor block, this will be executed after the program block completes. This allows the module to perform clean up on termination, such as closing files, etc.</text:p>
      <text:p text:style-name="Standard">Modules allow a collection of resources to be created, such as labels, constants, types, variables, fixed, procedures, and functions. These are collected as a unit to serve the program. A program block can be thought of as a special case of a module that has no destructor block.</text:p>
      <text:p text:style-name="Standard">The bonding of modules and programs into an executable unit, as well as the order in which the constructor blocks and destructor blocks are executed is implementation defined.</text:p>
      <text:h text:style-name="Heading_20_3" text:outline-level="3"><text:bookmark-start text:name="__RefHeading___Toc45973_401020179"/>Module parameters<text:bookmark-end text:name="__RefHeading___Toc45973_401020179"/></text:h>
      <text:p text:style-name="Standard">Module parameters, just a for the program module, specify definitions that are satisfied by the external system. They can be system files (see <text:bookmark-ref text:reference-format="number" text:ref-name="_Ref4734390">6.20</text:bookmark-ref><text:s/>“<text:bookmark-ref text:reference-format="text" text:ref-name="_Ref4734397">Added program header standard bindings</text:bookmark-ref>”), or other variable definitions. As for program, if they are not standad external bindings, then they must be declared in the <text:span text:style-name="Reference_20_Char1">var</text:span> section of the module.</text:p>
      <text:p text:style-name="Standard">The definition of other module types besides the program module means there can be more than one module parameter list in a program module “set”. All of the module parameters will be treated as “accessed in parallel” by all modules. For files this means that successive reads and writes to the file will be interleaved as required. For other than files, the parameters are accessed in parallel by all modules, I.E., a write to a parameter will be seen by all other modules using that header parameter.</text:p>
      <text:p text:style-name="Standard">In all cases, even in the case of modules that execute as parallel tasks, accesses to the header parameters must not cause the program to malfunction.</text:p>
      <text:h text:style-name="Heading_20_3" text:outline-level="3"><text:bookmark-start text:name="_Toc4731058"/><text:bookmark-start text:name="__RefHeading___Toc45975_401020179"/>Including other modules<text:bookmark-end text:name="_Toc4731058"/><text:bookmark-end text:name="__RefHeading___Toc45975_401020179"/></text:h>
      <text:p text:style-name="Standard">The use of a module by another module or program is specified by <text:span text:style-name="T53">a</text:span> <text:span text:style-name="Reference_20_Char1">uses</text:span> or <text:span text:style-name="Reference_20_Char1">joins</text:span> declaration:</text:p>
      <text:p text:style-name="Code1"><text:span text:style-name="T16">uses</text:span> mod1,mod2;</text:p>
      <text:p text:style-name="Code1"/>
      <text:p text:style-name="Standard">or</text:p>
      <text:p text:style-name="Code1"><text:soft-page-break/><text:span text:style-name="T16">joins</text:span> mod1,mod2;</text:p>
      <text:p text:style-name="Code1"/>
      <text:p text:style-name="P70">The <text:span text:style-name="Reference_20_Char1">uses</text:span> and <text:span text:style-name="Reference_20_Char1">joins</text:span> specifiers must precede any other declaration within a program or module. There can be only one <text:span text:style-name="Reference_20_Char1">uses </text:span>and one <text:span text:style-name="Reference_20_Char1">joins </text:span>specifier per program or module, <text:span text:style-name="T53">and a </text:span><text:span text:style-name="Reference_20_Char1"><text:span text:style-name="T53">joins </text:span></text:span><text:span text:style-name="T53">declaration must precede a </text:span><text:span text:style-name="Reference_20_Char1"><text:span text:style-name="T53">uses </text:span></text:span><text:span text:style-name="T53">declaration.</text:span></text:p>
      <text:p text:style-name="Standard">Both a <text:span text:style-name="Reference_20_Char1">uses</text:span> and a <text:span text:style-name="Reference_20_Char1">joins</text:span> specification cause the declarations contained within the specified module to be imported to the outer block declarations of the importing module or program. This importation is logically done as if the source file itself were actually read. <text:span text:style-name="T54">T</text:span>he equivalent of this action may <text:span text:style-name="T54">also </text:span>be performed instead by reading a preprocessed equivalent of the target program or module.</text:p>
      <text:p text:style-name="Standard">A <text:span text:style-name="Reference_20_Char1">uses</text:span> or <text:span text:style-name="Reference_20_Char1">joins</text:span> specification only imports that specific module. If the imported module itself imports further modules, which it may require to complete its declarations, any such import must occur without exposing that secondary module to the original importing module. This is a so-called "incidental import", and necessary. Such imports will be completed such that their declarations are available to the requesting module, but not the original importing module. This can create the situation that the importing module receives declarations of which it cannot access the component declarations within. If the importing module must access such components, it must specify the containing module in a <text:span text:style-name="Reference_20_Char1">uses</text:span> or <text:span text:style-name="Reference_20_Char1">joins</text:span> specification. This prevents "zipper effect", where a importing module gets an unintended series of submodules included.</text:p>
      <text:p text:style-name="Standard">Imported and importing modules cannot contain loops or mutually referring modules. This is an error in Pascaline.</text:p>
      <text:p text:style-name="Standard">All of the declarations of a module can be exported, including constants, types, variables, fixed, procedures, functions and classes with one exception. Goto labels cannot be exported, and a goto statement cannot target a module other than its own, because the context of the target label is known only to the module that contains it. The <text:span text:style-name="T54">preferred </text:span>method used in Pascaline to perform intramodule error recovery is to use exceptions or overrides.</text:p>
      <text:p text:style-name="Standard">The appearance of a <text:span text:style-name="Reference_20_Char1">uses</text:span> specification causes <text:span text:style-name="T54">global</text:span> identifiers within the imported module to be merged without qualification to the importing module or programs name space. The identifiers can be directly used, and an error will be flagged if there is a duplicate name between importing and imported <text:span text:style-name="T54">header </text:span>module.</text:p>
      <text:p text:style-name="Standard">The appearance of a <text:span text:style-name="Reference_20_Char1">joins</text:span> specification causes the identifiers to be made available in "qualified" form. A qualification appears as follows:</text:p>
      <text:p text:style-name="Standard">qualified-identifier = module-name { ‘.’ identifier }</text:p>
      <text:p text:style-name="Standard">For example:</text:p>
      <text:p text:style-name="Code1">mod1.alpha</text:p>
      <text:p text:style-name="Code1"/>
      <text:p text:style-name="Standard">Qualification prevents the collision of name spaces and is the preferred method of importing modules.</text:p>
      <text:p text:style-name="Standard">Notes:</text:p>
      <text:list text:style-name="WWNum8">
        <text:list-item>
          <text:p text:style-name="P178"><text:soft-page-break/>Without a <text:span text:style-name="Reference_20_Char1">uses</text:span> or <text:span text:style-name="Reference_20_Char1">joins</text:span> specification, modules and programs will not conflict even if there are one or more names that are identical between them.</text:p>
        </text:list-item>
        <text:list-item>
          <text:p text:style-name="P178">It is an error to refer to the components of a module before it has executed its start block. This is an error that may or may not be caught at runtime.</text:p>
        </text:list-item>
        <text:list-item>
          <text:p text:style-name="P177">It is an error to call a procedure or function that is not active. This is an error that may or may not be caught at runtime.</text:p>
        </text:list-item>
      </text:list>
      <text:h text:style-name="P124" text:outline-level="3"><text:bookmark-start text:name="__RefHeading___Toc45975_401020179 Copy 1"/>Private Declarations<text:bookmark-end text:name="__RefHeading___Toc45975_401020179 Copy 1"/><text:bookmark text:name="_Toc4731058 Copy 1"/></text:h>
      <text:p text:style-name="Standard">Pascaline provides a way to create declarations in a module that are not visible by importing modules or programs with the <text:span text:style-name="Reference_20_Char1">private</text:span> specification:</text:p>
      <text:p text:style-name="Code1"><text:span text:style-name="T16">module</text:span> x;</text:p>
      <text:p text:style-name="Code1"/>
      <text:p text:style-name="Code1"><text:span text:style-name="T16">type</text:span> alpha = <text:span text:style-name="T16">array</text:span> 10 <text:span text:style-name="T16">of</text:span> char;</text:p>
      <text:p text:style-name="Code1"/>
      <text:p text:style-name="Code1" loext:marker-style-name="T16"><text:span text:style-name="T16">private</text:span><text:span text:style-name="T16"/></text:p>
      <text:p text:style-name="Code1"/>
      <text:p text:style-name="Code1"><text:span text:style-name="T16">var</text:span> x: alpha;</text:p>
      <text:p text:style-name="Code1"/>
      <text:p text:style-name="Code1" loext:marker-style-name="T16"><text:span text:style-name="T16">begin</text:span><text:span text:style-name="T16"/></text:p>
      <text:p text:style-name="Code1"><text:span text:style-name="T16">end</text:span>.</text:p>
      <text:p text:style-name="Code1"/>
      <text:p text:style-name="Standard">The <text:span text:style-name="Reference_20_Char1">private</text:span> word-symbol can appear anywhere between declarations. It indicates that all further declarations in in a module cannot be exported. The appearance of the <text:span text:style-name="Reference_20_Char1">private</text:span> word-symbol essentially divides the outer declarations of a module into a "public" section that appears first, and a private section that follows. The declarations for a module can thus be set up as a set of public declarations that define the external interface for the module, and a set of private declarations that perform the work of defining the functionality of the module.</text:p>
      <text:p text:style-name="Standard">The public and private areas cannot be mixed or changed in order. Specifically, it is not possible to create a public definition that is built with private declarations in Pascaline (so called "opaque" types). <text:span text:style-name="T54">T</text:span>he converse is possible, private declarations based on public declarations.</text:p>
      <text:p text:style-name="Standard">Procedures and functions can be forwarded across from the public area to the private area. <text:span text:style-name="T54">I</text:span>t is possible to create procedures and functions that use private declarations such as variables and other procedures and functions.</text:p>
      <text:p text:style-name="P9"><text:span text:style-name="T16"/></text:p>
      <text:p text:style-name="P10"><text:span text:style-name="T16">module</text:span> x;</text:p>
      <text:p text:style-name="P9"/>
      <text:p text:style-name="P50"><text:span text:style-name="T17">procedure</text:span> y; <text:span text:style-name="T17">forward</text:span>;</text:p>
      <text:p text:style-name="P9"/>
      <text:p text:style-name="P9" loext:marker-style-name="T16"><text:span text:style-name="T16">private</text:span></text:p>
      <text:p text:style-name="P9"/>
      <text:p text:style-name="P50"><text:span text:style-name="T17">procedure</text:span> y;</text:p>
      <text:p text:style-name="P50"/>
      <text:p text:style-name="P7">begin</text:p>
      <text:p text:style-name="P50"><text:span text:style-name="T17">end</text:span>;</text:p>
      <text:p text:style-name="P9"/>
      <text:p text:style-name="P9" loext:marker-style-name="T16"><text:span text:style-name="T16">begin</text:span></text:p>
      <text:p text:style-name="P9"><text:span text:style-name="T16">end</text:span>.</text:p>
      <text:p text:style-name="P9"/>
      <text:p text:style-name="Standard">Pascaline does not enforce the structure of intermodule links, nor is this within the power of <text:span text:style-name="T54">the</text:span> language. <text:span text:style-name="T54">T</text:span>he most reliable structure for modules is a tree with the program module at the top, and successive layers of service and support routines below that. This kind of structure necessarily excludes loops.</text:p>
      <text:h text:style-name="Heading_20_3" text:outline-level="3"><text:bookmark-start text:name="_Toc4731059"/><text:bookmark-start text:name="__RefHeading___Toc45977_401020179"/>Definition vs. implementation modules<text:bookmark-end text:name="_Toc4731059"/><text:bookmark-end text:name="__RefHeading___Toc45977_401020179"/></text:h>
      <text:p text:style-name="Standard">Pascaline does not define a special definition as opposed to an implementation module. An implementation module which contains all of the source code required to define the contents of the module, also serves as its definition module.</text:p>
      <text:p text:style-name="Standard">If it is required to construct a module containing just the definitions within a module, and not the implementation source, the method used is to "strip" the module to give a definition module. Stripping means to remove all definitions that are private, and to remove the contents of any public procedure or functions. This will give a module that can be used to define the interface to the module for other modules, but cannot be used to build the module. It is typically used in conjunction with modules that have already been completely processed to object code in the target processor.</text:p>
      <text:p text:style-name="Standard">Such definition modules can be manually or automatically constructed by the implementation. Definition modules can be verified by compilation with sufficient options to ignore unreferenced definitions, and lack of function result assignments.</text:p>
      <text:p text:style-name="Standard">Definition modules can also be used to represent modules written in another language, or even assembly language. This facility takes the place of the <text:span text:style-name="Reference_20_Char1">external</text:span> directive <text:span text:style-name="T54">allowed for </text:span>in ISO 7185 Pascal.</text:p>
      <text:h text:style-name="Heading_20_3" text:outline-level="3"><text:bookmark-start text:name="_Toc4731060"/><text:bookmark-start text:name="_Ref4733568"/><text:bookmark-start text:name="_Ref4733572"/><text:bookmark-start text:name="__RefHeading___Toc45979_401020179"/>Overrides<text:bookmark-end text:name="_Toc4731060"/><text:bookmark-end text:name="_Ref4733568"/><text:bookmark-end text:name="_Ref4733572"/><text:bookmark-end text:name="__RefHeading___Toc45979_401020179"/></text:h>
      <text:p text:style-name="P40">procedure-heading = attribute 'procedure' identifier [ formal-parameter-list ].</text:p>
      <text:p text:style-name="P40">function-heading = attribute 'function' identifier [ formal-parameter-list ] ':' result-type.</text:p>
      <text:p text:style-name="Standard">attribute = 'overload' | 'static' | 'virtual' | 'override' | ‘operator’ .</text:p>
      <text:p text:style-name="Standard">Overrides give the ability for new modules to add to or replace the functionality of older modules. This may give, for example, the ability for a new module that implements graphical operations on a printer the ability to add to an existing graphical module that implements such operations on a user terminal.</text:p>
      <text:p text:style-name="Standard"><text:soft-page-break/>A function or procedure can be specified as capable of being overridden by higher level modules. The procedure or function must specify that capability using the <text:span text:style-name="Reference_20_Char1">virtual</text:span> word-symbol:</text:p>
      <text:p text:style-name="Code1"><text:span text:style-name="T16">module</text:span> m;</text:p>
      <text:p text:style-name="Code1"/>
      <text:p text:style-name="Code1"><text:span text:style-name="T16">virtual</text:span> <text:span text:style-name="T16">procedure</text:span> x;</text:p>
      <text:p text:style-name="Code1"/>
      <text:p text:style-name="Code1" loext:marker-style-name="T16"><text:span text:style-name="T16">begin</text:span><text:span text:style-name="T16"/></text:p>
      <text:p text:style-name="Code1"><text:span text:style-name="T16">end</text:span>;</text:p>
      <text:p text:style-name="Code1"/>
      <text:p text:style-name="Code1" loext:marker-style-name="T16"><text:span text:style-name="T16">begin</text:span><text:span text:style-name="T16"/></text:p>
      <text:p text:style-name="Code1"><text:span text:style-name="T16">end</text:span>.</text:p>
      <text:p text:style-name="Code1"/>
      <text:p text:style-name="Standard">When specifying a procedure, function or property as virtual, the user should realize that there is a small cost in program run time, program space, or both to handle the requirements of a virtual procedure, function or property.</text:p>
      <text:p text:style-name="Standard">To override the procedure, function or property, the word-symbol <text:span text:style-name="Reference_20_Char1">override</text:span> is used:</text:p>
      <text:p text:style-name="Code1"><text:span text:style-name="T16">module</text:span> m;</text:p>
      <text:p text:style-name="Code1"/>
      <text:p text:style-name="Code1"><text:span text:style-name="T16">override</text:span> <text:span text:style-name="T16">procedure</text:span> x;</text:p>
      <text:p text:style-name="Code1"/>
      <text:p text:style-name="Code1" loext:marker-style-name="T16"><text:span text:style-name="T16">begin</text:span><text:span text:style-name="T16"/></text:p>
      <text:p text:style-name="Code1"><text:span text:style-name="T16">end</text:span>;</text:p>
      <text:p text:style-name="Code1"/>
      <text:p text:style-name="Code1" loext:marker-style-name="T16"><text:span text:style-name="T16">begin</text:span><text:span text:style-name="T16"/></text:p>
      <text:p text:style-name="Code1"><text:span text:style-name="T16">end</text:span>.</text:p>
      <text:p text:style-name="Code1"/>
      <text:p text:style-name="Standard">In many cases, a procedure, function or property that overrides another will extend or change it by handling the new features of the procedure, function or property itself, but then send the unchanged part of the service back to the overridden procedure or function. This can be done via the <text:span text:style-name="Reference_20_Char1">inherited</text:span> word-symbol:</text:p>
      <text:p text:style-name="Code1"><text:span text:style-name="T16">module</text:span> m;</text:p>
      <text:p text:style-name="Code1"/>
      <text:p text:style-name="Code1"><text:span text:style-name="T16">override</text:span> <text:span text:style-name="T16">procedure</text:span> x(q: integer);</text:p>
      <text:p text:style-name="Code1"/>
      <text:p text:style-name="Code1" loext:marker-style-name="T16"><text:span text:style-name="T16">begin</text:span><text:span text:style-name="T16"/></text:p>
      <text:p text:style-name="Code1"/>
      <text:p text:style-name="Code1"><text:s text:c="3"/><text:span text:style-name="T16">if</text:span> q = 1 <text:span text:style-name="T16">then</text:span> <text:span text:style-name="T16">inherited</text:span> x(q) <text:span text:style-name="T16">else</text:span> { perform here }</text:p>
      <text:p text:style-name="Code1"/>
      <text:p text:style-name="Code1"><text:span text:style-name="T16">end</text:span>;</text:p>
      <text:p text:style-name="Code1"/>
      <text:p text:style-name="Code1" loext:marker-style-name="T16"><text:span text:style-name="T16">begin</text:span><text:span text:style-name="T16"/></text:p>
      <text:p text:style-name="Code1"><text:span text:style-name="T16">end</text:span>.</text:p>
      <text:p text:style-name="Code1"/>
      <text:p text:style-name="Standard">The <text:span text:style-name="Reference_20_Char1">inherited</text:span> word-symbol specifies that the following procedure, function or property call is to be sent back to the original overridden version.</text:p>
      <text:p text:style-name="Standard"><text:soft-page-break/>If multiple overrides of a function, procedure or property exist, they will nest. The procedure, function or property that is actually performed is the last procedure or function overridden. The function or procedure that is performed when inherited is specified is the function or procedure that was current at the time of the override.</text:p>
      <text:p text:style-name="Standard">Only one override for the same procedure, function or property can exist in a module. The inherited version of a procedure, function or property can only be called from the procedure function or property that overrides it.</text:p>
      <text:p text:style-name="Standard">The order in which overrides are executed is the same as the order of module initializations.</text:p>
      <text:p text:style-name="P51">Notes:</text:p>
      <text:list text:style-name="L1">
        <text:list-item>
          <text:p text:style-name="P235">Override procedures, functions and properties can only exist at the outer block of a module. They may not be nested.</text:p>
        </text:list-item>
        <text:list-item>
          <text:p text:style-name="P235">The overridden virtual procedure, function or property must be external to the defining module.</text:p>
        </text:list-item>
        <text:list-item>
          <text:p text:style-name="P235">The virtual procedure or function and its overrider must be congruous.</text:p>
        </text:list-item>
        <text:list-item>
          <text:p text:style-name="P235">No overloads can exist to a <text:span text:style-name="Reference_20_Char1">virtual</text:span> or <text:span text:style-name="Reference_20_Char1">override</text:span> procedure or function.</text:p>
        </text:list-item>
        <text:list-item>
          <text:p text:style-name="P236">The overrider of a joined module must use a qualident for the overridden routine.</text:p>
        </text:list-item>
      </text:list>
      <text:p text:style-name="Standard">Properties can be overri<text:span text:style-name="T54">dden</text:span> similar to procedures and functions:</text:p>
      <text:p text:style-name="Code1"><text:span text:style-name="T16">module</text:span> m;</text:p>
      <text:p text:style-name="Code1"/>
      <text:p text:style-name="Code1"><text:span text:style-name="T16">var</text:span> sum: integer;</text:p>
      <text:p text:style-name="Code1"/>
      <text:p text:style-name="Code1"><text:span text:style-name="T16">virtual</text:span> <text:span text:style-name="T16">property</text:span> v: integer;</text:p>
      <text:p text:style-name="Code1"/>
      <text:p text:style-name="Code1"><text:span text:style-name="T16">begin </text:span>v := sum <text:span text:style-name="T16">end</text:span>; ! read</text:p>
      <text:p text:style-name="Code1"/>
      <text:p text:style-name="Code1"><text:span text:style-name="T16">begin </text:span>sum := sum+v <text:span text:style-name="T16">end</text:span>; ! write</text:p>
      <text:p text:style-name="Code1"/>
      <text:p text:style-name="Code1" loext:marker-style-name="T16"><text:span text:style-name="T16">begin</text:span><text:span text:style-name="T16"/></text:p>
      <text:p text:style-name="Code1"><text:span text:style-name="T16">end</text:span>.</text:p>
      <text:p text:style-name="Code1"/>
      <text:p text:style-name="Code1"><text:span text:style-name="T16">module</text:span> n;</text:p>
      <text:p text:style-name="Code1"/>
      <text:p text:style-name="Code1"><text:span text:style-name="T16">override</text:span> <text:span text:style-name="T16">property</text:span> v: integer;</text:p>
      <text:p text:style-name="Code1"/>
      <text:p text:style-name="Code1"><text:span text:style-name="T16">begin </text:span>v := inherited sum+1 <text:span text:style-name="T16">end</text:span>;</text:p>
      <text:p text:style-name="Code1"/>
      <text:p text:style-name="Code1"><text:span text:style-name="T16">begin inherited </text:span>sum := v <text:span text:style-name="T16">end</text:span>;</text:p>
      <text:p text:style-name="Code1"/>
      <text:p text:style-name="Code1" loext:marker-style-name="T16"><text:span text:style-name="T16">begin</text:span><text:span text:style-name="T16"/></text:p>
      <text:p text:style-name="Code1"><text:span text:style-name="T16">end</text:span>.</text:p>
      <text:p text:style-name="Code1"/>
      <text:p text:style-name="Standard"><text:soft-page-break/>Note the inherited word-symbol must be used in front of each read or write instance of the property that will be sent to the overridden property definition.</text:p>
      <text:p text:style-name="Standard">A virtual procedure, function or property need not contain useful code. A typical design paradigm is to use a declaration with no useful implementation to define an “abstract” module whose functionality will be defined by further overrider modules:</text:p>
      <text:p text:style-name="Code1"><text:span text:style-name="T16">program</text:span> graphics;</text:p>
      <text:p text:style-name="Code1"/>
      <text:p text:style-name="Code1"><text:span text:style-name="T16">var</text:span> notimplemented: exception;</text:p>
      <text:p text:style-name="Code1"/>
      <text:p text:style-name="Code1"><text:span text:style-name="T16">virtual</text:span> <text:span text:style-name="T16">procedure</text:span> setpixel(x, y: integer);</text:p>
      <text:p text:style-name="Code1"/>
      <text:p text:style-name="Code1" loext:marker-style-name="T16"><text:span text:style-name="T16">begin</text:span><text:span text:style-name="T16"/></text:p>
      <text:p text:style-name="Code1"/>
      <text:p text:style-name="Code1"><text:s text:c="3"/>throw(notimplemented)</text:p>
      <text:p text:style-name="Code1"/>
      <text:p text:style-name="Code1"><text:span text:style-name="T16">end</text:span>;</text:p>
      <text:p text:style-name="Code1"/>
      <text:p text:style-name="Code1"><text:span text:style-name="T16">virtual</text:span> <text:span text:style-name="T16">procedure</text:span> line(x, y: integer);</text:p>
      <text:p text:style-name="Code1"/>
      <text:p text:style-name="Code1" loext:marker-style-name="T16"><text:span text:style-name="T16">begin</text:span><text:span text:style-name="T16"/></text:p>
      <text:p text:style-name="Code1"/>
      <text:p text:style-name="Code1"><text:s text:c="3"/>throw(notimplemented)</text:p>
      <text:p text:style-name="Code1"/>
      <text:p text:style-name="Code1"><text:span text:style-name="T16">end</text:span>;</text:p>
      <text:p text:style-name="Code1"/>
      <text:p text:style-name="Code1" loext:marker-style-name="T16"><text:span text:style-name="T16">begin</text:span><text:span text:style-name="T16"/></text:p>
      <text:p text:style-name="P84" loext:marker-style-name="T16"/>
      <text:p text:style-name="Code1"><text:span text:style-name="T16">end</text:span>.</text:p>
      <text:p text:style-name="Code1"/>
      <text:p text:style-name="Standard">Only a monitor can override other monitors. Share modules cannot contain overrides.</text:p>
      <text:h text:style-name="Heading_20_3" text:outline-level="3"><text:bookmark-start text:name="_Toc4731061"/><text:bookmark-start text:name="__RefHeading___Toc45981_401020179"/>Parallel modules<text:bookmark-end text:name="_Toc4731061"/><text:bookmark-end text:name="__RefHeading___Toc45981_401020179"/></text:h>
      <text:p text:style-name="P11">A module in Pascaline forms the basic structure of a program. The <text:span text:style-name="Reference_20_Char1">program</text:span> block itself is actually a special instance of a module which has no destructor. Together, <text:span text:style-name="Reference_20_Char1">program </text:span>modules and common modules form a group that runs the main task of the program.</text:p>
      <text:h text:style-name="Heading_20_4" text:outline-level="4"><text:bookmark-start text:name="_Toc4731062"/><text:bookmark-start text:name="__RefHeading___Toc45983_401020179"/>process module<text:bookmark-end text:name="_Toc4731062"/><text:bookmark-end text:name="__RefHeading___Toc45983_401020179"/></text:h>
      <text:p text:style-name="Standard">The <text:span text:style-name="Reference_20_Char1">process</text:span> module appears just as a <text:span text:style-name="Reference_20_Char1">program</text:span> module. It has only a constructor, and no destructor. It can accept header parameters. The difference between a process and a program is that the process defines a new task within the program that runs in parallel with the main task, or any other process blocks.</text:p>
      <text:p text:style-name="P29"><text:soft-page-break/><text:span text:style-name="T16">process</text:span> mythread(input, output);</text:p>
      <text:p text:style-name="P29"/>
      <text:p text:style-name="P29"><text:span text:style-name="T16">uses</text:span> mymonitor;</text:p>
      <text:p text:style-name="P29"/>
      <text:p text:style-name="P29" loext:marker-style-name="T22"><text:span text:style-name="T23">var</text:span><text:span text:style-name="T22"> x, y;</text:span></text:p>
      <text:p text:style-name="P81" loext:marker-style-name="T22"/>
      <text:p text:style-name="P29" loext:marker-style-name="T22"><text:span text:style-name="T23">procedure</text:span><text:span text:style-name="T22"> q;</text:span></text:p>
      <text:p text:style-name="P81" loext:marker-style-name="T22"/>
      <text:p text:style-name="P29" loext:marker-style-name="T16"><text:span text:style-name="T16">begin</text:span><text:span text:style-name="T16"/></text:p>
      <text:p text:style-name="P29"><text:span text:style-name="T16">end</text:span>;</text:p>
      <text:p text:style-name="P29"/>
      <text:p text:style-name="P29" loext:marker-style-name="T16"><text:span text:style-name="T16">begin</text:span><text:span text:style-name="T16"/></text:p>
      <text:p text:style-name="P29"/>
      <text:p text:style-name="P29"><text:s text:c="3"/><text:span text:style-name="T16">while</text:span> true <text:span text:style-name="T16">do</text:span> writeln(‘I am another thread’)</text:p>
      <text:p text:style-name="P29"/>
      <text:p text:style-name="P29"><text:span text:style-name="T16">end</text:span>.</text:p>
      <text:p text:style-name="P29"/>
      <text:p text:style-name="Standard">A process can run "forever", in which case it simply terminates when the main task terminates, or it can run for a time and then stop. A process stops when it exits from its constructor.</text:p>
      <text:p text:style-name="Standard">A process can have a <text:span text:style-name="Reference_20_Char1">uses</text:span> or <text:span text:style-name="Reference_20_Char1">joins</text:span> statement, but it cannot use just any module. To do so would be to conflict with the main task run by the program module. No other <text:span text:style-name="Reference_20_Char1">module</text:span> can use a process module. A process can use its own globals or routines, and can use a <text:span text:style-name="Reference_20_Char1">monitor</text:span> or <text:span text:style-name="Reference_20_Char1">share</text:span>.</text:p>
      <text:h text:style-name="Heading_20_4" text:outline-level="4"><text:bookmark-start text:name="_Toc4731063"/><text:bookmark-start text:name="__RefHeading___Toc45985_401020179"/>Monitor module<text:bookmark-end text:name="_Toc4731063"/><text:bookmark-end text:name="__RefHeading___Toc45985_401020179"/></text:h>
      <text:p text:style-name="Standard">A monitor module appears just as normal, program callable module:</text:p>
      <text:p text:style-name="P29"><text:soft-page-break/><text:span text:style-name="T16">monitor</text:span> m(output);</text:p>
      <text:p text:style-name="P29"/>
      <text:p text:style-name="P29"><text:span text:style-name="T16">procedure</text:span> locked; <text:span text:style-name="T16">forward</text:span>;</text:p>
      <text:p text:style-name="P29"/>
      <text:p text:style-name="P29" loext:marker-style-name="T16"><text:span text:style-name="T16">private</text:span><text:span text:style-name="T16"/></text:p>
      <text:p text:style-name="P29"/>
      <text:p text:style-name="P29"><text:span text:style-name="T16">var</text:span> x, y;</text:p>
      <text:p text:style-name="P29"/>
      <text:p text:style-name="P29"><text:span text:style-name="T16">procedure</text:span> locked;</text:p>
      <text:p text:style-name="P29"/>
      <text:p text:style-name="P29" loext:marker-style-name="T16"><text:span text:style-name="T16">begin</text:span><text:span text:style-name="T16"/></text:p>
      <text:p text:style-name="P29"/>
      <text:p text:style-name="P29"><text:s text:c="3"/>x := 1</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 startup statements }</text:p>
      <text:p text:style-name="P29"/>
      <text:p text:style-name="P29" loext:marker-style-name="T16"><text:span text:style-name="T16">end;</text:span><text:span text:style-name="T16"/></text:p>
      <text:p text:style-name="P29"/>
      <text:p text:style-name="P29" loext:marker-style-name="T16"><text:span text:style-name="T16">begin</text:span><text:span text:style-name="T16"/></text:p>
      <text:p text:style-name="P29"/>
      <text:p text:style-name="P29"><text:s text:c="3"/>{ shutdown statements }</text:p>
      <text:p text:style-name="P29"/>
      <text:p text:style-name="P29"><text:span text:style-name="T16">end</text:span>.</text:p>
      <text:p text:style-name="P29"/>
      <text:p text:style-name="Standard">Within a monitor, public procedures and function of that monitor can be called.</text:p>
      <text:p text:style-name="Standard">The monitor module is a multitask "hard" module. Each of its publicly callable procedures, functions and properties have a special locking function that is executed on entry to the routine, and unlocked on exit. The net effect is that only one task running under Pascaline is allowed within a monitor at one time. This prevents the data corruption that would otherwise occur in a multitasking system.</text:p>
      <text:p text:style-name="Standard">Monitors have other special requirements that prevent data corruption. A monitor cannot have global variable definitions. All global variables must be defined within the private section. Procedures and functions can be defined in the global section, which means that they are multitask locked procedures and functions, but to accomplish useful work, they must be forwarded into the private section.</text:p>
      <text:p text:style-name="Standard">Further, the procedures and functions in the module cannot have as any parameter or return value a pointer variable, nor a structure that contains a pointer variable.</text:p>
      <text:h text:style-name="Heading_20_4" text:outline-level="4"><text:bookmark-start text:name="_Toc4731064"/><text:bookmark-start text:name="__RefHeading___Toc45987_401020179"/>share modules<text:bookmark-end text:name="_Toc4731064"/><text:bookmark-end text:name="__RefHeading___Toc45987_401020179"/></text:h>
      <text:p text:style-name="Standard">Monitors can use other monitors, atoms, channels and streams, but cannot use a <text:span text:style-name="Reference_20_Char1">process</text:span>, <text:span text:style-name="Reference_20_Char1">program</text:span> or <text:span text:style-name="Reference_20_Char1">module</text:span>. However there is a module form that can be used by any other module, all of <text:span text:style-name="Reference_20_Char1">process</text:span>, <text:span text:style-name="Reference_20_Char1">program</text:span>, <text:span text:style-name="Reference_20_Char1">module</text:span> and <text:span text:style-name="Reference_20_Char1">monitor</text:span>, known as a <text:span text:style-name="Reference_20_Char1">share</text:span> module:</text:p>
      <text:p text:style-name="P29"><text:soft-page-break/><text:span text:style-name="T16">share</text:span> mylibrary(output);</text:p>
      <text:p text:style-name="P29"/>
      <text:p text:style-name="P29"><text:span text:style-name="T16">procedure</text:span> x;</text:p>
      <text:p text:style-name="P29"/>
      <text:p text:style-name="P29" loext:marker-style-name="T16"><text:span text:style-name="T16">begin</text:span><text:span text:style-name="T16"/></text:p>
      <text:p text:style-name="P29" loext:marker-style-name="T16"><text:span text:style-name="T16">end</text:span><text:span text:style-name="T16"/></text:p>
      <text:p text:style-name="P29"/>
      <text:p text:style-name="Code1">.</text:p>
      <text:p text:style-name="Code1"/>
      <text:p text:style-name="Standard"><text:span text:style-name="Reference_20_Char1">share</text:span> modules cannot have any global variables at all. Because of this, it also has no startup or shutdown code blocks. There is nothing in a <text:span text:style-name="Reference_20_Char1">share</text:span> to set up or to shut down.</text:p>
      <text:p text:style-name="P11">The advantage to a <text:span text:style-name="Reference_20_Char1">share</text:span> is that it can contain a series of support routines that can be accessed by any caller. A <text:span text:style-name="Reference_20_Char1">share</text:span> acts as a <text:span text:style-name="Reference_20_Char1">monitor </text:span>without any global data, but does not have the locking overhead of a <text:span text:style-name="Reference_20_Char1">monitor</text:span>.</text:p>
      <text:h text:style-name="Heading_20_3" text:outline-level="3"><text:bookmark-start text:name="_Toc4731065"/><text:bookmark-start text:name="__RefHeading___Toc45989_401020179"/>Monitor signaling<text:bookmark-end text:name="_Toc4731065"/><text:bookmark-end text:name="__RefHeading___Toc45989_401020179"/></text:h>
      <text:p text:style-name="Standard">Monitors serve as more than just a library of procedures and functions callable by any task. Because a module has state in the form of globals, it can serve as a communications method between tasks. In Pascaline, using the <text:span text:style-name="Reference_20_Char1">monitor</text:span> or <text:span text:style-name="Reference_20_Char1">channel</text:span> modules is how multiple tasks coordinate their actions.</text:p>
      <text:p text:style-name="Standard">Given just the definition of monitors above, it would be possible for tasks to communicate by using status routines to flag conditions between them. However, each task would have to poll, or continually call a monitor function to find out that status. This wastes computer time that multitasking is supposed to use efficiently.</text:p>
      <text:p text:style-name="Standard">Instead, Pascaline defines a special variable called a <text:span text:style-name="Reference_20_Char1">semaphore</text:span>, and a few special routines that can be used with them, the <text:span text:style-name="Reference_20_Char1">signal</text:span>, <text:span text:style-name="Reference_20_Char1">signalone</text:span>, and <text:span text:style-name="Reference_20_Char1">wait</text:span> procedures.</text:p>
      <text:p text:style-name="P29"><text:soft-page-break/><text:span text:style-name="T16">monitor</text:span> queue;</text:p>
      <text:p text:style-name="P29"/>
      <text:p text:style-name="P29"><text:span text:style-name="T16">procedure</text:span> inqueue(b: byte); <text:span text:style-name="T16">forward</text:span>;</text:p>
      <text:p text:style-name="P29"><text:span text:style-name="T16">procedure</text:span> outqueue(var b: byte); <text:span text:style-name="T16">forward</text:span>;</text:p>
      <text:p text:style-name="P29"/>
      <text:p text:style-name="P29" loext:marker-style-name="T16"><text:span text:style-name="T16">private</text:span><text:span text:style-name="T16"/></text:p>
      <text:p text:style-name="P29"/>
      <text:p text:style-name="P29"><text:span text:style-name="T16">const</text:span> maxque = 100; { maximum length of queue }</text:p>
      <text:p text:style-name="P29"/>
      <text:p text:style-name="P29" loext:marker-style-name="T20"><text:span text:style-name="T21">type</text:span><text:span text:style-name="T20"> queinx = 1..maxque; { pointers for queue }</text:span></text:p>
      <text:p text:style-name="P93" loext:marker-style-name="T20"/>
      <text:p text:style-name="P29"><text:span text:style-name="T16">var</text:span> fifo: <text:s text:c="4"/><text:span text:style-name="T16">array</text:span> [queinx] <text:span text:style-name="T16">of</text:span> byte; { fifo for queue }</text:p>
      <text:p text:style-name="P29"><text:s text:c="4"/>inptr: <text:s text:c="3"/>queinx; <text:s text:c="3"/>{ in pointer }</text:p>
      <text:p text:style-name="P29"><text:s text:c="4"/>outptr: <text:s text:c="2"/>queinx; <text:s text:c="3"/>{ out pointer }</text:p>
      <text:p text:style-name="P29"><text:s text:c="4"/>notempty: semaphore; { not empty signal }</text:p>
      <text:p text:style-name="P29"><text:s text:c="4"/>notfull: <text:s/>semaphore; { not full signal }</text:p>
      <text:p text:style-name="P29"/>
      <text:p text:style-name="P29">{ queue pointer iterator }</text:p>
      <text:p text:style-name="P29"/>
      <text:p text:style-name="P29"><text:span text:style-name="T16">function</text:span> next(i: queinx): queinx;</text:p>
      <text:p text:style-name="P29"/>
      <text:p text:style-name="P29" loext:marker-style-name="T16"><text:span text:style-name="T16">begin</text:span><text:span text:style-name="T16"/></text:p>
      <text:p text:style-name="P29"/>
      <text:p text:style-name="P29"><text:s text:c="3"/><text:span text:style-name="T16">if</text:span> i = maxque <text:span text:style-name="T16">then</text:span> i := 1 { queue has wrapped }</text:p>
      <text:p text:style-name="P29"><text:s text:c="3"/><text:span text:style-name="T16">else</text:span> i := i+1; { next location }</text:p>
      <text:p text:style-name="P29"/>
      <text:p text:style-name="P29"><text:s text:c="3"/>next := i { return result }</text:p>
      <text:p text:style-name="P29"/>
      <text:p text:style-name="P29"><text:span text:style-name="T16">end</text:span>;</text:p>
      <text:p text:style-name="P29"/>
      <text:p text:style-name="P29">{ place byte in queue }</text:p>
      <text:p text:style-name="P29"/>
      <text:p text:style-name="P29"><text:span text:style-name="T16">procedure</text:span> inqueue(b: byte);</text:p>
      <text:p text:style-name="P29"/>
      <text:p text:style-name="P29" loext:marker-style-name="T16"><text:span text:style-name="T16">begin</text:span><text:span text:style-name="T16"/></text:p>
      <text:p text:style-name="P29"/>
      <text:p text:style-name="P29"><text:s text:c="3"/>{ if full, wait until a byte clears }</text:p>
      <text:p text:style-name="P29"><text:s text:c="3"/><text:span text:style-name="T16">while</text:span> next(inptr) = outptr <text:span text:style-name="T16">do</text:span> wait(notfull);</text:p>
      <text:p text:style-name="P29"/>
      <text:p text:style-name="P29"><text:s text:c="3"/>{ place input byte }</text:p>
      <text:p text:style-name="P29"><text:s text:c="3"/>fifo[inptr] := b;</text:p>
      <text:p text:style-name="P29"><text:s text:c="3"/></text:p>
      <text:p text:style-name="P29"><text:s text:c="3"/>{ set next input location }</text:p>
      <text:p text:style-name="P29"><text:s text:c="3"/>inptr := next(inptr);</text:p>
      <text:p text:style-name="P29"/>
      <text:p text:style-name="P29"><text:s text:c="3"/>{ signal queue is now not empty }</text:p>
      <text:p text:style-name="P29"><text:s text:c="3"/>signal(notempty)</text:p>
      <text:p text:style-name="P29"><text:s text:c="3"/></text:p>
      <text:p text:style-name="P29"><text:span text:style-name="T16">end</text:span>;</text:p>
      <text:p text:style-name="P29"><text:soft-page-break/></text:p>
      <text:p text:style-name="P29">{ get byte from queue }</text:p>
      <text:p text:style-name="P29"/>
      <text:p text:style-name="P29"><text:span text:style-name="T16">procedure</text:span> outqueue(<text:span text:style-name="T16">var</text:span> b: byte);</text:p>
      <text:p text:style-name="P29"/>
      <text:p text:style-name="P29" loext:marker-style-name="T16"><text:span text:style-name="T16">begin</text:span><text:span text:style-name="T16"/></text:p>
      <text:p text:style-name="P29"/>
      <text:p text:style-name="P29"><text:s text:c="3"/>{ if empty, wait until a byte is available }</text:p>
      <text:p text:style-name="P29"><text:s text:c="3"/><text:span text:style-name="T16">while</text:span> inptr = outptr <text:span text:style-name="T16">do</text:span> wait(notempty);</text:p>
      <text:p text:style-name="P29"/>
      <text:p text:style-name="P29"><text:s text:c="3"/>{ get output byte }</text:p>
      <text:p text:style-name="P29"><text:s text:c="3"/>b := fifo[outptr];</text:p>
      <text:p text:style-name="P29"/>
      <text:p text:style-name="P29"><text:s text:c="3"/>{ set next output location }</text:p>
      <text:p text:style-name="P29"><text:s text:c="3"/>outptr := next(outptr);</text:p>
      <text:p text:style-name="P29"/>
      <text:p text:style-name="P29"><text:s text:c="3"/>{ signal queue is now not full }</text:p>
      <text:p text:style-name="P29"><text:s text:c="3"/>signal(notfull)</text:p>
      <text:p text:style-name="P29"/>
      <text:p text:style-name="P29"><text:span text:style-name="T16">end</text:span>;</text:p>
      <text:p text:style-name="P29"/>
      <text:p text:style-name="P29"><text:span text:style-name="T16">begin</text:span> { constructor }</text:p>
      <text:p text:style-name="P29"/>
      <text:p text:style-name="P29"><text:s text:c="3"/>{ set input = output, and queue is empty }</text:p>
      <text:p text:style-name="P29"><text:s text:c="3"/>inptr = 1;</text:p>
      <text:p text:style-name="P29"><text:s text:c="3"/>outptr = 1</text:p>
      <text:p text:style-name="P29"/>
      <text:p text:style-name="P29"><text:span text:style-name="T16">end</text:span>.</text:p>
      <text:p text:style-name="P29"/>
      <text:p text:style-name="Standard">The <text:span text:style-name="Reference_20_Char1">wait</text:span> procedure acts just as a loop to poll if the condition represented by the semaphore has occurred, but it is implemented efficiently under Pascaline. Typically, the calling task is put to sleep until the signal occurs, then it is woken up again to continue.</text:p>
      <text:p text:style-name="Standard">When a <text:span text:style-name="Reference_20_Char1">signal</text:span> call is made, this causes any and all tasks waiting on the semaphore to be freed to run. If the signaling task knows that only one task can actually use the signal, it can use the <text:span text:style-name="Reference_20_Char1">signalone</text:span> <text:span text:style-name="T55">procedure</text:span> instead. This will only free up a single task, and leave the rest to wait for the next signal.</text:p>
      <text:p text:style-name="Standard">Semaphores give tasks an easy method to flag a given event between them. They are most commonly used to pass data between tasks. A "data provider" task would place data into global structures in the monitor, then signal to any "data consumer" tasks that the monitor has data.</text:p>
      <text:p text:style-name="Standard">Semaphores can only be used within a monitor, which is the only place they have meaning. A <text:span text:style-name="Reference_20_Char1">wait</text:span> call would not be useful if it left the monitor lock in effect, blocking any other task from signaling to it. The <text:span text:style-name="Reference_20_Char1">wait</text:span> call releases the lock on the monitor that calls it until it is signaled and emerges from the wait. Then it reasserts the lock and continues.</text:p>
      <text:p text:style-name="Standard">Semaphores are implemented under Pascaline as "fair", or having the property that tasks that wait for a semaphore receive the signal on a "first come-first serve" basis. However, if the <text:span text:style-name="Reference_20_Char1">signal</text:span> procedure is used to signal multiple tasks (as opposed to a <text:span text:style-name="Reference_20_Char1">signalone</text:span> call), it is possible that one or more of the <text:soft-page-break/>signaled tasks could find that the condition being waited on is no longer true, since another task has serviced it first. For this reason, <text:span text:style-name="Reference_20_Char1">wait</text:span> is used in a loop that checks for the condition being true.</text:p>
      <text:p text:style-name="Standard">Note that <text:span text:style-name="Reference_20_Char1">signalone</text:span> could be implemented as <text:span text:style-name="Reference_20_Char1">signal</text:span>. This means that the wait loop method should be used even with <text:span text:style-name="Reference_20_Char1">signalone</text:span>.</text:p>
      <text:p text:style-name="Standard">The equivalent code for <text:span text:style-name="Reference_20_Char1">semaphore</text:span>, <text:span text:style-name="Reference_20_Char1">wait</text:span>, <text:span text:style-name="Reference_20_Char1">signal</text:span> and <text:span text:style-name="Reference_20_Char1">signalone</text:span> is:</text:p>
      <text:p text:style-name="P29"><text:span text:style-name="T16">module</text:span> signal;</text:p>
      <text:p text:style-name="P29"/>
      <text:p text:style-name="P29" loext:marker-style-name="T16"><text:span text:style-name="T16">private</text:span><text:span text:style-name="T16"/></text:p>
      <text:p text:style-name="P29"/>
      <text:p text:style-name="P29"><text:span text:style-name="T16">type</text:span> semaphore = <text:span text:style-name="T16">record</text:span></text:p>
      <text:p text:style-name="P29"/>
      <text:p text:style-name="P29"><text:s text:c="8"/>one: boolean; ! single/multiple signal flag</text:p>
      <text:p text:style-name="P29"><text:s text:c="8"/>inq: integer; ! input queue pointer</text:p>
      <text:p text:style-name="P29"><text:s text:c="8"/>outq: integer ! output queue pointer</text:p>
      <text:p text:style-name="P29"><text:s/></text:p>
      <text:p text:style-name="Code1"><text:s text:c="6"/><text:span text:style-name="T16">end</text:span>;</text:p>
      <text:p text:style-name="Code1"/>
      <text:p text:style-name="Code1"><text:span text:style-name="T16">var</text:span> s: semaphore;</text:p>
      <text:p text:style-name="Code1"/>
      <text:p text:style-name="Code1">! Find next queue circular position</text:p>
      <text:p text:style-name="Code1"/>
      <text:p text:style-name="Code1"><text:span text:style-name="T16">function</text:span> next(i: integer): integer;</text:p>
      <text:p text:style-name="Code1"/>
      <text:p text:style-name="Code1" loext:marker-style-name="T16"><text:span text:style-name="T16">begin</text:span><text:span text:style-name="T16"/></text:p>
      <text:p text:style-name="Code1"/>
      <text:p text:style-name="Code1"><text:s text:c="3"/><text:span text:style-name="T16">if</text:span> i = maxint <text:span text:style-name="T16">then</text:span> i := 0 <text:span text:style-name="T16">else</text:span> i := i+1</text:p>
      <text:p text:style-name="Code1"/>
      <text:p text:style-name="Code1"><text:s text:c="3"/><text:span text:style-name="T16">result</text:span> i</text:p>
      <text:p text:style-name="Code1"/>
      <text:p text:style-name="Code1"><text:span text:style-name="T16">end</text:span>;</text:p>
      <text:p text:style-name="Code1"/>
      <text:p text:style-name="Code1">! Test for queue empty</text:p>
      <text:p text:style-name="Code1"/>
      <text:p text:style-name="Code1"><text:span text:style-name="T16">function</text:span> empty(<text:span text:style-name="T16">var</text:span> s: semaphore): boolean;</text:p>
      <text:p text:style-name="Code1"/>
      <text:p text:style-name="Code1" loext:marker-style-name="T16"><text:span text:style-name="T16">begin</text:span><text:span text:style-name="T16"/></text:p>
      <text:p text:style-name="Code1"/>
      <text:p text:style-name="Code1"><text:s text:c="3"/><text:span text:style-name="T16">result</text:span> s.outq = s.inq</text:p>
      <text:p text:style-name="Code1"/>
      <text:p text:style-name="Code1"><text:span text:style-name="T16">end</text:span>;</text:p>
      <text:p text:style-name="Code1"/>
      <text:p text:style-name="Code1">! Test for queue full</text:p>
      <text:p text:style-name="Code1"/>
      <text:p text:style-name="Code1"><text:span text:style-name="T16">function</text:span> full(<text:span text:style-name="T16">var</text:span> s: semaphore): boolean;</text:p>
      <text:p text:style-name="Code1"/>
      <text:p text:style-name="Code1" loext:marker-style-name="T16"><text:span text:style-name="T16">begin</text:span><text:span text:style-name="T16"/></text:p>
      <text:p text:style-name="Code1"/>
      <text:p text:style-name="Code1"><text:soft-page-break/><text:s text:c="3"/><text:span text:style-name="T16">result</text:span> s.outq = next(s.inq)</text:p>
      <text:p text:style-name="Code1"/>
      <text:p text:style-name="Code1"><text:span text:style-name="T16">end</text:span>;</text:p>
      <text:p text:style-name="Code1"/>
      <text:p text:style-name="Code1"><text:span text:style-name="T16">procedure</text:span> wait(<text:span text:style-name="T16">var</text:span> s: semaphore);</text:p>
      <text:p text:style-name="Code1"/>
      <text:p text:style-name="Code1"><text:span text:style-name="T16">var</text:span> p: integer; ! our place in queue</text:p>
      <text:p text:style-name="Code1"/>
      <text:p text:style-name="Code1" loext:marker-style-name="T16"><text:span text:style-name="T16">begin</text:span><text:span text:style-name="T16"/></text:p>
      <text:p text:style-name="Code1"/>
      <text:p text:style-name="Code1"><text:s text:c="3"/>! if queue is full, wait for entry</text:p>
      <text:p text:style-name="Code1"><text:s text:c="3"/><text:span text:style-name="T16">while</text:span> full(s) <text:span text:style-name="T16">do</text:span> escape;</text:p>
      <text:p text:style-name="Code1"><text:s text:c="3"/>s.inq := next(s.inq); ! advance input queue</text:p>
      <text:p text:style-name="Code1"><text:s text:c="3"/>p := s.inq; ! save that position</text:p>
      <text:p text:style-name="Code1"><text:s text:c="3"/><text:span text:style-name="T16">while</text:span> s.outq &lt;&gt; p <text:span text:style-name="T16">do</text:span> escape; ! wait for our turn</text:p>
      <text:p text:style-name="Code1"><text:s text:c="3"/>! if there are more in queue and not single mode, advance</text:p>
      <text:p text:style-name="Code1"><text:s text:c="3"/><text:span text:style-name="T16">if</text:span> <text:span text:style-name="T16">not</text:span> (s.one <text:span text:style-name="T16">and</text:span> not empty(s)) <text:span text:style-name="T16">then</text:span> s.outq := next(s.outq)</text:p>
      <text:p text:style-name="Code1"/>
      <text:p text:style-name="Code1"><text:span text:style-name="T16">end</text:span>;</text:p>
      <text:p text:style-name="Code1"/>
      <text:p text:style-name="Code1"><text:span text:style-name="T16">procedure</text:span> signal(<text:span text:style-name="T16">var</text:span> s: semaphore);</text:p>
      <text:p text:style-name="Code1"/>
      <text:p text:style-name="Code1" loext:marker-style-name="T16"><text:span text:style-name="T16">begin</text:span><text:span text:style-name="T16"/></text:p>
      <text:p text:style-name="Code1"/>
      <text:p text:style-name="Code1"><text:s text:c="3"/>! flag signal complete</text:p>
      <text:p text:style-name="Code1"><text:s text:c="3"/><text:span text:style-name="T16">if</text:span> not empty(s) then s.outq := next(s.outq);</text:p>
      <text:p text:style-name="Code1"><text:s text:c="3"/>s.one := false ! set multiple waiters ok</text:p>
      <text:p text:style-name="Code1"/>
      <text:p text:style-name="Code1"><text:span text:style-name="T16">end</text:span>;</text:p>
      <text:p text:style-name="Code1"/>
      <text:p text:style-name="Code1"><text:span text:style-name="T16">procedure</text:span> signalone(<text:span text:style-name="T16">var</text:span> s: semaphore);</text:p>
      <text:p text:style-name="Code1"/>
      <text:p text:style-name="Code1" loext:marker-style-name="T16"><text:span text:style-name="T16">begin</text:span><text:span text:style-name="T16"/></text:p>
      <text:p text:style-name="Code1"/>
      <text:p text:style-name="Code1"><text:s text:c="3"/>! flag signal complete</text:p>
      <text:p text:style-name="Code1"><text:s text:c="3"/><text:span text:style-name="T16">if</text:span> not empty(s) <text:span text:style-name="T16">then</text:span> s.outq := next(s.outq);</text:p>
      <text:p text:style-name="Code1"><text:s text:c="3"/>s.one := true ! set single waiters</text:p>
      <text:p text:style-name="Code1"/>
      <text:p text:style-name="Code1"><text:span text:style-name="T16">end</text:span>;</text:p>
      <text:p text:style-name="Code1"/>
      <text:p text:style-name="Code1"><text:span text:style-name="T16">begin</text:span> ! initializer block for signal</text:p>
      <text:p text:style-name="Code1"/>
      <text:p text:style-name="Code1"><text:s text:c="3"/>! set no signal active</text:p>
      <text:p text:style-name="Code1"><text:s text:c="3"/></text:p>
      <text:p text:style-name="Code1"><text:s text:c="3"/>s.inq := 0;</text:p>
      <text:p text:style-name="Code1"><text:s text:c="3"/>s.outq := 0</text:p>
      <text:p text:style-name="Code1"/>
      <text:p text:style-name="Code1"><text:span text:style-name="T16">end</text:span>.</text:p>
      <text:p text:style-name="Code1"/>
      <text:p text:style-name="Standard"><text:soft-page-break/>The procedure <text:span text:style-name="Reference_20_Char1">escape</text:span> exists in another module. Its only purpose is to break the monitor lock in signal, which is satisfied by exiting the module and returning. It could do more, for example it could make a system call to release the rest of its task time.</text:p>
      <text:p text:style-name="Code1"><text:span text:style-name="T16">share</text:span> other;</text:p>
      <text:p text:style-name="Code1"/>
      <text:p text:style-name="Code1"><text:span text:style-name="T16">procedure</text:span> escape;</text:p>
      <text:p text:style-name="Code1"/>
      <text:p text:style-name="Code1" loext:marker-style-name="T16"><text:span text:style-name="T16">begin</text:span><text:span text:style-name="T16"/></text:p>
      <text:p text:style-name="Code1"/>
      <text:p text:style-name="Code1"><text:span text:style-name="T16">end</text:span>;</text:p>
      <text:p text:style-name="Code1"/>
      <text:p text:style-name="Code1">.</text:p>
      <text:p text:style-name="Code1"/>
      <text:p text:style-name="Standard">The equivalence implements a fair locking scheme. Each of the waiters for a signal is placed in a first in, first out queue. For <text:span text:style-name="Reference_20_Char1">signalone</text:span>, only the head task or first in receives the signal. For <text:span text:style-name="Reference_20_Char1">signal</text:span>, all of the waiters in the queue receive the signal.</text:p>
      <text:p text:style-name="Standard">The difference between this equivalent implementation of <text:span text:style-name="Reference_20_Char1">semaphore</text:span>, <text:span text:style-name="Reference_20_Char1">wait</text:span>, <text:span text:style-name="Reference_20_Char1">signal</text:span> and <text:span text:style-name="Reference_20_Char1">signalone</text:span> is that the system specific implementation can arrange for only the prime entry waiting on a signal is scheduled to run. Thus, there is no polling and no wasted CPU time.</text:p>
      <text:h text:style-name="Heading_20_2" text:outline-level="2"><text:bookmark-start text:name="_Toc4731066"/><text:bookmark-start text:name="__RefHeading___Toc45991_401020179"/>Channels<text:bookmark-end text:name="_Toc4731066"/><text:bookmark-end text:name="__RefHeading___Toc45991_401020179"/></text:h>
      <text:p text:style-name="P71">A <text:span text:style-name="Reference_20_Char1"><text:span text:style-name="T55">channel</text:span></text:span> is one step beyond a monitor. It does not allow any procedure or subroutine to appear as public, but instead only allows properties to be exposed publically. As with a monitor, the read and write blocks of a property are locked.</text:p>
      <text:p text:style-name="P29"><text:soft-page-break/><text:span text:style-name="T16">channel</text:span> queue;</text:p>
      <text:p text:style-name="P29"/>
      <text:p text:style-name="P29"><text:span text:style-name="T16">property </text:span>bfifo: byte;<text:span text:style-name="T16"> forward</text:span>;</text:p>
      <text:p text:style-name="P29"/>
      <text:p text:style-name="P29" loext:marker-style-name="T16"><text:span text:style-name="T16">private</text:span><text:span text:style-name="T16"/></text:p>
      <text:p text:style-name="P29"/>
      <text:p text:style-name="P29"><text:span text:style-name="T16">const</text:span> maxque = 100; ! maximum length of queue</text:p>
      <text:p text:style-name="P29"/>
      <text:p text:style-name="P29" loext:marker-style-name="T20"><text:span text:style-name="T21">type</text:span><text:span text:style-name="T20"> queinx = 1..maxque; ! pointers for queue</text:span></text:p>
      <text:p text:style-name="P93" loext:marker-style-name="T20"/>
      <text:p text:style-name="P29"><text:span text:style-name="T16">var</text:span> fifo: <text:s text:c="4"/><text:span text:style-name="T16">array</text:span> [queinx] <text:span text:style-name="T16">of</text:span> byte; ! fifo for queue</text:p>
      <text:p text:style-name="P29"><text:s text:c="4"/>inptr: <text:s text:c="3"/>queinx; <text:s text:c="3"/>! in pointer</text:p>
      <text:p text:style-name="P29"><text:s text:c="4"/>outptr: <text:s text:c="2"/>queinx; <text:s text:c="3"/>! out pointer</text:p>
      <text:p text:style-name="P29"><text:s text:c="4"/>notempty: semaphore; ! not empty signal</text:p>
      <text:p text:style-name="P29"><text:s text:c="4"/>notfull: <text:s/>semaphore; ! not full signal</text:p>
      <text:p text:style-name="P29"/>
      <text:p text:style-name="P29">! queue pointer iterator</text:p>
      <text:p text:style-name="P29"/>
      <text:p text:style-name="P29"><text:span text:style-name="T16">function</text:span> next(i: queinx): queinx;</text:p>
      <text:p text:style-name="P29"/>
      <text:p text:style-name="P29" loext:marker-style-name="T16"><text:span text:style-name="T16">begin</text:span><text:span text:style-name="T16"/></text:p>
      <text:p text:style-name="P29"/>
      <text:p text:style-name="P29"><text:s text:c="3"/><text:span text:style-name="T16">if</text:span> i = maxque <text:span text:style-name="T16">then</text:span> i := 1 ! queue has wrapped</text:p>
      <text:p text:style-name="P29"><text:s text:c="3"/><text:span text:style-name="T16">else</text:span> i := i+1; ! next location</text:p>
      <text:p text:style-name="P29"/>
      <text:p text:style-name="P29"><text:s text:c="3"/>result i ! return result</text:p>
      <text:p text:style-name="P29"/>
      <text:p text:style-name="P29"><text:span text:style-name="T16">end</text:span>;</text:p>
      <text:p text:style-name="P29"/>
      <text:p text:style-name="P29"><text:span text:style-name="T16">property </text:span>bfifo: byte;</text:p>
      <text:p text:style-name="P29"/>
      <text:p text:style-name="P29">! place byte in queue</text:p>
      <text:p text:style-name="P29"/>
      <text:p text:style-name="P29" loext:marker-style-name="T16"><text:span text:style-name="T16">begin</text:span><text:span text:style-name="T16"/></text:p>
      <text:p text:style-name="P29"/>
      <text:p text:style-name="P29"><text:s text:c="3"/>{ if full, wait until a byte clears</text:p>
      <text:p text:style-name="P29"><text:s text:c="3"/><text:span text:style-name="T16">while</text:span> next(inptr) = outptr <text:span text:style-name="T16">do</text:span> wait(notfull);</text:p>
      <text:p text:style-name="P29"/>
      <text:p text:style-name="P29"><text:s text:c="3"/>! place input byte</text:p>
      <text:p text:style-name="P29"><text:s text:c="3"/>fifo[inptr] := bfifo;</text:p>
      <text:p text:style-name="P29"><text:s text:c="3"/></text:p>
      <text:p text:style-name="P29"><text:s text:c="3"/>! set next input location</text:p>
      <text:p text:style-name="P29"><text:s text:c="3"/>inptr := next(inptr);</text:p>
      <text:p text:style-name="P29"/>
      <text:p text:style-name="P29"><text:s text:c="3"/>! signal queue is now not empty</text:p>
      <text:p text:style-name="P29"><text:s text:c="3"/>signal(notempty)</text:p>
      <text:p text:style-name="P29"><text:s text:c="3"/></text:p>
      <text:p text:style-name="P29"><text:span text:style-name="T16">end</text:span>;</text:p>
      <text:p text:style-name="P29"/>
      <text:p text:style-name="P29"><text:soft-page-break/>! get byte from queue</text:p>
      <text:p text:style-name="P29"/>
      <text:p text:style-name="P29" loext:marker-style-name="T16"><text:span text:style-name="T16">begin</text:span><text:span text:style-name="T16"/></text:p>
      <text:p text:style-name="P29"/>
      <text:p text:style-name="P29"><text:s text:c="3"/>! if empty, wait until a byte is available</text:p>
      <text:p text:style-name="P29"><text:s text:c="3"/><text:span text:style-name="T16">while</text:span> inptr = outptr<text:span text:style-name="T16"> do</text:span> wait(notempty);</text:p>
      <text:p text:style-name="P29"/>
      <text:p text:style-name="P29"><text:s text:c="3"/>! get output byte</text:p>
      <text:p text:style-name="P29"><text:s text:c="3"/>bfifo := fifo[outptr];</text:p>
      <text:p text:style-name="P29"/>
      <text:p text:style-name="P29"><text:s text:c="3"/>! set next output location</text:p>
      <text:p text:style-name="P29"><text:s text:c="3"/>outptr := next(outptr);</text:p>
      <text:p text:style-name="P29"/>
      <text:p text:style-name="P29"><text:s text:c="3"/>! signal queue is now not full</text:p>
      <text:p text:style-name="P29"><text:s text:c="3"/>signal(notfull)</text:p>
      <text:p text:style-name="P29"/>
      <text:p text:style-name="P29"><text:span text:style-name="T16">end</text:span>;</text:p>
      <text:p text:style-name="P29"/>
      <text:p text:style-name="P29"><text:span text:style-name="T16">begin</text:span> ! constructor</text:p>
      <text:p text:style-name="P29"/>
      <text:p text:style-name="P29"><text:s text:c="3"/>! set input = output, and queue is empty</text:p>
      <text:p text:style-name="P29"><text:s text:c="3"/>inptr = 1;</text:p>
      <text:p text:style-name="P29"><text:s text:c="3"/>outptr = 1</text:p>
      <text:p text:style-name="P29"/>
      <text:p text:style-name="P29"><text:span text:style-name="T16">end</text:span>.</text:p>
      <text:p text:style-name="Code1"/>
      <text:p text:style-name="Standard">Note that the channel code uses the same <text:span text:style-name="Reference_20_Char1">signal</text:span>, <text:span text:style-name="Reference_20_Char1">signalone</text:span> and <text:span text:style-name="Reference_20_Char1">wait</text:span> routines as does a monitor. This is the same byte queue code as given before for a monitor, refactored for channels. The resulting channel is used as follows:</text:p>
      <text:p text:style-name="Code1"><text:span text:style-name="T16">program</text:span> p;</text:p>
      <text:p text:style-name="Code1"/>
      <text:p text:style-name="Code1"><text:span text:style-name="T16">uses</text:span> queue;</text:p>
      <text:p text:style-name="Code1"/>
      <text:p text:style-name="Code1"><text:span text:style-name="T16">var</text:span> i: integer;</text:p>
      <text:p text:style-name="Code1"/>
      <text:p text:style-name="Code1" loext:marker-style-name="T16"><text:span text:style-name="T16">begin</text:span><text:span text:style-name="T16"/></text:p>
      <text:p text:style-name="Code1"/>
      <text:p text:style-name="Code1"><text:s text:c="3"/><text:span text:style-name="T16">for</text:span> i := 1 <text:span text:style-name="T16">to</text:span> 10 <text:span text:style-name="T16">do</text:span> bfifo := i;</text:p>
      <text:p text:style-name="Code1"><text:s text:c="3"/><text:span text:style-name="T16">for</text:span> i := 1 <text:span text:style-name="T16">to</text:span> 10 <text:span text:style-name="T16">do</text:span> writeln(‘The numbers are: ‘, bfifo)</text:p>
      <text:p text:style-name="Code1"/>
      <text:p text:style-name="Code1"><text:span text:style-name="T16">end</text:span>.</text:p>
      <text:p text:style-name="Code1"/>
      <text:p text:style-name="Standard">Would print:</text:p>
      <text:p text:style-name="Standard">1 2 3 4 5 6 7 8 9 10</text:p>
      <text:p text:style-name="Standard">Because the numbers are run through the byte queue in order. Such a queue can form the basis of an intertask communication system.</text:p>
      <text:p text:style-name="Standard"><text:soft-page-break/>Channels are a more advanced multitasking object than monitors because:</text:p>
      <text:list text:style-name="WWNum30">
        <text:list-item>
          <text:p text:style-name="P179">They don’t have or need (most of) the pointer passing restrictions of a monitor, since there are no parameter lists for procedures or functions.</text:p>
        </text:list-item>
        <text:list-item>
          <text:p text:style-name="P179">The “client” and “server” of a channel can be implemented in different threads on the same processor, different shared memory processors, wholly separate processors, and even geographically separated processors connected by a network, without the overhead and problems of remote procedure calls. The server can even be implemented in hardware.</text:p>
        </text:list-item>
      </text:list>
      <text:p text:style-name="Standard">Notes: </text:p>
      <text:list text:style-name="WWNum46">
        <text:list-item>
          <text:p text:style-name="P180">The property type may not contain a pointer, nor a structure that contains a pointer..</text:p>
        </text:list-item>
        <text:list-item>
          <text:p text:style-name="P180">A channel can contain any number of public properties.</text:p>
        </text:list-item>
      </text:list>
      <text:h text:style-name="Heading_20_2" text:outline-level="2"><text:bookmark-start text:name="_Toc4731067"/><text:bookmark-start text:name="__RefHeading___Toc45993_401020179"/>Classes<text:bookmark-end text:name="_Toc4731067"/><text:bookmark-end text:name="__RefHeading___Toc45993_401020179"/></text:h>
      <text:p text:style-name="P40">class-declaration = ('class' | ‘thread’| ‘atom’) identifier ' [ class-parameter-list ] ;' [ 'extends' class-name ';' ] block '.' .</text:p>
      <text:p text:style-name="P40">class-parameter-list = ‘(‘ class-parameter { ‘;’ class-parameter } ‘)’ .</text:p>
      <text:p text:style-name="P40">class-parameter = [ ‘view’ ] identifier-list ‘;’ type-idenifier .</text:p>
      <text:p text:style-name="P40">class-name = qualified-identifier .</text:p>
      <text:p text:style-name="P40">block = { declaration } [ 'private' { declaration } ] statement-part [ ';' statement-part ] .</text:p>
      <text:p text:style-name="P72">declaration = label-declaration-part | constant-definition-part | type-definition-part | variable-declaration-part | fixed-declaration-part | procedure-declaration ';' | function-declaration ‘;’ <text:span text:style-name="T55">property-declaration </text:span>| class-declaration ';' .</text:p>
      <text:p text:style-name="Standard">Modules in Pascaline provide a way to package types, variables, procedures, functions and other definitions together as a unit to be used by other parts of the program. Classes extend this further by providing a general description of a module <text:span text:style-name="T55">from which</text:span> the program can create any number of instances.</text:p>
      <text:p text:style-name="Standard">In Pascaline, modules are both a description of a class, and the only instance of it.</text:p>
      <text:p text:style-name="Standard">Classes fit in the program hierarchy between modules and procedures/functions:</text:p>
      <text:p text:style-name="Standard"><text:soft-page-break/><draw:g text:anchor-type="as-char" draw:z-index="3" draw:name="Canvas 29" draw:style-name="gr1"><draw:custom-shape draw:style-name="gr2" draw:text-style-name="P257" svg:width="6.0004in" svg:height="2.168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58" svg:width="3.828in" svg:height="1.674in" svg:x="0.6063in" svg:y="0.2417in"><text:p text:style-name="P218"><text:span text:style-name="T15">Modul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258" svg:width="3.1051in" svg:height="1.0906in" svg:x="0.9327in" svg:y="0.6835in"><text:p text:style-name="P218"><text:span text:style-name="T15">Class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258" svg:width="2.0776in" svg:height="0.3835in" svg:x="1.2819in" svg:y="1.1736in"><text:p text:style-name="P218"><text:span text:style-name="T15">Procedures/func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The class is a collection of types, variables and procedures called "members", and it has per-instance data.</text:p>
      <text:p text:style-name="Standard">A class is declared by the word-symbol <text:span text:style-name="Reference_20_Char1">class</text:span>, and it can appear anywhere in declaration:</text:p>
      <text:p text:style-name="P39"><text:span text:style-name="T16"/></text:p>
      <text:p text:style-name="P103"><text:span text:style-name="T16">uses</text:span> mylib;</text:p>
      <text:p text:style-name="P39"/>
      <text:p text:style-name="P39"><text:span text:style-name="T16">class</text:span> myclass;</text:p>
      <text:p text:style-name="P39"/>
      <text:p text:style-name="P39"><text:span text:style-name="T16">type</text:span> a = char;</text:p>
      <text:p text:style-name="P39"/>
      <text:p text:style-name="P39"><text:span text:style-name="T16">var</text:span> c, d: integer;</text:p>
      <text:p text:style-name="P39"/>
      <text:p text:style-name="P39"><text:span text:style-name="T16">procedure</text:span> x;</text:p>
      <text:p text:style-name="P39"/>
      <text:p text:style-name="P39" loext:marker-style-name="T16"><text:span text:style-name="T16">begin</text:span><text:span text:style-name="T16"/></text:p>
      <text:p text:style-name="P39"/>
      <text:p text:style-name="P39"><text:span text:style-name="T16">end</text:span>;</text:p>
      <text:p text:style-name="P39"/>
      <text:p text:style-name="P39" loext:marker-style-name="T16"><text:span text:style-name="T16">private</text:span><text:span text:style-name="T16"/></text:p>
      <text:p text:style-name="P39"/>
      <text:p text:style-name="P39"><text:span text:style-name="T16">procedure</text:span> y;</text:p>
      <text:p text:style-name="Code1"/>
      <text:p text:style-name="P87">begin</text:p>
      <text:p text:style-name="P102"><text:span text:style-name="T17">end</text:span>;</text:p>
      <text:p text:style-name="P39"/>
      <text:p text:style-name="P39" loext:marker-style-name="T16"><text:span text:style-name="T16">begin</text:span><text:span text:style-name="T16"/></text:p>
      <text:p text:style-name="P39"/>
      <text:p text:style-name="P39"><text:s text:c="3"/>{ optional constructor }</text:p>
      <text:p text:style-name="P39"/>
      <text:p text:style-name="P39"><text:span text:style-name="T16">end</text:span>;</text:p>
      <text:p text:style-name="P39"/>
      <text:p text:style-name="P39" loext:marker-style-name="T16"><text:span text:style-name="T16">begin</text:span><text:span text:style-name="T16"/></text:p>
      <text:p text:style-name="P39"/>
      <text:p text:style-name="P39"><text:s text:c="3"/>{ optional destructor }</text:p>
      <text:p text:style-name="P39"/>
      <text:p text:style-name="P39"><text:span text:style-name="T16">end</text:span>.</text:p>
      <text:p text:style-name="Code1"/>
      <text:p text:style-name="Standard">Classes <text:s/>can only exist within modules.</text:p>
      <text:p text:style-name="Standard">Classes themselves define a new type.</text:p>
      <text:p text:style-name="Standard">When a procedure or function appears in a class, it is referred to as a method. A class can refer to any of the declarations in the surrounding module. The methods of a class can refer to both the variables inside the class as well as the variables in the block that surrounds it.</text:p>
      <text:p text:style-name="Standard">As a module can, a class can use the <text:span text:style-name="Reference_20_Char1">private</text:span> word-symbol to specify declarations within the class that are private.</text:p>
      <text:p text:style-name="Standard">Note goto references cannot cross between constructor and destructor.</text:p>
      <text:h text:style-name="Heading_20_3" text:outline-level="3"><text:bookmark-start text:name="_Toc4731068"/><text:bookmark-start text:name="__RefHeading___Toc45995_401020179"/>Qualidents<text:bookmark-end text:name="_Toc4731068"/><text:bookmark-end text:name="__RefHeading___Toc45995_401020179"/></text:h>
      <text:p text:style-name="Standard">To access the members of a class, a qualident must be used just as for modules. Qualidents for classes are of the form:</text:p>
      <text:p text:style-name="P65"><text:soft-page-break/>qualident = [ module-name ‘.’ ] class-name | instance-name ‘.’ { class-name | instance-name ‘.’ } member-name</text:p>
      <text:p text:style-name="Standard">The first part of the qualident specifies the module name if the class exists in an external module. The name of the class then appears, and this can be repeated any number of times when classes are defined inside other classes.</text:p>
      <text:p text:style-name="Standard">Whether the class name or the instance name is used is according to the declaration kind of the member:</text:p>
      <table:table table:name="Table55" table:style-name="Table55">
        <table:table-column table:style-name="Table55.A"/>
        <table:table-column table:style-name="Table55.B"/>
        <table:table-row table:style-name="Table55.1">
          <table:table-cell table:style-name="Table55.A1" office:value-type="string">
            <text:p text:style-name="P225" loext:marker-style-name="T3"><text:span text:style-name="T5">Kind</text:span><text:span text:style-name="T3"/></text:p>
          </table:table-cell>
          <table:table-cell table:style-name="Table55.A1" office:value-type="string">
            <text:p text:style-name="P225" loext:marker-style-name="T3"><text:span text:style-name="T5">Uses</text:span><text:span text:style-name="T3"/></text:p>
          </table:table-cell>
        </table:table-row>
        <table:table-row table:style-name="Table55.1">
          <table:table-cell table:style-name="Table55.A2" office:value-type="string">
            <text:p text:style-name="P228" loext:marker-style-name="T25"><text:span text:style-name="T26">const</text:span><text:span text:style-name="T25"/></text:p>
          </table:table-cell>
          <table:table-cell table:style-name="Table55.B2" office:value-type="string">
            <text:p text:style-name="P37" loext:marker-style-name="T26"><text:span text:style-name="T26">class name</text:span><text:span text:style-name="T26"/></text:p>
          </table:table-cell>
        </table:table-row>
        <table:table-row table:style-name="Table55.1">
          <table:table-cell table:style-name="Table55.A3" office:value-type="string">
            <text:p text:style-name="P228" loext:marker-style-name="T25"><text:span text:style-name="T26">type</text:span><text:span text:style-name="T25"/></text:p>
          </table:table-cell>
          <table:table-cell table:style-name="Table55.B3" office:value-type="string">
            <text:p text:style-name="P37" loext:marker-style-name="T26"><text:span text:style-name="T26">class name</text:span><text:span text:style-name="T26"/></text:p>
          </table:table-cell>
        </table:table-row>
        <table:table-row table:style-name="Table55.1">
          <table:table-cell table:style-name="Table55.A2" office:value-type="string">
            <text:p text:style-name="P228" loext:marker-style-name="T25"><text:span text:style-name="T26">fixed</text:span><text:span text:style-name="T25"/></text:p>
          </table:table-cell>
          <table:table-cell table:style-name="Table55.B2" office:value-type="string">
            <text:p text:style-name="P37" loext:marker-style-name="T26"><text:span text:style-name="T26">class name</text:span><text:span text:style-name="T26"/></text:p>
          </table:table-cell>
        </table:table-row>
        <table:table-row table:style-name="Table55.1">
          <table:table-cell table:style-name="Table55.A5" office:value-type="string">
            <text:p text:style-name="P228" loext:marker-style-name="T25"><text:span text:style-name="T26">variable</text:span><text:span text:style-name="T25"/></text:p>
          </table:table-cell>
          <table:table-cell table:style-name="Table55.B5" office:value-type="string">
            <text:p text:style-name="P37" loext:marker-style-name="T26"><text:span text:style-name="T26">instance name</text:span><text:span text:style-name="T26"/></text:p>
          </table:table-cell>
        </table:table-row>
        <table:table-row table:style-name="Table55.1">
          <table:table-cell table:style-name="Table55.A6" office:value-type="string">
            <text:p text:style-name="P228" loext:marker-style-name="T25"><text:span text:style-name="T26">procedure or function</text:span><text:span text:style-name="T25"/></text:p>
          </table:table-cell>
          <table:table-cell table:style-name="Table55.B6" office:value-type="string">
            <text:p text:style-name="P37" loext:marker-style-name="T26"><text:span text:style-name="T26">instance name</text:span><text:span text:style-name="T26"/></text:p>
          </table:table-cell>
        </table:table-row>
      </table:table>
      <text:p text:style-name="Standard"/>
      <text:h text:style-name="Heading_20_3" text:outline-level="3"><text:bookmark-start text:name="_Toc4731069"/><text:bookmark-start text:name="__RefHeading___Toc45997_401020179"/>Object instantiation<text:bookmark-end text:name="_Toc4731069"/><text:bookmark-end text:name="__RefHeading___Toc45997_401020179"/></text:h>
      <text:p text:style-name="Standard">A class does not create any actual variables, procedures and functions when it is defined. A class is a template for an object. To create an object from a class, it must be instantiated, which means to give the class a complete set of locations in memory. If that memory is static, the instance is static. If the memory is allocated dynamically, the instance is dynamic.</text:p>
      <text:p text:style-name="P254">Note: objects cannot be copied from one to another, even if they are compatible. Only their members can be copied.</text:p>
      <text:h text:style-name="Heading_20_3" text:outline-level="3"><text:bookmark-start text:name="_Toc4731070"/><text:bookmark-start text:name="__RefHeading___Toc45999_401020179"/>Static objects<text:bookmark-end text:name="_Toc4731070"/><text:bookmark-end text:name="__RefHeading___Toc45999_401020179"/></text:h>
      <text:p text:style-name="Standard">To create a static instance, the class name is used as a type as follows:</text:p>
      <text:p text:style-name="P39"><text:span text:style-name="T16">program</text:span> p;</text:p>
      <text:p text:style-name="P39"/>
      <text:p text:style-name="P39"><text:span text:style-name="T16">class</text:span> ci;<text:line-break/></text:p>
      <text:p text:style-name="P39"><text:span text:style-name="T16">var</text:span> a: integer;</text:p>
      <text:p text:style-name="P39"><text:s text:c="4"/>c: char;</text:p>
      <text:p text:style-name="P39"/>
      <text:p text:style-name="P39">.</text:p>
      <text:p text:style-name="P39"/>
      <text:p text:style-name="P39"><text:span text:style-name="T16">var</text:span> z: ci;</text:p>
      <text:p text:style-name="P39"/>
      <text:p text:style-name="P39" loext:marker-style-name="T16"><text:span text:style-name="T16">begin</text:span><text:span text:style-name="T16"/></text:p>
      <text:p text:style-name="P39"/>
      <text:p text:style-name="P39"><text:s text:c="3"/>z.a := 42</text:p>
      <text:p text:style-name="P39"/>
      <text:p text:style-name="Code1"><text:span text:style-name="T16">end</text:span>.</text:p>
      <text:p text:style-name="Code1"/>
      <text:p text:style-name="Standard">A static instance is static even if it is a local of a procedure or function, or instantiated within another class. An instance does not become dynamic unless it is allocated dynamically via <text:span text:style-name="Reference_20_Char1">new</text:span>.</text:p>
      <text:h text:style-name="Heading_20_3" text:outline-level="3"><text:bookmark-start text:name="_Toc4731071"/><text:bookmark-start text:name="__RefHeading___Toc46001_401020179"/><text:soft-page-break/>Dynamic objects<text:bookmark-end text:name="_Toc4731071"/><text:bookmark-end text:name="__RefHeading___Toc46001_401020179"/></text:h>
      <text:p text:style-name="Standard">To create a dynamic instance, a reference is created to the type:</text:p>
      <text:p text:style-name="P39"><text:span text:style-name="T16">program</text:span> p;</text:p>
      <text:p text:style-name="P39"/>
      <text:p text:style-name="P39"><text:span text:style-name="T16">class</text:span> ci;<text:line-break/></text:p>
      <text:p text:style-name="P39"><text:span text:style-name="T16">var</text:span> a: integer;</text:p>
      <text:p text:style-name="P39"><text:s text:c="4"/>c: char;</text:p>
      <text:p text:style-name="P39"/>
      <text:p text:style-name="P39">.</text:p>
      <text:p text:style-name="P39"/>
      <text:p text:style-name="P39"><text:span text:style-name="T16">var</text:span> z: <text:span text:style-name="T16">reference</text:span> <text:span text:style-name="T16">to</text:span> ci;</text:p>
      <text:p text:style-name="P39"/>
      <text:p text:style-name="P39" loext:marker-style-name="T16"><text:span text:style-name="T16">begin</text:span><text:span text:style-name="T16"/></text:p>
      <text:p text:style-name="P39"/>
      <text:p text:style-name="P39"><text:s text:c="3"/>new(z);</text:p>
      <text:p text:style-name="P39"><text:s text:c="3"/>z.a := 42</text:p>
      <text:p text:style-name="P39"/>
      <text:p text:style-name="Code1"><text:span text:style-name="T16">end</text:span>.</text:p>
      <text:p text:style-name="Code1"/>
      <text:p text:style-name="Standard">This creates a special variable <text:span text:style-name="Reference_20_Char1">z</text:span> that is used to access the object that instantiates the class. The actual creation of the object is done by the standard procedures <text:span text:style-name="Reference_20_Char1">new</text:span> and <text:span text:style-name="Reference_20_Char1">dispose</text:span>:</text:p>
      <text:p text:style-name="Standard">The definitions for the object referenced by <text:span text:style-name="Reference_20_Char1">z</text:span> can be accessed by a qualident:</text:p>
      <text:p text:style-name="Code1">z.c := 1; ! assign value to object variable</text:p>
      <text:p text:style-name="Code1">z.x; ! call object procedure x</text:p>
      <text:p text:style-name="Code1"/>
      <text:p text:style-name="Standard">A reference variable can point to any object defined with a compatible class. It can also point to no object at all:</text:p>
      <text:p text:style-name="Code1">z := <text:span text:style-name="T16">nil</text:span>;</text:p>
      <text:p text:style-name="Code1"/>
      <text:p text:style-name="Standard">Just as a pointer variable can. Further, two references can be compared, or assigned, just as pointers can:</text:p>
      <text:p text:style-name="P39"><text:soft-page-break/><text:span text:style-name="T16">program</text:span> p;</text:p>
      <text:p text:style-name="P39"/>
      <text:p text:style-name="P39"><text:span text:style-name="T16">class</text:span> c;</text:p>
      <text:p text:style-name="P39"/>
      <text:p text:style-name="P39" loext:marker-style-name="T16"><text:span text:style-name="T16">begin</text:span><text:span text:style-name="T16"/></text:p>
      <text:p text:style-name="P39"><text:span text:style-name="T16">end</text:span>.</text:p>
      <text:p text:style-name="P39"/>
      <text:p text:style-name="P39"><text:span text:style-name="T16">var</text:span> z, q: <text:span text:style-name="T16">reference</text:span> <text:span text:style-name="T16">to</text:span> c;</text:p>
      <text:p text:style-name="P39"/>
      <text:p text:style-name="P39" loext:marker-style-name="T16"><text:span text:style-name="T16">begin</text:span><text:span text:style-name="T16"/></text:p>
      <text:p text:style-name="P39"/>
      <text:p text:style-name="P39"><text:s text:c="3"/>z := <text:span text:style-name="T16">nil</text:span>; q := z;</text:p>
      <text:p text:style-name="P39"/>
      <text:p text:style-name="P39"><text:s text:c="3"/><text:span text:style-name="T16">if</text:span> z = <text:span text:style-name="T16">nil</text:span> <text:span text:style-name="T16">then</text:span> { perform actions on nil };</text:p>
      <text:p text:style-name="P39"><text:s text:c="3"/><text:span text:style-name="T16">if</text:span> q = z <text:span text:style-name="T16">then</text:span> { perform actions on q = z }</text:p>
      <text:p text:style-name="P39"/>
      <text:p text:style-name="P39"><text:span text:style-name="T16">end</text:span>.</text:p>
      <text:p text:style-name="Code1"/>
      <text:p text:style-name="Standard">In fact, a reference behaves just as a pointer, but without the need to specify a dereference ("^"). Anytime a qualifier (".") follows a reference, it is understood that the object referenced is being accessed.</text:p>
      <text:p text:style-name="Standard">Notes:</text:p>
      <text:list text:style-name="WWNum51">
        <text:list-item>
          <text:p text:style-name="P181">A reference is more expensive, in space and runtime, than a pointer.</text:p>
        </text:list-item>
        <text:list-item>
          <text:p text:style-name="P181">It cannot be used to refer to the entire object referred to.</text:p>
        </text:list-item>
        <text:list-item>
          <text:p text:style-name="P181">It can reference any base or derived class (see <text:bookmark-ref text:reference-format="number" text:ref-name="_Ref1331921">6.41.8</text:bookmark-ref><text:s/>“<text:bookmark-ref text:reference-format="text" text:ref-name="_Ref1331921">Inheritance</text:bookmark-ref>”).</text:p>
        </text:list-item>
      </text:list>
      <text:p text:style-name="Standard">Just as for pointers, a reference can appear in a <text:span text:style-name="Reference_20_Char1">with</text:span> statement:</text:p>
      <text:p text:style-name="P39"><text:span text:style-name="T16">program</text:span> p;</text:p>
      <text:p text:style-name="P39"/>
      <text:p text:style-name="P39"><text:span text:style-name="T16">class</text:span> c;</text:p>
      <text:p text:style-name="P39"/>
      <text:p text:style-name="P39" loext:marker-style-name="T16"><text:span text:style-name="T16">begin</text:span><text:span text:style-name="T16"/></text:p>
      <text:p text:style-name="P39"><text:span text:style-name="T16">end</text:span>.</text:p>
      <text:p text:style-name="P39"/>
      <text:p text:style-name="P39"><text:span text:style-name="T16">var</text:span> z: <text:span text:style-name="T16">reference</text:span> <text:span text:style-name="T16">to</text:span> c;</text:p>
      <text:p text:style-name="P39"/>
      <text:p text:style-name="P39" loext:marker-style-name="T16"><text:span text:style-name="T16">begin</text:span><text:span text:style-name="T16"/></text:p>
      <text:p text:style-name="P39"/>
      <text:p text:style-name="P39"><text:s text:c="3"/><text:span text:style-name="T16">with</text:span> z <text:span text:style-name="T16">do</text:span> { statements }</text:p>
      <text:p text:style-name="P39"/>
      <text:p text:style-name="P39"><text:span text:style-name="T16">end</text:span>.</text:p>
      <text:p text:style-name="Code1"/>
      <text:p text:style-name="Standard">This effectively opens up the scope of the object within the code.</text:p>
      <text:p text:style-name="Standard">Notes:</text:p>
      <text:list text:style-name="WWNum31">
        <text:list-item>
          <text:p text:style-name="P182"><text:soft-page-break/>References are treated as pointers with respect to monitors. A reference cannot be exported by a monitor routine.</text:p>
        </text:list-item>
      </text:list>
      <text:h text:style-name="Heading_20_3" text:outline-level="3"><text:bookmark-start text:name="_Toc4731072"/><text:bookmark-start text:name="__RefHeading___Toc46003_401020179"/><text:bookmark text:name="_GoBack"/>Classes as parameters<text:bookmark-end text:name="_Toc4731072"/><text:bookmark-end text:name="__RefHeading___Toc46003_401020179"/></text:h>
      <text:p text:style-name="P255">When a class is passed as a parameter, its dynamic or static form is irrelevant to its parameter status. The <text:span text:style-name="Reference_20_Char1">var</text:span> <text:span text:style-name="T56">or </text:span><text:span text:style-name="Reference_20_Char1"><text:span text:style-name="T56">out</text:span></text:span><text:span text:style-name="T56"> </text:span>mode can be used on a class as a parameter. The type used for the parameter is the class itself. <text:span text:style-name="T56">Value mode class parameters cannot exist, since that would imply copying.</text:span></text:p>
      <text:p text:style-name="P29"><text:span text:style-name="T16">program</text:span> p;</text:p>
      <text:p text:style-name="P29"/>
      <text:p text:style-name="P29"><text:span text:style-name="T16">class</text:span> c;</text:p>
      <text:p text:style-name="P29"/>
      <text:p text:style-name="P29"><text:span text:style-name="T16">var</text:span> i: integer;</text:p>
      <text:p text:style-name="P29"/>
      <text:p text:style-name="P29" loext:marker-style-name="T16"><text:span text:style-name="T16">begin</text:span><text:span text:style-name="T16"/></text:p>
      <text:p text:style-name="P29"><text:span text:style-name="T16">end</text:span>.</text:p>
      <text:p text:style-name="P29"/>
      <text:p text:style-name="P29"><text:span text:style-name="T16">procedure </text:span>x(<text:span text:style-name="T16">var</text:span> y: c);</text:p>
      <text:p text:style-name="P29"/>
      <text:p text:style-name="P29" loext:marker-style-name="T16"><text:span text:style-name="T16">begin</text:span><text:span text:style-name="T16"/></text:p>
      <text:p text:style-name="P29"/>
      <text:p text:style-name="P29"><text:s text:c="3"/>y.i := 1</text:p>
      <text:p text:style-name="P29"/>
      <text:p text:style-name="P29"><text:span text:style-name="T16">end</text:span>;</text:p>
      <text:p text:style-name="P29"/>
      <text:p text:style-name="P29" loext:marker-style-name="T16"><text:span text:style-name="T16">begin</text:span><text:span text:style-name="T16"/></text:p>
      <text:p text:style-name="P83" loext:marker-style-name="T16"/>
      <text:p text:style-name="P29"><text:span text:style-name="T16">end</text:span>.</text:p>
      <text:p text:style-name="P29"/>
      <text:h text:style-name="P125" text:outline-level="3"><text:bookmark-start text:name="__RefHeading___Toc46003_401020179 Copy 1"/><text:bookmark-start text:name="_Toc4731072 Copy 1"/><text:bookmark text:name="_GoBack Copy 1"/>Classes as <text:bookmark-end text:name="_Toc4731072 Copy 1"/><text:span text:style-name="T56">function results</text:span><text:bookmark-end text:name="__RefHeading___Toc46003_401020179 Copy 1"/></text:h>
      <text:p text:style-name="P254">Only references to classes can be returned as function results.</text:p>
      <text:h text:style-name="Heading_20_3" text:outline-level="3"><text:bookmark-start text:name="_Toc4731074"/><text:bookmark-start text:name="__RefHeading___Toc46007_401020179"/>Class parameters<text:bookmark-end text:name="_Toc4731074"/><text:bookmark-end text:name="__RefHeading___Toc46007_401020179"/></text:h>
      <text:p text:style-name="Standard">Classes accept parameters that are a subset of procedure and function parameters. Only value and <text:span text:style-name="Reference_20_Char1">view</text:span> parameters are accepted in a class parameter list (with the exception of file parameters, which must always be <text:span text:style-name="Reference_20_Char1">var</text:span> under ISO 7185 Pascal rules, or <text:span text:style-name="Reference_20_Char1">var</text:span> parameters under Pascaline rules).</text:p>
      <text:p text:style-name="P39"><text:soft-page-break/><text:span text:style-name="T16">program</text:span> p(output)</text:p>
      <text:p text:style-name="P39"/>
      <text:p text:style-name="P39"><text:span text:style-name="T16">class</text:span> stringc(size: integer);</text:p>
      <text:p text:style-name="P39"/>
      <text:p text:style-name="P39"><text:span text:style-name="T16">var</text:span> <text:span text:style-name="T56">s</text:span>data: ^string; ! string data buffer</text:p>
      <text:p text:style-name="P39"><text:s text:c="4"/>len: <text:s text:c="2"/>integer; ! current length</text:p>
      <text:p text:style-name="P39"/>
      <text:p text:style-name="P39"><text:span text:style-name="T16">operator</text:span> := (<text:span text:style-name="T56">out d: string; </text:span><text:span text:style-name="T16">view</text:span> s: string);</text:p>
      <text:p text:style-name="P39"/>
      <text:p text:style-name="P39"><text:span text:style-name="T16">var</text:span> i: integer;</text:p>
      <text:p text:style-name="P39"/>
      <text:p text:style-name="P39" loext:marker-style-name="T16"><text:span text:style-name="T16">begin</text:span><text:span text:style-name="T16"/></text:p>
      <text:p text:style-name="P39"/>
      <text:p text:style-name="P39"><text:s text:c="3"/><text:span text:style-name="T16">if</text:span> max(s) &gt; size <text:span text:style-name="T16">then</text:span> <text:span text:style-name="T16">begin</text:span> ! string is larger than our buffer</text:p>
      <text:p text:style-name="P39"/>
      <text:p text:style-name="P39"><text:s text:c="6"/>dispose(<text:span text:style-name="T56">s</text:span>data);</text:p>
      <text:p text:style-name="P39"><text:s text:c="6"/>new(data, max(s));</text:p>
      <text:p text:style-name="P39"><text:s text:c="6"/>size := max(s)</text:p>
      <text:p text:style-name="P39"/>
      <text:p text:style-name="P39"><text:s text:c="3"/><text:span text:style-name="T16">end</text:span>;</text:p>
      <text:p text:style-name="P39"><text:s text:c="3"/><text:span text:style-name="T16">for</text:span> i := 1 <text:span text:style-name="T16">to</text:span> max(s) <text:span text:style-name="T16">do</text:span> data[i] := s[i];</text:p>
      <text:p text:style-name="P39"><text:s text:c="3"/>len := max(s)</text:p>
      <text:p text:style-name="P39"/>
      <text:p text:style-name="P39"><text:span text:style-name="T16">end</text:span>;</text:p>
      <text:p text:style-name="P39"/>
      <text:p text:style-name="P39"><text:span text:style-name="T16">procedure</text:span> print;</text:p>
      <text:p text:style-name="P39"/>
      <text:p text:style-name="P39" loext:marker-style-name="T16"><text:span text:style-name="T16">begin</text:span><text:span text:style-name="T16"/></text:p>
      <text:p text:style-name="P39"/>
      <text:p text:style-name="P39"><text:s text:c="3"/><text:span text:style-name="T16">for</text:span> i := 1 <text:span text:style-name="T16">to</text:span> len <text:span text:style-name="T16">do</text:span> write(data[i])</text:p>
      <text:p text:style-name="P39"/>
      <text:p text:style-name="P39"><text:span text:style-name="T16">end</text:span>;</text:p>
      <text:p text:style-name="P39"/>
      <text:p text:style-name="P39"><text:span text:style-name="T16">begin</text:span> ! constructor for string</text:p>
      <text:p text:style-name="P39"/>
      <text:p text:style-name="P39"><text:s text:c="3"/>new(data, size) ! allocate string data</text:p>
      <text:p text:style-name="P39"><text:s text:c="3"/>len := 0 ! clear string</text:p>
      <text:p text:style-name="P39"/>
      <text:p text:style-name="P39"><text:span text:style-name="T16">end</text:span>;</text:p>
      <text:p text:style-name="P39"/>
      <text:p text:style-name="P39"><text:span text:style-name="T16">begin</text:span> ! destructor for string</text:p>
      <text:p text:style-name="P39"/>
      <text:p text:style-name="P39"><text:s text:c="3"/>dispose(data) ! release space for string data</text:p>
      <text:p text:style-name="P39"/>
      <text:p text:style-name="P39"><text:span text:style-name="T16">end</text:span>.</text:p>
      <text:p text:style-name="P39"/>
      <text:p text:style-name="P39"><text:span text:style-name="T16">var</text:span> mystring(100): stringc;</text:p>
      <text:p text:style-name="P39"/>
      <text:p text:style-name="P39" loext:marker-style-name="T16"><text:span text:style-name="T16">begin</text:span><text:span text:style-name="T16"/></text:p>
      <text:p text:style-name="P88" loext:marker-style-name="T16"><text:soft-page-break/></text:p>
      <text:p text:style-name="P39"><text:span text:style-name="T16"><text:s text:c="3"/></text:span>mystring := ‘hi there’;</text:p>
      <text:p text:style-name="P39"><text:s text:c="3"/>mystring.print</text:p>
      <text:p text:style-name="P88" loext:marker-style-name="T16"/>
      <text:p text:style-name="Code1"><text:span text:style-name="T16">end</text:span>.</text:p>
      <text:p text:style-name="Code1"/>
      <text:p text:style-name="Standard">Class parameters are special in that they are specified when the object formed from the class template is instantiated. The class parameters are evaluated, and kept as long as the object exists. The constructor, the destructor, and all of the methods of the class can access the class parameters.</text:p>
      <text:p text:style-name="P39"><text:span text:style-name="T16">program</text:span> p</text:p>
      <text:p text:style-name="P39"/>
      <text:p text:style-name="P39"><text:span text:style-name="T16">class</text:span> filelist(size: integer);</text:p>
      <text:p text:style-name="P39"/>
      <text:p text:style-name="P39"><text:span text:style-name="T16">var</text:span> filearray: <text:span text:style-name="T16">array</text:span> <text:span text:style-name="T16">of</text:span> text; ! array of text files</text:p>
      <text:p text:style-name="P39"/>
      <text:p text:style-name="P39"><text:span text:style-name="T16">procedure</text:span> open(i: integer);</text:p>
      <text:p text:style-name="P39"/>
      <text:p text:style-name="P39" loext:marker-style-name="T16"><text:span text:style-name="T16">begin</text:span><text:span text:style-name="T16"/></text:p>
      <text:p text:style-name="P39"/>
      <text:p text:style-name="P39"><text:s text:c="3"/>rewrite(filearray[i])</text:p>
      <text:p text:style-name="P39"/>
      <text:p text:style-name="P39"><text:span text:style-name="T16">end</text:span>;</text:p>
      <text:p text:style-name="P39"/>
      <text:p text:style-name="P39"><text:span text:style-name="T16">begin</text:span> ! constructor</text:p>
      <text:p text:style-name="P39"/>
      <text:p text:style-name="P39"><text:s text:c="3"/>new(filearray, size) ! allocate file array</text:p>
      <text:p text:style-name="P39"/>
      <text:p text:style-name="P39"><text:span text:style-name="T16">end</text:span>;</text:p>
      <text:p text:style-name="P39"/>
      <text:p text:style-name="P39"><text:span text:style-name="T16">begin</text:span> ! destructor</text:p>
      <text:p text:style-name="P39"/>
      <text:p text:style-name="P39"><text:s text:c="3"/><text:span text:style-name="T16">for</text:span> i := 1 <text:span text:style-name="T16">to</text:span> size <text:span text:style-name="T16">do</text:span> close(filearray[i]);</text:p>
      <text:p text:style-name="P39"><text:s text:c="3"/>dispose(filearray) ! release space for file data</text:p>
      <text:p text:style-name="P39"/>
      <text:p text:style-name="P39"><text:span text:style-name="T16">end</text:span>.</text:p>
      <text:p text:style-name="P39"/>
      <text:p text:style-name="P39"><text:span text:style-name="T16">var</text:span> files(100): filelist;</text:p>
      <text:p text:style-name="P39"><text:s text:c="4"/>i: <text:s text:c="9"/>integer;</text:p>
      <text:p text:style-name="P39"/>
      <text:p text:style-name="P39" loext:marker-style-name="T16"><text:span text:style-name="T16">begin</text:span><text:span text:style-name="T16"/></text:p>
      <text:p text:style-name="P88" loext:marker-style-name="T16"/>
      <text:p text:style-name="P39"><text:span text:style-name="T16"><text:s text:c="3"/>for</text:span> i := 1 <text:span text:style-name="T16">to</text:span> 100 <text:span text:style-name="T16">do</text:span> files.open(i);</text:p>
      <text:p text:style-name="P39"><text:span text:style-name="T16"><text:s text:c="3"/>for</text:span> i := 1 <text:span text:style-name="T16">to</text:span> 100 <text:span text:style-name="T16">do</text:span> write(files.filearray[i], i)</text:p>
      <text:p text:style-name="P88" loext:marker-style-name="T16"/>
      <text:p text:style-name="Code1"><text:span text:style-name="T16">end</text:span>.</text:p>
      <text:p text:style-name="Code1"/>
      <text:p text:style-name="Standard">Note that the actual parameter list for the class appears where it is instantiated. For static instances, this is the variable declaration for it. For dynamic instances, it is the <text:span text:style-name="Reference_20_Char1">new</text:span> statement that creates the object.</text:p>
      <text:p text:style-name="Standard"><text:soft-page-break/>Typically, class parameters perform a “geometry change” within the object. That is what makes a class parameter different from just applying a method to it after its constructor executes. A method could not specify the creation of the parameterized array <text:span text:style-name="Reference_20_Char1">filelist</text:span> above. Class parameters have many uses, and be used to specify any class configuration parameter.</text:p>
      <text:p text:style-name="Standard">The parameters for the class appear after any parameters for array template geometries. This would occur if the object was part of a container array:</text:p>
      <text:p text:style-name="P39"><text:span text:style-name="T16">program</text:span> p</text:p>
      <text:p text:style-name="P39"/>
      <text:p text:style-name="P39"><text:span text:style-name="T16">class</text:span> filelist(size: integer);</text:p>
      <text:p text:style-name="P39"/>
      <text:p text:style-name="P39"><text:span text:style-name="T16">var</text:span> filearray: <text:span text:style-name="T16">array</text:span> <text:span text:style-name="T16">of</text:span> text; ! array of text files</text:p>
      <text:p text:style-name="P39"/>
      <text:p text:style-name="P39"><text:span text:style-name="T16">procedure</text:span> open(i: integer);</text:p>
      <text:p text:style-name="P39"/>
      <text:p text:style-name="P39" loext:marker-style-name="T16"><text:span text:style-name="T16">begin</text:span><text:span text:style-name="T16"/></text:p>
      <text:p text:style-name="P39"/>
      <text:p text:style-name="P39"><text:s text:c="3"/>rewrite(filearray[i])</text:p>
      <text:p text:style-name="P39"/>
      <text:p text:style-name="P39"><text:span text:style-name="T16">end</text:span>;</text:p>
      <text:p text:style-name="P39"/>
      <text:p text:style-name="P39"><text:span text:style-name="T16">begin</text:span> ! constructor</text:p>
      <text:p text:style-name="P39"/>
      <text:p text:style-name="P39"><text:s text:c="3"/>new(filearray, size) ! allocate file array</text:p>
      <text:p text:style-name="P39"/>
      <text:p text:style-name="P39"><text:span text:style-name="T16">end</text:span>;</text:p>
      <text:p text:style-name="P39"/>
      <text:p text:style-name="P39"><text:span text:style-name="T16">begin</text:span> ! destructor</text:p>
      <text:p text:style-name="P39"/>
      <text:p text:style-name="P39"><text:s text:c="3"/><text:span text:style-name="T16">for</text:span> i := 1 <text:span text:style-name="T16">to</text:span> size <text:span text:style-name="T16">do</text:span> close(filearray[i]);</text:p>
      <text:p text:style-name="P39"><text:s text:c="3"/>dispose(filearray) ! release space for string data</text:p>
      <text:p text:style-name="P39"/>
      <text:p text:style-name="P39"><text:span text:style-name="T16">end</text:span>.</text:p>
      <text:p text:style-name="P39"/>
      <text:p text:style-name="P39"><text:span text:style-name="T16">var</text:span> files(10, 100): <text:span text:style-name="T16">array</text:span> <text:span text:style-name="T16">of</text:span> filelist;</text:p>
      <text:p text:style-name="P39"><text:s text:c="4"/>i, j: <text:s text:c="10"/>integer;</text:p>
      <text:p text:style-name="P39"/>
      <text:p text:style-name="P39" loext:marker-style-name="T16"><text:span text:style-name="T16">begin</text:span><text:span text:style-name="T16"/></text:p>
      <text:p text:style-name="P88" loext:marker-style-name="T16"/>
      <text:p text:style-name="P39"><text:span text:style-name="T16"><text:s text:c="3"/>for</text:span> j := 1 <text:span text:style-name="T16">to</text:span> 10 <text:span text:style-name="T16">do</text:span> <text:span text:style-name="T16">begin</text:span></text:p>
      <text:p text:style-name="P88" loext:marker-style-name="T16"/>
      <text:p text:style-name="P39"><text:span text:style-name="T16"><text:s text:c="6"/>for</text:span> i := 1 <text:span text:style-name="T16">to</text:span> 100 <text:span text:style-name="T16">do</text:span> files[j].open(i);</text:p>
      <text:p text:style-name="P39"><text:span text:style-name="T16"><text:s text:c="6"/>for</text:span> i := 1 <text:span text:style-name="T16">to</text:span> 100 <text:span text:style-name="T16">do</text:span> write(files[j].filearray[i], i)</text:p>
      <text:p text:style-name="P39"/>
      <text:p text:style-name="P39" loext:marker-style-name="T16"><text:s text:c="3"/><text:span text:style-name="T16">end</text:span><text:span text:style-name="T16"/></text:p>
      <text:p text:style-name="P88" loext:marker-style-name="T16"/>
      <text:p text:style-name="Code1"><text:span text:style-name="T16">end</text:span>.</text:p>
      <text:p text:style-name="Code1"/>
      <text:p text:style-name="Standard"><text:soft-page-break/>The dynamic equivalent of this would be:</text:p>
      <text:p text:style-name="P39"><text:span text:style-name="T16">program</text:span> p</text:p>
      <text:p text:style-name="P39"/>
      <text:p text:style-name="P39"><text:span text:style-name="T16">class</text:span> filelist(size: integer);</text:p>
      <text:p text:style-name="P39"/>
      <text:p text:style-name="P39"><text:span text:style-name="T16">var</text:span> filearray: array of text; ! array of text files</text:p>
      <text:p text:style-name="P39"/>
      <text:p text:style-name="P39"><text:span text:style-name="T16">procedure</text:span> open(i: integer);</text:p>
      <text:p text:style-name="P39"/>
      <text:p text:style-name="P39" loext:marker-style-name="T16"><text:span text:style-name="T16">begin</text:span><text:span text:style-name="T16"/></text:p>
      <text:p text:style-name="P39"/>
      <text:p text:style-name="P39"><text:s text:c="3"/>rewrite(filearray[i])</text:p>
      <text:p text:style-name="P39"/>
      <text:p text:style-name="P39"><text:span text:style-name="T16">end</text:span>;</text:p>
      <text:p text:style-name="P39"/>
      <text:p text:style-name="P39"><text:span text:style-name="T16">begin</text:span> ! constructor</text:p>
      <text:p text:style-name="P39"/>
      <text:p text:style-name="P39"><text:s text:c="3"/>new(filearray, size) ! allocate file array</text:p>
      <text:p text:style-name="P39"/>
      <text:p text:style-name="P39"><text:span text:style-name="T16">end</text:span>;</text:p>
      <text:p text:style-name="P39"/>
      <text:p text:style-name="P39"><text:span text:style-name="T16">begin</text:span> ! destructor</text:p>
      <text:p text:style-name="P39"/>
      <text:p text:style-name="P39"><text:s text:c="3"/><text:span text:style-name="T16">for</text:span> i := 1 <text:span text:style-name="T16">to</text:span> size <text:span text:style-name="T16">do</text:span> close(filearray[i]);</text:p>
      <text:p text:style-name="P39"><text:s text:c="3"/>dispose(filearray) ! release space for string data</text:p>
      <text:p text:style-name="P39"/>
      <text:p text:style-name="P39"><text:span text:style-name="T16">end</text:span>.</text:p>
      <text:p text:style-name="P39"/>
      <text:p text:style-name="P39"><text:span text:style-name="T16">var</text:span> files(10): <text:span text:style-name="T16">array</text:span> <text:span text:style-name="T16">of</text:span> <text:span text:style-name="T16">reference to</text:span> filelist;</text:p>
      <text:p text:style-name="P39"><text:s text:c="4"/>i, j: <text:s text:c="10"/>integer;</text:p>
      <text:p text:style-name="P39"/>
      <text:p text:style-name="P39" loext:marker-style-name="T16"><text:span text:style-name="T16">begin</text:span><text:span text:style-name="T16"/></text:p>
      <text:p text:style-name="P88" loext:marker-style-name="T16"/>
      <text:p text:style-name="P39"><text:span text:style-name="T16"><text:s text:c="3"/>for</text:span> j := 1 <text:span text:style-name="T16">to</text:span> 10 <text:span text:style-name="T16">do</text:span> <text:span text:style-name="T16">begin</text:span></text:p>
      <text:p text:style-name="P88" loext:marker-style-name="T16"/>
      <text:p text:style-name="P39"><text:span text:style-name="T16"><text:s text:c="6"/></text:span>new(files[j], 100);</text:p>
      <text:p text:style-name="P39"><text:s text:c="6"/><text:span text:style-name="T16">for</text:span> i := 1 <text:span text:style-name="T16">to</text:span> 100 <text:span text:style-name="T16">do</text:span> files[j].open(i);</text:p>
      <text:p text:style-name="P39"><text:span text:style-name="T16"><text:s text:c="6"/>for</text:span> i := 1 <text:span text:style-name="T16">to</text:span> 100 <text:span text:style-name="T16">do</text:span> write(files[j].filearray[i], i)</text:p>
      <text:p text:style-name="P39"/>
      <text:p text:style-name="P39" loext:marker-style-name="T16"><text:s text:c="3"/><text:span text:style-name="T16">end</text:span><text:span text:style-name="T16"/></text:p>
      <text:p text:style-name="P88" loext:marker-style-name="T16"/>
      <text:p text:style-name="Code1"><text:span text:style-name="T16">end</text:span>.</text:p>
      <text:p text:style-name="Code1"/>
      <text:p text:style-name="Standard">Note the size parameter is now given to the dynamic creation of the files list object.</text:p>
      <text:p text:style-name="Standard">The main difference in this version is that the components of the files array can be any object compatible with filelist (see <text:bookmark-ref text:reference-format="number" text:ref-name="_Ref1331951">6.41.8</text:bookmark-ref><text:s/>“<text:bookmark-ref text:reference-format="text" text:ref-name="_Ref1331921">Inheritance</text:bookmark-ref>”).</text:p>
      <text:p text:style-name="Standard"><text:soft-page-break/>Class objects can also be in arrays formed by containers. Since containers can contain classes, but classes cannot have static containers, the parameters for the container are always to the left of any constructor parameters. Thus:</text:p>
      <text:p text:style-name="Code1"><text:span text:style-name="T16">program</text:span> p;</text:p>
      <text:p text:style-name="Code1"/>
      <text:p text:style-name="Code1"><text:span text:style-name="T16">class</text:span> a(i: integer);</text:p>
      <text:p text:style-name="Code1"/>
      <text:p text:style-name="Code1"><text:span text:style-name="T16">begin</text:span> ! constructor</text:p>
      <text:p text:style-name="Code1"/>
      <text:p text:style-name="Code1"><text:span text:style-name="T16">end</text:span>;</text:p>
      <text:p text:style-name="Code1"/>
      <text:p text:style-name="Code1"><text:span text:style-name="T16">begin</text:span> ! destructor</text:p>
      <text:p text:style-name="Code1"/>
      <text:p text:style-name="Code1"><text:span text:style-name="T16">end</text:span>.</text:p>
      <text:p text:style-name="Code1"/>
      <text:p text:style-name="Code1"><text:span text:style-name="T16">class</text:span> b(c: char);</text:p>
      <text:p text:style-name="Code1"/>
      <text:p text:style-name="Code1"><text:span text:style-name="T16">begin</text:span> ! constructor</text:p>
      <text:p text:style-name="Code1"/>
      <text:p text:style-name="Code1"><text:span text:style-name="T16">end</text:span>;</text:p>
      <text:p text:style-name="Code1"/>
      <text:p text:style-name="Code1"><text:span text:style-name="T16">begin</text:span> ! destructor</text:p>
      <text:p text:style-name="Code1"/>
      <text:p text:style-name="Code1"><text:span text:style-name="T16">end</text:span>.</text:p>
      <text:p text:style-name="Code1"/>
      <text:p text:style-name="Code1"><text:span text:style-name="T16">var</text:span> x(5, 20, 10): <text:span text:style-name="T16">array</text:span> <text:span text:style-name="T16">of</text:span> <text:span text:style-name="T16">array</text:span> <text:span text:style-name="T16">of</text:span> a;</text:p>
      <text:p text:style-name="Code1"><text:s text:c="4"/>y(3, 12, 10, ‘a’): <text:span text:style-name="T16">array</text:span> <text:span text:style-name="T16">of</text:span> <text:span text:style-name="T16">array</text:span> <text:span text:style-name="T16">of</text:span> b;</text:p>
      <text:p text:style-name="Code1"/>
      <text:p text:style-name="Code1" loext:marker-style-name="T16"><text:span text:style-name="T16">begin</text:span><text:span text:style-name="T16"/></text:p>
      <text:p text:style-name="Code1"/>
      <text:p text:style-name="Code1"><text:span text:style-name="T16">end</text:span>.</text:p>
      <text:p text:style-name="Code1"/>
      <text:p text:style-name="Standard">Where x is a 5 by 20 matrix of objects of class a, and y is a 3 by 12 matrix of objects of class b.</text:p>
      <text:h text:style-name="Heading_20_3" text:outline-level="3"><text:bookmark-start text:name="_Ref1331921"/><text:bookmark-start text:name="_Ref1331951"/><text:bookmark-start text:name="_Toc4731075"/><text:bookmark-start text:name="__RefHeading___Toc46009_401020179"/>Inheritance<text:bookmark-end text:name="_Ref1331921"/><text:bookmark-end text:name="_Ref1331951"/><text:bookmark-end text:name="_Toc4731075"/><text:bookmark-end text:name="__RefHeading___Toc46009_401020179"/></text:h>
      <text:p text:style-name="Standard">class-declaration = ('class' | ‘thread’ | ‘atom’ | ‘stream’) identifier ' [ class-parameter-list ] ;' [ 'extends' class-name ';' ] block '.' .</text:p>
      <text:p text:style-name="Standard">expression = simple-expression [ relational-operator simple-expression ] .</text:p>
      <text:p text:style-name="Standard">relational-operator = '=' | '&lt;&gt; | '&lt;' | '&gt;' | '&lt;=' | '&gt;=' | 'in' | 'is' .</text:p>
      <text:p text:style-name="Standard">Classes can "inherit" the definitions contained in other classes:</text:p>
      <text:p text:style-name="P29"><text:soft-page-break/><text:span text:style-name="T16">program</text:span> p;</text:p>
      <text:p text:style-name="P29"/>
      <text:p text:style-name="P29"><text:span text:style-name="T16">class</text:span> x;</text:p>
      <text:p text:style-name="P29"/>
      <text:p text:style-name="P29" loext:marker-style-name="T16"><text:span text:style-name="T16">begin</text:span><text:span text:style-name="T16"/></text:p>
      <text:p text:style-name="P83" loext:marker-style-name="T16"/>
      <text:p text:style-name="P29"><text:span text:style-name="T16">end</text:span>.</text:p>
      <text:p text:style-name="P29"/>
      <text:p text:style-name="P29"><text:span text:style-name="T16">class</text:span> y;</text:p>
      <text:p text:style-name="P29"/>
      <text:p text:style-name="P29"><text:span text:style-name="T16">extends</text:span> x;</text:p>
      <text:p text:style-name="P29"/>
      <text:p text:style-name="P29" loext:marker-style-name="T16"><text:span text:style-name="T16">begin</text:span><text:span text:style-name="T16"/></text:p>
      <text:p text:style-name="P83" loext:marker-style-name="T16"/>
      <text:p text:style-name="P29"><text:span text:style-name="T16">end</text:span>.</text:p>
      <text:p text:style-name="P29"/>
      <text:p text:style-name="P29"><text:span text:style-name="T16">begin</text:span> { program constructor }</text:p>
      <text:p text:style-name="P29"/>
      <text:p text:style-name="P29"><text:span text:style-name="T16">end</text:span>.</text:p>
      <text:p text:style-name="Code1"/>
      <text:p text:style-name="Standard">The <text:span text:style-name="Reference_20_Char1">extends</text:span> word-symbol is followed by the class that is inherited.</text:p>
      <text:p text:style-name="Standard">The meaning of this is that the new class receives all of the definitions present in the inherited class, and can then add its own. Objects have the special property that all references to a class are compatible with any class that is built by inheriting definitions from its reference class. Because class references can be freely assigned between compatible classes, this means that references are effectively compatible with the classes that it inherits, as well. This means that it is possible for some part of the definitions for a referenced class to be non-existent. Pascaline can detect and flag an error for an access to a missing definition in a referenced object either at compile time or runtime.</text:p>
      <text:p text:style-name="Standard">When a program needs to determine if the definitions it needs to access in an object exist can use a special expression operator:</text:p>
      <text:p text:style-name="P29"><text:soft-page-break/><text:span text:style-name="T16">program</text:span> p;</text:p>
      <text:p text:style-name="P29"/>
      <text:p text:style-name="P29"><text:span text:style-name="T16">class</text:span> date;</text:p>
      <text:p text:style-name="P29"/>
      <text:p text:style-name="P29"><text:span text:style-name="T16">var</text:span> year, month, day: integer;</text:p>
      <text:p text:style-name="P29"/>
      <text:p text:style-name="P29">.</text:p>
      <text:p text:style-name="P29"/>
      <text:p text:style-name="P29"><text:span text:style-name="T16">class</text:span> datetime;</text:p>
      <text:p text:style-name="P29"/>
      <text:p text:style-name="P29"><text:span text:style-name="T16">extends</text:span> date;</text:p>
      <text:p text:style-name="P29"/>
      <text:p text:style-name="P29"><text:span text:style-name="T16">var</text:span> hour, minute, second: integer;</text:p>
      <text:p text:style-name="P29"/>
      <text:p text:style-name="P29" loext:marker-style-name="T16">.<text:span text:style-name="T16"/></text:p>
      <text:p text:style-name="P29"/>
      <text:p text:style-name="P29"><text:span text:style-name="T16">var</text:span> mydatetime: <text:span text:style-name="T16">reference</text:span> <text:span text:style-name="T16">to</text:span> datetime;</text:p>
      <text:p text:style-name="P29"/>
      <text:p text:style-name="P29"><text:span text:style-name="T16">procedure</text:span> initdatetime(<text:span text:style-name="T16">ref</text:span> dt: mydatetime);</text:p>
      <text:p text:style-name="P29"/>
      <text:p text:style-name="P29" loext:marker-style-name="T16"><text:span text:style-name="T16">begin</text:span><text:span text:style-name="T16"/></text:p>
      <text:p text:style-name="P29"/>
      <text:p text:style-name="P29"><text:s text:c="3"/>year := 2019;</text:p>
      <text:p text:style-name="P29"><text:s text:c="3"/>month := 1;</text:p>
      <text:p text:style-name="P29"><text:s text:c="3"/>day := 1;</text:p>
      <text:p text:style-name="P29"><text:s text:c="3"/><text:span text:style-name="T16">if</text:span> mydatetime <text:span text:style-name="T16">is</text:span> time <text:span text:style-name="T16">then</text:span></text:p>
      <text:p text:style-name="P29"><text:s text:c="6"/><text:span text:style-name="T16">with</text:span> mydatetime <text:span text:style-name="T16">do</text:span> <text:span text:style-name="T16">begin</text:span></text:p>
      <text:p text:style-name="P29"/>
      <text:p text:style-name="P29"><text:s text:c="6"/>hour := 12;</text:p>
      <text:p text:style-name="P29"><text:s text:c="6"/>minute := 1;</text:p>
      <text:p text:style-name="P29"><text:s text:c="6"/>second := 1</text:p>
      <text:p text:style-name="P29"/>
      <text:p text:style-name="P29" loext:marker-style-name="T16"><text:s text:c="3"/><text:span text:style-name="T16">end</text:span><text:span text:style-name="T16"/></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new(mydatetime);</text:p>
      <text:p text:style-name="P29"><text:s text:c="3"/>initdatetime(mydatetime)</text:p>
      <text:p text:style-name="P29"/>
      <text:p text:style-name="P29"><text:span text:style-name="T16">end</text:span>.</text:p>
      <text:p text:style-name="P29"/>
      <text:p text:style-name="Standard">The <text:span text:style-name="Reference_20_Char1">is</text:span> operator is true if the referenced object either is the indicated class, or is a class that inherits from that class. In either case, it means that all of the definitions from the class defined as the base of the reference exist. In the example, the parameter <text:span text:style-name="Reference_20_Char1">dt</text:span> always contains the fields of date, but does not always include <text:span text:style-name="T56">all of </text:span>the fields of datetime, so that is checked.</text:p>
      <text:p text:style-name="Standard"><text:soft-page-break/>When a new member of a class is defined that has the same name as a member of the inherited class, the original member of the inherited class is “shadowed”, and becomes inaccessible in the derived class.</text:p>
      <text:h text:style-name="Heading_20_3" text:outline-level="3"><text:bookmark-start text:name="_Toc4731076"/><text:bookmark-start text:name="__RefHeading___Toc46011_401020179"/>Overrides for objects<text:bookmark-end text:name="_Toc4731076"/><text:bookmark-end text:name="__RefHeading___Toc46011_401020179"/></text:h>
      <text:p text:style-name="Standard">Just as static modules can, classes can override inherited procedures and functions.</text:p>
      <text:p text:style-name="P29"><text:span text:style-name="T16">program</text:span> p;</text:p>
      <text:p text:style-name="P29"/>
      <text:p text:style-name="P29"><text:span text:style-name="T16">class</text:span> x;</text:p>
      <text:p text:style-name="P29"/>
      <text:p text:style-name="P29"><text:span text:style-name="T16">virtual</text:span> <text:span text:style-name="T16">procedure</text:span> y(<text:span text:style-name="T16">view</text:span> s: string);</text:p>
      <text:p text:style-name="P29"/>
      <text:p text:style-name="P29" loext:marker-style-name="T16"><text:span text:style-name="T16">begin</text:span><text:span text:style-name="T16"/></text:p>
      <text:p text:style-name="P83" loext:marker-style-name="T16"/>
      <text:p text:style-name="P29" loext:marker-style-name="T16"><text:span text:style-name="T16"><text:s text:c="3"/>writeln(s)</text:span><text:span text:style-name="T16"/></text:p>
      <text:p text:style-name="P29"/>
      <text:p text:style-name="P29"><text:span text:style-name="T16">end</text:span>;</text:p>
      <text:p text:style-name="P29"/>
      <text:p text:style-name="P29">.</text:p>
      <text:p text:style-name="P29"/>
      <text:p text:style-name="P29"><text:span text:style-name="T16">class</text:span> z;</text:p>
      <text:p text:style-name="P29"/>
      <text:p text:style-name="P29"><text:span text:style-name="T16">extends</text:span> x;</text:p>
      <text:p text:style-name="P29"/>
      <text:p text:style-name="P29"><text:span text:style-name="T16">override</text:span> procedure y(<text:span text:style-name="T16">view</text:span> s: string);</text:p>
      <text:p text:style-name="P29"/>
      <text:p text:style-name="P29" loext:marker-style-name="T16"><text:span text:style-name="T16">begin</text:span><text:span text:style-name="T16"/></text:p>
      <text:p text:style-name="P83" loext:marker-style-name="T16"/>
      <text:p text:style-name="P29" loext:marker-style-name="T16"><text:span text:style-name="T16"><text:s text:c="3"/>write(‘The string is: ‘); inherited y(s); writeln</text:span><text:span text:style-name="T16"/></text:p>
      <text:p text:style-name="P83" loext:marker-style-name="T16"/>
      <text:p text:style-name="P29"><text:span text:style-name="T16">end</text:span>;</text:p>
      <text:p text:style-name="P29"/>
      <text:p text:style-name="P29">.</text:p>
      <text:p text:style-name="P29"/>
      <text:p text:style-name="P29" loext:marker-style-name="T16"><text:span text:style-name="T16">begin</text:span><text:span text:style-name="T16"/></text:p>
      <text:p text:style-name="P29"><text:span text:style-name="T16">end</text:span>.</text:p>
      <text:p text:style-name="Code1"/>
      <text:p text:style-name="Standard">The main difference for the use of overrides with objects from the use with modules is that the instances of the original object keep their original procedures and functions, and only derived classes have the procedure or function replaced. Modules have the original procedure or function replaced for all callers.</text:p>
      <text:p text:style-name="Standard">Like modules, override procedures and functions must be in a different class than the virtual procedures and functions they override.</text:p>
      <text:p text:style-name="Standard">Just as for a module, the original definition of a procedure or function can be accessed by using the <text:span text:style-name="Reference_20_Char1">inherited</text:span> word-symbol:</text:p>
      <text:p text:style-name="Code1"><text:soft-page-break/><text:span text:style-name="T16">inherited</text:span> y; { call the original definition of member procedure y }</text:p>
      <text:p text:style-name="Code1"/>
      <text:p text:style-name="Standard">Only one override can exist for the same method in an object. The inherited version of a method can only be accessed within the object where the override exists.</text:p>
      <text:h text:style-name="Heading_20_3" text:outline-level="3"><text:bookmark-start text:name="_Toc4731077"/><text:bookmark-start text:name="__RefHeading___Toc46013_401020179"/>Self referencing<text:bookmark-end text:name="_Toc4731077"/><text:bookmark-end text:name="__RefHeading___Toc46013_401020179"/></text:h>
      <text:p text:style-name="Standard">Within the code that makes up the object, its procedures, functions and start and exit blocks, referring to definitions within the object is done as for any module, dynamic or static. However, an object frequently needs to access the reference that defines access to it, as well. This is most common in the case where the object exists in a list of objects, and is done via the word-symbol <text:span text:style-name="Reference_20_Char1">self</text:span>:</text:p>
      <text:p text:style-name="P29" loext:marker-style-name="T39"><text:soft-page-break/><text:span text:style-name="T16">program</text:span><text:span text:style-name="T39"> p;</text:span></text:p>
      <text:p text:style-name="P98" loext:marker-style-name="T39"/>
      <text:p text:style-name="P29" loext:marker-style-name="T39"><text:span text:style-name="T39">! General purpose list </text:span>class</text:p>
      <text:p text:style-name="P98" loext:marker-style-name="T39"/>
      <text:p text:style-name="P29" loext:marker-style-name="T39"><text:span text:style-name="T16">class</text:span><text:span text:style-name="T39"> list;</text:span></text:p>
      <text:p text:style-name="P98" loext:marker-style-name="T39"/>
      <text:p text:style-name="P29" loext:marker-style-name="T39"><text:span text:style-name="T16">type</text:span><text:span text:style-name="T39"> ref = </text:span><text:span text:style-name="T40">reference</text:span><text:span text:style-name="T39"> </text:span><text:span text:style-name="T16">to</text:span><text:span text:style-name="T39"> list; ! reference </text:span>to<text:span text:style-name="T39"> </text:span>type</text:p>
      <text:p text:style-name="P98" loext:marker-style-name="T39"/>
      <text:p text:style-name="P29" loext:marker-style-name="T39"><text:span text:style-name="T16">var</text:span><text:span text:style-name="T39"> next: ref; ! next item link </text:span>in<text:span text:style-name="T39"> list</text:span></text:p>
      <text:p text:style-name="P98" loext:marker-style-name="T39"/>
      <text:p text:style-name="P29" loext:marker-style-name="T39"><text:span text:style-name="T39">! Insert node </text:span>to<text:span text:style-name="T39"> list at head</text:span></text:p>
      <text:p text:style-name="P98" loext:marker-style-name="T39"/>
      <text:p text:style-name="P29" loext:marker-style-name="T39"><text:span text:style-name="T16">procedure</text:span><text:span text:style-name="T39"> insert(</text:span><text:span text:style-name="T16">var</text:span><text:span text:style-name="T39"> root: ref);</text:span></text:p>
      <text:p text:style-name="P98" loext:marker-style-name="T39"/>
      <text:p text:style-name="P29" loext:marker-style-name="T40"><text:span text:style-name="T16">begin</text:span><text:span text:style-name="T40"/></text:p>
      <text:p text:style-name="P98" loext:marker-style-name="T39"/>
      <text:p text:style-name="P29" loext:marker-style-name="T39"><text:span text:style-name="T39"><text:s text:c="3"/>next := root; ! link this </text:span>to<text:span text:style-name="T39"> next</text:span></text:p>
      <text:p text:style-name="P29" loext:marker-style-name="T39"><text:span text:style-name="T39"><text:s text:c="3"/>root := </text:span><text:span text:style-name="T16">self</text:span><text:span text:style-name="T39"> ! link root </text:span>to<text:span text:style-name="T39"> this</text:span></text:p>
      <text:p text:style-name="P98" loext:marker-style-name="T39"/>
      <text:p text:style-name="P29" loext:marker-style-name="T39"><text:span text:style-name="T16">end</text:span><text:span text:style-name="T39">;</text:span></text:p>
      <text:p text:style-name="P98" loext:marker-style-name="T39"/>
      <text:p text:style-name="P29" loext:marker-style-name="T39"><text:span text:style-name="T39">! </text:span>Index<text:span text:style-name="T39"> next entry </text:span>in<text:span text:style-name="T39"> list</text:span></text:p>
      <text:p text:style-name="P98" loext:marker-style-name="T39"/>
      <text:p text:style-name="P29" loext:marker-style-name="T39"><text:span text:style-name="T16">procedure</text:span><text:span text:style-name="T39"> iterate;</text:span></text:p>
      <text:p text:style-name="P98" loext:marker-style-name="T39"/>
      <text:p text:style-name="P29" loext:marker-style-name="T40"><text:span text:style-name="T16">begin</text:span><text:span text:style-name="T40"/></text:p>
      <text:p text:style-name="P98" loext:marker-style-name="T39"/>
      <text:p text:style-name="P29" loext:marker-style-name="T39"><text:span text:style-name="T39"><text:s text:c="3"/></text:span><text:span text:style-name="T16">self</text:span><text:span text:style-name="T39"> := next ! go next entry</text:span></text:p>
      <text:p text:style-name="P98" loext:marker-style-name="T39"/>
      <text:p text:style-name="P29" loext:marker-style-name="T39"><text:span text:style-name="T16">end</text:span><text:span text:style-name="T39">;</text:span></text:p>
      <text:p text:style-name="P98" loext:marker-style-name="T39"/>
      <text:p text:style-name="P29" loext:marker-style-name="T39"><text:span text:style-name="T39">! Remove node</text:span><text:span text:style-name="T39"/></text:p>
      <text:p text:style-name="P98" loext:marker-style-name="T39"/>
      <text:p text:style-name="P29" loext:marker-style-name="T39"><text:span text:style-name="T16">procedure</text:span><text:span text:style-name="T39"> remove(</text:span><text:span text:style-name="T16">var</text:span><text:span text:style-name="T39"> root: ref);</text:span></text:p>
      <text:p text:style-name="P98" loext:marker-style-name="T39"/>
      <text:p text:style-name="P29" loext:marker-style-name="T39"><text:span text:style-name="T16">var</text:span><text:span text:style-name="T39"> lp: ref;</text:span></text:p>
      <text:p text:style-name="P98" loext:marker-style-name="T39"/>
      <text:p text:style-name="P29" loext:marker-style-name="T40"><text:span text:style-name="T16">begin</text:span><text:span text:style-name="T40"/></text:p>
      <text:p text:style-name="P98" loext:marker-style-name="T39"/>
      <text:p text:style-name="P29" loext:marker-style-name="T39"><text:span text:style-name="T39"><text:s text:c="3"/></text:span><text:span text:style-name="T16">if</text:span><text:span text:style-name="T39"> </text:span><text:span text:style-name="T16">self</text:span><text:span text:style-name="T39"> = root </text:span><text:span text:style-name="T16">then</text:span><text:span text:style-name="T39"> root := root.next ! gap from top</text:span></text:p>
      <text:p text:style-name="P29" loext:marker-style-name="T39"><text:span text:style-name="T39"><text:s text:c="3"/></text:span><text:span text:style-name="T16">else</text:span><text:span text:style-name="T39"> </text:span><text:span text:style-name="T16">begin</text:span></text:p>
      <text:p text:style-name="P98" loext:marker-style-name="T39"/>
      <text:p text:style-name="P29" loext:marker-style-name="T39"><text:span text:style-name="T39"><text:s text:c="6"/>lp := root; ! </text:span>index<text:span text:style-name="T39"> top </text:span>of<text:span text:style-name="T39"> list</text:span></text:p>
      <text:p text:style-name="P29" loext:marker-style-name="T39"><text:span text:style-name="T39"><text:s text:c="6"/></text:span><text:span text:style-name="T16">while</text:span><text:span text:style-name="T39"> lp.next &lt;&gt; </text:span><text:span text:style-name="T16">self</text:span><text:span text:style-name="T39"> </text:span><text:span text:style-name="T16">do</text:span><text:span text:style-name="T39"> lp.iterate; ! find last entry</text:span></text:p>
      <text:p text:style-name="P29" loext:marker-style-name="T39"><text:span text:style-name="T39"><text:s text:c="6"/>lp.next := next ! gap from list</text:span><text:span text:style-name="T39"/></text:p>
      <text:p text:style-name="P98" loext:marker-style-name="T39"/>
      <text:p text:style-name="P29" loext:marker-style-name="T39"><text:span text:style-name="T39"><text:s text:c="3"/></text:span><text:span text:style-name="T16">end</text:span><text:span text:style-name="T39">;</text:span></text:p>
      <text:p text:style-name="P29" loext:marker-style-name="T39"><text:span text:style-name="T39"><text:s text:c="3"/>next := </text:span>nil<text:span text:style-name="T39"> ! clear link</text:span></text:p>
      <text:p text:style-name="P98" loext:marker-style-name="T39"/>
      <text:p text:style-name="P29" loext:marker-style-name="T39"><text:soft-page-break/><text:span text:style-name="T16">end</text:span><text:span text:style-name="T39">;</text:span></text:p>
      <text:p text:style-name="P29" loext:marker-style-name="T39"><text:span text:style-name="T39"><text:s text:c="3"/></text:span><text:span text:style-name="T39"/></text:p>
      <text:p text:style-name="P29" loext:marker-style-name="T39"><text:span text:style-name="T16">begin</text:span><text:span text:style-name="T39"> ! </text:span>constructor</text:p>
      <text:p text:style-name="P98" loext:marker-style-name="T39"/>
      <text:p text:style-name="P29" loext:marker-style-name="T39"><text:span text:style-name="T39"><text:s text:c="3"/>next := </text:span><text:span text:style-name="T16">nil</text:span><text:span text:style-name="T39"> ! clear next link</text:span></text:p>
      <text:p text:style-name="P98" loext:marker-style-name="T39"/>
      <text:p text:style-name="P29" loext:marker-style-name="T39"><text:span text:style-name="T16">end</text:span><text:span text:style-name="T39">.</text:span></text:p>
      <text:p text:style-name="P98" loext:marker-style-name="T39"/>
      <text:p text:style-name="P29" loext:marker-style-name="T39"><text:span text:style-name="T39">! list </text:span>of<text:span text:style-name="T39"> </text:span>integer<text:span text:style-name="T39"> data values </text:span></text:p>
      <text:p text:style-name="P98" loext:marker-style-name="T39"/>
      <text:p text:style-name="P29" loext:marker-style-name="T39"><text:span text:style-name="T16">class</text:span><text:span text:style-name="T39"> dlist;</text:span></text:p>
      <text:p text:style-name="P98" loext:marker-style-name="T39"/>
      <text:p text:style-name="P29" loext:marker-style-name="T39"><text:span text:style-name="T40">extends</text:span><text:span text:style-name="T39"> list; ! based </text:span>on<text:span text:style-name="T39"> list </text:span>class</text:p>
      <text:p text:style-name="P98" loext:marker-style-name="T39"/>
      <text:p text:style-name="P29" loext:marker-style-name="T39"><text:span text:style-name="T16">type</text:span><text:span text:style-name="T39"> ref = </text:span><text:span text:style-name="T40">reference</text:span><text:span text:style-name="T39"> </text:span><text:span text:style-name="T16">to</text:span><text:span text:style-name="T39"> dlist; ! reference </text:span>to<text:span text:style-name="T39"> </text:span>type</text:p>
      <text:p text:style-name="P98" loext:marker-style-name="T39"/>
      <text:p text:style-name="P29" loext:marker-style-name="T39"><text:span text:style-name="T16">var</text:span><text:span text:style-name="T39"> data: </text:span>integer<text:span text:style-name="T39">; ! data value</text:span></text:p>
      <text:p text:style-name="P98" loext:marker-style-name="T39"/>
      <text:p text:style-name="P29" loext:marker-style-name="T39"><text:span text:style-name="T39">! Find a list entry by value</text:span><text:span text:style-name="T39"/></text:p>
      <text:p text:style-name="P98" loext:marker-style-name="T39"/>
      <text:p text:style-name="P29" loext:marker-style-name="T39"><text:span text:style-name="T16">function</text:span><text:span text:style-name="T39"> find(value: </text:span>integer<text:span text:style-name="T39">): ref;</text:span></text:p>
      <text:p text:style-name="P98" loext:marker-style-name="T39"/>
      <text:p text:style-name="P29" loext:marker-style-name="T39"><text:span text:style-name="T16">var</text:span><text:span text:style-name="T39"> lp: ref;</text:span></text:p>
      <text:p text:style-name="P98" loext:marker-style-name="T39"/>
      <text:p text:style-name="P29" loext:marker-style-name="T40"><text:span text:style-name="T16">begin</text:span><text:span text:style-name="T40"/></text:p>
      <text:p text:style-name="P98" loext:marker-style-name="T39"/>
      <text:p text:style-name="P29" loext:marker-style-name="T39"><text:span text:style-name="T39"><text:s text:c="3"/>lp := </text:span><text:span text:style-name="T16">self</text:span><text:span text:style-name="T39">; ! </text:span>index<text:span text:style-name="T39"> here </text:span>to<text:span text:style-name="T39"> search </text:span>forward</text:p>
      <text:p text:style-name="P29" loext:marker-style-name="T39"><text:span text:style-name="T39"><text:s text:c="3"/></text:span><text:span text:style-name="T16">if</text:span><text:span text:style-name="T39"> lp &lt;&gt; </text:span><text:span text:style-name="T16">nil</text:span><text:span text:style-name="T39"> </text:span>do<text:span text:style-name="T39"> </text:span><text:span text:style-name="T16">begin</text:span><text:span text:style-name="T39"> ! the whole list </text:span>is<text:span text:style-name="T39"> </text:span>not<text:span text:style-name="T39"> </text:span>nil</text:p>
      <text:p text:style-name="P98" loext:marker-style-name="T39"/>
      <text:p text:style-name="P29" loext:marker-style-name="T39"><text:span text:style-name="T39"><text:s text:c="6"/></text:span><text:span text:style-name="T16">while</text:span><text:span text:style-name="T39"> (lp.data &lt;&gt; value) </text:span><text:span text:style-name="T16">and</text:span><text:span text:style-name="T39"> (lp.next &lt;&gt; </text:span><text:span text:style-name="T16">nil</text:span><text:span text:style-name="T39">) </text:span><text:span text:style-name="T16">do</text:span><text:span text:style-name="T39"> lp.iterate;</text:span></text:p>
      <text:p text:style-name="P29" loext:marker-style-name="T39"><text:span text:style-name="T39"><text:s text:c="6"/></text:span><text:span text:style-name="T16">if</text:span><text:span text:style-name="T39"> lp.data &lt;&gt; value </text:span><text:span text:style-name="T16">then</text:span><text:span text:style-name="T39"> lp := </text:span><text:span text:style-name="T16">nil</text:span><text:span text:style-name="T39"> ! </text:span>not<text:span text:style-name="T39"> found</text:span></text:p>
      <text:p text:style-name="P98" loext:marker-style-name="T39"/>
      <text:p text:style-name="P29" loext:marker-style-name="T39"><text:span text:style-name="T39"><text:s text:c="3"/></text:span><text:span text:style-name="T16">end</text:span><text:span text:style-name="T39">;</text:span></text:p>
      <text:p text:style-name="P98" loext:marker-style-name="T39"/>
      <text:p text:style-name="P29" loext:marker-style-name="T39"><text:span text:style-name="T39"><text:s text:c="3"/></text:span><text:span text:style-name="T40">result</text:span><text:span text:style-name="T39"> lp ! resulting </text:span>in<text:span text:style-name="T39"> found value </text:span>or<text:span text:style-name="T39"> </text:span>nil</text:p>
      <text:p text:style-name="P98" loext:marker-style-name="T39"/>
      <text:p text:style-name="P29" loext:marker-style-name="T39"><text:span text:style-name="T16">end</text:span><text:span text:style-name="T39">;</text:span></text:p>
      <text:p text:style-name="P98" loext:marker-style-name="T39"/>
      <text:p text:style-name="P29" loext:marker-style-name="T39"><text:span text:style-name="T16">begin</text:span><text:span text:style-name="T39"> ! </text:span>constructor</text:p>
      <text:p text:style-name="P98" loext:marker-style-name="T39"/>
      <text:p text:style-name="P29" loext:marker-style-name="T39"><text:span text:style-name="T39"><text:s text:c="3"/>data := </text:span><text:span text:style-name="T45">0</text:span><text:span text:style-name="T39"> ! clear data value</text:span></text:p>
      <text:p text:style-name="P98" loext:marker-style-name="T39"/>
      <text:p text:style-name="P29" loext:marker-style-name="T39"><text:span text:style-name="T16">end</text:span><text:span text:style-name="T39">.</text:span></text:p>
      <text:p text:style-name="P98" loext:marker-style-name="T39"/>
      <text:p text:style-name="P29" loext:marker-style-name="T39"><text:span text:style-name="T16">var</text:span><text:span text:style-name="T39"> mylist, lp: dlist.ref; ! our data list</text:span></text:p>
      <text:p text:style-name="P98" loext:marker-style-name="T39"/>
      <text:p text:style-name="P29" loext:marker-style-name="T39"><text:span text:style-name="T16">procedure</text:span><text:span text:style-name="T39"> newvalue(value: </text:span>integer<text:span text:style-name="T39">);</text:span></text:p>
      <text:p text:style-name="P98" loext:marker-style-name="T39"/>
      <text:p text:style-name="P29" loext:marker-style-name="T40"><text:span text:style-name="T16">begin</text:span><text:span text:style-name="T40"/></text:p>
      <text:p text:style-name="P98" loext:marker-style-name="T39"><text:soft-page-break/></text:p>
      <text:p text:style-name="P29" loext:marker-style-name="T39"><text:span text:style-name="T39"><text:s text:c="3"/></text:span>new<text:span text:style-name="T39">(lp);</text:span></text:p>
      <text:p text:style-name="P29" loext:marker-style-name="T39"><text:span text:style-name="T39"><text:s text:c="3"/>data := value;</text:span><text:span text:style-name="T39"/></text:p>
      <text:p text:style-name="P29" loext:marker-style-name="T39"><text:span text:style-name="T39"><text:s text:c="3"/>lp.insert(mylist)</text:span><text:span text:style-name="T39"/></text:p>
      <text:p text:style-name="P98" loext:marker-style-name="T39"/>
      <text:p text:style-name="P29" loext:marker-style-name="T39"><text:span text:style-name="T16">end</text:span><text:span text:style-name="T39">;</text:span></text:p>
      <text:p text:style-name="P98" loext:marker-style-name="T39"/>
      <text:p text:style-name="P29" loext:marker-style-name="T40"><text:span text:style-name="T16">begin</text:span><text:span text:style-name="T40"/></text:p>
      <text:p text:style-name="P98" loext:marker-style-name="T39"/>
      <text:p text:style-name="P29" loext:marker-style-name="T39"><text:span text:style-name="T39"><text:s text:c="3"/>! place some test values </text:span>in<text:span text:style-name="T39"> a list</text:span></text:p>
      <text:p text:style-name="P98" loext:marker-style-name="T39"/>
      <text:p text:style-name="P29" loext:marker-style-name="T39"><text:span text:style-name="T39"><text:s text:c="3"/>newvalue(</text:span><text:span text:style-name="T45">123</text:span><text:span text:style-name="T39">);</text:span></text:p>
      <text:p text:style-name="P29" loext:marker-style-name="T39"><text:span text:style-name="T39"><text:s text:c="3"/>newvalue(</text:span><text:span text:style-name="T45">42</text:span><text:span text:style-name="T39">);</text:span></text:p>
      <text:p text:style-name="P29" loext:marker-style-name="T39"><text:span text:style-name="T39"><text:s text:c="3"/>newvalue(</text:span><text:span text:style-name="T45">1</text:span><text:span text:style-name="T39">);</text:span></text:p>
      <text:p text:style-name="P98" loext:marker-style-name="T39"/>
      <text:p text:style-name="P29" loext:marker-style-name="T39"><text:span text:style-name="T39"><text:s text:c="3"/>! Find an entry</text:span><text:span text:style-name="T39"/></text:p>
      <text:p text:style-name="P98" loext:marker-style-name="T39"/>
      <text:p text:style-name="P29" loext:marker-style-name="T39"><text:span text:style-name="T39"><text:s text:c="3"/>lp := mylist.find(</text:span><text:span text:style-name="T45">42</text:span><text:span text:style-name="T39">);</text:span></text:p>
      <text:p text:style-name="P98" loext:marker-style-name="T39"/>
      <text:p text:style-name="P29" loext:marker-style-name="T39"><text:span text:style-name="T39"><text:s text:c="3"/>! </text:span>And<text:span text:style-name="T39"> remove it</text:span></text:p>
      <text:p text:style-name="P98" loext:marker-style-name="T39"/>
      <text:p text:style-name="P29" loext:marker-style-name="T39"><text:span text:style-name="T39"><text:s text:c="3"/>lp.remove(root);</text:span><text:span text:style-name="T39"/></text:p>
      <text:p text:style-name="P29" loext:marker-style-name="T39"><text:span text:style-name="T39"><text:s text:c="3"/>dispose(lp);</text:span><text:span text:style-name="T39"/></text:p>
      <text:p text:style-name="P98" loext:marker-style-name="T39"/>
      <text:p text:style-name="P29" loext:marker-style-name="T39"><text:span text:style-name="T39"><text:s text:c="3"/>! print remaining list entries</text:span><text:span text:style-name="T39"/></text:p>
      <text:p text:style-name="P98" loext:marker-style-name="T39"/>
      <text:p text:style-name="P29" loext:marker-style-name="T39"><text:span text:style-name="T39"><text:s text:c="3"/>writeln(</text:span><text:span text:style-name="T46">'The list contains:'</text:span><text:span text:style-name="T39">);</text:span></text:p>
      <text:p text:style-name="P29" loext:marker-style-name="T39"><text:span text:style-name="T39"><text:s text:c="3"/>lp := mylist;</text:span><text:span text:style-name="T39"/></text:p>
      <text:p text:style-name="P29" loext:marker-style-name="T39"><text:span text:style-name="T39"><text:s text:c="3"/></text:span><text:span text:style-name="T16">while</text:span><text:span text:style-name="T39"> </text:span><text:span text:style-name="T16">not</text:span><text:span text:style-name="T39"> (lp = </text:span><text:span text:style-name="T16">nil</text:span><text:span text:style-name="T39">) </text:span><text:span text:style-name="T16">do</text:span><text:span text:style-name="T39"> </text:span><text:span text:style-name="T16">begin</text:span></text:p>
      <text:p text:style-name="P98" loext:marker-style-name="T39"/>
      <text:p text:style-name="P29" loext:marker-style-name="T39"><text:span text:style-name="T39"><text:s text:c="6"/>writeln(</text:span><text:span text:style-name="T46">'Value: '</text:span><text:span text:style-name="T39">, lp.data);</text:span></text:p>
      <text:p text:style-name="P29" loext:marker-style-name="T39"><text:span text:style-name="T39"><text:s text:c="6"/>lp.iterate</text:span><text:span text:style-name="T39"/></text:p>
      <text:p text:style-name="P98" loext:marker-style-name="T39"/>
      <text:p text:style-name="P29" loext:marker-style-name="T40"><text:span text:style-name="T39"><text:s text:c="3"/></text:span><text:span text:style-name="T16">end</text:span></text:p>
      <text:p text:style-name="P98" loext:marker-style-name="T39"/>
      <text:p text:style-name="P29" loext:marker-style-name="T39"><text:span text:style-name="T16">end</text:span><text:span text:style-name="T39">.</text:span></text:p>
      <text:p text:style-name="Code1"/>
      <text:p text:style-name="Standard"><text:span text:style-name="Reference_20_Char1">self</text:span> stands in for the reference that the object being operated on is based from.</text:p>
      <text:h text:style-name="Heading_20_3" text:outline-level="3"><text:bookmark-start text:name="_Toc4731078"/><text:bookmark-start text:name="__RefHeading___Toc46015_401020179"/>Constructors and destructors<text:bookmark-end text:name="_Toc4731078"/><text:bookmark-end text:name="__RefHeading___Toc46015_401020179"/></text:h>
      <text:p text:style-name="Standard">If a constructor or constructor and destructor exists for a class, they are executed when the object is created by <text:span text:style-name="Reference_20_Char1">new</text:span>, or at the start of the object’s defining block, and when the object is disposed of by <text:span text:style-name="Reference_20_Char1">dispose</text:span>, or at the end of the object’s defining block. The constructor is executed on a <text:span text:style-name="Reference_20_Char1">new</text:span>, and the destructor is executed on <text:span text:style-name="Reference_20_Char1">dispose</text:span>. Just as for a module, constructors give an opportunity to set up and tear down an object.</text:p>
      <text:p text:style-name="Standard">When an object has inherited classes, the derived class must specifically call the base class constructor. The derived class cannot access the members of the base class until its constructor is called:</text:p>
      <text:p text:style-name="P29"><text:soft-page-break/><text:span text:style-name="T16">program</text:span> p;</text:p>
      <text:p text:style-name="P29"/>
      <text:p text:style-name="P29"><text:span text:style-name="T16">class</text:span> x(i: integer);</text:p>
      <text:p text:style-name="P29"/>
      <text:p text:style-name="P29" loext:marker-style-name="T16">.<text:span text:style-name="T16"/></text:p>
      <text:p text:style-name="P29"/>
      <text:p text:style-name="P29"><text:span text:style-name="T16">class</text:span> y(c: char);</text:p>
      <text:p text:style-name="P29"/>
      <text:p text:style-name="P29"><text:span text:style-name="T16">extends</text:span> x;</text:p>
      <text:p text:style-name="P29"/>
      <text:p text:style-name="P29" loext:marker-style-name="T16"><text:span text:style-name="T16">begin</text:span><text:span text:style-name="T16"/></text:p>
      <text:p text:style-name="P83" loext:marker-style-name="T16"/>
      <text:p text:style-name="P29"><text:span text:style-name="T16"><text:s text:c="3"/></text:span>x(ord(c));</text:p>
      <text:p text:style-name="P83" loext:marker-style-name="T16"/>
      <text:p text:style-name="P29"><text:span text:style-name="T16"><text:s text:c="3"/></text:span>{ statements accessing members of x }</text:p>
      <text:p text:style-name="P83" loext:marker-style-name="T16"/>
      <text:p text:style-name="P29"><text:span text:style-name="T16">end</text:span>.</text:p>
      <text:p text:style-name="P29"/>
      <text:p text:style-name="P29"><text:span text:style-name="T16">var</text:span> yi(‘a’): y;</text:p>
      <text:p text:style-name="P29"><text:s text:c="4"/>xi(42): x;</text:p>
      <text:p text:style-name="P29"/>
      <text:p text:style-name="P29" loext:marker-style-name="T16"><text:span text:style-name="T16">begin</text:span><text:span text:style-name="T16"/></text:p>
      <text:p text:style-name="P29"/>
      <text:p text:style-name="P29"><text:span text:style-name="T16">end</text:span>.</text:p>
      <text:p text:style-name="P29"/>
      <text:p text:style-name="Standard">The constructor of a derived class is the only place such an explicit constructor call can take place. The base class is called specifically by name with <text:span text:style-name="T56">a</text:span> constructor parameter list. Outside of the derived class constructor, the base class parameter list is used as normal for classes.</text:p>
      <text:p text:style-name="Standard">The explicit call of base class constructors gives two important abilities:</text:p>
      <text:list text:style-name="WWNum36">
        <text:list-item>
          <text:p text:style-name="P183">It allows the derived class to set up the parameters it needs for the base class.</text:p>
        </text:list-item>
        <text:list-item>
          <text:p text:style-name="P183">It allows the derived class to have a different list of parameters than the base class.</text:p>
        </text:list-item>
      </text:list>
      <text:p text:style-name="Standard">Only the constructors of base classes are called explicitly. The destructor is called automatically, in the reverse order of construction, when the object is disposed <text:span text:style-name="T56">or removed from scope</text:span>. When an object is torn down, the derived class has the ability to deactivate itself before the class it is based on is deactivated.</text:p>
      <text:p text:style-name="Standard">Note the Pascaline processor may or may not treat accesses to members of the base object before initializations as an error.</text:p>
      <text:h text:style-name="Heading_20_3" text:outline-level="3"><text:bookmark-start text:name="_Toc4731079"/><text:bookmark-start text:name="__RefHeading___Toc46017_401020179"/>Operator overloads in classes<text:bookmark-end text:name="_Toc4731079"/><text:bookmark-end text:name="__RefHeading___Toc46017_401020179"/></text:h>
      <text:p text:style-name="Standard">When an operator overload occurs in a class, it can use the general form to refer to the specific object at hand:</text:p>
      <text:p text:style-name="P29"><text:soft-page-break/><text:span text:style-name="T16">program</text:span> p;</text:p>
      <text:p text:style-name="P29"/>
      <text:p text:style-name="P29"><text:span text:style-name="T16">class</text:span> complex;</text:p>
      <text:p text:style-name="P29"/>
      <text:p text:style-name="P29"><text:span text:style-name="T16">var</text:span> r, i: real;</text:p>
      <text:p text:style-name="P29"/>
      <text:p text:style-name="P29"><text:span text:style-name="T16">operator</text:span> +(<text:span text:style-name="T16">var</text:span> lv: complex; <text:span text:style-name="T19">var</text:span> rv: complex);</text:p>
      <text:p text:style-name="P29"/>
      <text:p text:style-name="P29" loext:marker-style-name="T16"><text:span text:style-name="T16">begin</text:span><text:span text:style-name="T16"/></text:p>
      <text:p text:style-name="P29"/>
      <text:p text:style-name="P29"><text:s text:c="3"/>lv.r := lv.r+rv.r; ! add real part</text:p>
      <text:p text:style-name="P29"><text:s text:c="3"/>lv.i := lv.i+rv.i ! add imaginary part</text:p>
      <text:p text:style-name="P29"/>
      <text:p text:style-name="P29"><text:span text:style-name="T16">end</text:span>;</text:p>
      <text:p text:style-name="P29"/>
      <text:p text:style-name="P29" loext:marker-style-name="T16"><text:span text:style-name="T16">begin </text:span>! constructor for complex</text:p>
      <text:p text:style-name="P29"><text:span text:style-name="T16">end</text:span>.</text:p>
      <text:p text:style-name="P29"/>
      <text:p text:style-name="P29"><text:span text:style-name="T16">begin</text:span> ! program constructor</text:p>
      <text:p text:style-name="P29"><text:span text:style-name="T16">end</text:span>.</text:p>
      <text:p text:style-name="P29"/>
      <text:p text:style-name="Standard">Pascaline allows a short form where the left side of the operator always is the class of the execution context:</text:p>
      <text:p text:style-name="P29"><text:span text:style-name="T16">program</text:span> p;</text:p>
      <text:p text:style-name="P29"/>
      <text:p text:style-name="P29"><text:span text:style-name="T16">class</text:span> complex;</text:p>
      <text:p text:style-name="P29"/>
      <text:p text:style-name="P29"><text:span text:style-name="T16">var</text:span> r, i: real;</text:p>
      <text:p text:style-name="P29"/>
      <text:p text:style-name="P29"><text:span text:style-name="T16">operator</text:span> +(<text:span text:style-name="T16">ref</text:span> rv: complex);</text:p>
      <text:p text:style-name="P29"/>
      <text:p text:style-name="P29" loext:marker-style-name="T16"><text:span text:style-name="T16">begin</text:span><text:span text:style-name="T16"/></text:p>
      <text:p text:style-name="P29"/>
      <text:p text:style-name="P29"><text:s text:c="3"/>r := r+rv.r; ! add real part</text:p>
      <text:p text:style-name="P29"><text:s text:c="3"/>i := i+rv.i ! add imaginary part</text:p>
      <text:p text:style-name="P29"/>
      <text:p text:style-name="P29"><text:span text:style-name="T16">end</text:span>;</text:p>
      <text:p text:style-name="P29"/>
      <text:p text:style-name="P29" loext:marker-style-name="T16">.<text:span text:style-name="T16"/></text:p>
      <text:p text:style-name="P29"/>
      <text:p text:style-name="P29"><text:span text:style-name="T16">begin</text:span> ! <text:span text:style-name="T37">program constructor</text:span></text:p>
      <text:p text:style-name="P29"><text:span text:style-name="T16">end</text:span>.</text:p>
      <text:p text:style-name="Code1"/>
      <text:p text:style-name="Standard">That is, the leftmost operand of the operator function parameters is left off. The result is that the left side of the operator is performed in the context of the object on the left. The result is just as if the present class was declared as the first parameter of the operator function. For unary functions + and -, no parameter <text:span text:style-name="T56">list </text:span>is specified.</text:p>
      <text:p text:style-name="Standard"><text:soft-page-break/>Operator overloads for classes require that one or more of the operands be of the type for the containing class. This means that operator overloads for the class must pertain to that class.</text:p>
      <text:p text:style-name="Standard">As for module based operator overloads, the inherited keyword can be used to access any overlaid operator definition.</text:p>
      <text:h text:style-name="Heading_20_3" text:outline-level="3"><text:bookmark-start text:name="_Toc4731080"/><text:bookmark-start text:name="__RefHeading___Toc46019_401020179"/>Derivation vs. composition<text:bookmark-end text:name="_Toc4731080"/><text:bookmark-end text:name="__RefHeading___Toc46019_401020179"/></text:h>
      <text:p text:style-name="Standard">Pascaline supports new classes formed from old classes by either <text:span text:style-name="T36">inheritence</text:span> or <text:span text:style-name="T35">composition</text:span>. <text:span text:style-name="T56">Inheritance</text:span> is a class that has another class as its base class. Composition is a class that includes an instance of the class:</text:p>
      <text:p text:style-name="P29"><text:span text:style-name="T16">program</text:span> p;</text:p>
      <text:p text:style-name="P29"/>
      <text:p text:style-name="P29"><text:span text:style-name="T16">class</text:span> base;</text:p>
      <text:p text:style-name="P29"/>
      <text:p text:style-name="P29"><text:span text:style-name="T16">var</text:span> i: integer;</text:p>
      <text:p text:style-name="P29"/>
      <text:p text:style-name="P29">.</text:p>
      <text:p text:style-name="P29"/>
      <text:p text:style-name="P29"><text:span text:style-name="T16">class</text:span> composition;</text:p>
      <text:p text:style-name="P29"/>
      <text:p text:style-name="P29"><text:span text:style-name="T16">var</text:span> bi: base;</text:p>
      <text:p text:style-name="P29"/>
      <text:p text:style-name="P29">.</text:p>
      <text:p text:style-name="P29"/>
      <text:p text:style-name="P29"><text:span text:style-name="T16">var</text:span> ci: composition;</text:p>
      <text:p text:style-name="P29"/>
      <text:p text:style-name="P29" loext:marker-style-name="T16"><text:span text:style-name="T16">begin</text:span><text:span text:style-name="T16"/></text:p>
      <text:p text:style-name="P29"/>
      <text:p text:style-name="P29"><text:s text:c="3"/>ci.bi.i := 10</text:p>
      <text:p text:style-name="P29"/>
      <text:p text:style-name="P29"><text:span text:style-name="T16">end</text:span>.</text:p>
      <text:p text:style-name="Code1"/>
      <text:p text:style-name="Standard">Building classes by composition is a powerful technique, and sometimes is more appropriate than building classes by derivation. Multiple inheritance in Pascaline is not possible using <text:span text:style-name="T56">inherited</text:span> classes, but it can be done with composition.</text:p>
      <text:h text:style-name="Heading_20_3" text:outline-level="3"><text:bookmark-start text:name="_Toc4731081"/><text:bookmark-start text:name="__RefHeading___Toc46021_401020179"/>Parallel classes<text:bookmark-end text:name="_Toc4731081"/><text:bookmark-end text:name="__RefHeading___Toc46021_401020179"/></text:h>
      <text:p text:style-name="Standard">Just as modules have different versions for parallel tasking, classes come in different forms to enable tasking. The following classes are the functional equivalents of the module types:</text:p>
      <table:table table:name="Table56" table:style-name="Table56">
        <table:table-column table:style-name="Table56.A"/>
        <table:table-column table:style-name="Table56.B"/>
        <table:table-row table:style-name="Table56.1">
          <table:table-cell table:style-name="Table56.A1" office:value-type="string">
            <text:p text:style-name="P225" loext:marker-style-name="T3"><text:span text:style-name="T5">Module type</text:span><text:span text:style-name="T3"/></text:p>
          </table:table-cell>
          <table:table-cell table:style-name="Table56.A1" office:value-type="string">
            <text:p text:style-name="P225" loext:marker-style-name="T3"><text:span text:style-name="T5">Class type</text:span><text:span text:style-name="T3"/></text:p>
          </table:table-cell>
        </table:table-row>
        <table:table-row table:style-name="Table56.1">
          <table:table-cell table:style-name="Table56.A2" office:value-type="string">
            <text:p text:style-name="P74" loext:marker-style-name="T16"><text:span text:style-name="T24">process</text:span><text:span text:style-name="T25"/></text:p>
          </table:table-cell>
          <table:table-cell table:style-name="Table56.B2" office:value-type="string">
            <text:p text:style-name="P76" loext:marker-style-name="T26"><text:span text:style-name="T26">task</text:span><text:span text:style-name="T26"/></text:p>
          </table:table-cell>
        </table:table-row>
        <table:table-row table:style-name="Table56.1">
          <table:table-cell table:style-name="Table56.A3" office:value-type="string">
            <text:p text:style-name="P74" loext:marker-style-name="T16"><text:span text:style-name="T24">monitor</text:span><text:span text:style-name="T25"/></text:p>
          </table:table-cell>
          <table:table-cell table:style-name="Table56.B3" office:value-type="string">
            <text:p text:style-name="P76" loext:marker-style-name="T26"><text:span text:style-name="T26">atom</text:span><text:span text:style-name="T26"/></text:p>
          </table:table-cell>
        </table:table-row>
        <table:table-row table:style-name="Table56.1">
          <table:table-cell table:style-name="Table56.A2" office:value-type="string">
            <text:p text:style-name="P74" loext:marker-style-name="T16"><text:span text:style-name="T24">channel</text:span><text:span text:style-name="T25"/></text:p>
          </table:table-cell>
          <table:table-cell table:style-name="Table56.B2" office:value-type="string">
            <text:p text:style-name="P76" loext:marker-style-name="T26"><text:span text:style-name="T26">stream</text:span><text:span text:style-name="T26"/></text:p>
          </table:table-cell>
        </table:table-row>
        <table:table-row table:style-name="Table56.1">
          <table:table-cell table:style-name="Table56.A5" office:value-type="string">
            <text:p text:style-name="P74" loext:marker-style-name="T16"><text:span text:style-name="T24">share</text:span><text:span text:style-name="T25"/></text:p>
          </table:table-cell>
          <table:table-cell table:style-name="Table56.B5" office:value-type="string">
            <text:p text:style-name="P37" loext:marker-style-name="T26"><text:span text:style-name="T26">&lt;none&gt;</text:span><text:span text:style-name="T26"/></text:p>
          </table:table-cell>
        </table:table-row>
      </table:table>
      <text:p text:style-name="Standard"/>
      <text:h text:style-name="Heading_20_4" text:outline-level="4"><text:bookmark-start text:name="_Toc4731082"/><text:bookmark-start text:name="__RefHeading___Toc46023_401020179"/><text:soft-page-break/>task class<text:bookmark-end text:name="_Toc4731082"/><text:bookmark-end text:name="__RefHeading___Toc46023_401020179"/></text:h>
      <text:p text:style-name="Standard">A <text:span text:style-name="Reference_20_Char1">task</text:span> class has no visible members at all. Its constructor starts and is executed within a new thread. All members must be private:</text:p>
      <text:p text:style-name="P29"><text:span text:style-name="T16">program</text:span> p;</text:p>
      <text:p text:style-name="P29"/>
      <text:p text:style-name="P29"><text:span text:style-name="T16">uses</text:span> mymonitor;</text:p>
      <text:p text:style-name="P29"/>
      <text:p text:style-name="P29"><text:span text:style-name="T16">task</text:span> lighttask;</text:p>
      <text:p text:style-name="P29"/>
      <text:p text:style-name="P29" loext:marker-style-name="T16"><text:span text:style-name="T16">private</text:span><text:span text:style-name="T16"/></text:p>
      <text:p text:style-name="P29"/>
      <text:p text:style-name="P29"><text:span text:style-name="T16">var</text:span> a: integer;</text:p>
      <text:p text:style-name="P29"/>
      <text:p text:style-name="P29"><text:span text:style-name="T16">begin</text:span> ! <text:span text:style-name="T37">constructor for lighttask</text:span></text:p>
      <text:p text:style-name="P29"/>
      <text:p text:style-name="P29"><text:s text:c="3"/>a := getdata;</text:p>
      <text:p text:style-name="P29"><text:s text:c="3"/>putdata(a)</text:p>
      <text:p text:style-name="P29"/>
      <text:p text:style-name="P29"><text:span text:style-name="T16">end</text:span>.</text:p>
      <text:p text:style-name="P29"/>
      <text:p text:style-name="P29" loext:marker-style-name="T16"><text:span text:style-name="T16">begin</text:span><text:span text:style-name="T16"/></text:p>
      <text:p text:style-name="P29"><text:span text:style-name="T16">end</text:span>.</text:p>
      <text:p text:style-name="Code1"/>
      <text:p text:style-name="Standard">A <text:span text:style-name="Reference_20_Char1">process</text:span> module is limited to creating only a single parallel thread of execution within the program. The <text:span text:style-name="Reference_20_Char1">task</text:span> class can create an unlimited number of threads.</text:p>
      <text:h text:style-name="Heading_20_4" text:outline-level="4"><text:bookmark-start text:name="_Toc4731083"/><text:bookmark-start text:name="__RefHeading___Toc46025_401020179"/>atom class<text:bookmark-end text:name="_Toc4731083"/><text:bookmark-end text:name="__RefHeading___Toc46025_401020179"/></text:h>
      <text:p text:style-name="Standard"><text:span text:style-name="Reference_20_Char1">task</text:span> classes <text:span text:style-name="T56">and process modules</text:span> can use either monitor modules, or can use a special form of class known as the <text:span text:style-name="Reference_20_Char1">atom</text:span>:</text:p>
      <text:p text:style-name="P29"><text:soft-page-break/><text:span text:style-name="T16">program</text:span> p;</text:p>
      <text:p text:style-name="P29"/>
      <text:p text:style-name="P29"><text:span text:style-name="T16">atom</text:span> queue;</text:p>
      <text:p text:style-name="P29"/>
      <text:p text:style-name="P29"><text:span text:style-name="T16">procedure</text:span> inqueue(d: byte); <text:span text:style-name="T16">forward</text:span>;</text:p>
      <text:p text:style-name="P29"><text:span text:style-name="T16">procedure</text:span> outqueue(var b: byte); <text:span text:style-name="T16">forward</text:span>;</text:p>
      <text:p text:style-name="P29"/>
      <text:p text:style-name="P29" loext:marker-style-name="T16"><text:span text:style-name="T16">private</text:span><text:span text:style-name="T16"/></text:p>
      <text:p text:style-name="P29"/>
      <text:p text:style-name="P29"><text:span text:style-name="T16">const</text:span> maxque = 100; { maximum length of queue }</text:p>
      <text:p text:style-name="P29"/>
      <text:p text:style-name="P29" loext:marker-style-name="T20"><text:span text:style-name="T21">type</text:span><text:span text:style-name="T20"> queinx = 1..maxque; { pointers for queue }</text:span></text:p>
      <text:p text:style-name="P93" loext:marker-style-name="T20"/>
      <text:p text:style-name="P29"><text:span text:style-name="T16">var</text:span> ! fifo for queue</text:p>
      <text:p text:style-name="P29"><text:s text:c="4"/>fifo: <text:s text:c="4"/><text:span text:style-name="T16">array</text:span> [queinx] <text:span text:style-name="T16">of </text:span>byte;</text:p>
      <text:p text:style-name="P29"><text:s text:c="4"/>inptr: <text:s text:c="3"/>queinx; <text:s text:c="3"/>{ in pointer }</text:p>
      <text:p text:style-name="P29"><text:s text:c="4"/>outptr: <text:s text:c="2"/>queinx; <text:s text:c="3"/>{ out pointer }</text:p>
      <text:p text:style-name="P29"><text:s text:c="4"/>notempty: semaphore; { not empty signal }</text:p>
      <text:p text:style-name="P29"><text:s text:c="4"/>notfull: <text:s/>semaphore; { not full signal }</text:p>
      <text:p text:style-name="P29"/>
      <text:p text:style-name="P29">{ queue pointer iterator }</text:p>
      <text:p text:style-name="P29"/>
      <text:p text:style-name="P29"><text:span text:style-name="T16">function</text:span> next(i: queinx): queinx;</text:p>
      <text:p text:style-name="P29"/>
      <text:p text:style-name="P29" loext:marker-style-name="T16"><text:span text:style-name="T16">begin</text:span><text:span text:style-name="T16"/></text:p>
      <text:p text:style-name="P29"/>
      <text:p text:style-name="P29"><text:s text:c="3"/><text:span text:style-name="T16">if</text:span> i = maxque <text:span text:style-name="T16">then</text:span> i := 1 { queue has wrapped }</text:p>
      <text:p text:style-name="P29"><text:s text:c="3"/><text:span text:style-name="T16">else</text:span> i := i+1; { next location }</text:p>
      <text:p text:style-name="P29"/>
      <text:p text:style-name="P29"><text:s text:c="3"/>next := i { return result }</text:p>
      <text:p text:style-name="P29"/>
      <text:p text:style-name="P29"><text:span text:style-name="T16">end</text:span>;</text:p>
      <text:p text:style-name="P29"/>
      <text:p text:style-name="P29">{ place data in queue }</text:p>
      <text:p text:style-name="P29"/>
      <text:p text:style-name="P29"><text:span text:style-name="T16">procedure</text:span> inqueue(b: byte);</text:p>
      <text:p text:style-name="P29"/>
      <text:p text:style-name="P29" loext:marker-style-name="T16"><text:span text:style-name="T16">begin</text:span><text:span text:style-name="T16"/></text:p>
      <text:p text:style-name="P29"/>
      <text:p text:style-name="P29"><text:s text:c="3"/>{ if full, wait until a byte clears }</text:p>
      <text:p text:style-name="P29"><text:s text:c="3"/><text:span text:style-name="T16">while</text:span> next(inptr) = outptr <text:span text:style-name="T16">do</text:span> wait(notfull);</text:p>
      <text:p text:style-name="P29"/>
      <text:p text:style-name="P29"><text:s text:c="3"/>{ place input byte }</text:p>
      <text:p text:style-name="P29"><text:s text:c="3"/>fifo[inptr] := b;</text:p>
      <text:p text:style-name="P29"><text:s text:c="3"/></text:p>
      <text:p text:style-name="P29"><text:s text:c="3"/>{ set next input location }</text:p>
      <text:p text:style-name="P29"><text:s text:c="3"/>inptr := next(inptr);</text:p>
      <text:p text:style-name="P29"/>
      <text:p text:style-name="P29"><text:s text:c="3"/>{ signal queue is now not empty }</text:p>
      <text:p text:style-name="P29"><text:soft-page-break/><text:s text:c="3"/>signal(notempty)</text:p>
      <text:p text:style-name="P29"><text:s text:c="3"/></text:p>
      <text:p text:style-name="P29"><text:span text:style-name="T16">end</text:span>;</text:p>
      <text:p text:style-name="P29"/>
      <text:p text:style-name="P29">{ get data from queue }</text:p>
      <text:p text:style-name="P29"/>
      <text:p text:style-name="P29"><text:span text:style-name="T16">procedure</text:span> outqueue(<text:span text:style-name="T16">var</text:span> b: byte);</text:p>
      <text:p text:style-name="P29"/>
      <text:p text:style-name="P29" loext:marker-style-name="T16"><text:span text:style-name="T16">begin</text:span><text:span text:style-name="T16"/></text:p>
      <text:p text:style-name="P29"/>
      <text:p text:style-name="P29"><text:s text:c="3"/>{ if empty, wait until a byte is available }</text:p>
      <text:p text:style-name="P29"><text:s text:c="3"/><text:span text:style-name="T16">while</text:span> inptr = outptr <text:span text:style-name="T16">do</text:span> wait(notempty);</text:p>
      <text:p text:style-name="P29"/>
      <text:p text:style-name="P29"><text:s text:c="3"/>{ get output byte }</text:p>
      <text:p text:style-name="P29"><text:s text:c="3"/>b := fifo[outptr];</text:p>
      <text:p text:style-name="P29"/>
      <text:p text:style-name="P29"><text:s text:c="3"/>{ set next output location }</text:p>
      <text:p text:style-name="P29"><text:s text:c="3"/>outptr := next(outptr);</text:p>
      <text:p text:style-name="P29"/>
      <text:p text:style-name="P29"><text:s text:c="3"/>{ signal queue is now not full }</text:p>
      <text:p text:style-name="P29"><text:s text:c="3"/>signal(notfull)</text:p>
      <text:p text:style-name="P29"/>
      <text:p text:style-name="P29"><text:span text:style-name="T16">end</text:span>;</text:p>
      <text:p text:style-name="P29"/>
      <text:p text:style-name="P29"><text:span text:style-name="T16">begin</text:span> { constructor }</text:p>
      <text:p text:style-name="P29"/>
      <text:p text:style-name="P29"><text:s text:c="3"/>{ set input = output, and queue is empty }</text:p>
      <text:p text:style-name="P29"><text:s text:c="3"/>inptr = 1;</text:p>
      <text:p text:style-name="P29"><text:s text:c="3"/>outptr = 1</text:p>
      <text:p text:style-name="P29"/>
      <text:p text:style-name="P29"><text:span text:style-name="T16">end</text:span>.</text:p>
      <text:p text:style-name="P29"/>
      <text:p text:style-name="P29">var bq: queue;</text:p>
      <text:p text:style-name="P29"><text:s text:c="4"/>b: <text:s/>byte;</text:p>
      <text:p text:style-name="P29"><text:s text:c="4"/>i: <text:s/>integer;</text:p>
      <text:p text:style-name="P29"><text:s/></text:p>
      <text:p text:style-name="P29"><text:span text:style-name="T16">begin</text:span> ! program constructor</text:p>
      <text:p text:style-name="P29"/>
      <text:p text:style-name="P29"><text:s text:c="3"/><text:span text:style-name="T16">for</text:span> i := 1 <text:span text:style-name="T16">to</text:span> 10 <text:span text:style-name="T16">do</text:span> bq.inqueue(i);</text:p>
      <text:p text:style-name="P29"><text:s text:c="3"/><text:span text:style-name="T16">for</text:span> i := 1 <text:span text:style-name="T16">to</text:span> 10 <text:span text:style-name="T16">do</text:span> <text:span text:style-name="T16">begin</text:span> </text:p>
      <text:p text:style-name="P29"/>
      <text:p text:style-name="P29"><text:s text:c="6"/>bq.outqueue(b); </text:p>
      <text:p text:style-name="P29"><text:s text:c="6"/>writeln(‘The value is: ‘, b)</text:p>
      <text:p text:style-name="P29"/>
      <text:p text:style-name="P29" loext:marker-style-name="T16"><text:s text:c="3"/><text:span text:style-name="T16">end</text:span><text:span text:style-name="T16"/></text:p>
      <text:p text:style-name="P29"/>
      <text:p text:style-name="P29"><text:span text:style-name="T16">end</text:span>.</text:p>
      <text:p text:style-name="Code1"/>
      <text:p text:style-name="Standard">This is the same queue example as given for monitors, but refactored for atoms.</text:p>
      <text:p text:style-name="Standard"><text:soft-page-break/>An <text:span text:style-name="Reference_20_Char1">atom</text:span> cannot have variables in its public section. It is “sealed” and must perform all of its actions via methods or properties.</text:p>
      <text:p text:style-name="Standard">Each of the methods or properties of an <text:span text:style-name="Reference_20_Char1">atom</text:span> acquires a lock specific to the atom before performing its work. Semaphores and signals are available to an atom. Thus, it can serve as a go-between for task classes, processes, and the main program.</text:p>
      <text:h text:style-name="Heading_20_4" text:outline-level="4"><text:bookmark-start text:name="_Toc4731084"/><text:bookmark-start text:name="__RefHeading___Toc46027_401020179"/>stream class<text:bookmark-end text:name="_Toc4731084"/><text:bookmark-end text:name="__RefHeading___Toc46027_401020179"/></text:h>
      <text:p text:style-name="Standard">A <text:span text:style-name="Reference_20_Char1">stream</text:span> goes further still than an <text:span text:style-name="Reference_20_Char1">atom</text:span>, and allows only properties to be present in its interface section.</text:p>
      <text:p text:style-name="P29"><text:soft-page-break/><text:span text:style-name="T16">program</text:span> p;</text:p>
      <text:p text:style-name="P29"/>
      <text:p text:style-name="P29"><text:span text:style-name="T16">stream</text:span> queue;</text:p>
      <text:p text:style-name="P29"/>
      <text:p text:style-name="P29"><text:span text:style-name="T16">property </text:span>bfifo: byte;<text:span text:style-name="T16"> forward</text:span>;</text:p>
      <text:p text:style-name="P29"/>
      <text:p text:style-name="P29" loext:marker-style-name="T16"><text:span text:style-name="T16">private</text:span><text:span text:style-name="T16"/></text:p>
      <text:p text:style-name="P29"/>
      <text:p text:style-name="P29"><text:span text:style-name="T16">const</text:span> maxque = 100; ! maximum length of queue</text:p>
      <text:p text:style-name="P29"/>
      <text:p text:style-name="P29" loext:marker-style-name="T20"><text:span text:style-name="T21">type</text:span><text:span text:style-name="T20"> queinx = 1..maxque; ! pointers for queue</text:span></text:p>
      <text:p text:style-name="P93" loext:marker-style-name="T20"/>
      <text:p text:style-name="P29"><text:span text:style-name="T16">var</text:span> fifo: <text:s text:c="4"/><text:span text:style-name="T16">array</text:span> [queinx] <text:span text:style-name="T16">of</text:span> byte; ! fifo for queue</text:p>
      <text:p text:style-name="P29"><text:s text:c="4"/>inptr: <text:s text:c="3"/>queinx; <text:s text:c="3"/>! in pointer</text:p>
      <text:p text:style-name="P29"><text:s text:c="4"/>outptr: <text:s text:c="2"/>queinx; <text:s text:c="3"/>! out pointer</text:p>
      <text:p text:style-name="P29"><text:s text:c="4"/>notempty: semaphore; ! not empty signal</text:p>
      <text:p text:style-name="P29"><text:s text:c="4"/>notfull: <text:s/>semaphore; ! not full signal</text:p>
      <text:p text:style-name="P29"/>
      <text:p text:style-name="P29">! queue pointer iterator</text:p>
      <text:p text:style-name="P29"/>
      <text:p text:style-name="P29"><text:span text:style-name="T16">function</text:span> next(i: queinx): queinx;</text:p>
      <text:p text:style-name="P29"/>
      <text:p text:style-name="P29" loext:marker-style-name="T16"><text:span text:style-name="T16">begin</text:span><text:span text:style-name="T16"/></text:p>
      <text:p text:style-name="P29"/>
      <text:p text:style-name="P29"><text:s text:c="3"/><text:span text:style-name="T16">if</text:span> i = maxque <text:span text:style-name="T16">then</text:span> i := 1 ! queue has wrapped</text:p>
      <text:p text:style-name="P29"><text:s text:c="3"/><text:span text:style-name="T16">else</text:span> i := i+1; ! next location</text:p>
      <text:p text:style-name="P29"/>
      <text:p text:style-name="P29"><text:s text:c="3"/>result i ! return result</text:p>
      <text:p text:style-name="P29"/>
      <text:p text:style-name="P29"><text:span text:style-name="T16">end</text:span>;</text:p>
      <text:p text:style-name="P29"/>
      <text:p text:style-name="P29"><text:span text:style-name="T16">property </text:span>bfifo: byte;</text:p>
      <text:p text:style-name="P29"/>
      <text:p text:style-name="P29">! place byte in queue</text:p>
      <text:p text:style-name="P29"/>
      <text:p text:style-name="P29" loext:marker-style-name="T16"><text:span text:style-name="T16">begin</text:span><text:span text:style-name="T16"/></text:p>
      <text:p text:style-name="P29"/>
      <text:p text:style-name="P29"><text:s text:c="3"/>{ if full, wait until a byte clears</text:p>
      <text:p text:style-name="P29"><text:s text:c="3"/><text:span text:style-name="T16">while</text:span> next(inptr) = outptr <text:span text:style-name="T16">do</text:span> wait(notfull);</text:p>
      <text:p text:style-name="P29"/>
      <text:p text:style-name="P29"><text:s text:c="3"/>! place input byte</text:p>
      <text:p text:style-name="P29"><text:s text:c="3"/>fifo[inptr] := bfifo;</text:p>
      <text:p text:style-name="P29"><text:s text:c="3"/></text:p>
      <text:p text:style-name="P29"><text:s text:c="3"/>! set next input location</text:p>
      <text:p text:style-name="P29"><text:s text:c="3"/>inptr := next(inptr);</text:p>
      <text:p text:style-name="P29"/>
      <text:p text:style-name="P29"><text:s text:c="3"/>! signal queue is now not empty</text:p>
      <text:p text:style-name="P29"><text:s text:c="3"/>signal(notempty)</text:p>
      <text:p text:style-name="P29"><text:s text:c="3"/></text:p>
      <text:p text:style-name="P29"><text:soft-page-break/><text:span text:style-name="T16">end</text:span>;</text:p>
      <text:p text:style-name="P29"/>
      <text:p text:style-name="P29">! get byte from queue</text:p>
      <text:p text:style-name="P29"/>
      <text:p text:style-name="P29" loext:marker-style-name="T16"><text:span text:style-name="T16">begin</text:span><text:span text:style-name="T16"/></text:p>
      <text:p text:style-name="P29"/>
      <text:p text:style-name="P29"><text:s text:c="3"/>! if empty, wait until a byte is available</text:p>
      <text:p text:style-name="P29"><text:s text:c="3"/><text:span text:style-name="T16">while</text:span> inptr = outptr<text:span text:style-name="T16"> do</text:span> wait(notempty);</text:p>
      <text:p text:style-name="P29"/>
      <text:p text:style-name="P29"><text:s text:c="3"/>! get output byte</text:p>
      <text:p text:style-name="P29"><text:s text:c="3"/>bfifo := fifo[outptr];</text:p>
      <text:p text:style-name="P29"/>
      <text:p text:style-name="P29"><text:s text:c="3"/>! set next output location</text:p>
      <text:p text:style-name="P29"><text:s text:c="3"/>outptr := next(outptr);</text:p>
      <text:p text:style-name="P29"/>
      <text:p text:style-name="P29"><text:s text:c="3"/>! signal queue is now not full</text:p>
      <text:p text:style-name="P29"><text:s text:c="3"/>signal(notfull)</text:p>
      <text:p text:style-name="P29"/>
      <text:p text:style-name="P29"><text:span text:style-name="T16">end</text:span>;</text:p>
      <text:p text:style-name="P29"/>
      <text:p text:style-name="P29"><text:span text:style-name="T16">begin</text:span> ! constructor</text:p>
      <text:p text:style-name="P29"/>
      <text:p text:style-name="P29"><text:s text:c="3"/>! set input = output, and queue is empty</text:p>
      <text:p text:style-name="P29"><text:s text:c="3"/>inptr = 1;</text:p>
      <text:p text:style-name="P29"><text:s text:c="3"/>outptr = 1</text:p>
      <text:p text:style-name="P29"/>
      <text:p text:style-name="P29"><text:span text:style-name="T16">end</text:span>.</text:p>
      <text:p text:style-name="P29"/>
      <text:p text:style-name="P29"><text:span text:style-name="T16">var</text:span> bs: queue;</text:p>
      <text:p text:style-name="P29"><text:s text:c="4"/>i: <text:s/>integer;</text:p>
      <text:p text:style-name="P29"/>
      <text:p text:style-name="P29"><text:span text:style-name="T16">begin</text:span> ! program constructor</text:p>
      <text:p text:style-name="P29"/>
      <text:p text:style-name="P29"><text:s text:c="3"/><text:span text:style-name="T16">for</text:span> i := 1 <text:span text:style-name="T16">to</text:span> 10 <text:span text:style-name="T16">do</text:span> bs.bfifo := i;</text:p>
      <text:p text:style-name="P29"><text:s text:c="3"/><text:span text:style-name="T16">for</text:span> i := 1 <text:span text:style-name="T16">to</text:span> 10 <text:span text:style-name="T16">do</text:span> writeln(‘The value is: ‘, bs.bfifo:1)</text:p>
      <text:p text:style-name="P29"/>
      <text:p text:style-name="P29"><text:span text:style-name="T16">end</text:span>.</text:p>
      <text:p text:style-name="P29"/>
      <text:p text:style-name="Standard">And the output would be:</text:p>
      <text:p text:style-name="Standard">1 2 3 4 5 6 7 8 9 10</text:p>
      <text:p text:style-name="Standard">This is the same code as the channel example, but refactored for streams.</text:p>
      <text:h text:style-name="Heading_20_4" text:outline-level="4"><text:bookmark-start text:name="_Toc4731085"/><text:bookmark-start text:name="__RefHeading___Toc46029_401020179"/>Class equivalent for share<text:bookmark-end text:name="_Toc4731085"/><text:bookmark-end text:name="__RefHeading___Toc46029_401020179"/></text:h>
      <text:p text:style-name="Standard">There is no class based version of a <text:span text:style-name="Reference_20_Char1">share</text:span> module. Since a share module contains no variables, there would be no point to an instantiation of such a class.</text:p>
      <text:h text:style-name="P126" text:outline-level="7"><text:bookmark-start text:name="_Toc4731091"/><text:bookmark-start text:name="__RefHeading___Toc46031_401020179"/>Annex: Collected syntax<text:bookmark-end text:name="_Toc4731091"/><text:bookmark-end text:name="__RefHeading___Toc46031_401020179"/></text:h>
      <text:p text:style-name="Standard">actual-parameter = expression | variable-access | procedure-identifier | function-identifier .</text:p>
      <text:p text:style-name="Standard">actual-parameter-list = '(' actual-parameter { ',' actual-parameter } ')' .</text:p>
      <text:p text:style-name="Standard">adding-operator = '+' | '-' | 'or' | 'xor' .</text:p>
      <text:p text:style-name="Standard">apostrophe-image = '"' .</text:p>
      <text:p text:style-name="Standard">array-type = 'array' [ dimension-specifier ] 'of' component-type .</text:p>
      <text:p text:style-name="Standard">array-value-constructor = 'array' value-constructor { ',' value-constructor } 'end' .</text:p>
      <text:p text:style-name="Standard">array-variable = variable-access .</text:p>
      <text:p text:style-name="Standard">assignment-statement = ( variable-access | function-identifier ) ':=' expression .</text:p>
      <text:p text:style-name="Standard">attribute = 'overload' | 'static' | 'virtual' | 'override' .</text:p>
      <text:p text:style-name="Standard">base-type = ordinal-type .</text:p>
      <text:p text:style-name="Standard">binary-digit = '0' | '1' | '_' .</text:p>
      <text:p text:style-name="Standard">binary-digit-sequence = octal-digit { binary-digit }</text:p>
      <text:p text:style-name="Standard">binary-integer = '%' binary-digit-sequence .</text:p>
      <text:p text:style-name="Standard">block = { declaration } [ 'private' { declaration } ] statement-part [ ';' statement-part ] .</text:p>
      <text:p text:style-name="Standard">Boolean-expression = expression .</text:p>
      <text:p text:style-name="Standard">buffer-variable = file-variable '"' .</text:p>
      <text:p text:style-name="Standard">case-constant = constant .</text:p>
      <text:p text:style-name="Standard">case-constant-range = case-constant [ '..' case-constant ] .</text:p>
      <text:p text:style-name="Standard">case-constant-list = case-constant-range { ',' case-constant-range } .</text:p>
      <text:p text:style-name="Standard">case-index = expression .</text:p>
      <text:p text:style-name="Standard">case-list-element = case-list-statement | case-list-default .</text:p>
      <text:p text:style-name="Standard">case-list-default = 'else' statement .</text:p>
      <text:p text:style-name="Standard">case-list-statement = case-constant-list ':' statement .</text:p>
      <text:p text:style-name="Standard">case-statement = 'case' case-index 'of' case-list-element { ';' case-list-element } [ ';' ] 'end' .</text:p>
      <text:p text:style-name="P237">character-string = ''' string-element { string-element } ''' .</text:p>
      <text:p text:style-name="Standard">class-declaration = ('class' ‘thread’ | ‘atom’ | ‘stream’) identifier ' [ class-parameter-list ] ;' [ 'extends' class-name ';' ] block '.' .</text:p>
      <text:p text:style-name="Standard">class-name = qualified-identifier .</text:p>
      <text:p text:style-name="Standard">class-parameter-list = ‘(‘ class-parameter { ‘;’ class-parameter } ‘)’ .</text:p>
      <text:p text:style-name="Standard">class-parameter = [ ‘view’ ] identifier-list ‘;’ type-idenifier .</text:p>
      <text:p text:style-name="Standard">component-type = type-denoter .</text:p>
      <text:p text:style-name="Standard">component-variable = indexed-variable | field-designator .</text:p>
      <text:p text:style-name="Standard">compound-statement = 'begin' [try-end] statement-sequence [ ‘result’ expression ] 'end' .</text:p>
      <text:p text:style-name="Standard">conditional-statement = if-statement | case-statement | try-statement .</text:p>
      <text:p text:style-name="Standard">constant = [ sign ] constant-term { adding-operator constant-term } .</text:p>
      <text:p text:style-name="Standard" loext:marker-style-name="T20"><text:span text:style-name="T20">constant-definition = identifier '=' constant .</text:span><text:span text:style-name="T20"/></text:p>
      <text:p text:style-name="Standard" loext:marker-style-name="T20"><text:span text:style-name="T20">constant-définition-part = [ 'const' constant-definition ';' { constant-definition ';' } ] .</text:span><text:span text:style-name="T20"/></text:p>
      <text:p text:style-name="Standard">constant-factor = '(' constant ')' | 'not' constant-factor | character-string | constant-identifier | unsigned-number .</text:p>
      <text:p text:style-name="Standard">constant-identifier = qualified-identifier .</text:p>
      <text:p text:style-name="Standard">constant-member-designator = constant [ '... ' constant ] .</text:p>
      <text:p text:style-name="Standard">constant-set-constructor = '[' [ constant-member-designator { ', ' constant-member-designator } ] ']' .</text:p>
      <text:p text:style-name="Standard">constant-term = constant-factor { multiplying-operator constant-factor } .</text:p>
      <text:p text:style-name="Standard" loext:marker-style-name="T22"><text:span text:style-name="T22">control-variable = entire-variable .</text:span><text:span text:style-name="T22"/></text:p>
      <text:p text:style-name="Standard" loext:marker-style-name="T22"><text:span text:style-name="T22">decimal-integer = digit-sequence .</text:span><text:span text:style-name="T22"/></text:p>
      <text:p text:style-name="P60">declaration = label-declaration-part | constant-definition-part | type-definition-part | variable-declaration-part | fixed-declaration-part | procedure-declaration ';' | function-declaration ';' | operator-declaration ‘;’ | property-declaration | class-declaration ‘;’ .</text:p>
      <text:p text:style-name="Standard">digit = '0' | '1' | '2' | '3' | '4' | '5' | '6' | '7' | '8' | '9' ‘_’ .</text:p>
      <text:p text:style-name="Standard" loext:marker-style-name="T20"><text:span text:style-name="T20">digit-sequence = digit { digit } .</text:span><text:span text:style-name="T20"/></text:p>
      <text:p text:style-name="Standard" loext:marker-style-name="T20"><text:span text:style-name="T20">dimension-specifier = index-specifier | range-specifier .</text:span><text:span text:style-name="T20"/></text:p>
      <text:p text:style-name="Standard" loext:marker-style-name="T20"><text:span text:style-name="T20">directive = letter { letter | digit } .</text:span><text:span text:style-name="T20"/></text:p>
      <text:p text:style-name="Standard" loext:marker-style-name="T20"><text:span text:style-name="T20">domain-type = type-identifier .</text:span><text:span text:style-name="T20"/></text:p>
      <text:p text:style-name="Standard"><text:soft-page-break/>else-part = 'else' statement .</text:p>
      <text:p text:style-name="Standard">empty-statement = .</text:p>
      <text:p text:style-name="Standard">entire-variable = variable-identifier | 'self' .</text:p>
      <text:p text:style-name="Standard">enumerated-type = '(' identifier-list ')' .</text:p>
      <text:p text:style-name="Standard">except-series = except-specifier { except-specifier } [ except-unconditional ] .</text:p>
      <text:p text:style-name="Standard">except-specifier = ‘on’ exception-identifier { ‘,’ exception-identifier } ‘except’ statement .</text:p>
      <text:p text:style-name="Standard">except-unconditional = ‘except’ statement .</text:p>
      <text:p text:style-name="Standard">expression = simple-expression [ [‘inherited’] relational-operator simple-expression ] .</text:p>
      <text:p text:style-name="P58">factor = variable-access | unsigned-constant | function-designator | type-identifier '(' expression ')' | set-constructor | '(' expression ')' | 'not' factor .</text:p>
      <text:p text:style-name="Standard">field-designator = record-variable '.' field-specifier | field-designator-identifier .</text:p>
      <text:p text:style-name="Standard">field-designator-identifier = qualified-identifier .</text:p>
      <text:p text:style-name="Standard">field-identifier = qualified-identifier .</text:p>
      <text:p text:style-name="Standard">field-list = [ ( fixed-part [ ';' variant-part ] | variant-part ) [ ';' ] ] .</text:p>
      <text:p text:style-name="Standard">field-specifier = field-identifier .</text:p>
      <text:p text:style-name="Standard">file-type = 'file' 'of' component-type .</text:p>
      <text:p text:style-name="Standard">file-variable = variable-access .</text:p>
      <text:p text:style-name="Standard">final-value = expression .</text:p>
      <text:p text:style-name="Standard">fixed-declaration = identifier ':' type-denoter '=' value-constructor .</text:p>
      <text:p text:style-name="Standard">fixed-declaration-part = [ 'fixed' fixed-declaration ';' { fixed-declaration ';' } ] .</text:p>
      <text:p text:style-name="Standard">fixed-part = record-section { ';' record-section } .</text:p>
      <text:p text:style-name="Standard">for-statement = 'for' control-variable ':=' initial-value ( 'to' | 'downto' ) final-value 'do' statement .</text:p>
      <text:p text:style-name="P66">formal-identifier = identifier .</text:p>
      <text:p text:style-name="Standard">formal-parameter-list = '(' formal-parameter-section { ';' formal-parameter-section } ')' .</text:p>
      <text:p text:style-name="Standard">formal-parameter-section = value-parameter-specification | variable-parameter-specification | view-parameter-specification | out-parameter-specification | reference-parameter-specification | procedural-parameter-specification | functional-parameter-specification .</text:p>
      <text:p text:style-name="Standard">fractional-part = digit-sequence .</text:p>
      <text:p text:style-name="Standard">function-block = block .</text:p>
      <text:p text:style-name="P62"><text:soft-page-break/>function-declaration = function-heading ';'directive | function-identification ';' function-block | function-heading ';' function-block .</text:p>
      <text:p text:style-name="Standard">function-designator = function-identifier [ actual-parameter-list ] .</text:p>
      <text:p text:style-name="Standard">function-heading = attribute 'function' formal-identifier [ formal-parameter-list ] ':' result-type .</text:p>
      <text:p text:style-name="Standard">function-identification = attribute 'function' identifier .</text:p>
      <text:p text:style-name="Standard">function-identifier = qualified-identifier .</text:p>
      <text:p text:style-name="Standard">functional-parameter-specification = function-heading .</text:p>
      <text:p text:style-name="Standard">goto-statement = 'goto' label .</text:p>
      <text:p text:style-name="Standard">hex-digit = '0' | '1' | '2' | '3' | '4' | '5' | '6' | '7' | '8' | '9' | 'a' | 'b' | 'c' | 'd' | 'e' | 'f' | '_' .</text:p>
      <text:p text:style-name="Standard" loext:marker-style-name="T22"><text:span text:style-name="T22">hex-digit-sequence = hex-digit { hex-digit } .</text:span><text:span text:style-name="T22"/></text:p>
      <text:p text:style-name="Standard">hex-integer = '$' hex-digit-sequence .</text:p>
      <text:p text:style-name="Standard">identified-variable = pointer-variable '"' .</text:p>
      <text:p text:style-name="Standard" loext:marker-style-name="T20"><text:span text:style-name="T20">identifier = letter | '_' { letter | digit | '_' } .</text:span><text:span text:style-name="T20"/></text:p>
      <text:p text:style-name="Standard" loext:marker-style-name="T20"><text:span text:style-name="T20">identifier-list = identifier { ',' identifier } .</text:span><text:span text:style-name="T20"/></text:p>
      <text:p text:style-name="Standard">if-statement = 'if' Boolean-expression 'then' statement [ else-part ] .</text:p>
      <text:p text:style-name="Standard">index-expression = expression .</text:p>
      <text:p text:style-name="Standard">index-specifier = '[' index-type { ',' index-type } ']' .</text:p>
      <text:p text:style-name="Standard">index-type = ordinal-type .</text:p>
      <text:p text:style-name="Standard">indexed-variable = array-variable '[' index-expression { ',' index-expression } ']' .</text:p>
      <text:p text:style-name="Standard">initial-value = expression.</text:p>
      <text:p text:style-name="P40">initialized-identifier = identifier [ ‘(‘ expression { ‘,’ expression ‘)’ } ] .</text:p>
      <text:p text:style-name="Standard">instance-type = 'instance' 'of' class-name .</text:p>
      <text:p text:style-name="Standard">label = digit-sequence | identifier .</text:p>
      <text:p text:style-name="Standard">label-declaration-part = [ 'label' label { ',' label } ';' ] .</text:p>
      <text:p text:style-name="Standard">letter = 'a' | 'b' | 'c' | 'd' | 'e' | 'f' | 'g' | 'h' | 'i' | 'j' | 'k' | 'l' | 'm' | 'n' | 'o' | 'p' | 'q' | 'r' | 's' | 't' | 'u' | 'v' | 'w' | 'x' | 'y' | 'z' | 'A' | 'B' | 'C' | 'D' | 'E' | 'F' | 'G' | 'H' | 'I' | 'J' | 'K' | 'L' | 'M' | 'N' | 'O' | 'P' | 'Q' | 'R' | 'S' | 'T' | 'U' | 'V' | 'W' | 'X' | 'Y' | 'Z'.</text:p>
      <text:p text:style-name="Standard">link-specification = 'uses' | 'joins' .</text:p>
      <text:p text:style-name="Standard">member-designator = expression [ '..' expression ] .</text:p>
      <text:p text:style-name="Standard"><text:soft-page-break/>module = module-heading ';' module-block '.' .</text:p>
      <text:p text:style-name="P64">module-block = uses-declaration-part { module-declaration } [ 'private' { module-declaration } ] <text:s text:c="9"/>[ statement-part [ ';' statement-part ] ].</text:p>
      <text:p text:style-name="Standard">module-declaration = declaration .</text:p>
      <text:p text:style-name="Standard">module-heading = module-type identifier [ '(' module-parameter-list ')' ] .</text:p>
      <text:p text:style-name="Standard">module-name = identifier .</text:p>
      <text:p text:style-name="Standard">module-parameter-list = identifier-list .</text:p>
      <text:p text:style-name="Standard">module-type = 'program' | 'module' | 'process' | 'monitor' | 'share' .</text:p>
      <text:p text:style-name="Standard">multiplying-operator = '*' | '/' | 'div' | 'mod' | 'and' .</text:p>
      <text:p text:style-name="Standard">new-ordinal-type = enumerated-type | subrange-type .</text:p>
      <text:p text:style-name="Standard">new-pointer-type = '^' domain-type .</text:p>
      <text:p text:style-name="Standard">new-structured-type = [ 'packed' ] unpacked-structured-type .</text:p>
      <text:p text:style-name="Standard">new-type = new-ordinal-type | new-structured-type | new-pointer-type .</text:p>
      <text:p text:style-name="Standard" loext:marker-style-name="T22"><text:span text:style-name="T22">octal-digit = '0' | '1' | '2' | '3' | '4' | '5' | '6' | '7' | '_' .</text:span><text:span text:style-name="T22"/></text:p>
      <text:p text:style-name="Standard" loext:marker-style-name="T22"><text:span text:style-name="T22">octal-digit-sequence = octal-digit { octal-digit } .</text:span><text:span text:style-name="T22"/></text:p>
      <text:p text:style-name="Standard">octal-integer = '&amp;' octal-digit-sequence .</text:p>
      <text:p text:style-name="Standard">operator-declaration = operator-identifier operator-heading ‘[ ‘:’ result-type] .</text:p>
      <text:p text:style-name="Standard">operator-heading = attribute 'procedure' formal-identifier [ formal-parameter-list ] .</text:p>
      <text:p text:style-name="Standard">operator-identifier = ‘not’ | ‘+’ | ‘-‘ | ‘*’ | ‘/’ | ‘div’ | ‘mod’ | ‘and’ | ‘or’ | ‘&lt; ‘ | ‘&gt;’ | ‘=’ | ‘&lt;=’ | ‘&gt;=’ | ‘in’ | ‘is’ | ‘:=’ .</text:p>
      <text:p text:style-name="Standard">ordinal-type = new-ordinal-type | ordinal-type-identifier .</text:p>
      <text:p text:style-name="Standard">ordinal-type-identifier = type-identifier .</text:p>
      <text:p text:style-name="Standard">out-parameter-specification = 'out' identifier-list ':' type-identifier .</text:p>
      <text:p text:style-name="Standard">pointer-type = new-pointer-type | pointer-type-identifier .</text:p>
      <text:p text:style-name="Standard">pointer-type-identifier = type-identifier .</text:p>
      <text:p text:style-name="Standard">pointer-variable = variable-access .</text:p>
      <text:p text:style-name="Standard">procedural-parameter-specification = procedure-heading .</text:p>
      <text:p text:style-name="Standard">procedure-and-function-declaration-part = { ( procedure-declaration | function-declaration ) ';' } .</text:p>
      <text:p text:style-name="Standard"><text:soft-page-break/>procedure-block = block .</text:p>
      <text:p text:style-name="P67">procedure-declaration = procedure-heading ';' directive | procedure-identification ';' procedure-block | procedure-heading ';' procedure-block .</text:p>
      <text:p text:style-name="Standard">procedure-heading = attribute 'procedure' formal-identifier [ formal-parameter-list ] .</text:p>
      <text:p text:style-name="Standard">procedure-identification = attribute 'procedure' identifier .</text:p>
      <text:p text:style-name="Standard">procedure-identifier = qualified-identifier .</text:p>
      <text:p text:style-name="P62">procedure-statement = procedure-identifier ( [ actual-parameter-list ] | read-parameter-list | readln-parameter-list | write-parameter-list | writeln-parameter-list ) .</text:p>
      <text:p text:style-name="P62">property-identifier = qualified-identifier .</text:p>
      <text:p text:style-name="P62">property-declaration = attribute property-identifier ‘:’ type-denoter ‘;’ read-block ‘;’ write-block ‘;’</text:p>
      <text:p text:style-name="Standard" loext:marker-style-name="T20"><text:span text:style-name="T20">qualified-identifier = identifier { '.' identifier } .</text:span><text:span text:style-name="T20"/></text:p>
      <text:p text:style-name="Standard">range-specifier = unsigned-integer { ',' unsigned-integer } .</text:p>
      <text:p text:style-name="Standard">read-block = block .</text:p>
      <text:p text:style-name="Standard">read-element = variable-access | character-string .</text:p>
      <text:p text:style-name="Standard">read-parameter-list = '(' [ file-variable ',' ] read-element { ',' read-element } ')' .</text:p>
      <text:p text:style-name="Standard">readln-parameter-list = [ '(' ( file-variable | read-element ) { ',' read-element } ')' ] .</text:p>
      <text:p text:style-name="Standard">real-type-identifier = type-identifier .</text:p>
      <text:p text:style-name="Standard">record-section = identifier-list ':' type-denoter .</text:p>
      <text:p text:style-name="Standard">record-type = 'record' field-list 'end' .</text:p>
      <text:p text:style-name="Standard">record-value-constructor = 'record' value-constructor { ',' value-constructor } 'end' .</text:p>
      <text:p text:style-name="Standard">record-variable = variable-access .</text:p>
      <text:p text:style-name="Standard">record-variable-list = record-variable { ',' record-variable } .</text:p>
      <text:p text:style-name="Standard">reference-parameter-specification = ‘ref’ variable-declaration ‘;’ { variable-declaration ‘;’ } ] .</text:p>
      <text:p text:style-name="Standard">reference-type = 'reference' 'to' class-name .</text:p>
      <text:p text:style-name="Standard">relational-operator = '=' | '&lt;&gt; | '&lt;' | '&gt;' | '&lt;=' | '&gt;=' | 'in' | 'is' .</text:p>
      <text:p text:style-name="Standard">repeat-statement = 'repeat' statement-sequence 'until' Boolean-expression .</text:p>
      <text:p text:style-name="Standard">repetitive-statement = repeat-statement | while-statement | for-statement .</text:p>
      <text:p text:style-name="Standard">result-type = simple-type-identifier | pointer-type-identifier .</text:p>
      <text:p text:style-name="Standard"><text:soft-page-break/>scale-factor = [ sign ] digit-sequence .</text:p>
      <text:p text:style-name="Standard">set-constructor = '[' [ member-designator { ',' member-designator } ] ']' .</text:p>
      <text:p text:style-name="Standard">set-type = 'set' 'of' base-type .</text:p>
      <text:p text:style-name="Standard">sign = '+' | '-' .</text:p>
      <text:p text:style-name="Standard">signed-integer = [ sign ] unsigned-integer .</text:p>
      <text:p text:style-name="Standard">signed-number = signed-integer | signed-real .</text:p>
      <text:p text:style-name="Standard">signed-real = [ sign ] unsigned-real .</text:p>
      <text:p text:style-name="Standard">simple-expression = [ sign ] term { [‘inherited’] adding-operator term } .</text:p>
      <text:p text:style-name="Standard">simple-statement = empty-statement | assignment-statement | procedure-statement | goto-statement .</text:p>
      <text:p text:style-name="Standard">simple-type = ordinal-type | real-type-identifier .</text:p>
      <text:p text:style-name="Standard">simple-type-identifier = type-identifier .</text:p>
      <text:p text:style-name="P53">special-symbol = '+' | '-' | '*' | '/' | '=' | '&lt;' | '&gt;' | '[' | ']' | '.' | ',' | ':' | ';' | '^' | '(' | ')' | '&lt;&gt;' | '&lt;=' | '&gt;=' | ':=' | '..' | '(.' | '.)' | '@' | word-symbol .</text:p>
      <text:p text:style-name="Standard">statement = [ label ' :' ] ( simple-statement | structured-statement ) .</text:p>
      <text:p text:style-name="Standard">statement-part = compound-statement .</text:p>
      <text:p text:style-name="Standard">statement-sequence = statement { ';' statement } .</text:p>
      <text:p text:style-name="Standard">string-character = one-of-a-set-of-implementation-defined-characters .</text:p>
      <text:p text:style-name="Standard">string-element = apostrophe-image | string-character .</text:p>
      <text:p text:style-name="P62">structured-statement = compound-statement | conditional-statement | repetitive-statement | with-statement .</text:p>
      <text:p text:style-name="Standard">structured-type = new-structured-type | structured-type-identifier .</text:p>
      <text:p text:style-name="Standard">structured-type-identifier = type-identifier .</text:p>
      <text:p text:style-name="Standard">subrange-type = constant '..' constant .</text:p>
      <text:p text:style-name="Standard">tag-field = identifier .</text:p>
      <text:p text:style-name="Standard">tag-type = ordinal-type-identifier .</text:p>
      <text:p text:style-name="Standard">term = factor { [ ‘inherited’] multiplying-operator factor }.</text:p>
      <text:p text:style-name="P6">try-end = (except-series | except-unconditional) [ 'else' statement ] .</text:p>
      <text:p text:style-name="P6">try-statement = 'try' (statement-sequence)] try-end .</text:p>
      <text:p text:style-name="Standard"><text:soft-page-break/>type-definition = identifier '=' type-denoter .</text:p>
      <text:p text:style-name="Standard">type-definition-part = [ 'type' type-definition ' ;' { type-definition ';' } ] .</text:p>
      <text:p text:style-name="Standard">type-denoter = type-identifier | new-type .</text:p>
      <text:p text:style-name="Standard">type-identifier = qualified-identifier .</text:p>
      <text:p text:style-name="P43">unpacked-structured-type = array-type | record-type | set-type | file-type | reference-type | instance-type .</text:p>
      <text:p text:style-name="Standard">unsigned-constant = unsigned-number | character-string | constant-identifier | 'nil' .</text:p>
      <text:p text:style-name="Standard">unsigned-integer = decimal-integer | hex-integer | octal-integer | binary-integer .</text:p>
      <text:p text:style-name="Standard">unsigned-number = unsigned-integer | unsigned-real .</text:p>
      <text:p text:style-name="Standard">unsigned-real = digit-sequence '.' fractional-part [ 'e' scale-factor ] | digit-sequence 'e' scale-factor .</text:p>
      <text:p text:style-name="Standard">uses-declaration-part = [ link-specification module-name { ',' module-name } ] .</text:p>
      <text:p text:style-name="Standard">value-constructor = array-value-constructor | record-value-constructor | constant .</text:p>
      <text:p text:style-name="Standard">value-parameter-specification = identifier-list ':' type-identifier .</text:p>
      <text:p text:style-name="Standard">variable-access = entire-variable | component-variable | identified-variable | buffer-variable .</text:p>
      <text:p text:style-name="P40">variable-declaration = variable-identifier-list ':' type-denoter .</text:p>
      <text:p text:style-name="P40">variable-declaration-identifier = identifier [ ‘(‘ expression { ‘,’ expression ‘)’ } ] .</text:p>
      <text:p text:style-name="P40">variable-declaration-identifier-list = variable-declaration-identifier { ‘,’ <text:s/>initialized-identifier } .</text:p>
      <text:p text:style-name="Standard">variable-declaration-part = [ 'var' variable-declaration ';' { variable-declaration ';' } ] .</text:p>
      <text:p text:style-name="Standard">variable-identifier = qualified-identifier .</text:p>
      <text:p text:style-name="P40">variable-identifier-list = initialized-identifier { ‘,’ <text:s/>initialized-identifier } .</text:p>
      <text:p text:style-name="Standard">variable-parameter-specification = 'var' identifier-list ':' type-identifier .</text:p>
      <text:p text:style-name="Standard">variant = case-constant-list ':' '(' field-list ')' .</text:p>
      <text:p text:style-name="Standard">variant-part = 'case' variant-selector 'of' variant { ';' variant } .</text:p>
      <text:p text:style-name="Standard">variant-selector = [ tag-field ':' ] tag-type .</text:p>
      <text:p text:style-name="Standard">view-parameter-specification = 'view' identifier-list ':' type-identifier .</text:p>
      <text:p text:style-name="Standard">while-statement = 'while' Boolean-expression 'do' statement .</text:p>
      <text:p text:style-name="Standard">with-statement = 'with' record-variable-list 'do' statement .</text:p>
      <text:p text:style-name="P64"><text:soft-page-break/>word-symbol = 'and' | 'array' | 'begin' | 'case' | 'const' | 'div' | 'do' | 'downto' | 'else' | 'end' | 'file' | 'for' | 'function' | 'goto' | 'if' | 'in' | 'label' | 'mod' | 'nil' | 'not' | 'of' | 'or' | 'packed' | 'procedure' | 'program' | 'record' | 'repeat' | 'set' | 'then' | 'to' | 'type' | 'until' | 'var' | 'while' | 'with' | 'forward' | 'module' | 'uses' | 'private' | 'external' | 'view' | 'fixed' | 'process' | 'monitor' | 'share' | 'class' | 'is' | 'overload' | 'override' | 'reference | 'joins' | 'static' | 'inherited' | 'self' | 'virtual' | 'try' | 'except' | 'extends' | 'on' | 'result' | 'operator' | 'instance' | ‘start’ .</text:p>
      <text:p text:style-name="P64">write-block = block .</text:p>
      <text:p text:style-name="Standard">write-parameter = expression [ ':' expression [ ':' expression ] ] .</text:p>
      <text:p text:style-name="Standard">write-parameter-list = '(' [ file-variable ',' ] write-parameter { ',' write-parameter } ')' .</text:p>
      <text:p text:style-name="Standard">writeln-parameter-list = [ '(' ( file-variable | write-parameter ) { ',' write-parameter } ')' ] .</text:p>
      <text:p text:style-name="Standard"/>
      <text:p text:style-name="Standard">Notes:</text:p>
      <text:list text:style-name="WWNum35">
        <text:list-item>
          <text:p text:style-name="P184">The syntax BNFs do not dictate semantics. A program that is perfectly valid according to the above syntax may be invalid semantically.</text:p>
        </text:list-item>
      </text:list>
      <text:h text:style-name="P127" text:outline-level="7"><text:bookmark-start text:name="_Ref3737780"/><text:bookmark-start text:name="_Toc4731092"/><text:bookmark-start text:name="_Ref3737868"/><text:bookmark-start text:name="_Ref3737814"/><text:bookmark-start text:name="_Ref3737850"/><text:bookmark-start text:name="__RefHeading___Toc46033_401020179"/>Annex: Standard exceptions<text:bookmark-end text:name="_Ref3737780"/><text:bookmark-end text:name="_Toc4731092"/><text:bookmark-end text:name="_Ref3737868"/><text:bookmark-end text:name="_Ref3737814"/><text:bookmark-end text:name="_Ref3737850"/><text:bookmark-end text:name="__RefHeading___Toc46033_401020179"/></text:h>
      <text:p text:style-name="Standard">Normally, exceptions are either declared by the program or imported from external modules. However, several exceptions exist that are generated by the support libraries used to implement the base Pascaline language. These exceptions are all declared at the system level in Pascaline, and any program can handle such exceptions.</text:p>
      <text:p text:style-name="Standard">The following are a list of standard exceptions. If an implementation does not use a particular exception, it is recommended that the exception name be provided, even if the exception will never be thrown. This will insure software compatibility for applications that reference the exceptions here.</text:p>
      <table:table table:name="Table73" table:style-name="Table73">
        <table:table-column table:style-name="Table73.A"/>
        <table:table-column table:style-name="Table73.B"/>
        <table:table-row table:style-name="Table73.1">
          <table:table-cell table:style-name="Table73.A1" office:value-type="string">
            <text:p text:style-name="P90" loext:marker-style-name="T3"><text:span text:style-name="T5">Name</text:span><text:span text:style-name="T3"/></text:p>
          </table:table-cell>
          <table:table-cell table:style-name="Table73.A1" office:value-type="string">
            <text:p text:style-name="P90" loext:marker-style-name="T3"><text:span text:style-name="T5">Meaning</text:span><text:span text:style-name="T3"/></text:p>
          </table:table-cell>
        </table:table-row>
        <table:table-row table:style-name="Table73.1">
          <table:table-cell table:style-name="Table73.A2" office:value-type="string">
            <text:p text:style-name="P74" loext:marker-style-name="T16"><text:span text:style-name="T24">ValueOutOfRange</text:span><text:span text:style-name="T25"/></text:p>
          </table:table-cell>
          <table:table-cell table:style-name="Table73.B2" office:value-type="string">
            <text:p text:style-name="P92" loext:marker-style-name="T26"><text:span text:style-name="T26">Value out of range</text:span><text:span text:style-name="T26"/></text:p>
          </table:table-cell>
        </table:table-row>
        <table:table-row table:style-name="Table73.1">
          <table:table-cell table:style-name="Table73.A3" office:value-type="string">
            <text:p text:style-name="P74" loext:marker-style-name="T16"><text:span text:style-name="T24">ArrayLengthMatch</text:span><text:span text:style-name="T25"/></text:p>
          </table:table-cell>
          <table:table-cell table:style-name="Table73.B3" office:value-type="string">
            <text:p text:style-name="P92" loext:marker-style-name="T26"><text:span text:style-name="T26">Array lengths do not match</text:span><text:span text:style-name="T26"/></text:p>
          </table:table-cell>
        </table:table-row>
        <table:table-row table:style-name="Table73.1">
          <table:table-cell table:style-name="Table73.A2" office:value-type="string">
            <text:p text:style-name="P74" loext:marker-style-name="T16"><text:span text:style-name="T24">CaseValueNotFound</text:span><text:span text:style-name="T25"/></text:p>
          </table:table-cell>
          <table:table-cell table:style-name="Table73.B2" office:value-type="string">
            <text:p text:style-name="P92" loext:marker-style-name="T26"><text:span text:style-name="T26">Case value not found</text:span><text:span text:style-name="T26"/></text:p>
          </table:table-cell>
        </table:table-row>
        <table:table-row table:style-name="Table73.1">
          <table:table-cell table:style-name="Table73.A5" office:value-type="string">
            <text:p text:style-name="P74" loext:marker-style-name="T16"><text:span text:style-name="T24">ZeroDivide</text:span><text:span text:style-name="T25"/></text:p>
          </table:table-cell>
          <table:table-cell table:style-name="Table73.B5" office:value-type="string">
            <text:p text:style-name="P92" loext:marker-style-name="T26"><text:span text:style-name="T26">Zero divide</text:span><text:span text:style-name="T26"/></text:p>
          </table:table-cell>
        </table:table-row>
        <table:table-row table:style-name="Table73.1">
          <table:table-cell table:style-name="Table73.A2" office:value-type="string">
            <text:p text:style-name="P74" loext:marker-style-name="T16"><text:span text:style-name="T24">InvalidOperand</text:span><text:span text:style-name="T25"/></text:p>
          </table:table-cell>
          <table:table-cell table:style-name="Table73.B2" office:value-type="string">
            <text:p text:style-name="P92" loext:marker-style-name="T26"><text:span text:style-name="T26">Invalid Operand</text:span><text:span text:style-name="T26"/></text:p>
          </table:table-cell>
        </table:table-row>
        <table:table-row table:style-name="Table73.1">
          <table:table-cell table:style-name="Table73.A7" office:value-type="string">
            <text:p text:style-name="P74" loext:marker-style-name="T16"><text:span text:style-name="T24">NilPointerDereference</text:span><text:span text:style-name="T25"/></text:p>
          </table:table-cell>
          <table:table-cell table:style-name="Table73.B7" office:value-type="string">
            <text:p text:style-name="P92" loext:marker-style-name="T26"><text:span text:style-name="T26">Nil pointer dereference</text:span><text:span text:style-name="T26"/></text:p>
          </table:table-cell>
        </table:table-row>
        <table:table-row table:style-name="Table73.1">
          <table:table-cell table:style-name="Table73.A2" office:value-type="string">
            <text:p text:style-name="P74" loext:marker-style-name="T16"><text:span text:style-name="T24">RealOverflow</text:span><text:span text:style-name="T25"/></text:p>
          </table:table-cell>
          <table:table-cell table:style-name="Table73.B2" office:value-type="string">
            <text:p text:style-name="P92" loext:marker-style-name="T26"><text:span text:style-name="T26">Real overflow.</text:span><text:span text:style-name="T26"/></text:p>
          </table:table-cell>
        </table:table-row>
        <table:table-row table:style-name="Table73.1">
          <table:table-cell table:style-name="Table73.A9" office:value-type="string">
            <text:p text:style-name="P74" loext:marker-style-name="T16"><text:span text:style-name="T24">RealUnderflow</text:span><text:span text:style-name="T25"/></text:p>
          </table:table-cell>
          <table:table-cell table:style-name="Table73.B9" office:value-type="string">
            <text:p text:style-name="P92" loext:marker-style-name="T26"><text:span text:style-name="T26">Real underflow.</text:span><text:span text:style-name="T26"/></text:p>
          </table:table-cell>
        </table:table-row>
        <table:table-row table:style-name="Table73.1">
          <table:table-cell table:style-name="Table73.A2" office:value-type="string">
            <text:p text:style-name="P74" loext:marker-style-name="T16"><text:span text:style-name="T24">RealProcessingFault</text:span><text:span text:style-name="T25"/></text:p>
          </table:table-cell>
          <table:table-cell table:style-name="Table73.B2" office:value-type="string">
            <text:p text:style-name="P92" loext:marker-style-name="T26"><text:span text:style-name="T26">Real processing fault.</text:span><text:span text:style-name="T26"/></text:p>
          </table:table-cell>
        </table:table-row>
        <table:table-row table:style-name="Table73.1">
          <table:table-cell table:style-name="Table73.A11" office:value-type="string">
            <text:p text:style-name="P74" loext:marker-style-name="T16"><text:span text:style-name="T24">TagValueNotActive</text:span><text:span text:style-name="T25"/></text:p>
          </table:table-cell>
          <table:table-cell table:style-name="Table73.B11" office:value-type="string">
            <text:p text:style-name="P92" loext:marker-style-name="T26"><text:span text:style-name="T26">Tag value for enclosing variant not active.</text:span><text:span text:style-name="T26"/></text:p>
          </table:table-cell>
        </table:table-row>
        <table:table-row table:style-name="Table73.1">
          <table:table-cell table:style-name="Table73.A2" office:value-type="string">
            <text:p text:style-name="P74" loext:marker-style-name="T16"><text:span text:style-name="T24">TooManyFiles</text:span><text:span text:style-name="T25"/></text:p>
          </table:table-cell>
          <table:table-cell table:style-name="Table73.B2" office:value-type="string">
            <text:p text:style-name="P92" loext:marker-style-name="T26"><text:span text:style-name="T26">Too many files active.</text:span><text:span text:style-name="T26"/></text:p>
          </table:table-cell>
        </table:table-row>
        <table:table-row table:style-name="Table73.1">
          <table:table-cell table:style-name="Table73.A13" office:value-type="string">
            <text:p text:style-name="P74" loext:marker-style-name="T16"><text:span text:style-name="T24">FileIsOpen</text:span><text:span text:style-name="T25"/></text:p>
          </table:table-cell>
          <table:table-cell table:style-name="Table73.B13" office:value-type="string">
            <text:p text:style-name="P92" loext:marker-style-name="T26"><text:span text:style-name="T26">File is open, should be closed.</text:span><text:span text:style-name="T26"/></text:p>
          </table:table-cell>
        </table:table-row>
        <table:table-row table:style-name="Table73.1">
          <table:table-cell table:style-name="Table73.A2" office:value-type="string">
            <text:p text:style-name="P74" loext:marker-style-name="T16"><text:span text:style-name="T24">FileAlreadyNamed</text:span><text:span text:style-name="T25"/></text:p>
          </table:table-cell>
          <table:table-cell table:style-name="Table73.B2" office:value-type="string">
            <text:p text:style-name="P92" loext:marker-style-name="T26"><text:span text:style-name="T26">Attempt to name a file already named.</text:span><text:span text:style-name="T26"/></text:p>
          </table:table-cell>
        </table:table-row>
        <table:table-row table:style-name="Table73.1">
          <table:table-cell table:style-name="Table73.A15" office:value-type="string">
            <text:p text:style-name="P74" loext:marker-style-name="T16"><text:span text:style-name="T24">FileNotOpen</text:span><text:span text:style-name="T25"/></text:p>
          </table:table-cell>
          <table:table-cell table:style-name="Table73.B15" office:value-type="string">
            <text:p text:style-name="P92" loext:marker-style-name="T26"><text:span text:style-name="T26">File is closed, should be open.</text:span><text:span text:style-name="T26"/></text:p>
          </table:table-cell>
        </table:table-row>
        <table:table-row table:style-name="Table73.1">
          <table:table-cell table:style-name="Table73.A2" office:value-type="string">
            <text:p text:style-name="P74" loext:marker-style-name="T16"><text:span text:style-name="T24">FileModeIncorrect</text:span><text:span text:style-name="T25"/></text:p>
          </table:table-cell>
          <table:table-cell table:style-name="Table73.B2" office:value-type="string">
            <text:p text:style-name="P92" loext:marker-style-name="T26"><text:span text:style-name="T26">File in incorrect mode.</text:span><text:span text:style-name="T26"/></text:p>
          </table:table-cell>
        </table:table-row>
        <table:table-row table:style-name="Table73.1">
          <table:table-cell table:style-name="Table73.A17" office:value-type="string">
            <text:p text:style-name="P74" loext:marker-style-name="T16"><text:span text:style-name="T24">InvalidFieldSpecification</text:span><text:span text:style-name="T25"/></text:p>
          </table:table-cell>
          <table:table-cell table:style-name="Table73.B17" office:value-type="string">
            <text:p text:style-name="P92" loext:marker-style-name="T26"><text:span text:style-name="T26">Invalid field specification.</text:span><text:span text:style-name="T26"/></text:p>
          </table:table-cell>
        </table:table-row>
        <table:table-row table:style-name="Table73.1">
          <table:table-cell table:style-name="Table73.A2" office:value-type="string">
            <text:p text:style-name="P74" loext:marker-style-name="T16"><text:span text:style-name="T24">InvalidRealNumber</text:span><text:span text:style-name="T25"/></text:p>
          </table:table-cell>
          <table:table-cell table:style-name="Table73.B2" office:value-type="string">
            <text:p text:style-name="P92" loext:marker-style-name="T26"><text:span text:style-name="T26">Invalid real number.</text:span><text:span text:style-name="T26"/></text:p>
          </table:table-cell>
        </table:table-row>
        <table:table-row table:style-name="Table73.1">
          <table:table-cell table:style-name="Table73.A19" office:value-type="string">
            <text:p text:style-name="P74" loext:marker-style-name="T16"><text:span text:style-name="T24">InvalidFractionSpecification</text:span><text:span text:style-name="T25"/></text:p>
          </table:table-cell>
          <table:table-cell table:style-name="Table73.B19" office:value-type="string">
            <text:p text:style-name="P92" loext:marker-style-name="T26"><text:span text:style-name="T26">Invalid fraction specification;</text:span><text:span text:style-name="T26"/></text:p>
          </table:table-cell>
        </table:table-row>
        <table:table-row table:style-name="Table73.1">
          <table:table-cell table:style-name="Table73.A2" office:value-type="string">
            <text:p text:style-name="P74" loext:marker-style-name="T16"><text:span text:style-name="T24">InvalidIntegerFormat</text:span><text:span text:style-name="T25"/></text:p>
          </table:table-cell>
          <table:table-cell table:style-name="Table73.B2" office:value-type="string">
            <text:p text:style-name="P92" loext:marker-style-name="T26"><text:span text:style-name="T26">Invalid integer format</text:span><text:span text:style-name="T26"/></text:p>
          </table:table-cell>
        </table:table-row>
        <table:table-row table:style-name="Table73.1">
          <table:table-cell table:style-name="Table73.A21" office:value-type="string">
            <text:p text:style-name="P74" loext:marker-style-name="T16"><text:span text:style-name="T24">IntegerValueOverflow</text:span><text:span text:style-name="T25"/></text:p>
          </table:table-cell>
          <table:table-cell table:style-name="Table73.B21" office:value-type="string">
            <text:p text:style-name="P92" loext:marker-style-name="T26"><text:span text:style-name="T26">Integer value overflow.</text:span><text:span text:style-name="T26"/></text:p>
          </table:table-cell>
        </table:table-row>
        <table:table-row table:style-name="Table73.1">
          <table:table-cell table:style-name="Table73.A2" office:value-type="string">
            <text:p text:style-name="P74" loext:marker-style-name="T16"><text:span text:style-name="T24">InvalidRealFormat</text:span><text:span text:style-name="T25"/></text:p>
          </table:table-cell>
          <table:table-cell table:style-name="Table73.B2" office:value-type="string">
            <text:p text:style-name="P92" loext:marker-style-name="T26"><text:span text:style-name="T26">Invalid real format.</text:span><text:span text:style-name="T26"/></text:p>
          </table:table-cell>
        </table:table-row>
        <table:table-row table:style-name="Table73.1">
          <table:table-cell table:style-name="Table73.A23" office:value-type="string">
            <text:p text:style-name="P74" loext:marker-style-name="T16"><text:span text:style-name="T24">EndOfFile</text:span><text:span text:style-name="T25"/></text:p>
          </table:table-cell>
          <table:table-cell table:style-name="Table73.B23" office:value-type="string">
            <text:p text:style-name="P92" loext:marker-style-name="T26"><text:span text:style-name="T26">End of file encountered.</text:span><text:span text:style-name="T26"/></text:p>
          </table:table-cell>
        </table:table-row>
        <table:table-row table:style-name="Table73.1">
          <table:table-cell table:style-name="Table73.A2" office:value-type="string">
            <text:p text:style-name="P74" loext:marker-style-name="T16"><text:span text:style-name="T24">InvalidFilePosition</text:span><text:span text:style-name="T25"/></text:p>
          </table:table-cell>
          <table:table-cell table:style-name="Table73.B2" office:value-type="string">
            <text:p text:style-name="P92" loext:marker-style-name="T26"><text:span text:style-name="T26">Invalid file position specified.</text:span><text:span text:style-name="T26"/></text:p>
          </table:table-cell>
        </table:table-row>
        <table:table-row table:style-name="Table73.1">
          <table:table-cell table:style-name="Table73.A25" office:value-type="string">
            <text:p text:style-name="P74" loext:marker-style-name="T16"><text:span text:style-name="T24">FilenameTooLong</text:span><text:span text:style-name="T25"/></text:p>
          </table:table-cell>
          <table:table-cell table:style-name="Table73.B25" office:value-type="string">
            <text:p text:style-name="P92" loext:marker-style-name="T26"><text:span text:style-name="T26">The filename passed to the system was too long.</text:span><text:span text:style-name="T26"/></text:p>
          </table:table-cell>
        </table:table-row>
        <table:table-row table:style-name="Table73.1">
          <table:table-cell table:style-name="Table73.A2" office:value-type="string">
            <text:p text:style-name="P74" loext:marker-style-name="T16"><text:span text:style-name="T24">FileOpenFail</text:span><text:span text:style-name="T25"/></text:p>
          </table:table-cell>
          <table:table-cell table:style-name="Table73.B2" office:value-type="string">
            <text:p text:style-name="P92" loext:marker-style-name="T26"><text:span text:style-name="T26">Unable to open a file.</text:span><text:span text:style-name="T26"/></text:p>
          </table:table-cell>
        </table:table-row>
        <table:table-row table:style-name="Table73.1">
          <table:table-cell table:style-name="Table73.A27" office:value-type="string">
            <text:p text:style-name="P74" loext:marker-style-name="T16"><text:span text:style-name="T24">FileSizeFail</text:span><text:span text:style-name="T25"/></text:p>
          </table:table-cell>
          <table:table-cell table:style-name="Table73.B27" office:value-type="string">
            <text:p text:style-name="P92" loext:marker-style-name="T26"><text:span text:style-name="T26">Unable to find size of file.</text:span><text:span text:style-name="T26"/></text:p>
          </table:table-cell>
        </table:table-row>
        <table:table-row table:style-name="Table73.1">
          <table:table-cell table:style-name="Table73.A2" office:value-type="string">
            <text:p text:style-name="P74" loext:marker-style-name="T16"><text:span text:style-name="T24">FileCloseFail</text:span><text:span text:style-name="T25"/></text:p>
          </table:table-cell>
          <table:table-cell table:style-name="Table73.B2" office:value-type="string">
            <text:p text:style-name="P92" loext:marker-style-name="T26"><text:span text:style-name="T26">Unable to close a file.</text:span><text:span text:style-name="T26"/></text:p>
          </table:table-cell>
        </table:table-row>
        <table:table-row table:style-name="Table73.1">
          <table:table-cell table:style-name="Table73.A29" office:value-type="string">
            <text:p text:style-name="P74" loext:marker-style-name="T16"><text:span text:style-name="T24">FileReadFail</text:span><text:span text:style-name="T25"/></text:p>
          </table:table-cell>
          <table:table-cell table:style-name="Table73.B29" office:value-type="string">
            <text:p text:style-name="P92" loext:marker-style-name="T26"><text:span text:style-name="T26">Unable to read a file.</text:span><text:span text:style-name="T26"/></text:p>
          </table:table-cell>
        </table:table-row>
        <table:table-row table:style-name="Table73.1">
          <table:table-cell table:style-name="Table73.A2" office:value-type="string">
            <text:p text:style-name="P74" loext:marker-style-name="T16"><text:span text:style-name="T24">FileWriteFail</text:span><text:span text:style-name="T25"/></text:p>
          </table:table-cell>
          <table:table-cell table:style-name="Table73.B2" office:value-type="string">
            <text:p text:style-name="P92" loext:marker-style-name="T26"><text:span text:style-name="T26">Unable to write a file.</text:span><text:span text:style-name="T26"/></text:p>
          </table:table-cell>
        </table:table-row>
        <table:table-row table:style-name="Table73.1">
          <table:table-cell table:style-name="Table73.A31" office:value-type="string">
            <text:p text:style-name="P74" loext:marker-style-name="T16"><text:span text:style-name="T24">FilePositionFail</text:span><text:span text:style-name="T25"/></text:p>
          </table:table-cell>
          <table:table-cell table:style-name="Table73.B31" office:value-type="string">
            <text:p text:style-name="P92" loext:marker-style-name="T26"><text:span text:style-name="T26">File position fails.</text:span><text:span text:style-name="T26"/></text:p>
          </table:table-cell>
        </table:table-row>
        <table:table-row table:style-name="Table73.1">
          <table:table-cell table:style-name="Table73.A2" office:value-type="string">
            <text:p text:style-name="P74" loext:marker-style-name="T16"><text:span text:style-name="T24">FileDeleteFail</text:span><text:span text:style-name="T25"/></text:p>
          </table:table-cell>
          <table:table-cell table:style-name="Table73.B2" office:value-type="string">
            <text:p text:style-name="P92" loext:marker-style-name="T26"><text:span text:style-name="T26">File delete fails.</text:span><text:span text:style-name="T26"/></text:p>
          </table:table-cell>
        </table:table-row>
        <table:table-row table:style-name="Table73.1">
          <table:table-cell table:style-name="Table73.A33" office:value-type="string">
            <text:p text:style-name="P74" loext:marker-style-name="T16"><text:span text:style-name="T24">FileNameChangeFail</text:span><text:span text:style-name="T25"/></text:p>
          </table:table-cell>
          <table:table-cell table:style-name="Table73.B33" office:value-type="string">
            <text:p text:style-name="P92" loext:marker-style-name="T26"><text:span text:style-name="T26">File name change fails.</text:span><text:span text:style-name="T26"/></text:p>
          </table:table-cell>
        </table:table-row>
        <text:soft-page-break/>
        <table:table-row table:style-name="Table73.1">
          <table:table-cell table:style-name="Table73.A2" office:value-type="string">
            <text:p text:style-name="P74" loext:marker-style-name="T16"><text:span text:style-name="T24">SpaceAllocateFail</text:span><text:span text:style-name="T25"/></text:p>
          </table:table-cell>
          <table:table-cell table:style-name="Table73.B2" office:value-type="string">
            <text:p text:style-name="P92" loext:marker-style-name="T26"><text:span text:style-name="T26">Dynamic space allocation fails.</text:span><text:span text:style-name="T26"/></text:p>
          </table:table-cell>
        </table:table-row>
        <table:table-row table:style-name="Table73.1">
          <table:table-cell table:style-name="Table73.A35" office:value-type="string">
            <text:p text:style-name="P74" loext:marker-style-name="T16"><text:span text:style-name="T24">SpaceReleaseFail</text:span><text:span text:style-name="T25"/></text:p>
          </table:table-cell>
          <table:table-cell table:style-name="Table73.B35" office:value-type="string">
            <text:p text:style-name="P92" loext:marker-style-name="T26"><text:span text:style-name="T26">Dynamic space release fails.</text:span><text:span text:style-name="T26"/></text:p>
          </table:table-cell>
        </table:table-row>
        <table:table-row table:style-name="Table73.1">
          <table:table-cell table:style-name="Table73.A2" office:value-type="string">
            <text:p text:style-name="P74" loext:marker-style-name="T16"><text:span text:style-name="T24">SpaceAllocateNegative</text:span><text:span text:style-name="T25"/></text:p>
          </table:table-cell>
          <table:table-cell table:style-name="Table73.B2" office:value-type="string">
            <text:p text:style-name="P92" loext:marker-style-name="T26"><text:span text:style-name="T26">Attempt to allocate negative space.</text:span><text:span text:style-name="T26"/></text:p>
          </table:table-cell>
        </table:table-row>
        <table:table-row table:style-name="Table73.1">
          <table:table-cell table:style-name="Table73.A37" office:value-type="string">
            <text:p text:style-name="P74" loext:marker-style-name="T16"><text:span text:style-name="T24">CannotPerformSpecial</text:span><text:span text:style-name="T25"/></text:p>
          </table:table-cell>
          <table:table-cell table:style-name="Table73.B37" office:value-type="string">
            <text:p text:style-name="P92" loext:marker-style-name="T26"><text:span text:style-name="T26">Cannot perform operation on special file.</text:span><text:span text:style-name="T26"/></text:p>
          </table:table-cell>
        </table:table-row>
        <table:table-row table:style-name="Table73.1">
          <table:table-cell table:style-name="Table73.A2" office:value-type="string">
            <text:p text:style-name="P74" loext:marker-style-name="T16"><text:span text:style-name="T24">CommandLineTooLong</text:span><text:span text:style-name="T25"/></text:p>
          </table:table-cell>
          <table:table-cell table:style-name="Table73.B2" office:value-type="string">
            <text:p text:style-name="P92" loext:marker-style-name="T26"><text:span text:style-name="T26">Command line too long.</text:span><text:span text:style-name="T26"/></text:p>
          </table:table-cell>
        </table:table-row>
        <table:table-row table:style-name="Table73.1">
          <table:table-cell table:style-name="Table73.A39" office:value-type="string">
            <text:p text:style-name="P74" loext:marker-style-name="T16"><text:span text:style-name="T24">ReadPastEOF</text:span><text:span text:style-name="T25"/></text:p>
          </table:table-cell>
          <table:table-cell table:style-name="Table73.B39" office:value-type="string">
            <text:p text:style-name="P92" loext:marker-style-name="T26"><text:span text:style-name="T26">Read attempted past file EOF.</text:span><text:span text:style-name="T26"/></text:p>
          </table:table-cell>
        </table:table-row>
        <table:table-row table:style-name="Table73.1">
          <table:table-cell table:style-name="Table73.A2" office:value-type="string">
            <text:p text:style-name="P74" loext:marker-style-name="T16"><text:span text:style-name="T24">FileTransferLengthZero</text:span><text:span text:style-name="T25"/></text:p>
          </table:table-cell>
          <table:table-cell table:style-name="Table73.B2" office:value-type="string">
            <text:p text:style-name="P92" loext:marker-style-name="T26"><text:span text:style-name="T26">Attempted file transfer of zero length.</text:span><text:span text:style-name="T26"/></text:p>
          </table:table-cell>
        </table:table-row>
        <table:table-row table:style-name="Table73.1">
          <table:table-cell table:style-name="Table73.A41" office:value-type="string">
            <text:p text:style-name="P74" loext:marker-style-name="T16"><text:span text:style-name="T24">FileSizeTooLarge</text:span><text:span text:style-name="T25"/></text:p>
          </table:table-cell>
          <table:table-cell table:style-name="Table73.B41" office:value-type="string">
            <text:p text:style-name="P92" loext:marker-style-name="T26"><text:span text:style-name="T26">File size is too large to return.</text:span><text:span text:style-name="T26"/></text:p>
          </table:table-cell>
        </table:table-row>
        <table:table-row table:style-name="Table73.1">
          <table:table-cell table:style-name="Table73.A2" office:value-type="string">
            <text:p text:style-name="P74" loext:marker-style-name="T16"><text:span text:style-name="T24">FilenameEmpty</text:span><text:span text:style-name="T25"/></text:p>
          </table:table-cell>
          <table:table-cell table:style-name="Table73.B2" office:value-type="string">
            <text:p text:style-name="P92" loext:marker-style-name="T26"><text:span text:style-name="T26">Filename is empty.</text:span><text:span text:style-name="T26"/></text:p>
          </table:table-cell>
        </table:table-row>
        <table:table-row table:style-name="Table73.1">
          <table:table-cell table:style-name="Table73.A43" office:value-type="string">
            <text:p text:style-name="P74" loext:marker-style-name="T16"><text:span text:style-name="T24">CannotOpenStandard</text:span><text:span text:style-name="T25"/></text:p>
          </table:table-cell>
          <table:table-cell table:style-name="Table73.B43" office:value-type="string">
            <text:p text:style-name="P92" loext:marker-style-name="T26"><text:span text:style-name="T26">Cannot open standard I/O file.</text:span><text:span text:style-name="T26"/></text:p>
          </table:table-cell>
        </table:table-row>
        <table:table-row table:style-name="Table73.1">
          <table:table-cell table:style-name="Table73.A2" office:value-type="string">
            <text:p text:style-name="P74" loext:marker-style-name="T16"><text:span text:style-name="T24">TooManyTemporaryFiles</text:span><text:span text:style-name="T25"/></text:p>
          </table:table-cell>
          <table:table-cell table:style-name="Table73.B2" office:value-type="string">
            <text:p text:style-name="P92" loext:marker-style-name="T26"><text:span text:style-name="T26">Too many temporary files in use.</text:span><text:span text:style-name="T26"/></text:p>
          </table:table-cell>
        </table:table-row>
        <table:table-row table:style-name="Table73.1">
          <table:table-cell table:style-name="Table73.A45" office:value-type="string">
            <text:p text:style-name="P74" loext:marker-style-name="T16"><text:span text:style-name="T24">InputBufferOverflow</text:span><text:span text:style-name="T25"/></text:p>
          </table:table-cell>
          <table:table-cell table:style-name="Table73.B45" office:value-type="string">
            <text:p text:style-name="P92" loext:marker-style-name="T26"><text:span text:style-name="T26">Input buffer overflows.</text:span><text:span text:style-name="T26"/></text:p>
          </table:table-cell>
        </table:table-row>
        <table:table-row table:style-name="Table73.1">
          <table:table-cell table:style-name="Table73.A2" office:value-type="string">
            <text:p text:style-name="P74" loext:marker-style-name="T16"><text:span text:style-name="T24">TooManyThreads</text:span><text:span text:style-name="T25"/></text:p>
          </table:table-cell>
          <table:table-cell table:style-name="Table73.B2" office:value-type="string">
            <text:p text:style-name="P92" loext:marker-style-name="T26"><text:span text:style-name="T26">Maximum number of threads exceeded.</text:span><text:span text:style-name="T26"/></text:p>
          </table:table-cell>
        </table:table-row>
        <table:table-row table:style-name="Table73.1">
          <table:table-cell table:style-name="Table73.A47" office:value-type="string">
            <text:p text:style-name="P74" loext:marker-style-name="T16"><text:span text:style-name="T24">CannotStartThread</text:span><text:span text:style-name="T25"/></text:p>
          </table:table-cell>
          <table:table-cell table:style-name="Table73.B47" office:value-type="string">
            <text:p text:style-name="P92" loext:marker-style-name="T26"><text:span text:style-name="T26">Cannot start new thread</text:span><text:span text:style-name="T26"/></text:p>
          </table:table-cell>
        </table:table-row>
        <table:table-row table:style-name="Table73.1">
          <table:table-cell table:style-name="Table73.A2" office:value-type="string">
            <text:p text:style-name="P74" loext:marker-style-name="T16"><text:span text:style-name="T24">InvalidThreadHandle</text:span><text:span text:style-name="T25"/></text:p>
          </table:table-cell>
          <table:table-cell table:style-name="Table73.B2" office:value-type="string">
            <text:p text:style-name="P92" loext:marker-style-name="T26"><text:span text:style-name="T26">Invalid thread handle</text:span><text:span text:style-name="T26"/></text:p>
          </table:table-cell>
        </table:table-row>
        <table:table-row table:style-name="Table73.1">
          <table:table-cell table:style-name="Table73.A49" office:value-type="string">
            <text:p text:style-name="P74" loext:marker-style-name="T16"><text:span text:style-name="T24">CannotStopThread</text:span><text:span text:style-name="T25"/></text:p>
          </table:table-cell>
          <table:table-cell table:style-name="Table73.B49" office:value-type="string">
            <text:p text:style-name="P92" loext:marker-style-name="T26"><text:span text:style-name="T26">Cannot stop thread</text:span><text:span text:style-name="T26"/></text:p>
          </table:table-cell>
        </table:table-row>
        <table:table-row table:style-name="Table73.1">
          <table:table-cell table:style-name="Table73.A2" office:value-type="string">
            <text:p text:style-name="P74" loext:marker-style-name="T16"><text:span text:style-name="T24">TooManyIntertaskLocks</text:span><text:span text:style-name="T25"/></text:p>
          </table:table-cell>
          <table:table-cell table:style-name="Table73.B2" office:value-type="string">
            <text:p text:style-name="P92" loext:marker-style-name="T26"><text:span text:style-name="T26">Maximum number of interthread locks exceeded.</text:span><text:span text:style-name="T26"/></text:p>
          </table:table-cell>
        </table:table-row>
        <table:table-row table:style-name="Table73.1">
          <table:table-cell table:style-name="Table73.A51" office:value-type="string">
            <text:p text:style-name="P74" loext:marker-style-name="T16"><text:span text:style-name="T24">InvalidLockHandle</text:span><text:span text:style-name="T25"/></text:p>
          </table:table-cell>
          <table:table-cell table:style-name="Table73.B51" office:value-type="string">
            <text:p text:style-name="P92" loext:marker-style-name="T26"><text:span text:style-name="T26">Invalid interthread lock handle</text:span><text:span text:style-name="T26"/></text:p>
          </table:table-cell>
        </table:table-row>
        <table:table-row table:style-name="Table73.1">
          <table:table-cell table:style-name="Table73.A2" office:value-type="string">
            <text:p text:style-name="P74" loext:marker-style-name="T16"><text:span text:style-name="T24">LockSequenceFail</text:span><text:span text:style-name="T25"/></text:p>
          </table:table-cell>
          <table:table-cell table:style-name="Table73.B2" office:value-type="string">
            <text:p text:style-name="P92" loext:marker-style-name="T26"><text:span text:style-name="T26">Invalid intertask lock sequence detected</text:span><text:span text:style-name="T26"/></text:p>
          </table:table-cell>
        </table:table-row>
        <table:table-row table:style-name="Table73.1">
          <table:table-cell table:style-name="Table73.A53" office:value-type="string">
            <text:p text:style-name="P74" loext:marker-style-name="T16"><text:span text:style-name="T24">TooManySignals</text:span><text:span text:style-name="T25"/></text:p>
          </table:table-cell>
          <table:table-cell table:style-name="Table73.B53" office:value-type="string">
            <text:p text:style-name="P92" loext:marker-style-name="T26"><text:span text:style-name="T26">Too many intertask signals active at once</text:span><text:span text:style-name="T26"/></text:p>
          </table:table-cell>
        </table:table-row>
        <table:table-row table:style-name="Table73.1">
          <table:table-cell table:style-name="Table73.A2" office:value-type="string">
            <text:p text:style-name="P74" loext:marker-style-name="T16"><text:span text:style-name="T24">CannotCreateSignal</text:span><text:span text:style-name="T25"/></text:p>
          </table:table-cell>
          <table:table-cell table:style-name="Table73.B2" office:value-type="string">
            <text:p text:style-name="P92" loext:marker-style-name="T26"><text:span text:style-name="T26">Cannot create new intertask signal</text:span><text:span text:style-name="T26"/></text:p>
          </table:table-cell>
        </table:table-row>
        <table:table-row table:style-name="Table73.1">
          <table:table-cell table:style-name="Table73.A55" office:value-type="string">
            <text:p text:style-name="P74" loext:marker-style-name="T16"><text:span text:style-name="T24">InvalidSignalHandle</text:span><text:span text:style-name="T25"/></text:p>
          </table:table-cell>
          <table:table-cell table:style-name="Table73.B55" office:value-type="string">
            <text:p text:style-name="P92" loext:marker-style-name="T26"><text:span text:style-name="T26">Invalid intertask signal handle</text:span><text:span text:style-name="T26"/></text:p>
          </table:table-cell>
        </table:table-row>
        <table:table-row table:style-name="Table73.1">
          <table:table-cell table:style-name="Table73.A2" office:value-type="string">
            <text:p text:style-name="P74" loext:marker-style-name="T16"><text:span text:style-name="T24">CannotDeleteSignal</text:span><text:span text:style-name="T25"/></text:p>
          </table:table-cell>
          <table:table-cell table:style-name="Table73.B2" office:value-type="string">
            <text:p text:style-name="P92" loext:marker-style-name="T26"><text:span text:style-name="T26">Cannot delete intertask signal</text:span><text:span text:style-name="T26"/></text:p>
          </table:table-cell>
        </table:table-row>
        <table:table-row table:style-name="Table73.1">
          <table:table-cell table:style-name="Table73.A57" office:value-type="string">
            <text:p text:style-name="P74" loext:marker-style-name="T16"><text:span text:style-name="T24">CannotSendSignal</text:span><text:span text:style-name="T25"/></text:p>
          </table:table-cell>
          <table:table-cell table:style-name="Table73.B57" office:value-type="string">
            <text:p text:style-name="P92" loext:marker-style-name="T26"><text:span text:style-name="T26">Cannot send intertask signal</text:span><text:span text:style-name="T26"/></text:p>
          </table:table-cell>
        </table:table-row>
        <table:table-row table:style-name="Table73.1">
          <table:table-cell table:style-name="Table73.A58" office:value-type="string">
            <text:p text:style-name="P74" loext:marker-style-name="T16"><text:span text:style-name="T24">WaitForSignalFail</text:span><text:span text:style-name="T25"/></text:p>
          </table:table-cell>
          <table:table-cell table:style-name="Table73.B58" office:value-type="string">
            <text:p text:style-name="P92" loext:marker-style-name="T26"><text:span text:style-name="T26">Failure waiting for intertask signal</text:span><text:span text:style-name="T26"/></text:p>
          </table:table-cell>
        </table:table-row>
      </table:table>
      <text:p text:style-name="Code1"/>
      <text:p text:style-name="Standard">If an exception occurs that is not one of the above, it goes to the general exception.</text:p>
      <text:p text:style-name="Standard">If a program handles a system exception, but does not correct the problem, the program may simply fail later in the run, perhaps with a different exception. It is not advised to simply capture and then ignore exceptions.</text:p>
      <text:p text:style-name="Standard">The implementation typically connects the list of standard exceptions to equivalent exceptions in its implementation libraries. In this case, the complete set of implementation specific exceptions can be utilized by directly referencing the exceptions in the implementation libraries.</text:p>
      <text:h text:style-name="P128" text:outline-level="7"><text:bookmark-start text:name="_Ref282336586"/><text:bookmark-start text:name="_Toc4731093"/><text:bookmark-start text:name="__RefHeading___Toc46035_401020179"/>Annex: Undefined program parameter binding<text:bookmark-end text:name="_Ref282336586"/><text:bookmark-end text:name="_Toc4731093"/><text:bookmark-end text:name="__RefHeading___Toc46035_401020179"/></text:h>
      <text:p text:style-name="Standard">To further the idea of program header parameter binding to external entities, this annex gives a suggested method of such bindings.</text:p>
      <text:p text:style-name="Standard">Program parameters are divided into three classes:</text:p>
      <text:list text:style-name="WWNum15">
        <text:list-item>
          <text:p text:style-name="P185">Predefined parameters, such as <text:span text:style-name="Reference_20_Char1">input</text:span>, <text:span text:style-name="Reference_20_Char1">output</text:span>, <text:span text:style-name="Reference_20_Char1">error</text:span>, <text:span text:style-name="Reference_20_Char1">list</text:span> and <text:span text:style-name="Reference_20_Char1">command</text:span>.</text:p>
        </text:list-item>
        <text:list-item>
          <text:p text:style-name="P185">Undefined text files.</text:p>
        </text:list-item>
        <text:list-item>
          <text:p text:style-name="P185">Other than text type parameters.</text:p>
        </text:list-item>
      </text:list>
      <text:p text:style-name="Standard">Pascaline defines bindings for the first category, and this annex details a standard methodology for binding the second. The third category is left to the implementation, but the requirement exists for there to be an error if these parameters cannot be bound correctly (see ISO 7185 6.10 "Programs").</text:p>
      <text:p text:style-name="Standard">The suggested binding method for text file program parameters with names other than the predefined names is called "command parameter binding". For each such program parameter, reading from left to right in the program header, each file is connected to a parameter of the command used to activate the program as follows:</text:p>
      <text:list text:style-name="WWNum16">
        <text:list-item>
          <text:p text:style-name="P186">A filename is parsed from the command file.</text:p>
        </text:list-item>
        <text:list-item>
          <text:p text:style-name="P186">The filename parsed is <text:span text:style-name="Reference_20_Char1">assign</text:span>ed to the parameter file.</text:p>
        </text:list-item>
      </text:list>
      <text:p text:style-name="Standard">The equivalent code to do this is:</text:p>
      <text:p text:style-name="Code1"><text:span text:style-name="T16">procedure</text:span> get_command_filename(<text:span text:style-name="T16">var</text:span> f: text);</text:p>
      <text:p text:style-name="Code1"/>
      <text:p text:style-name="Code1"><text:span text:style-name="T16">var</text:span> fn: <text:span text:style-name="T16">packed</text:span> <text:span text:style-name="T16">array</text:span> maxlin <text:span text:style-name="T16">of</text:span> char;</text:p>
      <text:p text:style-name="Code1"/>
      <text:p text:style-name="Code1" loext:marker-style-name="T16"><text:span text:style-name="T16">begin</text:span><text:span text:style-name="T16"/></text:p>
      <text:p text:style-name="Code1"/>
      <text:p text:style-name="Code1"><text:s text:c="3"/><text:span text:style-name="T16">for</text:span> i := 1 <text:span text:style-name="T16">to</text:span> 100 <text:span text:style-name="T16">do</text:span> fn := ' '; { clear filename }</text:p>
      <text:p text:style-name="Code1"><text:s text:c="3"/>{ skip leading spaces }</text:p>
      <text:p text:style-name="Code1"><text:s text:c="3"/><text:span text:style-name="T16">while</text:span> (command^ = ' ') <text:span text:style-name="T16">and</text:span> <text:span text:style-name="T16">not</text:span> eoln(command) <text:span text:style-name="T16">do</text:span> get(command);</text:p>
      <text:p text:style-name="Code1"><text:s text:c="3"/>{ get file characters }</text:p>
      <text:p text:style-name="Code1"><text:s text:c="3"/>i := 1; { set first character position }</text:p>
      <text:p text:style-name="Code1"><text:s text:c="3"/><text:span text:style-name="T16">while</text:span> (command^ &lt;&gt; ' ') <text:span text:style-name="T16">and</text:span> <text:span text:style-name="T16">not</text:span> eoln(command) <text:span text:style-name="T16">do</text:span> <text:span text:style-name="T16">begin</text:span></text:p>
      <text:p text:style-name="Code1"/>
      <text:p text:style-name="Code1"><text:s text:c="6"/>fn[i] := command^;</text:p>
      <text:p text:style-name="Code1"><text:s text:c="6"/>get(command);</text:p>
      <text:p text:style-name="Code1"><text:s text:c="6"/>i := i+1</text:p>
      <text:p text:style-name="Code1"/>
      <text:p text:style-name="Code1"><text:s text:c="3"/><text:span text:style-name="T16">end</text:span>;</text:p>
      <text:p text:style-name="Code1"><text:s text:c="3"/>assign(f, fn) { set filename }</text:p>
      <text:p text:style-name="Code1"/>
      <text:p text:style-name="Code1"><text:span text:style-name="T16">end</text:span>;</text:p>
      <text:p text:style-name="P238">Where <text:span text:style-name="Reference_20_Char1">maxlin</text:span> is the maximum string length, and assuming that <text:span text:style-name="Reference_20_Char1">command</text:span> appears as a header parameter.</text:p>
      <text:p text:style-name="Standard">The result is that the next <text:span text:style-name="Reference_20_Char1">reset</text:span> or <text:span text:style-name="Reference_20_Char1">rewrite</text:span> applied to the file will cause the file, with the name specified in the command file, to be activated. Note that this method does not allow the file to be closed, then reopened, since the <text:span text:style-name="Reference_20_Char1">close</text:span> procedure is defined as removing the name of the file from the file variable.</text:p>
      <text:p text:style-name="Standard">The side effect of parsing the actual file name from the command file is that the filename is removed from the <text:span text:style-name="Reference_20_Char1">command</text:span> file, since the current read position of the file is skipped.</text:p>
      <text:p text:style-name="Standard">The point at which the above binding of the program parameters to command file filenames is before the module that contains the program parameters is activated. This means that further reads from the command file (if it appears in the header) read data that appears after any text file names have been parsed and skipped.</text:p>
      <text:h text:style-name="P129" text:outline-level="7"><text:bookmark-start text:name="_Toc4731094"/><text:bookmark-start text:name="__RefHeading___Toc46037_401020179"/>Annex: Character sets<text:bookmark-end text:name="_Toc4731094"/><text:bookmark-end text:name="__RefHeading___Toc46037_401020179"/></text:h>
      <text:p text:style-name="Standard">Like ISO 7185 Pascal, Pascaline has no standard character set representation. Individual characters can be any size, and the mapping of character numerical values to character glyphs or figures is entirely system dependent.</text:p>
      <text:p text:style-name="Standard">The character set used must provide all of the characters in the word-symbols and special symbols in Pascaline, with the addition of a space.</text:p>
      <text:p text:style-name="Standard">This annex describes two different character sets that are commonly used with Pascaline, the ISO 8859-1 and ISO 10646 sets. For the purposes of this annex, it is assumed that users of alternative ISO 8859 code pages will be migrating to the ISO 10646 standard (see below).</text:p>
      <text:h text:style-name="Heading_20_8" text:outline-level="8"><text:bookmark-start text:name="_Toc4731095"/><text:bookmark-start text:name="__RefHeading___Toc46039_401020179"/>ISO 8859-1 Character Set Encodings<text:bookmark-end text:name="_Toc4731095"/><text:bookmark-end text:name="__RefHeading___Toc46039_401020179"/></text:h>
      <text:p text:style-name="Standard">Pascaline <text:span text:style-name="T57">source code </text:span>itself uses only the lower page (128) ISO 8859-1 codes, which are common to all ISO 8859 pages, and only uses a subset of those.</text:p>
      <text:p text:style-name="Standard">The ISO 8859-1 characters require a set of 256 elements <text:s/>(or 32 bytes) to be able to represent the declaration:</text:p>
      <text:p text:style-name="Code1">set of char;</text:p>
      <text:p text:style-name="Code1"/>
      <text:h text:style-name="Heading_20_8" text:outline-level="8"><text:bookmark-start text:name="_Toc4731096"/><text:bookmark-start text:name="__RefHeading___Toc46041_401020179"/>ISO 10646 Character Set Encodings<text:bookmark-end text:name="_Toc4731096"/><text:bookmark-end text:name="__RefHeading___Toc46041_401020179"/></text:h>
      <text:p text:style-name="Standard">The ISO 10646 or Unicode character standard specifies up to 32 bits of character values.</text:p>
      <table:table table:name="Table94" table:style-name="Table94">
        <table:table-column table:style-name="Table94.A" table:number-columns-repeated="3"/>
        <table:table-row table:style-name="Table94.1">
          <table:table-cell table:style-name="Table94.A1" office:value-type="string">
            <text:p text:style-name="P90" loext:marker-style-name="T3"><text:span text:style-name="T5">Variant</text:span><text:span text:style-name="T3"/></text:p>
          </table:table-cell>
          <table:table-cell table:style-name="Table94.A1" office:value-type="string">
            <text:p text:style-name="P90" loext:marker-style-name="T3"><text:span text:style-name="T5">Bits</text:span><text:span text:style-name="T3"/></text:p>
          </table:table-cell>
          <table:table-cell table:style-name="Table94.A1" office:value-type="string">
            <text:p text:style-name="P90" loext:marker-style-name="T3"><text:span text:style-name="T5">Set of char requirement</text:span><text:span text:style-name="T3"/></text:p>
          </table:table-cell>
        </table:table-row>
        <table:table-row table:style-name="Table94.1">
          <table:table-cell table:style-name="Table94.A2" office:value-type="string">
            <text:p text:style-name="P86" loext:marker-style-name="T25"><text:span text:style-name="T26">UTF-8</text:span><text:span text:style-name="T25"/></text:p>
          </table:table-cell>
          <table:table-cell table:style-name="Table94.B2" office:value-type="string">
            <text:p text:style-name="P92" loext:marker-style-name="T26"><text:span text:style-name="T26">8</text:span><text:span text:style-name="T26"/></text:p>
          </table:table-cell>
          <table:table-cell table:style-name="Table94.C2" office:value-type="string">
            <text:p text:style-name="P92" loext:marker-style-name="T26"><text:span text:style-name="T26">32 bytes</text:span><text:span text:style-name="T26"/></text:p>
          </table:table-cell>
        </table:table-row>
        <table:table-row table:style-name="Table94.1">
          <table:table-cell table:style-name="Table94.A3" office:value-type="string">
            <text:p text:style-name="P86" loext:marker-style-name="T25"><text:span text:style-name="T26">UTF-16</text:span><text:span text:style-name="T25"/></text:p>
          </table:table-cell>
          <table:table-cell table:style-name="Table94.B3" office:value-type="string">
            <text:p text:style-name="P92" loext:marker-style-name="T26"><text:span text:style-name="T26">16</text:span><text:span text:style-name="T26"/></text:p>
          </table:table-cell>
          <table:table-cell table:style-name="Table94.C3" office:value-type="string">
            <text:p text:style-name="P92" loext:marker-style-name="T26"><text:span text:style-name="T26">8192 bytes</text:span><text:span text:style-name="T26"/></text:p>
          </table:table-cell>
        </table:table-row>
        <table:table-row table:style-name="Table94.1">
          <table:table-cell table:style-name="Table94.A4" office:value-type="string">
            <text:p text:style-name="P86" loext:marker-style-name="T25"><text:span text:style-name="T26">UTF-32</text:span><text:span text:style-name="T25"/></text:p>
          </table:table-cell>
          <table:table-cell table:style-name="Table94.B4" office:value-type="string">
            <text:p text:style-name="P92" loext:marker-style-name="T26"><text:span text:style-name="T26">32</text:span><text:span text:style-name="T26"/></text:p>
          </table:table-cell>
          <table:table-cell table:style-name="Table94.C4" office:value-type="string">
            <text:p text:style-name="P92" loext:marker-style-name="T26"><text:span text:style-name="T26">536870912 bytes</text:span><text:span text:style-name="T26"/></text:p>
          </table:table-cell>
        </table:table-row>
      </table:table>
      <text:p text:style-name="Code1"/>
      <text:p text:style-name="Standard">The exact format of a character under the Unicode system is system dependent. It commonly varies according to if the machine implemented on arranges its bytes from most significant to least (so called "big endian"), or from least significant to most (so called "little endian").</text:p>
      <text:p text:style-name="Standard">Unicode uses the first 0 to 127 character values to represent the ASCII (or ISO 646) character set. It uses the first 0 to 255 values to represent the 8859-1 or latin-1 character set. Unicode also includes all of the other parts of the ISO 8859 code pages in higher value codes.</text:p>
      <text:h text:style-name="Heading_20_8" text:outline-level="8"><text:bookmark-start text:name="_Toc4731097"/><text:bookmark-start text:name="__RefHeading___Toc46043_401020179"/>Unicode text file I/O<text:bookmark-end text:name="_Toc4731097"/><text:bookmark-end text:name="__RefHeading___Toc46043_401020179"/></text:h>
      <text:p text:style-name="Standard">When considering Unicode formats, it is necessary to consider both the internal memory format, and the form as written and read from Pascal text files. In the case of Unicode, they are not necessarily the same.</text:p>
      <text:p text:style-name="Standard">There are several in-file possible text representations for Unicode. The most common are:</text:p>
      <text:p text:style-name="P239"/>
      <table:table table:name="Table103" table:style-name="Table103">
        <table:table-column table:style-name="Table103.A"/>
        <table:table-column table:style-name="Table103.B" table:number-columns-repeated="2"/>
        <table:table-row table:style-name="Table103.1">
          <table:table-cell table:style-name="Table103.A1" office:value-type="string">
            <text:p text:style-name="P90" loext:marker-style-name="T3"><text:span text:style-name="T5">Name</text:span><text:span text:style-name="T3"/></text:p>
          </table:table-cell>
          <table:table-cell table:style-name="Table103.A1" office:value-type="string">
            <text:p text:style-name="P90" loext:marker-style-name="T3"><text:span text:style-name="T5">Bits</text:span><text:span text:style-name="T3"/></text:p>
          </table:table-cell>
          <table:table-cell table:style-name="Table103.A1" office:value-type="string">
            <text:p text:style-name="P90" loext:marker-style-name="T3"><text:span text:style-name="T5">Endian mode</text:span><text:span text:style-name="T3"/></text:p>
          </table:table-cell>
        </table:table-row>
        <table:table-row table:style-name="Table103.1">
          <table:table-cell table:style-name="Table103.A2" office:value-type="string">
            <text:p text:style-name="P86" loext:marker-style-name="T25"><text:span text:style-name="T26">UTF-8</text:span><text:span text:style-name="T25"/></text:p>
          </table:table-cell>
          <table:table-cell table:style-name="Table103.B2" office:value-type="string">
            <text:p text:style-name="P92" loext:marker-style-name="T26"><text:span text:style-name="T26">8</text:span><text:span text:style-name="T26"/></text:p>
          </table:table-cell>
          <table:table-cell table:style-name="Table103.C2" office:value-type="string">
            <text:p text:style-name="P92" loext:marker-style-name="T26"><text:span text:style-name="T26">None</text:span><text:span text:style-name="T26"/></text:p>
          </table:table-cell>
        </table:table-row>
        <table:table-row table:style-name="Table103.1">
          <table:table-cell table:style-name="Table103.A3" office:value-type="string">
            <text:p text:style-name="P86" loext:marker-style-name="T25"><text:span text:style-name="T26">UTF-16</text:span><text:span text:style-name="T25"/></text:p>
          </table:table-cell>
          <table:table-cell table:style-name="Table103.B3" office:value-type="string">
            <text:p text:style-name="P92" loext:marker-style-name="T26"><text:span text:style-name="T26">16</text:span><text:span text:style-name="T26"/></text:p>
          </table:table-cell>
          <table:table-cell table:style-name="Table103.C3" office:value-type="string">
            <text:p text:style-name="P92" loext:marker-style-name="T26"><text:span text:style-name="T26">Big or little endian</text:span><text:span text:style-name="T26"/></text:p>
          </table:table-cell>
        </table:table-row>
        <table:table-row table:style-name="Table103.1">
          <table:table-cell table:style-name="Table103.A4" office:value-type="string">
            <text:p text:style-name="P86" loext:marker-style-name="T25"><text:span text:style-name="T26">UTF-32</text:span><text:span text:style-name="T25"/></text:p>
          </table:table-cell>
          <table:table-cell table:style-name="Table103.B4" office:value-type="string">
            <text:p text:style-name="P92" loext:marker-style-name="T26"><text:span text:style-name="T26">32</text:span><text:span text:style-name="T26"/></text:p>
          </table:table-cell>
          <table:table-cell table:style-name="Table103.C4" office:value-type="string">
            <text:p text:style-name="P92" loext:marker-style-name="T26"><text:span text:style-name="T26">Big or little endian</text:span><text:span text:style-name="T26"/></text:p>
          </table:table-cell>
        </table:table-row>
      </table:table>
      <text:p text:style-name="Code1"/>
      <text:p text:style-name="Standard">Although Unicode represents up to 32 bits of character code information, it is possible to represent all of these codes in either the UTF-8 or UTF-16 formats due to their use of escapes.</text:p>
      <text:p text:style-name="Standard">When big and little endian modes are considered, there are a total of possible combinations of 5 different unique formats.</text:p>
      <text:p text:style-name="Standard">There is no runtime method defined in standard Pascaline to set or switch between input and output text formats. Such selection is usually performed by a compile time change that may include special libraries, compiler options, or some combination.</text:p>
      <text:p text:style-name="Standard">The "Pascaline normal" or suggested default format for text file I/O, is UTF-8. UTF-8 has the following special advantages:</text:p>
      <text:list text:style-name="WWNum13">
        <text:list-item>
          <text:p text:style-name="P187">It is compact. It represents the most common characters in the fewest number of bits.</text:p>
        </text:list-item>
        <text:list-item>
          <text:p text:style-name="P187">It is downward compatible with ASCII or ISO 646. When a text file consists entirely of ASCII characters, the file will be identical to an ASCII file.</text:p>
        </text:list-item>
        <text:list-item>
          <text:p text:style-name="P187">It does not have any endian mode.</text:p>
        </text:list-item>
      </text:list>
      <text:p text:style-name="Standard">To be fair, UTF-8 also has disadvantages:</text:p>
      <text:list text:style-name="WWNum14">
        <text:list-item>
          <text:p text:style-name="P188">When representing files whose contents are mainly outside the 0-255 code range, it may actually increase the net size of the text file.</text:p>
        </text:list-item>
        <text:list-item>
          <text:p text:style-name="P188">It moves the ISO 8859-1 128-255 code range characters outside of the 8 bit range, making text files containing such characters possibly larger, and obfuscates the representation of such characters.</text:p>
        </text:list-item>
      </text:list>
      <text:p text:style-name="Standard">Use of UTF-8 makes it possible for Pascaline compilers that allow both Unicode and ISO 8859 support to switch character set modes and still keep the same text file format.</text:p>
      <text:h text:style-name="Heading_20_8" text:outline-level="8"><text:bookmark-start text:name="_Toc4731098"/><text:bookmark-start text:name="__RefHeading___Toc46045_401020179"/>Use of different character sets<text:bookmark-end text:name="_Toc4731098"/><text:bookmark-end text:name="__RefHeading___Toc46045_401020179"/></text:h>
      <text:p text:style-name="Standard">Pascaline is designed to use only one character set at a time. There is no built in system to represent more than one character set type at once, nor to switch between character set types at runtime. The configuration for character set is done as a compile time option.</text:p>
      <text:h text:style-name="P130" text:outline-level="7"><text:bookmark-start text:name="_Ref281893896"/><text:bookmark-start text:name="_Toc4731099"/><text:bookmark-start text:name="__RefHeading___Toc46047_401020179"/>Annex: Character escapes<text:bookmark-end text:name="_Ref281893896"/><text:bookmark-end text:name="_Toc4731099"/><text:bookmark-end text:name="__RefHeading___Toc46047_401020179"/></text:h>
      <text:p text:style-name="Standard">Pascaline, like ISO 7185 Pascal, does not specify a particular character set. However, the most common implementations of character sets, are ISO 8859-1, and Unicode with representations from ISO 10646. All of these character codes have ASCII as a subset. Not required, but suggested for standard Pascaline implementations are character escape sequences. The purpose of a character escape sequence is to allow access to non-printable characters, also known as "control characters" within these character sets. Additionally, there may be characters that, while they are printable, cannot be represented in program source without a particular font or character set loaded into the host operating system. In this case, character escapes allow access to these character by character code number.</text:p>
      <text:p text:style-name="Standard">The appearance of an escape within a character string is indicated by the ‘\’ character. Following the ‘\’ character is one of:</text:p>
      <text:list text:style-name="WWNum34">
        <text:list-item>
          <text:p text:style-name="P189">&lt;number&gt;</text:p>
        </text:list-item>
        <text:list-item>
          <text:p text:style-name="P189">&lt;control-identifier&gt;</text:p>
        </text:list-item>
        <text:list-item>
          <text:p text:style-name="P189">&lt;char&gt;</text:p>
        </text:list-item>
      </text:list>
      <text:p text:style-name="Standard">The last construct simply means that the meaning of any character, including backslash itself, can be "forced" by prefacing it with a backslash. The backslash itself must appear via a "backslash image" of ‘\’.</text:p>
      <text:p text:style-name="Standard">The &lt;number&gt; can be any valid character sequence code. High quality Pascaline implementations will allow '$', '&amp;' or '%' radix marked numbers to appear after the backslash character. Example:</text:p>
      <text:p text:style-name="Code1">‘This is a line\$d’</text:p>
      <text:p text:style-name="Code1"/>
      <text:p text:style-name="Standard">The digits that constitute the character are limited by radix and number of digits. That is, any digit outside of the radix of the number will terminate the escape sequence. For example:</text:p>
      <text:p text:style-name="Code1">‘The character is: \&amp;0018’</text:p>
      <text:p text:style-name="Code1"/>
      <text:p text:style-name="Standard">Gives an octal character escape of "01", followed by the character ‘8’, because 8 is beyond the octal radix.</text:p>
      <text:p text:style-name="Standard">Similarly, only as many digits as are needed to form a character in the current character set of the compiler are used:</text:p>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89" loext:marker-style-name="T3"><text:span text:style-name="T5">Base</text:span><text:span text:style-name="T3"/></text:p>
          </table:table-cell>
          <table:table-cell table:style-name="Table108.A1" office:value-type="string">
            <text:p text:style-name="P90" loext:marker-style-name="T3"><text:span text:style-name="T5">ISO 8859-1</text:span><text:span text:style-name="T3"/></text:p>
          </table:table-cell>
          <table:table-cell table:style-name="Table108.A1" office:value-type="string">
            <text:p text:style-name="P90" loext:marker-style-name="T3"><text:span text:style-name="T5">UNICODE 16 bit</text:span><text:span text:style-name="T3"/></text:p>
          </table:table-cell>
          <table:table-cell table:style-name="Table108.A1" office:value-type="string">
            <text:p text:style-name="P90" loext:marker-style-name="T3"><text:span text:style-name="T5">UNICODE 32 bit</text:span><text:span text:style-name="T3"/></text:p>
          </table:table-cell>
        </table:table-row>
        <table:table-row table:style-name="Table108.1">
          <table:table-cell table:style-name="Table108.A2" office:value-type="string">
            <text:p text:style-name="P85" loext:marker-style-name="T25"><text:span text:style-name="T26">Decimal</text:span><text:span text:style-name="T25"/></text:p>
          </table:table-cell>
          <table:table-cell table:style-name="Table108.B2" office:value-type="string">
            <text:p text:style-name="P92" loext:marker-style-name="T26"><text:span text:style-name="T26">3 digits</text:span><text:span text:style-name="T26"/></text:p>
          </table:table-cell>
          <table:table-cell table:style-name="Table108.B2" office:value-type="string">
            <text:p text:style-name="P92" loext:marker-style-name="T26"><text:span text:style-name="T26">5 digits</text:span><text:span text:style-name="T26"/></text:p>
          </table:table-cell>
          <table:table-cell table:style-name="Table108.D2" office:value-type="string">
            <text:p text:style-name="P92" loext:marker-style-name="T26"><text:span text:style-name="T26">10 digits</text:span><text:span text:style-name="T26"/></text:p>
          </table:table-cell>
        </table:table-row>
        <table:table-row table:style-name="Table108.1">
          <table:table-cell table:style-name="Table108.A3" office:value-type="string">
            <text:p text:style-name="P85" loext:marker-style-name="T25"><text:span text:style-name="T26">Octal</text:span><text:span text:style-name="T25"/></text:p>
          </table:table-cell>
          <table:table-cell table:style-name="Table108.B3" office:value-type="string">
            <text:p text:style-name="P92" loext:marker-style-name="T26"><text:span text:style-name="T26">3 digits</text:span><text:span text:style-name="T26"/></text:p>
          </table:table-cell>
          <table:table-cell table:style-name="Table108.C3" office:value-type="string">
            <text:p text:style-name="P92" loext:marker-style-name="T26"><text:span text:style-name="T26">6 digits</text:span><text:span text:style-name="T26"/></text:p>
          </table:table-cell>
          <table:table-cell table:style-name="Table108.D3" office:value-type="string">
            <text:p text:style-name="P92" loext:marker-style-name="T26"><text:span text:style-name="T26">11 digits</text:span><text:span text:style-name="T26"/></text:p>
          </table:table-cell>
        </table:table-row>
        <table:table-row table:style-name="Table108.1">
          <table:table-cell table:style-name="Table108.A2" office:value-type="string">
            <text:p text:style-name="P85" loext:marker-style-name="T25"><text:span text:style-name="T26">Hexadecimal</text:span><text:span text:style-name="T25"/></text:p>
          </table:table-cell>
          <table:table-cell table:style-name="Table108.B2" office:value-type="string">
            <text:p text:style-name="P92" loext:marker-style-name="T26"><text:span text:style-name="T26">2 digits</text:span><text:span text:style-name="T26"/></text:p>
          </table:table-cell>
          <table:table-cell table:style-name="Table108.B2" office:value-type="string">
            <text:p text:style-name="P92" loext:marker-style-name="T26"><text:span text:style-name="T26">4 digits</text:span><text:span text:style-name="T26"/></text:p>
          </table:table-cell>
          <table:table-cell table:style-name="Table108.D2" office:value-type="string">
            <text:p text:style-name="P92" loext:marker-style-name="T26"><text:span text:style-name="T26">8 digits</text:span><text:span text:style-name="T26"/></text:p>
          </table:table-cell>
        </table:table-row>
        <table:table-row table:style-name="Table108.1">
          <table:table-cell table:style-name="Table108.A5" office:value-type="string">
            <text:p text:style-name="P85" loext:marker-style-name="T25"><text:span text:style-name="T26">Binary</text:span><text:span text:style-name="T25"/></text:p>
          </table:table-cell>
          <table:table-cell table:style-name="Table108.B5" office:value-type="string">
            <text:p text:style-name="P92" loext:marker-style-name="T26"><text:span text:style-name="T26">8 digits</text:span><text:span text:style-name="T26"/></text:p>
          </table:table-cell>
          <table:table-cell table:style-name="Table108.C5" office:value-type="string">
            <text:p text:style-name="P92" loext:marker-style-name="T26"><text:span text:style-name="T26">16 digits</text:span><text:span text:style-name="T26"/></text:p>
          </table:table-cell>
          <table:table-cell table:style-name="Table108.D5" office:value-type="string">
            <text:p text:style-name="P92" loext:marker-style-name="T26"><text:span text:style-name="T26">32 digits</text:span><text:span text:style-name="T26"/></text:p>
          </table:table-cell>
        </table:table-row>
      </table:table>
      <text:p text:style-name="Code1"/>
      <text:p text:style-name="Standard">So for example:</text:p>
      <text:p text:style-name="Standard">‘The character is: \$0045’</text:p>
      <text:p text:style-name="P240">is not the character for $45, but the character value $00 followed by the characters "45". Leading zeros are not discarded in numbers.</text:p>
      <text:p text:style-name="Standard">It is possible for the escape sequence to be ambiguous. In this case, the backslash character must also be used as a terminator:</text:p>
      <text:p text:style-name="Standard">‘The number is: \$c0’</text:p>
      <text:p text:style-name="Standard">Is ambiguous if the desired string is 'The number is ', followed by the character for code 12 and ‘0’, so use instead:</text:p>
      <text:p text:style-name="Standard">‘The number is: \$0c0’</text:p>
      <text:p text:style-name="Standard">Control identifiers give easy access to control codes in the ISO 8859-1 character set. For ISO 8859-1, they are:</text:p>
      <table:table table:name="Table117" table:style-name="Table117">
        <table:table-column table:style-name="Table117.A"/>
        <table:table-column table:style-name="Table117.B"/>
        <text:soft-page-break/>
        <table:table-row table:style-name="Table117.1">
          <table:table-cell table:style-name="Table117.A1" office:value-type="string">
            <text:p text:style-name="P89" loext:marker-style-name="T3"><text:span text:style-name="T5">Identifier</text:span><text:span text:style-name="T3"/></text:p>
          </table:table-cell>
          <table:table-cell table:style-name="Table117.A1" office:value-type="string">
            <text:p text:style-name="P89" loext:marker-style-name="T3"><text:span text:style-name="T5">Meaning</text:span><text:span text:style-name="T3"/></text:p>
          </table:table-cell>
        </table:table-row>
        <table:table-row table:style-name="Table117.1">
          <table:table-cell table:style-name="Table117.A2" office:value-type="string">
            <text:p text:style-name="P75" loext:marker-style-name="T16"><text:span text:style-name="T24">NUL</text:span><text:span text:style-name="T25"/></text:p>
          </table:table-cell>
          <table:table-cell table:style-name="Table117.B2" office:value-type="string">
            <text:p text:style-name="P91" loext:marker-style-name="T26"><text:span text:style-name="T26">Null character</text:span><text:span text:style-name="T26"/></text:p>
          </table:table-cell>
        </table:table-row>
        <table:table-row table:style-name="Table117.1">
          <table:table-cell table:style-name="Table117.A3" office:value-type="string">
            <text:p text:style-name="P75" loext:marker-style-name="T16"><text:span text:style-name="T24">SOH</text:span><text:span text:style-name="T25"/></text:p>
          </table:table-cell>
          <table:table-cell table:style-name="Table117.B3" office:value-type="string">
            <text:p text:style-name="P91" loext:marker-style-name="T26"><text:span text:style-name="T26">Start of Header</text:span><text:span text:style-name="T26"/></text:p>
          </table:table-cell>
        </table:table-row>
        <table:table-row table:style-name="Table117.1">
          <table:table-cell table:style-name="Table117.A2" office:value-type="string">
            <text:p text:style-name="P75" loext:marker-style-name="T16"><text:span text:style-name="T24">STX</text:span><text:span text:style-name="T25"/></text:p>
          </table:table-cell>
          <table:table-cell table:style-name="Table117.B2" office:value-type="string">
            <text:p text:style-name="P91" loext:marker-style-name="T26"><text:span text:style-name="T26">Start of <text:s/>Text</text:span><text:span text:style-name="T26"/></text:p>
          </table:table-cell>
        </table:table-row>
        <table:table-row table:style-name="Table117.1">
          <table:table-cell table:style-name="Table117.A5" office:value-type="string">
            <text:p text:style-name="P75" loext:marker-style-name="T16"><text:span text:style-name="T24">ETX</text:span><text:span text:style-name="T25"/></text:p>
          </table:table-cell>
          <table:table-cell table:style-name="Table117.B5" office:value-type="string">
            <text:p text:style-name="P91" loext:marker-style-name="T26"><text:span text:style-name="T26">End <text:s/>of <text:s/>Text</text:span><text:span text:style-name="T26"/></text:p>
          </table:table-cell>
        </table:table-row>
        <table:table-row table:style-name="Table117.1">
          <table:table-cell table:style-name="Table117.A2" office:value-type="string">
            <text:p text:style-name="P75" loext:marker-style-name="T16"><text:span text:style-name="T24">EOT</text:span><text:span text:style-name="T25"/></text:p>
          </table:table-cell>
          <table:table-cell table:style-name="Table117.B2" office:value-type="string">
            <text:p text:style-name="P91" loext:marker-style-name="T26"><text:span text:style-name="T26">End of Transmission</text:span><text:span text:style-name="T26"/></text:p>
          </table:table-cell>
        </table:table-row>
        <table:table-row table:style-name="Table117.1">
          <table:table-cell table:style-name="Table117.A7" office:value-type="string">
            <text:p text:style-name="P75" loext:marker-style-name="T16"><text:span text:style-name="T24">ENQ</text:span><text:span text:style-name="T25"/></text:p>
          </table:table-cell>
          <table:table-cell table:style-name="Table117.B7" office:value-type="string">
            <text:p text:style-name="P91" loext:marker-style-name="T26"><text:span text:style-name="T26">Enquiry</text:span><text:span text:style-name="T26"/></text:p>
          </table:table-cell>
        </table:table-row>
        <table:table-row table:style-name="Table117.1">
          <table:table-cell table:style-name="Table117.A2" office:value-type="string">
            <text:p text:style-name="P75" loext:marker-style-name="T16"><text:span text:style-name="T24">ACK</text:span><text:span text:style-name="T25"/></text:p>
          </table:table-cell>
          <table:table-cell table:style-name="Table117.B2" office:value-type="string">
            <text:p text:style-name="P91" loext:marker-style-name="T26"><text:span text:style-name="T26">Acknowledgment</text:span><text:span text:style-name="T26"/></text:p>
          </table:table-cell>
        </table:table-row>
        <table:table-row table:style-name="Table117.1">
          <table:table-cell table:style-name="Table117.A9" office:value-type="string">
            <text:p text:style-name="P75" loext:marker-style-name="T16"><text:span text:style-name="T24">BEL</text:span><text:span text:style-name="T25"/></text:p>
          </table:table-cell>
          <table:table-cell table:style-name="Table117.B9" office:value-type="string">
            <text:p text:style-name="P91" loext:marker-style-name="T26"><text:span text:style-name="T26">Bell</text:span><text:span text:style-name="T26"/></text:p>
          </table:table-cell>
        </table:table-row>
        <table:table-row table:style-name="Table117.1">
          <table:table-cell table:style-name="Table117.A2" office:value-type="string">
            <text:p text:style-name="P75" loext:marker-style-name="T16"><text:span text:style-name="T24">BS</text:span><text:span text:style-name="T25"/></text:p>
          </table:table-cell>
          <table:table-cell table:style-name="Table117.B2" office:value-type="string">
            <text:p text:style-name="P91" loext:marker-style-name="T26"><text:span text:style-name="T26">Backspace</text:span><text:span text:style-name="T26"/></text:p>
          </table:table-cell>
        </table:table-row>
        <table:table-row table:style-name="Table117.1">
          <table:table-cell table:style-name="Table117.A11" office:value-type="string">
            <text:p text:style-name="P75" loext:marker-style-name="T16"><text:span text:style-name="T24">HT</text:span><text:span text:style-name="T25"/></text:p>
          </table:table-cell>
          <table:table-cell table:style-name="Table117.B11" office:value-type="string">
            <text:p text:style-name="P91" loext:marker-style-name="T26"><text:span text:style-name="T26">Horizontal Tab</text:span><text:span text:style-name="T26"/></text:p>
          </table:table-cell>
        </table:table-row>
        <table:table-row table:style-name="Table117.1">
          <table:table-cell table:style-name="Table117.A2" office:value-type="string">
            <text:p text:style-name="P75" loext:marker-style-name="T16"><text:span text:style-name="T24">LF</text:span><text:span text:style-name="T25"/></text:p>
          </table:table-cell>
          <table:table-cell table:style-name="Table117.B2" office:value-type="string">
            <text:p text:style-name="P91" loext:marker-style-name="T26"><text:span text:style-name="T26">Line feed</text:span><text:span text:style-name="T26"/></text:p>
          </table:table-cell>
        </table:table-row>
        <table:table-row table:style-name="Table117.1">
          <table:table-cell table:style-name="Table117.A13" office:value-type="string">
            <text:p text:style-name="P75" loext:marker-style-name="T16"><text:span text:style-name="T24">VT</text:span><text:span text:style-name="T25"/></text:p>
          </table:table-cell>
          <table:table-cell table:style-name="Table117.B13" office:value-type="string">
            <text:p text:style-name="P91" loext:marker-style-name="T26"><text:span text:style-name="T26">Vertical Tab</text:span><text:span text:style-name="T26"/></text:p>
          </table:table-cell>
        </table:table-row>
        <table:table-row table:style-name="Table117.1">
          <table:table-cell table:style-name="Table117.A2" office:value-type="string">
            <text:p text:style-name="P75" loext:marker-style-name="T16"><text:span text:style-name="T24">FF</text:span><text:span text:style-name="T25"/></text:p>
          </table:table-cell>
          <table:table-cell table:style-name="Table117.B2" office:value-type="string">
            <text:p text:style-name="P91" loext:marker-style-name="T26"><text:span text:style-name="T26">Form feed</text:span><text:span text:style-name="T26"/></text:p>
          </table:table-cell>
        </table:table-row>
        <table:table-row table:style-name="Table117.1">
          <table:table-cell table:style-name="Table117.A15" office:value-type="string">
            <text:p text:style-name="P75" loext:marker-style-name="T16"><text:span text:style-name="T24">CR</text:span><text:span text:style-name="T25"/></text:p>
          </table:table-cell>
          <table:table-cell table:style-name="Table117.B15" office:value-type="string">
            <text:p text:style-name="P91" loext:marker-style-name="T26"><text:span text:style-name="T26">Carriage return[h]</text:span><text:span text:style-name="T26"/></text:p>
          </table:table-cell>
        </table:table-row>
        <table:table-row table:style-name="Table117.1">
          <table:table-cell table:style-name="Table117.A2" office:value-type="string">
            <text:p text:style-name="P75" loext:marker-style-name="T16"><text:span text:style-name="T24">SO</text:span><text:span text:style-name="T25"/></text:p>
          </table:table-cell>
          <table:table-cell table:style-name="Table117.B2" office:value-type="string">
            <text:p text:style-name="P91" loext:marker-style-name="T26"><text:span text:style-name="T26">Shift Out</text:span><text:span text:style-name="T26"/></text:p>
          </table:table-cell>
        </table:table-row>
        <table:table-row table:style-name="Table117.1">
          <table:table-cell table:style-name="Table117.A17" office:value-type="string">
            <text:p text:style-name="P75" loext:marker-style-name="T16"><text:span text:style-name="T24">SI</text:span><text:span text:style-name="T25"/></text:p>
          </table:table-cell>
          <table:table-cell table:style-name="Table117.B17" office:value-type="string">
            <text:p text:style-name="P91" loext:marker-style-name="T26"><text:span text:style-name="T26">Shift In</text:span><text:span text:style-name="T26"/></text:p>
          </table:table-cell>
        </table:table-row>
        <table:table-row table:style-name="Table117.1">
          <table:table-cell table:style-name="Table117.A2" office:value-type="string">
            <text:p text:style-name="P75" loext:marker-style-name="T16"><text:span text:style-name="T24">DLE</text:span><text:span text:style-name="T25"/></text:p>
          </table:table-cell>
          <table:table-cell table:style-name="Table117.B2" office:value-type="string">
            <text:p text:style-name="P91" loext:marker-style-name="T26"><text:span text:style-name="T26">Data Link Escape</text:span><text:span text:style-name="T26"/></text:p>
          </table:table-cell>
        </table:table-row>
        <table:table-row table:style-name="Table117.1">
          <table:table-cell table:style-name="Table117.A19" office:value-type="string">
            <text:p text:style-name="P85" loext:marker-style-name="T17"><text:span text:style-name="Reference_20_Char1"><text:span text:style-name="T24">DC1</text:span></text:span><text:span text:style-name="T26">,</text:span><text:span text:style-name="Reference_20_Char1"><text:span text:style-name="T24">XON</text:span></text:span></text:p>
          </table:table-cell>
          <table:table-cell table:style-name="Table117.B19" office:value-type="string">
            <text:p text:style-name="P91" loext:marker-style-name="T26"><text:span text:style-name="T26">Device Control 1</text:span><text:span text:style-name="T26"/></text:p>
          </table:table-cell>
        </table:table-row>
        <table:table-row table:style-name="Table117.1">
          <table:table-cell table:style-name="Table117.A2" office:value-type="string">
            <text:p text:style-name="P75" loext:marker-style-name="T16"><text:span text:style-name="T24">DC2</text:span><text:span text:style-name="T25"/></text:p>
          </table:table-cell>
          <table:table-cell table:style-name="Table117.B2" office:value-type="string">
            <text:p text:style-name="P91" loext:marker-style-name="T26"><text:span text:style-name="T26">Device Control 2</text:span><text:span text:style-name="T26"/></text:p>
          </table:table-cell>
        </table:table-row>
        <table:table-row table:style-name="Table117.1">
          <table:table-cell table:style-name="Table117.A21" office:value-type="string">
            <text:p text:style-name="P85" loext:marker-style-name="T17"><text:span text:style-name="Reference_20_Char1"><text:span text:style-name="T24">DC3</text:span></text:span><text:span text:style-name="T26">,</text:span><text:span text:style-name="Reference_20_Char1"><text:span text:style-name="T24">XOFF</text:span></text:span></text:p>
          </table:table-cell>
          <table:table-cell table:style-name="Table117.B21" office:value-type="string">
            <text:p text:style-name="P91" loext:marker-style-name="T26"><text:span text:style-name="T26">Device Control 3</text:span><text:span text:style-name="T26"/></text:p>
          </table:table-cell>
        </table:table-row>
        <table:table-row table:style-name="Table117.1">
          <table:table-cell table:style-name="Table117.A2" office:value-type="string">
            <text:p text:style-name="P75" loext:marker-style-name="T16"><text:span text:style-name="T24">DC4</text:span><text:span text:style-name="T25"/></text:p>
          </table:table-cell>
          <table:table-cell table:style-name="Table117.B2" office:value-type="string">
            <text:p text:style-name="P91" loext:marker-style-name="T26"><text:span text:style-name="T26">Device Control 4</text:span><text:span text:style-name="T26"/></text:p>
          </table:table-cell>
        </table:table-row>
        <table:table-row table:style-name="Table117.1">
          <table:table-cell table:style-name="Table117.A23" office:value-type="string">
            <text:p text:style-name="P75" loext:marker-style-name="T16"><text:span text:style-name="T24">NAK</text:span><text:span text:style-name="T25"/></text:p>
          </table:table-cell>
          <table:table-cell table:style-name="Table117.B23" office:value-type="string">
            <text:p text:style-name="P91" loext:marker-style-name="T26"><text:span text:style-name="T26">Negative Acknowledgement</text:span><text:span text:style-name="T26"/></text:p>
          </table:table-cell>
        </table:table-row>
        <table:table-row table:style-name="Table117.1">
          <table:table-cell table:style-name="Table117.A2" office:value-type="string">
            <text:p text:style-name="P75" loext:marker-style-name="T16"><text:span text:style-name="T24">SYN</text:span><text:span text:style-name="T25"/></text:p>
          </table:table-cell>
          <table:table-cell table:style-name="Table117.B2" office:value-type="string">
            <text:p text:style-name="P91" loext:marker-style-name="T26"><text:span text:style-name="T26">Synchronous Idle</text:span><text:span text:style-name="T26"/></text:p>
          </table:table-cell>
        </table:table-row>
        <table:table-row table:style-name="Table117.1">
          <table:table-cell table:style-name="Table117.A25" office:value-type="string">
            <text:p text:style-name="P75" loext:marker-style-name="T16"><text:span text:style-name="T24">ETB</text:span><text:span text:style-name="T25"/></text:p>
          </table:table-cell>
          <table:table-cell table:style-name="Table117.B25" office:value-type="string">
            <text:p text:style-name="P91" loext:marker-style-name="T26"><text:span text:style-name="T26">End of Trans. Block</text:span><text:span text:style-name="T26"/></text:p>
          </table:table-cell>
        </table:table-row>
        <table:table-row table:style-name="Table117.1">
          <table:table-cell table:style-name="Table117.A2" office:value-type="string">
            <text:p text:style-name="P75" loext:marker-style-name="T16"><text:span text:style-name="T24">CAN</text:span><text:span text:style-name="T25"/></text:p>
          </table:table-cell>
          <table:table-cell table:style-name="Table117.B2" office:value-type="string">
            <text:p text:style-name="P91" loext:marker-style-name="T26"><text:span text:style-name="T26">Cancel</text:span><text:span text:style-name="T26"/></text:p>
          </table:table-cell>
        </table:table-row>
        <table:table-row table:style-name="Table117.1">
          <table:table-cell table:style-name="Table117.A27" office:value-type="string">
            <text:p text:style-name="P75" loext:marker-style-name="T16"><text:span text:style-name="T24">EM</text:span><text:span text:style-name="T25"/></text:p>
          </table:table-cell>
          <table:table-cell table:style-name="Table117.B27" office:value-type="string">
            <text:p text:style-name="P91" loext:marker-style-name="T26"><text:span text:style-name="T26">End of Medium</text:span><text:span text:style-name="T26"/></text:p>
          </table:table-cell>
        </table:table-row>
        <table:table-row table:style-name="Table117.1">
          <table:table-cell table:style-name="Table117.A2" office:value-type="string">
            <text:p text:style-name="P75" loext:marker-style-name="T16"><text:span text:style-name="T24">SUB</text:span><text:span text:style-name="T25"/></text:p>
          </table:table-cell>
          <table:table-cell table:style-name="Table117.B2" office:value-type="string">
            <text:p text:style-name="P91" loext:marker-style-name="T26"><text:span text:style-name="T26">Substitute</text:span><text:span text:style-name="T26"/></text:p>
          </table:table-cell>
        </table:table-row>
        <table:table-row table:style-name="Table117.1">
          <table:table-cell table:style-name="Table117.A29" office:value-type="string">
            <text:p text:style-name="P75" loext:marker-style-name="T16"><text:span text:style-name="T24">ESC</text:span><text:span text:style-name="T25"/></text:p>
          </table:table-cell>
          <table:table-cell table:style-name="Table117.B29" office:value-type="string">
            <text:p text:style-name="P91" loext:marker-style-name="T26"><text:span text:style-name="T26">Escape</text:span><text:span text:style-name="T26"/></text:p>
          </table:table-cell>
        </table:table-row>
        <table:table-row table:style-name="Table117.1">
          <table:table-cell table:style-name="Table117.A2" office:value-type="string">
            <text:p text:style-name="P75" loext:marker-style-name="T16"><text:span text:style-name="T24">FS</text:span><text:span text:style-name="T25"/></text:p>
          </table:table-cell>
          <table:table-cell table:style-name="Table117.B2" office:value-type="string">
            <text:p text:style-name="P91" loext:marker-style-name="T26"><text:span text:style-name="T26">File Separator</text:span><text:span text:style-name="T26"/></text:p>
          </table:table-cell>
        </table:table-row>
        <table:table-row table:style-name="Table117.1">
          <table:table-cell table:style-name="Table117.A31" office:value-type="string">
            <text:p text:style-name="P75" loext:marker-style-name="T16"><text:span text:style-name="T24">GS</text:span><text:span text:style-name="T25"/></text:p>
          </table:table-cell>
          <table:table-cell table:style-name="Table117.B31" office:value-type="string">
            <text:p text:style-name="P91" loext:marker-style-name="T26"><text:span text:style-name="T26">Group Separator</text:span><text:span text:style-name="T26"/></text:p>
          </table:table-cell>
        </table:table-row>
        <table:table-row table:style-name="Table117.1">
          <table:table-cell table:style-name="Table117.A2" office:value-type="string">
            <text:p text:style-name="P75" loext:marker-style-name="T16"><text:span text:style-name="T24">RS</text:span><text:span text:style-name="T25"/></text:p>
          </table:table-cell>
          <table:table-cell table:style-name="Table117.B2" office:value-type="string">
            <text:p text:style-name="P91" loext:marker-style-name="T26"><text:span text:style-name="T26">Record Separator</text:span><text:span text:style-name="T26"/></text:p>
          </table:table-cell>
        </table:table-row>
        <table:table-row table:style-name="Table117.1">
          <table:table-cell table:style-name="Table117.A33" office:value-type="string">
            <text:p text:style-name="P75" loext:marker-style-name="T16"><text:span text:style-name="T24">US</text:span><text:span text:style-name="T25"/></text:p>
          </table:table-cell>
          <table:table-cell table:style-name="Table117.B33" office:value-type="string">
            <text:p text:style-name="P91" loext:marker-style-name="T26"><text:span text:style-name="T26">Unit Separator</text:span><text:span text:style-name="T26"/></text:p>
          </table:table-cell>
        </table:table-row>
        <table:table-row table:style-name="Table117.1">
          <table:table-cell table:style-name="Table117.A2" office:value-type="string">
            <text:p text:style-name="P75" loext:marker-style-name="T16"><text:span text:style-name="T24">DEL</text:span><text:span text:style-name="T25"/></text:p>
          </table:table-cell>
          <table:table-cell table:style-name="Table117.B2" office:value-type="string">
            <text:p text:style-name="P91" loext:marker-style-name="T26"><text:span text:style-name="T26">Delete</text:span><text:span text:style-name="T26"/></text:p>
          </table:table-cell>
        </table:table-row>
        <table:table-row table:style-name="Table117.1">
          <table:table-cell table:style-name="Table117.A35" office:value-type="string">
            <text:p text:style-name="P75" loext:marker-style-name="T16"><text:span text:style-name="T24">PAD</text:span><text:span text:style-name="T25"/></text:p>
          </table:table-cell>
          <table:table-cell table:style-name="Table117.B35" office:value-type="string">
            <text:p text:style-name="P91" loext:marker-style-name="T26"><text:span text:style-name="T26">Padding Character</text:span><text:span text:style-name="T26"/></text:p>
          </table:table-cell>
        </table:table-row>
        <table:table-row table:style-name="Table117.1">
          <table:table-cell table:style-name="Table117.A2" office:value-type="string">
            <text:p text:style-name="P75" loext:marker-style-name="T16"><text:span text:style-name="T24">HOP</text:span><text:span text:style-name="T25"/></text:p>
          </table:table-cell>
          <table:table-cell table:style-name="Table117.B2" office:value-type="string">
            <text:p text:style-name="P91" loext:marker-style-name="T26"><text:span text:style-name="T26">High Octet Preset</text:span><text:span text:style-name="T26"/></text:p>
          </table:table-cell>
        </table:table-row>
        <table:table-row table:style-name="Table117.1">
          <table:table-cell table:style-name="Table117.A37" office:value-type="string">
            <text:p text:style-name="P75" loext:marker-style-name="T16"><text:span text:style-name="T24">BPH</text:span><text:span text:style-name="T25"/></text:p>
          </table:table-cell>
          <table:table-cell table:style-name="Table117.B37" office:value-type="string">
            <text:p text:style-name="P91" loext:marker-style-name="T26"><text:span text:style-name="T26">Break Permitted Here</text:span><text:span text:style-name="T26"/></text:p>
          </table:table-cell>
        </table:table-row>
        <table:table-row table:style-name="Table117.1">
          <table:table-cell table:style-name="Table117.A2" office:value-type="string">
            <text:p text:style-name="P75" loext:marker-style-name="T16"><text:span text:style-name="T24">NBH</text:span><text:span text:style-name="T25"/></text:p>
          </table:table-cell>
          <table:table-cell table:style-name="Table117.B2" office:value-type="string">
            <text:p text:style-name="P91" loext:marker-style-name="T26"><text:span text:style-name="T26">No Break Here</text:span><text:span text:style-name="T26"/></text:p>
          </table:table-cell>
        </table:table-row>
        <table:table-row table:style-name="Table117.1">
          <table:table-cell table:style-name="Table117.A39" office:value-type="string">
            <text:p text:style-name="P75" loext:marker-style-name="T16"><text:span text:style-name="T24">IND</text:span><text:span text:style-name="T25"/></text:p>
          </table:table-cell>
          <table:table-cell table:style-name="Table117.B39" office:value-type="string">
            <text:p text:style-name="P91" loext:marker-style-name="T26"><text:span text:style-name="T26">Index</text:span><text:span text:style-name="T26"/></text:p>
          </table:table-cell>
        </table:table-row>
        <table:table-row table:style-name="Table117.1">
          <table:table-cell table:style-name="Table117.A2" office:value-type="string">
            <text:p text:style-name="P75" loext:marker-style-name="T16"><text:span text:style-name="T24">NEL</text:span><text:span text:style-name="T25"/></text:p>
          </table:table-cell>
          <table:table-cell table:style-name="Table117.B2" office:value-type="string">
            <text:p text:style-name="P91" loext:marker-style-name="T26"><text:span text:style-name="T26">Next Line</text:span><text:span text:style-name="T26"/></text:p>
          </table:table-cell>
        </table:table-row>
        <table:table-row table:style-name="Table117.1">
          <table:table-cell table:style-name="Table117.A41" office:value-type="string">
            <text:p text:style-name="P75" loext:marker-style-name="T16"><text:span text:style-name="T24">SSA</text:span><text:span text:style-name="T25"/></text:p>
          </table:table-cell>
          <table:table-cell table:style-name="Table117.B41" office:value-type="string">
            <text:p text:style-name="P91" loext:marker-style-name="T26"><text:span text:style-name="T26">Start of Selected Area</text:span><text:span text:style-name="T26"/></text:p>
          </table:table-cell>
        </table:table-row>
        <table:table-row table:style-name="Table117.1">
          <table:table-cell table:style-name="Table117.A2" office:value-type="string">
            <text:p text:style-name="P75" loext:marker-style-name="T16"><text:span text:style-name="T24">ESA</text:span><text:span text:style-name="T25"/></text:p>
          </table:table-cell>
          <table:table-cell table:style-name="Table117.B2" office:value-type="string">
            <text:p text:style-name="P91" loext:marker-style-name="T26"><text:span text:style-name="T26">End of Selected Area</text:span><text:span text:style-name="T26"/></text:p>
          </table:table-cell>
        </table:table-row>
        <table:table-row table:style-name="Table117.1">
          <table:table-cell table:style-name="Table117.A43" office:value-type="string">
            <text:p text:style-name="P75" loext:marker-style-name="T16"><text:span text:style-name="T24">HTS</text:span><text:span text:style-name="T25"/></text:p>
          </table:table-cell>
          <table:table-cell table:style-name="Table117.B43" office:value-type="string">
            <text:p text:style-name="P91" loext:marker-style-name="T26"><text:span text:style-name="T26">Character Tabulation Set</text:span><text:span text:style-name="T26"/></text:p>
          </table:table-cell>
        </table:table-row>
        <table:table-row table:style-name="Table117.1">
          <table:table-cell table:style-name="Table117.A2" office:value-type="string">
            <text:p text:style-name="P75" loext:marker-style-name="T16"><text:span text:style-name="T24">HTJ</text:span><text:span text:style-name="T25"/></text:p>
          </table:table-cell>
          <table:table-cell table:style-name="Table117.B2" office:value-type="string">
            <text:p text:style-name="P91" loext:marker-style-name="T26"><text:span text:style-name="T26">Character Tabulation with Justification</text:span><text:span text:style-name="T26"/></text:p>
          </table:table-cell>
        </table:table-row>
        <table:table-row table:style-name="Table117.1">
          <table:table-cell table:style-name="Table117.A45" office:value-type="string">
            <text:p text:style-name="P75" loext:marker-style-name="T16"><text:span text:style-name="T24">VTS</text:span><text:span text:style-name="T25"/></text:p>
          </table:table-cell>
          <table:table-cell table:style-name="Table117.B45" office:value-type="string">
            <text:p text:style-name="P91" loext:marker-style-name="T26"><text:span text:style-name="T26">Line Tabulation Set</text:span><text:span text:style-name="T26"/></text:p>
          </table:table-cell>
        </table:table-row>
        <table:table-row table:style-name="Table117.1">
          <table:table-cell table:style-name="Table117.A2" office:value-type="string">
            <text:p text:style-name="P75" loext:marker-style-name="T16"><text:span text:style-name="T24">PLD</text:span><text:span text:style-name="T25"/></text:p>
          </table:table-cell>
          <table:table-cell table:style-name="Table117.B2" office:value-type="string">
            <text:p text:style-name="P91" loext:marker-style-name="T26"><text:span text:style-name="T26">Partial Line Forward</text:span><text:span text:style-name="T26"/></text:p>
          </table:table-cell>
        </table:table-row>
        <table:table-row table:style-name="Table117.1">
          <table:table-cell table:style-name="Table117.A47" office:value-type="string">
            <text:p text:style-name="P75" loext:marker-style-name="T16"><text:span text:style-name="T24">PLU</text:span><text:span text:style-name="T25"/></text:p>
          </table:table-cell>
          <table:table-cell table:style-name="Table117.B47" office:value-type="string">
            <text:p text:style-name="P91" loext:marker-style-name="T26"><text:span text:style-name="T26">Partial Line Backward</text:span><text:span text:style-name="T26"/></text:p>
          </table:table-cell>
        </table:table-row>
        <text:soft-page-break/>
        <table:table-row table:style-name="Table117.1">
          <table:table-cell table:style-name="Table117.A2" office:value-type="string">
            <text:p text:style-name="P75" loext:marker-style-name="T16"><text:span text:style-name="T24">RI</text:span><text:span text:style-name="T25"/></text:p>
          </table:table-cell>
          <table:table-cell table:style-name="Table117.B2" office:value-type="string">
            <text:p text:style-name="P91" loext:marker-style-name="T26"><text:span text:style-name="T26">Reverse Line Feed</text:span><text:span text:style-name="T26"/></text:p>
          </table:table-cell>
        </table:table-row>
        <table:table-row table:style-name="Table117.1">
          <table:table-cell table:style-name="Table117.A49" office:value-type="string">
            <text:p text:style-name="P75" loext:marker-style-name="T16"><text:span text:style-name="T24">SS2</text:span><text:span text:style-name="T25"/></text:p>
          </table:table-cell>
          <table:table-cell table:style-name="Table117.B49" office:value-type="string">
            <text:p text:style-name="P91" loext:marker-style-name="T26"><text:span text:style-name="T26">Single Shift 2</text:span><text:span text:style-name="T26"/></text:p>
          </table:table-cell>
        </table:table-row>
        <table:table-row table:style-name="Table117.1">
          <table:table-cell table:style-name="Table117.A2" office:value-type="string">
            <text:p text:style-name="P75" loext:marker-style-name="T16"><text:span text:style-name="T24">SS3</text:span><text:span text:style-name="T25"/></text:p>
          </table:table-cell>
          <table:table-cell table:style-name="Table117.B2" office:value-type="string">
            <text:p text:style-name="P91" loext:marker-style-name="T26"><text:span text:style-name="T26">Single Shift 3</text:span><text:span text:style-name="T26"/></text:p>
          </table:table-cell>
        </table:table-row>
        <table:table-row table:style-name="Table117.1">
          <table:table-cell table:style-name="Table117.A51" office:value-type="string">
            <text:p text:style-name="P75" loext:marker-style-name="T16"><text:span text:style-name="T24">DCS</text:span><text:span text:style-name="T25"/></text:p>
          </table:table-cell>
          <table:table-cell table:style-name="Table117.B51" office:value-type="string">
            <text:p text:style-name="P91" loext:marker-style-name="T26"><text:span text:style-name="T26">Device Control String</text:span><text:span text:style-name="T26"/></text:p>
          </table:table-cell>
        </table:table-row>
        <table:table-row table:style-name="Table117.1">
          <table:table-cell table:style-name="Table117.A2" office:value-type="string">
            <text:p text:style-name="P75" loext:marker-style-name="T16"><text:span text:style-name="T24">PU1</text:span><text:span text:style-name="T25"/></text:p>
          </table:table-cell>
          <table:table-cell table:style-name="Table117.B2" office:value-type="string">
            <text:p text:style-name="P91" loext:marker-style-name="T26"><text:span text:style-name="T26">Private Use 1</text:span><text:span text:style-name="T26"/></text:p>
          </table:table-cell>
        </table:table-row>
        <table:table-row table:style-name="Table117.1">
          <table:table-cell table:style-name="Table117.A53" office:value-type="string">
            <text:p text:style-name="P75" loext:marker-style-name="T16"><text:span text:style-name="T24">PU2</text:span><text:span text:style-name="T25"/></text:p>
          </table:table-cell>
          <table:table-cell table:style-name="Table117.B53" office:value-type="string">
            <text:p text:style-name="P91" loext:marker-style-name="T26"><text:span text:style-name="T26">Private Use 2</text:span><text:span text:style-name="T26"/></text:p>
          </table:table-cell>
        </table:table-row>
        <table:table-row table:style-name="Table117.1">
          <table:table-cell table:style-name="Table117.A2" office:value-type="string">
            <text:p text:style-name="P75" loext:marker-style-name="T16"><text:span text:style-name="T24">STS</text:span><text:span text:style-name="T25"/></text:p>
          </table:table-cell>
          <table:table-cell table:style-name="Table117.B2" office:value-type="string">
            <text:p text:style-name="P91" loext:marker-style-name="T26"><text:span text:style-name="T26">Set Transmit State</text:span><text:span text:style-name="T26"/></text:p>
          </table:table-cell>
        </table:table-row>
        <table:table-row table:style-name="Table117.1">
          <table:table-cell table:style-name="Table117.A55" office:value-type="string">
            <text:p text:style-name="P75" loext:marker-style-name="T16"><text:span text:style-name="T24">CCH</text:span><text:span text:style-name="T25"/></text:p>
          </table:table-cell>
          <table:table-cell table:style-name="Table117.B55" office:value-type="string">
            <text:p text:style-name="P91" loext:marker-style-name="T26"><text:span text:style-name="T26">Cancel Character</text:span><text:span text:style-name="T26"/></text:p>
          </table:table-cell>
        </table:table-row>
        <table:table-row table:style-name="Table117.1">
          <table:table-cell table:style-name="Table117.A2" office:value-type="string">
            <text:p text:style-name="P75" loext:marker-style-name="T16"><text:span text:style-name="T24">MW</text:span><text:span text:style-name="T25"/></text:p>
          </table:table-cell>
          <table:table-cell table:style-name="Table117.B2" office:value-type="string">
            <text:p text:style-name="P91" loext:marker-style-name="T26"><text:span text:style-name="T26">Message waiting</text:span><text:span text:style-name="T26"/></text:p>
          </table:table-cell>
        </table:table-row>
        <table:table-row table:style-name="Table117.1">
          <table:table-cell table:style-name="Table117.A57" office:value-type="string">
            <text:p text:style-name="P75" loext:marker-style-name="T16"><text:span text:style-name="T24">SPA</text:span><text:span text:style-name="T25"/></text:p>
          </table:table-cell>
          <table:table-cell table:style-name="Table117.B57" office:value-type="string">
            <text:p text:style-name="P91" loext:marker-style-name="T26"><text:span text:style-name="T26">Start of Guarded Area</text:span><text:span text:style-name="T26"/></text:p>
          </table:table-cell>
        </table:table-row>
        <table:table-row table:style-name="Table117.1">
          <table:table-cell table:style-name="Table117.A2" office:value-type="string">
            <text:p text:style-name="P75" loext:marker-style-name="T16"><text:span text:style-name="T24">EPA</text:span><text:span text:style-name="T25"/></text:p>
          </table:table-cell>
          <table:table-cell table:style-name="Table117.B2" office:value-type="string">
            <text:p text:style-name="P91" loext:marker-style-name="T26"><text:span text:style-name="T26">End of Guarded Area</text:span><text:span text:style-name="T26"/></text:p>
          </table:table-cell>
        </table:table-row>
        <table:table-row table:style-name="Table117.1">
          <table:table-cell table:style-name="Table117.A59" office:value-type="string">
            <text:p text:style-name="P75" loext:marker-style-name="T16"><text:span text:style-name="T24">SOS</text:span><text:span text:style-name="T25"/></text:p>
          </table:table-cell>
          <table:table-cell table:style-name="Table117.B59" office:value-type="string">
            <text:p text:style-name="P91" loext:marker-style-name="T26"><text:span text:style-name="T26">Start of String</text:span><text:span text:style-name="T26"/></text:p>
          </table:table-cell>
        </table:table-row>
        <table:table-row table:style-name="Table117.1">
          <table:table-cell table:style-name="Table117.A2" office:value-type="string">
            <text:p text:style-name="P75" loext:marker-style-name="T16"><text:span text:style-name="T24">SGCI</text:span><text:span text:style-name="T25"/></text:p>
          </table:table-cell>
          <table:table-cell table:style-name="Table117.B2" office:value-type="string">
            <text:p text:style-name="P91" loext:marker-style-name="T26"><text:span text:style-name="T26">Single Graphic Character Introducer</text:span><text:span text:style-name="T26"/></text:p>
          </table:table-cell>
        </table:table-row>
        <table:table-row table:style-name="Table117.1">
          <table:table-cell table:style-name="Table117.A61" office:value-type="string">
            <text:p text:style-name="P75" loext:marker-style-name="T16"><text:span text:style-name="T24">SCI</text:span><text:span text:style-name="T25"/></text:p>
          </table:table-cell>
          <table:table-cell table:style-name="Table117.B61" office:value-type="string">
            <text:p text:style-name="P91" loext:marker-style-name="T26"><text:span text:style-name="T26">Single Character Introducer</text:span><text:span text:style-name="T26"/></text:p>
          </table:table-cell>
        </table:table-row>
        <table:table-row table:style-name="Table117.1">
          <table:table-cell table:style-name="Table117.A2" office:value-type="string">
            <text:p text:style-name="P75" loext:marker-style-name="T16"><text:span text:style-name="T24">CSI</text:span><text:span text:style-name="T25"/></text:p>
          </table:table-cell>
          <table:table-cell table:style-name="Table117.B2" office:value-type="string">
            <text:p text:style-name="P91" loext:marker-style-name="T26"><text:span text:style-name="T26">Control Sequence Introducer</text:span><text:span text:style-name="T26"/></text:p>
          </table:table-cell>
        </table:table-row>
        <table:table-row table:style-name="Table117.1">
          <table:table-cell table:style-name="Table117.A63" office:value-type="string">
            <text:p text:style-name="P75" loext:marker-style-name="T16"><text:span text:style-name="T24">ST</text:span><text:span text:style-name="T25"/></text:p>
          </table:table-cell>
          <table:table-cell table:style-name="Table117.B63" office:value-type="string">
            <text:p text:style-name="P91" loext:marker-style-name="T26"><text:span text:style-name="T26">String Terminator</text:span><text:span text:style-name="T26"/></text:p>
          </table:table-cell>
        </table:table-row>
        <table:table-row table:style-name="Table117.1">
          <table:table-cell table:style-name="Table117.A2" office:value-type="string">
            <text:p text:style-name="P75" loext:marker-style-name="T16"><text:span text:style-name="T24">OSC</text:span><text:span text:style-name="T25"/></text:p>
          </table:table-cell>
          <table:table-cell table:style-name="Table117.B2" office:value-type="string">
            <text:p text:style-name="P91" loext:marker-style-name="T26"><text:span text:style-name="T26">Operating System Command</text:span><text:span text:style-name="T26"/></text:p>
          </table:table-cell>
        </table:table-row>
        <table:table-row table:style-name="Table117.1">
          <table:table-cell table:style-name="Table117.A65" office:value-type="string">
            <text:p text:style-name="P75" loext:marker-style-name="T16"><text:span text:style-name="T24">PM</text:span><text:span text:style-name="T25"/></text:p>
          </table:table-cell>
          <table:table-cell table:style-name="Table117.B65" office:value-type="string">
            <text:p text:style-name="P91" loext:marker-style-name="T26"><text:span text:style-name="T26">Privacy Message</text:span><text:span text:style-name="T26"/></text:p>
          </table:table-cell>
        </table:table-row>
        <table:table-row table:style-name="Table117.1">
          <table:table-cell table:style-name="Table117.A2" office:value-type="string">
            <text:p text:style-name="P75" loext:marker-style-name="T16"><text:span text:style-name="T24">APC</text:span><text:span text:style-name="T25"/></text:p>
          </table:table-cell>
          <table:table-cell table:style-name="Table117.B2" office:value-type="string">
            <text:p text:style-name="P91" loext:marker-style-name="T26"><text:span text:style-name="T26">Application Program Command</text:span><text:span text:style-name="T26"/></text:p>
          </table:table-cell>
        </table:table-row>
        <table:table-row table:style-name="Table117.1">
          <table:table-cell table:style-name="Table117.A67" office:value-type="string">
            <text:p text:style-name="P75" loext:marker-style-name="T16"><text:span text:style-name="T24">NBSP</text:span><text:span text:style-name="T25"/></text:p>
          </table:table-cell>
          <table:table-cell table:style-name="Table117.B67" office:value-type="string">
            <text:p text:style-name="P91" loext:marker-style-name="T26"><text:span text:style-name="T26">No Break Space</text:span><text:span text:style-name="T26"/></text:p>
          </table:table-cell>
        </table:table-row>
      </table:table>
      <text:p text:style-name="Code1"/>
      <text:p text:style-name="Standard">So the sequence can appear:</text:p>
      <text:p text:style-name="Code1">‘Welcome\cr’</text:p>
      <text:p text:style-name="Code1"/>
      <text:p text:style-name="Standard">If the underlying implementation of Pascaline is not ISO 8859-1, then the control mnemonics would be different. In addition, there may be other control identifiers defined for a particular implementation or character set.</text:p>
      <text:p text:style-name="Code1">‘Hi there\del, george’</text:p>
      <text:p text:style-name="Code1"/>
      <text:p text:style-name="Standard">The use of character escapes causes a compatibility issue with ISO 7185 Pascal. In ISO 7185 Pascal, the character string:</text:p>
      <text:p text:style-name="Code1">‘Hi there\george’</text:p>
      <text:p text:style-name="Code1"/>
      <text:p text:style-name="Standard">Would include the backslash, whereas a Pascaline implementation would remove the backslash. For this reason, standard complying Pascaline implementations must have a flag that enables the use of character escapes that can be turned on or off to enable normal treatment of programs. Since ISO 7185 Pascal requires that any Pascaline implementation have an option that will restrict the input language to strict ISO 7185, the character escape option must also be automatically set to off by the ISO 7185 compatibility flag. The reason that the character escape option should be a separate option, and not simply tied to the ISO 7185 flag, is that it would then be impossible to have ISO 7185 complying programs work with Pascaline full language mode enabled. This would be against the rule that Pascaline is, or can be, a completely upward compatible superset of standard ISO 7185 Pascal.</text:p>
      <text:p text:style-name="P241" loext:marker-style-name="T47"/>
      <text:h text:style-name="P131" text:outline-level="7"><text:bookmark-start text:name="_Toc4731100"/><text:bookmark-start text:name="__RefHeading___Toc46049_401020179"/>Annex: Interpretation of packed<text:bookmark-end text:name="_Toc4731100"/><text:bookmark-end text:name="__RefHeading___Toc46049_401020179"/></text:h>
      <text:p text:style-name="Standard">Although both Pascaline and ISO 7185 do not define the effect of packed, it impacts the function of programs in Pascaline, and I give a optional interpretation here.</text:p>
      <text:h text:style-name="Heading_20_9" text:outline-level="9"><text:bookmark-start text:name="_Toc4731101"/><text:bookmark-start text:name="__RefHeading___Toc46051_401020179"/>Possible modes of packing<text:bookmark-end text:name="_Toc4731101"/><text:bookmark-end text:name="__RefHeading___Toc46051_401020179"/></text:h>
      <text:p text:style-name="Standard">There are many possible modes of packing. The operands being packed also may or may not appear in the order found in the program. However there are two modes of interest here:</text:p>
      <table:table table:name="Table118" table:style-name="Table118">
        <table:table-column table:style-name="Table118.A"/>
        <table:table-column table:style-name="Table118.B"/>
        <table:table-row table:style-name="Table118.1">
          <table:table-cell table:style-name="Table118.A1" office:value-type="string">
            <text:p text:style-name="P225" loext:marker-style-name="T3"><text:span text:style-name="T5">Packing method</text:span><text:span text:style-name="T3"/></text:p>
          </table:table-cell>
          <table:table-cell table:style-name="Table118.A1" office:value-type="string">
            <text:p text:style-name="P225" loext:marker-style-name="T3"><text:span text:style-name="T5">Result</text:span><text:span text:style-name="T3"/></text:p>
          </table:table-cell>
        </table:table-row>
        <table:table-row table:style-name="Table118.1">
          <table:table-cell table:style-name="Table118.A2" office:value-type="string">
            <text:p text:style-name="P228" loext:marker-style-name="T25"><text:span text:style-name="T26">None</text:span><text:span text:style-name="T25"/></text:p>
          </table:table-cell>
          <table:table-cell table:style-name="Table118.B2" office:value-type="string">
            <text:p text:style-name="P37" loext:marker-style-name="T26"><text:span text:style-name="T26">No packing is done</text:span><text:span text:style-name="T26"/></text:p>
          </table:table-cell>
        </table:table-row>
        <table:table-row table:style-name="Table118.1">
          <table:table-cell table:style-name="Table118.A3" office:value-type="string">
            <text:p text:style-name="P228" loext:marker-style-name="T25"><text:span text:style-name="T26">Critical</text:span><text:span text:style-name="T25"/></text:p>
          </table:table-cell>
          <table:table-cell table:style-name="Table118.B3" office:value-type="string">
            <text:p text:style-name="P37" loext:marker-style-name="T26"><text:span text:style-name="T26">Starting with the first bit of storage, each unit of data is placed in successive bits until the data is exhausted.</text:span><text:span text:style-name="T26"/></text:p>
          </table:table-cell>
        </table:table-row>
      </table:table>
      <text:p text:style-name="Standard"/>
      <text:p text:style-name="Standard">Most compilers default to “none” as a packing method, which on a byte oriented machine effectively means “pack to byte boundaries”. Critical packing, however, can be quite useful. For example:</text:p>
      <text:p text:style-name="Code1"><text:span text:style-name="T16">program</text:span> p;</text:p>
      <text:p text:style-name="Code1"/>
      <text:p text:style-name="Code1"><text:span text:style-name="T16">type</text:span> floating = <text:span text:style-name="T16">packed</text:span> <text:span text:style-name="T16">record</text:span></text:p>
      <text:p text:style-name="Code1"/>
      <text:p text:style-name="Code1"><text:s text:c="19"/>sign: boolean;</text:p>
      <text:p text:style-name="Code1"><text:s text:c="19"/>exponent: 0..255;</text:p>
      <text:p text:style-name="Code1"><text:s text:c="19"/>fraction: 0..8_388_607</text:p>
      <text:p text:style-name="Code1"/>
      <text:p text:style-name="Code1"><text:s text:c="16"/><text:span text:style-name="T16">end</text:span>;</text:p>
      <text:p text:style-name="Code1"/>
      <text:p text:style-name="Code1" loext:marker-style-name="T16"><text:span text:style-name="T16">begin</text:span><text:span text:style-name="T16"/></text:p>
      <text:p text:style-name="Code1"><text:span text:style-name="T16">end</text:span>.</text:p>
      <text:p text:style-name="Code1"/>
      <text:p text:style-name="Standard">Can be a direct description of an IEEE 754 single precision floating point number, using critical packing.</text:p>
      <text:p text:style-name="Standard">Used with in-memory data structures, this kind of packing can be used to pass data to other programs and to hardware. For example, IEEE floating point formats are a common internal representation.</text:p>
      <text:p text:style-name="Standard">Used with files, this kind of packing can be used to communicate with other programs and use existing file formats.</text:p>
      <text:p text:style-name="Standard">A commonly used device with critical packing is to use single bits to "pad" the format:</text:p>
      <text:p text:style-name="P39"><text:soft-page-break/><text:span text:style-name="T16">program</text:span> p;</text:p>
      <text:p text:style-name="P39"/>
      <text:p text:style-name="P39"><text:span text:style-name="T16">type</text:span> floating = <text:span text:style-name="T16">packed</text:span> <text:span text:style-name="T16">record</text:span></text:p>
      <text:p text:style-name="P39"/>
      <text:p text:style-name="P39"><text:s text:c="19"/>a: 0..31;</text:p>
      <text:p text:style-name="P39"><text:s text:c="19"/>pad1: boolean;</text:p>
      <text:p text:style-name="P39"><text:s text:c="19"/>b: char</text:p>
      <text:p text:style-name="P39"/>
      <text:p text:style-name="P39"><text:s text:c="16"/><text:span text:style-name="T16">end</text:span>;</text:p>
      <text:p text:style-name="P39"/>
      <text:p text:style-name="P39" loext:marker-style-name="T16"><text:span text:style-name="T16">begin</text:span><text:span text:style-name="T16"/></text:p>
      <text:p text:style-name="Code1"><text:span text:style-name="T16">end</text:span>.</text:p>
      <text:p text:style-name="Code1"/>
      <text:p text:style-name="Standard">Because critical packing is expensive, there is typically a compiler option to invoke it.</text:p>
      <text:h text:style-name="Heading_20_9" text:outline-level="9"><text:bookmark-start text:name="_Toc4731102"/><text:bookmark-start text:name="__RefHeading___Toc46053_401020179"/>Effect of packing on files<text:bookmark-end text:name="_Toc4731102"/><text:bookmark-end text:name="__RefHeading___Toc46053_401020179"/></text:h>
      <text:p text:style-name="Standard">It is fairly common to place a series of arbitrary data structures into a file. In many languages this is done by converting the structure to bytes before writing it to a file. With the correct file packing method, Pascaline can directly model such files without the need for type escapes.</text:p>
      <text:p text:style-name="Standard">The packing method applies to variant records:</text:p>
      <text:p text:style-name="P39">program p;</text:p>
      <text:p text:style-name="P39"/>
      <text:p text:style-name="P39">type data_record_type = (none, int, ch);</text:p>
      <text:p text:style-name="P39"><text:s text:c="5"/>data_record = record case ty: data_record_type of</text:p>
      <text:p text:style-name="P39"><text:s text:c="22"/>none: ();</text:p>
      <text:p text:style-name="P39"><text:s text:c="22"/>int: (i: integer);</text:p>
      <text:p text:style-name="P39"><text:s text:c="22"/>ch: (c: char);</text:p>
      <text:p text:style-name="P39"><text:s text:c="19"/>end;</text:p>
      <text:p text:style-name="P39"/>
      <text:p text:style-name="P39">var f: packed file of data_record;</text:p>
      <text:p text:style-name="P39"/>
      <text:p text:style-name="P39">begin</text:p>
      <text:p text:style-name="Code1">end.</text:p>
      <text:p text:style-name="Code1"/>
      <text:p text:style-name="Standard">Since files can be read and written purely sequentially, the in-file formats can be:</text:p>
      <text:p text:style-name="P40"><text:soft-page-break/>byte</text:p>
      <text:list text:style-name="WWNum47">
        <text:list-item>
          <text:p text:style-name="P190">0 (none)</text:p>
        </text:list-item>
      </text:list>
      <text:p text:style-name="P40">byte</text:p>
      <text:list text:style-name="WWNum48">
        <text:list-item>
          <text:p text:style-name="P191">1 (int)</text:p>
        </text:list-item>
        <text:list-item>
          <text:p text:style-name="P191">Integer</text:p>
        </text:list-item>
      </text:list>
      <text:p text:style-name="P40">byte</text:p>
      <text:list text:style-name="WWNum49">
        <text:list-item>
          <text:p text:style-name="P193">2 (char)</text:p>
        </text:list-item>
        <text:list-item>
          <text:p text:style-name="P192">Character</text:p>
        </text:list-item>
      </text:list>
      <text:p text:style-name="Standard">In other words, the first part of each record in the file is the tagfield, followed by the contents of that variant, which could be empty. There is no need to pad the entry in the record to make it the same size as all other records in the file.</text:p>
      <text:p text:style-name="Standard">This type of packing gives up the ability to random access records in the file, because they vary in length.</text:p>
      <text:p text:style-name="Standard">This kind of packing can be used to read and write files for use by other programs, and use existing file formats.</text:p>
      <text:h text:style-name="P132" text:outline-level="7"><text:bookmark-start text:name="_Toc4731103"/><text:bookmark-start text:name="__RefHeading___Toc46055_401020179"/>Annex: Overview of standard libraries and modularity<text:bookmark-end text:name="_Toc4731103"/><text:bookmark-end text:name="__RefHeading___Toc46055_401020179"/></text:h>
      <text:p text:style-name="Standard">In the annexes that follow, several standard libraries are introduced. The introduction of standard libraries into a standard is based on the following two ideas:</text:p>
      <text:list text:style-name="WWNum9">
        <text:list-item>
          <text:p text:style-name="P194">Pascaline has sufficient extendibility that major new applications can be covered with extension modules using the standard language, and not changes to the base language.</text:p>
        </text:list-item>
        <text:list-item>
          <text:p text:style-name="P194">A typical Pascaline program is going to have library dependencies in addition to language dependencies.</text:p>
        </text:list-item>
      </text:list>
      <text:p text:style-name="Standard">The modules in the standard set are divided into two basic types:</text:p>
      <text:list text:style-name="WWNum10">
        <text:list-item>
          <text:p text:style-name="P195">Basic extensions used by programs regardless of extra devices or capabilities available.</text:p>
        </text:list-item>
        <text:list-item>
          <text:p text:style-name="P195">Extensions that introduce new device capabilities.</text:p>
        </text:list-item>
      </text:list>
      <text:p text:style-name="Standard">The following extension libraries will be shown in this standard:</text:p>
      <text:p text:style-name="P63">Annex G:<text:tab/>Service<text:span text:style-name="T57">s</text:span> library - Directory lists, file name handling, paths, environment, program execution, date and time, internationalization.</text:p>
      <text:p text:style-name="P63">Annex H:<text:tab/>String library - String routines, alternate base I/O, formatting.</text:p>
      <text:p text:style-name="P63">Annex I:<text:tab/>Math library – Various floating point math extensions and utilities.</text:p>
      <text:p text:style-name="P63">Annex J:<text:tab/>Terminal library - Output to text surface, advanced input.</text:p>
      <text:p text:style-name="P63">Annex K:<text:tab/>Graphical library - Output to graphical surface.</text:p>
      <text:p text:style-name="P63">Annex L:<text:tab/>Windowing library - Management of multiple windows.</text:p>
      <text:p text:style-name="P63">Annex M:<text:tab/>Widget library - Buttons, lists, dialogs relevant to screen based programs.</text:p>
      <text:p text:style-name="P63">Annex N:<text:tab/>Sound library - Midi and wave input and output.</text:p>
      <text:p text:style-name="P64">Annex O:<text:tab/><text:span text:style-name="T57">N</text:span>etwork library - Network program access.</text:p>
      <text:h text:style-name="Heading_20_8" text:outline-level="8"><text:bookmark-start text:name="_Toc4731104"/><text:bookmark-start text:name="__RefHeading___Toc46057_401020179"/>Basic Language Support<text:bookmark-end text:name="_Toc4731104"/><text:bookmark-end text:name="__RefHeading___Toc46057_401020179"/></text:h>
      <text:h text:style-name="Heading_20_9" text:outline-level="9"><text:bookmark-start text:name="_Toc4731105"/><text:bookmark-start text:name="__RefHeading___Toc46059_401020179"/>services<text:bookmark-end text:name="_Toc4731105"/><text:bookmark-end text:name="__RefHeading___Toc46059_401020179"/></text:h>
      <text:p text:style-name="Standard"><text:span text:style-name="Reference_20_Char1">services</text:span> contains a series of operating system support extensions such as filename/path handling, directory listings, time and date, environment strings, executing other programs, and similar functions.</text:p>
      <text:h text:style-name="Heading_20_9" text:outline-level="9"><text:bookmark-start text:name="_Toc4731106"/><text:bookmark-start text:name="__RefHeading___Toc46061_401020179"/>strings<text:bookmark-end text:name="_Toc4731106"/><text:bookmark-end text:name="__RefHeading___Toc46061_401020179"/></text:h>
      <text:p text:style-name="Standard">Implements common string handling routines, dynamic string management, numeric conversion to and from a string, advanced numeric formatting to and from both strings and files, string search and replace, and similar functions.</text:p>
      <text:h text:style-name="P141" text:outline-level="8"><text:bookmark-start text:name="_Toc4731107"/><text:bookmark-start text:name="__RefHeading___Toc46063_401020179"/>Advanced User I/O and Presentation Management<text:bookmark-end text:name="_Toc4731107"/><text:bookmark-end text:name="__RefHeading___Toc46063_401020179"/></text:h>
      <text:p text:style-name="Standard">The advanced user I/O modules are a family that implement a series of advancing levels that match advancing levels in I/O capabilities, including:</text:p>
      <text:p text:style-name="P40">Terminal character presentation</text:p>
      <text:p text:style-name="P18">Gives the ability to place characters on a grid for a typical fixed size character display.</text:p>
      <text:p text:style-name="P40">Graphical presentation</text:p>
      <text:p text:style-name="P18">Gives the ability to draw figures, and place characters with proportional fonts.</text:p>
      <text:p text:style-name="P40">Window management</text:p>
      <text:p text:style-name="P18">Divides the display surface into a series of independent windows.</text:p>
      <text:p text:style-name="P40">Widget placement and management</text:p>
      <text:p text:style-name="P18">Gives a library of common controls, layered components and dialogs.</text:p>
      <text:p text:style-name="Standard">All of the supported display modes are upward compatible, and fixed size character presentation is always available in any graphic mode. The result is that there is two possible stacking levels of presentation:</text:p>
      <text:p text:style-name="Code1">Terminal <text:s/>-&gt; Single fixed display -&gt; Windowed display -&gt; Widgets</text:p>
      <text:p text:style-name="Code1">Graphical -&gt; Single fixed display -&gt; Windowed display -&gt; Widgets</text:p>
      <text:p text:style-name="Code1"/>
      <text:p text:style-name="Standard">The terminal, graphical, window management and widget libraries are a set of libraries that implement a series of screen surface operating standards in an ascending sequence of capability:</text:p>
      <text:p text:style-name="P29">serial I/O - I/O of single characters with line orientation and</text:p>
      <text:p text:style-name="P29">| <text:s text:c="11"/>blocking <text:s/>on input.</text:p>
      <text:p text:style-name="P29">+--Terminal I/O - I/O to an X-Y fixed font surface with arbitrary</text:p>
      <text:p text:style-name="P29"><text:s text:c="3"/>| <text:s text:c="7"/>positioning and event driven I/O.</text:p>
      <text:p text:style-name="P29"><text:s text:c="3"/>+--Graphical I/O - I/O to arbitrary pixel locations and multiple</text:p>
      <text:p text:style-name="P29"><text:s text:c="3"/>| <text:s text:c="11"/>figure types.</text:p>
      <text:p text:style-name="P29"><text:s text:c="3"/>+-----Multiple windows - I/O to multiple windows.</text:p>
      <text:p text:style-name="P29"><text:s text:c="3"/>+--------Widget - Catalog of predefined widgets and dialogs</text:p>
      <text:p text:style-name="Code1"/>
      <text:p text:style-name="Standard">These layers are all forward and backward compatible, so that any lower level can be used in any higher level. For example, a ISO 7185 Pascal that only inputs and outputs in terms of characters formatted in terms of lines can be run under any level all the way up to a multiple windowing environment with widgets without source change.</text:p>
      <text:p text:style-name="Standard">The primary method for performing this is the use of the "character grid", which shows where the cells of screen characters exist in a graphical system. The character grid is only relevant to characters as a figure, and not to lines or other figures, and output to the grid is the default. A program use arbitrary character placement by explicitly specifying it, and it can turn off the automatic character wrapping features of the grid.</text:p>
      <text:p text:style-name="Standard"><text:soft-page-break/>Similarly, all text and graphical windows are buffered in a multiple windowing system, so that they need not be aware of the windows management unless they wish to be.</text:p>
      <text:p text:style-name="Standard">Serial I/O is the name given here of the default method of ISO 7185 Pascal which goes back to its origin, and includes the <text:span text:style-name="Reference_20_Char1">write</text:span>, <text:span text:style-name="Reference_20_Char1">read</text:span>, <text:span text:style-name="Reference_20_Char1">writeln</text:span>, <text:span text:style-name="Reference_20_Char1">readln</text:span>, <text:span text:style-name="Reference_20_Char1">page</text:span> and similar built in procedures.</text:p>
      <text:p text:style-name="Standard">Terminal I/O is so named after the terminals that were used with computers for several decades, and for text mode still in use even in windowed operating systems.</text:p>
      <text:p text:style-name="Standard">From here, two distinct branches exist, one with, and one without graphics capability. For example, it is possible to have both multiple windows, widgets and dialogs all while staying within the capability of a character I/O only terminal. Therefore, there exists both a graphics version of the windows management library and the windows library, and one of each with character only ability.</text:p>
      <text:p text:style-name="Standard">The names of the libraries, as appears in a uses or joins statement, is as follows:</text:p>
      <table:table table:name="Table131" table:style-name="Table131">
        <table:table-column table:style-name="Table131.A"/>
        <table:table-column table:style-name="Table131.B" table:number-columns-repeated="2"/>
        <table:table-row table:style-name="Table131.1">
          <table:table-cell table:style-name="Table131.A1" office:value-type="string">
            <text:p text:style-name="P89" loext:marker-style-name="T3"><text:span text:style-name="T5">Name</text:span><text:span text:style-name="T3"/></text:p>
          </table:table-cell>
          <table:table-cell table:style-name="Table131.A1" office:value-type="string">
            <text:p text:style-name="P89" loext:marker-style-name="T3"><text:span text:style-name="T5">Contents</text:span><text:span text:style-name="T3"/></text:p>
          </table:table-cell>
          <table:table-cell table:style-name="Table131.A1" office:value-type="string">
            <text:p text:style-name="P89" loext:marker-style-name="T3"><text:span text:style-name="T5">Call model</text:span><text:span text:style-name="T3"/></text:p>
          </table:table-cell>
        </table:table-row>
        <table:table-row table:style-name="Table131.1">
          <table:table-cell table:style-name="Table131.A2" office:value-type="string">
            <text:p text:style-name="P75" loext:marker-style-name="T16"><text:span text:style-name="T24">terminal</text:span><text:span text:style-name="T25"/></text:p>
          </table:table-cell>
          <table:table-cell table:style-name="Table131.B2" office:value-type="string">
            <text:p text:style-name="P91" loext:marker-style-name="T26"><text:span text:style-name="T26">Terminal I/O</text:span><text:span text:style-name="T26"/></text:p>
          </table:table-cell>
          <table:table-cell table:style-name="Table131.C2" office:value-type="string">
            <text:p text:style-name="P91" loext:marker-style-name="T26"><text:span text:style-name="T26">Terminal</text:span><text:span text:style-name="T26"/></text:p>
          </table:table-cell>
        </table:table-row>
        <table:table-row table:style-name="Table131.1">
          <table:table-cell table:style-name="Table131.A3" office:value-type="string">
            <text:p text:style-name="P75" loext:marker-style-name="T16"><text:span text:style-name="T24">graphics</text:span><text:span text:style-name="T25"/></text:p>
          </table:table-cell>
          <table:table-cell table:style-name="Table131.B3" office:value-type="string">
            <text:p text:style-name="P91" loext:marker-style-name="T26"><text:span text:style-name="T26">Graphical I/O</text:span><text:span text:style-name="T26"/></text:p>
          </table:table-cell>
          <table:table-cell table:style-name="Table131.C3" office:value-type="string">
            <text:p text:style-name="P91" loext:marker-style-name="T26"><text:span text:style-name="T26">Graphical</text:span><text:span text:style-name="T26"/></text:p>
          </table:table-cell>
        </table:table-row>
        <table:table-row table:style-name="Table131.1">
          <table:table-cell table:style-name="Table131.A2" office:value-type="string">
            <text:p text:style-name="P75" loext:marker-style-name="T16"><text:span text:style-name="T24">windows</text:span><text:span text:style-name="T25"/></text:p>
          </table:table-cell>
          <table:table-cell table:style-name="Table131.B2" office:value-type="string">
            <text:p text:style-name="P91" loext:marker-style-name="T26"><text:span text:style-name="T26">Managed windowing</text:span><text:span text:style-name="T26"/></text:p>
          </table:table-cell>
          <table:table-cell table:style-name="Table131.C2" office:value-type="string">
            <text:p text:style-name="P91" loext:marker-style-name="T26"><text:span text:style-name="T26">Terminal and graphical</text:span><text:span text:style-name="T26"/></text:p>
          </table:table-cell>
        </table:table-row>
        <table:table-row table:style-name="Table131.1">
          <table:table-cell table:style-name="Table131.A5" office:value-type="string">
            <text:p text:style-name="P75" loext:marker-style-name="T16"><text:span text:style-name="T24">widgets</text:span><text:span text:style-name="T25"/></text:p>
          </table:table-cell>
          <table:table-cell table:style-name="Table131.B5" office:value-type="string">
            <text:p text:style-name="P91" loext:marker-style-name="T26"><text:span text:style-name="T26">Widgets and dialogs</text:span><text:span text:style-name="T26"/></text:p>
          </table:table-cell>
          <table:table-cell table:style-name="Table131.C5" office:value-type="string">
            <text:p text:style-name="P91" loext:marker-style-name="T26"><text:span text:style-name="T26">Terminal and graphical</text:span><text:span text:style-name="T26"/></text:p>
          </table:table-cell>
        </table:table-row>
      </table:table>
      <text:p text:style-name="Code1"/>
      <text:p text:style-name="Standard">The serial level does not require an explicit library, since that is the normal I/O method specified in ISO 7185 Pascal.</text:p>
      <text:p text:style-name="Standard">The key to understanding the variation in libraries is that a <text:span text:style-name="Reference_20_Char1">uses</text:span> or <text:span text:style-name="Reference_20_Char1">joins</text:span> of a particular library does not necessarily lead to a completely different block of code. A system that only has graphical output modes will implement the terminal library by aliasing that to the graphical library. It is also common for a graphical or terminal mode library to include all of the windows management and widget/dialog functions in the same module. Thus, a <text:span text:style-name="Reference_20_Char1">uses</text:span> or <text:span text:style-name="Reference_20_Char1">joins</text:span> of the windows management libraries does not cause a specific library to linked as much as flag that the program will be using these features.</text:p>
      <text:h text:style-name="Heading_20_9" text:outline-level="9"><text:bookmark-start text:name="_Toc4731108"/><text:bookmark-start text:name="__RefHeading___Toc46065_401020179"/>Naming<text:bookmark-end text:name="_Toc4731108"/><text:bookmark-end text:name="__RefHeading___Toc46065_401020179"/></text:h>
      <text:p text:style-name="Standard">The functionality of the I/O modules nest, which effectively means that each of the static classes represented by the I/O modules extend each other. Unfortunately, there is no mechanism in Pascaline for modules to extend one another. The net effect is that when a module is referenced that is a base class of a static module, that reference is aliased to the derived class. For example, references to calls in <text:span text:style-name="Reference_20_Char1">terminal</text:span> are rerouted to <text:span text:style-name="Reference_20_Char1">graphics</text:span>, since graphics contains all of the procedures and functions of terminal.</text:p>
      <text:p text:style-name="Standard">The aliasing of names must cover the full ability of I/O modules in Pascaline to extend other I/O modules. This means that these combinations are possible:</text:p>
      <table:table table:name="Table132" table:style-name="Table132">
        <table:table-column table:style-name="Table132.A"/>
        <table:table-column table:style-name="Table132.B"/>
        <table:table-row table:style-name="Table132.1">
          <table:table-cell table:style-name="Table132.A1" office:value-type="string">
            <text:p text:style-name="P225" loext:marker-style-name="T3"><text:span text:style-name="T5">Module</text:span><text:span text:style-name="T3"/></text:p>
          </table:table-cell>
          <table:table-cell table:style-name="Table132.A1" office:value-type="string">
            <text:p text:style-name="P225" loext:marker-style-name="T3"><text:span text:style-name="T5">Extended to</text:span><text:span text:style-name="T3"/></text:p>
          </table:table-cell>
        </table:table-row>
        <text:soft-page-break/>
        <table:table-row table:style-name="Table132.1">
          <table:table-cell table:style-name="Table132.A2" office:value-type="string">
            <text:p text:style-name="P75" loext:marker-style-name="T16"><text:span text:style-name="T24">terminal</text:span><text:span text:style-name="T25"/></text:p>
          </table:table-cell>
          <table:table-cell table:style-name="Table132.B2" office:value-type="string">
            <text:p text:style-name="P76" loext:marker-style-name="T26"><text:span text:style-name="T26">windows</text:span><text:span text:style-name="T26"/></text:p>
          </table:table-cell>
        </table:table-row>
        <table:table-row table:style-name="Table132.1">
          <table:table-cell table:style-name="Table132.A3" office:value-type="string">
            <text:p text:style-name="P75" loext:marker-style-name="T16"><text:span text:style-name="T24">terminal</text:span><text:span text:style-name="T25"/></text:p>
          </table:table-cell>
          <table:table-cell table:style-name="Table132.B3" office:value-type="string">
            <text:p text:style-name="P76" loext:marker-style-name="T26"><text:span text:style-name="T26">widget</text:span><text:span text:style-name="T26"/></text:p>
          </table:table-cell>
        </table:table-row>
        <table:table-row table:style-name="Table132.1">
          <table:table-cell table:style-name="Table132.A4" office:value-type="string">
            <text:p text:style-name="P75" loext:marker-style-name="T16"><text:span text:style-name="T24">graphics</text:span><text:span text:style-name="T25"/></text:p>
          </table:table-cell>
          <table:table-cell table:style-name="Table132.B4" office:value-type="string">
            <text:p text:style-name="P76" loext:marker-style-name="T26"><text:span text:style-name="T26">widget</text:span><text:span text:style-name="T26"/></text:p>
          </table:table-cell>
        </table:table-row>
      </table:table>
      <text:p text:style-name="Standard"/>
      <text:p text:style-name="Standard">The method this is carried out is implementation specific. One typical method is to utilize interface only modules (modules with the implementation stripped out). Each of the I/O modules has its own interface specification, which includes a superset of the base module. This allows each module to be fully checked against its own specification. A program that specifies <text:span text:style-name="Reference_20_Char1">terminal</text:span> only sees <text:span text:style-name="Reference_20_Char1">terminal</text:span> definitions, a program that specifies graphics only sees <text:span text:style-name="Reference_20_Char1">graphics</text:span> definitions, and so forth. At the lowest level (assembly language or “linker” level), aliases are provided for the module names, and so a program compiled to the <text:span text:style-name="Reference_20_Char1">terminal</text:span> standard can be linked to a graphics module, etc.</text:p>
      <text:p text:style-name="Standard">Note that this issue does not exist for classes, and each of the I/O modules features a series of nested classes.</text:p>
      <text:h text:style-name="Heading_20_8" text:outline-level="8"><text:bookmark-start text:name="_Toc4731109"/><text:bookmark-start text:name="__RefHeading___Toc46067_401020179"/>Advanced device libraries<text:bookmark-end text:name="_Toc4731109"/><text:bookmark-end text:name="__RefHeading___Toc46067_401020179"/></text:h>
      <text:h text:style-name="Heading_20_9" text:outline-level="9"><text:bookmark-start text:name="_Toc4731110"/><text:bookmark-start text:name="__RefHeading___Toc46069_401020179"/>sound<text:bookmark-end text:name="_Toc4731110"/><text:bookmark-end text:name="__RefHeading___Toc46069_401020179"/></text:h>
      <text:p text:style-name="Standard"><text:span text:style-name="Reference_20_Char1">sound</text:span> gives the ability to drive a midi output, perform sequencing, and output wave files.</text:p>
      <text:h text:style-name="Heading_20_9" text:outline-level="9"><text:bookmark-start text:name="_Toc4731111"/><text:bookmark-start text:name="__RefHeading___Toc46071_401020179"/>network<text:bookmark-end text:name="_Toc4731111"/><text:bookmark-end text:name="__RefHeading___Toc46071_401020179"/></text:h>
      <text:p text:style-name="Standard"><text:span text:style-name="Reference_20_Char1">network</text:span> allows access to a network using the ISO 7185 Pascal file model.</text:p>
      <text:h text:style-name="Heading_20_8" text:outline-level="8"><text:bookmark-start text:name="_Toc4731112"/><text:bookmark-start text:name="__RefHeading___Toc46073_401020179"/>Classes<text:bookmark-end text:name="_Toc4731112"/><text:bookmark-end text:name="__RefHeading___Toc46073_401020179"/></text:h>
      <text:p text:style-name="Standard">Many of the standard modules expose a series of classes that gives the same functionality as the modular version, using object based design. This only occurs where there is “state” that would make sense as carried with the object. For example, <text:span text:style-name="Reference_20_Char1">terminal</text:span> contains a class that holds the I/O files used to input and output, as well as several internal states such as text colors and modes. <text:span text:style-name="Reference_20_Char1">services</text:span> does not carry state, and so classes are not useful there. This reflects the idea in Pascaline that modules are a static version of a class.</text:p>
      <text:h text:style-name="Heading_20_8" text:outline-level="8"><text:bookmark-start text:name="_Toc4731113"/><text:bookmark-start text:name="__RefHeading___Toc46075_401020179"/>Library procedure and function notation<text:bookmark-end text:name="_Toc4731113"/><text:bookmark-end text:name="__RefHeading___Toc46075_401020179"/></text:h>
      <text:p text:style-name="Standard">For purposes of brevity, BNF notation is used to show optional constructs, and the <text:span text:style-name="Reference_20_Char1">view</text:span> and <text:span text:style-name="Reference_20_Char1">overload</text:span> word-symbols have been omitted.</text:p>
      <text:p text:style-name="Standard">The construct [x] means that x is optional.</text:p>
      <text:p text:style-name="Standard">The libraries description continues the idea that program examples be compilable from the source material. However, the parts of the interface definitions have been broken into sections by the same name. For example, terminal contains several source modules named terminal, and the understanding is that these are different sections of the same interface module.</text:p>
      <text:h text:style-name="P133" text:outline-level="7"><text:bookmark-start text:name="_Toc4731114"/><text:bookmark-start text:name="_Ref286987971"/><text:bookmark-start text:name="__RefHeading___Toc46077_401020179"/>Annex: System Services Library<text:bookmark-end text:name="_Toc4731114"/><text:bookmark-end text:name="_Ref286987971"/><text:bookmark-end text:name="__RefHeading___Toc46077_401020179"/></text:h>
      <text:p text:style-name="Standard"><text:span text:style-name="Reference_20_Char1">Services</text:span> contains common operating system related tasks, including directory access, time and date, files and paths, file attributes, environment strings, the local option character, and execution of external programs.</text:p>
      <text:h text:style-name="Heading_20_8" text:outline-level="8"><text:bookmark-start text:name="_Toc4731115"/><text:bookmark-start text:name="__RefHeading___Toc46079_401020179"/>Filenames and Paths<text:bookmark-end text:name="_Toc4731115"/><text:bookmark-end text:name="__RefHeading___Toc46079_401020179"/></text:h>
      <text:p text:style-name="Standard">A file specification is composed of a path, name and extension:</text:p>
      <text:p text:style-name="Standard">&lt;path&gt;&lt;name&gt;&lt;ext&gt;</text:p>
      <text:p text:style-name="Standard">The exact format of a file specification changes with the operating system. The routine <text:span text:style-name="Reference_20_Char1">brknam</text:span> takes a file specification and breaks it down into its path, name and extension components. The routine <text:span text:style-name="Reference_20_Char1">maknam</text:span> does the opposite, creating a composite name from the three components. When a file specification has no path, it means that it refers to the default path. When a file specification needs to be printed or saved in an absolute format, with the path always specified, the <text:span text:style-name="Reference_20_Char1">fulnam</text:span> routine is used to "normalize" the file specification by filling out the complete path.</text:p>
      <text:p text:style-name="Standard">To parse file specifications from the user, the routine <text:span text:style-name="Reference_20_Char1">filchar</text:span> returns a character set of all possible characters in a filename. This can be used to get a sequence of characters from a string or file that can constitute a file specification. Once the potential file specification has been loaded into a string, it can be checked for validity as a file specification by <text:span text:style-name="Reference_20_Char1">validfile</text:span>, and as a path by <text:span text:style-name="Reference_20_Char1">validpath</text:span>.</text:p>
      <text:p text:style-name="Standard">Filenames are based on the idea that there is a set of characters that may be used for filenames in a particular installation, and the characters outside that set are used to delimit between filenames. This characteristic of filenames allows a program to load the filename into a string, then check it’s proper structure using subsequent calls. The program may remove certain characters from the set of filename characters to be able to parse command lines.</text:p>
      <text:p text:style-name="Standard">A common method used to represent filenames in command lines and other text when the characters allowed in a filename are essentially unlimited is to quote the filename. Using this method, the filename appears as:</text:p>
      <text:p text:style-name="Standard">“myfile”</text:p>
      <text:p text:style-name="Standard">or</text:p>
      <text:p text:style-name="Standard">‘myfile’</text:p>
      <text:p text:style-name="Standard">This can work together with limited character set filenames by recognizing the leading quote. If both types of quotes are allowed, then the leading quote should match the trailing quote. Additionally, the program should be able to recognize a “quote image” of the forms:</text:p>
      <table:table table:name="Table141" table:style-name="Table141">
        <table:table-column table:style-name="Table141.A"/>
        <table:table-column table:style-name="Table141.B"/>
        <table:table-row table:style-name="Table141.1">
          <table:table-cell table:style-name="Table141.A1" office:value-type="string">
            <text:p text:style-name="P225" loext:marker-style-name="T20"><text:span text:style-name="T8">Character sequence</text:span><text:span text:style-name="T7"/></text:p>
          </table:table-cell>
          <table:table-cell table:style-name="Table141.A1" office:value-type="string">
            <text:p text:style-name="P225" loext:marker-style-name="T20"><text:span text:style-name="T8">Result</text:span><text:span text:style-name="T7"/></text:p>
          </table:table-cell>
        </table:table-row>
        <table:table-row table:style-name="Table141.1">
          <table:table-cell table:style-name="Table141.A2" office:value-type="string">
            <text:p text:style-name="P228" loext:marker-style-name="T20"><text:span text:style-name="T31">“”</text:span><text:span text:style-name="T30"/></text:p>
          </table:table-cell>
          <table:table-cell table:style-name="Table141.B2" office:value-type="string">
            <text:p text:style-name="P37" loext:marker-style-name="T20"><text:span text:style-name="T31">Double quote “</text:span><text:span text:style-name="T31"/></text:p>
          </table:table-cell>
        </table:table-row>
        <table:table-row table:style-name="Table141.1">
          <table:table-cell table:style-name="Table141.A3" office:value-type="string">
            <text:p text:style-name="P228" loext:marker-style-name="T20"><text:span text:style-name="T31">‘’</text:span><text:span text:style-name="T30"/></text:p>
          </table:table-cell>
          <table:table-cell table:style-name="Table141.B3" office:value-type="string">
            <text:p text:style-name="P37" loext:marker-style-name="T20"><text:span text:style-name="T31">Single quote ‘</text:span><text:span text:style-name="T31"/></text:p>
          </table:table-cell>
        </table:table-row>
        <table:table-row table:style-name="Table141.1">
          <table:table-cell table:style-name="Table141.A2" office:value-type="string">
            <text:p text:style-name="P228" loext:marker-style-name="T25"><text:span text:style-name="T26">\”</text:span><text:span text:style-name="T25"/></text:p>
          </table:table-cell>
          <table:table-cell table:style-name="Table141.B2" office:value-type="string">
            <text:p text:style-name="P37" loext:marker-style-name="T26"><text:span text:style-name="T26">Forced double quote “</text:span><text:span text:style-name="T26"/></text:p>
          </table:table-cell>
        </table:table-row>
        <table:table-row table:style-name="Table141.1">
          <table:table-cell table:style-name="Table141.A5" office:value-type="string">
            <text:p text:style-name="P228" loext:marker-style-name="T25"><text:span text:style-name="T26">\’</text:span><text:span text:style-name="T25"/></text:p>
          </table:table-cell>
          <table:table-cell table:style-name="Table141.B5" office:value-type="string">
            <text:p text:style-name="P37" loext:marker-style-name="T26"><text:span text:style-name="T26">Force single quote ‘</text:span><text:span text:style-name="T26"/></text:p>
          </table:table-cell>
        </table:table-row>
      </table:table>
      <text:p text:style-name="P242">A robust program would recognize all of these forms.</text:p>
      <text:p text:style-name="Standard">Note that <text:span text:style-name="Reference_20_Char1">services</text:span> does not contain any method to parse filenames.</text:p>
      <text:p text:style-name="Standard">If a file specification contains wildcards, this can be determined by <text:span text:style-name="Reference_20_Char1">wild</text:span>. <text:span text:style-name="Reference_20_Char1">services</text:span> does not define what wildcards characters or specifiers are used, or their format. <text:span text:style-name="Reference_20_Char1">wild</text:span> simply indicates that the filename contains a wildcard specification that may result in multiple files being indicated by the same file specification.</text:p>
      <text:h text:style-name="Heading_20_8" text:outline-level="8"><text:bookmark-start text:name="_Toc4731116"/><text:bookmark-start text:name="__RefHeading___Toc46081_401020179"/>Predefined paths<text:bookmark-end text:name="_Toc4731116"/><text:bookmark-end text:name="__RefHeading___Toc46081_401020179"/></text:h>
      <text:p text:style-name="Standard">To find common objects that a program needs, three predefined paths are provided:</text:p>
      <text:p text:style-name="P40">Program path</text:p>
      <text:p text:style-name="P17">Is the path that the program was executed from. This is used to find data that accompanied the program, and system wide option files. <text:span text:style-name="Reference_20_Char1">getpgm</text:span> is used to read the path.</text:p>
      <text:p text:style-name="P40">User Path</text:p>
      <text:p text:style-name="P17">This is the path for the current user's home directory. This is used to store options that only apply to the current user. <text:span text:style-name="Reference_20_Char1">getusr</text:span> is used to read the path.</text:p>
      <text:p text:style-name="P40">Current Path</text:p>
      <text:p text:style-name="P19">The default path is used to find options that apply only to the current file being worked on. Unlike the other path types, the current path can be both read and set. Setting the current path will set the default path used to finish incomplete file specifications. <text:s/><text:span text:style-name="Reference_20_Char1">getcur</text:span> is used to read the path, and <text:span text:style-name="Reference_20_Char1">setcur</text:span> is used to set it.</text:p>
      <text:p text:style-name="P19">Note that if the system has no concept of a current path, this property is used to form full path names from default path names in <text:span text:style-name="Reference_20_Char1">services</text:span>.</text:p>
      <text:h text:style-name="Heading_20_8" text:outline-level="8"><text:bookmark-start text:name="_Ref286988072"/><text:bookmark-start text:name="_Toc4731117"/><text:bookmark-start text:name="__RefHeading___Toc46083_401020179"/>Time and Date<text:bookmark-end text:name="_Ref286988072"/><text:bookmark-end text:name="_Toc4731117"/><text:bookmark-end text:name="__RefHeading___Toc46083_401020179"/></text:h>
      <text:p text:style-name="Standard">Time is kept in two different formats in <text:span text:style-name="Reference_20_Char1">services</text:span>. The first is seconds time, and the second is "clock" time. Seconds time is literally a count of the number of seconds since a fixed reference time. Clock time is a free running clock that ticks every 100 Microseconds.</text:p>
      <text:p text:style-name="Standard">Seconds time is returned by the <text:span text:style-name="Reference_20_Char1">time</text:span> function. It is in a format called "S2000", and it is the number of seconds relative to midnight on the morning of January 1, year 2000. This means that S2000 has a negative value for years before 2000, and a positive value after that. S2000 time is dependent on the representation of an <text:span text:style-name="Reference_20_Char1">linteger</text:span>. This results in the following limits according to bit size:</text:p>
      <table:table table:name="Table146" table:style-name="Table146">
        <table:table-column table:style-name="Table146.A"/>
        <table:table-column table:style-name="Table146.B" table:number-columns-repeated="2"/>
        <table:table-row table:style-name="Table146.1">
          <table:table-cell table:style-name="Table146.A1" office:value-type="string">
            <text:p text:style-name="P225" loext:marker-style-name="T3"><text:span text:style-name="T5">Bits</text:span><text:span text:style-name="T3"/></text:p>
          </table:table-cell>
          <table:table-cell table:style-name="Table146.A1" office:value-type="string">
            <text:p text:style-name="P225" loext:marker-style-name="T3"><text:span text:style-name="T5">Farthest year into the past</text:span><text:span text:style-name="T3"/></text:p>
          </table:table-cell>
          <table:table-cell table:style-name="Table146.A1" office:value-type="string">
            <text:p text:style-name="P225" loext:marker-style-name="T3"><text:span text:style-name="T5">Farthest year into the future</text:span><text:span text:style-name="T3"/></text:p>
          </table:table-cell>
        </table:table-row>
        <table:table-row table:style-name="Table146.1">
          <table:table-cell table:style-name="Table146.A2" office:value-type="string">
            <text:p text:style-name="P228" loext:marker-style-name="T25"><text:span text:style-name="T26">32</text:span><text:span text:style-name="T25"/></text:p>
          </table:table-cell>
          <table:table-cell table:style-name="Table146.B2" office:value-type="string">
            <text:p text:style-name="P37" loext:marker-style-name="T26"><text:span text:style-name="T26">1932</text:span><text:span text:style-name="T26"/></text:p>
          </table:table-cell>
          <table:table-cell table:style-name="Table146.C2" office:value-type="string">
            <text:p text:style-name="P37" loext:marker-style-name="T26"><text:span text:style-name="T26">2068</text:span><text:span text:style-name="T26"/></text:p>
          </table:table-cell>
        </table:table-row>
        <table:table-row table:style-name="Table146.1">
          <table:table-cell table:style-name="Table146.A3" office:value-type="string">
            <text:p text:style-name="P228" loext:marker-style-name="T25"><text:span text:style-name="T26">64</text:span><text:span text:style-name="T25"/></text:p>
          </table:table-cell>
          <table:table-cell table:style-name="Table146.B3" office:value-type="string">
            <text:p text:style-name="P37" loext:marker-style-name="T42"><text:span text:style-name="T41">1608591645726</text:span><text:span text:style-name="T41"/></text:p>
          </table:table-cell>
          <table:table-cell table:style-name="Table146.C3" office:value-type="string">
            <text:p text:style-name="P37" loext:marker-style-name="T42"><text:span text:style-name="T41">1608591649726</text:span><text:span text:style-name="T41"/></text:p>
          </table:table-cell>
        </table:table-row>
      </table:table>
      <text:p text:style-name="Standard"/>
      <text:p text:style-name="Standard"><text:soft-page-break/>Note that these times don’t account for leap years, which are less than a year of error in 32 bits in any case. 16 bits cannot reasonably be used to represent a time, since the seconds in a year exceed the format.</text:p>
      <text:p text:style-name="Standard">This represents a reasonable range of time for 32 bits, and by the year 2068 it is likely that the time will universally be 64 bits or better. Note that it does not matter how many bits are returned by time, so that transition will occur seamlessly. Because 64 bits is already in excess of what is needed for computer based timekeeping, it is likely that time in 64 or more bits will actually contain fewer bits, despite the <text:span text:style-name="Reference_20_Char1">linteger</text:span> representation.</text:p>
      <text:p text:style-name="Standard">S2000 is self-relative, meaning that times relative to the year 2000 are measured by a fixed number of seconds. S2000 only matched UTC time once, exactly at midnight on the morning of January 1, year 2000. All times after that or before that or after that are increasingly diverge from UTC. In particular, this means that the current time and date will not match current UTC.</text:p>
      <text:p text:style-name="Standard">There are two types of calculations that can be applied to UTC, fixed and dynamic. The fixed calculation typically finds UTC by applying leap year corrections, then a fixed table of leap second years. The fixed calculation will fall out of accuracy from the time that the system is released. It is impossible for it to be otherwise, since UTC is based on astronomical observation.</text:p>
      <text:p text:style-name="Standard">The dynamic calculation relies on receiving a current table of corrections from the network or other communications method. This is typically the same calculation as fixed time, but with a continually updated table of leap seconds.</text:p>
      <text:p text:style-name="Standard">When an S2000 time is not available, it is customary to set it to -<text:span text:style-name="Reference_20_Char1">maxlint</text:span>, which makes it clear that the time was not set.</text:p>
      <text:p text:style-name="Standard">The time returned by <text:span text:style-name="Reference_20_Char1">time</text:span> is in GMT or "universal" time. To convert to local time, the function <text:span text:style-name="Reference_20_Char1">local</text:span> is used. It takes the given GMT S2000 time, and offsets it by the local time zone offset, and by daylight savings time, and returns the adjusted local time.</text:p>
      <text:p text:style-name="Standard">The time can be placed, in character format, to a string by <text:span text:style-name="Reference_20_Char1">times</text:span>, and written to either an output file, or the standard <text:span text:style-name="Reference_20_Char1">output</text:span> file by <text:span text:style-name="Reference_20_Char1">writetime</text:span>. The date can be placed, in character format, to a string by <text:span text:style-name="Reference_20_Char1">dates</text:span>, and written to either an output file, or the standard output by <text:span text:style-name="Reference_20_Char1">writedate</text:span>. These procedures format the time and date using the current internationalization settings of the host.</text:p>
      <text:p text:style-name="Standard"><text:span text:style-name="Reference_20_Char1">clock</text:span> time is typically derived from a free running counter kept in the host computer, and it is represented by <text:span text:style-name="Reference_20_Char1">lcardinal</text:span> values. It may or may not be synchronized to the values returned by time. For this reason, <text:span text:style-name="Reference_20_Char1">clock</text:span> should be treated as self-relative and not compared to <text:span text:style-name="Reference_20_Char1">time</text:span> in any way.</text:p>
      <text:p text:style-name="Standard"><text:span text:style-name="Reference_20_Char1">clock</text:span> time is treated differently from <text:span text:style-name="Reference_20_Char1">time</text:span>. Since it free runs, you must be prepared for it to "wrap", or suddenly start counting up from zero. This can be determined by if any stored time is greater, or later in time, than the current clock value. The function <text:span text:style-name="Reference_20_Char1">elapsed</text:span> takes a reference time, and determines how much time has passed from that, including compensation for wraparound. The exact count at which the <text:span text:style-name="Reference_20_Char1">clock</text:span> count wraps is system dependent.</text:p>
      <text:p text:style-name="Standard">The total amount of time that can be represented with <text:span text:style-name="Reference_20_Char1">clock</text:span> is determined not only by the bit size of the <text:span text:style-name="Reference_20_Char1">clock</text:span> return value, but also by the size of the counter the host computer maintains. All that is guaranteed is that clock will be able to keep a unique time for at least 24 hours.</text:p>
      <text:p text:style-name="Standard"><text:soft-page-break/>The actual increment of time for each tick of the clock is determined by the host computer. If the host cannot time to 100 microsecond accuracy, then the <text:span text:style-name="Reference_20_Char1">clock</text:span> time will increment in multiples &gt; 1, or effectively a running approximation of the actual timer. For this reason, there may not be an exact time length between successive counts of the timer.</text:p>
      <text:h text:style-name="Heading_20_8" text:outline-level="8"><text:bookmark-start text:name="_Toc4731118"/><text:bookmark-start text:name="__RefHeading___Toc46085_401020179"/>Directory Structures<text:bookmark-end text:name="_Toc4731118"/><text:bookmark-end text:name="__RefHeading___Toc46085_401020179"/></text:h>
      <text:p text:style-name="Standard">The <text:span text:style-name="Reference_20_Char1">list</text:span> procedure takes a file specification, including wildcards, and returns a linked list of all of the matching directory entries:</text:p>
      <text:p text:style-name="P29"><text:soft-page-break/>{ attributes }</text:p>
      <text:p text:style-name="P29"/>
      <text:p text:style-name="P29">attribute = (atexec, <text:s/>{ is an executable file type }</text:p>
      <text:p text:style-name="P29"><text:s text:c="13"/>atarc, <text:s text:c="2"/>{ has been archived since last modification }</text:p>
      <text:p text:style-name="P29"><text:s text:c="13"/>atsys, <text:s text:c="2"/>{ is a system special file }</text:p>
      <text:p text:style-name="P29"><text:s text:c="13"/>atdir, <text:s text:c="2"/>{ is a directory special file }</text:p>
      <text:p text:style-name="P29"><text:s text:c="13"/>atloop); { contains heriarchy loop }</text:p>
      <text:p text:style-name="P29"/>
      <text:p text:style-name="P29">attrset = <text:span text:style-name="T16">set</text:span> <text:span text:style-name="T16">of</text:span> attribute; { attributes in a set }</text:p>
      <text:p text:style-name="P29"/>
      <text:p text:style-name="P29">{ permissions }</text:p>
      <text:p text:style-name="P29"/>
      <text:p text:style-name="P29">permission = (pmread, <text:s/>{ may be read }</text:p>
      <text:p text:style-name="P29"><text:s text:c="14"/>pmwrite, { may be written }</text:p>
      <text:p text:style-name="P29"><text:s text:c="14"/>pmexec, <text:s/>{ may be executed }</text:p>
      <text:p text:style-name="P29"><text:s text:c="14"/>pmdel, <text:s text:c="2"/>{ may be deleted }</text:p>
      <text:p text:style-name="P29"><text:s text:c="14"/>pmvis, <text:s text:c="2"/>{ may be seen in directory listings }</text:p>
      <text:p text:style-name="P29"><text:s text:c="14"/>pmcopy, <text:s/>{ may be copied }</text:p>
      <text:p text:style-name="P29"><text:s text:c="14"/>pmren); <text:s/>{ may be renamed/moved }</text:p>
      <text:p text:style-name="P29"/>
      <text:p text:style-name="P29">permset = <text:span text:style-name="T16">set</text:span> <text:span text:style-name="T16">of</text:span> permission; { permissions in a set }</text:p>
      <text:p text:style-name="P29"/>
      <text:p text:style-name="P29">{ standard directory format }</text:p>
      <text:p text:style-name="P29"/>
      <text:p text:style-name="P29">filptr = ^filrec; { pointer to file records }</text:p>
      <text:p text:style-name="P29"/>
      <text:p text:style-name="P29">filrec = <text:span text:style-name="T16">record</text:span></text:p>
      <text:p text:style-name="P29"/>
      <text:p text:style-name="P29"><text:s text:c="3"/>name: <text:s text:c="2"/>pstring; <text:s text:c="2"/>{ name of file }</text:p>
      <text:p text:style-name="P29"><text:s text:c="3"/>size: <text:s text:c="2"/>lcardinal; { size of file }</text:p>
      <text:p text:style-name="P29"><text:s text:c="3"/>alloc: <text:s/>lcardinal; { allocation of file }</text:p>
      <text:p text:style-name="P29"><text:s text:c="3"/>attr: <text:s text:c="2"/>attrset; <text:s text:c="2"/>{ attributes }</text:p>
      <text:p text:style-name="P29"><text:s text:c="3"/>create: linteger; <text:s/>{ time of creation }</text:p>
      <text:p text:style-name="P29"><text:s text:c="3"/>modify: linteger; <text:s/>{ time of last modification }</text:p>
      <text:p text:style-name="P29"><text:s text:c="3"/>access: linteger; <text:s/>{ time of last access }</text:p>
      <text:p text:style-name="P29"><text:s text:c="3"/>backup: linteger; <text:s/>{ time of last backup }</text:p>
      <text:p text:style-name="P29"><text:s text:c="3"/>user: <text:s text:c="2"/>permset; <text:s text:c="2"/>{ user permissions }</text:p>
      <text:p text:style-name="P29"><text:s text:c="3"/>group: <text:s/>permset; <text:s text:c="2"/>{ group permissions }</text:p>
      <text:p text:style-name="P29"><text:s text:c="3"/>other: <text:s/>permset; <text:s text:c="2"/>{ other permissions }</text:p>
      <text:p text:style-name="P29"><text:s text:c="3"/>next: <text:s text:c="2"/>filptr <text:s text:c="4"/>{ next entry in list }</text:p>
      <text:p text:style-name="P29"/>
      <text:p text:style-name="P29"><text:span text:style-name="T16">end</text:span>;</text:p>
      <text:p text:style-name="Code1"/>
      <text:p text:style-name="Standard">Each directory file entry has the name of the file, along with a series of descriptive data for the file. These are divided into attributes and permissions. An attribute is a characteristic of the file, and generally does not change. Permissions indicate what can be done with the file, and are divided into the user, group and other permissions.</text:p>
      <text:p text:style-name="Standard"><text:soft-page-break/>Not all attributes nor all permissions are available on every operating system. If a particular permission or attribute is not implemented on a given operating system, then setting it will have no effect, and reading it will always return unset.</text:p>
      <text:p text:style-name="Standard">The size of the file is its size in bytes. The allocation is the total space it occupies on the storage medium, which may be different from its size for several reasons. The blocking may be such that the size is rounded up to the nearest block. The operating system may have the ability to reserve space for the file beyond what it is currently using, or may not release space back to the free space pool if the file is truncated.</text:p>
      <text:p text:style-name="P256">If the allocation is not known, it will be the same as the file size.</text:p>
      <text:p text:style-name="Standard">The times of interesting events in the files life are available, in "S2000" format (already discussed). If a particular time is not available, then it is set to -<text:span text:style-name="Reference_20_Char1">maxlint</text:span>.</text:p>
      <text:p text:style-name="Standard">The file structure is a collection of items that may be implemented on any given operating system. The way to prevent the need to decide what is and what is not implemented on a particular system is to focus on what is essential for all systems. For example, the size of a file is usually present, as well as the last modification time. The last modification time can be used to determine when to back up files, by comparing it to the date of the backup copy of the same file, or to the modification date of the archive containing the file. Similarly, a "make" style program can determine when to remake a file by looking at the modification time.</text:p>
      <text:h text:style-name="Heading_20_8" text:outline-level="8"><text:bookmark-start text:name="_Toc4731119"/><text:bookmark-start text:name="__RefHeading___Toc46087_401020179"/>File Attributes and Permissions<text:bookmark-end text:name="_Toc4731119"/><text:bookmark-end text:name="__RefHeading___Toc46087_401020179"/></text:h>
      <text:p text:style-name="Standard">The attributes of a file can be set by name with the <text:span text:style-name="Reference_20_Char1">setatr</text:span> command. It takes a set of attributes and the filename, and sets all the given attributes on the file. The routine <text:span text:style-name="Reference_20_Char1">resatr</text:span> resets attributes. The user permissions for a file are set and reset by <text:span text:style-name="Reference_20_Char1">setuper</text:span> and <text:span text:style-name="Reference_20_Char1">resuper</text:span>. The group permissions are set and reset by <text:span text:style-name="Reference_20_Char1">setgper</text:span> and <text:span text:style-name="Reference_20_Char1">resgper</text:span>. The other permissions for a file are set and reset by <text:span text:style-name="Reference_20_Char1">setoper</text:span> and <text:span text:style-name="Reference_20_Char1">resoper</text:span>.</text:p>
      <text:h text:style-name="Heading_20_8" text:outline-level="8"><text:bookmark-start text:name="_Toc4731120"/><text:bookmark-start text:name="__RefHeading___Toc46089_401020179"/>Environment Strings<text:bookmark-end text:name="_Toc4731120"/><text:bookmark-end text:name="__RefHeading___Toc46089_401020179"/></text:h>
      <text:p text:style-name="Standard">The environment is a collection of strings that is kept by the executive, and passed to programs when they are started. Each string has a name and a value, both of which are arbitrary strings. An environment string can be retrieved by name by <text:span text:style-name="Reference_20_Char1">getenv</text:span>, and set by <text:span text:style-name="Reference_20_Char1">setenv</text:span>. The entire environment string set can be retrieved at one time by the <text:span text:style-name="Reference_20_Char1">allenv</text:span> routine, which uses a linked list to represent the environment strings:</text:p>
      <text:p text:style-name="P29"><text:soft-page-break/>{ environment strings }</text:p>
      <text:p text:style-name="P29"/>
      <text:p text:style-name="P29">envptr = ^envrec; { pointer to environment record }</text:p>
      <text:p text:style-name="P29"/>
      <text:p text:style-name="P29">envrec = <text:span text:style-name="T16">packed</text:span> <text:span text:style-name="T16">record</text:span></text:p>
      <text:p text:style-name="P29"/>
      <text:p text:style-name="P29"><text:s text:c="3"/>name: pstring; { name of string }</text:p>
      <text:p text:style-name="P29"><text:s text:c="3"/>data: pstring; { data in string }</text:p>
      <text:p text:style-name="P29"><text:s text:c="3"/>next: envptr { next entry in list }</text:p>
      <text:p text:style-name="P29"/>
      <text:p text:style-name="P29"><text:span text:style-name="T16">end</text:span>;</text:p>
      <text:p text:style-name="P104"/>
      <text:p text:style-name="P256">The list is terminated by <text:span text:style-name="Reference_20_Char1">nil.</text:span></text:p>
      <text:p text:style-name="Standard">The standard format for environment string names is the same for Pascaline identifiers, i.e., a character in the sequence 'A'..'Z', 'a'..'z', '_', followed by any number of characters in the sequence 'A'..'Z', 'a'..'z', '_', '0'..'9'. The data in the string can be a series of any valid characters.</text:p>
      <text:p text:style-name="Standard">The reason for retrieving the entire environment is to pass it on to other programs in an <text:span text:style-name="Reference_20_Char1">exec</text:span> statement.</text:p>
      <text:p text:style-name="Standard">Although most available operating systems implement the environment string concept, it has fallen out of favor in modern programs. Placing the needed configuration strings for a particular program into a place where the executive will use it both requires special calls, and places individual program data into a pool where it can be deleted or corrupted.</text:p>
      <text:p text:style-name="Standard">Some current systems use a repository concept where program data is kept in a central tree structured database. This is not covered in <text:span text:style-name="Reference_20_Char1">services</text:span>, and would be covered in another library.</text:p>
      <text:p text:style-name="Standard">A better method is to use a file containing the configuration information for the program in its startup <text:span text:style-name="T58">or program </text:span>directory, then optionally another version in the user directory, and finally one in the current directory. This allows options that affect all runs on the current machine to be kept in one file, while the options for a particular user are kept in another file, and lastly the options in use in the current project in the current directory. This system has the advantage that it addresses concerns in a multiuser operating system, and allows each program to maintain its own startup data.</text:p>
      <text:p text:style-name="P256">To this end, the startup or program directory is usually write protected.</text:p>
      <text:p text:style-name="Standard">For systems that do not implement an environment string capability, implementations of Pascaline commonly keep a file in the user path area that contains the strings. This is then used just for that program, that is, the set of environment strings are kept just for the accessing program.</text:p>
      <text:h text:style-name="Heading_20_8" text:outline-level="8"><text:bookmark-start text:name="_Toc4731121"/><text:bookmark-start text:name="__RefHeading___Toc46091_401020179"/>Executing Other Programs<text:bookmark-end text:name="_Toc4731121"/><text:bookmark-end text:name="__RefHeading___Toc46091_401020179"/></text:h>
      <text:p text:style-name="Standard">An external program can be executed by <text:span text:style-name="Reference_20_Char1">exec</text:span>, which takes the command line for the program, including the program name, and all of its parameters and other options on the same line after one or more spaces:</text:p>
      <text:p text:style-name="Standard">cmd parameter parameter... parameter</text:p>
      <text:p text:style-name="Standard"><text:soft-page-break/>This is passed as a string to the <text:span text:style-name="Reference_20_Char1">exec</text:span> routine. When programs are executed this way, the executing program does not need to await the finish of the program, nor can it find out if the program ran correctly. If this is required, the routine <text:span text:style-name="Reference_20_Char1">execw</text:span> is used. <text:span text:style-name="Reference_20_Char1">execw</text:span> will wait for the program to complete, then place the error return for the program in a variable. This variable will be 0 if the program ran correctly, or non-zero if it didn't. The exact numerical meaning of the error is up to the program executed.</text:p>
      <text:p text:style-name="Standard">If the system cannot execute programs in parallel, <text:span text:style-name="Reference_20_Char1">exec</text:span> is equivalent to <text:span text:style-name="Reference_20_Char1">execw</text:span>, but without the return code.</text:p>
      <text:p text:style-name="Standard">If the environment is to be set for the executed program, the call <text:span text:style-name="Reference_20_Char1">exece</text:span> can be used, which takes an environment list. This allows the environment to be retrieved from the current environment or created as new, modified or added to as needed, then passed to the executed program. <text:span text:style-name="Reference_20_Char1">execew</text:span> does the same thing, but waits for the program to finish, and returns an error code.</text:p>
      <text:p text:style-name="Standard">If a command line concept does not exist on the target system, an implementation can pass it via another means, such as a file or environmental variable. Alternately, it could simply be ignored.</text:p>
      <text:h text:style-name="Heading_20_8" text:outline-level="8"><text:bookmark-start text:name="_Toc4731122"/><text:bookmark-start text:name="__RefHeading___Toc46093_401020179"/>Error Return Code<text:bookmark-end text:name="_Toc4731122"/><text:bookmark-end text:name="__RefHeading___Toc46093_401020179"/></text:h>
      <text:p text:style-name="Standard">Each program, when it completes, returns an error code. By convention, if the error code is 0, then no error occurred. If the code is not 0, then an error occurred, and the meaning of the number is defined by the application.</text:p>
      <text:p text:style-name="Standard">When a program under Pascaline exits, it returns a code that was set to 0 by default when the program started. The procedure <text:span text:style-name="Reference_20_Char1">seterr</text:span> can be used to set a non-zero code, which will be returned when the program exits. Note that it does <text:span text:style-name="T35">not</text:span> cause the current program to exit, it simply sets the code that will be returned when it does. It does not matter how the program exits, from the main program block, or a <text:span text:style-name="Reference_20_Char1">halt</text:span> statement or exception.</text:p>
      <text:h text:style-name="Heading_20_8" text:outline-level="8"><text:bookmark-start text:name="_Toc4731123"/><text:bookmark-start text:name="__RefHeading___Toc46095_401020179"/>Creating or Removing Paths<text:bookmark-end text:name="_Toc4731123"/><text:bookmark-end text:name="__RefHeading___Toc46095_401020179"/></text:h>
      <text:p text:style-name="Standard">A file path, or directory, is created by <text:span text:style-name="Reference_20_Char1">makpth</text:span>, and removed by <text:span text:style-name="Reference_20_Char1">rempth</text:span>. If the directory has files in it, then it cannot be removed until all the files (and directories) under it have been removed. This means by implication that each section of a path must be removed separately, and a tree structured delete would have to repeatedly remove the contents of one element of the path, then remove the path section itself, and so on.</text:p>
      <text:h text:style-name="Heading_20_8" text:outline-level="8"><text:bookmark-start text:name="_Toc4731124"/><text:bookmark-start text:name="__RefHeading___Toc46097_401020179"/>Option Character<text:bookmark-end text:name="_Toc4731124"/><text:bookmark-end text:name="__RefHeading___Toc46097_401020179"/></text:h>
      <text:p text:style-name="Standard">When parsing commands, the option character for the current operating system is found with <text:span text:style-name="Reference_20_Char1">optchr</text:span>. <text:span text:style-name="Reference_20_Char1">Services</text:span> does not define the exact format of command line options. The option character is an aid to portability.</text:p>
      <text:h text:style-name="Heading_20_8" text:outline-level="8"><text:bookmark-start text:name="_Toc4731125"/><text:bookmark-start text:name="__RefHeading___Toc46099_401020179"/>Path Character<text:bookmark-end text:name="_Toc4731125"/><text:bookmark-end text:name="__RefHeading___Toc46099_401020179"/></text:h>
      <text:p text:style-name="Standard">The path character is used to separate path components, usually directories in a tree structured file system, within a path for the given system. It can be found with the <text:span text:style-name="Reference_20_Char1">pthchr</text:span> function. <text:span text:style-name="Reference_20_Char1">services</text:span> does not define the contents, structure or meaning of a path. The path division character is an aid to portability.</text:p>
      <text:h text:style-name="Heading_20_8" text:outline-level="8"><text:bookmark-start text:name="_Toc4731126"/><text:bookmark-start text:name="__RefHeading___Toc46101_401020179"/><text:soft-page-break/>Location<text:bookmark-end text:name="_Toc4731126"/><text:bookmark-end text:name="__RefHeading___Toc46101_401020179"/></text:h>
      <text:p text:style-name="Standard">The functions <text:span text:style-name="Reference_20_Char1">latitude</text:span> and <text:span text:style-name="Reference_20_Char1">longitude</text:span> exist to give the location of the host computer in geographic coordinates, and return integers. The measurements are ratioed to <text:span text:style-name="Reference_20_Char1">maxint</text:span>.</text:p>
      <text:p text:style-name="Standard" loext:marker-style-name="T42">The <text:span text:style-name="Reference_20_Char1">longitude</text:span> is 0 at the Prime Meridian, a line passing thought Greenwich, UK. The longitudes 0 to <text:span text:style-name="Reference_20_Char1">maxint</text:span> are east of the line (or in the future timewise), and longitudes 0 to –<text:span text:style-name="Reference_20_Char1">maxint</text:span> are west of the line. Thus <text:span text:style-name="Reference_20_Char1">maxint</text:span> and –<text:span text:style-name="Reference_20_Char1">maxint</text:span> meet on the opposite side of the world from Greenwich. This means for a 32 bit integer that there is <text:span text:style-name="T42">0.0000000838190317 degrees for each step or 9.3306920025 millimeters per step.</text:span></text:p>
      <text:p text:style-name="Standard" loext:marker-style-name="T42"><text:span text:style-name="T42">The </text:span><text:span text:style-name="Reference_20_Char1">latitude</text:span><text:span text:style-name="T42"> is 0 at the equator and </text:span><text:span text:style-name="Reference_20_Char1">maxint</text:span><text:span text:style-name="T42"> at the north pole, and –</text:span><text:span text:style-name="Reference_20_Char1">maxint</text:span><text:span text:style-name="T42"> at the south pole.</text:span></text:p>
      <text:p text:style-name="Standard" loext:marker-style-name="T42"><text:span text:style-name="T42">The </text:span><text:span text:style-name="Reference_20_Char1">longitude</text:span><text:span text:style-name="T42"> and </text:span><text:span text:style-name="Reference_20_Char1">latitude</text:span><text:span text:style-name="T42"> in minutes and seconds can be found with:</text:span></text:p>
      <text:p text:style-name="Code1"><text:span text:style-name="T16">program</text:span> location;</text:p>
      <text:p text:style-name="Code1"/>
      <text:p text:style-name="Code1"><text:span text:style-name="T16">var</text:span> degrees_longitude: integer;</text:p>
      <text:p text:style-name="Code1"><text:s text:c="4"/>minutes_longitude: integer;</text:p>
      <text:p text:style-name="Code1"><text:s text:c="4"/>second_longitude: integer;</text:p>
      <text:p text:style-name="Code1"><text:s text:c="4"/>degrees_latitude: integer;</text:p>
      <text:p text:style-name="Code1"><text:s text:c="4"/>minutes_latitude: integer;</text:p>
      <text:p text:style-name="Code1"><text:s text:c="4"/>seconds_latitude: integer;</text:p>
      <text:p text:style-name="Code1"><text:s text:c="4"/>west: boolean;</text:p>
      <text:p text:style-name="Code1"><text:s text:c="4"/>north: boolean;</text:p>
      <text:p text:style-name="Code1"/>
      <text:p text:style-name="Code1" loext:marker-style-name="T16"><text:span text:style-name="T16">begin</text:span><text:span text:style-name="T16"/></text:p>
      <text:p text:style-name="Code1"/>
      <text:p text:style-name="Code1"><text:s text:c="3"/>degrees_longitude := round(longitude * 0.0000000838190317);</text:p>
      <text:p text:style-name="Code1"><text:s text:c="3"/>minutes_longitude := round(xlongitude mod </text:p>
      <text:p text:style-name="Code1"><text:s text:c="30"/>11930465/198841.078518519);</text:p>
      <text:p text:style-name="Code1"><text:s text:c="3"/>seconds_longitude := round(longitude mod</text:p>
      <text:p text:style-name="Code1"><text:s text:c="30"/>198841/3314,0179753086400000);</text:p>
      <text:p text:style-name="Code1"><text:s text:c="3"/><text:span text:style-name="T16">if</text:span> degrees&lt; 0 <text:span text:style-name="T16">then</text:span> west := true <text:span text:style-name="T16">else</text:span> west := false;</text:p>
      <text:p text:style-name="Code1"><text:s text:c="3"/></text:p>
      <text:p text:style-name="Code1"><text:s text:c="3"/>degrees_latitude := round(longitude *</text:p>
      <text:p text:style-name="Code1"><text:s text:c="29"/>0.0000000838190317);</text:p>
      <text:p text:style-name="Code1"><text:s text:c="3"/>minutes_latitude := round(longitude mod </text:p>
      <text:p text:style-name="Code1"><text:s text:c="30"/>11930465/198841.078518519);</text:p>
      <text:p text:style-name="Code1"><text:s text:c="3"/>seconds_latitude := round(longitude mod</text:p>
      <text:p text:style-name="Code1"><text:s text:c="30"/>198841/3314,0179753086400000);</text:p>
      <text:p text:style-name="Code1"><text:s text:c="3"/><text:span text:style-name="T16">if</text:span> degrees_latitude &lt; 0 <text:span text:style-name="T16">then</text:span> north := false <text:span text:style-name="T16">else</text:span> north := true</text:p>
      <text:p text:style-name="Code1"/>
      <text:p text:style-name="Code1"><text:span text:style-name="T16">end</text:span>.</text:p>
      <text:p text:style-name="Code1"/>
      <text:p text:style-name="Code1">[need to correct this for ellipsoid]</text:p>
      <text:p text:style-name="Code1"/>
      <text:p text:style-name="Standard"><text:soft-page-break/>The shape of the world is approximated as an ellipsoid. This means that the circumference of the earth at the equator is a longer distance than the circumference of the earth on the prime meridian (by about 68 kilometers).</text:p>
      <text:p text:style-name="Standard">The altitude of the host in MSL or Mean Sea Level is given by <text:span text:style-name="Reference_20_Char1">altitude</text:span>. It is 0 for the mean surface of the ocean (sea level averaged over a long period of time), and <text:span text:style-name="Reference_20_Char1">maxint</text:span> at 100 kilometers in height (the altitude at which space begins). It is –<text:span text:style-name="Reference_20_Char1">maxint</text:span> 100 kilometers in depth.</text:p>
      <text:p text:style-name="Standard">The altitude of 0 (MSL) is typically defined as height above a model of the geoid, or idealized model of the earth. This means it would have to be calculated against the latitude and longitude to find the actual distance from true center of the earth. However, in the majority of cases it can be accepted as a relative measurement.</text:p>
      <text:p text:style-name="Standard">The location of the host can be entered by the user or determined automatically by instrumentation (GPS). The host could even be mobile, in which case it is possible to determine speed and direction from the coordinates against time.</text:p>
      <text:p text:style-name="Standard">If there is no location, it is indicated by longitude equal to –<text:span text:style-name="Reference_20_Char1">maxint</text:span>. This value of <text:span text:style-name="Reference_20_Char1">longitude</text:span> is redundant to <text:span text:style-name="Reference_20_Char1">maxint</text:span>. Both <text:span text:style-name="Reference_20_Char1">longitude</text:span> and <text:span text:style-name="Reference_20_Char1">latitude</text:span> are considered unavailable by the value of <text:span text:style-name="Reference_20_Char1">longitude</text:span>.</text:p>
      <text:p text:style-name="Standard"><text:span text:style-name="Reference_20_Char1">Altitude</text:span> is available separate from <text:span text:style-name="Reference_20_Char1">longitude</text:span> and <text:span text:style-name="Reference_20_Char1">latitude</text:span>. It is not available when <text:span text:style-name="Reference_20_Char1">altitude</text:span> is –<text:span text:style-name="Reference_20_Char1">maxint</text:span>.</text:p>
      <text:p text:style-name="Standard">The country of location is found with <text:span text:style-name="Reference_20_Char1">country</text:span>, which gives a string corresponding to the English name of the country. At this writing, the following countries exist, in alphabetical order:</text:p>
      <table:table table:name="Table147" table:style-name="Table147">
        <table:table-column table:style-name="Table147.A"/>
        <table:table-column table:style-name="Table147.B"/>
        <table:table-column table:style-name="Table147.C"/>
        <table:table-column table:style-name="Table147.D"/>
        <table:table-column table:style-name="Table147.E"/>
        <table:table-column table:style-name="Table147.F"/>
        <table:table-column table:style-name="Table147.G"/>
        <table:table-column table:style-name="Table147.H"/>
        <table:table-row table:style-name="Table147.1">
          <table:table-cell table:style-name="Table147.A1" office:value-type="string">
            <text:p text:style-name="P225" loext:marker-style-name="T3"><text:span text:style-name="T5">#</text:span><text:span text:style-name="T3"/></text:p>
          </table:table-cell>
          <table:table-cell table:style-name="Table147.A1" office:value-type="string">
            <text:p text:style-name="P225" loext:marker-style-name="T3"><text:span text:style-name="T5">Name</text:span><text:span text:style-name="T3"/></text:p>
          </table:table-cell>
          <table:table-cell table:style-name="Table147.A1" office:value-type="string">
            <text:p text:style-name="P225" loext:marker-style-name="T3"><text:span text:style-name="T5">#</text:span><text:span text:style-name="T3"/></text:p>
          </table:table-cell>
          <table:table-cell table:style-name="Table147.A1" office:value-type="string">
            <text:p text:style-name="P225" loext:marker-style-name="T3"><text:span text:style-name="T5">Name</text:span><text:span text:style-name="T3"/></text:p>
          </table:table-cell>
          <table:table-cell table:style-name="Table147.A1" office:value-type="string">
            <text:p text:style-name="P225" loext:marker-style-name="T3"><text:span text:style-name="T5">#</text:span><text:span text:style-name="T3"/></text:p>
          </table:table-cell>
          <table:table-cell table:style-name="Table147.A1" office:value-type="string">
            <text:p text:style-name="P225" loext:marker-style-name="T3"><text:span text:style-name="T5">Name</text:span><text:span text:style-name="T3"/></text:p>
          </table:table-cell>
          <table:table-cell table:style-name="Table147.A1" office:value-type="string">
            <text:p text:style-name="P225" loext:marker-style-name="T3"><text:span text:style-name="T5">#</text:span><text:span text:style-name="T3"/></text:p>
          </table:table-cell>
          <table:table-cell table:style-name="Table147.A1" office:value-type="string">
            <text:p text:style-name="P225" loext:marker-style-name="T3"><text:span text:style-name="T5">Name</text:span><text:span text:style-name="T3"/></text:p>
          </table:table-cell>
        </table:table-row>
        <table:table-row table:style-name="Table147.1">
          <table:table-cell table:style-name="Table147.A2" office:value-type="string">
            <text:p text:style-name="P228" loext:marker-style-name="T25"><text:span text:style-name="T26">1</text:span><text:span text:style-name="T25"/></text:p>
          </table:table-cell>
          <table:table-cell table:style-name="Table147.B2" office:value-type="string">
            <text:p text:style-name="P37" loext:marker-style-name="T26"><text:span text:style-name="T26">Afghanistan</text:span><text:span text:style-name="T26"/></text:p>
          </table:table-cell>
          <table:table-cell table:style-name="Table147.B2" office:value-type="string">
            <text:p text:style-name="P37" loext:marker-style-name="T26"><text:span text:style-name="T26">4</text:span><text:span text:style-name="T26"/></text:p>
          </table:table-cell>
          <table:table-cell table:style-name="Table147.B2" office:value-type="string">
            <text:p text:style-name="P37" loext:marker-style-name="T26"><text:span text:style-name="T26">Dhekelia</text:span><text:span text:style-name="T26"/></text:p>
          </table:table-cell>
          <table:table-cell table:style-name="Table147.B2" office:value-type="string">
            <text:p text:style-name="P37" loext:marker-style-name="T26"><text:span text:style-name="T26">131</text:span><text:span text:style-name="T26"/></text:p>
          </table:table-cell>
          <table:table-cell table:style-name="Table147.B2" office:value-type="string">
            <text:p text:style-name="P37" loext:marker-style-name="T26"><text:span text:style-name="T26">Kyrgyzstan</text:span><text:span text:style-name="T26"/></text:p>
          </table:table-cell>
          <table:table-cell table:style-name="Table147.B2" office:value-type="string">
            <text:p text:style-name="P37" loext:marker-style-name="T26"><text:span text:style-name="T26">196</text:span><text:span text:style-name="T26"/></text:p>
          </table:table-cell>
          <table:table-cell table:style-name="Table147.H2" office:value-type="string">
            <text:p text:style-name="P37" loext:marker-style-name="T26"><text:span text:style-name="T26">Saint Kitts and Nevis</text:span><text:span text:style-name="T26"/></text:p>
          </table:table-cell>
        </table:table-row>
        <table:table-row table:style-name="Table147.1">
          <table:table-cell table:style-name="Table147.A3" office:value-type="string">
            <text:p text:style-name="P228" loext:marker-style-name="T20"><text:span text:style-name="T31">2</text:span><text:span text:style-name="T30"/></text:p>
          </table:table-cell>
          <table:table-cell table:style-name="Table147.B3" office:value-type="string">
            <text:p text:style-name="P37" loext:marker-style-name="T20"><text:span text:style-name="T31">Aland Islands</text:span><text:span text:style-name="T31"/></text:p>
          </table:table-cell>
          <table:table-cell table:style-name="Table147.C3" office:value-type="string">
            <text:p text:style-name="P37" loext:marker-style-name="T20"><text:span text:style-name="T31">248</text:span><text:span text:style-name="T31"/></text:p>
          </table:table-cell>
          <table:table-cell table:style-name="Table147.D3" office:value-type="string">
            <text:p text:style-name="P37" loext:marker-style-name="T20"><text:span text:style-name="T31">Djibouti</text:span><text:span text:style-name="T31"/></text:p>
          </table:table-cell>
          <table:table-cell table:style-name="Table147.E3" office:value-type="string">
            <text:p text:style-name="P37" loext:marker-style-name="T20"><text:span text:style-name="T31">132</text:span><text:span text:style-name="T31"/></text:p>
          </table:table-cell>
          <table:table-cell table:style-name="Table147.F3" office:value-type="string">
            <text:p text:style-name="P37" loext:marker-style-name="T20"><text:span text:style-name="T31">Laos</text:span><text:span text:style-name="T31"/></text:p>
          </table:table-cell>
          <table:table-cell table:style-name="Table147.G3" office:value-type="string">
            <text:p text:style-name="P37" loext:marker-style-name="T20"><text:span text:style-name="T31">197</text:span><text:span text:style-name="T31"/></text:p>
          </table:table-cell>
          <table:table-cell table:style-name="Table147.H3" office:value-type="string">
            <text:p text:style-name="P37" loext:marker-style-name="T20"><text:span text:style-name="T31">Saint Lucia</text:span><text:span text:style-name="T31"/></text:p>
          </table:table-cell>
        </table:table-row>
        <table:table-row table:style-name="Table147.1">
          <table:table-cell table:style-name="Table147.A2" office:value-type="string">
            <text:p text:style-name="P228" loext:marker-style-name="T20"><text:span text:style-name="T31">3</text:span><text:span text:style-name="T30"/></text:p>
          </table:table-cell>
          <table:table-cell table:style-name="Table147.B2" office:value-type="string">
            <text:p text:style-name="P37" loext:marker-style-name="T20"><text:span text:style-name="T31">Albania</text:span><text:span text:style-name="T31"/></text:p>
          </table:table-cell>
          <table:table-cell table:style-name="Table147.B2" office:value-type="string">
            <text:p text:style-name="P37" loext:marker-style-name="T20"><text:span text:style-name="T31">8</text:span><text:span text:style-name="T31"/></text:p>
          </table:table-cell>
          <table:table-cell table:style-name="Table147.B2" office:value-type="string">
            <text:p text:style-name="P37" loext:marker-style-name="T20"><text:span text:style-name="T31">Dominica</text:span><text:span text:style-name="T31"/></text:p>
          </table:table-cell>
          <table:table-cell table:style-name="Table147.B2" office:value-type="string">
            <text:p text:style-name="P37" loext:marker-style-name="T20"><text:span text:style-name="T31">133</text:span><text:span text:style-name="T31"/></text:p>
          </table:table-cell>
          <table:table-cell table:style-name="Table147.B2" office:value-type="string">
            <text:p text:style-name="P37" loext:marker-style-name="T20"><text:span text:style-name="T31">Latvia</text:span><text:span text:style-name="T31"/></text:p>
          </table:table-cell>
          <table:table-cell table:style-name="Table147.B2" office:value-type="string">
            <text:p text:style-name="P37" loext:marker-style-name="T20"><text:span text:style-name="T31">198</text:span><text:span text:style-name="T31"/></text:p>
          </table:table-cell>
          <table:table-cell table:style-name="Table147.H2" office:value-type="string">
            <text:p text:style-name="P37" loext:marker-style-name="T20"><text:span text:style-name="T31">Saint Pierre and Miquelon</text:span><text:span text:style-name="T31"/></text:p>
          </table:table-cell>
        </table:table-row>
        <table:table-row table:style-name="Table147.1">
          <table:table-cell table:style-name="Table147.A5" office:value-type="string">
            <text:p text:style-name="P228" loext:marker-style-name="T25"><text:span text:style-name="T26">4</text:span><text:span text:style-name="T25"/></text:p>
          </table:table-cell>
          <table:table-cell table:style-name="Table147.B5" office:value-type="string">
            <text:p text:style-name="P37" loext:marker-style-name="T26"><text:span text:style-name="T26">Algeria</text:span><text:span text:style-name="T26"/></text:p>
          </table:table-cell>
          <table:table-cell table:style-name="Table147.C5" office:value-type="string">
            <text:p text:style-name="P37" loext:marker-style-name="T26"><text:span text:style-name="T26">12</text:span><text:span text:style-name="T26"/></text:p>
          </table:table-cell>
          <table:table-cell table:style-name="Table147.D5" office:value-type="string">
            <text:p text:style-name="P37" loext:marker-style-name="T26"><text:span text:style-name="T26">Dominican Republic</text:span><text:span text:style-name="T26"/></text:p>
          </table:table-cell>
          <table:table-cell table:style-name="Table147.E5" office:value-type="string">
            <text:p text:style-name="P37" loext:marker-style-name="T26"><text:span text:style-name="T26">134</text:span><text:span text:style-name="T26"/></text:p>
          </table:table-cell>
          <table:table-cell table:style-name="Table147.F5" office:value-type="string">
            <text:p text:style-name="P37" loext:marker-style-name="T26"><text:span text:style-name="T26">Lebanon</text:span><text:span text:style-name="T26"/></text:p>
          </table:table-cell>
          <table:table-cell table:style-name="Table147.G5" office:value-type="string">
            <text:p text:style-name="P37" loext:marker-style-name="T26"><text:span text:style-name="T26">199</text:span><text:span text:style-name="T26"/></text:p>
          </table:table-cell>
          <table:table-cell table:style-name="Table147.H5" office:value-type="string">
            <text:p text:style-name="P37" loext:marker-style-name="T26"><text:span text:style-name="T26">Saint Vincent and the Grenadines</text:span><text:span text:style-name="T26"/></text:p>
          </table:table-cell>
        </table:table-row>
        <table:table-row table:style-name="Table147.1">
          <table:table-cell table:style-name="Table147.A2" office:value-type="string">
            <text:p text:style-name="P228" loext:marker-style-name="T22"><text:span text:style-name="T33">5</text:span><text:span text:style-name="T32"/></text:p>
          </table:table-cell>
          <table:table-cell table:style-name="Table147.B2" office:value-type="string">
            <text:p text:style-name="P37" loext:marker-style-name="T22"><text:span text:style-name="T33">American Samoa</text:span><text:span text:style-name="T33"/></text:p>
          </table:table-cell>
          <table:table-cell table:style-name="Table147.B2" office:value-type="string">
            <text:p text:style-name="P37" loext:marker-style-name="T22"><text:span text:style-name="T33">16</text:span><text:span text:style-name="T33"/></text:p>
          </table:table-cell>
          <table:table-cell table:style-name="Table147.B2" office:value-type="string">
            <text:p text:style-name="P37" loext:marker-style-name="T22"><text:span text:style-name="T33">Ecuador</text:span><text:span text:style-name="T33"/></text:p>
          </table:table-cell>
          <table:table-cell table:style-name="Table147.B2" office:value-type="string">
            <text:p text:style-name="P37" loext:marker-style-name="T22"><text:span text:style-name="T33">135</text:span><text:span text:style-name="T33"/></text:p>
          </table:table-cell>
          <table:table-cell table:style-name="Table147.B2" office:value-type="string">
            <text:p text:style-name="P37" loext:marker-style-name="T22"><text:span text:style-name="T33">Lesotho</text:span><text:span text:style-name="T33"/></text:p>
          </table:table-cell>
          <table:table-cell table:style-name="Table147.B2" office:value-type="string">
            <text:p text:style-name="P37" loext:marker-style-name="T22"><text:span text:style-name="T33">200</text:span><text:span text:style-name="T33"/></text:p>
          </table:table-cell>
          <table:table-cell table:style-name="Table147.H2" office:value-type="string">
            <text:p text:style-name="P37" loext:marker-style-name="T22"><text:span text:style-name="T33">Samoa</text:span><text:span text:style-name="T33"/></text:p>
          </table:table-cell>
        </table:table-row>
        <table:table-row table:style-name="Table147.1">
          <table:table-cell table:style-name="Table147.A7" office:value-type="string">
            <text:p text:style-name="P228" loext:marker-style-name="T22"><text:span text:style-name="T33">6</text:span><text:span text:style-name="T32"/></text:p>
          </table:table-cell>
          <table:table-cell table:style-name="Table147.B7" office:value-type="string">
            <text:p text:style-name="P37" loext:marker-style-name="T22"><text:span text:style-name="T33">Andorra</text:span><text:span text:style-name="T33"/></text:p>
          </table:table-cell>
          <table:table-cell table:style-name="Table147.C7" office:value-type="string">
            <text:p text:style-name="P37" loext:marker-style-name="T22"><text:span text:style-name="T33">20</text:span><text:span text:style-name="T33"/></text:p>
          </table:table-cell>
          <table:table-cell table:style-name="Table147.D7" office:value-type="string">
            <text:p text:style-name="P37" loext:marker-style-name="T22"><text:span text:style-name="T33">Egypt</text:span><text:span text:style-name="T33"/></text:p>
          </table:table-cell>
          <table:table-cell table:style-name="Table147.E7" office:value-type="string">
            <text:p text:style-name="P37" loext:marker-style-name="T22"><text:span text:style-name="T33">136</text:span><text:span text:style-name="T33"/></text:p>
          </table:table-cell>
          <table:table-cell table:style-name="Table147.F7" office:value-type="string">
            <text:p text:style-name="P37" loext:marker-style-name="T22"><text:span text:style-name="T33">Liberia</text:span><text:span text:style-name="T33"/></text:p>
          </table:table-cell>
          <table:table-cell table:style-name="Table147.G7" office:value-type="string">
            <text:p text:style-name="P37" loext:marker-style-name="T22"><text:span text:style-name="T33">201</text:span><text:span text:style-name="T33"/></text:p>
          </table:table-cell>
          <table:table-cell table:style-name="Table147.H7" office:value-type="string">
            <text:p text:style-name="P37" loext:marker-style-name="T22"><text:span text:style-name="T33">San Marino</text:span><text:span text:style-name="T33"/></text:p>
          </table:table-cell>
        </table:table-row>
        <table:table-row table:style-name="Table147.1">
          <table:table-cell table:style-name="Table147.A2" office:value-type="string">
            <text:p text:style-name="P228" loext:marker-style-name="T22"><text:span text:style-name="T33">7</text:span><text:span text:style-name="T32"/></text:p>
          </table:table-cell>
          <table:table-cell table:style-name="Table147.B2" office:value-type="string">
            <text:p text:style-name="P37" loext:marker-style-name="T22"><text:span text:style-name="T33">Angola</text:span><text:span text:style-name="T33"/></text:p>
          </table:table-cell>
          <table:table-cell table:style-name="Table147.B2" office:value-type="string">
            <text:p text:style-name="P37" loext:marker-style-name="T22"><text:span text:style-name="T33">24</text:span><text:span text:style-name="T33"/></text:p>
          </table:table-cell>
          <table:table-cell table:style-name="Table147.B2" office:value-type="string">
            <text:p text:style-name="P37" loext:marker-style-name="T22"><text:span text:style-name="T33">El Salvador</text:span><text:span text:style-name="T33"/></text:p>
          </table:table-cell>
          <table:table-cell table:style-name="Table147.B2" office:value-type="string">
            <text:p text:style-name="P37" loext:marker-style-name="T22"><text:span text:style-name="T33">137</text:span><text:span text:style-name="T33"/></text:p>
          </table:table-cell>
          <table:table-cell table:style-name="Table147.B2" office:value-type="string">
            <text:p text:style-name="P37" loext:marker-style-name="T22"><text:span text:style-name="T33">Libya</text:span><text:span text:style-name="T33"/></text:p>
          </table:table-cell>
          <table:table-cell table:style-name="Table147.B2" office:value-type="string">
            <text:p text:style-name="P37" loext:marker-style-name="T22"><text:span text:style-name="T33">202</text:span><text:span text:style-name="T33"/></text:p>
          </table:table-cell>
          <table:table-cell table:style-name="Table147.H2" office:value-type="string">
            <text:p text:style-name="P37" loext:marker-style-name="T22"><text:span text:style-name="T33">Sao Tome and Principe</text:span><text:span text:style-name="T33"/></text:p>
          </table:table-cell>
        </table:table-row>
        <table:table-row table:style-name="Table147.1">
          <table:table-cell table:style-name="Table147.A9" office:value-type="string">
            <text:p text:style-name="P228" loext:marker-style-name="T25"><text:span text:style-name="T26">8</text:span><text:span text:style-name="T25"/></text:p>
          </table:table-cell>
          <table:table-cell table:style-name="Table147.B9" office:value-type="string">
            <text:p text:style-name="P37" loext:marker-style-name="T26"><text:span text:style-name="T26">Anguilla</text:span><text:span text:style-name="T26"/></text:p>
          </table:table-cell>
          <table:table-cell table:style-name="Table147.C9" office:value-type="string">
            <text:p text:style-name="P37" loext:marker-style-name="T26"><text:span text:style-name="T26">660</text:span><text:span text:style-name="T26"/></text:p>
          </table:table-cell>
          <table:table-cell table:style-name="Table147.D9" office:value-type="string">
            <text:p text:style-name="P37" loext:marker-style-name="T26"><text:span text:style-name="T26">Equatorial Guinea</text:span><text:span text:style-name="T26"/></text:p>
          </table:table-cell>
          <table:table-cell table:style-name="Table147.E9" office:value-type="string">
            <text:p text:style-name="P37" loext:marker-style-name="T26"><text:span text:style-name="T26">138</text:span><text:span text:style-name="T26"/></text:p>
          </table:table-cell>
          <table:table-cell table:style-name="Table147.F9" office:value-type="string">
            <text:p text:style-name="P37" loext:marker-style-name="T26"><text:span text:style-name="T26">Liechtenstein</text:span><text:span text:style-name="T26"/></text:p>
          </table:table-cell>
          <table:table-cell table:style-name="Table147.G9" office:value-type="string">
            <text:p text:style-name="P37" loext:marker-style-name="T26"><text:span text:style-name="T26">203</text:span><text:span text:style-name="T26"/></text:p>
          </table:table-cell>
          <table:table-cell table:style-name="Table147.H9" office:value-type="string">
            <text:p text:style-name="P37" loext:marker-style-name="T26"><text:span text:style-name="T26">Saudi Arabia</text:span><text:span text:style-name="T26"/></text:p>
          </table:table-cell>
        </table:table-row>
        <table:table-row table:style-name="Table147.1">
          <table:table-cell table:style-name="Table147.A2" office:value-type="string">
            <text:p text:style-name="P228" loext:marker-style-name="T22"><text:span text:style-name="T33">9</text:span><text:span text:style-name="T32"/></text:p>
          </table:table-cell>
          <table:table-cell table:style-name="Table147.B2" office:value-type="string">
            <text:p text:style-name="P37" loext:marker-style-name="T22"><text:span text:style-name="T33">Antarctica</text:span><text:span text:style-name="T33"/></text:p>
          </table:table-cell>
          <table:table-cell table:style-name="Table147.B2" office:value-type="string">
            <text:p text:style-name="P37" loext:marker-style-name="T22"><text:span text:style-name="T33">10</text:span><text:span text:style-name="T33"/></text:p>
          </table:table-cell>
          <table:table-cell table:style-name="Table147.B2" office:value-type="string">
            <text:p text:style-name="P37" loext:marker-style-name="T22"><text:span text:style-name="T33">Eritrea</text:span><text:span text:style-name="T33"/></text:p>
          </table:table-cell>
          <table:table-cell table:style-name="Table147.B2" office:value-type="string">
            <text:p text:style-name="P37" loext:marker-style-name="T22"><text:span text:style-name="T33">139</text:span><text:span text:style-name="T33"/></text:p>
          </table:table-cell>
          <table:table-cell table:style-name="Table147.B2" office:value-type="string">
            <text:p text:style-name="P37" loext:marker-style-name="T22"><text:span text:style-name="T33">Lithuania</text:span><text:span text:style-name="T33"/></text:p>
          </table:table-cell>
          <table:table-cell table:style-name="Table147.B2" office:value-type="string">
            <text:p text:style-name="P37" loext:marker-style-name="T22"><text:span text:style-name="T33">204</text:span><text:span text:style-name="T33"/></text:p>
          </table:table-cell>
          <table:table-cell table:style-name="Table147.H2" office:value-type="string">
            <text:p text:style-name="P37" loext:marker-style-name="T22"><text:span text:style-name="T33">Senegal</text:span><text:span text:style-name="T33"/></text:p>
          </table:table-cell>
        </table:table-row>
        <table:table-row table:style-name="Table147.1">
          <table:table-cell table:style-name="Table147.A11" office:value-type="string">
            <text:p text:style-name="P228" loext:marker-style-name="T22"><text:span text:style-name="T33">10</text:span><text:span text:style-name="T32"/></text:p>
          </table:table-cell>
          <table:table-cell table:style-name="Table147.B11" office:value-type="string">
            <text:p text:style-name="P37" loext:marker-style-name="T22"><text:span text:style-name="T33">Antigua and Barbuda</text:span><text:span text:style-name="T33"/></text:p>
          </table:table-cell>
          <table:table-cell table:style-name="Table147.C11" office:value-type="string">
            <text:p text:style-name="P37" loext:marker-style-name="T22"><text:span text:style-name="T33">28</text:span><text:span text:style-name="T33"/></text:p>
          </table:table-cell>
          <table:table-cell table:style-name="Table147.D11" office:value-type="string">
            <text:p text:style-name="P37" loext:marker-style-name="T22"><text:span text:style-name="T33">Estonia</text:span><text:span text:style-name="T33"/></text:p>
          </table:table-cell>
          <table:table-cell table:style-name="Table147.E11" office:value-type="string">
            <text:p text:style-name="P37" loext:marker-style-name="T22"><text:span text:style-name="T33">140</text:span><text:span text:style-name="T33"/></text:p>
          </table:table-cell>
          <table:table-cell table:style-name="Table147.F11" office:value-type="string">
            <text:p text:style-name="P37" loext:marker-style-name="T22"><text:span text:style-name="T33">Luxembourg</text:span><text:span text:style-name="T33"/></text:p>
          </table:table-cell>
          <table:table-cell table:style-name="Table147.G11" office:value-type="string">
            <text:p text:style-name="P37" loext:marker-style-name="T22"><text:span text:style-name="T33">205</text:span><text:span text:style-name="T33"/></text:p>
          </table:table-cell>
          <table:table-cell table:style-name="Table147.H11" office:value-type="string">
            <text:p text:style-name="P37" loext:marker-style-name="T22"><text:span text:style-name="T33">Serbia and Montenegro</text:span><text:span text:style-name="T33"/></text:p>
          </table:table-cell>
        </table:table-row>
        <text:soft-page-break/>
        <table:table-row table:style-name="Table147.1">
          <table:table-cell table:style-name="Table147.A2" office:value-type="string">
            <text:p text:style-name="P228" loext:marker-style-name="T22"><text:span text:style-name="T33">11</text:span><text:span text:style-name="T32"/></text:p>
          </table:table-cell>
          <table:table-cell table:style-name="Table147.B2" office:value-type="string">
            <text:p text:style-name="P37" loext:marker-style-name="T22"><text:span text:style-name="T33">Argentina</text:span><text:span text:style-name="T33"/></text:p>
          </table:table-cell>
          <table:table-cell table:style-name="Table147.B2" office:value-type="string">
            <text:p text:style-name="P37" loext:marker-style-name="T22"><text:span text:style-name="T33">32</text:span><text:span text:style-name="T33"/></text:p>
          </table:table-cell>
          <table:table-cell table:style-name="Table147.B2" office:value-type="string">
            <text:p text:style-name="P37" loext:marker-style-name="T22"><text:span text:style-name="T33">Ethiopia</text:span><text:span text:style-name="T33"/></text:p>
          </table:table-cell>
          <table:table-cell table:style-name="Table147.B2" office:value-type="string">
            <text:p text:style-name="P37" loext:marker-style-name="T22"><text:span text:style-name="T33">141</text:span><text:span text:style-name="T33"/></text:p>
          </table:table-cell>
          <table:table-cell table:style-name="Table147.B2" office:value-type="string">
            <text:p text:style-name="P37" loext:marker-style-name="T22"><text:span text:style-name="T33">Macau</text:span><text:span text:style-name="T33"/></text:p>
          </table:table-cell>
          <table:table-cell table:style-name="Table147.B2" office:value-type="string">
            <text:p text:style-name="P37" loext:marker-style-name="T22"><text:span text:style-name="T33">206</text:span><text:span text:style-name="T33"/></text:p>
          </table:table-cell>
          <table:table-cell table:style-name="Table147.H2" office:value-type="string">
            <text:p text:style-name="P37" loext:marker-style-name="T22"><text:span text:style-name="T33">Seychelles</text:span><text:span text:style-name="T33"/></text:p>
          </table:table-cell>
        </table:table-row>
        <table:table-row table:style-name="Table147.1">
          <table:table-cell table:style-name="Table147.A13" office:value-type="string">
            <text:p text:style-name="P228" loext:marker-style-name="T22"><text:span text:style-name="T33">12</text:span><text:span text:style-name="T32"/></text:p>
          </table:table-cell>
          <table:table-cell table:style-name="Table147.B13" office:value-type="string">
            <text:p text:style-name="P37" loext:marker-style-name="T22"><text:span text:style-name="T33">Armenia</text:span><text:span text:style-name="T33"/></text:p>
          </table:table-cell>
          <table:table-cell table:style-name="Table147.C13" office:value-type="string">
            <text:p text:style-name="P37" loext:marker-style-name="T22"><text:span text:style-name="T33">51</text:span><text:span text:style-name="T33"/></text:p>
          </table:table-cell>
          <table:table-cell table:style-name="Table147.D13" office:value-type="string">
            <text:p text:style-name="P37" loext:marker-style-name="T22"><text:span text:style-name="T33">Europa Island</text:span><text:span text:style-name="T33"/></text:p>
          </table:table-cell>
          <table:table-cell table:style-name="Table147.E13" office:value-type="string">
            <text:p text:style-name="P37" loext:marker-style-name="T22"><text:span text:style-name="T33">142</text:span><text:span text:style-name="T33"/></text:p>
          </table:table-cell>
          <table:table-cell table:style-name="Table147.F13" office:value-type="string">
            <text:p text:style-name="P37" loext:marker-style-name="T22"><text:span text:style-name="T33">Macedonia</text:span><text:span text:style-name="T33"/></text:p>
          </table:table-cell>
          <table:table-cell table:style-name="Table147.G13" office:value-type="string">
            <text:p text:style-name="P37" loext:marker-style-name="T22"><text:span text:style-name="T33">207</text:span><text:span text:style-name="T33"/></text:p>
          </table:table-cell>
          <table:table-cell table:style-name="Table147.H13" office:value-type="string">
            <text:p text:style-name="P37" loext:marker-style-name="T22"><text:span text:style-name="T33">Sierra Leone</text:span><text:span text:style-name="T33"/></text:p>
          </table:table-cell>
        </table:table-row>
        <table:table-row table:style-name="Table147.1">
          <table:table-cell table:style-name="Table147.A2" office:value-type="string">
            <text:p text:style-name="P228" loext:marker-style-name="T25"><text:span text:style-name="T26">13</text:span><text:span text:style-name="T25"/></text:p>
          </table:table-cell>
          <table:table-cell table:style-name="Table147.B2" office:value-type="string">
            <text:p text:style-name="P37" loext:marker-style-name="T26"><text:span text:style-name="T26">Aruba</text:span><text:span text:style-name="T26"/></text:p>
          </table:table-cell>
          <table:table-cell table:style-name="Table147.B2" office:value-type="string">
            <text:p text:style-name="P37" loext:marker-style-name="T26"><text:span text:style-name="T26">533</text:span><text:span text:style-name="T26"/></text:p>
          </table:table-cell>
          <table:table-cell table:style-name="Table147.B2" office:value-type="string">
            <text:p text:style-name="P37" loext:marker-style-name="T26"><text:span text:style-name="T26">Falkland Islands (Islas Malvinas)</text:span><text:span text:style-name="T26"/></text:p>
          </table:table-cell>
          <table:table-cell table:style-name="Table147.B2" office:value-type="string">
            <text:p text:style-name="P37" loext:marker-style-name="T26"><text:span text:style-name="T26">143</text:span><text:span text:style-name="T26"/></text:p>
          </table:table-cell>
          <table:table-cell table:style-name="Table147.B2" office:value-type="string">
            <text:p text:style-name="P37" loext:marker-style-name="T26"><text:span text:style-name="T26">Madagascar</text:span><text:span text:style-name="T26"/></text:p>
          </table:table-cell>
          <table:table-cell table:style-name="Table147.B2" office:value-type="string">
            <text:p text:style-name="P37" loext:marker-style-name="T26"><text:span text:style-name="T26">208</text:span><text:span text:style-name="T26"/></text:p>
          </table:table-cell>
          <table:table-cell table:style-name="Table147.H2" office:value-type="string">
            <text:p text:style-name="P37" loext:marker-style-name="T26"><text:span text:style-name="T26">Singapore</text:span><text:span text:style-name="T26"/></text:p>
          </table:table-cell>
        </table:table-row>
        <table:table-row table:style-name="Table147.1">
          <table:table-cell table:style-name="Table147.A15" office:value-type="string">
            <text:p text:style-name="P228" loext:marker-style-name="T25"><text:span text:style-name="T26">14</text:span><text:span text:style-name="T25"/></text:p>
          </table:table-cell>
          <table:table-cell table:style-name="Table147.B15" office:value-type="string">
            <text:p text:style-name="P243" loext:marker-style-name="T26"/>
          </table:table-cell>
          <table:table-cell table:style-name="Table147.C15" office:value-type="string">
            <text:p text:style-name="P243" loext:marker-style-name="T26"/>
          </table:table-cell>
          <table:table-cell table:style-name="Table147.D15" office:value-type="string">
            <text:p text:style-name="P37" loext:marker-style-name="T26"><text:span text:style-name="T26">Faroe Islands</text:span><text:span text:style-name="T26"/></text:p>
          </table:table-cell>
          <table:table-cell table:style-name="Table147.E15" office:value-type="string">
            <text:p text:style-name="P37" loext:marker-style-name="T26"><text:span text:style-name="T26">144</text:span><text:span text:style-name="T26"/></text:p>
          </table:table-cell>
          <table:table-cell table:style-name="Table147.F15" office:value-type="string">
            <text:p text:style-name="P37" loext:marker-style-name="T26"><text:span text:style-name="T26">Malawi</text:span><text:span text:style-name="T26"/></text:p>
          </table:table-cell>
          <table:table-cell table:style-name="Table147.G15" office:value-type="string">
            <text:p text:style-name="P37" loext:marker-style-name="T26"><text:span text:style-name="T26">209</text:span><text:span text:style-name="T26"/></text:p>
          </table:table-cell>
          <table:table-cell table:style-name="Table147.H15" office:value-type="string">
            <text:p text:style-name="P37" loext:marker-style-name="T26"><text:span text:style-name="T26">Slovakia</text:span><text:span text:style-name="T26"/></text:p>
          </table:table-cell>
        </table:table-row>
        <table:table-row table:style-name="Table147.1">
          <table:table-cell table:style-name="Table147.A2" office:value-type="string">
            <text:p text:style-name="P228" loext:marker-style-name="T25"><text:span text:style-name="T26">15</text:span><text:span text:style-name="T25"/></text:p>
          </table:table-cell>
          <table:table-cell table:style-name="Table147.B2" office:value-type="string">
            <text:p text:style-name="P37" loext:marker-style-name="T26"><text:span text:style-name="T26">Australia</text:span><text:span text:style-name="T26"/></text:p>
          </table:table-cell>
          <table:table-cell table:style-name="Table147.B2" office:value-type="string">
            <text:p text:style-name="P37" loext:marker-style-name="T26"><text:span text:style-name="T26">36</text:span><text:span text:style-name="T26"/></text:p>
          </table:table-cell>
          <table:table-cell table:style-name="Table147.B2" office:value-type="string">
            <text:p text:style-name="P37" loext:marker-style-name="T26"><text:span text:style-name="T26">Fiji</text:span><text:span text:style-name="T26"/></text:p>
          </table:table-cell>
          <table:table-cell table:style-name="Table147.B2" office:value-type="string">
            <text:p text:style-name="P37" loext:marker-style-name="T26"><text:span text:style-name="T26">145</text:span><text:span text:style-name="T26"/></text:p>
          </table:table-cell>
          <table:table-cell table:style-name="Table147.B2" office:value-type="string">
            <text:p text:style-name="P37" loext:marker-style-name="T26"><text:span text:style-name="T26">Malaysia</text:span><text:span text:style-name="T26"/></text:p>
          </table:table-cell>
          <table:table-cell table:style-name="Table147.B2" office:value-type="string">
            <text:p text:style-name="P37" loext:marker-style-name="T26"><text:span text:style-name="T26">210</text:span><text:span text:style-name="T26"/></text:p>
          </table:table-cell>
          <table:table-cell table:style-name="Table147.H2" office:value-type="string">
            <text:p text:style-name="P37" loext:marker-style-name="T26"><text:span text:style-name="T26">Slovenia</text:span><text:span text:style-name="T26"/></text:p>
          </table:table-cell>
        </table:table-row>
        <table:table-row table:style-name="Table147.1">
          <table:table-cell table:style-name="Table147.A17" office:value-type="string">
            <text:p text:style-name="P228" loext:marker-style-name="T25"><text:span text:style-name="T26">16</text:span><text:span text:style-name="T25"/></text:p>
          </table:table-cell>
          <table:table-cell table:style-name="Table147.B17" office:value-type="string">
            <text:p text:style-name="P37" loext:marker-style-name="T26"><text:span text:style-name="T26">Austria</text:span><text:span text:style-name="T26"/></text:p>
          </table:table-cell>
          <table:table-cell table:style-name="Table147.C17" office:value-type="string">
            <text:p text:style-name="P37" loext:marker-style-name="T26"><text:span text:style-name="T26">40</text:span><text:span text:style-name="T26"/></text:p>
          </table:table-cell>
          <table:table-cell table:style-name="Table147.D17" office:value-type="string">
            <text:p text:style-name="P37" loext:marker-style-name="T26"><text:span text:style-name="T26">Finland</text:span><text:span text:style-name="T26"/></text:p>
          </table:table-cell>
          <table:table-cell table:style-name="Table147.E17" office:value-type="string">
            <text:p text:style-name="P37" loext:marker-style-name="T26"><text:span text:style-name="T26">146</text:span><text:span text:style-name="T26"/></text:p>
          </table:table-cell>
          <table:table-cell table:style-name="Table147.F17" office:value-type="string">
            <text:p text:style-name="P37" loext:marker-style-name="T26"><text:span text:style-name="T26">Maldives</text:span><text:span text:style-name="T26"/></text:p>
          </table:table-cell>
          <table:table-cell table:style-name="Table147.G17" office:value-type="string">
            <text:p text:style-name="P37" loext:marker-style-name="T26"><text:span text:style-name="T26">211</text:span><text:span text:style-name="T26"/></text:p>
          </table:table-cell>
          <table:table-cell table:style-name="Table147.H17" office:value-type="string">
            <text:p text:style-name="P37" loext:marker-style-name="T26"><text:span text:style-name="T26">Solomon Islands</text:span><text:span text:style-name="T26"/></text:p>
          </table:table-cell>
        </table:table-row>
        <table:table-row table:style-name="Table147.1">
          <table:table-cell table:style-name="Table147.A2" office:value-type="string">
            <text:p text:style-name="P228" loext:marker-style-name="T25"><text:span text:style-name="T26">17</text:span><text:span text:style-name="T25"/></text:p>
          </table:table-cell>
          <table:table-cell table:style-name="Table147.B2" office:value-type="string">
            <text:p text:style-name="P37" loext:marker-style-name="T26"><text:span text:style-name="T26">Azerbaijan</text:span><text:span text:style-name="T26"/></text:p>
          </table:table-cell>
          <table:table-cell table:style-name="Table147.B2" office:value-type="string">
            <text:p text:style-name="P37" loext:marker-style-name="T26"><text:span text:style-name="T26">31</text:span><text:span text:style-name="T26"/></text:p>
          </table:table-cell>
          <table:table-cell table:style-name="Table147.B2" office:value-type="string">
            <text:p text:style-name="P37" loext:marker-style-name="T26"><text:span text:style-name="T26">France</text:span><text:span text:style-name="T26"/></text:p>
          </table:table-cell>
          <table:table-cell table:style-name="Table147.B2" office:value-type="string">
            <text:p text:style-name="P37" loext:marker-style-name="T26"><text:span text:style-name="T26">147</text:span><text:span text:style-name="T26"/></text:p>
          </table:table-cell>
          <table:table-cell table:style-name="Table147.B2" office:value-type="string">
            <text:p text:style-name="P37" loext:marker-style-name="T26"><text:span text:style-name="T26">Mali</text:span><text:span text:style-name="T26"/></text:p>
          </table:table-cell>
          <table:table-cell table:style-name="Table147.B2" office:value-type="string">
            <text:p text:style-name="P37" loext:marker-style-name="T26"><text:span text:style-name="T26">212</text:span><text:span text:style-name="T26"/></text:p>
          </table:table-cell>
          <table:table-cell table:style-name="Table147.H2" office:value-type="string">
            <text:p text:style-name="P37" loext:marker-style-name="T26"><text:span text:style-name="T26">Somalia</text:span><text:span text:style-name="T26"/></text:p>
          </table:table-cell>
        </table:table-row>
        <table:table-row table:style-name="Table147.1">
          <table:table-cell table:style-name="Table147.A19" office:value-type="string">
            <text:p text:style-name="P228" loext:marker-style-name="T25"><text:span text:style-name="T26">18</text:span><text:span text:style-name="T25"/></text:p>
          </table:table-cell>
          <table:table-cell table:style-name="Table147.B19" office:value-type="string">
            <text:p text:style-name="P37" loext:marker-style-name="T26"><text:span text:style-name="T26">Bahamas, The</text:span><text:span text:style-name="T26"/></text:p>
          </table:table-cell>
          <table:table-cell table:style-name="Table147.C19" office:value-type="string">
            <text:p text:style-name="P37" loext:marker-style-name="T26"><text:span text:style-name="T26">44</text:span><text:span text:style-name="T26"/></text:p>
          </table:table-cell>
          <table:table-cell table:style-name="Table147.D19" office:value-type="string">
            <text:p text:style-name="P37" loext:marker-style-name="T26"><text:span text:style-name="T26">French Guiana</text:span><text:span text:style-name="T26"/></text:p>
          </table:table-cell>
          <table:table-cell table:style-name="Table147.E19" office:value-type="string">
            <text:p text:style-name="P37" loext:marker-style-name="T26"><text:span text:style-name="T26">148</text:span><text:span text:style-name="T26"/></text:p>
          </table:table-cell>
          <table:table-cell table:style-name="Table147.F19" office:value-type="string">
            <text:p text:style-name="P37" loext:marker-style-name="T26"><text:span text:style-name="T26">Malta</text:span><text:span text:style-name="T26"/></text:p>
          </table:table-cell>
          <table:table-cell table:style-name="Table147.G19" office:value-type="string">
            <text:p text:style-name="P37" loext:marker-style-name="T26"><text:span text:style-name="T26">213</text:span><text:span text:style-name="T26"/></text:p>
          </table:table-cell>
          <table:table-cell table:style-name="Table147.H19" office:value-type="string">
            <text:p text:style-name="P37" loext:marker-style-name="T26"><text:span text:style-name="T26">South Africa</text:span><text:span text:style-name="T26"/></text:p>
          </table:table-cell>
        </table:table-row>
        <table:table-row table:style-name="Table147.1">
          <table:table-cell table:style-name="Table147.A2" office:value-type="string">
            <text:p text:style-name="P228" loext:marker-style-name="T25"><text:span text:style-name="T26">19</text:span><text:span text:style-name="T25"/></text:p>
          </table:table-cell>
          <table:table-cell table:style-name="Table147.B2" office:value-type="string">
            <text:p text:style-name="P37" loext:marker-style-name="T26"><text:span text:style-name="T26">Bahrain</text:span><text:span text:style-name="T26"/></text:p>
          </table:table-cell>
          <table:table-cell table:style-name="Table147.B2" office:value-type="string">
            <text:p text:style-name="P37" loext:marker-style-name="T26"><text:span text:style-name="T26">48</text:span><text:span text:style-name="T26"/></text:p>
          </table:table-cell>
          <table:table-cell table:style-name="Table147.B2" office:value-type="string">
            <text:p text:style-name="P37" loext:marker-style-name="T26"><text:span text:style-name="T26">French Polynesia</text:span><text:span text:style-name="T26"/></text:p>
          </table:table-cell>
          <table:table-cell table:style-name="Table147.B2" office:value-type="string">
            <text:p text:style-name="P37" loext:marker-style-name="T26"><text:span text:style-name="T26">149</text:span><text:span text:style-name="T26"/></text:p>
          </table:table-cell>
          <table:table-cell table:style-name="Table147.B2" office:value-type="string">
            <text:p text:style-name="P37" loext:marker-style-name="T26"><text:span text:style-name="T26">Marshall Islands</text:span><text:span text:style-name="T26"/></text:p>
          </table:table-cell>
          <table:table-cell table:style-name="Table147.B2" office:value-type="string">
            <text:p text:style-name="P37" loext:marker-style-name="T26"><text:span text:style-name="T26">214</text:span><text:span text:style-name="T26"/></text:p>
          </table:table-cell>
          <table:table-cell table:style-name="Table147.H2" office:value-type="string">
            <text:p text:style-name="P37" loext:marker-style-name="T26"><text:span text:style-name="T26">South Georgia and the South Sandwich Islands</text:span><text:span text:style-name="T26"/></text:p>
          </table:table-cell>
        </table:table-row>
        <table:table-row table:style-name="Table147.1">
          <table:table-cell table:style-name="Table147.A21" office:value-type="string">
            <text:p text:style-name="P228" loext:marker-style-name="T25"><text:span text:style-name="T26">20</text:span><text:span text:style-name="T25"/></text:p>
          </table:table-cell>
          <table:table-cell table:style-name="Table147.B21" office:value-type="string">
            <text:p text:style-name="P37" loext:marker-style-name="T26"><text:span text:style-name="T26">Bangladesh</text:span><text:span text:style-name="T26"/></text:p>
          </table:table-cell>
          <table:table-cell table:style-name="Table147.C21" office:value-type="string">
            <text:p text:style-name="P37" loext:marker-style-name="T26"><text:span text:style-name="T26">85</text:span><text:span text:style-name="T26"/></text:p>
          </table:table-cell>
          <table:table-cell table:style-name="Table147.D21" office:value-type="string">
            <text:p text:style-name="P37" loext:marker-style-name="T26"><text:span text:style-name="T26">French Southern and Antarctic Lands</text:span><text:span text:style-name="T26"/></text:p>
          </table:table-cell>
          <table:table-cell table:style-name="Table147.E21" office:value-type="string">
            <text:p text:style-name="P37" loext:marker-style-name="T26"><text:span text:style-name="T26">150</text:span><text:span text:style-name="T26"/></text:p>
          </table:table-cell>
          <table:table-cell table:style-name="Table147.F21" office:value-type="string">
            <text:p text:style-name="P37" loext:marker-style-name="T26"><text:span text:style-name="T26">Martinique</text:span><text:span text:style-name="T26"/></text:p>
          </table:table-cell>
          <table:table-cell table:style-name="Table147.G21" office:value-type="string">
            <text:p text:style-name="P37" loext:marker-style-name="T26"><text:span text:style-name="T26">215</text:span><text:span text:style-name="T26"/></text:p>
          </table:table-cell>
          <table:table-cell table:style-name="Table147.H21" office:value-type="string">
            <text:p text:style-name="P37" loext:marker-style-name="T26"><text:span text:style-name="T26">Spain</text:span><text:span text:style-name="T26"/></text:p>
          </table:table-cell>
        </table:table-row>
        <table:table-row table:style-name="Table147.1">
          <table:table-cell table:style-name="Table147.A2" office:value-type="string">
            <text:p text:style-name="P228" loext:marker-style-name="T25"><text:span text:style-name="T26">21</text:span><text:span text:style-name="T25"/></text:p>
          </table:table-cell>
          <table:table-cell table:style-name="Table147.B2" office:value-type="string">
            <text:p text:style-name="P37" loext:marker-style-name="T26"><text:span text:style-name="T26">Barbados</text:span><text:span text:style-name="T26"/></text:p>
          </table:table-cell>
          <table:table-cell table:style-name="Table147.B2" office:value-type="string">
            <text:p text:style-name="P37" loext:marker-style-name="T26"><text:span text:style-name="T26">86</text:span><text:span text:style-name="T26"/></text:p>
          </table:table-cell>
          <table:table-cell table:style-name="Table147.B2" office:value-type="string">
            <text:p text:style-name="P37" loext:marker-style-name="T26"><text:span text:style-name="T26">Gabon</text:span><text:span text:style-name="T26"/></text:p>
          </table:table-cell>
          <table:table-cell table:style-name="Table147.B2" office:value-type="string">
            <text:p text:style-name="P37" loext:marker-style-name="T26"><text:span text:style-name="T26">151</text:span><text:span text:style-name="T26"/></text:p>
          </table:table-cell>
          <table:table-cell table:style-name="Table147.B2" office:value-type="string">
            <text:p text:style-name="P37" loext:marker-style-name="T26"><text:span text:style-name="T26">Mauritania</text:span><text:span text:style-name="T26"/></text:p>
          </table:table-cell>
          <table:table-cell table:style-name="Table147.B2" office:value-type="string">
            <text:p text:style-name="P37" loext:marker-style-name="T26"><text:span text:style-name="T26">216</text:span><text:span text:style-name="T26"/></text:p>
          </table:table-cell>
          <table:table-cell table:style-name="Table147.H2" office:value-type="string">
            <text:p text:style-name="P37" loext:marker-style-name="T26"><text:span text:style-name="T26">Spratly Islands</text:span><text:span text:style-name="T26"/></text:p>
          </table:table-cell>
        </table:table-row>
        <table:table-row table:style-name="Table147.1">
          <table:table-cell table:style-name="Table147.A23" office:value-type="string">
            <text:p text:style-name="P228" loext:marker-style-name="T25"><text:span text:style-name="T26">22</text:span><text:span text:style-name="T25"/></text:p>
          </table:table-cell>
          <table:table-cell table:style-name="Table147.B23" office:value-type="string">
            <text:p text:style-name="P37" loext:marker-style-name="T26"><text:span text:style-name="T26">Bassas da India</text:span><text:span text:style-name="T26"/></text:p>
          </table:table-cell>
          <table:table-cell table:style-name="Table147.C23" office:value-type="string">
            <text:p text:style-name="P37" loext:marker-style-name="T26"><text:span text:style-name="T26">87</text:span><text:span text:style-name="T26"/></text:p>
          </table:table-cell>
          <table:table-cell table:style-name="Table147.D23" office:value-type="string">
            <text:p text:style-name="P37" loext:marker-style-name="T26"><text:span text:style-name="T26">Gambia, The</text:span><text:span text:style-name="T26"/></text:p>
          </table:table-cell>
          <table:table-cell table:style-name="Table147.E23" office:value-type="string">
            <text:p text:style-name="P37" loext:marker-style-name="T26"><text:span text:style-name="T26">152</text:span><text:span text:style-name="T26"/></text:p>
          </table:table-cell>
          <table:table-cell table:style-name="Table147.F23" office:value-type="string">
            <text:p text:style-name="P37" loext:marker-style-name="T26"><text:span text:style-name="T26">Mauritius</text:span><text:span text:style-name="T26"/></text:p>
          </table:table-cell>
          <table:table-cell table:style-name="Table147.G23" office:value-type="string">
            <text:p text:style-name="P37" loext:marker-style-name="T26"><text:span text:style-name="T26">217</text:span><text:span text:style-name="T26"/></text:p>
          </table:table-cell>
          <table:table-cell table:style-name="Table147.H23" office:value-type="string">
            <text:p text:style-name="P37" loext:marker-style-name="T26"><text:span text:style-name="T26">Sri Lanka</text:span><text:span text:style-name="T26"/></text:p>
          </table:table-cell>
        </table:table-row>
        <table:table-row table:style-name="Table147.1">
          <table:table-cell table:style-name="Table147.A2" office:value-type="string">
            <text:p text:style-name="P228" loext:marker-style-name="T25"><text:span text:style-name="T26">23</text:span><text:span text:style-name="T25"/></text:p>
          </table:table-cell>
          <table:table-cell table:style-name="Table147.B2" office:value-type="string">
            <text:p text:style-name="P37" loext:marker-style-name="T26"><text:span text:style-name="T26">Belarus</text:span><text:span text:style-name="T26"/></text:p>
          </table:table-cell>
          <table:table-cell table:style-name="Table147.B2" office:value-type="string">
            <text:p text:style-name="P37" loext:marker-style-name="T26"><text:span text:style-name="T26">88</text:span><text:span text:style-name="T26"/></text:p>
          </table:table-cell>
          <table:table-cell table:style-name="Table147.B2" office:value-type="string">
            <text:p text:style-name="P37" loext:marker-style-name="T26"><text:span text:style-name="T26">Gaza Strip</text:span><text:span text:style-name="T26"/></text:p>
          </table:table-cell>
          <table:table-cell table:style-name="Table147.B2" office:value-type="string">
            <text:p text:style-name="P37" loext:marker-style-name="T26"><text:span text:style-name="T26">153</text:span><text:span text:style-name="T26"/></text:p>
          </table:table-cell>
          <table:table-cell table:style-name="Table147.B2" office:value-type="string">
            <text:p text:style-name="P37" loext:marker-style-name="T26"><text:span text:style-name="T26">Mayotte</text:span><text:span text:style-name="T26"/></text:p>
          </table:table-cell>
          <table:table-cell table:style-name="Table147.B2" office:value-type="string">
            <text:p text:style-name="P37" loext:marker-style-name="T26"><text:span text:style-name="T26">218</text:span><text:span text:style-name="T26"/></text:p>
          </table:table-cell>
          <table:table-cell table:style-name="Table147.H2" office:value-type="string">
            <text:p text:style-name="P37" loext:marker-style-name="T26"><text:span text:style-name="T26">Sudan</text:span><text:span text:style-name="T26"/></text:p>
          </table:table-cell>
        </table:table-row>
        <table:table-row table:style-name="Table147.1">
          <table:table-cell table:style-name="Table147.A25" office:value-type="string">
            <text:p text:style-name="P228" loext:marker-style-name="T25"><text:span text:style-name="T26">24</text:span><text:span text:style-name="T25"/></text:p>
          </table:table-cell>
          <table:table-cell table:style-name="Table147.B25" office:value-type="string">
            <text:p text:style-name="P37" loext:marker-style-name="T26"><text:span text:style-name="T26">Belgium</text:span><text:span text:style-name="T26"/></text:p>
          </table:table-cell>
          <table:table-cell table:style-name="Table147.C25" office:value-type="string">
            <text:p text:style-name="P37" loext:marker-style-name="T26"><text:span text:style-name="T26">89</text:span><text:span text:style-name="T26"/></text:p>
          </table:table-cell>
          <table:table-cell table:style-name="Table147.D25" office:value-type="string">
            <text:p text:style-name="P37" loext:marker-style-name="T26"><text:span text:style-name="T26">Georgia</text:span><text:span text:style-name="T26"/></text:p>
          </table:table-cell>
          <table:table-cell table:style-name="Table147.E25" office:value-type="string">
            <text:p text:style-name="P37" loext:marker-style-name="T26"><text:span text:style-name="T26">154</text:span><text:span text:style-name="T26"/></text:p>
          </table:table-cell>
          <table:table-cell table:style-name="Table147.F25" office:value-type="string">
            <text:p text:style-name="P37" loext:marker-style-name="T26"><text:span text:style-name="T26">Mexico</text:span><text:span text:style-name="T26"/></text:p>
          </table:table-cell>
          <table:table-cell table:style-name="Table147.G25" office:value-type="string">
            <text:p text:style-name="P37" loext:marker-style-name="T26"><text:span text:style-name="T26">219</text:span><text:span text:style-name="T26"/></text:p>
          </table:table-cell>
          <table:table-cell table:style-name="Table147.H25" office:value-type="string">
            <text:p text:style-name="P37" loext:marker-style-name="T26"><text:span text:style-name="T26">Suriname</text:span><text:span text:style-name="T26"/></text:p>
          </table:table-cell>
        </table:table-row>
        <table:table-row table:style-name="Table147.1">
          <table:table-cell table:style-name="Table147.A2" office:value-type="string">
            <text:p text:style-name="P228" loext:marker-style-name="T25"><text:span text:style-name="T26">25</text:span><text:span text:style-name="T25"/></text:p>
          </table:table-cell>
          <table:table-cell table:style-name="Table147.B2" office:value-type="string">
            <text:p text:style-name="P37" loext:marker-style-name="T26"><text:span text:style-name="T26">Belize</text:span><text:span text:style-name="T26"/></text:p>
          </table:table-cell>
          <table:table-cell table:style-name="Table147.B2" office:value-type="string">
            <text:p text:style-name="P37" loext:marker-style-name="T26"><text:span text:style-name="T26">90</text:span><text:span text:style-name="T26"/></text:p>
          </table:table-cell>
          <table:table-cell table:style-name="Table147.B2" office:value-type="string">
            <text:p text:style-name="P37" loext:marker-style-name="T26"><text:span text:style-name="T26">Germany</text:span><text:span text:style-name="T26"/></text:p>
          </table:table-cell>
          <table:table-cell table:style-name="Table147.B2" office:value-type="string">
            <text:p text:style-name="P37" loext:marker-style-name="T26"><text:span text:style-name="T26">155</text:span><text:span text:style-name="T26"/></text:p>
          </table:table-cell>
          <table:table-cell table:style-name="Table147.B2" office:value-type="string">
            <text:p text:style-name="P37" loext:marker-style-name="T26"><text:span text:style-name="T26">Micronesia, Federated States of</text:span><text:span text:style-name="T26"/></text:p>
          </table:table-cell>
          <table:table-cell table:style-name="Table147.B2" office:value-type="string">
            <text:p text:style-name="P37" loext:marker-style-name="T26"><text:span text:style-name="T26">220</text:span><text:span text:style-name="T26"/></text:p>
          </table:table-cell>
          <table:table-cell table:style-name="Table147.H2" office:value-type="string">
            <text:p text:style-name="P37" loext:marker-style-name="T26"><text:span text:style-name="T26">Svalbard</text:span><text:span text:style-name="T26"/></text:p>
          </table:table-cell>
        </table:table-row>
        <table:table-row table:style-name="Table147.1">
          <table:table-cell table:style-name="Table147.A27" office:value-type="string">
            <text:p text:style-name="P228" loext:marker-style-name="T22"><text:span text:style-name="T33">26</text:span><text:span text:style-name="T32"/></text:p>
          </table:table-cell>
          <table:table-cell table:style-name="Table147.B27" office:value-type="string">
            <text:p text:style-name="P37" loext:marker-style-name="T22"><text:span text:style-name="T33">Benin</text:span><text:span text:style-name="T33"/></text:p>
          </table:table-cell>
          <table:table-cell table:style-name="Table147.C27" office:value-type="string">
            <text:p text:style-name="P37" loext:marker-style-name="T22"><text:span text:style-name="T33">91</text:span><text:span text:style-name="T33"/></text:p>
          </table:table-cell>
          <table:table-cell table:style-name="Table147.D27" office:value-type="string">
            <text:p text:style-name="P37" loext:marker-style-name="T22"><text:span text:style-name="T33">Ghana</text:span><text:span text:style-name="T33"/></text:p>
          </table:table-cell>
          <table:table-cell table:style-name="Table147.E27" office:value-type="string">
            <text:p text:style-name="P37" loext:marker-style-name="T22"><text:span text:style-name="T33">156</text:span><text:span text:style-name="T33"/></text:p>
          </table:table-cell>
          <table:table-cell table:style-name="Table147.F27" office:value-type="string">
            <text:p text:style-name="P37" loext:marker-style-name="T22"><text:span text:style-name="T33">Moldova</text:span><text:span text:style-name="T33"/></text:p>
          </table:table-cell>
          <table:table-cell table:style-name="Table147.G27" office:value-type="string">
            <text:p text:style-name="P37" loext:marker-style-name="T22"><text:span text:style-name="T33">221</text:span><text:span text:style-name="T33"/></text:p>
          </table:table-cell>
          <table:table-cell table:style-name="Table147.H27" office:value-type="string">
            <text:p text:style-name="P37" loext:marker-style-name="T22"><text:span text:style-name="T33">Swaziland</text:span><text:span text:style-name="T33"/></text:p>
          </table:table-cell>
        </table:table-row>
        <table:table-row table:style-name="Table147.1">
          <table:table-cell table:style-name="Table147.A2" office:value-type="string">
            <text:p text:style-name="P228" loext:marker-style-name="T22"><text:span text:style-name="T33">27</text:span><text:span text:style-name="T32"/></text:p>
          </table:table-cell>
          <table:table-cell table:style-name="Table147.B2" office:value-type="string">
            <text:p text:style-name="P37" loext:marker-style-name="T22"><text:span text:style-name="T33">Bermuda</text:span><text:span text:style-name="T33"/></text:p>
          </table:table-cell>
          <table:table-cell table:style-name="Table147.B2" office:value-type="string">
            <text:p text:style-name="P37" loext:marker-style-name="T22"><text:span text:style-name="T33">92</text:span><text:span text:style-name="T33"/></text:p>
          </table:table-cell>
          <table:table-cell table:style-name="Table147.B2" office:value-type="string">
            <text:p text:style-name="P37" loext:marker-style-name="T22"><text:span text:style-name="T33">Gibraltar</text:span><text:span text:style-name="T33"/></text:p>
          </table:table-cell>
          <table:table-cell table:style-name="Table147.B2" office:value-type="string">
            <text:p text:style-name="P37" loext:marker-style-name="T22"><text:span text:style-name="T33">157</text:span><text:span text:style-name="T33"/></text:p>
          </table:table-cell>
          <table:table-cell table:style-name="Table147.B2" office:value-type="string">
            <text:p text:style-name="P37" loext:marker-style-name="T22"><text:span text:style-name="T33">Monaco</text:span><text:span text:style-name="T33"/></text:p>
          </table:table-cell>
          <table:table-cell table:style-name="Table147.B2" office:value-type="string">
            <text:p text:style-name="P37" loext:marker-style-name="T22"><text:span text:style-name="T33">222</text:span><text:span text:style-name="T33"/></text:p>
          </table:table-cell>
          <table:table-cell table:style-name="Table147.H2" office:value-type="string">
            <text:p text:style-name="P37" loext:marker-style-name="T22"><text:span text:style-name="T33">Sweden</text:span><text:span text:style-name="T33"/></text:p>
          </table:table-cell>
        </table:table-row>
        <table:table-row table:style-name="Table147.1">
          <table:table-cell table:style-name="Table147.A29" office:value-type="string">
            <text:p text:style-name="P228" loext:marker-style-name="T25"><text:span text:style-name="T26">28</text:span><text:span text:style-name="T25"/></text:p>
          </table:table-cell>
          <table:table-cell table:style-name="Table147.B29" office:value-type="string">
            <text:p text:style-name="P37" loext:marker-style-name="T26"><text:span text:style-name="T26">Bhutan</text:span><text:span text:style-name="T26"/></text:p>
          </table:table-cell>
          <table:table-cell table:style-name="Table147.C29" office:value-type="string">
            <text:p text:style-name="P37" loext:marker-style-name="T26"><text:span text:style-name="T26">93</text:span><text:span text:style-name="T26"/></text:p>
          </table:table-cell>
          <table:table-cell table:style-name="Table147.D29" office:value-type="string">
            <text:p text:style-name="P37" loext:marker-style-name="T26"><text:span text:style-name="T26">Glorioso Islands</text:span><text:span text:style-name="T26"/></text:p>
          </table:table-cell>
          <table:table-cell table:style-name="Table147.E29" office:value-type="string">
            <text:p text:style-name="P37" loext:marker-style-name="T26"><text:span text:style-name="T26">158</text:span><text:span text:style-name="T26"/></text:p>
          </table:table-cell>
          <table:table-cell table:style-name="Table147.F29" office:value-type="string">
            <text:p text:style-name="P37" loext:marker-style-name="T26"><text:span text:style-name="T26">Mongolia</text:span><text:span text:style-name="T26"/></text:p>
          </table:table-cell>
          <table:table-cell table:style-name="Table147.G29" office:value-type="string">
            <text:p text:style-name="P37" loext:marker-style-name="T26"><text:span text:style-name="T26">223</text:span><text:span text:style-name="T26"/></text:p>
          </table:table-cell>
          <table:table-cell table:style-name="Table147.H29" office:value-type="string">
            <text:p text:style-name="P37" loext:marker-style-name="T26"><text:span text:style-name="T26">Switzerland</text:span><text:span text:style-name="T26"/></text:p>
          </table:table-cell>
        </table:table-row>
        <table:table-row table:style-name="Table147.1">
          <table:table-cell table:style-name="Table147.A2" office:value-type="string">
            <text:p text:style-name="P228" loext:marker-style-name="T25"><text:span text:style-name="T26">29</text:span><text:span text:style-name="T25"/></text:p>
          </table:table-cell>
          <table:table-cell table:style-name="Table147.B2" office:value-type="string">
            <text:p text:style-name="P37" loext:marker-style-name="T26"><text:span text:style-name="T26">Bolivia</text:span><text:span text:style-name="T26"/></text:p>
          </table:table-cell>
          <table:table-cell table:style-name="Table147.B2" office:value-type="string">
            <text:p text:style-name="P37" loext:marker-style-name="T26"><text:span text:style-name="T26">94</text:span><text:span text:style-name="T26"/></text:p>
          </table:table-cell>
          <table:table-cell table:style-name="Table147.B2" office:value-type="string">
            <text:p text:style-name="P37" loext:marker-style-name="T26"><text:span text:style-name="T26">Greece</text:span><text:span text:style-name="T26"/></text:p>
          </table:table-cell>
          <table:table-cell table:style-name="Table147.B2" office:value-type="string">
            <text:p text:style-name="P37" loext:marker-style-name="T26"><text:span text:style-name="T26">159</text:span><text:span text:style-name="T26"/></text:p>
          </table:table-cell>
          <table:table-cell table:style-name="Table147.B2" office:value-type="string">
            <text:p text:style-name="P37" loext:marker-style-name="T26"><text:span text:style-name="T26">Montserrat</text:span><text:span text:style-name="T26"/></text:p>
          </table:table-cell>
          <table:table-cell table:style-name="Table147.B2" office:value-type="string">
            <text:p text:style-name="P37" loext:marker-style-name="T26"><text:span text:style-name="T26">224</text:span><text:span text:style-name="T26"/></text:p>
          </table:table-cell>
          <table:table-cell table:style-name="Table147.H2" office:value-type="string">
            <text:p text:style-name="P37" loext:marker-style-name="T26"><text:span text:style-name="T26">Syria</text:span><text:span text:style-name="T26"/></text:p>
          </table:table-cell>
        </table:table-row>
        <table:table-row table:style-name="Table147.1">
          <table:table-cell table:style-name="Table147.A31" office:value-type="string">
            <text:p text:style-name="P228" loext:marker-style-name="T25"><text:span text:style-name="T26">30</text:span><text:span text:style-name="T25"/></text:p>
          </table:table-cell>
          <table:table-cell table:style-name="Table147.B31" office:value-type="string">
            <text:p text:style-name="P37" loext:marker-style-name="T26"><text:span text:style-name="T26">Bosnia and Herzegovina</text:span><text:span text:style-name="T26"/></text:p>
          </table:table-cell>
          <table:table-cell table:style-name="Table147.C31" office:value-type="string">
            <text:p text:style-name="P37" loext:marker-style-name="T26"><text:span text:style-name="T26">95</text:span><text:span text:style-name="T26"/></text:p>
          </table:table-cell>
          <table:table-cell table:style-name="Table147.D31" office:value-type="string">
            <text:p text:style-name="P37" loext:marker-style-name="T26"><text:span text:style-name="T26">Greenland</text:span><text:span text:style-name="T26"/></text:p>
          </table:table-cell>
          <table:table-cell table:style-name="Table147.E31" office:value-type="string">
            <text:p text:style-name="P37" loext:marker-style-name="T26"><text:span text:style-name="T26">160</text:span><text:span text:style-name="T26"/></text:p>
          </table:table-cell>
          <table:table-cell table:style-name="Table147.F31" office:value-type="string">
            <text:p text:style-name="P37" loext:marker-style-name="T26"><text:span text:style-name="T26">Morocco</text:span><text:span text:style-name="T26"/></text:p>
          </table:table-cell>
          <table:table-cell table:style-name="Table147.G31" office:value-type="string">
            <text:p text:style-name="P37" loext:marker-style-name="T26"><text:span text:style-name="T26">225</text:span><text:span text:style-name="T26"/></text:p>
          </table:table-cell>
          <table:table-cell table:style-name="Table147.H31" office:value-type="string">
            <text:p text:style-name="P37" loext:marker-style-name="T26"><text:span text:style-name="T26">Taiwan</text:span><text:span text:style-name="T26"/></text:p>
          </table:table-cell>
        </table:table-row>
        <table:table-row table:style-name="Table147.1">
          <table:table-cell table:style-name="Table147.A2" office:value-type="string">
            <text:p text:style-name="P228" loext:marker-style-name="T22"><text:span text:style-name="T33">31</text:span><text:span text:style-name="T32"/></text:p>
          </table:table-cell>
          <table:table-cell table:style-name="Table147.B2" office:value-type="string">
            <text:p text:style-name="P37" loext:marker-style-name="T22"><text:span text:style-name="T33">Botswana</text:span><text:span text:style-name="T33"/></text:p>
          </table:table-cell>
          <table:table-cell table:style-name="Table147.B2" office:value-type="string">
            <text:p text:style-name="P37" loext:marker-style-name="T22"><text:span text:style-name="T33">96</text:span><text:span text:style-name="T33"/></text:p>
          </table:table-cell>
          <table:table-cell table:style-name="Table147.B2" office:value-type="string">
            <text:p text:style-name="P37" loext:marker-style-name="T22"><text:span text:style-name="T33">Grenada</text:span><text:span text:style-name="T33"/></text:p>
          </table:table-cell>
          <table:table-cell table:style-name="Table147.B2" office:value-type="string">
            <text:p text:style-name="P37" loext:marker-style-name="T22"><text:span text:style-name="T33">161</text:span><text:span text:style-name="T33"/></text:p>
          </table:table-cell>
          <table:table-cell table:style-name="Table147.B2" office:value-type="string">
            <text:p text:style-name="P37" loext:marker-style-name="T22"><text:span text:style-name="T33">Mozambique</text:span><text:span text:style-name="T33"/></text:p>
          </table:table-cell>
          <table:table-cell table:style-name="Table147.B2" office:value-type="string">
            <text:p text:style-name="P37" loext:marker-style-name="T22"><text:span text:style-name="T33">226</text:span><text:span text:style-name="T33"/></text:p>
          </table:table-cell>
          <table:table-cell table:style-name="Table147.H2" office:value-type="string">
            <text:p text:style-name="P37" loext:marker-style-name="T22"><text:span text:style-name="T33">Tajikistan</text:span><text:span text:style-name="T33"/></text:p>
          </table:table-cell>
        </table:table-row>
        <table:table-row table:style-name="Table147.1">
          <table:table-cell table:style-name="Table147.A33" office:value-type="string">
            <text:p text:style-name="P228" loext:marker-style-name="T22"><text:span text:style-name="T33">32</text:span><text:span text:style-name="T32"/></text:p>
          </table:table-cell>
          <table:table-cell table:style-name="Table147.B33" office:value-type="string">
            <text:p text:style-name="P37" loext:marker-style-name="T22"><text:span text:style-name="T33">Bouvet Island</text:span><text:span text:style-name="T33"/></text:p>
          </table:table-cell>
          <table:table-cell table:style-name="Table147.C33" office:value-type="string">
            <text:p text:style-name="P37" loext:marker-style-name="T22"><text:span text:style-name="T33">97</text:span><text:span text:style-name="T33"/></text:p>
          </table:table-cell>
          <table:table-cell table:style-name="Table147.D33" office:value-type="string">
            <text:p text:style-name="P37" loext:marker-style-name="T22"><text:span text:style-name="T33">Guadeloupe</text:span><text:span text:style-name="T33"/></text:p>
          </table:table-cell>
          <table:table-cell table:style-name="Table147.E33" office:value-type="string">
            <text:p text:style-name="P37" loext:marker-style-name="T22"><text:span text:style-name="T33">162</text:span><text:span text:style-name="T33"/></text:p>
          </table:table-cell>
          <table:table-cell table:style-name="Table147.F33" office:value-type="string">
            <text:p text:style-name="P37" loext:marker-style-name="T22"><text:span text:style-name="T33">Namibia</text:span><text:span text:style-name="T33"/></text:p>
          </table:table-cell>
          <table:table-cell table:style-name="Table147.G33" office:value-type="string">
            <text:p text:style-name="P37" loext:marker-style-name="T22"><text:span text:style-name="T33">227</text:span><text:span text:style-name="T33"/></text:p>
          </table:table-cell>
          <table:table-cell table:style-name="Table147.H33" office:value-type="string">
            <text:p text:style-name="P37" loext:marker-style-name="T22"><text:span text:style-name="T33">Tanzania</text:span><text:span text:style-name="T33"/></text:p>
          </table:table-cell>
        </table:table-row>
        <text:soft-page-break/>
        <table:table-row table:style-name="Table147.1">
          <table:table-cell table:style-name="Table147.A2" office:value-type="string">
            <text:p text:style-name="P228" loext:marker-style-name="T25"><text:span text:style-name="T26">33</text:span><text:span text:style-name="T25"/></text:p>
          </table:table-cell>
          <table:table-cell table:style-name="Table147.B2" office:value-type="string">
            <text:p text:style-name="P37" loext:marker-style-name="T26"><text:span text:style-name="T26">Brazil</text:span><text:span text:style-name="T26"/></text:p>
          </table:table-cell>
          <table:table-cell table:style-name="Table147.B2" office:value-type="string">
            <text:p text:style-name="P37" loext:marker-style-name="T26"><text:span text:style-name="T26">98</text:span><text:span text:style-name="T26"/></text:p>
          </table:table-cell>
          <table:table-cell table:style-name="Table147.B2" office:value-type="string">
            <text:p text:style-name="P37" loext:marker-style-name="T26"><text:span text:style-name="T26">Guam</text:span><text:span text:style-name="T26"/></text:p>
          </table:table-cell>
          <table:table-cell table:style-name="Table147.B2" office:value-type="string">
            <text:p text:style-name="P37" loext:marker-style-name="T26"><text:span text:style-name="T26">163</text:span><text:span text:style-name="T26"/></text:p>
          </table:table-cell>
          <table:table-cell table:style-name="Table147.B2" office:value-type="string">
            <text:p text:style-name="P37" loext:marker-style-name="T26"><text:span text:style-name="T26">Nauru</text:span><text:span text:style-name="T26"/></text:p>
          </table:table-cell>
          <table:table-cell table:style-name="Table147.B2" office:value-type="string">
            <text:p text:style-name="P37" loext:marker-style-name="T26"><text:span text:style-name="T26">228</text:span><text:span text:style-name="T26"/></text:p>
          </table:table-cell>
          <table:table-cell table:style-name="Table147.H2" office:value-type="string">
            <text:p text:style-name="P37" loext:marker-style-name="T26"><text:span text:style-name="T26">Thailand</text:span><text:span text:style-name="T26"/></text:p>
          </table:table-cell>
        </table:table-row>
        <table:table-row table:style-name="Table147.1">
          <table:table-cell table:style-name="Table147.A35" office:value-type="string">
            <text:p text:style-name="P228" loext:marker-style-name="T25"><text:span text:style-name="T26">34</text:span><text:span text:style-name="T25"/></text:p>
          </table:table-cell>
          <table:table-cell table:style-name="Table147.B35" office:value-type="string">
            <text:p text:style-name="P37" loext:marker-style-name="T26"><text:span text:style-name="T26">British Indian Ocean Territory</text:span><text:span text:style-name="T26"/></text:p>
          </table:table-cell>
          <table:table-cell table:style-name="Table147.C35" office:value-type="string">
            <text:p text:style-name="P37" loext:marker-style-name="T26"><text:span text:style-name="T26">99</text:span><text:span text:style-name="T26"/></text:p>
          </table:table-cell>
          <table:table-cell table:style-name="Table147.D35" office:value-type="string">
            <text:p text:style-name="P37" loext:marker-style-name="T26"><text:span text:style-name="T26">Guatemala</text:span><text:span text:style-name="T26"/></text:p>
          </table:table-cell>
          <table:table-cell table:style-name="Table147.E35" office:value-type="string">
            <text:p text:style-name="P37" loext:marker-style-name="T26"><text:span text:style-name="T26">164</text:span><text:span text:style-name="T26"/></text:p>
          </table:table-cell>
          <table:table-cell table:style-name="Table147.F35" office:value-type="string">
            <text:p text:style-name="P37" loext:marker-style-name="T26"><text:span text:style-name="T26">Navassa Island</text:span><text:span text:style-name="T26"/></text:p>
          </table:table-cell>
          <table:table-cell table:style-name="Table147.G35" office:value-type="string">
            <text:p text:style-name="P37" loext:marker-style-name="T26"><text:span text:style-name="T26">229</text:span><text:span text:style-name="T26"/></text:p>
          </table:table-cell>
          <table:table-cell table:style-name="Table147.H35" office:value-type="string">
            <text:p text:style-name="P37" loext:marker-style-name="T26"><text:span text:style-name="T26">Timor-Leste</text:span><text:span text:style-name="T26"/></text:p>
          </table:table-cell>
        </table:table-row>
        <table:table-row table:style-name="Table147.1">
          <table:table-cell table:style-name="Table147.A2" office:value-type="string">
            <text:p text:style-name="P228" loext:marker-style-name="T25"><text:span text:style-name="T26">35</text:span><text:span text:style-name="T25"/></text:p>
          </table:table-cell>
          <table:table-cell table:style-name="Table147.B2" office:value-type="string">
            <text:p text:style-name="P37" loext:marker-style-name="T26"><text:span text:style-name="T26">British Virgin Islands</text:span><text:span text:style-name="T26"/></text:p>
          </table:table-cell>
          <table:table-cell table:style-name="Table147.B2" office:value-type="string">
            <text:p text:style-name="P37" loext:marker-style-name="T26"><text:span text:style-name="T26">100</text:span><text:span text:style-name="T26"/></text:p>
          </table:table-cell>
          <table:table-cell table:style-name="Table147.B2" office:value-type="string">
            <text:p text:style-name="P37" loext:marker-style-name="T26"><text:span text:style-name="T26">Guernsey</text:span><text:span text:style-name="T26"/></text:p>
          </table:table-cell>
          <table:table-cell table:style-name="Table147.B2" office:value-type="string">
            <text:p text:style-name="P37" loext:marker-style-name="T26"><text:span text:style-name="T26">165</text:span><text:span text:style-name="T26"/></text:p>
          </table:table-cell>
          <table:table-cell table:style-name="Table147.B2" office:value-type="string">
            <text:p text:style-name="P37" loext:marker-style-name="T26"><text:span text:style-name="T26">Nepal</text:span><text:span text:style-name="T26"/></text:p>
          </table:table-cell>
          <table:table-cell table:style-name="Table147.B2" office:value-type="string">
            <text:p text:style-name="P37" loext:marker-style-name="T26"><text:span text:style-name="T26">230</text:span><text:span text:style-name="T26"/></text:p>
          </table:table-cell>
          <table:table-cell table:style-name="Table147.H2" office:value-type="string">
            <text:p text:style-name="P37" loext:marker-style-name="T26"><text:span text:style-name="T26">Togo</text:span><text:span text:style-name="T26"/></text:p>
          </table:table-cell>
        </table:table-row>
        <table:table-row table:style-name="Table147.1">
          <table:table-cell table:style-name="Table147.A37" office:value-type="string">
            <text:p text:style-name="P228" loext:marker-style-name="T25"><text:span text:style-name="T26">36</text:span><text:span text:style-name="T25"/></text:p>
          </table:table-cell>
          <table:table-cell table:style-name="Table147.B37" office:value-type="string">
            <text:p text:style-name="P37" loext:marker-style-name="T26"><text:span text:style-name="T26">Brunei</text:span><text:span text:style-name="T26"/></text:p>
          </table:table-cell>
          <table:table-cell table:style-name="Table147.C37" office:value-type="string">
            <text:p text:style-name="P37" loext:marker-style-name="T26"><text:span text:style-name="T26">101</text:span><text:span text:style-name="T26"/></text:p>
          </table:table-cell>
          <table:table-cell table:style-name="Table147.D37" office:value-type="string">
            <text:p text:style-name="P37" loext:marker-style-name="T26"><text:span text:style-name="T26">Guinea</text:span><text:span text:style-name="T26"/></text:p>
          </table:table-cell>
          <table:table-cell table:style-name="Table147.E37" office:value-type="string">
            <text:p text:style-name="P37" loext:marker-style-name="T26"><text:span text:style-name="T26">166</text:span><text:span text:style-name="T26"/></text:p>
          </table:table-cell>
          <table:table-cell table:style-name="Table147.F37" office:value-type="string">
            <text:p text:style-name="P37" loext:marker-style-name="T26"><text:span text:style-name="T26">Netherlands</text:span><text:span text:style-name="T26"/></text:p>
          </table:table-cell>
          <table:table-cell table:style-name="Table147.G37" office:value-type="string">
            <text:p text:style-name="P37" loext:marker-style-name="T26"><text:span text:style-name="T26">231</text:span><text:span text:style-name="T26"/></text:p>
          </table:table-cell>
          <table:table-cell table:style-name="Table147.H37" office:value-type="string">
            <text:p text:style-name="P37" loext:marker-style-name="T26"><text:span text:style-name="T26">Tokelau</text:span><text:span text:style-name="T26"/></text:p>
          </table:table-cell>
        </table:table-row>
        <table:table-row table:style-name="Table147.1">
          <table:table-cell table:style-name="Table147.A2" office:value-type="string">
            <text:p text:style-name="P228" loext:marker-style-name="T25"><text:span text:style-name="T26">37</text:span><text:span text:style-name="T25"/></text:p>
          </table:table-cell>
          <table:table-cell table:style-name="Table147.B2" office:value-type="string">
            <text:p text:style-name="P37" loext:marker-style-name="T26"><text:span text:style-name="T26">Bulgaria</text:span><text:span text:style-name="T26"/></text:p>
          </table:table-cell>
          <table:table-cell table:style-name="Table147.B2" office:value-type="string">
            <text:p text:style-name="P37" loext:marker-style-name="T26"><text:span text:style-name="T26">102</text:span><text:span text:style-name="T26"/></text:p>
          </table:table-cell>
          <table:table-cell table:style-name="Table147.B2" office:value-type="string">
            <text:p text:style-name="P37" loext:marker-style-name="T26"><text:span text:style-name="T26">Guinea-Bissau</text:span><text:span text:style-name="T26"/></text:p>
          </table:table-cell>
          <table:table-cell table:style-name="Table147.B2" office:value-type="string">
            <text:p text:style-name="P37" loext:marker-style-name="T26"><text:span text:style-name="T26">167</text:span><text:span text:style-name="T26"/></text:p>
          </table:table-cell>
          <table:table-cell table:style-name="Table147.B2" office:value-type="string">
            <text:p text:style-name="P37" loext:marker-style-name="T26"><text:span text:style-name="T26">Netherlands Antilles</text:span><text:span text:style-name="T26"/></text:p>
          </table:table-cell>
          <table:table-cell table:style-name="Table147.B2" office:value-type="string">
            <text:p text:style-name="P37" loext:marker-style-name="T26"><text:span text:style-name="T26">232</text:span><text:span text:style-name="T26"/></text:p>
          </table:table-cell>
          <table:table-cell table:style-name="Table147.H2" office:value-type="string">
            <text:p text:style-name="P37" loext:marker-style-name="T26"><text:span text:style-name="T26">Tonga</text:span><text:span text:style-name="T26"/></text:p>
          </table:table-cell>
        </table:table-row>
        <table:table-row table:style-name="Table147.1">
          <table:table-cell table:style-name="Table147.A39" office:value-type="string">
            <text:p text:style-name="P228" loext:marker-style-name="T25"><text:span text:style-name="T26">38</text:span><text:span text:style-name="T25"/></text:p>
          </table:table-cell>
          <table:table-cell table:style-name="Table147.B39" office:value-type="string">
            <text:p text:style-name="P37" loext:marker-style-name="T26"><text:span text:style-name="T26">Burkina Faso</text:span><text:span text:style-name="T26"/></text:p>
          </table:table-cell>
          <table:table-cell table:style-name="Table147.C39" office:value-type="string">
            <text:p text:style-name="P37" loext:marker-style-name="T26"><text:span text:style-name="T26">103</text:span><text:span text:style-name="T26"/></text:p>
          </table:table-cell>
          <table:table-cell table:style-name="Table147.D39" office:value-type="string">
            <text:p text:style-name="P37" loext:marker-style-name="T26"><text:span text:style-name="T26">Guyana</text:span><text:span text:style-name="T26"/></text:p>
          </table:table-cell>
          <table:table-cell table:style-name="Table147.E39" office:value-type="string">
            <text:p text:style-name="P37" loext:marker-style-name="T26"><text:span text:style-name="T26">168</text:span><text:span text:style-name="T26"/></text:p>
          </table:table-cell>
          <table:table-cell table:style-name="Table147.F39" office:value-type="string">
            <text:p text:style-name="P37" loext:marker-style-name="T26"><text:span text:style-name="T26">New Caledonia</text:span><text:span text:style-name="T26"/></text:p>
          </table:table-cell>
          <table:table-cell table:style-name="Table147.G39" office:value-type="string">
            <text:p text:style-name="P37" loext:marker-style-name="T26"><text:span text:style-name="T26">233</text:span><text:span text:style-name="T26"/></text:p>
          </table:table-cell>
          <table:table-cell table:style-name="Table147.H39" office:value-type="string">
            <text:p text:style-name="P37" loext:marker-style-name="T26"><text:span text:style-name="T26">Trinidad and Tobago</text:span><text:span text:style-name="T26"/></text:p>
          </table:table-cell>
        </table:table-row>
        <table:table-row table:style-name="Table147.1">
          <table:table-cell table:style-name="Table147.A2" office:value-type="string">
            <text:p text:style-name="P228" loext:marker-style-name="T25"><text:span text:style-name="T26">39</text:span><text:span text:style-name="T25"/></text:p>
          </table:table-cell>
          <table:table-cell table:style-name="Table147.B2" office:value-type="string">
            <text:p text:style-name="P37" loext:marker-style-name="T26"><text:span text:style-name="T26">Burma</text:span><text:span text:style-name="T26"/></text:p>
          </table:table-cell>
          <table:table-cell table:style-name="Table147.B2" office:value-type="string">
            <text:p text:style-name="P37" loext:marker-style-name="T26"><text:span text:style-name="T26">104</text:span><text:span text:style-name="T26"/></text:p>
          </table:table-cell>
          <table:table-cell table:style-name="Table147.B2" office:value-type="string">
            <text:p text:style-name="P37" loext:marker-style-name="T26"><text:span text:style-name="T26">Haiti</text:span><text:span text:style-name="T26"/></text:p>
          </table:table-cell>
          <table:table-cell table:style-name="Table147.B2" office:value-type="string">
            <text:p text:style-name="P37" loext:marker-style-name="T26"><text:span text:style-name="T26">169</text:span><text:span text:style-name="T26"/></text:p>
          </table:table-cell>
          <table:table-cell table:style-name="Table147.B2" office:value-type="string">
            <text:p text:style-name="P37" loext:marker-style-name="T26"><text:span text:style-name="T26">New Zealand</text:span><text:span text:style-name="T26"/></text:p>
          </table:table-cell>
          <table:table-cell table:style-name="Table147.B2" office:value-type="string">
            <text:p text:style-name="P37" loext:marker-style-name="T26"><text:span text:style-name="T26">234</text:span><text:span text:style-name="T26"/></text:p>
          </table:table-cell>
          <table:table-cell table:style-name="Table147.H2" office:value-type="string">
            <text:p text:style-name="P37" loext:marker-style-name="T26"><text:span text:style-name="T26">Tromelin Island</text:span><text:span text:style-name="T26"/></text:p>
          </table:table-cell>
        </table:table-row>
        <table:table-row table:style-name="Table147.1">
          <table:table-cell table:style-name="Table147.A41" office:value-type="string">
            <text:p text:style-name="P228" loext:marker-style-name="T25"><text:span text:style-name="T26">40</text:span><text:span text:style-name="T25"/></text:p>
          </table:table-cell>
          <table:table-cell table:style-name="Table147.B41" office:value-type="string">
            <text:p text:style-name="P37" loext:marker-style-name="T26"><text:span text:style-name="T26">Burundi</text:span><text:span text:style-name="T26"/></text:p>
          </table:table-cell>
          <table:table-cell table:style-name="Table147.C41" office:value-type="string">
            <text:p text:style-name="P37" loext:marker-style-name="T26"><text:span text:style-name="T26">105</text:span><text:span text:style-name="T26"/></text:p>
          </table:table-cell>
          <table:table-cell table:style-name="Table147.D41" office:value-type="string">
            <text:p text:style-name="P37" loext:marker-style-name="T26"><text:span text:style-name="T26">Heard Island and McDonald Islands</text:span><text:span text:style-name="T26"/></text:p>
          </table:table-cell>
          <table:table-cell table:style-name="Table147.E41" office:value-type="string">
            <text:p text:style-name="P37" loext:marker-style-name="T26"><text:span text:style-name="T26">170</text:span><text:span text:style-name="T26"/></text:p>
          </table:table-cell>
          <table:table-cell table:style-name="Table147.F41" office:value-type="string">
            <text:p text:style-name="P37" loext:marker-style-name="T26"><text:span text:style-name="T26">Nicaragua</text:span><text:span text:style-name="T26"/></text:p>
          </table:table-cell>
          <table:table-cell table:style-name="Table147.G41" office:value-type="string">
            <text:p text:style-name="P37" loext:marker-style-name="T26"><text:span text:style-name="T26">235</text:span><text:span text:style-name="T26"/></text:p>
          </table:table-cell>
          <table:table-cell table:style-name="Table147.H41" office:value-type="string">
            <text:p text:style-name="P37" loext:marker-style-name="T26"><text:span text:style-name="T26">Tunisia</text:span><text:span text:style-name="T26"/></text:p>
          </table:table-cell>
        </table:table-row>
        <table:table-row table:style-name="Table147.1">
          <table:table-cell table:style-name="Table147.A2" office:value-type="string">
            <text:p text:style-name="P228" loext:marker-style-name="T25"><text:span text:style-name="T26">41</text:span><text:span text:style-name="T25"/></text:p>
          </table:table-cell>
          <table:table-cell table:style-name="Table147.B2" office:value-type="string">
            <text:p text:style-name="P37" loext:marker-style-name="T26"><text:span text:style-name="T26">Cambodia</text:span><text:span text:style-name="T26"/></text:p>
          </table:table-cell>
          <table:table-cell table:style-name="Table147.B2" office:value-type="string">
            <text:p text:style-name="P37" loext:marker-style-name="T26"><text:span text:style-name="T26">106</text:span><text:span text:style-name="T26"/></text:p>
          </table:table-cell>
          <table:table-cell table:style-name="Table147.B2" office:value-type="string">
            <text:p text:style-name="P37" loext:marker-style-name="T26"><text:span text:style-name="T26">Holy See (Vatican City)</text:span><text:span text:style-name="T26"/></text:p>
          </table:table-cell>
          <table:table-cell table:style-name="Table147.B2" office:value-type="string">
            <text:p text:style-name="P37" loext:marker-style-name="T26"><text:span text:style-name="T26">171</text:span><text:span text:style-name="T26"/></text:p>
          </table:table-cell>
          <table:table-cell table:style-name="Table147.B2" office:value-type="string">
            <text:p text:style-name="P37" loext:marker-style-name="T26"><text:span text:style-name="T26">Niger</text:span><text:span text:style-name="T26"/></text:p>
          </table:table-cell>
          <table:table-cell table:style-name="Table147.B2" office:value-type="string">
            <text:p text:style-name="P37" loext:marker-style-name="T26"><text:span text:style-name="T26">236</text:span><text:span text:style-name="T26"/></text:p>
          </table:table-cell>
          <table:table-cell table:style-name="Table147.H2" office:value-type="string">
            <text:p text:style-name="P37" loext:marker-style-name="T26"><text:span text:style-name="T26">Turkey</text:span><text:span text:style-name="T26"/></text:p>
          </table:table-cell>
        </table:table-row>
        <table:table-row table:style-name="Table147.1">
          <table:table-cell table:style-name="Table147.A43" office:value-type="string">
            <text:p text:style-name="P228" loext:marker-style-name="T25"><text:span text:style-name="T26">42</text:span><text:span text:style-name="T25"/></text:p>
          </table:table-cell>
          <table:table-cell table:style-name="Table147.B43" office:value-type="string">
            <text:p text:style-name="P37" loext:marker-style-name="T26"><text:span text:style-name="T26">Cameroon</text:span><text:span text:style-name="T26"/></text:p>
          </table:table-cell>
          <table:table-cell table:style-name="Table147.C43" office:value-type="string">
            <text:p text:style-name="P37" loext:marker-style-name="T26"><text:span text:style-name="T26">107</text:span><text:span text:style-name="T26"/></text:p>
          </table:table-cell>
          <table:table-cell table:style-name="Table147.D43" office:value-type="string">
            <text:p text:style-name="P37" loext:marker-style-name="T26"><text:span text:style-name="T26">Honduras</text:span><text:span text:style-name="T26"/></text:p>
          </table:table-cell>
          <table:table-cell table:style-name="Table147.E43" office:value-type="string">
            <text:p text:style-name="P37" loext:marker-style-name="T26"><text:span text:style-name="T26">172</text:span><text:span text:style-name="T26"/></text:p>
          </table:table-cell>
          <table:table-cell table:style-name="Table147.F43" office:value-type="string">
            <text:p text:style-name="P37" loext:marker-style-name="T26"><text:span text:style-name="T26">Nigeria</text:span><text:span text:style-name="T26"/></text:p>
          </table:table-cell>
          <table:table-cell table:style-name="Table147.G43" office:value-type="string">
            <text:p text:style-name="P37" loext:marker-style-name="T26"><text:span text:style-name="T26">237</text:span><text:span text:style-name="T26"/></text:p>
          </table:table-cell>
          <table:table-cell table:style-name="Table147.H43" office:value-type="string">
            <text:p text:style-name="P37" loext:marker-style-name="T26"><text:span text:style-name="T26">Turkmenistan</text:span><text:span text:style-name="T26"/></text:p>
          </table:table-cell>
        </table:table-row>
        <table:table-row table:style-name="Table147.1">
          <table:table-cell table:style-name="Table147.A2" office:value-type="string">
            <text:p text:style-name="P228" loext:marker-style-name="T25"><text:span text:style-name="T26">43</text:span><text:span text:style-name="T25"/></text:p>
          </table:table-cell>
          <table:table-cell table:style-name="Table147.B2" office:value-type="string">
            <text:p text:style-name="P37" loext:marker-style-name="T26"><text:span text:style-name="T26">Canada</text:span><text:span text:style-name="T26"/></text:p>
          </table:table-cell>
          <table:table-cell table:style-name="Table147.B2" office:value-type="string">
            <text:p text:style-name="P37" loext:marker-style-name="T26"><text:span text:style-name="T26">108</text:span><text:span text:style-name="T26"/></text:p>
          </table:table-cell>
          <table:table-cell table:style-name="Table147.B2" office:value-type="string">
            <text:p text:style-name="P37" loext:marker-style-name="T26"><text:span text:style-name="T26">Hong Kong</text:span><text:span text:style-name="T26"/></text:p>
          </table:table-cell>
          <table:table-cell table:style-name="Table147.B2" office:value-type="string">
            <text:p text:style-name="P37" loext:marker-style-name="T26"><text:span text:style-name="T26">173</text:span><text:span text:style-name="T26"/></text:p>
          </table:table-cell>
          <table:table-cell table:style-name="Table147.B2" office:value-type="string">
            <text:p text:style-name="P37" loext:marker-style-name="T26"><text:span text:style-name="T26">Niue</text:span><text:span text:style-name="T26"/></text:p>
          </table:table-cell>
          <table:table-cell table:style-name="Table147.B2" office:value-type="string">
            <text:p text:style-name="P37" loext:marker-style-name="T26"><text:span text:style-name="T26">238</text:span><text:span text:style-name="T26"/></text:p>
          </table:table-cell>
          <table:table-cell table:style-name="Table147.H2" office:value-type="string">
            <text:p text:style-name="P37" loext:marker-style-name="T26"><text:span text:style-name="T26">Turks and Caicos Islands</text:span><text:span text:style-name="T26"/></text:p>
          </table:table-cell>
        </table:table-row>
        <table:table-row table:style-name="Table147.1">
          <table:table-cell table:style-name="Table147.A45" office:value-type="string">
            <text:p text:style-name="P228" loext:marker-style-name="T25"><text:span text:style-name="T26">44</text:span><text:span text:style-name="T25"/></text:p>
          </table:table-cell>
          <table:table-cell table:style-name="Table147.B45" office:value-type="string">
            <text:p text:style-name="P37" loext:marker-style-name="T26"><text:span text:style-name="T26">Cape Verde</text:span><text:span text:style-name="T26"/></text:p>
          </table:table-cell>
          <table:table-cell table:style-name="Table147.C45" office:value-type="string">
            <text:p text:style-name="P37" loext:marker-style-name="T26"><text:span text:style-name="T26">109</text:span><text:span text:style-name="T26"/></text:p>
          </table:table-cell>
          <table:table-cell table:style-name="Table147.D45" office:value-type="string">
            <text:p text:style-name="P37" loext:marker-style-name="T26"><text:span text:style-name="T26">Hungary</text:span><text:span text:style-name="T26"/></text:p>
          </table:table-cell>
          <table:table-cell table:style-name="Table147.E45" office:value-type="string">
            <text:p text:style-name="P37" loext:marker-style-name="T26"><text:span text:style-name="T26">174</text:span><text:span text:style-name="T26"/></text:p>
          </table:table-cell>
          <table:table-cell table:style-name="Table147.F45" office:value-type="string">
            <text:p text:style-name="P37" loext:marker-style-name="T26"><text:span text:style-name="T26">Norfolk Island</text:span><text:span text:style-name="T26"/></text:p>
          </table:table-cell>
          <table:table-cell table:style-name="Table147.G45" office:value-type="string">
            <text:p text:style-name="P37" loext:marker-style-name="T26"><text:span text:style-name="T26">239</text:span><text:span text:style-name="T26"/></text:p>
          </table:table-cell>
          <table:table-cell table:style-name="Table147.H45" office:value-type="string">
            <text:p text:style-name="P37" loext:marker-style-name="T26"><text:span text:style-name="T26">Tuvalu</text:span><text:span text:style-name="T26"/></text:p>
          </table:table-cell>
        </table:table-row>
        <table:table-row table:style-name="Table147.1">
          <table:table-cell table:style-name="Table147.A2" office:value-type="string">
            <text:p text:style-name="P228" loext:marker-style-name="T25"><text:span text:style-name="T26">45</text:span><text:span text:style-name="T25"/></text:p>
          </table:table-cell>
          <table:table-cell table:style-name="Table147.B2" office:value-type="string">
            <text:p text:style-name="P37" loext:marker-style-name="T26"><text:span text:style-name="T26">Cayman Islands</text:span><text:span text:style-name="T26"/></text:p>
          </table:table-cell>
          <table:table-cell table:style-name="Table147.B2" office:value-type="string">
            <text:p text:style-name="P37" loext:marker-style-name="T26"><text:span text:style-name="T26">110</text:span><text:span text:style-name="T26"/></text:p>
          </table:table-cell>
          <table:table-cell table:style-name="Table147.B2" office:value-type="string">
            <text:p text:style-name="P37" loext:marker-style-name="T26"><text:span text:style-name="T26">Iceland</text:span><text:span text:style-name="T26"/></text:p>
          </table:table-cell>
          <table:table-cell table:style-name="Table147.B2" office:value-type="string">
            <text:p text:style-name="P37" loext:marker-style-name="T26"><text:span text:style-name="T26">175</text:span><text:span text:style-name="T26"/></text:p>
          </table:table-cell>
          <table:table-cell table:style-name="Table147.B2" office:value-type="string">
            <text:p text:style-name="P37" loext:marker-style-name="T26"><text:span text:style-name="T26">Northern Mariana Islands</text:span><text:span text:style-name="T26"/></text:p>
          </table:table-cell>
          <table:table-cell table:style-name="Table147.B2" office:value-type="string">
            <text:p text:style-name="P37" loext:marker-style-name="T26"><text:span text:style-name="T26">240</text:span><text:span text:style-name="T26"/></text:p>
          </table:table-cell>
          <table:table-cell table:style-name="Table147.H2" office:value-type="string">
            <text:p text:style-name="P37" loext:marker-style-name="T26"><text:span text:style-name="T26">Uganda</text:span><text:span text:style-name="T26"/></text:p>
          </table:table-cell>
        </table:table-row>
        <table:table-row table:style-name="Table147.1">
          <table:table-cell table:style-name="Table147.A47" office:value-type="string">
            <text:p text:style-name="P228" loext:marker-style-name="T25"><text:span text:style-name="T26">46</text:span><text:span text:style-name="T25"/></text:p>
          </table:table-cell>
          <table:table-cell table:style-name="Table147.B47" office:value-type="string">
            <text:p text:style-name="P37" loext:marker-style-name="T26"><text:span text:style-name="T26">Central African Republic</text:span><text:span text:style-name="T26"/></text:p>
          </table:table-cell>
          <table:table-cell table:style-name="Table147.C47" office:value-type="string">
            <text:p text:style-name="P37" loext:marker-style-name="T26"><text:span text:style-name="T26">111</text:span><text:span text:style-name="T26"/></text:p>
          </table:table-cell>
          <table:table-cell table:style-name="Table147.D47" office:value-type="string">
            <text:p text:style-name="P37" loext:marker-style-name="T26"><text:span text:style-name="T26">India</text:span><text:span text:style-name="T26"/></text:p>
          </table:table-cell>
          <table:table-cell table:style-name="Table147.E47" office:value-type="string">
            <text:p text:style-name="P37" loext:marker-style-name="T26"><text:span text:style-name="T26">176</text:span><text:span text:style-name="T26"/></text:p>
          </table:table-cell>
          <table:table-cell table:style-name="Table147.F47" office:value-type="string">
            <text:p text:style-name="P37" loext:marker-style-name="T26"><text:span text:style-name="T26">Norway</text:span><text:span text:style-name="T26"/></text:p>
          </table:table-cell>
          <table:table-cell table:style-name="Table147.G47" office:value-type="string">
            <text:p text:style-name="P37" loext:marker-style-name="T26"><text:span text:style-name="T26">241</text:span><text:span text:style-name="T26"/></text:p>
          </table:table-cell>
          <table:table-cell table:style-name="Table147.H47" office:value-type="string">
            <text:p text:style-name="P37" loext:marker-style-name="T26"><text:span text:style-name="T26">Ukraine</text:span><text:span text:style-name="T26"/></text:p>
          </table:table-cell>
        </table:table-row>
        <table:table-row table:style-name="Table147.1">
          <table:table-cell table:style-name="Table147.A2" office:value-type="string">
            <text:p text:style-name="P228" loext:marker-style-name="T25"><text:span text:style-name="T26">47</text:span><text:span text:style-name="T25"/></text:p>
          </table:table-cell>
          <table:table-cell table:style-name="Table147.B2" office:value-type="string">
            <text:p text:style-name="P37" loext:marker-style-name="T26"><text:span text:style-name="T26">Chad</text:span><text:span text:style-name="T26"/></text:p>
          </table:table-cell>
          <table:table-cell table:style-name="Table147.B2" office:value-type="string">
            <text:p text:style-name="P37" loext:marker-style-name="T26"><text:span text:style-name="T26">112</text:span><text:span text:style-name="T26"/></text:p>
          </table:table-cell>
          <table:table-cell table:style-name="Table147.B2" office:value-type="string">
            <text:p text:style-name="P37" loext:marker-style-name="T26"><text:span text:style-name="T26">Indonesia</text:span><text:span text:style-name="T26"/></text:p>
          </table:table-cell>
          <table:table-cell table:style-name="Table147.B2" office:value-type="string">
            <text:p text:style-name="P37" loext:marker-style-name="T26"><text:span text:style-name="T26">177</text:span><text:span text:style-name="T26"/></text:p>
          </table:table-cell>
          <table:table-cell table:style-name="Table147.B2" office:value-type="string">
            <text:p text:style-name="P37" loext:marker-style-name="T26"><text:span text:style-name="T26">Oman</text:span><text:span text:style-name="T26"/></text:p>
          </table:table-cell>
          <table:table-cell table:style-name="Table147.B2" office:value-type="string">
            <text:p text:style-name="P37" loext:marker-style-name="T26"><text:span text:style-name="T26">242</text:span><text:span text:style-name="T26"/></text:p>
          </table:table-cell>
          <table:table-cell table:style-name="Table147.H2" office:value-type="string">
            <text:p text:style-name="P37" loext:marker-style-name="T26"><text:span text:style-name="T26">United Arab Emirates</text:span><text:span text:style-name="T26"/></text:p>
          </table:table-cell>
        </table:table-row>
        <table:table-row table:style-name="Table147.1">
          <table:table-cell table:style-name="Table147.A49" office:value-type="string">
            <text:p text:style-name="P228" loext:marker-style-name="T25"><text:span text:style-name="T26">48</text:span><text:span text:style-name="T25"/></text:p>
          </table:table-cell>
          <table:table-cell table:style-name="Table147.B49" office:value-type="string">
            <text:p text:style-name="P37" loext:marker-style-name="T26"><text:span text:style-name="T26">Chile</text:span><text:span text:style-name="T26"/></text:p>
          </table:table-cell>
          <table:table-cell table:style-name="Table147.C49" office:value-type="string">
            <text:p text:style-name="P37" loext:marker-style-name="T26"><text:span text:style-name="T26">113</text:span><text:span text:style-name="T26"/></text:p>
          </table:table-cell>
          <table:table-cell table:style-name="Table147.D49" office:value-type="string">
            <text:p text:style-name="P37" loext:marker-style-name="T26"><text:span text:style-name="T26">Iran</text:span><text:span text:style-name="T26"/></text:p>
          </table:table-cell>
          <table:table-cell table:style-name="Table147.E49" office:value-type="string">
            <text:p text:style-name="P37" loext:marker-style-name="T26"><text:span text:style-name="T26">178</text:span><text:span text:style-name="T26"/></text:p>
          </table:table-cell>
          <table:table-cell table:style-name="Table147.F49" office:value-type="string">
            <text:p text:style-name="P37" loext:marker-style-name="T26"><text:span text:style-name="T26">Pakistan</text:span><text:span text:style-name="T26"/></text:p>
          </table:table-cell>
          <table:table-cell table:style-name="Table147.G49" office:value-type="string">
            <text:p text:style-name="P37" loext:marker-style-name="T26"><text:span text:style-name="T26">243</text:span><text:span text:style-name="T26"/></text:p>
          </table:table-cell>
          <table:table-cell table:style-name="Table147.H49" office:value-type="string">
            <text:p text:style-name="P37" loext:marker-style-name="T26"><text:span text:style-name="T26">United Kingdom</text:span><text:span text:style-name="T26"/></text:p>
          </table:table-cell>
        </table:table-row>
        <table:table-row table:style-name="Table147.1">
          <table:table-cell table:style-name="Table147.A2" office:value-type="string">
            <text:p text:style-name="P228" loext:marker-style-name="T25"><text:span text:style-name="T26">49</text:span><text:span text:style-name="T25"/></text:p>
          </table:table-cell>
          <table:table-cell table:style-name="Table147.B2" office:value-type="string">
            <text:p text:style-name="P37" loext:marker-style-name="T26"><text:span text:style-name="T26">China</text:span><text:span text:style-name="T26"/></text:p>
          </table:table-cell>
          <table:table-cell table:style-name="Table147.B2" office:value-type="string">
            <text:p text:style-name="P37" loext:marker-style-name="T26"><text:span text:style-name="T26">114</text:span><text:span text:style-name="T26"/></text:p>
          </table:table-cell>
          <table:table-cell table:style-name="Table147.B2" office:value-type="string">
            <text:p text:style-name="P37" loext:marker-style-name="T26"><text:span text:style-name="T26">Iraq</text:span><text:span text:style-name="T26"/></text:p>
          </table:table-cell>
          <table:table-cell table:style-name="Table147.B2" office:value-type="string">
            <text:p text:style-name="P37" loext:marker-style-name="T26"><text:span text:style-name="T26">179</text:span><text:span text:style-name="T26"/></text:p>
          </table:table-cell>
          <table:table-cell table:style-name="Table147.B2" office:value-type="string">
            <text:p text:style-name="P37" loext:marker-style-name="T26"><text:span text:style-name="T26">Palau</text:span><text:span text:style-name="T26"/></text:p>
          </table:table-cell>
          <table:table-cell table:style-name="Table147.B2" office:value-type="string">
            <text:p text:style-name="P37" loext:marker-style-name="T26"><text:span text:style-name="T26">244</text:span><text:span text:style-name="T26"/></text:p>
          </table:table-cell>
          <table:table-cell table:style-name="Table147.H2" office:value-type="string">
            <text:p text:style-name="P37" loext:marker-style-name="T26"><text:span text:style-name="T26">United States</text:span><text:span text:style-name="T26"/></text:p>
          </table:table-cell>
        </table:table-row>
        <table:table-row table:style-name="Table147.1">
          <table:table-cell table:style-name="Table147.A51" office:value-type="string">
            <text:p text:style-name="P228" loext:marker-style-name="T25"><text:span text:style-name="T26">50</text:span><text:span text:style-name="T25"/></text:p>
          </table:table-cell>
          <table:table-cell table:style-name="Table147.B51" office:value-type="string">
            <text:p text:style-name="P37" loext:marker-style-name="T26"><text:span text:style-name="T26">Christmas Island</text:span><text:span text:style-name="T26"/></text:p>
          </table:table-cell>
          <table:table-cell table:style-name="Table147.C51" office:value-type="string">
            <text:p text:style-name="P37" loext:marker-style-name="T26"><text:span text:style-name="T26">115</text:span><text:span text:style-name="T26"/></text:p>
          </table:table-cell>
          <table:table-cell table:style-name="Table147.D51" office:value-type="string">
            <text:p text:style-name="P37" loext:marker-style-name="T26"><text:span text:style-name="T26">Ireland</text:span><text:span text:style-name="T26"/></text:p>
          </table:table-cell>
          <table:table-cell table:style-name="Table147.E51" office:value-type="string">
            <text:p text:style-name="P37" loext:marker-style-name="T26"><text:span text:style-name="T26">180</text:span><text:span text:style-name="T26"/></text:p>
          </table:table-cell>
          <table:table-cell table:style-name="Table147.F51" office:value-type="string">
            <text:p text:style-name="P37" loext:marker-style-name="T26"><text:span text:style-name="T26">Panama</text:span><text:span text:style-name="T26"/></text:p>
          </table:table-cell>
          <table:table-cell table:style-name="Table147.G51" office:value-type="string">
            <text:p text:style-name="P37" loext:marker-style-name="T26"><text:span text:style-name="T26">245</text:span><text:span text:style-name="T26"/></text:p>
          </table:table-cell>
          <table:table-cell table:style-name="Table147.H51" office:value-type="string">
            <text:p text:style-name="P37" loext:marker-style-name="T26"><text:span text:style-name="T26">Uruguay</text:span><text:span text:style-name="T26"/></text:p>
          </table:table-cell>
        </table:table-row>
        <table:table-row table:style-name="Table147.1">
          <table:table-cell table:style-name="Table147.A2" office:value-type="string">
            <text:p text:style-name="P228" loext:marker-style-name="T25"><text:span text:style-name="T26">51</text:span><text:span text:style-name="T25"/></text:p>
          </table:table-cell>
          <table:table-cell table:style-name="Table147.B2" office:value-type="string">
            <text:p text:style-name="P37" loext:marker-style-name="T26"><text:span text:style-name="T26">Clipperton Island</text:span><text:span text:style-name="T26"/></text:p>
          </table:table-cell>
          <table:table-cell table:style-name="Table147.B2" office:value-type="string">
            <text:p text:style-name="P37" loext:marker-style-name="T26"><text:span text:style-name="T26">116</text:span><text:span text:style-name="T26"/></text:p>
          </table:table-cell>
          <table:table-cell table:style-name="Table147.B2" office:value-type="string">
            <text:p text:style-name="P37" loext:marker-style-name="T26"><text:span text:style-name="T26">Isle of Man</text:span><text:span text:style-name="T26"/></text:p>
          </table:table-cell>
          <table:table-cell table:style-name="Table147.B2" office:value-type="string">
            <text:p text:style-name="P37" loext:marker-style-name="T26"><text:span text:style-name="T26">181</text:span><text:span text:style-name="T26"/></text:p>
          </table:table-cell>
          <table:table-cell table:style-name="Table147.B2" office:value-type="string">
            <text:p text:style-name="P37" loext:marker-style-name="T26"><text:span text:style-name="T26">Papua New Guinea</text:span><text:span text:style-name="T26"/></text:p>
          </table:table-cell>
          <table:table-cell table:style-name="Table147.B2" office:value-type="string">
            <text:p text:style-name="P37" loext:marker-style-name="T26"><text:span text:style-name="T26">246</text:span><text:span text:style-name="T26"/></text:p>
          </table:table-cell>
          <table:table-cell table:style-name="Table147.H2" office:value-type="string">
            <text:p text:style-name="P37" loext:marker-style-name="T26"><text:span text:style-name="T26">Uzbekistan</text:span><text:span text:style-name="T26"/></text:p>
          </table:table-cell>
        </table:table-row>
        <table:table-row table:style-name="Table147.1">
          <table:table-cell table:style-name="Table147.A53" office:value-type="string">
            <text:p text:style-name="P228" loext:marker-style-name="T25"><text:span text:style-name="T26">52</text:span><text:span text:style-name="T25"/></text:p>
          </table:table-cell>
          <table:table-cell table:style-name="Table147.B53" office:value-type="string">
            <text:p text:style-name="P37" loext:marker-style-name="T26"><text:span text:style-name="T26">Cocos (Keeling) Islands</text:span><text:span text:style-name="T26"/></text:p>
          </table:table-cell>
          <table:table-cell table:style-name="Table147.C53" office:value-type="string">
            <text:p text:style-name="P37" loext:marker-style-name="T26"><text:span text:style-name="T26">117</text:span><text:span text:style-name="T26"/></text:p>
          </table:table-cell>
          <table:table-cell table:style-name="Table147.D53" office:value-type="string">
            <text:p text:style-name="P37" loext:marker-style-name="T26"><text:span text:style-name="T26">Israel</text:span><text:span text:style-name="T26"/></text:p>
          </table:table-cell>
          <table:table-cell table:style-name="Table147.E53" office:value-type="string">
            <text:p text:style-name="P37" loext:marker-style-name="T26"><text:span text:style-name="T26">182</text:span><text:span text:style-name="T26"/></text:p>
          </table:table-cell>
          <table:table-cell table:style-name="Table147.F53" office:value-type="string">
            <text:p text:style-name="P37" loext:marker-style-name="T26"><text:span text:style-name="T26">Paracel Islands</text:span><text:span text:style-name="T26"/></text:p>
          </table:table-cell>
          <table:table-cell table:style-name="Table147.G53" office:value-type="string">
            <text:p text:style-name="P37" loext:marker-style-name="T26"><text:span text:style-name="T26">247</text:span><text:span text:style-name="T26"/></text:p>
          </table:table-cell>
          <table:table-cell table:style-name="Table147.H53" office:value-type="string">
            <text:p text:style-name="P37" loext:marker-style-name="T26"><text:span text:style-name="T26">Vanuatu</text:span><text:span text:style-name="T26"/></text:p>
          </table:table-cell>
        </table:table-row>
        <table:table-row table:style-name="Table147.1">
          <table:table-cell table:style-name="Table147.A2" office:value-type="string">
            <text:p text:style-name="P228" loext:marker-style-name="T22"><text:span text:style-name="T33">53</text:span><text:span text:style-name="T32"/></text:p>
          </table:table-cell>
          <table:table-cell table:style-name="Table147.B2" office:value-type="string">
            <text:p text:style-name="P37" loext:marker-style-name="T22"><text:span text:style-name="T33">Colombia</text:span><text:span text:style-name="T33"/></text:p>
          </table:table-cell>
          <table:table-cell table:style-name="Table147.B2" office:value-type="string">
            <text:p text:style-name="P37" loext:marker-style-name="T22"><text:span text:style-name="T33">118</text:span><text:span text:style-name="T33"/></text:p>
          </table:table-cell>
          <table:table-cell table:style-name="Table147.B2" office:value-type="string">
            <text:p text:style-name="P37" loext:marker-style-name="T22"><text:span text:style-name="T33">Italy</text:span><text:span text:style-name="T33"/></text:p>
          </table:table-cell>
          <table:table-cell table:style-name="Table147.B2" office:value-type="string">
            <text:p text:style-name="P37" loext:marker-style-name="T22"><text:span text:style-name="T33">183</text:span><text:span text:style-name="T33"/></text:p>
          </table:table-cell>
          <table:table-cell table:style-name="Table147.B2" office:value-type="string">
            <text:p text:style-name="P37" loext:marker-style-name="T22"><text:span text:style-name="T33">Paraguay</text:span><text:span text:style-name="T33"/></text:p>
          </table:table-cell>
          <table:table-cell table:style-name="Table147.B2" office:value-type="string">
            <text:p text:style-name="P37" loext:marker-style-name="T22"><text:span text:style-name="T33">248</text:span><text:span text:style-name="T33"/></text:p>
          </table:table-cell>
          <table:table-cell table:style-name="Table147.H2" office:value-type="string">
            <text:p text:style-name="P37" loext:marker-style-name="T22"><text:span text:style-name="T33">Venezuela</text:span><text:span text:style-name="T33"/></text:p>
          </table:table-cell>
        </table:table-row>
        <table:table-row table:style-name="Table147.1">
          <table:table-cell table:style-name="Table147.A55" office:value-type="string">
            <text:p text:style-name="P228" loext:marker-style-name="T22"><text:span text:style-name="T33">54</text:span><text:span text:style-name="T32"/></text:p>
          </table:table-cell>
          <table:table-cell table:style-name="Table147.B55" office:value-type="string">
            <text:p text:style-name="P37" loext:marker-style-name="T22"><text:span text:style-name="T33">Comoros</text:span><text:span text:style-name="T33"/></text:p>
          </table:table-cell>
          <table:table-cell table:style-name="Table147.C55" office:value-type="string">
            <text:p text:style-name="P37" loext:marker-style-name="T22"><text:span text:style-name="T33">119</text:span><text:span text:style-name="T33"/></text:p>
          </table:table-cell>
          <table:table-cell table:style-name="Table147.D55" office:value-type="string">
            <text:p text:style-name="P37" loext:marker-style-name="T22"><text:span text:style-name="T33">Jamaica</text:span><text:span text:style-name="T33"/></text:p>
          </table:table-cell>
          <table:table-cell table:style-name="Table147.E55" office:value-type="string">
            <text:p text:style-name="P37" loext:marker-style-name="T22"><text:span text:style-name="T33">184</text:span><text:span text:style-name="T33"/></text:p>
          </table:table-cell>
          <table:table-cell table:style-name="Table147.F55" office:value-type="string">
            <text:p text:style-name="P37" loext:marker-style-name="T22"><text:span text:style-name="T33">Peru</text:span><text:span text:style-name="T33"/></text:p>
          </table:table-cell>
          <table:table-cell table:style-name="Table147.G55" office:value-type="string">
            <text:p text:style-name="P37" loext:marker-style-name="T22"><text:span text:style-name="T33">249</text:span><text:span text:style-name="T33"/></text:p>
          </table:table-cell>
          <table:table-cell table:style-name="Table147.H55" office:value-type="string">
            <text:p text:style-name="P37" loext:marker-style-name="T22"><text:span text:style-name="T33">Vietnam</text:span><text:span text:style-name="T33"/></text:p>
          </table:table-cell>
        </table:table-row>
        <table:table-row table:style-name="Table147.1">
          <table:table-cell table:style-name="Table147.A2" office:value-type="string">
            <text:p text:style-name="P228" loext:marker-style-name="T25"><text:span text:style-name="T26">55</text:span><text:span text:style-name="T25"/></text:p>
          </table:table-cell>
          <table:table-cell table:style-name="Table147.B2" office:value-type="string">
            <text:p text:style-name="P37" loext:marker-style-name="T26"><text:span text:style-name="T26">Congo, Democratic </text:span><text:soft-page-break/><text:span text:style-name="T26">Republic of the</text:span><text:span text:style-name="T26"/></text:p>
          </table:table-cell>
          <table:table-cell table:style-name="Table147.B2" office:value-type="string">
            <text:p text:style-name="P37" loext:marker-style-name="T26"><text:span text:style-name="T26">120</text:span><text:span text:style-name="T26"/></text:p>
          </table:table-cell>
          <table:table-cell table:style-name="Table147.B2" office:value-type="string">
            <text:p text:style-name="P37" loext:marker-style-name="T26"><text:span text:style-name="T26">Jan Mayen</text:span><text:span text:style-name="T26"/></text:p>
          </table:table-cell>
          <table:table-cell table:style-name="Table147.B2" office:value-type="string">
            <text:p text:style-name="P37" loext:marker-style-name="T26"><text:span text:style-name="T26">185</text:span><text:span text:style-name="T26"/></text:p>
          </table:table-cell>
          <table:table-cell table:style-name="Table147.B2" office:value-type="string">
            <text:p text:style-name="P37" loext:marker-style-name="T26"><text:span text:style-name="T26">Philippines</text:span><text:span text:style-name="T26"/></text:p>
          </table:table-cell>
          <table:table-cell table:style-name="Table147.B2" office:value-type="string">
            <text:p text:style-name="P37" loext:marker-style-name="T26"><text:span text:style-name="T26">250</text:span><text:span text:style-name="T26"/></text:p>
          </table:table-cell>
          <table:table-cell table:style-name="Table147.H2" office:value-type="string">
            <text:p text:style-name="P37" loext:marker-style-name="T26"><text:span text:style-name="T26">Virgin Islands</text:span><text:span text:style-name="T26"/></text:p>
          </table:table-cell>
        </table:table-row>
        <table:table-row table:style-name="Table147.1">
          <table:table-cell table:style-name="Table147.A57" office:value-type="string">
            <text:p text:style-name="P228" loext:marker-style-name="T25"><text:span text:style-name="T26">56</text:span><text:span text:style-name="T25"/></text:p>
          </table:table-cell>
          <table:table-cell table:style-name="Table147.B57" office:value-type="string">
            <text:p text:style-name="P37" loext:marker-style-name="T26"><text:span text:style-name="T26">Congo, Republic of the</text:span><text:span text:style-name="T26"/></text:p>
          </table:table-cell>
          <table:table-cell table:style-name="Table147.C57" office:value-type="string">
            <text:p text:style-name="P37" loext:marker-style-name="T26"><text:span text:style-name="T26">121</text:span><text:span text:style-name="T26"/></text:p>
          </table:table-cell>
          <table:table-cell table:style-name="Table147.D57" office:value-type="string">
            <text:p text:style-name="P37" loext:marker-style-name="T26"><text:span text:style-name="T26">Japan</text:span><text:span text:style-name="T26"/></text:p>
          </table:table-cell>
          <table:table-cell table:style-name="Table147.E57" office:value-type="string">
            <text:p text:style-name="P37" loext:marker-style-name="T26"><text:span text:style-name="T26">186</text:span><text:span text:style-name="T26"/></text:p>
          </table:table-cell>
          <table:table-cell table:style-name="Table147.F57" office:value-type="string">
            <text:p text:style-name="P37" loext:marker-style-name="T26"><text:span text:style-name="T26">Pitcairn Islands</text:span><text:span text:style-name="T26"/></text:p>
          </table:table-cell>
          <table:table-cell table:style-name="Table147.G57" office:value-type="string">
            <text:p text:style-name="P37" loext:marker-style-name="T26"><text:span text:style-name="T26">251</text:span><text:span text:style-name="T26"/></text:p>
          </table:table-cell>
          <table:table-cell table:style-name="Table147.H57" office:value-type="string">
            <text:p text:style-name="P37" loext:marker-style-name="T26"><text:span text:style-name="T26">Wake Island</text:span><text:span text:style-name="T26"/></text:p>
          </table:table-cell>
        </table:table-row>
        <table:table-row table:style-name="Table147.1">
          <table:table-cell table:style-name="Table147.A2" office:value-type="string">
            <text:p text:style-name="P228" loext:marker-style-name="T25"><text:span text:style-name="T26">57</text:span><text:span text:style-name="T25"/></text:p>
          </table:table-cell>
          <table:table-cell table:style-name="Table147.B2" office:value-type="string">
            <text:p text:style-name="P37" loext:marker-style-name="T26"><text:span text:style-name="T26">Cook Islands</text:span><text:span text:style-name="T26"/></text:p>
          </table:table-cell>
          <table:table-cell table:style-name="Table147.B2" office:value-type="string">
            <text:p text:style-name="P37" loext:marker-style-name="T26"><text:span text:style-name="T26">122</text:span><text:span text:style-name="T26"/></text:p>
          </table:table-cell>
          <table:table-cell table:style-name="Table147.B2" office:value-type="string">
            <text:p text:style-name="P37" loext:marker-style-name="T26"><text:span text:style-name="T26">Jersey</text:span><text:span text:style-name="T26"/></text:p>
          </table:table-cell>
          <table:table-cell table:style-name="Table147.B2" office:value-type="string">
            <text:p text:style-name="P37" loext:marker-style-name="T26"><text:span text:style-name="T26">187</text:span><text:span text:style-name="T26"/></text:p>
          </table:table-cell>
          <table:table-cell table:style-name="Table147.B2" office:value-type="string">
            <text:p text:style-name="P37" loext:marker-style-name="T26"><text:span text:style-name="T26">Poland</text:span><text:span text:style-name="T26"/></text:p>
          </table:table-cell>
          <table:table-cell table:style-name="Table147.B2" office:value-type="string">
            <text:p text:style-name="P37" loext:marker-style-name="T26"><text:span text:style-name="T26">252</text:span><text:span text:style-name="T26"/></text:p>
          </table:table-cell>
          <table:table-cell table:style-name="Table147.H2" office:value-type="string">
            <text:p text:style-name="P37" loext:marker-style-name="T26"><text:span text:style-name="T26">Wallis and Futuna</text:span><text:span text:style-name="T26"/></text:p>
          </table:table-cell>
        </table:table-row>
        <table:table-row table:style-name="Table147.1">
          <table:table-cell table:style-name="Table147.A59" office:value-type="string">
            <text:p text:style-name="P228" loext:marker-style-name="T22"><text:span text:style-name="T33">58</text:span><text:span text:style-name="T32"/></text:p>
          </table:table-cell>
          <table:table-cell table:style-name="Table147.B59" office:value-type="string">
            <text:p text:style-name="P37" loext:marker-style-name="T22"><text:span text:style-name="T33">Coral Sea Islands</text:span><text:span text:style-name="T33"/></text:p>
          </table:table-cell>
          <table:table-cell table:style-name="Table147.C59" office:value-type="string">
            <text:p text:style-name="P37" loext:marker-style-name="T22"><text:span text:style-name="T33">123</text:span><text:span text:style-name="T33"/></text:p>
          </table:table-cell>
          <table:table-cell table:style-name="Table147.D59" office:value-type="string">
            <text:p text:style-name="P37" loext:marker-style-name="T22"><text:span text:style-name="T33">Jordan</text:span><text:span text:style-name="T33"/></text:p>
          </table:table-cell>
          <table:table-cell table:style-name="Table147.E59" office:value-type="string">
            <text:p text:style-name="P37" loext:marker-style-name="T22"><text:span text:style-name="T33">188</text:span><text:span text:style-name="T33"/></text:p>
          </table:table-cell>
          <table:table-cell table:style-name="Table147.F59" office:value-type="string">
            <text:p text:style-name="P37" loext:marker-style-name="T22"><text:span text:style-name="T33">Portugal</text:span><text:span text:style-name="T33"/></text:p>
          </table:table-cell>
          <table:table-cell table:style-name="Table147.G59" office:value-type="string">
            <text:p text:style-name="P37" loext:marker-style-name="T22"><text:span text:style-name="T33">253</text:span><text:span text:style-name="T33"/></text:p>
          </table:table-cell>
          <table:table-cell table:style-name="Table147.H59" office:value-type="string">
            <text:p text:style-name="P37" loext:marker-style-name="T22"><text:span text:style-name="T33">West Bank</text:span><text:span text:style-name="T33"/></text:p>
          </table:table-cell>
        </table:table-row>
        <table:table-row table:style-name="Table147.1">
          <table:table-cell table:style-name="Table147.A2" office:value-type="string">
            <text:p text:style-name="P228" loext:marker-style-name="T22"><text:span text:style-name="T33">59</text:span><text:span text:style-name="T32"/></text:p>
          </table:table-cell>
          <table:table-cell table:style-name="Table147.B2" office:value-type="string">
            <text:p text:style-name="P37" loext:marker-style-name="T22"><text:span text:style-name="T33">Costa Rica</text:span><text:span text:style-name="T33"/></text:p>
          </table:table-cell>
          <table:table-cell table:style-name="Table147.B2" office:value-type="string">
            <text:p text:style-name="P37" loext:marker-style-name="T22"><text:span text:style-name="T33">124</text:span><text:span text:style-name="T33"/></text:p>
          </table:table-cell>
          <table:table-cell table:style-name="Table147.B2" office:value-type="string">
            <text:p text:style-name="P37" loext:marker-style-name="T22"><text:span text:style-name="T33">Juan de Nova Island</text:span><text:span text:style-name="T33"/></text:p>
          </table:table-cell>
          <table:table-cell table:style-name="Table147.B2" office:value-type="string">
            <text:p text:style-name="P37" loext:marker-style-name="T22"><text:span text:style-name="T33">189</text:span><text:span text:style-name="T33"/></text:p>
          </table:table-cell>
          <table:table-cell table:style-name="Table147.B2" office:value-type="string">
            <text:p text:style-name="P37" loext:marker-style-name="T22"><text:span text:style-name="T33">Puerto Rico</text:span><text:span text:style-name="T33"/></text:p>
          </table:table-cell>
          <table:table-cell table:style-name="Table147.B2" office:value-type="string">
            <text:p text:style-name="P37" loext:marker-style-name="T22"><text:span text:style-name="T33">254</text:span><text:span text:style-name="T33"/></text:p>
          </table:table-cell>
          <table:table-cell table:style-name="Table147.H2" office:value-type="string">
            <text:p text:style-name="P37" loext:marker-style-name="T22"><text:span text:style-name="T33">Western Sahara</text:span><text:span text:style-name="T33"/></text:p>
          </table:table-cell>
        </table:table-row>
        <table:table-row table:style-name="Table147.1">
          <table:table-cell table:style-name="Table147.A61" office:value-type="string">
            <text:p text:style-name="P228" loext:marker-style-name="T22"><text:span text:style-name="T33">60</text:span><text:span text:style-name="T32"/></text:p>
          </table:table-cell>
          <table:table-cell table:style-name="Table147.B61" office:value-type="string">
            <text:p text:style-name="P37" loext:marker-style-name="T22"><text:span text:style-name="T33">Cote d'Ivoire</text:span><text:span text:style-name="T33"/></text:p>
          </table:table-cell>
          <table:table-cell table:style-name="Table147.C61" office:value-type="string">
            <text:p text:style-name="P37" loext:marker-style-name="T22"><text:span text:style-name="T33">125</text:span><text:span text:style-name="T33"/></text:p>
          </table:table-cell>
          <table:table-cell table:style-name="Table147.D61" office:value-type="string">
            <text:p text:style-name="P37" loext:marker-style-name="T22"><text:span text:style-name="T33">Kazakhstan</text:span><text:span text:style-name="T33"/></text:p>
          </table:table-cell>
          <table:table-cell table:style-name="Table147.E61" office:value-type="string">
            <text:p text:style-name="P37" loext:marker-style-name="T22"><text:span text:style-name="T33">190</text:span><text:span text:style-name="T33"/></text:p>
          </table:table-cell>
          <table:table-cell table:style-name="Table147.F61" office:value-type="string">
            <text:p text:style-name="P37" loext:marker-style-name="T22"><text:span text:style-name="T33">Qatar</text:span><text:span text:style-name="T33"/></text:p>
          </table:table-cell>
          <table:table-cell table:style-name="Table147.G61" office:value-type="string">
            <text:p text:style-name="P37" loext:marker-style-name="T22"><text:span text:style-name="T33">255</text:span><text:span text:style-name="T33"/></text:p>
          </table:table-cell>
          <table:table-cell table:style-name="Table147.H61" office:value-type="string">
            <text:p text:style-name="P37" loext:marker-style-name="T22"><text:span text:style-name="T33">Yemen</text:span><text:span text:style-name="T33"/></text:p>
          </table:table-cell>
        </table:table-row>
        <table:table-row table:style-name="Table147.1">
          <table:table-cell table:style-name="Table147.A2" office:value-type="string">
            <text:p text:style-name="P228" loext:marker-style-name="T22"><text:span text:style-name="T33">61</text:span><text:span text:style-name="T32"/></text:p>
          </table:table-cell>
          <table:table-cell table:style-name="Table147.B2" office:value-type="string">
            <text:p text:style-name="P37" loext:marker-style-name="T22"><text:span text:style-name="T33">Croatia</text:span><text:span text:style-name="T33"/></text:p>
          </table:table-cell>
          <table:table-cell table:style-name="Table147.B2" office:value-type="string">
            <text:p text:style-name="P37" loext:marker-style-name="T22"><text:span text:style-name="T33">126</text:span><text:span text:style-name="T33"/></text:p>
          </table:table-cell>
          <table:table-cell table:style-name="Table147.B2" office:value-type="string">
            <text:p text:style-name="P37" loext:marker-style-name="T22"><text:span text:style-name="T33">Kenya</text:span><text:span text:style-name="T33"/></text:p>
          </table:table-cell>
          <table:table-cell table:style-name="Table147.B2" office:value-type="string">
            <text:p text:style-name="P37" loext:marker-style-name="T22"><text:span text:style-name="T33">191</text:span><text:span text:style-name="T33"/></text:p>
          </table:table-cell>
          <table:table-cell table:style-name="Table147.B2" office:value-type="string">
            <text:p text:style-name="P37" loext:marker-style-name="T22"><text:span text:style-name="T33">Reunion</text:span><text:span text:style-name="T33"/></text:p>
          </table:table-cell>
          <table:table-cell table:style-name="Table147.B2" office:value-type="string">
            <text:p text:style-name="P37" loext:marker-style-name="T22"><text:span text:style-name="T33">256</text:span><text:span text:style-name="T33"/></text:p>
          </table:table-cell>
          <table:table-cell table:style-name="Table147.H2" office:value-type="string">
            <text:p text:style-name="P37" loext:marker-style-name="T22"><text:span text:style-name="T33">Zambia</text:span><text:span text:style-name="T33"/></text:p>
          </table:table-cell>
        </table:table-row>
        <table:table-row table:style-name="Table147.1">
          <table:table-cell table:style-name="Table147.A63" office:value-type="string">
            <text:p text:style-name="P228" loext:marker-style-name="T25"><text:span text:style-name="T26">62</text:span><text:span text:style-name="T25"/></text:p>
          </table:table-cell>
          <table:table-cell table:style-name="Table147.B63" office:value-type="string">
            <text:p text:style-name="P37" loext:marker-style-name="T26"><text:span text:style-name="T26">Cuba</text:span><text:span text:style-name="T26"/></text:p>
          </table:table-cell>
          <table:table-cell table:style-name="Table147.C63" office:value-type="string">
            <text:p text:style-name="P37" loext:marker-style-name="T26"><text:span text:style-name="T26">127</text:span><text:span text:style-name="T26"/></text:p>
          </table:table-cell>
          <table:table-cell table:style-name="Table147.D63" office:value-type="string">
            <text:p text:style-name="P37" loext:marker-style-name="T26"><text:span text:style-name="T26">Kiribati</text:span><text:span text:style-name="T26"/></text:p>
          </table:table-cell>
          <table:table-cell table:style-name="Table147.E63" office:value-type="string">
            <text:p text:style-name="P37" loext:marker-style-name="T26"><text:span text:style-name="T26">192</text:span><text:span text:style-name="T26"/></text:p>
          </table:table-cell>
          <table:table-cell table:style-name="Table147.F63" office:value-type="string">
            <text:p text:style-name="P37" loext:marker-style-name="T26"><text:span text:style-name="T26">Romania</text:span><text:span text:style-name="T26"/></text:p>
          </table:table-cell>
          <table:table-cell table:style-name="Table147.G63" office:value-type="string">
            <text:p text:style-name="P37" loext:marker-style-name="T26"><text:span text:style-name="T26">257</text:span><text:span text:style-name="T26"/></text:p>
          </table:table-cell>
          <table:table-cell table:style-name="Table147.H63" office:value-type="string">
            <text:p text:style-name="P37" loext:marker-style-name="T26"><text:span text:style-name="T26">Zimbabwe</text:span><text:span text:style-name="T26"/></text:p>
          </table:table-cell>
        </table:table-row>
        <table:table-row table:style-name="Table147.1">
          <table:table-cell table:style-name="Table147.A2" office:value-type="string">
            <text:p text:style-name="P228" loext:marker-style-name="T25"><text:span text:style-name="T26">63</text:span><text:span text:style-name="T25"/></text:p>
          </table:table-cell>
          <table:table-cell table:style-name="Table147.B2" office:value-type="string">
            <text:p text:style-name="P37" loext:marker-style-name="T26"><text:span text:style-name="T26">Cyprus</text:span><text:span text:style-name="T26"/></text:p>
          </table:table-cell>
          <table:table-cell table:style-name="Table147.B2" office:value-type="string">
            <text:p text:style-name="P37" loext:marker-style-name="T26"><text:span text:style-name="T26">128</text:span><text:span text:style-name="T26"/></text:p>
          </table:table-cell>
          <table:table-cell table:style-name="Table147.B2" office:value-type="string">
            <text:p text:style-name="P37" loext:marker-style-name="T26"><text:span text:style-name="T26">Korea, North</text:span><text:span text:style-name="T26"/></text:p>
          </table:table-cell>
          <table:table-cell table:style-name="Table147.B2" office:value-type="string">
            <text:p text:style-name="P37" loext:marker-style-name="T26"><text:span text:style-name="T26">193</text:span><text:span text:style-name="T26"/></text:p>
          </table:table-cell>
          <table:table-cell table:style-name="Table147.B2" office:value-type="string">
            <text:p text:style-name="P37" loext:marker-style-name="T26"><text:span text:style-name="T26">Russia</text:span><text:span text:style-name="T26"/></text:p>
          </table:table-cell>
          <table:table-cell table:style-name="Table147.B2" office:value-type="string">
            <text:p text:style-name="P243" loext:marker-style-name="T26"/>
          </table:table-cell>
          <table:table-cell table:style-name="Table147.H2" office:value-type="string">
            <text:p text:style-name="P243" loext:marker-style-name="T26"/>
          </table:table-cell>
        </table:table-row>
        <table:table-row table:style-name="Table147.1">
          <table:table-cell table:style-name="Table147.A65" office:value-type="string">
            <text:p text:style-name="P228" loext:marker-style-name="T25"><text:span text:style-name="T26">64</text:span><text:span text:style-name="T25"/></text:p>
          </table:table-cell>
          <table:table-cell table:style-name="Table147.B65" office:value-type="string">
            <text:p text:style-name="P37" loext:marker-style-name="T26"><text:span text:style-name="T26">Czech Republic</text:span><text:span text:style-name="T26"/></text:p>
          </table:table-cell>
          <table:table-cell table:style-name="Table147.C65" office:value-type="string">
            <text:p text:style-name="P37" loext:marker-style-name="T26"><text:span text:style-name="T26">129</text:span><text:span text:style-name="T26"/></text:p>
          </table:table-cell>
          <table:table-cell table:style-name="Table147.D65" office:value-type="string">
            <text:p text:style-name="P37" loext:marker-style-name="T26"><text:span text:style-name="T26">Korea, South</text:span><text:span text:style-name="T26"/></text:p>
          </table:table-cell>
          <table:table-cell table:style-name="Table147.E65" office:value-type="string">
            <text:p text:style-name="P37" loext:marker-style-name="T26"><text:span text:style-name="T26">194</text:span><text:span text:style-name="T26"/></text:p>
          </table:table-cell>
          <table:table-cell table:style-name="Table147.F65" office:value-type="string">
            <text:p text:style-name="P37" loext:marker-style-name="T26"><text:span text:style-name="T26">Rwanda</text:span><text:span text:style-name="T26"/></text:p>
          </table:table-cell>
          <table:table-cell table:style-name="Table147.G65" office:value-type="string">
            <text:p text:style-name="P243" loext:marker-style-name="T26"/>
          </table:table-cell>
          <table:table-cell table:style-name="Table147.H65" office:value-type="string">
            <text:p text:style-name="P243" loext:marker-style-name="T26"/>
          </table:table-cell>
        </table:table-row>
        <table:table-row table:style-name="Table147.1">
          <table:table-cell table:style-name="Table147.A66" office:value-type="string">
            <text:p text:style-name="P228" loext:marker-style-name="T25"><text:span text:style-name="T26">65</text:span><text:span text:style-name="T25"/></text:p>
          </table:table-cell>
          <table:table-cell table:style-name="Table147.B66" office:value-type="string">
            <text:p text:style-name="P37" loext:marker-style-name="T26"><text:span text:style-name="T26">Denmark</text:span><text:span text:style-name="T26"/></text:p>
          </table:table-cell>
          <table:table-cell table:style-name="Table147.B66" office:value-type="string">
            <text:p text:style-name="P37" loext:marker-style-name="T26"><text:span text:style-name="T26">130</text:span><text:span text:style-name="T26"/></text:p>
          </table:table-cell>
          <table:table-cell table:style-name="Table147.B66" office:value-type="string">
            <text:p text:style-name="P37" loext:marker-style-name="T26"><text:span text:style-name="T26">Kuwait</text:span><text:span text:style-name="T26"/></text:p>
          </table:table-cell>
          <table:table-cell table:style-name="Table147.B66" office:value-type="string">
            <text:p text:style-name="P37" loext:marker-style-name="T26"><text:span text:style-name="T26">195</text:span><text:span text:style-name="T26"/></text:p>
          </table:table-cell>
          <table:table-cell table:style-name="Table147.B66" office:value-type="string">
            <text:p text:style-name="P37" loext:marker-style-name="T26"><text:span text:style-name="T26">Saint Helena</text:span><text:span text:style-name="T26"/></text:p>
          </table:table-cell>
          <table:table-cell table:style-name="Table147.B66" office:value-type="string">
            <text:p text:style-name="P243" loext:marker-style-name="T26"/>
          </table:table-cell>
          <table:table-cell table:style-name="Table147.H66" office:value-type="string">
            <text:p text:style-name="P243" loext:marker-style-name="T26"/>
          </table:table-cell>
        </table:table-row>
      </table:table>
      <text:p text:style-name="Standard"/>
      <text:p text:style-name="Standard">If the country is not set, an empty string (not a nil string) is returned.</text:p>
      <text:p text:style-name="Standard">The ordinal number of the country is given by <text:span text:style-name="Reference_20_Char1">countryord</text:span>, which returns the number of the language from the table above. These ordinal numbers are given by the standard ISO 3166-1.</text:p>
      <text:p text:style-name="Standard">The current time zone, is given by <text:span text:style-name="Reference_20_Char1">timezone</text:span>. It gives hours in the range of -12 to +14, which indicate the offset in hours from GMT or Greenwich Mean Time. The function <text:span text:style-name="Reference_20_Char1">daylightsav</text:span> is true if daylight savings is in effect in the current host location.</text:p>
      <text:p text:style-name="Standard">If 24 hour time is used in the current host location, the function <text:span text:style-name="Reference_20_Char1">time24hour</text:span> will return <text:span text:style-name="Reference_20_Char1">true</text:span>, otherwise <text:span text:style-name="Reference_20_Char1">false</text:span>. The accepted format for 24 hour time is with hours from 0 to 23.</text:p>
      <text:p text:style-name="Standard">Both the current time zone and daylight savings time are factored into the calculation of <text:span text:style-name="Reference_20_Char1">local</text:span>, and that is the preferred method to find local time.</text:p>
      <text:h text:style-name="Heading_20_8" text:outline-level="8"><text:bookmark-start text:name="_Toc4731127"/><text:bookmark-start text:name="__RefHeading___Toc46103_401020179"/>Internationalization<text:bookmark-end text:name="_Toc4731127"/><text:bookmark-end text:name="__RefHeading___Toc46103_401020179"/></text:h>
      <text:p text:style-name="Standard">The current language in use on the host count be found with <text:span text:style-name="Reference_20_Char1">language</text:span>, which gives a string corresponding to the English name of the language. The languages used are according to the ISO 639-1 standard:</text:p>
      <table:table table:name="Table148" table:style-name="Table148">
        <table:table-column table:style-name="Table148.A"/>
        <table:table-column table:style-name="Table148.B"/>
        <table:table-column table:style-name="Table148.C"/>
        <table:table-column table:style-name="Table148.D"/>
        <table:table-column table:style-name="Table148.E"/>
        <table:table-column table:style-name="Table148.F"/>
        <table:table-column table:style-name="Table148.G"/>
        <table:table-column table:style-name="Table148.H"/>
        <text:soft-page-break/>
        <table:table-row table:style-name="Table148.1">
          <table:table-cell table:style-name="Table148.A1" office:value-type="string">
            <text:p text:style-name="P227" loext:marker-style-name="T3"><text:span text:style-name="T5">#</text:span><text:span text:style-name="T3"/></text:p>
          </table:table-cell>
          <table:table-cell table:style-name="Table148.A1" office:value-type="string">
            <text:p text:style-name="P227" loext:marker-style-name="T3"><text:span text:style-name="T5">Name</text:span><text:span text:style-name="T3"/></text:p>
          </table:table-cell>
          <table:table-cell table:style-name="Table148.A1" office:value-type="string">
            <text:p text:style-name="P227" loext:marker-style-name="T3"><text:span text:style-name="T5">#</text:span><text:span text:style-name="T3"/></text:p>
          </table:table-cell>
          <table:table-cell table:style-name="Table148.A1" office:value-type="string">
            <text:p text:style-name="P227" loext:marker-style-name="T3"><text:span text:style-name="T5">Name</text:span><text:span text:style-name="T3"/></text:p>
          </table:table-cell>
          <table:table-cell table:style-name="Table148.A1" office:value-type="string">
            <text:p text:style-name="P227" loext:marker-style-name="T3"><text:span text:style-name="T5">#</text:span><text:span text:style-name="T3"/></text:p>
          </table:table-cell>
          <table:table-cell table:style-name="Table148.A1" office:value-type="string">
            <text:p text:style-name="P227" loext:marker-style-name="T3"><text:span text:style-name="T5">Name</text:span><text:span text:style-name="T3"/></text:p>
          </table:table-cell>
          <table:table-cell table:style-name="Table148.A1" office:value-type="string">
            <text:p text:style-name="P227" loext:marker-style-name="T3"><text:span text:style-name="T5">#</text:span><text:span text:style-name="T3"/></text:p>
          </table:table-cell>
          <table:table-cell table:style-name="Table148.A1" office:value-type="string">
            <text:p text:style-name="P227" loext:marker-style-name="T3"><text:span text:style-name="T5">Name</text:span><text:span text:style-name="T3"/></text:p>
          </table:table-cell>
        </table:table-row>
        <table:table-row table:style-name="Table148.1">
          <table:table-cell table:style-name="Table148.A2" office:value-type="string">
            <text:p text:style-name="P229" loext:marker-style-name="T25"><text:span text:style-name="T26">1</text:span><text:span text:style-name="T25"/></text:p>
          </table:table-cell>
          <table:table-cell table:style-name="Table148.B2" office:value-type="string">
            <text:p text:style-name="P38" loext:marker-style-name="T26"><text:span text:style-name="T26">Afan</text:span><text:span text:style-name="T26"/></text:p>
          </table:table-cell>
          <table:table-cell table:style-name="Table148.B2" office:value-type="string">
            <text:p text:style-name="P38" loext:marker-style-name="T26"><text:span text:style-name="T26">36</text:span><text:span text:style-name="T26"/></text:p>
          </table:table-cell>
          <table:table-cell table:style-name="Table148.B2" office:value-type="string">
            <text:p text:style-name="P38" loext:marker-style-name="T26"><text:span text:style-name="T26">French</text:span><text:span text:style-name="T26"/></text:p>
          </table:table-cell>
          <table:table-cell table:style-name="Table148.B2" office:value-type="string">
            <text:p text:style-name="P38" loext:marker-style-name="T26"><text:span text:style-name="T26">71</text:span><text:span text:style-name="T26"/></text:p>
          </table:table-cell>
          <table:table-cell table:style-name="Table148.B2" office:value-type="string">
            <text:p text:style-name="P38" loext:marker-style-name="T26"><text:span text:style-name="T26">Lithuanian</text:span><text:span text:style-name="T26"/></text:p>
          </table:table-cell>
          <table:table-cell table:style-name="Table148.B2" office:value-type="string">
            <text:p text:style-name="P38" loext:marker-style-name="T26"><text:span text:style-name="T26">106</text:span><text:span text:style-name="T26"/></text:p>
          </table:table-cell>
          <table:table-cell table:style-name="Table148.H2" office:value-type="string">
            <text:p text:style-name="P38" loext:marker-style-name="T26"><text:span text:style-name="T26">Siswati</text:span><text:span text:style-name="T26"/></text:p>
          </table:table-cell>
        </table:table-row>
        <table:table-row table:style-name="Table148.1">
          <table:table-cell table:style-name="Table148.A3" office:value-type="string">
            <text:p text:style-name="P229" loext:marker-style-name="T25"><text:span text:style-name="T26">2</text:span><text:span text:style-name="T25"/></text:p>
          </table:table-cell>
          <table:table-cell table:style-name="Table148.B3" office:value-type="string">
            <text:p text:style-name="P38" loext:marker-style-name="T26"><text:span text:style-name="T26">Abkhazian</text:span><text:span text:style-name="T26"/></text:p>
          </table:table-cell>
          <table:table-cell table:style-name="Table148.C3" office:value-type="string">
            <text:p text:style-name="P38" loext:marker-style-name="T26"><text:span text:style-name="T26">37</text:span><text:span text:style-name="T26"/></text:p>
          </table:table-cell>
          <table:table-cell table:style-name="Table148.D3" office:value-type="string">
            <text:p text:style-name="P38" loext:marker-style-name="T26"><text:span text:style-name="T26">Frisian</text:span><text:span text:style-name="T26"/></text:p>
          </table:table-cell>
          <table:table-cell table:style-name="Table148.E3" office:value-type="string">
            <text:p text:style-name="P38" loext:marker-style-name="T26"><text:span text:style-name="T26">72</text:span><text:span text:style-name="T26"/></text:p>
          </table:table-cell>
          <table:table-cell table:style-name="Table148.F3" office:value-type="string">
            <text:p text:style-name="P38" loext:marker-style-name="T26"><text:span text:style-name="T26">Macedonian</text:span><text:span text:style-name="T26"/></text:p>
          </table:table-cell>
          <table:table-cell table:style-name="Table148.G3" office:value-type="string">
            <text:p text:style-name="P38" loext:marker-style-name="T26"><text:span text:style-name="T26">107</text:span><text:span text:style-name="T26"/></text:p>
          </table:table-cell>
          <table:table-cell table:style-name="Table148.H3" office:value-type="string">
            <text:p text:style-name="P38" loext:marker-style-name="T26"><text:span text:style-name="T26">Slovak</text:span><text:span text:style-name="T26"/></text:p>
          </table:table-cell>
        </table:table-row>
        <table:table-row table:style-name="Table148.1">
          <table:table-cell table:style-name="Table148.A2" office:value-type="string">
            <text:p text:style-name="P229" loext:marker-style-name="T25"><text:span text:style-name="T26">3</text:span><text:span text:style-name="T25"/></text:p>
          </table:table-cell>
          <table:table-cell table:style-name="Table148.B2" office:value-type="string">
            <text:p text:style-name="P38" loext:marker-style-name="T26"><text:span text:style-name="T26">Afar</text:span><text:span text:style-name="T26"/></text:p>
          </table:table-cell>
          <table:table-cell table:style-name="Table148.B2" office:value-type="string">
            <text:p text:style-name="P38" loext:marker-style-name="T26"><text:span text:style-name="T26">38</text:span><text:span text:style-name="T26"/></text:p>
          </table:table-cell>
          <table:table-cell table:style-name="Table148.B2" office:value-type="string">
            <text:p text:style-name="P38" loext:marker-style-name="T26"><text:span text:style-name="T26">Galician</text:span><text:span text:style-name="T26"/></text:p>
          </table:table-cell>
          <table:table-cell table:style-name="Table148.B2" office:value-type="string">
            <text:p text:style-name="P38" loext:marker-style-name="T26"><text:span text:style-name="T26">73</text:span><text:span text:style-name="T26"/></text:p>
          </table:table-cell>
          <table:table-cell table:style-name="Table148.B2" office:value-type="string">
            <text:p text:style-name="P38" loext:marker-style-name="T26"><text:span text:style-name="T26">Malagasy</text:span><text:span text:style-name="T26"/></text:p>
          </table:table-cell>
          <table:table-cell table:style-name="Table148.B2" office:value-type="string">
            <text:p text:style-name="P38" loext:marker-style-name="T26"><text:span text:style-name="T26">108</text:span><text:span text:style-name="T26"/></text:p>
          </table:table-cell>
          <table:table-cell table:style-name="Table148.H2" office:value-type="string">
            <text:p text:style-name="P38" loext:marker-style-name="T26"><text:span text:style-name="T26">Slovenian</text:span><text:span text:style-name="T26"/></text:p>
          </table:table-cell>
        </table:table-row>
        <table:table-row table:style-name="Table148.1">
          <table:table-cell table:style-name="Table148.A5" office:value-type="string">
            <text:p text:style-name="P229" loext:marker-style-name="T25"><text:span text:style-name="T26">4</text:span><text:span text:style-name="T25"/></text:p>
          </table:table-cell>
          <table:table-cell table:style-name="Table148.B5" office:value-type="string">
            <text:p text:style-name="P38" loext:marker-style-name="T26"><text:span text:style-name="T26">Afrikaans</text:span><text:span text:style-name="T26"/></text:p>
          </table:table-cell>
          <table:table-cell table:style-name="Table148.C5" office:value-type="string">
            <text:p text:style-name="P38" loext:marker-style-name="T26"><text:span text:style-name="T26">39</text:span><text:span text:style-name="T26"/></text:p>
          </table:table-cell>
          <table:table-cell table:style-name="Table148.D5" office:value-type="string">
            <text:p text:style-name="P38" loext:marker-style-name="T26"><text:span text:style-name="T26">Georgian</text:span><text:span text:style-name="T26"/></text:p>
          </table:table-cell>
          <table:table-cell table:style-name="Table148.E5" office:value-type="string">
            <text:p text:style-name="P38" loext:marker-style-name="T26"><text:span text:style-name="T26">74</text:span><text:span text:style-name="T26"/></text:p>
          </table:table-cell>
          <table:table-cell table:style-name="Table148.F5" office:value-type="string">
            <text:p text:style-name="P38" loext:marker-style-name="T26"><text:span text:style-name="T26">Malay</text:span><text:span text:style-name="T26"/></text:p>
          </table:table-cell>
          <table:table-cell table:style-name="Table148.G5" office:value-type="string">
            <text:p text:style-name="P38" loext:marker-style-name="T26"><text:span text:style-name="T26">109</text:span><text:span text:style-name="T26"/></text:p>
          </table:table-cell>
          <table:table-cell table:style-name="Table148.H5" office:value-type="string">
            <text:p text:style-name="P38" loext:marker-style-name="T26"><text:span text:style-name="T26">Somali</text:span><text:span text:style-name="T26"/></text:p>
          </table:table-cell>
        </table:table-row>
        <table:table-row table:style-name="Table148.1">
          <table:table-cell table:style-name="Table148.A2" office:value-type="string">
            <text:p text:style-name="P229" loext:marker-style-name="T25"><text:span text:style-name="T26">5</text:span><text:span text:style-name="T25"/></text:p>
          </table:table-cell>
          <table:table-cell table:style-name="Table148.B2" office:value-type="string">
            <text:p text:style-name="P38" loext:marker-style-name="T26"><text:span text:style-name="T26">Albanian</text:span><text:span text:style-name="T26"/></text:p>
          </table:table-cell>
          <table:table-cell table:style-name="Table148.B2" office:value-type="string">
            <text:p text:style-name="P38" loext:marker-style-name="T26"><text:span text:style-name="T26">40</text:span><text:span text:style-name="T26"/></text:p>
          </table:table-cell>
          <table:table-cell table:style-name="Table148.B2" office:value-type="string">
            <text:p text:style-name="P38" loext:marker-style-name="T26"><text:span text:style-name="T26">German</text:span><text:span text:style-name="T26"/></text:p>
          </table:table-cell>
          <table:table-cell table:style-name="Table148.B2" office:value-type="string">
            <text:p text:style-name="P38" loext:marker-style-name="T26"><text:span text:style-name="T26">75</text:span><text:span text:style-name="T26"/></text:p>
          </table:table-cell>
          <table:table-cell table:style-name="Table148.B2" office:value-type="string">
            <text:p text:style-name="P38" loext:marker-style-name="T26"><text:span text:style-name="T26">Malayalam</text:span><text:span text:style-name="T26"/></text:p>
          </table:table-cell>
          <table:table-cell table:style-name="Table148.B2" office:value-type="string">
            <text:p text:style-name="P38" loext:marker-style-name="T26"><text:span text:style-name="T26">110</text:span><text:span text:style-name="T26"/></text:p>
          </table:table-cell>
          <table:table-cell table:style-name="Table148.H2" office:value-type="string">
            <text:p text:style-name="P38" loext:marker-style-name="T26"><text:span text:style-name="T26">Spanish</text:span><text:span text:style-name="T26"/></text:p>
          </table:table-cell>
        </table:table-row>
        <table:table-row table:style-name="Table148.1">
          <table:table-cell table:style-name="Table148.A7" office:value-type="string">
            <text:p text:style-name="P229" loext:marker-style-name="T25"><text:span text:style-name="T26">6</text:span><text:span text:style-name="T25"/></text:p>
          </table:table-cell>
          <table:table-cell table:style-name="Table148.B7" office:value-type="string">
            <text:p text:style-name="P38" loext:marker-style-name="T26"><text:span text:style-name="T26">Amharic</text:span><text:span text:style-name="T26"/></text:p>
          </table:table-cell>
          <table:table-cell table:style-name="Table148.C7" office:value-type="string">
            <text:p text:style-name="P38" loext:marker-style-name="T26"><text:span text:style-name="T26">41</text:span><text:span text:style-name="T26"/></text:p>
          </table:table-cell>
          <table:table-cell table:style-name="Table148.D7" office:value-type="string">
            <text:p text:style-name="P38" loext:marker-style-name="T26"><text:span text:style-name="T26">Greek</text:span><text:span text:style-name="T26"/></text:p>
          </table:table-cell>
          <table:table-cell table:style-name="Table148.E7" office:value-type="string">
            <text:p text:style-name="P38" loext:marker-style-name="T26"><text:span text:style-name="T26">76</text:span><text:span text:style-name="T26"/></text:p>
          </table:table-cell>
          <table:table-cell table:style-name="Table148.F7" office:value-type="string">
            <text:p text:style-name="P38" loext:marker-style-name="T26"><text:span text:style-name="T26">Maltese</text:span><text:span text:style-name="T26"/></text:p>
          </table:table-cell>
          <table:table-cell table:style-name="Table148.G7" office:value-type="string">
            <text:p text:style-name="P38" loext:marker-style-name="T26"><text:span text:style-name="T26">111</text:span><text:span text:style-name="T26"/></text:p>
          </table:table-cell>
          <table:table-cell table:style-name="Table148.H7" office:value-type="string">
            <text:p text:style-name="P38" loext:marker-style-name="T26"><text:span text:style-name="T26">Sudanese</text:span><text:span text:style-name="T26"/></text:p>
          </table:table-cell>
        </table:table-row>
        <table:table-row table:style-name="Table148.1">
          <table:table-cell table:style-name="Table148.A2" office:value-type="string">
            <text:p text:style-name="P229" loext:marker-style-name="T25"><text:span text:style-name="T26">7</text:span><text:span text:style-name="T25"/></text:p>
          </table:table-cell>
          <table:table-cell table:style-name="Table148.B2" office:value-type="string">
            <text:p text:style-name="P38" loext:marker-style-name="T26"><text:span text:style-name="T26">Arabic</text:span><text:span text:style-name="T26"/></text:p>
          </table:table-cell>
          <table:table-cell table:style-name="Table148.B2" office:value-type="string">
            <text:p text:style-name="P38" loext:marker-style-name="T26"><text:span text:style-name="T26">42</text:span><text:span text:style-name="T26"/></text:p>
          </table:table-cell>
          <table:table-cell table:style-name="Table148.B2" office:value-type="string">
            <text:p text:style-name="P38" loext:marker-style-name="T26"><text:span text:style-name="T26">Greenlandic</text:span><text:span text:style-name="T26"/></text:p>
          </table:table-cell>
          <table:table-cell table:style-name="Table148.B2" office:value-type="string">
            <text:p text:style-name="P38" loext:marker-style-name="T26"><text:span text:style-name="T26">77</text:span><text:span text:style-name="T26"/></text:p>
          </table:table-cell>
          <table:table-cell table:style-name="Table148.B2" office:value-type="string">
            <text:p text:style-name="P38" loext:marker-style-name="T26"><text:span text:style-name="T26">Maori</text:span><text:span text:style-name="T26"/></text:p>
          </table:table-cell>
          <table:table-cell table:style-name="Table148.B2" office:value-type="string">
            <text:p text:style-name="P38" loext:marker-style-name="T26"><text:span text:style-name="T26">112</text:span><text:span text:style-name="T26"/></text:p>
          </table:table-cell>
          <table:table-cell table:style-name="Table148.H2" office:value-type="string">
            <text:p text:style-name="P38" loext:marker-style-name="T26"><text:span text:style-name="T26">Swahili</text:span><text:span text:style-name="T26"/></text:p>
          </table:table-cell>
        </table:table-row>
        <table:table-row table:style-name="Table148.1">
          <table:table-cell table:style-name="Table148.A9" office:value-type="string">
            <text:p text:style-name="P229" loext:marker-style-name="T25"><text:span text:style-name="T26">8</text:span><text:span text:style-name="T25"/></text:p>
          </table:table-cell>
          <table:table-cell table:style-name="Table148.B9" office:value-type="string">
            <text:p text:style-name="P38" loext:marker-style-name="T26"><text:span text:style-name="T26">Armenian</text:span><text:span text:style-name="T26"/></text:p>
          </table:table-cell>
          <table:table-cell table:style-name="Table148.C9" office:value-type="string">
            <text:p text:style-name="P38" loext:marker-style-name="T26"><text:span text:style-name="T26">43</text:span><text:span text:style-name="T26"/></text:p>
          </table:table-cell>
          <table:table-cell table:style-name="Table148.D9" office:value-type="string">
            <text:p text:style-name="P38" loext:marker-style-name="T26"><text:span text:style-name="T26">Guarani</text:span><text:span text:style-name="T26"/></text:p>
          </table:table-cell>
          <table:table-cell table:style-name="Table148.E9" office:value-type="string">
            <text:p text:style-name="P38" loext:marker-style-name="T26"><text:span text:style-name="T26">78</text:span><text:span text:style-name="T26"/></text:p>
          </table:table-cell>
          <table:table-cell table:style-name="Table148.F9" office:value-type="string">
            <text:p text:style-name="P38" loext:marker-style-name="T26"><text:span text:style-name="T26">Marathi</text:span><text:span text:style-name="T26"/></text:p>
          </table:table-cell>
          <table:table-cell table:style-name="Table148.G9" office:value-type="string">
            <text:p text:style-name="P38" loext:marker-style-name="T26"><text:span text:style-name="T26">113</text:span><text:span text:style-name="T26"/></text:p>
          </table:table-cell>
          <table:table-cell table:style-name="Table148.H9" office:value-type="string">
            <text:p text:style-name="P38" loext:marker-style-name="T26"><text:span text:style-name="T26">Swedish</text:span><text:span text:style-name="T26"/></text:p>
          </table:table-cell>
        </table:table-row>
        <table:table-row table:style-name="Table148.1">
          <table:table-cell table:style-name="Table148.A2" office:value-type="string">
            <text:p text:style-name="P229" loext:marker-style-name="T25"><text:span text:style-name="T26">9</text:span><text:span text:style-name="T25"/></text:p>
          </table:table-cell>
          <table:table-cell table:style-name="Table148.B2" office:value-type="string">
            <text:p text:style-name="P38" loext:marker-style-name="T26"><text:span text:style-name="T26">Assamese</text:span><text:span text:style-name="T26"/></text:p>
          </table:table-cell>
          <table:table-cell table:style-name="Table148.B2" office:value-type="string">
            <text:p text:style-name="P38" loext:marker-style-name="T26"><text:span text:style-name="T26">44</text:span><text:span text:style-name="T26"/></text:p>
          </table:table-cell>
          <table:table-cell table:style-name="Table148.B2" office:value-type="string">
            <text:p text:style-name="P38" loext:marker-style-name="T26"><text:span text:style-name="T26">Gujarati</text:span><text:span text:style-name="T26"/></text:p>
          </table:table-cell>
          <table:table-cell table:style-name="Table148.B2" office:value-type="string">
            <text:p text:style-name="P38" loext:marker-style-name="T26"><text:span text:style-name="T26">79</text:span><text:span text:style-name="T26"/></text:p>
          </table:table-cell>
          <table:table-cell table:style-name="Table148.B2" office:value-type="string">
            <text:p text:style-name="P38" loext:marker-style-name="T26"><text:span text:style-name="T26">Moldavian</text:span><text:span text:style-name="T26"/></text:p>
          </table:table-cell>
          <table:table-cell table:style-name="Table148.B2" office:value-type="string">
            <text:p text:style-name="P38" loext:marker-style-name="T26"><text:span text:style-name="T26">114</text:span><text:span text:style-name="T26"/></text:p>
          </table:table-cell>
          <table:table-cell table:style-name="Table148.H2" office:value-type="string">
            <text:p text:style-name="P38" loext:marker-style-name="T26"><text:span text:style-name="T26">Tagalog</text:span><text:span text:style-name="T26"/></text:p>
          </table:table-cell>
        </table:table-row>
        <table:table-row table:style-name="Table148.1">
          <table:table-cell table:style-name="Table148.A11" office:value-type="string">
            <text:p text:style-name="P229" loext:marker-style-name="T22"><text:span text:style-name="T33">0</text:span><text:span text:style-name="T32"/></text:p>
          </table:table-cell>
          <table:table-cell table:style-name="Table148.B11" office:value-type="string">
            <text:p text:style-name="P38" loext:marker-style-name="T22"><text:span text:style-name="T33">Aymara</text:span><text:span text:style-name="T33"/></text:p>
          </table:table-cell>
          <table:table-cell table:style-name="Table148.C11" office:value-type="string">
            <text:p text:style-name="P38" loext:marker-style-name="T22"><text:span text:style-name="T33">45</text:span><text:span text:style-name="T33"/></text:p>
          </table:table-cell>
          <table:table-cell table:style-name="Table148.D11" office:value-type="string">
            <text:p text:style-name="P38" loext:marker-style-name="T22"><text:span text:style-name="T33">Hausa</text:span><text:span text:style-name="T33"/></text:p>
          </table:table-cell>
          <table:table-cell table:style-name="Table148.E11" office:value-type="string">
            <text:p text:style-name="P38" loext:marker-style-name="T22"><text:span text:style-name="T33">80</text:span><text:span text:style-name="T33"/></text:p>
          </table:table-cell>
          <table:table-cell table:style-name="Table148.F11" office:value-type="string">
            <text:p text:style-name="P38" loext:marker-style-name="T22"><text:span text:style-name="T33">Mongolian</text:span><text:span text:style-name="T33"/></text:p>
          </table:table-cell>
          <table:table-cell table:style-name="Table148.G11" office:value-type="string">
            <text:p text:style-name="P38" loext:marker-style-name="T22"><text:span text:style-name="T33">115</text:span><text:span text:style-name="T33"/></text:p>
          </table:table-cell>
          <table:table-cell table:style-name="Table148.H11" office:value-type="string">
            <text:p text:style-name="P38" loext:marker-style-name="T22"><text:span text:style-name="T33">Tajik</text:span><text:span text:style-name="T33"/></text:p>
          </table:table-cell>
        </table:table-row>
        <table:table-row table:style-name="Table148.1">
          <table:table-cell table:style-name="Table148.A2" office:value-type="string">
            <text:p text:style-name="P229" loext:marker-style-name="T22"><text:span text:style-name="T33">11</text:span><text:span text:style-name="T32"/></text:p>
          </table:table-cell>
          <table:table-cell table:style-name="Table148.B2" office:value-type="string">
            <text:p text:style-name="P38" loext:marker-style-name="T22"><text:span text:style-name="T33">Azerbaijani</text:span><text:span text:style-name="T33"/></text:p>
          </table:table-cell>
          <table:table-cell table:style-name="Table148.B2" office:value-type="string">
            <text:p text:style-name="P38" loext:marker-style-name="T22"><text:span text:style-name="T33">46</text:span><text:span text:style-name="T33"/></text:p>
          </table:table-cell>
          <table:table-cell table:style-name="Table148.B2" office:value-type="string">
            <text:p text:style-name="P38" loext:marker-style-name="T22"><text:span text:style-name="T33">Hebrew</text:span><text:span text:style-name="T33"/></text:p>
          </table:table-cell>
          <table:table-cell table:style-name="Table148.B2" office:value-type="string">
            <text:p text:style-name="P38" loext:marker-style-name="T22"><text:span text:style-name="T33">81</text:span><text:span text:style-name="T33"/></text:p>
          </table:table-cell>
          <table:table-cell table:style-name="Table148.B2" office:value-type="string">
            <text:p text:style-name="P38" loext:marker-style-name="T22"><text:span text:style-name="T33">Nauru</text:span><text:span text:style-name="T33"/></text:p>
          </table:table-cell>
          <table:table-cell table:style-name="Table148.B2" office:value-type="string">
            <text:p text:style-name="P38" loext:marker-style-name="T22"><text:span text:style-name="T33">116</text:span><text:span text:style-name="T33"/></text:p>
          </table:table-cell>
          <table:table-cell table:style-name="Table148.H2" office:value-type="string">
            <text:p text:style-name="P38" loext:marker-style-name="T22"><text:span text:style-name="T33">Tamil</text:span><text:span text:style-name="T33"/></text:p>
          </table:table-cell>
        </table:table-row>
        <table:table-row table:style-name="Table148.1">
          <table:table-cell table:style-name="Table148.A13" office:value-type="string">
            <text:p text:style-name="P229" loext:marker-style-name="T22"><text:span text:style-name="T33">12</text:span><text:span text:style-name="T32"/></text:p>
          </table:table-cell>
          <table:table-cell table:style-name="Table148.B13" office:value-type="string">
            <text:p text:style-name="P38" loext:marker-style-name="T22"><text:span text:style-name="T33">Bashkir</text:span><text:span text:style-name="T33"/></text:p>
          </table:table-cell>
          <table:table-cell table:style-name="Table148.C13" office:value-type="string">
            <text:p text:style-name="P38" loext:marker-style-name="T22"><text:span text:style-name="T33">47</text:span><text:span text:style-name="T33"/></text:p>
          </table:table-cell>
          <table:table-cell table:style-name="Table148.D13" office:value-type="string">
            <text:p text:style-name="P38" loext:marker-style-name="T22"><text:span text:style-name="T33">Hindi</text:span><text:span text:style-name="T33"/></text:p>
          </table:table-cell>
          <table:table-cell table:style-name="Table148.E13" office:value-type="string">
            <text:p text:style-name="P38" loext:marker-style-name="T22"><text:span text:style-name="T33">82</text:span><text:span text:style-name="T33"/></text:p>
          </table:table-cell>
          <table:table-cell table:style-name="Table148.F13" office:value-type="string">
            <text:p text:style-name="P38" loext:marker-style-name="T22"><text:span text:style-name="T33">Nepali</text:span><text:span text:style-name="T33"/></text:p>
          </table:table-cell>
          <table:table-cell table:style-name="Table148.G13" office:value-type="string">
            <text:p text:style-name="P38" loext:marker-style-name="T22"><text:span text:style-name="T33">117</text:span><text:span text:style-name="T33"/></text:p>
          </table:table-cell>
          <table:table-cell table:style-name="Table148.H13" office:value-type="string">
            <text:p text:style-name="P38" loext:marker-style-name="T22"><text:span text:style-name="T33">Tatar</text:span><text:span text:style-name="T33"/></text:p>
          </table:table-cell>
        </table:table-row>
        <table:table-row table:style-name="Table148.1">
          <table:table-cell table:style-name="Table148.A2" office:value-type="string">
            <text:p text:style-name="P229" loext:marker-style-name="T22"><text:span text:style-name="T33">13</text:span><text:span text:style-name="T32"/></text:p>
          </table:table-cell>
          <table:table-cell table:style-name="Table148.B2" office:value-type="string">
            <text:p text:style-name="P38" loext:marker-style-name="T22"><text:span text:style-name="T33">Basque</text:span><text:span text:style-name="T33"/></text:p>
          </table:table-cell>
          <table:table-cell table:style-name="Table148.B2" office:value-type="string">
            <text:p text:style-name="P38" loext:marker-style-name="T22"><text:span text:style-name="T33">48</text:span><text:span text:style-name="T33"/></text:p>
          </table:table-cell>
          <table:table-cell table:style-name="Table148.B2" office:value-type="string">
            <text:p text:style-name="P38" loext:marker-style-name="T22"><text:span text:style-name="T33">Hungarian</text:span><text:span text:style-name="T33"/></text:p>
          </table:table-cell>
          <table:table-cell table:style-name="Table148.B2" office:value-type="string">
            <text:p text:style-name="P38" loext:marker-style-name="T22"><text:span text:style-name="T33">83</text:span><text:span text:style-name="T33"/></text:p>
          </table:table-cell>
          <table:table-cell table:style-name="Table148.B2" office:value-type="string">
            <text:p text:style-name="P38" loext:marker-style-name="T22"><text:span text:style-name="T33">Norwegian</text:span><text:span text:style-name="T33"/></text:p>
          </table:table-cell>
          <table:table-cell table:style-name="Table148.B2" office:value-type="string">
            <text:p text:style-name="P38" loext:marker-style-name="T22"><text:span text:style-name="T33">118</text:span><text:span text:style-name="T33"/></text:p>
          </table:table-cell>
          <table:table-cell table:style-name="Table148.H2" office:value-type="string">
            <text:p text:style-name="P38" loext:marker-style-name="T22"><text:span text:style-name="T33">Tegulu</text:span><text:span text:style-name="T33"/></text:p>
          </table:table-cell>
        </table:table-row>
        <table:table-row table:style-name="Table148.1">
          <table:table-cell table:style-name="Table148.A15" office:value-type="string">
            <text:p text:style-name="P229" loext:marker-style-name="T22"><text:span text:style-name="T33">14</text:span><text:span text:style-name="T32"/></text:p>
          </table:table-cell>
          <table:table-cell table:style-name="Table148.B15" office:value-type="string">
            <text:p text:style-name="P38" loext:marker-style-name="T22"><text:span text:style-name="T33">Bengali</text:span><text:span text:style-name="T33"/></text:p>
          </table:table-cell>
          <table:table-cell table:style-name="Table148.C15" office:value-type="string">
            <text:p text:style-name="P38" loext:marker-style-name="T22"><text:span text:style-name="T33">49</text:span><text:span text:style-name="T33"/></text:p>
          </table:table-cell>
          <table:table-cell table:style-name="Table148.D15" office:value-type="string">
            <text:p text:style-name="P38" loext:marker-style-name="T22"><text:span text:style-name="T33">Icelandic</text:span><text:span text:style-name="T33"/></text:p>
          </table:table-cell>
          <table:table-cell table:style-name="Table148.E15" office:value-type="string">
            <text:p text:style-name="P38" loext:marker-style-name="T22"><text:span text:style-name="T33">84</text:span><text:span text:style-name="T33"/></text:p>
          </table:table-cell>
          <table:table-cell table:style-name="Table148.F15" office:value-type="string">
            <text:p text:style-name="P38" loext:marker-style-name="T22"><text:span text:style-name="T33">Occitan</text:span><text:span text:style-name="T33"/></text:p>
          </table:table-cell>
          <table:table-cell table:style-name="Table148.G15" office:value-type="string">
            <text:p text:style-name="P38" loext:marker-style-name="T22"><text:span text:style-name="T33">119</text:span><text:span text:style-name="T33"/></text:p>
          </table:table-cell>
          <table:table-cell table:style-name="Table148.H15" office:value-type="string">
            <text:p text:style-name="P38" loext:marker-style-name="T22"><text:span text:style-name="T33">Thai</text:span><text:span text:style-name="T33"/></text:p>
          </table:table-cell>
        </table:table-row>
        <table:table-row table:style-name="Table148.1">
          <table:table-cell table:style-name="Table148.A2" office:value-type="string">
            <text:p text:style-name="P229" loext:marker-style-name="T22"><text:span text:style-name="T33">15</text:span><text:span text:style-name="T32"/></text:p>
          </table:table-cell>
          <table:table-cell table:style-name="Table148.B2" office:value-type="string">
            <text:p text:style-name="P38" loext:marker-style-name="T22"><text:span text:style-name="T33">Bhutani</text:span><text:span text:style-name="T33"/></text:p>
          </table:table-cell>
          <table:table-cell table:style-name="Table148.B2" office:value-type="string">
            <text:p text:style-name="P38" loext:marker-style-name="T22"><text:span text:style-name="T33">50</text:span><text:span text:style-name="T33"/></text:p>
          </table:table-cell>
          <table:table-cell table:style-name="Table148.B2" office:value-type="string">
            <text:p text:style-name="P38" loext:marker-style-name="T22"><text:span text:style-name="T33">Indonesian</text:span><text:span text:style-name="T33"/></text:p>
          </table:table-cell>
          <table:table-cell table:style-name="Table148.B2" office:value-type="string">
            <text:p text:style-name="P38" loext:marker-style-name="T22"><text:span text:style-name="T33">85</text:span><text:span text:style-name="T33"/></text:p>
          </table:table-cell>
          <table:table-cell table:style-name="Table148.B2" office:value-type="string">
            <text:p text:style-name="P38" loext:marker-style-name="T22"><text:span text:style-name="T33">Oriya</text:span><text:span text:style-name="T33"/></text:p>
          </table:table-cell>
          <table:table-cell table:style-name="Table148.B2" office:value-type="string">
            <text:p text:style-name="P38" loext:marker-style-name="T22"><text:span text:style-name="T33">120</text:span><text:span text:style-name="T33"/></text:p>
          </table:table-cell>
          <table:table-cell table:style-name="Table148.H2" office:value-type="string">
            <text:p text:style-name="P38" loext:marker-style-name="T22"><text:span text:style-name="T33">Tibetan</text:span><text:span text:style-name="T33"/></text:p>
          </table:table-cell>
        </table:table-row>
        <table:table-row table:style-name="Table148.1">
          <table:table-cell table:style-name="Table148.A17" office:value-type="string">
            <text:p text:style-name="P229" loext:marker-style-name="T22"><text:span text:style-name="T33">16</text:span><text:span text:style-name="T32"/></text:p>
          </table:table-cell>
          <table:table-cell table:style-name="Table148.B17" office:value-type="string">
            <text:p text:style-name="P38" loext:marker-style-name="T22"><text:span text:style-name="T33">Bihari</text:span><text:span text:style-name="T33"/></text:p>
          </table:table-cell>
          <table:table-cell table:style-name="Table148.C17" office:value-type="string">
            <text:p text:style-name="P38" loext:marker-style-name="T22"><text:span text:style-name="T33">51</text:span><text:span text:style-name="T33"/></text:p>
          </table:table-cell>
          <table:table-cell table:style-name="Table148.D17" office:value-type="string">
            <text:p text:style-name="P38" loext:marker-style-name="T22"><text:span text:style-name="T33">Interlingua</text:span><text:span text:style-name="T33"/></text:p>
          </table:table-cell>
          <table:table-cell table:style-name="Table148.E17" office:value-type="string">
            <text:p text:style-name="P38" loext:marker-style-name="T22"><text:span text:style-name="T33">86</text:span><text:span text:style-name="T33"/></text:p>
          </table:table-cell>
          <table:table-cell table:style-name="Table148.F17" office:value-type="string">
            <text:p text:style-name="P38" loext:marker-style-name="T22"><text:span text:style-name="T33">Pashto</text:span><text:span text:style-name="T33"/></text:p>
          </table:table-cell>
          <table:table-cell table:style-name="Table148.G17" office:value-type="string">
            <text:p text:style-name="P38" loext:marker-style-name="T22"><text:span text:style-name="T33">121</text:span><text:span text:style-name="T33"/></text:p>
          </table:table-cell>
          <table:table-cell table:style-name="Table148.H17" office:value-type="string">
            <text:p text:style-name="P38" loext:marker-style-name="T22"><text:span text:style-name="T33">Tigrinya</text:span><text:span text:style-name="T33"/></text:p>
          </table:table-cell>
        </table:table-row>
        <table:table-row table:style-name="Table148.1">
          <table:table-cell table:style-name="Table148.A2" office:value-type="string">
            <text:p text:style-name="P229" loext:marker-style-name="T22"><text:span text:style-name="T33">17</text:span><text:span text:style-name="T32"/></text:p>
          </table:table-cell>
          <table:table-cell table:style-name="Table148.B2" office:value-type="string">
            <text:p text:style-name="P38" loext:marker-style-name="T22"><text:span text:style-name="T33">Bislama</text:span><text:span text:style-name="T33"/></text:p>
          </table:table-cell>
          <table:table-cell table:style-name="Table148.B2" office:value-type="string">
            <text:p text:style-name="P38" loext:marker-style-name="T22"><text:span text:style-name="T33">52</text:span><text:span text:style-name="T33"/></text:p>
          </table:table-cell>
          <table:table-cell table:style-name="Table148.B2" office:value-type="string">
            <text:p text:style-name="P38" loext:marker-style-name="T22"><text:span text:style-name="T33">Interlingue</text:span><text:span text:style-name="T33"/></text:p>
          </table:table-cell>
          <table:table-cell table:style-name="Table148.B2" office:value-type="string">
            <text:p text:style-name="P38" loext:marker-style-name="T22"><text:span text:style-name="T33">87</text:span><text:span text:style-name="T33"/></text:p>
          </table:table-cell>
          <table:table-cell table:style-name="Table148.B2" office:value-type="string">
            <text:p text:style-name="P38" loext:marker-style-name="T22"><text:span text:style-name="T33">Persian</text:span><text:span text:style-name="T33"/></text:p>
          </table:table-cell>
          <table:table-cell table:style-name="Table148.B2" office:value-type="string">
            <text:p text:style-name="P38" loext:marker-style-name="T22"><text:span text:style-name="T33">122</text:span><text:span text:style-name="T33"/></text:p>
          </table:table-cell>
          <table:table-cell table:style-name="Table148.H2" office:value-type="string">
            <text:p text:style-name="P38" loext:marker-style-name="T22"><text:span text:style-name="T33">Tonga</text:span><text:span text:style-name="T33"/></text:p>
          </table:table-cell>
        </table:table-row>
        <table:table-row table:style-name="Table148.1">
          <table:table-cell table:style-name="Table148.A19" office:value-type="string">
            <text:p text:style-name="P229" loext:marker-style-name="T22"><text:span text:style-name="T33">18</text:span><text:span text:style-name="T32"/></text:p>
          </table:table-cell>
          <table:table-cell table:style-name="Table148.B19" office:value-type="string">
            <text:p text:style-name="P38" loext:marker-style-name="T22"><text:span text:style-name="T33">Breton</text:span><text:span text:style-name="T33"/></text:p>
          </table:table-cell>
          <table:table-cell table:style-name="Table148.C19" office:value-type="string">
            <text:p text:style-name="P38" loext:marker-style-name="T22"><text:span text:style-name="T33">53</text:span><text:span text:style-name="T33"/></text:p>
          </table:table-cell>
          <table:table-cell table:style-name="Table148.D19" office:value-type="string">
            <text:p text:style-name="P38" loext:marker-style-name="T22"><text:span text:style-name="T33">Inupiak</text:span><text:span text:style-name="T33"/></text:p>
          </table:table-cell>
          <table:table-cell table:style-name="Table148.E19" office:value-type="string">
            <text:p text:style-name="P38" loext:marker-style-name="T22"><text:span text:style-name="T33">88</text:span><text:span text:style-name="T33"/></text:p>
          </table:table-cell>
          <table:table-cell table:style-name="Table148.F19" office:value-type="string">
            <text:p text:style-name="P38" loext:marker-style-name="T22"><text:span text:style-name="T33">Polish</text:span><text:span text:style-name="T33"/></text:p>
          </table:table-cell>
          <table:table-cell table:style-name="Table148.G19" office:value-type="string">
            <text:p text:style-name="P38" loext:marker-style-name="T22"><text:span text:style-name="T33">123</text:span><text:span text:style-name="T33"/></text:p>
          </table:table-cell>
          <table:table-cell table:style-name="Table148.H19" office:value-type="string">
            <text:p text:style-name="P38" loext:marker-style-name="T22"><text:span text:style-name="T33">Tsonga</text:span><text:span text:style-name="T33"/></text:p>
          </table:table-cell>
        </table:table-row>
        <table:table-row table:style-name="Table148.1">
          <table:table-cell table:style-name="Table148.A2" office:value-type="string">
            <text:p text:style-name="P229" loext:marker-style-name="T22"><text:span text:style-name="T33">19</text:span><text:span text:style-name="T32"/></text:p>
          </table:table-cell>
          <table:table-cell table:style-name="Table148.B2" office:value-type="string">
            <text:p text:style-name="P38" loext:marker-style-name="T22"><text:span text:style-name="T33">Bulgarian</text:span><text:span text:style-name="T33"/></text:p>
          </table:table-cell>
          <table:table-cell table:style-name="Table148.B2" office:value-type="string">
            <text:p text:style-name="P38" loext:marker-style-name="T22"><text:span text:style-name="T33">54</text:span><text:span text:style-name="T33"/></text:p>
          </table:table-cell>
          <table:table-cell table:style-name="Table148.B2" office:value-type="string">
            <text:p text:style-name="P38" loext:marker-style-name="T22"><text:span text:style-name="T33">Inuktitut</text:span><text:span text:style-name="T33"/></text:p>
          </table:table-cell>
          <table:table-cell table:style-name="Table148.B2" office:value-type="string">
            <text:p text:style-name="P38" loext:marker-style-name="T22"><text:span text:style-name="T33">89</text:span><text:span text:style-name="T33"/></text:p>
          </table:table-cell>
          <table:table-cell table:style-name="Table148.B2" office:value-type="string">
            <text:p text:style-name="P38" loext:marker-style-name="T22"><text:span text:style-name="T33">Portuguese</text:span><text:span text:style-name="T33"/></text:p>
          </table:table-cell>
          <table:table-cell table:style-name="Table148.B2" office:value-type="string">
            <text:p text:style-name="P38" loext:marker-style-name="T22"><text:span text:style-name="T33">124</text:span><text:span text:style-name="T33"/></text:p>
          </table:table-cell>
          <table:table-cell table:style-name="Table148.H2" office:value-type="string">
            <text:p text:style-name="P38" loext:marker-style-name="T22"><text:span text:style-name="T33">Turkish</text:span><text:span text:style-name="T33"/></text:p>
          </table:table-cell>
        </table:table-row>
        <table:table-row table:style-name="Table148.1">
          <table:table-cell table:style-name="Table148.A21" office:value-type="string">
            <text:p text:style-name="P229" loext:marker-style-name="T22"><text:span text:style-name="T33">20</text:span><text:span text:style-name="T32"/></text:p>
          </table:table-cell>
          <table:table-cell table:style-name="Table148.B21" office:value-type="string">
            <text:p text:style-name="P38" loext:marker-style-name="T22"><text:span text:style-name="T33">Burmese</text:span><text:span text:style-name="T33"/></text:p>
          </table:table-cell>
          <table:table-cell table:style-name="Table148.C21" office:value-type="string">
            <text:p text:style-name="P38" loext:marker-style-name="T22"><text:span text:style-name="T33">55</text:span><text:span text:style-name="T33"/></text:p>
          </table:table-cell>
          <table:table-cell table:style-name="Table148.D21" office:value-type="string">
            <text:p text:style-name="P38" loext:marker-style-name="T22"><text:span text:style-name="T33">Irish</text:span><text:span text:style-name="T33"/></text:p>
          </table:table-cell>
          <table:table-cell table:style-name="Table148.E21" office:value-type="string">
            <text:p text:style-name="P38" loext:marker-style-name="T22"><text:span text:style-name="T33">90</text:span><text:span text:style-name="T33"/></text:p>
          </table:table-cell>
          <table:table-cell table:style-name="Table148.F21" office:value-type="string">
            <text:p text:style-name="P38" loext:marker-style-name="T22"><text:span text:style-name="T33">Punjabi</text:span><text:span text:style-name="T33"/></text:p>
          </table:table-cell>
          <table:table-cell table:style-name="Table148.G21" office:value-type="string">
            <text:p text:style-name="P38" loext:marker-style-name="T22"><text:span text:style-name="T33">125</text:span><text:span text:style-name="T33"/></text:p>
          </table:table-cell>
          <table:table-cell table:style-name="Table148.H21" office:value-type="string">
            <text:p text:style-name="P38" loext:marker-style-name="T22"><text:span text:style-name="T33">Turkmen</text:span><text:span text:style-name="T33"/></text:p>
          </table:table-cell>
        </table:table-row>
        <table:table-row table:style-name="Table148.1">
          <table:table-cell table:style-name="Table148.A2" office:value-type="string">
            <text:p text:style-name="P229" loext:marker-style-name="T22"><text:span text:style-name="T33">21</text:span><text:span text:style-name="T32"/></text:p>
          </table:table-cell>
          <table:table-cell table:style-name="Table148.B2" office:value-type="string">
            <text:p text:style-name="P38" loext:marker-style-name="T22"><text:span text:style-name="T33">Byelorussian</text:span><text:span text:style-name="T33"/></text:p>
          </table:table-cell>
          <table:table-cell table:style-name="Table148.B2" office:value-type="string">
            <text:p text:style-name="P38" loext:marker-style-name="T22"><text:span text:style-name="T33">56</text:span><text:span text:style-name="T33"/></text:p>
          </table:table-cell>
          <table:table-cell table:style-name="Table148.B2" office:value-type="string">
            <text:p text:style-name="P38" loext:marker-style-name="T22"><text:span text:style-name="T33">Italian</text:span><text:span text:style-name="T33"/></text:p>
          </table:table-cell>
          <table:table-cell table:style-name="Table148.B2" office:value-type="string">
            <text:p text:style-name="P38" loext:marker-style-name="T22"><text:span text:style-name="T33">91</text:span><text:span text:style-name="T33"/></text:p>
          </table:table-cell>
          <table:table-cell table:style-name="Table148.B2" office:value-type="string">
            <text:p text:style-name="P38" loext:marker-style-name="T22"><text:span text:style-name="T33">Quechua</text:span><text:span text:style-name="T33"/></text:p>
          </table:table-cell>
          <table:table-cell table:style-name="Table148.B2" office:value-type="string">
            <text:p text:style-name="P38" loext:marker-style-name="T22"><text:span text:style-name="T33">126</text:span><text:span text:style-name="T33"/></text:p>
          </table:table-cell>
          <table:table-cell table:style-name="Table148.H2" office:value-type="string">
            <text:p text:style-name="P38" loext:marker-style-name="T22"><text:span text:style-name="T33">Twi</text:span><text:span text:style-name="T33"/></text:p>
          </table:table-cell>
        </table:table-row>
        <table:table-row table:style-name="Table148.1">
          <table:table-cell table:style-name="Table148.A23" office:value-type="string">
            <text:p text:style-name="P229" loext:marker-style-name="T22"><text:span text:style-name="T33">22</text:span><text:span text:style-name="T32"/></text:p>
          </table:table-cell>
          <table:table-cell table:style-name="Table148.B23" office:value-type="string">
            <text:p text:style-name="P38" loext:marker-style-name="T22"><text:span text:style-name="T33">Cambodian</text:span><text:span text:style-name="T33"/></text:p>
          </table:table-cell>
          <table:table-cell table:style-name="Table148.C23" office:value-type="string">
            <text:p text:style-name="P38" loext:marker-style-name="T22"><text:span text:style-name="T33">57</text:span><text:span text:style-name="T33"/></text:p>
          </table:table-cell>
          <table:table-cell table:style-name="Table148.D23" office:value-type="string">
            <text:p text:style-name="P38" loext:marker-style-name="T22"><text:span text:style-name="T33">Japanese</text:span><text:span text:style-name="T33"/></text:p>
          </table:table-cell>
          <table:table-cell table:style-name="Table148.E23" office:value-type="string">
            <text:p text:style-name="P38" loext:marker-style-name="T22"><text:span text:style-name="T33">92</text:span><text:span text:style-name="T33"/></text:p>
          </table:table-cell>
          <table:table-cell table:style-name="Table148.F23" office:value-type="string">
            <text:p text:style-name="P38" loext:marker-style-name="T22"><text:span text:style-name="T33">Rhaeto-Romance</text:span><text:span text:style-name="T33"/></text:p>
          </table:table-cell>
          <table:table-cell table:style-name="Table148.G23" office:value-type="string">
            <text:p text:style-name="P38" loext:marker-style-name="T22"><text:span text:style-name="T33">127</text:span><text:span text:style-name="T33"/></text:p>
          </table:table-cell>
          <table:table-cell table:style-name="Table148.H23" office:value-type="string">
            <text:p text:style-name="P38" loext:marker-style-name="T22"><text:span text:style-name="T33">Uigur</text:span><text:span text:style-name="T33"/></text:p>
          </table:table-cell>
        </table:table-row>
        <table:table-row table:style-name="Table148.1">
          <table:table-cell table:style-name="Table148.A2" office:value-type="string">
            <text:p text:style-name="P229" loext:marker-style-name="T22"><text:span text:style-name="T33">23</text:span><text:span text:style-name="T32"/></text:p>
          </table:table-cell>
          <table:table-cell table:style-name="Table148.B2" office:value-type="string">
            <text:p text:style-name="P38" loext:marker-style-name="T22"><text:span text:style-name="T33">Catalan</text:span><text:span text:style-name="T33"/></text:p>
          </table:table-cell>
          <table:table-cell table:style-name="Table148.B2" office:value-type="string">
            <text:p text:style-name="P38" loext:marker-style-name="T22"><text:span text:style-name="T33">58</text:span><text:span text:style-name="T33"/></text:p>
          </table:table-cell>
          <table:table-cell table:style-name="Table148.B2" office:value-type="string">
            <text:p text:style-name="P38" loext:marker-style-name="T22"><text:span text:style-name="T33">Javanese</text:span><text:span text:style-name="T33"/></text:p>
          </table:table-cell>
          <table:table-cell table:style-name="Table148.B2" office:value-type="string">
            <text:p text:style-name="P38" loext:marker-style-name="T22"><text:span text:style-name="T33">93</text:span><text:span text:style-name="T33"/></text:p>
          </table:table-cell>
          <table:table-cell table:style-name="Table148.B2" office:value-type="string">
            <text:p text:style-name="P38" loext:marker-style-name="T22"><text:span text:style-name="T33">Romanian</text:span><text:span text:style-name="T33"/></text:p>
          </table:table-cell>
          <table:table-cell table:style-name="Table148.B2" office:value-type="string">
            <text:p text:style-name="P38" loext:marker-style-name="T22"><text:span text:style-name="T33">128</text:span><text:span text:style-name="T33"/></text:p>
          </table:table-cell>
          <table:table-cell table:style-name="Table148.H2" office:value-type="string">
            <text:p text:style-name="P38" loext:marker-style-name="T22"><text:span text:style-name="T33">Ukrainian</text:span><text:span text:style-name="T33"/></text:p>
          </table:table-cell>
        </table:table-row>
        <table:table-row table:style-name="Table148.1">
          <table:table-cell table:style-name="Table148.A25" office:value-type="string">
            <text:p text:style-name="P229" loext:marker-style-name="T22"><text:span text:style-name="T33">24</text:span><text:span text:style-name="T32"/></text:p>
          </table:table-cell>
          <table:table-cell table:style-name="Table148.B25" office:value-type="string">
            <text:p text:style-name="P38" loext:marker-style-name="T22"><text:span text:style-name="T33">Chinese</text:span><text:span text:style-name="T33"/></text:p>
          </table:table-cell>
          <table:table-cell table:style-name="Table148.C25" office:value-type="string">
            <text:p text:style-name="P38" loext:marker-style-name="T22"><text:span text:style-name="T33">59</text:span><text:span text:style-name="T33"/></text:p>
          </table:table-cell>
          <table:table-cell table:style-name="Table148.D25" office:value-type="string">
            <text:p text:style-name="P38" loext:marker-style-name="T22"><text:span text:style-name="T33">Kannada</text:span><text:span text:style-name="T33"/></text:p>
          </table:table-cell>
          <table:table-cell table:style-name="Table148.E25" office:value-type="string">
            <text:p text:style-name="P38" loext:marker-style-name="T22"><text:span text:style-name="T33">94</text:span><text:span text:style-name="T33"/></text:p>
          </table:table-cell>
          <table:table-cell table:style-name="Table148.F25" office:value-type="string">
            <text:p text:style-name="P38" loext:marker-style-name="T22"><text:span text:style-name="T33">Russian</text:span><text:span text:style-name="T33"/></text:p>
          </table:table-cell>
          <table:table-cell table:style-name="Table148.G25" office:value-type="string">
            <text:p text:style-name="P38" loext:marker-style-name="T22"><text:span text:style-name="T33">129</text:span><text:span text:style-name="T33"/></text:p>
          </table:table-cell>
          <table:table-cell table:style-name="Table148.H25" office:value-type="string">
            <text:p text:style-name="P38" loext:marker-style-name="T22"><text:span text:style-name="T33">Urdu</text:span><text:span text:style-name="T33"/></text:p>
          </table:table-cell>
        </table:table-row>
        <table:table-row table:style-name="Table148.1">
          <table:table-cell table:style-name="Table148.A2" office:value-type="string">
            <text:p text:style-name="P229" loext:marker-style-name="T22"><text:span text:style-name="T33">25</text:span><text:span text:style-name="T32"/></text:p>
          </table:table-cell>
          <table:table-cell table:style-name="Table148.B2" office:value-type="string">
            <text:p text:style-name="P38" loext:marker-style-name="T22"><text:span text:style-name="T33">Corsican</text:span><text:span text:style-name="T33"/></text:p>
          </table:table-cell>
          <table:table-cell table:style-name="Table148.B2" office:value-type="string">
            <text:p text:style-name="P38" loext:marker-style-name="T22"><text:span text:style-name="T33">60</text:span><text:span text:style-name="T33"/></text:p>
          </table:table-cell>
          <table:table-cell table:style-name="Table148.B2" office:value-type="string">
            <text:p text:style-name="P38" loext:marker-style-name="T22"><text:span text:style-name="T33">Kashmiri</text:span><text:span text:style-name="T33"/></text:p>
          </table:table-cell>
          <table:table-cell table:style-name="Table148.B2" office:value-type="string">
            <text:p text:style-name="P38" loext:marker-style-name="T22"><text:span text:style-name="T33">95</text:span><text:span text:style-name="T33"/></text:p>
          </table:table-cell>
          <table:table-cell table:style-name="Table148.B2" office:value-type="string">
            <text:p text:style-name="P38" loext:marker-style-name="T22"><text:span text:style-name="T33">Samoan</text:span><text:span text:style-name="T33"/></text:p>
          </table:table-cell>
          <table:table-cell table:style-name="Table148.B2" office:value-type="string">
            <text:p text:style-name="P38" loext:marker-style-name="T22"><text:span text:style-name="T33">130</text:span><text:span text:style-name="T33"/></text:p>
          </table:table-cell>
          <table:table-cell table:style-name="Table148.H2" office:value-type="string">
            <text:p text:style-name="P38" loext:marker-style-name="T22"><text:span text:style-name="T33">Uzbek</text:span><text:span text:style-name="T33"/></text:p>
          </table:table-cell>
        </table:table-row>
        <table:table-row table:style-name="Table148.1">
          <table:table-cell table:style-name="Table148.A27" office:value-type="string">
            <text:p text:style-name="P229" loext:marker-style-name="T22"><text:span text:style-name="T33">26</text:span><text:span text:style-name="T32"/></text:p>
          </table:table-cell>
          <table:table-cell table:style-name="Table148.B27" office:value-type="string">
            <text:p text:style-name="P38" loext:marker-style-name="T22"><text:span text:style-name="T33">Croatian</text:span><text:span text:style-name="T33"/></text:p>
          </table:table-cell>
          <table:table-cell table:style-name="Table148.C27" office:value-type="string">
            <text:p text:style-name="P38" loext:marker-style-name="T22"><text:span text:style-name="T33">61</text:span><text:span text:style-name="T33"/></text:p>
          </table:table-cell>
          <table:table-cell table:style-name="Table148.D27" office:value-type="string">
            <text:p text:style-name="P38" loext:marker-style-name="T22"><text:span text:style-name="T33">Kazakh</text:span><text:span text:style-name="T33"/></text:p>
          </table:table-cell>
          <table:table-cell table:style-name="Table148.E27" office:value-type="string">
            <text:p text:style-name="P38" loext:marker-style-name="T22"><text:span text:style-name="T33">96</text:span><text:span text:style-name="T33"/></text:p>
          </table:table-cell>
          <table:table-cell table:style-name="Table148.F27" office:value-type="string">
            <text:p text:style-name="P38" loext:marker-style-name="T22"><text:span text:style-name="T33">Sangro</text:span><text:span text:style-name="T33"/></text:p>
          </table:table-cell>
          <table:table-cell table:style-name="Table148.G27" office:value-type="string">
            <text:p text:style-name="P38" loext:marker-style-name="T22"><text:span text:style-name="T33">131</text:span><text:span text:style-name="T33"/></text:p>
          </table:table-cell>
          <table:table-cell table:style-name="Table148.H27" office:value-type="string">
            <text:p text:style-name="P38" loext:marker-style-name="T22"><text:span text:style-name="T33">Vietnamese</text:span><text:span text:style-name="T33"/></text:p>
          </table:table-cell>
        </table:table-row>
        <table:table-row table:style-name="Table148.1">
          <table:table-cell table:style-name="Table148.A2" office:value-type="string">
            <text:p text:style-name="P229" loext:marker-style-name="T22"><text:span text:style-name="T33">27</text:span><text:span text:style-name="T32"/></text:p>
          </table:table-cell>
          <table:table-cell table:style-name="Table148.B2" office:value-type="string">
            <text:p text:style-name="P38" loext:marker-style-name="T22"><text:span text:style-name="T33">Czech</text:span><text:span text:style-name="T33"/></text:p>
          </table:table-cell>
          <table:table-cell table:style-name="Table148.B2" office:value-type="string">
            <text:p text:style-name="P38" loext:marker-style-name="T22"><text:span text:style-name="T33">62</text:span><text:span text:style-name="T33"/></text:p>
          </table:table-cell>
          <table:table-cell table:style-name="Table148.B2" office:value-type="string">
            <text:p text:style-name="P38" loext:marker-style-name="T22"><text:span text:style-name="T33">Kinyarwanda</text:span><text:span text:style-name="T33"/></text:p>
          </table:table-cell>
          <table:table-cell table:style-name="Table148.B2" office:value-type="string">
            <text:p text:style-name="P38" loext:marker-style-name="T22"><text:span text:style-name="T33">97</text:span><text:span text:style-name="T33"/></text:p>
          </table:table-cell>
          <table:table-cell table:style-name="Table148.B2" office:value-type="string">
            <text:p text:style-name="P38" loext:marker-style-name="T22"><text:span text:style-name="T33">Sanskrit</text:span><text:span text:style-name="T33"/></text:p>
          </table:table-cell>
          <table:table-cell table:style-name="Table148.B2" office:value-type="string">
            <text:p text:style-name="P38" loext:marker-style-name="T22"><text:span text:style-name="T33">132</text:span><text:span text:style-name="T33"/></text:p>
          </table:table-cell>
          <table:table-cell table:style-name="Table148.H2" office:value-type="string">
            <text:p text:style-name="P38" loext:marker-style-name="T22"><text:span text:style-name="T33">Volapuk</text:span><text:span text:style-name="T33"/></text:p>
          </table:table-cell>
        </table:table-row>
        <table:table-row table:style-name="Table148.1">
          <table:table-cell table:style-name="Table148.A29" office:value-type="string">
            <text:p text:style-name="P229" loext:marker-style-name="T22"><text:span text:style-name="T33">28</text:span><text:span text:style-name="T32"/></text:p>
          </table:table-cell>
          <table:table-cell table:style-name="Table148.B29" office:value-type="string">
            <text:p text:style-name="P38" loext:marker-style-name="T22"><text:span text:style-name="T33">Danish</text:span><text:span text:style-name="T33"/></text:p>
          </table:table-cell>
          <table:table-cell table:style-name="Table148.C29" office:value-type="string">
            <text:p text:style-name="P38" loext:marker-style-name="T22"><text:span text:style-name="T33">63</text:span><text:span text:style-name="T33"/></text:p>
          </table:table-cell>
          <table:table-cell table:style-name="Table148.D29" office:value-type="string">
            <text:p text:style-name="P38" loext:marker-style-name="T22"><text:span text:style-name="T33">Kirghiz</text:span><text:span text:style-name="T33"/></text:p>
          </table:table-cell>
          <table:table-cell table:style-name="Table148.E29" office:value-type="string">
            <text:p text:style-name="P38" loext:marker-style-name="T22"><text:span text:style-name="T33">98</text:span><text:span text:style-name="T33"/></text:p>
          </table:table-cell>
          <table:table-cell table:style-name="Table148.F29" office:value-type="string">
            <text:p text:style-name="P38" loext:marker-style-name="T22"><text:span text:style-name="T33">ScotsGaelic</text:span><text:span text:style-name="T33"/></text:p>
          </table:table-cell>
          <table:table-cell table:style-name="Table148.G29" office:value-type="string">
            <text:p text:style-name="P38" loext:marker-style-name="T22"><text:span text:style-name="T33">133</text:span><text:span text:style-name="T33"/></text:p>
          </table:table-cell>
          <table:table-cell table:style-name="Table148.H29" office:value-type="string">
            <text:p text:style-name="P38" loext:marker-style-name="T22"><text:span text:style-name="T33">Welch</text:span><text:span text:style-name="T33"/></text:p>
          </table:table-cell>
        </table:table-row>
        <text:soft-page-break/>
        <table:table-row table:style-name="Table148.1">
          <table:table-cell table:style-name="Table148.A2" office:value-type="string">
            <text:p text:style-name="P229" loext:marker-style-name="T22"><text:span text:style-name="T33">29</text:span><text:span text:style-name="T32"/></text:p>
          </table:table-cell>
          <table:table-cell table:style-name="Table148.B2" office:value-type="string">
            <text:p text:style-name="P38" loext:marker-style-name="T22"><text:span text:style-name="T33">Dutch</text:span><text:span text:style-name="T33"/></text:p>
          </table:table-cell>
          <table:table-cell table:style-name="Table148.B2" office:value-type="string">
            <text:p text:style-name="P38" loext:marker-style-name="T22"><text:span text:style-name="T33">64</text:span><text:span text:style-name="T33"/></text:p>
          </table:table-cell>
          <table:table-cell table:style-name="Table148.B2" office:value-type="string">
            <text:p text:style-name="P38" loext:marker-style-name="T22"><text:span text:style-name="T33">Kirundi</text:span><text:span text:style-name="T33"/></text:p>
          </table:table-cell>
          <table:table-cell table:style-name="Table148.B2" office:value-type="string">
            <text:p text:style-name="P38" loext:marker-style-name="T22"><text:span text:style-name="T33">99</text:span><text:span text:style-name="T33"/></text:p>
          </table:table-cell>
          <table:table-cell table:style-name="Table148.B2" office:value-type="string">
            <text:p text:style-name="P38" loext:marker-style-name="T22"><text:span text:style-name="T33">Serbian</text:span><text:span text:style-name="T33"/></text:p>
          </table:table-cell>
          <table:table-cell table:style-name="Table148.B2" office:value-type="string">
            <text:p text:style-name="P38" loext:marker-style-name="T22"><text:span text:style-name="T33">134</text:span><text:span text:style-name="T33"/></text:p>
          </table:table-cell>
          <table:table-cell table:style-name="Table148.H2" office:value-type="string">
            <text:p text:style-name="P38" loext:marker-style-name="T22"><text:span text:style-name="T33">Wolof</text:span><text:span text:style-name="T33"/></text:p>
          </table:table-cell>
        </table:table-row>
        <table:table-row table:style-name="Table148.1">
          <table:table-cell table:style-name="Table148.A31" office:value-type="string">
            <text:p text:style-name="P229" loext:marker-style-name="T22"><text:span text:style-name="T33">30</text:span><text:span text:style-name="T32"/></text:p>
          </table:table-cell>
          <table:table-cell table:style-name="Table148.B31" office:value-type="string">
            <text:p text:style-name="P38" loext:marker-style-name="T22"><text:span text:style-name="T33">English</text:span><text:span text:style-name="T33"/></text:p>
          </table:table-cell>
          <table:table-cell table:style-name="Table148.C31" office:value-type="string">
            <text:p text:style-name="P38" loext:marker-style-name="T22"><text:span text:style-name="T33">65</text:span><text:span text:style-name="T33"/></text:p>
          </table:table-cell>
          <table:table-cell table:style-name="Table148.D31" office:value-type="string">
            <text:p text:style-name="P38" loext:marker-style-name="T22"><text:span text:style-name="T33">Korean</text:span><text:span text:style-name="T33"/></text:p>
          </table:table-cell>
          <table:table-cell table:style-name="Table148.E31" office:value-type="string">
            <text:p text:style-name="P38" loext:marker-style-name="T22"><text:span text:style-name="T33">100</text:span><text:span text:style-name="T33"/></text:p>
          </table:table-cell>
          <table:table-cell table:style-name="Table148.F31" office:value-type="string">
            <text:p text:style-name="P38" loext:marker-style-name="T22"><text:span text:style-name="T33">Serbo-Croatian</text:span><text:span text:style-name="T33"/></text:p>
          </table:table-cell>
          <table:table-cell table:style-name="Table148.G31" office:value-type="string">
            <text:p text:style-name="P38" loext:marker-style-name="T22"><text:span text:style-name="T33">135</text:span><text:span text:style-name="T33"/></text:p>
          </table:table-cell>
          <table:table-cell table:style-name="Table148.H31" office:value-type="string">
            <text:p text:style-name="P38" loext:marker-style-name="T22"><text:span text:style-name="T33">Xhosa</text:span><text:span text:style-name="T33"/></text:p>
          </table:table-cell>
        </table:table-row>
        <table:table-row table:style-name="Table148.1">
          <table:table-cell table:style-name="Table148.A2" office:value-type="string">
            <text:p text:style-name="P229" loext:marker-style-name="T22"><text:span text:style-name="T33">31</text:span><text:span text:style-name="T32"/></text:p>
          </table:table-cell>
          <table:table-cell table:style-name="Table148.B2" office:value-type="string">
            <text:p text:style-name="P38" loext:marker-style-name="T22"><text:span text:style-name="T33">Esperanto</text:span><text:span text:style-name="T33"/></text:p>
          </table:table-cell>
          <table:table-cell table:style-name="Table148.B2" office:value-type="string">
            <text:p text:style-name="P38" loext:marker-style-name="T22"><text:span text:style-name="T33">66</text:span><text:span text:style-name="T33"/></text:p>
          </table:table-cell>
          <table:table-cell table:style-name="Table148.B2" office:value-type="string">
            <text:p text:style-name="P38" loext:marker-style-name="T22"><text:span text:style-name="T33">Kurdish</text:span><text:span text:style-name="T33"/></text:p>
          </table:table-cell>
          <table:table-cell table:style-name="Table148.B2" office:value-type="string">
            <text:p text:style-name="P38" loext:marker-style-name="T22"><text:span text:style-name="T33">101</text:span><text:span text:style-name="T33"/></text:p>
          </table:table-cell>
          <table:table-cell table:style-name="Table148.B2" office:value-type="string">
            <text:p text:style-name="P38" loext:marker-style-name="T22"><text:span text:style-name="T33">Sesotho</text:span><text:span text:style-name="T33"/></text:p>
          </table:table-cell>
          <table:table-cell table:style-name="Table148.B2" office:value-type="string">
            <text:p text:style-name="P38" loext:marker-style-name="T22"><text:span text:style-name="T33">136</text:span><text:span text:style-name="T33"/></text:p>
          </table:table-cell>
          <table:table-cell table:style-name="Table148.H2" office:value-type="string">
            <text:p text:style-name="P38" loext:marker-style-name="T22"><text:span text:style-name="T33">Yiddish</text:span><text:span text:style-name="T33"/></text:p>
          </table:table-cell>
        </table:table-row>
        <table:table-row table:style-name="Table148.1">
          <table:table-cell table:style-name="Table148.A33" office:value-type="string">
            <text:p text:style-name="P229" loext:marker-style-name="T22"><text:span text:style-name="T33">32</text:span><text:span text:style-name="T32"/></text:p>
          </table:table-cell>
          <table:table-cell table:style-name="Table148.B33" office:value-type="string">
            <text:p text:style-name="P38" loext:marker-style-name="T22"><text:span text:style-name="T33">Estonian</text:span><text:span text:style-name="T33"/></text:p>
          </table:table-cell>
          <table:table-cell table:style-name="Table148.C33" office:value-type="string">
            <text:p text:style-name="P38" loext:marker-style-name="T22"><text:span text:style-name="T33">67</text:span><text:span text:style-name="T33"/></text:p>
          </table:table-cell>
          <table:table-cell table:style-name="Table148.D33" office:value-type="string">
            <text:p text:style-name="P38" loext:marker-style-name="T22"><text:span text:style-name="T33">Laothian</text:span><text:span text:style-name="T33"/></text:p>
          </table:table-cell>
          <table:table-cell table:style-name="Table148.E33" office:value-type="string">
            <text:p text:style-name="P38" loext:marker-style-name="T22"><text:span text:style-name="T33">102</text:span><text:span text:style-name="T33"/></text:p>
          </table:table-cell>
          <table:table-cell table:style-name="Table148.F33" office:value-type="string">
            <text:p text:style-name="P38" loext:marker-style-name="T22"><text:span text:style-name="T33">Setswana</text:span><text:span text:style-name="T33"/></text:p>
          </table:table-cell>
          <table:table-cell table:style-name="Table148.G33" office:value-type="string">
            <text:p text:style-name="P38" loext:marker-style-name="T22"><text:span text:style-name="T33">137</text:span><text:span text:style-name="T33"/></text:p>
          </table:table-cell>
          <table:table-cell table:style-name="Table148.H33" office:value-type="string">
            <text:p text:style-name="P38" loext:marker-style-name="T22"><text:span text:style-name="T33">Yoruba</text:span><text:span text:style-name="T33"/></text:p>
          </table:table-cell>
        </table:table-row>
        <table:table-row table:style-name="Table148.1">
          <table:table-cell table:style-name="Table148.A2" office:value-type="string">
            <text:p text:style-name="P229" loext:marker-style-name="T22"><text:span text:style-name="T33">33</text:span><text:span text:style-name="T32"/></text:p>
          </table:table-cell>
          <table:table-cell table:style-name="Table148.B2" office:value-type="string">
            <text:p text:style-name="P38" loext:marker-style-name="T22"><text:span text:style-name="T33">Faeroese</text:span><text:span text:style-name="T33"/></text:p>
          </table:table-cell>
          <table:table-cell table:style-name="Table148.B2" office:value-type="string">
            <text:p text:style-name="P38" loext:marker-style-name="T22"><text:span text:style-name="T33">68</text:span><text:span text:style-name="T33"/></text:p>
          </table:table-cell>
          <table:table-cell table:style-name="Table148.B2" office:value-type="string">
            <text:p text:style-name="P38" loext:marker-style-name="T22"><text:span text:style-name="T33">Latin</text:span><text:span text:style-name="T33"/></text:p>
          </table:table-cell>
          <table:table-cell table:style-name="Table148.B2" office:value-type="string">
            <text:p text:style-name="P38" loext:marker-style-name="T22"><text:span text:style-name="T33">103</text:span><text:span text:style-name="T33"/></text:p>
          </table:table-cell>
          <table:table-cell table:style-name="Table148.B2" office:value-type="string">
            <text:p text:style-name="P38" loext:marker-style-name="T22"><text:span text:style-name="T33">Shona</text:span><text:span text:style-name="T33"/></text:p>
          </table:table-cell>
          <table:table-cell table:style-name="Table148.B2" office:value-type="string">
            <text:p text:style-name="P38" loext:marker-style-name="T22"><text:span text:style-name="T33">138</text:span><text:span text:style-name="T33"/></text:p>
          </table:table-cell>
          <table:table-cell table:style-name="Table148.H2" office:value-type="string">
            <text:p text:style-name="P38" loext:marker-style-name="T22"><text:span text:style-name="T33">Zhuang</text:span><text:span text:style-name="T33"/></text:p>
          </table:table-cell>
        </table:table-row>
        <table:table-row table:style-name="Table148.1">
          <table:table-cell table:style-name="Table148.A35" office:value-type="string">
            <text:p text:style-name="P229" loext:marker-style-name="T22"><text:span text:style-name="T33">34</text:span><text:span text:style-name="T32"/></text:p>
          </table:table-cell>
          <table:table-cell table:style-name="Table148.B35" office:value-type="string">
            <text:p text:style-name="P38" loext:marker-style-name="T22"><text:span text:style-name="T33">Fiji</text:span><text:span text:style-name="T33"/></text:p>
          </table:table-cell>
          <table:table-cell table:style-name="Table148.C35" office:value-type="string">
            <text:p text:style-name="P38" loext:marker-style-name="T22"><text:span text:style-name="T33">69</text:span><text:span text:style-name="T33"/></text:p>
          </table:table-cell>
          <table:table-cell table:style-name="Table148.D35" office:value-type="string">
            <text:p text:style-name="P38" loext:marker-style-name="T22"><text:span text:style-name="T33">Latvian</text:span><text:span text:style-name="T33"/></text:p>
          </table:table-cell>
          <table:table-cell table:style-name="Table148.E35" office:value-type="string">
            <text:p text:style-name="P38" loext:marker-style-name="T22"><text:span text:style-name="T33">104</text:span><text:span text:style-name="T33"/></text:p>
          </table:table-cell>
          <table:table-cell table:style-name="Table148.F35" office:value-type="string">
            <text:p text:style-name="P38" loext:marker-style-name="T22"><text:span text:style-name="T33">Sindhi</text:span><text:span text:style-name="T33"/></text:p>
          </table:table-cell>
          <table:table-cell table:style-name="Table148.G35" office:value-type="string">
            <text:p text:style-name="P38" loext:marker-style-name="T22"><text:span text:style-name="T33">139</text:span><text:span text:style-name="T33"/></text:p>
          </table:table-cell>
          <table:table-cell table:style-name="Table148.H35" office:value-type="string">
            <text:p text:style-name="P38" loext:marker-style-name="T22"><text:span text:style-name="T33">Zulu</text:span><text:span text:style-name="T33"/></text:p>
          </table:table-cell>
        </table:table-row>
        <table:table-row table:style-name="Table148.1">
          <table:table-cell table:style-name="Table148.A36" office:value-type="string">
            <text:p text:style-name="P229" loext:marker-style-name="T22"><text:span text:style-name="T33">35</text:span><text:span text:style-name="T32"/></text:p>
          </table:table-cell>
          <table:table-cell table:style-name="Table148.B36" office:value-type="string">
            <text:p text:style-name="P38" loext:marker-style-name="T22"><text:span text:style-name="T33">Finnish</text:span><text:span text:style-name="T33"/></text:p>
          </table:table-cell>
          <table:table-cell table:style-name="Table148.B36" office:value-type="string">
            <text:p text:style-name="P38" loext:marker-style-name="T22"><text:span text:style-name="T33">70</text:span><text:span text:style-name="T33"/></text:p>
          </table:table-cell>
          <table:table-cell table:style-name="Table148.B36" office:value-type="string">
            <text:p text:style-name="P38" loext:marker-style-name="T22"><text:span text:style-name="T33">Lingala</text:span><text:span text:style-name="T33"/></text:p>
          </table:table-cell>
          <table:table-cell table:style-name="Table148.B36" office:value-type="string">
            <text:p text:style-name="P38" loext:marker-style-name="T22"><text:span text:style-name="T33">105</text:span><text:span text:style-name="T33"/></text:p>
          </table:table-cell>
          <table:table-cell table:style-name="Table148.B36" office:value-type="string">
            <text:p text:style-name="P38" loext:marker-style-name="T22"><text:span text:style-name="T33">Singhalese</text:span><text:span text:style-name="T33"/></text:p>
          </table:table-cell>
          <table:table-cell table:style-name="Table148.B36" office:value-type="string">
            <text:p text:style-name="P244" loext:marker-style-name="T22"/>
          </table:table-cell>
          <table:table-cell table:style-name="Table148.H36" office:value-type="string">
            <text:p text:style-name="P244" loext:marker-style-name="T22"/>
          </table:table-cell>
        </table:table-row>
      </table:table>
      <text:p text:style-name="Standard"/>
      <text:p text:style-name="Standard">The ordinal number of the language is given by <text:span text:style-name="Reference_20_Char1">languageord</text:span>, which returns the number of the language from the table above. Note that even if the languages are added to or subtracted to in future implementations, the ordinal numbers will not be changed, simply extended at the end, with any removed entries set to an empty string.</text:p>
      <text:p text:style-name="Standard">The decimal point character in use can be found with <text:span text:style-name="Reference_20_Char1">decimal</text:span>. The current number separator in use is defined with <text:span text:style-name="Reference_20_Char1">numberseparator</text:span>.</text:p>
      <text:p text:style-name="Standard">The time and date formats can be derived the country of the host. The main difference between formats is the order of the elements in time and date. The functions <text:span text:style-name="Reference_20_Char1">timeorder</text:span> and <text:span text:style-name="Reference_20_Char1">dateorder</text:span> give the ordering:</text:p>
      <table:table table:name="Table149" table:style-name="Table149">
        <table:table-column table:style-name="Table149.A"/>
        <table:table-column table:style-name="Table149.B"/>
        <table:table-row table:style-name="Table149.1">
          <table:table-cell table:style-name="Table149.A1" office:value-type="string">
            <text:p text:style-name="P225" loext:marker-style-name="T3"><text:span text:style-name="T5">dateorder Code</text:span><text:span text:style-name="T3"/></text:p>
          </table:table-cell>
          <table:table-cell table:style-name="Table149.A1" office:value-type="string">
            <text:p text:style-name="P225" loext:marker-style-name="T3"><text:span text:style-name="T5">Date format</text:span><text:span text:style-name="T3"/></text:p>
          </table:table-cell>
        </table:table-row>
        <table:table-row table:style-name="Table149.1">
          <table:table-cell table:style-name="Table149.A2" office:value-type="string">
            <text:p text:style-name="P196" loext:marker-style-name="T25"><text:span text:style-name="T26">1</text:span><text:span text:style-name="T25"/></text:p>
          </table:table-cell>
          <table:table-cell table:style-name="Table149.B2" office:value-type="string">
            <text:p text:style-name="P197" loext:marker-style-name="T26"><text:span text:style-name="T26">year-month-day (ISO 8601 standard format)</text:span><text:span text:style-name="T26"/></text:p>
          </table:table-cell>
        </table:table-row>
        <table:table-row table:style-name="Table149.1">
          <table:table-cell table:style-name="Table149.A3" office:value-type="string">
            <text:p text:style-name="P196" loext:marker-style-name="T25"><text:span text:style-name="T26">2</text:span><text:span text:style-name="T25"/></text:p>
          </table:table-cell>
          <table:table-cell table:style-name="Table149.B3" office:value-type="string">
            <text:p text:style-name="P197" loext:marker-style-name="T26"><text:span text:style-name="T26">year-day-month</text:span><text:span text:style-name="T26"/></text:p>
          </table:table-cell>
        </table:table-row>
        <table:table-row table:style-name="Table149.1">
          <table:table-cell table:style-name="Table149.A2" office:value-type="string">
            <text:p text:style-name="P196" loext:marker-style-name="T25"><text:span text:style-name="T26">3</text:span><text:span text:style-name="T25"/></text:p>
          </table:table-cell>
          <table:table-cell table:style-name="Table149.B2" office:value-type="string">
            <text:p text:style-name="P197" loext:marker-style-name="T26"><text:span text:style-name="T26">month-day-year</text:span><text:span text:style-name="T26"/></text:p>
          </table:table-cell>
        </table:table-row>
        <table:table-row table:style-name="Table149.1">
          <table:table-cell table:style-name="Table149.A5" office:value-type="string">
            <text:p text:style-name="P196" loext:marker-style-name="T25"><text:span text:style-name="T26">4</text:span><text:span text:style-name="T25"/></text:p>
          </table:table-cell>
          <table:table-cell table:style-name="Table149.B5" office:value-type="string">
            <text:p text:style-name="P197" loext:marker-style-name="T26"><text:span text:style-name="T26">month-year-day</text:span><text:span text:style-name="T26"/></text:p>
          </table:table-cell>
        </table:table-row>
        <table:table-row table:style-name="Table149.1">
          <table:table-cell table:style-name="Table149.A2" office:value-type="string">
            <text:p text:style-name="P196" loext:marker-style-name="T25"><text:span text:style-name="T26">5</text:span><text:span text:style-name="T25"/></text:p>
          </table:table-cell>
          <table:table-cell table:style-name="Table149.B2" office:value-type="string">
            <text:p text:style-name="P197" loext:marker-style-name="T26"><text:span text:style-name="T26">day-month-year</text:span><text:span text:style-name="T26"/></text:p>
          </table:table-cell>
        </table:table-row>
        <table:table-row table:style-name="Table149.1">
          <table:table-cell table:style-name="Table149.A7" office:value-type="string">
            <text:p text:style-name="P196" loext:marker-style-name="T25"><text:span text:style-name="T26">6</text:span><text:span text:style-name="T25"/></text:p>
          </table:table-cell>
          <table:table-cell table:style-name="Table149.B7" office:value-type="string">
            <text:p text:style-name="P197" loext:marker-style-name="T26"><text:span text:style-name="T26">day-year-month</text:span><text:span text:style-name="T26"/></text:p>
          </table:table-cell>
        </table:table-row>
      </table:table>
      <text:p text:style-name="Standard"/>
      <table:table table:name="Table150" table:style-name="Table150">
        <table:table-column table:style-name="Table150.A"/>
        <table:table-column table:style-name="Table150.B"/>
        <table:table-row table:style-name="Table150.1">
          <table:table-cell table:style-name="Table150.A1" office:value-type="string">
            <text:p text:style-name="P225" loext:marker-style-name="T3"><text:span text:style-name="T5">timeorder Code</text:span><text:span text:style-name="T3"/></text:p>
          </table:table-cell>
          <table:table-cell table:style-name="Table150.A1" office:value-type="string">
            <text:p text:style-name="P225" loext:marker-style-name="T3"><text:span text:style-name="T5">Time format</text:span><text:span text:style-name="T3"/></text:p>
          </table:table-cell>
        </table:table-row>
        <table:table-row table:style-name="Table150.2">
          <table:table-cell table:style-name="Table150.A2" office:value-type="string">
            <text:p text:style-name="P196" loext:marker-style-name="T25"><text:span text:style-name="T26">1</text:span><text:span text:style-name="T25"/></text:p>
          </table:table-cell>
          <table:table-cell table:style-name="Table150.B2" office:value-type="string">
            <text:p text:style-name="P197" loext:marker-style-name="T26"><text:span text:style-name="T26">Hour:minute:second (ISO 8601 standard format.</text:span><text:span text:style-name="T26"/></text:p>
          </table:table-cell>
        </table:table-row>
        <table:table-row table:style-name="Table150.2">
          <table:table-cell table:style-name="Table150.A3" office:value-type="string">
            <text:p text:style-name="P196" loext:marker-style-name="T25"><text:span text:style-name="T26">2</text:span><text:span text:style-name="T25"/></text:p>
          </table:table-cell>
          <table:table-cell table:style-name="Table150.B3" office:value-type="string">
            <text:p text:style-name="P197" loext:marker-style-name="T26"><text:span text:style-name="T26">Hour:second:minute</text:span><text:span text:style-name="T26"/></text:p>
          </table:table-cell>
        </table:table-row>
        <table:table-row table:style-name="Table150.2">
          <table:table-cell table:style-name="Table150.A2" office:value-type="string">
            <text:p text:style-name="P196" loext:marker-style-name="T25"><text:span text:style-name="T26">3</text:span><text:span text:style-name="T25"/></text:p>
          </table:table-cell>
          <table:table-cell table:style-name="Table150.B2" office:value-type="string">
            <text:p text:style-name="P197" loext:marker-style-name="T26"><text:span text:style-name="T26">Minute:hour:second</text:span><text:span text:style-name="T26"/></text:p>
          </table:table-cell>
        </table:table-row>
        <table:table-row table:style-name="Table150.2">
          <table:table-cell table:style-name="Table150.A5" office:value-type="string">
            <text:p text:style-name="P196" loext:marker-style-name="T25"><text:span text:style-name="T26">4</text:span><text:span text:style-name="T25"/></text:p>
          </table:table-cell>
          <table:table-cell table:style-name="Table150.B5" office:value-type="string">
            <text:p text:style-name="P197" loext:marker-style-name="T26"><text:span text:style-name="T26">Minute:second:hour</text:span><text:span text:style-name="T26"/></text:p>
          </table:table-cell>
        </table:table-row>
        <table:table-row table:style-name="Table150.2">
          <table:table-cell table:style-name="Table150.A2" office:value-type="string">
            <text:p text:style-name="P196" loext:marker-style-name="T25"><text:span text:style-name="T26">5</text:span><text:span text:style-name="T25"/></text:p>
          </table:table-cell>
          <table:table-cell table:style-name="Table150.B2" office:value-type="string">
            <text:p text:style-name="P197" loext:marker-style-name="T26"><text:span text:style-name="T26">Second:hour:minute</text:span><text:span text:style-name="T26"/></text:p>
          </table:table-cell>
        </table:table-row>
        <table:table-row table:style-name="Table150.2">
          <table:table-cell table:style-name="Table150.A7" office:value-type="string">
            <text:p text:style-name="P196" loext:marker-style-name="T25"><text:span text:style-name="T26">6</text:span><text:span text:style-name="T25"/></text:p>
          </table:table-cell>
          <table:table-cell table:style-name="Table150.B7" office:value-type="string">
            <text:p text:style-name="P197" loext:marker-style-name="T26"><text:span text:style-name="T26">Second:minute:hour</text:span><text:span text:style-name="T26"/></text:p>
          </table:table-cell>
        </table:table-row>
      </table:table>
      <text:p text:style-name="Standard"/>
      <text:p text:style-name="Standard"><text:soft-page-break/>The separator character for fields in the date is given by <text:span text:style-name="Reference_20_Char1">dateseparator</text:span>, which is ‘-‘ in ISO 8601 date formats. The separator character for fields in time is given by <text:span text:style-name="Reference_20_Char1">timeseparator</text:span>, which is ‘:’ in ISO 8601 time formats.</text:p>
      <text:p text:style-name="Standard">The number of digits in each section of the time and date formats is:</text:p>
      <table:table table:name="Table151" table:style-name="Table151">
        <table:table-column table:style-name="Table151.A"/>
        <table:table-column table:style-name="Table151.B"/>
        <table:table-row table:style-name="Table151.1">
          <table:table-cell table:style-name="Table151.A1" office:value-type="string">
            <text:p text:style-name="P225" loext:marker-style-name="T3"><text:span text:style-name="T5">Section</text:span><text:span text:style-name="T3"/></text:p>
          </table:table-cell>
          <table:table-cell table:style-name="Table151.A1" office:value-type="string">
            <text:p text:style-name="P225" loext:marker-style-name="T3"><text:span text:style-name="T5">Digits</text:span><text:span text:style-name="T3"/></text:p>
          </table:table-cell>
        </table:table-row>
        <table:table-row table:style-name="Table151.1">
          <table:table-cell table:style-name="Table151.A2" office:value-type="string">
            <text:p text:style-name="P228" loext:marker-style-name="T25"><text:span text:style-name="T26">Year</text:span><text:span text:style-name="T25"/></text:p>
          </table:table-cell>
          <table:table-cell table:style-name="Table151.B2" office:value-type="string">
            <text:p text:style-name="P37" loext:marker-style-name="T26"><text:span text:style-name="T26">4</text:span><text:span text:style-name="T26"/></text:p>
          </table:table-cell>
        </table:table-row>
        <table:table-row table:style-name="Table151.1">
          <table:table-cell table:style-name="Table151.A3" office:value-type="string">
            <text:p text:style-name="P228" loext:marker-style-name="T25"><text:span text:style-name="T26">Month</text:span><text:span text:style-name="T25"/></text:p>
          </table:table-cell>
          <table:table-cell table:style-name="Table151.B3" office:value-type="string">
            <text:p text:style-name="P37" loext:marker-style-name="T26"><text:span text:style-name="T26">2</text:span><text:span text:style-name="T26"/></text:p>
          </table:table-cell>
        </table:table-row>
        <table:table-row table:style-name="Table151.1">
          <table:table-cell table:style-name="Table151.A2" office:value-type="string">
            <text:p text:style-name="P228" loext:marker-style-name="T25"><text:span text:style-name="T26">Day</text:span><text:span text:style-name="T25"/></text:p>
          </table:table-cell>
          <table:table-cell table:style-name="Table151.B2" office:value-type="string">
            <text:p text:style-name="P37" loext:marker-style-name="T26"><text:span text:style-name="T26">2</text:span><text:span text:style-name="T26"/></text:p>
          </table:table-cell>
        </table:table-row>
        <table:table-row table:style-name="Table151.1">
          <table:table-cell table:style-name="Table151.A5" office:value-type="string">
            <text:p text:style-name="P228" loext:marker-style-name="T25"><text:span text:style-name="T26">Hour</text:span><text:span text:style-name="T25"/></text:p>
          </table:table-cell>
          <table:table-cell table:style-name="Table151.B5" office:value-type="string">
            <text:p text:style-name="P37" loext:marker-style-name="T26"><text:span text:style-name="T26">2</text:span><text:span text:style-name="T26"/></text:p>
          </table:table-cell>
        </table:table-row>
        <table:table-row table:style-name="Table151.1">
          <table:table-cell table:style-name="Table151.A2" office:value-type="string">
            <text:p text:style-name="P228" loext:marker-style-name="T25"><text:span text:style-name="T26">Minute</text:span><text:span text:style-name="T25"/></text:p>
          </table:table-cell>
          <table:table-cell table:style-name="Table151.B2" office:value-type="string">
            <text:p text:style-name="P37" loext:marker-style-name="T26"><text:span text:style-name="T26">2</text:span><text:span text:style-name="T26"/></text:p>
          </table:table-cell>
        </table:table-row>
        <table:table-row table:style-name="Table151.1">
          <table:table-cell table:style-name="Table151.A7" office:value-type="string">
            <text:p text:style-name="P228" loext:marker-style-name="T25"><text:span text:style-name="T26">Second</text:span><text:span text:style-name="T25"/></text:p>
          </table:table-cell>
          <table:table-cell table:style-name="Table151.B7" office:value-type="string">
            <text:p text:style-name="P37" loext:marker-style-name="T26"><text:span text:style-name="T26">2</text:span><text:span text:style-name="T26"/></text:p>
          </table:table-cell>
        </table:table-row>
      </table:table>
      <text:p text:style-name="Standard"/>
      <text:p text:style-name="Standard">If the time and date format is not set, it defaults to the ISO 8601 standard for time and date formatting. This is the correct format for output that can be read across international boundaries.</text:p>
      <text:p text:style-name="Standard">Note that the procedures <text:span text:style-name="Reference_20_Char1">times</text:span>, <text:span text:style-name="Reference_20_Char1">dates</text:span>, <text:span text:style-name="Reference_20_Char1">writetime</text:span> and <text:span text:style-name="Reference_20_Char1">writedate</text:span> automatically use the internationalization settings of the host to arrive at the host computers natural time and date formatting.</text:p>
      <text:p text:style-name="Standard">The symbol for the currency used in the country of host is given by <text:span text:style-name="Reference_20_Char1">currencychr</text:span>.</text:p>
      <text:h text:style-name="Heading_20_8" text:outline-level="8"><text:bookmark-start text:name="_Toc4731128"/><text:bookmark-start text:name="__RefHeading___Toc46105_401020179"/>Exceptions<text:bookmark-end text:name="_Toc4731128"/><text:bookmark-end text:name="__RefHeading___Toc46105_401020179"/></text:h>
      <text:p text:style-name="Standard">The following exceptions are generated in <text:span text:style-name="Reference_20_Char1">services</text:span>:</text:p>
      <table:table table:name="Table152" table:style-name="Table152">
        <table:table-column table:style-name="Table152.A"/>
        <table:table-column table:style-name="Table152.B"/>
        <table:table-row table:style-name="Table152.1">
          <table:table-cell table:style-name="Table152.A1" office:value-type="string">
            <text:p text:style-name="P227" loext:marker-style-name="T3"><text:span text:style-name="T5">Identifier</text:span><text:span text:style-name="T3"/></text:p>
          </table:table-cell>
          <table:table-cell table:style-name="Table152.A1" office:value-type="string">
            <text:p text:style-name="P227" loext:marker-style-name="T3"><text:span text:style-name="T5">Meaning</text:span><text:span text:style-name="T3"/></text:p>
          </table:table-cell>
        </table:table-row>
        <table:table-row table:style-name="Table152.1">
          <table:table-cell table:style-name="Table152.A2" office:value-type="string">
            <text:p text:style-name="P75" loext:marker-style-name="T16"><text:span text:style-name="T24">NameTooLong</text:span><text:span text:style-name="T25"/></text:p>
          </table:table-cell>
          <table:table-cell table:style-name="Table152.B2" office:value-type="string">
            <text:p text:style-name="P38"><text:span text:style-name="T26">The filename passed was too long for a </text:span><text:span text:style-name="Reference_20_Char1"><text:span text:style-name="T26">services</text:span></text:span><text:span text:style-name="T26"> internal buffer.</text:span></text:p>
          </table:table-cell>
        </table:table-row>
        <table:table-row table:style-name="Table152.1">
          <table:table-cell table:style-name="Table152.A3" office:value-type="string">
            <text:p text:style-name="P75" loext:marker-style-name="T16"><text:span text:style-name="T24">FileSizeTooLarge</text:span><text:span text:style-name="T25"/></text:p>
          </table:table-cell>
          <table:table-cell table:style-name="Table152.B3" office:value-type="string">
            <text:p text:style-name="P38" loext:marker-style-name="T26"><text:span text:style-name="T26">The file(s) being processed were too large.</text:span><text:span text:style-name="T26"/></text:p>
          </table:table-cell>
        </table:table-row>
        <table:table-row table:style-name="Table152.1">
          <table:table-cell table:style-name="Table152.A2" office:value-type="string">
            <text:p text:style-name="P75" loext:marker-style-name="T16"><text:span text:style-name="T24">StringNil</text:span><text:span text:style-name="T25"/></text:p>
          </table:table-cell>
          <table:table-cell table:style-name="Table152.B2" office:value-type="string">
            <text:p text:style-name="P38" loext:marker-style-name="T26"><text:span text:style-name="T26">The string passed was nil.</text:span><text:span text:style-name="T26"/></text:p>
          </table:table-cell>
        </table:table-row>
        <table:table-row table:style-name="Table152.1">
          <table:table-cell table:style-name="Table152.A5" office:value-type="string">
            <text:p text:style-name="P75" loext:marker-style-name="T16"><text:span text:style-name="T24">StringTooSmallForTime</text:span><text:span text:style-name="T25"/></text:p>
          </table:table-cell>
          <table:table-cell table:style-name="Table152.B5" office:value-type="string">
            <text:p text:style-name="P38" loext:marker-style-name="T26"><text:span text:style-name="T26">The string result buffer was too small to hold the time.</text:span><text:span text:style-name="T26"/></text:p>
          </table:table-cell>
        </table:table-row>
        <table:table-row table:style-name="Table152.1">
          <table:table-cell table:style-name="Table152.A2" office:value-type="string">
            <text:p text:style-name="P75" loext:marker-style-name="T16"><text:span text:style-name="T24">StringTooSmallForDate</text:span><text:span text:style-name="T25"/></text:p>
          </table:table-cell>
          <table:table-cell table:style-name="Table152.B2" office:value-type="string">
            <text:p text:style-name="P38" loext:marker-style-name="T26"><text:span text:style-name="T26">The string result buffer was too small to hold the date.</text:span><text:span text:style-name="T26"/></text:p>
          </table:table-cell>
        </table:table-row>
        <table:table-row table:style-name="Table152.1">
          <table:table-cell table:style-name="Table152.A7" office:value-type="string">
            <text:p text:style-name="P75" loext:marker-style-name="T16"><text:span text:style-name="T24">EnvironmentStringTooLarge</text:span><text:span text:style-name="T25"/></text:p>
          </table:table-cell>
          <table:table-cell table:style-name="Table152.B7" office:value-type="string">
            <text:p text:style-name="P38"><text:span text:style-name="T26">A system environment string was too large for a </text:span><text:span text:style-name="Reference_20_Char1"><text:span text:style-name="T26">services</text:span></text:span><text:span text:style-name="T26"> buffer.</text:span></text:p>
          </table:table-cell>
        </table:table-row>
        <table:table-row table:style-name="Table152.1">
          <table:table-cell table:style-name="Table152.A2" office:value-type="string">
            <text:p text:style-name="P75" loext:marker-style-name="T16"><text:span text:style-name="T24">CommandStringEmpty</text:span><text:span text:style-name="T25"/></text:p>
          </table:table-cell>
          <table:table-cell table:style-name="Table152.B2" office:value-type="string">
            <text:p text:style-name="P38" loext:marker-style-name="T26"><text:span text:style-name="T26">The command string passed was empty.</text:span><text:span text:style-name="T26"/></text:p>
          </table:table-cell>
        </table:table-row>
        <table:table-row table:style-name="Table152.1">
          <table:table-cell table:style-name="Table152.A9" office:value-type="string">
            <text:p text:style-name="P75" loext:marker-style-name="T16"><text:span text:style-name="T24">ProgramNotFound</text:span><text:span text:style-name="T25"/></text:p>
          </table:table-cell>
          <table:table-cell table:style-name="Table152.B9" office:value-type="string">
            <text:p text:style-name="P38" loext:marker-style-name="T26"><text:span text:style-name="T26">External program not found.</text:span><text:span text:style-name="T26"/></text:p>
          </table:table-cell>
        </table:table-row>
        <table:table-row table:style-name="Table152.1">
          <table:table-cell table:style-name="Table152.A2" office:value-type="string">
            <text:p text:style-name="P75" loext:marker-style-name="T16"><text:span text:style-name="T24">CurrentPathTooLong</text:span><text:span text:style-name="T25"/></text:p>
          </table:table-cell>
          <table:table-cell table:style-name="Table152.B2" office:value-type="string">
            <text:p text:style-name="P38"><text:span text:style-name="T26">Current path is too long for a </text:span><text:span text:style-name="Reference_20_Char1"><text:span text:style-name="T26">services</text:span></text:span><text:span text:style-name="T26"> buffer.</text:span></text:p>
          </table:table-cell>
        </table:table-row>
        <table:table-row table:style-name="Table152.1">
          <table:table-cell table:style-name="Table152.A11" office:value-type="string">
            <text:p text:style-name="P75" loext:marker-style-name="T16"><text:span text:style-name="T24">FilenameStringEmpty</text:span><text:span text:style-name="T25"/></text:p>
          </table:table-cell>
          <table:table-cell table:style-name="Table152.B11" office:value-type="string">
            <text:p text:style-name="P38" loext:marker-style-name="T26"><text:span text:style-name="T26">The filename passed was empty.</text:span><text:span text:style-name="T26"/></text:p>
          </table:table-cell>
        </table:table-row>
        <table:table-row table:style-name="Table152.1">
          <table:table-cell table:style-name="Table152.A12" office:value-type="string">
            <text:p text:style-name="P75" loext:marker-style-name="T16"><text:span text:style-name="T24">CannotDetermineProgramPath</text:span><text:span text:style-name="T25"/></text:p>
          </table:table-cell>
          <table:table-cell table:style-name="Table152.B12" office:value-type="string">
            <text:p text:style-name="P38" loext:marker-style-name="T26"><text:span text:style-name="T26">The program path could not be determined.</text:span><text:span text:style-name="T26"/></text:p>
          </table:table-cell>
        </table:table-row>
      </table:table>
      <text:p text:style-name="Standard"/>
      <text:p text:style-name="Standard"><text:span text:style-name="Reference_20_Char1">Services</text:span> establishes a series of exception handlers for each of the above exceptions during startup. Exceptions not handled by a client program of <text:span text:style-name="Reference_20_Char1">services</text:span> will go back to <text:span text:style-name="Reference_20_Char1">services</text:span>, then print a message specific to the error, then the general exception will be thrown.</text:p>
      <text:p text:style-name="Standard"><text:soft-page-break/>Not all procedures and functions throw all exceptions. See each procedure or function description for a list of exceptions thrown. A client of <text:span text:style-name="Reference_20_Char1">services</text:span> need only capture the exceptions occurring in the procedure or function that is called.</text:p>
      <text:p text:style-name="P52"/>
      <text:h text:style-name="P142" text:outline-level="8"><text:bookmark-start text:name="_Toc4731129"/><text:bookmark-start text:name="__RefHeading___Toc46107_401020179"/>Functions and procedures in services<text:bookmark-end text:name="_Toc4731129"/><text:bookmark-end text:name="__RefHeading___Toc46107_401020179"/></text:h>
      <text:p text:style-name="Standard">For all of the following calls, where an output file is used, it can be left off. The result is to default to the standard <text:span text:style-name="Reference_20_Char1">output</text:span> file.</text:p>
      <text:p text:style-name="Routine_20_Header">procedure list(fn: [p]string; var l: filptr);</text:p>
      <text:p text:style-name="P18">Form a file list from the filename <text:span text:style-name="Reference_20_Char1">fn</text:span>, and return in the file entry list <text:span text:style-name="Reference_20_Char1">l</text:span>. The filename <text:span text:style-name="Reference_20_Char1">fn</text:span> may contain wildcards, and may be fully pathed, or refer to the current directory. If no files are found, then the list pointer is returned <text:span text:style-name="Reference_20_Char1">nil</text:span>.</text:p>
      <text:p text:style-name="P18">Exceptions: <text:span text:style-name="Reference_20_Char1">FileSizeTooLarge</text:span>, <text:span text:style-name="Reference_20_Char1">StringNil</text:span></text:p>
      <text:p text:style-name="P17"/>
      <text:p text:style-name="Routine_20_Header">procedure times(var s: string; t: linteger);</text:p>
      <text:p text:style-name="Routine_20_Header">function times(t: linteger): pstring;</text:p>
      <text:p text:style-name="P18">Place time from S2000 time <text:span text:style-name="Reference_20_Char1">t</text:span> in string <text:span text:style-name="Reference_20_Char1">s</text:span>.</text:p>
      <text:p text:style-name="P18">Exceptions: <text:span text:style-name="Reference_20_Char1">StringTooSmallForTime</text:span></text:p>
      <text:p text:style-name="P17"/>
      <text:p text:style-name="Routine_20_Header">procedure dates(var s: string; t: linteger);</text:p>
      <text:p text:style-name="Routine_20_Header">function dates(t: linteger): pstring;</text:p>
      <text:p text:style-name="P18">Place date from S2000 time <text:span text:style-name="Reference_20_Char1">t</text:span> in string <text:span text:style-name="Reference_20_Char1">s</text:span>.</text:p>
      <text:p text:style-name="P18">Exceptions: <text:span text:style-name="Reference_20_Char1">StringTooSmallForDate</text:span></text:p>
      <text:p text:style-name="Standard"/>
      <text:p text:style-name="Routine_20_Header">procedure writetime([var f: text;] t: linteger);</text:p>
      <text:p text:style-name="P18">Write time from S2000 time <text:span text:style-name="Reference_20_Char1">t</text:span> to text file <text:span text:style-name="Reference_20_Char1">f</text:span>, or by default, the standard output file.</text:p>
      <text:p text:style-name="P18">Exceptions: None</text:p>
      <text:p text:style-name="Standard"/>
      <text:p text:style-name="Routine_20_Header">procedure writedate([var f: text;] t: linteger);</text:p>
      <text:p text:style-name="P18">Write date from S2000 time <text:span text:style-name="Reference_20_Char1">t</text:span> to text file <text:span text:style-name="Reference_20_Char1">f</text:span>, or by default, the standard output file.</text:p>
      <text:p text:style-name="P18">Exceptions: None</text:p>
      <text:p text:style-name="Standard"/>
      <text:p text:style-name="Routine_20_Header"><text:soft-page-break/>function time: linteger;</text:p>
      <text:p text:style-name="P18">Returns current S2000 time in GMT</text:p>
      <text:p text:style-name="P18">Exceptions: None</text:p>
      <text:p text:style-name="Standard"/>
      <text:p text:style-name="Routine_20_Header">function local(t: linteger): linteger;</text:p>
      <text:p text:style-name="P18">Converts the given GMT S2000 time <text:span text:style-name="Reference_20_Char1">t</text:span> to local time, using the time zone offset and daylight savings status in the host computer, and returns the result.</text:p>
      <text:p text:style-name="P18">Exceptions: None</text:p>
      <text:p text:style-name="Standard"/>
      <text:p text:style-name="Routine_20_Header">function clock: lcardinal;</text:p>
      <text:p text:style-name="P18">Returns 100 microsecond, free running time.</text:p>
      <text:p text:style-name="P18">Exceptions: None</text:p>
      <text:p text:style-name="Standard"/>
      <text:p text:style-name="Routine_20_Header">function elapsed(r: lcardinal): lcardinal;</text:p>
      <text:p text:style-name="P18">Given a stored <text:span text:style-name="Reference_20_Char1">clock</text:span> time <text:span text:style-name="Reference_20_Char1">r</text:span>, will check the current <text:span text:style-name="Reference_20_Char1">clock</text:span> time and find the total number of 100 microsecond ticks since the given time, then return that. Accounts for timer wraparound.</text:p>
      <text:p text:style-name="P18">Exceptions: None</text:p>
      <text:p text:style-name="Standard"/>
      <text:p text:style-name="Routine_20_Header">function validfile(s: [p]string): boolean;</text:p>
      <text:p text:style-name="P18">Parses and checks the file specification <text:span text:style-name="Reference_20_Char1">s</text:span> for a valid filename on the current system. Returns true if valid.</text:p>
      <text:p text:style-name="P18">Exceptions: <text:span text:style-name="Reference_20_Char1">StringNil</text:span></text:p>
      <text:p text:style-name="Standard"/>
      <text:p text:style-name="Routine_20_Header">function validpath(s: [p]string): boolean;</text:p>
      <text:p text:style-name="P18">Parses and checks the file specification <text:span text:style-name="Reference_20_Char1">s</text:span> for a valid path on the current system. Returns true if valid, otherwise false.</text:p>
      <text:p text:style-name="P18">Exceptions: <text:span text:style-name="Reference_20_Char1">StringNil</text:span></text:p>
      <text:p text:style-name="Standard"/>
      <text:p text:style-name="Routine_20_Header"><text:soft-page-break/>function wild(s: [p]string): boolean;</text:p>
      <text:p text:style-name="P18">Checks if the file specification <text:span text:style-name="Reference_20_Char1">s</text:span> contains wildcards. Returns true if so, otherwise false.</text:p>
      <text:p text:style-name="P18">Exceptions: <text:span text:style-name="Reference_20_Char1">StringNil</text:span></text:p>
      <text:p text:style-name="Standard"/>
      <text:p text:style-name="Routine_20_Header">procedure getenv(ls<text:span text:style-name="T58">[p]</text:span>: string; var ds: string);</text:p>
      <text:p text:style-name="Routine_20_Header">function getenv(ls<text:span text:style-name="T58">[p]</text:span>: string): pstring;</text:p>
      <text:p text:style-name="P18">Finds and returns an environment string. <text:span text:style-name="Reference_20_Char1">ls</text:span> contains the name of the string to look up, <text:span text:style-name="Reference_20_Char1">ds</text:span> or the return value contains the resulting string as found. If there is no environment string by that name, the return is either all blanks, or nil.</text:p>
      <text:p text:style-name="P18">Exceptions: <text:span text:style-name="Reference_20_Char1">EnvironmentStringTooLarge</text:span></text:p>
      <text:p text:style-name="Standard"/>
      <text:p text:style-name="Routine_20_Header">procedure setenv(sn: [p]string; sd: [p]string);</text:p>
      <text:p text:style-name="P18">Finds and sets an environment string. <text:span text:style-name="Reference_20_Char1">sn</text:span> contains the string name to set, and <text:span text:style-name="Reference_20_Char1">sd</text:span> contains the contents to set it to. If there is no string by that name, it is created, otherwise the old string is replaced.</text:p>
      <text:p text:style-name="P18">Exceptions: <text:span text:style-name="Reference_20_Char1">StringNil</text:span></text:p>
      <text:p text:style-name="Standard"/>
      <text:p text:style-name="Routine_20_Header">procedure allenv(<text:span text:style-name="T58">out</text:span> el: envptr);</text:p>
      <text:p text:style-name="P18">Returns a complete list of the strings in the environment to <text:span text:style-name="Reference_20_Char1">el</text:span>.</text:p>
      <text:p text:style-name="P18">Exceptions: None</text:p>
      <text:p text:style-name="Standard"/>
      <text:p text:style-name="Routine_20_Header">procedure remenv(sn: [p]string);</text:p>
      <text:p text:style-name="P18">Remove a string <text:span text:style-name="Reference_20_Char1">sn</text:span> from the environment. The string is found by name, and removed from the environment. No error results if the string does not exist.</text:p>
      <text:p text:style-name="P18">Exceptions: <text:span text:style-name="Reference_20_Char1">StringNil</text:span></text:p>
      <text:p text:style-name="Standard"/>
      <text:p text:style-name="Routine_20_Header">procedure exec(cmd: [p]string);</text:p>
      <text:p text:style-name="P18">Execute external program, with parameters, from the string <text:span text:style-name="Reference_20_Char1">cmd</text:span>. Does not wait for the program to finish, and cannot detect if it finished with an error.</text:p>
      <text:p text:style-name="P18">Exceptions: <text:span text:style-name="Reference_20_Char1">CommandStringEmpty</text:span>, <text:span text:style-name="Reference_20_Char1">ProgramNotFound</text:span>, <text:span text:style-name="Reference_20_Char1">StringNil</text:span></text:p>
      <text:p text:style-name="Standard"/>
      <text:p text:style-name="Routine_20_Header"><text:soft-page-break/>procedure exece(cmd: [p]string; el: envptr);</text:p>
      <text:p text:style-name="P18">Execute external program, with parameters from the string <text:span text:style-name="Reference_20_Char1">cmd</text:span> and full environment. The environment is passed as a list in <text:span text:style-name="Reference_20_Char1">el</text:span>. Does not wait for the program to finish, and cannot detect if it finished with an error.</text:p>
      <text:p text:style-name="P18">Exceptions: <text:span text:style-name="Reference_20_Char1">CommandStringEmpty</text:span>, <text:span text:style-name="Reference_20_Char1">ProgramNotFound</text:span>, <text:span text:style-name="Reference_20_Char1">StringNil</text:span></text:p>
      <text:p text:style-name="Standard"/>
      <text:p text:style-name="Routine_20_Header">procedure execw(cmd: [p]string; var e: integer);</text:p>
      <text:p text:style-name="P18">Execute external program, with parameters from the string <text:span text:style-name="Reference_20_Char1">cmd</text:span>. Waits for the program to finish, and returns its error code in <text:span text:style-name="Reference_20_Char1">e</text:span>. The error code is 0 for no error, otherwise the error is a code specified by the program executed.</text:p>
      <text:p text:style-name="P18">Exceptions: <text:span text:style-name="Reference_20_Char1">CommandStringEmpty</text:span>, <text:span text:style-name="Reference_20_Char1">ProgramNotFound</text:span>, <text:span text:style-name="Reference_20_Char1">StringNil</text:span></text:p>
      <text:p text:style-name="Standard"/>
      <text:p text:style-name="Routine_20_Header">procedure execew(cmd: [p]string; el: envptr; var e: integer);</text:p>
      <text:p text:style-name="P18">Execute external program, with parameters from the string <text:span text:style-name="Reference_20_Char1">cmd</text:span> and full environment. The environment is passed as a list in <text:span text:style-name="Reference_20_Char1">el</text:span>. Waits for the program to finish, and returns its error code in <text:span text:style-name="Reference_20_Char1">e</text:span>. The error code is 0 for no error, otherwise the error is a code specified by the program executed.</text:p>
      <text:p text:style-name="P18">Exceptions: <text:span text:style-name="Reference_20_Char1">CommandStringEmpty</text:span>, <text:span text:style-name="Reference_20_Char1">ProgramNotFound</text:span>, <text:span text:style-name="Reference_20_Char1">StringNil</text:span></text:p>
      <text:p text:style-name="Standard"/>
      <text:p text:style-name="Routine_20_Header">procedure getcur(var fn: string);</text:p>
      <text:p text:style-name="Routine_20_Header">function getcur: pstring;</text:p>
      <text:p text:style-name="P18">Get current path to <text:span text:style-name="Reference_20_Char1">fn</text:span> or the result. Returns the current directory path.</text:p>
      <text:p text:style-name="P18">Exceptions: <text:span text:style-name="Reference_20_Char1">CurrentPathTooLong</text:span></text:p>
      <text:p text:style-name="Standard"/>
      <text:p text:style-name="Routine_20_Header">procedure setcur(fn: [p]string);</text:p>
      <text:p text:style-name="P18">Set current path from string <text:span text:style-name="Reference_20_Char1">fn</text:span>. Sets the default path for all file specifications.</text:p>
      <text:p text:style-name="P18">Exceptions: <text:span text:style-name="Reference_20_Char1">StringNil</text:span></text:p>
      <text:p text:style-name="Standard"/>
      <text:p text:style-name="Routine_20_Header"><text:soft-page-break/>procedure getpgm(var s: string);</text:p>
      <text:p text:style-name="Routine_20_Header">function getpgm: pstring;</text:p>
      <text:p text:style-name="P18">Get the program path to <text:span text:style-name="Reference_20_Char1">s</text:span> or returns it. Returns the program path, which is the path the program running was loaded from.</text:p>
      <text:p text:style-name="P18">Exceptions: <text:span text:style-name="Reference_20_Char1">CannotDetermineProgramPath</text:span></text:p>
      <text:p text:style-name="Standard"/>
      <text:p text:style-name="Routine_20_Header">procedure getusr(var fn: string);</text:p>
      <text:p text:style-name="Routine_20_Header">function getusr: pstring;</text:p>
      <text:p text:style-name="P18">Get user path to <text:span text:style-name="Reference_20_Char1">fn</text:span> or returns it. Return the user path, which is a path specific to each user.</text:p>
      <text:p text:style-name="P18">Exceptions: None</text:p>
      <text:p text:style-name="Standard"/>
      <text:p text:style-name="Routine_20_Header">procedure brknam(fn: [p]string; var p, n, e: [p]string);</text:p>
      <text:p text:style-name="P18">Break down file specification. Breaks the file specification <text:span text:style-name="Reference_20_Char1">fn</text:span> down into path <text:span text:style-name="Reference_20_Char1">p</text:span>, name <text:span text:style-name="Reference_20_Char1">n</text:span>, and extension <text:span text:style-name="Reference_20_Char1">e</text:span>. Note that any one of the resulting components could be blank, if it does not exist in the name.</text:p>
      <text:p text:style-name="P18">Exceptions: <text:span text:style-name="Reference_20_Char1">FilenameStringEmpty</text:span>, <text:span text:style-name="Reference_20_Char1">StringNil</text:span></text:p>
      <text:p text:style-name="Standard"/>
      <text:p text:style-name="Routine_20_Header">procedure maknam(var fn: string; view p, n, e: string);</text:p>
      <text:p text:style-name="Routine_20_Header">function maknam(p: [p]string; n: [p]string; e: [p]string): pstring;</text:p>
      <text:p text:style-name="P18">Create file specification from components. Creates file specification <text:span text:style-name="Reference_20_Char1">fn</text:span> from path <text:span text:style-name="Reference_20_Char1">p</text:span>, name <text:span text:style-name="Reference_20_Char1">n</text:span>, and extension <text:span text:style-name="Reference_20_Char1">e</text:span>. Components may be blank, but the path and the name cannot both be blank.</text:p>
      <text:p text:style-name="P18">Exceptions: <text:span text:style-name="Reference_20_Char1">NameTooLong</text:span>, <text:span text:style-name="Reference_20_Char1">StringNil</text:span></text:p>
      <text:p text:style-name="Standard"/>
      <text:p text:style-name="Routine_20_Header">procedure fulnam(var fn: string);</text:p>
      <text:p text:style-name="Routine_20_Header">function fulnam(fn: string): pstring;</text:p>
      <text:p text:style-name="P18">Create full file specification from a partial file specification <text:span text:style-name="Reference_20_Char1">fn</text:span>. Given a file specification with an incomplete path (either by using the default path, or mnemonic shortcuts for things like parent directory), creates a fully pathed name of standard form. This can "normalize" file specifications, for comparisons, and to store the complete path for the file. The fully pathed result is returned in <text:span text:style-name="Reference_20_Char1">fn</text:span> or as the function result.</text:p>
      <text:p text:style-name="P18">Exceptions: None</text:p>
      <text:p text:style-name="Standard"/>
      <text:p text:style-name="P36"><text:soft-page-break/>procedure setatr(fn: [p]string; a: attrset);</text:p>
      <text:p text:style-name="P18">Set attributes. Given a file by name <text:span text:style-name="Reference_20_Char1">fn</text:span>, the attributes in the set <text:span text:style-name="Reference_20_Char1">a</text:span> are set true for the file.</text:p>
      <text:p text:style-name="P18">Exceptions: <text:span text:style-name="Reference_20_Char1">StringNil</text:span></text:p>
      <text:p text:style-name="Standard"/>
      <text:p text:style-name="Routine_20_Header">procedure resatr(fn: [p]string; a: attrset);</text:p>
      <text:p text:style-name="P18">Reset attributes. Given a file by name <text:span text:style-name="Reference_20_Char1">fn</text:span>, the attributes in the set <text:span text:style-name="Reference_20_Char1">a</text:span> are set false for the file.</text:p>
      <text:p text:style-name="P18">Exceptions: <text:span text:style-name="Reference_20_Char1">StringNil</text:span></text:p>
      <text:p text:style-name="Standard"/>
      <text:p text:style-name="Routine_20_Header">procedure bakupd(fn: [p]string);</text:p>
      <text:p text:style-name="P18">Set backup time current. Given a file by name <text:span text:style-name="Reference_20_Char1">fn</text:span>, sets the backup time for the file as current. Backup programs should also reset the archive bit to show that backup has occurred.</text:p>
      <text:p text:style-name="P18">Exceptions: <text:span text:style-name="Reference_20_Char1">StringNil</text:span></text:p>
      <text:p text:style-name="Standard"/>
      <text:p text:style-name="Routine_20_Header">procedure setuper(fn: [p]string; p: permset);</text:p>
      <text:p text:style-name="P18">Set user permissions. Given a file by name <text:span text:style-name="Reference_20_Char1">fn</text:span>, the permissions in the set <text:span text:style-name="Reference_20_Char1">p</text:span> are set true for the file.</text:p>
      <text:p text:style-name="P18">Exceptions: <text:span text:style-name="Reference_20_Char1">StringNil</text:span></text:p>
      <text:p text:style-name="Standard"/>
      <text:p text:style-name="Routine_20_Header">procedure resuper(fn: [p]string; p: permset);</text:p>
      <text:p text:style-name="P18">Reset user permissions. Given a file by name <text:span text:style-name="Reference_20_Char1">fn</text:span>, the permissions in the set <text:span text:style-name="Reference_20_Char1">p</text:span> are set false for the file.</text:p>
      <text:p text:style-name="P18">Exceptions: <text:span text:style-name="Reference_20_Char1">StringNil</text:span></text:p>
      <text:p text:style-name="Standard"/>
      <text:p text:style-name="Routine_20_Header">procedure setgper(fn: [p]string; p: permset);</text:p>
      <text:p text:style-name="P18">Set group permissions. Given a file by name <text:span text:style-name="Reference_20_Char1">fn</text:span>, the permissions in the set <text:span text:style-name="Reference_20_Char1">p</text:span> are set true for the file.</text:p>
      <text:p text:style-name="P18">Exceptions: <text:span text:style-name="Reference_20_Char1">StringNil</text:span></text:p>
      <text:p text:style-name="Standard"/>
      <text:p text:style-name="Routine_20_Header"><text:soft-page-break/>procedure resgper(fn: [p]string; p: permset);</text:p>
      <text:p text:style-name="P18">Reset group permissions. Given a file by name <text:span text:style-name="Reference_20_Char1">fn</text:span>, the permissions in the set <text:span text:style-name="Reference_20_Char1">p</text:span> are set false for the file.</text:p>
      <text:p text:style-name="P18">Exceptions: <text:span text:style-name="Reference_20_Char1">StringNil</text:span></text:p>
      <text:p text:style-name="Standard"/>
      <text:p text:style-name="Routine_20_Header">procedure setoper(fn: [p]string; p: permset);</text:p>
      <text:p text:style-name="P18">Set other permissions. Given a file by name <text:span text:style-name="Reference_20_Char1">fn</text:span>, the permissions in the set <text:span text:style-name="Reference_20_Char1">p</text:span> are set true for the file.</text:p>
      <text:p text:style-name="P18">Exceptions: <text:span text:style-name="Reference_20_Char1">StringNil</text:span></text:p>
      <text:p text:style-name="Standard"/>
      <text:p text:style-name="Routine_20_Header">procedure resoper(fn: [p]string; p: permset);</text:p>
      <text:p text:style-name="P18">Reset group permissions. Given a file by name <text:span text:style-name="Reference_20_Char1">fn</text:span>, the permissions in the set <text:span text:style-name="Reference_20_Char1">p</text:span> are set false for the file.</text:p>
      <text:p text:style-name="P18">Exceptions: <text:span text:style-name="Reference_20_Char1">StringNil</text:span></text:p>
      <text:p text:style-name="Standard"/>
      <text:p text:style-name="Routine_20_Header">procedure seterr(e: integer);</text:p>
      <text:p text:style-name="P18">Set program return error <text:span text:style-name="Reference_20_Char1">e</text:span>. The error code returned by the current program is set. This has no effect until the program exits.</text:p>
      <text:p text:style-name="P18">Exceptions: None</text:p>
      <text:p text:style-name="Standard"/>
      <text:p text:style-name="Routine_20_Header">procedure makpth(fn: [p]string);</text:p>
      <text:p text:style-name="P18">Make path using <text:span text:style-name="Reference_20_Char1">fn</text:span>. Creates a new path or directory. If the path already exists, it's an error.</text:p>
      <text:p text:style-name="P18">Exceptions: <text:span text:style-name="Reference_20_Char1">StringNil</text:span></text:p>
      <text:p text:style-name="Standard"/>
      <text:p text:style-name="Routine_20_Header">procedure rempth(fn: [p]string);</text:p>
      <text:p text:style-name="P18">Remove path <text:span text:style-name="Reference_20_Char1">fn</text:span>. Removes a path, or directory. The directory must exist, and must be empty of any files or other directories, or an error results.</text:p>
      <text:p text:style-name="P18">Exceptions: <text:span text:style-name="Reference_20_Char1">StringNil</text:span></text:p>
      <text:p text:style-name="Standard"/>
      <text:p text:style-name="Routine_20_Header"><text:soft-page-break/>procedure filchr(var fc: chrset);</text:p>
      <text:p text:style-name="P18">Returns the set of valid filename characters in <text:span text:style-name="Reference_20_Char1">fc</text:span>.</text:p>
      <text:p text:style-name="P18">Exceptions: None</text:p>
      <text:p text:style-name="Standard"/>
      <text:p text:style-name="Routine_20_Header">function optchr: char;</text:p>
      <text:p text:style-name="P18">Find the option character. Returns the character that is used to introduce options in command liens on the current system.</text:p>
      <text:p text:style-name="P18">Exceptions: None</text:p>
      <text:p text:style-name="P18"/>
      <text:p text:style-name="Routine_20_Header">function pthchr: char;</text:p>
      <text:p text:style-name="P18">Returns the character used to separate components in a path in the current system.</text:p>
      <text:p text:style-name="P18">Exceptions: None</text:p>
      <text:p text:style-name="P17"/>
      <text:p text:style-name="P248"/>
      <text:h text:style-name="P134" text:outline-level="7"><text:bookmark-start text:name="_Toc4731130"/><text:bookmark-start text:name="__RefHeading___Toc46109_401020179"/>Annex: String Library<text:bookmark-end text:name="_Toc4731130"/><text:bookmark-end text:name="__RefHeading___Toc46109_401020179"/></text:h>
      <text:p text:style-name="Standard">The string library implements various useful string functions. Strings are built out of arrays of characters in Pascal, and extended in Pascaline. <text:span text:style-name="Reference_20_Char1">strings</text:span> unifies two schemes. The first is the space padded right scheme familiar from ISO 7185 Pascal. The second is dynamic strings.</text:p>
      <text:p text:style-name="Standard">Dynamic strings are almost the ideal string type. They are unlimited in length, they can be returned from a function. And because their storage is recycled, they are space efficient. They can also be fairly speed efficient by managing when and if they are recycled.</text:p>
      <text:p text:style-name="Standard">The system declarations for padded or fixed, and dynamic strings appear as:</text:p>
      <text:p text:style-name="Code1"><text:span text:style-name="T16">type</text:span> string <text:s/>= packed array of char;</text:p>
      <text:p text:style-name="Code1"><text:s text:c="5"/>pstring = ^string;</text:p>
      <text:p text:style-name="Code1"/>
      <text:p text:style-name="Standard">The string functions are often overloaded so that they take both types of strings.</text:p>
      <text:h text:style-name="Heading_20_8" text:outline-level="8"><text:bookmark-start text:name="_Toc4731131"/><text:bookmark-start text:name="__RefHeading___Toc46111_401020179"/>Conventions<text:bookmark-end text:name="_Toc4731131"/><text:bookmark-end text:name="__RefHeading___Toc46111_401020179"/></text:h>
      <text:p text:style-name="Standard">In some cases, it is ambiguous whether a padded or dynamic string argument is meant. For example, the string compare facility does not know which type its operands are, and it makes a difference to the result, since length plays a part in string comparison. For these situations, a "p" (for padded) is appended to the name of the procedure or function.</text:p>
      <text:p text:style-name="Standard">Many functions and procedures must know if case matters. For example, string compare can be with case, or caseless. For these procedures and functions, there is appended a "c" to the ones that case does matter.</text:p>
      <text:p text:style-name="Standard">A few functions and procedures perform different actions on strings vs. characters. For the string versions, an "s" is appended to the name.</text:p>
      <text:h text:style-name="Heading_20_8" text:outline-level="8"><text:bookmark-start text:name="_Toc4731132"/><text:bookmark-start text:name="__RefHeading___Toc46113_401020179"/>Words<text:bookmark-end text:name="_Toc4731132"/><text:bookmark-end text:name="__RefHeading___Toc46113_401020179"/></text:h>
      <text:p text:style-name="Standard">Some of the functions and procedures treat the strings as a series of words. Words are a series of non-space characters surrounded by one or more spaces. For example:</text:p>
      <text:p text:style-name="Code1"><text:s text:c="3"/>‘ <text:s text:c="3"/>hi <text:s text:c="6"/>there <text:s text:c="18"/>George <text:s text:c="12"/>‘</text:p>
      <text:p text:style-name="Code1"/>
      <text:p text:style-name="Standard">Has three words, 'hi', 'there', and 'george'. Such words can be counted, indexed and extracted.</text:p>
      <text:h text:style-name="Heading_20_8" text:outline-level="8"><text:bookmark-start text:name="_Toc4731133"/><text:bookmark-start text:name="_Ref286815978"/><text:bookmark-start text:name="_Ref286815955"/><text:bookmark-start text:name="_Ref286815913"/><text:bookmark-start text:name="_Ref286815816"/><text:bookmark-start text:name="_Ref286815729"/><text:bookmark-start text:name="_Ref286815595"/><text:bookmark-start text:name="_Ref286783414"/><text:bookmark-start text:name="_Ref286783336"/><text:bookmark-start text:name="_Ref286783225"/><text:bookmark-start text:name="_Ref286815645"/><text:bookmark-start text:name="__RefHeading___Toc46115_401020179"/>Format Strings<text:bookmark-end text:name="_Toc4731133"/><text:bookmark-end text:name="_Ref286815978"/><text:bookmark-end text:name="_Ref286815955"/><text:bookmark-end text:name="_Ref286815913"/><text:bookmark-end text:name="_Ref286815816"/><text:bookmark-end text:name="_Ref286815729"/><text:bookmark-end text:name="_Ref286815595"/><text:bookmark-end text:name="_Ref286783414"/><text:bookmark-end text:name="_Ref286783336"/><text:bookmark-end text:name="_Ref286783225"/><text:bookmark-end text:name="_Ref286815645"/><text:bookmark-end text:name="__RefHeading___Toc46115_401020179"/></text:h>
      <text:p text:style-name="Standard">Some routines accept a "format string" to output numbers with. The format is an “image” of the output string the number is converted into. The string will contain a series of format characters. The entire format string is copied to the result string, but the special format characters are replaced with parts of the number to be converted.</text:p>
      <text:p text:style-name="P245">The number “image” contained within the format string consists of any number of contiguous characters from the set [‘9’, ‘0’, ’-‘, ‘+’, ‘$’, ‘&amp;’ ‘%’,’,‘]. Any number of other characters can appear before the image, and any number of other characters can follow it.</text:p>
      <text:p text:style-name="Standard">The first thing the format routines do is match the format to the number for decimal point position. For example:</text:p>
      <text:p text:style-name="P39"><text:s text:c="3"/>+999,999.999<text:tab/><text:tab/>Format characters</text:p>
      <text:p text:style-name="P39"><text:s text:c="9"/>50.12 <text:s text:c="7"/>Actual number (without leading or trailing</text:p>
      <text:p text:style-name="P39"><text:s text:c="22"/>zeros)</text:p>
      <text:p text:style-name="P39"/>
      <text:p text:style-name="Standard">Then, the meaning of each format character depends on if that character appears to the left or to the right of the decimal point, and if there are non-zero digits more significant (if to the left of the decimal point) or non-zero digits less significant (if to the right of the decimal point).</text:p>
      <text:p text:style-name="Standard">If a decimal point is seen, and one has already appeared in the current number image, it is an error.</text:p>
      <text:p text:style-name="Standard">Each format character operates on the digit that matches it’s position within the actual number after decimal point alignment.</text:p>
      <text:p text:style-name="Standard">The format characters are:</text:p>
      <text:p text:style-name="P40">9</text:p>
      <text:p text:style-name="P17">Represents a digit. To the left of the decimal point, this is replaced with its matching digit from the number. If there is no digit in the number at that position, and no more significant non-zero digit, a space replaces the format character. To the right of the decimal point, if there is no digit at that position, and no less significant non-zero digit, a space replaces the format character.</text:p>
      <text:p text:style-name="P68">0</text:p>
      <text:p text:style-name="P17">As "9" above, but "0" replaces the digit if no significant digit is found, instead of space when to the left of the decimal point. To the right of the decimal point, if the digit position is non-zero, then it replaces the format character, otherwise remains 0.</text:p>
      <text:p text:style-name="P17"/>
      <text:p text:style-name="P40">-</text:p>
      <text:p text:style-name="P17">Represents the sign. To the left of the decimal point, if the number is negative, it is left alone. If the number is positive, it is replaced by a space. If the sign was already output, then it is replaced by space. If this appears to the right of the decimal point, it terminates the image.</text:p>
      <text:p text:style-name="P40">+</text:p>
      <text:p text:style-name="P17">As "-", but "+" appears instead of space on a positive number.</text:p>
      <text:p text:style-name="P40">$, &amp;, %</text:p>
      <text:p text:style-name="P17">These characters are used to indicate if the number is hex (or USA dollars), octal or binary. To the left of the decimal point, if a significant digit can be matched to this position, the digit is <text:soft-page-break/>output, otherwise, either the format character, or a space is placed. A space is placed if any of the format characters ‘$’, ‘&amp;’, or ‘%’ have already appeared. It is an error if this format character is used to the right of the decimal point.</text:p>
      <text:p text:style-name="P40">,</text:p>
      <text:p text:style-name="P17">To the left of the decimal point, if the comma appears to the right of any non-zero significant digits, it is output as is. Otherwise, it is either replaced by space. If a "$", "&amp;" or "%" character appears to the left of it, the format character will appear. It is an error if this format character is used to the right of the decimal point.</text:p>
      <text:p text:style-name="P40">.</text:p>
      <text:p text:style-name="P19">May only appear on real numbers. This format character is always printed, but specifies where the mantissa of a number appears, and where its fraction appears. The appearance of the decimal point will enable or disable the fraction. If present, fractional digits are output, otherwise, the fraction is discarded.</text:p>
      <text:h text:style-name="Heading_20_8" text:outline-level="8"><text:bookmark-start text:name="_Toc4731134"/><text:bookmark-start text:name="__RefHeading___Toc46117_401020179"/>Recycling<text:bookmark-end text:name="_Toc4731134"/><text:bookmark-end text:name="__RefHeading___Toc46117_401020179"/></text:h>
      <text:p text:style-name="Standard">By default, <text:span text:style-name="Reference_20_Char1">strings</text:span> leaves it up to the programmer to determine when dynamic strings should be recycled. To keep from losing space ("memory leaks"), the program must be careful to keep track of all dynamic strings created, and return them to free storage via <text:span text:style-name="Reference_20_Char1">dispose</text:span>.</text:p>
      <text:p text:style-name="Standard"><text:span text:style-name="Reference_20_Char1">strings</text:span> can use a nested blocking system to automatically dispose of strings for you. The <text:span text:style-name="Reference_20_Char1">openstring</text:span> call begins a new string block, and <text:span text:style-name="Reference_20_Char1">closestring</text:span> ends it. When a new block is opened, any dynamic strings allocated are recorded in the block. Then, each of them are disposed of when the block ends. Any number of block levels can exist. With no blocks in effect, the automatic recycling system is off, which is the state <text:span text:style-name="Reference_20_Char1">strings</text:span> starts in. When all blocks are closed, <text:span text:style-name="Reference_20_Char1">strings</text:span> reverts to this state. Because the dynamic strings are returned as a group, this system can be more efficient than returning the strings one at a time.</text:p>
      <text:p text:style-name="Standard">Use<text:span text:style-name="Reference_20_Char1"> exportstring</text:span> to completely remove a given dynamic string from the automated recycling system. The <text:span text:style-name="Reference_20_Char1">upstring</text:span> call takes a string, and moves it to the surrounding string block.</text:p>
      <text:p text:style-name="Standard">The <text:span text:style-name="Reference_20_Char1">strings</text:span> block system has nothing to do with blocks in Pascal. <text:span text:style-name="Reference_20_Char1">strings</text:span> blocks can cross blocks, functions and even whole modules of Pascal. The two are entirely unrelated.</text:p>
      <text:h text:style-name="Heading_20_8" text:outline-level="8"><text:bookmark-start text:name="_Toc4731135"/><text:bookmark-start text:name="__RefHeading___Toc46119_401020179"/>String container classes<text:bookmark-end text:name="_Toc4731135"/><text:bookmark-end text:name="__RefHeading___Toc46119_401020179"/></text:h>
      <text:p text:style-name="Standard">The functionality of the <text:span text:style-name="Reference_20_Char1">strings</text:span> library is available in a <text:span text:style-name="Reference_20_Char1">stringc</text:span> class:</text:p>
      <text:p text:style-name="P29"><text:soft-page-break/>module strings;</text:p>
      <text:p text:style-name="P29"/>
      <text:p text:style-name="P29">class stringc(l: integer);</text:p>
      <text:p text:style-name="P29"/>
      <text:p text:style-name="P29">type stringcr: reference to stringc;</text:p>
      <text:p text:style-name="P29"/>
      <text:p text:style-name="P29">var val(l): string;</text:p>
      <text:p text:style-name="P29"/>
      <text:p text:style-name="P29">procedure lcases; begin end;</text:p>
      <text:p text:style-name="P29">procedure ucases; begin end;</text:p>
      <text:p text:style-name="P29">procedure clears; begin end;</text:p>
      <text:p text:style-name="P29">function len: integer;</text:p>
      <text:p text:style-name="P29">overload procedure len(newlen: integer);</text:p>
      <text:p text:style-name="P29">procedure copy(s: pstring);</text:p>
      <text:p text:style-name="P29">overload procedure copy(var s: string);</text:p>
      <text:p text:style-name="P29">overload procedure copy(var s: stringc);</text:p>
      <text:p text:style-name="P29">overload procedure copy(s: stringcr);</text:p>
      <text:p text:style-name="P29">operator := (s: string);</text:p>
      <text:p text:style-name="P29">operator := (s: pstring);</text:p>
      <text:p text:style-name="P29">operator := (s: stringc);</text:p>
      <text:p text:style-name="P29">operator := (s: stringcr);</text:p>
      <text:p text:style-name="P29">operator := (sd: string; ss: stringc);</text:p>
      <text:p text:style-name="P29">operator := (sd: pstring; ss: stringc);</text:p>
      <text:p text:style-name="P29">operator := (sd: string; ss: stringcr);</text:p>
      <text:p text:style-name="P29">operator := (sd: pstring; ss: stringcr);</text:p>
      <text:p text:style-name="P29">procedure cat(s: string);</text:p>
      <text:p text:style-name="P29">procedure cat(s: pstring</text:p>
      <text:p text:style-name="P29">procedure cat(var s: stringc);</text:p>
      <text:p text:style-name="P29">procedure cat(s: stringcr);</text:p>
      <text:p text:style-name="P29">operator + (s:string): stringcr;</text:p>
      <text:p text:style-name="P29">operator + (s: pstring): stringcr;</text:p>
      <text:p text:style-name="P29">operator + (var s: stringc);</text:p>
      <text:p text:style-name="P29">operator + (s: stringcr);</text:p>
      <text:p text:style-name="P29"/>
      <text:p text:style-name="P29"/>
      <text:p text:style-name="P29"/>
      <text:p text:style-name="P29">function comp[c]p(s: string): boolean;</text:p>
      <text:p text:style-name="P29">function comp[c]p(s: pstring): boolean;</text:p>
      <text:p text:style-name="P29">function comp[c]p(s:[p]string): boolean;</text:p>
      <text:p text:style-name="P29">function comp[c]p(s:[p]string): boolean;</text:p>
      <text:p text:style-name="P29">function comp[c]p(s:[p]string): boolean;</text:p>
      <text:p text:style-name="P29"/>
      <text:p text:style-name="P29"/>
      <text:p text:style-name="P29"/>
      <text:p text:style-name="P29"/>
      <text:p text:style-name="P29">function gtr[c]p(s: [p]string): boolean;</text:p>
      <text:p text:style-name="P29">operator &gt; (s: [p]string): boolean;</text:p>
      <text:p text:style-name="P29">operator &lt; (s: [p]string): boolean;</text:p>
      <text:p text:style-name="P29">operator = (s: [p]string): boolean;</text:p>
      <text:p text:style-name="P29"><text:soft-page-break/>operator &gt;= (s: [p]pstring): boolean;</text:p>
      <text:p text:style-name="P29">operator &lt;= (s: [p]string): boolean;</text:p>
      <text:p text:style-name="P29">function index[c]p(s: [p]string): integer;</text:p>
      <text:p text:style-name="P29">procedure extract(l, r: integer);</text:p>
      <text:p text:style-name="P29">procedure insert(s: string; p: integer);</text:p>
      <text:p text:style-name="P29">procedure rep(s:string; r: integer);</text:p>
      <text:p text:style-name="P29">operator * (r: integer): stringcr;</text:p>
      <text:p text:style-name="P29">procedure trim;</text:p>
      <text:p text:style-name="P29">function words: integer;</text:p>
      <text:p text:style-name="P29">procedure extwords(l, r: integer);</text:p>
      <text:p text:style-name="P29">procedure reads([f: text][var ovf: boolean]);</text:p>
      <text:p text:style-name="P29">procedure ints(i: integer [; fl: integer] | [fmt: string]);</text:p>
      <text:p text:style-name="P29">procedure reals(r: real [; f: integer] | [; fl: integer; fr: integer] | [; fmt: string]);</text:p>
      <text:p text:style-name="P29">procedure reales(r: real [; fl: integer]);</text:p>
      <text:p text:style-name="P29">procedure hexs(w: lcardinal [; fl: integer]);</text:p>
      <text:p text:style-name="P29">procedure octs(w: lcardinal [; fl: integer]);</text:p>
      <text:p text:style-name="P29">procedure bins(w: lcardinal [; fl: integer]);</text:p>
      <text:p text:style-name="P29">function intv][(var ovf: boolean)]: integer;</text:p>
      <text:p text:style-name="P29">function hexv[(var ovf: boolean)]: lcardinal;</text:p>
      <text:p text:style-name="P29">function octv[(var ovf: boolean)]: lcardinal;</text:p>
      <text:p text:style-name="P29">function binv[(var ovf: boolean])]: lcardinal;</text:p>
      <text:p text:style-name="P29">function realv: real;</text:p>
      <text:p text:style-name="P29">procedure subst[c][all](s: [p]string; r: [p]string);</text:p>
      <text:p text:style-name="P29"/>
      <text:p text:style-name="P29">.</text:p>
      <text:p text:style-name="P29"/>
      <text:p text:style-name="P29">begin ! strings</text:p>
      <text:p text:style-name="Code1">end.</text:p>
      <text:h text:style-name="Heading_20_8" text:outline-level="8"><text:bookmark-start text:name="_Toc4731136"/><text:bookmark-start text:name="__RefHeading___Toc46121_401020179"/>Exceptions<text:bookmark-end text:name="_Toc4731136"/><text:bookmark-end text:name="__RefHeading___Toc46121_401020179"/></text:h>
      <text:p text:style-name="Standard">The following exceptions are generated in <text:span text:style-name="Reference_20_Char1">strings</text:span>:</text:p>
      <table:table table:name="Table165" table:style-name="Table165">
        <table:table-column table:style-name="Table165.A"/>
        <table:table-column table:style-name="Table165.B"/>
        <text:soft-page-break/>
        <table:table-row table:style-name="Table165.1">
          <table:table-cell table:style-name="Table165.A1" office:value-type="string">
            <text:p text:style-name="P226" loext:marker-style-name="T3"><text:span text:style-name="T5">Identifier</text:span><text:span text:style-name="T3"/></text:p>
          </table:table-cell>
          <table:table-cell table:style-name="Table165.A1" office:value-type="string">
            <text:p text:style-name="P226" loext:marker-style-name="T3"><text:span text:style-name="T5">Meaning</text:span><text:span text:style-name="T3"/></text:p>
          </table:table-cell>
        </table:table-row>
        <table:table-row table:style-name="Table165.1">
          <table:table-cell table:style-name="Table165.A2" office:value-type="string">
            <text:p text:style-name="P75" loext:marker-style-name="T16"><text:span text:style-name="T24">NoStringBlock</text:span><text:span text:style-name="T25"/></text:p>
          </table:table-cell>
          <table:table-cell table:style-name="Table165.B2" office:value-type="string">
            <text:p text:style-name="P220" loext:marker-style-name="T26"><text:span text:style-name="T26">No string block is active.</text:span><text:span text:style-name="T26"/></text:p>
          </table:table-cell>
        </table:table-row>
        <table:table-row table:style-name="Table165.1">
          <table:table-cell table:style-name="Table165.A3" office:value-type="string">
            <text:p text:style-name="P75" loext:marker-style-name="T16"><text:span text:style-name="T24">OuterBlockFull</text:span><text:span text:style-name="T25"/></text:p>
          </table:table-cell>
          <table:table-cell table:style-name="Table165.B3" office:value-type="string">
            <text:p text:style-name="P220" loext:marker-style-name="T26"><text:span text:style-name="T26">No room in outermost string block.</text:span><text:span text:style-name="T26"/></text:p>
          </table:table-cell>
        </table:table-row>
        <table:table-row table:style-name="Table165.1">
          <table:table-cell table:style-name="Table165.A2" office:value-type="string">
            <text:p text:style-name="P75" loext:marker-style-name="T16"><text:span text:style-name="T24">CurrentBlockFull</text:span><text:span text:style-name="T25"/></text:p>
          </table:table-cell>
          <table:table-cell table:style-name="Table165.B2" office:value-type="string">
            <text:p text:style-name="P220" loext:marker-style-name="T26"><text:span text:style-name="T26">Current string block is full.</text:span><text:span text:style-name="T26"/></text:p>
          </table:table-cell>
        </table:table-row>
        <table:table-row table:style-name="Table165.1">
          <table:table-cell table:style-name="Table165.A5" office:value-type="string">
            <text:p text:style-name="P75" loext:marker-style-name="T16"><text:span text:style-name="T24">StringNil</text:span><text:span text:style-name="T25"/></text:p>
          </table:table-cell>
          <table:table-cell table:style-name="Table165.B5" office:value-type="string">
            <text:p text:style-name="P220" loext:marker-style-name="T26"><text:span text:style-name="T26">String passed is nil.</text:span><text:span text:style-name="T26"/></text:p>
          </table:table-cell>
        </table:table-row>
        <table:table-row table:style-name="Table165.1">
          <table:table-cell table:style-name="Table165.A2" office:value-type="string">
            <text:p text:style-name="P75" loext:marker-style-name="T16"><text:span text:style-name="T24">StringDestinationOverflow</text:span><text:span text:style-name="T25"/></text:p>
          </table:table-cell>
          <table:table-cell table:style-name="Table165.B2" office:value-type="string">
            <text:p text:style-name="P220" loext:marker-style-name="T26"><text:span text:style-name="T26">String was to large for destination.</text:span><text:span text:style-name="T26"/></text:p>
          </table:table-cell>
        </table:table-row>
        <table:table-row table:style-name="Table165.1">
          <table:table-cell table:style-name="Table165.A7" office:value-type="string">
            <text:p text:style-name="P75" loext:marker-style-name="T16"><text:span text:style-name="T24">IndexOutOfRange</text:span><text:span text:style-name="T25"/></text:p>
          </table:table-cell>
          <table:table-cell table:style-name="Table165.B7" office:value-type="string">
            <text:p text:style-name="P220" loext:marker-style-name="T26"><text:span text:style-name="T26">String index out of range.</text:span><text:span text:style-name="T26"/></text:p>
          </table:table-cell>
        </table:table-row>
        <table:table-row table:style-name="Table165.1">
          <table:table-cell table:style-name="Table165.A2" office:value-type="string">
            <text:p text:style-name="P75" loext:marker-style-name="T16"><text:span text:style-name="T24">NegativeRepeatCount</text:span><text:span text:style-name="T25"/></text:p>
          </table:table-cell>
          <table:table-cell table:style-name="Table165.B2" office:value-type="string">
            <text:p text:style-name="P220" loext:marker-style-name="T26"><text:span text:style-name="T26">Repeat count was negative.</text:span><text:span text:style-name="T26"/></text:p>
          </table:table-cell>
        </table:table-row>
        <table:table-row table:style-name="Table165.1">
          <table:table-cell table:style-name="Table165.A9" office:value-type="string">
            <text:p text:style-name="P75" loext:marker-style-name="T16"><text:span text:style-name="T24">WordIndexOutOfRange</text:span><text:span text:style-name="T25"/></text:p>
          </table:table-cell>
          <table:table-cell table:style-name="Table165.B9" office:value-type="string">
            <text:p text:style-name="P220" loext:marker-style-name="T26"><text:span text:style-name="T26">Word array index was out of range.</text:span><text:span text:style-name="T26"/></text:p>
          </table:table-cell>
        </table:table-row>
        <table:table-row table:style-name="Table165.1">
          <table:table-cell table:style-name="Table165.A2" office:value-type="string">
            <text:p text:style-name="P75" loext:marker-style-name="T16"><text:span text:style-name="T24">StringReadOverflow</text:span><text:span text:style-name="T25"/></text:p>
          </table:table-cell>
          <table:table-cell table:style-name="Table165.B2" office:value-type="string">
            <text:p text:style-name="P220" loext:marker-style-name="T26"><text:span text:style-name="T26">String was too large to read.</text:span><text:span text:style-name="T26"/></text:p>
          </table:table-cell>
        </table:table-row>
        <table:table-row table:style-name="Table165.1">
          <table:table-cell table:style-name="Table165.A11" office:value-type="string">
            <text:p text:style-name="P75" loext:marker-style-name="T16"><text:span text:style-name="T24">FormatTooLarge</text:span><text:span text:style-name="T25"/></text:p>
          </table:table-cell>
          <table:table-cell table:style-name="Table165.B11" office:value-type="string">
            <text:p text:style-name="P220" loext:marker-style-name="T26"><text:span text:style-name="T26">Format is too large for destination</text:span><text:span text:style-name="T26"/></text:p>
          </table:table-cell>
        </table:table-row>
        <table:table-row table:style-name="Table165.1">
          <table:table-cell table:style-name="Table165.A2" office:value-type="string">
            <text:p text:style-name="P75" loext:marker-style-name="T16"><text:span text:style-name="T24">InvalidFieldSpecification</text:span><text:span text:style-name="T25"/></text:p>
          </table:table-cell>
          <table:table-cell table:style-name="Table165.B2" office:value-type="string">
            <text:p text:style-name="P220" loext:marker-style-name="T26"><text:span text:style-name="T26">Field specified is invalid</text:span><text:span text:style-name="T26"/></text:p>
          </table:table-cell>
        </table:table-row>
        <table:table-row table:style-name="Table165.1">
          <table:table-cell table:style-name="Table165.A13" office:value-type="string">
            <text:p text:style-name="P75" loext:marker-style-name="T16"><text:span text:style-name="T24">NegativeValueNondecimal</text:span><text:span text:style-name="T25"/></text:p>
          </table:table-cell>
          <table:table-cell table:style-name="Table165.B13" office:value-type="string">
            <text:p text:style-name="P220" loext:marker-style-name="T26"><text:span text:style-name="T26">Radix was negative</text:span><text:span text:style-name="T26"/></text:p>
          </table:table-cell>
        </table:table-row>
        <table:table-row table:style-name="Table165.1">
          <table:table-cell table:style-name="Table165.A2" office:value-type="string">
            <text:p text:style-name="P75" loext:marker-style-name="T16"><text:span text:style-name="T24">NumberOverflowsFormat</text:span><text:span text:style-name="T25"/></text:p>
          </table:table-cell>
          <table:table-cell table:style-name="Table165.B2" office:value-type="string">
            <text:p text:style-name="P220" loext:marker-style-name="T26"><text:span text:style-name="T26">Number overflows space provided in format string.</text:span><text:span text:style-name="T26"/></text:p>
          </table:table-cell>
        </table:table-row>
        <table:table-row table:style-name="Table165.1">
          <table:table-cell table:style-name="Table165.A15" office:value-type="string">
            <text:p text:style-name="P75" loext:marker-style-name="T16"><text:span text:style-name="T24">NegativeNotPlaced</text:span><text:span text:style-name="T25"/></text:p>
          </table:table-cell>
          <table:table-cell table:style-name="Table165.B15" office:value-type="string">
            <text:p text:style-name="P220" loext:marker-style-name="T26"><text:span text:style-name="T26">Negative sign not placed in format.</text:span><text:span text:style-name="T26"/></text:p>
          </table:table-cell>
        </table:table-row>
        <table:table-row table:style-name="Table165.1">
          <table:table-cell table:style-name="Table165.A2" office:value-type="string">
            <text:p text:style-name="P75" loext:marker-style-name="T16"><text:span text:style-name="T24">InvalidRealNumber</text:span><text:span text:style-name="T25"/></text:p>
          </table:table-cell>
          <table:table-cell table:style-name="Table165.B2" office:value-type="string">
            <text:p text:style-name="P220" loext:marker-style-name="T26"><text:span text:style-name="T26">Invalid real number.</text:span><text:span text:style-name="T26"/></text:p>
          </table:table-cell>
        </table:table-row>
        <table:table-row table:style-name="Table165.1">
          <table:table-cell table:style-name="Table165.A17" office:value-type="string">
            <text:p text:style-name="P75" loext:marker-style-name="T16"><text:span text:style-name="T24">InvalidFractionSpecification</text:span><text:span text:style-name="T25"/></text:p>
          </table:table-cell>
          <table:table-cell table:style-name="Table165.B17" office:value-type="string">
            <text:p text:style-name="P220" loext:marker-style-name="T26"><text:span text:style-name="T26">Invalid fraction specification.</text:span><text:span text:style-name="T26"/></text:p>
          </table:table-cell>
        </table:table-row>
        <table:table-row table:style-name="Table165.1">
          <table:table-cell table:style-name="Table165.A2" office:value-type="string">
            <text:p text:style-name="P75" loext:marker-style-name="T16"><text:span text:style-name="T24">InvalidRadix</text:span><text:span text:style-name="T25"/></text:p>
          </table:table-cell>
          <table:table-cell table:style-name="Table165.B2" office:value-type="string">
            <text:p text:style-name="P220" loext:marker-style-name="T26"><text:span text:style-name="T26">Invalid radix</text:span><text:span text:style-name="T26"/></text:p>
          </table:table-cell>
        </table:table-row>
        <table:table-row table:style-name="Table165.1">
          <table:table-cell table:style-name="Table165.A19" office:value-type="string">
            <text:p text:style-name="P75" loext:marker-style-name="T16"><text:span text:style-name="T24">InvalidIntegerFormat</text:span><text:span text:style-name="T25"/></text:p>
          </table:table-cell>
          <table:table-cell table:style-name="Table165.B19" office:value-type="string">
            <text:p text:style-name="P220" loext:marker-style-name="T26"><text:span text:style-name="T26">Invalid integer format.</text:span><text:span text:style-name="T26"/></text:p>
          </table:table-cell>
        </table:table-row>
        <table:table-row table:style-name="Table165.1">
          <table:table-cell table:style-name="Table165.A2" office:value-type="string">
            <text:p text:style-name="P75" loext:marker-style-name="T16"><text:span text:style-name="T24">NumberTooLarge</text:span><text:span text:style-name="T25"/></text:p>
          </table:table-cell>
          <table:table-cell table:style-name="Table165.B2" office:value-type="string">
            <text:p text:style-name="P220" loext:marker-style-name="T26"><text:span text:style-name="T26">Number too large.</text:span><text:span text:style-name="T26"/></text:p>
          </table:table-cell>
        </table:table-row>
        <table:table-row table:style-name="Table165.1">
          <table:table-cell table:style-name="Table165.A21" office:value-type="string">
            <text:p text:style-name="P75" loext:marker-style-name="T16"><text:span text:style-name="T24">IntegerTooLarge</text:span><text:span text:style-name="T25"/></text:p>
          </table:table-cell>
          <table:table-cell table:style-name="Table165.B21" office:value-type="string">
            <text:p text:style-name="P220" loext:marker-style-name="T26"><text:span text:style-name="T26">Integer too large.</text:span><text:span text:style-name="T26"/></text:p>
          </table:table-cell>
        </table:table-row>
        <table:table-row table:style-name="Table165.1">
          <table:table-cell table:style-name="Table165.A22" office:value-type="string">
            <text:p text:style-name="P75" loext:marker-style-name="T16"><text:span text:style-name="T24">InvalidRealFormat</text:span><text:span text:style-name="T25"/></text:p>
          </table:table-cell>
          <table:table-cell table:style-name="Table165.B22" office:value-type="string">
            <text:p text:style-name="P37" loext:marker-style-name="T26"><text:span text:style-name="T26">Invalid real format.</text:span><text:span text:style-name="T26"/></text:p>
          </table:table-cell>
        </table:table-row>
      </table:table>
      <text:p text:style-name="Standard"/>
      <text:p text:style-name="Standard"><text:span text:style-name="Reference_20_Char1">strings</text:span> establishes a series of exception handlers for each of the above exceptions during startup. Exceptions not handled by a client program of <text:span text:style-name="Reference_20_Char1">strings</text:span> will go back to <text:span text:style-name="Reference_20_Char1">strings</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strings</text:span> need only capture the exceptions occurring in the procedure or function that is called.</text:p>
      <text:h text:style-name="Heading_20_8" text:outline-level="8"><text:bookmark-start text:name="_Toc4731137"/><text:bookmark-start text:name="__RefHeading___Toc46123_401020179"/>Procedures and functions in strings<text:bookmark-end text:name="_Toc4731137"/><text:bookmark-end text:name="__RefHeading___Toc46123_401020179"/></text:h>
      <text:p text:style-name="P40">For each call that uses a file for input or output, the file can be left off. The default is the standard <text:span text:style-name="Reference_20_Char1">input</text:span> or <text:span text:style-name="Reference_20_Char1">output</text:span> file, accordingly.</text:p>
      <text:p text:style-name="Routine_20_Header">function lcase(c: char): char;</text:p>
      <text:p text:style-name="Routine_20_Header">function lcase(s: pstring): pstring;</text:p>
      <text:p text:style-name="Routine_20_Header">function lcases(s: string): pstring;</text:p>
      <text:p text:style-name="Routine_20_Header">procedure lcases(s: string);</text:p>
      <text:p text:style-name="P18">Finds the lower case version of a character <text:span text:style-name="Reference_20_Char1">c</text:span> or string <text:span text:style-name="Reference_20_Char1">s</text:span>. This is either returned, or converted in place.</text:p>
      <text:p text:style-name="P18">Exceptions: <text:span text:style-name="Reference_20_Char1">StringNil</text:span></text:p>
      <text:p text:style-name="Standard"/>
      <text:p text:style-name="Routine_20_Header"><text:soft-page-break/>function ucase(c: char): char;</text:p>
      <text:p text:style-name="Routine_20_Header">function ucase(s: pstring): pstring;</text:p>
      <text:p text:style-name="Routine_20_Header">function ucases(s: string): pstring;</text:p>
      <text:p text:style-name="Routine_20_Header">procedure ucases(s: string);</text:p>
      <text:p text:style-name="P18">Finds the upper case version of a character <text:span text:style-name="Reference_20_Char1">c</text:span> or string <text:span text:style-name="Reference_20_Char1">s</text:span>. This is either returned, or converted in place.</text:p>
      <text:p text:style-name="P18">Exceptions: <text:span text:style-name="Reference_20_Char1">StringNil</text:span></text:p>
      <text:p text:style-name="Standard"/>
      <text:p text:style-name="Routine_20_Header">procedure clears(var s: string);</text:p>
      <text:p text:style-name="P18">Clears string <text:span text:style-name="Reference_20_Char1">s</text:span> to all spaces. To set an entire string to another character value besides space, use <text:span text:style-name="Reference_20_Char1">rep</text:span> below.</text:p>
      <text:p text:style-name="P18">Exceptions: None</text:p>
      <text:p text:style-name="Standard"/>
      <text:p text:style-name="Routine_20_Header">function len(s: [p]string): integer;</text:p>
      <text:p text:style-name="P18">Finds the padded length of a string <text:span text:style-name="Reference_20_Char1">s</text:span>. This is equivalent to the index of the last non-space character, or zero if there is none. Note that dynamic string lengths are found via the system function <text:span text:style-name="Reference_20_Char1">max</text:span>. </text:p>
      <text:p text:style-name="P18">Exceptions: <text:span text:style-name="Reference_20_Char1">StringNil</text:span></text:p>
      <text:p text:style-name="Standard"/>
      <text:p text:style-name="Routine_20_Header">procedure copy(var d: string; s: [p]string);</text:p>
      <text:p text:style-name="Routine_20_Header">function copy(s: [p]string): pstring;</text:p>
      <text:p text:style-name="Routine_20_Header">procedure copy(var d: pstring; s: string);</text:p>
      <text:p text:style-name="Routine_20_Header">operator := (var d: string; s: pstring);</text:p>
      <text:p text:style-name="Routine_20_Header">operator := (var d: pstring; s: string);</text:p>
      <text:p text:style-name="P18">Create a copy of the source <text:span text:style-name="Reference_20_Char1">s</text:span> string in the destination <text:span text:style-name="Reference_20_Char1">d</text:span> or returns it as a result. If the destination is a fixed string, then it will be padded on the right with spaces to fill it out. If the destination or return type is dynamic, then a new string will be created of the same length as the source, and the source copied to that. In the case of the last procedure, the source is taken to be a padded string, and the length is without padding. This procedure is used to copy from a padded string to a dynamic string.</text:p>
      <text:p text:style-name="P18">Note that the assignment operator := is defined in the case of string to string assignment as to copy the contents of the strings if the strings are of equal length, and it is an error if they are not of the same length. In the case of pstring to pstring, ISO 7185 defines only the pointer to be copied. Thus, both the source and destination will simply point to the same string.</text:p>
      <text:p text:style-name="P18">Exceptions: <text:span text:style-name="Reference_20_Char1">StringNil</text:span>, <text:span text:style-name="Reference_20_Char1">StringDestinationOverflow, CurrentBlockFull</text:span></text:p>
      <text:p text:style-name="Standard"/>
      <text:p text:style-name="Routine_20_Header"><text:soft-page-break/>procedure cat(var d: string; s: string);</text:p>
      <text:p text:style-name="Routine_20_Header">function cat(sa: [p]string; sb:[p]string): pstring;</text:p>
      <text:p text:style-name="Routine_20_Header">operator + (sa: [p]string; sb:[p]string): pstring;</text:p>
      <text:p text:style-name="P18">Concatenate two strings <text:span text:style-name="Reference_20_Char1">d</text:span> and <text:span text:style-name="Reference_20_Char1">s</text:span>, or <text:span text:style-name="Reference_20_Char1">sa</text:span> and <text:span text:style-name="Reference_20_Char1">sb</text:span>. For the first procedure, the padded destination and source are concatenated into the padded destination. The function concatenates unpadded strings to a dynamic result.</text:p>
      <text:p text:style-name="P18">When concatenating two padded strings, it is not possible using cat to concatenate with a space or spaces between strings. For this case, use a padded string insert instead, with the source string inserted after the desired number of spaces.</text:p>
      <text:p text:style-name="P18">Exceptions: <text:span text:style-name="Reference_20_Char1">StringNil</text:span>, <text:span text:style-name="Reference_20_Char1">StringDestinationOverflow, CurrentBlockFull</text:span></text:p>
      <text:p text:style-name="Standard"/>
      <text:p text:style-name="Routine_20_Header">function comp[c](sa: [p]string; sb: [p]string): boolean;</text:p>
      <text:p text:style-name="Routine_20_Header">function comp[c]p(sa, sb:string): boolean;</text:p>
      <text:p text:style-name="P18">Compare strings <text:span text:style-name="Reference_20_Char1">sa</text:span> and <text:span text:style-name="Reference_20_Char1">sb</text:span>. Returns true if the strings are equal. Compares case or caseless, and padded or fixed length. Strings are equal only if they have the same length and content.</text:p>
      <text:p text:style-name="P18">Note that the overload equals and not equals version of copy cannot be used with a ISO 7185 Pascal string, since those operators are already defined.</text:p>
      <text:p text:style-name="P18">Exceptions: <text:span text:style-name="Reference_20_Char1">StringNil</text:span></text:p>
      <text:p text:style-name="Standard"/>
      <text:p text:style-name="Routine_20_Header">function gtr[c](sa: [p]string; sb: [p]string): boolean;</text:p>
      <text:p text:style-name="Routine_20_Header">function gtr[c]p(sa, sb:string): boolean;</text:p>
      <text:p text:style-name="P18">Compare string <text:span text:style-name="Reference_20_Char1">sb</text:span> is greater than string <text:span text:style-name="Reference_20_Char1">sa</text:span>. Returns true if the second string is greater than the first. Compares case or caseless, and padded or fixed length. Strings are compared from left to right, until the first difference is found. Then, the second string is greater than the first if the ord of its character is greater than the first. In case one string is longer than the other, but otherwise equal, the shorter string is less than the longer string.</text:p>
      <text:p text:style-name="P18">This function can be used to find less than, greater than or equal, and less than or equal by arranging the operands:</text:p>
      <text:p text:style-name="P13">gtr(a, b) <text:s text:c="5"/>a &lt; b</text:p>
      <text:p text:style-name="P13">gtr(b, a) <text:s text:c="5"/>a &gt; b</text:p>
      <text:p text:style-name="P13">not gtr(a, b) <text:s/>a &gt;= b</text:p>
      <text:p text:style-name="P13">not gtr(b, a) <text:s/>a &lt;= b</text:p>
      <text:p text:style-name="P13"/>
      <text:p text:style-name="P17">Exceptions: <text:span text:style-name="Reference_20_Char1">StringNil</text:span></text:p>
      <text:p text:style-name="Standard"/>
      <text:p text:style-name="Routine_20_Header"><text:soft-page-break/>operator &gt; (sa: string; sb: pstring): boolean;</text:p>
      <text:p text:style-name="Routine_20_Header">operator &gt; (sa: pstring; sb: string): boolean;</text:p>
      <text:p text:style-name="Routine_20_Header">operator &gt; (sa: ptring; sb: pstring): boolean;</text:p>
      <text:p text:style-name="Routine_20_Header">operator &lt; (sa: string; sb: pstring): boolean;</text:p>
      <text:p text:style-name="Routine_20_Header">operator &lt; (sa: pstring; sb: string): boolean;</text:p>
      <text:p text:style-name="Routine_20_Header">operator &lt; (sa: ptring; sb: pstring): boolean;</text:p>
      <text:p text:style-name="Routine_20_Header">operator = (sa: string; sb: pstring): boolean;</text:p>
      <text:p text:style-name="Routine_20_Header">operator = (sa: pstring; sb: string): boolean;</text:p>
      <text:p text:style-name="Routine_20_Header">operator = (sa: ptring; sb: pstring): boolean;</text:p>
      <text:p text:style-name="Routine_20_Header">operator &gt;= (sa: string; sb: pstring): boolean;</text:p>
      <text:p text:style-name="Routine_20_Header">operator &gt;= (sa: pstring; sb: string): boolean;</text:p>
      <text:p text:style-name="Routine_20_Header">operator &gt; =(sa: ptring; sb: pstring): boolean;</text:p>
      <text:p text:style-name="Routine_20_Header">operator &lt;= (sa: string; sb: pstring): boolean;</text:p>
      <text:p text:style-name="Routine_20_Header">operator &lt;= (sa: pstring; sb: string): boolean;</text:p>
      <text:p text:style-name="Routine_20_Header">operator &lt;= (sa: ptring; sb: pstring): boolean;</text:p>
      <text:p text:style-name="P14">Finds string greater than, less than, equals, not equals, greater or equals, and less than or equals for any combination of pstring with string, or between two pstrings. The comparision is always considering the case of the string characters. The length of the strings is according the absolute length of the strings without considering padding.</text:p>
      <text:p text:style-name="P14">For equals, two strings are equal if they have the same characters at the same positions, and if they are the same length.</text:p>
      <text:p text:style-name="P14">For other relations, the strings are examined character by character until a difference is found, or the end of both strings is reached. If a difference is found, the ordering of the character found to be different determines the result. If the strings are found to be different lengths, the longer string is greater than the shorter one.</text:p>
      <text:p text:style-name="P14">Note that the operators for ISO 7185 Pascal strings are defined within the ISO 7185 standard, and only allow strings of the same length to be compared. Only in the above functions is the length rule relaxed to allow strings of different lengths to be compared.</text:p>
      <text:p text:style-name="P14">If a comparison is needed that does not consider case, or uses the padded length definition of strings is needed, use the <text:span text:style-name="Reference_20_Char1">comp</text:span> and <text:span text:style-name="Reference_20_Char1">gtr</text:span> functions listed above.</text:p>
      <text:p text:style-name="P18">Exceptions: <text:span text:style-name="Reference_20_Char1">StringNil</text:span></text:p>
      <text:p text:style-name="Standard"/>
      <text:p text:style-name="Routine_20_Header">function index[c](sa: [p]string; sb: [p]string): integer;</text:p>
      <text:p text:style-name="Routine_20_Header">function index[c]p(sa, sb:string): integer;</text:p>
      <text:p text:style-name="P18">Finds the incidence of the source string <text:span text:style-name="Reference_20_Char1">sb</text:span> in the string <text:span text:style-name="Reference_20_Char1">sa</text:span>. If the source string is found within the destination, the index of its first character is returned, otherwise 0. The comparison may be case or caseless. The padded version is for when the source string is padded.</text:p>
      <text:p text:style-name="P18">Exceptions: <text:span text:style-name="Reference_20_Char1">StringNil</text:span></text:p>
      <text:p text:style-name="Standard"/>
      <text:p text:style-name="Routine_20_Header"><text:soft-page-break/>procedure extract(var d: string; s: string; l, r: integer);</text:p>
      <text:p text:style-name="Routine_20_Header">function extract(s: [p]string; l, r: integer): pstring;</text:p>
      <text:p text:style-name="P18">Extract a substring. The source string <text:span text:style-name="Reference_20_Char1">s</text:span> from the left index to the right index is extracted, and either placed in the destination <text:span text:style-name="Reference_20_Char1">d</text:span>, or returned. It is an error if either index is out of range, but indexes l &gt; r simply result in a null string. If the result is too large for the destination, an error results. The procedure version is for padded strings.</text:p>
      <text:p text:style-name="P18">Common equivalents using extract are:</text:p>
      <text:p text:style-name="P44">right(s,l) <text:s/>extract(s,max(s)-l+1,max(s)) <text:s/>Get right string</text:p>
      <text:p text:style-name="P44">left(s,l) <text:s text:c="2"/>extract(s,1,l) <text:s text:c="15"/>Get <text:s/>left string</text:p>
      <text:p text:style-name="P44">mid(s,l,r) <text:s/>extract(s,l,l+r-1) <text:s text:c="11"/>Get mid string</text:p>
      <text:p text:style-name="P44"/>
      <text:p text:style-name="P18">Exceptions: <text:span text:style-name="Reference_20_Char1">StringNil</text:span>, <text:span text:style-name="Reference_20_Char1">StringDestinationOverflow</text:span>, <text:span text:style-name="Reference_20_Char1">IndexOutOfRange, CurrentBlockFull</text:span></text:p>
      <text:p text:style-name="Standard"/>
      <text:p text:style-name="Routine_20_Header">procedure insert(var d: string; s: string; p: integer);</text:p>
      <text:p text:style-name="Routine_20_Header">function insert(sa:[p]string; sb: [p]string; p: integer): pstring;</text:p>
      <text:p text:style-name="P18">Inserts a substring from the source <text:span text:style-name="Reference_20_Char1">s</text:span> into the destination <text:span text:style-name="Reference_20_Char1">d</text:span>. The procedure version is for padded strings. If the source string is too long for the destination, an error results.</text:p>
      <text:p text:style-name="P18">Exceptions: <text:span text:style-name="Reference_20_Char1">StringNil</text:span>, <text:span text:style-name="Reference_20_Char1">StringDestinationOverflow</text:span>, <text:span text:style-name="Reference_20_Char1">IndexOutOfRange, CurrentBlockFull</text:span></text:p>
      <text:p text:style-name="P45"/>
      <text:p text:style-name="Routine_20_Header">function rep(s: [p]string; r: integer): pstring;</text:p>
      <text:p text:style-name="Routine_20_Header">procedure rep(var d: string; s:string; r: integer);</text:p>
      <text:p text:style-name="Routine_20_Header">operator * (var d: string; s:string; r: integer);</text:p>
      <text:p text:style-name="P18">Repeats the source string <text:s/><text:span text:style-name="Reference_20_Char1">s</text:span> <text:span text:style-name="Reference_20_Char1">r</text:span> times into the destination <text:span text:style-name="Reference_20_Char1">d</text:span> or the return string. The procedure version is for padded strings. If the resulting string is too long for the destination, an error results.</text:p>
      <text:p text:style-name="P18">Exceptions: <text:span text:style-name="Reference_20_Char1">StringNil</text:span>, <text:span text:style-name="Reference_20_Char1">StringDestinationOverflow, NegativeRepeatCount, CurrentBlockFull</text:span></text:p>
      <text:p text:style-name="Standard"/>
      <text:p text:style-name="Routine_20_Header">function trim(s: [p]string): pstring;</text:p>
      <text:p text:style-name="Routine_20_Header">procedure trim(var d: string; s: string);</text:p>
      <text:p text:style-name="P18">Trim leading and trailing spaces from string <text:span text:style-name="Reference_20_Char1">s</text:span>. and returns the result in string <text:span text:style-name="Reference_20_Char1">d</text:span> or the result The procedure version is for padded strings. For padded strings, only the leading spaces are affected.</text:p>
      <text:p text:style-name="P18">Exceptions: <text:span text:style-name="Reference_20_Char1">StringNil</text:span>, <text:span text:style-name="Reference_20_Char1">StringDestinationOverflow, IndexOutOfRange, CurrentBlockFull</text:span></text:p>
      <text:p text:style-name="Standard"/>
      <text:p text:style-name="Routine_20_Header"><text:soft-page-break/>function words(s: [p]string): integer;</text:p>
      <text:p text:style-name="P18">Returns a count of the number of space delimited words in the string <text:span text:style-name="Reference_20_Char1">s</text:span>.</text:p>
      <text:p text:style-name="P18">Exceptions: <text:span text:style-name="Reference_20_Char1">StringNil, WordIndexOutOfRange</text:span></text:p>
      <text:p text:style-name="Standard"/>
      <text:p text:style-name="Routine_20_Header">function extwords(s: [p]string; l, r: integer): pstring;</text:p>
      <text:p text:style-name="Routine_20_Header">procedure extwords(var d: string; s: string; l, r: integer);</text:p>
      <text:p text:style-name="P18">Extracts the space delimited words from the string <text:span text:style-name="Reference_20_Char1">s</text:span>, between the left to the right indicies inclusive. Returns the result in <text:span text:style-name="Reference_20_Char1">d</text:span> or as the result.</text:p>
      <text:p text:style-name="P18">Exceptions: <text:span text:style-name="Reference_20_Char1">StringNil</text:span>, <text:span text:style-name="Reference_20_Char1">StringDestinationOverflow, WordIndexOutOfRange, CurrentBlockFull</text:span></text:p>
      <text:p text:style-name="Standard"/>
      <text:p text:style-name="Routine_20_Header">procedure reads([f: text;] var s: [p]string [; var ovf: boolean]);</text:p>
      <text:p text:style-name="P18">Reads a line to string <text:span text:style-name="Reference_20_Char1">s</text:span> from text file <text:span text:style-name="Reference_20_Char1">f</text:span>. The versions of this procedure that have an <text:span text:style-name="Reference_20_Char1">ovf</text:span> flag return it true if the input line overflowed the string. In this case, the string is returned truncated. The non-<text:span text:style-name="Reference_20_Char1">ovf</text:span> versions of the procedure simply throw an exception.</text:p>
      <text:p text:style-name="P18">If the input file is not specified, then the standard <text:span text:style-name="Reference_20_Char1">input</text:span> file is used.</text:p>
      <text:p text:style-name="P18">Note that the behavior of this function without the <text:span text:style-name="Reference_20_Char1">ovf</text:span> flag, and catching the <text:span text:style-name="Reference_20_Char1">StringDestinationOverflow</text:span> exception is similar, but the <text:span text:style-name="Reference_20_Char1">ovf</text:span> flag version allows the partial left hand side of the input to be recovered.</text:p>
      <text:p text:style-name="P18">Exceptions: <text:span text:style-name="Reference_20_Char1">StringDestinationOverflow, CurrentBlockFull</text:span></text:p>
      <text:p text:style-name="Standard"/>
      <text:p text:style-name="Routine_20_Header">procedure ints(var s: string; i: integer [; fl: integer] | [fmt: string]);</text:p>
      <text:p text:style-name="Routine_20_Header">function ints(i: integer [; fl: integer] | [fmt: string]): pstring;</text:p>
      <text:p text:style-name="P18">Convert integer <text:span text:style-name="Reference_20_Char1">i</text:span> to string <text:span text:style-name="Reference_20_Char1">s</text:span>. The versions with a field <text:span text:style-name="Reference_20_Char1">fl</text:span> format the number using the field using ISO 7185 Pascal rules for output using a field. Negative (left justified) fields are also allowed.</text:p>
      <text:p text:style-name="P18">The versions with a <text:span text:style-name="Reference_20_Char1">fmt</text:span> string copy the format string into the result string, then replace each of the format characters with parts of the number. See <text:bookmark-ref text:reference-format="number" text:ref-name="_Ref286783225">I.3</text:bookmark-ref><text:s/>"format strings" in the main text.</text:p>
      <text:p text:style-name="P18">Exceptions: <text:span text:style-name="Reference_20_Char1">FormatTooLarge, InvalidFieldSpecification, NumberOverflowsFormat, NegativeNotPlaced, CurrentBlockFull</text:span></text:p>
      <text:p text:style-name="Standard"/>
      <text:p text:style-name="Routine_20_Header"><text:soft-page-break/>procedure reals(var s: string; r: real [; f: integer] | [; fl: integer; fr: integer] | [; fmt: string]);</text:p>
      <text:p text:style-name="Routine_20_Header">function reals(r: real[; f: integer] | [; fl: integer; fr: integer] | [; fmt: string]): pstring;</text:p>
      <text:p text:style-name="P18">Convert real <text:span text:style-name="Reference_20_Char1">r</text:span> to string <text:span text:style-name="Reference_20_Char1">s</text:span> with fraction <text:span text:style-name="Reference_20_Char1">f</text:span>. The versions with a field <text:span text:style-name="Reference_20_Char1">fl</text:span> format the number using the field using ISO 7185 Pascal rules for output using a field. Negative (left justified) fields are also allowed.</text:p>
      <text:p text:style-name="P18">The versions with a <text:span text:style-name="Reference_20_Char1">fmt</text:span> string copy the format string into the result string, then replace each of the format characters with parts of the number. See <text:bookmark-ref text:reference-format="number" text:ref-name="_Ref286783336">I.3</text:bookmark-ref><text:s/>"format strings" in the main text.</text:p>
      <text:p text:style-name="P18">Exceptions: <text:span text:style-name="Reference_20_Char1">FormatTooLarge, InvalidFieldSpecification, InvalidRealNumber, InvalidFractionSpecification, NegativeNotPlaced, CurrentBlockFull</text:span></text:p>
      <text:p text:style-name="Standard"/>
      <text:p text:style-name="Routine_20_Header">procedure reales(var s: string; r: real [; fl: integer]);</text:p>
      <text:p text:style-name="Routine_20_Header">function reales(r: real [; fl: integer]): pstring;</text:p>
      <text:p text:style-name="P18">Convert real <text:span text:style-name="Reference_20_Char1">r</text:span> to string <text:span text:style-name="Reference_20_Char1">s</text:span> using "economy" format. The real is printed in the minimum number of characters possible. If the decimal position can be placed into the number, then it is, and the exponent is removed. All insignificant leading and trailing zeros are removed, and if there are no digits to the right or left of the decimal point, then that is removed.</text:p>
      <text:p text:style-name="P18">If the decimal point cannot be placed into the number with less total characters than a full ISO 7185 floating point number format, then the standard floating point format is used.</text:p>
      <text:p text:style-name="P18">The versions of this call with a field <text:span text:style-name="Reference_20_Char1">fl</text:span> fit the result into the field by padding it out with blanks, either on the left for positive fields, or on the right for negative fields. If the number does not fit into the specified field, then all of the required parts of the number are printed. Note that if the ISO 7185 floating point number is chosen as the shortest length number, then the rules for fields are identical to that of normal real output formats.</text:p>
      <text:p text:style-name="P18" loext:marker-style-name="T12">Exceptions: <text:span text:style-name="Reference_20_Char1">FormatTooLarge, InvalidFieldSpecification, CurrentBlockFull</text:span><text:span text:style-name="T12"/></text:p>
      <text:p text:style-name="Standard"/>
      <text:p text:style-name="Routine_20_Header"><text:soft-page-break/>procedure hexs(var s: string; w: lcardinal [; fl: integer]);</text:p>
      <text:p text:style-name="Routine_20_Header">procedure hexs(var s: string; w: lcardinal; fmt: string);</text:p>
      <text:p text:style-name="Routine_20_Header">function hexs(w: lcardinal [; fl: integer]): pstring;</text:p>
      <text:p text:style-name="Routine_20_Header">function hexs(w: lcardinal; fmt: string): pstring;</text:p>
      <text:p text:style-name="P18">Convert <text:span text:style-name="Reference_20_Char1">cardinal</text:span> <text:span text:style-name="Reference_20_Char1">w</text:span> to string <text:span text:style-name="Reference_20_Char1">s</text:span>, using the hexadecimal radix system. The versions with a field <text:span text:style-name="Reference_20_Char1">fl</text:span> format the number using the field using ISO 7185 Pascal rules for output using a field. Negative (left justified) fields are also allowed.</text:p>
      <text:p text:style-name="P18">The versions with a <text:span text:style-name="Reference_20_Char1">fmt</text:span> string copy the format string into the result string, then replace each of the format characters with parts of the number. See <text:bookmark-ref text:reference-format="number" text:ref-name="_Ref286783414">I.3</text:bookmark-ref><text:s/>"format strings" in the main text.</text:p>
      <text:p text:style-name="P18">Exceptions: <text:span text:style-name="Reference_20_Char1">FormatTooLarge, InvalidFieldSpecification, NegativeValueNondecimal, NumberOverflowsFormat, NegativeNotPlaced, CurrentBlockFull</text:span></text:p>
      <text:p text:style-name="Standard"/>
      <text:p text:style-name="Routine_20_Header">procedure octs(var s: string; w: lcardinal [; fl: integer]);</text:p>
      <text:p text:style-name="Routine_20_Header">procedure octs(var s: string; w: lcardinal; fmt: string);</text:p>
      <text:p text:style-name="Routine_20_Header">function octs(w: lcardinal [; fl: integer]): pstring;</text:p>
      <text:p text:style-name="Routine_20_Header">function octs(w: lcardinal; fmt: string): pstring;</text:p>
      <text:p text:style-name="P18">Convert <text:span text:style-name="Reference_20_Char1">cardinal</text:span> <text:span text:style-name="Reference_20_Char1">w</text:span> to string <text:span text:style-name="Reference_20_Char1">s</text:span>, using the octal radix system. The versions with a field <text:span text:style-name="Reference_20_Char1">fl</text:span> format the number using the field using ISO 7185 Pascal rules for output using a field. Negative (left justified) fields are also allowed.</text:p>
      <text:p text:style-name="P18">The versions with a <text:span text:style-name="Reference_20_Char1">fmt</text:span> string copy the format string into the result string, then replace each of the format characters with parts of the number. See <text:bookmark-ref text:reference-format="number" text:ref-name="_Ref286815595">I.3</text:bookmark-ref><text:s/>"format strings" above.</text:p>
      <text:p text:style-name="P18">Exceptions: <text:span text:style-name="Reference_20_Char1">FormatTooLarge, InvalidFieldSpecification, NegativeValueNondecimal, NumberOverflowsFormat, NegativeNotPlaced, CurrentBlockFull</text:span></text:p>
      <text:p text:style-name="Standard"/>
      <text:p text:style-name="Routine_20_Header"><text:soft-page-break/>procedure bins(var s: string; w: lcardinal [; fl: integer]);</text:p>
      <text:p text:style-name="Routine_20_Header">procedure bins(var s: string; w: lcardinal; fmt:string);</text:p>
      <text:p text:style-name="Routine_20_Header">function bins(w: lcardinal [; fl: integer]): pstring;</text:p>
      <text:p text:style-name="Routine_20_Header">function bins(w: lcardinal; fmt: string): pstring;</text:p>
      <text:p text:style-name="P18">Convert <text:span text:style-name="Reference_20_Char1">cardinal</text:span> <text:span text:style-name="Reference_20_Char1">w</text:span> to string <text:span text:style-name="Reference_20_Char1">s</text:span>, using the binary radix system. The versions with a field <text:span text:style-name="Reference_20_Char1">fl</text:span> format the number using the field using ISO 7185 Pascal rules for output using a field. Negative (left justified) fields are also allowed.</text:p>
      <text:p text:style-name="P18">The versions with a <text:span text:style-name="Reference_20_Char1">fmt</text:span> string copy the format string into the result string, then replace each of the format characters with parts of the number. See <text:bookmark-ref text:reference-format="number" text:ref-name="_Ref286815645">I.3</text:bookmark-ref><text:s/>"format strings" above.</text:p>
      <text:p text:style-name="P18">Exceptions: <text:span text:style-name="Reference_20_Char1">FormatTooLarge, InvalidFieldSpecification, NegativeValueNondecimal, NumberOverflowsFormat, NegativeNotPlaced, CurrentBlockFull</text:span></text:p>
      <text:p text:style-name="Standard"/>
      <text:p text:style-name="Routine_20_Header">procedure writed([var f: text;] i: integer; fmt: string);</text:p>
      <text:p text:style-name="P18">Convert <text:span text:style-name="Reference_20_Char1">integer</text:span> <text:span text:style-name="Reference_20_Char1">i</text:span> to character format and output to file <text:span text:style-name="Reference_20_Char1">f</text:span>, using the decimal radix system. Decimal numbers are well covered by the normal ISO 7185 Pascal standard write formats. However, these routines add image formatting to them.</text:p>
      <text:p text:style-name="P18">The versions with a <text:span text:style-name="Reference_20_Char1">fmt</text:span> string copy the format string into the result string, then replace each of the format characters with parts of the number. See <text:bookmark-ref text:reference-format="number" text:ref-name="_Ref286815729">I.3</text:bookmark-ref><text:s/>"format strings" in the main text.</text:p>
      <text:p text:style-name="P18">If the output file is not specified, then the standard <text:span text:style-name="Reference_20_Char1">output</text:span> file is used.</text:p>
      <text:p text:style-name="P18">Exceptions: <text:span text:style-name="Reference_20_Char1">FormatTooLarge, InvalidFieldSpecification, NumberOverflowsFormat, NegativeNotPlaced, CurrentBlockFull</text:span></text:p>
      <text:p text:style-name="Standard"/>
      <text:p text:style-name="Routine_20_Header"><text:soft-page-break/>procedure writer([var f: text;] r: real; fmt: string);</text:p>
      <text:p text:style-name="P18">Convert <text:span text:style-name="Reference_20_Char1">real</text:span> <text:span text:style-name="Reference_20_Char1">r</text:span> to string <text:span text:style-name="Reference_20_Char1">s</text:span>. Real numbers are well covered by the normal ISO 7185 Pascal standard write formats. However, these routines add image formatting to them.</text:p>
      <text:p text:style-name="P18">The versions with a <text:span text:style-name="Reference_20_Char1">fmt</text:span> string copy the format string into the result string, then replace each of the format characters with parts of the number. See <text:bookmark-ref text:reference-format="number" text:ref-name="_Ref286815816">I.3</text:bookmark-ref><text:s/>"format strings" in the main text.</text:p>
      <text:p text:style-name="P18">If the output file is not specified, then the standard output file is used.</text:p>
      <text:p text:style-name="P18">Exceptions: <text:span text:style-name="Reference_20_Char1">FormatTooLarge, InvalidFieldSpecification, InvalidRealNumber, InvalidFractionSpecification, NegativeNotPlaced, CurrentBlockFull</text:span></text:p>
      <text:p text:style-name="P40"/>
      <text:p text:style-name="Routine_20_Header">procedure writere([var f: text;] r: real; fl: integer);</text:p>
      <text:p text:style-name="Routine_20_Header">procedure writere([var f: text;] r: real);</text:p>
      <text:p text:style-name="P18">Write <text:span text:style-name="Reference_20_Char1">real</text:span> <text:span text:style-name="Reference_20_Char1">r</text:span> to the "economy real" format to either the specified output file <text:span text:style-name="Reference_20_Char1">f</text:span>, or to the standard output. The economy real format is explained in the <text:span text:style-name="Reference_20_Char1">reales</text:span> routines descriptions.</text:p>
      <text:p text:style-name="P18">The versions with a field <text:span text:style-name="Reference_20_Char1">fl</text:span> fit the output to the field using standard Pascaline rules, including negative fields.</text:p>
      <text:p text:style-name="P18">If the output file is not specified, then the standard <text:span text:style-name="Reference_20_Char1">output</text:span> file is used.</text:p>
      <text:p text:style-name="P18" loext:marker-style-name="T12">Exceptions: <text:span text:style-name="Reference_20_Char1">FormatTooLarge, InvalidFieldSpecification, CurrentBlockFull</text:span><text:span text:style-name="T12"/></text:p>
      <text:p text:style-name="Standard"/>
      <text:p text:style-name="Routine_20_Header">procedure writeh([var f: text;] w: lcardinal [; fl: integer]);</text:p>
      <text:p text:style-name="Routine_20_Header">procedure writeh([var f: text;] w: lcardinal; fmt: string);</text:p>
      <text:p text:style-name="P18">Write <text:span text:style-name="Reference_20_Char1">cardinal</text:span> <text:span text:style-name="Reference_20_Char1">w</text:span> to either the specified file <text:span text:style-name="Reference_20_Char1">f</text:span>, or the standard <text:span text:style-name="Reference_20_Char1">output</text:span> file, using the hexadecimal radix system. The versions with a field <text:span text:style-name="Reference_20_Char1">fl</text:span> format the number using the field using standard Pascaline rules for output using a field. Negative (left justified) fields are also allowed.</text:p>
      <text:p text:style-name="P18">The versions with a <text:span text:style-name="Reference_20_Char1">fmt</text:span> string copy the format string into the result string, then replace each of the format characters with parts of the number. See <text:bookmark-ref text:reference-format="number" text:ref-name="_Ref286815913">I.3</text:bookmark-ref><text:s/>"format strings".</text:p>
      <text:p text:style-name="P18">Exceptions: <text:span text:style-name="Reference_20_Char1">FormatTooLarge, InvalidFieldSpecification, NegativeValueNondecimal, NumberOverflowsFormat, NegativeNotPlaced, CurrentBlockFull</text:span></text:p>
      <text:p text:style-name="Standard"/>
      <text:p text:style-name="Routine_20_Header"><text:soft-page-break/>procedure writeo([var f: text;] w: lcardinal [; fl: integer]);</text:p>
      <text:p text:style-name="Routine_20_Header">procedure writeo([var f: text;] w: lcardinal; fmt: string);</text:p>
      <text:p text:style-name="P18">Write <text:span text:style-name="Reference_20_Char1">cardinal</text:span> <text:span text:style-name="Reference_20_Char1">w</text:span> to either the specified file <text:span text:style-name="Reference_20_Char1">f</text:span>, or the standard <text:span text:style-name="Reference_20_Char1">output</text:span> file, using the octal radix system. The versions with a field <text:span text:style-name="Reference_20_Char1">fl</text:span> format the number using the field using standard Pascaline rules for output using a field. Negative (left justified) fields are also allowed.</text:p>
      <text:p text:style-name="P18">The versions with a <text:span text:style-name="Reference_20_Char1">fmt</text:span> string copy the format string into the result string, then replace each of the format characters with parts of the number. See <text:bookmark-ref text:reference-format="number" text:ref-name="_Ref286815955">I.3</text:bookmark-ref><text:s/>"format strings" above.</text:p>
      <text:p text:style-name="P18">Exceptions: <text:span text:style-name="Reference_20_Char1">FormatTooLarge, InvalidFieldSpecification, NegativeValueNondecimal, NumberOverflowsFormat, NegativeNotPlaced, CurrentBlockFull</text:span></text:p>
      <text:p text:style-name="Standard"/>
      <text:p text:style-name="Routine_20_Header">procedure writeb([var f: text;] w: lcardinal [; fl: integer]);</text:p>
      <text:p text:style-name="Routine_20_Header">procedure writeb([var f: text;] w: lcardinal; fmt: string);</text:p>
      <text:p text:style-name="P18">Write <text:span text:style-name="Reference_20_Char1">cardinal</text:span> <text:span text:style-name="Reference_20_Char1">w</text:span> to either the specified file <text:span text:style-name="Reference_20_Char1">f</text:span>, or the standard <text:span text:style-name="Reference_20_Char1">output</text:span> file, using the binary radix system. The versions with a field <text:span text:style-name="Reference_20_Char1">fl</text:span> format the number using the field using standard Pascaline rules for output using a field. Negative (left justified) fields are also allowed.</text:p>
      <text:p text:style-name="P18">The versions with a <text:span text:style-name="Reference_20_Char1">fmt</text:span> string copy the format string into the result string, then replace each of the format characters with parts of the number. See <text:bookmark-ref text:reference-format="number" text:ref-name="_Ref286815978">I.3</text:bookmark-ref><text:s/>"format strings" above.</text:p>
      <text:p text:style-name="P18">Exceptions: <text:span text:style-name="Reference_20_Char1">FormatTooLarge, InvalidFieldSpecification, NegativeValueNondecimal, NumberOverflowsFormat, NegativeNotPlaced, CurrentBlockFull</text:span></text:p>
      <text:p text:style-name="Standard"/>
      <text:p text:style-name="Routine_20_Header">function intv(s: [p]string [; var ovf: boolean]): integer;</text:p>
      <text:p text:style-name="P18">Find value of string <text:span text:style-name="Reference_20_Char1">s</text:span> with default decimal format. The number contained in the string, in valid Pascal signed number format, is parsed and the value returned. The number can be signed. Leading and trailing spaces are ignored, but extra characters past a valid number result in an error.</text:p>
      <text:p text:style-name="P18">If the number is unsigned, and has a valid radix specifier, one of "$", "&amp;" or "%" prepended to it, then that radix overrides the default decimal radix. If this override effect is not desired, then the number should be checked for such radix specifications using <text:span text:style-name="Reference_20_Char1">index</text:span>, and an error generated.</text:p>
      <text:p text:style-name="P18">The versions of this call that feature the <text:span text:style-name="Reference_20_Char1">ovf</text:span> flag do not produce an error if the number is too large to convert, but instead set the <text:span text:style-name="Reference_20_Char1">ovf</text:span> flag, and then the result is undefined. Note that this is the same behavior as catching an exception for the non-<text:span text:style-name="Reference_20_Char1">ovf</text:span> version.</text:p>
      <text:p text:style-name="P18">Exceptions: <text:span text:style-name="Reference_20_Char1">InvalidRadix, InvalidIntegerFormat, NumberTooLarge, StringNil</text:span></text:p>
      <text:p text:style-name="Standard"/>
      <text:p text:style-name="Routine_20_Header"><text:soft-page-break/>function hexv(s: [p]string [; var ovf: boolean]): lcardinal;</text:p>
      <text:p text:style-name="P18">Find value of string <text:span text:style-name="Reference_20_Char1">s</text:span> with default hexadecimal format. The number contained in the string, in valid Pascal signed number format, is parsed and the value returned. The number may not be signed. Leading and trailing spaces are ignored, but extra characters past a valid number result in an error.</text:p>
      <text:p text:style-name="P18">If the number has a valid radix specifier, one of "$", "&amp;" or "%" prepended to it, then that radix overrides the default hexadecimal radix. If this override effect is not desired, then the number should be checked for such radix specifications using index, and an error generated.</text:p>
      <text:p text:style-name="P18">The versions of this call that feature the <text:span text:style-name="Reference_20_Char1">ovf</text:span> flag do not produce an error if the number is too large to convert, but instead set the <text:span text:style-name="Reference_20_Char1">ovf</text:span> flag, and then the result is undefined (and probably is garbage). Note that this is the same behavior as catching an exception for the non-<text:span text:style-name="Reference_20_Char1">ovf</text:span> version.</text:p>
      <text:p text:style-name="P18">Exceptions: <text:span text:style-name="Reference_20_Char1">InvalidRadix, InvalidIntegerFormat, NumberTooLarge, StringNil</text:span></text:p>
      <text:p text:style-name="Standard"/>
      <text:p text:style-name="Routine_20_Header">function octv(s: [p]string [; var ovf: boolean]): lcardinal;</text:p>
      <text:p text:style-name="P18">Find value of string <text:span text:style-name="Reference_20_Char1">s</text:span> with default octal format. The number contained in the string, in valid Pascal signed number format, is parsed and the value returned. The number may not be signed. Leading and trailing spaces are ignored, but extra characters past a valid number result in an error.</text:p>
      <text:p text:style-name="P18">If the number has a valid radix specifier, one of "$", "&amp;" or "%" prepended to it, then that radix overrides the default octal radix. If this override effect is not desired, then the number should be checked for such radix specifications using index, and an error generated.</text:p>
      <text:p text:style-name="P18">The versions of this call that feature the <text:span text:style-name="Reference_20_Char1">ovf</text:span> flag do not produce an error if the number is too large to convert, but instead set the <text:span text:style-name="Reference_20_Char1">ovf</text:span> flag, and then the result is undefined (and probably is garbage). Note that this is the same behavior as catching an exception for the non-<text:span text:style-name="Reference_20_Char1">ovf</text:span> version.</text:p>
      <text:p text:style-name="P18">Exceptions: <text:span text:style-name="Reference_20_Char1">InvalidRadix, InvalidIntegerFormat, NumberTooLarge, StringNil</text:span></text:p>
      <text:p text:style-name="Standard"/>
      <text:p text:style-name="Routine_20_Header"><text:soft-page-break/>function binv(s: [p]string [; var ovf: boolean]): lcardinal;</text:p>
      <text:p text:style-name="P18">Find value of string <text:span text:style-name="Reference_20_Char1">s</text:span> with default binary format. The number contained in the string, in valid Pascal signed number format, is parsed and the value returned. The number may not be signed. Leading and trailing spaces are ignored, but extra characters past a valid number result in an error.</text:p>
      <text:p text:style-name="P18">If the number has a valid radix specifier, one of "$", "&amp;" or "%" prepended to it, then that radix overrides the default binary radix. If this override effect is not desired, then the number should be checked for such radix specifications using index, and an error generated.</text:p>
      <text:p text:style-name="P18">The versions of this call that feature the <text:span text:style-name="Reference_20_Char1">ovf</text:span> flag do not produce an error if the number is too large to convert, but instead set the <text:span text:style-name="Reference_20_Char1">ovf</text:span> flag, and then the result is undefined (and probably is garbage). Note that this is the same behavior as catching an exception for the non-<text:span text:style-name="Reference_20_Char1">ovf</text:span> version.</text:p>
      <text:p text:style-name="P18">Exceptions: <text:span text:style-name="Reference_20_Char1">InvalidRadix, InvalidIntegerFormat, NumberTooLarge, StringNil</text:span></text:p>
      <text:p text:style-name="Standard"/>
      <text:p text:style-name="Routine_20_Header">function realv(s: [p]string): real;</text:p>
      <text:p text:style-name="P18">Find value of real number string <text:span text:style-name="Reference_20_Char1">s</text:span>. The string must contain a valid Pascal format real number. Leading and trailing spaces are ignored, but extra characters past a valid number result in an error.</text:p>
      <text:p text:style-name="P18">Exceptions: <text:span text:style-name="Reference_20_Char1">InvalidIntegerFormat, IntegerTooLarge, InvalidRealFormat, StringNil</text:span></text:p>
      <text:p text:style-name="Standard"/>
      <text:p text:style-name="Routine_20_Header">procedure subst[c][all](var s: string; m: string; r: string);</text:p>
      <text:p text:style-name="Routine_20_Header">function subst[c][all](s: [p]string; m: [p]string; r: [p]string): pstring;</text:p>
      <text:p text:style-name="P18">Substitutes a string within another string. The source string <text:span text:style-name="Reference_20_Char1">s</text:span> is searched for the match string <text:span text:style-name="Reference_20_Char1">m</text:span>. If found, the match string is removed, and the replacement string <text:span text:style-name="Reference_20_Char1">r</text:span> takes its place. The string lengths and positions are readjusted for any size difference between the match and replacement strings. The final string is either returned in the string <text:span text:style-name="Reference_20_Char1">s</text:span>, or returned as the result.</text:p>
      <text:p text:style-name="P18">Several variations exist. The matching process can be case sensitive, or not. In normal <text:span text:style-name="Reference_20_Char1">subst</text:span> calls, only the first match is replaced. In the "all" variations, all matching substrings are replaced. Replacement strings are not searched in the "all" variations. The match process skips over the replacement string.</text:p>
      <text:p text:style-name="P18">Exceptions: <text:span text:style-name="Reference_20_Char1">StringNil</text:span></text:p>
      <text:p text:style-name="Standard"/>
      <text:p text:style-name="Routine_20_Header"><text:soft-page-break/>procedure openstring;</text:p>
      <text:p text:style-name="P18">Causes a new string block level to be created. All strings that were dynamically allocated within <text:span text:style-name="Reference_20_Char1">strings</text:span> will be recorded within the new block, and disposed of automatically on <text:span text:style-name="Reference_20_Char1">closestring</text:span>.</text:p>
      <text:p text:style-name="P18">Exceptions: None</text:p>
      <text:p text:style-name="Standard"/>
      <text:p text:style-name="Routine_20_Header">procedure closestring;</text:p>
      <text:p text:style-name="P18">Removes the current string block level. Each string that was allocated and recorded in the current block is disposed of, and the surrounding string block, if it exists, is restored. All <text:span text:style-name="Reference_20_Char1">strings</text:span> dynamic allocations will then be recorded in that block.</text:p>
      <text:p text:style-name="P18">It is an error if no block exists to close.</text:p>
      <text:p text:style-name="P18">Exceptions: <text:span text:style-name="Reference_20_Char1">NoStringBlock</text:span></text:p>
      <text:p text:style-name="Standard"/>
      <text:p text:style-name="Routine_20_Header">procedure exportstring(s: pstring);</text:p>
      <text:p text:style-name="P18">Removes the indicated string <text:span text:style-name="Reference_20_Char1">s</text:span> completely from the current string block. Only the current block is searched. It is only possible to export a string from the block it was created in. If the string does not exist in the current block, no error results.</text:p>
      <text:p text:style-name="P18">Exceptions: <text:span text:style-name="Reference_20_Char1">NoStringBlock</text:span></text:p>
      <text:p text:style-name="Standard"/>
      <text:p text:style-name="Routine_20_Header">procedure upstring(s: pstring);</text:p>
      <text:p text:style-name="P18">Moves the indicated string <text:span text:style-name="Reference_20_Char1">s</text:span> from the current block to the surrounding block. The string is removed from the current block, and recorded in the surrounding block, if it exists. If the string does not exist in the current block, or a surrounding block does not exist, no error results. If the surrounding block is full, an error results.</text:p>
      <text:p text:style-name="P18">Exceptions: <text:span text:style-name="Reference_20_Char1">OuterBlockFull</text:span></text:p>
      <text:p text:style-name="P17"><text:span text:style-name="Reference_20_Char1"/></text:p>
      <text:p text:style-name="P248"><text:span text:style-name="Reference_20_Char1"/></text:p>
      <text:h text:style-name="P135" text:outline-level="7"><text:bookmark-start text:name="_Toc4731138"/><text:bookmark-start text:name="__RefHeading___Toc46125_401020179"/>Annex: Extended mathematics library<text:bookmark-end text:name="_Toc4731138"/><text:bookmark-end text:name="__RefHeading___Toc46125_401020179"/></text:h>
      <text:p text:style-name="Standard">ISO 7185 Pascal kept the number of implemented transcendental functions limited to simplfy the base implementation. This library introduces several of the more common extensions for math capability, and also defines some special constants used in the IEEE 754 standard for floating point numbers, which is most often used as the basis for computer floating point.</text:p>
      <text:p text:style-name="Standard">At this writing, IEEE 754 is has virtually taken over as the standard for all hardware implemented floating point math, as well as most software implemented floating point math. However, there is little in this library that cannot be interpreted for other formats as well. In fact, the <text:span text:style-name="Reference_20_Char1">nanval</text:span> function, that returns the exact code for a given NaN, is the only truly IEEE 754 dependent function in the library. This may be important for legacy implementions that were created before the standard, or for simplified hardware and software implementations using formats different from IEEE 754.</text:p>
      <text:h text:style-name="Heading_20_8" text:outline-level="8"><text:bookmark-start text:name="_Toc4731139"/><text:bookmark-start text:name="__RefHeading___Toc46127_401020179"/>Functions<text:bookmark-end text:name="_Toc4731139"/><text:bookmark-end text:name="__RefHeading___Toc46127_401020179"/></text:h>
      <text:p text:style-name="Standard" loext:marker-style-name="T48"><text:span text:style-name="T48">The following functions exist in the </text:span><text:span text:style-name="Reference_20_Char1">math</text:span><text:span text:style-name="Reference_20_Char1"><text:span text:style-name="T48"> </text:span></text:span>library<text:span text:style-name="T48">.</text:span></text:p>
      <table:table table:name="Table178" table:style-name="Table178">
        <table:table-column table:style-name="Table178.A"/>
        <table:table-column table:style-name="Table178.B"/>
        <table:table-row table:style-name="Table178.1">
          <table:table-cell table:style-name="Table178.A1" office:value-type="string">
            <text:p text:style-name="P227" loext:marker-style-name="T48"><text:span text:style-name="T6">Name</text:span><text:span text:style-name="T4"/></text:p>
          </table:table-cell>
          <table:table-cell table:style-name="Table178.A1" office:value-type="string">
            <text:p text:style-name="P225" loext:marker-style-name="T48"><text:span text:style-name="T6">Function</text:span><text:span text:style-name="T4"/></text:p>
          </table:table-cell>
        </table:table-row>
        <table:table-row table:style-name="Table178.1">
          <table:table-cell table:style-name="Table178.A2" office:value-type="string">
            <text:p text:style-name="P75" loext:marker-style-name="T27"><text:span text:style-name="T26">sign(x)</text:span><text:span text:style-name="T27"/></text:p>
          </table:table-cell>
          <table:table-cell table:style-name="Table178.B2" office:value-type="string">
            <text:p text:style-name="P37" loext:marker-style-name="T48"><text:span text:style-name="T29">Find sign x</text:span><text:span text:style-name="T29"/></text:p>
          </table:table-cell>
        </table:table-row>
        <table:table-row table:style-name="Table178.1">
          <table:table-cell table:style-name="Table178.A3" office:value-type="string">
            <text:p text:style-name="P75" loext:marker-style-name="T27"><text:span text:style-name="T26">exp2(x)</text:span><text:span text:style-name="T27"/></text:p>
          </table:table-cell>
          <table:table-cell table:style-name="Table178.B3" office:value-type="string">
            <text:p text:style-name="P37" loext:marker-style-name="T48"><text:span text:style-name="T29">Power function, base 2 x</text:span><text:span text:style-name="T29"/></text:p>
          </table:table-cell>
        </table:table-row>
        <table:table-row table:style-name="Table178.1">
          <table:table-cell table:style-name="Table178.A2" office:value-type="string">
            <text:p text:style-name="P75" loext:marker-style-name="T27"><text:span text:style-name="T26">exp10(x)</text:span><text:span text:style-name="T27"/></text:p>
          </table:table-cell>
          <table:table-cell table:style-name="Table178.B2" office:value-type="string">
            <text:p text:style-name="P38" loext:marker-style-name="T48"><text:span text:style-name="T29">Power function, base 10 x</text:span><text:span text:style-name="T29"/></text:p>
          </table:table-cell>
        </table:table-row>
        <table:table-row table:style-name="Table178.1">
          <table:table-cell table:style-name="Table178.A5" office:value-type="string">
            <text:p text:style-name="P75" loext:marker-style-name="T27"><text:span text:style-name="T26">log2(x)</text:span><text:span text:style-name="T27"/></text:p>
          </table:table-cell>
          <table:table-cell table:style-name="Table178.B5" office:value-type="string">
            <text:p text:style-name="P38" loext:marker-style-name="T48"><text:span text:style-name="T29">Logarithm, base 2 x</text:span><text:span text:style-name="T29"/></text:p>
          </table:table-cell>
        </table:table-row>
        <table:table-row table:style-name="Table178.1">
          <table:table-cell table:style-name="Table178.A2" office:value-type="string">
            <text:p text:style-name="P75" loext:marker-style-name="T27"><text:span text:style-name="T26">log10(x)</text:span><text:span text:style-name="T27"/></text:p>
          </table:table-cell>
          <table:table-cell table:style-name="Table178.B2" office:value-type="string">
            <text:p text:style-name="P38" loext:marker-style-name="T48"><text:span text:style-name="T29">Logarithm, base 10 x</text:span><text:span text:style-name="T29"/></text:p>
          </table:table-cell>
        </table:table-row>
        <table:table-row table:style-name="Table178.1">
          <table:table-cell table:style-name="Table178.A7" office:value-type="string">
            <text:p text:style-name="P75" loext:marker-style-name="T27"><text:span text:style-name="T26">tan(x)</text:span><text:span text:style-name="T27"/></text:p>
          </table:table-cell>
          <table:table-cell table:style-name="Table178.B7" office:value-type="string">
            <text:p text:style-name="P38" loext:marker-style-name="T48"><text:span text:style-name="T29">Tangent x</text:span><text:span text:style-name="T29"/></text:p>
          </table:table-cell>
        </table:table-row>
        <table:table-row table:style-name="Table178.1">
          <table:table-cell table:style-name="Table178.A2" office:value-type="string">
            <text:p text:style-name="P75" loext:marker-style-name="T27"><text:span text:style-name="T26">cot(x)</text:span><text:span text:style-name="T27"/></text:p>
          </table:table-cell>
          <table:table-cell table:style-name="Table178.B2" office:value-type="string">
            <text:p text:style-name="P38" loext:marker-style-name="T48"><text:span text:style-name="T29">Cotangent x</text:span><text:span text:style-name="T29"/></text:p>
          </table:table-cell>
        </table:table-row>
        <table:table-row table:style-name="Table178.1">
          <table:table-cell table:style-name="Table178.A9" office:value-type="string">
            <text:p text:style-name="P75" loext:marker-style-name="T27"><text:span text:style-name="T26">arcsin(x)</text:span><text:span text:style-name="T27"/></text:p>
          </table:table-cell>
          <table:table-cell table:style-name="Table178.B9" office:value-type="string">
            <text:p text:style-name="P38" loext:marker-style-name="T48"><text:span text:style-name="T29">Arc Sine x</text:span><text:span text:style-name="T29"/></text:p>
          </table:table-cell>
        </table:table-row>
        <table:table-row table:style-name="Table178.1">
          <table:table-cell table:style-name="Table178.A2" office:value-type="string">
            <text:p text:style-name="P75" loext:marker-style-name="T27"><text:span text:style-name="T26">arccos(x)</text:span><text:span text:style-name="T27"/></text:p>
          </table:table-cell>
          <table:table-cell table:style-name="Table178.B2" office:value-type="string">
            <text:p text:style-name="P38" loext:marker-style-name="T48"><text:span text:style-name="T29">Arc Cosine x</text:span><text:span text:style-name="T29"/></text:p>
          </table:table-cell>
        </table:table-row>
        <table:table-row table:style-name="Table178.1">
          <table:table-cell table:style-name="Table178.A11" office:value-type="string">
            <text:p text:style-name="P75" loext:marker-style-name="T27"><text:span text:style-name="T26">arccot(x)</text:span><text:span text:style-name="T27"/></text:p>
          </table:table-cell>
          <table:table-cell table:style-name="Table178.B11" office:value-type="string">
            <text:p text:style-name="P38" loext:marker-style-name="T48"><text:span text:style-name="T29">Arc Cotangent x</text:span><text:span text:style-name="T29"/></text:p>
          </table:table-cell>
        </table:table-row>
        <table:table-row table:style-name="Table178.1">
          <table:table-cell table:style-name="Table178.A2" office:value-type="string">
            <text:p text:style-name="P75" loext:marker-style-name="T22"><text:span text:style-name="T33">arctan2(x, y)</text:span><text:span text:style-name="T34"/></text:p>
          </table:table-cell>
          <table:table-cell table:style-name="Table178.B2" office:value-type="string">
            <text:p text:style-name="P38" loext:marker-style-name="T48"><text:span text:style-name="T29">Arc tangent corrected for other quadrants x</text:span><text:span text:style-name="T29"/></text:p>
          </table:table-cell>
        </table:table-row>
        <table:table-row table:style-name="Table178.1">
          <table:table-cell table:style-name="Table178.A13" office:value-type="string">
            <text:p text:style-name="P75" loext:marker-style-name="T22"><text:span text:style-name="T26">pow(x,y)</text:span><text:span text:style-name="T34"/></text:p>
          </table:table-cell>
          <table:table-cell table:style-name="Table178.B13" office:value-type="string">
            <text:p text:style-name="P38" loext:marker-style-name="T48"><text:span text:style-name="T29">x to the power y</text:span><text:span text:style-name="T29"/></text:p>
          </table:table-cell>
        </table:table-row>
        <table:table-row table:style-name="Table178.1">
          <table:table-cell table:style-name="Table178.A2" office:value-type="string">
            <text:p text:style-name="P75" loext:marker-style-name="T27"><text:span text:style-name="T26">sinh(x)</text:span><text:span text:style-name="T27"/></text:p>
          </table:table-cell>
          <table:table-cell table:style-name="Table178.B2" office:value-type="string">
            <text:p text:style-name="P38" loext:marker-style-name="T48"><text:span text:style-name="T29">Hyperbolic Sine x</text:span><text:span text:style-name="T29"/></text:p>
          </table:table-cell>
        </table:table-row>
        <table:table-row table:style-name="Table178.1">
          <table:table-cell table:style-name="Table178.A15" office:value-type="string">
            <text:p text:style-name="P75" loext:marker-style-name="T27"><text:span text:style-name="T26">cosh(x)</text:span><text:span text:style-name="T27"/></text:p>
          </table:table-cell>
          <table:table-cell table:style-name="Table178.B15" office:value-type="string">
            <text:p text:style-name="P38" loext:marker-style-name="T48"><text:span text:style-name="T29">Hyperbolic Cosine x</text:span><text:span text:style-name="T29"/></text:p>
          </table:table-cell>
        </table:table-row>
        <table:table-row table:style-name="Table178.1">
          <table:table-cell table:style-name="Table178.A2" office:value-type="string">
            <text:p text:style-name="P75" loext:marker-style-name="T27"><text:span text:style-name="T26">tanh(x)</text:span><text:span text:style-name="T27"/></text:p>
          </table:table-cell>
          <table:table-cell table:style-name="Table178.B2" office:value-type="string">
            <text:p text:style-name="P38" loext:marker-style-name="T48"><text:span text:style-name="T29">Hyperbolic Tangent x</text:span><text:span text:style-name="T29"/></text:p>
          </table:table-cell>
        </table:table-row>
        <table:table-row table:style-name="Table178.1">
          <table:table-cell table:style-name="Table178.A17" office:value-type="string">
            <text:p text:style-name="P75" loext:marker-style-name="T27"><text:span text:style-name="T26">coth(x)</text:span><text:span text:style-name="T27"/></text:p>
          </table:table-cell>
          <table:table-cell table:style-name="Table178.B17" office:value-type="string">
            <text:p text:style-name="P38" loext:marker-style-name="T48"><text:span text:style-name="T29">Hyperbolic Cotangent x</text:span><text:span text:style-name="T29"/></text:p>
          </table:table-cell>
        </table:table-row>
        <table:table-row table:style-name="Table178.1">
          <table:table-cell table:style-name="Table178.A2" office:value-type="string">
            <text:p text:style-name="P75" loext:marker-style-name="T27"><text:span text:style-name="T26">arcsinh(x)</text:span><text:span text:style-name="T27"/></text:p>
          </table:table-cell>
          <table:table-cell table:style-name="Table178.B2" office:value-type="string">
            <text:p text:style-name="P38" loext:marker-style-name="T48"><text:span text:style-name="T29">Inverse Hyperbolic Sine x</text:span><text:span text:style-name="T29"/></text:p>
          </table:table-cell>
        </table:table-row>
        <table:table-row table:style-name="Table178.1">
          <table:table-cell table:style-name="Table178.A19" office:value-type="string">
            <text:p text:style-name="P75" loext:marker-style-name="T27"><text:span text:style-name="T26">arccosh(x)</text:span><text:span text:style-name="T27"/></text:p>
          </table:table-cell>
          <table:table-cell table:style-name="Table178.B19" office:value-type="string">
            <text:p text:style-name="P38" loext:marker-style-name="T48"><text:span text:style-name="T29">Inverse Hyperbolic Cosine x</text:span><text:span text:style-name="T29"/></text:p>
          </table:table-cell>
        </table:table-row>
        <table:table-row table:style-name="Table178.1">
          <table:table-cell table:style-name="Table178.A2" office:value-type="string">
            <text:p text:style-name="P75" loext:marker-style-name="T27"><text:span text:style-name="T26">arctanh(x)</text:span><text:span text:style-name="T27"/></text:p>
          </table:table-cell>
          <table:table-cell table:style-name="Table178.B2" office:value-type="string">
            <text:p text:style-name="P38" loext:marker-style-name="T48"><text:span text:style-name="T29">Inverse Hyperbolic Tangent x</text:span><text:span text:style-name="T29"/></text:p>
          </table:table-cell>
        </table:table-row>
        <table:table-row table:style-name="Table178.1">
          <table:table-cell table:style-name="Table178.A21" office:value-type="string">
            <text:p text:style-name="P75" loext:marker-style-name="T27"><text:span text:style-name="T26">arccoth(x)</text:span><text:span text:style-name="T27"/></text:p>
          </table:table-cell>
          <table:table-cell table:style-name="Table178.B21" office:value-type="string">
            <text:p text:style-name="P38" loext:marker-style-name="T48"><text:span text:style-name="T29">Inverse Hyperbolic Cotangent x</text:span><text:span text:style-name="T29"/></text:p>
          </table:table-cell>
        </table:table-row>
        <table:table-row table:style-name="Table178.1">
          <table:table-cell table:style-name="Table178.A2" office:value-type="string">
            <text:p text:style-name="P75" loext:marker-style-name="T27"><text:span text:style-name="T26">pinfinity(x)</text:span><text:span text:style-name="T27"/></text:p>
          </table:table-cell>
          <table:table-cell table:style-name="Table178.B2" office:value-type="string">
            <text:p text:style-name="P38" loext:marker-style-name="T48"><text:span text:style-name="T29">Test if positive infinity x</text:span><text:span text:style-name="T29"/></text:p>
          </table:table-cell>
        </table:table-row>
        <table:table-row table:style-name="Table178.1">
          <table:table-cell table:style-name="Table178.A23" office:value-type="string">
            <text:p text:style-name="P75" loext:marker-style-name="T27"><text:span text:style-name="T26">ninfinity(x)</text:span><text:span text:style-name="T27"/></text:p>
          </table:table-cell>
          <table:table-cell table:style-name="Table178.B23" office:value-type="string">
            <text:p text:style-name="P38" loext:marker-style-name="T48"><text:span text:style-name="T29">Test if negative infinity x</text:span><text:span text:style-name="T29"/></text:p>
          </table:table-cell>
        </table:table-row>
        <table:table-row table:style-name="Table178.1">
          <table:table-cell table:style-name="Table178.A2" office:value-type="string">
            <text:p text:style-name="P75" loext:marker-style-name="T27"><text:span text:style-name="T26">nan(x)</text:span><text:span text:style-name="T27"/></text:p>
          </table:table-cell>
          <table:table-cell table:style-name="Table178.B2" office:value-type="string">
            <text:p text:style-name="P38" loext:marker-style-name="T48"><text:span text:style-name="T29">Test if x is a NaN</text:span><text:span text:style-name="T29"/></text:p>
          </table:table-cell>
        </table:table-row>
        <table:table-row table:style-name="Table178.1">
          <table:table-cell table:style-name="Table178.A25" office:value-type="string">
            <text:p text:style-name="P75" loext:marker-style-name="T27"><text:span text:style-name="T26">qnan(x)</text:span><text:span text:style-name="T27"/></text:p>
          </table:table-cell>
          <table:table-cell table:style-name="Table178.B25" office:value-type="string">
            <text:p text:style-name="P38" loext:marker-style-name="T48"><text:span text:style-name="T29">Test if x is a quiet NaN</text:span><text:span text:style-name="T29"/></text:p>
          </table:table-cell>
        </table:table-row>
        <table:table-row table:style-name="Table178.1">
          <table:table-cell table:style-name="Table178.A2" office:value-type="string">
            <text:p text:style-name="P75" loext:marker-style-name="T27"><text:span text:style-name="T26">snan(x)</text:span><text:span text:style-name="T27"/></text:p>
          </table:table-cell>
          <table:table-cell table:style-name="Table178.B2" office:value-type="string">
            <text:p text:style-name="P38" loext:marker-style-name="T48"><text:span text:style-name="T29">Test if x is a signaling NaN</text:span><text:span text:style-name="T29"/></text:p>
          </table:table-cell>
        </table:table-row>
        <table:table-row table:style-name="Table178.1">
          <table:table-cell table:style-name="Table178.A27" office:value-type="string">
            <text:p text:style-name="P75" loext:marker-style-name="T27"><text:span text:style-name="T26">nanval(x)</text:span><text:span text:style-name="T27"/></text:p>
          </table:table-cell>
          <table:table-cell table:style-name="Table178.B27" office:value-type="string">
            <text:p text:style-name="P38" loext:marker-style-name="T48"><text:span text:style-name="T29">Returns the code for a NaN x</text:span><text:span text:style-name="T29"/></text:p>
          </table:table-cell>
        </table:table-row>
        <table:table-row table:style-name="Table178.1">
          <table:table-cell table:style-name="Table178.A2" office:value-type="string">
            <text:p text:style-name="P75" loext:marker-style-name="T27"><text:span text:style-name="T26">frac(x)</text:span><text:span text:style-name="T27"/></text:p>
          </table:table-cell>
          <table:table-cell table:style-name="Table178.B2" office:value-type="string">
            <text:p text:style-name="P38" loext:marker-style-name="T48"><text:span text:style-name="T29">Returns the mantissa, or fractional part of x</text:span><text:span text:style-name="T29"/></text:p>
          </table:table-cell>
        </table:table-row>
        <table:table-row table:style-name="Table178.1">
          <table:table-cell table:style-name="Table178.A29" office:value-type="string">
            <text:p text:style-name="P75" loext:marker-style-name="T27"><text:span text:style-name="T26">expo(x)</text:span><text:span text:style-name="T27"/></text:p>
          </table:table-cell>
          <table:table-cell table:style-name="Table178.B29" office:value-type="string">
            <text:p text:style-name="P38" loext:marker-style-name="T48"><text:span text:style-name="T29">Returns the exponent of x</text:span><text:span text:style-name="T29"/></text:p>
          </table:table-cell>
        </table:table-row>
        <table:table-row table:style-name="Table178.1">
          <table:table-cell table:style-name="Table178.A30" office:value-type="string">
            <text:p text:style-name="P74" loext:marker-style-name="T27"><text:span text:style-name="T26">makereal(e,f)</text:span><text:span text:style-name="T27"/></text:p>
          </table:table-cell>
          <table:table-cell table:style-name="Table178.B30" office:value-type="string">
            <text:p text:style-name="P38" loext:marker-style-name="T48"><text:span text:style-name="T29">Make a real from exponent and fraction e and f</text:span><text:span text:style-name="T29"/></text:p>
          </table:table-cell>
        </table:table-row>
      </table:table>
      <text:p text:style-name="Standard"/>
      <text:p text:style-name="Standard">Unless otherwise specified, all of the functions take and receive <text:span text:style-name="Reference_20_Char1">lreal</text:span>s. This means that they can both convert from any of <text:span text:style-name="Reference_20_Char1">sreal</text:span>, <text:span text:style-name="Reference_20_Char1">real</text:span> or <text:span text:style-name="Reference_20_Char1">lreal</text:span>, and have their results converted to same.</text:p>
      <text:h text:style-name="Heading_20_8" text:outline-level="8"><text:bookmark-start text:name="_Toc4731140"/><text:bookmark-start text:name="__RefHeading___Toc46129_401020179"/>Further trancendentals<text:bookmark-end text:name="_Toc4731140"/><text:bookmark-end text:name="__RefHeading___Toc46129_401020179"/></text:h>
      <text:p text:style-name="Standard"><text:span text:style-name="Reference_20_Char1">exp2, exp10, log2, log10, tan, cot, arcsin, arcos, arccot, arctan2</text:span> and <text:span text:style-name="Reference_20_Char1">pow</text:span> are provided. Many of these were not included in the ISO 7185 standard because they can be calculated from the other, ISO 7185 functions. They are included here both for convenience and because it’s possible they can be calculated with greater precision by a routine specifically created for that function.</text:p>
      <text:h text:style-name="Heading_20_8" text:outline-level="8"><text:bookmark-start text:name="_Toc4731141"/><text:bookmark-start text:name="__RefHeading___Toc46131_401020179"/>Hyperbolics<text:bookmark-end text:name="_Toc4731141"/><text:bookmark-end text:name="__RefHeading___Toc46131_401020179"/></text:h>
      <text:p text:style-name="Standard">The hyperbolic functions <text:span text:style-name="Reference_20_Char1">sinh(x), cosh(x), tanh(x) coth(x), arcsinh(x), arccosh(x), arctanh(x)</text:span>, and <text:span text:style-name="Reference_20_Char1">arccoth(x)</text:span> give the transcendental functions calculated along a hyperbola, instead of a circle.</text:p>
      <text:h text:style-name="Heading_20_8" text:outline-level="8"><text:bookmark-start text:name="_Toc4731142"/><text:bookmark-start text:name="__RefHeading___Toc46133_401020179"/><text:soft-page-break/>Special floating point values<text:bookmark-end text:name="_Toc4731142"/><text:bookmark-end text:name="__RefHeading___Toc46133_401020179"/></text:h>
      <text:p text:style-name="Standard">A number can be tested for positive infinity with <text:span text:style-name="Reference_20_Char1">pinfinity(x)</text:span>, and negative infinity with <text:span text:style-name="Reference_20_Char1">ninfinity(x)</text:span>. If the implementation does not discriminate between positive and negative infinity, then all infinities are considered positive.</text:p>
      <text:p text:style-name="Standard">Predefined constants are available as <text:span text:style-name="Reference_20_Char1">pi</text:span> and <text:span text:style-name="Reference_20_Char1">eu</text:span> (for Euler’s number). These constants are represented in their maximum precision as <text:span text:style-name="Reference_20_Char1">lreal</text:span>s.</text:p>
      <text:h text:style-name="Heading_20_8" text:outline-level="8"><text:bookmark-start text:name="_Toc4731143"/><text:bookmark-start text:name="__RefHeading___Toc46135_401020179"/>NaN functions<text:bookmark-end text:name="_Toc4731143"/><text:bookmark-end text:name="__RefHeading___Toc46135_401020179"/></text:h>
      <text:p text:style-name="Standard">The NaN fuctions return true if the number is the specified NaN. <text:span text:style-name="Reference_20_Char1">nan(x)</text:span> tests for any class of NaN. <text:span text:style-name="Reference_20_Char1">qnan(x)</text:span> tests only for quiet, or non-signaling NaNs. <text:span text:style-name="Reference_20_Char1">snan(x)</text:span> tests for signaling NaNs.</text:p>
      <text:p text:style-name="Standard">For any NaN value, the function <text:span text:style-name="Reference_20_Char1">nanval(x)</text:span> returns the exact NaN number. This is the fraction value without the hidden and signal bits.</text:p>
      <text:p text:style-name="Standard">Note that the Pascaline implementation may treat NaNs as errors, or only return NaNs to the program by special option.</text:p>
      <text:p text:style-name="Standard">The exact meaning of a particular NaN code is implementation dependent. It is also possible for the NaN codes to have different meanings depending on if a quiet and signaling NaN is indicated.</text:p>
      <text:p text:style-name="Standard">Note that finding the exact code of a NaN with <text:span text:style-name="Reference_20_Char1">nanval</text:span> is specific to the IEEE 754 standard.</text:p>
      <text:h text:style-name="Heading_20_8" text:outline-level="8"><text:bookmark-start text:name="_Toc4731144"/><text:bookmark-start text:name="__RefHeading___Toc46137_401020179"/>Utility functions<text:bookmark-end text:name="_Toc4731144"/><text:bookmark-end text:name="__RefHeading___Toc46137_401020179"/></text:h>
      <text:p text:style-name="Standard"><text:span text:style-name="Reference_20_Char1">sign(x)</text:span> returns the sign of either real or integer <text:span text:style-name="Reference_20_Char1">x</text:span> as -1 for negative, and +1 for positive. The function <text:span text:style-name="Reference_20_Char1">expo(x)</text:span> returns the binary (base 2) exponent of the number <text:span text:style-name="Reference_20_Char1">x</text:span> as an integer. It is a signed number expressing the number of binary point dividing the whole part of the number from the fractional part, expressed as an offset from the extreme right side of the number.</text:p>
      <text:p text:style-name="Standard">The function <text:span text:style-name="Reference_20_Char1">frac(x)</text:span> returns the <text:span text:style-name="Reference_20_Char1">lcardinal</text:span> value of the mantissa for real number <text:span text:style-name="Reference_20_Char1">x</text:span>. If the mantissa of <text:span text:style-name="Reference_20_Char1">x</text:span> has more significant digits than can be contained by <text:span text:style-name="Reference_20_Char1">lcardinal</text:span>, an error results.</text:p>
      <text:p text:style-name="Standard">The procedure <text:span text:style-name="Reference_20_Char1">makereal(e, f)</text:span> expects an exponent value as returned by the <text:span text:style-name="Reference_20_Char1">expo</text:span> function and a mantissa value as returned by the <text:span text:style-name="Reference_20_Char1">frac</text:span> function and unites them to make a real floating point result.</text:p>
      <text:h text:style-name="Heading_20_8" text:outline-level="8"><text:bookmark-start text:name="_Toc4731145"/><text:bookmark-start text:name="__RefHeading___Toc46139_401020179"/>Exceptions in the math library<text:bookmark-end text:name="_Toc4731145"/><text:bookmark-end text:name="__RefHeading___Toc46139_401020179"/></text:h>
      <text:p text:style-name="Standard">The following exceptions are thrown by procedures and functions in <text:span text:style-name="Reference_20_Char1">math</text:span>.</text:p>
      <text:p text:style-name="Standard">Note that many exceptions in the math library are the same as standard Pascaline exceptions in Annex O.</text:p>
      <table:table table:name="Table179" table:style-name="Table179">
        <table:table-column table:style-name="Table179.A"/>
        <table:table-column table:style-name="Table179.B"/>
        <text:soft-page-break/>
        <table:table-row table:style-name="Table179.1">
          <table:table-cell table:style-name="Table179.A1" office:value-type="string">
            <text:p text:style-name="P89" loext:marker-style-name="T3"><text:span text:style-name="T5">ValueOutOfRange</text:span><text:span text:style-name="T3"/></text:p>
          </table:table-cell>
          <table:table-cell table:style-name="Table179.A1" office:value-type="string">
            <text:p text:style-name="P90" loext:marker-style-name="T3"><text:span text:style-name="T5">Value out of range</text:span><text:span text:style-name="T3"/></text:p>
          </table:table-cell>
        </table:table-row>
        <table:table-row table:style-name="Table179.1">
          <table:table-cell table:style-name="Table179.A2" office:value-type="string">
            <text:p text:style-name="P75" loext:marker-style-name="T16"><text:span text:style-name="T24">ZeroDivide</text:span><text:span text:style-name="T25"/></text:p>
          </table:table-cell>
          <table:table-cell table:style-name="Table179.B2" office:value-type="string">
            <text:p text:style-name="P91" loext:marker-style-name="T26"><text:span text:style-name="T26">Zero divide</text:span><text:span text:style-name="T26"/></text:p>
          </table:table-cell>
        </table:table-row>
        <table:table-row table:style-name="Table179.1">
          <table:table-cell table:style-name="Table179.A3" office:value-type="string">
            <text:p text:style-name="P75" loext:marker-style-name="T16"><text:span text:style-name="T24">RealOverflow</text:span><text:span text:style-name="T25"/></text:p>
          </table:table-cell>
          <table:table-cell table:style-name="Table179.B3" office:value-type="string">
            <text:p text:style-name="P91" loext:marker-style-name="T26"><text:span text:style-name="T26">Real overflow.</text:span><text:span text:style-name="T26"/></text:p>
          </table:table-cell>
        </table:table-row>
        <table:table-row table:style-name="Table179.1">
          <table:table-cell table:style-name="Table179.A2" office:value-type="string">
            <text:p text:style-name="P75" loext:marker-style-name="T16"><text:span text:style-name="T24">RealUnderflow</text:span><text:span text:style-name="T25"/></text:p>
          </table:table-cell>
          <table:table-cell table:style-name="Table179.B2" office:value-type="string">
            <text:p text:style-name="P91" loext:marker-style-name="T26"><text:span text:style-name="T26">Real underflow.</text:span><text:span text:style-name="T26"/></text:p>
          </table:table-cell>
        </table:table-row>
        <table:table-row table:style-name="Table179.1">
          <table:table-cell table:style-name="Table179.A5" office:value-type="string">
            <text:p text:style-name="P75" loext:marker-style-name="T16"><text:span text:style-name="T24">RealProcessingFault</text:span><text:span text:style-name="T25"/></text:p>
          </table:table-cell>
          <table:table-cell table:style-name="Table179.B5" office:value-type="string">
            <text:p text:style-name="P91" loext:marker-style-name="T26"><text:span text:style-name="T26">Real processing fault.</text:span><text:span text:style-name="T26"/></text:p>
          </table:table-cell>
        </table:table-row>
        <table:table-row table:style-name="Table179.1">
          <table:table-cell table:style-name="Table179.A2" office:value-type="string">
            <text:p text:style-name="P75" loext:marker-style-name="T16"><text:span text:style-name="T24">InvalidFieldSpecification</text:span><text:span text:style-name="T25"/></text:p>
          </table:table-cell>
          <table:table-cell table:style-name="Table179.B2" office:value-type="string">
            <text:p text:style-name="P91" loext:marker-style-name="T26"><text:span text:style-name="T26">Invalid field specification.</text:span><text:span text:style-name="T26"/></text:p>
          </table:table-cell>
        </table:table-row>
        <table:table-row table:style-name="Table179.1">
          <table:table-cell table:style-name="Table179.A7" office:value-type="string">
            <text:p text:style-name="P75" loext:marker-style-name="T16"><text:span text:style-name="T24">InvalidRealNumber</text:span><text:span text:style-name="T25"/></text:p>
          </table:table-cell>
          <table:table-cell table:style-name="Table179.B7" office:value-type="string">
            <text:p text:style-name="P91" loext:marker-style-name="T26"><text:span text:style-name="T26">Invalid real number.</text:span><text:span text:style-name="T26"/></text:p>
          </table:table-cell>
        </table:table-row>
        <table:table-row table:style-name="Table179.1">
          <table:table-cell table:style-name="Table179.A2" office:value-type="string">
            <text:p text:style-name="P75" loext:marker-style-name="T16"><text:span text:style-name="T24">InvalidFractionSpecification</text:span><text:span text:style-name="T25"/></text:p>
          </table:table-cell>
          <table:table-cell table:style-name="Table179.B2" office:value-type="string">
            <text:p text:style-name="P91" loext:marker-style-name="T26"><text:span text:style-name="T26">Invalid fraction specification;</text:span><text:span text:style-name="T26"/></text:p>
          </table:table-cell>
        </table:table-row>
        <table:table-row table:style-name="Table179.1">
          <table:table-cell table:style-name="Table179.A9" office:value-type="string">
            <text:p text:style-name="P75" loext:marker-style-name="T16"><text:span text:style-name="T24">InvalidRealFormat</text:span><text:span text:style-name="T25"/></text:p>
          </table:table-cell>
          <table:table-cell table:style-name="Table179.B9" office:value-type="string">
            <text:p text:style-name="P91" loext:marker-style-name="T26"><text:span text:style-name="T26">Invalid real format.</text:span><text:span text:style-name="T26"/></text:p>
          </table:table-cell>
        </table:table-row>
        <table:table-row table:style-name="Table179.1">
          <table:table-cell table:style-name="Table179.A2" office:value-type="string">
            <text:p text:style-name="P75" loext:marker-style-name="T16"><text:span text:style-name="T24">ArgumentNegative</text:span><text:span text:style-name="T25"/></text:p>
          </table:table-cell>
          <table:table-cell table:style-name="Table179.B2" office:value-type="string">
            <text:p text:style-name="P91" loext:marker-style-name="T26"><text:span text:style-name="T26">Negative argument is invalid</text:span><text:span text:style-name="T26"/></text:p>
          </table:table-cell>
        </table:table-row>
        <table:table-row table:style-name="Table179.1">
          <table:table-cell table:style-name="Table179.A11" office:value-type="string">
            <text:p text:style-name="P75" loext:marker-style-name="T16"><text:span text:style-name="T24">ArgumentZero</text:span><text:span text:style-name="T25"/></text:p>
          </table:table-cell>
          <table:table-cell table:style-name="Table179.B11" office:value-type="string">
            <text:p text:style-name="P91" loext:marker-style-name="T26"><text:span text:style-name="T26">Zero argument is invalid</text:span><text:span text:style-name="T26"/></text:p>
          </table:table-cell>
        </table:table-row>
        <table:table-row table:style-name="Table179.1">
          <table:table-cell table:style-name="Table179.A12" office:value-type="string">
            <text:p text:style-name="P74" loext:marker-style-name="T16"><text:span text:style-name="T24">ArgumentRange</text:span><text:span text:style-name="T25"/></text:p>
          </table:table-cell>
          <table:table-cell table:style-name="Table179.B12" office:value-type="string">
            <text:p text:style-name="P92" loext:marker-style-name="T26"><text:span text:style-name="T26">Argument out of range</text:span><text:span text:style-name="T26"/></text:p>
          </table:table-cell>
        </table:table-row>
      </table:table>
      <text:p text:style-name="Standard"><text:span text:style-name="Reference_20_Char1"/></text:p>
      <text:p text:style-name="Standard"><text:span text:style-name="Reference_20_Char1">math</text:span> establishes a series of exception handlers for each of the above exceptions during startup. Exceptions not handled by a client program of <text:span text:style-name="Reference_20_Char1">math</text:span> will go back to <text:span text:style-name="Reference_20_Char1">math</text:span>, then print a message specific to the error, then the general exception will be thrown.</text:p>
      <text:p text:style-name="Standard">Not all procedures and functions throw all exceptions. See each procedure or function description for a list of exceptions thrown. A client of math need only capture the exceptions occurring in the procedure or function that is called.</text:p>
      <text:h text:style-name="Heading_20_8" text:outline-level="8"><text:bookmark-start text:name="_Toc4731146"/><text:bookmark-start text:name="__RefHeading___Toc46141_401020179"/>Functions, procedures and constants in the math library<text:bookmark-end text:name="_Toc4731146"/><text:bookmark-end text:name="__RefHeading___Toc46141_401020179"/></text:h>
      <text:p text:style-name="Routine_20_Header">function sign(x: lreal): integer;</text:p>
      <text:p text:style-name="P21">Find sign of <text:span text:style-name="Reference_20_Char1">x</text:span>. Returns either a -1 for negative, or +1 for positive.</text:p>
      <text:p text:style-name="P14">Exceptions: none</text:p>
      <text:p text:style-name="Standard"/>
      <text:p text:style-name="P28">function exp2(x: lreal): integer;</text:p>
      <text:p text:style-name="P32">Power function, base 2. Computes 2 to the power <text:span text:style-name="Reference_20_Char1">x</text:span>, the base 2 exponential of <text:span text:style-name="Reference_20_Char1">x</text:span>.</text:p>
      <text:p text:style-name="P14">Exceptions: none</text:p>
      <text:p text:style-name="Standard"/>
      <text:p text:style-name="P28">function exp10(x: lreal): lreal</text:p>
      <text:p text:style-name="P21">Power function, base 10. Computes 10 to the power <text:span text:style-name="Reference_20_Char1">x</text:span>, the base 10 exponential of <text:span text:style-name="Reference_20_Char1">x</text:span>.</text:p>
      <text:p text:style-name="P14">Exceptions: none</text:p>
      <text:p text:style-name="Standard"/>
      <text:p text:style-name="P28">function log2(x: lreal): lreal;</text:p>
      <text:p text:style-name="P21">Logarithm, base 2. Computes the base 2 logarithm of <text:span text:style-name="Reference_20_Char1">x</text:span>. If is an error if the <text:span text:style-name="Reference_20_Char1">x</text:span> is negative or zero.</text:p>
      <text:p text:style-name="P14">Exceptions: <text:span text:style-name="Reference_20_Char1">ArgumentNegative</text:span>, <text:span text:style-name="Reference_20_Char1">ArgumentZero</text:span></text:p>
      <text:p text:style-name="Standard"><text:soft-page-break/></text:p>
      <text:p text:style-name="P28">function log10(x: lreal): lreal;</text:p>
      <text:p text:style-name="P21">Logarithm, base 10. Computes the base 10 logarithm of <text:span text:style-name="Reference_20_Char1">x</text:span>. It is an error if <text:span text:style-name="Reference_20_Char1">x</text:span> is negative or zero.</text:p>
      <text:p text:style-name="P14">Exceptions: <text:span text:style-name="Reference_20_Char1">ArgumentNegative</text:span>, <text:span text:style-name="Reference_20_Char1">ArgumentZero</text:span></text:p>
      <text:p text:style-name="Standard"/>
      <text:p text:style-name="P28">function tan(x: lreal): lreal;</text:p>
      <text:p text:style-name="P32">Tangent. Finds the tangent of <text:span text:style-name="Reference_20_Char1">x</text:span>, where <text:span text:style-name="Reference_20_Char1">x</text:span> is in radians.</text:p>
      <text:p text:style-name="P14">Exceptions: <text:span text:style-name="Reference_20_Char1">RealOverflow</text:span></text:p>
      <text:p text:style-name="Standard"/>
      <text:p text:style-name="P28">function cot(x: lreal): lreal;</text:p>
      <text:p text:style-name="P32">Cotangent. Find the cotangent of <text:span text:style-name="Reference_20_Char1">x</text:span>, where <text:span text:style-name="Reference_20_Char1">x</text:span> is in radians.</text:p>
      <text:p text:style-name="P14">Exceptions: none</text:p>
      <text:p text:style-name="Standard"/>
      <text:p text:style-name="P28">function arcsin(x: lreal): lreal;</text:p>
      <text:p text:style-name="P32">Arc sine. Finds the arc sine of <text:span text:style-name="Reference_20_Char1">x</text:span>. <text:span text:style-name="Reference_20_Char1">x</text:span> must be in the range -1 to 1.</text:p>
      <text:p text:style-name="P14">Exceptions: <text:span text:style-name="Reference_20_Char1">ArgumentRange</text:span></text:p>
      <text:p text:style-name="Standard"/>
      <text:p text:style-name="P28">function arccos(x: lreal): lreal;</text:p>
      <text:p text:style-name="P32">Arc Cosine. Finds the arc cosine of <text:span text:style-name="Reference_20_Char1">x</text:span> in radians. <text:span text:style-name="Reference_20_Char1">x</text:span> must be in the range -1 to 1.</text:p>
      <text:p text:style-name="P14">Exceptions: <text:span text:style-name="Reference_20_Char1">ArgumentRange</text:span></text:p>
      <text:p text:style-name="Standard"/>
      <text:p text:style-name="P28">function arccot(x: lreal): lreal;</text:p>
      <text:p text:style-name="P32">Arc Cotangent. Finds the arc cotangent of <text:span text:style-name="Reference_20_Char1">x</text:span> in radians. <text:span text:style-name="Reference_20_Char1">x</text:span> must be in the range -1 to 1.</text:p>
      <text:p text:style-name="P14">Exceptions: <text:span text:style-name="Reference_20_Char1">ArgumentRange</text:span></text:p>
      <text:p text:style-name="Standard"/>
      <text:p text:style-name="P28">function arctan2(x, y: lreal): lreal;</text:p>
      <text:p text:style-name="P21">Arc tangent corrected for other quadrants. Computes the value of the arc tangent of <text:span text:style-name="Reference_20_Char1">y</text:span>/<text:span text:style-name="Reference_20_Char1">x</text:span> using the signs of both arguments. If is an error if both arguments are zero.</text:p>
      <text:p text:style-name="P14">Exceptions: <text:span text:style-name="Reference_20_Char1">ArgumentZero</text:span></text:p>
      <text:p text:style-name="Standard"/>
      <text:p text:style-name="P28"><text:soft-page-break/>function pow(x: lreal; y: lineger): lreal;</text:p>
      <text:p text:style-name="P32"><text:span text:style-name="Reference_20_Char1">x</text:span> to the power <text:span text:style-name="Reference_20_Char1">y</text:span>. Calculates <text:span text:style-name="Reference_20_Char1">x</text:span> raised to the power <text:span text:style-name="Reference_20_Char1">y</text:span>. It is an error if <text:span text:style-name="Reference_20_Char1">x</text:span> is negative.</text:p>
      <text:p text:style-name="P14">Exceptions: <text:span text:style-name="Reference_20_Char1">ArgumentNegative, ArgumentRange</text:span></text:p>
      <text:p text:style-name="Standard"/>
      <text:p text:style-name="P28">function sinh(x: lreal): lreal;</text:p>
      <text:p text:style-name="P32">Hyperbolic Sine. Finds the hyperbolic sine of <text:span text:style-name="Reference_20_Char1">x</text:span>.</text:p>
      <text:p text:style-name="P14">Exceptions: <text:span text:style-name="Reference_20_Char1">ArgumentRange</text:span></text:p>
      <text:p text:style-name="Standard"/>
      <text:p text:style-name="P28">function cosh(x: lreal) : lreal;</text:p>
      <text:p text:style-name="P32">Hyperbolic Cosine. Finds the hyperbolic cosine of <text:span text:style-name="Reference_20_Char1">x</text:span>.</text:p>
      <text:p text:style-name="P14">Exceptions: <text:span text:style-name="Reference_20_Char1">ArgumentRange</text:span></text:p>
      <text:p text:style-name="Standard"/>
      <text:p text:style-name="P28">function tanh(x: lreal) : lreal;</text:p>
      <text:p text:style-name="P32">Hyperbolic Tangent. Finds the hyperbolic tangent of <text:span text:style-name="Reference_20_Char1">x</text:span>.</text:p>
      <text:p text:style-name="P14">Exceptions: none</text:p>
      <text:p text:style-name="Standard"/>
      <text:p text:style-name="P28">function coth(x: lreal) : lreal;</text:p>
      <text:p text:style-name="P32">Hyperbolic Cotangent. Finds the hyperbolic cotangent of <text:span text:style-name="Reference_20_Char1">x</text:span>.</text:p>
      <text:p text:style-name="P14">Exceptions: none</text:p>
      <text:p text:style-name="Standard"/>
      <text:p text:style-name="P28">function arcsinh(x: lreal) : lreal;</text:p>
      <text:p text:style-name="P32">Inverse Hyperbolic Sine. Finds the hyperbolic arc sine of <text:span text:style-name="Reference_20_Char1">x</text:span>.</text:p>
      <text:p text:style-name="P14">Exceptions: none</text:p>
      <text:p text:style-name="Standard"/>
      <text:p text:style-name="P28">function arccosh(x: lreal) : lreal;</text:p>
      <text:p text:style-name="P21">Inverse Hyperbolic Cosine. Finds the inverse hyperbolic cosine of <text:span text:style-name="Reference_20_Char1">x</text:span>. Finds the hyperbolic arc cosine of <text:span text:style-name="Reference_20_Char1">x</text:span>. <text:span text:style-name="Reference_20_Char1">x</text:span> must be greater or equal to 1.0.</text:p>
      <text:p text:style-name="P14">Exceptions: <text:span text:style-name="Reference_20_Char1">ArgumentRange</text:span></text:p>
      <text:p text:style-name="Standard"/>
      <text:p text:style-name="P28"><text:soft-page-break/>function arctanh(x: lreal) : lreal;</text:p>
      <text:p text:style-name="P21">Inverse Hyperbolic Tangent. Finds the inverse hyperbolic tangent of <text:span text:style-name="Reference_20_Char1">x</text:span>. <text:span text:style-name="Reference_20_Char1">x</text:span> must be less than or equal to 1.0.</text:p>
      <text:p text:style-name="P14">Exceptions: <text:span text:style-name="Reference_20_Char1">ArgumentRange</text:span></text:p>
      <text:p text:style-name="Standard"/>
      <text:p text:style-name="P28">function arccoth(x: lreal) : lreal;</text:p>
      <text:p text:style-name="P32">Inverse Hyperbolic Cotangent. Finds the inverse hyperbolic cotangent of <text:span text:style-name="Reference_20_Char1">x</text:span></text:p>
      <text:p text:style-name="P14">Exceptions: none</text:p>
      <text:p text:style-name="Standard"/>
      <text:p text:style-name="P28">function pinfinity(x: lreal): boolean;</text:p>
      <text:p text:style-name="P32">Test if positive infinity. Returns true if <text:span text:style-name="Reference_20_Char1">x</text:span> is positive infinity, otherwise false.</text:p>
      <text:p text:style-name="P14">Exceptions: none</text:p>
      <text:p text:style-name="Standard"/>
      <text:p text:style-name="P28">function ninfinity(x: lreal): boolean;</text:p>
      <text:p text:style-name="P32">Test if negative infinity. Returns true if <text:span text:style-name="Reference_20_Char1">x</text:span> is negative infinity, otherwise false.</text:p>
      <text:p text:style-name="P14">Exceptions: none</text:p>
      <text:p text:style-name="Standard"/>
      <text:p text:style-name="P28">function nan(x): boolean;</text:p>
      <text:p text:style-name="P21">Test if <text:span text:style-name="Reference_20_Char1">x</text:span> is a NaN. Returns true if <text:span text:style-name="Reference_20_Char1">x</text:span> contains a NaN or Not A Number code, either quiet or signaling, otherwise false.</text:p>
      <text:p text:style-name="P14">Exceptions: none</text:p>
      <text:p text:style-name="Standard"/>
      <text:p text:style-name="P28">function qnan(x: lreal): boolean;</text:p>
      <text:p text:style-name="P32">Test if <text:span text:style-name="Reference_20_Char1">x</text:span> is a quiet NaN. Returns true if <text:span text:style-name="Reference_20_Char1">x</text:span> contains a quiet NaN, otherwise false.</text:p>
      <text:p text:style-name="P14">Exceptions: none</text:p>
      <text:p text:style-name="Standard"/>
      <text:p text:style-name="P28">function snan(x: lreal): boolean;</text:p>
      <text:p text:style-name="P32">Test if <text:span text:style-name="Reference_20_Char1">x</text:span> is a signaling NaN. Returns true if <text:span text:style-name="Reference_20_Char1">x</text:span> contains a signaling NaN, otherwise false.</text:p>
      <text:p text:style-name="P14">Exceptions: none</text:p>
      <text:p text:style-name="Standard"/>
      <text:p text:style-name="P28"><text:soft-page-break/>function nanval(x: lreal): lcardinal;</text:p>
      <text:p text:style-name="P21">Returns the code for a NaN. Returns the code for the NaN <text:span text:style-name="Reference_20_Char1">x</text:span>, without the quiet or signaling flag. It is an error if <text:span text:style-name="Reference_20_Char1">x</text:span> is not a NaN.</text:p>
      <text:p text:style-name="P14">Exceptions: NotANaN</text:p>
      <text:p text:style-name="Standard"/>
      <text:p text:style-name="P28">function frac(x: lreal): lcardinal;</text:p>
      <text:p text:style-name="P21">Returns the mantissa, or fractional part of <text:span text:style-name="Reference_20_Char1">x</text:span>. The number returned is with the binary point at the far right of the number.</text:p>
      <text:p text:style-name="P14">Exceptions: none</text:p>
      <text:p text:style-name="Standard"/>
      <text:p text:style-name="P28">function expo(x: lreal): linteger;</text:p>
      <text:p text:style-name="P21">Returns the exponent of <text:span text:style-name="Reference_20_Char1">x</text:span>. The exponent is adjusted so that the mantissa has the binary point at the extreme right of the number, that is, the exponent expresses the number of binary digits to the left or right of that position to represent the number, with positive exponents moving the binary point to the right, and negative exponents moving the binary point to the left.</text:p>
      <text:p text:style-name="P14">Exceptions: none</text:p>
      <text:p text:style-name="Standard"/>
      <text:p text:style-name="P28">function makereal(e: linteger; f: lcardinal): lreal;</text:p>
      <text:p text:style-name="P21">Make a real from exponent and fraction. Accepts an exponent <text:span text:style-name="Reference_20_Char1">e</text:span> and fraction <text:span text:style-name="Reference_20_Char1">f</text:span> with the fraction having a binary point at the extreme right side, and the exponent as an offset to that. It is an error if the resulting number cannot be represented in <text:span text:style-name="Reference_20_Char1">lreal</text:span> format.</text:p>
      <text:p text:style-name="P14">Exceptions: <text:span text:style-name="Reference_20_Char1">RealOverflow</text:span></text:p>
      <text:h text:style-name="P136" text:outline-level="7"><text:bookmark-start text:name="_Toc4731147"/><text:bookmark-start text:name="__RefHeading___Toc46143_401020179"/>Annex: Terminal Interface Library<text:bookmark-end text:name="_Toc4731147"/><text:bookmark-end text:name="__RefHeading___Toc46143_401020179"/></text:h>
      <text:p text:style-name="Standard">Standard ISO 7185 Pascal uses an I/O paradigm that is serial, or more correctly "line oriented". Each line is built up in sections, then output to the I/O device with an appended "end of line". The end of line causes the current line to be completed, and the next line begins.</text:p>
      <text:p text:style-name="Standard">The next level of paradigm is the presentation of lines onto a 2d text surface. This can simply be an emulation of the serial only system or “virtual paper” using a screen that scrolls up from the bottom. The next step is to allow full addressing of the 2d surface and allowing text to be placed anywhere within that surface. To this is added colors, different text presentation modes, and finally advanced, multiple device input.</text:p>
      <text:p text:style-name="Standard"><text:span text:style-name="Reference_20_Char1">terminal</text:span> starts in ISO 7185 Pascal compatible mode, then allows the program to move to a full addressable surface without automatic scrolling. In advanced mode, <text:span text:style-name="Reference_20_Char1">terminal</text:span> emulates an infinite virtual surface where the terminal exists as a window clipped to the origin. This is the most consistent model of such a surface.</text:p>
      <text:p text:style-name="Standard">Because <text:span text:style-name="Reference_20_Char1">terminal</text:span> overrides the interface between the program and the operating system it runs on, all of the ISO 7185 Pascal defined serial I/O works compatibly to the <text:span text:style-name="Reference_20_Char1">terminal</text:span> presented surface. It is also modal, meaning that changes to character modes affect all further output to the terminal.</text:p>
      <text:p text:style-name="Standard"><text:span text:style-name="Reference_20_Char1">terminal</text:span> introduces the concept that several devices can be used for input at the same time. The normal user keyboard is supplemented by a mouse, timers and a joystick. These are all implemented via the event concept, which unifies the input and removes the need to poll multiple devices.</text:p>
      <text:p text:style-name="Standard"><text:span text:style-name="Reference_20_Char1">terminal</text:span> gives a set of logical events for common control keys from the keyboard that allow the program to avoid direct recognition of implementation dependent key codes.</text:p>
      <text:p text:style-name="Standard">In addition to the default presentation surface, <text:span text:style-name="Reference_20_Char1">terminal</text:span> is capable of switching between multiple display surfaces. This capability has several uses.</text:p>
      <text:h text:style-name="Heading_20_8" text:outline-level="8"><text:bookmark-start text:name="_Toc4731148"/><text:bookmark-start text:name="__RefHeading___Toc46145_401020179"/>ISO 7185 Pascal Compatible Mode<text:bookmark-end text:name="_Toc4731148"/><text:bookmark-end text:name="__RefHeading___Toc46145_401020179"/></text:h>
      <text:p text:style-name="Standard">To write data to the <text:span text:style-name="Reference_20_Char1">terminal</text:span> screen, ISO 7185 Pascal <text:span text:style-name="Reference_20_Char1">write</text:span> calls are used. A <text:span text:style-name="Reference_20_Char1">write</text:span> statement places each character on the screen, then moves the cursor to the right, obeying any automatic line wrapping. If a <text:span text:style-name="Reference_20_Char1">writeln</text:span> is called, then the cursor is returned to the left side of the screen, one line down. If the end of the line is reached, and automatic scrolling is enabled, then the screen will scroll upwards.</text:p>
      <text:p text:style-name="Standard">The <text:span text:style-name="Reference_20_Char1">page</text:span> procedure, which causes a printer to move to the next (blank) page, is emulated by waiting for the user to acknowledge the contents of the screen, then the screen is cleared and the cursor moves to the upper left hand position (1,1).</text:p>
      <text:h text:style-name="Heading_20_8" text:outline-level="8"><text:bookmark-start text:name="_Toc4731149"/><text:bookmark-start text:name="__RefHeading___Toc46147_401020179"/>Basic Cursor Positioning<text:bookmark-end text:name="_Toc4731149"/><text:bookmark-end text:name="__RefHeading___Toc46147_401020179"/></text:h>
      <text:p text:style-name="Standard">The cursor is the point where text is entered onto the screen. It’s usually marked with a blinking block or underline. To move the cursor one character up, down, left or right, the <text:span text:style-name="Reference_20_Char1">up</text:span>, <text:span text:style-name="Reference_20_Char1">down</text:span>, <text:span text:style-name="Reference_20_Char1">left</text:span> and <text:span text:style-name="Reference_20_Char1">right</text:span> procedures are used. To move the cursor anywhere on the screen, the <text:span text:style-name="Reference_20_Char1">cursor</text:span> call is used. To find out where the cursor currently is, the functions <text:span text:style-name="Reference_20_Char1">curx</text:span> and <text:span text:style-name="Reference_20_Char1">cury</text:span> return the current x and y coordinates of it.</text:p>
      <text:p text:style-name="P249">The character cells on the screen are labeled from 1 to N, where in x 1 is the left side of the screen, and N is the right side of the screen. In y 1 is the top of the screen, and N is the bottom of the screen.</text:p>
      <text:p text:style-name="Standard">The actual size of the screen is system specific, and can be found by <text:span text:style-name="Reference_20_Char1">maxx</text:span> and <text:span text:style-name="Reference_20_Char1">maxy</text:span>, which return the maximum index in x and y for the screen. When a terminal is emulated in a windowing system, it usually by default 25 lines of 80 characters each, because that was a very common size in terminals.</text:p>
      <text:p text:style-name="Standard">The cursor can be moved to the home, or 1,1 position, by the <text:span text:style-name="Reference_20_Char1">home</text:span> procedure. The entire display can be cleared with the cursor moved to the home position by the <text:span text:style-name="Reference_20_Char1">clear</text:span> procedure.</text:p>
      <text:h text:style-name="Heading_20_8" text:outline-level="8"><text:bookmark-start text:name="_Toc4731150"/><text:bookmark-start text:name="__RefHeading___Toc46149_401020179"/>Automatic Mode<text:bookmark-end text:name="_Toc4731150"/><text:bookmark-end text:name="__RefHeading___Toc46149_401020179"/></text:h>
      <text:p text:style-name="Standard">Automatic mode is the mode that causes <text:span text:style-name="Reference_20_Char1">terminal</text:span> to scroll upwards when the bottom of the screen is reached, and an <text:span text:style-name="Reference_20_Char1">eoln</text:span> is written. Line wrap, or the wrapping of characters back to the left at the next line if text is written off the right hand side, is an automatic mode. The automatic mode is useful for emulating ISO 7185 Pascal serial mode programs, but rapidly gets in the way for advanced programs.</text:p>
      <text:p text:style-name="Standard">Automatic mode can be turned off with <text:span text:style-name="Reference_20_Char1">auto</text:span>. Turning <text:span text:style-name="Reference_20_Char1">auto</text:span> off converts (or actually, reveals) the screen as a character surface that goes from -<text:span text:style-name="Reference_20_Char1">maxint</text:span> to +<text:span text:style-name="Reference_20_Char1">maxint</text:span> in both x and y, and has its origin at 1,1, and the screen is a "viewport" on this surface that extends from 1,1 to <text:span text:style-name="Reference_20_Char1">maxx</text:span>, <text:span text:style-name="Reference_20_Char1">maxy</text:span>. Text can be drawn anywhere, including off screen, but the characters outside of the 1,1 to <text:span text:style-name="Reference_20_Char1">maxx</text:span>, <text:span text:style-name="Reference_20_Char1">maxy</text:span> box will not be seen, and are "clipped out" of view. It can be determined if the cursor lies within the screen's bounds by <text:span text:style-name="Reference_20_Char1">curbnd</text:span>.</text:p>
      <text:p text:style-name="Standard">The "virtual screen" that appears with <text:span text:style-name="Reference_20_Char1">auto</text:span> off is a good match for today's windowing environments. Text can be drawn without worrying if it will cause the line to wrap, or the screen to scroll. And if a line of text happens to extend off the screen, that does not cause an error.</text:p>
      <text:h text:style-name="Heading_20_8" text:outline-level="8"><text:bookmark-start text:name="_Toc4731151"/><text:bookmark-start text:name="__RefHeading___Toc46151_401020179"/>Tabbing<text:bookmark-end text:name="_Toc4731151"/><text:bookmark-end text:name="__RefHeading___Toc46151_401020179"/></text:h>
      <text:p text:style-name="Standard"><text:span text:style-name="Reference_20_Char1">terminal</text:span> will keep track of tabs set in x, for any character position. When <text:span text:style-name="Reference_20_Char1">terminal</text:span> starts, the tabs are set to every 8th position on the screen, i.e., positions x= 9, 17, etc.</text:p>
      <text:p text:style-name="Standard">Outputting a tab character will cause the cursor to move to the next tab position on the line. If the cursor is at a tab position, then it will move to the next one. Tab positions can be set by <text:span text:style-name="Reference_20_Char1">settab</text:span>, and cleared by <text:span text:style-name="Reference_20_Char1">restab</text:span>. <text:span text:style-name="Reference_20_Char1">clrtab</text:span> clears all set tabs.</text:p>
      <text:h text:style-name="Heading_20_8" text:outline-level="8"><text:bookmark-start text:name="_Toc4731152"/><text:bookmark-start text:name="__RefHeading___Toc46153_401020179"/>Scrolling<text:bookmark-end text:name="_Toc4731152"/><text:bookmark-end text:name="__RefHeading___Toc46153_401020179"/></text:h>
      <text:p text:style-name="Standard">The screen can be scrolled by the <text:span text:style-name="Reference_20_Char1">scroll</text:span> procedure, which implements arbitrary direction scrolling. If the x value given is positive, then the screen data scrolls up. If the x value is negative, then the screen data scrolls down. If the y value is positive, the screen data scrolls left, and if it's negative, the screen data scrolls right. If either x or y is 0, then there is no movement in that direction.</text:p>
      <text:h text:style-name="Heading_20_8" text:outline-level="8"><text:bookmark-start text:name="_Toc4731153"/><text:bookmark-start text:name="__RefHeading___Toc46155_401020179"/>Colors<text:bookmark-end text:name="_Toc4731153"/><text:bookmark-end text:name="__RefHeading___Toc46155_401020179"/></text:h>
      <text:p text:style-name="Standard">There are two colors to set for text. One is the foreground, and the other is the background. The foreground is the color within the character itself. The background is the space behind the character. The possible colors are chosen from the two sets of primary colors:</text:p>
      <text:p text:style-name="P8">type color = (black, white, red, green, blue, cyan, yellow, magenta);</text:p>
      <text:p text:style-name="Standard"><text:soft-page-break/>Characters are written in the currently set foreground and background colors. The foreground color is set by <text:span text:style-name="Reference_20_Char1">fcolor</text:span>, and the background color by <text:span text:style-name="Reference_20_Char1">bcolor</text:span>.</text:p>
      <text:p text:style-name="Standard">The current background color is also used to set the color of any blanked out areas caused by other commands. For example, the <text:span text:style-name="Reference_20_Char1">clear</text:span> procedure clears the screen to the background color. Scrolls, either programmer selected or automatic, use the background color for any uncovered areas that are blanked out.</text:p>
      <text:h text:style-name="Heading_20_8" text:outline-level="8"><text:bookmark-start text:name="_Toc4731154"/><text:bookmark-start text:name="__RefHeading___Toc46157_401020179"/>Attributes<text:bookmark-end text:name="_Toc4731154"/><text:bookmark-end text:name="__RefHeading___Toc46157_401020179"/></text:h>
      <text:p text:style-name="Standard"><text:span text:style-name="Reference_20_Char1">terminal</text:span> provides many attribute controls, each of which can be switched on or off individually.</text:p>
      <table:table table:name="Table192" table:style-name="Table192">
        <table:table-column table:style-name="Table192.A"/>
        <table:table-column table:style-name="Table192.B"/>
        <table:table-row table:style-name="Table192.1">
          <table:table-cell table:style-name="Table192.A1" office:value-type="string">
            <text:p text:style-name="P225" loext:marker-style-name="T3"><text:span text:style-name="T5">Attribute</text:span><text:span text:style-name="T3"/></text:p>
          </table:table-cell>
          <table:table-cell table:style-name="Table192.A1" office:value-type="string">
            <text:p text:style-name="P225" loext:marker-style-name="T3"><text:span text:style-name="T5">Result</text:span><text:span text:style-name="T3"/></text:p>
          </table:table-cell>
        </table:table-row>
        <table:table-row table:style-name="Table192.1">
          <table:table-cell table:style-name="Table192.A2" office:value-type="string">
            <text:p text:style-name="P74" loext:marker-style-name="T16"><text:span text:style-name="T24">reverse</text:span><text:span text:style-name="T25"/></text:p>
          </table:table-cell>
          <table:table-cell table:style-name="Table192.B2" office:value-type="string">
            <text:p text:style-name="P37" loext:marker-style-name="T26"><text:span text:style-name="T26">Enables reverse video.</text:span><text:span text:style-name="T26"/></text:p>
          </table:table-cell>
        </table:table-row>
        <table:table-row table:style-name="Table192.1">
          <table:table-cell table:style-name="Table192.A3" office:value-type="string">
            <text:p text:style-name="P74" loext:marker-style-name="T16"><text:span text:style-name="T24">underline</text:span><text:span text:style-name="T25"/></text:p>
          </table:table-cell>
          <table:table-cell table:style-name="Table192.B3" office:value-type="string">
            <text:p text:style-name="P37" loext:marker-style-name="T26"><text:span text:style-name="T26">Underlines each character.</text:span><text:span text:style-name="T26"/></text:p>
          </table:table-cell>
        </table:table-row>
        <table:table-row table:style-name="Table192.1">
          <table:table-cell table:style-name="Table192.A2" office:value-type="string">
            <text:p text:style-name="P74" loext:marker-style-name="T16"><text:span text:style-name="T24">superscript</text:span><text:span text:style-name="T25"/></text:p>
          </table:table-cell>
          <table:table-cell table:style-name="Table192.B2" office:value-type="string">
            <text:p text:style-name="P37" loext:marker-style-name="T26"><text:span text:style-name="T26">Gives a smaller and higher character for subscripting.</text:span><text:span text:style-name="T26"/></text:p>
          </table:table-cell>
        </table:table-row>
        <table:table-row table:style-name="Table192.1">
          <table:table-cell table:style-name="Table192.A5" office:value-type="string">
            <text:p text:style-name="P74" loext:marker-style-name="T16"><text:span text:style-name="T24">subscript</text:span><text:span text:style-name="T25"/></text:p>
          </table:table-cell>
          <table:table-cell table:style-name="Table192.B5" office:value-type="string">
            <text:p text:style-name="P37" loext:marker-style-name="T26"><text:span text:style-name="T26">Gives a smaller and lower character for superscripting.</text:span><text:span text:style-name="T26"/></text:p>
          </table:table-cell>
        </table:table-row>
        <table:table-row table:style-name="Table192.1">
          <table:table-cell table:style-name="Table192.A2" office:value-type="string">
            <text:p text:style-name="P74" loext:marker-style-name="T16"><text:span text:style-name="T24">italic</text:span><text:span text:style-name="T25"/></text:p>
          </table:table-cell>
          <table:table-cell table:style-name="Table192.B2" office:value-type="string">
            <text:p text:style-name="P37" loext:marker-style-name="T26"><text:span text:style-name="T26">Prints in italic or slanted characters.</text:span><text:span text:style-name="T26"/></text:p>
          </table:table-cell>
        </table:table-row>
        <table:table-row table:style-name="Table192.1">
          <table:table-cell table:style-name="Table192.A7" office:value-type="string">
            <text:p text:style-name="P74" loext:marker-style-name="T16"><text:span text:style-name="T24">bold</text:span><text:span text:style-name="T25"/></text:p>
          </table:table-cell>
          <table:table-cell table:style-name="Table192.B7" office:value-type="string">
            <text:p text:style-name="P37" loext:marker-style-name="T26"><text:span text:style-name="T26">Prints in extra dark, or bold characters.</text:span><text:span text:style-name="T26"/></text:p>
          </table:table-cell>
        </table:table-row>
        <table:table-row table:style-name="Table192.1">
          <table:table-cell table:style-name="Table192.A2" office:value-type="string">
            <text:p text:style-name="P74" loext:marker-style-name="T16"><text:span text:style-name="T24">Strikeout</text:span><text:span text:style-name="T25"/></text:p>
          </table:table-cell>
          <table:table-cell table:style-name="Table192.B2" office:value-type="string">
            <text:p text:style-name="P37" loext:marker-style-name="T26"><text:span text:style-name="T26">Prints characters with a horizontal bar through them.</text:span><text:span text:style-name="T26"/></text:p>
          </table:table-cell>
        </table:table-row>
        <table:table-row table:style-name="Table192.1">
          <table:table-cell table:style-name="Table192.A9" office:value-type="string">
            <text:p text:style-name="P74" loext:marker-style-name="T16"><text:span text:style-name="T24">blink</text:span><text:span text:style-name="T25"/></text:p>
          </table:table-cell>
          <table:table-cell table:style-name="Table192.B9" office:value-type="string">
            <text:p text:style-name="P37" loext:marker-style-name="T26"><text:span text:style-name="T26">Blinks each character on and off.</text:span><text:span text:style-name="T26"/></text:p>
          </table:table-cell>
        </table:table-row>
      </table:table>
      <text:p text:style-name="Standard"/>
      <text:p text:style-name="Standard">For programs to maintain portability, the programmer should assume two things. First, that only a single attribute at one time can be set. This would mean that setting a second attribute after a first one is set, would cause the first attribute to be unset.</text:p>
      <text:p text:style-name="Standard">Second, the programmer should not assume that any one particular attribute is available. Many older terminals do have more than one or two attributes. <text:span text:style-name="Reference_20_Char1">Superscript</text:span>, <text:span text:style-name="Reference_20_Char1">subscript</text:span>, <text:span text:style-name="Reference_20_Char1">italic</text:span> and <text:span text:style-name="Reference_20_Char1">strikeout</text:span> are rare in standalone terminals. <text:span text:style-name="Reference_20_Char1">Superscript</text:span>, <text:span text:style-name="Reference_20_Char1">subscript</text:span>, <text:span text:style-name="Reference_20_Char1">italic</text:span> and <text:span text:style-name="Reference_20_Char1">bold</text:span> are rare today on graphical windowing systems because they alter the geometry of the characters such that it is difficult or impossible to emulate a character cell in such a system. <text:span text:style-name="Reference_20_Char1">blink</text:span> is also rare in graphical systems because of the computational work required.</text:p>
      <text:p text:style-name="Standard">For this reason, there is a general mode, <text:span text:style-name="Reference_20_Char1">standout</text:span>, that can be enabled or disabled just like an attribute. What <text:span text:style-name="Reference_20_Char1">standout</text:span> does is enable an attribute the terminal does have, so that the program does not have to select a specific attribute.</text:p>
      <text:h text:style-name="Heading_20_8" text:outline-level="8"><text:bookmark-start text:name="_Toc4731155"/><text:bookmark-start text:name="__RefHeading___Toc46159_401020179"/>Multiple Surface Buffering<text:bookmark-end text:name="_Toc4731155"/><text:bookmark-end text:name="__RefHeading___Toc46159_401020179"/></text:h>
      <text:p text:style-name="Standard"><text:span text:style-name="Reference_20_Char1">terminal</text:span> implements the ability to have logical screens in buffers. This is a copy of the characters on the screen, saved in a buffer of the same size as the screen. Logical buffers have many uses. Multiple screens can be kept, and quickly switched to the user. A program, like an editor, that wants to save the screen as it was before it started, can switch away to a second screen to do its work, then switch back to the original screen to restore its contents. Buffers can also be used to accomplish animation.</text:p>
      <text:p text:style-name="Standard">The select procedure sets both the current screen to be displayed, and also the screen that updates are to go to. When <text:span text:style-name="Reference_20_Char1">terminal</text:span> starts, these are both set to the same screen, number 1. Any screen can be <text:soft-page-break/>selected, and the display screen and the update screen can be different. If the update screen is not the one in display, then all of the write statements will place characters in the buffer, but not on screen. This "split mode" is typically used for animation.</text:p>
      <text:p text:style-name="Standard">Implementations are free to limit the total number of logical screens available. The user should assume no more than 10 logical screens are available.</text:p>
      <text:h text:style-name="Heading_20_8" text:outline-level="8"><text:bookmark-start text:name="_Ref287162684"/><text:bookmark-start text:name="_Toc4731156"/><text:bookmark-start text:name="__RefHeading___Toc46161_401020179"/>Advanced Input<text:bookmark-end text:name="_Ref287162684"/><text:bookmark-end text:name="_Toc4731156"/><text:bookmark-end text:name="__RefHeading___Toc46161_401020179"/></text:h>
      <text:p text:style-name="Standard"><text:span text:style-name="Reference_20_Char1">terminal</text:span> implements an advanced output model that is upward compatible with the ISO 7185 Pascal serial model. Similarly, an advanced input model is also implemented that meets the needs of newer systems.</text:p>
      <text:p text:style-name="Standard">Today's deal with multiple input devices, not just the keyboard. Devices include a mouse, a joystick, timers, and other future devices. The standard method on small computers was to poll for such devices, or accept interrupts from them. The difficulty with those solutions was that these methods did not fit well with modern multitasking systems.</text:p>
      <text:p text:style-name="Standard">One method would be to use a multitask thread per device. However, this complicates small programs unnecessarily. The common solution today is "events", and the "event loop". The event model takes advantage of the fact that user input devices don't generate a lot of high bandwidth data. Each of the devices attached to the input from the user have their data packaged as "messages", which are small records, which are the description of the event. These events are then placed in a queue, and the program pulls the events, one at a time, from the queue and acts on them.</text:p>
      <text:p text:style-name="Standard">The description of an event record is:</text:p>
      <text:p text:style-name="P29"><text:soft-page-break/><text:span text:style-name="T16">module</text:span> terminal;</text:p>
      <text:p text:style-name="P29"/>
      <text:p text:style-name="P29"><text:span text:style-name="T16">const</text:span> maxtim = 10; { maximum number of timers available }</text:p>
      <text:p text:style-name="P29"/>
      <text:p text:style-name="P29" loext:marker-style-name="T16"><text:span text:style-name="T16">type</text:span><text:span text:style-name="T16"/></text:p>
      <text:p text:style-name="P29"/>
      <text:p text:style-name="P29">joyhan = 1..4; { joystick handles }</text:p>
      <text:p text:style-name="P29">joynum = 0..4; { number of joysticks }</text:p>
      <text:p text:style-name="P29">joybut = 1..4; { joystick buttons }</text:p>
      <text:p text:style-name="P29">joybtn = 0..4; { joystick number of buttons }</text:p>
      <text:p text:style-name="P29">joyaxn = 0..3; { joystick axies }</text:p>
      <text:p text:style-name="P29">mounum = 0..4; { number of mice }</text:p>
      <text:p text:style-name="P29">mouhan = 1..4; { mouse handles }</text:p>
      <text:p text:style-name="P29">moubut = 1..4; <text:s/>{ mouse buttons }</text:p>
      <text:p text:style-name="P29">timhan = 1..maxtim; { timer handle }</text:p>
      <text:p text:style-name="P29">funky <text:s/>= 1..100; { function keys }</text:p>
      <text:p text:style-name="P29"/>
      <text:p text:style-name="P29">{ events }</text:p>
      <text:p text:style-name="P29"/>
      <text:p text:style-name="P29">evtcod = (etchar, <text:s text:c="3"/>{ ANSI character returned }</text:p>
      <text:p text:style-name="P29"><text:s text:c="10"/>etup, <text:s text:c="5"/>{ cursor up one line }</text:p>
      <text:p text:style-name="P29"><text:s text:c="10"/>etdown, <text:s text:c="3"/>{ down one line }</text:p>
      <text:p text:style-name="P29"><text:s text:c="10"/>etleft, <text:s text:c="3"/>{ left one character }</text:p>
      <text:p text:style-name="P29"><text:s text:c="10"/>etright, <text:s text:c="2"/>{ right one character }</text:p>
      <text:p text:style-name="P29"><text:s text:c="10"/>etleftw, <text:s text:c="2"/>{ left one word }</text:p>
      <text:p text:style-name="P29"><text:s text:c="10"/>etrightw, <text:s/>{ right one word }</text:p>
      <text:p text:style-name="P29"><text:s text:c="10"/>ethome, <text:s text:c="3"/>{ home of document }</text:p>
      <text:p text:style-name="P29"><text:s text:c="10"/>ethomes, <text:s text:c="2"/>{ home of screen }</text:p>
      <text:p text:style-name="P29"><text:s text:c="10"/>ethomel, <text:s text:c="2"/>{ home of line }</text:p>
      <text:p text:style-name="P29"><text:s text:c="10"/>etend, <text:s text:c="4"/>{ end of document }</text:p>
      <text:p text:style-name="P29"><text:s text:c="10"/>etends, <text:s text:c="3"/>{ end of screen }</text:p>
      <text:p text:style-name="P29"><text:s text:c="10"/>etendl, <text:s text:c="3"/>{ end of line }</text:p>
      <text:p text:style-name="P29"><text:s text:c="10"/>etscrl, <text:s text:c="3"/>{ scroll left one character }</text:p>
      <text:p text:style-name="P29"><text:s text:c="10"/>etscrr, <text:s text:c="3"/>{ scroll right one character }</text:p>
      <text:p text:style-name="P29"><text:s text:c="10"/>etscru, <text:s text:c="3"/>{ scroll up one line }</text:p>
      <text:p text:style-name="P29"><text:s text:c="10"/>etscrd, <text:s text:c="3"/>{ scroll down one line }</text:p>
      <text:p text:style-name="P29"><text:s text:c="10"/>etpagd, <text:s text:c="3"/>{ page down }</text:p>
      <text:p text:style-name="P29"><text:s text:c="10"/>etpagu, <text:s text:c="3"/>{ page up }</text:p>
      <text:p text:style-name="P29"><text:s text:c="10"/>ettab, <text:s text:c="4"/>{ tab }</text:p>
      <text:p text:style-name="P29"><text:s text:c="10"/>etenter, <text:s text:c="2"/>{ enter line }</text:p>
      <text:p text:style-name="P29"><text:s text:c="10"/>etinsert, <text:s/>{ insert block }</text:p>
      <text:p text:style-name="P29"><text:s text:c="10"/>etinsertl, { insert line }</text:p>
      <text:p text:style-name="P29"><text:s text:c="10"/>etinsertt, { insert toggle }</text:p>
      <text:p text:style-name="P29"><text:s text:c="10"/>etdel, <text:s text:c="4"/>{ delete block }</text:p>
      <text:p text:style-name="P29"><text:s text:c="10"/>etdell, <text:s text:c="3"/>{ delete line }</text:p>
      <text:p text:style-name="P29"><text:s text:c="10"/>etdelcf, <text:s text:c="2"/>{ delete character forward }</text:p>
      <text:p text:style-name="P29"><text:s text:c="10"/>etdelcb, <text:s text:c="2"/>{ delete character backward }</text:p>
      <text:p text:style-name="P29"><text:s text:c="10"/>etcopy, <text:s text:c="3"/>{ copy block }</text:p>
      <text:p text:style-name="P29"><text:s text:c="10"/>etcopyl, <text:s text:c="2"/>{ copy line }</text:p>
      <text:p text:style-name="P29"><text:soft-page-break/><text:s text:c="10"/>etcan, <text:s text:c="4"/>{ cancel current operation }</text:p>
      <text:p text:style-name="P29"><text:s text:c="10"/>etstop, <text:s text:c="3"/>{ stop current operation }</text:p>
      <text:p text:style-name="P29"><text:s text:c="10"/>etcont, <text:s text:c="3"/>{ continue current operation }</text:p>
      <text:p text:style-name="P29" loext:marker-style-name="T20"><text:s text:c="10"/><text:span text:style-name="T20">etprint, <text:s text:c="2"/>{ print document }</text:span><text:span text:style-name="T20"/></text:p>
      <text:p text:style-name="P29" loext:marker-style-name="T20"><text:span text:style-name="T20"><text:s text:c="10"/>etprintb, <text:s/>{ print block }</text:span><text:span text:style-name="T20"/></text:p>
      <text:p text:style-name="P29"><text:span text:style-name="T20"><text:s text:c="10"/></text:span>etprints, <text:s/>{ print screen }</text:p>
      <text:p text:style-name="P29"><text:s text:c="10"/>etfun, <text:s text:c="4"/>{ function key }</text:p>
      <text:p text:style-name="P29"><text:s text:c="10"/>etmenu, <text:s text:c="3"/>{ display menu }</text:p>
      <text:p text:style-name="P29"><text:s text:c="10"/>etmouba, <text:s text:c="2"/>{ mouse button assertion }</text:p>
      <text:p text:style-name="P29"><text:s text:c="10"/>etmoubd, <text:s text:c="2"/>{ mouse button deassertion }</text:p>
      <text:p text:style-name="P29"><text:s text:c="10"/>etmoumov, <text:s/>{ mouse move }</text:p>
      <text:p text:style-name="P29"><text:s text:c="10"/>ettim, <text:s text:c="4"/>{ timer matures }</text:p>
      <text:p text:style-name="P29"><text:s text:c="10"/>etjoyba, <text:s text:c="2"/>{ joystick button assertion }</text:p>
      <text:p text:style-name="P29"><text:s text:c="10"/>etjoybd, <text:s text:c="2"/>{ joystick button deassertion }</text:p>
      <text:p text:style-name="P29"><text:s text:c="10"/>etjoymov, <text:s/>{ joystick move }</text:p>
      <text:p text:style-name="P29"><text:s text:c="10"/>etterm); <text:s text:c="2"/>{ terminate program }</text:p>
      <text:p text:style-name="P29"/>
      <text:p text:style-name="P29">{ event record }</text:p>
      <text:p text:style-name="P29"/>
      <text:p text:style-name="P29">evtrec = <text:span text:style-name="T16">record</text:span></text:p>
      <text:p text:style-name="P29"/>
      <text:p text:style-name="P29"><text:s text:c="3"/><text:span text:style-name="T16">case</text:span> etype: evtcod <text:span text:style-name="T16">of</text:span> { event type }</text:p>
      <text:p text:style-name="P29"/>
      <text:p text:style-name="P29"><text:s text:c="6"/>{ ANSI character returned }</text:p>
      <text:p text:style-name="P29"><text:s text:c="6"/>etchar: <text:s text:c="2"/>(char: <text:s text:c="15"/>char);</text:p>
      <text:p text:style-name="P29"/>
      <text:p text:style-name="P29"><text:s text:c="6"/>{ timer handle that matured }</text:p>
      <text:p text:style-name="P29"><text:s text:c="6"/>ettim: <text:s text:c="3"/>(timnum: <text:s text:c="13"/>timhan);</text:p>
      <text:p text:style-name="P29"><text:s text:c="6"/>etmoumov: (mmoun: <text:s text:c="14"/>mouhan; <text:s text:c="2"/>{ mouse number }</text:p>
      <text:p text:style-name="P29"><text:s text:c="17"/>moupx, moupy: <text:s text:c="7"/>integer); { mouse movement }</text:p>
      <text:p text:style-name="P29"><text:s text:c="6"/>etmouba: <text:s/>(amoun: <text:s text:c="14"/>mouhan; <text:s text:c="2"/>{ mouse handle }</text:p>
      <text:p text:style-name="P29"><text:s text:c="17"/>amoubn: <text:s text:c="13"/>moubut); <text:s/>{ button number }</text:p>
      <text:p text:style-name="P29"><text:s text:c="6"/>etmoubd: <text:s/>(dmoun: <text:s text:c="14"/>mouhan; <text:s text:c="2"/>{ mouse handle }</text:p>
      <text:p text:style-name="P29"><text:s text:c="17"/>dmoubn: <text:s text:c="13"/>moubut); <text:s/>{ button number }</text:p>
      <text:p text:style-name="P29"><text:s text:c="6"/>etjoyba: <text:s/>(ajoyn: <text:s text:c="14"/>joyhan; <text:s text:c="2"/>{ joystick number }</text:p>
      <text:p text:style-name="P29"><text:s text:c="17"/>ajoybn: <text:s text:c="13"/>joybut); <text:s/>{ button number }</text:p>
      <text:p text:style-name="P29"><text:s text:c="6"/>etjoybd: <text:s/>(djoyn: <text:s text:c="14"/>joyhan; <text:s text:c="2"/>{ joystick number }</text:p>
      <text:p text:style-name="P29"><text:s text:c="17"/>djoybn: <text:s text:c="13"/>joybut); <text:s/>{ button number }</text:p>
      <text:p text:style-name="P29"><text:s text:c="6"/>etjoymov: (mjoyn: <text:s text:c="14"/>joyhan; <text:s text:c="2"/>{ joystick number }</text:p>
      <text:p text:style-name="P29"><text:s text:c="17"/>joypx, joypy, joypz: integer); { joystick</text:p>
      <text:p text:style-name="P29"><text:s text:c="50"/>coordinates }</text:p>
      <text:p text:style-name="P29"><text:s text:c="6"/>etfun: <text:s text:c="3"/>(fkey: <text:s text:c="15"/>funky); <text:s text:c="2"/>{ function key }</text:p>
      <text:p text:style-name="P29"><text:s text:c="6"/>etup, etdown, etleft, etright, etleftw, etrightw, ethome,</text:p>
      <text:p text:style-name="P29" loext:marker-style-name="T20"><text:s text:c="6"/><text:span text:style-name="T20">ethomes, ethomel, etend, etends, etendl, etscrl, etscrr,</text:span><text:span text:style-name="T20"/></text:p>
      <text:p text:style-name="P29" loext:marker-style-name="T20"><text:span text:style-name="T20"><text:s text:c="6"/>etscru, etscrd, etpagd, etpagu, ettab, etenter, etinsert,</text:span><text:span text:style-name="T20"/></text:p>
      <text:p text:style-name="P29" loext:marker-style-name="T20"><text:span text:style-name="T20"><text:s text:c="6"/>etinsertl, etinsertt, etdel, etdell, etdelcf, etdelcb, etcopy,</text:span><text:span text:style-name="T20"/></text:p>
      <text:p text:style-name="P29" loext:marker-style-name="T20"><text:span text:style-name="T20"><text:s text:c="6"/>etcopyl, etcan, etstop, etcont, etprint, etprintb, etprints,</text:span><text:span text:style-name="T20"/></text:p>
      <text:p text:style-name="P29"><text:span text:style-name="T20"><text:s text:c="6"/></text:span>etmenu, etterm: (); { normal events }</text:p>
      <text:p text:style-name="P29"/>
      <text:p text:style-name="P29"><text:soft-page-break/><text:s text:c="3"/>{ <text:span text:style-name="T16">end</text:span> }</text:p>
      <text:p text:style-name="P29"/>
      <text:p text:style-name="P29"><text:span text:style-name="T16">end</text:span>;</text:p>
      <text:p text:style-name="P29"/>
      <text:p text:style-name="P29" loext:marker-style-name="T16"><text:span text:style-name="T16">begin ! terminal</text:span><text:span text:style-name="T16"/></text:p>
      <text:p text:style-name="P29"><text:span text:style-name="T16">end</text:span>.</text:p>
      <text:p text:style-name="Code1"/>
      <text:p text:style-name="Standard">The next event for the program is retrieved via the <text:span text:style-name="Reference_20_Char1">event</text:span> call. The basis of the event system is that events must be retrieved often enough that the input queue does not fill up. Thus, an "event model" program will be centered around the event loop that gets the next event, acts on it, and returns to the top for more events.</text:p>
      <text:p text:style-name="Standard">An important principle of event handling is that events that are not defined for a compliant program are ignored. That is, if an event not defined for <text:span text:style-name="Reference_20_Char1">terminal</text:span> is received, it will be ignored. This is the basis of upward compatibility. If a new event is defined, existing programs will simply ignore it.</text:p>
      <text:p text:style-name="Standard">A typical event loop is as follows.</text:p>
      <text:p text:style-name="Code1" loext:marker-style-name="T20"><text:span text:style-name="T21">program</text:span><text:span text:style-name="T20"> p;</text:span></text:p>
      <text:p text:style-name="P95" loext:marker-style-name="T20"/>
      <text:p text:style-name="Code1" loext:marker-style-name="T20"><text:span text:style-name="T21">joins</text:span><text:span text:style-name="T20"> terminal;</text:span></text:p>
      <text:p text:style-name="P95" loext:marker-style-name="T20"/>
      <text:p text:style-name="Code1" loext:marker-style-name="T20"><text:span text:style-name="T21">var</text:span><text:span text:style-name="T20"> er: evtrec;</text:span></text:p>
      <text:p text:style-name="P95" loext:marker-style-name="T20"/>
      <text:p text:style-name="Code1" loext:marker-style-name="T16"><text:span text:style-name="T16">begin</text:span><text:span text:style-name="T16"/></text:p>
      <text:p text:style-name="Code1"/>
      <text:p text:style-name="Code1" loext:marker-style-name="T16"><text:s text:c="3"/><text:span text:style-name="T16">repeat</text:span><text:span text:style-name="T16"/></text:p>
      <text:p text:style-name="Code1"/>
      <text:p text:style-name="Code1"><text:s text:c="6"/>terminal.event(er); ! get next event</text:p>
      <text:p text:style-name="Code1"><text:s text:c="6"/><text:span text:style-name="T16">case</text:span> er.etype <text:span text:style-name="T16">of</text:span></text:p>
      <text:p text:style-name="Code1"/>
      <text:p text:style-name="Code1"><text:s text:c="9"/>etchar: <text:span text:style-name="T16">if</text:span> er.char = ‘g’ <text:span text:style-name="T16">then</text:span> ; ! perform character action</text:p>
      <text:p text:style-name="Code1"><text:s text:c="9"/>etmoumov: ! perform mouse move action</text:p>
      <text:p text:style-name="Code1"/>
      <text:p text:style-name="Code1"><text:s text:c="9"/><text:span text:style-name="T16">else</text:span> ! do nothing</text:p>
      <text:p text:style-name="Code1"/>
      <text:p text:style-name="Code1" loext:marker-style-name="T16"><text:s text:c="6"/><text:span text:style-name="T16">end</text:span><text:span text:style-name="T16"/></text:p>
      <text:p text:style-name="Code1"/>
      <text:p text:style-name="Code1"><text:s text:c="3"/><text:span text:style-name="T16">until</text:span> er.etype = etterm ! until user orders terminate</text:p>
      <text:p text:style-name="Code1"/>
      <text:p text:style-name="Code1"><text:span text:style-name="T16">end</text:span>.</text:p>
      <text:p text:style-name="Code1"/>
      <text:p text:style-name="Standard">Note the final default case that does nothing.</text:p>
      <text:h text:style-name="Heading_20_8" text:outline-level="8"><text:bookmark-start text:name="_Toc4731157"/><text:bookmark-start text:name="__RefHeading___Toc46163_401020179"/>Event callbacks<text:bookmark-end text:name="_Toc4731157"/><text:bookmark-end text:name="__RefHeading___Toc46163_401020179"/></text:h>
      <text:p text:style-name="Standard">An alternative to receiving events as records are the event based virtual methods:</text:p>
      <text:p text:style-name="P29"><text:soft-page-break/><text:span text:style-name="T16">module</text:span> terminal;</text:p>
      <text:p text:style-name="P29"/>
      <text:p text:style-name="P29"><text:span text:style-name="T16">virtual procedure</text:span> evchar(c: char); <text:span text:style-name="T16">begin end</text:span>;</text:p>
      <text:p text:style-name="P29"><text:span text:style-name="T16">virtual procedure</text:span> evtim(t: timhan); <text:span text:style-name="T16">begin end</text:span>;</text:p>
      <text:p text:style-name="P29"><text:span text:style-name="T16">virtual procedure</text:span> evmoumov(m: mouhan); <text:span text:style-name="T16">begin end</text:span>;</text:p>
      <text:p text:style-name="P29"><text:span text:style-name="T16">virtual procedure</text:span> evmouba(h: mouhan; b: moubut); <text:span text:style-name="T16">begin end</text:span>;</text:p>
      <text:p text:style-name="P29"><text:span text:style-name="T16">virtual procedure</text:span> evmoubd(h: mouhan; b: moubut); <text:span text:style-name="T16">begin end</text:span>;</text:p>
      <text:p text:style-name="P29"><text:span text:style-name="T16">virtual procedure</text:span> evjoyba(h: joyhan; b: joybut); begin end;</text:p>
      <text:p text:style-name="P29"><text:span text:style-name="T16">virtual procedure</text:span> evjoybd(h: joyhan; b: joybut); <text:span text:style-name="T16">begin end</text:span>;</text:p>
      <text:p text:style-name="P29"><text:span text:style-name="T16">virtual procedure</text:span> evjoymov(h: joyhan; x, y, z: integer); <text:span text:style-name="T16">begin en</text:span>d;</text:p>
      <text:p text:style-name="P29"><text:span text:style-name="T16">virtual procedure</text:span> evfun(k: funky); <text:span text:style-name="T16">begin end</text:span>;</text:p>
      <text:p text:style-name="P29"><text:span text:style-name="T16">virtual procedure</text:span> evup; <text:span text:style-name="T16">begin end</text:span>;</text:p>
      <text:p text:style-name="P29"><text:span text:style-name="T16">virtual procedure</text:span> evdown; <text:span text:style-name="T16">begin end</text:span>;</text:p>
      <text:p text:style-name="P29"><text:span text:style-name="T16">virtual procedure</text:span> evleft; <text:span text:style-name="T16">begin end</text:span>;</text:p>
      <text:p text:style-name="P29"><text:span text:style-name="T16">virtual procedure</text:span> evright; <text:span text:style-name="T16">begin end</text:span>;</text:p>
      <text:p text:style-name="P29"><text:span text:style-name="T16">virtual procedure</text:span> evleftw; <text:span text:style-name="T16">begin end</text:span>;</text:p>
      <text:p text:style-name="P29"><text:span text:style-name="T16">virtual procedure</text:span> evrightw; <text:span text:style-name="T16">begin end</text:span>;</text:p>
      <text:p text:style-name="P29"><text:span text:style-name="T16">virtual procedure</text:span> evhome; <text:span text:style-name="T16">begin end</text:span>;</text:p>
      <text:p text:style-name="P29"><text:span text:style-name="T16">virtual procedure</text:span> evhomes; <text:span text:style-name="T16">begin end</text:span>;</text:p>
      <text:p text:style-name="P29"><text:span text:style-name="T16">virtual procedure</text:span> evhomel; <text:span text:style-name="T16">begin end</text:span>;</text:p>
      <text:p text:style-name="P29"><text:span text:style-name="T16">virtual procedure</text:span> evend; <text:span text:style-name="T16">begin end</text:span>;</text:p>
      <text:p text:style-name="P29"><text:span text:style-name="T16">virtual procedure</text:span> evends; <text:span text:style-name="T16">begin end</text:span>;</text:p>
      <text:p text:style-name="P29"><text:span text:style-name="T16">virtual procedure</text:span> evendl; <text:span text:style-name="T16">begin end</text:span>;</text:p>
      <text:p text:style-name="P29"><text:span text:style-name="T16">virtual procedure</text:span> evscrl; <text:span text:style-name="T16">begin end</text:span>;</text:p>
      <text:p text:style-name="P29"><text:span text:style-name="T16">virtual procedure</text:span> evscrr; <text:span text:style-name="T16">begin end</text:span>;</text:p>
      <text:p text:style-name="P29"><text:span text:style-name="T16">virtual procedure</text:span> evscru; <text:span text:style-name="T16">begin end</text:span>;</text:p>
      <text:p text:style-name="P29"><text:span text:style-name="T16">virtual procedure</text:span> evscrd; <text:span text:style-name="T16">begin end</text:span>;</text:p>
      <text:p text:style-name="P29"><text:span text:style-name="T16">virtual procedure</text:span> evpagd; <text:span text:style-name="T16">begin end</text:span>;</text:p>
      <text:p text:style-name="P29"><text:span text:style-name="T16">virtual procedure</text:span> evpagu; <text:span text:style-name="T16">begin end</text:span>;</text:p>
      <text:p text:style-name="P29"><text:span text:style-name="T16">virtual procedure</text:span> evtab; <text:span text:style-name="T16">begin end</text:span>;</text:p>
      <text:p text:style-name="P29"><text:span text:style-name="T16">virtual procedure</text:span> eventer; <text:span text:style-name="T16">begin end</text:span>;</text:p>
      <text:p text:style-name="P29"><text:span text:style-name="T16">virtual procedure</text:span> evinsert; <text:span text:style-name="T16">begin end</text:span>;</text:p>
      <text:p text:style-name="P29"><text:span text:style-name="T16">virtual procedure</text:span> evinsertl; <text:span text:style-name="T16">begin end</text:span>;</text:p>
      <text:p text:style-name="P29"><text:span text:style-name="T16">virtual procedure</text:span> evinsertt; <text:span text:style-name="T16">begin end</text:span>;</text:p>
      <text:p text:style-name="P29"><text:span text:style-name="T16">virtual procedure</text:span> evdel; <text:span text:style-name="T16">begin end</text:span>;</text:p>
      <text:p text:style-name="P29"><text:span text:style-name="T16">virtual procedure</text:span> evdell; <text:span text:style-name="T16">begin end</text:span>;</text:p>
      <text:p text:style-name="P29"><text:span text:style-name="T16">virtual procedure</text:span> evdelcf; <text:span text:style-name="T16">begin end</text:span>;</text:p>
      <text:p text:style-name="P29"><text:span text:style-name="T16">virtual procedure</text:span> evdelcb; <text:span text:style-name="T16">begin end</text:span>;</text:p>
      <text:p text:style-name="P29"><text:span text:style-name="T16">virtual procedure</text:span> evcopy; <text:span text:style-name="T16">begin end</text:span>;</text:p>
      <text:p text:style-name="P29"><text:span text:style-name="T16">virtual procedure</text:span> evcopyl; <text:span text:style-name="T16">begin end</text:span>;</text:p>
      <text:p text:style-name="P29"><text:span text:style-name="T16">virtual procedure</text:span> evcan; <text:span text:style-name="T16">begin end</text:span>;</text:p>
      <text:p text:style-name="P29"><text:span text:style-name="T16">virtual procedure</text:span> evstop; <text:span text:style-name="T16">begin end</text:span>;</text:p>
      <text:p text:style-name="P29"><text:span text:style-name="T16">virtual procedure</text:span> evcont; <text:span text:style-name="T16">begin end</text:span>;</text:p>
      <text:p text:style-name="P29"><text:span text:style-name="T16">virtual procedure</text:span> evprint; <text:span text:style-name="T16">begin end</text:span>;</text:p>
      <text:p text:style-name="P29"><text:span text:style-name="T16">virtual procedure</text:span> evprintb; <text:span text:style-name="T16">begin end</text:span>;</text:p>
      <text:p text:style-name="P29"><text:span text:style-name="T16">virtual procedure</text:span> evprints; <text:span text:style-name="T16">begin end</text:span>;</text:p>
      <text:p text:style-name="P29"><text:span text:style-name="T16">virtual procedure</text:span> evmenu; <text:span text:style-name="T16">begin end</text:span>;</text:p>
      <text:p text:style-name="P29"><text:span text:style-name="T16">virtual procedure</text:span> evterm; <text:span text:style-name="T16">begin end</text:span>;</text:p>
      <text:p text:style-name="P29"/>
      <text:p text:style-name="P29" loext:marker-style-name="T16"><text:soft-page-break/><text:span text:style-name="T16">begin ! terminal</text:span><text:span text:style-name="T16"/></text:p>
      <text:p text:style-name="P29"><text:span text:style-name="T16">end</text:span>.</text:p>
      <text:p text:style-name="Code1"/>
      <text:p text:style-name="Standard">Each event procedure corresponds to an event from the <text:span text:style-name="Reference_20_Char1">evtrec</text:span> record. When <text:span text:style-name="Reference_20_Char1">event</text:span> has an event to return to the calling program, it first calls the default implementation of the corresponding virtual procedure, which flags that the event is unhandled, and should be returned to the caller.</text:p>
      <text:p text:style-name="Standard">The alternative method is activated by overriding the virtual procedure corresponding to the event that is to be received directly. <text:span text:style-name="Reference_20_Char1">event</text:span> directly calls the overriding procedure, and the event is processed there. If the overriding procedure does not want to handle the event, then the inherited version of the procedure is called in the overrider. This accomplishes two things. First, any other overriders that are chained to the procedure are executed, so that they may handle the event. Finally, if none of the overriders wish to handle the event, the chain ends with the default implementation, which then flags that the event is to be returned to the caller of <text:span text:style-name="Reference_20_Char1">event</text:span>. In this way, if none of the overriders handle the event, it is returned as a normal record back to the <text:span text:style-name="Reference_20_Char1">event</text:span> caller.</text:p>
      <text:p text:style-name="Standard">There is no parallel execution implied in such event callbacks. The <text:span text:style-name="Reference_20_Char1">event</text:span> function still must be called to activate the event procedures, and all such procedures run in the context of the current process.</text:p>
      <text:p text:style-name="Standard">The event procedures are prefixed with “ev” (event) to prevent them from colliding with the names of the normal <text:span text:style-name="Reference_20_Char1">terminal</text:span> procedures.</text:p>
      <text:p text:style-name="Standard">The event procedures are a way to break the rigid formalism of event loop design. In the event loop model, the event loop must be changed anytime there is new code that needs to handle events. Using event procedures, new handlers can be added without such modification. This enhances modularity, since the new code may be in a different module. This aids the extendibility of the system.</text:p>
      <text:p text:style-name="Standard">Event procedures are also a way to obfuscate a program by making it less obvious where the flow of control is in the program. The advantage to the event loop model is that it creates clear flow of control, even when handling asynchronous user generated events.</text:p>
      <text:h text:style-name="Heading_20_8" text:outline-level="8"><text:bookmark-start text:name="_Toc4731158"/><text:bookmark-start text:name="__RefHeading___Toc46165_401020179"/>Timers<text:bookmark-end text:name="_Toc4731158"/><text:bookmark-end text:name="__RefHeading___Toc46165_401020179"/></text:h>
      <text:p text:style-name="Standard">Timers allow a <text:span text:style-name="Reference_20_Char1">terminal</text:span> program to perform periodic events, such as screen updates, and keeping track of time. From 1 to 10 timers are available, numbered 1..10. Each timer is given a time to measure, in 100 Microsecond counts (see <text:bookmark-ref text:reference-format="number" text:ref-name="_Ref286988072">H.3</text:bookmark-ref><text:s/>“Time and Date” in <text:span text:style-name="Reference_20_Char1">services</text:span> for more details). When the timer is done, it sends an event to the event queue.</text:p>
      <text:p text:style-name="Standard">Timers can either simply stop when their time is done, or they can automatically start timing their original set time again. This is the "recurrent" mode, and it's useful when an activity needs to be performed periodically for the life of the program. For example, updating the screen on an active program, or checking when to update a clock display.</text:p>
      <text:p text:style-name="Standard">Timers are set by timer. A timer can be stopped or "killed" by <text:span text:style-name="Reference_20_Char1">killtimer</text:span>. Killing a timer that is not active will not generate an error. This allows a single run timer to be killed without timing out during the call.</text:p>
      <text:p text:style-name="Standard">Due to the queuing nature of the event system, there is no guarantee about the accuracy of a timer. It can arrive later than its set time. If the program is late getting back to the event queue, or is busy with other events that occur before the timer, receipt of the timer event can be very late. All that receiving a timer event does is indicate that the time it measured has passed.</text:p>
      <text:p text:style-name="Standard"><text:soft-page-break/>An example of timer use is the display of a clock, using the <text:span text:style-name="Reference_20_Char1">services</text:span> time call. If a recurrent timer is set to go off on every second, the program should <text:span text:style-name="T35">not</text:span> simply advance the second on each timer event. Instead, the timer event should tell the program to read time to determine if the second has changed, and what value it currently has.</text:p>
      <text:p text:style-name="Standard">Implementations are free to limit the number of timers. Users should assume no more than 10 timers are available.</text:p>
      <text:h text:style-name="Heading_20_8" text:outline-level="8"><text:bookmark-start text:name="_Toc4731159"/><text:bookmark-start text:name="__RefHeading___Toc46167_401020179"/>The Frame Timer<text:bookmark-end text:name="_Toc4731159"/><text:bookmark-end text:name="__RefHeading___Toc46167_401020179"/></text:h>
      <text:p text:style-name="Standard">When performing animation, it is common to flip between screen buffers with select. The ideal time to perform a buffer flip is during the retrace time for the display, or the time it takes the display drawing hardware to reset to the top of the screen, and start drawing from the top again. Hiding the buffer flip in the retrace time can be key to making animations appear smooth.</text:p>
      <text:p text:style-name="Standard">The frame timer is a timer much like the standard timers, except that it is set automatically by the implementation. It is simply enabled or disabled, and gives an <text:span text:style-name="Reference_20_Char1">etframe</text:span> event when it times out. On hardware that is capable, the <text:span text:style-name="Reference_20_Char1">etframe</text:span> event is triggered by the beginning of the retrace cycle.</text:p>
      <text:p text:style-name="Standard">If an interrupt for the start of the retrace cycle is not available, then the frame timer is simply defaulted to a reasonable rate of redraw for animation, for example, 30 times per second.</text:p>
      <text:h text:style-name="Heading_20_8" text:outline-level="8"><text:bookmark-start text:name="_Toc4731160"/><text:bookmark-start text:name="__RefHeading___Toc46169_401020179"/>Mouse<text:bookmark-end text:name="_Toc4731160"/><text:bookmark-end text:name="__RefHeading___Toc46169_401020179"/></text:h>
      <text:p text:style-name="Standard">The mouse gives a position x,y on the screen, as well as from 1 to 4 buttons on it. A mouse actually gives its position as relative movements in x and y, but the system converts this to a screen position. The function <text:span text:style-name="Reference_20_Char1">mouse</text:span> returns the number of mice attached to the system.</text:p>
      <text:p text:style-name="Standard">Mice generate two events. First, when the mouse moves, it generates position changes via the <text:span text:style-name="Reference_20_Char1">etmoumov</text:span> event. The program does not have to worry about where it is going. Each time the position changes, a new x, y position is posted as an event.</text:p>
      <text:p text:style-name="Standard">The second event generated by a mouse is mouse button asserts and deasserts, <text:span text:style-name="Reference_20_Char1">etmouba</text:span> and <text:span text:style-name="Reference_20_Char1">etmoubd</text:span>. An "assert" means a press of the button, and a "deassert" is the release of the button. Note that instead of an on/off status check as polled by the program, the assert and deassert events give exact notice of when the button changes state, and what it is changing to.</text:p>
      <text:p text:style-name="Standard">When there is more than one mouse per system, the default behavior should be to treat them as separate, but equal controls on the screen from the same user. When a mouse moves or changes button state, it gets control of the program. This matches the common use of multiple pointing devices, where two devices are alternated by one user. For example, a trackball and a mouse may be just two different input methods from one user.</text:p>
      <text:p text:style-name="Standard">Alternately, a second mouse could be a remote mouse over a network. This "collaborative computing" model allows two users to look at the same document, with separate mice. Advanced implementations of multiple mice such as these should be selected by the user.</text:p>
      <text:p text:style-name="Standard">Mice are subject to “rate limiting”. This means that the number of events per second reported by the mouse can be limited to no more than what the human viewer can perceive. This prevents the number of mouse events from affecting program performance.</text:p>
      <text:h text:style-name="Heading_20_8" text:outline-level="8"><text:bookmark-start text:name="_Toc4731161"/><text:bookmark-start text:name="__RefHeading___Toc46171_401020179"/><text:soft-page-break/>Joysticks<text:bookmark-end text:name="_Toc4731161"/><text:bookmark-end text:name="__RefHeading___Toc46171_401020179"/></text:h>
      <text:p text:style-name="Standard">From 0 to 4 joysticks may be supported. Each joystick can have from 0 to 3 "axes" of directions of travel. In addition, each joystick can have 0 to 4 buttons. The function <text:span text:style-name="Reference_20_Char1">joystick</text:span> returns the number of joysticks in the system. The function <text:span text:style-name="Reference_20_Char1">joyaxis</text:span> gives the number of axes on a given joystick. The function <text:span text:style-name="Reference_20_Char1">joybutton</text:span> gives the number of buttons on a given joystick.</text:p>
      <text:p text:style-name="Standard">The messages <text:span text:style-name="Reference_20_Char1">etjoyba</text:span> or joystick button assert, and <text:span text:style-name="Reference_20_Char1">etjoybd</text:span> or joystick button deassert, give events for the assertion and deassertion of the buttons on a joystick. When any axis on a joystick moves, it generates a <text:span text:style-name="Reference_20_Char1">etjoymov</text:span>, or joystick movement, event. This event gives the relative setting of each axis of the joystick.</text:p>
      <text:p text:style-name="Standard">Unlike a mouse, a joystick is entirely relative. Each axis is represented by an integer. If the axis is not implemented it always reads 0. If the axis is deflected left, up or in, depending on the type of axis, then it is negative. If it is right, down, or out, it is positive. The axis is determined in its amount of deflection. If it is in the middle, it is 0. If it is deflected to the maximum, it is <text:span text:style-name="Reference_20_Char1">maxint</text:span>, with the sign giving the direction.</text:p>
      <text:p text:style-name="Standard">By convention, the axes on a joystick are:</text:p>
      <text:list text:style-name="WWNum11">
        <text:list-item>
          <text:p text:style-name="P198">Left/right, or slider.</text:p>
        </text:list-item>
        <text:list-item>
          <text:p text:style-name="P198">Up/down</text:p>
        </text:list-item>
        <text:list-item>
          <text:p text:style-name="P198">In/out</text:p>
        </text:list-item>
      </text:list>
      <text:p text:style-name="Standard">Joysticks are "rate limited" devices. This means that no matter how fast the joystick is "slewed", it will only produce an event about every 10 milliseconds at maximum rate. The reason for this is that humans cannot generally perceive events like movement of a pointer across the screen at a faster rate than this, so there is no point in updating faster than that, and flooding the input event queue.</text:p>
      <text:h text:style-name="Heading_20_8" text:outline-level="8"><text:bookmark-start text:name="_Toc4731162"/><text:bookmark-start text:name="__RefHeading___Toc46173_401020179"/>Function Keys<text:bookmark-end text:name="_Toc4731162"/><text:bookmark-end text:name="__RefHeading___Toc46173_401020179"/></text:h>
      <text:p text:style-name="Standard">The system may have function keys, which are keys whose function are determined by the program. The number of function keys implemented are found with <text:span text:style-name="Reference_20_Char1">funkey</text:span>. Function key messages are sent by the message <text:span text:style-name="Reference_20_Char1">etfun</text:span>.</text:p>
      <text:h text:style-name="Heading_20_8" text:outline-level="8"><text:bookmark-start text:name="_Toc4731163"/><text:bookmark-start text:name="__RefHeading___Toc46175_401020179"/>Automatic “hold” Mode<text:bookmark-end text:name="_Toc4731163"/><text:bookmark-end text:name="__RefHeading___Toc46175_401020179"/></text:h>
      <text:p text:style-name="Standard"><text:span text:style-name="Reference_20_Char1">terminal</text:span> implements a feature to help with legacy programs designed to the ISO 7185 Pascal serial I/O model. When a program exits that is unaware of the terminal model, the terminal window can abruptly close. This means that any printout from the program is lost.</text:p>
      <text:p text:style-name="Standard">The automatic hold mode keeps the window open unless a <text:span text:style-name="Reference_20_Char1">etterm</text:span> event is received, until the user specifically closes the window. This mode is enabled by default in systems were it is valuable, i.e., windowing systems.</text:p>
      <text:p text:style-name="Standard">There are times when the automatic hold mode can be a problem. For example, if a user displayed menu features a “quit” option, it would be incorrect to hold that window after the user has already closed the program.</text:p>
      <text:p text:style-name="Standard">To solve this, the <text:span text:style-name="Reference_20_Char1">autohold</text:span> procedure can be used to set automatic hold mode off or on. With automatic hold mode off, the window exits immediately when the program does.</text:p>
      <text:h text:style-name="Heading_20_8" text:outline-level="8"><text:bookmark-start text:name="_Toc4731164"/><text:bookmark-start text:name="__RefHeading___Toc46177_401020179"/><text:soft-page-break/>Direct Writes<text:bookmark-end text:name="_Toc4731164"/><text:bookmark-end text:name="__RefHeading___Toc46177_401020179"/></text:h>
      <text:p text:style-name="Standard"><text:span text:style-name="Reference_20_Char1">terminal</text:span> accepts all standard ISO 7185 Pascal output methods, <text:span text:style-name="Reference_20_Char1">write</text:span>, <text:span text:style-name="Reference_20_Char1">writeln</text:span>, and <text:span text:style-name="Reference_20_Char1">page</text:span>. However, it can be faster to output characters to the console directly, bypassing the normal file protocol layers inherent in the system. The procedure <text:span text:style-name="Reference_20_Char1">wrtstr</text:span> outputs a character string directly to the terminal without any interpretation of control characters. It cannot be used with <text:span text:style-name="Reference_20_Char1">auto</text:span> on.</text:p>
      <text:h text:style-name="Heading_20_8" text:outline-level="8"><text:bookmark-start text:name="_Toc4731165"/><text:bookmark-start text:name="__RefHeading___Toc46179_401020179"/>Printers<text:bookmark-end text:name="_Toc4731165"/><text:bookmark-end text:name="__RefHeading___Toc46179_401020179"/></text:h>
      <text:p text:style-name="Standard"><text:span text:style-name="Reference_20_Char1">Terminal</text:span> can be used to operate a printer using a subset of the <text:span text:style-name="Reference_20_Char1">terminal</text:span> functionality. To model a printer, <text:span text:style-name="Reference_20_Char1">terminal</text:span> uses a one page buffer that can be written using normal <text:span text:style-name="Reference_20_Char1">terminal</text:span> commands to write to this “virtual screen” contained within the buffer. When the <text:span text:style-name="Reference_20_Char1">page</text:span> procedure is executed, the contents of the buffer is output to the printer as a whole page, then a new page can be written.</text:p>
      <text:p text:style-name="Standard">When <text:span text:style-name="Reference_20_Char1">terminal</text:span> is connected to a printer file, the following conditions are true:</text:p>
      <text:list text:style-name="WWNum32">
        <text:list-item>
          <text:p text:style-name="P199">There is no input file associated with the printer, neither event or virtual event methods function. <text:span text:style-name="Reference_20_Char1">event</text:span> gives an exception. None of the input devices work, and timer, mouse, joystick, function keys, the frame timer and the <text:span text:style-name="Reference_20_Char1">autohold</text:span> set procedure all give exceptions.</text:p>
        </text:list-item>
        <text:list-item>
          <text:p text:style-name="P199">The <text:span text:style-name="Reference_20_Char1">select</text:span> call does not function, and gives an exception.</text:p>
        </text:list-item>
        <text:list-item>
          <text:p text:style-name="P199">The dimensions given by <text:span text:style-name="Reference_20_Char1">maxx</text:span> and <text:span text:style-name="Reference_20_Char1">maxy</text:span> reflect the size of the printed page.</text:p>
        </text:list-item>
        <text:list-item>
          <text:p text:style-name="P199">The exact set of attributes will be dependent on the printer. <text:span text:style-name="Reference_20_Char1">blink</text:span>, of course, is never available.</text:p>
        </text:list-item>
      </text:list>
      <text:p text:style-name="Standard">A printer device is viewed as accepting a series of pages to be printed. The last page should be followed by a <text:span text:style-name="Reference_20_Char1">page</text:span> procedure call, to insure that a partial page is not left in the page buffer, similar to the way ISO 7185 Pascal does not allow partial lines in a text file. <text:span text:style-name="Reference_20_Char1">terminal</text:span> may automatically add a <text:span text:style-name="Reference_20_Char1">page</text:span> call if that is not the last operation to the printer.</text:p>
      <text:p text:style-name="Standard">Printer devices are not associated with other, active screen terminal devices. It is up to the program how to reformat printout to fit the printed page. Specifically, when printing a copy of an onscreen page, extensive reformatting may be required.</text:p>
      <text:p text:style-name="Standard">Since printer device mode is a subset of <text:span text:style-name="Reference_20_Char1">terminal</text:span> functionality, it is possible for any program designed to output to a printer to have its output viewed on a terminal screen. Each page will then be presented to the user in turn.</text:p>
      <text:p text:style-name="Standard">Printer devices are determined by the system, which knows which files are associated with printer devices and which are not. Specifically, the <text:span text:style-name="Reference_20_Char1">list</text:span> file which appears as a standard Pascaline header file may be a printer device, a terminal, or a normal file.</text:p>
      <text:h text:style-name="Heading_20_8" text:outline-level="8"><text:bookmark-start text:name="_Toc4731166"/><text:bookmark-start text:name="__RefHeading___Toc46181_401020179"/>Metafiles<text:bookmark-end text:name="_Toc4731166"/><text:bookmark-end text:name="__RefHeading___Toc46181_401020179"/></text:h>
      <text:p text:style-name="Standard">A <text:span text:style-name="Reference_20_Char1">terminal</text:span> metafile operates identically to a printer file except that all output is written to a file, and not to an external device. The metafile contains not only the standard characters, eoln, page commands, but can also represent the other output functions in <text:span text:style-name="Reference_20_Char1">terminal</text:span>.</text:p>
      <text:p text:style-name="Standard">A metafile is opened with the procedure <text:span text:style-name="Reference_20_Char1">openmeta(f, x, y)</text:span>, where f is the file to open, and x and y are the number of characters in the x and y character grid dimensions. A metafile is closed using the standard Pascaline <text:span text:style-name="Reference_20_Char1">close</text:span> procedure.</text:p>
      <text:p text:style-name="Standard"><text:soft-page-break/>A metafile has the same restrictions on input, event, select and other functions as a printer file does. It does not have an input file or any input functions, nor a <text:span text:style-name="Reference_20_Char1">select</text:span> procedure.</text:p>
      <text:p text:style-name="Standard">A metafile contains a complete representation of output to from <text:span text:style-name="Reference_20_Char1">terminal</text:span>. It should be possible to render a metafile to either a printer or a display, either by directly copying the file to a suitable printer, or by using a conversion utility.</text:p>
      <text:p text:style-name="Standard">The format of a metafile is not defined. The only requirement is that all of the output operations, including <text:span text:style-name="Reference_20_Char1">write</text:span>/<text:span text:style-name="Reference_20_Char1">writeln</text:span> and <text:span text:style-name="Reference_20_Char1">page</text:span>, are encoded in the file. </text:p>
      <text:h text:style-name="Heading_20_8" text:outline-level="8"><text:bookmark-start text:name="_Toc4731167"/><text:bookmark-start text:name="__RefHeading___Toc46183_401020179"/>Remote display<text:bookmark-end text:name="_Toc4731167"/><text:bookmark-end text:name="__RefHeading___Toc46183_401020179"/></text:h>
      <text:p text:style-name="Standard"><text:span text:style-name="Reference_20_Char1">terminal</text:span> is compatible with the use of “remote display” of presentation text. In this mode, the output from <text:span text:style-name="Reference_20_Char1">terminal</text:span> is encoded and sent over a communications channel. This is done for both input and output functionality, and thus remote display mode is implemented without restriction of functionality (unlike printer and metafile mode). In order for remote display mode to work, the following conditions must be true:</text:p>
      <text:list text:style-name="WWNum33">
        <text:list-item>
          <text:p text:style-name="P200">All output functions must be applied in the order they were issued by the program.</text:p>
        </text:list-item>
        <text:list-item>
          <text:p text:style-name="P200">All input events must be received in the order they were generated by the user.</text:p>
        </text:list-item>
      </text:list>
      <text:p text:style-name="Standard">Any synchronization between output and input is up to the program using <text:span text:style-name="Reference_20_Char1">terminal</text:span>, just as it is in local mode. For example having the user attempt to select a moving target with the mouse would be highly dependent on the overall display rate of the system.</text:p>
      <text:p text:style-name="Standard">The exact format of the data passing over the communications channel to allow remote mode to function is system dependent.</text:p>
      <text:p text:style-name="Standard">Terminal is designed to operate efficiently with such remote displays. For example, there is no ability to read characters from the display.</text:p>
      <text:h text:style-name="Heading_20_8" text:outline-level="8"><text:bookmark-start text:name="_Toc4731168"/><text:bookmark-start text:name="__RefHeading___Toc46185_401020179"/>Terminal objects<text:bookmark-end text:name="_Toc4731168"/><text:bookmark-end text:name="__RefHeading___Toc46185_401020179"/></text:h>
      <text:p text:style-name="Standard">All of the procedures, functions and other declarations in <text:span text:style-name="Reference_20_Char1">terminal</text:span> are also available in a terminal object of the form:</text:p>
      <text:p text:style-name="P29"><text:soft-page-break/><text:span text:style-name="T16">module</text:span> terminal;</text:p>
      <text:p text:style-name="P29"/>
      <text:p text:style-name="P29"><text:span text:style-name="T16">class</text:span> screen(<text:span text:style-name="T16">var</text:span> input, output: file);</text:p>
      <text:p text:style-name="P29"/>
      <text:p text:style-name="P29"><text:span text:style-name="T16">var</text:span> er: evtrec; ! event record</text:p>
      <text:p text:style-name="P29"/>
      <text:p text:style-name="P29">! Executive methods</text:p>
      <text:p text:style-name="P29"/>
      <text:p text:style-name="P29"><text:span text:style-name="T16">procedure</text:span> cursor(x, y: integer); <text:span text:style-name="T16">begin</text:span> <text:span text:style-name="T16">end</text:span>;</text:p>
      <text:p text:style-name="P29"><text:span text:style-name="T16">function</text:span> maxx: integer; <text:span text:style-name="T16">begin</text:span> <text:span text:style-name="T16">end</text:span>;</text:p>
      <text:p text:style-name="P29"><text:span text:style-name="T16">function</text:span> maxy: integer; <text:span text:style-name="T16">begin</text:span> <text:span text:style-name="T16">end</text:span>;</text:p>
      <text:p text:style-name="P29"><text:span text:style-name="T16">procedure</text:span> home; <text:span text:style-name="T16">begin</text:span> <text:span text:style-name="T16">end</text:span>;</text:p>
      <text:p text:style-name="P29"><text:span text:style-name="T16">procedure</text:span> del; <text:span text:style-name="T16">begin</text:span> <text:span text:style-name="T16">end</text:span>;</text:p>
      <text:p text:style-name="P29"><text:span text:style-name="T16">procedure</text:span> up; <text:span text:style-name="T16">begin</text:span> <text:span text:style-name="T16">end</text:span>;</text:p>
      <text:p text:style-name="P29"><text:span text:style-name="T16">procedure</text:span> down; <text:span text:style-name="T16">begin</text:span> <text:span text:style-name="T16">end</text:span>;</text:p>
      <text:p text:style-name="P29"><text:span text:style-name="T16">procedure</text:span> left; <text:span text:style-name="T16">begin</text:span> <text:span text:style-name="T16">end</text:span>;</text:p>
      <text:p text:style-name="P29"><text:span text:style-name="T16">procedure</text:span> right; <text:span text:style-name="T16">begin</text:span> <text:span text:style-name="T16">end</text:span>;</text:p>
      <text:p text:style-name="P29"><text:span text:style-name="T16">procedure</text:span> blink(e: boolean); <text:span text:style-name="T16">begin</text:span> <text:span text:style-name="T16">end</text:span>;</text:p>
      <text:p text:style-name="P29"><text:span text:style-name="T16">procedure</text:span> reverse(e: boolean); <text:span text:style-name="T16">begin</text:span> <text:span text:style-name="T16">end</text:span>;</text:p>
      <text:p text:style-name="P29"><text:span text:style-name="T16">procedure</text:span> underline(e: boolean); <text:span text:style-name="T16">begin</text:span> <text:span text:style-name="T16">end</text:span>;</text:p>
      <text:p text:style-name="P29"><text:span text:style-name="T16">procedure</text:span> superscript(e: boolean); <text:span text:style-name="T16">begin</text:span> <text:span text:style-name="T16">end</text:span>;</text:p>
      <text:p text:style-name="P29"><text:span text:style-name="T16">procedure</text:span> subscript(e: boolean); <text:span text:style-name="T16">begin</text:span> <text:span text:style-name="T16">end</text:span>;</text:p>
      <text:p text:style-name="P29"><text:span text:style-name="T16">procedure</text:span> italic(e: boolean); <text:span text:style-name="T16">begin</text:span> <text:span text:style-name="T16">end</text:span>;</text:p>
      <text:p text:style-name="P29"><text:span text:style-name="T16">procedure</text:span> bold(e: boolean); <text:span text:style-name="T16">begin</text:span> <text:span text:style-name="T16">end</text:span>;</text:p>
      <text:p text:style-name="P29"><text:span text:style-name="T16">procedure</text:span> strikeout(e: boolean); <text:span text:style-name="T16">begin</text:span> <text:span text:style-name="T16">end</text:span>;</text:p>
      <text:p text:style-name="P29"><text:span text:style-name="T16">procedure</text:span> standout(e: boolean); <text:span text:style-name="T16">begin</text:span> <text:span text:style-name="T16">end</text:span>;</text:p>
      <text:p text:style-name="P29"><text:span text:style-name="T16">procedure</text:span> fcolor(c: color); <text:span text:style-name="T16">begin</text:span> <text:span text:style-name="T16">end</text:span>;</text:p>
      <text:p text:style-name="P29"><text:span text:style-name="T16">procedure</text:span> bcolor(c: color); <text:span text:style-name="T16">begin</text:span> <text:span text:style-name="T16">end</text:span>;</text:p>
      <text:p text:style-name="P29"><text:span text:style-name="T16">procedure</text:span> auto(e: boolean); <text:span text:style-name="T16">begin</text:span> <text:span text:style-name="T16">end</text:span>;</text:p>
      <text:p text:style-name="P29"><text:span text:style-name="T16">procedure</text:span> curvis(e: boolean); <text:span text:style-name="T16">begin</text:span> <text:span text:style-name="T16">end</text:span>;</text:p>
      <text:p text:style-name="P29"><text:span text:style-name="T16">procedure</text:span> scroll(x, y: integer); <text:span text:style-name="T16">begin</text:span> <text:span text:style-name="T16">end</text:span>;</text:p>
      <text:p text:style-name="P29"><text:span text:style-name="T16">function</text:span> curx: integer; <text:span text:style-name="T16">begin</text:span> <text:span text:style-name="T16">end</text:span>;</text:p>
      <text:p text:style-name="P29"><text:span text:style-name="T16">function</text:span> cury: integer; <text:span text:style-name="T16">begin</text:span> <text:span text:style-name="T16">end</text:span>;</text:p>
      <text:p text:style-name="P29"><text:span text:style-name="T16">function</text:span> curbnd: boolean; <text:span text:style-name="T16">begin</text:span> <text:span text:style-name="T16">end</text:span>;</text:p>
      <text:p text:style-name="P29"><text:span text:style-name="T16">procedure</text:span> select(u, d: integer); <text:span text:style-name="T16">begin</text:span> <text:span text:style-name="T16">end</text:span>;</text:p>
      <text:p text:style-name="P29"><text:span text:style-name="T16">procedure</text:span> event; <text:span text:style-name="T16">begin</text:span> <text:span text:style-name="T16">end</text:span>;</text:p>
      <text:p text:style-name="P29"><text:span text:style-name="T16">procedure</text:span> timer(i: timhan; t: integer; r: boolean); <text:span text:style-name="T16">begin</text:span> <text:span text:style-name="T16">end</text:span>;</text:p>
      <text:p text:style-name="P29"><text:span text:style-name="T16">procedure</text:span> killtimer(i: timhan); <text:span text:style-name="T16">begin</text:span> <text:span text:style-name="T16">end</text:span>;</text:p>
      <text:p text:style-name="P29"><text:span text:style-name="T16">function</text:span> mouse: mounum; <text:span text:style-name="T16">begin</text:span> <text:span text:style-name="T16">end</text:span>;</text:p>
      <text:p text:style-name="P29"><text:span text:style-name="T16">function</text:span> mousebutton(m: mouhan): moubut; <text:span text:style-name="T16">begin</text:span> <text:span text:style-name="T16">end</text:span>;</text:p>
      <text:p text:style-name="P29"><text:span text:style-name="T16">function</text:span> joystick: joynum; <text:span text:style-name="T16">begin</text:span> <text:span text:style-name="T16">end</text:span>;</text:p>
      <text:p text:style-name="P29"><text:span text:style-name="T16">function</text:span> joybutton(j: joyhan): joybtn; <text:span text:style-name="T16">begin</text:span> <text:span text:style-name="T16">end</text:span>;</text:p>
      <text:p text:style-name="P29"><text:span text:style-name="T16">function</text:span> joyaxis(j: joyhan): joyaxn; <text:span text:style-name="T16">begin</text:span> <text:span text:style-name="T16">end</text:span>;</text:p>
      <text:p text:style-name="P29"><text:span text:style-name="T16">procedure</text:span> settab(t: integer); <text:span text:style-name="T16">begin</text:span> <text:span text:style-name="T16">end</text:span>;</text:p>
      <text:p text:style-name="P29"><text:span text:style-name="T16">procedure</text:span> restab(t: integer); <text:span text:style-name="T16">begin</text:span> <text:span text:style-name="T16">end</text:span>;</text:p>
      <text:p text:style-name="P29"><text:span text:style-name="T16">procedure</text:span> clrtab; <text:span text:style-name="T16">begin</text:span> <text:span text:style-name="T16">end</text:span>;</text:p>
      <text:p text:style-name="P29"><text:span text:style-name="T16">function</text:span> funkey: funky; <text:span text:style-name="T16">begin</text:span> <text:span text:style-name="T16">end</text:span>;</text:p>
      <text:p text:style-name="P29"><text:span text:style-name="T16">function</text:span> frametimer(e: boolean); <text:span text:style-name="T16">begin</text:span> <text:span text:style-name="T16">end</text:span>;</text:p>
      <text:p text:style-name="P29"><text:span text:style-name="T16">procedure</text:span> autohold(e: boolean); <text:span text:style-name="T16">begin</text:span> <text:span text:style-name="T16">end</text:span>;</text:p>
      <text:p text:style-name="P29"><text:soft-page-break/><text:span text:style-name="T16">procedure</text:span> wrtstr(s: string); <text:span text:style-name="T16">begin</text:span> <text:span text:style-name="T16">end</text:span>;</text:p>
      <text:p text:style-name="P29"/>
      <text:p text:style-name="P29">! Event callbacks</text:p>
      <text:p text:style-name="P29"/>
      <text:p text:style-name="P29"><text:span text:style-name="T16">virtual procedure</text:span> evchar(c: char); <text:span text:style-name="T16">begin end</text:span>;</text:p>
      <text:p text:style-name="P29"><text:span text:style-name="T16">virtual procedure</text:span> evtim(t: timhan); <text:span text:style-name="T16">begin end</text:span>;</text:p>
      <text:p text:style-name="P29"><text:span text:style-name="T16">virtual procedure</text:span> evmoumov(m: mouhan); <text:span text:style-name="T16">begin end</text:span>;</text:p>
      <text:p text:style-name="P29"><text:span text:style-name="T16">virtual procedure</text:span> evmouba(h: mouhan; b: moubut); <text:span text:style-name="T16">begin end</text:span>;</text:p>
      <text:p text:style-name="P29"><text:span text:style-name="T16">virtual procedure</text:span> evmoubd(h: mouhan; b: moubut); <text:span text:style-name="T16">begin end</text:span>;</text:p>
      <text:p text:style-name="P29"><text:span text:style-name="T16">virtual procedure</text:span> evjoyba(h: joyhan; b: joybut); begin end;</text:p>
      <text:p text:style-name="P29"><text:span text:style-name="T16">virtual procedure</text:span> evjoybd(h: joyhan; b: joybut); <text:span text:style-name="T16">begin end</text:span>;</text:p>
      <text:p text:style-name="P29"><text:span text:style-name="T16">virtual procedure</text:span> evjoymov(h: joyhan; x, y, z: integer); <text:span text:style-name="T16">begin en</text:span>d;</text:p>
      <text:p text:style-name="P29"><text:span text:style-name="T16">virtual procedure</text:span> evfun(k: funky); <text:span text:style-name="T16">begin end</text:span>;</text:p>
      <text:p text:style-name="P29"><text:span text:style-name="T16">virtual procedure</text:span> evup; <text:span text:style-name="T16">begin end</text:span>;</text:p>
      <text:p text:style-name="P29"><text:span text:style-name="T16">virtual procedure</text:span> evdown; <text:span text:style-name="T16">begin end</text:span>;</text:p>
      <text:p text:style-name="P29"><text:span text:style-name="T16">virtual procedure</text:span> evleft; <text:span text:style-name="T16">begin end</text:span>;</text:p>
      <text:p text:style-name="P29"><text:span text:style-name="T16">virtual procedure</text:span> evright; <text:span text:style-name="T16">begin end</text:span>;</text:p>
      <text:p text:style-name="P29"><text:span text:style-name="T16">virtual procedure</text:span> evleftw; <text:span text:style-name="T16">begin end</text:span>;</text:p>
      <text:p text:style-name="P29"><text:span text:style-name="T16">virtual procedure</text:span> evrightw; <text:span text:style-name="T16">begin end</text:span>;</text:p>
      <text:p text:style-name="P29"><text:span text:style-name="T16">virtual procedure</text:span> evhome; <text:span text:style-name="T16">begin end</text:span>;</text:p>
      <text:p text:style-name="P29"><text:span text:style-name="T16">virtual procedure</text:span> evhomes; <text:span text:style-name="T16">begin end</text:span>;</text:p>
      <text:p text:style-name="P29"><text:span text:style-name="T16">virtual procedure</text:span> evhomel; <text:span text:style-name="T16">begin end</text:span>;</text:p>
      <text:p text:style-name="P29"><text:span text:style-name="T16">virtual procedure</text:span> evend; <text:span text:style-name="T16">begin end</text:span>;</text:p>
      <text:p text:style-name="P29"><text:span text:style-name="T16">virtual procedure</text:span> evends; <text:span text:style-name="T16">begin end</text:span>;</text:p>
      <text:p text:style-name="P29"><text:span text:style-name="T16">virtual procedure</text:span> evendl; <text:span text:style-name="T16">begin end</text:span>;</text:p>
      <text:p text:style-name="P29"><text:span text:style-name="T16">virtual procedure</text:span> evscrl; <text:span text:style-name="T16">begin end</text:span>;</text:p>
      <text:p text:style-name="P29"><text:span text:style-name="T16">virtual procedure</text:span> evscrr; <text:span text:style-name="T16">begin end</text:span>;</text:p>
      <text:p text:style-name="P29"><text:span text:style-name="T16">virtual procedure</text:span> evscru; <text:span text:style-name="T16">begin end</text:span>;</text:p>
      <text:p text:style-name="P29"><text:span text:style-name="T16">virtual procedure</text:span> evscrd; <text:span text:style-name="T16">begin end</text:span>;</text:p>
      <text:p text:style-name="P29"><text:span text:style-name="T16">virtual procedure</text:span> evpagd; <text:span text:style-name="T16">begin end</text:span>;</text:p>
      <text:p text:style-name="P29"><text:span text:style-name="T16">virtual procedure</text:span> evpagu; <text:span text:style-name="T16">begin end</text:span>;</text:p>
      <text:p text:style-name="P29"><text:span text:style-name="T16">virtual procedure</text:span> evtab; <text:span text:style-name="T16">begin end</text:span>;</text:p>
      <text:p text:style-name="P29"><text:span text:style-name="T16">virtual procedure</text:span> eventer; <text:span text:style-name="T16">begin end</text:span>;</text:p>
      <text:p text:style-name="P29"><text:span text:style-name="T16">virtual procedure</text:span> evinsert; <text:span text:style-name="T16">begin end</text:span>;</text:p>
      <text:p text:style-name="P29"><text:span text:style-name="T16">virtual procedure</text:span> evinsertl; <text:span text:style-name="T16">begin end</text:span>;</text:p>
      <text:p text:style-name="P29"><text:span text:style-name="T16">virtual procedure</text:span> evinsertt; <text:span text:style-name="T16">begin end</text:span>;</text:p>
      <text:p text:style-name="P29"><text:span text:style-name="T16">virtual procedure</text:span> evdel; <text:span text:style-name="T16">begin end</text:span>;</text:p>
      <text:p text:style-name="P29"><text:span text:style-name="T16">virtual procedure</text:span> evdell; <text:span text:style-name="T16">begin end</text:span>;</text:p>
      <text:p text:style-name="P29"><text:span text:style-name="T16">virtual procedure</text:span> evdelcf; <text:span text:style-name="T16">begin end</text:span>;</text:p>
      <text:p text:style-name="P29"><text:span text:style-name="T16">virtual procedure</text:span> evdelcb; <text:span text:style-name="T16">begin end</text:span>;</text:p>
      <text:p text:style-name="P29"><text:span text:style-name="T16">virtual procedure</text:span> evcopy; <text:span text:style-name="T16">begin end</text:span>;</text:p>
      <text:p text:style-name="P29"><text:span text:style-name="T16">virtual procedure</text:span> evcopyl; <text:span text:style-name="T16">begin end</text:span>;</text:p>
      <text:p text:style-name="P29"><text:span text:style-name="T16">virtual procedure</text:span> evcan; <text:span text:style-name="T16">begin end</text:span>;</text:p>
      <text:p text:style-name="P29"><text:span text:style-name="T16">virtual procedure</text:span> evstop; <text:span text:style-name="T16">begin end</text:span>;</text:p>
      <text:p text:style-name="P29"><text:span text:style-name="T16">virtual procedure</text:span> evcont; <text:span text:style-name="T16">begin end</text:span>;</text:p>
      <text:p text:style-name="P29"><text:span text:style-name="T16">virtual procedure</text:span> evprint; <text:span text:style-name="T16">begin end</text:span>;</text:p>
      <text:p text:style-name="P29"><text:span text:style-name="T16">virtual procedure</text:span> evprintb; <text:span text:style-name="T16">begin end</text:span>;</text:p>
      <text:p text:style-name="P29"><text:span text:style-name="T16">virtual procedure</text:span> evprints; <text:span text:style-name="T16">begin end</text:span>;</text:p>
      <text:p text:style-name="P29"><text:span text:style-name="T16">virtual procedure</text:span> evmenu; <text:span text:style-name="T16">begin end</text:span>;</text:p>
      <text:p text:style-name="P29"><text:soft-page-break/><text:span text:style-name="T16">virtual procedure</text:span> evterm; <text:span text:style-name="T16">begin end</text:span>;</text:p>
      <text:p text:style-name="P29"/>
      <text:p text:style-name="P29">.</text:p>
      <text:p text:style-name="Code1"/>
      <text:p text:style-name="Code1"><text:span text:style-name="T16">begin</text:span> ! terminal</text:p>
      <text:p text:style-name="Code1"><text:span text:style-name="T16">end</text:span>.</text:p>
      <text:p text:style-name="Code1"/>
      <text:p text:style-name="Standard">The description of each method in a <text:span text:style-name="Reference_20_Char1">screen</text:span> object appears with the same methods as the module <text:span text:style-name="Reference_20_Char1">terminal</text:span> in <text:bookmark-ref text:reference-format="number" text:ref-name="_Ref251353925">K.23</text:bookmark-ref>.</text:p>
      <text:p text:style-name="Standard">When a <text:span text:style-name="Reference_20_Char1">screen</text:span> object is instantiated, it accepts an input and an output file as parameters. Normally these are the standard <text:span text:style-name="Reference_20_Char1">input</text:span> and standard <text:span text:style-name="Reference_20_Char1">output</text:span> files of the program. However, these can be different files in derived objects.</text:p>
      <text:p text:style-name="Standard">A <text:span text:style-name="Reference_20_Char1">screen</text:span> object contains an event record, so it is not necessary to specify an external event record in the <text:span text:style-name="Reference_20_Char1">event</text:span> procedure (nor possible).</text:p>
      <text:p text:style-name="Standard">A <text:span text:style-name="Reference_20_Char1">screen</text:span> object can be created as follows:</text:p>
      <text:p text:style-name="P39" loext:marker-style-name="T16"><text:span text:style-name="T16">program p;</text:span><text:span text:style-name="T16"/></text:p>
      <text:p text:style-name="P88" loext:marker-style-name="T16"/>
      <text:p text:style-name="P39" loext:marker-style-name="T16"><text:span text:style-name="T16">joins terminal;</text:span><text:span text:style-name="T16"/></text:p>
      <text:p text:style-name="P88" loext:marker-style-name="T16"/>
      <text:p text:style-name="P39"><text:span text:style-name="T16">var</text:span> si(input, output): terminal.screen;</text:p>
      <text:p text:style-name="P39"/>
      <text:p text:style-name="P39" loext:marker-style-name="T16"><text:span text:style-name="T16">begin</text:span><text:span text:style-name="T16"/></text:p>
      <text:p text:style-name="P39"/>
      <text:p text:style-name="P39"><text:s text:c="3"/>si.home; { send cursor to home position }</text:p>
      <text:p text:style-name="P39"><text:s text:c="3"/>writeln(si.output, ‘hello, terminal world’);</text:p>
      <text:p text:style-name="P39"><text:s text:c="3"/><text:span text:style-name="T16">repeat</text:span> { event loop }</text:p>
      <text:p text:style-name="P39"/>
      <text:p text:style-name="P39"><text:s text:c="6"/>si.event; { get next event }</text:p>
      <text:p text:style-name="P39"><text:s text:c="6"/>{ process events }</text:p>
      <text:p text:style-name="P39"/>
      <text:p text:style-name="P39"><text:s text:c="3"/><text:span text:style-name="T16">until</text:span> si.er.type = etterm { loop until program cancelled }</text:p>
      <text:p text:style-name="P39"/>
      <text:p text:style-name="Code1"><text:span text:style-name="T16">end</text:span>.</text:p>
      <text:p text:style-name="Code1"/>
      <text:p text:style-name="Standard">Where <text:span text:style-name="Reference_20_Char1">terminal</text:span> is the terminal module, and <text:span text:style-name="Reference_20_Char1">si</text:span> is the <text:span text:style-name="Reference_20_Char1">screen</text:span> object. <text:span text:style-name="Reference_20_Char1">screen</text:span> objects can be instantiated statically or dynamically.</text:p>
      <text:p text:style-name="Standard"><text:span text:style-name="Reference_20_Char1">screen</text:span> objects contain their own state for the following:</text:p>
      <text:list text:style-name="WWNum22">
        <text:list-item>
          <text:p text:style-name="P201">Location of cursor.</text:p>
        </text:list-item>
        <text:list-item>
          <text:p text:style-name="P201">Current attributes and colors.</text:p>
        </text:list-item>
        <text:list-item>
          <text:p text:style-name="P201">Buffer working/display status.</text:p>
        </text:list-item>
        <text:list-item>
          <text:p text:style-name="P201">Tab stops.</text:p>
        </text:list-item>
        <text:list-item>
          <text:p text:style-name="P201">Timer numbers.</text:p>
        </text:list-item>
      </text:list>
      <text:p text:style-name="Standard">However, each <text:span text:style-name="Reference_20_Char1">screen</text:span> object gets the complete state of the module <text:span text:style-name="Reference_20_Char1">terminal</text:span> when it is created.</text:p>
      <text:p text:style-name="Standard"><text:soft-page-break/>Having each <text:span text:style-name="Reference_20_Char1">screen</text:span> object possess its own state means that each object can be writing to its own section of the screen in its own <text:s/>mode. Each object can even have its own private screen buffer, but this must be specifically selected using the <text:span text:style-name="Reference_20_Char1">select</text:span> procedure.</text:p>
      <text:p text:style-name="Standard">When multiple <text:span text:style-name="Reference_20_Char1">screen</text:span> objects exist, and all have the cursor visibility on, the cursor will remain at the last place it was specifically directed to. This can mean that the cursor will rapidly appear to swap back and forth between the active drawing <text:span text:style-name="Reference_20_Char1">screen</text:span> objects. This can be improved by only selecting one of the <text:span text:style-name="Reference_20_Char1">screen</text:span> objects as having a visible cursor. Typically, a the cursor should be placed to attract user attention to where text is being entered, or if none is being entered, it should be turned off.</text:p>
      <text:p text:style-name="Standard">As in the procedural interface to <text:span text:style-name="Reference_20_Char1">terminal</text:span>, events in the <text:span text:style-name="Reference_20_Char1">screen</text:span> class can be registered as callbacks via the virtual procedures. However, just as in the procedural interface, such callbacks do not function unless the <text:span text:style-name="Reference_20_Char1">event</text:span> method for the <text:span text:style-name="Reference_20_Char1">screen</text:span> object is called.</text:p>
      <text:h text:style-name="Heading_20_8" text:outline-level="8"><text:bookmark-start text:name="_Toc4731169"/><text:bookmark-start text:name="__RefHeading___Toc46187_401020179"/>Exceptions<text:bookmark-end text:name="_Toc4731169"/><text:bookmark-end text:name="__RefHeading___Toc46187_401020179"/></text:h>
      <text:p text:style-name="Standard">The following exceptions are generated in <text:span text:style-name="Reference_20_Char1">terminal</text:span>:</text:p>
      <table:table table:name="Table193" table:style-name="Table193">
        <table:table-column table:style-name="Table193.A"/>
        <table:table-column table:style-name="Table193.B"/>
        <table:table-row table:style-name="Table193.1">
          <table:table-cell table:style-name="Table193.A1" office:value-type="string">
            <text:p text:style-name="P227" loext:marker-style-name="T3"><text:span text:style-name="T5">Identifier</text:span><text:span text:style-name="T3"/></text:p>
          </table:table-cell>
          <table:table-cell table:style-name="Table193.A1" office:value-type="string">
            <text:p text:style-name="P227" loext:marker-style-name="T3"><text:span text:style-name="T5">Meaning</text:span><text:span text:style-name="T3"/></text:p>
          </table:table-cell>
        </table:table-row>
        <table:table-row table:style-name="Table193.1">
          <table:table-cell table:style-name="Table193.A2" office:value-type="string">
            <text:p text:style-name="P75" loext:marker-style-name="T16"><text:span text:style-name="T24">TooManyFiles</text:span><text:span text:style-name="T25"/></text:p>
          </table:table-cell>
          <table:table-cell table:style-name="Table193.B2" office:value-type="string">
            <text:p text:style-name="P38" loext:marker-style-name="T26"><text:span text:style-name="T26">The total number of open files possible was exceeded.</text:span><text:span text:style-name="T26"/></text:p>
          </table:table-cell>
        </table:table-row>
        <table:table-row table:style-name="Table193.1">
          <table:table-cell table:style-name="Table193.A3" office:value-type="string">
            <text:p text:style-name="P75" loext:marker-style-name="T16"><text:span text:style-name="T24">NoJoyStick</text:span><text:span text:style-name="T25"/></text:p>
          </table:table-cell>
          <table:table-cell table:style-name="Table193.B3" office:value-type="string">
            <text:p text:style-name="P38" loext:marker-style-name="T26"><text:span text:style-name="T26">No joystick access was available.</text:span><text:span text:style-name="T26"/></text:p>
          </table:table-cell>
        </table:table-row>
        <table:table-row table:style-name="Table193.1">
          <table:table-cell table:style-name="Table193.A2" office:value-type="string">
            <text:p text:style-name="P75" loext:marker-style-name="T16"><text:span text:style-name="T24">NoTimer</text:span><text:span text:style-name="T25"/></text:p>
          </table:table-cell>
          <table:table-cell table:style-name="Table193.B2" office:value-type="string">
            <text:p text:style-name="P38" loext:marker-style-name="T26"><text:span text:style-name="T26">No timer access was available.</text:span><text:span text:style-name="T26"/></text:p>
          </table:table-cell>
        </table:table-row>
        <table:table-row table:style-name="Table193.1">
          <table:table-cell table:style-name="Table193.A5" office:value-type="string">
            <text:p text:style-name="P75" loext:marker-style-name="T16"><text:span text:style-name="T24">ToManyTimers</text:span><text:span text:style-name="T25"/></text:p>
          </table:table-cell>
          <table:table-cell table:style-name="Table193.B5" office:value-type="string">
            <text:p text:style-name="P38" loext:marker-style-name="T26"><text:span text:style-name="T26">The total number of timers available was exceeded.</text:span><text:span text:style-name="T26"/></text:p>
          </table:table-cell>
        </table:table-row>
        <table:table-row table:style-name="Table193.1">
          <table:table-cell table:style-name="Table193.A2" office:value-type="string">
            <text:p text:style-name="P75" loext:marker-style-name="T16"><text:span text:style-name="T24">FilenameEmpty</text:span><text:span text:style-name="T25"/></text:p>
          </table:table-cell>
          <table:table-cell table:style-name="Table193.B2" office:value-type="string">
            <text:p text:style-name="P38" loext:marker-style-name="T26"><text:span text:style-name="T26">Filename specified was empty.</text:span><text:span text:style-name="T26"/></text:p>
          </table:table-cell>
        </table:table-row>
        <table:table-row table:style-name="Table193.1">
          <table:table-cell table:style-name="Table193.A7" office:value-type="string">
            <text:p text:style-name="P75" loext:marker-style-name="T16"><text:span text:style-name="T24">InvalidScreenNumber</text:span><text:span text:style-name="T25"/></text:p>
          </table:table-cell>
          <table:table-cell table:style-name="Table193.B7" office:value-type="string">
            <text:p text:style-name="P38" loext:marker-style-name="T26"><text:span text:style-name="T26">Screen number specified was invalid.</text:span><text:span text:style-name="T26"/></text:p>
          </table:table-cell>
        </table:table-row>
        <table:table-row table:style-name="Table193.1">
          <table:table-cell table:style-name="Table193.A2" office:value-type="string">
            <text:p text:style-name="P75" loext:marker-style-name="T16"><text:span text:style-name="T24">InvalidHandle</text:span><text:span text:style-name="T25"/></text:p>
          </table:table-cell>
          <table:table-cell table:style-name="Table193.B2" office:value-type="string">
            <text:p text:style-name="P38" loext:marker-style-name="T26"><text:span text:style-name="T26">An invalid handle was specified.</text:span><text:span text:style-name="T26"/></text:p>
          </table:table-cell>
        </table:table-row>
        <table:table-row table:style-name="Table193.1">
          <table:table-cell table:style-name="Table193.A9" office:value-type="string">
            <text:p text:style-name="P75" loext:marker-style-name="T16"><text:span text:style-name="T24">InvalidTab</text:span><text:span text:style-name="T25"/></text:p>
          </table:table-cell>
          <table:table-cell table:style-name="Table193.B9" office:value-type="string">
            <text:p text:style-name="P38" loext:marker-style-name="T26"><text:span text:style-name="T26">An invalid tab position was specified.</text:span><text:span text:style-name="T26"/></text:p>
          </table:table-cell>
        </table:table-row>
        <table:table-row table:style-name="Table193.1">
          <table:table-cell table:style-name="Table193.A2" office:value-type="string">
            <text:p text:style-name="P75" loext:marker-style-name="T16"><text:span text:style-name="T24">CannotCreateScreenBuffer</text:span><text:span text:style-name="T25"/></text:p>
          </table:table-cell>
          <table:table-cell table:style-name="Table193.B2" office:value-type="string">
            <text:p text:style-name="P38" loext:marker-style-name="T26"><text:span text:style-name="T26">Cannot create a buffer for the screen.</text:span><text:span text:style-name="T26"/></text:p>
          </table:table-cell>
        </table:table-row>
        <table:table-row table:style-name="Table193.1">
          <table:table-cell table:style-name="Table193.A11" office:value-type="string">
            <text:p text:style-name="P75" loext:marker-style-name="T16"><text:span text:style-name="T24">CannotQueryJoystick</text:span><text:span text:style-name="T25"/></text:p>
          </table:table-cell>
          <table:table-cell table:style-name="Table193.B11" office:value-type="string">
            <text:p text:style-name="P38" loext:marker-style-name="T26"><text:span text:style-name="T26">Could not get information on joystick.</text:span><text:span text:style-name="T26"/></text:p>
          </table:table-cell>
        </table:table-row>
        <table:table-row table:style-name="Table193.1">
          <table:table-cell table:style-name="Table193.A2" office:value-type="string">
            <text:p text:style-name="P75" loext:marker-style-name="T16"><text:span text:style-name="T24">InvalidJoystickHandle</text:span><text:span text:style-name="T25"/></text:p>
          </table:table-cell>
          <table:table-cell table:style-name="Table193.B2" office:value-type="string">
            <text:p text:style-name="P38" loext:marker-style-name="T26"><text:span text:style-name="T26">Invalid handle specified for joystick.</text:span><text:span text:style-name="T26"/></text:p>
          </table:table-cell>
        </table:table-row>
        <table:table-row table:style-name="Table193.1">
          <table:table-cell table:style-name="Table193.A13" office:value-type="string">
            <text:p text:style-name="P75" loext:marker-style-name="T16"><text:span text:style-name="T24">InvalidTimerHandle</text:span><text:span text:style-name="T25"/></text:p>
          </table:table-cell>
          <table:table-cell table:style-name="Table193.B13" office:value-type="string">
            <text:p text:style-name="P38" loext:marker-style-name="T26"><text:span text:style-name="T26">Invalid handle specified for timer.</text:span><text:span text:style-name="T26"/></text:p>
          </table:table-cell>
        </table:table-row>
        <table:table-row table:style-name="Table193.1">
          <table:table-cell table:style-name="Table193.A14" office:value-type="string">
            <text:p text:style-name="P74" loext:marker-style-name="T16"><text:span text:style-name="T24">CannotWriteDirect</text:span><text:span text:style-name="T25"/></text:p>
          </table:table-cell>
          <table:table-cell table:style-name="Table193.B14" office:value-type="string">
            <text:p text:style-name="P38"><text:span text:style-name="T26">Cannot write direct string with </text:span><text:span text:style-name="Reference_20_Char1"><text:span text:style-name="T26">auto</text:span></text:span><text:span text:style-name="T26"> on.</text:span></text:p>
          </table:table-cell>
        </table:table-row>
      </table:table>
      <text:p text:style-name="Standard"/>
      <text:p text:style-name="Standard"><text:span text:style-name="Reference_20_Char1">terminal</text:span> establishes a series of exception handlers for each of the above exceptions during startup. Exceptions not handled by a client program of <text:span text:style-name="Reference_20_Char1">terminal</text:span> will go back to <text:span text:style-name="Reference_20_Char1">terminal</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terminal</text:span> need only capture the exceptions occurring in the procedure or function that is called.</text:p>
      <text:p text:style-name="Standard">Besides the exceptions on terminal procedures, the terminal module also can throw new exceptions on existing standard calls <text:span text:style-name="Reference_20_Char1">read</text:span>, <text:span text:style-name="Reference_20_Char1">readln</text:span>, <text:span text:style-name="Reference_20_Char1">write</text:span>, <text:span text:style-name="Reference_20_Char1">writeln</text:span>, <text:span text:style-name="Reference_20_Char1">page</text:span>, <text:span text:style-name="Reference_20_Char1">reset</text:span>, <text:span text:style-name="Reference_20_Char1">rewrite</text:span>, <text:span text:style-name="Reference_20_Char1">assign</text:span>, <text:span text:style-name="Reference_20_Char1">close</text:span>, <text:span text:style-name="Reference_20_Char1">length</text:span>, <text:span text:style-name="Reference_20_Char1">location</text:span>, <text:span text:style-name="Reference_20_Char1">position</text:span>, <text:span text:style-name="Reference_20_Char1">update</text:span>, <text:span text:style-name="Reference_20_Char1">append</text:span>, <text:span text:style-name="Reference_20_Char1">exists</text:span>, <text:span text:style-name="Reference_20_Char1">change</text:span> and <text:span text:style-name="Reference_20_Char1">delete</text:span>, all of which are overridden by <text:span text:style-name="Reference_20_Char1">terminal</text:span>.</text:p>
      <text:h text:style-name="Heading_20_8" text:outline-level="8"><text:bookmark-start text:name="_Toc4731170"/><text:bookmark-start text:name="_Ref251353925"/><text:bookmark-start text:name="__RefHeading___Toc46189_401020179"/><text:soft-page-break/>Procedures, functions and methods in terminal<text:bookmark-end text:name="_Toc4731170"/><text:bookmark-end text:name="_Ref251353925"/><text:bookmark-end text:name="__RefHeading___Toc46189_401020179"/></text:h>
      <text:p text:style-name="Standard">For all of the following module calls, If the screen file <text:span text:style-name="Reference_20_Char1">f</text:span> is not present, the default is the standard <text:span text:style-name="Reference_20_Char1">output</text:span> file, except for <text:span text:style-name="Reference_20_Char1">event</text:span>, which defaults to the standard <text:span text:style-name="Reference_20_Char1">input</text:span> file. If the procedure or function is a method, neither the input nor output screen file can be specified, since it is inherent in the object.</text:p>
      <text:p text:style-name="Routine_20_Header">procedure cursor([var f: text;] x, y: integer);</text:p>
      <text:p text:style-name="P18">Set cursor location for output surface file <text:span text:style-name="Reference_20_Char1">f</text:span> in <text:span text:style-name="Reference_20_Char1">x</text:span> and <text:span text:style-name="Reference_20_Char1">y</text:span>.</text:p>
      <text:p text:style-name="P18">Exceptions: None</text:p>
      <text:p text:style-name="Standard"/>
      <text:p text:style-name="Routine_20_Header">function maxx[(var f: text)]: integer;</text:p>
      <text:p text:style-name="P18">Find maximum screen location <text:span text:style-name="Reference_20_Char1">x</text:span> in output surface file <text:span text:style-name="Reference_20_Char1">f</text:span>.</text:p>
      <text:p text:style-name="P18">Exceptions: None</text:p>
      <text:p text:style-name="Standard"/>
      <text:p text:style-name="Routine_20_Header">function maxy[(var f: text)]: integer;</text:p>
      <text:p text:style-name="P18">Find maximum screen location <text:span text:style-name="Reference_20_Char1">y</text:span> in output surface file <text:span text:style-name="Reference_20_Char1">f</text:span>.</text:p>
      <text:p text:style-name="P18">Exceptions: None</text:p>
      <text:p text:style-name="Standard"/>
      <text:p text:style-name="Routine_20_Header">procedure home[(var f: text)];</text:p>
      <text:p text:style-name="P18">Send cursor to 1,1 location (upper left of screen) in output surface file <text:span text:style-name="Reference_20_Char1">f</text:span>.</text:p>
      <text:p text:style-name="P18">Exceptions: None</text:p>
      <text:p text:style-name="P40"/>
      <text:p text:style-name="Routine_20_Header">procedure clear[(var f: text)];</text:p>
      <text:p text:style-name="P18">Clears the screen to the current background color and sends the cursor to 1,1 location (upper left of screen) in output surface file <text:span text:style-name="Reference_20_Char1">f</text:span>.</text:p>
      <text:p text:style-name="P18">Exceptions: None</text:p>
      <text:p text:style-name="Standard"/>
      <text:p text:style-name="Routine_20_Header"><text:soft-page-break/>procedure del[(var f: text)];</text:p>
      <text:p text:style-name="P18">Back up cursor by one character in output surface file <text:span text:style-name="Reference_20_Char1">f</text:span>, and erase character at that location. If the cursor is at the left side of the screen, and automatic mode is on, the cursor will be moved up one line, and to the right of screen. If the cursor is at the top of the screen, extreme left, then the screen will be scrolled down one line, and the cursor moves to the right side of the screen.</text:p>
      <text:p text:style-name="P18">Exceptions: None</text:p>
      <text:p text:style-name="Standard"/>
      <text:p text:style-name="Routine_20_Header">procedure up[(var f: text)];</text:p>
      <text:p text:style-name="P18">Move cursor up one line in output surface file <text:span text:style-name="Reference_20_Char1">f</text:span>. If the cursor is already at the top line, and automatic mode is on, the screen will be scrolled down, and the cursor remains at the same position.</text:p>
      <text:p text:style-name="P18">Exceptions: None</text:p>
      <text:p text:style-name="Standard"/>
      <text:p text:style-name="Routine_20_Header">procedure down[(var f: text)];</text:p>
      <text:p text:style-name="P18">Move cursor down one line in output surface file <text:span text:style-name="Reference_20_Char1">f</text:span>. If the cursor is already at the bottom line, and automatic mode is on, the screen will be scrolled up, and the cursor remains at the same position.</text:p>
      <text:p text:style-name="P18">Exceptions: None</text:p>
      <text:p text:style-name="Standard"/>
      <text:p text:style-name="Routine_20_Header">procedure left[(var f: text)];</text:p>
      <text:p text:style-name="P18">Back up cursor by one character in output surface file <text:span text:style-name="Reference_20_Char1">f</text:span>. If the cursor is at the left side of the screen, and automatic mode is on, the cursor will be moved up one line, and to the right of screen. If the cursor is at the top of the screen, left, then the screen will be scrolled down one line, and the cursor moves to the right side of the screen.</text:p>
      <text:p text:style-name="P18">Exceptions: None</text:p>
      <text:p text:style-name="Standard"/>
      <text:p text:style-name="Routine_20_Header">procedure right[(var f: text)];</text:p>
      <text:p text:style-name="P18">Move forward by one character in output surface file <text:span text:style-name="Reference_20_Char1">f</text:span>. If the cursor is at the right side of the screen, and automatic mode is on, the cursor will be moved down one line, and to the left of screen. If the cursor is at the bottom of the screen, right, then the screen will be scrolled up one line, and the cursor moves to the left side of the screen.</text:p>
      <text:p text:style-name="P18">Exceptions: None</text:p>
      <text:p text:style-name="Standard"/>
      <text:p text:style-name="Routine_20_Header"><text:soft-page-break/>procedure blink([var f: text;] e: boolean);</text:p>
      <text:p text:style-name="P18">If <text:span text:style-name="Reference_20_Char1">e</text:span> is true, causes all further characters written to the screen to appear in blinking text in output surface file <text:span text:style-name="Reference_20_Char1">f</text:span>.</text:p>
      <text:p text:style-name="P18">Exceptions: None</text:p>
      <text:p text:style-name="Standard"/>
      <text:p text:style-name="Routine_20_Header">procedure reverse([var f: text;] e: boolean);</text:p>
      <text:p text:style-name="P18">If <text:span text:style-name="Reference_20_Char1">e</text:span> is true, causes all further characters written to the screen to appear in reverse text in output surface file <text:span text:style-name="Reference_20_Char1">f</text:span>.</text:p>
      <text:p text:style-name="P18">Exceptions: None</text:p>
      <text:p text:style-name="Standard"/>
      <text:p text:style-name="Routine_20_Header">procedure underline([var f: text;] e: boolean);</text:p>
      <text:p text:style-name="P18">If <text:span text:style-name="Reference_20_Char1">e</text:span> is true, causes all further characters written to the screen to appear in underlined text in output surface file <text:span text:style-name="Reference_20_Char1">f</text:span>.</text:p>
      <text:p text:style-name="P18">Exceptions: None</text:p>
      <text:p text:style-name="Standard"/>
      <text:p text:style-name="Routine_20_Header">procedure superscript([var f: text;] e: boolean);</text:p>
      <text:p text:style-name="P18">If <text:span text:style-name="Reference_20_Char1">e</text:span> is true, causes all further characters written to the screen to appear in superscript text in output surface file <text:span text:style-name="Reference_20_Char1">f</text:span>.</text:p>
      <text:p text:style-name="P18">Exceptions: None</text:p>
      <text:p text:style-name="Standard"/>
      <text:p text:style-name="Routine_20_Header">procedure subscript([var f: text;] e: boolean);</text:p>
      <text:p text:style-name="P18">If <text:span text:style-name="Reference_20_Char1">e</text:span> is true, causes all further characters written to the screen to appear in subscript text in output surface file <text:span text:style-name="Reference_20_Char1">f</text:span>.</text:p>
      <text:p text:style-name="P18">Exceptions: None</text:p>
      <text:p text:style-name="Standard"/>
      <text:p text:style-name="Routine_20_Header">procedure italic([var f: text;] e: boolean);</text:p>
      <text:p text:style-name="P18">If <text:span text:style-name="Reference_20_Char1">e</text:span> is true, causes all further characters written to the screen to appear in italic text in output surface file <text:span text:style-name="Reference_20_Char1">f</text:span>.</text:p>
      <text:p text:style-name="P18">Exceptions: None</text:p>
      <text:p text:style-name="Standard"/>
      <text:p text:style-name="Routine_20_Header"><text:soft-page-break/>procedure bold([var f: text;] e: boolean);</text:p>
      <text:p text:style-name="P18">If <text:span text:style-name="Reference_20_Char1">e</text:span> is true, causes all further characters written to the screen to appear in bold text in output surface file <text:span text:style-name="Reference_20_Char1">f</text:span>.</text:p>
      <text:p text:style-name="P18">Exceptions: None</text:p>
      <text:p text:style-name="Standard"/>
      <text:p text:style-name="Routine_20_Header">procedure strikeout([var f: text;] e: boolean);</text:p>
      <text:p text:style-name="P18">If <text:span text:style-name="Reference_20_Char1">e</text:span> is true, causes all further characters written to the screen to appear in strikeout text in output surface file <text:span text:style-name="Reference_20_Char1">f</text:span>.</text:p>
      <text:p text:style-name="P18">Exceptions: None</text:p>
      <text:p text:style-name="Standard"/>
      <text:p text:style-name="Routine_20_Header">procedure standout([var f: text;] e: boolean);</text:p>
      <text:p text:style-name="P23">If <text:span text:style-name="Reference_20_Char1">e</text:span> is true, causes all further characters written to the screen to appear in standout text in output surface file <text:span text:style-name="Reference_20_Char1">f</text:span>. Standout is assigned to the first mode possible from the following order:</text:p>
      <text:p text:style-name="P12">Reverse.</text:p>
      <text:p text:style-name="P12">Underline.</text:p>
      <text:p text:style-name="P12">Bold</text:p>
      <text:p text:style-name="P12">Italic.</text:p>
      <text:p text:style-name="P12">Strikeout.</text:p>
      <text:p text:style-name="P12">Blink.</text:p>
      <text:p text:style-name="P12"/>
      <text:p text:style-name="P23">If none of those modes are available, <text:span text:style-name="Reference_20_Char1">standout</text:span> is a no-op.</text:p>
      <text:p text:style-name="P18">Exceptions: None</text:p>
      <text:p text:style-name="Standard"/>
      <text:p text:style-name="Routine_20_Header">procedure fcolor([var f: text;] c: color);</text:p>
      <text:p text:style-name="P18">Sets the foreground, or text color, to the color <text:span text:style-name="Reference_20_Char1">c</text:span> in output surface file <text:span text:style-name="Reference_20_Char1">f</text:span>.</text:p>
      <text:p text:style-name="P18">Exceptions: None</text:p>
      <text:p text:style-name="Standard"/>
      <text:p text:style-name="Routine_20_Header">procedure bcolor([var f: text;] c: color);</text:p>
      <text:p text:style-name="P18">Sets the background, or space color, to the color <text:span text:style-name="Reference_20_Char1">c</text:span> in output surface file <text:span text:style-name="Reference_20_Char1">f</text:span>.</text:p>
      <text:p text:style-name="P18">Exceptions: None</text:p>
      <text:p text:style-name="Standard"/>
      <text:p text:style-name="Routine_20_Header"><text:soft-page-break/>procedure auto([var f: text;] e: boolean);</text:p>
      <text:p text:style-name="P18">Turns automatic mode on or off, according to <text:span text:style-name="Reference_20_Char1">e</text:span> in output surface file <text:span text:style-name="Reference_20_Char1">f</text:span>.</text:p>
      <text:p text:style-name="P18">Exceptions: None</text:p>
      <text:p text:style-name="Standard"/>
      <text:p text:style-name="Routine_20_Header">procedure curvis([var f: text;] e: boolean);</text:p>
      <text:p text:style-name="P18">Turns cursor visibility on or off, according to <text:span text:style-name="Reference_20_Char1">e</text:span> in output surface file <text:span text:style-name="Reference_20_Char1">f</text:span>.</text:p>
      <text:p text:style-name="P18">Exceptions: None</text:p>
      <text:p text:style-name="Standard"/>
      <text:p text:style-name="Routine_20_Header">procedure scroll([var f: text;] x, y: integer);</text:p>
      <text:p text:style-name="P18">Scroll in arbitrary directions. The screen is scrolled according to the differences in <text:span text:style-name="Reference_20_Char1">x</text:span> and <text:span text:style-name="Reference_20_Char1">y</text:span>. Uncovered areas on the screen appear in the current background color.</text:p>
      <text:p text:style-name="P18">Exceptions: None</text:p>
      <text:p text:style-name="Standard"/>
      <text:p text:style-name="Routine_20_Header">function curx[(var f: text)]: integer;</text:p>
      <text:p text:style-name="P18">Find the current <text:span text:style-name="Reference_20_Char1">x</text:span> location of the cursor in output surface file <text:span text:style-name="Reference_20_Char1">f</text:span>.</text:p>
      <text:p text:style-name="P18">Exceptions: None</text:p>
      <text:p text:style-name="Standard"/>
      <text:p text:style-name="Routine_20_Header">function cury[(var f: text)]: integer;</text:p>
      <text:p text:style-name="P18">Find the current <text:span text:style-name="Reference_20_Char1">y</text:span> location of the cursor in output surface file <text:span text:style-name="Reference_20_Char1">f</text:span>.</text:p>
      <text:p text:style-name="P18">Exceptions: None</text:p>
      <text:p text:style-name="Standard"/>
      <text:p text:style-name="Routine_20_Header">function curbnd[(var f: text)]: boolean;</text:p>
      <text:p text:style-name="P18">Check cursor in bounds. Returns true if the cursor is currently within the bounds of the screen in output surface file <text:span text:style-name="Reference_20_Char1">f</text:span>.</text:p>
      <text:p text:style-name="P18">Exceptions: None</text:p>
      <text:p text:style-name="Standard"/>
      <text:p text:style-name="Routine_20_Header"><text:soft-page-break/>procedure select([var f: text;] u, d: integer);</text:p>
      <text:p text:style-name="P18">Select buffer to update and display. Selects the active buffer for update <text:span text:style-name="Reference_20_Char1">u</text:span>, and display <text:span text:style-name="Reference_20_Char1">d</text:span> in output surface file <text:span text:style-name="Reference_20_Char1">f</text:span>. The update buffer will receive the result of all writes. The display buffer will be shown on screen.</text:p>
      <text:p text:style-name="P18">Exceptions: <text:span text:style-name="Reference_20_Char1">CannotCreateScreenBuffer</text:span></text:p>
      <text:p text:style-name="Standard"/>
      <text:p text:style-name="Routine_20_Header">procedure event[([var f: text;] var er: evtrec)];</text:p>
      <text:p text:style-name="P18">Get next event. Retrieves the next event from the input queue from the terminal input file <text:span text:style-name="Reference_20_Char1">f</text:span> to event record <text:span text:style-name="Reference_20_Char1">er</text:span>. If there is no event ready, the program will wait.</text:p>
      <text:p text:style-name="P18">Note that specification of the event record is optional only for the terminal class method.</text:p>
      <text:p text:style-name="P18">Exceptions: None</text:p>
      <text:p text:style-name="Standard"/>
      <text:p text:style-name="Routine_20_Header">procedure timer([var f: text;] i: timhan; t: integer; r: boolean);</text:p>
      <text:p text:style-name="P18">Set timer active in output surface file <text:span text:style-name="Reference_20_Char1">f</text:span>. The timer <text:span text:style-name="Reference_20_Char1">i</text:span> will be set to run for time <text:span text:style-name="Reference_20_Char1">t</text:span>. If the repeat flag <text:span text:style-name="Reference_20_Char1">r</text:span> is set, then the timer will automatically repeat when the time expires. If the timer is already in use, then it will cease its current timing, and perform the new time.</text:p>
      <text:p text:style-name="P18">Exceptions: <text:span text:style-name="Reference_20_Char1">InvalidHandle</text:span></text:p>
      <text:p text:style-name="Standard"/>
      <text:p text:style-name="Routine_20_Header">procedure killtimer([var f: text;] i: timhan);</text:p>
      <text:p text:style-name="P18">Stop timer in output surface file <text:span text:style-name="Reference_20_Char1">f</text:span>. Stops the timer <text:span text:style-name="Reference_20_Char1">i</text:span>. If the timer is not active, no error is reported.</text:p>
      <text:p text:style-name="P18">Exceptions: <text:span text:style-name="Reference_20_Char1">InvalidHandle</text:span></text:p>
      <text:p text:style-name="Standard"/>
      <text:p text:style-name="Routine_20_Header">function mouse[(var f: text)]: mounum;</text:p>
      <text:p text:style-name="P18">Returns the number of mice in output surface file <text:span text:style-name="Reference_20_Char1">f</text:span>.</text:p>
      <text:p text:style-name="P18">Exceptions: None</text:p>
      <text:p text:style-name="Standard"/>
      <text:p text:style-name="Routine_20_Header">function mousebutton([var f: text;] m: mouhan): moubut;</text:p>
      <text:p text:style-name="P18">Returns the number of buttons on a given mouse <text:span text:style-name="Reference_20_Char1">m</text:span> in output surface file <text:span text:style-name="Reference_20_Char1">f</text:span>.</text:p>
      <text:p text:style-name="P18">Exceptions: None</text:p>
      <text:p text:style-name="Standard"/>
      <text:p text:style-name="Routine_20_Header"><text:soft-page-break/>function joystick[(var f: text)]: joynum;</text:p>
      <text:p text:style-name="P18">Returns the number of joysticks in the system in output surface file <text:span text:style-name="Reference_20_Char1">f</text:span>.</text:p>
      <text:p text:style-name="P18">Exceptions: None</text:p>
      <text:p text:style-name="Standard"/>
      <text:p text:style-name="Routine_20_Header">function joybutton([var f: text;] j: joyhan): joybtn;</text:p>
      <text:p text:style-name="P18">Returns the number of buttons on the given joystick <text:span text:style-name="Reference_20_Char1">j</text:span> in output surface file <text:span text:style-name="Reference_20_Char1">f</text:span>.</text:p>
      <text:p text:style-name="P18">Exceptions: None</text:p>
      <text:p text:style-name="Standard"/>
      <text:p text:style-name="Routine_20_Header">function joyaxis([var f: text;] j: joyhan): joyaxn;</text:p>
      <text:p text:style-name="P18">Returns the number of axes on the given joystick <text:span text:style-name="Reference_20_Char1">j</text:span> in output surface file <text:span text:style-name="Reference_20_Char1">f</text:span>.</text:p>
      <text:p text:style-name="P18">Exceptions: None</text:p>
      <text:p text:style-name="Standard"/>
      <text:p text:style-name="Routine_20_Header">procedure settab([var f: text;] t: integer);</text:p>
      <text:p text:style-name="P18">Set new tab. Sets a new tab location at <text:span text:style-name="Reference_20_Char1">t</text:span> in output surface file <text:span text:style-name="Reference_20_Char1">f</text:span>.</text:p>
      <text:p text:style-name="P18">Exceptions: <text:span text:style-name="Reference_20_Char1">InvalidTab</text:span></text:p>
      <text:p text:style-name="Standard"/>
      <text:p text:style-name="Routine_20_Header">procedure restab([var f: text;] t: integer);</text:p>
      <text:p text:style-name="P18">Reset tab. Removes the tab at location <text:span text:style-name="Reference_20_Char1">t</text:span> in output surface file <text:span text:style-name="Reference_20_Char1">f</text:span>. If there is not a tab set there, it is not an error.</text:p>
      <text:p text:style-name="P18">Exceptions: <text:span text:style-name="Reference_20_Char1">InvalidTab</text:span></text:p>
      <text:p text:style-name="Standard"/>
      <text:p text:style-name="Routine_20_Header">procedure clrtab[(var f: text)];</text:p>
      <text:p text:style-name="P18">Clear all tabs. All tabs are removed from the tabbing table in output surface file <text:span text:style-name="Reference_20_Char1">f</text:span>.</text:p>
      <text:p text:style-name="P18">Exceptions: None</text:p>
      <text:p text:style-name="Standard"/>
      <text:p text:style-name="Routine_20_Header">function funkey[(var f: text)]: funky;</text:p>
      <text:p text:style-name="P17">Returns the number of function keys available in output surface file <text:span text:style-name="Reference_20_Char1">f</text:span>.</text:p>
      <text:p text:style-name="P18">Exceptions: None</text:p>
      <text:p text:style-name="Standard"/>
      <text:p text:style-name="Routine_20_Header"><text:soft-page-break/>function frametimer([var f: text;] e: boolean);</text:p>
      <text:p text:style-name="P18">Enables or disables the framing timer in output surface file <text:span text:style-name="Reference_20_Char1">f</text:span>. If <text:span text:style-name="Reference_20_Char1">e</text:span> is true, the frame timer is enabled, otherwise disabled. The frame timer gives frame timer events, which occur approximately on each refresh of the display screen. It may be tied to the refresh hardware, or may be simulated via a timer.</text:p>
      <text:p text:style-name="P18">Exceptions: <text:span text:style-name="Reference_20_Char1">NoTimer</text:span></text:p>
      <text:p text:style-name="Standard"/>
      <text:p text:style-name="Routine_20_Header">procedure autohold([var f: text;] e: boolean);</text:p>
      <text:p text:style-name="P18">Sets the state of automatic hold in output surface file <text:span text:style-name="Reference_20_Char1">f</text:span>. If <text:span text:style-name="Reference_20_Char1">e</text:span> is true, <text:span text:style-name="Reference_20_Char1">autohold</text:span> is enabled, otherwise disabled. <text:span text:style-name="Reference_20_Char1">autohold</text:span> determines if the window will exit immediately if the program self terminates. If an exit was not ordered via the user interface, the display is held until it is.</text:p>
      <text:p text:style-name="P18">Exceptions: None</text:p>
      <text:p text:style-name="Standard"/>
      <text:p text:style-name="Routine_20_Header">procedure wrtstr([var f: text;] s: string);</text:p>
      <text:p text:style-name="P23">Writes the string <text:span text:style-name="Reference_20_Char1">s</text:span> directly to the output surface file <text:span text:style-name="Reference_20_Char1">f</text:span>. No control character interpretation is done. This procedure is used to perform efficient writes to the display surface without per-character overhead.</text:p>
      <text:p text:style-name="P23">It is an error to call this routine when <text:span text:style-name="Reference_20_Char1">auto</text:span> is enabled.</text:p>
      <text:p text:style-name="P18">Exceptions: <text:span text:style-name="Reference_20_Char1">CannotWriteDirect</text:span></text:p>
      <text:h text:style-name="P143" text:outline-level="8"><text:bookmark-start text:name="_Toc4731171"/><text:bookmark-start text:name="__RefHeading___Toc46191_401020179"/>Events and Callbacks In terminal<text:bookmark-end text:name="_Toc4731171"/><text:bookmark-end text:name="__RefHeading___Toc46191_401020179"/></text:h>
      <text:p text:style-name="Standard">For each item, both the event record section and the virtual procedure is presented. See the description of the event record (<text:bookmark-ref text:reference-format="number" text:ref-name="_Ref287162684">K.9</text:bookmark-ref> “Advanced Input”) for the format of the entire record.</text:p>
      <text:p text:style-name="Routine_20_Header">Event: etchar: (c: char);</text:p>
      <text:p text:style-name="Routine_20_Header">virtual procedure evchar(c: char);</text:p>
      <text:p text:style-name="P69">Returns a keyboard character <text:span text:style-name="Reference_20_Char1">c</text:span>.</text:p>
      <text:p text:style-name="Standard"/>
      <text:p text:style-name="Routine_20_Header">Event: ettim: (timnum: timhan);</text:p>
      <text:p text:style-name="Routine_20_Header">virtual procedure evtim(t: timhan);</text:p>
      <text:p text:style-name="P69">Indicates the timer according to the timer handle <text:span text:style-name="Reference_20_Char1">t</text:span> has expired.</text:p>
      <text:p text:style-name="Standard"/>
      <text:p text:style-name="Routine_20_Header">Event: etmoumov</text:p>
      <text:p text:style-name="Routine_20_Header">virtual procedure evmoumov(h: mouhan; x, y: integer);</text:p>
      <text:p text:style-name="P69">The mouse with handle <text:span text:style-name="Reference_20_Char1">h</text:span> has moved, to the position indicated by <text:span text:style-name="Reference_20_Char1">x</text:span> and <text:span text:style-name="Reference_20_Char1">y</text:span>.</text:p>
      <text:p text:style-name="Standard"/>
      <text:p text:style-name="Routine_20_Header">Event: etmouba</text:p>
      <text:p text:style-name="Routine_20_Header">virtual procedure evmouba(h: mouhan; b: moubut);</text:p>
      <text:p text:style-name="P45">The mouse with handle <text:span text:style-name="Reference_20_Char1">h</text:span> asserted the button <text:span text:style-name="Reference_20_Char1">b</text:span>.</text:p>
      <text:p text:style-name="Standard"/>
      <text:p text:style-name="Routine_20_Header">Event: etmoubd</text:p>
      <text:p text:style-name="Routine_20_Header">virtual procedure evmoubd(h: mouhan; b: moubut);</text:p>
      <text:p text:style-name="P45">The mouse with handle <text:span text:style-name="Reference_20_Char1">h</text:span> deasserted the button <text:span text:style-name="Reference_20_Char1">b</text:span>.</text:p>
      <text:p text:style-name="Standard"/>
      <text:p text:style-name="Routine_20_Header">Event: etjoyba</text:p>
      <text:p text:style-name="Routine_20_Header">virtual procedure evjoyba(h: joyhan; b: joybut);</text:p>
      <text:p text:style-name="P45">The joystick with handle <text:span text:style-name="Reference_20_Char1">h</text:span> asserted the button <text:span text:style-name="Reference_20_Char1">b</text:span>.</text:p>
      <text:p text:style-name="Standard"/>
      <text:p text:style-name="Routine_20_Header">Event: etjoybd</text:p>
      <text:p text:style-name="Routine_20_Header">virtual procedure evjoybd(h: joyhan; b: joybut);</text:p>
      <text:p text:style-name="P45">The joystick with handle <text:span text:style-name="Reference_20_Char1">h</text:span> asserted the button <text:span text:style-name="Reference_20_Char1">b</text:span>.</text:p>
      <text:p text:style-name="Standard"/>
      <text:p text:style-name="Routine_20_Header"><text:soft-page-break/>Event: etjoymov</text:p>
      <text:p text:style-name="Routine_20_Header">virtual procedure evjoymov(h: joyhan; x, y, z: integer);</text:p>
      <text:p text:style-name="P14">The joystick with handle <text:span text:style-name="Reference_20_Char1">h</text:span> moved, and the coordinates <text:span text:style-name="Reference_20_Char1">x</text:span>, <text:span text:style-name="Reference_20_Char1">y</text:span> and <text:span text:style-name="Reference_20_Char1">z</text:span>. The values of each axis are between –<text:span text:style-name="Reference_20_Char1">maxint</text:span>..<text:span text:style-name="Reference_20_Char1">maxint</text:span>. The number of axis actually present in the given joystick are given by the function <text:span text:style-name="Reference_20_Char1">joyaxis</text:span>. The value returned by an unimplemented axis is undefined.</text:p>
      <text:p text:style-name="Standard"/>
      <text:p text:style-name="Routine_20_Header">Event: etfun</text:p>
      <text:p text:style-name="Routine_20_Header">virtual procedure evfun(k: funky);</text:p>
      <text:p text:style-name="P14">A function key was sent from the keyboard, with <text:span text:style-name="Reference_20_Char1">k</text:span> giving the number of the key.</text:p>
      <text:p text:style-name="Standard"/>
      <text:p text:style-name="Routine_20_Header">Event: etup</text:p>
      <text:p text:style-name="Routine_20_Header">virtual procedure evup;</text:p>
      <text:p text:style-name="P14">The key for move cursor up was sent from the keyboard.</text:p>
      <text:p text:style-name="Standard"/>
      <text:p text:style-name="Routine_20_Header">Event: etdown</text:p>
      <text:p text:style-name="Routine_20_Header">virtual procedure evdown;</text:p>
      <text:p text:style-name="P14">The key for move cursor down was sent from the keyboard.</text:p>
      <text:p text:style-name="Standard"/>
      <text:p text:style-name="Routine_20_Header">Event: etleft</text:p>
      <text:p text:style-name="Routine_20_Header">virtual procedure evleft;</text:p>
      <text:p text:style-name="P14">The key for move cursor left was sent from the keyboard.</text:p>
      <text:p text:style-name="Standard"/>
      <text:p text:style-name="Routine_20_Header">Event: etright</text:p>
      <text:p text:style-name="Routine_20_Header">virtual procedure evright;</text:p>
      <text:p text:style-name="P14">The key for move cursor right was sent from the keyboard.</text:p>
      <text:p text:style-name="Standard"/>
      <text:p text:style-name="Routine_20_Header">Event: etleftw</text:p>
      <text:p text:style-name="Routine_20_Header">virtual procedure evleftw;</text:p>
      <text:p text:style-name="P14">The key for move cursor left word was sent from the keyboard. This indicates the cursor should be moved left one “word”, or over any series of non-space characters.</text:p>
      <text:p text:style-name="Standard"/>
      <text:p text:style-name="Routine_20_Header">Event: etrightw</text:p>
      <text:p text:style-name="Routine_20_Header">virtual procedure evrightw;</text:p>
      <text:p text:style-name="P14">The key for move cursor right word was sent from the keyboard. This indicates the cursor should be moved right one “word”, or over any series of non-space characters.</text:p>
      <text:p text:style-name="Standard"><text:soft-page-break/></text:p>
      <text:p text:style-name="Routine_20_Header">Event: ethome</text:p>
      <text:p text:style-name="Routine_20_Header">virtual procedure evhome;</text:p>
      <text:p text:style-name="P14">The key for move cursor to the home position in the document (top extreme left) was sent from the keyboard.</text:p>
      <text:p text:style-name="Standard"/>
      <text:p text:style-name="Routine_20_Header">Event: ethomes</text:p>
      <text:p text:style-name="Routine_20_Header">virtual procedure evhomes;</text:p>
      <text:p text:style-name="P14">The key for move cursor to the home position in the screen (top extreme left) was sent from the keyboard.</text:p>
      <text:p text:style-name="Standard"/>
      <text:p text:style-name="Routine_20_Header">Event: ethomel</text:p>
      <text:p text:style-name="Routine_20_Header">virtual procedure evhomel;</text:p>
      <text:p text:style-name="P14">The key for move cursor to the home position in the line (extreme left) was sent from the keyboard.</text:p>
      <text:p text:style-name="Standard"/>
      <text:p text:style-name="Routine_20_Header">Event: etend</text:p>
      <text:p text:style-name="Routine_20_Header">virtual procedure evend;</text:p>
      <text:p text:style-name="P14">The key for move cursor to the end position in the document (bottom extreme right) was sent from the keyboard.</text:p>
      <text:p text:style-name="Standard"/>
      <text:p text:style-name="Routine_20_Header">Event: etends</text:p>
      <text:p text:style-name="Routine_20_Header">virtual procedure evends;</text:p>
      <text:p text:style-name="P14">The key for move cursor to the end position in the screen (bottom extreme right) was sent from the keyboard.</text:p>
      <text:p text:style-name="Standard"/>
      <text:p text:style-name="Routine_20_Header">Event: etendl</text:p>
      <text:p text:style-name="Routine_20_Header">virtual procedure evendl;</text:p>
      <text:p text:style-name="P14">The key for move cursor to the end position in the line (extreme right) was sent from the keyboard.</text:p>
      <text:p text:style-name="Standard"/>
      <text:p text:style-name="Routine_20_Header">Event: etscrl</text:p>
      <text:p text:style-name="Routine_20_Header">virtual procedure evscrl;</text:p>
      <text:p text:style-name="P14">The key for scroll screen left one character was sent from the keyboard.</text:p>
      <text:p text:style-name="Standard"/>
      <text:p text:style-name="Routine_20_Header"><text:soft-page-break/>Event: etscrr</text:p>
      <text:p text:style-name="Routine_20_Header">virtual procedure evscrr;</text:p>
      <text:p text:style-name="P14">The key for scroll screen right one character was sent from the keyboard.</text:p>
      <text:p text:style-name="Standard"/>
      <text:p text:style-name="Routine_20_Header">Event: etscru</text:p>
      <text:p text:style-name="Routine_20_Header">virtual procedure evscru;</text:p>
      <text:p text:style-name="P14">The key for scroll screen up one character was sent from the keyboard.</text:p>
      <text:p text:style-name="Standard"/>
      <text:p text:style-name="Routine_20_Header">Event: etscrd</text:p>
      <text:p text:style-name="Routine_20_Header">virtual procedure evscrd;</text:p>
      <text:p text:style-name="P14">The key for scroll screen down one character was sent from the keyboard.</text:p>
      <text:p text:style-name="Standard"/>
      <text:p text:style-name="Routine_20_Header">Event: etpagd</text:p>
      <text:p text:style-name="Routine_20_Header">virtual procedure evpagd;</text:p>
      <text:p text:style-name="P14">The key for page down was sent from the keyboard.</text:p>
      <text:p text:style-name="Standard"/>
      <text:p text:style-name="Routine_20_Header">Event: etpagu</text:p>
      <text:p text:style-name="Routine_20_Header">virtual procedure evpagu;</text:p>
      <text:p text:style-name="P14">The key for page up was sent from the keyboard.</text:p>
      <text:p text:style-name="Standard"/>
      <text:p text:style-name="Routine_20_Header">Event: ettab</text:p>
      <text:p text:style-name="Routine_20_Header">virtual procedure evtab;</text:p>
      <text:p text:style-name="P14">The key for enter tab was sent from the keyboard.</text:p>
      <text:p text:style-name="Standard"/>
      <text:p text:style-name="Routine_20_Header">Event: etenter</text:p>
      <text:p text:style-name="Routine_20_Header">virtual procedure eventer;</text:p>
      <text:p text:style-name="P14">The key for enter line was sent from the keyboard.</text:p>
      <text:p text:style-name="Standard"/>
      <text:p text:style-name="Routine_20_Header">Event: etinsert</text:p>
      <text:p text:style-name="Routine_20_Header">virtual procedure evinsert;</text:p>
      <text:p text:style-name="P14">The key for insert block was sent from the keyboard.</text:p>
      <text:p text:style-name="Standard"/>
      <text:p text:style-name="Routine_20_Header"><text:soft-page-break/>Event: etinsertl</text:p>
      <text:p text:style-name="Routine_20_Header">virtual procedure evinsertl;</text:p>
      <text:p text:style-name="P14">The key for insert line was sent from the keyboard.</text:p>
      <text:p text:style-name="Standard"/>
      <text:p text:style-name="Routine_20_Header">Event: etinsertt</text:p>
      <text:p text:style-name="Routine_20_Header">virtual procedure evinsertt;</text:p>
      <text:p text:style-name="P14">The key for insert toggle was sent from the keyboard. The action should be to toggle the state of the insert/overwrite flag used to determine if new typed text overwrites previous text on screen, or inserts new text between existing characters.</text:p>
      <text:p text:style-name="Standard"/>
      <text:p text:style-name="Routine_20_Header">Event: etdel</text:p>
      <text:p text:style-name="Routine_20_Header">virtual procedure evdel;</text:p>
      <text:p text:style-name="P14">The key for delete block was sent from the keyboard.</text:p>
      <text:p text:style-name="Standard"/>
      <text:p text:style-name="Routine_20_Header">Event: etdell</text:p>
      <text:p text:style-name="Routine_20_Header">virtual procedure evdell;</text:p>
      <text:p text:style-name="P14">The key for delete line was sent from the keyboard.</text:p>
      <text:p text:style-name="Standard"/>
      <text:p text:style-name="Routine_20_Header">Event: etdelcf</text:p>
      <text:p text:style-name="Routine_20_Header">virtual procedure evdelcf;</text:p>
      <text:p text:style-name="P14">The key for delete character forward was sent from the keyboard. This indicates the character to the right of the cursor should be deleted.</text:p>
      <text:p text:style-name="Standard"/>
      <text:p text:style-name="Routine_20_Header">Event: etdelcb</text:p>
      <text:p text:style-name="Routine_20_Header">virtual procedure evdelcb;</text:p>
      <text:p text:style-name="P14">The key for delete character backward was sent from the keyboard. This indicates the character to the left of the cursor should be deleted.</text:p>
      <text:p text:style-name="Standard"/>
      <text:p text:style-name="Routine_20_Header">Event: etcopy</text:p>
      <text:p text:style-name="Routine_20_Header">virtual procedure evcopy;</text:p>
      <text:p text:style-name="P14">The key for copy block was sent from the keyboard. This indicates the currently selected block should be copied.</text:p>
      <text:p text:style-name="Standard"/>
      <text:p text:style-name="Routine_20_Header"><text:soft-page-break/>Event: etcopyl</text:p>
      <text:p text:style-name="Routine_20_Header">virtual procedure evcopyl;</text:p>
      <text:p text:style-name="P14">The key for copy line was sent from the keyboard. This indicates the current line should be copied.</text:p>
      <text:p text:style-name="Standard"/>
      <text:p text:style-name="Routine_20_Header">Event: etcan</text:p>
      <text:p text:style-name="Routine_20_Header">virtual procedure evcan;</text:p>
      <text:p text:style-name="P14">The key for cancel current operation was sent from the keyboard. This indicates the operation in progress should be canceled.</text:p>
      <text:p text:style-name="Standard"/>
      <text:p text:style-name="Routine_20_Header">Event: etstop</text:p>
      <text:p text:style-name="Routine_20_Header">virtual procedure evstop;</text:p>
      <text:p text:style-name="P14">The key for stop current operation was sent from the keyboard. This indicates the operation in progress should be stopped.</text:p>
      <text:p text:style-name="Standard"/>
      <text:p text:style-name="Routine_20_Header">Event: etcont</text:p>
      <text:p text:style-name="Routine_20_Header">virtual procedure evcont;</text:p>
      <text:p text:style-name="P14">The key for continue current operation was sent from the keyboard. This indicates the operation in progress should be continued if stopped previously.</text:p>
      <text:p text:style-name="Standard"/>
      <text:p text:style-name="Routine_20_Header">Event: etprint</text:p>
      <text:p text:style-name="Routine_20_Header">virtual procedure evprint;</text:p>
      <text:p text:style-name="P14">The key for print current document was sent from the keyboard. This indicates the current document should be printed in entirety.</text:p>
      <text:p text:style-name="Standard"/>
      <text:p text:style-name="Routine_20_Header">Event: etprintb</text:p>
      <text:p text:style-name="Routine_20_Header">virtual procedure evprintb;</text:p>
      <text:p text:style-name="P14">The key for print current block was sent from the keyboard. This indicates the current selected bock, if it exists, should be printed.</text:p>
      <text:p text:style-name="Standard"/>
      <text:p text:style-name="Routine_20_Header">Event: etprints</text:p>
      <text:p text:style-name="Routine_20_Header">virtual procedure evprints;</text:p>
      <text:p text:style-name="P14">The key for print current screen was sent from the keyboard. This indicates the current screen should be printed.</text:p>
      <text:p text:style-name="Standard"/>
      <text:p text:style-name="Routine_20_Header"><text:soft-page-break/>Event: etmenu</text:p>
      <text:p text:style-name="Routine_20_Header">virtual procedure evmenu;</text:p>
      <text:p text:style-name="P14">The key for display menu was sent from the keyboard. This indicates the menu, if any, should be displayed.</text:p>
      <text:p text:style-name="Standard"/>
      <text:p text:style-name="Routine_20_Header">Event: etterm</text:p>
      <text:p text:style-name="Routine_20_Header">virtual procedure evterm;</text:p>
      <text:p text:style-name="P14">The key for terminate program was sent from the keyboard. This indicates the program should be exited. </text:p>
      <text:p text:style-name="P14">If this event is received, then the user ordered the exit. This means that automatic hold mode, if enabled, will be bypassed, and the program closed immediately.</text:p>
      <text:h text:style-name="P137" text:outline-level="7"><text:bookmark-start text:name="_Toc4731172"/><text:bookmark-start text:name="__RefHeading___Toc46193_401020179"/>Annex: Graphical Interface Library<text:bookmark-end text:name="_Toc4731172"/><text:bookmark-end text:name="__RefHeading___Toc46193_401020179"/></text:h>
      <text:p text:style-name="Standard">The graphical library <text:span text:style-name="Reference_20_Char1">graphics</text:span> extends the <text:span text:style-name="Reference_20_Char1">terminal</text:span> model by adding graphical output procedures.</text:p>
      <text:p text:style-name="Standard">Since it is completely upward compatible with <text:span text:style-name="Reference_20_Char1">terminal</text:span>, and standard ISO 7185 Pascal serial output modes, any program from ISO 7185 Pascal, or <text:span text:style-name="Reference_20_Char1">terminal</text:span> compliant Pascaline will run under <text:span text:style-name="Reference_20_Char1">graphics</text:span>. In the most advanced modes of <text:span text:style-name="Reference_20_Char1">graphics</text:span>, ordinary Pascal <text:span text:style-name="Reference_20_Char1">write</text:span> statements can still be used to output text, so all of the output formatting procedures of ISO 7185 Pascal still work.</text:p>
      <text:p text:style-name="Standard"><text:span text:style-name="Reference_20_Char1">graphics</text:span> will handle any graphics task. Besides drawing features, it supports double page animation. Combined with the sound library <text:span text:style-name="Reference_20_Char1">sound</text:span>, full graphical games are possible.</text:p>
      <text:h text:style-name="Heading_20_8" text:outline-level="8"><text:bookmark-start text:name="_Toc4731173"/><text:bookmark-start text:name="__RefHeading___Toc46195_401020179"/>Terminal model<text:bookmark-end text:name="_Toc4731173"/><text:bookmark-end text:name="__RefHeading___Toc46195_401020179"/></text:h>
      <text:p text:style-name="Standard"><text:span text:style-name="Reference_20_Char1">graphics</text:span> emulates <text:span text:style-name="Reference_20_Char1">terminal</text:span> by setting up a "character grid" across the pixel based screen. Each "cell" on the grid matches the pixel height and width of a character. The character font is set to a fixed font by default when <text:span text:style-name="Reference_20_Char1">graphics</text:span> starts. This gives every character in the font the same height and width. Finally, the text drawing mode is set such that both the foreground (the inside of the characters) and the background (the space behind the characters) are drawn, overwriting any content of each character cell as it is written.</text:p>
      <text:p text:style-name="Standard">This mode can be kept, while drawing other figures on the same text surface. Alternately, the cursor can be set to any arbitrary pixel on the screen, and text written anywhere, down to the pixel. Also, the font can be changed to a proportional one for a more pleasing look. Because automatic mode relies on characters being neatly placed on the grid, it must be turned off before the cursor leaves the grid or becomes a proportional font.</text:p>
      <text:p text:style-name="Standard">When <text:span text:style-name="Reference_20_Char1">auto</text:span> is turned off, the grid is still useful. Although the character spacing varies, the line spacing is still valid. This means that the grid is no longer useful in the x direction, but it is still useful in the y direction. In addition, the origin in x is still valid. The result is that a series of lines printed with end-of-lines will do the right thing with <text:span text:style-name="Reference_20_Char1">auto</text:span> off, namely present a series of left justified lines at the x origin (flush left) with the correct spacing.</text:p>
      <text:h text:style-name="Heading_20_8" text:outline-level="8"><text:bookmark-start text:name="_Toc4731174"/><text:bookmark-start text:name="__RefHeading___Toc46197_401020179"/>Graphics Coordinates<text:bookmark-end text:name="_Toc4731174"/><text:bookmark-end text:name="__RefHeading___Toc46197_401020179"/></text:h>
      <text:p text:style-name="Standard">The total size of the graphics screen is found by <text:span text:style-name="Reference_20_Char1">maxxg</text:span> and <text:span text:style-name="Reference_20_Char1">maxyg</text:span>, which return the maximum pixel index in x and y. The pixel coordinates on the screen are from 1,1 to <text:span text:style-name="Reference_20_Char1">maxxg(f)</text:span>, <text:span text:style-name="Reference_20_Char1">maxyg(f)</text:span>. The cursor can be set to any pixel position by <text:span text:style-name="Reference_20_Char1">cursorg(f, x, y)</text:span>. The current location of the cursor in pixel terms is found by <text:span text:style-name="Reference_20_Char1">curxg</text:span> and <text:span text:style-name="Reference_20_Char1">curyg</text:span>.</text:p>
      <text:h text:style-name="Heading_20_8" text:outline-level="8"><text:bookmark-start text:name="_Toc4731175"/><text:bookmark-start text:name="__RefHeading___Toc46199_401020179"/>Character Drawing<text:bookmark-end text:name="_Toc4731175"/><text:bookmark-end text:name="__RefHeading___Toc46199_401020179"/></text:h>
      <text:p text:style-name="Standard">There can be any number of fonts available on the system, including both fixed space fonts, and proportional fonts that vary in the width of characters. The number of fonts in the system can be found with the <text:span text:style-name="Reference_20_Char1">font</text:span> function. Fonts are chosen by logical number with <text:span text:style-name="Reference_20_Char1">font(f, c)</text:span>, where <text:span text:style-name="Reference_20_Char1">c</text:span> is the font code, 1 to <text:span text:style-name="Reference_20_Char1">font</text:span>. There are two methods to determine what font is assigned to a particular font code. The first is the standard font codes, the second is the font name system. Standard fonts are numbers for commonly used fonts in the system. These are commonly available fonts the program may need.</text:p>
      <text:p text:style-name="P250">Font 1: Terminal Font</text:p>
      <text:p text:style-name="P17">This is the default font set up by <text:span text:style-name="Reference_20_Char1">graphics</text:span> when it starts. It's a fixed font. It also cannot be superscripted, subscripted, bold or italic, because these modes change the size of the font.</text:p>
      <text:p text:style-name="Standard">Font 2: Book Font</text:p>
      <text:p text:style-name="P17">This is a serif font, and is good for general purpose text such as what a paragraph in a book is written in. This is the most common proportional font.</text:p>
      <text:p text:style-name="Standard">Font 3: Sign Font</text:p>
      <text:p text:style-name="P17">This is a no serif font (sans serif), and is best for headings, titles and similar uses, as in road signs and other signs. It's a proportional font.</text:p>
      <text:p text:style-name="Standard">Font 4: Technical Font</text:p>
      <text:p text:style-name="P17">The technical font is a fixed font that is guaranteed to be able to scale to any arbitrary size. This font is used to label drawings and engineering documents. Before the technology existed to create arbitrary fonts in any point size, the technical font was done with stroked vector graphics. Now, it is more likely to be equivalent to the sign font.</text:p>
      <text:p text:style-name="Standard">Beyond the standard fonts, the name of an installed font can be found by <text:span text:style-name="Reference_20_Char1">fontnam(f, fc, fns)</text:span>, where <text:span text:style-name="Reference_20_Char1">fc</text:span> is the font code, 1 to <text:span text:style-name="Reference_20_Char1">font</text:span>, and <text:span text:style-name="Reference_20_Char1">fns</text:span> returns the descriptive string for the font, such as "Helvetica". The application should use the standard fonts by default, then present the system fonts, by name to the user, and let the user choose one of them.</text:p>
      <text:p text:style-name="Standard">The size of each character is set by <text:span text:style-name="Reference_20_Char1">fontsiz(f, n)</text:span>, where n is the height of the font in pixels. The reason character sizes are set by their height is because proportional fonts vary in the width of the character. The height never varies. The current height of the font is found by <text:span text:style-name="Reference_20_Char1">chrsizy</text:span>. Its width is found with <text:span text:style-name="Reference_20_Char1">chrsizx</text:span>. When a proportional font is active, <text:span text:style-name="Reference_20_Char1">chrsizx</text:span> returns the width of a space in that font, which is always as wide or wider than the widest character in that font.</text:p>
      <text:p text:style-name="Standard">Besides the basic font, extra space can be added between lines (known as "leading" in typography, for the lead strips used between type lines) with <text:span text:style-name="Reference_20_Char1">chrspcy(f, n)</text:span>. n is the number of pixels of extra space to add between lines. Extra space between characters is added with <text:span text:style-name="Reference_20_Char1">chrspcx(f, n)</text:span>, where n is the number of pixels of extra space to add between characters.</text:p>
      <text:p text:style-name="Standard">The graphical cursor is placed at the upper left of the character box for the next character to be drawn. If it is needed to know exactly where the character will rest if drawn on a line. The offset from the top of the character box to the baseline of the text is found with the function <text:span text:style-name="Reference_20_Char1">baseline</text:span>.</text:p>
      <text:p text:style-name="Standard">In typography, fonts and characters are measured by points, of which there are 28.35 points per centimeter. Point measurement implies that the exact size of objects drawn on the screen is known. This can be determined by the functions <text:span text:style-name="Reference_20_Char1">dpmx</text:span> and <text:span text:style-name="Reference_20_Char1">dpmy</text:span>, which return the "dots per meter" or pixels in one meter for both x and y. The reason it can be two different measures for the two different axes is that the display may not have square pixels or a 1:1 aspect ratio.</text:p>
      <text:p text:style-name="Standard">To find a given point size in terms of the height needed for the character, it is found by:</text:p>
      <text:p text:style-name="Standard">dpmy/2835*point size</text:p>
      <text:p text:style-name="Standard"><text:soft-page-break/>The screen aspect ratio can also be found from these calls, it is:</text:p>
      <text:p text:style-name="Code1">dpmx/dpmy</text:p>
      <text:p text:style-name="Code1"/>
      <text:h text:style-name="Heading_20_8" text:outline-level="8"><text:bookmark-start text:name="_Toc4731176"/><text:bookmark-start text:name="__RefHeading___Toc46201_401020179"/>String Sizes and Kerning<text:bookmark-end text:name="_Toc4731176"/><text:bookmark-end text:name="__RefHeading___Toc46201_401020179"/></text:h>
      <text:p text:style-name="Standard">When writing text to the screen in proportional font, it is often needed to know exactly how much space the string will take up on the screen, down to the pixel. This amount of space can change not only because of the variable width of proportional fonts, but also because of an effect called "kerning". When a string of characters is draw together, the system can apply "kerning" to characters in the string. Kerning means to fit the individual letters together, like puzzle pieces, to come up with a tighter spacing than is normally possible. For example, "A" and "V" together as "AV" can typically be kerned together to take less space because they can overlap. To find the exact number of pixels in x that a string will occupy, the function <text:span text:style-name="Reference_20_Char1">strsiz(f, s)</text:span> is used, where s is the string. The size of the string in y does not change, and can be found with <text:span text:style-name="Reference_20_Char1">chrsizy</text:span>. To find the exact position, in pixels offset from the beginning of the string in x, of a given character, use <text:span text:style-name="Reference_20_Char1">chrpos(f, s, n)</text:span>, where s is the string, and n is the index of the character to find the x offset of.</text:p>
      <text:h text:style-name="Heading_20_8" text:outline-level="8"><text:bookmark-start text:name="_Toc4731177"/><text:bookmark-start text:name="__RefHeading___Toc46203_401020179"/>Justification<text:bookmark-end text:name="_Toc4731177"/><text:bookmark-end text:name="__RefHeading___Toc46203_401020179"/></text:h>
      <text:p text:style-name="Standard">Justification is the spreading of spacing through a string of characters to fit a given space. If the string will fit into the space is found with <text:span text:style-name="Reference_20_Char1">strsiz(f, s)</text:span>, and checking if the resulting pixels required are less than or equal to the space they will occupy as justified. The character string is written in justified mode with <text:span text:style-name="Reference_20_Char1">writejust(f, s, n)</text:span>, where <text:span text:style-name="Reference_20_Char1">s</text:span> is the string to write, and <text:span text:style-name="Reference_20_Char1">n</text:span> is the number of pixels to fit it in. If the number of pixels allowed for is not enough, the string will be larger than the requested number. The offset, in x, of a given justified character, is found with <text:span text:style-name="Reference_20_Char1">justpos(f, s, p, n)</text:span>, where <text:span text:style-name="Reference_20_Char1">s</text:span> is the string, <text:span text:style-name="Reference_20_Char1">p</text:span> is the offset of the character you are interested in, and <text:span text:style-name="Reference_20_Char1">n</text:span> is the total number of pixels to fit the string in, as in <text:span text:style-name="Reference_20_Char1">writejust</text:span>.</text:p>
      <text:h text:style-name="Heading_20_8" text:outline-level="8"><text:bookmark-start text:name="_Toc4731178"/><text:bookmark-start text:name="__RefHeading___Toc46205_401020179"/>Effects<text:bookmark-end text:name="_Toc4731178"/><text:bookmark-end text:name="__RefHeading___Toc46205_401020179"/></text:h>
      <text:p text:style-name="Standard"><text:span text:style-name="Reference_20_Char1">graphics</text:span> expands the effects in <text:span text:style-name="Reference_20_Char1">terminal</text:span>. For smaller character baselines, <text:span text:style-name="Reference_20_Char1">condensed(f, b</text:span>), is used. For larger character baselines, <text:span text:style-name="Reference_20_Char1">extended(f, b) </text:span>is used<text:span text:style-name="Reference_20_Char1">.</text:span></text:p>
      <text:p text:style-name="Standard">In addition to normal <text:span text:style-name="Reference_20_Char1">bold</text:span>, there are also <text:span text:style-name="Reference_20_Char1">light(f, b)</text:span>, <text:span text:style-name="Reference_20_Char1">xlight(f, b)</text:span>, and <text:span text:style-name="Reference_20_Char1">xbold(f, b)</text:span> effects. For lighter than normal, extra light, and extra bold modes.</text:p>
      <text:p text:style-name="Standard">Characters will have an embossed look with <text:span text:style-name="Reference_20_Char1">hollow(f, b)</text:span> and <text:span text:style-name="Reference_20_Char1">raised(f, b)</text:span>. Hollow makes the character look sunken, and raised makes it look as if coming off the page.</text:p>
      <text:h text:style-name="Heading_20_8" text:outline-level="8"><text:bookmark-start text:name="_Toc4731179"/><text:bookmark-start text:name="__RefHeading___Toc46207_401020179"/>Tabs<text:bookmark-end text:name="_Toc4731179"/><text:bookmark-end text:name="__RefHeading___Toc46207_401020179"/></text:h>
      <text:p text:style-name="Standard"><text:span text:style-name="Reference_20_Char1">graphics</text:span> extends the character level of tabbing in <text:span text:style-name="Reference_20_Char1">terminal</text:span> with procedures that can set tabs on an individual pixel. <text:span text:style-name="Reference_20_Char1">settabg(f, x)</text:span> sets a tab at the pixel <text:span text:style-name="Reference_20_Char1">x</text:span>. <text:span text:style-name="Reference_20_Char1">restabg(f, x)</text:span> resets the tab at pixel <text:span text:style-name="Reference_20_Char1">x</text:span>. The <text:span text:style-name="Reference_20_Char1">terminal</text:span> procedure <text:span text:style-name="Reference_20_Char1">clrtab(f)</text:span> clears all tabs, including pixel level tabs.</text:p>
      <text:h text:style-name="Heading_20_8" text:outline-level="8"><text:bookmark-start text:name="_Toc4731180"/><text:bookmark-start text:name="__RefHeading___Toc46209_401020179"/>Colors<text:bookmark-end text:name="_Toc4731180"/><text:bookmark-end text:name="__RefHeading___Toc46209_401020179"/></text:h>
      <text:p text:style-name="Standard">The simple eight colors from <text:span text:style-name="Reference_20_Char1">terminal</text:span> are still available, with the addition of two new calls that allow access to the full range of colors an advanced graphic system provides. <text:span text:style-name="Reference_20_Char1">fcolorg(f, r, g, b)</text:span> sets the foreground color from values of red <text:span text:style-name="Reference_20_Char1">r</text:span>, green <text:span text:style-name="Reference_20_Char1">g</text:span>, and blue <text:span text:style-name="Reference_20_Char1">b</text:span>. Similarly, <text:span text:style-name="Reference_20_Char1">bcolorg(f, r, g, b)</text:span> sets the background color from rgb values. The values of the colors are ratioed. This means that instead of an <text:soft-page-break/>absolute number, the possible colors are ratioed from 0 to <text:span text:style-name="Reference_20_Char1">maxint</text:span>, where 0 is dark, and <text:span text:style-name="Reference_20_Char1">maxint</text:span> is saturated color. Color ratios allow the true color range implemented by the system to be hidden.</text:p>
      <text:h text:style-name="Heading_20_8" text:outline-level="8"><text:bookmark-start text:name="_Toc4731181"/><text:bookmark-start text:name="__RefHeading___Toc46211_401020179"/>Drawing Modes<text:bookmark-end text:name="_Toc4731181"/><text:bookmark-end text:name="__RefHeading___Toc46211_401020179"/></text:h>
      <text:p text:style-name="Standard">When colors, background or foreground, are drawn on the screen, they can be in a number of mixing modes. Mixing modes govern how the new color is laid over the old. The modes are mutually exclusive, so the setting of a new mix mode for a given color deactivates the old mode. If the old color is simply to be overwritten, then <text:span text:style-name="Reference_20_Char1">fover(f)</text:span> or <text:span text:style-name="Reference_20_Char1">bover(f)</text:span> is appropriate. If the new color is to be xor'ed with the old color, then <text:span text:style-name="Reference_20_Char1">fxor(f)</text:span> or <text:span text:style-name="Reference_20_Char1">bxor(f)</text:span> is used. If the new color is to be ignored, leaving the old color underneath intact, use <text:span text:style-name="Reference_20_Char1">finvis(f)</text:span> or <text:span text:style-name="Reference_20_Char1">binvis(f). </text:span>There is also <text:span text:style-name="Reference_20_Char1">fand(f), band(f), for(f) and bor(f).</text:span></text:p>
      <text:p text:style-name="Standard">There might not seem to be a use for an "invisible" color, but there are actually several uses. First, if the background is set invisible, the text can be overlaid on another pattern. In fact, this is the most common drawing mode, and most programmers will prefer to turn the background off and lay the backgrounds themselves. Similarly, leaving the background on, then setting the foreground invisible can be used to "stencil" letters with arbitrary patterns inside the letters.</text:p>
      <text:p text:style-name="Standard">Xor mode is good for several things. First, if a series of figures, say rectangles, are to be laid, but the intersections between them are to be left visible, xor is the right mode. Second, xor can be used to place, and then remove a pattern, even a complex one, easily. This is used to allow the user to place figures by dragging them with the mouse to a new location. It can be used to draw "rubber band" boxes around selections.</text:p>
      <text:p text:style-name="Standard">Xor mode has two rules of interest:</text:p>
      <text:list text:style-name="WWNum12">
        <text:list-item>
          <text:p text:style-name="P202">Any two colors, even the same colors, xored together, will give a third color, with the exception of black.</text:p>
        </text:list-item>
        <text:list-item>
          <text:p text:style-name="P202">Having xored a drawing into the viewplane, xoring the same color and drawing into the viewplane again will restore the old drawing.</text:p>
        </text:list-item>
      </text:list>
      <text:p text:style-name="Standard">Xor can be used for several special effects. However, Xor does not tolerate inaccuracy. Xoring something back off the screen has to be done the same way it was put on, with the same parameters. Also, the mode of drawing in <text:span text:style-name="Reference_20_Char1">graphics</text:span> is not compatible with some uses of the xor mode. Drawing a rectangle, for example, will result in "corner errors", because the rectangles are built from lines, and lines start and end at the coordinates of the box corners. Because one line starts at the same point another ends, they will xor mix together. The result is a recognizable point of off-color on each corner.</text:p>
      <text:p text:style-name="Standard">The best way to use xor is to xor a single figure onto the screen, then xor it back off. If complex figures are to be xored on and off the screen, xor is run backwards, that is, from the last figure drawn back to the first.</text:p>
      <text:p text:style-name="Standard">And and or modes are used to create stencils and other effects. For example, a drawing and’ed with a black stencil will remain black in the stencil area, and intact elsewhere.</text:p>
      <text:h text:style-name="Heading_20_8" text:outline-level="8"><text:bookmark-start text:name="_Toc4731182"/><text:bookmark-start text:name="__RefHeading___Toc46213_401020179"/>Drawing Graphics<text:bookmark-end text:name="_Toc4731182"/><text:bookmark-end text:name="__RefHeading___Toc46213_401020179"/></text:h>
      <text:p text:style-name="Standard">A graphics element that is not a character is referred to as a "figure". What <text:span text:style-name="Reference_20_Char1">graphics</text:span> tries to do is provide a small toolset, that does not include figures that you could reasonably construct from the lower level figures. For example, there is no circle figure in <text:span text:style-name="Reference_20_Char1">graphics</text:span>, because that is simply a special case of <text:span text:style-name="Reference_20_Char1">ellipse</text:span>.</text:p>
      <text:p text:style-name="Standard"><text:soft-page-break/>A parameter that applies to almost all figures is the width of lines. The width of a line usually defaults to 1, but may be more if a single line is unusable on the current display. This can easily happen on a very high resolution display. The line width can be set by the procedure <text:span text:style-name="Reference_20_Char1">linewidth(f, n)</text:span>, where <text:span text:style-name="Reference_20_Char1">n</text:span> is the number of pixels for the line to use. There is no limit on the width of a line, and in fact, lines are a defacto way to draw arbitrary angle filled rectangles.</text:p>
      <text:p text:style-name="Standard">When the line width is set to an even number of pixels, an effect called "even line uncertainty" exists. If you draw a line between two points, and the line width is say, 2, one of the 2 pixels is going to be on the line, and the other could be to either side of it. It literally depends on how the math happens to round off.</text:p>
      <text:p text:style-name="Standard">To prevent this, line width should always be set to an odd number.</text:p>
      <text:h text:style-name="Heading_20_8" text:outline-level="8"><text:bookmark-start text:name="_Toc4731183"/><text:bookmark-start text:name="__RefHeading___Toc46215_401020179"/>Figures<text:bookmark-end text:name="_Toc4731183"/><text:bookmark-end text:name="__RefHeading___Toc46215_401020179"/></text:h>
      <text:p text:style-name="Standard">The fundamental figure in graphics is the line. A line is drawn, in the current <text:span text:style-name="Reference_20_Char1">linewidth</text:span>, by <text:span text:style-name="Reference_20_Char1">line(f, x1, y1, x2, y2)</text:span>. A rectangle is drawn with <text:span text:style-name="Reference_20_Char1">rect(f, x1, y1, x2, y2)</text:span>, whose borders have the current <text:span text:style-name="Reference_20_Char1">linewidth</text:span>. A filled rectangle is drawn with <text:span text:style-name="Reference_20_Char1">frect(f, x1, y1, x2, y2)</text:span>, whose interior is the foreground color. An ellipse is drawn with <text:span text:style-name="Reference_20_Char1">ellipse(f, x1, y1, x2, y2)</text:span>. The x and y parameters define a rectangle that contains the figure. The procedure <text:span text:style-name="Reference_20_Char1">fellipse(f, x1, y1, x2, y2)</text:span> draws a filled ellipse.</text:p>
      <text:p text:style-name="Standard">The procedure <text:span text:style-name="Reference_20_Char1">arc(f, x1, y1, x2, y2, rs, re)</text:span> draws an arc line around the ellipse formed by the rectangle formed by the x and y parameters. The start and end points of the arc are described by a special ratio notation that gives the angle. The angles in a 360 degree circle are described by a number from 0 to <text:span text:style-name="Reference_20_Char1">maxint</text:span>. 0 is the 0 degree, or top center, of the ellipse. The angles around the circle clockwise then go from 0 to <text:span text:style-name="Reference_20_Char1">maxint</text:span>, at which time a full 360 degrees have been traversed. For example, <text:span text:style-name="Reference_20_Char1">maxint</text:span> div 2 is 180 degrees, <text:span text:style-name="Reference_20_Char1">maxint</text:span> div 4 is 90 degrees, etc. The parameter <text:span text:style-name="Reference_20_Char1">rs</text:span> gives the angle where the arc starts. The parameter <text:span text:style-name="Reference_20_Char1">re</text:span> gives the angle where the arc ends. Arcs can be specified to cross <text:span text:style-name="Reference_20_Char1">maxint</text:span> back to zero, or use negative degrees, or any combination.</text:p>
      <text:p text:style-name="Standard">The procedure <text:span text:style-name="Reference_20_Char1">farc(f, x1, y1, x2, y2, rs, re)</text:span> draws a filled arc. The procedure <text:span text:style-name="Reference_20_Char1">fcord(f, x1, y1, x2, y2, rs, re)</text:span> draws a filled cord (a line bisecting the circle).</text:p>
      <text:p text:style-name="Standard">Rectangles with rounded corners can be drawn with <text:span text:style-name="Reference_20_Char1">rrect(f, x1, y1, x2, y2, xw, yw)</text:span>. The x and y parameters describe the bounding box, The <text:span text:style-name="Reference_20_Char1">xw</text:span> and <text:span text:style-name="Reference_20_Char1">yw</text:span> parameters describe the size of the ellipses that are placed in the corners to round the edges of the box. To draw a filled rounded rectangle, use <text:span text:style-name="Reference_20_Char1">frrect(f, x1, y1, x2, y2, xw, yw)</text:span>.</text:p>
      <text:p text:style-name="Standard">The general purpose shape <text:span text:style-name="Reference_20_Char1">ftriangle(f, x1, y2, x2, y2, x3, y3)</text:span> draws a filled triangle. Parting with convention, <text:span text:style-name="Reference_20_Char1">graphics</text:span> does not give complex polygon procedures. Rather, you can build up polygons from triangles, and in any case, a high speed drawing engine in hardware would accept triangles only, so the lower level software would have to break up the polygon for you.</text:p>
      <text:p text:style-name="Standard">Single pixels can be set with <text:span text:style-name="Reference_20_Char1">setpixel(f, x, y)</text:span>. </text:p>
      <text:h text:style-name="Heading_20_8" text:outline-level="8"><text:bookmark-start text:name="_Toc4731184"/><text:bookmark-start text:name="__RefHeading___Toc46217_401020179"/>Predefined Pictures<text:bookmark-end text:name="_Toc4731184"/><text:bookmark-end text:name="__RefHeading___Toc46217_401020179"/></text:h>
      <text:p text:style-name="Standard">A picture, or a bitmap, is defined outside the program by a drawing application. Its format is typically operating system specific. <text:span text:style-name="Reference_20_Char1">graphics</text:span> considers pictures to be a cached resource. A picture is loaded from a file by <text:span text:style-name="Reference_20_Char1">loadpict(f, p, fs)</text:span>. The string <text:span text:style-name="Reference_20_Char1">fs</text:span> indicates the file name for the picture file. <text:span text:style-name="Reference_20_Char1">p</text:span> is a <text:soft-page-break/>logical picture number, from 1 to n, and indicates how you want to refer to the picture while its loaded into memory.</text:p>
      <text:p text:style-name="Standard">A logical picture is drawn onto the screen with <text:span text:style-name="Reference_20_Char1">picture(f, p, x1, y1, x2, y2)</text:span>. The parameter <text:span text:style-name="Reference_20_Char1">p</text:span> indicates the logical picture to draw. The x and y parameters indicate the box that the picture is to be drawn into. <text:span text:style-name="Reference_20_Char1">graphics</text:span> will scale or stretch the picture as needed to make the picture fit into the space given.</text:p>
      <text:p text:style-name="Standard">In order to determine the parameters of a picture, such as native size and aspect, the functions <text:span text:style-name="Reference_20_Char1">pictsizx(f, p)</text:span> and <text:span text:style-name="Reference_20_Char1">pictsizy(f, p)</text:span> are used. These give the native size of the picture in x and y, and the aspect ratio of the picture is then found with <text:span text:style-name="Reference_20_Char1">pictsizex(f, p)</text:span>/<text:span text:style-name="Reference_20_Char1">pictsizey(f, p)</text:span>.</text:p>
      <text:h text:style-name="Heading_20_8" text:outline-level="8"><text:bookmark-start text:name="_Toc4731185"/><text:bookmark-start text:name="__RefHeading___Toc46219_401020179"/>Scrolling<text:bookmark-end text:name="_Toc4731185"/><text:bookmark-end text:name="__RefHeading___Toc46219_401020179"/></text:h>
      <text:p text:style-name="Standard">As in <text:span text:style-name="Reference_20_Char1">terminal</text:span>, <text:span text:style-name="Reference_20_Char1">graphics</text:span> can scroll in arbitrary directions. It can also scroll down to the pixel, using the call <text:span text:style-name="Reference_20_Char1">scrollg(f, x, y)</text:span>. The parameters work the same way as the character position parameters of scroll, except that pixels are specified instead of characters.</text:p>
      <text:h text:style-name="Heading_20_8" text:outline-level="8"><text:bookmark-start text:name="_Toc4731186"/><text:bookmark-start text:name="__RefHeading___Toc46221_401020179"/>Clipping<text:bookmark-end text:name="_Toc4731186"/><text:bookmark-end text:name="__RefHeading___Toc46221_401020179"/></text:h>
      <text:p text:style-name="Standard">Clipping is completely automatic in <text:span text:style-name="Reference_20_Char1">graphics</text:span>. Any figure drawn is clipped to the edges of the screen. If a figure is drawn entirely outside the screen bounds, it is completely clipped out.</text:p>
      <text:h text:style-name="Heading_20_8" text:outline-level="8"><text:bookmark-start text:name="_Toc4731187"/><text:bookmark-start text:name="__RefHeading___Toc46223_401020179"/>Mouse Graphical Position<text:bookmark-end text:name="_Toc4731187"/><text:bookmark-end text:name="__RefHeading___Toc46223_401020179"/></text:h>
      <text:p text:style-name="Standard">A new event, <text:span text:style-name="Reference_20_Char1">etmoumovg</text:span>, exists that gives mouse movements in pixels, not just characters. The old <text:span text:style-name="Reference_20_Char1">etmoumov</text:span> still occurs, and carries the character grid message. The <text:span text:style-name="Reference_20_Char1">etmoumovg</text:span> message happens when the mouse moves a pixel, and the <text:span text:style-name="Reference_20_Char1">etmoumov</text:span> message happens when the mouse moves a whole character cell. If you don't need the <text:span text:style-name="Reference_20_Char1">etmoumov</text:span> message, you simply ignore it.</text:p>
      <text:h text:style-name="Heading_20_8" text:outline-level="8"><text:bookmark-start text:name="_Toc4731188"/><text:bookmark-start text:name="__RefHeading___Toc46225_401020179"/>Animation<text:bookmark-end text:name="_Toc4731188"/><text:bookmark-end text:name="__RefHeading___Toc46225_401020179"/></text:h>
      <text:p text:style-name="Standard">In <text:span text:style-name="Reference_20_Char1">terminal</text:span>, the <text:span text:style-name="Reference_20_Char1">select</text:span> call was introduced, that switches between multiple screen buffers. This call is tailor made for double buffer animation, it works in <text:span text:style-name="Reference_20_Char1">graphics</text:span> the same way. Double buffer animation works by having two screen buffers. One of them is drawn, and the other one is displayed. When a "frame" is drawn, i.e., the picture in the buffer currently being draw is complete, the drawing and display buffers are swapped, and then drawing begins on what used to be the display buffer, clearing it if necessary.</text:p>
      <text:p text:style-name="Standard">Double buffering removes any of the ongoing drawing operations from the active screen. Although computers do this quite fast, seeing drawing operations in progress tends to produce annoying flashing effects, sparkles and other effects during the drawing. In addition, although the worst interactions with the painting of the graphics card memory to the display screen have disappeared, there can still be odd effects from the fact that the display is being refreshed across the image being drawn.</text:p>
      <text:p text:style-name="Standard"><text:span text:style-name="Reference_20_Char1">graphics</text:span> supports more than double buffering (triple, quad or better). However, the advantages of this typically diminish as the amount of data being managed grows without a compensating gain in drawing speeds.</text:p>
      <text:p text:style-name="Standard">To reduce flicker effects the buffer is flipped when the display enters its retrace period. Syncing with the display eliminates the effects that occur when writing to the display while the display is drawing across it. The retrace period is when the refresh cycle has finished the last lines on the screen, and will <text:soft-page-break/>head back to the top of the screen. This gives a short time while the display is not doing anything, so if the buffer swap can occur within the retrace, no effects will appear on the screen at all.</text:p>
      <text:p text:style-name="Standard">The solution is the <text:span text:style-name="Reference_20_Char1">etframe</text:span> message. <text:span text:style-name="Reference_20_Char1">etframe</text:span> is sent when the display enters refresh. If the system does not allow notification for retrace, the <text:span text:style-name="Reference_20_Char1">etframe</text:span> message is generated by a timer that keeps either the screen refresh rate, or 30 cycles per second if that cannot be determined.</text:p>
      <text:h text:style-name="Heading_20_8" text:outline-level="8"><text:bookmark-start text:name="_Toc4731189"/><text:bookmark-start text:name="__RefHeading___Toc46227_401020179"/>Copy between buffers<text:bookmark-end text:name="_Toc4731189"/><text:bookmark-end text:name="__RefHeading___Toc46227_401020179"/></text:h>
      <text:p text:style-name="Standard">Blocks of pixels can be copied between buffers with procedure <text:span text:style-name="Reference_20_Char1">blockcopyg(f, s, d, sx1, sy1, sx2, sy2, dx1, dy1, dx2, dy2)</text:span>. This copies a pixel block from a source bounding box to a destination box in the same or a different buffer. It is capable of both resizing the block, as well as using the write mode to place the pixels.</text:p>
      <text:p text:style-name="Standard">Copying between buffers is a very powerful technique to speed animation. Pictures can be constructed and processed in a non-displayed buffer, then copied quickly to a target buffer for display. A program with a lot of animation will typically have an offline buffer just to keep sprites and other drawn objects ready to present. The drawing mode can be used to create stencils and other drawing tools.</text:p>
      <text:h text:style-name="Heading_20_8" text:outline-level="8"><text:bookmark-start text:name="_Toc4731190"/><text:bookmark-start text:name="__RefHeading___Toc46229_401020179"/>Printers<text:bookmark-end text:name="_Toc4731190"/><text:bookmark-end text:name="__RefHeading___Toc46229_401020179"/></text:h>
      <text:p text:style-name="Standard">As with <text:span text:style-name="Reference_20_Char1">terminal</text:span>, <text:span text:style-name="Reference_20_Char1">graphics</text:span> can output to a printer if the printer is graphics capable. The one page buffer contains sufficient pixels to allow a complete page with graphics to be rendered in the buffer, then output to the printer with a <text:span text:style-name="Reference_20_Char1">page</text:span> operation.</text:p>
      <text:p text:style-name="Standard">See <text:span text:style-name="Reference_20_Char1">terminal</text:span> for a list of restrictions on printer operation.</text:p>
      <text:h text:style-name="Heading_20_8" text:outline-level="8"><text:bookmark-start text:name="_Toc4731191"/><text:bookmark-start text:name="__RefHeading___Toc46231_401020179"/>Metafiles<text:bookmark-end text:name="_Toc4731191"/><text:bookmark-end text:name="__RefHeading___Toc46231_401020179"/></text:h>
      <text:p text:style-name="Standard">Metafiles can be written in <text:span text:style-name="Reference_20_Char1">graphics</text:span>. The same comments that apply to metafiles in <text:span text:style-name="Reference_20_Char1">terminal</text:span> apply to metafiles in <text:span text:style-name="Reference_20_Char1">graphics</text:span>.</text:p>
      <text:h text:style-name="Heading_20_8" text:outline-level="8"><text:bookmark-start text:name="_Toc4731192"/><text:bookmark-start text:name="__RefHeading___Toc46233_401020179"/>Remote display<text:bookmark-end text:name="_Toc4731192"/><text:bookmark-end text:name="__RefHeading___Toc46233_401020179"/></text:h>
      <text:p text:style-name="Standard"><text:span text:style-name="Reference_20_Char1">Graphics</text:span> is capable of using a remote display as in <text:span text:style-name="Reference_20_Char1">terminal</text:span>. The same comments as in <text:span text:style-name="Reference_20_Char1">terminal</text:span> apply to <text:span text:style-name="Reference_20_Char1">graphics</text:span>.</text:p>
      <text:h text:style-name="Heading_20_8" text:outline-level="8"><text:bookmark-start text:name="_Ref288200531"/><text:bookmark-start text:name="_Toc4731193"/><text:bookmark-start text:name="__RefHeading___Toc46235_401020179"/>Declarations<text:bookmark-end text:name="_Ref288200531"/><text:bookmark-end text:name="_Toc4731193"/><text:bookmark-end text:name="__RefHeading___Toc46235_401020179"/></text:h>
      <text:p text:style-name="Standard">The declarations for <text:span text:style-name="Reference_20_Char1">graphics</text:span> are very similar to <text:span text:style-name="Reference_20_Char1">terminal</text:span>, with the addition of the mouse move graphical event, and the standard font codes.</text:p>
      <text:p text:style-name="P29" loext:marker-style-name="T16"><text:soft-page-break/><text:span text:style-name="T16">module graphics</text:span>;</text:p>
      <text:p text:style-name="P83" loext:marker-style-name="T16"/>
      <text:p text:style-name="P29" loext:marker-style-name="T16"><text:span text:style-name="T16">const</text:span><text:span text:style-name="T16"/></text:p>
      <text:p text:style-name="P29"/>
      <text:p text:style-name="P29">maxtim = 10; { maximum number of timers available }</text:p>
      <text:p text:style-name="P29">maxbuf = 10; { maximum number of buffers available }</text:p>
      <text:p text:style-name="P29" loext:marker-style-name="T20"><text:span text:style-name="T20">font_term = 1; { terminal font }</text:span><text:span text:style-name="T20"/></text:p>
      <text:p text:style-name="P29" loext:marker-style-name="T20"><text:span text:style-name="T20">font_book = 2; { book font }</text:span><text:span text:style-name="T20"/></text:p>
      <text:p text:style-name="P29" loext:marker-style-name="T20"><text:span text:style-name="T20">font_sign = 3; { sign font }</text:span><text:span text:style-name="T20"/></text:p>
      <text:p text:style-name="P29" loext:marker-style-name="T20"><text:span text:style-name="T20">font_tech = 4; { technical font (vector font) }</text:span><text:span text:style-name="T20"/></text:p>
      <text:p text:style-name="P93" loext:marker-style-name="T20"/>
      <text:p text:style-name="P29" loext:marker-style-name="T16"><text:span text:style-name="T16">type</text:span><text:span text:style-name="T16"/></text:p>
      <text:p text:style-name="P29"/>
      <text:p text:style-name="P29">{ colors displayable in text mode }</text:p>
      <text:p text:style-name="P29">color = (black, white, red, green, blue, cyan, yellow, magenta);</text:p>
      <text:p text:style-name="P29">joyhan = 1..4; { joystick handles }</text:p>
      <text:p text:style-name="P29">joynum = 0..4; { number of joysticks }</text:p>
      <text:p text:style-name="P29">joybut = 1..4; { joystick buttons }</text:p>
      <text:p text:style-name="P29">joybtn = 0..4; { joystick number of buttons }</text:p>
      <text:p text:style-name="P29">joyaxn = 0..3; { joystick axies }</text:p>
      <text:p text:style-name="P29">mounum = 0..4; { number of mice }</text:p>
      <text:p text:style-name="P29">mouhan = 1..4; { mouse handles }</text:p>
      <text:p text:style-name="P29">moubut = 1..4; <text:s/>{ mouse buttons }</text:p>
      <text:p text:style-name="P29">timhan = 1..maxtim; { timer handle }</text:p>
      <text:p text:style-name="P29">funky <text:s/>= 1..100; { function keys }</text:p>
      <text:p text:style-name="P29"/>
      <text:p text:style-name="P29">{ events }</text:p>
      <text:p text:style-name="P29"/>
      <text:p text:style-name="P29">evtcod = (etchar, <text:s text:c="4"/>{ ANSI character returned }</text:p>
      <text:p text:style-name="P29"><text:s text:c="10"/>etup, <text:s text:c="6"/>{ cursor up one line }</text:p>
      <text:p text:style-name="P29"><text:s text:c="10"/>etdown, <text:s text:c="4"/>{ down one line }</text:p>
      <text:p text:style-name="P29"><text:s text:c="10"/>etleft, <text:s text:c="4"/>{ left one character }</text:p>
      <text:p text:style-name="P29"><text:s text:c="10"/>etright, <text:s text:c="3"/>{ right one character }</text:p>
      <text:p text:style-name="P29"><text:s text:c="10"/>etleftw, <text:s text:c="3"/>{ left one word }</text:p>
      <text:p text:style-name="P29"><text:s text:c="10"/>etrightw, <text:s text:c="2"/>{ right one word }</text:p>
      <text:p text:style-name="P29"><text:s text:c="10"/>ethome, <text:s text:c="4"/>{ home of document }</text:p>
      <text:p text:style-name="P29"><text:s text:c="10"/>ethomes, <text:s text:c="3"/>{ home of screen }</text:p>
      <text:p text:style-name="P29"><text:s text:c="10"/>ethomel, <text:s text:c="3"/>{ home of line }</text:p>
      <text:p text:style-name="P29"><text:s text:c="10"/>etend, <text:s text:c="5"/>{ end of document }</text:p>
      <text:p text:style-name="P29"><text:s text:c="10"/>etends, <text:s text:c="4"/>{ end of screen }</text:p>
      <text:p text:style-name="P29"><text:s text:c="10"/>etendl, <text:s text:c="4"/>{ end of line }</text:p>
      <text:p text:style-name="P29"><text:s text:c="10"/>etscrl, <text:s text:c="4"/>{ scroll left one character }</text:p>
      <text:p text:style-name="P29"><text:s text:c="10"/>etscrr, <text:s text:c="4"/>{ scroll right one character }</text:p>
      <text:p text:style-name="P29"><text:s text:c="10"/>etscru, <text:s text:c="4"/>{ scroll up one line }</text:p>
      <text:p text:style-name="P29"><text:s text:c="10"/>etscrd, <text:s text:c="4"/>{ scroll down one line }</text:p>
      <text:p text:style-name="P29"><text:s text:c="10"/>etpagd, <text:s text:c="4"/>{ page down }</text:p>
      <text:p text:style-name="P29"><text:s text:c="10"/>etpagu, <text:s text:c="4"/>{ page up }</text:p>
      <text:p text:style-name="P29"><text:s text:c="10"/>ettab, <text:s text:c="5"/>{ tab }</text:p>
      <text:p text:style-name="P29"><text:s text:c="10"/>etenter, <text:s text:c="3"/>{ enter line }</text:p>
      <text:p text:style-name="P29"><text:soft-page-break/><text:s text:c="10"/>etinsert, <text:s text:c="2"/>{ insert block }</text:p>
      <text:p text:style-name="P29"><text:s text:c="10"/>etinsertl, <text:s/>{ insert line }</text:p>
      <text:p text:style-name="P29"><text:s text:c="10"/>etinsertt, <text:s/>{ insert toggle }</text:p>
      <text:p text:style-name="P29"><text:s text:c="10"/>etdel, <text:s text:c="5"/>{ delete block }</text:p>
      <text:p text:style-name="P29"><text:s text:c="10"/>etdell, <text:s text:c="4"/>{ delete line }</text:p>
      <text:p text:style-name="P29"><text:s text:c="10"/>etdelcf, <text:s text:c="3"/>{ delete character forward }</text:p>
      <text:p text:style-name="P29"><text:s text:c="10"/>etdelcb, <text:s text:c="3"/>{ delete character backward }</text:p>
      <text:p text:style-name="P29"><text:s text:c="10"/>etcopy, <text:s text:c="4"/>{ copy block }</text:p>
      <text:p text:style-name="P29"><text:s text:c="10"/>etcopyl, <text:s text:c="3"/>{ copy line }</text:p>
      <text:p text:style-name="P29"><text:s text:c="10"/>etcan, <text:s text:c="5"/>{ cancel current operation }</text:p>
      <text:p text:style-name="P29"><text:s text:c="10"/>etstop, <text:s text:c="4"/>{ stop current operation }</text:p>
      <text:p text:style-name="P29"><text:s text:c="10"/>etcont, <text:s text:c="4"/>{ continue current operation }</text:p>
      <text:p text:style-name="P29" loext:marker-style-name="T20"><text:s text:c="10"/><text:span text:style-name="T20">etprint, <text:s text:c="3"/>{ print document }</text:span><text:span text:style-name="T20"/></text:p>
      <text:p text:style-name="P29" loext:marker-style-name="T20"><text:span text:style-name="T20"><text:s text:c="10"/>etprintb, <text:s text:c="2"/>{ print block }</text:span><text:span text:style-name="T20"/></text:p>
      <text:p text:style-name="P29"><text:span text:style-name="T20"><text:s text:c="10"/></text:span>etprints, <text:s text:c="2"/>{ print screen }</text:p>
      <text:p text:style-name="P29"><text:s text:c="10"/>etfun, <text:s text:c="5"/>{ function key }</text:p>
      <text:p text:style-name="P29"><text:s text:c="10"/>etmenu, <text:s text:c="4"/>{ display menu }</text:p>
      <text:p text:style-name="P29"><text:s text:c="10"/>etmouba, <text:s text:c="3"/>{ mouse button assertion }</text:p>
      <text:p text:style-name="P29"><text:s text:c="10"/>etmoubd, <text:s text:c="3"/>{ mouse button deassertion }</text:p>
      <text:p text:style-name="P29"><text:s text:c="10"/>etmoumov, <text:s text:c="2"/>{ mouse move }</text:p>
      <text:p text:style-name="P29"><text:s text:c="10"/>ettim, <text:s text:c="5"/>{ timer matures }</text:p>
      <text:p text:style-name="P29"><text:s text:c="10"/>etjoyba, <text:s text:c="3"/>{ joystick button assertion }</text:p>
      <text:p text:style-name="P29"><text:s text:c="10"/>etjoybd, <text:s text:c="3"/>{ joystick button deassertion }</text:p>
      <text:p text:style-name="P29"><text:s text:c="10"/>etjoymov, <text:s text:c="2"/>{ joystick move }</text:p>
      <text:p text:style-name="P29"><text:s text:c="10"/>etterm, <text:s text:c="4"/>{ terminate program }</text:p>
      <text:p text:style-name="P29"><text:s text:c="10"/>etmoumovg, <text:s/>{ mouse move graphical }</text:p>
      <text:p text:style-name="P29"><text:s text:c="10"/>etframe); <text:s text:c="2"/>{ frame sync }</text:p>
      <text:p text:style-name="P29"/>
      <text:p text:style-name="P29">{ event record }</text:p>
      <text:p text:style-name="P29"/>
      <text:p text:style-name="P29">evtrec = <text:span text:style-name="T16">record</text:span></text:p>
      <text:p text:style-name="P29"/>
      <text:p text:style-name="P29"><text:s text:c="3"/><text:span text:style-name="T16">case</text:span> etype: evtcod <text:span text:style-name="T16">of</text:span> { event type }</text:p>
      <text:p text:style-name="P29"/>
      <text:p text:style-name="P29"><text:s text:c="6"/>{ ANSI character returned }</text:p>
      <text:p text:style-name="P29"><text:s text:c="6"/>etchar: <text:s text:c="2"/>(char: <text:s text:c="15"/>char);</text:p>
      <text:p text:style-name="P29"><text:s text:c="6"/>{ timer handle that matured }</text:p>
      <text:p text:style-name="P29"><text:s text:c="6"/>ettim: <text:s text:c="4"/>(timnum: <text:s text:c="13"/>timhan);</text:p>
      <text:p text:style-name="P29"><text:s text:c="6"/>etmoumov: <text:s/>(mmoun: <text:s text:c="14"/>mouhan; <text:s text:c="2"/>{ mouse number }</text:p>
      <text:p text:style-name="P29"><text:s text:c="18"/>moupx, moupy: <text:s text:c="7"/>integer); { mouse movement }</text:p>
      <text:p text:style-name="P29"><text:s text:c="6"/>etmouba: <text:s text:c="2"/>(amoun: <text:s text:c="14"/>mouhan; <text:s text:c="2"/>{ mouse handle }</text:p>
      <text:p text:style-name="P29"><text:s text:c="18"/>amoubn: <text:s text:c="13"/>moubut); <text:s/>{ button number }</text:p>
      <text:p text:style-name="P29"><text:s text:c="6"/>etmoubd: <text:s text:c="2"/>(dmoun: <text:s text:c="14"/>mouhan; <text:s text:c="2"/>{ mouse handle }</text:p>
      <text:p text:style-name="P29"><text:s text:c="18"/>dmoubn: <text:s text:c="13"/>moubut); <text:s/>{ button number }</text:p>
      <text:p text:style-name="P29"><text:s text:c="6"/>etjoyba: <text:s text:c="2"/>(ajoyn: <text:s text:c="14"/>joyhan; <text:s text:c="2"/>{ joystick number }</text:p>
      <text:p text:style-name="P29"><text:s text:c="18"/>ajoybn: <text:s text:c="13"/>joybut); <text:s/>{ button number }</text:p>
      <text:p text:style-name="P29"><text:s text:c="6"/>etjoybd: <text:s text:c="2"/>(djoyn: <text:s text:c="14"/>joyhan; <text:s text:c="2"/>{ joystick number }</text:p>
      <text:p text:style-name="P29"><text:s text:c="18"/>djoybn: <text:s text:c="13"/>joybut); <text:s/>{ button number }</text:p>
      <text:p text:style-name="P29"><text:s text:c="6"/>etjoymov: <text:s/>(mjoyn: <text:s text:c="14"/>joyhan; <text:s text:c="2"/>{ joystick number }</text:p>
      <text:p text:style-name="P29"><text:soft-page-break/><text:s text:c="18"/>joypx, joypy, joypz: integer); { joystick</text:p>
      <text:p text:style-name="P29"><text:s text:c="51"/>coordinates }</text:p>
      <text:p text:style-name="P29"><text:s text:c="6"/>etfun: <text:s text:c="4"/>(fkey: <text:s text:c="15"/>funky); <text:s text:c="2"/>{ function key }</text:p>
      <text:p text:style-name="P29"><text:s text:c="6"/>etmoumovg: (mmoung: <text:s text:c="13"/>mouhan; <text:s text:c="2"/>{ mouse number }</text:p>
      <text:p text:style-name="P29"><text:s text:c="18"/>moupxg, moupyg: <text:s text:c="5"/>integer); { mouse movement }</text:p>
      <text:p text:style-name="P29"><text:s text:c="6"/>etup, etdown, etleft, etright, etleftw, etrightw, ethome,</text:p>
      <text:p text:style-name="P29" loext:marker-style-name="T20"><text:s text:c="6"/><text:span text:style-name="T20">ethomes, ethomel, etend, etends, etendl, etscrl, etscrr,</text:span><text:span text:style-name="T20"/></text:p>
      <text:p text:style-name="P29" loext:marker-style-name="T20"><text:span text:style-name="T20"><text:s text:c="6"/>etscru, etscrd, etpagd, etpagu, ettab, etenter, etinsert,</text:span><text:span text:style-name="T20"/></text:p>
      <text:p text:style-name="P29" loext:marker-style-name="T20"><text:span text:style-name="T20"><text:s text:c="6"/>etinsertl, etinsertt, etdel, etdell, etdelcf, etdelcb, etcopy,</text:span><text:span text:style-name="T20"/></text:p>
      <text:p text:style-name="P29" loext:marker-style-name="T20"><text:span text:style-name="T20"><text:s text:c="6"/>etcopyl, etcan, etstop, etcont, etprint, etprintb, etprints,</text:span><text:span text:style-name="T20"/></text:p>
      <text:p text:style-name="P29"><text:span text:style-name="T20"><text:s text:c="6"/></text:span>etmenu, etterm, etframe: (); { normal events }</text:p>
      <text:p text:style-name="P29"/>
      <text:p text:style-name="P29"><text:s text:c="3"/>{ end }</text:p>
      <text:p text:style-name="P29"/>
      <text:p text:style-name="P29"><text:span text:style-name="T16">end</text:span>;</text:p>
      <text:p text:style-name="P29"/>
      <text:p text:style-name="P29"><text:span text:style-name="T16">begin</text:span> ! graphics</text:p>
      <text:p text:style-name="P29"><text:span text:style-name="T16">end</text:span>.</text:p>
      <text:p text:style-name="Code1"/>
      <text:p text:style-name="Standard">Note that the name of the graphical terminal module retains the name of the original terminal module, but has graphical functionality added.</text:p>
      <text:h text:style-name="Heading_20_8" text:outline-level="8"><text:bookmark-start text:name="_Toc4731194"/><text:bookmark-start text:name="__RefHeading___Toc46237_401020179"/>Event callbacks<text:bookmark-end text:name="_Toc4731194"/><text:bookmark-end text:name="__RefHeading___Toc46237_401020179"/></text:h>
      <text:p text:style-name="Standard">As in <text:span text:style-name="Reference_20_Char1">terminal</text:span>, the events can also be accessed via a series of <text:span text:style-name="Reference_20_Char1">virtual</text:span> procedures. Only one new event procedure exists in the <text:span text:style-name="Reference_20_Char1">graphics</text:span> module over the original event procedures in <text:span text:style-name="Reference_20_Char1">terminal</text:span>:</text:p>
      <text:p text:style-name="P29"><text:span text:style-name="T16">module </text:span>graphics;</text:p>
      <text:p text:style-name="P83" loext:marker-style-name="T16"/>
      <text:p text:style-name="P29"><text:span text:style-name="T16">virtual procedure</text:span> evmoumov(h: mouhan; x, y: integer); <text:span text:style-name="T16">begin end</text:span>;</text:p>
      <text:p text:style-name="Code1"/>
      <text:p text:style-name="Code1"><text:span text:style-name="T16">begin</text:span> ! graphics</text:p>
      <text:p text:style-name="Code1"><text:span text:style-name="T16">end</text:span>.</text:p>
      <text:p text:style-name="Code1"/>
      <text:h text:style-name="Heading_20_8" text:outline-level="8"><text:bookmark-start text:name="_Toc4731195"/><text:bookmark-start text:name="__RefHeading___Toc46239_401020179"/>Graphical Terminal Objects<text:bookmark-end text:name="_Toc4731195"/><text:bookmark-end text:name="__RefHeading___Toc46239_401020179"/></text:h>
      <text:p text:style-name="Standard">All of the procedures, functions and other declarations in <text:span text:style-name="Reference_20_Char1">graphics</text:span> are also available in a class of the form:</text:p>
      <text:p text:style-name="P29"><text:soft-page-break/><text:span text:style-name="T16">module</text:span> graphics;</text:p>
      <text:p text:style-name="P29"/>
      <text:p text:style-name="P29"><text:span text:style-name="T16">class</text:span> surface(<text:span text:style-name="T16">var</text:span> input, output: file);</text:p>
      <text:p text:style-name="P29"/>
      <text:p text:style-name="P29"><text:span text:style-name="T16">extends</text:span> screen;</text:p>
      <text:p text:style-name="P29"/>
      <text:p text:style-name="P29"><text:span text:style-name="T16">var</text:span> er: evtrec; ! event record</text:p>
      <text:p text:style-name="P29"/>
      <text:p text:style-name="P29">! Executive methods</text:p>
      <text:p text:style-name="P29"/>
      <text:p text:style-name="P29"><text:span text:style-name="T16">procedure</text:span> cursor(x, y: integer); <text:span text:style-name="T16">begin</text:span> <text:span text:style-name="T16">end</text:span>;</text:p>
      <text:p text:style-name="P29"><text:span text:style-name="T16">function</text:span> maxx: integer; <text:span text:style-name="T16">begin</text:span> <text:span text:style-name="T16">end</text:span>;</text:p>
      <text:p text:style-name="P29"><text:span text:style-name="T16">function</text:span> maxy: integer; <text:span text:style-name="T16">begin</text:span> <text:span text:style-name="T16">end</text:span>;</text:p>
      <text:p text:style-name="P29"><text:span text:style-name="T16">procedure</text:span> home; <text:span text:style-name="T16">begin</text:span> <text:span text:style-name="T16">end</text:span>;</text:p>
      <text:p text:style-name="P29"><text:span text:style-name="T16">procedure</text:span> del; <text:span text:style-name="T16">begin</text:span> <text:span text:style-name="T16">end</text:span>;</text:p>
      <text:p text:style-name="P29"><text:span text:style-name="T16">procedure</text:span> up; <text:span text:style-name="T16">begin</text:span> <text:span text:style-name="T16">end</text:span>;</text:p>
      <text:p text:style-name="P29"><text:span text:style-name="T16">procedure</text:span> down; <text:span text:style-name="T16">begin</text:span> <text:span text:style-name="T16">end</text:span>;</text:p>
      <text:p text:style-name="P29"><text:span text:style-name="T16">procedure</text:span> left; <text:span text:style-name="T16">begin</text:span> <text:span text:style-name="T16">end</text:span>;</text:p>
      <text:p text:style-name="P29"><text:span text:style-name="T16">procedure</text:span> right; <text:span text:style-name="T16">begin</text:span> <text:span text:style-name="T16">end</text:span>;</text:p>
      <text:p text:style-name="P29"><text:span text:style-name="T16">procedure</text:span> blink(e: boolean); <text:span text:style-name="T16">begin</text:span> <text:span text:style-name="T16">end</text:span>;</text:p>
      <text:p text:style-name="P29"><text:span text:style-name="T16">procedure</text:span> reverse(e: boolean); <text:span text:style-name="T16">begin</text:span> <text:span text:style-name="T16">end</text:span>;</text:p>
      <text:p text:style-name="P29"><text:span text:style-name="T16">procedure</text:span> underline(e: boolean); <text:span text:style-name="T16">begin</text:span> <text:span text:style-name="T16">end</text:span>;</text:p>
      <text:p text:style-name="P29"><text:span text:style-name="T16">procedure</text:span> superscript(e: boolean); <text:span text:style-name="T16">begin</text:span> <text:span text:style-name="T16">end</text:span>;</text:p>
      <text:p text:style-name="P29"><text:span text:style-name="T16">procedure</text:span> subscript(e: boolean); <text:span text:style-name="T16">begin</text:span> <text:span text:style-name="T16">end</text:span>;</text:p>
      <text:p text:style-name="P29"><text:span text:style-name="T16">procedure</text:span> italic(e: boolean); <text:span text:style-name="T16">begin</text:span> <text:span text:style-name="T16">end</text:span>;</text:p>
      <text:p text:style-name="P29"><text:span text:style-name="T16">procedure</text:span> bold(e: boolean); <text:span text:style-name="T16">begin</text:span> <text:span text:style-name="T16">end</text:span>;</text:p>
      <text:p text:style-name="P29"><text:span text:style-name="T16">procedure</text:span> strikeout(e: boolean); <text:span text:style-name="T16">begin</text:span> <text:span text:style-name="T16">end</text:span>;</text:p>
      <text:p text:style-name="P29"><text:span text:style-name="T16">procedure</text:span> standout(e: boolean); <text:span text:style-name="T16">begin</text:span> <text:span text:style-name="T16">end</text:span>;</text:p>
      <text:p text:style-name="P29"><text:span text:style-name="T16">procedure</text:span> fcolor(c: color); <text:span text:style-name="T16">begin</text:span> <text:span text:style-name="T16">end</text:span>;</text:p>
      <text:p text:style-name="P29"><text:span text:style-name="T16">procedure</text:span> bcolor(c: color); <text:span text:style-name="T16">begin</text:span> <text:span text:style-name="T16">end</text:span>;</text:p>
      <text:p text:style-name="P29"><text:span text:style-name="T16">procedure</text:span> auto(e: boolean); <text:span text:style-name="T16">begin</text:span> <text:span text:style-name="T16">end</text:span>;</text:p>
      <text:p text:style-name="P29"><text:span text:style-name="T16">procedure</text:span> curvis(e: boolean); <text:span text:style-name="T16">begin</text:span> <text:span text:style-name="T16">end</text:span>;</text:p>
      <text:p text:style-name="P29"><text:span text:style-name="T16">procedure</text:span> scroll(x, y: integer); <text:span text:style-name="T16">begin</text:span> <text:span text:style-name="T16">end</text:span>;</text:p>
      <text:p text:style-name="P29"><text:span text:style-name="T16">function</text:span> curx: integer; <text:span text:style-name="T16">begin</text:span> <text:span text:style-name="T16">end</text:span>;</text:p>
      <text:p text:style-name="P29"><text:span text:style-name="T16">function</text:span> cury: integer; <text:span text:style-name="T16">begin</text:span> <text:span text:style-name="T16">end</text:span>;</text:p>
      <text:p text:style-name="P29"><text:span text:style-name="T16">function</text:span> curbnd: boolean; <text:span text:style-name="T16">begin</text:span> <text:span text:style-name="T16">end</text:span>;</text:p>
      <text:p text:style-name="P29"><text:span text:style-name="T16">procedure</text:span> select(u, d: integer); <text:span text:style-name="T16">begin</text:span> <text:span text:style-name="T16">end</text:span>;</text:p>
      <text:p text:style-name="P29"><text:span text:style-name="T16">procedure</text:span> event; <text:span text:style-name="T16">begin</text:span> <text:span text:style-name="T16">end</text:span>;</text:p>
      <text:p text:style-name="P29"><text:span text:style-name="T16">procedure</text:span> timer(i: timhan; t: integer; r: boolean); <text:span text:style-name="T16">begin</text:span> <text:span text:style-name="T16">end</text:span>;</text:p>
      <text:p text:style-name="P29"><text:span text:style-name="T16">procedure</text:span> killtimer(i: timhan); <text:span text:style-name="T16">begin</text:span> <text:span text:style-name="T16">end</text:span>;</text:p>
      <text:p text:style-name="P29"><text:span text:style-name="T16">function</text:span> mouse: mounum; <text:span text:style-name="T16">begin</text:span> <text:span text:style-name="T16">end</text:span>;</text:p>
      <text:p text:style-name="P29"><text:span text:style-name="T16">function</text:span> mousebutton(m: mouhan): moubut; <text:span text:style-name="T16">begin</text:span> <text:span text:style-name="T16">end</text:span>;</text:p>
      <text:p text:style-name="P29"><text:span text:style-name="T16">function</text:span> joystick: joynum; <text:span text:style-name="T16">begin</text:span> <text:span text:style-name="T16">end</text:span>;</text:p>
      <text:p text:style-name="P29"><text:span text:style-name="T16">function</text:span> joybutton(j: joyhan): joybtn; <text:span text:style-name="T16">begin</text:span> <text:span text:style-name="T16">end</text:span>;</text:p>
      <text:p text:style-name="P29"><text:span text:style-name="T16">function</text:span> joyaxis(j: joyhan): joyaxn; <text:span text:style-name="T16">begin</text:span> <text:span text:style-name="T16">end</text:span>;</text:p>
      <text:p text:style-name="P29"><text:span text:style-name="T16">procedure</text:span> settab(t: integer); <text:span text:style-name="T16">begin</text:span> <text:span text:style-name="T16">end</text:span>;</text:p>
      <text:p text:style-name="P29"><text:span text:style-name="T16">procedure</text:span> restab(t: integer); <text:span text:style-name="T16">begin</text:span> <text:span text:style-name="T16">end</text:span>;</text:p>
      <text:p text:style-name="P29"><text:span text:style-name="T16">procedure</text:span> clrtab; <text:span text:style-name="T16">begin</text:span> <text:span text:style-name="T16">end</text:span>;</text:p>
      <text:p text:style-name="P29"><text:span text:style-name="T16">function</text:span> funkey: funky; <text:span text:style-name="T16">begin</text:span> <text:span text:style-name="T16">end</text:span>;</text:p>
      <text:p text:style-name="P29"><text:soft-page-break/><text:span text:style-name="T16">function</text:span> frametimer(e: boolean); <text:span text:style-name="T16">begin</text:span> <text:span text:style-name="T16">end</text:span>;</text:p>
      <text:p text:style-name="P29"><text:span text:style-name="T16">procedure</text:span> autohold(e: boolean); <text:span text:style-name="T16">begin</text:span> <text:span text:style-name="T16">end</text:span>;</text:p>
      <text:p text:style-name="P29"><text:span text:style-name="T16">procedure</text:span> wrtstr(s: string); <text:span text:style-name="T16">begin</text:span> <text:span text:style-name="T16">end</text:span>;</text:p>
      <text:p text:style-name="P29"><text:span text:style-name="T16">function</text:span> maxxg: integer; <text:span text:style-name="T16">begin end</text:span>;</text:p>
      <text:p text:style-name="P29"><text:span text:style-name="T16">function</text:span> maxyg: integer; <text:span text:style-name="T16">begin end</text:span>;</text:p>
      <text:p text:style-name="P29"><text:span text:style-name="T16">function</text:span> curxg: integer; <text:span text:style-name="T16">begin end</text:span>;</text:p>
      <text:p text:style-name="P29"><text:span text:style-name="T16">function</text:span> curyg: integer; <text:span text:style-name="T16">begin end</text:span>;</text:p>
      <text:p text:style-name="P29"><text:span text:style-name="T16">procedure</text:span> line(x1, y1, x2, y2: integer); <text:span text:style-name="T16">begin end</text:span>;</text:p>
      <text:p text:style-name="P29"><text:span text:style-name="T16">overload</text:span> procedure line(var f: text; x2, y2: integer); <text:span text:style-name="T16">begin end</text:span>;</text:p>
      <text:p text:style-name="P29"><text:span text:style-name="T16">overload</text:span> procedure line(x2, y2: integer); <text:span text:style-name="T16">begin end</text:span>;</text:p>
      <text:p text:style-name="P29"><text:span text:style-name="T16">overload</text:span> procedure linewidth(w: integer); <text:span text:style-name="T16">begin end</text:span>;</text:p>
      <text:p text:style-name="P29"><text:span text:style-name="T16">procedure</text:span> rect(x1, y1, x2, y2: integer); <text:span text:style-name="T16">begin end</text:span>;</text:p>
      <text:p text:style-name="P29"><text:span text:style-name="T16">procedure</text:span> frect(x1, y1, x2, y2: integer); <text:span text:style-name="T16">begin end</text:span>;</text:p>
      <text:p text:style-name="P29"><text:span text:style-name="T16">procedure</text:span> rrect(x1, y1, x2, y2, xs, ys: integer); <text:span text:style-name="T16">begin end</text:span>;</text:p>
      <text:p text:style-name="P29"><text:span text:style-name="T16">procedure</text:span> frrect(x1, y1, x2, y2, xs, ys: integer); <text:span text:style-name="T16">begin end</text:span>;</text:p>
      <text:p text:style-name="P29"><text:span text:style-name="T16">procedure</text:span> ellipse(x1, y1, x2, y2: integer); <text:span text:style-name="T16">begin end</text:span>;</text:p>
      <text:p text:style-name="P29"><text:span text:style-name="T16">procedure</text:span> fellipse(x1, y1, x2, y2: integer); <text:span text:style-name="T16">begin end</text:span>;</text:p>
      <text:p text:style-name="P29"><text:span text:style-name="T16">procedure</text:span> arc(x1, y1, x2, y2, sa, ea: integer); <text:span text:style-name="T16">begin end</text:span>;</text:p>
      <text:p text:style-name="P29"><text:span text:style-name="T16">procedure</text:span> farc(x1, y1, x2, y2, sa, ea: integer); <text:span text:style-name="T16">begin end</text:span>;</text:p>
      <text:p text:style-name="P29"><text:span text:style-name="T16">procedure</text:span> fchord(x1, y1, x2, y2, sa, ea: integer); <text:span text:style-name="T16">begin end</text:span>;</text:p>
      <text:p text:style-name="P29"><text:span text:style-name="T16">procedure</text:span> ftriangle(x1, y1, x2, y2, x3, y3: integer); <text:span text:style-name="T16">begin end</text:span>;</text:p>
      <text:p text:style-name="P29"><text:span text:style-name="T16">overload</text:span> procedure ftriangle(var f: text; x2, y2, x3, y3: integer); <text:span text:style-name="T16">begin end</text:span>;</text:p>
      <text:p text:style-name="P29"><text:span text:style-name="T16">overload</text:span> procedure ftriangle(x2, y2, x3, y3: integer); <text:span text:style-name="T16">begin end</text:span>;</text:p>
      <text:p text:style-name="P29"><text:span text:style-name="T16">overload</text:span> procedure ftriangle(var f: text; x3, y3: integer); <text:span text:style-name="T16">begin end</text:span>;</text:p>
      <text:p text:style-name="P29"><text:span text:style-name="T16">overload</text:span> procedure ftriangle(x3, y3: integer); <text:span text:style-name="T16">begin end</text:span>;</text:p>
      <text:p text:style-name="P29"><text:span text:style-name="T16">procedure</text:span> cursorg(x, y: integer); <text:span text:style-name="T16">begin end</text:span>;</text:p>
      <text:p text:style-name="P29"><text:span text:style-name="T16">function</text:span> baseline: integer; <text:span text:style-name="T16">begin end</text:span>;</text:p>
      <text:p text:style-name="P29"><text:span text:style-name="T16">procedure</text:span> setpixel(x, y: integer); <text:span text:style-name="T16">begin end</text:span>;</text:p>
      <text:p text:style-name="P29"><text:span text:style-name="T16">procedure</text:span> fover; <text:span text:style-name="T16">begin end</text:span>;</text:p>
      <text:p text:style-name="P29"><text:span text:style-name="T16">procedure</text:span> bover; <text:span text:style-name="T16">begin end</text:span>;</text:p>
      <text:p text:style-name="P29"><text:span text:style-name="T16">procedure</text:span> finvis; <text:span text:style-name="T16">begin end</text:span>;</text:p>
      <text:p text:style-name="P29"><text:span text:style-name="T16">procedure</text:span> binvis; <text:span text:style-name="T16">begin end</text:span>;</text:p>
      <text:p text:style-name="P29"><text:span text:style-name="T16">procedure</text:span> fxor; <text:span text:style-name="T16">begin end</text:span>;</text:p>
      <text:p text:style-name="P29"><text:span text:style-name="T16">procedure</text:span> bxor; begin end;</text:p>
      <text:p text:style-name="P29"><text:span text:style-name="T16">function</text:span> chrsizx: integer; <text:span text:style-name="T16">begin end</text:span>;</text:p>
      <text:p text:style-name="P29"><text:span text:style-name="T16">function</text:span> chrsizy: integer; <text:span text:style-name="T16">begin end</text:span>;</text:p>
      <text:p text:style-name="P29"><text:span text:style-name="T16">function</text:span> fonts: integer; <text:span text:style-name="T16">begin end</text:span>;</text:p>
      <text:p text:style-name="P29"><text:span text:style-name="T16">procedure</text:span> font(fc: integer); <text:span text:style-name="T16">begin end</text:span>;</text:p>
      <text:p text:style-name="P29"><text:span text:style-name="T16">procedure</text:span> fontnam(fc: integer; var fns: string); <text:span text:style-name="T16">begin end</text:span>;</text:p>
      <text:p text:style-name="P29"><text:span text:style-name="T16">procedure</text:span> fontsiz(s: integer); <text:span text:style-name="T16">begin end</text:span>;</text:p>
      <text:p text:style-name="P29"><text:span text:style-name="T16">procedure</text:span> chrspcy(s: integer); <text:span text:style-name="T16">begin end</text:span>;</text:p>
      <text:p text:style-name="P29"><text:span text:style-name="T16">procedure</text:span> chrspcx(s: integer); begin end;</text:p>
      <text:p text:style-name="P29"><text:span text:style-name="T16">function</text:span> dpmx: integer; <text:span text:style-name="T16">begin end</text:span>;</text:p>
      <text:p text:style-name="P29"><text:span text:style-name="T16">function</text:span> dpmy: integer; <text:span text:style-name="T16">begin end</text:span>;</text:p>
      <text:p text:style-name="P29"><text:span text:style-name="T16">function</text:span> strsiz(view s: string): integer; <text:span text:style-name="T16">begin end</text:span>;</text:p>
      <text:p text:style-name="P29"><text:span text:style-name="T16">function</text:span> strsizp(view s: string): integer; <text:span text:style-name="T16">begin end</text:span>;</text:p>
      <text:p text:style-name="P29"><text:span text:style-name="T16">function</text:span> chrpos(view s: string; p: integer): integer; <text:span text:style-name="T16">begin end</text:span>;</text:p>
      <text:p text:style-name="P29"><text:soft-page-break/><text:span text:style-name="T16">procedure</text:span> writejust(view s: string; n: integer); <text:span text:style-name="T16">begin end</text:span>;</text:p>
      <text:p text:style-name="P29"><text:span text:style-name="T16">function</text:span> justpos(view s: string; p, n: integer): integer; <text:span text:style-name="T16">begin end</text:span>;</text:p>
      <text:p text:style-name="P29"><text:span text:style-name="T16">procedure</text:span> condensed(e: boolean); <text:span text:style-name="T16">begin end</text:span>;</text:p>
      <text:p text:style-name="P29"><text:span text:style-name="T16">procedure</text:span> extended(e: boolean); <text:span text:style-name="T16">begin end</text:span>;</text:p>
      <text:p text:style-name="P29"><text:span text:style-name="T16">procedure</text:span> xlight(e: boolean); <text:span text:style-name="T16">begin end</text:span>;</text:p>
      <text:p text:style-name="P29"><text:span text:style-name="T16">procedure</text:span> light(e: boolean); <text:span text:style-name="T16">begin end</text:span>;</text:p>
      <text:p text:style-name="P29"><text:span text:style-name="T16">procedure</text:span> xbold(e: boolean); <text:span text:style-name="T16">begin end</text:span>;</text:p>
      <text:p text:style-name="P29"><text:span text:style-name="T16">procedure</text:span> hollow(e: boolean); <text:span text:style-name="T16">begin end</text:span>;</text:p>
      <text:p text:style-name="P29"><text:span text:style-name="T16">procedure</text:span> raised(e: boolean); <text:span text:style-name="T16">begin end</text:span>;</text:p>
      <text:p text:style-name="P29"><text:span text:style-name="T16">procedure</text:span> settabg(t: integer); <text:span text:style-name="T16">begin end</text:span>;</text:p>
      <text:p text:style-name="P29"><text:span text:style-name="T16">procedure</text:span> restabg(t: integer); <text:span text:style-name="T16">begin end</text:span>;</text:p>
      <text:p text:style-name="P29"><text:span text:style-name="T16">procedure</text:span> fcolorg(var f: text; r, g, b: integer); <text:span text:style-name="T16">begin end</text:span>;</text:p>
      <text:p text:style-name="P29"><text:span text:style-name="T16">procedure</text:span> fcolor(var f: text; r, g, b: integer); <text:span text:style-name="T16">begin end</text:span>;</text:p>
      <text:p text:style-name="P29"><text:span text:style-name="T16">overload</text:span> procedure fcolor(r, g, b: integer); <text:span text:style-name="T16">begin end</text:span>;</text:p>
      <text:p text:style-name="P29"><text:span text:style-name="T16">procedure</text:span> bcolorg(r, g, b: integer); <text:span text:style-name="T16">begin end</text:span>;</text:p>
      <text:p text:style-name="P29"><text:span text:style-name="T16">procedure</text:span> bcolor(var f: text; r, g, b: integer); <text:span text:style-name="T16">begin end</text:span>;</text:p>
      <text:p text:style-name="P29"><text:span text:style-name="T16">overload</text:span> procedure bcolor(r, g, b: integer); <text:span text:style-name="T16">begin end</text:span>;</text:p>
      <text:p text:style-name="P29"><text:span text:style-name="T16">procedure</text:span> loadpict(p: integer; view fn: string); <text:span text:style-name="T16">begin end</text:span>;</text:p>
      <text:p text:style-name="P29"><text:span text:style-name="T16">function</text:span> pictsizx(p: integer): integer; <text:span text:style-name="T16">begin end</text:span>;</text:p>
      <text:p text:style-name="P29"><text:span text:style-name="T16">function</text:span> pictsizy(p: integer): integer; <text:span text:style-name="T16">begin end</text:span>;</text:p>
      <text:p text:style-name="P29"><text:span text:style-name="T16">procedure</text:span> picture(p: integer; x1, y1, x2, y2: integer); <text:span text:style-name="T16">begin end</text:span>;</text:p>
      <text:p text:style-name="P29"><text:span text:style-name="T16">procedure</text:span> delpict(p: integer); <text:span text:style-name="T16">begin end</text:span>;</text:p>
      <text:p text:style-name="P29"><text:span text:style-name="T16">procedure</text:span> scrollg(x, y: integer); <text:span text:style-name="T16">begin end</text:span>;</text:p>
      <text:p text:style-name="P29"/>
      <text:p text:style-name="P29">! Event callbacks</text:p>
      <text:p text:style-name="P29"/>
      <text:p text:style-name="P29"><text:span text:style-name="T16">virtual procedure</text:span> evchar(c: char); <text:span text:style-name="T16">begin end</text:span>;</text:p>
      <text:p text:style-name="P29"><text:span text:style-name="T16">virtual procedure</text:span> evtim(t: timhan); <text:span text:style-name="T16">begin end</text:span>;</text:p>
      <text:p text:style-name="P29"><text:span text:style-name="T16">virtual procedure</text:span> evmoumov(m: mouhan); <text:span text:style-name="T16">begin end</text:span>;</text:p>
      <text:p text:style-name="P29"><text:span text:style-name="T16">virtual procedure</text:span> evmouba(h: mouhan; b: moubut); <text:span text:style-name="T16">begin end</text:span>;</text:p>
      <text:p text:style-name="P29"><text:span text:style-name="T16">virtual procedure</text:span> evmoubd(h: mouhan; b: moubut); <text:span text:style-name="T16">begin end</text:span>;</text:p>
      <text:p text:style-name="P29"><text:span text:style-name="T16">virtual procedure</text:span> evjoyba(h: joyhan; b: joybut); begin end;</text:p>
      <text:p text:style-name="P29"><text:span text:style-name="T16">virtual procedure</text:span> evjoybd(h: joyhan; b: joybut); <text:span text:style-name="T16">begin end</text:span>;</text:p>
      <text:p text:style-name="P29"><text:span text:style-name="T16">virtual procedure</text:span> evjoymov(h: joyhan; x, y, z: integer); <text:span text:style-name="T16">begin en</text:span>d;</text:p>
      <text:p text:style-name="P29"><text:span text:style-name="T16">virtual procedure</text:span> evfun(k: funky); <text:span text:style-name="T16">begin end</text:span>;</text:p>
      <text:p text:style-name="P29"><text:span text:style-name="T16">virtual procedure</text:span> evup; <text:span text:style-name="T16">begin end</text:span>;</text:p>
      <text:p text:style-name="P29"><text:span text:style-name="T16">virtual procedure</text:span> evdown; <text:span text:style-name="T16">begin end</text:span>;</text:p>
      <text:p text:style-name="P29"><text:span text:style-name="T16">virtual procedure</text:span> evleft; <text:span text:style-name="T16">begin end</text:span>;</text:p>
      <text:p text:style-name="P29"><text:span text:style-name="T16">virtual procedure</text:span> evright; <text:span text:style-name="T16">begin end</text:span>;</text:p>
      <text:p text:style-name="P29"><text:span text:style-name="T16">virtual procedure</text:span> evleftw; <text:span text:style-name="T16">begin end</text:span>;</text:p>
      <text:p text:style-name="P29"><text:span text:style-name="T16">virtual procedure</text:span> evrightw; <text:span text:style-name="T16">begin end</text:span>;</text:p>
      <text:p text:style-name="P29"><text:span text:style-name="T16">virtual procedure</text:span> evhome; <text:span text:style-name="T16">begin end</text:span>;</text:p>
      <text:p text:style-name="P29"><text:span text:style-name="T16">virtual procedure</text:span> evhomes; <text:span text:style-name="T16">begin end</text:span>;</text:p>
      <text:p text:style-name="P29"><text:span text:style-name="T16">virtual procedure</text:span> evhomel; <text:span text:style-name="T16">begin end</text:span>;</text:p>
      <text:p text:style-name="P29"><text:span text:style-name="T16">virtual procedure</text:span> evend; <text:span text:style-name="T16">begin end</text:span>;</text:p>
      <text:p text:style-name="P29"><text:span text:style-name="T16">virtual procedure</text:span> evends; <text:span text:style-name="T16">begin end</text:span>;</text:p>
      <text:p text:style-name="P29"><text:span text:style-name="T16">virtual procedure</text:span> evendl; <text:span text:style-name="T16">begin end</text:span>;</text:p>
      <text:p text:style-name="P29"><text:span text:style-name="T16">virtual procedure</text:span> evscrl; <text:span text:style-name="T16">begin end</text:span>;</text:p>
      <text:p text:style-name="P29"><text:span text:style-name="T16">virtual procedure</text:span> evscrr; <text:span text:style-name="T16">begin end</text:span>;</text:p>
      <text:p text:style-name="P29"><text:soft-page-break/><text:span text:style-name="T16">virtual procedure</text:span> evscru; <text:span text:style-name="T16">begin end</text:span>;</text:p>
      <text:p text:style-name="P29"><text:span text:style-name="T16">virtual procedure</text:span> evscrd; <text:span text:style-name="T16">begin end</text:span>;</text:p>
      <text:p text:style-name="P29"><text:span text:style-name="T16">virtual procedure</text:span> evpagd; <text:span text:style-name="T16">begin end</text:span>;</text:p>
      <text:p text:style-name="P29"><text:span text:style-name="T16">virtual procedure</text:span> evpagu; <text:span text:style-name="T16">begin end</text:span>;</text:p>
      <text:p text:style-name="P29"><text:span text:style-name="T16">virtual procedure</text:span> evtab; <text:span text:style-name="T16">begin end</text:span>;</text:p>
      <text:p text:style-name="P29"><text:span text:style-name="T16">virtual procedure</text:span> eventer; <text:span text:style-name="T16">begin end</text:span>;</text:p>
      <text:p text:style-name="P29"><text:span text:style-name="T16">virtual procedure</text:span> evinsert; <text:span text:style-name="T16">begin end</text:span>;</text:p>
      <text:p text:style-name="P29"><text:span text:style-name="T16">virtual procedure</text:span> evinsertl; <text:span text:style-name="T16">begin end</text:span>;</text:p>
      <text:p text:style-name="P29"><text:span text:style-name="T16">virtual procedure</text:span> evinsertt; <text:span text:style-name="T16">begin end</text:span>;</text:p>
      <text:p text:style-name="P29"><text:span text:style-name="T16">virtual procedure</text:span> evdel; <text:span text:style-name="T16">begin end</text:span>;</text:p>
      <text:p text:style-name="P29"><text:span text:style-name="T16">virtual procedure</text:span> evdell; <text:span text:style-name="T16">begin end</text:span>;</text:p>
      <text:p text:style-name="P29"><text:span text:style-name="T16">virtual procedure</text:span> evdelcf; <text:span text:style-name="T16">begin end</text:span>;</text:p>
      <text:p text:style-name="P29"><text:span text:style-name="T16">virtual procedure</text:span> evdelcb; <text:span text:style-name="T16">begin end</text:span>;</text:p>
      <text:p text:style-name="P29"><text:span text:style-name="T16">virtual procedure</text:span> evcopy; <text:span text:style-name="T16">begin end</text:span>;</text:p>
      <text:p text:style-name="P29"><text:span text:style-name="T16">virtual procedure</text:span> evcopyl; <text:span text:style-name="T16">begin end</text:span>;</text:p>
      <text:p text:style-name="P29"><text:span text:style-name="T16">virtual procedure</text:span> evcan; <text:span text:style-name="T16">begin end</text:span>;</text:p>
      <text:p text:style-name="P29"><text:span text:style-name="T16">virtual procedure</text:span> evstop; <text:span text:style-name="T16">begin end</text:span>;</text:p>
      <text:p text:style-name="P29"><text:span text:style-name="T16">virtual procedure</text:span> evcont; <text:span text:style-name="T16">begin end</text:span>;</text:p>
      <text:p text:style-name="P29"><text:span text:style-name="T16">virtual procedure</text:span> evprint; <text:span text:style-name="T16">begin end</text:span>;</text:p>
      <text:p text:style-name="P29"><text:span text:style-name="T16">virtual procedure</text:span> evprintb; <text:span text:style-name="T16">begin end</text:span>;</text:p>
      <text:p text:style-name="P29"><text:span text:style-name="T16">virtual procedure</text:span> evprints; <text:span text:style-name="T16">begin end</text:span>;</text:p>
      <text:p text:style-name="P29"><text:span text:style-name="T16">virtual procedure</text:span> evmenu; <text:span text:style-name="T16">begin end</text:span>;</text:p>
      <text:p text:style-name="P29"><text:span text:style-name="T16">virtual procedure</text:span> evterm; <text:span text:style-name="T16">begin end</text:span>;</text:p>
      <text:p text:style-name="P29"><text:span text:style-name="T16">virtual procedure</text:span> evmoumovg(m: mouhan); <text:span text:style-name="T16">begin end</text:span>;</text:p>
      <text:p text:style-name="P29"><text:span text:style-name="T16">virtual</text:span> <text:span text:style-name="T16">procedure</text:span> evframe; <text:span text:style-name="T16">begin end;</text:span></text:p>
      <text:p text:style-name="P29"/>
      <text:p text:style-name="P29"><text:span text:style-name="T16">begin</text:span> ! surface</text:p>
      <text:p text:style-name="P29"/>
      <text:p text:style-name="P29"><text:span text:style-name="T16">end</text:span>.</text:p>
      <text:p text:style-name="P29"/>
      <text:p text:style-name="Code1"><text:span text:style-name="T16">begin</text:span> ! graphics</text:p>
      <text:p text:style-name="Code1"/>
      <text:p text:style-name="Code1"><text:span text:style-name="T16">end</text:span>.</text:p>
      <text:p text:style-name="Code1"/>
      <text:p text:style-name="Standard">The complete catalog of procedures and functions from <text:span text:style-name="Reference_20_Char1">graphics</text:span> are available as methods in the <text:span text:style-name="Reference_20_Char1">surface</text:span> class. There are minor differences, which are detailed with the procedure and function descriptions in <text:bookmark-ref text:reference-format="number" text:ref-name="_Ref251353925">K.23</text:bookmark-ref>.</text:p>
      <text:p text:style-name="Standard">The class <text:span text:style-name="Reference_20_Char1">screen</text:span> as specified in <text:span text:style-name="Reference_20_Char1">terminal</text:span> is carried forward into graphics and extended to become <text:span text:style-name="Reference_20_Char1">surface</text:span>.</text:p>
      <text:p text:style-name="Standard">When a <text:span text:style-name="Reference_20_Char1">surface</text:span> object is instantiated, it accepts an input and an output file as parameters. Normally these are the standard <text:span text:style-name="Reference_20_Char1">input</text:span> and standard <text:span text:style-name="Reference_20_Char1">output</text:span> files of the program. However, this can be different files in derived objects.</text:p>
      <text:p text:style-name="Standard">A <text:span text:style-name="Reference_20_Char1">surface</text:span> object also contains an event record, so it is not necessary to specify an external event record in the <text:span text:style-name="Reference_20_Char1">event</text:span> procedure.</text:p>
      <text:p text:style-name="Standard">A <text:span text:style-name="Reference_20_Char1">surface</text:span> object can be created as follows:</text:p>
      <text:p text:style-name="P39" loext:marker-style-name="T16"><text:soft-page-break/><text:span text:style-name="T16">program p;</text:span><text:span text:style-name="T16"/></text:p>
      <text:p text:style-name="P88" loext:marker-style-name="T16"/>
      <text:p text:style-name="P39"><text:span text:style-name="T16">joins </text:span>graphics;</text:p>
      <text:p text:style-name="P88" loext:marker-style-name="T16"/>
      <text:p text:style-name="P39"><text:span text:style-name="T16">var</text:span> si(input, output): graphics.surface;</text:p>
      <text:p text:style-name="P39"/>
      <text:p text:style-name="P39" loext:marker-style-name="T16"><text:span text:style-name="T16">begin</text:span><text:span text:style-name="T16"/></text:p>
      <text:p text:style-name="P39"/>
      <text:p text:style-name="P39"><text:s text:c="3"/>si.home; { send cursor to home position }</text:p>
      <text:p text:style-name="P39"><text:s text:c="3"/>writeln(si.output, ‘hello, terminal world’);</text:p>
      <text:p text:style-name="P39"><text:s text:c="3"/><text:span text:style-name="T16">repeat</text:span> { event loop }</text:p>
      <text:p text:style-name="P39"/>
      <text:p text:style-name="P39"><text:s text:c="6"/>si.event; { get next event }</text:p>
      <text:p text:style-name="P39"><text:s text:c="6"/>{ process events }</text:p>
      <text:p text:style-name="P39"/>
      <text:p text:style-name="P39"><text:s text:c="3"/><text:span text:style-name="T16">until</text:span> si.er.type = etterm { loop until program cancelled }</text:p>
      <text:p text:style-name="P39"/>
      <text:p text:style-name="Code1"><text:span text:style-name="T16">end</text:span>.</text:p>
      <text:p text:style-name="Code1"/>
      <text:p text:style-name="Standard">Where <text:span text:style-name="Reference_20_Char1">si</text:span> is the <text:span text:style-name="Reference_20_Char1">surface</text:span> object. <text:span text:style-name="Reference_20_Char1">surface</text:span> objects can be instantiated statically or dynamically.</text:p>
      <text:p text:style-name="Standard"><text:span text:style-name="Reference_20_Char1">surface</text:span> objects contain their own state for the following:</text:p>
      <text:list text:style-name="WWNum26">
        <text:list-item>
          <text:p text:style-name="P203">Location of cursor.</text:p>
        </text:list-item>
        <text:list-item>
          <text:p text:style-name="P203">Current attributes and colors.</text:p>
        </text:list-item>
        <text:list-item>
          <text:p text:style-name="P203">Current font and size.</text:p>
        </text:list-item>
        <text:list-item>
          <text:p text:style-name="P203">Buffer working/display status.</text:p>
        </text:list-item>
        <text:list-item>
          <text:p text:style-name="P203">Tab stops.</text:p>
        </text:list-item>
        <text:list-item>
          <text:p text:style-name="P203">Timer numbers.</text:p>
        </text:list-item>
        <text:list-item>
          <text:p text:style-name="P203">Cached pictures.</text:p>
        </text:list-item>
      </text:list>
      <text:p text:style-name="Standard">However, each <text:span text:style-name="Reference_20_Char1">surface</text:span> object gets the complete state of the module <text:span text:style-name="Reference_20_Char1">graphics</text:span> when it is created.</text:p>
      <text:p text:style-name="Standard">Having each <text:span text:style-name="Reference_20_Char1">surface</text:span> object possess its own state means that each object can be writing to its own section of the screen in its own <text:s/>mode. Each object can even have its own private screen buffer, but this must be specifically selected using the <text:span text:style-name="Reference_20_Char1">select</text:span> procedure.</text:p>
      <text:p text:style-name="Standard">When multiple <text:span text:style-name="Reference_20_Char1">surface</text:span> objects exist, and all have the cursor visibility on, the cursor will remain at the last place it was specifically directed to. This can mean that the cursor will rapidly appear to swap back and forth between the active drawing screen objects. This can be improved by only selecting one of the screen objects as having a visible cursor. Typically, a the cursor should be placed to attract user attention to where text is being entered, or if none is being entered, it should be turned off.</text:p>
      <text:h text:style-name="Heading_20_8" text:outline-level="8"><text:bookmark-start text:name="_Toc4731196"/><text:bookmark-start text:name="__RefHeading___Toc46241_401020179"/>Exceptions<text:bookmark-end text:name="_Toc4731196"/><text:bookmark-end text:name="__RefHeading___Toc46241_401020179"/></text:h>
      <text:p text:style-name="Standard">The following exceptions are generated in <text:span text:style-name="Reference_20_Char1">graphics</text:span>:</text:p>
      <table:table table:name="Table210" table:style-name="Table210">
        <table:table-column table:style-name="Table210.A"/>
        <table:table-column table:style-name="Table210.B"/>
        <text:soft-page-break/>
        <table:table-row table:style-name="Table210.1">
          <table:table-cell table:style-name="Table210.A1" office:value-type="string">
            <text:p text:style-name="P227" loext:marker-style-name="T3"><text:span text:style-name="T5">Identifier</text:span><text:span text:style-name="T3"/></text:p>
          </table:table-cell>
          <table:table-cell table:style-name="Table210.A1" office:value-type="string">
            <text:p text:style-name="P227" loext:marker-style-name="T3"><text:span text:style-name="T5">Meaning</text:span><text:span text:style-name="T3"/></text:p>
          </table:table-cell>
        </table:table-row>
        <table:table-row table:style-name="Table210.1">
          <table:table-cell table:style-name="Table210.A2" office:value-type="string">
            <text:p text:style-name="P229" loext:marker-style-name="T25"><text:span text:style-name="T26">TooManyFiles</text:span><text:span text:style-name="T25"/></text:p>
          </table:table-cell>
          <table:table-cell table:style-name="Table210.B2" office:value-type="string">
            <text:p text:style-name="P38" loext:marker-style-name="T26"><text:span text:style-name="T26">The total number of open files possible was exceeded.</text:span><text:span text:style-name="T26"/></text:p>
          </table:table-cell>
        </table:table-row>
        <table:table-row table:style-name="Table210.1">
          <table:table-cell table:style-name="Table210.A3" office:value-type="string">
            <text:p text:style-name="P229" loext:marker-style-name="T25"><text:span text:style-name="T26">NoJoyStick</text:span><text:span text:style-name="T25"/></text:p>
          </table:table-cell>
          <table:table-cell table:style-name="Table210.B3" office:value-type="string">
            <text:p text:style-name="P38" loext:marker-style-name="T26"><text:span text:style-name="T26">No joystick access was available.</text:span><text:span text:style-name="T26"/></text:p>
          </table:table-cell>
        </table:table-row>
        <table:table-row table:style-name="Table210.1">
          <table:table-cell table:style-name="Table210.A2" office:value-type="string">
            <text:p text:style-name="P229" loext:marker-style-name="T25"><text:span text:style-name="T26">NoTimer</text:span><text:span text:style-name="T25"/></text:p>
          </table:table-cell>
          <table:table-cell table:style-name="Table210.B2" office:value-type="string">
            <text:p text:style-name="P38" loext:marker-style-name="T26"><text:span text:style-name="T26">No timer access was available.</text:span><text:span text:style-name="T26"/></text:p>
          </table:table-cell>
        </table:table-row>
        <table:table-row table:style-name="Table210.1">
          <table:table-cell table:style-name="Table210.A5" office:value-type="string">
            <text:p text:style-name="P229" loext:marker-style-name="T25"><text:span text:style-name="T26">ToManyTimers</text:span><text:span text:style-name="T25"/></text:p>
          </table:table-cell>
          <table:table-cell table:style-name="Table210.B5" office:value-type="string">
            <text:p text:style-name="P38" loext:marker-style-name="T26"><text:span text:style-name="T26">The total number of timers available was exceeded.</text:span><text:span text:style-name="T26"/></text:p>
          </table:table-cell>
        </table:table-row>
        <table:table-row table:style-name="Table210.1">
          <table:table-cell table:style-name="Table210.A2" office:value-type="string">
            <text:p text:style-name="P229" loext:marker-style-name="T25"><text:span text:style-name="T26">CannotPerformSpecial</text:span><text:span text:style-name="T25"/></text:p>
          </table:table-cell>
          <table:table-cell table:style-name="Table210.B2" office:value-type="string">
            <text:p text:style-name="P38" loext:marker-style-name="T26"><text:span text:style-name="T26">Cannot perform operation on special file. A system file cannot be positioned, etc.</text:span><text:span text:style-name="T26"/></text:p>
          </table:table-cell>
        </table:table-row>
        <table:table-row table:style-name="Table210.1">
          <table:table-cell table:style-name="Table210.A7" office:value-type="string">
            <text:p text:style-name="P229" loext:marker-style-name="T25"><text:span text:style-name="T26">FilenameEmpty</text:span><text:span text:style-name="T25"/></text:p>
          </table:table-cell>
          <table:table-cell table:style-name="Table210.B7" office:value-type="string">
            <text:p text:style-name="P38" loext:marker-style-name="T26"><text:span text:style-name="T26">Filename specified was empty.</text:span><text:span text:style-name="T26"/></text:p>
          </table:table-cell>
        </table:table-row>
        <table:table-row table:style-name="Table210.1">
          <table:table-cell table:style-name="Table210.A2" office:value-type="string">
            <text:p text:style-name="P229" loext:marker-style-name="T25"><text:span text:style-name="T26">InvalidScreenNumber</text:span><text:span text:style-name="T25"/></text:p>
          </table:table-cell>
          <table:table-cell table:style-name="Table210.B2" office:value-type="string">
            <text:p text:style-name="P38" loext:marker-style-name="T26"><text:span text:style-name="T26">Screen number specified was invalid.</text:span><text:span text:style-name="T26"/></text:p>
          </table:table-cell>
        </table:table-row>
        <table:table-row table:style-name="Table210.1">
          <table:table-cell table:style-name="Table210.A9" office:value-type="string">
            <text:p text:style-name="P229" loext:marker-style-name="T25"><text:span text:style-name="T26">InvalidHandle</text:span><text:span text:style-name="T25"/></text:p>
          </table:table-cell>
          <table:table-cell table:style-name="Table210.B9" office:value-type="string">
            <text:p text:style-name="P38" loext:marker-style-name="T26"><text:span text:style-name="T26">An invalid handle was specified.</text:span><text:span text:style-name="T26"/></text:p>
          </table:table-cell>
        </table:table-row>
        <table:table-row table:style-name="Table210.1">
          <table:table-cell table:style-name="Table210.A2" office:value-type="string">
            <text:p text:style-name="P229" loext:marker-style-name="T25"><text:span text:style-name="T26">InvalidTab</text:span><text:span text:style-name="T25"/></text:p>
          </table:table-cell>
          <table:table-cell table:style-name="Table210.B2" office:value-type="string">
            <text:p text:style-name="P38" loext:marker-style-name="T26"><text:span text:style-name="T26">An invalid tab position was specified.</text:span><text:span text:style-name="T26"/></text:p>
          </table:table-cell>
        </table:table-row>
        <table:table-row table:style-name="Table210.1">
          <table:table-cell table:style-name="Table210.A11" office:value-type="string">
            <text:p text:style-name="P229" loext:marker-style-name="T25"><text:span text:style-name="T26">CannotCreateScreenBuffer</text:span><text:span text:style-name="T25"/></text:p>
          </table:table-cell>
          <table:table-cell table:style-name="Table210.B11" office:value-type="string">
            <text:p text:style-name="P38" loext:marker-style-name="T26"><text:span text:style-name="T26">Cannot create a buffer for the screen.</text:span><text:span text:style-name="T26"/></text:p>
          </table:table-cell>
        </table:table-row>
        <table:table-row table:style-name="Table210.1">
          <table:table-cell table:style-name="Table210.A2" office:value-type="string">
            <text:p text:style-name="P229" loext:marker-style-name="T25"><text:span text:style-name="T26">CannotQueryJoystick</text:span><text:span text:style-name="T25"/></text:p>
          </table:table-cell>
          <table:table-cell table:style-name="Table210.B2" office:value-type="string">
            <text:p text:style-name="P38" loext:marker-style-name="T26"><text:span text:style-name="T26">Could not get information on joystick.</text:span><text:span text:style-name="T26"/></text:p>
          </table:table-cell>
        </table:table-row>
        <table:table-row table:style-name="Table210.1">
          <table:table-cell table:style-name="Table210.A13" office:value-type="string">
            <text:p text:style-name="P229" loext:marker-style-name="T25"><text:span text:style-name="T26">InvalidJoystickHandle</text:span><text:span text:style-name="T25"/></text:p>
          </table:table-cell>
          <table:table-cell table:style-name="Table210.B13" office:value-type="string">
            <text:p text:style-name="P38" loext:marker-style-name="T26"><text:span text:style-name="T26">Invalid handle specified for joystick.</text:span><text:span text:style-name="T26"/></text:p>
          </table:table-cell>
        </table:table-row>
        <table:table-row table:style-name="Table210.1">
          <table:table-cell table:style-name="Table210.A2" office:value-type="string">
            <text:p text:style-name="P229" loext:marker-style-name="T25"><text:span text:style-name="T26">InvalidTimerHandle</text:span><text:span text:style-name="T25"/></text:p>
          </table:table-cell>
          <table:table-cell table:style-name="Table210.B2" office:value-type="string">
            <text:p text:style-name="P38" loext:marker-style-name="T26"><text:span text:style-name="T26">Invalid handle specified for timer.</text:span><text:span text:style-name="T26"/></text:p>
          </table:table-cell>
        </table:table-row>
        <table:table-row table:style-name="Table210.1">
          <table:table-cell table:style-name="Table210.A15" office:value-type="string">
            <text:p text:style-name="P229" loext:marker-style-name="T25"><text:span text:style-name="T26">CannotWriteDirect</text:span><text:span text:style-name="T25"/></text:p>
          </table:table-cell>
          <table:table-cell table:style-name="Table210.B15" office:value-type="string">
            <text:p text:style-name="P38"><text:span text:style-name="T26">Cannot write direct string with </text:span><text:span text:style-name="Reference_20_Char1"><text:span text:style-name="T26">auto</text:span></text:span><text:span text:style-name="T26"> on.</text:span></text:p>
          </table:table-cell>
        </table:table-row>
        <table:table-row table:style-name="Table210.1">
          <table:table-cell table:style-name="Table210.A2" office:value-type="string">
            <text:p text:style-name="P229" loext:marker-style-name="T25"><text:span text:style-name="T26">CannotPositionTextByPixel</text:span><text:span text:style-name="T25"/></text:p>
          </table:table-cell>
          <table:table-cell table:style-name="Table210.B2" office:value-type="string">
            <text:p text:style-name="P38"><text:span text:style-name="T26">Cannot position text by pixel with </text:span><text:span text:style-name="Reference_20_Char1"><text:span text:style-name="T26">auto</text:span></text:span><text:span text:style-name="T26"> on.</text:span></text:p>
          </table:table-cell>
        </table:table-row>
        <table:table-row table:style-name="Table210.1">
          <table:table-cell table:style-name="Table210.A17" office:value-type="string">
            <text:p text:style-name="P229" loext:marker-style-name="T25"><text:span text:style-name="T26">CannotPositionOutsideScreen</text:span><text:span text:style-name="T25"/></text:p>
          </table:table-cell>
          <table:table-cell table:style-name="Table210.B17" office:value-type="string">
            <text:p text:style-name="P38"><text:span text:style-name="T26">Cannot position outside screen with </text:span><text:span text:style-name="Reference_20_Char1"><text:span text:style-name="T26">auto</text:span></text:span><text:span text:style-name="T26"> on.</text:span></text:p>
          </table:table-cell>
        </table:table-row>
        <table:table-row table:style-name="Table210.1">
          <table:table-cell table:style-name="Table210.A2" office:value-type="string">
            <text:p text:style-name="P229" loext:marker-style-name="T25"><text:span text:style-name="T26">CannotReenableAutoOffGrid</text:span><text:span text:style-name="T25"/></text:p>
          </table:table-cell>
          <table:table-cell table:style-name="Table210.B2" office:value-type="string">
            <text:p text:style-name="P38"><text:span text:style-name="T26">Cannot re-enable </text:span><text:span text:style-name="Reference_20_Char1"><text:span text:style-name="T26">auto</text:span></text:span><text:span text:style-name="T26"> off grid</text:span></text:p>
          </table:table-cell>
        </table:table-row>
        <table:table-row table:style-name="Table210.1">
          <table:table-cell table:style-name="Table210.A19" office:value-type="string">
            <text:p text:style-name="P229" loext:marker-style-name="T25"><text:span text:style-name="T26">CannotReenableAutoOutsideScreen</text:span><text:span text:style-name="T25"/></text:p>
          </table:table-cell>
          <table:table-cell table:style-name="Table210.B19" office:value-type="string">
            <text:p text:style-name="P38"><text:span text:style-name="T26">Cannot re-enable </text:span><text:span text:style-name="Reference_20_Char1"><text:span text:style-name="T26">auto</text:span></text:span><text:span text:style-name="T26"> outside screen.</text:span></text:p>
          </table:table-cell>
        </table:table-row>
        <table:table-row table:style-name="Table210.1">
          <table:table-cell table:style-name="Table210.A2" office:value-type="string">
            <text:p text:style-name="P229" loext:marker-style-name="T25"><text:span text:style-name="T26">InvalidFontNumber</text:span><text:span text:style-name="T25"/></text:p>
          </table:table-cell>
          <table:table-cell table:style-name="Table210.B2" office:value-type="string">
            <text:p text:style-name="P38" loext:marker-style-name="T26"><text:span text:style-name="T26">Invalid font number.</text:span><text:span text:style-name="T26"/></text:p>
          </table:table-cell>
        </table:table-row>
        <table:table-row table:style-name="Table210.1">
          <table:table-cell table:style-name="Table210.A21" office:value-type="string">
            <text:p text:style-name="P229" loext:marker-style-name="T25"><text:span text:style-name="T26">NoValidTerminalFont</text:span><text:span text:style-name="T25"/></text:p>
          </table:table-cell>
          <table:table-cell table:style-name="Table210.B21" office:value-type="string">
            <text:p text:style-name="P38" loext:marker-style-name="T26"><text:span text:style-name="T26">Valid terminal font not found.</text:span><text:span text:style-name="T26"/></text:p>
          </table:table-cell>
        </table:table-row>
        <table:table-row table:style-name="Table210.1">
          <table:table-cell table:style-name="Table210.A2" office:value-type="string">
            <text:p text:style-name="P229" loext:marker-style-name="T25"><text:span text:style-name="T26">CannotResizeFontWithAuto</text:span><text:span text:style-name="T25"/></text:p>
          </table:table-cell>
          <table:table-cell table:style-name="Table210.B2" office:value-type="string">
            <text:p text:style-name="P38"><text:span text:style-name="T26">Cannot resize a font with </text:span><text:span text:style-name="Reference_20_Char1"><text:span text:style-name="T26">auto</text:span></text:span><text:span text:style-name="T26"> enabled.</text:span></text:p>
          </table:table-cell>
        </table:table-row>
        <table:table-row table:style-name="Table210.1">
          <table:table-cell table:style-name="Table210.A23" office:value-type="string">
            <text:p text:style-name="P229" loext:marker-style-name="T25"><text:span text:style-name="T26">CannotChangeFontsWithAuto</text:span><text:span text:style-name="T25"/></text:p>
          </table:table-cell>
          <table:table-cell table:style-name="Table210.B23" office:value-type="string">
            <text:p text:style-name="P38"><text:span text:style-name="T26">Cannot change fonts with </text:span><text:span text:style-name="Reference_20_Char1"><text:span text:style-name="T26">auto</text:span></text:span><text:span text:style-name="T26"> enabled.</text:span></text:p>
          </table:table-cell>
        </table:table-row>
        <table:table-row table:style-name="Table210.1">
          <table:table-cell table:style-name="Table210.A2" office:value-type="string">
            <text:p text:style-name="P229" loext:marker-style-name="T25"><text:span text:style-name="T26">InvalidFontNumber</text:span><text:span text:style-name="T25"/></text:p>
          </table:table-cell>
          <table:table-cell table:style-name="Table210.B2" office:value-type="string">
            <text:p text:style-name="P38" loext:marker-style-name="T26"><text:span text:style-name="T26">Invalid font number.</text:span><text:span text:style-name="T26"/></text:p>
          </table:table-cell>
        </table:table-row>
        <table:table-row table:style-name="Table210.1">
          <table:table-cell table:style-name="Table210.A25" office:value-type="string">
            <text:p text:style-name="P229" loext:marker-style-name="T25"><text:span text:style-name="T26">NoFontForNumber</text:span><text:span text:style-name="T25"/></text:p>
          </table:table-cell>
          <table:table-cell table:style-name="Table210.B25" office:value-type="string">
            <text:p text:style-name="P38" loext:marker-style-name="T26"><text:span text:style-name="T26">Logical font number has no font assigned.</text:span><text:span text:style-name="T26"/></text:p>
          </table:table-cell>
        </table:table-row>
        <table:table-row table:style-name="Table210.1">
          <table:table-cell table:style-name="Table210.A2" office:value-type="string">
            <text:p text:style-name="P229" loext:marker-style-name="T25"><text:span text:style-name="T26">CannotSizeTerminalFont</text:span><text:span text:style-name="T25"/></text:p>
          </table:table-cell>
          <table:table-cell table:style-name="Table210.B2" office:value-type="string">
            <text:p text:style-name="P38" loext:marker-style-name="T26"><text:span text:style-name="T26">Cannot change the size of the terminal font.</text:span><text:span text:style-name="T26"/></text:p>
          </table:table-cell>
        </table:table-row>
        <table:table-row table:style-name="Table210.1">
          <table:table-cell table:style-name="Table210.A27" office:value-type="string">
            <text:p text:style-name="P229" loext:marker-style-name="T25"><text:span text:style-name="T26">TooManyTabs</text:span><text:span text:style-name="T25"/></text:p>
          </table:table-cell>
          <table:table-cell table:style-name="Table210.B27" office:value-type="string">
            <text:p text:style-name="P38" loext:marker-style-name="T26"><text:span text:style-name="T26">Too many tabs are set.</text:span><text:span text:style-name="T26"/></text:p>
          </table:table-cell>
        </table:table-row>
        <table:table-row table:style-name="Table210.1">
          <table:table-cell table:style-name="Table210.A2" office:value-type="string">
            <text:p text:style-name="P229" loext:marker-style-name="T25"><text:span text:style-name="T26">CannotTabGraphicalWithAuto</text:span><text:span text:style-name="T25"/></text:p>
          </table:table-cell>
          <table:table-cell table:style-name="Table210.B2" office:value-type="string">
            <text:p text:style-name="P38"><text:span text:style-name="T26">Cannot set a graphical tab with </text:span><text:span text:style-name="Reference_20_Char1"><text:span text:style-name="T26">auto</text:span></text:span><text:span text:style-name="T26"> enabled.</text:span></text:p>
          </table:table-cell>
        </table:table-row>
        <table:table-row table:style-name="Table210.1">
          <table:table-cell table:style-name="Table210.A29" office:value-type="string">
            <text:p text:style-name="P229" loext:marker-style-name="T25"><text:span text:style-name="T26">StringIndexOutOfRange</text:span><text:span text:style-name="T25"/></text:p>
          </table:table-cell>
          <table:table-cell table:style-name="Table210.B29" office:value-type="string">
            <text:p text:style-name="P38" loext:marker-style-name="T26"><text:span text:style-name="T26">String index out of range.</text:span><text:span text:style-name="T26"/></text:p>
          </table:table-cell>
        </table:table-row>
        <table:table-row table:style-name="Table210.1">
          <table:table-cell table:style-name="Table210.A2" office:value-type="string">
            <text:p text:style-name="P229" loext:marker-style-name="T25"><text:span text:style-name="T26">PictureFileNotFound</text:span><text:span text:style-name="T25"/></text:p>
          </table:table-cell>
          <table:table-cell table:style-name="Table210.B2" office:value-type="string">
            <text:p text:style-name="P38" loext:marker-style-name="T26"><text:span text:style-name="T26">No picture file was found by filename.</text:span><text:span text:style-name="T26"/></text:p>
          </table:table-cell>
        </table:table-row>
        <table:table-row table:style-name="Table210.1">
          <table:table-cell table:style-name="Table210.A31" office:value-type="string">
            <text:p text:style-name="P229" loext:marker-style-name="T25"><text:span text:style-name="T26">PictureFilenameToLarge</text:span><text:span text:style-name="T25"/></text:p>
          </table:table-cell>
          <table:table-cell table:style-name="Table210.B31" office:value-type="string">
            <text:p text:style-name="P38" loext:marker-style-name="T26"><text:span text:style-name="T26">The specified picture filename was too large.</text:span><text:span text:style-name="T26"/></text:p>
          </table:table-cell>
        </table:table-row>
        <table:table-row table:style-name="Table210.1">
          <table:table-cell table:style-name="Table210.A32" office:value-type="string">
            <text:p text:style-name="P229" loext:marker-style-name="T25"><text:span text:style-name="T26">CannotJustifySystemFont</text:span><text:span text:style-name="T25"/></text:p>
          </table:table-cell>
          <table:table-cell table:style-name="Table210.B32" office:value-type="string">
            <text:p text:style-name="P38" loext:marker-style-name="T26"><text:span text:style-name="T26">Cannot justify system font.</text:span><text:span text:style-name="T26"/></text:p>
          </table:table-cell>
        </table:table-row>
      </table:table>
      <text:p text:style-name="code"/>
      <text:p text:style-name="Standard"><text:span text:style-name="Reference_20_Char1">graphics</text:span> establishes a series of exception handlers for each of the above exceptions during startup. Exceptions not handled by a client program of <text:span text:style-name="Reference_20_Char1">graphics</text:span> will go back to <text:span text:style-name="Reference_20_Char1">graphics</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graphics</text:span> need only capture the exceptions occurring in the procedure or function that is called.</text:p>
      <text:h text:style-name="Heading_20_8" text:outline-level="8"><text:bookmark-start text:name="_Toc4731197"/><text:bookmark-start text:name="__RefHeading___Toc46243_401020179"/>Procedures and functions in graphics<text:bookmark-end text:name="_Toc4731197"/><text:bookmark-end text:name="__RefHeading___Toc46243_401020179"/></text:h>
      <text:p text:style-name="Standard">See <text:span text:style-name="Reference_20_Char1">terminal</text:span> for the basic text functions. These are all implemented in <text:span text:style-name="Reference_20_Char1">graphics</text:span>.</text:p>
      <text:p text:style-name="Standard"><text:soft-page-break/>For all of the following calls, If the screen file <text:span text:style-name="Reference_20_Char1">f</text:span> is not present, the default is the standard <text:span text:style-name="Reference_20_Char1">output</text:span> or standard <text:span text:style-name="Reference_20_Char1">input</text:span> file. If the procedure or function is a method, neither the <text:span text:style-name="Reference_20_Char1">input</text:span> nor <text:span text:style-name="Reference_20_Char1">output</text:span> screen file should be specified, since it is inherent in the object.</text:p>
      <text:p text:style-name="Routine_20_Header">function maxxg[(var f: text)]: integer;</text:p>
      <text:p text:style-name="P23">Returns the maximum pixel index x in output surface file <text:span text:style-name="Reference_20_Char1">f</text:span>.</text:p>
      <text:p text:style-name="P18">Exceptions: None</text:p>
      <text:p text:style-name="Standard"/>
      <text:p text:style-name="Routine_20_Header">function maxyg[(var f: text)]: integer;</text:p>
      <text:p text:style-name="P23">Returns the maximum pixel index y in output surface file <text:span text:style-name="Reference_20_Char1">f</text:span>.</text:p>
      <text:p text:style-name="P18">Exceptions: None</text:p>
      <text:p text:style-name="Standard"/>
      <text:p text:style-name="Routine_20_Header">function curxg[(var f: text)]: integer;</text:p>
      <text:p text:style-name="P23">Returns the current location of the cursor, in pixel units, for x in output surface file <text:span text:style-name="Reference_20_Char1">f</text:span>.</text:p>
      <text:p text:style-name="P18">Exceptions: None</text:p>
      <text:p text:style-name="Standard"/>
      <text:p text:style-name="Routine_20_Header">function curyg[(var f: text)]: integer;</text:p>
      <text:p text:style-name="P23">Returns the current location of the cursor, in pixel units, for y in output surface file <text:span text:style-name="Reference_20_Char1">f</text:span>.</text:p>
      <text:p text:style-name="P18">Exceptions: None</text:p>
      <text:p text:style-name="Standard"/>
      <text:p text:style-name="Routine_20_Header">procedure line([var f: text;] x1, y1, x2, y2: integer);</text:p>
      <text:p text:style-name="P23">Draw line. Draws a line between the point <text:span text:style-name="Reference_20_Char1">x1</text:span>,<text:span text:style-name="Reference_20_Char1">y1</text:span> to <text:span text:style-name="Reference_20_Char1">x2</text:span>,<text:span text:style-name="Reference_20_Char1">y2</text:span>, using the current line width, color and mode in output surface file <text:span text:style-name="Reference_20_Char1">f</text:span>.</text:p>
      <text:p text:style-name="P18">Exceptions: None</text:p>
      <text:p text:style-name="Standard"/>
      <text:p text:style-name="Routine_20_Header">procedure linewidth([var f: text;] w: integer);</text:p>
      <text:p text:style-name="P23">Set line width. Sets the line drawing width at <text:span text:style-name="Reference_20_Char1">w</text:span> pixels wide in output surface file <text:span text:style-name="Reference_20_Char1">f</text:span>. Use of an odd number of pixels is recommended.</text:p>
      <text:p text:style-name="P18">Exceptions: None</text:p>
      <text:p text:style-name="Standard"/>
      <text:p text:style-name="Routine_20_Header"><text:soft-page-break/>procedure rect([var f: text;] x1, y1, x2, y2: integer);</text:p>
      <text:p text:style-name="P23">Draw rectangle. Draws a rectangle whose opposite corners are <text:span text:style-name="Reference_20_Char1">x1</text:span>,<text:span text:style-name="Reference_20_Char1">y1</text:span> and <text:span text:style-name="Reference_20_Char1">x2</text:span>,<text:span text:style-name="Reference_20_Char1">y2</text:span>. Uses the current line width, color and mode in output surface file <text:span text:style-name="Reference_20_Char1">f</text:span>.</text:p>
      <text:p text:style-name="P18">Exceptions: None</text:p>
      <text:p text:style-name="Standard"/>
      <text:p text:style-name="Routine_20_Header">procedure frect([var f: text;] x1, y1, x2, y2: integer);</text:p>
      <text:p text:style-name="P23">Draw filled rectangle. Draws a solid rectangle, whose opposite corners are <text:span text:style-name="Reference_20_Char1">x1</text:span>,<text:span text:style-name="Reference_20_Char1">y1</text:span> and <text:span text:style-name="Reference_20_Char1">x2</text:span>,<text:span text:style-name="Reference_20_Char1">y2</text:span>. Uses the current color and mode.</text:p>
      <text:p text:style-name="P18">Exceptions: None</text:p>
      <text:p text:style-name="Standard"/>
      <text:p text:style-name="Routine_20_Header">procedure rrect([var f: text;] x1, y1, x2, y2, xs, ys: integer);</text:p>
      <text:p text:style-name="P23">Draw rounded rectangle. Draws a rectangle with rounded corners. The opposite corners of the bounding box are specified as <text:span text:style-name="Reference_20_Char1">x1</text:span>,<text:span text:style-name="Reference_20_Char1">y1</text:span> to <text:span text:style-name="Reference_20_Char1">x2</text:span>,<text:span text:style-name="Reference_20_Char1">y2</text:span>. The ellipses that specify the rounded corners are <text:span text:style-name="Reference_20_Char1">xs</text:span> and <text:span text:style-name="Reference_20_Char1">ys</text:span>, which specify the width and height of the ellipse. Uses the current line width, color and mode.</text:p>
      <text:p text:style-name="P18">Exceptions: None</text:p>
      <text:p text:style-name="Standard"/>
      <text:p text:style-name="Routine_20_Header">procedure frrect([var f: text;] x1, y1, x2, y2, xs, ys: integer);</text:p>
      <text:p text:style-name="P23">Draw filled rounded rectangle. Draws a rectangle with rounded corners. The opposite corners of the bounding box are specified as <text:span text:style-name="Reference_20_Char1">x1</text:span>,<text:span text:style-name="Reference_20_Char1">y1</text:span> to <text:span text:style-name="Reference_20_Char1">x2</text:span>,<text:span text:style-name="Reference_20_Char1">y2</text:span>. The ellipses that specify the rounded corners are <text:span text:style-name="Reference_20_Char1">xs</text:span> and <text:span text:style-name="Reference_20_Char1">ys</text:span>, which specify the width and height of the ellipse. Uses the current color and mode.</text:p>
      <text:p text:style-name="P18">Exceptions: None</text:p>
      <text:p text:style-name="Standard"/>
      <text:p text:style-name="Routine_20_Header">procedure ellipse([var f: text;] x1, y1, x2, y2: integer);</text:p>
      <text:p text:style-name="P23">Draw an ellipse. Draws an ellipse bonded by a box whose opposite corners are <text:span text:style-name="Reference_20_Char1">x1</text:span>,<text:span text:style-name="Reference_20_Char1">y1</text:span> to <text:span text:style-name="Reference_20_Char1">x2</text:span>,<text:span text:style-name="Reference_20_Char1">y2</text:span>. Uses the current line width, color and mode.</text:p>
      <text:p text:style-name="P18">Exceptions: None</text:p>
      <text:p text:style-name="Standard"/>
      <text:p text:style-name="Routine_20_Header"><text:soft-page-break/>procedure fellipse([var f: text;] x1, y1, x2, y2: integer);</text:p>
      <text:p text:style-name="P23">Draw a filled ellipse. Draws a solid ellipse bonded by a box whose opposite corners are <text:span text:style-name="Reference_20_Char1">x1</text:span>,<text:span text:style-name="Reference_20_Char1">y1</text:span> to <text:span text:style-name="Reference_20_Char1">x2</text:span>,<text:span text:style-name="Reference_20_Char1">y2</text:span>. Uses the current color and mode.</text:p>
      <text:p text:style-name="P18">Exceptions: None</text:p>
      <text:p text:style-name="Standard"/>
      <text:p text:style-name="Routine_20_Header">procedure arc([var f: text;] x1, y1, x2, y2, sa, ea: integer);</text:p>
      <text:p text:style-name="P23">Draw an arc. Draws an arc on an ellipse, whose bounding box is <text:span text:style-name="Reference_20_Char1">x1</text:span>,<text:span text:style-name="Reference_20_Char1">y1</text:span> to <text:span text:style-name="Reference_20_Char1">x2</text:span>,<text:span text:style-name="Reference_20_Char1">y2</text:span>. The arc starts on the ellipse from the angle <text:span text:style-name="Reference_20_Char1">sa</text:span>, to the angle <text:span text:style-name="Reference_20_Char1">ea</text:span>. The angles are given in 360 degree to <text:span text:style-name="Reference_20_Char1">maxint</text:span> ratio form. Uses the current color and mode.</text:p>
      <text:p text:style-name="P18">Exceptions: None</text:p>
      <text:p text:style-name="Standard"/>
      <text:p text:style-name="Routine_20_Header">procedure farc([var f: text;] x1, y1, x2, y2, sa, ea: integer);</text:p>
      <text:p text:style-name="P23">Draw a filled arc. Draws a filled arc on an ellipse, whose bounding box is <text:span text:style-name="Reference_20_Char1">x1</text:span>,<text:span text:style-name="Reference_20_Char1">y1</text:span> to <text:span text:style-name="Reference_20_Char1">x2</text:span>,<text:span text:style-name="Reference_20_Char1">y2</text:span>. The arc starts on the ellipse from the angle <text:span text:style-name="Reference_20_Char1">sa</text:span>, to the angle <text:span text:style-name="Reference_20_Char1">ea</text:span>. The angles are given in 360 degree to <text:span text:style-name="Reference_20_Char1">maxint</text:span> ratio form. Uses the current color and mode.</text:p>
      <text:p text:style-name="P18">Exceptions: None</text:p>
      <text:p text:style-name="Standard"/>
      <text:p text:style-name="Routine_20_Header">procedure fchord([var f: text;] x1, y1, x2, y2, sa, ea: integer);</text:p>
      <text:p text:style-name="P23">Draw a filled cord. Draws a filled cord on an ellipse, whose bounding box is <text:span text:style-name="Reference_20_Char1">x1</text:span>,<text:span text:style-name="Reference_20_Char1">y1</text:span> to <text:span text:style-name="Reference_20_Char1">x2</text:span>,<text:span text:style-name="Reference_20_Char1">y2</text:span>. The cord starts on the ellipse from the angle <text:span text:style-name="Reference_20_Char1">sa</text:span>, to the angle <text:span text:style-name="Reference_20_Char1">ea</text:span>. The angles are given in 360 degree to <text:span text:style-name="Reference_20_Char1">maxint</text:span> ratio form. Uses the current color and mode.</text:p>
      <text:p text:style-name="P18">Exceptions: None</text:p>
      <text:p text:style-name="Standard"/>
      <text:p text:style-name="Routine_20_Header">procedure ftriangle([var f: text;] x1, y1, x2, y2, x3, y3: integer);</text:p>
      <text:p text:style-name="P23">Draw a filled triangle. Draws a filled triangle given the three points <text:span text:style-name="Reference_20_Char1">x1</text:span>,<text:span text:style-name="Reference_20_Char1">y1</text:span>,<text:span text:style-name="Reference_20_Char1">x2</text:span>,<text:span text:style-name="Reference_20_Char1">y2</text:span>, and <text:span text:style-name="Reference_20_Char1">x3</text:span>,<text:span text:style-name="Reference_20_Char1">y3</text:span>. Uses the current color and mode.</text:p>
      <text:p text:style-name="P18">Exceptions: None</text:p>
      <text:p text:style-name="Standard"/>
      <text:p text:style-name="Routine_20_Header">procedure cursorg([var f: text;] x, y: integer);</text:p>
      <text:p text:style-name="P23">Position the cursor graphically. Moves the cursor to the pixel position <text:span text:style-name="Reference_20_Char1">x</text:span> and <text:span text:style-name="Reference_20_Char1">y</text:span>.</text:p>
      <text:p text:style-name="P18">Exceptions: <text:span text:style-name="Reference_20_Char1">CannotPositionTextByPixel</text:span></text:p>
      <text:p text:style-name="Standard"/>
      <text:p text:style-name="Routine_20_Header"><text:soft-page-break/>function baseline[(var f: text)]: integer;</text:p>
      <text:p text:style-name="P23">Find baseline of current font. Finds the baseline, or line on which all characters of the current font sit upon, in terms of offset from the character bounding box origin in y.</text:p>
      <text:p text:style-name="P18">Exceptions: None</text:p>
      <text:p text:style-name="Standard"/>
      <text:p text:style-name="Routine_20_Header">procedure setpixel([var f: text;] x, y: integer);</text:p>
      <text:p text:style-name="P23">Set single pixel. Sets a single pixel at the point <text:span text:style-name="Reference_20_Char1">x</text:span>,<text:span text:style-name="Reference_20_Char1">y</text:span>, using the current color and mode.</text:p>
      <text:p text:style-name="P18">Exceptions: None</text:p>
      <text:p text:style-name="Standard"/>
      <text:p text:style-name="Routine_20_Header">procedure fover[(var f: text)];</text:p>
      <text:p text:style-name="P23">Set overwrite mode foreground. Sets all new drawing to overwrite old colors on the foreground.</text:p>
      <text:p text:style-name="P18">Exceptions: None</text:p>
      <text:p text:style-name="Standard"/>
      <text:p text:style-name="Routine_20_Header">procedure bover[(var f: text)];</text:p>
      <text:p text:style-name="P23">Set overwrite mode background. Sets all new drawing to overwrite old colors on the background.</text:p>
      <text:p text:style-name="P18">Exceptions: None</text:p>
      <text:p text:style-name="Standard"/>
      <text:p text:style-name="Routine_20_Header">procedure finvis[(var f: text)];</text:p>
      <text:p text:style-name="P23">Set invisible mode foreground. Sets all new drawing to discard colors on the foreground.</text:p>
      <text:p text:style-name="P18">Exceptions: None</text:p>
      <text:p text:style-name="Standard"/>
      <text:p text:style-name="Routine_20_Header">procedure binvis[(var f: text)];</text:p>
      <text:p text:style-name="P23">Set invisible mode background. Sets all new drawing to discard colors on the background.</text:p>
      <text:p text:style-name="P18">Exceptions: None</text:p>
      <text:p text:style-name="Standard"/>
      <text:p text:style-name="Routine_20_Header"><text:soft-page-break/>procedure fxor[(var f: text)];</text:p>
      <text:p text:style-name="P23">Set xor mode foreground. Sets all new drawing to xor old colors with new colors on the foreground.</text:p>
      <text:p text:style-name="P18">Exceptions: None</text:p>
      <text:p text:style-name="Routine_20_Header">procedure bxor[(var f: text)];</text:p>
      <text:p text:style-name="P23">Set xor mode background. Sets all new drawing to xor old colors with new colors on the background.</text:p>
      <text:p text:style-name="P18">Exceptions: None</text:p>
      <text:p text:style-name="Standard"/>
      <text:p text:style-name="Routine_20_Header">procedure fand[(var f: text)];</text:p>
      <text:p text:style-name="P23">Set and mode foreground. Sets all new drawing to and old colors with new colors on the foreground.</text:p>
      <text:p text:style-name="P18">Exceptions: None</text:p>
      <text:p text:style-name="Standard"/>
      <text:p text:style-name="Routine_20_Header">procedure band[(var f: text)];</text:p>
      <text:p text:style-name="P23">Set and mode background. Sets all new drawing to and old colors with new colors on the background.</text:p>
      <text:p text:style-name="P18">Exceptions: None</text:p>
      <text:p text:style-name="Standard"/>
      <text:p text:style-name="Routine_20_Header">procedure for[(var f: text)];</text:p>
      <text:p text:style-name="P23">Set or mode foreground. Sets all new drawing to or old colors with new colors on the foreground.</text:p>
      <text:p text:style-name="P18">Exceptions: None</text:p>
      <text:p text:style-name="Standard"/>
      <text:p text:style-name="Routine_20_Header">procedure bor[(var f: text)];</text:p>
      <text:p text:style-name="P23">Set or mode background. Sets all new drawing to or old colors with new colors on the background.</text:p>
      <text:p text:style-name="P18">Exceptions: None</text:p>
      <text:p text:style-name="Standard"/>
      <text:p text:style-name="Routine_20_Header"><text:soft-page-break/>function chrsizx[(var f: text)]: integer;</text:p>
      <text:p text:style-name="P23">Find character size in x. Returns the x size, in pixels, of the characters in the current font. If the font is proportional, its x size will vary per character. The size will then be the space character, which is guaranteed to be the widest character in the font.</text:p>
      <text:p text:style-name="P18">Exceptions: None</text:p>
      <text:p text:style-name="Standard"/>
      <text:p text:style-name="Routine_20_Header">function chrsizy[(var f: text)]: integer;</text:p>
      <text:p text:style-name="P23">Find character size in y. Returns the y size, in pixels, of the characters in the current font.</text:p>
      <text:p text:style-name="P18">Exceptions: None</text:p>
      <text:p text:style-name="Standard"/>
      <text:p text:style-name="Routine_20_Header">function fonts[(var f: text)]: integer;</text:p>
      <text:p text:style-name="P23">Find number of fonts. Returns the number of fonts installed on the system.</text:p>
      <text:p text:style-name="P23">Exceptions: None</text:p>
      <text:p text:style-name="Standard"/>
      <text:p text:style-name="Routine_20_Header">procedure font([var f: text;] fc: integer);</text:p>
      <text:p text:style-name="P23">Select logical font. Selects a font by logical number <text:span text:style-name="Reference_20_Char1">fc</text:span>, where <text:span text:style-name="Reference_20_Char1">fc</text:span> is 1..fonts.</text:p>
      <text:p text:style-name="P18">Exceptions: <text:span text:style-name="Reference_20_Char1">CannotChangeFontsWithAuto</text:span></text:p>
      <text:p text:style-name="Standard"/>
      <text:p text:style-name="Routine_20_Header">procedure fontnam([var f: text;] fc: integer; var fns: string);</text:p>
      <text:p text:style-name="P23">Find name of logical font. Returns the name of the logical font <text:span text:style-name="Reference_20_Char1">fc</text:span> in the string <text:span text:style-name="Reference_20_Char1">fns</text:span>.</text:p>
      <text:p text:style-name="P18">Exceptions: <text:span text:style-name="Reference_20_Char1">InvalidFontNumber</text:span></text:p>
      <text:p text:style-name="Standard"/>
      <text:p text:style-name="Routine_20_Header">procedure fontsiz([var f: text;] s: integer);</text:p>
      <text:p text:style-name="P23">Set font size. Sets the height of the current font, in pixels.</text:p>
      <text:p text:style-name="P18">Exceptions: <text:span text:style-name="Reference_20_Char1">CannotResizeFontWithAuto, CannotSizeTerminalFont</text:span></text:p>
      <text:p text:style-name="Standard"/>
      <text:p text:style-name="Routine_20_Header">procedure chrspcy([var f: text;] s: integer);</text:p>
      <text:p text:style-name="P23">Set character y spacing. Sets the line to line spacing to s, in pixels.</text:p>
      <text:p text:style-name="P18">Exceptions: None</text:p>
      <text:p text:style-name="Standard"/>
      <text:p text:style-name="Routine_20_Header"><text:soft-page-break/>procedure chrspcx([var f: text;] s: integer);</text:p>
      <text:p text:style-name="P23">Set character x spacing. Sets the character to character spacing <text:span text:style-name="Reference_20_Char1">s</text:span>, in pixels.</text:p>
      <text:p text:style-name="P18">Exceptions: None</text:p>
      <text:p text:style-name="Standard"/>
      <text:p text:style-name="Routine_20_Header">function dpmx[(var f: text)]: integer;</text:p>
      <text:p text:style-name="P17">Find dots per meter x. Finds the dots per meter in x of the current display device.</text:p>
      <text:p text:style-name="P18">Exceptions: None</text:p>
      <text:p text:style-name="Standard"/>
      <text:p text:style-name="Routine_20_Header">function dpmy[(var f: text)]: integer;</text:p>
      <text:p text:style-name="P23">Find dots per meter y. Finds the dots per meter in y of the current display device.</text:p>
      <text:p text:style-name="P18">Exceptions: None</text:p>
      <text:p text:style-name="Standard"/>
      <text:p text:style-name="Routine_20_Header">function strsiz([var f: text;] s: string): integer;</text:p>
      <text:p text:style-name="P23">Find pixel size of string. Finds the total x size of the string <text:span text:style-name="Reference_20_Char1">s</text:span>, in pixels. Accounts for all sizes and spacing.</text:p>
      <text:p text:style-name="P18">Exceptions: None</text:p>
      <text:p text:style-name="Standard"/>
      <text:p text:style-name="Routine_20_Header">function chrpos([var f: text;] s: string; p: integer): integer;</text:p>
      <text:p text:style-name="P23">Find pixel offset of character. Finds the pixel offset from the start of a string <text:span text:style-name="Reference_20_Char1">s</text:span> in terms of x pixels, to the character by the index <text:span text:style-name="Reference_20_Char1">p</text:span>.</text:p>
      <text:p text:style-name="P18">Exceptions: <text:span text:style-name="Reference_20_Char1">StringIndexOutOfRange</text:span></text:p>
      <text:p text:style-name="Standard"/>
      <text:p text:style-name="Routine_20_Header">procedure writejust([var f: text;] s: string; n: integer);</text:p>
      <text:p text:style-name="P23">Write string justified. Writes the given string s into the number of x pixels n. If the space is more than is required, the extra space will be distributed between the characters. If the space given is insufficient for the characters to be drawn, it will be drawn in the minimum amount of space for the entire string.</text:p>
      <text:p text:style-name="P18">Exceptions: <text:span text:style-name="Reference_20_Char1">CannotPositionTextByPixel</text:span>, <text:span text:style-name="Reference_20_Char1">CannotJustifySystemFont</text:span></text:p>
      <text:p text:style-name="Standard"/>
      <text:p text:style-name="Routine_20_Header"><text:soft-page-break/>function justpos([var f: text;] s: string; p, n: integer): integer;</text:p>
      <text:p text:style-name="P23">Find justified pixel off set of character. Finds the pixel offset from the start of a string <text:span text:style-name="Reference_20_Char1">s</text:span>, in terms of x pixels, to the character by the index <text:span text:style-name="Reference_20_Char1">p</text:span>, for a string justified to fit into <text:span text:style-name="Reference_20_Char1">n</text:span> pixels. The rules of justification are the same as for <text:span text:style-name="Reference_20_Char1">writejust</text:span>.</text:p>
      <text:p text:style-name="P18">Exceptions: <text:span text:style-name="Reference_20_Char1">StringIndexOutOfRange</text:span></text:p>
      <text:p text:style-name="Standard"/>
      <text:p text:style-name="Routine_20_Header">procedure condensed([var f: text;] e: boolean);</text:p>
      <text:p text:style-name="P23">Set condensed mode. Sets the current font to occupy a shorter baseline than normal. Note that this effect may not be implemented.</text:p>
      <text:p text:style-name="P18">Exceptions: None</text:p>
      <text:p text:style-name="Standard"/>
      <text:p text:style-name="Routine_20_Header">procedure extended([var f: text;] e: boolean);</text:p>
      <text:p text:style-name="P23">Set extended mode. Sets the current font to occupy a longer baseline than normal. Note that this effect may not be implemented.</text:p>
      <text:p text:style-name="P18">Exceptions: None</text:p>
      <text:p text:style-name="Standard"/>
      <text:p text:style-name="Routine_20_Header">procedure xlight([var f: text;] e: boolean);</text:p>
      <text:p text:style-name="P23">Set extra light mode. Sets the current font to extra light printing. Note that this effect may not be implemented.</text:p>
      <text:p text:style-name="P18">Exceptions: None</text:p>
      <text:p text:style-name="Standard"/>
      <text:p text:style-name="Routine_20_Header">procedure light([var f: text;] e: boolean);</text:p>
      <text:p text:style-name="P23">Set light mode. Sets the current font to light printing. Note that this effect may not be implemented.</text:p>
      <text:p text:style-name="P18">Exceptions: None</text:p>
      <text:p text:style-name="Standard"/>
      <text:p text:style-name="Routine_20_Header">procedure xbold([var f: text;] e: boolean);</text:p>
      <text:p text:style-name="P23">Set extra bold mode. Sets the current font to extra bold printing. Note that this effect may not be implemented.</text:p>
      <text:p text:style-name="P18">Exceptions: None</text:p>
      <text:p text:style-name="Standard"/>
      <text:p text:style-name="Routine_20_Header"><text:soft-page-break/>procedure hollow([var f: text;] e: boolean);</text:p>
      <text:p text:style-name="P23">Set hollow mode. Sets the current font to hollow, or sunken look, printing. Note that this effect may not be implemented.</text:p>
      <text:p text:style-name="P18">Exceptions: None</text:p>
      <text:p text:style-name="Standard"/>
      <text:p text:style-name="Routine_20_Header">procedure raised([var f: text;] e: boolean);.</text:p>
      <text:p text:style-name="P23">Set raised mode. Sets the current font to raised, or relief look, printing. Note that this effect may not be implemented.</text:p>
      <text:p text:style-name="P18">Exceptions: None</text:p>
      <text:p text:style-name="Standard"/>
      <text:p text:style-name="Routine_20_Header">procedure settabg([var f: text;] t: integer);</text:p>
      <text:p text:style-name="P23">Set graphical tab. Sets a tab to the pixel <text:span text:style-name="Reference_20_Char1">t</text:span>.</text:p>
      <text:p text:style-name="P18">Exceptions: <text:span text:style-name="Reference_20_Char1">TooManyTabs</text:span></text:p>
      <text:p text:style-name="Standard"/>
      <text:p text:style-name="Routine_20_Header">procedure restabg([var f: text;] t: integer);</text:p>
      <text:p text:style-name="P17">Reset graphical tab. The tab at pixel <text:span text:style-name="Reference_20_Char1">t</text:span> is removed. If no tab is set at <text:span text:style-name="Reference_20_Char1">t</text:span>, no error will result.</text:p>
      <text:p text:style-name="P18">Exceptions: <text:span text:style-name="Reference_20_Char1">InvalidTab</text:span></text:p>
      <text:p text:style-name="Standard"/>
      <text:p text:style-name="Routine_20_Header">procedure fcolorg([var f: text;] r, g, b: integer);</text:p>
      <text:p text:style-name="P23">Set foreground color graphical. The foreground color is set to the red <text:span text:style-name="Reference_20_Char1">r</text:span>, green <text:span text:style-name="Reference_20_Char1">g</text:span> and blue <text:span text:style-name="Reference_20_Char1">b</text:span> color. The colors are in 0..<text:span text:style-name="Reference_20_Char1">maxint</text:span> ratios, with 0 = black, and <text:span text:style-name="Reference_20_Char1">maxint</text:span> = saturated. The nearest color to the one given is found and set active as the foreground color. The exact color that results will depend on the total number of colors implemented in the system, and could well be black and white in a system so equipped.</text:p>
      <text:p text:style-name="P18">Exceptions: None</text:p>
      <text:p text:style-name="Standard"/>
      <text:p text:style-name="Routine_20_Header"><text:soft-page-break/>procedure bcolorg([var f: text;] r, g, b: integer);</text:p>
      <text:p text:style-name="P23">Set background color graphical. The background color is set to the red <text:span text:style-name="Reference_20_Char1">r</text:span>, green <text:span text:style-name="Reference_20_Char1">g</text:span> and blue <text:span text:style-name="Reference_20_Char1">b</text:span> color. The colors are in 0..<text:span text:style-name="Reference_20_Char1">maxint</text:span> ratios, with 0 = black, and <text:span text:style-name="Reference_20_Char1">maxint</text:span> = saturated. The nearest color to the one given is found and set active as the foreground color. The exact color that results will depend on the total number of colors implemented in the system, and could well be black and white in a system so equipped.</text:p>
      <text:p text:style-name="P18">Exceptions: None</text:p>
      <text:p text:style-name="Standard"/>
      <text:p text:style-name="Routine_20_Header">procedure loadpict([var f: text;] p: integer; fn: string);</text:p>
      <text:p text:style-name="P23">Load picture. Loads the picture from the filename <text:span text:style-name="Reference_20_Char1">fn</text:span> to logical picture number <text:span text:style-name="Reference_20_Char1">p</text:span>, which is 1..n. The file must be in a format that the system understands, and is converted to an in memory format that is optimal for the system, such as a direct match for the graphics device in use.</text:p>
      <text:p text:style-name="P18">Exceptions: <text:span text:style-name="Reference_20_Char1">InvalidHandle, PictureFilenameToLarge</text:span></text:p>
      <text:p text:style-name="Standard"/>
      <text:p text:style-name="Routine_20_Header">function pictsizx([var f: text;] p: integer): integer;</text:p>
      <text:p text:style-name="P23">Find picture size x. Returns the size, in pixels of x, of the logical picture <text:span text:style-name="Reference_20_Char1">p</text:span>.</text:p>
      <text:p text:style-name="P18">Exceptions: <text:span text:style-name="Reference_20_Char1">InvalidHandle</text:span></text:p>
      <text:p text:style-name="Standard"/>
      <text:p text:style-name="Routine_20_Header">function pictsizy([var f: text;] p: integer): integer;</text:p>
      <text:p text:style-name="P23">Find picture size y. Returns the size, in pixels of y, of the logical picture <text:span text:style-name="Reference_20_Char1">p</text:span>.</text:p>
      <text:p text:style-name="P18">Exceptions: <text:span text:style-name="Reference_20_Char1">InvalidHandle</text:span></text:p>
      <text:p text:style-name="Standard"/>
      <text:p text:style-name="Routine_20_Header">procedure picture([var f: text;] p: integer; x1, y1, x2, y2: integer);</text:p>
      <text:p text:style-name="P23">Draw picture. The logical picture <text:span text:style-name="Reference_20_Char1">p</text:span> is drawn into the bounding box formed by <text:span text:style-name="Reference_20_Char1">x1</text:span>,<text:span text:style-name="Reference_20_Char1">y1</text:span> to <text:span text:style-name="Reference_20_Char1">x2</text:span>,<text:span text:style-name="Reference_20_Char1">y2</text:span>. The picture is stretched or compressed as required to fix into the destination bounding box. The method used to stretch or compress may depend on how much computing power is available on the system. There is no attention paid to aspect ratio. If the aspect ratio is to be preserved, it must be calculated. The current foreground mode is used.</text:p>
      <text:p text:style-name="P18">Exceptions: <text:span text:style-name="Reference_20_Char1">InvalidHandle</text:span></text:p>
      <text:p text:style-name="Standard"/>
      <text:p text:style-name="Routine_20_Header"><text:soft-page-break/>procedure delpict([var f: text;] p: integer);</text:p>
      <text:p text:style-name="P23">Remove logical picture from use. The logical picture <text:span text:style-name="Reference_20_Char1">p</text:span> is removed from the picture queue, and will no longer take up memory space.</text:p>
      <text:p text:style-name="P18">Exceptions: <text:span text:style-name="Reference_20_Char1">InvalidHandle</text:span></text:p>
      <text:p text:style-name="Standard"/>
      <text:p text:style-name="Routine_20_Header">procedure scrollg([var f: text;] x, y: integer);</text:p>
      <text:p text:style-name="P25">Scroll in arbitrary directions. The screen is scrolled according to the differences in <text:span text:style-name="Reference_20_Char1">x</text:span> and <text:span text:style-name="Reference_20_Char1">y</text:span>, which are in pixels. Uncovered areas on the screen appear in the current background color.</text:p>
      <text:p text:style-name="P18">Exceptions: None</text:p>
      <text:p text:style-name="Routine_20_Header">procedure blockcopyg([var f: text;] s, d, sx1, sy1, sx2, sy2, dx1, dy1, dx2, dy2 : integer);</text:p>
      <text:p text:style-name="P23">Copy a pixel block between buffers. Copies a block of pixels from the source buffer s with the bounding box sx1, sy1 to sx2, sy2 to the destination buffer d in bounding box dx1, dy1 to dx2, dy2. The current foreground write mode is used. The picture is stretched or compressed as required to fit into the destination bounding box. The method used to stretch or compress may depend on how much computing power is available on the system. There is no attention paid to aspect ratio. If the aspect ratio is to be preserved, it must be calculated. The current foreground mode is used.</text:p>
      <text:p text:style-name="P25"/>
      <text:p text:style-name="P25">Scroll in arbitrary directions. The screen is scrolled according to the differences in <text:span text:style-name="Reference_20_Char1">x</text:span> and <text:span text:style-name="Reference_20_Char1">y</text:span>, which are in pixels. Uncovered areas on the screen appear in the current background color.</text:p>
      <text:p text:style-name="P18">Exceptions: None</text:p>
      <text:h text:style-name="P144" text:outline-level="8"><text:bookmark-start text:name="_Toc4731198"/><text:bookmark-start text:name="__RefHeading___Toc46245_401020179"/>Events and Callbacks In graphics<text:bookmark-end text:name="_Toc4731198"/><text:bookmark-end text:name="__RefHeading___Toc46245_401020179"/></text:h>
      <text:p text:style-name="Standard">For each item, both the event record section and the virtual procedure is presented. See the description of the event record (<text:bookmark-ref text:reference-format="number" text:ref-name="_Ref288200531">L.21</text:bookmark-ref> “Declarations”) for the format of the entire record.</text:p>
      <text:p text:style-name="Routine_20_Header">Event: etmoumovg</text:p>
      <text:p text:style-name="Routine_20_Header"><text:span text:style-name="T16">virtual</text:span> <text:span text:style-name="T16">procedure</text:span> evmoumovg(h: mouhan; x, y: integer);</text:p>
      <text:p text:style-name="P69">The mouse with handle <text:span text:style-name="Reference_20_Char1">h</text:span> has moved, to the graphical position indicated by <text:span text:style-name="Reference_20_Char1">x</text:span> and <text:span text:style-name="Reference_20_Char1">y</text:span>.</text:p>
      <text:p text:style-name="P52"/>
      <text:h text:style-name="P131" text:outline-level="7"><text:bookmark-start text:name="_Toc4731199"/><text:bookmark-start text:name="__RefHeading___Toc46247_401020179"/>Annex: Windows Management Library<text:bookmark-end text:name="_Toc4731199"/><text:bookmark-end text:name="__RefHeading___Toc46247_401020179"/></text:h>
      <text:p text:style-name="Standard"><text:span text:style-name="Reference_20_Char1">windows</text:span> is completely upward compatible with <text:span text:style-name="reference_20_Char">terminal</text:span> and <text:span text:style-name="Reference_20_Char1">graphics</text:span>. Given a single fixed screen, <text:span text:style-name="Reference_20_Char1">windows</text:span> subdivides the screen into virtual windows, which can be set to any size or position. A <text:span text:style-name="reference_20_Char">terminal</text:span> compatible program sees its window as a "virtual screen", and does not know that some or all of the contents of that screen may be hidden. A <text:span text:style-name="Reference_20_Char1">windows</text:span> aware program can participate in the benefits of a windowed environment.</text:p>
      <text:h text:style-name="Heading_20_8" text:outline-level="8"><text:bookmark-start text:name="_Toc221641180"/><text:bookmark-start text:name="_Toc4731200"/><text:bookmark-start text:name="__RefHeading___Toc46249_401020179"/>Screen Appearance<text:bookmark-end text:name="_Toc221641180"/><text:bookmark-end text:name="_Toc4731200"/><text:bookmark-end text:name="__RefHeading___Toc46249_401020179"/></text:h>
      <text:p text:style-name="Standard">The idea of windows management is to take a program that thinks it is talking to an ordinary terminal, and allow the presentation of multiple such windows within a single screen.</text:p>
      <text:p text:style-name="Standard">By default, <text:span text:style-name="Reference_20_Char1">windows</text:span> emulates a <text:span text:style-name="Reference_20_Char1">terminal</text:span> interface for each window that is identical to the behavior of a full screen window from the programs' point of view. A standard size screen is implemented for the program of 80 characters by 25 lines (even if the real display has a different size). <text:span text:style-name="Reference_20_Char1">windows</text:span> accepts program writes, and places that information in a buffer that looks like an ideal screen. Then, the contents of that buffer are placed on the screen in various arrangements to complete the desktop for the user.</text:p>
      <text:h text:style-name="Heading_20_8" text:outline-level="8"><text:bookmark-start text:name="_Toc221641181"/><text:bookmark-start text:name="_Toc4731201"/><text:bookmark-start text:name="__RefHeading___Toc46251_401020179"/>Window Modes<text:bookmark-end text:name="_Toc221641181"/><text:bookmark-end text:name="_Toc4731201"/><text:bookmark-end text:name="__RefHeading___Toc46251_401020179"/></text:h>
      <text:p text:style-name="Standard">A window can be any actual size on the display. A window can also be off the display entirely, so that it accepts changes to its buffer, but does not display those changes. In addition, a window can be active, inactive, or overlapped, or even completely covered by other windows on the display.</text:p>
      <text:h text:style-name="Heading_20_8" text:outline-level="8"><text:bookmark-start text:name="_Toc221641182"/><text:bookmark-start text:name="_Toc4731202"/><text:bookmark-start text:name="__RefHeading___Toc46253_401020179"/>Buffered Mode<text:bookmark-end text:name="_Toc221641182"/><text:bookmark-end text:name="_Toc4731202"/><text:bookmark-end text:name="__RefHeading___Toc46253_401020179"/></text:h>
      <text:p text:style-name="Standard">A window comes up by default in the "buffered" mode. In buffered mode, the program has a "virtual display surface" that it writes to. <text:span text:style-name="Reference_20_Char1">windows</text:span> maintains this surface in memory, and maintains the actual onscreen window as a scrolled window on that. The program is unconcerned with what part of its screen is being displayed, or even if it is displayed at all. The user operates the window using the frame controls.</text:p>
      <text:p text:style-name="Standard">Buffered mode is designed to allow the program to be unconcerned with the management of the display. However, the program can set the size of the virtual display using <text:span text:style-name="Reference_20_Char1">sizbuf[g](f, x, y)</text:span>. When a buffer is resized, its contents is cleared to the current background color.</text:p>
      <text:p text:style-name="Standard">The buffer is a display surface that the buffer handler keeps for the program. The buffered mode allows a program to "think" it has a window of size N, but the appearance of the window on the actual display is a window on that virtual display that is maintained by the buffer handler.</text:p>
      <text:p text:style-name="Standard">Because from the programs point of view the window size does not change, and is always the complete window, the resize events are performed transparently to the program. Similarly, the minimize and maximize events are handled for the program (see <text:bookmark-ref text:reference-format="number" text:ref-name="_Ref221850706">M.4</text:bookmark-ref><text:s/>“Unbuffered Mode”). Discovery is when a window or part of a window is uncovered on the display.</text:p>
      <text:p text:style-name="Standard">When in buffered mode, the window manager is may use scroll bars to display within a screen view that is smaller than the buffer.</text:p>
      <text:p text:style-name="Standard"><text:soft-page-break/>Although buffered mode automatically handles window status events (covered in <text:bookmark-ref text:reference-format="number" text:ref-name="_Ref221850919">M.4</text:bookmark-ref><text:s/>“Unbuffered Mode”), these events are still sent through. For maximum compatibility, the using program should ignore any events not relevant to the mode it is in.</text:p>
      <text:h text:style-name="Heading_20_8" text:outline-level="8"><text:bookmark-start text:name="_Toc221641183"/><text:bookmark-start text:name="_Toc4731203"/><text:bookmark-start text:name="_Ref221850919"/><text:bookmark-start text:name="_Ref221850706"/><text:bookmark-start text:name="__RefHeading___Toc46255_401020179"/>Unbuffered Mode<text:bookmark-end text:name="_Toc221641183"/><text:bookmark-end text:name="_Toc4731203"/><text:bookmark-end text:name="_Ref221850919"/><text:bookmark-end text:name="_Ref221850706"/><text:bookmark-end text:name="__RefHeading___Toc46255_401020179"/></text:h>
      <text:p text:style-name="Standard">The program can leave buffered mode by using <text:span text:style-name="reference_20_Char">buffer(f, b)</text:span>. Unbuffered mode has no display buffer, and no default actions for events. Instead, the onscreen appearance of the window is set dynamically by the program.</text:p>
      <text:p text:style-name="Standard">When unbuffered mode is entered, the buffer for the window is discarded, and it becomes entirely up to the program to manage its own window by watching events. The size of the window no longer reflects the buffer, but instead is the size of the onscreen window. In contrast to buffered mode, this can change many times as the window is resized under user control.</text:p>
      <text:p text:style-name="Standard">Buffered mode can be reentered at any time. The contents of the buffer are cleared to spaces, <text:span text:style-name="T59">or “background color”</text:span>.</text:p>
      <text:p text:style-name="Standard">When running unbuffered, it is assumed that the program will manage the update of the on-screen display surface itself. When running unbuffered, the program handles events that are normally handled automatically.</text:p>
      <text:p text:style-name="Standard">The <text:span text:style-name="Reference_20_Char1">etredraw</text:span> event contains the limits of an update rectangle that shows what part of the client area needs to be redrawn on the screen. The program can ignore the update rectangle, and simply redraw the entire screen, or it may only redraw the figures that overlap the update rectangle. The latter is usually more time efficient. <text:span text:style-name="Reference_20_Char1">etredraw</text:span> gives its update rectangle in character coordinates. There is also a pixel version of that, <text:span text:style-name="Reference_20_Char1">etredrawg</text:span>, which uses pixel coordinates. On a graphical system, both messages will be sent, and they duplicate each other. The character coordinate <text:span text:style-name="Reference_20_Char1">etredraw</text:span> will contain a rectangle of characters that at least covers the pixels that need to be redrawn in a graphical system. Since <text:span text:style-name="Reference_20_Char1">etredraw</text:span> and <text:span text:style-name="Reference_20_Char1">etredrawg</text:span> duplicate each other, only one of them should be obeyed, and the other ignored.</text:p>
      <text:p text:style-name="Standard">The <text:span text:style-name="Reference_20_Char1">etresize</text:span> event indicates that the onscreen window has changed its size. Its purpose is to let the program update any calculations based on the size of the window. This event can be ignored, used to update stored <text:span text:style-name="Reference_20_Char1">maxx[g]</text:span> and <text:span text:style-name="Reference_20_Char1">maxy[g]</text:span> values, or it could even cause the entire arrangement of the screen to be reformed.</text:p>
      <text:p text:style-name="Standard"><text:span text:style-name="Reference_20_Char1">etresize</text:span> is not normally used to redraw areas of the screen. If a resize event causes new screen area to be uncovered, then one or more <text:span text:style-name="Reference_20_Char1">etredraw</text:span> events will also be sent. There is no way to determine exactly which redraw operations correspond to the resize event, so some redundancy is possible with applications that repack their window's contents on a resize.</text:p>
      <text:p text:style-name="Standard">The <text:span text:style-name="Reference_20_Char1">etmin</text:span> event indicates that the window has been minimized. When a window is minimized, it will not be displayed, and won't receive <text:span text:style-name="Reference_20_Char1">etredraw</text:span> events. On the desktop, the window is represented by a small icon. An alternative form of minimization is for the window to receive an <text:span text:style-name="Reference_20_Char1">etmin</text:span> message, followed by a <text:span text:style-name="Reference_20_Char1">etresize</text:span> message, and continued <text:span text:style-name="Reference_20_Char1">etredraw</text:span> messages. This a hint for the window to display vital information in a much smaller format that fits into the minimized icon.</text:p>
      <text:p text:style-name="Standard">The <text:span text:style-name="Reference_20_Char1">etmax</text:span> event indicates that the window has been maximized, or covers the entire desktop. If the window needs to be updated, this event may be accompanied by <text:span text:style-name="Reference_20_Char1">etresize</text:span> and <text:span text:style-name="Reference_20_Char1">etredraw</text:span> events.</text:p>
      <text:p text:style-name="Standard"><text:soft-page-break/>The <text:span text:style-name="Reference_20_Char1">etnorm</text:span> event indicates a normal window mode has been resumed from <text:span text:style-name="Reference_20_Char1">etmin</text:span> or <text:span text:style-name="Reference_20_Char1">etmax</text:span>.</text:p>
      <text:h text:style-name="Heading_20_8" text:outline-level="8"><text:bookmark-start text:name="_Toc4731204"/><text:bookmark-start text:name="__RefHeading___Toc46257_401020179"/>Defacto transparency<text:bookmark-end text:name="_Toc4731204"/><text:bookmark-end text:name="__RefHeading___Toc46257_401020179"/></text:h>
      <text:p text:style-name="Standard">Using unbuffered mode, it is possible to achieve window transparency. Transparency means that some parts of the window will show through to the display surface underneath the window. This can be used to implement advanced effects like non-rectangular windows, and it is the basis for widgets (which appear in <text:bookmark-ref text:reference-format="number" text:ref-name="_Ref288673534">N</text:bookmark-ref><text:s/>“Widget Library”). For defacto transparency to work, the drawing order of windows must be tightly controlled.</text:p>
      <text:h text:style-name="Heading_20_8" text:outline-level="8"><text:bookmark-start text:name="_Toc221641184"/><text:bookmark-start text:name="_Toc4731205"/><text:bookmark-start text:name="__RefHeading___Toc46259_401020179"/>Delayed Window Display<text:bookmark-end text:name="_Toc221641184"/><text:bookmark-end text:name="_Toc4731205"/><text:bookmark-end text:name="__RefHeading___Toc46259_401020179"/></text:h>
      <text:p text:style-name="Standard">When a window is created, it is not displayed until an actual write operation is made to it. This allows the window to be changed in configuration by the program before it is displayed, and prevents the window being rapidly changed on screen as that happens. For example, the program might want to take the window out of buffered mode, change its size, remove the frame, or add menus.</text:p>
      <text:h text:style-name="Heading_20_8" text:outline-level="8"><text:bookmark-start text:name="_Toc221641185"/><text:bookmark-start text:name="_Toc4731206"/><text:bookmark-start text:name="__RefHeading___Toc46261_401020179"/>Window Frames<text:bookmark-end text:name="_Toc221641185"/><text:bookmark-end text:name="_Toc4731206"/><text:bookmark-end text:name="__RefHeading___Toc46261_401020179"/></text:h>
      <text:p text:style-name="Standard">Under most window systems, each window has a "window frame", which has various window management functions. These include:</text:p>
      <text:list text:style-name="WWNum17">
        <text:list-item>
          <text:p text:style-name="P204">Move bars to resize and move the window.</text:p>
        </text:list-item>
        <text:list-item>
          <text:p text:style-name="P204">A title bar that indicates what program is running in the window.</text:p>
        </text:list-item>
        <text:list-item>
          <text:p text:style-name="P204">A "minimize" button.</text:p>
        </text:list-item>
        <text:list-item>
          <text:p text:style-name="P204">A "maximize" button.</text:p>
        </text:list-item>
        <text:list-item>
          <text:p text:style-name="P204">A "menu" bar.</text:p>
        </text:list-item>
        <text:list-item>
          <text:p text:style-name="P204">Vertical and horizontal scroll bars.</text:p>
        </text:list-item>
      </text:list>
      <text:p text:style-name="Standard">When a window is in buffered mode, none of the frame features are under the control of the program, but instead are managed by the buffering software.</text:p>
      <text:p text:style-name="Standard">The appearance, or even the existence, of any of these items can be customized by the program. The frame can be enabled or disabled by <text:span text:style-name="Reference_20_Char1">frame(f, e),</text:span> where <text:span text:style-name="Reference_20_Char1">f</text:span> is the window file, and <text:span text:style-name="Reference_20_Char1">e</text:span> is true to enable the frame. The title can be set by <text:span text:style-name="Reference_20_Char1">title(f, e)</text:span>. The title, minimize and maximize buttons are considered part of the "system bar", which can be enabled or disabled by <text:span text:style-name="Reference_20_Char1">sysbar(f, e)</text:span>. The resize bars are enabled or disabled by <text:span text:style-name="Reference_20_Char1">sizable(f, e)</text:span>. The scroll bars are enabled and disabled by <text:span text:style-name="Reference_20_Char1">scrollv(f, e)</text:span> and <text:span text:style-name="Reference_20_Char1">scrollh(f, e)</text:span>.</text:p>
      <text:p text:style-name="Standard">The frame control functions <text:span text:style-name="Reference_20_Char1">frame</text:span>, <text:span text:style-name="Reference_20_Char1">title</text:span>, <text:span text:style-name="Reference_20_Char1">sysbar</text:span> and <text:span text:style-name="Reference_20_Char1">sizable</text:span> are optional within an implementation. The system may not allow an application to, for example, disable its sizing bars, or it may not have a set of system controls on the window. The program must be ready for these commands not to have an effect. For example, after the sizeable function is set false, it should still be ready to receive a new size. If, for example, the size of the graphic to be presented is a fixed size, it would be filled out or clipped to fit the resulting window.</text:p>
      <text:h text:style-name="Heading_20_8" text:outline-level="8"><text:bookmark-start text:name="_Toc4731207"/><text:bookmark-start text:name="__RefHeading___Toc46263_401020179"/>Scroll Bars<text:bookmark-end text:name="_Toc4731207"/><text:bookmark-end text:name="__RefHeading___Toc46263_401020179"/></text:h>
      <text:p text:style-name="Standard">A window can optionally have vertical and/or horizontal scroll bars. The actual meaning of the scroll bars is up to the program. Each of the scroll bars can generate several events. The vertical scroll bar generates <text:span text:style-name="Reference_20_Char1">etsclvul</text:span> and <text:span text:style-name="Reference_20_Char1">etsclvdl</text:span> for line up and line down, and <text:span text:style-name="Reference_20_Char1">etsclvup</text:span> and <text:span text:style-name="Reference_20_Char1">etsclvdp</text:span> for page up and page down. The horizontal scroll bar generates <text:span text:style-name="Reference_20_Char1">etsclhll</text:span> and <text:span text:style-name="Reference_20_Char1">etsclhrl</text:span> for line left and line right, <text:soft-page-break/>and <text:span text:style-name="Reference_20_Char1">etsclhlp</text:span> and <text:span text:style-name="Reference_20_Char1">etsclhrp</text:span> for page left and page right. The meaning of these messages are oriented around text. Line movements mean to move a single character (even though for left right the term “line” is close to a misnomer). Page movements mean to move a complete screens worth.</text:p>
      <text:p text:style-name="Standard">When the slider bar for a scroll bar is moved, the new position is indicated with <text:span text:style-name="Reference_20_Char1">etsclvpos</text:span> and <text:span text:style-name="Reference_20_Char1">etsclhpos</text:span>, for vertical and horizontal scroll bar positions. The position is given as a <text:span text:style-name="Reference_20_Char1">maxint</text:span> ratio, where 0 means the top or left of the scroll bar, and <text:span text:style-name="Reference_20_Char1">maxint</text:span> means the bottom or right of the scroll bar.</text:p>
      <text:p text:style-name="Standard">It is common that when one or both of the scroll bars is present on a window that the space where they intersect is occupied by a “move tab”. This serves to resize the window in two directions, and generates standard resize messages to the window.</text:p>
      <text:h text:style-name="Heading_20_8" text:outline-level="8"><text:bookmark-start text:name="_Toc221641186"/><text:bookmark-start text:name="_Toc4731208"/><text:bookmark-start text:name="__RefHeading___Toc46265_401020179"/>Multiple Windows<text:bookmark-end text:name="_Toc221641186"/><text:bookmark-end text:name="_Toc4731208"/><text:bookmark-end text:name="__RefHeading___Toc46265_401020179"/></text:h>
      <text:p text:style-name="Standard">If the <text:span text:style-name="Reference_20_Char1">output</text:span> file appears in the program header, then that is output as the main window by default. A window can also be explicitly opened by <text:span text:style-name="Reference_20_Char1">openwin(inw, outw, id)</text:span>. When a new window is opened, it is placed on the desktop with the other windows. The text files <text:span text:style-name="Reference_20_Char1">inw</text:span> and <text:span text:style-name="Reference_20_Char1">outw</text:span> specify the input and output files attached to the window. The input file receives all user input and events from the window, and all of the write and other drawing operations are sent to the output file. The <text:span text:style-name="Reference_20_Char1">id</text:span> is a number, from 1 to N, that specifies the logical window. The logical window number 1 is reserved for the standard input and output pair, even if it is not specifically opened, since it can be opened by the program at any time.</text:p>
      <text:p text:style-name="Standard">The output side of a window must always be unique, but the input side can be shared. Multiple windows can be attached to a single input file, and that input file will receive all of the input and events from all attached windows. The logical window number is returned with each event, so that the source of the input or event can be determined. This forms the bas<text:span text:style-name="T59">i</text:span>s of “class window handling” (<text:bookmark-ref text:reference-format="number" text:ref-name="_Ref288675121">M.13</text:bookmark-ref> “Class Window Handling”), or using one input handler as to handle multiple windows.</text:p>
      <text:p text:style-name="Standard">To completely decouple separate windows, another thread is used to run the separate window. This can be done, for example, to create a widget library that does not depend on the event handler of the calling module.</text:p>
      <text:p text:style-name="Standard">Windows can be closed using the standard Pascaline <text:span text:style-name="reference_20_Char">close</text:span> call. Only the output side of a window is used to close that window. The input side is automatically closed when there is no longer a window that references it.</text:p>
      <text:h text:style-name="Heading_20_8" text:outline-level="8"><text:bookmark-start text:name="_Toc221641187"/><text:bookmark-start text:name="_Toc4731209"/><text:bookmark-start text:name="__RefHeading___Toc46267_401020179"/>Parent/Child Windows<text:bookmark-end text:name="_Toc221641187"/><text:bookmark-end text:name="_Toc4731209"/><text:bookmark-end text:name="__RefHeading___Toc46267_401020179"/></text:h>
      <text:p text:style-name="Standard">Windows systems are tree structured, and each window is a child of a parent window, with the exception of a "root" or master window, which is usually the window that contains the entire desktop. The methods introduced create windows that live side by side on the desktop, and have the desktop as their parents. However, it is possible to nest windows within each other.</text:p>
      <text:p text:style-name="Standard">A window is opened as a child by <text:span text:style-name="Reference_20_Char1">openwin(inw, outw, par, id)</text:span>, which is the same <text:span text:style-name="Reference_20_Char1">openwin</text:span> call with a parent specified. The parent file <text:span text:style-name="reference_20_Char">par</text:span> is the text file that is attached to the output window of the parent. To be a child window means to move as one within it. It maintains its position within the parent, even as the parent itself moves. It always is in front of the Z ordering for the parent. It is minimized, maximized and closed with the parent.</text:p>
      <text:p text:style-name="Standard"><text:soft-page-break/>All windows have their position given in relative terms to the parent's client area origin. Any position operation is also relative to the parent.</text:p>
      <text:p text:style-name="Standard">The common use of the parent is to create "sibling" windows, or windows equivalent to the default program window in status, that are positioned independently within the parent. A program starts as the child of an external parent window. This could be an actual program, such as a program acting as a manager, or it could be the desktop root. There is no difference between these for the program.</text:p>
      <text:p text:style-name="Standard">Programs do not have direct access to the parent window in which the program was created. That parent window is usually the desktop.</text:p>
      <text:h text:style-name="Heading_20_8" text:outline-level="8"><text:bookmark-start text:name="_Toc221641188"/><text:bookmark-start text:name="_Toc4731210"/><text:bookmark-start text:name="__RefHeading___Toc46269_401020179"/>Moving and Sizing Windows<text:bookmark-end text:name="_Toc221641188"/><text:bookmark-end text:name="_Toc4731210"/><text:bookmark-end text:name="__RefHeading___Toc46269_401020179"/></text:h>
      <text:p text:style-name="Standard">Moving a window is done with the <text:span text:style-name="Reference_20_Char1">setpos[g](f, x, y)</text:span> procedure. The position is given in parent coordinates. When a window is on the desktop, it is necessary to find the size of the desktop, which is found with <text:span text:style-name="Reference_20_Char1">scnsiz[g](f, x, y)</text:span>. When the desktop size is returned for character sizes, this is calculated using the current character sizes for the window. This is for comparative purposes only. The desktop may use a completely different set of characters and sizes. The purpose of giving the parent sizes is only to allow the program to determine the relative size and placement of the child window in the parent.</text:p>
      <text:p text:style-name="Standard">Sizing a window is done with <text:span text:style-name="Reference_20_Char1">setsiz</text:span><text:span text:style-name="Reference_20_Char1"><text:span text:style-name="T59">[g]</text:span></text:span><text:span text:style-name="Reference_20_Char1">(f, x, y)</text:span> procedure. This sets the size of the entire window, and so does not indicate the resulting size of its client area. To find out what window size is needed for a given client area, before actually sizing the window, the function <text:span text:style-name="Reference_20_Char1">winclient[g](f, cx, cy, wx, wy, ms)</text:span><text:span text:style-name="reference_20_Char"> </text:span>is used. It returns the window size needed to contain that client. <text:span text:style-name="Reference_20_Char1">winclient[g]</text:span> takes a set of the current modes of the window to enable it to make the size determination.</text:p>
      <text:p text:style-name="Standard">The mode set declaration is:</text:p>
      <text:p text:style-name="P39">{ windows mode sets }</text:p>
      <text:p text:style-name="P39">winmod = (wmframe, <text:s text:c="3"/>{ frame on/off }</text:p>
      <text:p text:style-name="P39"><text:s text:c="10"/>wmsize, <text:s text:c="4"/>{ size bars on/off }</text:p>
      <text:p text:style-name="P39"><text:s text:c="10"/>wmsysbar, <text:s text:c="2"/>{ system bar on/off }</text:p>
      <text:p text:style-name="P39"><text:s text:c="10"/>wmscrollv, <text:s/>{ vertical scroll bar on/off }</text:p>
      <text:p text:style-name="P39"><text:s text:c="10"/>wmscrollh); { horizontal scroll bar on/off }</text:p>
      <text:p text:style-name="P39">winmodset = <text:span text:style-name="T16">set</text:span> <text:span text:style-name="T16">of</text:span> winmod;</text:p>
      <text:p text:style-name="Code1"/>
      <text:p text:style-name="Standard">To find the current size of a window, in parent terms, the procedure <text:span text:style-name="Reference_20_Char1">getsiz[g](f, x, y)</text:span> is used. This procedure is useful when you need to find the size of a window on the desktop.</text:p>
      <text:h text:style-name="Heading_20_8" text:outline-level="8"><text:bookmark-start text:name="_Toc221641189"/><text:bookmark-start text:name="_Toc4731211"/><text:bookmark-start text:name="__RefHeading___Toc46271_401020179"/>Z Ordering<text:bookmark-end text:name="_Toc221641189"/><text:bookmark-end text:name="_Toc4731211"/><text:bookmark-end text:name="__RefHeading___Toc46271_401020179"/></text:h>
      <text:p text:style-name="Standard">The Z ordering, or back to front ordering of windows, is determined by default to be newest created windows to the front, oldest to the back. This order can be modified by the users when they select windows towards the back to come to the front. The program can also reorder windows at will by sending them to the front or back. Note that the Z ordering is always relative within a parent.</text:p>
      <text:p text:style-name="Standard">To send a window to the front, the call <text:span text:style-name="Reference_20_Char1">front(f)</text:span> is used. To send a window to the back, the call <text:span text:style-name="Reference_20_Char1">back(f)</text:span> is used. To achieve a specific order within a set of windows, they should be send to the front in the opposite order from which they are to appear, i.e., the backmost first, and the frontmost last. Alternately, the windows can be sent to the back in the order they appear.</text:p>
      <text:p text:style-name="Standard"><text:soft-page-break/>There are other reasons besides reordering windows that these functions might be useful. When an error in encountered, it is common to send a window containing the error message to the front of the parent Z order, and to send the entire window to the front. Placing an active display or a background pattern in a frameless maximized window can create wallpaper. Placing the same window in the back can be a screen saver.</text:p>
      <text:h text:style-name="Heading_20_8" text:outline-level="8"><text:bookmark-start text:name="_Toc221641190"/><text:bookmark-start text:name="_Ref288675121"/><text:bookmark-start text:name="_Toc4731212"/><text:bookmark-start text:name="__RefHeading___Toc46273_401020179"/>Class Window Handling<text:bookmark-end text:name="_Toc221641190"/><text:bookmark-end text:name="_Ref288675121"/><text:bookmark-end text:name="_Toc4731212"/><text:bookmark-end text:name="__RefHeading___Toc46273_401020179"/></text:h>
      <text:p text:style-name="Standard"><text:span text:style-name="Reference_20_Char1">windows</text:span> handles windows as a set of two files, the input and output. However, these don't need to always be a set. It is possible to reuse an already open input file as the input side of any new window. This is possible because the user id supplied when the window is opened is passed with all messages to the event procedure. </text:p>
      <text:p text:style-name="Standard">Allowing a single program thread to handle multiple open windows allows the creation of multiple window programs without the need to create a multitask program. For each message, the id is examined, and the action performed on the appropriate output file.</text:p>
      <text:p text:style-name="Standard">Because the output file is unique, it is always the handle used to refer to the window in management calls.</text:p>
      <text:h text:style-name="Heading_20_8" text:outline-level="8"><text:bookmark-start text:name="_Toc221641191"/><text:bookmark-start text:name="_Toc4731213"/><text:bookmark-start text:name="__RefHeading___Toc46275_401020179"/>Parallel Windows<text:bookmark-end text:name="_Toc221641191"/><text:bookmark-end text:name="_Toc4731213"/><text:bookmark-end text:name="__RefHeading___Toc46275_401020179"/></text:h>
      <text:p text:style-name="Standard">Parallel tasking is a natural match to a multiwindowing system. With a task created to operate each window, the program is simplified, and user response is generally better.</text:p>
      <text:p text:style-name="Standard">To increase the responsiveness of user interfaces, the recommended program design for windowing programs is to create two tasks for each window, the "foreground" and the "background" tasks. The foreground task performs the event loop and the redraw, resize, move and other user interface tasks. The background task would handle computation tasks and other tasks related to performing actions or changing the drawing surface. The foreground task determines if an action that requires the background task is required, then sends a command to the background task via a monitor queue or other IPC (Interprocess communication).</text:p>
      <text:p text:style-name="Standard">The reason for this construction is that the things the user sees, such as keeping the client area redrawn, or obeying a move, resize, minimize or similar command always have a task waiting to perform them. This means that elementary user desktop management appears responsive to the user, while data manipulation and computation tasks simply delay client area updates. Users will be much more willing to tolerate client area slowdowns than having a window apparently lock stubbornly in position.. Ideally, the client area should also have an indication that computation is taking place. The most modern method for this is a progress indicator that gives estimates as to when a task will complete, if the task will take longer than about 1 second.</text:p>
      <text:p text:style-name="Standard">A parallel foreground task is automatically provided for a buffered mode window. It needs to be created in the case of an unbuffered window.</text:p>
      <text:p text:style-name="Standard">If the work performed in a client area is trivial, only a foreground task need be provided. But be aware that it is very easy to slip into a mode where essential updates are held off. Calling a file procedure, waiting on a timer, or other simple task compromises the response time for window management. Better to leave the window in buffered mode, or structure with foreground/background from program creation than to have to add it later.</text:p>
      <text:h text:style-name="Heading_20_8" text:outline-level="8"><text:bookmark-start text:name="_Toc4731214"/><text:bookmark-start text:name="_Toc221641192"/><text:bookmark-start text:name="__RefHeading___Toc46277_401020179"/><text:soft-page-break/>Menus<text:bookmark-end text:name="_Toc4731214"/><text:bookmark-end text:name="_Toc221641192"/><text:bookmark-end text:name="__RefHeading___Toc46277_401020179"/></text:h>
      <text:p text:style-name="Standard">The menu is a series of buttons labeled with text for user action. The buttons can either have a direct effect on the program, or they can activate a series of submenus in a tree structure.</text:p>
      <text:p text:style-name="Standard">The exact location of a menu is system dependent. It may or may not affect the client area.</text:p>
      <text:p text:style-name="Standard">A menu is described to <text:span text:style-name="Reference_20_Char1">windows</text:span> by constructing a data structure:</text:p>
      <text:p text:style-name="P39">menuptr = ^menurec;</text:p>
      <text:p text:style-name="P39">menurec = <text:span text:style-name="T16">record</text:span></text:p>
      <text:p text:style-name="P39"/>
      <text:p text:style-name="P39"><text:s text:c="13"/>next: <text:s text:c="3"/>menuptr; { next menu item in list }</text:p>
      <text:p text:style-name="P39"><text:s text:c="13"/>branch: <text:s/>menuptr; { menu branch }</text:p>
      <text:p text:style-name="P39"><text:s text:c="13"/>onoff: <text:s text:c="2"/>boolean; { on/off highlight }</text:p>
      <text:p text:style-name="P39"><text:s text:c="13"/>oneof: <text:s text:c="2"/>boolean; { "one of" highlight }</text:p>
      <text:p text:style-name="P39"><text:s text:c="13"/>bar: <text:s text:c="4"/>boolean; { place bar under }</text:p>
      <text:p text:style-name="P39"><text:s text:c="13"/>id: <text:s text:c="5"/>integer; { id of menu item }</text:p>
      <text:p text:style-name="P39"><text:s text:c="13"/>face: <text:s text:c="3"/>pstring <text:s/>{ text to place in button }</text:p>
      <text:p text:style-name="P39"/>
      <text:p text:style-name="Code1"><text:s text:c="10"/><text:span text:style-name="T16">end</text:span>;</text:p>
      <text:p text:style-name="Code1"/>
      <text:p text:style-name="Standard">The menu is activated by <text:span text:style-name="Reference_20_Char1">menu(f, m)</text:span> where <text:span text:style-name="Reference_20_Char1">m</text:span> is the data structure for the menu.</text:p>
      <text:p text:style-name="Standard">Menu buttons are highlighted when pointed to. Additionally, a button can have "on/off" highlighting. In this mode, a state is kept for the button that is flipped on or off as the button is pressed. The highlighting for on and off states is different. The data structure that defines a menu is not used or updated after it is used to create a menu.</text:p>
      <text:p text:style-name="Standard">The <text:span text:style-name="Reference_20_Char1">onoff</text:span> field true selects on/off highlighting. After the menu is activated, the state of the button can be changed with <text:span text:style-name="Reference_20_Char1">menusel(f, id, e)</text:span>. The button state is not automatically changed by a user menu select. The program must specifically change the state of the button.</text:p>
      <text:p text:style-name="Standard">Another highlight mode is "one of" or "checklist" highlighting. In this case, a group of related buttons are joined by setting the <text:span text:style-name="Reference_20_Char1">oneof</text:span> flag on each item in the list but the last. The highlighting for a button that is selected is different from one that is not, and only one item will be active in the list.</text:p>
      <text:p text:style-name="Standard">Like on/off buttons, user selection does not automatically change the state of the buttons in the list. It must be specifically changed by a <text:span text:style-name="Reference_20_Char1">menusel</text:span> call. </text:p>
      <text:p text:style-name="Standard">Typically, neither on/off nor one/of switching is available for top level (horizontal) menus, and the program should not count on them.</text:p>
      <text:p text:style-name="Standard">Menu items can be grouped in a vertical list by setting the <text:span text:style-name="Reference_20_Char1">bar</text:span> field active. This causes a horizontal bar to be drawn under the menu item. Vertical lists are described next in "menu sublisting".</text:p>
      <text:p text:style-name="Standard">A button can be enabled or disabled. A disabled button is highlighted specially, typically as greyed out. It indicates a button that is entirely inactive, because that function is not available. This is done to allow the same menu to be used regardless of the availability of the functions on the menu. Also, some functions come and go. For example, a "save" button (for "save file") might only be active if the file has changed, and needs to be saved.</text:p>
      <text:p text:style-name="Standard"><text:soft-page-break/>The enable status can be changed after the menu is activated by <text:span text:style-name="Reference_20_Char1">menusel</text:span>.</text:p>
      <text:p text:style-name="Standard">Each button in a menu can have a numeric <text:span text:style-name="Reference_20_Char1">id</text:span>. This is used by several functions to change the state of buttons. It is an error to have two buttons with the same id.</text:p>
      <text:p text:style-name="Standard">The <text:span text:style-name="Reference_20_Char1">face</text:span> text string indicates what text will appear on the face of the button. The system will automatically size the buttons to fit the largest text of a button, so care should be taken not to have a single button's text so long as to cause a lot of white space in the menu.</text:p>
      <text:h text:style-name="Heading_20_8" text:outline-level="8"><text:bookmark-start text:name="_Toc221641193"/><text:bookmark-start text:name="_Toc4731215"/><text:bookmark-start text:name="__RefHeading___Toc46279_401020179"/>Setting Menu Active<text:bookmark-end text:name="_Toc221641193"/><text:bookmark-end text:name="_Toc4731215"/><text:bookmark-end text:name="__RefHeading___Toc46279_401020179"/></text:h>
      <text:p text:style-name="Standard">A menu is constructed by the program as a list using the menu data structure, then set active by calling <text:span text:style-name="Reference_20_Char1">menu</text:span>, which can also turn the menu back off.</text:p>
      <text:p text:style-name="Standard">When a menu data structure is activated, all of the fields are copied and placed into an internal form. After the activation, the menu data has no function, and changing its fields will have no effect. The menu data structure can be recycled immediately after the <text:span text:style-name="Reference_20_Char1">menu</text:span> call.</text:p>
      <text:h text:style-name="Heading_20_8" text:outline-level="8"><text:bookmark-start text:name="_Toc221641194"/><text:bookmark-start text:name="_Toc4731216"/><text:bookmark-start text:name="__RefHeading___Toc46281_401020179"/>Setting Menu States<text:bookmark-end text:name="_Toc221641194"/><text:bookmark-end text:name="_Toc4731216"/><text:bookmark-end text:name="__RefHeading___Toc46281_401020179"/></text:h>
      <text:p text:style-name="Standard">For an on/off button, the procedure <text:span text:style-name="Reference_20_Char1">menuena(f, id, e)</text:span> is used to enable or disable the button after it has been placed in a menu. For <text:span text:style-name="Reference_20_Char1">oneof</text:span> highlighting, the procedure <text:span text:style-name="Reference_20_Char1">menusel</text:span> is used. This removes any other select active, and either sets the given button active, or no button active.</text:p>
      <text:h text:style-name="Heading_20_8" text:outline-level="8"><text:bookmark-start text:name="_Toc221641195"/><text:bookmark-start text:name="_Toc4731217"/><text:bookmark-start text:name="__RefHeading___Toc46283_401020179"/>Standard Menus<text:bookmark-end text:name="_Toc221641195"/><text:bookmark-end text:name="_Toc4731217"/><text:bookmark-end text:name="__RefHeading___Toc46283_401020179"/></text:h>
      <text:p text:style-name="Standard">Besides presenting a menu in the method standard for the implementation, it is also likely that there exists a standard arrangement of commonly used buttons in the menu. <text:span text:style-name="Reference_20_Char1">windows</text:span> defines a series of such standard buttons.</text:p>
      <text:p text:style-name="P39"><text:soft-page-break/>{ standardized menu entries }</text:p>
      <text:p text:style-name="P39"/>
      <text:p text:style-name="P39">smnew <text:s text:c="6"/>= 1; { new file }</text:p>
      <text:p text:style-name="P39">smopen <text:s text:c="5"/>= 2; { open file }</text:p>
      <text:p text:style-name="P39">smclose <text:s text:c="4"/>= 3; { close file }</text:p>
      <text:p text:style-name="P39">smsave <text:s text:c="5"/>= 4; { save file }</text:p>
      <text:p text:style-name="P39">smsaveas <text:s text:c="3"/>= 5; { save file as name }</text:p>
      <text:p text:style-name="P39" loext:marker-style-name="T20"><text:span text:style-name="T20">smpageset <text:s text:c="2"/>= 6; { page setup }</text:span><text:span text:style-name="T20"/></text:p>
      <text:p text:style-name="P39" loext:marker-style-name="T20"><text:span text:style-name="T20">smprint <text:s text:c="4"/>= 7; { print }</text:span><text:span text:style-name="T20"/></text:p>
      <text:p text:style-name="P39" loext:marker-style-name="T22"><text:span text:style-name="T22">smexit <text:s text:c="5"/>= 8; { exit program }</text:span><text:span text:style-name="T22"/></text:p>
      <text:p text:style-name="P39" loext:marker-style-name="T22"><text:span text:style-name="T22">smundo <text:s text:c="5"/>= 9; { undo edit }</text:span><text:span text:style-name="T22"/></text:p>
      <text:p text:style-name="P39">smcut <text:s text:c="6"/>= 10; { cut selection }</text:p>
      <text:p text:style-name="P39">smpaste <text:s text:c="4"/>= 11; { paste selection }</text:p>
      <text:p text:style-name="P39">smdelete <text:s text:c="3"/>= 12; { delete selection }</text:p>
      <text:p text:style-name="P39">smfind <text:s text:c="5"/>= 13; { find text }</text:p>
      <text:p text:style-name="P39">smfindnext <text:s/>= 14; { find next }</text:p>
      <text:p text:style-name="P39">smreplace <text:s text:c="2"/>= 15; { replace text }</text:p>
      <text:p text:style-name="P39">smgoto <text:s text:c="5"/>= 16; { goto line }</text:p>
      <text:p text:style-name="P39">smselectall = 17; { select all text }</text:p>
      <text:p text:style-name="P39">smnewwindow = 18; { new window }</text:p>
      <text:p text:style-name="P39">smtilehoriz = 19; { tile child windows horizontally }</text:p>
      <text:p text:style-name="P39">smtilevert <text:s/>= 20; { tile child windows vertically }</text:p>
      <text:p text:style-name="P39">smcascade <text:s text:c="2"/>= 21; { cascade windows }</text:p>
      <text:p text:style-name="P39">smcloseall <text:s/>= 21; { close all windows }</text:p>
      <text:p text:style-name="P39">smhelptopic = 22; { help topics }</text:p>
      <text:p text:style-name="P39">smabout <text:s text:c="4"/>= 23; { about this program }</text:p>
      <text:p text:style-name="P39">smmax <text:s text:c="6"/>= 23; { maximum defined standard menu entries }</text:p>
      <text:p text:style-name="P39"/>
      <text:p text:style-name="P39">{ standard menu selector }</text:p>
      <text:p text:style-name="P39"/>
      <text:p text:style-name="Code1">stdmenusel = <text:span text:style-name="T16">set</text:span> <text:span text:style-name="T16">of</text:span> smnew..smmax;</text:p>
      <text:p text:style-name="Code1"/>
      <text:p text:style-name="Standard">Standard menu button definitions should be used whenever possible. To create a menu using standard menu buttons, the procedure <text:span text:style-name="Reference_20_Char1">stdmenu</text:span> is used. The arrangement of the menu is chosen to match the implementation, and the non-standard buttons provided are integrated into the menu in the normal place for the implementation. When standard buttons are used, the button ids are set to the values shown above, so these values should not be used by the program.</text:p>
      <text:p text:style-name="Standard">Note that <text:span text:style-name="Reference_20_Char1">stdmenu</text:span> simply constructs a menu, it does not set it active.</text:p>
      <text:h text:style-name="Heading_20_8" text:outline-level="8"><text:bookmark-start text:name="_Toc221641196"/><text:bookmark-start text:name="_Toc4731218"/><text:bookmark-start text:name="__RefHeading___Toc46285_401020179"/>Menu Sublisting<text:bookmark-end text:name="_Toc221641196"/><text:bookmark-end text:name="_Toc4731218"/><text:bookmark-end text:name="__RefHeading___Toc46285_401020179"/></text:h>
      <text:p text:style-name="Standard">When there is not enough room to represent the entire menu on a window, or anytime the size of a menu must be compressed, the tree structure of menus can be used with "pulldown" menus. A pulldown menu is a vertical menu list that appears under the selected button. This is done by placing a submenu in the <text:span text:style-name="Reference_20_Char1">branch</text:span> pointer of the menu structure. The branch defines the pulldown menu items. The branch menu item is specially indicated to show that it is a branch, and not an immediate button, usually with an arrow pointing towards where the branch pulldown will appear. Any number of levels of pulldown menus can be created. The levels under the topmost branch are generally placed to the right of the branch button.</text:p>
      <text:p text:style-name="Standard"><text:soft-page-break/>If a branch pulldown cannot be placed where it should, due to the proximity of the button to the edge of the display, it instead goes back in the other direction, up or down, or both, until space is found for it. If the entire pulldown cannot be displayed, it is truncated. This would only happen if the pulldown was too large for the display.</text:p>
      <text:p text:style-name="Standard">When a branch button is pressed, no event is generated for it. The button is strictly used to activate the pulldown.</text:p>
      <text:h text:style-name="Heading_20_8" text:outline-level="8"><text:bookmark-start text:name="_Toc221641197"/><text:bookmark-start text:name="_Toc4731219"/><text:bookmark-start text:name="__RefHeading___Toc46287_401020179"/>Advanced Windowing<text:bookmark-end text:name="_Toc221641197"/><text:bookmark-end text:name="_Toc4731219"/><text:bookmark-end text:name="__RefHeading___Toc46287_401020179"/></text:h>
      <text:p text:style-name="Standard">The features of a window besides the client area are designed to be the minimum features implemented across platforms. To implement more advanced windows appearances with custom menus, controls and status lines, the standard method is to turn off frames and menus for child windows, and use them as building blocks for more advanced client areas with multiple subwindows and features.</text:p>
      <text:p text:style-name="Standard">It is recommended that at least one menu appear for a program, even if the functions duplicate some of the advanced controls provided. The reason for this is that the menu has different presentation methods in different systems, so providing the standard "top" menu will help programs' portability.</text:p>
      <text:h text:style-name="Heading_20_8" text:outline-level="8"><text:bookmark-start text:name="_Toc221641198"/><text:bookmark-start text:name="_Toc4731220"/><text:bookmark-start text:name="__RefHeading___Toc46289_401020179"/>Events<text:bookmark-end text:name="_Toc221641198"/><text:bookmark-end text:name="_Toc4731220"/><text:bookmark-end text:name="__RefHeading___Toc46289_401020179"/></text:h>
      <text:p text:style-name="Standard">New event types are added for the management mode. As usual, events beyond the definition here should be ignored.</text:p>
      <text:p text:style-name="P39"><text:soft-page-break/><text:span text:style-name="T49">module </text:span>windows;</text:p>
      <text:p text:style-name="P99" loext:marker-style-name="T49"/>
      <text:p text:style-name="P39" loext:marker-style-name="T49"><text:span text:style-name="T49">type</text:span><text:span text:style-name="T49"/></text:p>
      <text:p text:style-name="P100" loext:marker-style-name="T50"/>
      <text:p text:style-name="P39" loext:marker-style-name="T50"><text:span text:style-name="T50">{ events }</text:span><text:span text:style-name="T50"/></text:p>
      <text:p text:style-name="P100" loext:marker-style-name="T50"/>
      <text:p text:style-name="P39" loext:marker-style-name="T50"><text:span text:style-name="T50">evtcod = (etchar, <text:s text:c="4"/>{ ANSI character returned }</text:span><text:span text:style-name="T50"/></text:p>
      <text:p text:style-name="P39" loext:marker-style-name="T50"><text:span text:style-name="T50"><text:s text:c="10"/>etup, <text:s text:c="6"/>{ cursor up one line }</text:span><text:span text:style-name="T50"/></text:p>
      <text:p text:style-name="P39" loext:marker-style-name="T50"><text:span text:style-name="T50"><text:s text:c="10"/>etdown, <text:s text:c="4"/>{ down one line }</text:span><text:span text:style-name="T50"/></text:p>
      <text:p text:style-name="P39" loext:marker-style-name="T50"><text:span text:style-name="T50"><text:s text:c="10"/>etleft, <text:s text:c="4"/>{ left one character }</text:span><text:span text:style-name="T50"/></text:p>
      <text:p text:style-name="P39" loext:marker-style-name="T50"><text:span text:style-name="T50"><text:s text:c="10"/>etright, <text:s text:c="3"/>{ right one character }</text:span><text:span text:style-name="T50"/></text:p>
      <text:p text:style-name="P39" loext:marker-style-name="T50"><text:span text:style-name="T50"><text:s text:c="10"/>etleftw, <text:s text:c="3"/>{ left one word }</text:span><text:span text:style-name="T50"/></text:p>
      <text:p text:style-name="P39" loext:marker-style-name="T50"><text:span text:style-name="T50"><text:s text:c="10"/>etrightw, <text:s text:c="2"/>{ right one word }</text:span><text:span text:style-name="T50"/></text:p>
      <text:p text:style-name="P39" loext:marker-style-name="T50"><text:span text:style-name="T50"><text:s text:c="10"/>ethome, <text:s text:c="4"/>{ home of document }</text:span><text:span text:style-name="T50"/></text:p>
      <text:p text:style-name="P39" loext:marker-style-name="T50"><text:span text:style-name="T50"><text:s text:c="10"/>ethomes, <text:s text:c="3"/>{ home of screen }</text:span><text:span text:style-name="T50"/></text:p>
      <text:p text:style-name="P39" loext:marker-style-name="T50"><text:span text:style-name="T50"><text:s text:c="10"/>ethomel, <text:s text:c="3"/>{ home of line }</text:span><text:span text:style-name="T50"/></text:p>
      <text:p text:style-name="P39" loext:marker-style-name="T50"><text:span text:style-name="T50"><text:s text:c="10"/>etend, <text:s text:c="5"/>{ end of document }</text:span><text:span text:style-name="T50"/></text:p>
      <text:p text:style-name="P39" loext:marker-style-name="T50"><text:span text:style-name="T50"><text:s text:c="10"/>etends, <text:s text:c="4"/>{ end of screen }</text:span><text:span text:style-name="T50"/></text:p>
      <text:p text:style-name="P39" loext:marker-style-name="T50"><text:span text:style-name="T50"><text:s text:c="10"/>etendl, <text:s text:c="4"/>{ end of line }</text:span><text:span text:style-name="T50"/></text:p>
      <text:p text:style-name="P39" loext:marker-style-name="T50"><text:span text:style-name="T50"><text:s text:c="10"/>etscrl, <text:s text:c="4"/>{ scroll left one character }</text:span><text:span text:style-name="T50"/></text:p>
      <text:p text:style-name="P39" loext:marker-style-name="T50"><text:span text:style-name="T50"><text:s text:c="10"/>etscrr, <text:s text:c="4"/>{ scroll right one character }</text:span><text:span text:style-name="T50"/></text:p>
      <text:p text:style-name="P39" loext:marker-style-name="T50"><text:span text:style-name="T50"><text:s text:c="10"/>etscru, <text:s text:c="4"/>{ scroll up one line }</text:span><text:span text:style-name="T50"/></text:p>
      <text:p text:style-name="P39" loext:marker-style-name="T50"><text:span text:style-name="T50"><text:s text:c="10"/>etscrd, <text:s text:c="4"/>{ scroll down one line }</text:span><text:span text:style-name="T50"/></text:p>
      <text:p text:style-name="P39" loext:marker-style-name="T50"><text:span text:style-name="T50"><text:s text:c="10"/>etpagd, <text:s text:c="4"/>{ page down }</text:span><text:span text:style-name="T50"/></text:p>
      <text:p text:style-name="P39" loext:marker-style-name="T50"><text:span text:style-name="T50"><text:s text:c="10"/>etpagu, <text:s text:c="4"/>{ page up }</text:span><text:span text:style-name="T50"/></text:p>
      <text:p text:style-name="P39" loext:marker-style-name="T50"><text:span text:style-name="T50"><text:s text:c="10"/>ettab, <text:s text:c="5"/>{ tab }</text:span><text:span text:style-name="T50"/></text:p>
      <text:p text:style-name="P39" loext:marker-style-name="T50"><text:span text:style-name="T50"><text:s text:c="10"/>etenter, <text:s text:c="3"/>{ enter line }</text:span><text:span text:style-name="T50"/></text:p>
      <text:p text:style-name="P39" loext:marker-style-name="T50"><text:span text:style-name="T50"><text:s text:c="10"/>etinsert, <text:s text:c="2"/>{ insert block }</text:span><text:span text:style-name="T50"/></text:p>
      <text:p text:style-name="P39" loext:marker-style-name="T50"><text:span text:style-name="T50"><text:s text:c="10"/>etinsertl, <text:s/>{ insert line }</text:span><text:span text:style-name="T50"/></text:p>
      <text:p text:style-name="P39" loext:marker-style-name="T50"><text:span text:style-name="T50"><text:s text:c="10"/>etinsertt, <text:s/>{ insert toggle }</text:span><text:span text:style-name="T50"/></text:p>
      <text:p text:style-name="P39" loext:marker-style-name="T50"><text:span text:style-name="T50"><text:s text:c="10"/>etdel, <text:s text:c="5"/>{ delete block }</text:span><text:span text:style-name="T50"/></text:p>
      <text:p text:style-name="P39" loext:marker-style-name="T50"><text:span text:style-name="T50"><text:s text:c="10"/>etdell, <text:s text:c="4"/>{ delete line }</text:span><text:span text:style-name="T50"/></text:p>
      <text:p text:style-name="P39" loext:marker-style-name="T50"><text:span text:style-name="T50"><text:s text:c="10"/>etdelcf, <text:s text:c="3"/>{ delete character forward }</text:span><text:span text:style-name="T50"/></text:p>
      <text:p text:style-name="P39" loext:marker-style-name="T50"><text:span text:style-name="T50"><text:s text:c="10"/>etdelcb, <text:s text:c="3"/>{ delete character backward }</text:span><text:span text:style-name="T50"/></text:p>
      <text:p text:style-name="P39" loext:marker-style-name="T50"><text:span text:style-name="T50"><text:s text:c="10"/>etcopy, <text:s text:c="4"/>{ copy block }</text:span><text:span text:style-name="T50"/></text:p>
      <text:p text:style-name="P39" loext:marker-style-name="T50"><text:span text:style-name="T50"><text:s text:c="10"/>etcopyl, <text:s text:c="3"/>{ copy line }</text:span><text:span text:style-name="T50"/></text:p>
      <text:p text:style-name="P39" loext:marker-style-name="T50"><text:span text:style-name="T50"><text:s text:c="10"/>etcan, <text:s text:c="5"/>{ cancel current operation }</text:span><text:span text:style-name="T50"/></text:p>
      <text:p text:style-name="P39" loext:marker-style-name="T50"><text:span text:style-name="T50"><text:s text:c="10"/>etstop, <text:s text:c="4"/>{ stop current operation }</text:span><text:span text:style-name="T50"/></text:p>
      <text:p text:style-name="P39" loext:marker-style-name="T50"><text:span text:style-name="T50"><text:s text:c="10"/>etcont, <text:s text:c="4"/>{ continue current operation }</text:span><text:span text:style-name="T50"/></text:p>
      <text:p text:style-name="P39" loext:marker-style-name="T51"><text:span text:style-name="T50"><text:s text:c="10"/></text:span><text:span text:style-name="T51">etprint, <text:s text:c="3"/>{ print document }</text:span></text:p>
      <text:p text:style-name="P39" loext:marker-style-name="T51"><text:span text:style-name="T51"><text:s text:c="10"/>etprintb, <text:s text:c="2"/>{ print block }</text:span><text:span text:style-name="T51"/></text:p>
      <text:p text:style-name="P39" loext:marker-style-name="T50"><text:span text:style-name="T51"><text:s text:c="10"/></text:span><text:span text:style-name="T50">etprints, <text:s text:c="2"/>{ print screen }</text:span></text:p>
      <text:p text:style-name="P39" loext:marker-style-name="T50"><text:span text:style-name="T50"><text:s text:c="10"/>etfun, <text:s text:c="5"/>{ function key }</text:span><text:span text:style-name="T50"/></text:p>
      <text:p text:style-name="P39" loext:marker-style-name="T50"><text:span text:style-name="T50"><text:s text:c="10"/>etmenu, <text:s text:c="4"/>{ display menu }</text:span><text:span text:style-name="T50"/></text:p>
      <text:p text:style-name="P39" loext:marker-style-name="T50"><text:span text:style-name="T50"><text:s text:c="10"/>etmouba, <text:s text:c="3"/>{ mouse button assertion }</text:span><text:span text:style-name="T50"/></text:p>
      <text:p text:style-name="P39" loext:marker-style-name="T50"><text:span text:style-name="T50"><text:s text:c="10"/>etmoubd, <text:s text:c="3"/>{ mouse button deassertion }</text:span><text:span text:style-name="T50"/></text:p>
      <text:p text:style-name="P39" loext:marker-style-name="T50"><text:span text:style-name="T50"><text:s text:c="10"/>etmoumov, <text:s text:c="2"/>{ mouse move }</text:span><text:span text:style-name="T50"/></text:p>
      <text:p text:style-name="P39" loext:marker-style-name="T50"><text:span text:style-name="T50"><text:s text:c="10"/>ettim, <text:s text:c="5"/>{ timer matures }</text:span><text:span text:style-name="T50"/></text:p>
      <text:p text:style-name="P39" loext:marker-style-name="T50"><text:span text:style-name="T50"><text:s text:c="10"/>etjoyba, <text:s text:c="3"/>{ joystick button assertion }</text:span><text:span text:style-name="T50"/></text:p>
      <text:p text:style-name="P39" loext:marker-style-name="T50"><text:span text:style-name="T50"><text:s text:c="10"/>etjoybd, <text:s text:c="3"/>{ joystick button deassertion }</text:span><text:span text:style-name="T50"/></text:p>
      <text:p text:style-name="P39" loext:marker-style-name="T50"><text:span text:style-name="T50"><text:s text:c="10"/>etjoymov, <text:s text:c="2"/>{ joystick move }</text:span><text:span text:style-name="T50"/></text:p>
      <text:p text:style-name="P39" loext:marker-style-name="T50"><text:span text:style-name="T50"><text:s text:c="10"/>etterm, <text:s text:c="4"/>{ terminate program }</text:span><text:span text:style-name="T50"/></text:p>
      <text:p text:style-name="P39" loext:marker-style-name="T50"><text:span text:style-name="T50"><text:s text:c="10"/>etmoumovg, <text:s/>{ mouse move graphical }</text:span><text:span text:style-name="T50"/></text:p>
      <text:p text:style-name="P39" loext:marker-style-name="T50"><text:span text:style-name="T50"><text:s text:c="10"/>etframe, <text:s text:c="3"/>{ frame sync }</text:span><text:span text:style-name="T50"/></text:p>
      <text:p text:style-name="P39" loext:marker-style-name="T50"><text:soft-page-break/><text:span text:style-name="T50"><text:s text:c="10"/>etresize, <text:s text:c="2"/>{ window was resized }</text:span><text:span text:style-name="T50"/></text:p>
      <text:p text:style-name="P39" loext:marker-style-name="T50"><text:span text:style-name="T50"><text:s text:c="10"/>etredraw, <text:s text:c="2"/>{ window redraw }</text:span><text:span text:style-name="T50"/></text:p>
      <text:p text:style-name="P39" loext:marker-style-name="T50"><text:span text:style-name="T50"><text:s text:c="10"/>etmin, <text:s text:c="5"/>{ window was minimized }</text:span><text:span text:style-name="T50"/></text:p>
      <text:p text:style-name="P39" loext:marker-style-name="T50"><text:span text:style-name="T50"><text:s text:c="10"/>etmax, <text:s text:c="5"/>{ window was maximized }</text:span><text:span text:style-name="T50"/></text:p>
      <text:p text:style-name="P39" loext:marker-style-name="T50"><text:span text:style-name="T50"><text:s text:c="10"/>etnorm, <text:s text:c="4"/>{ window set normal }</text:span><text:span text:style-name="T50"/></text:p>
      <text:p text:style-name="P39" loext:marker-style-name="T50"><text:span text:style-name="T50"><text:s text:c="10"/>etmenus, <text:s text:c="3"/>{ menu item selected }</text:span><text:span text:style-name="T50"/></text:p>
      <text:p text:style-name="P29" loext:marker-style-name="T50"><text:span text:style-name="T50"><text:s text:c="10"/>etsclvul, <text:s text:c="2"/>{ scroll vertical up line }</text:span><text:span text:style-name="T50"/></text:p>
      <text:p text:style-name="P29" loext:marker-style-name="T50"><text:span text:style-name="T50"><text:s text:c="10"/>etsclvdl, <text:s text:c="2"/>{ scroll vertical down line }</text:span><text:span text:style-name="T50"/></text:p>
      <text:p text:style-name="P29" loext:marker-style-name="T50"><text:span text:style-name="T50"><text:s text:c="10"/>etsclvup, <text:s text:c="2"/>{ scroll vertical up page }</text:span><text:span text:style-name="T50"/></text:p>
      <text:p text:style-name="P29" loext:marker-style-name="T50"><text:span text:style-name="T50"><text:s text:c="10"/>etsclvdp, <text:s text:c="2"/>{ scroll vertical down page }</text:span><text:span text:style-name="T50"/></text:p>
      <text:p text:style-name="P29" loext:marker-style-name="T50"><text:span text:style-name="T50"><text:s text:c="10"/>etsclvpos, <text:s/>{ scroll vertical bar position }</text:span><text:span text:style-name="T50"/></text:p>
      <text:p text:style-name="P29" loext:marker-style-name="T50"><text:span text:style-name="T50"><text:s text:c="10"/>etsclhll, <text:s text:c="2"/>{ scroll horizontal left line }</text:span><text:span text:style-name="T50"/></text:p>
      <text:p text:style-name="P29" loext:marker-style-name="T50"><text:span text:style-name="T50"><text:s text:c="10"/>etsclhrl, <text:s text:c="2"/>{ scroll horizontal right line }</text:span><text:span text:style-name="T50"/></text:p>
      <text:p text:style-name="P29" loext:marker-style-name="T50"><text:span text:style-name="T50"><text:s text:c="10"/>etsclhlp, <text:s text:c="2"/>{ scroll horizontal left page }</text:span><text:span text:style-name="T50"/></text:p>
      <text:p text:style-name="P29" loext:marker-style-name="T50"><text:span text:style-name="T50"><text:s text:c="10"/>etsclhrp, <text:s text:c="2"/>{ scroll horizontal right page }</text:span><text:span text:style-name="T50"/></text:p>
      <text:p text:style-name="P29" loext:marker-style-name="T50"><text:span text:style-name="T50"><text:s text:c="10"/>etsclhpos, <text:s/>{ scroll horizontal bar position }</text:span><text:span text:style-name="T50"/></text:p>
      <text:p text:style-name="P100" loext:marker-style-name="T50"/>
      <text:p text:style-name="P39" loext:marker-style-name="T50"><text:span text:style-name="T50">{ event record }</text:span><text:span text:style-name="T50"/></text:p>
      <text:p text:style-name="P100" loext:marker-style-name="T50"/>
      <text:p text:style-name="P39" loext:marker-style-name="T50"><text:span text:style-name="T50">evtrec = </text:span><text:span text:style-name="T49">record</text:span></text:p>
      <text:p text:style-name="P100" loext:marker-style-name="T50"/>
      <text:p text:style-name="P39" loext:marker-style-name="T50"><text:span text:style-name="T50"><text:s text:c="3"/>winid: ss_filhdl; { identifier of window for event }</text:span><text:span text:style-name="T50"/></text:p>
      <text:p text:style-name="P39" loext:marker-style-name="T50"><text:span text:style-name="T50"><text:s text:c="3"/></text:span><text:span text:style-name="T49">case</text:span><text:span text:style-name="T50"> etype: evtcod </text:span><text:span text:style-name="T49">of</text:span><text:span text:style-name="T50"> { event type }</text:span></text:p>
      <text:p text:style-name="P100" loext:marker-style-name="T50"/>
      <text:p text:style-name="P39" loext:marker-style-name="T50"><text:span text:style-name="T50"><text:s text:c="6"/>{ ANSI character returned }</text:span><text:span text:style-name="T50"/></text:p>
      <text:p text:style-name="P39" loext:marker-style-name="T50"><text:span text:style-name="T50"><text:s text:c="6"/>etchar: <text:s text:c="2"/>(char: <text:s text:c="15"/>char);</text:span><text:span text:style-name="T50"/></text:p>
      <text:p text:style-name="P39" loext:marker-style-name="T50"><text:span text:style-name="T50"><text:s text:c="6"/>{ timer handle that matured }</text:span><text:span text:style-name="T50"/></text:p>
      <text:p text:style-name="P39" loext:marker-style-name="T50"><text:span text:style-name="T50"><text:s text:c="6"/>ettim: <text:s text:c="4"/>(timnum: <text:s text:c="13"/>timhan);</text:span><text:span text:style-name="T50"/></text:p>
      <text:p text:style-name="P39" loext:marker-style-name="T50"><text:span text:style-name="T50"><text:s text:c="6"/>etmoumov: <text:s/>(mmoun: <text:s text:c="14"/>mouhan; <text:s text:c="2"/>{ mouse number }</text:span><text:span text:style-name="T50"/></text:p>
      <text:p text:style-name="P39" loext:marker-style-name="T50"><text:span text:style-name="T50"><text:s text:c="18"/>moupx, moupy: <text:s text:c="7"/>integer); { mouse movement }</text:span><text:span text:style-name="T50"/></text:p>
      <text:p text:style-name="P39" loext:marker-style-name="T50"><text:span text:style-name="T50"><text:s text:c="6"/>etmouba: <text:s text:c="2"/>(amoun: <text:s text:c="14"/>mouhan; <text:s text:c="2"/>{ mouse handle }</text:span><text:span text:style-name="T50"/></text:p>
      <text:p text:style-name="P39" loext:marker-style-name="T50"><text:span text:style-name="T50"><text:s text:c="18"/>amoubn: <text:s text:c="13"/>moubut); <text:s/>{ button number }</text:span><text:span text:style-name="T50"/></text:p>
      <text:p text:style-name="P39" loext:marker-style-name="T50"><text:span text:style-name="T50"><text:s text:c="6"/>etmoubd: <text:s text:c="2"/>(dmoun: <text:s text:c="14"/>mouhan; <text:s text:c="2"/>{ mouse handle }</text:span><text:span text:style-name="T50"/></text:p>
      <text:p text:style-name="P39" loext:marker-style-name="T50"><text:span text:style-name="T50"><text:s text:c="18"/>dmoubn: <text:s text:c="13"/>moubut); <text:s/>{ button number }</text:span><text:span text:style-name="T50"/></text:p>
      <text:p text:style-name="P39" loext:marker-style-name="T50"><text:span text:style-name="T50"><text:s text:c="6"/>etjoyba: <text:s text:c="2"/>(ajoyn: <text:s text:c="14"/>joyhan; <text:s text:c="2"/>{ joystick number }</text:span><text:span text:style-name="T50"/></text:p>
      <text:p text:style-name="P39" loext:marker-style-name="T50"><text:span text:style-name="T50"><text:s text:c="18"/>ajoybn: <text:s text:c="13"/>joybut); <text:s/>{ button number }</text:span><text:span text:style-name="T50"/></text:p>
      <text:p text:style-name="P39" loext:marker-style-name="T50"><text:span text:style-name="T50"><text:s text:c="6"/>etjoybd: <text:s text:c="2"/>(djoyn: <text:s text:c="14"/>joyhan; <text:s text:c="2"/>{ joystick number }</text:span><text:span text:style-name="T50"/></text:p>
      <text:p text:style-name="P39" loext:marker-style-name="T50"><text:span text:style-name="T50"><text:s text:c="18"/>djoybn: <text:s text:c="13"/>joybut); <text:s/>{ button number }</text:span><text:span text:style-name="T50"/></text:p>
      <text:p text:style-name="P39" loext:marker-style-name="T50"><text:span text:style-name="T50"><text:s text:c="6"/>etjoymov: <text:s/>(mjoyn: <text:s text:c="14"/>joyhan; <text:s text:c="2"/>{ joystick number }</text:span><text:span text:style-name="T50"/></text:p>
      <text:p text:style-name="P39" loext:marker-style-name="T50"><text:span text:style-name="T50"><text:s text:c="18"/>joypx, joypy, joypz: integer); { joystick coords }</text:span><text:span text:style-name="T50"/></text:p>
      <text:p text:style-name="P39" loext:marker-style-name="T50"><text:span text:style-name="T50"><text:s text:c="6"/>etfun: <text:s text:c="4"/>(fkey: <text:s text:c="15"/>funky); <text:s text:c="2"/>{ function key }</text:span><text:span text:style-name="T50"/></text:p>
      <text:p text:style-name="P39" loext:marker-style-name="T50"><text:span text:style-name="T50"><text:s text:c="6"/>etmoumovg: (mmoung: <text:s text:c="13"/>mouhan; <text:s text:c="2"/>{ mouse number }</text:span><text:span text:style-name="T50"/></text:p>
      <text:p text:style-name="P39" loext:marker-style-name="T50"><text:span text:style-name="T50"><text:s text:c="18"/>moupxg, moupyg: <text:s text:c="5"/>integer); { mouse movement }</text:span><text:span text:style-name="T50"/></text:p>
      <text:p text:style-name="P39" loext:marker-style-name="T50"><text:span text:style-name="T50"><text:s text:c="6"/>etredraw: <text:s/>(rsx, rsy, rex, rey: <text:s/>integer); { redraw screen }</text:span><text:span text:style-name="T50"/></text:p>
      <text:p text:style-name="P39" loext:marker-style-name="T50"><text:span text:style-name="T50"><text:s text:c="6"/>etmenus: <text:s text:c="2"/>(menuid: <text:s text:c="13"/>integer); { menu item</text:span><text:span text:style-name="T50"/></text:p>
      <text:p text:style-name="P39" loext:marker-style-name="T50"><text:span text:style-name="T50"><text:s text:c="51"/>selected }</text:span><text:span text:style-name="T50"/></text:p>
      <text:p text:style-name="P100" loext:marker-style-name="T50"/>
      <text:p text:style-name="P39" loext:marker-style-name="T50"><text:span text:style-name="T50"><text:s text:c="6"/>etup, etdown, etleft, etright, etleftw, etrightw, ethome,</text:span><text:span text:style-name="T50"/></text:p>
      <text:p text:style-name="P39" loext:marker-style-name="T51"><text:span text:style-name="T50"><text:s text:c="6"/></text:span><text:span text:style-name="T51">ethomes, ethomel, etend, etends, etendl, etscrl, etscrr,</text:span></text:p>
      <text:p text:style-name="P39" loext:marker-style-name="T51"><text:span text:style-name="T51"><text:s text:c="6"/>etscru, etscrd, etpagd, etpagu, ettab, etenter, etinsert,</text:span><text:span text:style-name="T51"/></text:p>
      <text:p text:style-name="P39" loext:marker-style-name="T51"><text:span text:style-name="T51"><text:s text:c="6"/>etinsertl, etinsertt, etdel, etdell, etdelcf, etdelcb, etcopy,</text:span><text:span text:style-name="T51"/></text:p>
      <text:p text:style-name="P39" loext:marker-style-name="T51"><text:span text:style-name="T51"><text:s text:c="6"/>etcopyl, etcan, etstop, etcont, etprint, etprintb, etprints,</text:span><text:span text:style-name="T51"/></text:p>
      <text:p text:style-name="P39" loext:marker-style-name="T51"><text:span text:style-name="T51"><text:s text:c="6"/>etmenu, etterm, etframe, etresize, etmin, etmax,</text:span><text:span text:style-name="T51"/></text:p>
      <text:p text:style-name="P39" loext:marker-style-name="T50"><text:span text:style-name="T51"><text:s text:c="6"/></text:span><text:span text:style-name="T50">etnorm: (); { normal events }</text:span></text:p>
      <text:p text:style-name="P100" loext:marker-style-name="T50"><text:soft-page-break/></text:p>
      <text:p text:style-name="P39" loext:marker-style-name="T50"><text:span text:style-name="T50"><text:s text:c="3"/>{ </text:span><text:span text:style-name="T49">end</text:span><text:span text:style-name="T50"> }</text:span></text:p>
      <text:p text:style-name="P100" loext:marker-style-name="T50"/>
      <text:p text:style-name="Code1" loext:marker-style-name="T50"><text:span text:style-name="T49">end</text:span><text:span text:style-name="T50">;</text:span></text:p>
      <text:p text:style-name="P101" loext:marker-style-name="T50"/>
      <text:p text:style-name="Code1" loext:marker-style-name="T50"><text:span text:style-name="T49">begin</text:span><text:span text:style-name="T50"> ! windows</text:span></text:p>
      <text:p text:style-name="Code1" loext:marker-style-name="T50"><text:span text:style-name="T49">end</text:span><text:span text:style-name="T50">.</text:span></text:p>
      <text:p text:style-name="Code1"/>
      <text:h text:style-name="Heading_20_8" text:outline-level="8"><text:bookmark-start text:name="_Toc4731221"/><text:bookmark-start text:name="__RefHeading___Toc46291_401020179"/>Event callbacks<text:bookmark-end text:name="_Toc4731221"/><text:bookmark-end text:name="__RefHeading___Toc46291_401020179"/></text:h>
      <text:p text:style-name="Standard">As in <text:span text:style-name="Reference_20_Char1">terminal</text:span>, the events can also be accessed via a series of <text:span text:style-name="Reference_20_Char1">virtual</text:span> procedures. Only one new event procedure exists in the <text:span text:style-name="Reference_20_Char1">graphics</text:span> module over the original event procedures in <text:span text:style-name="Reference_20_Char1">terminal</text:span>:</text:p>
      <text:p text:style-name="P29"><text:span text:style-name="T16">module </text:span>windows;</text:p>
      <text:p text:style-name="P83" loext:marker-style-name="T16"/>
      <text:p text:style-name="P29" loext:marker-style-name="T16"><text:span text:style-name="T16">virtual procedure </text:span>etresize;<text:span text:style-name="T16"> begin end;</text:span></text:p>
      <text:p text:style-name="P29" loext:marker-style-name="T16"><text:span text:style-name="T16">virtual procedure </text:span>etredraw(rsx, rsy, rex, rey: integer);<text:span text:style-name="T16"> begin end;</text:span></text:p>
      <text:p text:style-name="P39" loext:marker-style-name="T50"><text:span text:style-name="T16">virtual procedure </text:span><text:span text:style-name="T50">etmin</text:span><text:span text:style-name="T16">; begin end;</text:span></text:p>
      <text:p text:style-name="P39" loext:marker-style-name="T50"><text:span text:style-name="T16">virtual procedure </text:span><text:span text:style-name="T50">etmax</text:span><text:span text:style-name="T16">; begin end;</text:span></text:p>
      <text:p text:style-name="P39" loext:marker-style-name="T50"><text:span text:style-name="T16">virtual procedure </text:span><text:span text:style-name="T50">etnorm</text:span><text:span text:style-name="T16">; begin end;</text:span></text:p>
      <text:p text:style-name="P39" loext:marker-style-name="T50"><text:span text:style-name="T16">virtual procedure </text:span><text:span text:style-name="T50">etmenus(menuid: integer)</text:span><text:span text:style-name="T16">; begin end;</text:span></text:p>
      <text:p text:style-name="P29" loext:marker-style-name="T50"><text:span text:style-name="T16">virtual procedure </text:span><text:span text:style-name="T50">etsclvul</text:span><text:span text:style-name="T16">; begin end;</text:span></text:p>
      <text:p text:style-name="P29" loext:marker-style-name="T50"><text:span text:style-name="T16">virtual procedure </text:span><text:span text:style-name="T50">etsclvdl</text:span><text:span text:style-name="T16">; begin end;</text:span></text:p>
      <text:p text:style-name="P29" loext:marker-style-name="T50"><text:span text:style-name="T16">virtual procedure </text:span><text:span text:style-name="T50">etsclvup</text:span><text:span text:style-name="T16">; begin end;</text:span></text:p>
      <text:p text:style-name="P29" loext:marker-style-name="T50"><text:span text:style-name="T16">virtual procedure </text:span><text:span text:style-name="T50">etsclvdp</text:span><text:span text:style-name="T16">; begin end;</text:span></text:p>
      <text:p text:style-name="P29" loext:marker-style-name="T50"><text:span text:style-name="T16">virtual</text:span> <text:span text:style-name="T16">procedure</text:span> <text:span text:style-name="T50">etsclvpos(p: integer)</text:span>; <text:span text:style-name="T16">begin end;</text:span></text:p>
      <text:p text:style-name="P29" loext:marker-style-name="T50"><text:span text:style-name="T16">virtual procedure </text:span><text:span text:style-name="T50">etsclhll</text:span><text:span text:style-name="T16">; begin end;</text:span></text:p>
      <text:p text:style-name="P29" loext:marker-style-name="T50"><text:span text:style-name="T16">virtual procedure </text:span><text:span text:style-name="T50">etsclhrl</text:span><text:span text:style-name="T16">; begin end;</text:span></text:p>
      <text:p text:style-name="P29" loext:marker-style-name="T50"><text:span text:style-name="T16">virtual procedure </text:span><text:span text:style-name="T50">etsclhlp</text:span><text:span text:style-name="T16">; begin end;</text:span></text:p>
      <text:p text:style-name="P29" loext:marker-style-name="T50"><text:span text:style-name="T16">virtual procedure </text:span><text:span text:style-name="T50">etsclhrp</text:span><text:span text:style-name="T16">; begin end;</text:span></text:p>
      <text:p text:style-name="P29" loext:marker-style-name="T16"><text:span text:style-name="T16">virtual procedure </text:span><text:span text:style-name="T50">etsclhpos</text:span><text:span text:style-name="T16">; begin end;</text:span></text:p>
      <text:p text:style-name="P29" loext:marker-style-name="T16"><text:span text:style-name="T16">virtual</text:span> <text:span text:style-name="T16">procedure</text:span> <text:span text:style-name="T50">etsclhpos(p: integer)</text:span>; <text:span text:style-name="T16">begin end;</text:span></text:p>
      <text:p text:style-name="P83" loext:marker-style-name="T16"/>
      <text:p text:style-name="Code1"><text:span text:style-name="T16">begin</text:span> ! graphics</text:p>
      <text:p text:style-name="Code1"><text:span text:style-name="T16">end</text:span>.</text:p>
      <text:p text:style-name="Code1"/>
      <text:h text:style-name="Heading_20_8" text:outline-level="8"><text:bookmark-start text:name="_Toc4731222"/><text:bookmark-start text:name="__RefHeading___Toc46293_401020179"/>Window Objects<text:bookmark-end text:name="_Toc4731222"/><text:bookmark-end text:name="__RefHeading___Toc46293_401020179"/></text:h>
      <text:p text:style-name="Standard">All of the procedures, functions and other declarations in <text:span text:style-name="Reference_20_Char1">windows</text:span> are also available in a window object. of the form:</text:p>
      <text:p text:style-name="P29"><text:soft-page-break/><text:span text:style-name="T16">module</text:span> windows;</text:p>
      <text:p text:style-name="P29"/>
      <text:p text:style-name="P29"><text:span text:style-name="T16">class</text:span> window;</text:p>
      <text:p text:style-name="P29"/>
      <text:p text:style-name="P29"><text:span text:style-name="T16">var</text:span> input, output: text; ! input and output files</text:p>
      <text:p text:style-name="P29"><text:s text:c="4"/>er: <text:s text:c="3"/>evtrec; ! event record</text:p>
      <text:p text:style-name="P29"><text:s text:c="4"/>winid: <text:s/>ss_filhdl; ! window logical identifier</text:p>
      <text:p text:style-name="P29"/>
      <text:p text:style-name="P29"/>
      <text:p text:style-name="P29">! Executive methods</text:p>
      <text:p text:style-name="P29"/>
      <text:p text:style-name="P29"><text:span text:style-name="T16">procedure</text:span> cursor(x, y: integer); <text:span text:style-name="T16">begin</text:span> <text:span text:style-name="T16">end</text:span>;</text:p>
      <text:p text:style-name="P29"><text:span text:style-name="T16">function</text:span> maxx: integer; <text:span text:style-name="T16">begin</text:span> <text:span text:style-name="T16">end</text:span>;</text:p>
      <text:p text:style-name="P29"><text:span text:style-name="T16">function</text:span> maxy: integer; <text:span text:style-name="T16">begin</text:span> <text:span text:style-name="T16">end</text:span>;</text:p>
      <text:p text:style-name="P29"><text:span text:style-name="T16">procedure</text:span> home; <text:span text:style-name="T16">begin</text:span> <text:span text:style-name="T16">end</text:span>;</text:p>
      <text:p text:style-name="P29"><text:span text:style-name="T16">procedure</text:span> del; <text:span text:style-name="T16">begin</text:span> <text:span text:style-name="T16">end</text:span>;</text:p>
      <text:p text:style-name="P29"><text:span text:style-name="T16">procedure</text:span> up; <text:span text:style-name="T16">begin</text:span> <text:span text:style-name="T16">end</text:span>;</text:p>
      <text:p text:style-name="P29"><text:span text:style-name="T16">procedure</text:span> down; <text:span text:style-name="T16">begin</text:span> <text:span text:style-name="T16">end</text:span>;</text:p>
      <text:p text:style-name="P29"><text:span text:style-name="T16">procedure</text:span> left; <text:span text:style-name="T16">begin</text:span> <text:span text:style-name="T16">end</text:span>;</text:p>
      <text:p text:style-name="P29"><text:span text:style-name="T16">procedure</text:span> right; <text:span text:style-name="T16">begin</text:span> <text:span text:style-name="T16">end</text:span>;</text:p>
      <text:p text:style-name="P29"><text:span text:style-name="T16">procedure</text:span> blink(e: boolean); <text:span text:style-name="T16">begin</text:span> <text:span text:style-name="T16">end</text:span>;</text:p>
      <text:p text:style-name="P29"><text:span text:style-name="T16">procedure</text:span> reverse(e: boolean); <text:span text:style-name="T16">begin</text:span> <text:span text:style-name="T16">end</text:span>;</text:p>
      <text:p text:style-name="P29"><text:span text:style-name="T16">procedure</text:span> underline(e: boolean); <text:span text:style-name="T16">begin</text:span> <text:span text:style-name="T16">end</text:span>;</text:p>
      <text:p text:style-name="P29"><text:span text:style-name="T16">procedure</text:span> superscript(e: boolean); <text:span text:style-name="T16">begin</text:span> <text:span text:style-name="T16">end</text:span>;</text:p>
      <text:p text:style-name="P29"><text:span text:style-name="T16">procedure</text:span> subscript(e: boolean); <text:span text:style-name="T16">begin</text:span> <text:span text:style-name="T16">end</text:span>;</text:p>
      <text:p text:style-name="P29"><text:span text:style-name="T16">procedure</text:span> italic(e: boolean); <text:span text:style-name="T16">begin</text:span> <text:span text:style-name="T16">end</text:span>;</text:p>
      <text:p text:style-name="P29"><text:span text:style-name="T16">procedure</text:span> bold(e: boolean); <text:span text:style-name="T16">begin</text:span> <text:span text:style-name="T16">end</text:span>;</text:p>
      <text:p text:style-name="P29"><text:span text:style-name="T16">procedure</text:span> strikeout(e: boolean); <text:span text:style-name="T16">begin</text:span> <text:span text:style-name="T16">end</text:span>;</text:p>
      <text:p text:style-name="P29"><text:span text:style-name="T16">procedure</text:span> standout(e: boolean); <text:span text:style-name="T16">begin</text:span> <text:span text:style-name="T16">end</text:span>;</text:p>
      <text:p text:style-name="P29"><text:span text:style-name="T16">procedure</text:span> fcolor(c: color); <text:span text:style-name="T16">begin</text:span> <text:span text:style-name="T16">end</text:span>;</text:p>
      <text:p text:style-name="P29"><text:span text:style-name="T16">procedure</text:span> bcolor(c: color); <text:span text:style-name="T16">begin</text:span> <text:span text:style-name="T16">end</text:span>;</text:p>
      <text:p text:style-name="P29"><text:span text:style-name="T16">procedure</text:span> auto(e: boolean); <text:span text:style-name="T16">begin</text:span> <text:span text:style-name="T16">end</text:span>;</text:p>
      <text:p text:style-name="P29"><text:span text:style-name="T16">procedure</text:span> curvis(e: boolean); <text:span text:style-name="T16">begin</text:span> <text:span text:style-name="T16">end</text:span>;</text:p>
      <text:p text:style-name="P29"><text:span text:style-name="T16">procedure</text:span> scroll(x, y: integer); <text:span text:style-name="T16">begin</text:span> <text:span text:style-name="T16">end</text:span>;</text:p>
      <text:p text:style-name="P29"><text:span text:style-name="T16">function</text:span> curx: integer; <text:span text:style-name="T16">begin</text:span> <text:span text:style-name="T16">end</text:span>;</text:p>
      <text:p text:style-name="P29"><text:span text:style-name="T16">function</text:span> cury: integer; <text:span text:style-name="T16">begin</text:span> <text:span text:style-name="T16">end</text:span>;</text:p>
      <text:p text:style-name="P29"><text:span text:style-name="T16">function</text:span> curbnd: boolean; <text:span text:style-name="T16">begin</text:span> <text:span text:style-name="T16">end</text:span>;</text:p>
      <text:p text:style-name="P29"><text:span text:style-name="T16">procedure</text:span> select(u, d: integer); <text:span text:style-name="T16">begin</text:span> <text:span text:style-name="T16">end</text:span>;</text:p>
      <text:p text:style-name="P29"><text:span text:style-name="T16">procedure</text:span> event; <text:span text:style-name="T16">begin</text:span> <text:span text:style-name="T16">end</text:span>;</text:p>
      <text:p text:style-name="P29"><text:span text:style-name="T16">procedure</text:span> timer(i: timhan; t: integer; r: boolean); <text:span text:style-name="T16">begin</text:span> <text:span text:style-name="T16">end</text:span>;</text:p>
      <text:p text:style-name="P29"><text:span text:style-name="T16">procedure</text:span> killtimer(i: timhan); <text:span text:style-name="T16">begin</text:span> <text:span text:style-name="T16">end</text:span>;</text:p>
      <text:p text:style-name="P29"><text:span text:style-name="T16">function</text:span> mouse: mounum; <text:span text:style-name="T16">begin</text:span> <text:span text:style-name="T16">end</text:span>;</text:p>
      <text:p text:style-name="P29"><text:span text:style-name="T16">function</text:span> mousebutton(m: mouhan): moubut; <text:span text:style-name="T16">begin</text:span> <text:span text:style-name="T16">end</text:span>;</text:p>
      <text:p text:style-name="P29"><text:span text:style-name="T16">function</text:span> joystick: joynum; <text:span text:style-name="T16">begin</text:span> <text:span text:style-name="T16">end</text:span>;</text:p>
      <text:p text:style-name="P29"><text:span text:style-name="T16">function</text:span> joybutton(j: joyhan): joybtn; <text:span text:style-name="T16">begin</text:span> <text:span text:style-name="T16">end</text:span>;</text:p>
      <text:p text:style-name="P29"><text:span text:style-name="T16">function</text:span> joyaxis(j: joyhan): joyaxn; <text:span text:style-name="T16">begin</text:span> <text:span text:style-name="T16">end</text:span>;</text:p>
      <text:p text:style-name="P29"><text:span text:style-name="T16">procedure</text:span> settab(t: integer); <text:span text:style-name="T16">begin</text:span> <text:span text:style-name="T16">end</text:span>;</text:p>
      <text:p text:style-name="P29"><text:span text:style-name="T16">procedure</text:span> restab(t: integer); <text:span text:style-name="T16">begin</text:span> <text:span text:style-name="T16">end</text:span>;</text:p>
      <text:p text:style-name="P29"><text:span text:style-name="T16">procedure</text:span> clrtab; <text:span text:style-name="T16">begin</text:span> <text:span text:style-name="T16">end</text:span>;</text:p>
      <text:p text:style-name="P29"><text:soft-page-break/><text:span text:style-name="T16">function</text:span> funkey: funky; <text:span text:style-name="T16">begin</text:span> <text:span text:style-name="T16">end</text:span>;</text:p>
      <text:p text:style-name="P29"><text:span text:style-name="T16">function</text:span> frametimer(e: boolean); <text:span text:style-name="T16">begin</text:span> <text:span text:style-name="T16">end</text:span>;</text:p>
      <text:p text:style-name="P29"><text:span text:style-name="T16">procedure</text:span> autohold(e: boolean); <text:span text:style-name="T16">begin</text:span> <text:span text:style-name="T16">end</text:span>;</text:p>
      <text:p text:style-name="P29"><text:span text:style-name="T16">procedure</text:span> wrtstr(s: string); <text:span text:style-name="T16">begin</text:span> <text:span text:style-name="T16">end</text:span>;</text:p>
      <text:p text:style-name="P29"><text:span text:style-name="T16">function</text:span> maxxg: integer; <text:span text:style-name="T16">begin end</text:span>;</text:p>
      <text:p text:style-name="P29"><text:span text:style-name="T16">function</text:span> maxyg: integer; <text:span text:style-name="T16">begin end</text:span>;</text:p>
      <text:p text:style-name="P29"><text:span text:style-name="T16">function</text:span> curxg: integer; <text:span text:style-name="T16">begin end</text:span>;</text:p>
      <text:p text:style-name="P29"><text:span text:style-name="T16">function</text:span> curyg: integer; <text:span text:style-name="T16">begin end</text:span>;</text:p>
      <text:p text:style-name="P29"><text:span text:style-name="T16">procedure</text:span> line(x1, y1, x2, y2: integer); <text:span text:style-name="T16">begin end</text:span>;</text:p>
      <text:p text:style-name="P29"><text:span text:style-name="T16">overload</text:span> procedure line(var f: text; x2, y2: integer); <text:span text:style-name="T16">begin end</text:span>;</text:p>
      <text:p text:style-name="P29"><text:span text:style-name="T16">overload</text:span> procedure line(x2, y2: integer); <text:span text:style-name="T16">begin end</text:span>;</text:p>
      <text:p text:style-name="P29"><text:span text:style-name="T16">overload</text:span> procedure linewidth(w: integer); <text:span text:style-name="T16">begin end</text:span>;</text:p>
      <text:p text:style-name="P29"><text:span text:style-name="T16">procedure</text:span> rect(x1, y1, x2, y2: integer); <text:span text:style-name="T16">begin end</text:span>;</text:p>
      <text:p text:style-name="P29"><text:span text:style-name="T16">procedure</text:span> frect(x1, y1, x2, y2: integer); <text:span text:style-name="T16">begin end</text:span>;</text:p>
      <text:p text:style-name="P29"><text:span text:style-name="T16">procedure</text:span> rrect(x1, y1, x2, y2, xs, ys: integer); <text:span text:style-name="T16">begin end</text:span>;</text:p>
      <text:p text:style-name="P29"><text:span text:style-name="T16">procedure</text:span> frrect(x1, y1, x2, y2, xs, ys: integer); <text:span text:style-name="T16">begin end</text:span>;</text:p>
      <text:p text:style-name="P29"><text:span text:style-name="T16">procedure</text:span> ellipse(x1, y1, x2, y2: integer); <text:span text:style-name="T16">begin end</text:span>;</text:p>
      <text:p text:style-name="P29"><text:span text:style-name="T16">procedure</text:span> fellipse(x1, y1, x2, y2: integer); <text:span text:style-name="T16">begin end</text:span>;</text:p>
      <text:p text:style-name="P29"><text:span text:style-name="T16">procedure</text:span> arc(x1, y1, x2, y2, sa, ea: integer); <text:span text:style-name="T16">begin end</text:span>;</text:p>
      <text:p text:style-name="P29"><text:span text:style-name="T16">procedure</text:span> farc(x1, y1, x2, y2, sa, ea: integer); <text:span text:style-name="T16">begin end</text:span>;</text:p>
      <text:p text:style-name="P29"><text:span text:style-name="T16">procedure</text:span> fchord(x1, y1, x2, y2, sa, ea: integer); <text:span text:style-name="T16">begin end</text:span>;</text:p>
      <text:p text:style-name="P29"><text:span text:style-name="T16">procedure</text:span> ftriangle(x1, y1, x2, y2, x3, y3: integer); <text:span text:style-name="T16">begin end</text:span>;</text:p>
      <text:p text:style-name="P29"><text:span text:style-name="T16">overload</text:span> procedure ftriangle(var f: text; x2, y2, x3, y3: integer); <text:span text:style-name="T16">begin end</text:span>;</text:p>
      <text:p text:style-name="P29"><text:span text:style-name="T16">overload</text:span> procedure ftriangle(x2, y2, x3, y3: integer); <text:span text:style-name="T16">begin end</text:span>;</text:p>
      <text:p text:style-name="P29"><text:span text:style-name="T16">overload</text:span> procedure ftriangle(var f: text; x3, y3: integer); <text:span text:style-name="T16">begin end</text:span>;</text:p>
      <text:p text:style-name="P29"><text:span text:style-name="T16">overload</text:span> procedure ftriangle(x3, y3: integer); <text:span text:style-name="T16">begin end</text:span>;</text:p>
      <text:p text:style-name="P29"><text:span text:style-name="T16">procedure</text:span> cursorg(x, y: integer); <text:span text:style-name="T16">begin end</text:span>;</text:p>
      <text:p text:style-name="P29"><text:span text:style-name="T16">function</text:span> baseline: integer; <text:span text:style-name="T16">begin end</text:span>;</text:p>
      <text:p text:style-name="P29"><text:span text:style-name="T16">procedure</text:span> setpixel(x, y: integer); <text:span text:style-name="T16">begin end</text:span>;</text:p>
      <text:p text:style-name="P29"><text:span text:style-name="T16">procedure</text:span> fover; <text:span text:style-name="T16">begin end</text:span>;</text:p>
      <text:p text:style-name="P29"><text:span text:style-name="T16">procedure</text:span> bover; <text:span text:style-name="T16">begin end</text:span>;</text:p>
      <text:p text:style-name="P29"><text:span text:style-name="T16">procedure</text:span> finvis; <text:span text:style-name="T16">begin end</text:span>;</text:p>
      <text:p text:style-name="P29"><text:span text:style-name="T16">procedure</text:span> binvis; <text:span text:style-name="T16">begin end</text:span>;</text:p>
      <text:p text:style-name="P29"><text:span text:style-name="T16">procedure</text:span> fxor; <text:span text:style-name="T16">begin end</text:span>;</text:p>
      <text:p text:style-name="P29"><text:span text:style-name="T16">procedure</text:span> bxor; begin end;</text:p>
      <text:p text:style-name="P29"><text:span text:style-name="T16">function</text:span> chrsizx: integer; <text:span text:style-name="T16">begin end</text:span>;</text:p>
      <text:p text:style-name="P29"><text:span text:style-name="T16">function</text:span> chrsizy: integer; <text:span text:style-name="T16">begin end</text:span>;</text:p>
      <text:p text:style-name="P29"><text:span text:style-name="T16">function</text:span> fonts: integer; <text:span text:style-name="T16">begin end</text:span>;</text:p>
      <text:p text:style-name="P29"><text:span text:style-name="T16">procedure</text:span> font(fc: integer); <text:span text:style-name="T16">begin end</text:span>;</text:p>
      <text:p text:style-name="P29"><text:span text:style-name="T16">procedure</text:span> fontnam(fc: integer; var fns: string); <text:span text:style-name="T16">begin end</text:span>;</text:p>
      <text:p text:style-name="P29"><text:span text:style-name="T16">procedure</text:span> fontsiz(s: integer); <text:span text:style-name="T16">begin end</text:span>;</text:p>
      <text:p text:style-name="P29"><text:span text:style-name="T16">procedure</text:span> chrspcy(s: integer); <text:span text:style-name="T16">begin end</text:span>;</text:p>
      <text:p text:style-name="P29"><text:span text:style-name="T16">procedure</text:span> chrspcx(s: integer); begin end;</text:p>
      <text:p text:style-name="P29"><text:span text:style-name="T16">function</text:span> dpmx: integer; <text:span text:style-name="T16">begin end</text:span>;</text:p>
      <text:p text:style-name="P29"><text:span text:style-name="T16">function</text:span> dpmy: integer; <text:span text:style-name="T16">begin end</text:span>;</text:p>
      <text:p text:style-name="P29"><text:span text:style-name="T16">function</text:span> strsiz(view s: string): integer; <text:span text:style-name="T16">begin end</text:span>;</text:p>
      <text:p text:style-name="P29"><text:span text:style-name="T16">function</text:span> strsizp(view s: string): integer; <text:span text:style-name="T16">begin end</text:span>;</text:p>
      <text:p text:style-name="P29"><text:soft-page-break/><text:span text:style-name="T16">function</text:span> chrpos(view s: string; p: integer): integer; <text:span text:style-name="T16">begin end</text:span>;</text:p>
      <text:p text:style-name="P29"><text:span text:style-name="T16">procedure</text:span> writejust(view s: string; n: integer); <text:span text:style-name="T16">begin end</text:span>;</text:p>
      <text:p text:style-name="P29"><text:span text:style-name="T16">function</text:span> justpos(view s: string; p, n: integer): integer; <text:span text:style-name="T16">begin end</text:span>;</text:p>
      <text:p text:style-name="P29"><text:span text:style-name="T16">procedure</text:span> condensed(e: boolean); <text:span text:style-name="T16">begin end</text:span>;</text:p>
      <text:p text:style-name="P29"><text:span text:style-name="T16">procedure</text:span> extended(e: boolean); <text:span text:style-name="T16">begin end</text:span>;</text:p>
      <text:p text:style-name="P29"><text:span text:style-name="T16">procedure</text:span> xlight(e: boolean); <text:span text:style-name="T16">begin end</text:span>;</text:p>
      <text:p text:style-name="P29"><text:span text:style-name="T16">procedure</text:span> light(e: boolean); <text:span text:style-name="T16">begin end</text:span>;</text:p>
      <text:p text:style-name="P29"><text:span text:style-name="T16">procedure</text:span> xbold(e: boolean); <text:span text:style-name="T16">begin end</text:span>;</text:p>
      <text:p text:style-name="P29"><text:span text:style-name="T16">procedure</text:span> hollow(e: boolean); <text:span text:style-name="T16">begin end</text:span>;</text:p>
      <text:p text:style-name="P29"><text:span text:style-name="T16">procedure</text:span> raised(e: boolean); <text:span text:style-name="T16">begin end</text:span>;</text:p>
      <text:p text:style-name="P29"><text:span text:style-name="T16">procedure</text:span> settabg(t: integer); <text:span text:style-name="T16">begin end</text:span>;</text:p>
      <text:p text:style-name="P29"><text:span text:style-name="T16">procedure</text:span> restabg(t: integer); <text:span text:style-name="T16">begin end</text:span>;</text:p>
      <text:p text:style-name="P29"><text:span text:style-name="T16">procedure</text:span> fcolorg(var f: text; r, g, b: integer); <text:span text:style-name="T16">begin end</text:span>;</text:p>
      <text:p text:style-name="P29"><text:span text:style-name="T16">procedure</text:span> fcolor(var f: text; r, g, b: integer); <text:span text:style-name="T16">begin end</text:span>;</text:p>
      <text:p text:style-name="P29"><text:span text:style-name="T16">overload</text:span> procedure fcolor(r, g, b: integer); <text:span text:style-name="T16">begin end</text:span>;</text:p>
      <text:p text:style-name="P29"><text:span text:style-name="T16">procedure</text:span> bcolorg(r, g, b: integer); <text:span text:style-name="T16">begin end</text:span>;</text:p>
      <text:p text:style-name="P29"><text:span text:style-name="T16">procedure</text:span> bcolor(var f: text; r, g, b: integer); <text:span text:style-name="T16">begin end</text:span>;</text:p>
      <text:p text:style-name="P29"><text:span text:style-name="T16">overload</text:span> procedure bcolor(r, g, b: integer); <text:span text:style-name="T16">begin end</text:span>;</text:p>
      <text:p text:style-name="P29"><text:span text:style-name="T16">procedure</text:span> loadpict(p: integer; view fn: string); <text:span text:style-name="T16">begin end</text:span>;</text:p>
      <text:p text:style-name="P29"><text:span text:style-name="T16">function</text:span> pictsizx(p: integer): integer; <text:span text:style-name="T16">begin end</text:span>;</text:p>
      <text:p text:style-name="P29"><text:span text:style-name="T16">function</text:span> pictsizy(p: integer): integer; <text:span text:style-name="T16">begin end</text:span>;</text:p>
      <text:p text:style-name="P29"><text:span text:style-name="T16">procedure</text:span> picture(p: integer; x1, y1, x2, y2: integer); <text:span text:style-name="T16">begin end</text:span>;</text:p>
      <text:p text:style-name="P29"><text:span text:style-name="T16">procedure</text:span> delpict(p: integer); <text:span text:style-name="T16">begin end</text:span>;</text:p>
      <text:p text:style-name="P29"><text:span text:style-name="T16">procedure</text:span> scrollg(x, y: integer); <text:span text:style-name="T16">begin end</text:span>;</text:p>
      <text:p text:style-name="P29"><text:span text:style-name="T16">procedure</text:span> title(var f: text; view ts: string); <text:span text:style-name="T16">begin end</text:span>;</text:p>
      <text:p text:style-name="P29"><text:span text:style-name="T16">overload</text:span> procedure title(view ts: string); <text:span text:style-name="T16">begin end</text:span>;</text:p>
      <text:p text:style-name="P29"><text:span text:style-name="T16">procedure</text:span> buffer(var f: text; e: boolean); <text:span text:style-name="T16">begin end</text:span>;</text:p>
      <text:p text:style-name="P29"><text:span text:style-name="T16">overload</text:span> <text:span text:style-name="T16">procedure</text:span> buffer(e: boolean); <text:span text:style-name="T16">begin end</text:span>;</text:p>
      <text:p text:style-name="P29"><text:span text:style-name="T16">procedure</text:span> sizbuf(var f: text; x, y: integer); <text:span text:style-name="T16">begin end</text:span>;</text:p>
      <text:p text:style-name="P29"><text:span text:style-name="T16">overload</text:span> <text:span text:style-name="T16">procedure</text:span> sizbuf(x, y: integer); <text:span text:style-name="T16">begin end</text:span>;</text:p>
      <text:p text:style-name="P29"><text:span text:style-name="T16">procedure</text:span> sizbufg(var f: text; x, y: integer); <text:span text:style-name="T16">begin end</text:span>;</text:p>
      <text:p text:style-name="P29"><text:span text:style-name="T16">overload</text:span> <text:span text:style-name="T16">procedure</text:span> sizbufg(x, y: integer); <text:span text:style-name="T16">begin end</text:span>;</text:p>
      <text:p text:style-name="P29"><text:span text:style-name="T16">procedure</text:span> getsiz(var f: text; var x, y: integer); <text:span text:style-name="T16">begin end</text:span>;</text:p>
      <text:p text:style-name="P29"><text:span text:style-name="T16">overload</text:span> <text:span text:style-name="T16">procedure</text:span> getsiz(var x, y: integer); <text:span text:style-name="T16">begin end</text:span>;</text:p>
      <text:p text:style-name="P29"><text:span text:style-name="T16">procedure</text:span> getsizg(var f: text; var x, y: integer); <text:span text:style-name="T16">begin end</text:span>;</text:p>
      <text:p text:style-name="P29"><text:span text:style-name="T16">overload procedure</text:span> getsizg(var x, y: integer); <text:span text:style-name="T16">begin end</text:span>;</text:p>
      <text:p text:style-name="P29"><text:span text:style-name="T16">procedure</text:span> setsiz(var f: text; x, y: integer); <text:span text:style-name="T16">begin end</text:span>;</text:p>
      <text:p text:style-name="P29"><text:span text:style-name="T16">overload procedure</text:span> setsiz(x, y: integer); <text:span text:style-name="T16">begin end</text:span>;</text:p>
      <text:p text:style-name="P29"><text:span text:style-name="T16">procedure</text:span> setsizg(var f: text; x, y: integer); <text:span text:style-name="T16">begin end</text:span>;</text:p>
      <text:p text:style-name="P29"><text:span text:style-name="T16">overload procedure</text:span> setsizg(x, y: integer); <text:span text:style-name="T16">begin end</text:span>;</text:p>
      <text:p text:style-name="P29"><text:span text:style-name="T16">procedure</text:span> setpos(var f: text; x, y: integer); <text:span text:style-name="T16">begin end</text:span>;</text:p>
      <text:p text:style-name="P29"><text:span text:style-name="T16">overload procedure</text:span> setpos(x, y: integer); <text:span text:style-name="T16">begin end</text:span>;</text:p>
      <text:p text:style-name="P29"><text:span text:style-name="T16">procedure</text:span> setposg(var f: text; x, y: integer); <text:span text:style-name="T16">begin end</text:span>;</text:p>
      <text:p text:style-name="P29"><text:span text:style-name="T16">overload procedure</text:span> setposg(x, y: integer); <text:span text:style-name="T16">begin end</text:span>;</text:p>
      <text:p text:style-name="P29"><text:span text:style-name="T16">procedure</text:span> scnsiz(var f: text; var x, y: integer); <text:span text:style-name="T16">begin end</text:span>;</text:p>
      <text:p text:style-name="P29"><text:span text:style-name="T16">overload procedure</text:span> scnsiz(var x, y: integer); <text:span text:style-name="T16">begin end</text:span>;</text:p>
      <text:p text:style-name="P29"><text:span text:style-name="T16">procedure</text:span> scnsizg(var f: text; var x, y: integer); <text:span text:style-name="T16">begin end</text:span>;</text:p>
      <text:p text:style-name="P29"><text:span text:style-name="T16">overload</text:span> <text:span text:style-name="T16">procedure</text:span> scnsizg(var x, y: integer); <text:span text:style-name="T16">begin end</text:span>;</text:p>
      <text:p text:style-name="P29"><text:soft-page-break/><text:span text:style-name="T16">procedure</text:span> winclient(var f: text; cx, cy: integer; var wx, wy: integer; view ms: winmodset); <text:span text:style-name="T16">begin end</text:span>;</text:p>
      <text:p text:style-name="P29"><text:span text:style-name="T16">overload procedure</text:span> winclient(cx, cy: integer; var wx, wy: integer; view ms: winmodset); <text:span text:style-name="T16">begin end</text:span>;</text:p>
      <text:p text:style-name="P29"><text:span text:style-name="T16">procedure</text:span> winclientg(var f: text; cx, cy: integer; var wx, wy: integer; view ms: winmodset); <text:span text:style-name="T16">begin end</text:span>;</text:p>
      <text:p text:style-name="P29"><text:span text:style-name="T16">overload procedure</text:span> winclientg(cx, cy: integer; var wx, wy: integer; view ms: winmodset); <text:span text:style-name="T16">begin end</text:span>;</text:p>
      <text:p text:style-name="P29"><text:span text:style-name="T16">procedure</text:span> front(var f: text); <text:span text:style-name="T16">begin end</text:span>;</text:p>
      <text:p text:style-name="P29"><text:span text:style-name="T16">overload procedure</text:span> front; <text:span text:style-name="T16">begin end</text:span>;</text:p>
      <text:p text:style-name="P29"><text:span text:style-name="T16">procedure</text:span> back(var f: text); <text:span text:style-name="T16">begin end</text:span>;</text:p>
      <text:p text:style-name="P29"><text:span text:style-name="T16">overload procedure</text:span> back; <text:span text:style-name="T16">begin end</text:span>;</text:p>
      <text:p text:style-name="P29"><text:span text:style-name="T16">procedure</text:span> frame(var f: text; e: boolean); <text:span text:style-name="T16">begin end</text:span>;</text:p>
      <text:p text:style-name="P29"><text:span text:style-name="T16">overload procedure</text:span> frame(e: boolean); <text:span text:style-name="T16">begin end</text:span>;</text:p>
      <text:p text:style-name="P29"><text:span text:style-name="T16">procedure</text:span> sizable(var f: text; e: boolean); <text:span text:style-name="T16">begin end</text:span>;</text:p>
      <text:p text:style-name="P29"><text:span text:style-name="T16">overload procedure</text:span> sizable(e: boolean); <text:span text:style-name="T16">begin end</text:span>;</text:p>
      <text:p text:style-name="P29"><text:span text:style-name="T16">procedure</text:span> sysbar(var f: text; e: boolean); <text:span text:style-name="T16">begin end</text:span>;</text:p>
      <text:p text:style-name="P29"><text:span text:style-name="T16">overload procedure</text:span> sysbar(e: boolean); <text:span text:style-name="T16">begin end</text:span>;</text:p>
      <text:p text:style-name="P29"><text:span text:style-name="T16">procedure</text:span> scrollv(var f: text; e: boolean);</text:p>
      <text:p text:style-name="P29"><text:span text:style-name="T16">overload procedure</text:span> scrollv(e: boolean);</text:p>
      <text:p text:style-name="P29"><text:span text:style-name="T16">procedure</text:span> scrollh(var f: text; e: boolean);</text:p>
      <text:p text:style-name="P29"><text:span text:style-name="T16">overload procedure</text:span> scrollh(e: boolean);</text:p>
      <text:p text:style-name="P29"><text:span text:style-name="T16">procedure</text:span> scrollposv(var f: text; p: integer);</text:p>
      <text:p text:style-name="P29"><text:span text:style-name="T16">overload procedure</text:span> scrollposv(p: integer);</text:p>
      <text:p text:style-name="P29"><text:span text:style-name="T16">procedure</text:span> scrollposh(var f: text; p: integer);</text:p>
      <text:p text:style-name="P29"><text:span text:style-name="T16">overload procedure</text:span> scrollposh(p: integer);</text:p>
      <text:p text:style-name="P29"><text:span text:style-name="T16">procedure</text:span> scrollsizv([var f: text;] s: integer);</text:p>
      <text:p text:style-name="P29"><text:span text:style-name="T16">overload</text:span> procedure scrollsizv(s: integer);</text:p>
      <text:p text:style-name="P29"><text:span text:style-name="T16">procedure</text:span> scrollsizh([var f: text;] s: integer);</text:p>
      <text:p text:style-name="P29"><text:span text:style-name="T16">overload procedure</text:span> scrollsizh(s: integer);</text:p>
      <text:p text:style-name="P29"><text:span text:style-name="T16">procedure</text:span> menu(var f: text; m: menuptr); <text:span text:style-name="T16">begin end</text:span>;</text:p>
      <text:p text:style-name="P29"><text:span text:style-name="T16">overload procedure</text:span> menu(m: menuptr); <text:span text:style-name="T16">begin end</text:span>;</text:p>
      <text:p text:style-name="P29"><text:span text:style-name="T16">procedure</text:span> menuena(var f: text; id: integer; onoff: boolean); <text:span text:style-name="T16">begin end</text:span>;</text:p>
      <text:p text:style-name="P29"><text:span text:style-name="T16">overload</text:span> <text:span text:style-name="T16">procedure</text:span> menuena(id: integer; onoff: boolean); <text:span text:style-name="T16">begin end</text:span>;</text:p>
      <text:p text:style-name="P29"><text:span text:style-name="T16">procedure</text:span> menusel(var f: text; id: integer; select: boolean); <text:span text:style-name="T16">begin end</text:span>;</text:p>
      <text:p text:style-name="P29"><text:span text:style-name="T16">overload procedure</text:span> menusel(id: integer; select: boolean); <text:span text:style-name="T16">begin end</text:span>;</text:p>
      <text:p text:style-name="P29"><text:span text:style-name="T16">procedure</text:span> stdmenu(view sms: stdmenusel; var sm: menuptr; pm: menuptr); <text:span text:style-name="T16">begin end</text:span>;</text:p>
      <text:p text:style-name="P29"/>
      <text:p text:style-name="P29">! Event callbacks</text:p>
      <text:p text:style-name="P29"/>
      <text:p text:style-name="P29"><text:span text:style-name="T16">virtual procedure</text:span> evchar(c: char); <text:span text:style-name="T16">begin end</text:span>;</text:p>
      <text:p text:style-name="P29"><text:span text:style-name="T16">virtual procedure</text:span> evtim(t: timhan); <text:span text:style-name="T16">begin end</text:span>;</text:p>
      <text:p text:style-name="P29"><text:span text:style-name="T16">virtual procedure</text:span> evmoumov(m: mouhan); <text:span text:style-name="T16">begin end</text:span>;</text:p>
      <text:p text:style-name="P29"><text:span text:style-name="T16">virtual procedure</text:span> evmouba(h: mouhan; b: moubut); <text:span text:style-name="T16">begin end</text:span>;</text:p>
      <text:p text:style-name="P29"><text:span text:style-name="T16">virtual procedure</text:span> evmoubd(h: mouhan; b: moubut); <text:span text:style-name="T16">begin end</text:span>;</text:p>
      <text:p text:style-name="P29"><text:span text:style-name="T16">virtual procedure</text:span> evjoyba(h: joyhan; b: joybut); begin end;</text:p>
      <text:p text:style-name="P29"><text:soft-page-break/><text:span text:style-name="T16">virtual procedure</text:span> evjoybd(h: joyhan; b: joybut); <text:span text:style-name="T16">begin end</text:span>;</text:p>
      <text:p text:style-name="P29"><text:span text:style-name="T16">virtual procedure</text:span> evjoymov(h: joyhan; x, y, z: integer); <text:span text:style-name="T16">begin en</text:span>d;</text:p>
      <text:p text:style-name="P29"><text:span text:style-name="T16">virtual procedure</text:span> evfun(k: funky); <text:span text:style-name="T16">begin end</text:span>;</text:p>
      <text:p text:style-name="P29"><text:span text:style-name="T16">virtual procedure</text:span> evup; <text:span text:style-name="T16">begin end</text:span>;</text:p>
      <text:p text:style-name="P29"><text:span text:style-name="T16">virtual procedure</text:span> evdown; <text:span text:style-name="T16">begin end</text:span>;</text:p>
      <text:p text:style-name="P29"><text:span text:style-name="T16">virtual procedure</text:span> evleft; <text:span text:style-name="T16">begin end</text:span>;</text:p>
      <text:p text:style-name="P29"><text:span text:style-name="T16">virtual procedure</text:span> evright; <text:span text:style-name="T16">begin end</text:span>;</text:p>
      <text:p text:style-name="P29"><text:span text:style-name="T16">virtual procedure</text:span> evleftw; <text:span text:style-name="T16">begin end</text:span>;</text:p>
      <text:p text:style-name="P29"><text:span text:style-name="T16">virtual procedure</text:span> evrightw; <text:span text:style-name="T16">begin end</text:span>;</text:p>
      <text:p text:style-name="P29"><text:span text:style-name="T16">virtual procedure</text:span> evhome; <text:span text:style-name="T16">begin end</text:span>;</text:p>
      <text:p text:style-name="P29"><text:span text:style-name="T16">virtual procedure</text:span> evhomes; <text:span text:style-name="T16">begin end</text:span>;</text:p>
      <text:p text:style-name="P29"><text:span text:style-name="T16">virtual procedure</text:span> evhomel; <text:span text:style-name="T16">begin end</text:span>;</text:p>
      <text:p text:style-name="P29"><text:span text:style-name="T16">virtual procedure</text:span> evend; <text:span text:style-name="T16">begin end</text:span>;</text:p>
      <text:p text:style-name="P29"><text:span text:style-name="T16">virtual procedure</text:span> evends; <text:span text:style-name="T16">begin end</text:span>;</text:p>
      <text:p text:style-name="P29"><text:span text:style-name="T16">virtual procedure</text:span> evendl; <text:span text:style-name="T16">begin end</text:span>;</text:p>
      <text:p text:style-name="P29"><text:span text:style-name="T16">virtual procedure</text:span> evscrl; <text:span text:style-name="T16">begin end</text:span>;</text:p>
      <text:p text:style-name="P29"><text:span text:style-name="T16">virtual procedure</text:span> evscrr; <text:span text:style-name="T16">begin end</text:span>;</text:p>
      <text:p text:style-name="P29"><text:span text:style-name="T16">virtual procedure</text:span> evscru; <text:span text:style-name="T16">begin end</text:span>;</text:p>
      <text:p text:style-name="P29"><text:span text:style-name="T16">virtual procedure</text:span> evscrd; <text:span text:style-name="T16">begin end</text:span>;</text:p>
      <text:p text:style-name="P29"><text:span text:style-name="T16">virtual procedure</text:span> evpagd; <text:span text:style-name="T16">begin end</text:span>;</text:p>
      <text:p text:style-name="P29"><text:span text:style-name="T16">virtual procedure</text:span> evpagu; <text:span text:style-name="T16">begin end</text:span>;</text:p>
      <text:p text:style-name="P29"><text:span text:style-name="T16">virtual procedure</text:span> evtab; <text:span text:style-name="T16">begin end</text:span>;</text:p>
      <text:p text:style-name="P29"><text:span text:style-name="T16">virtual procedure</text:span> eventer; <text:span text:style-name="T16">begin end</text:span>;</text:p>
      <text:p text:style-name="P29"><text:span text:style-name="T16">virtual procedure</text:span> evinsert; <text:span text:style-name="T16">begin end</text:span>;</text:p>
      <text:p text:style-name="P29"><text:span text:style-name="T16">virtual procedure</text:span> evinsertl; <text:span text:style-name="T16">begin end</text:span>;</text:p>
      <text:p text:style-name="P29"><text:span text:style-name="T16">virtual procedure</text:span> evinsertt; <text:span text:style-name="T16">begin end</text:span>;</text:p>
      <text:p text:style-name="P29"><text:span text:style-name="T16">virtual procedure</text:span> evdel; <text:span text:style-name="T16">begin end</text:span>;</text:p>
      <text:p text:style-name="P29"><text:span text:style-name="T16">virtual procedure</text:span> evdell; <text:span text:style-name="T16">begin end</text:span>;</text:p>
      <text:p text:style-name="P29"><text:span text:style-name="T16">virtual procedure</text:span> evdelcf; <text:span text:style-name="T16">begin end</text:span>;</text:p>
      <text:p text:style-name="P29"><text:span text:style-name="T16">virtual procedure</text:span> evdelcb; <text:span text:style-name="T16">begin end</text:span>;</text:p>
      <text:p text:style-name="P29"><text:span text:style-name="T16">virtual procedure</text:span> evcopy; <text:span text:style-name="T16">begin end</text:span>;</text:p>
      <text:p text:style-name="P29"><text:span text:style-name="T16">virtual procedure</text:span> evcopyl; <text:span text:style-name="T16">begin end</text:span>;</text:p>
      <text:p text:style-name="P29"><text:span text:style-name="T16">virtual procedure</text:span> evcan; <text:span text:style-name="T16">begin end</text:span>;</text:p>
      <text:p text:style-name="P29"><text:span text:style-name="T16">virtual procedure</text:span> evstop; <text:span text:style-name="T16">begin end</text:span>;</text:p>
      <text:p text:style-name="P29"><text:span text:style-name="T16">virtual procedure</text:span> evcont; <text:span text:style-name="T16">begin end</text:span>;</text:p>
      <text:p text:style-name="P29"><text:span text:style-name="T16">virtual procedure</text:span> evprint; <text:span text:style-name="T16">begin end</text:span>;</text:p>
      <text:p text:style-name="P29"><text:span text:style-name="T16">virtual procedure</text:span> evprintb; <text:span text:style-name="T16">begin end</text:span>;</text:p>
      <text:p text:style-name="P29"><text:span text:style-name="T16">virtual procedure</text:span> evprints; <text:span text:style-name="T16">begin end</text:span>;</text:p>
      <text:p text:style-name="P29"><text:span text:style-name="T16">virtual procedure</text:span> evmenu; <text:span text:style-name="T16">begin end</text:span>;</text:p>
      <text:p text:style-name="P29"><text:span text:style-name="T16">virtual procedure</text:span> evterm; <text:span text:style-name="T16">begin end</text:span>;</text:p>
      <text:p text:style-name="P29"><text:span text:style-name="T16">virtual procedure</text:span> evmoumovg(m: mouhan); <text:span text:style-name="T16">begin end</text:span>;</text:p>
      <text:p text:style-name="P29" loext:marker-style-name="T16"><text:span text:style-name="T16">virtual</text:span> <text:span text:style-name="T16">procedure</text:span> evframe; <text:span text:style-name="T16">begin end;</text:span></text:p>
      <text:p text:style-name="P39" loext:marker-style-name="T50"><text:span text:style-name="T16">virtual</text:span> <text:span text:style-name="T16">procedure</text:span> <text:span text:style-name="T50">evresize</text:span>; <text:span text:style-name="T16">begin end;</text:span></text:p>
      <text:p text:style-name="P39" loext:marker-style-name="T50"><text:span text:style-name="T16">virtual</text:span> <text:span text:style-name="T16">procedure</text:span> <text:span text:style-name="T50">evredraw(rsx, rsy, rex, rey: integer)</text:span>; <text:span text:style-name="T16">begin end;</text:span></text:p>
      <text:p text:style-name="P39" loext:marker-style-name="T50"><text:span text:style-name="T16">virtual</text:span> <text:span text:style-name="T16">procedure</text:span> <text:span text:style-name="T50">evmin</text:span>; <text:span text:style-name="T16">begin end;</text:span></text:p>
      <text:p text:style-name="P39" loext:marker-style-name="T50"><text:span text:style-name="T16">virtual</text:span> <text:span text:style-name="T16">procedure</text:span> <text:span text:style-name="T50">evmax</text:span>; <text:span text:style-name="T16">begin end;</text:span></text:p>
      <text:p text:style-name="P39" loext:marker-style-name="T50"><text:span text:style-name="T16">virtual</text:span> <text:span text:style-name="T16">procedure</text:span> <text:span text:style-name="T50">evnorm</text:span>; <text:span text:style-name="T16">begin end;</text:span></text:p>
      <text:p text:style-name="P39" loext:marker-style-name="T50"><text:span text:style-name="T16">virtual</text:span> <text:span text:style-name="T16">procedure</text:span> <text:span text:style-name="T50">evmenus(menuid: integer)</text:span>; <text:span text:style-name="T16">begin end;</text:span></text:p>
      <text:p text:style-name="P29" loext:marker-style-name="T50"><text:span text:style-name="T16">virtual</text:span> <text:span text:style-name="T16">procedure</text:span> <text:span text:style-name="T50">evsclvul</text:span>; <text:span text:style-name="T16">begin end;</text:span></text:p>
      <text:p text:style-name="P29" loext:marker-style-name="T50"><text:soft-page-break/><text:span text:style-name="T16">virtual</text:span> <text:span text:style-name="T16">procedure</text:span> <text:span text:style-name="T50">evsclvdl</text:span>; <text:span text:style-name="T16">begin end;</text:span></text:p>
      <text:p text:style-name="P29" loext:marker-style-name="T50"><text:span text:style-name="T16">virtual</text:span> <text:span text:style-name="T16">procedure</text:span> <text:span text:style-name="T50">evsclvup</text:span>; <text:span text:style-name="T16">begin end;</text:span></text:p>
      <text:p text:style-name="P29" loext:marker-style-name="T50"><text:span text:style-name="T16">virtual</text:span> <text:span text:style-name="T16">procedure</text:span> <text:span text:style-name="T50">evsclvdp</text:span>; <text:span text:style-name="T16">begin end;</text:span></text:p>
      <text:p text:style-name="P29" loext:marker-style-name="T50"><text:span text:style-name="T16">virtual</text:span> <text:span text:style-name="T16">procedure</text:span> <text:span text:style-name="T50">evsclvpos(p: integer)</text:span>; <text:span text:style-name="T16">begin end;</text:span></text:p>
      <text:p text:style-name="P29" loext:marker-style-name="T50"><text:span text:style-name="T16">virtual</text:span> <text:span text:style-name="T16">procedure</text:span> <text:span text:style-name="T50">evsclhll</text:span>; <text:span text:style-name="T16">begin end;</text:span></text:p>
      <text:p text:style-name="P29" loext:marker-style-name="T50"><text:span text:style-name="T16">virtual</text:span> <text:span text:style-name="T16">procedure</text:span> <text:span text:style-name="T50">evsclhrl</text:span>; <text:span text:style-name="T16">begin end;</text:span></text:p>
      <text:p text:style-name="P29" loext:marker-style-name="T50"><text:span text:style-name="T16">virtual</text:span> <text:span text:style-name="T16">procedure</text:span> <text:span text:style-name="T50">evsclhlp</text:span>; <text:span text:style-name="T16">begin end;</text:span></text:p>
      <text:p text:style-name="P29" loext:marker-style-name="T50"><text:span text:style-name="T16">virtual</text:span> <text:span text:style-name="T16">procedure</text:span> <text:span text:style-name="T50">evsclhrp</text:span>; <text:span text:style-name="T16">begin end;</text:span></text:p>
      <text:p text:style-name="P29" loext:marker-style-name="T16"><text:span text:style-name="T16">virtual</text:span> <text:span text:style-name="T16">procedure</text:span> <text:span text:style-name="T50">evsclhpos(p: integer)</text:span>; <text:span text:style-name="T16">begin end;</text:span></text:p>
      <text:p text:style-name="P29"/>
      <text:p text:style-name="P29"><text:span text:style-name="T16">begin</text:span> ! window</text:p>
      <text:p text:style-name="P83" loext:marker-style-name="T16"/>
      <text:p text:style-name="P29"><text:span text:style-name="T16">end</text:span>.</text:p>
      <text:p text:style-name="P29"/>
      <text:p text:style-name="P29"><text:span text:style-name="T16">class</text:span> childwindow(<text:span text:style-name="T16">var</text:span> parent: text);</text:p>
      <text:p text:style-name="P29"/>
      <text:p text:style-name="P29"><text:span text:style-name="T16">extends</text:span> window;</text:p>
      <text:p text:style-name="P29"/>
      <text:p text:style-name="P29"><text:span text:style-name="T16">begin </text:span>! childwindow</text:p>
      <text:p text:style-name="P83" loext:marker-style-name="T16"/>
      <text:p text:style-name="P29"><text:span text:style-name="T16">end</text:span>.</text:p>
      <text:p text:style-name="P29"/>
      <text:p text:style-name="P29"><text:span text:style-name="T16">begin</text:span> ! windows</text:p>
      <text:p text:style-name="P29"/>
      <text:p text:style-name="P29"><text:span text:style-name="T16">end</text:span>.</text:p>
      <text:p text:style-name="Code1"/>
      <text:p text:style-name="Standard">A <text:span text:style-name="Reference_20_Char1">window</text:span> object can be created as follows:</text:p>
      <text:p text:style-name="P39" loext:marker-style-name="T16"><text:span text:style-name="T16">program p;</text:span><text:span text:style-name="T16"/></text:p>
      <text:p text:style-name="P88" loext:marker-style-name="T16"/>
      <text:p text:style-name="P39"><text:span text:style-name="T16">joins </text:span>windows;</text:p>
      <text:p text:style-name="P88" loext:marker-style-name="T16"/>
      <text:p text:style-name="P39"><text:span text:style-name="T16">var</text:span> wi: windows.window;</text:p>
      <text:p text:style-name="P39"/>
      <text:p text:style-name="P39" loext:marker-style-name="T16"><text:span text:style-name="T16">begin</text:span><text:span text:style-name="T16"/></text:p>
      <text:p text:style-name="P39"/>
      <text:p text:style-name="P39"><text:s text:c="3"/>wi.home; { send cursor to home position }</text:p>
      <text:p text:style-name="P39"><text:s text:c="3"/>writeln(wi.output, ‘hello, windows world’);</text:p>
      <text:p text:style-name="P39"><text:s text:c="3"/><text:span text:style-name="T16">repeat</text:span> { event loop }</text:p>
      <text:p text:style-name="P39"/>
      <text:p text:style-name="P39"><text:s text:c="6"/>wi.event; { get next event }</text:p>
      <text:p text:style-name="P39"><text:s text:c="6"/>{ process events }</text:p>
      <text:p text:style-name="P39"/>
      <text:p text:style-name="P39"><text:s text:c="3"/><text:span text:style-name="T16">until</text:span> wi.er.type = etterm { loop until program cancelled }</text:p>
      <text:p text:style-name="P39"/>
      <text:p text:style-name="Code1"><text:span text:style-name="T16">end</text:span>.</text:p>
      <text:p text:style-name="Code1"/>
      <text:p text:style-name="Standard">Where <text:span text:style-name="Reference_20_Char1">wi</text:span> is the <text:span text:style-name="Reference_20_Char1">window</text:span> object. <text:span text:style-name="Reference_20_Char1">window</text:span> objects can be instantiated statically or dynamically.</text:p>
      <text:p text:style-name="Standard"><text:soft-page-break/><text:span text:style-name="Reference_20_Char1">childwindow</text:span> objects can be created using several methods:</text:p>
      <text:p text:style-name="P29"><text:span text:style-name="T16">program</text:span> p;</text:p>
      <text:p text:style-name="P29"/>
      <text:p text:style-name="P29"><text:span text:style-name="T16">joins</text:span> windows;</text:p>
      <text:p text:style-name="P29"/>
      <text:p text:style-name="P29"><text:span text:style-name="T16">var</text:span> mywindow(output): terminal.childwindow;</text:p>
      <text:p text:style-name="P29"/>
      <text:p text:style-name="P29" loext:marker-style-name="T16"><text:span text:style-name="T16">begin</text:span><text:span text:style-name="T16"/></text:p>
      <text:p text:style-name="P29"><text:span text:style-name="T16">end</text:span>.</text:p>
      <text:p text:style-name="Code1"/>
      <text:p text:style-name="Standard">Creates a child window of the program main window attached to the program parameter <text:span text:style-name="Reference_20_Char1">input</text:span> and <text:span text:style-name="Reference_20_Char1">output</text:span> files.</text:p>
      <text:p text:style-name="P29"><text:span text:style-name="T16">program</text:span> p;</text:p>
      <text:p text:style-name="P29"/>
      <text:p text:style-name="P29"><text:span text:style-name="T16">joins</text:span> windows;</text:p>
      <text:p text:style-name="P29"/>
      <text:p text:style-name="P29"><text:span text:style-name="T16">var</text:span> inwin, outwin: text;</text:p>
      <text:p text:style-name="P29"/>
      <text:p text:style-name="P29"><text:span text:style-name="T16">procedure</text:span> doit;</text:p>
      <text:p text:style-name="P29"/>
      <text:p text:style-name="P29"><text:span text:style-name="T16">var</text:span> mywindow(outwin): terminal.window;</text:p>
      <text:p text:style-name="P29"/>
      <text:p text:style-name="P29" loext:marker-style-name="T16"><text:span text:style-name="T16">begin</text:span><text:span text:style-name="T16"/></text:p>
      <text:p text:style-name="P29"/>
      <text:p text:style-name="P29"><text:span text:style-name="T16">end</text:span>;</text:p>
      <text:p text:style-name="P29"/>
      <text:p text:style-name="P29" loext:marker-style-name="T16"><text:span text:style-name="T16">begin</text:span><text:span text:style-name="T16"/></text:p>
      <text:p text:style-name="P29"/>
      <text:p text:style-name="P29"><text:s text:c="3"/>openwin(inwin, outwin, 1);</text:p>
      <text:p text:style-name="P29"><text:s text:c="3"/>doit</text:p>
      <text:p text:style-name="P29"/>
      <text:p text:style-name="P29"><text:span text:style-name="T16">end</text:span>.</text:p>
      <text:p text:style-name="Code1"/>
      <text:p text:style-name="Standard">Creates a child window of the procedurally created window attached to the pair <text:span text:style-name="Reference_20_Char1">inwin</text:span> and <text:span text:style-name="Reference_20_Char1">outwin</text:span>. Note that the child window is not instantiated until the parent window is created.</text:p>
      <text:p text:style-name="P29"><text:span text:style-name="T16">program</text:span> p;</text:p>
      <text:p text:style-name="P29"/>
      <text:p text:style-name="P29"><text:span text:style-name="T16">joins</text:span> windows;</text:p>
      <text:p text:style-name="P29"/>
      <text:p text:style-name="P29"><text:span text:style-name="T16">var</text:span> mywindow: windows.window;</text:p>
      <text:p text:style-name="P29"><text:s text:c="4"/>mychildwindow(mywindow.output): windows.childwindow;</text:p>
      <text:p text:style-name="P29"/>
      <text:p text:style-name="P29" loext:marker-style-name="T16"><text:span text:style-name="T16">begin</text:span><text:span text:style-name="T16"/></text:p>
      <text:p text:style-name="P29"/>
      <text:p text:style-name="P29"><text:span text:style-name="T16">end</text:span>.</text:p>
      <text:p text:style-name="Code1"/>
      <text:p text:style-name="Standard">Creates a subwindow of a <text:span text:style-name="Reference_20_Char1">window</text:span> object.</text:p>
      <text:p text:style-name="Standard"><text:soft-page-break/><text:span text:style-name="Reference_20_Char1">Window</text:span> objects contain their own state for the following:</text:p>
      <text:list text:style-name="WWNum27">
        <text:list-item>
          <text:p text:style-name="P205">Location of cursor.</text:p>
        </text:list-item>
        <text:list-item>
          <text:p text:style-name="P205">Current attributes and colors.</text:p>
        </text:list-item>
        <text:list-item>
          <text:p text:style-name="P205">Current font and size.</text:p>
        </text:list-item>
        <text:list-item>
          <text:p text:style-name="P205">Buffer working/display status.</text:p>
        </text:list-item>
        <text:list-item>
          <text:p text:style-name="P205">Tab stops.</text:p>
        </text:list-item>
        <text:list-item>
          <text:p text:style-name="P205">Timer numbers.</text:p>
        </text:list-item>
        <text:list-item>
          <text:p text:style-name="P205">Cached pictures.</text:p>
        </text:list-item>
        <text:list-item>
          <text:p text:style-name="P205">Buffered status.</text:p>
        </text:list-item>
        <text:list-item>
          <text:p text:style-name="P205">Sizes and positions.</text:p>
        </text:list-item>
        <text:list-item>
          <text:p text:style-name="P205">Title.</text:p>
        </text:list-item>
        <text:list-item>
          <text:p text:style-name="P205">Modes.</text:p>
        </text:list-item>
        <text:list-item>
          <text:p text:style-name="P205">Z ordering.</text:p>
        </text:list-item>
        <text:list-item>
          <text:p text:style-name="P205">Menus.</text:p>
        </text:list-item>
      </text:list>
      <text:p text:style-name="Standard">When a <text:span text:style-name="Reference_20_Char1">window</text:span> object is instantiated, it creates a new window parented by the root or desktop. It contains an input file, an output file, and an event record, all publically accessible. The <text:span text:style-name="Reference_20_Char1">input</text:span> and <text:span text:style-name="Reference_20_Char1">output</text:span> files can be used to operate on the created window using the procedural interface. Because a window object has its own <text:span text:style-name="Reference_20_Char1">input</text:span> and <text:span text:style-name="Reference_20_Char1">output</text:span> files, it will not receive any window events outside of the ones relevant for the contained window. In addition, the <text:span text:style-name="Reference_20_Char1">window</text:span> object contains its logical identifier as <text:span text:style-name="Reference_20_Char1">winid</text:span>, which can be used to refer to the window logical identifier procedurally.</text:p>
      <text:p text:style-name="Standard">An extended class, <text:span text:style-name="Reference_20_Char1">childwindow</text:span>, exists with all the members of window, but takes a parent file as a constructor parameter. This class creates window objects that are a child of the specified parent window.</text:p>
      <text:p text:style-name="Standard">Each <text:span text:style-name="Reference_20_Char1">window</text:span> object gets the complete state of the module <text:span text:style-name="Reference_20_Char1">windows</text:span> when it is created.</text:p>
      <text:p text:style-name="Standard">The complete catalog of procedures and functions from <text:span text:style-name="Reference_20_Char1">windows</text:span> are available as methods in the window class. There are minor differences, which are detailed with the procedure and function descriptions in <text:bookmark-ref text:reference-format="number" text:ref-name="_Ref288770699">M.25</text:bookmark-ref><text:s/>“Procedures and Functions in <text:span text:style-name="Reference_20_Char1">windows</text:span>”.</text:p>
      <text:p text:style-name="Standard">The input and output files used by the <text:span text:style-name="Reference_20_Char1">window</text:span> object are made available as class members input and output. This allows them to be used in non-method procedures (such as read and write).</text:p>
      <text:p text:style-name="Standard">A <text:span text:style-name="Reference_20_Char1">window</text:span> object also contains an event record, so it is not necessary to specify an external event record in the <text:span text:style-name="Reference_20_Char1">event</text:span> procedure.</text:p>
      <text:p text:style-name="Standard">Window objects are inherently separate drawing surfaces (unlike <text:span text:style-name="Reference_20_Char1">screen </text:span>or<text:span text:style-name="Reference_20_Char1"> surface</text:span> objects).</text:p>
      <text:h text:style-name="Heading_20_8" text:outline-level="8"><text:bookmark-start text:name="_Toc4731223"/><text:bookmark-start text:name="__RefHeading___Toc46295_401020179"/>Exceptions<text:bookmark-end text:name="_Toc4731223"/><text:bookmark-end text:name="__RefHeading___Toc46295_401020179"/></text:h>
      <text:p text:style-name="Standard">The following exceptions are generated in <text:span text:style-name="Reference_20_Char1">windows</text:span>:</text:p>
      <table:table table:name="Table215" table:style-name="Table215">
        <table:table-column table:style-name="Table215.A"/>
        <table:table-column table:style-name="Table215.B"/>
        <text:soft-page-break/>
        <table:table-row table:style-name="Table215.1">
          <table:table-cell table:style-name="Table215.A1" office:value-type="string">
            <text:p text:style-name="P227" loext:marker-style-name="T3"><text:span text:style-name="T5">Identifier</text:span><text:span text:style-name="T3"/></text:p>
          </table:table-cell>
          <table:table-cell table:style-name="Table215.A1" office:value-type="string">
            <text:p text:style-name="P227" loext:marker-style-name="T3"><text:span text:style-name="T5">Meaning</text:span><text:span text:style-name="T3"/></text:p>
          </table:table-cell>
        </table:table-row>
        <table:table-row table:style-name="Table215.1">
          <table:table-cell table:style-name="Table215.A2" office:value-type="string">
            <text:p text:style-name="P229" loext:marker-style-name="T25"><text:span text:style-name="T26">TooManyFiles</text:span><text:span text:style-name="T25"/></text:p>
          </table:table-cell>
          <table:table-cell table:style-name="Table215.B2" office:value-type="string">
            <text:p text:style-name="P38" loext:marker-style-name="T26"><text:span text:style-name="T26">The total number of open files possible was exceeded.</text:span><text:span text:style-name="T26"/></text:p>
          </table:table-cell>
        </table:table-row>
        <table:table-row table:style-name="Table215.1">
          <table:table-cell table:style-name="Table215.A3" office:value-type="string">
            <text:p text:style-name="P229" loext:marker-style-name="T25"><text:span text:style-name="T26">NoJoyStick</text:span><text:span text:style-name="T25"/></text:p>
          </table:table-cell>
          <table:table-cell table:style-name="Table215.B3" office:value-type="string">
            <text:p text:style-name="P38" loext:marker-style-name="T26"><text:span text:style-name="T26">No joystick access was available.</text:span><text:span text:style-name="T26"/></text:p>
          </table:table-cell>
        </table:table-row>
        <table:table-row table:style-name="Table215.1">
          <table:table-cell table:style-name="Table215.A2" office:value-type="string">
            <text:p text:style-name="P229" loext:marker-style-name="T25"><text:span text:style-name="T26">NoTimer</text:span><text:span text:style-name="T25"/></text:p>
          </table:table-cell>
          <table:table-cell table:style-name="Table215.B2" office:value-type="string">
            <text:p text:style-name="P38" loext:marker-style-name="T26"><text:span text:style-name="T26">No timer access was available.</text:span><text:span text:style-name="T26"/></text:p>
          </table:table-cell>
        </table:table-row>
        <table:table-row table:style-name="Table215.1">
          <table:table-cell table:style-name="Table215.A5" office:value-type="string">
            <text:p text:style-name="P229" loext:marker-style-name="T25"><text:span text:style-name="T26">ToManyTimers</text:span><text:span text:style-name="T25"/></text:p>
          </table:table-cell>
          <table:table-cell table:style-name="Table215.B5" office:value-type="string">
            <text:p text:style-name="P38" loext:marker-style-name="T26"><text:span text:style-name="T26">The total number of timers available was exceeded.</text:span><text:span text:style-name="T26"/></text:p>
          </table:table-cell>
        </table:table-row>
        <table:table-row table:style-name="Table215.1">
          <table:table-cell table:style-name="Table215.A2" office:value-type="string">
            <text:p text:style-name="P229" loext:marker-style-name="T25"><text:span text:style-name="T26">CannotPerformSpecial</text:span><text:span text:style-name="T25"/></text:p>
          </table:table-cell>
          <table:table-cell table:style-name="Table215.B2" office:value-type="string">
            <text:p text:style-name="P38" loext:marker-style-name="T26"><text:span text:style-name="T26">Cannot perform operation on special file. A system file cannot be positioned, etc.</text:span><text:span text:style-name="T26"/></text:p>
          </table:table-cell>
        </table:table-row>
        <table:table-row table:style-name="Table215.1">
          <table:table-cell table:style-name="Table215.A7" office:value-type="string">
            <text:p text:style-name="P229" loext:marker-style-name="T25"><text:span text:style-name="T26">FilenameEmpty</text:span><text:span text:style-name="T25"/></text:p>
          </table:table-cell>
          <table:table-cell table:style-name="Table215.B7" office:value-type="string">
            <text:p text:style-name="P38" loext:marker-style-name="T26"><text:span text:style-name="T26">Filename specified was empty.</text:span><text:span text:style-name="T26"/></text:p>
          </table:table-cell>
        </table:table-row>
        <table:table-row table:style-name="Table215.1">
          <table:table-cell table:style-name="Table215.A2" office:value-type="string">
            <text:p text:style-name="P229" loext:marker-style-name="T25"><text:span text:style-name="T26">InvalidScreenNumber</text:span><text:span text:style-name="T25"/></text:p>
          </table:table-cell>
          <table:table-cell table:style-name="Table215.B2" office:value-type="string">
            <text:p text:style-name="P38" loext:marker-style-name="T26"><text:span text:style-name="T26">Screen number specified was invalid.</text:span><text:span text:style-name="T26"/></text:p>
          </table:table-cell>
        </table:table-row>
        <table:table-row table:style-name="Table215.1">
          <table:table-cell table:style-name="Table215.A9" office:value-type="string">
            <text:p text:style-name="P229" loext:marker-style-name="T25"><text:span text:style-name="T26">InvalidHandle</text:span><text:span text:style-name="T25"/></text:p>
          </table:table-cell>
          <table:table-cell table:style-name="Table215.B9" office:value-type="string">
            <text:p text:style-name="P38" loext:marker-style-name="T26"><text:span text:style-name="T26">An invalid handle was specified.</text:span><text:span text:style-name="T26"/></text:p>
          </table:table-cell>
        </table:table-row>
        <table:table-row table:style-name="Table215.1">
          <table:table-cell table:style-name="Table215.A2" office:value-type="string">
            <text:p text:style-name="P229" loext:marker-style-name="T25"><text:span text:style-name="T26">InvalidTab</text:span><text:span text:style-name="T25"/></text:p>
          </table:table-cell>
          <table:table-cell table:style-name="Table215.B2" office:value-type="string">
            <text:p text:style-name="P38" loext:marker-style-name="T26"><text:span text:style-name="T26">An invalid tab position was specified.</text:span><text:span text:style-name="T26"/></text:p>
          </table:table-cell>
        </table:table-row>
        <table:table-row table:style-name="Table215.1">
          <table:table-cell table:style-name="Table215.A11" office:value-type="string">
            <text:p text:style-name="P229" loext:marker-style-name="T25"><text:span text:style-name="T26">CannotCreateScreenBuffer</text:span><text:span text:style-name="T25"/></text:p>
          </table:table-cell>
          <table:table-cell table:style-name="Table215.B11" office:value-type="string">
            <text:p text:style-name="P38" loext:marker-style-name="T26"><text:span text:style-name="T26">Cannot create a buffer for the screen.</text:span><text:span text:style-name="T26"/></text:p>
          </table:table-cell>
        </table:table-row>
        <table:table-row table:style-name="Table215.1">
          <table:table-cell table:style-name="Table215.A2" office:value-type="string">
            <text:p text:style-name="P229" loext:marker-style-name="T25"><text:span text:style-name="T26">CannotQueryJoystick</text:span><text:span text:style-name="T25"/></text:p>
          </table:table-cell>
          <table:table-cell table:style-name="Table215.B2" office:value-type="string">
            <text:p text:style-name="P38" loext:marker-style-name="T26"><text:span text:style-name="T26">Could not get information on joystick.</text:span><text:span text:style-name="T26"/></text:p>
          </table:table-cell>
        </table:table-row>
        <table:table-row table:style-name="Table215.1">
          <table:table-cell table:style-name="Table215.A13" office:value-type="string">
            <text:p text:style-name="P229" loext:marker-style-name="T25"><text:span text:style-name="T26">InvalidJoystickHandle</text:span><text:span text:style-name="T25"/></text:p>
          </table:table-cell>
          <table:table-cell table:style-name="Table215.B13" office:value-type="string">
            <text:p text:style-name="P38" loext:marker-style-name="T26"><text:span text:style-name="T26">Invalid handle specified for joystick.</text:span><text:span text:style-name="T26"/></text:p>
          </table:table-cell>
        </table:table-row>
        <table:table-row table:style-name="Table215.1">
          <table:table-cell table:style-name="Table215.A2" office:value-type="string">
            <text:p text:style-name="P229" loext:marker-style-name="T25"><text:span text:style-name="T26">InvalidTimerHandle</text:span><text:span text:style-name="T25"/></text:p>
          </table:table-cell>
          <table:table-cell table:style-name="Table215.B2" office:value-type="string">
            <text:p text:style-name="P38" loext:marker-style-name="T26"><text:span text:style-name="T26">Invalid handle specified for timer.</text:span><text:span text:style-name="T26"/></text:p>
          </table:table-cell>
        </table:table-row>
        <table:table-row table:style-name="Table215.1">
          <table:table-cell table:style-name="Table215.A15" office:value-type="string">
            <text:p text:style-name="P229" loext:marker-style-name="T25"><text:span text:style-name="T26">CannotWriteDirect</text:span><text:span text:style-name="T25"/></text:p>
          </table:table-cell>
          <table:table-cell table:style-name="Table215.B15" office:value-type="string">
            <text:p text:style-name="P38"><text:span text:style-name="T26">Cannot write direct string with </text:span><text:span text:style-name="Reference_20_Char1"><text:span text:style-name="T26">auto</text:span></text:span><text:span text:style-name="T26"> on.</text:span></text:p>
          </table:table-cell>
        </table:table-row>
        <table:table-row table:style-name="Table215.1">
          <table:table-cell table:style-name="Table215.A2" office:value-type="string">
            <text:p text:style-name="P229" loext:marker-style-name="T25"><text:span text:style-name="T26">CannotPositionTextByPixel</text:span><text:span text:style-name="T25"/></text:p>
          </table:table-cell>
          <table:table-cell table:style-name="Table215.B2" office:value-type="string">
            <text:p text:style-name="P38"><text:span text:style-name="T26">Cannot position text by pixel with </text:span><text:span text:style-name="Reference_20_Char1"><text:span text:style-name="T26">auto</text:span></text:span><text:span text:style-name="T26"> on.</text:span></text:p>
          </table:table-cell>
        </table:table-row>
        <table:table-row table:style-name="Table215.1">
          <table:table-cell table:style-name="Table215.A17" office:value-type="string">
            <text:p text:style-name="P229" loext:marker-style-name="T25"><text:span text:style-name="T26">CannotPositionOutsideScreen</text:span><text:span text:style-name="T25"/></text:p>
          </table:table-cell>
          <table:table-cell table:style-name="Table215.B17" office:value-type="string">
            <text:p text:style-name="P38"><text:span text:style-name="T26">Cannot position outside screen with </text:span><text:span text:style-name="Reference_20_Char1"><text:span text:style-name="T26">auto</text:span></text:span><text:span text:style-name="T26"> on.</text:span></text:p>
          </table:table-cell>
        </table:table-row>
        <table:table-row table:style-name="Table215.1">
          <table:table-cell table:style-name="Table215.A2" office:value-type="string">
            <text:p text:style-name="P229" loext:marker-style-name="T25"><text:span text:style-name="T26">CannotReenableAutoOffGrid</text:span><text:span text:style-name="T25"/></text:p>
          </table:table-cell>
          <table:table-cell table:style-name="Table215.B2" office:value-type="string">
            <text:p text:style-name="P38"><text:span text:style-name="T26">Cannot re-enable </text:span><text:span text:style-name="Reference_20_Char1"><text:span text:style-name="T26">auto</text:span></text:span><text:span text:style-name="T26"> off grid</text:span></text:p>
          </table:table-cell>
        </table:table-row>
        <table:table-row table:style-name="Table215.1">
          <table:table-cell table:style-name="Table215.A19" office:value-type="string">
            <text:p text:style-name="P229" loext:marker-style-name="T25"><text:span text:style-name="T26">CannotReenableAutoOutsideScreen</text:span><text:span text:style-name="T25"/></text:p>
          </table:table-cell>
          <table:table-cell table:style-name="Table215.B19" office:value-type="string">
            <text:p text:style-name="P38"><text:span text:style-name="T26">Cannot re-enable </text:span><text:span text:style-name="Reference_20_Char1"><text:span text:style-name="T26">auto</text:span></text:span><text:span text:style-name="T26"> outside screen.</text:span></text:p>
          </table:table-cell>
        </table:table-row>
        <table:table-row table:style-name="Table215.1">
          <table:table-cell table:style-name="Table215.A2" office:value-type="string">
            <text:p text:style-name="P229" loext:marker-style-name="T25"><text:span text:style-name="T26">InvalidFontNumber</text:span><text:span text:style-name="T25"/></text:p>
          </table:table-cell>
          <table:table-cell table:style-name="Table215.B2" office:value-type="string">
            <text:p text:style-name="P38" loext:marker-style-name="T26"><text:span text:style-name="T26">Invalid font number.</text:span><text:span text:style-name="T26"/></text:p>
          </table:table-cell>
        </table:table-row>
        <table:table-row table:style-name="Table215.1">
          <table:table-cell table:style-name="Table215.A21" office:value-type="string">
            <text:p text:style-name="P229" loext:marker-style-name="T25"><text:span text:style-name="T26">NoValidTerminalFont</text:span><text:span text:style-name="T25"/></text:p>
          </table:table-cell>
          <table:table-cell table:style-name="Table215.B21" office:value-type="string">
            <text:p text:style-name="P38" loext:marker-style-name="T26"><text:span text:style-name="T26">Valid terminal font not found.</text:span><text:span text:style-name="T26"/></text:p>
          </table:table-cell>
        </table:table-row>
        <table:table-row table:style-name="Table215.1">
          <table:table-cell table:style-name="Table215.A2" office:value-type="string">
            <text:p text:style-name="P229" loext:marker-style-name="T25"><text:span text:style-name="T26">CannotResizeFontWithAuto</text:span><text:span text:style-name="T25"/></text:p>
          </table:table-cell>
          <table:table-cell table:style-name="Table215.B2" office:value-type="string">
            <text:p text:style-name="P38"><text:span text:style-name="T26">Cannot resize a font with </text:span><text:span text:style-name="Reference_20_Char1"><text:span text:style-name="T26">auto</text:span></text:span><text:span text:style-name="T26"> enabled.</text:span></text:p>
          </table:table-cell>
        </table:table-row>
        <table:table-row table:style-name="Table215.1">
          <table:table-cell table:style-name="Table215.A23" office:value-type="string">
            <text:p text:style-name="P229" loext:marker-style-name="T25"><text:span text:style-name="T26">CannotChangeFontsWithAuto</text:span><text:span text:style-name="T25"/></text:p>
          </table:table-cell>
          <table:table-cell table:style-name="Table215.B23" office:value-type="string">
            <text:p text:style-name="P38"><text:span text:style-name="T26">Cannot change fonts with </text:span><text:span text:style-name="Reference_20_Char1"><text:span text:style-name="T26">auto</text:span></text:span><text:span text:style-name="T26"> enabled.</text:span></text:p>
          </table:table-cell>
        </table:table-row>
        <table:table-row table:style-name="Table215.1">
          <table:table-cell table:style-name="Table215.A2" office:value-type="string">
            <text:p text:style-name="P229" loext:marker-style-name="T25"><text:span text:style-name="T26">InvalidFontNumber</text:span><text:span text:style-name="T25"/></text:p>
          </table:table-cell>
          <table:table-cell table:style-name="Table215.B2" office:value-type="string">
            <text:p text:style-name="P38" loext:marker-style-name="T26"><text:span text:style-name="T26">Invalid font number.</text:span><text:span text:style-name="T26"/></text:p>
          </table:table-cell>
        </table:table-row>
        <table:table-row table:style-name="Table215.1">
          <table:table-cell table:style-name="Table215.A25" office:value-type="string">
            <text:p text:style-name="P229" loext:marker-style-name="T25"><text:span text:style-name="T26">NoFontForNumber</text:span><text:span text:style-name="T25"/></text:p>
          </table:table-cell>
          <table:table-cell table:style-name="Table215.B25" office:value-type="string">
            <text:p text:style-name="P38" loext:marker-style-name="T26"><text:span text:style-name="T26">Logical font number has no font assigned.</text:span><text:span text:style-name="T26"/></text:p>
          </table:table-cell>
        </table:table-row>
        <table:table-row table:style-name="Table215.1">
          <table:table-cell table:style-name="Table215.A2" office:value-type="string">
            <text:p text:style-name="P229" loext:marker-style-name="T25"><text:span text:style-name="T26">CannotSizeTerminalFont</text:span><text:span text:style-name="T25"/></text:p>
          </table:table-cell>
          <table:table-cell table:style-name="Table215.B2" office:value-type="string">
            <text:p text:style-name="P38" loext:marker-style-name="T26"><text:span text:style-name="T26">Cannot change the size of the terminal font.</text:span><text:span text:style-name="T26"/></text:p>
          </table:table-cell>
        </table:table-row>
        <table:table-row table:style-name="Table215.1">
          <table:table-cell table:style-name="Table215.A27" office:value-type="string">
            <text:p text:style-name="P229" loext:marker-style-name="T25"><text:span text:style-name="T26">TooManyTabs</text:span><text:span text:style-name="T25"/></text:p>
          </table:table-cell>
          <table:table-cell table:style-name="Table215.B27" office:value-type="string">
            <text:p text:style-name="P38" loext:marker-style-name="T26"><text:span text:style-name="T26">Too many tabs are set.</text:span><text:span text:style-name="T26"/></text:p>
          </table:table-cell>
        </table:table-row>
        <table:table-row table:style-name="Table215.1">
          <table:table-cell table:style-name="Table215.A2" office:value-type="string">
            <text:p text:style-name="P229" loext:marker-style-name="T25"><text:span text:style-name="T26">CannotTabGraphicalWithAuto</text:span><text:span text:style-name="T25"/></text:p>
          </table:table-cell>
          <table:table-cell table:style-name="Table215.B2" office:value-type="string">
            <text:p text:style-name="P38"><text:span text:style-name="T26">Cannot set a graphical tab with </text:span><text:span text:style-name="Reference_20_Char1"><text:span text:style-name="T26">auto</text:span></text:span><text:span text:style-name="T26"> enabled.</text:span></text:p>
          </table:table-cell>
        </table:table-row>
        <table:table-row table:style-name="Table215.1">
          <table:table-cell table:style-name="Table215.A29" office:value-type="string">
            <text:p text:style-name="P229" loext:marker-style-name="T25"><text:span text:style-name="T26">StringIndexOutOfRange</text:span><text:span text:style-name="T25"/></text:p>
          </table:table-cell>
          <table:table-cell table:style-name="Table215.B29" office:value-type="string">
            <text:p text:style-name="P38" loext:marker-style-name="T26"><text:span text:style-name="T26">String index out of range.</text:span><text:span text:style-name="T26"/></text:p>
          </table:table-cell>
        </table:table-row>
        <table:table-row table:style-name="Table215.1">
          <table:table-cell table:style-name="Table215.A2" office:value-type="string">
            <text:p text:style-name="P229" loext:marker-style-name="T25"><text:span text:style-name="T26">PictureFileNotFound</text:span><text:span text:style-name="T25"/></text:p>
          </table:table-cell>
          <table:table-cell table:style-name="Table215.B2" office:value-type="string">
            <text:p text:style-name="P38" loext:marker-style-name="T26"><text:span text:style-name="T26">No picture file was found by filename.</text:span><text:span text:style-name="T26"/></text:p>
          </table:table-cell>
        </table:table-row>
        <table:table-row table:style-name="Table215.1">
          <table:table-cell table:style-name="Table215.A31" office:value-type="string">
            <text:p text:style-name="P229" loext:marker-style-name="T25"><text:span text:style-name="T26">PictureFilenameToLarge</text:span><text:span text:style-name="T25"/></text:p>
          </table:table-cell>
          <table:table-cell table:style-name="Table215.B31" office:value-type="string">
            <text:p text:style-name="P38" loext:marker-style-name="T26"><text:span text:style-name="T26">The specified picture filename was too large.</text:span><text:span text:style-name="T26"/></text:p>
          </table:table-cell>
        </table:table-row>
        <table:table-row table:style-name="Table215.1">
          <table:table-cell table:style-name="Table215.A2" office:value-type="string">
            <text:p text:style-name="P229" loext:marker-style-name="T25"><text:span text:style-name="T26">CannotJustifySystemFont</text:span><text:span text:style-name="T25"/></text:p>
          </table:table-cell>
          <table:table-cell table:style-name="Table215.B2" office:value-type="string">
            <text:p text:style-name="P38" loext:marker-style-name="T26"><text:span text:style-name="T26">Cannot justify system font.</text:span><text:span text:style-name="T26"/></text:p>
          </table:table-cell>
        </table:table-row>
        <table:table-row table:style-name="Table215.1">
          <table:table-cell table:style-name="Table215.A33" office:value-type="string">
            <text:p text:style-name="P229" loext:marker-style-name="T25"><text:span text:style-name="T26">FileNotAttachedToWindow</text:span><text:span text:style-name="T25"/></text:p>
          </table:table-cell>
          <table:table-cell table:style-name="Table215.B33" office:value-type="string">
            <text:p text:style-name="P38" loext:marker-style-name="T26"><text:span text:style-name="T26">Text file not attached to a window.</text:span><text:span text:style-name="T26"/></text:p>
          </table:table-cell>
        </table:table-row>
        <table:table-row table:style-name="Table215.1">
          <table:table-cell table:style-name="Table215.A2" office:value-type="string">
            <text:p text:style-name="P229" loext:marker-style-name="T25"><text:span text:style-name="T26">WinIdInUse</text:span><text:span text:style-name="T25"/></text:p>
          </table:table-cell>
          <table:table-cell table:style-name="Table215.B2" office:value-type="string">
            <text:p text:style-name="P38" loext:marker-style-name="T26"><text:span text:style-name="T26">Windows logical identifier in use.</text:span><text:span text:style-name="T26"/></text:p>
          </table:table-cell>
        </table:table-row>
        <table:table-row table:style-name="Table215.1">
          <table:table-cell table:style-name="Table215.A35" office:value-type="string">
            <text:p text:style-name="P229" loext:marker-style-name="T25"><text:span text:style-name="T26">FileInUse</text:span><text:span text:style-name="T25"/></text:p>
          </table:table-cell>
          <table:table-cell table:style-name="Table215.B35" office:value-type="string">
            <text:p text:style-name="P38" loext:marker-style-name="T26"><text:span text:style-name="T26">Text file is already in use.</text:span><text:span text:style-name="T26"/></text:p>
          </table:table-cell>
        </table:table-row>
        <table:table-row table:style-name="Table215.1">
          <table:table-cell table:style-name="Table215.A2" office:value-type="string">
            <text:p text:style-name="P229" loext:marker-style-name="T25"><text:span text:style-name="T26">InputFileMode</text:span><text:span text:style-name="T25"/></text:p>
          </table:table-cell>
          <table:table-cell table:style-name="Table215.B2" office:value-type="string">
            <text:p text:style-name="P38" loext:marker-style-name="T26"><text:span text:style-name="T26">Input file in wrong mode.</text:span><text:span text:style-name="T26"/></text:p>
          </table:table-cell>
        </table:table-row>
        <table:table-row table:style-name="Table215.1">
          <table:table-cell table:style-name="Table215.A37" office:value-type="string">
            <text:p text:style-name="P229" loext:marker-style-name="T25"><text:span text:style-name="T26">InvalidSize</text:span><text:span text:style-name="T25"/></text:p>
          </table:table-cell>
          <table:table-cell table:style-name="Table215.B37" office:value-type="string">
            <text:p text:style-name="P38" loext:marker-style-name="T26"><text:span text:style-name="T26">Invalid screen buffer size specified.</text:span><text:span text:style-name="T26"/></text:p>
          </table:table-cell>
        </table:table-row>
        <table:table-row table:style-name="Table215.1">
          <table:table-cell table:style-name="Table215.A2" office:value-type="string">
            <text:p text:style-name="P229" loext:marker-style-name="T25"><text:span text:style-name="T26">WindowNotBuffered</text:span><text:span text:style-name="T25"/></text:p>
          </table:table-cell>
          <table:table-cell table:style-name="Table215.B2" office:value-type="string">
            <text:p text:style-name="P38" loext:marker-style-name="T26"><text:span text:style-name="T26">Window is not in buffered mode.</text:span><text:span text:style-name="T26"/></text:p>
          </table:table-cell>
        </table:table-row>
        <table:table-row table:style-name="Table215.1">
          <table:table-cell table:style-name="Table215.A39" office:value-type="string">
            <text:p text:style-name="P229" loext:marker-style-name="T25"><text:span text:style-name="T26">InvalidWindowNumber</text:span><text:span text:style-name="T25"/></text:p>
          </table:table-cell>
          <table:table-cell table:style-name="Table215.B39" office:value-type="string">
            <text:p text:style-name="P38" loext:marker-style-name="T26"><text:span text:style-name="T26">Invalid window logical identifier number.</text:span><text:span text:style-name="T26"/></text:p>
          </table:table-cell>
        </table:table-row>
        <table:table-row table:style-name="Table215.1">
          <table:table-cell table:style-name="Table215.A2" office:value-type="string">
            <text:p text:style-name="P229" loext:marker-style-name="T25"><text:span text:style-name="T26">InvalidScrollBarPosition</text:span><text:span text:style-name="T25"/></text:p>
          </table:table-cell>
          <table:table-cell table:style-name="Table215.B2" office:value-type="string">
            <text:p text:style-name="P38" loext:marker-style-name="T26"><text:span text:style-name="T26">Invalid scroll bar slider position.</text:span><text:span text:style-name="T26"/></text:p>
          </table:table-cell>
        </table:table-row>
        <table:table-row table:style-name="Table215.1">
          <table:table-cell table:style-name="Table215.A41" office:value-type="string">
            <text:p text:style-name="P229" loext:marker-style-name="T25"><text:span text:style-name="T26">InvalidScrollBarSize</text:span><text:span text:style-name="T25"/></text:p>
          </table:table-cell>
          <table:table-cell table:style-name="Table215.B41" office:value-type="string">
            <text:p text:style-name="P38" loext:marker-style-name="T26"><text:span text:style-name="T26">Invalid scroll bar size.</text:span><text:span text:style-name="T26"/></text:p>
          </table:table-cell>
        </table:table-row>
      </table:table>
      <text:p text:style-name="Standard"/>
      <text:p text:style-name="Standard"><text:soft-page-break/><text:span text:style-name="Reference_20_Char1">Windows</text:span> establishes a series of exception handlers for each of the above exceptions during startup. Exceptions not handled by a client program of <text:span text:style-name="Reference_20_Char1">windows</text:span> will go back to <text:span text:style-name="Reference_20_Char1">windows</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windows</text:span> need only capture the exceptions occurring in the procedure or function that is called.</text:p>
      <text:h text:style-name="Heading_20_8" text:outline-level="8"><text:bookmark-start text:name="_Toc221641199"/><text:bookmark-start text:name="_Ref288683953"/><text:bookmark-start text:name="_Ref288770699"/><text:bookmark-start text:name="_Toc4731224"/><text:bookmark-start text:name="__RefHeading___Toc46297_401020179"/>Procedures and Functions in windows<text:bookmark-end text:name="_Toc221641199"/><text:bookmark-end text:name="_Ref288683953"/><text:bookmark-end text:name="_Ref288770699"/><text:bookmark-end text:name="_Toc4731224"/><text:bookmark-end text:name="__RefHeading___Toc46297_401020179"/></text:h>
      <text:p text:style-name="Standard">For all of the following module calls, If the screen file <text:span text:style-name="Reference_20_Char1">f</text:span> is not present, the default is the standard output file. If the procedure or function is a method, the output screen file should not be specified, since it is inherent in the object.</text:p>
      <text:p text:style-name="Routine_20_Header">procedure openwin(infile, outfile [, parent]: text; id: integer);</text:p>
      <text:p text:style-name="P23">Opens a new window. The input file <text:span text:style-name="Reference_20_Char1">infile</text:span> will get messages pertaining to the window, and the output file <text:span text:style-name="Reference_20_Char1">outfile</text:span> will be used to draw to it. The input file may already be open elsewhere, in which case it will get all messages for all open windows opened with it. The window will be placed at 1,1 within the parent and held out of display. The output file is always used as the window handle, since it unique to the window.</text:p>
      <text:p text:style-name="P23">The window identifier <text:span text:style-name="Reference_20_Char1">id</text:span> is a number from 1 to n that is returned in messages concerning the window.</text:p>
      <text:p text:style-name="P23">Only the output side of a window pair is used in procedures or functions that operate on the window once opened with <text:span text:style-name="Reference_20_Char1">openwin</text:span>.</text:p>
      <text:p text:style-name="P23">A window is closed with the standard Pascaline close procedure, used on the output file for the window. The input side of the window is automatically closed when there are no longer any windows that reference it.</text:p>
      <text:p text:style-name="P24">If the optional parent window is specified, the new window is created as a child of the given parent. This means that it will always be displayed within the parent, and be clipped to it. If the parent is not specified, it defaults to the <text:span text:style-name="Reference_20_Char1">output</text:span> file.</text:p>
      <text:p text:style-name="P18">Exceptions: <text:span text:style-name="Reference_20_Char1">InvalidWindowNumber, WinIdInUse, FileInUse, InputFileMode</text:span></text:p>
      <text:p text:style-name="Standard"/>
      <text:p text:style-name="Routine_20_Header"><text:soft-page-break/>procedure buffer([var f: text;] b: boolean);</text:p>
      <text:p text:style-name="P23">Engages or removes window <text:span text:style-name="Reference_20_Char1">f</text:span> from buffered mode, according to the boolean <text:span text:style-name="Reference_20_Char1">b</text:span>. In buffered mode, all of the drawing for a window is performed on a memory buffer, then copied to the screen. The screen view of the buffer can be all or part of the buffer, and multiple buffers can be managed.</text:p>
      <text:p text:style-name="P18">Exceptions: <text:span text:style-name="Reference_20_Char1">InvalidHandle, FileNotAttachedToWindow</text:span></text:p>
      <text:p text:style-name="P40"/>
      <text:p text:style-name="Routine_20_Header">procedure sizbuf[g]([var f: text;] x, y: integer);</text:p>
      <text:p text:style-name="P23">Sets the size of the buffer used to draw into. <text:span text:style-name="Reference_20_Char1">x</text:span> and <text:span text:style-name="Reference_20_Char1">y</text:span> indicate the width and height, respectively, of the buffer surface in window <text:span text:style-name="Reference_20_Char1">f</text:span>. It is an error if buffering is not enabled. <text:span text:style-name="Reference_20_Char1">sizbuf</text:span> sets the buffer size in characters. <text:span text:style-name="Reference_20_Char1">sizbufg</text:span> sets the buffer size in pixels.</text:p>
      <text:p text:style-name="P18">Exceptions: <text:span text:style-name="Reference_20_Char1">InvalidHandle, FileNotAttachedToWindow</text:span></text:p>
      <text:p text:style-name="Standard"/>
      <text:p text:style-name="Routine_20_Header">procedure title([var f: text;] view s: string): integer;</text:p>
      <text:p text:style-name="P23">Sets the title of the window <text:span text:style-name="Reference_20_Char1">f</text:span> to the string <text:span text:style-name="Reference_20_Char1">s</text:span>. If the title is too long for the current window size, an implementation defined method will be used to make it fit, for example, it is clipped.</text:p>
      <text:p text:style-name="P18">Exceptions: <text:span text:style-name="Reference_20_Char1">InvalidHandle, FileNotAttachedToWindow</text:span></text:p>
      <text:p text:style-name="Standard"/>
      <text:p text:style-name="Routine_20_Header">procedure frame([var f: text;] e: boolean);</text:p>
      <text:p text:style-name="P23">Enables or disables the appearance of the frame in window <text:span text:style-name="Reference_20_Char1">f</text:span>, according to boolean <text:span text:style-name="Reference_20_Char1">e</text:span>, <text:s/>which includes the minimize, maximize, title, size, move and close controls. If the frame is removed, the user will be unable to operate the frame controls.</text:p>
      <text:p text:style-name="P18">Exceptions: <text:span text:style-name="Reference_20_Char1">InvalidHandle, FileNotAttachedToWindow</text:span></text:p>
      <text:p text:style-name="Standard"/>
      <text:p text:style-name="Routine_20_Header">procedure sysbar([var f: text;] e: boolean);</text:p>
      <text:p text:style-name="P23">Enables or disables the system control bar for a window <text:span text:style-name="Reference_20_Char1">f</text:span>. If <text:span text:style-name="reference_20_Char">e</text:span> is true, the system bar is enabled, otherwise disabled. The system bar normally includes the title, minimum, maximum, and other control buttons. If the frame is not enabled, then the system bar will not appear regardless of the <text:span text:style-name="Reference_20_Char1">sysbar</text:span> status, but it will be recorded.</text:p>
      <text:p text:style-name="P18">Exceptions: <text:span text:style-name="Reference_20_Char1">InvalidHandle, FileNotAttachedToWindow</text:span></text:p>
      <text:p text:style-name="Standard"/>
      <text:p text:style-name="Routine_20_Header"><text:soft-page-break/>procedure sizable([var f: text;] e: boolean);</text:p>
      <text:p text:style-name="P23">Enables or disables the sizing bars for a window <text:span text:style-name="Reference_20_Char1">f</text:span>. If <text:span text:style-name="reference_20_Char">e</text:span> is true, the sizing bar is enabled, otherwise disabled. If the frame is not enabled, then the size bars will not appear regardless of the sizeable status, but it will be recorded. If the size bars are removed, the user will be unable to resize the window.</text:p>
      <text:p text:style-name="P18">Exceptions: <text:span text:style-name="Reference_20_Char1">InvalidHandle, FileNotAttachedToWindow</text:span></text:p>
      <text:p text:style-name="P40"/>
      <text:p text:style-name="Routine_20_Header">procedure scrollv([var f: text;] e: boolean);</text:p>
      <text:p text:style-name="P23">Enables or disables the vertical scroll bar for a window <text:span text:style-name="Reference_20_Char1">f</text:span>. If <text:span text:style-name="reference_20_Char">e</text:span> is true, the vertical scroll bar is enabled, otherwise disabled.</text:p>
      <text:p text:style-name="P18">Exceptions: <text:span text:style-name="Reference_20_Char1">InvalidHandle, FileNotAttachedToWindow</text:span></text:p>
      <text:p text:style-name="P40"/>
      <text:p text:style-name="Routine_20_Header">procedure scrollh([var f: text;] e: boolean);</text:p>
      <text:p text:style-name="P23">Enables or disables the horizontal scroll bar for a window <text:span text:style-name="Reference_20_Char1">f</text:span>. If <text:span text:style-name="reference_20_Char">e</text:span> is true, the horizontal scroll bar is enabled, otherwise disabled.</text:p>
      <text:p text:style-name="P18">Exceptions: <text:span text:style-name="Reference_20_Char1">InvalidHandle, FileNotAttachedToWindow</text:span></text:p>
      <text:p text:style-name="Standard"/>
      <text:p text:style-name="Routine_20_Header">procedure scrollposv([var f: text;] p: integer);</text:p>
      <text:p text:style-name="Routine_20_Header">procedure scrollposh([var f: text;] p: integer);</text:p>
      <text:p text:style-name="P23">Sets either the vertical or horizontal scrollbar slider position for window <text:span text:style-name="reference_20_Char">f</text:span> to position <text:span text:style-name="reference_20_Char">p</text:span>. The position is in ratioed <text:span text:style-name="reference_20_Char">maxint</text:span> format. That is, 0 means to set the position to the top or left, and <text:span text:style-name="Reference_20_Char1">maxint</text:span> means bottom or right. The position is affected by the size of the scrollbar slider. For example, if the slider occupies %50 of the scrollbar, then the range of positions would only be from 0 to <text:span text:style-name="Reference_20_Char1">maxint</text:span> div 2. If the position given is beyond the maximum position possible, then the slider is set to <text:s/>the maximum travel position, and no error occurs. It is an error if the position is negative.</text:p>
      <text:p text:style-name="P23">The program must specifically set the position of the scrollbar. The user moving the scrollbar slider may temporarily move the slider while it is being moved, but this will not remain in position after the user releases it. The program must specifically set the scrollbar position in response to the event.</text:p>
      <text:p text:style-name="P24">If the window file <text:span text:style-name="reference_20_Char">f</text:span> does not exist, the <text:span text:style-name="Reference_20_Char1">output</text:span> file will be used by default.</text:p>
      <text:p text:style-name="P18">Exceptions: <text:span text:style-name="Reference_20_Char1">InvalidHandle, FileNotAttachedToWindow, InvalidScrollBarPosition</text:span></text:p>
      <text:p text:style-name="Standard"/>
      <text:p text:style-name="Routine_20_Header"><text:soft-page-break/>procedure scrollsizv([var f: text;] s: integer);</text:p>
      <text:p text:style-name="Routine_20_Header">procedure scrollsizh([var f: text;] s: integer);</text:p>
      <text:p text:style-name="P23">Sets either the vertical or horizontal scrollbar slider in window <text:span text:style-name="reference_20_Char">f</text:span>, to the size <text:span text:style-name="reference_20_Char">s</text:span>. The size of the scrollbar slider is a <text:span text:style-name="reference_20_Char">maxint</text:span> ratio, with 0 meaning infinitely small, and <text:span text:style-name="reference_20_Char">maxint</text:span> meaning that it occupies the entire scrollbar. In practice, there is a practical limit to how small the slider can be. If the slider is set too small, it will be set to the minimum size, and no error will occur. If the size set is negative, then an error will result.</text:p>
      <text:p text:style-name="P23">The size of the scrollbar is set to a reasonable default if it is never specifically set. This is typically a fairly small size that is still easy to press and manipulate by the user. <text:s/>This allows the scrollbar to be used when slider sizing is not supported by the program.</text:p>
      <text:p text:style-name="P23">The meaning of the scrollbar slider size is up to the program. However, it is typically used to indicate how much of the data is onscreen. For example, if a document has %50 of its content currently displayed, then the slider would be set to %50 of the scrollbar.</text:p>
      <text:p text:style-name="P23">If the window file <text:span text:style-name="reference_20_Char">f</text:span> does not exist, the "output" file will be used by default.</text:p>
      <text:p text:style-name="P18">Exceptions: <text:span text:style-name="Reference_20_Char1">InvalidHandle, FileNotAttachedToWindow, InvalidScrollBarSize</text:span></text:p>
      <text:p text:style-name="P40"/>
      <text:p text:style-name="Routine_20_Header">procedure setpos[g]([var f: text;] x, y: integer);</text:p>
      <text:p text:style-name="P23">Sets the position, within the parent, of a child window <text:span text:style-name="Reference_20_Char1">f</text:span>, using position <text:span text:style-name="Reference_20_Char1">x</text:span> and <text:span text:style-name="Reference_20_Char1">y</text:span>. If the window is on the desktop, then the window position is relative to the desktop. The <text:span text:style-name="Reference_20_Char1">setpos</text:span> procedure sets the position in terms of characters, and the <text:span text:style-name="Reference_20_Char1">setposg</text:span> procedure set the position in terms of pixels.</text:p>
      <text:p text:style-name="P23">The position is set in terms of the parent's coordinates. The mode of the parent's coordinates may not be known. For example, the desktop may not even have a character mode, so the idea of a character size may be arbitrary. What matters in this case is the relative position and size in the desktop as determined by <text:span text:style-name="Reference_20_Char1">scnsiz</text:span>.</text:p>
      <text:p text:style-name="P18">Exceptions: <text:span text:style-name="Reference_20_Char1">InvalidHandle, FileNotAttachedToWindow</text:span></text:p>
      <text:p text:style-name="P33"/>
      <text:p text:style-name="Routine_20_Header"><text:soft-page-break/>procedure scnsiz[g]([var f: text;] var x, y: integer);</text:p>
      <text:p text:style-name="P23">Finds the size of the user screen or desktop for window <text:span text:style-name="Reference_20_Char1">f</text:span> to the size <text:span text:style-name="Reference_20_Char1">x</text:span> and <text:span text:style-name="Reference_20_Char1">y</text:span>. <text:span text:style-name="Reference_20_Char1">scnsiz</text:span> returns the size in character terms, and <text:span text:style-name="Reference_20_Char1">scnsizg</text:span> returns the size in pixel terms. If the desktop does not have a character mode, an arbitrary scale is created. What is important is the relative location within the desktop.</text:p>
      <text:p text:style-name="P18">Exceptions: <text:span text:style-name="Reference_20_Char1">InvalidHandle, FileNotAttachedToWindow</text:span></text:p>
      <text:p text:style-name="P40"/>
      <text:p text:style-name="Routine_20_Header">procedure winclient[g]([var f: text;] cx, cy: integer; var wx, wy: integer; ms: modset);</text:p>
      <text:p text:style-name="P23">Determines the window size needed for a given client size within window <text:span text:style-name="Reference_20_Char1">f</text:span>. Given a desired client size of <text:span text:style-name="Reference_20_Char1">cx</text:span> and <text:span text:style-name="Reference_20_Char1">cy</text:span>, in width and height, the necessary window size to achieve that will be returned in <text:span text:style-name="Reference_20_Char1">wx</text:span> and <text:span text:style-name="Reference_20_Char1">xy</text:span>. <text:span text:style-name="Reference_20_Char1">winclient</text:span> determines these measurements in character dimensions, and <text:span text:style-name="Reference_20_Char1">winclientg</text:span> determines them in pixel terms.</text:p>
      <text:p text:style-name="P23">The set of modes <text:span text:style-name="Reference_20_Char1">ms</text:span> is used to determine the needed window size.</text:p>
      <text:p text:style-name="P23">If the parent of the window has no character mode, then one is created that will be acceptable to <text:span text:style-name="Reference_20_Char1">setpos</text:span>.</text:p>
      <text:p text:style-name="P18">Exceptions: <text:span text:style-name="Reference_20_Char1">InvalidHandle, FileNotAttachedToWindow</text:span></text:p>
      <text:p text:style-name="P40"/>
      <text:p text:style-name="Routine_20_Header">procedure getsiz[g](var f: text; var x, y: integer);</text:p>
      <text:p text:style-name="P23">Finds the size of a window in parent coordinate terms for window <text:span text:style-name="Reference_20_Char1">f</text:span>, to size <text:span text:style-name="Reference_20_Char1">x</text:span> and <text:span text:style-name="Reference_20_Char1">y</text:span>. <text:span text:style-name="Reference_20_Char1">getsiz</text:span> returns the character size, and <text:span text:style-name="Reference_20_Char1">getsizg</text:span> returns the pixel size.</text:p>
      <text:p text:style-name="P23">If the parent has no character mode, then one is created that is compatible with other <text:span text:style-name="Reference_20_Char1">windows</text:span> functions and procedures.</text:p>
      <text:p text:style-name="P18">Exceptions: <text:span text:style-name="Reference_20_Char1">InvalidHandle, FileNotAttachedToWindow</text:span></text:p>
      <text:p text:style-name="P40"/>
      <text:p text:style-name="Routine_20_Header">procedure setsiz[g]([var f: text;] var x, y: integer);</text:p>
      <text:p text:style-name="P23">Sets the size of window <text:span text:style-name="Reference_20_Char1">f</text:span> in parent coordinate terms, to size <text:span text:style-name="Reference_20_Char1">x</text:span> and <text:span text:style-name="Reference_20_Char1">y</text:span>. <text:span text:style-name="Reference_20_Char1">setsiz</text:span> sets the character size, and <text:span text:style-name="Reference_20_Char1">setsizg</text:span> sets the pixel size.</text:p>
      <text:p text:style-name="P23">If the parent has no character mode, then one is created that is compatible with other <text:span text:style-name="Reference_20_Char1">windows</text:span> functions and procedures.</text:p>
      <text:p text:style-name="P18">Exceptions: <text:span text:style-name="Reference_20_Char1">InvalidHandle, FileNotAttachedToWindow</text:span></text:p>
      <text:p text:style-name="P33"/>
      <text:p text:style-name="Routine_20_Header"><text:soft-page-break/>procedure back[(var f: text)];</text:p>
      <text:p text:style-name="P23">Sends the window <text:span text:style-name="Reference_20_Char1">f</text:span> to the back of the parent Z order.</text:p>
      <text:p text:style-name="P18">Exceptions: <text:span text:style-name="Reference_20_Char1">InvalidHandle, FileNotAttachedToWindow</text:span></text:p>
      <text:p text:style-name="P33"/>
      <text:p text:style-name="Routine_20_Header">procedure front[(var f: text)];</text:p>
      <text:p text:style-name="P23">Sends the window <text:span text:style-name="Reference_20_Char1">f</text:span> to the front of the parent Z order.</text:p>
      <text:p text:style-name="P18">Exceptions: <text:span text:style-name="Reference_20_Char1">InvalidHandle, FileNotAttachedToWindow</text:span></text:p>
      <text:p text:style-name="Standard"/>
      <text:p text:style-name="Routine_20_Header">procedure menu([var f: text;] m: menptr);</text:p>
      <text:p text:style-name="P18">Sets up the menu bar for window <text:span text:style-name="Reference_20_Char1">f</text:span> from the given list, which contains a menu bar definition structure. </text:p>
      <text:p text:style-name="P23">If the menu pointer is nil, then the menu is removed.</text:p>
      <text:p text:style-name="P23">The menu data structure is copied during the call, so the menu structure can be reused or freed.</text:p>
      <text:p text:style-name="P18">Exceptions: <text:span text:style-name="Reference_20_Char1">InvalidHandle, FileNotAttachedToWindow</text:span></text:p>
      <text:p text:style-name="P33"/>
      <text:p text:style-name="Routine_20_Header">procedure stdmenu(sms: stdmenusel; var sm: menuptr; pm: menuptr);</text:p>
      <text:p text:style-name="P24">Constructs a standard menu and returns that in <text:span text:style-name="Reference_20_Char1">sm</text:span>. <text:span text:style-name="Reference_20_Char1">sms</text:span> contains the set of desired standard buttons. <text:span text:style-name="Reference_20_Char1">pm</text:span> contains a menu containing non-standard buttons to be added to the menu. The menu is constructed using the desired standard buttons, and the non-standard buttons placed into the menu at a standard location.</text:p>
      <text:p text:style-name="P18">Exceptions: None</text:p>
      <text:p text:style-name="Standard"/>
      <text:p text:style-name="Routine_20_Header">procedure menuena([var f: text;] id: integer; e: boolean);</text:p>
      <text:p text:style-name="P23">Enables or disables an on/off menu button for window <text:span text:style-name="Reference_20_Char1">f</text:span>. <text:span text:style-name="Reference_20_Char1">id</text:span> refers to a button <text:span text:style-name="reference_20_Char">id</text:span> that was specified in the menu data structure. If <text:span text:style-name="reference_20_Char">e</text:span> is true, the button is enabled, otherwise disabled. The highlighting of the button will change to match.</text:p>
      <text:p text:style-name="P18">Exceptions: <text:span text:style-name="Reference_20_Char1">InvalidHandle, FileNotAttachedToWindow</text:span></text:p>
      <text:p text:style-name="Standard"/>
      <text:p text:style-name="Routine_20_Header"><text:soft-page-break/>procedure menusel([var f: text;] id: integer; e: boolean);</text:p>
      <text:p text:style-name="P23">Selects a button from a <text:span text:style-name="Reference_20_Char1">oneof</text:span> list to be active in window <text:span text:style-name="Reference_20_Char1">f</text:span>. <text:span text:style-name="reference_20_Char">id</text:span> refers to a button id that was specified in the menu data structure. If <text:span text:style-name="reference_20_Char">e</text:span> is true, the button is selected, otherwise deselected. All other buttons in the <text:span text:style-name="Reference_20_Char1">oneof</text:span> list are deactivated. The highlighting of the buttons will change to match.</text:p>
      <text:p text:style-name="P18">Exceptions: <text:span text:style-name="Reference_20_Char1">InvalidHandle, FileNotAttachedToWindow</text:span></text:p>
      <text:p text:style-name="P52"/>
      <text:h text:style-name="P142" text:outline-level="8"><text:bookmark-start text:name="_Toc4731225"/><text:bookmark-start text:name="__RefHeading___Toc46299_401020179"/>Events and Callbacks In windows<text:bookmark-end text:name="_Toc4731225"/><text:bookmark-end text:name="__RefHeading___Toc46299_401020179"/></text:h>
      <text:p text:style-name="Standard">For each item, both the event record section and the virtual procedure is presented. See the description of the event record (<text:bookmark-ref text:reference-format="number" text:ref-name="_Ref288200531">L.21</text:bookmark-ref> “Declarations”) for the format of the entire record.</text:p>
      <text:p text:style-name="Routine_20_Header" loext:marker-style-name="T16">Event: etresize<text:span text:style-name="T16"/></text:p>
      <text:p text:style-name="Routine_20_Header"><text:span text:style-name="T16">virtual</text:span> <text:span text:style-name="T16">procedure</text:span> evresize;</text:p>
      <text:p text:style-name="P32">The window was resized. The new size can be found with <text:span text:style-name="Reference_20_Char1">getsiz(f, x, y)</text:span>.</text:p>
      <text:p text:style-name="Standard"/>
      <text:p text:style-name="Routine_20_Header" loext:marker-style-name="T16">Event: etredraw<text:span text:style-name="T16"/></text:p>
      <text:p text:style-name="Routine_20_Header" loext:marker-style-name="T16"><text:span text:style-name="T16">virtual</text:span> <text:span text:style-name="T16">procedure</text:span> evredraw(rsx, rsy, rex, rey: integer);</text:p>
      <text:p text:style-name="P21">Signifies that the rectangle represented by the starting point in the upper left hand corner (<text:span text:style-name="Reference_20_Char1">rsx</text:span>, <text:span text:style-name="Reference_20_Char1">rsy</text:span>) and the ending point in the lower right hand corner (<text:span text:style-name="Reference_20_Char1">rex</text:span>, <text:span text:style-name="Reference_20_Char1">rey</text:span>) should be redrawn. This redraw can be satisfied by either redrawing just the rectangle, or by redrawing the entire window client area.</text:p>
      <text:p text:style-name="P21">It is possible that a complex area needing to be redrawn could be sent as a series of redraw commands.</text:p>
      <text:p text:style-name="Standard"/>
      <text:p text:style-name="Routine_20_Header" loext:marker-style-name="T16">Event: etmin<text:span text:style-name="T16"/></text:p>
      <text:p text:style-name="Routine_20_Header" loext:marker-style-name="T16"><text:span text:style-name="T16">virtual</text:span> <text:span text:style-name="T16">procedure</text:span> evmin;</text:p>
      <text:p text:style-name="P21">Signifies that the window was minimized. This may not need any action, but is simply for information.</text:p>
      <text:p text:style-name="Standard"/>
      <text:p text:style-name="Routine_20_Header" loext:marker-style-name="T16">Event: etmax<text:span text:style-name="T16"/></text:p>
      <text:p text:style-name="Routine_20_Header" loext:marker-style-name="T16"><text:span text:style-name="T16">virtual</text:span> <text:span text:style-name="T16">procedure</text:span> evmax;</text:p>
      <text:p text:style-name="P21">Signifies that the window was maximized. This may not need any action, but is simply for information. If the window needs to be redrawn as a result of the change, a separate redraw event will be sent.</text:p>
      <text:p text:style-name="Standard"/>
      <text:p text:style-name="Routine_20_Header" loext:marker-style-name="T16">Event: etnorm<text:span text:style-name="T16"/></text:p>
      <text:p text:style-name="Routine_20_Header" loext:marker-style-name="T16"><text:span text:style-name="T16">virtual</text:span> <text:span text:style-name="T16">procedure</text:span> evnorm;</text:p>
      <text:p text:style-name="P21">The window was normalized back to its original size. This may not need any action, but is simply for information. If the window needs to be redrawn as a result of the change, a separate redraw event will be sent.</text:p>
      <text:p text:style-name="P14"/>
      <text:p text:style-name="Routine_20_Header" loext:marker-style-name="T16"><text:soft-page-break/>Event: etmenus<text:span text:style-name="T16"/></text:p>
      <text:p text:style-name="Routine_20_Header" loext:marker-style-name="T16"><text:span text:style-name="T16">virtual</text:span> <text:span text:style-name="T16">procedure</text:span> evmenus(menuid: integer);</text:p>
      <text:p text:style-name="P21">A menu item was selected. The <text:span text:style-name="Reference_20_Char1">id</text:span> parameter gives which menu item was selected, which is a logical identifier number selected when the menu structure was constructed.</text:p>
      <text:p text:style-name="P30"/>
      <text:p text:style-name="Routine_20_Header">Event: etsclvul</text:p>
      <text:p text:style-name="Routine_20_Header" loext:marker-style-name="T16"><text:span text:style-name="T16">virtual</text:span> <text:span text:style-name="T16">procedure</text:span> evsclvul;</text:p>
      <text:p text:style-name="P21">The scroll up line button was pressed on the vertical scroll bar. The meaning of line is that one single character is to be moved, as in one line. The meaning can signify one pixel, or one increment of another type.</text:p>
      <text:p text:style-name="Standard"/>
      <text:p text:style-name="Routine_20_Header" loext:marker-style-name="T16">Event: etsclvdl<text:span text:style-name="T16"/></text:p>
      <text:p text:style-name="Routine_20_Header" loext:marker-style-name="T16"><text:span text:style-name="T16">virtual</text:span> <text:span text:style-name="T16">procedure</text:span> evsclvdl;</text:p>
      <text:p text:style-name="P21">The scroll down line button was pressed on the vertical scroll bar. The meaning of line is that one single character is to be moved, as in one line. The meaning can signify one pixel, or one increment of another type.</text:p>
      <text:p text:style-name="Standard"/>
      <text:p text:style-name="Routine_20_Header" loext:marker-style-name="T16">Event:<text:span text:style-name="T16"/></text:p>
      <text:p text:style-name="Routine_20_Header" loext:marker-style-name="T16"><text:span text:style-name="T16">virtual</text:span> <text:span text:style-name="T16">procedure</text:span> evsclvup;</text:p>
      <text:p text:style-name="P21">The scroll up page button was pressed on the vertical scroll bar. The meaning of line is that one whole displayed page is to be moved. This means that the page below the current one is to be displayed, if it exists.</text:p>
      <text:p text:style-name="Standard"/>
      <text:p text:style-name="Routine_20_Header" loext:marker-style-name="T16">Event:<text:span text:style-name="T16"/></text:p>
      <text:p text:style-name="Routine_20_Header" loext:marker-style-name="T16"><text:span text:style-name="T16">virtual</text:span> <text:span text:style-name="T16">procedure</text:span> evsclvdp;</text:p>
      <text:p text:style-name="P21">The scroll down page button was pressed on the vertical scroll bar. The meaning of line is that one whole displayed page is to be moved. This means that the page above the current one is to be displayed, if it exists.</text:p>
      <text:p text:style-name="Standard"/>
      <text:p text:style-name="Routine_20_Header" loext:marker-style-name="T16">Event:<text:span text:style-name="T16"/></text:p>
      <text:p text:style-name="Routine_20_Header" loext:marker-style-name="T16"><text:span text:style-name="T16">virtual</text:span> <text:span text:style-name="T16">procedure</text:span> evsclvpos(p: integer);</text:p>
      <text:p text:style-name="P22">The scroll bar position was changed. The position p is a rationed <text:span text:style-name="Reference_20_Char1">maxint</text:span> position, with 0 being the position at extreme top, and <text:span text:style-name="Reference_20_Char1">maxint</text:span> being the position at extreme bottom. Although the scroll bar slider is allowed to move so that the user will see it reposition, the actual position does not take effect until a <text:span text:style-name="Reference_20_Char1">scrollvpos(f, p)</text:span> call is made.</text:p>
      <text:p text:style-name="Standard"/>
      <text:p text:style-name="Routine_20_Header" loext:marker-style-name="T16"><text:soft-page-break/>Event:<text:span text:style-name="T16"/></text:p>
      <text:p text:style-name="Routine_20_Header" loext:marker-style-name="T16"><text:span text:style-name="T16">virtual</text:span> <text:span text:style-name="T16">procedure</text:span> evsclhll;</text:p>
      <text:p text:style-name="P21">The scroll left line button was pressed on the horizontal scroll bar. The meaning of line is that one single character is to be moved, as in one line, which in the case of the horizontal scroll bar means a column of characters. The meaning can signify one pixel, or one increment of another type.</text:p>
      <text:p text:style-name="Standard"/>
      <text:p text:style-name="Routine_20_Header" loext:marker-style-name="T16">Event:<text:span text:style-name="T16"/></text:p>
      <text:p text:style-name="Routine_20_Header" loext:marker-style-name="T16"><text:span text:style-name="T16">virtual</text:span> <text:span text:style-name="T16">procedure</text:span> evsclhrl;</text:p>
      <text:p text:style-name="P21">The scroll right line button was pressed on the horizontal scroll bar. The meaning of line is that one single character is to be moved, as in one line, which in the case of the horizontal scroll bar means a column of characters. The meaning can signify one pixel, or one increment of another type.</text:p>
      <text:p text:style-name="Standard"/>
      <text:p text:style-name="Routine_20_Header" loext:marker-style-name="T16">Event:<text:span text:style-name="T16"/></text:p>
      <text:p text:style-name="Routine_20_Header" loext:marker-style-name="T16"><text:span text:style-name="T16">virtual</text:span> <text:span text:style-name="T16">procedure</text:span> evsclhlp;</text:p>
      <text:p text:style-name="P21">The scroll left page button was pressed on the vertical scroll bar. The meaning of line is that one whole displayed page is to be moved. This means that the page to the right of the current one is to be displayed, if it exists. Note that “page” in this context refers to a displayed area in the client window.</text:p>
      <text:p text:style-name="Standard"/>
      <text:p text:style-name="Routine_20_Header" loext:marker-style-name="T16">Event:<text:span text:style-name="T16"/></text:p>
      <text:p text:style-name="Routine_20_Header" loext:marker-style-name="T16"><text:span text:style-name="T16">virtual</text:span> <text:span text:style-name="T16">procedure</text:span> evsclhrp;</text:p>
      <text:p text:style-name="P21">The scroll right page button was pressed on the vertical scroll bar. The meaning of line is that one whole displayed page is to be moved. This means that the page to the left of the current one is to be displayed, if it exists. Note that “page” in this context refers to a displayed area in the client window.</text:p>
      <text:p text:style-name="Standard"/>
      <text:p text:style-name="Routine_20_Header" loext:marker-style-name="T16">Event:<text:span text:style-name="T16"/></text:p>
      <text:p text:style-name="Routine_20_Header" loext:marker-style-name="T16"><text:span text:style-name="T16">virtual</text:span> <text:span text:style-name="T16">procedure</text:span> evsclhpos(p: integer);</text:p>
      <text:p text:style-name="P21">The scroll bar position was changed. The position p is a rationed <text:span text:style-name="Reference_20_Char1">maxint</text:span> position, with 0 being the position at extreme top, and <text:span text:style-name="Reference_20_Char1">maxint</text:span> being the position at extreme bottom. Although the scroll bar slider is allowed to move so that the user will see it reposition, the actual position does not take effect until a <text:span text:style-name="Reference_20_Char1">scrollvpos(f, p)</text:span> call is made.</text:p>
      <text:h text:style-name="P138" text:outline-level="7"><text:bookmark-start text:name="_Ref288673534"/><text:bookmark-start text:name="_Toc4731226"/><text:bookmark-start text:name="__RefHeading___Toc46301_401020179"/>Annex: Widget Library<text:bookmark-end text:name="_Ref288673534"/><text:bookmark-end text:name="_Toc4731226"/><text:bookmark-end text:name="__RefHeading___Toc46301_401020179"/></text:h>
      <text:p text:style-name="Standard"><text:span text:style-name="reference_20_Char">terminal</text:span> and <text:span text:style-name="Reference_20_Char1">graphics</text:span> define terminal and graphical operations on a fixed screen. <text:span text:style-name="Reference_20_Char1">windows</text:span> defines its division into "virtual windows". <text:span text:style-name="Reference_20_Char1">Widgets</text:span> provides elements placed within those windows to allow user control. These include buttons, sliders, scroll bars, checkboxes, and similar user interface elements.</text:p>
      <text:p text:style-name="Standard">These are sometimes referred to as controls or widgets. Dialogs are predefined windows with widgets in them. What these user elements have in common is they all use <text:span text:style-name="Reference_20_Char1">windows</text:span> elements to define the window they appear in, and <text:span text:style-name="Reference_20_Char1">graphics</text:span> or <text:span text:style-name="reference_20_Char">terminal</text:span> routines to draw their appearance. </text:p>
      <text:p text:style-name="Standard"><text:span text:style-name="reference_20_Char">widgets</text:span> can be performed entirely in terms of <text:span text:style-name="Reference_20_Char1">windows</text:span> with <text:span text:style-name="Reference_20_Char1">graphics</text:span> or <text:span text:style-name="reference_20_Char">terminal</text:span> calls. However, it is still dependent on a particular operating system because of its appearance. <text:span text:style-name="reference_20_Char">widgets</text:span> maintains the "look and feel" of a particular operating system.</text:p>
      <text:h text:style-name="Heading_20_8" text:outline-level="8"><text:bookmark-start text:name="_Toc221641219"/><text:bookmark-start text:name="_Toc4731227"/><text:bookmark-start text:name="__RefHeading___Toc46303_401020179"/>Tiles, Layers and Looks<text:bookmark-end text:name="_Toc221641219"/><text:bookmark-end text:name="_Toc4731227"/><text:bookmark-end text:name="__RefHeading___Toc46303_401020179"/></text:h>
      <text:p text:style-name="Standard">Each widget is implemented in its own window. A layout of widgets occurs when several widgets are tiled side by side, or placed on top of each other (layered). For example, a window surface with text and scrollbars to control the positioning of that text is done by constructing a series of windows. The first window is the window that holds the presented text. The second and third are the windows that hold horizontal and vertical scrollbars.</text:p>
      <text:p text:style-name="Standard">Layering is done by defacto transparency. A series of widgets are placed one atop the other. For example, a text window can be laid on top of a background window.</text:p>
      <text:p text:style-name="Standard">The key to interface design is to think of a window as simply a building block for construction of the user interface.</text:p>
      <text:p text:style-name="Standard">Widgets are fundamental to the "look" of an interface. Because <text:span text:style-name="reference_20_Char">widgets</text:span> uses the native widgets on the operating system it serves, the client program will pick up quite a bit of that look from just the use of the widgets.</text:p>
      <text:p text:style-name="Standard">There is more to an application than just the look of the widgets. There are layout conventions, actions, and other intangibles. The rule that applies to Pascaline portability is:</text:p>
      <text:list text:style-name="WWNum18">
        <text:list-item>
          <text:p text:style-name="P206">Pascaline programs will be able to target a high percentage of simple applications just by use of its normal <text:span text:style-name="reference_20_Char">widgets</text:span> components.</text:p>
        </text:list-item>
        <text:list-item>
          <text:p text:style-name="P206">Pascaline should be able to finish a high percentage of the work to create complex applications.</text:p>
        </text:list-item>
      </text:list>
      <text:p text:style-name="Standard">The typical cycle in designing an Pascaline application is to design an initial version that uses just <text:span text:style-name="Reference_20_Char1">widgets</text:span> components, then finish the design with special layouts, actions and colors for a particular operating system that give it the "look and feel" of a native application.</text:p>
      <text:h text:style-name="P145" text:outline-level="8"><text:bookmark-start text:name="_Toc221641220"/><text:bookmark-start text:name="_Toc4731228"/><text:bookmark-start text:name="__RefHeading___Toc46305_401020179"/>Background colors and placement<text:bookmark-end text:name="_Toc221641220"/><text:bookmark-end text:name="_Toc4731228"/><text:bookmark-end text:name="__RefHeading___Toc46305_401020179"/></text:h>
      <text:p text:style-name="Standard">Widgets are placed by specifying their "bounding box" or rectangle. This is the rectangle that contains the widget. A widget can occupy all of the specified bounding box, or just a part of it. Typically, the operating system will try its best to format the widget to fit within the space provided.</text:p>
      <text:p text:style-name="Standard">The color scheme for widgets can vary. However, widgets are designed to be placed against a background color that is system dependent. This is available as a new system defined color, <text:span text:style-name="Reference_20_Char1">backcolor</text:span>. It can be selected by the standard color selection routines.</text:p>
      <text:p text:style-name="Code1"><text:span text:style-name="T16">type</text:span> color = (black, white, red, green, blue, cyan,</text:p>
      <text:p text:style-name="Code1"><text:s text:c="14"/>yellow, magenta, backcolor);</text:p>
      <text:p text:style-name="Code1"/>
      <text:p text:style-name="Code1">fcolor(backcolor);</text:p>
      <text:p text:style-name="Code1">bcolor(backcolor);</text:p>
      <text:p text:style-name="Code1"/>
      <text:p text:style-name="Standard">There are many ways to group widgets so that they blend into your background. The surface they appear on can be specifically colored using the background color, or you can create a child window with that color. Also, there is a background widget that can color the background for widgets automatically.</text:p>
      <text:h text:style-name="Heading_20_8" text:outline-level="8"><text:bookmark-start text:name="_Toc221641221"/><text:bookmark-start text:name="_Toc4731229"/><text:bookmark-start text:name="__RefHeading___Toc46307_401020179"/>Sizes<text:bookmark-end text:name="_Toc221641221"/><text:bookmark-end text:name="_Toc4731229"/><text:bookmark-end text:name="__RefHeading___Toc46307_401020179"/></text:h>
      <text:p text:style-name="Standard">Using widgets can go a long way towards getting the look and feel of a system in an independent way. The other important factor for achieving system independence is to control sizing of widgets. For each widget, with the exception of dialogs, there is a size routine. The size routine takes the particular features of that widget, such as face text or borders, and gives the best size for the widget, given the desired client area, contents, etc..</text:p>
      <text:p text:style-name="Standard">The size information must be considered against the particular widget to be created. Sizing is key to establishing the layout of widgets in a window, and key to producing a truly portable application.</text:p>
      <text:h text:style-name="Heading_20_8" text:outline-level="8"><text:bookmark-start text:name="_Toc221641222"/><text:bookmark-start text:name="_Toc4731230"/><text:bookmark-start text:name="__RefHeading___Toc46309_401020179"/>Logical Widget Identifiers<text:bookmark-end text:name="_Toc221641222"/><text:bookmark-end text:name="_Toc4731230"/><text:bookmark-end text:name="__RefHeading___Toc46309_401020179"/></text:h>
      <text:p text:style-name="Standard">A widget is created with a logical number, from 1 to n, where n is a positive integer. You specify the number you wish to create the widget under. The id of a widget cannot be the same as any other active widget, but widget logical identifiers can be reused by killing the widget first.</text:p>
      <text:h text:style-name="Heading_20_8" text:outline-level="8"><text:bookmark-start text:name="_Toc221641223"/><text:bookmark-start text:name="_Toc4731231"/><text:bookmark-start text:name="__RefHeading___Toc46311_401020179"/>Killing, Selecting, Enabling and Getting Text to and from Widgets<text:bookmark-end text:name="_Toc221641223"/><text:bookmark-end text:name="_Toc4731231"/><text:bookmark-end text:name="__RefHeading___Toc46311_401020179"/></text:h>
      <text:p text:style-name="Standard">A widget is killed by <text:span text:style-name="Reference_20_Char1">killwidget(f, id)</text:span>.</text:p>
      <text:p text:style-name="Standard">Some widgets can be selected, which changes their appearance to the select state. A widget is selected by <text:span text:style-name="Reference_20_Char1">selectwidget(f, id)</text:span>.</text:p>
      <text:p text:style-name="Standard">A selected widget can be a checkbox that is checked, a radio button that is pushed, or similar effect. The processing of selects, and keeping track of the state of widgets is up to you. However, this is a very flexible system. You can implement widgets that flip their state when clicked on, a series of widgets that are mutually exclusive, and many other combinations.</text:p>
      <text:p text:style-name="Standard">Similar to selection, widgets can be enabled or disabled by <text:span text:style-name="Reference_20_Char1">enablewidget(f, id)</text:span><text:span text:style-name="reference_20_Char">.</text:span> Widgets are disabled by default. When a widget is disabled, it has the disabled appearance, such as greyed out. The <text:soft-page-break/>widget will not give click events when it is disabled. Disabling a widget is typically used when it is not needed or not available in the current context. For example, a "next" button could be disabled when there is no next item to process.</text:p>
      <text:p text:style-name="Standard">Some widgets have text that can be set, read, or in some cases, both. The text in a widget is set by <text:span text:style-name="Reference_20_Char1">putwidgettext(f, id)</text:span>. The text in a widget can be read by <text:span text:style-name="Reference_20_Char1">getwidgettext(f, id)</text:span>.</text:p>
      <text:p text:style-name="Standard">Setting and getting the widget text is used with widgets that allow the user to modify the text, such as an edit box.</text:p>
      <text:h text:style-name="Heading_20_8" text:outline-level="8"><text:bookmark-start text:name="_Toc4731232"/><text:bookmark-start text:name="__RefHeading___Toc46313_401020179"/>Resizing and repositioning a widget<text:bookmark-end text:name="_Toc4731232"/><text:bookmark-end text:name="__RefHeading___Toc46313_401020179"/></text:h>
      <text:p text:style-name="Standard">To prevent the need to remove and replace widgets each time a window is resized, <text:span text:style-name="Reference_20_Char1">sizwidget[g](f, id, x, y)</text:span>. To reposition the widget in the parent window, <text:span text:style-name="Reference_20_Char1">poswidget[g](f, id, x, y)</text:span> exists.</text:p>
      <text:h text:style-name="Heading_20_8" text:outline-level="8"><text:bookmark-start text:name="_Toc221641224"/><text:bookmark-start text:name="_Toc4731233"/><text:bookmark-start text:name="__RefHeading___Toc46315_401020179"/>Types of widgets<text:bookmark-end text:name="_Toc221641224"/><text:bookmark-end text:name="_Toc4731233"/><text:bookmark-end text:name="__RefHeading___Toc46315_401020179"/></text:h>
      <text:p text:style-name="Standard">Widgets come in three different types, controls, components and dialogs. Controls are widgets that the user can manipulate, and these widgets issue events to the program that owns them.</text:p>
      <text:p text:style-name="Standard">Components are display widgets whose only job is to form part of a display to the user. A group box, and a background are examples of components. Some components have active displays, such as the progress bar. However, components never issue events.</text:p>
      <text:p text:style-name="Standard">Dialogs are fully autonomous windows that exist apart from the applications windows. They can be very complex inside, having a whole system of layout, widgets and other features. They resemble entirely separate programs.</text:p>
      <text:p text:style-name="Standard">Dialogs take a series of parameters when they are called, and deliver those same parameters back to the caller, with any modifications the user performs on the data.</text:p>
      <text:h text:style-name="Heading_20_8" text:outline-level="8"><text:bookmark-start text:name="_Toc4731234"/><text:bookmark-start text:name="__RefHeading___Toc46317_401020179"/>Z ordering<text:bookmark-end text:name="_Toc4731234"/><text:bookmark-end text:name="__RefHeading___Toc46317_401020179"/></text:h>
      <text:p text:style-name="Standard"><text:span text:style-name="Reference_20_Char1">widgets</text:span> uses “implicit Z ordering” for layered widgets. In order for widgets to properly layer, the drawing Z order must be controlled. For example, a background must be drawn first, followed by whatever is on top of it, or the drawing of the background will wipe out what is on the surface of the background.</text:p>
      <text:p text:style-name="Standard">To enable this, <text:span text:style-name="Reference_20_Char1">widgets</text:span> makes sure that widgets which are designed to be layered appear first in the drawing order. Typically, this means that controls are in front of components.</text:p>
      <text:h text:style-name="Heading_20_8" text:outline-level="8"><text:bookmark-start text:name="_Toc221641225"/><text:bookmark-start text:name="_Toc4731235"/><text:bookmark-start text:name="__RefHeading___Toc46319_401020179"/>Controls<text:bookmark-end text:name="_Toc221641225"/><text:bookmark-end text:name="_Toc4731235"/><text:bookmark-end text:name="__RefHeading___Toc46319_401020179"/></text:h>
      <text:p text:style-name="Standard">A button can be created with <text:span text:style-name="Reference_20_Char1">button[g](f, x1, xy1, x2, y2, s, id)</text:span>. The button is drawn in window f, in the specified rectangle (<text:span text:style-name="Reference_20_Char1">x1</text:span>, <text:span text:style-name="Reference_20_Char1">y1</text:span>) to (<text:span text:style-name="Reference_20_Char1">x2</text:span>, <text:span text:style-name="Reference_20_Char1">y2</text:span>) with a label text string <text:span text:style-name="Reference_20_Char1">s</text:span>, and <text:s/>logical widget number <text:span text:style-name="reference_20_Char">id</text:span>. The text string will be a single line of text with no control characters, and will be presented on the face of the button. The font style and size will be the same as other buttons in the operating systems user interface.</text:p>
      <text:p text:style-name="Standard">When a button is pressed, it will typically change its appearance to indicate that. The button will send an event <text:span text:style-name="Reference_20_Char1">etbutton</text:span>. This event carries the id of the button that was asserted. Similarly, when a button is released, it changes appearance back from the pressed state.</text:p>
      <text:p text:style-name="Standard"><text:soft-page-break/>Buttons can be any size, any height and width. The button face text does not get larger with the button, but remains centered. However, if the button too small, some of the face text will be clipped off. The size of the button can be determined before creating it by <text:span text:style-name="Reference_20_Char1">buttonsiz[g](f, s, w, h)</text:span>.</text:p>
      <text:p text:style-name="Standard">Buttons cannot be selected, but they can be disabled. The text in a button can be neither read nor written.</text:p>
      <text:p text:style-name="Standard">A checkbox is created with <text:span text:style-name="Reference_20_Char1">checkbox[g](f, x1, y1, x2, y2, s, id)</text:span>. when hit, give a single event that indicates activation, <text:span text:style-name="Reference_20_Char1">etchkbox</text:span>. The event contains the identifier of the widget.</text:p>
      <text:p text:style-name="Standard">Checkbox sizing is found with <text:span text:style-name="Reference_20_Char1">checkboxsiz[g](f, s, w, h)</text:span>. Checkboxes are sized to minimum, but since they have no edges (like a button), there is typically no need to add space to them.</text:p>
      <text:p text:style-name="Standard">Checkboxes can be selected (checked). They can be enabled or disabled, and default to enabled. They cannot have their face text changed or read.</text:p>
      <text:p text:style-name="Standard">Radio buttons work identically to checkboxes, but have a different appearance. A radio button is created by <text:span text:style-name="Reference_20_Char1">radiobutton[g](f, x1, y1, x2, y2, s, id)</text:span><text:span text:style-name="reference_20_Char">.</text:span> Radio buttons, when hit, give a single event that indicates activation, <text:span text:style-name="Reference_20_Char1">etradbut</text:span>. This event contains the id of the widget.</text:p>
      <text:p text:style-name="Standard">Radio button sizing is found with <text:span text:style-name="Reference_20_Char1">radiobuttonsizsiz[g](f, s, w, h)</text:span>. Radio buttons are sized to minimum, but since they have no edges (like a button), there is typically no need to add space to them.</text:p>
      <text:p text:style-name="Standard">Radio buttons can be selected (checked). They can be enabled or disabled, and default to enabled. They cannot have their face text changed or read.</text:p>
      <text:p text:style-name="Standard">Scrollbar widgets are identical to the ones used to generate scrolling for windows. However, they are free floating, and can appear anywhere in the window, not just the sides. In addition, the height and width of them can be controlled, instead of being fixed to the window size.</text:p>
      <text:p text:style-name="Standard">Scrollbars are placed vertically by <text:span text:style-name="Reference_20_Char1">scrollvert[g](f, x1, y1, x2, y2, id)</text:span>. Scrollbars are placed horizontally by <text:span text:style-name="Reference_20_Char1">scrollhoriz[g](f, x1, y1, x2, y2, id)</text:span>.</text:p>
      <text:p text:style-name="Standard">Scroll bars can be placed using any dimensions, but the width of a vertical scroll bar, and the height of a horizontal scroll bar usually has a standard size. These can be determined by <text:span text:style-name="Reference_20_Char1">scrollvertsiz[g](f, w, h)</text:span><text:span text:style-name="reference_20_Char"> </text:span>and<text:span text:style-name="reference_20_Char"> </text:span><text:span text:style-name="Reference_20_Char1">scrollhorizsiz[g](f, w, h)</text:span><text:span text:style-name="reference_20_Char">.</text:span></text:p>
      <text:p text:style-name="Standard">A user movement of a scrollbar is given by the event <text:span text:style-name="Reference_20_Char1">etsclpos</text:span>. This event does not move the scrollbar slider. This must be done by the program via <text:span text:style-name="Reference_20_Char1">scrollpos(f, id, p)</text:span>.</text:p>
      <text:p text:style-name="Standard">When a user positions the scroll bar directly, it will follow the users mouse movements. However, it will return to the original position unless the <text:span text:style-name="Reference_20_Char1">etsclpos</text:span> event is responded to and a <text:span text:style-name="Reference_20_Char1">scrollpos(f, id, p)</text:span> call is made.</text:p>
      <text:p text:style-name="Standard">Besides position events, scrollbars issue two types of button pushes, referred to as line and page button events. The line buttons are the arrow buttons at either side of the scroll bar. The page buttons are the space between the scrollbar slider and the line arrows. A press anywhere in this area generates a page button event.</text:p>
      <text:p text:style-name="Standard">The page button area may not appear at all if the slider is fully to one side of the scrollbar.</text:p>
      <text:p text:style-name="Standard"><text:soft-page-break/>The page and line terminology for these buttons occurs because their most common use is to scroll documents. In this case, the line buttons would be used to move the document one line up or down. In the case of horizontal scrollbars, this would be one character left or right (despite the term "line" in the buttons name). The page refers to one screenful of text, in any direction. If the page up button is hit, for example, the document would move one screenful up.</text:p>
      <text:p text:style-name="Standard">It's up to the program to implement the actions for line up/down and page up/down. In fact, these events can be used for any purpose in client programs.</text:p>
      <text:p text:style-name="Standard">Besides the position of the slider, its size can also be controlled by <text:span text:style-name="Reference_20_Char1">scrollsiz(f, id, s)</text:span>.</text:p>
      <text:p text:style-name="Standard">The standard use of the scrollbar size is to indicate what proportion of the document or display is contained within the onscreen display, vs. the total size of the document. For example, if the document has 50% of its total displayed, then the size of the scrollbar is set to %50, which is done by:</text:p>
      <text:p text:style-name="Code1">scrollsiz(f, n, maxint div 2);</text:p>
      <text:p text:style-name="Code1"/>
      <text:p text:style-name="Standard">Scroll bars cannot be selected, enabled or disabled, or have face text read or written.</text:p>
      <text:p text:style-name="Standard">A number can be selected in an edit box by <text:span text:style-name="Reference_20_Char1">numselbox[g](f, x1, y1, x2, y2, l, u, id)</text:span>.</text:p>
      <text:p text:style-name="Standard">The first number that appears in the number select box is by default the lower bound.</text:p>
      <text:p text:style-name="Standard">Number select boxes are an easy way to enter numbers from the user, and automatically restrict the input to numbers only. The numbers are entered in decimal, and cannot be negative. The edit box allows the number to be directly edited. Also, there are usually up and down buttons that allow the user to count the number up or down by one.</text:p>
      <text:p text:style-name="Standard">The size of a number select box is found by <text:span text:style-name="Reference_20_Char1">numselboxsiz[g](f, l, u, w, h)</text:span>.</text:p>
      <text:p text:style-name="Standard">Number select boxes cannot be selected, enabled or disabled, or have face text read or written.</text:p>
      <text:p text:style-name="Standard">A general string can be edited with <text:span text:style-name="Reference_20_Char1">editbox[g](f, x1, y1, x2, y2, id)</text:span>.</text:p>
      <text:p text:style-name="Standard">And empty edit box is placed, and the user has the ability to edit text into the box, with cursor movements, character delete, etc.</text:p>
      <text:p text:style-name="Standard">An edit box can be presented blank, or default text can be placed into the edit box. If the user presses enter to the box, it sends a <text:span text:style-name="Reference_20_Char1">etedtbox</text:span> event. However, the program can use any method to signal done, such as a button next to the edit control. The resulting text can then be retrieved from the edit box.</text:p>
      <text:p text:style-name="Standard">The size of an edit box is found by <text:span text:style-name="Reference_20_Char1">editboxsiz[g](f, s, w, h)</text:span>.</text:p>
      <text:p text:style-name="Standard">Edit boxes cannot be selected, enabled or disabled, or have face text read or written.</text:p>
      <text:p text:style-name="Standard">A list box is a series of items that can be selected. It is placed with <text:span text:style-name="Reference_20_Char1">listbox[g](f, x1, y1, x2, y2, sp, id)</text:span>, where <text:span text:style-name="Reference_20_Char1">sp</text:span> is a list of strings to display.</text:p>
      <text:p text:style-name="Standard">The string list definition appears as:</text:p>
      <text:p text:style-name="P39"><text:soft-page-break/>{ string set for list box }</text:p>
      <text:p text:style-name="P39"/>
      <text:p text:style-name="P39">strptr = ^strrec;</text:p>
      <text:p text:style-name="P39">strrec = <text:span text:style-name="T16">record</text:span></text:p>
      <text:p text:style-name="P39"/>
      <text:p text:style-name="P39"><text:s text:c="3"/>next: strptr; { next entry in list }</text:p>
      <text:p text:style-name="P39"><text:s text:c="3"/>str: <text:s/>pstring { string }</text:p>
      <text:p text:style-name="P39"/>
      <text:p text:style-name="Code1"><text:span text:style-name="T16">end</text:span>;</text:p>
      <text:p text:style-name="Code1"/>
      <text:p text:style-name="Standard">The string pointer is a list of strings, each string of which describes an entry in the list box.</text:p>
      <text:p text:style-name="Standard">When the user selects an item from the list box, the <text:span text:style-name="Reference_20_Char1">etlstbox</text:span> event is returned. This event gives the id of the widget, and the number of the select, from the top. The first item in the list will be 1, the second 2, etc.</text:p>
      <text:p text:style-name="Standard">The size of a list box is found by <text:span text:style-name="Reference_20_Char1">listboxsiz[g](f, sp, w, h)</text:span>.</text:p>
      <text:p text:style-name="Standard">List boxes cannot be selected, enabled or disabled, or have face text read or written.</text:p>
      <text:p text:style-name="Standard">The same multiple string selection can be done in a different way by <text:span text:style-name="Reference_20_Char1">dropbox[g](f, x1, y1, x2, y2, sp, id)</text:span>.</text:p>
      <text:p text:style-name="Standard">A drop box only shows the whole list if the user selects it, otherwise only the currently selected entry is shown. The full list "drops down" from the selection box when the user selects it. A drop box takes less space than a list box when it is not selected. A drop box selection is signaled by the <text:span text:style-name="Reference_20_Char1">etdrpbox</text:span> event, which gives the widget id, and the number of the selection, from 1 to n.</text:p>
      <text:p text:style-name="Standard">The size of a drop box is found by <text:span text:style-name="Reference_20_Char1">dropboxsiz[g](f, sp, cw, ch, ow, oh)</text:span>. Because drop boxes have two appearances, one when open, and one when closed, both sizes are returned. The closed appearance gives the basic size of the widget, but the open size makes is possible to determine if the list will go beyond the edge of the window when open.</text:p>
      <text:p text:style-name="Standard">Drop boxes cannot be selected, enabled or disabled, or have face text read or written.</text:p>
      <text:p text:style-name="Standard">Very similar to a drop box, a drop/edit box allows selection from a list, but also allows the current selection string to be edited.</text:p>
      <text:p text:style-name="Standard">A drop/edit box is placed with <text:span text:style-name="Reference_20_Char1">dropeditbox[g](f, x1, y1, x2, y2, sp, id)</text:span>. When a selection is made from the drop/edit box, the <text:span text:style-name="Reference_20_Char1">etdrebox</text:span> event is sent, which includes the widget identifier. The selection data itself is a string, and must be retrieved with <text:span text:style-name="Reference_20_Char1">getwidgettext(f, id, s)</text:span>.</text:p>
      <text:p text:style-name="Standard">The size of a drop/edit box is found by <text:span text:style-name="Reference_20_Char1">dropeditboxsiz[g]</text:span>. Because drop/edit boxes have two appearances, one when open, and one when closed, both sizes are returned. The closed appearance gives the basic size of the widget, but the open size makes is possible to determine if the list will go beyond the edge of the window when open.</text:p>
      <text:p text:style-name="Standard">Drop/edit boxes cannot be selected, enabled or disabled, or have face text read or written.</text:p>
      <text:p text:style-name="Standard">Sliders are linear controls that can be placed either horizontally or vertically.</text:p>
      <text:p text:style-name="Standard" loext:marker-style-name="T12"><text:soft-page-break/>A vertical slider is placed with <text:span text:style-name="Reference_20_Char1">slidevert[g](f, x1, y1, x2, y2, m, id)</text:span><text:span text:style-name="reference_20_Char">.</text:span> A horizontal slider can be placed by <text:span text:style-name="Reference_20_Char1">slidehoriz[g](f, x1, y1, x2, y2, m, id)</text:span><text:span text:style-name="reference_20_Char">.</text:span></text:p>
      <text:p text:style-name="Standard">Sliders indicate changes in their position with the event <text:span text:style-name="Reference_20_Char1">etsldpos</text:span>. This gives the widget id, and a <text:span text:style-name="Reference_20_Char1">maxint</text:span> ratioed position of the slider, from 0 to <text:span text:style-name="Reference_20_Char1">maxint</text:span>. 0 is the top or leftmost position of the slider, and <text:span text:style-name="Reference_20_Char1">maxint</text:span> is the bottom or rightmost position of the slider.</text:p>
      <text:p text:style-name="Standard">The size of a slider can be determined by <text:span text:style-name="Reference_20_Char1">scrollvertsiz[g](f, w, h)</text:span>.</text:p>
      <text:p text:style-name="Standard">Sliders cannot be selected, enabled or disabled, or have face text read or written.</text:p>
      <text:p text:style-name="Standard">Tab bars allow the user to select from a series of labeled tabs, usually to specify locations in <text:s/>document. A <text:span text:style-name="Reference_20_Char1">tabbar</text:span> is a group box with tabs on one, two, three or four edges. The tabs can be placed on the top, bottom, left or right side of the included client area.</text:p>
      <text:p text:style-name="Standard">A tabbar is placed by <text:span text:style-name="Reference_20_Char1">tabbar[g](f, x1, y1, x2, y2, spt, spr, spb, spl, id)</text:span>. </text:p>
      <text:p text:style-name="Standard">Tabbar selections are indicated by the event <text:span text:style-name="Reference_20_Char1">ettabbar</text:span>, which gives the widget id, the side which generated the event and the tab number selection, from 1 to n, counting from the first string entry in the list.</text:p>
      <text:p text:style-name="Standard">The size of a tabbar is found by <text:span text:style-name="Reference_20_Char1">tabbarsiz[g](f, tat, tar, tab, tal, cw, ch, w, h, ox, oy)</text:span>. A <text:span text:style-name="Reference_20_Char1">tabbar</text:span> acts like a group box, and has a client area to place child windows or widgets. The required client size can be specified, and the sizing call returns the offset required to find the client location within the <text:span text:style-name="Reference_20_Char1">tabbar</text:span>.</text:p>
      <text:p text:style-name="Standard">If the <text:span text:style-name="Reference_20_Char1">tabbar</text:span> must fit into a fixed window size, the size of the resulting client for a <text:span text:style-name="Reference_20_Char1">tabbar</text:span> can be found with <text:span text:style-name="Reference_20_Char1">tabbarclient[g](f, tat, tar, tab, tal, w, h, cw, ch, ox, oy)</text:span>. This returns the client width and height, and its offset from the origin of the <text:span text:style-name="Reference_20_Char1">tabbar</text:span>.</text:p>
      <text:p text:style-name="Standard">Tab bars cannot be selected, enabled or disabled, or have face text read or written.</text:p>
      <text:h text:style-name="Heading_20_8" text:outline-level="8"><text:bookmark-start text:name="_Toc221641226"/><text:bookmark-start text:name="_Toc4731236"/><text:bookmark-start text:name="__RefHeading___Toc46321_401020179"/>Components<text:bookmark-end text:name="_Toc221641226"/><text:bookmark-end text:name="_Toc4731236"/><text:bookmark-end text:name="__RefHeading___Toc46321_401020179"/></text:h>
      <text:p text:style-name="Standard">A background box is placed by <text:span text:style-name="Reference_20_Char1">background[g](f, x1, y1, x2, y2, id)</text:span>. A background box is designed to serve as the background to a series of controls, and it has the standard color for such backgrounds.</text:p>
      <text:p text:style-name="Standard">Background boxes have no sizing, because there are no borders or other content. They are just a colored rectangle. Background boxes cannot be selected, enabled or disabled, or have face text read or written.</text:p>
      <text:p text:style-name="Standard">A group box is similar to a background box, but it has a label for the "group" of controls contained within it. It is placed by <text:span text:style-name="Reference_20_Char1">group[g]( f, x1, y1, x2, y2, id)</text:span>.</text:p>
      <text:p text:style-name="Standard">The size of a group box found by <text:span text:style-name="Reference_20_Char1">groupsiz[g](f, s, w, h, ox, oy)</text:span>. A group box has a client area to place child windows or widgets. The required client size can be specified, and the sizing call returns the offset required to find the client location within the group box.</text:p>
      <text:p text:style-name="Standard">Group boxes cannot be selected, enabled or disabled, or have face text read or written.</text:p>
      <text:p text:style-name="Standard"><text:soft-page-break/>A progress bar is used to indicate the progress of a job completion, like installing software, saving a file, etc.</text:p>
      <text:p text:style-name="Standard">It is placed by <text:span text:style-name="Reference_20_Char1">progbar[g](f, x1, y1, x2, y2, id)</text:span>. The initial progress indication is zero when placed. The size of the progress bar is set by <text:span text:style-name="Reference_20_Char1">progbarpos(f, id, pos)</text:span>.</text:p>
      <text:p text:style-name="Standard">The size of a progress bars can be determined by <text:span text:style-name="Reference_20_Char1">progbarsiz[g](f, w, h)</text:span>.</text:p>
      <text:p text:style-name="Standard">Progress bars cannot be selected, enabled or disabled, or have face text read or written.</text:p>
      <text:h text:style-name="Heading_20_8" text:outline-level="8"><text:bookmark-start text:name="_Toc221641227"/><text:bookmark-start text:name="_Toc4731237"/><text:bookmark-start text:name="__RefHeading___Toc46323_401020179"/>Dialogs<text:bookmark-end text:name="_Toc221641227"/><text:bookmark-end text:name="_Toc4731237"/><text:bookmark-end text:name="__RefHeading___Toc46323_401020179"/></text:h>
      <text:p text:style-name="Standard">A dialog is a completely separate window which is preformatted with widgets. Dialogs introduce complex queries into a program, using the look of the native operating system,.</text:p>
      <text:p text:style-name="Standard">Dialogs display a property known as modality. Since the dialog is a separate window, it can be independent of the other windows created by the calling task, or the dialog can be forced to appear at the top of the applications stacking order.</text:p>
      <text:p text:style-name="Standard"><text:span text:style-name="Reference_20_Char1">widgets</text:span> uses two types of modality. If the task that created the dialog also created other windows, the dialog is forced to the front of the other windows, and selection of the other task windows is disabled. This indicates to the user that only the dialog is currently being managed by the task.</text:p>
      <text:p text:style-name="Standard">If windows are created by different threads, then the dialog will not be modal vs. the other thread’s windows. This reflects the fact that the windows outside the dialog can run while the dialog does.</text:p>
      <text:p text:style-name="Standard">An alert dialog is used to send errors or other important messages to the user. It has a window title, a message that constitutes the alert, and typically has an "ok" or "close" button for the user to indicate they have seen it.</text:p>
      <text:p text:style-name="Standard">An alert is created by <text:span text:style-name="Reference_20_Char1">alert(title, msg)</text:span><text:span text:style-name="reference_20_Char">.</text:span> The alert call will not return until the user has clicked the ok button for the alert.</text:p>
      <text:p text:style-name="Standard">The query dialogs allow the user to select important information such as a file, a search string, or color or a font. They use a model called "flow through". The query may select several types of information, and will accept a default setting, allow the user to select a new setting, and return that. The flow through model means that several parameters are set up before the call, may or may not be modified by the query, then are returned to the caller. The calling thread stops until the dialog is completed by the user.</text:p>
      <text:p text:style-name="Standard">All of the parameters of a dialog may or may not be implemented in the actual system dialog. The flowthrough system allows for differences in systems. Since the variables are preinitalized with the defaults, if the dialog does not implement a particular parameter, the value will be left unchanged.</text:p>
      <text:p text:style-name="Standard">A color can be chosen by <text:span text:style-name="Reference_20_Char1">querycolor(r, g, b)</text:span><text:span text:style-name="reference_20_Char">. </text:span>The default color is set before the call, and the possibly changed color is returned by the call.</text:p>
      <text:p text:style-name="Standard">A file to open name is selected by <text:span text:style-name="Reference_20_Char1">queryopen(s)</text:span>.</text:p>
      <text:p text:style-name="Standard">The default filename is passed in as a dynamic string, and a different string is returned as the result of the dialog. The string returned is different than the input string, and the program is responsible for <text:soft-page-break/>disposing of both strings. If the dialog is canceled instead of completed by the user, the string returned is zero length. This means to not proceed with the open operation.</text:p>
      <text:p text:style-name="Standard">A file to save name is selected by <text:span text:style-name="Reference_20_Char1">querysave(s)</text:span>. </text:p>
      <text:p text:style-name="Standard">The default filename is passed in as a dynamic string, and a different string is returned as the result of the dialog. The string returned is different than the input string, and the program is responsible for disposing of both strings. If the dialog is canceled instead of completed by the user, the string returned is zero length. This means to not proceed with the save operation.</text:p>
      <text:p text:style-name="Standard">A string to search for is selected by <text:span text:style-name="Reference_20_Char1">queryfind(s, opt)</text:span>.</text:p>
      <text:p text:style-name="Standard">The option flags are given by a set of flags:</text:p>
      <text:p text:style-name="Code1">{ settable items in find query }</text:p>
      <text:p text:style-name="Code1">qfnopt = (qfncase, { Case sensitive }</text:p>
      <text:p text:style-name="Code1"><text:s text:c="10"/>qfnup}, <text:s/>{ Search up/Search down }</text:p>
      <text:p text:style-name="Code1"><text:s text:c="10"/>qfbre);</text:p>
      <text:p text:style-name="Code1">qfnopts = <text:span text:style-name="T16">set</text:span> <text:span text:style-name="T16">of</text:span> qfnopt;</text:p>
      <text:p text:style-name="Code1"/>
      <text:p text:style-name="Standard">The default search string is passed in as a dynamic string. The string returned is different than the input string, and the program is responsible for disposing of both strings. If the dialog is canceled instead of completed by the user, the string returned is zero length. This means to not proceed with the search operation.</text:p>
      <text:p text:style-name="Standard">A string to search for and replace is selected by <text:span text:style-name="Reference_20_Char1">queryfindrep(s, r, opt)</text:span>.</text:p>
      <text:p text:style-name="Standard">The option flags are given by a set of flags:</text:p>
      <text:p text:style-name="Code1">{ settable items in replace query }</text:p>
      <text:p text:style-name="Code1">qfropt = (qfrcase, { case sensitive }</text:p>
      <text:p text:style-name="Code1"><text:s text:c="10"/>qfrup, <text:s text:c="2"/>{ search up/search down }</text:p>
      <text:p text:style-name="Code1"><text:s text:c="10"/>qfrfind, </text:p>
      <text:p text:style-name="Code1"><text:s text:c="10"/>qfrallfil, </text:p>
      <text:p text:style-name="Code1"><text:s text:c="10"/>qfralllin);</text:p>
      <text:p text:style-name="Code1">qfropts = <text:span text:style-name="T16">set</text:span> <text:span text:style-name="T16">of</text:span> qfropt;</text:p>
      <text:p text:style-name="Code1"/>
      <text:p text:style-name="Standard">The default search string and replacement strings are passed in as a dynamic strings. The strings returned are different than the input string, and the program is responsible for disposing of all strings. If the dialog is canceled instead of completed by the user, the strings returned are zero length. This means to not proceed with the search/replace operation.</text:p>
      <text:p text:style-name="Standard">Fonts are selected by <text:span text:style-name="Reference_20_Char1">queryfont(f, fc, s, fr, fg, fb, br, bg, bb, effect)</text:span>.</text:p>
      <text:p text:style-name="Standard">The font effects are declared as:</text:p>
      <text:p text:style-name="Code1">{ effects in font query }</text:p>
      <text:p text:style-name="Code1">qfteffect = (qfteblink, qftereverse, qfteunderline,</text:p>
      <text:p text:style-name="Code1"><text:s text:c="13"/>qftesuperscript, qftesubscript, qfteitalic,</text:p>
      <text:p text:style-name="Code1"><text:s text:c="13"/>qftebold, qftestrikeout, qftestandout,</text:p>
      <text:p text:style-name="Code1"><text:s text:c="13"/>qftecondensed, qfteextended, qftexlight,</text:p>
      <text:p text:style-name="Code1"><text:soft-page-break/><text:s text:c="13"/>qftelight, qftexbold, qftehollow, qfteraised);</text:p>
      <text:p text:style-name="Code1">qfteffects = set of qfteffect;</text:p>
      <text:p text:style-name="Code1"/>
      <text:h text:style-name="Heading_20_8" text:outline-level="8"><text:bookmark-start text:name="_Toc4731238"/><text:bookmark-start text:name="_Toc221641228"/><text:bookmark-start text:name="__RefHeading___Toc46325_401020179"/>Events<text:bookmark-end text:name="_Toc4731238"/><text:bookmark-end text:name="_Toc221641228"/><text:bookmark-end text:name="__RefHeading___Toc46325_401020179"/></text:h>
      <text:p text:style-name="Standard">The definition of an event record is upward compatible with previous event record declarations from <text:span text:style-name="Reference_20_Char1">terminal</text:span>, <text:span text:style-name="Reference_20_Char1">graphics </text:span>and<text:span text:style-name="Reference_20_Char1"> windows</text:span>.</text:p>
      <text:p text:style-name="P39"><text:soft-page-break/><text:span text:style-name="T16">module</text:span> widgets;</text:p>
      <text:p text:style-name="P39"/>
      <text:p text:style-name="P39">{ events }</text:p>
      <text:p text:style-name="P39">evtcod = (etchar, <text:s text:c="4"/>{ ANSI character returned }</text:p>
      <text:p text:style-name="P39"><text:s text:c="10"/>etup, <text:s text:c="6"/>{ cursor up one line }</text:p>
      <text:p text:style-name="P39"><text:s text:c="10"/>etdown, <text:s text:c="4"/>{ down one line }</text:p>
      <text:p text:style-name="P39"><text:s text:c="10"/>etleft, <text:s text:c="4"/>{ left one character }</text:p>
      <text:p text:style-name="P39"><text:s text:c="10"/>etright, <text:s text:c="3"/>{ right one character }</text:p>
      <text:p text:style-name="P39"><text:s text:c="10"/>etleftw, <text:s text:c="3"/>{ left one word }</text:p>
      <text:p text:style-name="P39"><text:s text:c="10"/>etrightw, <text:s text:c="2"/>{ right one word }</text:p>
      <text:p text:style-name="P39"><text:s text:c="10"/>ethome, <text:s text:c="4"/>{ home of document }</text:p>
      <text:p text:style-name="P39"><text:s text:c="10"/>ethomes, <text:s text:c="3"/>{ home of screen }</text:p>
      <text:p text:style-name="P39"><text:s text:c="10"/>ethomel, <text:s text:c="3"/>{ home of line }</text:p>
      <text:p text:style-name="P39"><text:s text:c="10"/>etend, <text:s text:c="5"/>{ end of document }</text:p>
      <text:p text:style-name="P39"><text:s text:c="10"/>etends, <text:s text:c="4"/>{ end of screen }</text:p>
      <text:p text:style-name="P39"><text:s text:c="10"/>etendl, <text:s text:c="4"/>{ end of line }</text:p>
      <text:p text:style-name="P39"><text:s text:c="10"/>etscrl, <text:s text:c="4"/>{ scroll left one character }</text:p>
      <text:p text:style-name="P39"><text:s text:c="10"/>etscrr, <text:s text:c="4"/>{ scroll right one character }</text:p>
      <text:p text:style-name="P39"><text:s text:c="10"/>etscru, <text:s text:c="4"/>{ scroll up one line }</text:p>
      <text:p text:style-name="P39"><text:s text:c="10"/>etscrd, <text:s text:c="4"/>{ scroll down one line }</text:p>
      <text:p text:style-name="P39"><text:s text:c="10"/>etpagd, <text:s text:c="4"/>{ page down }</text:p>
      <text:p text:style-name="P39"><text:s text:c="10"/>etpagu, <text:s text:c="4"/>{ page up }</text:p>
      <text:p text:style-name="P39"><text:s text:c="10"/>ettab, <text:s text:c="5"/>{ tab }</text:p>
      <text:p text:style-name="P39"><text:s text:c="10"/>etenter, <text:s text:c="3"/>{ enter line }</text:p>
      <text:p text:style-name="P39"><text:s text:c="10"/>etinsert, <text:s text:c="2"/>{ insert block }</text:p>
      <text:p text:style-name="P39"><text:s text:c="10"/>etinsertl, <text:s/>{ insert line }</text:p>
      <text:p text:style-name="P39"><text:s text:c="10"/>etinsertt, <text:s/>{ insert toggle }</text:p>
      <text:p text:style-name="P39"><text:s text:c="10"/>etdel, <text:s text:c="5"/>{ delete block }</text:p>
      <text:p text:style-name="P39"><text:s text:c="10"/>etdell, <text:s text:c="4"/>{ delete line }</text:p>
      <text:p text:style-name="P39"><text:s text:c="10"/>etdelcf, <text:s text:c="3"/>{ delete character forward }</text:p>
      <text:p text:style-name="P39"><text:s text:c="10"/>etdelcb, <text:s text:c="3"/>{ delete character backward }</text:p>
      <text:p text:style-name="P39"><text:s text:c="10"/>etcopy, <text:s text:c="4"/>{ copy block }</text:p>
      <text:p text:style-name="P39"><text:s text:c="10"/>etcopyl, <text:s text:c="3"/>{ copy line }</text:p>
      <text:p text:style-name="P39"><text:s text:c="10"/>etcan, <text:s text:c="5"/>{ cancel current operation }</text:p>
      <text:p text:style-name="P39"><text:s text:c="10"/>etstop, <text:s text:c="4"/>{ stop current operation }</text:p>
      <text:p text:style-name="P39"><text:s text:c="10"/>etcont, <text:s text:c="4"/>{ continue current operation }</text:p>
      <text:p text:style-name="P39" loext:marker-style-name="T20"><text:s text:c="10"/><text:span text:style-name="T20">etprint, <text:s text:c="3"/>{ print document }</text:span><text:span text:style-name="T20"/></text:p>
      <text:p text:style-name="P39" loext:marker-style-name="T20"><text:span text:style-name="T20"><text:s text:c="10"/>etprintb, <text:s text:c="2"/>{ print block }</text:span><text:span text:style-name="T20"/></text:p>
      <text:p text:style-name="P39"><text:span text:style-name="T20"><text:s text:c="10"/></text:span>etprints, <text:s text:c="2"/>{ print screen }</text:p>
      <text:p text:style-name="P39"><text:s text:c="10"/>etfun, <text:s text:c="5"/>{ function key }</text:p>
      <text:p text:style-name="P39"><text:s text:c="10"/>etmenu, <text:s text:c="4"/>{ display menu }</text:p>
      <text:p text:style-name="P39"><text:s text:c="10"/>etmouba, <text:s text:c="3"/>{ mouse button assertion }</text:p>
      <text:p text:style-name="P39"><text:s text:c="10"/>etmoubd, <text:s text:c="3"/>{ mouse button deassertion }</text:p>
      <text:p text:style-name="P39"><text:s text:c="10"/>etmoumov, <text:s text:c="2"/>{ mouse move }</text:p>
      <text:p text:style-name="P39"><text:s text:c="10"/>ettim, <text:s text:c="5"/>{ timer matures }</text:p>
      <text:p text:style-name="P39"><text:s text:c="10"/>etjoyba, <text:s text:c="3"/>{ joystick button assertion }</text:p>
      <text:p text:style-name="P39"><text:s text:c="10"/>etjoybd, <text:s text:c="3"/>{ joystick button deassertion }</text:p>
      <text:p text:style-name="P39"><text:s text:c="10"/>etjoymov, <text:s text:c="2"/>{ joystick move }</text:p>
      <text:p text:style-name="P39"><text:s text:c="10"/>etterm, <text:s text:c="4"/>{ terminate program }</text:p>
      <text:p text:style-name="P39"><text:soft-page-break/><text:s text:c="10"/>etmoumovg, <text:s/>{ mouse move graphical }</text:p>
      <text:p text:style-name="P39"><text:s text:c="10"/>etframe, <text:s text:c="3"/>{ frame sync }</text:p>
      <text:p text:style-name="P39"><text:s text:c="10"/>etresize, <text:s text:c="2"/>{ window was resized }</text:p>
      <text:p text:style-name="P39"><text:s text:c="10"/>etredraw, <text:s text:c="2"/>{ window redraw }</text:p>
      <text:p text:style-name="P39"><text:s text:c="10"/>etmin, <text:s text:c="5"/>{ window minimized }</text:p>
      <text:p text:style-name="P39"><text:s text:c="10"/>etmax, <text:s text:c="5"/>{ window maximized }</text:p>
      <text:p text:style-name="P39"><text:s text:c="10"/>etnorm, <text:s text:c="4"/>{ window normalized }</text:p>
      <text:p text:style-name="P39"><text:s text:c="10"/>etmenus, <text:s text:c="3"/>{ menu item selected }</text:p>
      <text:p text:style-name="P39"><text:s text:c="10"/>etbutton, <text:s text:c="2"/>{ button assert }</text:p>
      <text:p text:style-name="P39"><text:s text:c="10"/>etchkbox, <text:s text:c="2"/>{ checkbox click }</text:p>
      <text:p text:style-name="P39"><text:s text:c="10"/>etradbut, <text:s text:c="2"/>{ radio button click }</text:p>
      <text:p text:style-name="P39"><text:s text:c="10"/>etsclull, <text:s text:c="2"/>{ scroll up/left line }</text:p>
      <text:p text:style-name="P39"><text:s text:c="10"/>etscldrl, <text:s text:c="2"/>{ scroll down/right line }</text:p>
      <text:p text:style-name="P39"><text:s text:c="10"/>etsclulp, <text:s text:c="2"/>{ scroll up/left page }</text:p>
      <text:p text:style-name="P39"><text:s text:c="10"/>etscldrp, <text:s text:c="2"/>{ scroll down/right page }</text:p>
      <text:p text:style-name="P39"><text:s text:c="10"/>etsclpos, <text:s text:c="2"/>{ scroll bar position }</text:p>
      <text:p text:style-name="P39"><text:s text:c="10"/>etedtbox, <text:s text:c="2"/>{ edit box signals done }</text:p>
      <text:p text:style-name="P39"><text:s text:c="10"/>etnumbox, <text:s text:c="2"/>{ number select box signals done }</text:p>
      <text:p text:style-name="P39"><text:s text:c="10"/>etlstbox, <text:s text:c="2"/>{ list box selection }</text:p>
      <text:p text:style-name="P39"><text:s text:c="10"/>etdrpbox, <text:s text:c="2"/>{ drop box selection }</text:p>
      <text:p text:style-name="P39"><text:s text:c="10"/>etdrebox, <text:s text:c="2"/>{ drop edit box selection }</text:p>
      <text:p text:style-name="P39"><text:s text:c="10"/>etsldpos, <text:s text:c="2"/>{ slider position }</text:p>
      <text:p text:style-name="P39"><text:s text:c="10"/>ettabbar, <text:s text:c="2"/>{ tab bar select }</text:p>
      <text:p text:style-name="P39">{ event record }</text:p>
      <text:p text:style-name="P39">evtrec = <text:span text:style-name="T16">record</text:span></text:p>
      <text:p text:style-name="P39"/>
      <text:p text:style-name="P39"><text:s text:c="3"/>winid: ss_filhdl; { identifier of window for event }</text:p>
      <text:p text:style-name="P39"><text:s text:c="3"/><text:span text:style-name="T16">case</text:span> etype: evtcod <text:span text:style-name="T16">of</text:span> { event type }</text:p>
      <text:p text:style-name="P39"/>
      <text:p text:style-name="P39"><text:s text:c="6"/>{ ANSI character returned }</text:p>
      <text:p text:style-name="P39"><text:s text:c="6"/>etchar: <text:s text:c="2"/>(char: <text:s text:c="15"/>char);</text:p>
      <text:p text:style-name="P39"><text:s text:c="6"/>{ timer handle that matured }</text:p>
      <text:p text:style-name="P39"><text:s text:c="6"/>ettim: <text:s text:c="4"/>(timnum: <text:s/>timhan);</text:p>
      <text:p text:style-name="P39"><text:s text:c="6"/>etmoumov: <text:s/>(mmoun: <text:s text:c="2"/>mouhan; <text:s text:c="2"/>{ mouse number }</text:p>
      <text:p text:style-name="P39"><text:s text:c="18"/>moupx,</text:p>
      <text:p text:style-name="P39"><text:s text:c="18"/>moupy: <text:s text:c="2"/>integer); { mouse movement }</text:p>
      <text:p text:style-name="P39"><text:s text:c="6"/>etmouba: <text:s text:c="2"/>(amoun: <text:s text:c="2"/>mouhan; <text:s text:c="2"/>{ mouse handle }</text:p>
      <text:p text:style-name="P39"><text:s text:c="18"/>amoubn: <text:s/>moubut); <text:s/>{ button number }</text:p>
      <text:p text:style-name="P39"><text:s text:c="6"/>etmoubd: <text:s text:c="2"/>(dmoun: <text:s text:c="2"/>mouhan; <text:s text:c="2"/>{ mouse handle }</text:p>
      <text:p text:style-name="P39"><text:s text:c="18"/>dmoubn: <text:s/>moubut); <text:s/>{ button number }</text:p>
      <text:p text:style-name="P39"><text:s text:c="6"/>etjoyba: <text:s text:c="2"/>(ajoyn: <text:s text:c="2"/>joyhan; <text:s text:c="2"/>{ joystick number }</text:p>
      <text:p text:style-name="P39"><text:s text:c="18"/>ajoybn: <text:s/>joybut); <text:s/>{ button number }</text:p>
      <text:p text:style-name="P39"><text:s text:c="6"/>etjoybd: <text:s text:c="2"/>(djoyn: <text:s text:c="2"/>joyhan; <text:s text:c="2"/>{ joystick number }</text:p>
      <text:p text:style-name="P39"><text:s text:c="18"/>djoybn: <text:s/>joybut); <text:s/>{ button number }</text:p>
      <text:p text:style-name="P39"><text:s text:c="6"/>etjoymov: <text:s/>(mjoyn: <text:s text:c="2"/>joyhan; <text:s text:c="2"/>{ joystick number }</text:p>
      <text:p text:style-name="P39"><text:s text:c="18"/>joypx,</text:p>
      <text:p text:style-name="P39"><text:s text:c="18"/>joypy,</text:p>
      <text:p text:style-name="P39"><text:s text:c="18"/>joypz: <text:s text:c="2"/>integer); { joystick coordinates }</text:p>
      <text:p text:style-name="P39"><text:s text:c="6"/>etfun: <text:s text:c="4"/>(fkey: <text:s text:c="3"/>funky); <text:s text:c="2"/>{ function key }</text:p>
      <text:p text:style-name="P39"><text:soft-page-break/><text:s text:c="6"/>etmoumovg: (mmoung: <text:s/>mouhan; <text:s text:c="2"/>{ mouse number }</text:p>
      <text:p text:style-name="P39"><text:s text:c="18"/>moupxg,</text:p>
      <text:p text:style-name="P39"><text:s text:c="18"/>moupyg: <text:s/>integer); { mouse movement }</text:p>
      <text:p text:style-name="P39"><text:s text:c="6"/>etredraw: <text:s/>(rsx,</text:p>
      <text:p text:style-name="P39"><text:s text:c="18"/>rsy,</text:p>
      <text:p text:style-name="P39"><text:s text:c="18"/>rex,</text:p>
      <text:p text:style-name="P39"><text:s text:c="18"/>rey: <text:s text:c="4"/>integer); { redraw screen }</text:p>
      <text:p text:style-name="P39"><text:s text:c="6"/>etmenus: <text:s text:c="2"/>(menuid: <text:s/>integer); { menu item selected }</text:p>
      <text:p text:style-name="P39"><text:s text:c="6"/>etbutton: <text:s/>(butid: <text:s text:c="2"/>integer); { button id }</text:p>
      <text:p text:style-name="P39"><text:s text:c="6"/>etchkbox: <text:s/>(ckbxid: <text:s/>integer); { checkbox }</text:p>
      <text:p text:style-name="P39"><text:s text:c="6"/>etradbut: <text:s/>(radbid: <text:s/>integer); { radio button }</text:p>
      <text:p text:style-name="P39"><text:s text:c="6"/>etsclull: <text:s/>(sclulid: integer); { scroll up/left line }</text:p>
      <text:p text:style-name="P39"><text:s text:c="6"/>etscldrl: <text:s/>(scldlid: integer); { scroll down/right line}</text:p>
      <text:p text:style-name="P39"><text:s text:c="6"/>etsclulp: (sclupid: <text:s/>integer); { scroll up/left page }</text:p>
      <text:p text:style-name="P39"><text:s text:c="6"/>etscldrp: <text:s/>(scldpid: integer); { scroll dwn/rgt page }</text:p>
      <text:p text:style-name="P39"><text:s text:c="6"/>etsclpos: <text:s/>(sclpid: <text:s/>integer; <text:s/>{ scroll bar }</text:p>
      <text:p text:style-name="P39"><text:s text:c="18"/>sclpos: <text:s/>integer); { scroll bar position }</text:p>
      <text:p text:style-name="P39"><text:s text:c="6"/>etedtbox: <text:s/>(edtbid: <text:s/>integer); { edit box complete }</text:p>
      <text:p text:style-name="P39"><text:s text:c="6"/>etnumbox: <text:s/>(numbid: <text:s/>integer; <text:s/>{ num sel box select }</text:p>
      <text:p text:style-name="P39"><text:s text:c="18"/>numbsl: <text:s/>integer); { num select value }</text:p>
      <text:p text:style-name="P39"><text:s text:c="6"/>etlstbox: <text:s/>(lstbid: <text:s/>integer; <text:s/>{ list box select }</text:p>
      <text:p text:style-name="P39"><text:s text:c="18"/>lstbsl: <text:s/>integer); { list box select num }</text:p>
      <text:p text:style-name="P39"><text:s text:c="6"/>etdrpbox: <text:s/>(drpbid: <text:s/>integer; <text:s/>{ drop box select }</text:p>
      <text:p text:style-name="P39"><text:s text:c="18"/>drpbsl: <text:s/>integer); { drop box select }</text:p>
      <text:p text:style-name="P39"><text:s text:c="6"/>etdrebox: <text:s/>(drebid: <text:s/>integer); { drop edit box select }</text:p>
      <text:p text:style-name="P39"><text:s text:c="6"/>etsldpos: <text:s/>(sldpid: <text:s/>integer; <text:s/>{ slider position }</text:p>
      <text:p text:style-name="P39"><text:s text:c="18"/>sldpos: <text:s/>integer); { slider position }</text:p>
      <text:p text:style-name="P39"><text:s text:c="6"/>ettabbar: <text:s/>(tabid: <text:s text:c="2"/>integer; <text:s/>{ tab bar }</text:p>
      <text:p text:style-name="P39"><text:s text:c="18"/>tabor: <text:s text:c="2"/>tabori; <text:s text:c="2"/>{ tab side }</text:p>
      <text:p text:style-name="P39"><text:s text:c="18"/>tabsel: <text:s/>integer); { tab select }</text:p>
      <text:p text:style-name="P39"><text:s text:c="6"/>etup, etdown, etleft, etright, etleftw, etrightw,</text:p>
      <text:p text:style-name="P39"><text:s text:c="6"/>ethome, ethomes, ethomel, etend, etends, etendl, etscrl,</text:p>
      <text:p text:style-name="P39"><text:s text:c="6"/>etscrr, etscru, etscrd,etpagd, etpagu, ettab, etenter,</text:p>
      <text:p text:style-name="P39" loext:marker-style-name="T20"><text:s text:c="6"/><text:span text:style-name="T20">etinsert, etinsertl, etinsertt, etdel, etdell, etdelcf,</text:span><text:span text:style-name="T20"/></text:p>
      <text:p text:style-name="P39" loext:marker-style-name="T20"><text:span text:style-name="T20"><text:s text:c="6"/>etdelcb, etcopy, etcopyl, etcan, etstop, etcont,</text:span><text:span text:style-name="T20"/></text:p>
      <text:p text:style-name="P39" loext:marker-style-name="T20"><text:span text:style-name="T20"><text:s text:c="6"/>etprint, etprintb, etprints, etmenu, etterm, etframe,</text:span><text:span text:style-name="T20"/></text:p>
      <text:p text:style-name="P39" loext:marker-style-name="T20"><text:span text:style-name="T20"><text:s text:c="6"/>etresize, etmin, etmax, etnorm, et_fndtrm, et_wigstr,</text:span><text:span text:style-name="T20"/></text:p>
      <text:p text:style-name="P39" loext:marker-style-name="T20"><text:span text:style-name="T20"><text:s text:c="6"/>et_winstr, et_wincls: (); { normal events }</text:span><text:span text:style-name="T20"/></text:p>
      <text:p text:style-name="P94" loext:marker-style-name="T20"/>
      <text:p text:style-name="P39"><text:span text:style-name="T20"><text:s text:c="3"/></text:span>{ <text:span text:style-name="T16">end</text:span> }</text:p>
      <text:p text:style-name="P39"/>
      <text:p text:style-name="Code1"><text:span text:style-name="T16">end</text:span>;<text:bookmark-start text:name="_Toc221641229"/></text:p>
      <text:p text:style-name="Code1"/>
      <text:h text:style-name="Heading_20_8" text:outline-level="8"><text:bookmark-start text:name="_Toc4731239"/><text:bookmark-start text:name="__RefHeading___Toc46327_401020179"/>Event callbacks<text:bookmark-end text:name="_Toc4731239"/><text:bookmark-end text:name="__RefHeading___Toc46327_401020179"/></text:h>
      <text:p text:style-name="Standard">As in <text:span text:style-name="Reference_20_Char1">terminal, graphics </text:span>and<text:span text:style-name="Reference_20_Char1"> windows</text:span>, the events in <text:span text:style-name="Reference_20_Char1">widgets</text:span> also be accessed via a series of <text:span text:style-name="Reference_20_Char1">virtual</text:span> procedures:</text:p>
      <text:p text:style-name="P29"><text:soft-page-break/><text:span text:style-name="T16">module </text:span>widgets;</text:p>
      <text:p text:style-name="P83" loext:marker-style-name="T16"/>
      <text:p text:style-name="P39"><text:span text:style-name="T16">virtual procedure </text:span>evbutton(id: integer); begin end;</text:p>
      <text:p text:style-name="P39"><text:span text:style-name="T16">virtual procedure </text:span>evchkbox(id: integer); begin end;</text:p>
      <text:p text:style-name="P39"><text:span text:style-name="T16">virtual procedure </text:span>evradbut(id: integer); begin end;</text:p>
      <text:p text:style-name="P39"><text:span text:style-name="T16">virtual procedure </text:span>evsclull(id: integer); begin end;</text:p>
      <text:p text:style-name="P39"><text:span text:style-name="T16">virtual procedure </text:span>evscldrl(id: integer); begin end;</text:p>
      <text:p text:style-name="P39"><text:span text:style-name="T16">virtual procedure </text:span>evsclulp(id: integer); begin end;</text:p>
      <text:p text:style-name="P39"><text:span text:style-name="T16">virtual procedure </text:span>evscldrp(id: integer); begin end;</text:p>
      <text:p text:style-name="P39"><text:span text:style-name="T16">virtual procedure </text:span>evsclpos(id: integer; pos: integer); begin end;</text:p>
      <text:p text:style-name="P39"><text:span text:style-name="T16">virtual procedure </text:span>evedtbox(id: integer); begin end;</text:p>
      <text:p text:style-name="P39"><text:span text:style-name="T16">virtual procedure </text:span>evnumbox(id: integer; sl: integer); begin end;</text:p>
      <text:p text:style-name="P39"><text:span text:style-name="T16">virtual procedure </text:span>evlstbox(id: integer; sl: integer); begin end;</text:p>
      <text:p text:style-name="P39"><text:span text:style-name="T16">virtual procedure </text:span>evdrpbox(id: integer; sl: integer); begin end;</text:p>
      <text:p text:style-name="P39"><text:span text:style-name="T16">virtual procedure </text:span>evdrebox(id: integer); begin end;</text:p>
      <text:p text:style-name="P39"><text:span text:style-name="T16">virtual procedure </text:span>evsldpos(id: integer; pos: integer); begin end;</text:p>
      <text:p text:style-name="P39"><text:span text:style-name="T16">virtual procedure </text:span>evtabbar(id: integer; tor: tabori; sel: integer);</text:p>
      <text:p text:style-name="P39"><text:s text:c="3"/>begin end;</text:p>
      <text:p text:style-name="P39"/>
      <text:p text:style-name="Code1"><text:span text:style-name="T16">begin</text:span> ! </text:p>
      <text:p text:style-name="Code1"><text:span text:style-name="T16">end</text:span>.</text:p>
      <text:p text:style-name="Code1"/>
      <text:h text:style-name="Heading_20_8" text:outline-level="8"><text:bookmark-start text:name="_Toc4731240"/><text:bookmark-start text:name="__RefHeading___Toc46329_401020179"/>Widget Classes<text:bookmark-end text:name="_Toc4731240"/><text:bookmark-end text:name="__RefHeading___Toc46329_401020179"/></text:h>
      <text:p text:style-name="Standard">The functions in <text:span text:style-name="Reference_20_Char1">widgets</text:span> are also available in a series of classes to enable object oriented design. The methods used to define widgets as objects is different than, but similar to, the procedure oriented calls outlined previously. The methods used are reshaped to be in a form more suited for object oriented design. Not all widgets are appropriate as objects. Only controls and components are so defined. Dialogs are left to procedural interfaces.</text:p>
      <text:p text:style-name="Standard">Note that the events generated by class based widgets are the same values and formats as their procedural versions.</text:p>
      <text:p text:style-name="Standard">The base class for widgets is:</text:p>
      <text:p text:style-name="P29"><text:span text:style-name="T16">class</text:span> widget(input, parent: text; id: integer);</text:p>
      <text:p text:style-name="P29"/>
      <text:p text:style-name="P29"><text:span text:style-name="T16">procedure</text:span> select(e: boolean); <text:span text:style-name="T16">begin</text:span> <text:span text:style-name="T16">end</text:span>;</text:p>
      <text:p text:style-name="P29"><text:span text:style-name="T16">procedure</text:span> enable(e: boolean); <text:span text:style-name="T16">begin</text:span> <text:span text:style-name="T16">end</text:span>;</text:p>
      <text:p text:style-name="P29"><text:span text:style-name="T16">procedure</text:span> gettext(<text:span text:style-name="T16">var</text:span> s: pstring); <text:span text:style-name="T16">begin</text:span> <text:span text:style-name="T16">end</text:span>;</text:p>
      <text:p text:style-name="P29"><text:span text:style-name="T16">procedure</text:span> puttext(<text:span text:style-name="T16">view</text:span> s: string); <text:span text:style-name="T16">begin</text:span> <text:span text:style-name="T16">end</text:span>;</text:p>
      <text:p text:style-name="P29"><text:span text:style-name="T16">procedure</text:span> pos(x, y: integer); <text:span text:style-name="T16">begin</text:span> <text:span text:style-name="T16">end</text:span>;</text:p>
      <text:p text:style-name="P29"><text:span text:style-name="T16">procedure</text:span> size(w, h: integer); <text:span text:style-name="T16">begin</text:span> <text:span text:style-name="T16">end</text:span>;</text:p>
      <text:p text:style-name="P29"><text:span text:style-name="T16">procedure</text:span> minsiz(<text:span text:style-name="T16">var</text:span> w, h: integer); <text:span text:style-name="T16">begin</text:span> <text:span text:style-name="T16">end</text:span>;</text:p>
      <text:p text:style-name="P29"><text:span text:style-name="T16">procedure</text:span> show; <text:span text:style-name="T16">begin</text:span> <text:span text:style-name="T16">end</text:span>;</text:p>
      <text:p text:style-name="P29"/>
      <text:p text:style-name="P29">.</text:p>
      <text:p text:style-name="Code1"/>
      <text:p text:style-name="Standard">Logically, a widget is a derived class of the <text:span text:style-name="Reference_20_Char1">childwindow</text:span> class in <text:span text:style-name="Reference_20_Char1">windows</text:span>. As in the case of <text:span text:style-name="Reference_20_Char1">childwindow</text:span>, the parent window is specified as a parameter to the class, and the widget class carries <text:soft-page-break/>out its own event management. However, unlike a true derived class, widgets do not allow access to the base <text:span text:style-name="Reference_20_Char1">childwindow</text:span> class. Because of this, widget classes also require the input file to be specified. This indicates where the widget events will be sent.</text:p>
      <text:p text:style-name="Standard">To allow a widget class to generate procedural events, the logical identifier number of the widget is specified. However, each widget class gives one or more callbacks for each of the events it generates. If all of the widget events are so specified, then the identifier given to the widget will not be used, and can be any value (for example 0).</text:p>
      <text:p text:style-name="Standard">A widget is created, but not drawn on screen or buffer, when it is instantiated. The parameter to the class is the text file that denotes the window the widget is to be drawn in. The widget is not drawn onscreen until its show method is executed. When the widget is deallocated, it is removed from the drawing surface. This characteristic of widget classes allows them to be set to the proper location, size, etc.</text:p>
      <text:p text:style-name="Standard" loext:marker-style-name="T43"><text:span text:style-name="apple-style-span"><text:span text:style-name="T43">Some widgets can be selected, which changes their appearance to the select state. A widget is selected by</text:span></text:span><text:span text:style-name="apple-converted-space"><text:span text:style-name="T43"> the </text:span></text:span><text:span text:style-name="Reference_20_Char1">select(e)</text:span><text:span text:style-name="referencechar"><text:span text:style-name="T44"> </text:span></text:span>method<text:span text:style-name="apple-style-span"><text:span text:style-name="T43">.</text:span></text:span></text:p>
      <text:p text:style-name="Standard" loext:marker-style-name="T43"><text:span text:style-name="apple-style-span"><text:span text:style-name="T43">Widgets can be enabled or disabled by</text:span></text:span><text:span text:style-name="apple-converted-space"><text:span text:style-name="T43"> the </text:span></text:span><text:span text:style-name="Reference_20_Char1">enable(e)</text:span><text:span text:style-name="referencechar"><text:span text:style-name="T44"> </text:span></text:span>method<text:span text:style-name="referencechar"><text:span text:style-name="T44">. </text:span></text:span><text:span text:style-name="apple-style-span"><text:span text:style-name="T43">Widgets are disabled by default. When a widget is disabled, it has the disabled appearance, such as greyed out.</text:span></text:span></text:p>
      <text:p text:style-name="Standard" loext:marker-style-name="T43"><text:span text:style-name="apple-style-span"><text:span text:style-name="T43">Some widgets have text that can be set, read, or in some cases, both. The text in a widget is set by the</text:span></text:span><text:span text:style-name="apple-converted-space"><text:span text:style-name="T43"> </text:span></text:span><text:span text:style-name="Reference_20_Char1">puttext(s)</text:span><text:span text:style-name="referencechar"><text:span text:style-name="T44"> </text:span></text:span>method<text:span text:style-name="apple-style-span"><text:span text:style-name="T43">. The text in a widget can be read by</text:span></text:span><text:span text:style-name="apple-converted-space"><text:span text:style-name="T43"> the </text:span></text:span><text:span text:style-name="Reference_20_Char1">gettext(s)</text:span><text:span text:style-name="referencechar"><text:span text:style-name="T44"> </text:span></text:span>method<text:span text:style-name="apple-style-span"><text:span text:style-name="T43">. The default face text for a widget is an empty string.</text:span></text:span></text:p>
      <text:p text:style-name="Standard" loext:marker-style-name="T43"><text:span text:style-name="apple-style-span"><text:span text:style-name="T43">The position of a widget can be set by the </text:span></text:span><text:span text:style-name="Reference_20_Char1">pos(x, y)</text:span><text:span text:style-name="apple-style-span"><text:span text:style-name="T43"> method. The size of a widget can be set by the </text:span></text:span><text:span text:style-name="Reference_20_Char1">size(w, h)</text:span><text:span text:style-name="apple-style-span"><text:span text:style-name="T43"> method. Both the position and size of a widget must be set before the widget is visible.</text:span></text:span></text:p>
      <text:p text:style-name="Standard" loext:marker-style-name="T43"><text:span text:style-name="apple-style-span"><text:span text:style-name="T43">The minimum size of a widget can be found with the </text:span></text:span><text:span text:style-name="Reference_20_Char1">minsiz(w, h)</text:span><text:span text:style-name="apple-style-span"><text:span text:style-name="T43"> method.</text:span></text:span></text:p>
      <text:p text:style-name="Standard" loext:marker-style-name="T43"><text:span text:style-name="apple-style-span"><text:span text:style-name="T43">The </text:span></text:span><text:span text:style-name="Reference_20_Char1">show</text:span><text:span text:style-name="apple-style-span"><text:span text:style-name="T43"> method causes the widget to be presented with the attributes that were set with the other methods.</text:span></text:span></text:p>
      <text:p text:style-name="Standard" loext:marker-style-name="T43"><text:span text:style-name="apple-style-span"><text:span text:style-name="T43">Not all methods are used with all widgets. If a method is unimplemented for a particular class, it throws an exception.</text:span></text:span><text:span text:style-name="T43"/></text:p>
      <text:p text:style-name="Standard" loext:marker-style-name="T43"><text:span text:style-name="apple-style-span"><text:span text:style-name="T43">The class names for widgets is derived from the procedural name for the same widget, but with a “c” appended. This prevents collisions with the procedural names.</text:span></text:span><text:span text:style-name="T43"/></text:p>
      <text:p text:style-name="Standard" loext:marker-style-name="T43"><text:span text:style-name="apple-style-span"><text:span text:style-name="T43">The classes that are derived from the widget class are:</text:span></text:span><text:span text:style-name="T43"/></text:p>
      <text:p text:style-name="P29"><text:span text:style-name="T16">class</text:span> buttonc; </text:p>
      <text:p text:style-name="P29"/>
      <text:p text:style-name="P29"><text:span text:style-name="T16">extends</text:span> widget;</text:p>
      <text:p text:style-name="P29"/>
      <text:p text:style-name="P29"><text:span text:style-name="T16">virtual</text:span> <text:span text:style-name="T16">procedure</text:span> pressed; <text:span text:style-name="T16">begin</text:span> <text:span text:style-name="T16">end</text:span>;</text:p>
      <text:p text:style-name="P29"/>
      <text:p text:style-name="P29">.</text:p>
      <text:p text:style-name="Code1"/>
      <text:p text:style-name="P29"><text:soft-page-break/><text:span text:style-name="T16">class</text:span> buttongc; </text:p>
      <text:p text:style-name="P29"/>
      <text:p text:style-name="P29"><text:span text:style-name="T16">extends</text:span> widget;</text:p>
      <text:p text:style-name="P29"/>
      <text:p text:style-name="P29"><text:span text:style-name="T16">virtual</text:span> <text:span text:style-name="T16">procedure</text:span> pressed; <text:span text:style-name="T16">begin</text:span> <text:span text:style-name="T16">end</text:span>;</text:p>
      <text:p text:style-name="P29"/>
      <text:p text:style-name="P29">.</text:p>
      <text:p text:style-name="Code1"/>
      <text:p text:style-name="Standard">Presents a button.</text:p>
      <text:p text:style-name="Standard">The minimum size is based on the face text, so the face text should be placed into the object before the <text:span text:style-name="Reference_20_Char1">minsiz</text:span> method is called.</text:p>
      <text:p text:style-name="Standard">If the button is pressed, the event will be sent to the <text:span text:style-name="Reference_20_Char1">pressed</text:span> method.</text:p>
      <text:p text:style-name="P29"><text:span text:style-name="T16">class</text:span> checkboxc;</text:p>
      <text:p text:style-name="P29"/>
      <text:p text:style-name="P29"><text:span text:style-name="T16">extends</text:span> widget;</text:p>
      <text:p text:style-name="P83" loext:marker-style-name="T16"/>
      <text:p text:style-name="P29"><text:span text:style-name="T16">virtual</text:span> <text:span text:style-name="T16">procedure</text:span> selected; <text:span text:style-name="T16">begin</text:span> <text:span text:style-name="T16">end</text:span>;</text:p>
      <text:p text:style-name="P29"/>
      <text:p text:style-name="P29">.</text:p>
      <text:p text:style-name="P83" loext:marker-style-name="T16"/>
      <text:p text:style-name="P29"><text:span text:style-name="T16">class</text:span> checkboxgc;</text:p>
      <text:p text:style-name="P29"/>
      <text:p text:style-name="P29"><text:span text:style-name="T16">extends</text:span> widget;</text:p>
      <text:p text:style-name="P83" loext:marker-style-name="T16"/>
      <text:p text:style-name="P29"><text:span text:style-name="T16">virtual</text:span> <text:span text:style-name="T16">procedure</text:span> selected; <text:span text:style-name="T16">begin</text:span> <text:span text:style-name="T16">end</text:span>;</text:p>
      <text:p text:style-name="P29"/>
      <text:p text:style-name="P29">.</text:p>
      <text:p text:style-name="Code1"/>
      <text:p text:style-name="Standard">Presents a checkbox.</text:p>
      <text:p text:style-name="Standard">The minimum size is based on the face text, so the face text should be placed into the object before the <text:span text:style-name="Reference_20_Char1">minsiz</text:span> method is called.</text:p>
      <text:p text:style-name="Standard">If the checkbox is selected, the event will be sent to the <text:span text:style-name="Reference_20_Char1">selected</text:span> method.</text:p>
      <text:p text:style-name="P29"><text:span text:style-name="T16">class</text:span> radiobuttonc;</text:p>
      <text:p text:style-name="P29"/>
      <text:p text:style-name="P29"><text:span text:style-name="T16">extends</text:span> widget;</text:p>
      <text:p text:style-name="P29"/>
      <text:p text:style-name="P29"><text:span text:style-name="T16">virtual</text:span> <text:span text:style-name="T16">procedure</text:span> selected; <text:span text:style-name="T16">begin</text:span> <text:span text:style-name="T16">end</text:span>;</text:p>
      <text:p text:style-name="P29"/>
      <text:p text:style-name="P29">.</text:p>
      <text:p text:style-name="Code1"/>
      <text:p text:style-name="P29"><text:soft-page-break/><text:span text:style-name="T16">class</text:span> radiobuttongc;</text:p>
      <text:p text:style-name="P29"/>
      <text:p text:style-name="P29"><text:span text:style-name="T16">extends</text:span> widget;</text:p>
      <text:p text:style-name="P29"/>
      <text:p text:style-name="P29"><text:span text:style-name="T16">virtual</text:span> <text:span text:style-name="T16">procedure</text:span> selected; <text:span text:style-name="T16">begin</text:span> <text:span text:style-name="T16">end</text:span>;</text:p>
      <text:p text:style-name="P29"/>
      <text:p text:style-name="P29">.</text:p>
      <text:p text:style-name="Code1"/>
      <text:p text:style-name="Standard">Presents a radio button.</text:p>
      <text:p text:style-name="Standard">The minimum size is based on the face text, so the face text should be placed into the object before the <text:span text:style-name="Reference_20_Char1">minsiz</text:span> method is called.</text:p>
      <text:p text:style-name="Standard">If the checkbox is selected, the event will be sent to the <text:span text:style-name="Reference_20_Char1">selected</text:span> method.</text:p>
      <text:p text:style-name="P29"><text:span text:style-name="T16">class</text:span> groupc;</text:p>
      <text:p text:style-name="P29"/>
      <text:p text:style-name="P29"><text:span text:style-name="T16">extends</text:span> widget;</text:p>
      <text:p text:style-name="P29"/>
      <text:p text:style-name="P29">.</text:p>
      <text:p text:style-name="P29"/>
      <text:p text:style-name="P29"><text:span text:style-name="T16">class</text:span> groupgc;</text:p>
      <text:p text:style-name="P29"/>
      <text:p text:style-name="P29"><text:span text:style-name="T16">extends</text:span> widget;</text:p>
      <text:p text:style-name="P29"/>
      <text:p text:style-name="P29">.</text:p>
      <text:p text:style-name="Code1"/>
      <text:p text:style-name="Standard">Presents a group box.</text:p>
      <text:p text:style-name="Standard">The minimum size is based on the face text, so the face text should be placed into the object before the <text:span text:style-name="Reference_20_Char1">minsiz</text:span> method is called.</text:p>
      <text:p text:style-name="P29"><text:span text:style-name="T16">class</text:span> backgroundc;</text:p>
      <text:p text:style-name="P29"/>
      <text:p text:style-name="P29"><text:span text:style-name="T16">extends</text:span> widget;</text:p>
      <text:p text:style-name="P29"/>
      <text:p text:style-name="P29">.</text:p>
      <text:p text:style-name="P29"/>
      <text:p text:style-name="P29"><text:span text:style-name="T16">class</text:span> backgroundgc;</text:p>
      <text:p text:style-name="P29"/>
      <text:p text:style-name="P29"><text:span text:style-name="T16">extends</text:span> widget;</text:p>
      <text:p text:style-name="P29"/>
      <text:p text:style-name="P29">.</text:p>
      <text:p text:style-name="Code1"/>
      <text:p text:style-name="Standard">Presents a background box. The <text:span text:style-name="Reference_20_Char1">gettext</text:span> and <text:span text:style-name="Reference_20_Char1">puttext</text:span> methods are inoperative on a background box.</text:p>
      <text:p text:style-name="P29"><text:soft-page-break/><text:span text:style-name="T16">class</text:span> scrollvertc;</text:p>
      <text:p text:style-name="P29"/>
      <text:p text:style-name="P29"><text:span text:style-name="T16">extends</text:span> widget;</text:p>
      <text:p text:style-name="P29"/>
      <text:p text:style-name="P29"><text:span text:style-name="T16">procedure</text:span> sliderpos(p:integer); <text:span text:style-name="T16">begin</text:span> <text:span text:style-name="T16">end</text:span>;</text:p>
      <text:p text:style-name="P29"><text:span text:style-name="T16">procedure</text:span> slidersiz(s:integer); <text:span text:style-name="T16">begin</text:span> <text:span text:style-name="T16">end</text:span>;</text:p>
      <text:p text:style-name="P29"/>
      <text:p text:style-name="P29"><text:span text:style-name="T16">virtual</text:span> <text:span text:style-name="T16">procedure</text:span> upline; <text:span text:style-name="T16">begin</text:span> <text:span text:style-name="T16">end</text:span>;</text:p>
      <text:p text:style-name="P29"><text:span text:style-name="T16">virtual</text:span> <text:span text:style-name="T16">procedure</text:span> uppage; <text:span text:style-name="T16">begin</text:span> <text:span text:style-name="T16">end</text:span>;</text:p>
      <text:p text:style-name="P29"><text:span text:style-name="T16">virtual</text:span> <text:span text:style-name="T16">procedure</text:span> downline; <text:span text:style-name="T16">begin</text:span> <text:span text:style-name="T16">end</text:span>;</text:p>
      <text:p text:style-name="P29"><text:span text:style-name="T16">virtual</text:span> <text:span text:style-name="T16">procedure</text:span> downpage; <text:span text:style-name="T16">begin</text:span> <text:span text:style-name="T16">end</text:span>;</text:p>
      <text:p text:style-name="P29"><text:span text:style-name="T16">virtual</text:span> <text:span text:style-name="T16">procedure</text:span> newpos(pos: integer); <text:span text:style-name="T16">begin</text:span> <text:span text:style-name="T16">end</text:span>;</text:p>
      <text:p text:style-name="P29"/>
      <text:p text:style-name="P29">.</text:p>
      <text:p text:style-name="Code1"/>
      <text:p text:style-name="P29"><text:span text:style-name="T16">class</text:span> scrollvertgc;</text:p>
      <text:p text:style-name="P29"/>
      <text:p text:style-name="P29"><text:span text:style-name="T16">extends</text:span> widget;</text:p>
      <text:p text:style-name="P29"/>
      <text:p text:style-name="P29"><text:span text:style-name="T16">procedure</text:span> sliderpos(p:integer); <text:span text:style-name="T16">begin</text:span> <text:span text:style-name="T16">end</text:span>;</text:p>
      <text:p text:style-name="P29"><text:span text:style-name="T16">procedure</text:span> slidersiz(s:integer); <text:span text:style-name="T16">begin</text:span> <text:span text:style-name="T16">end</text:span>;</text:p>
      <text:p text:style-name="P29"/>
      <text:p text:style-name="P29"><text:span text:style-name="T16">virtual</text:span> <text:span text:style-name="T16">procedure</text:span> upline; <text:span text:style-name="T16">begin</text:span> <text:span text:style-name="T16">end</text:span>;</text:p>
      <text:p text:style-name="P29"><text:span text:style-name="T16">virtual</text:span> <text:span text:style-name="T16">procedure</text:span> uppage; <text:span text:style-name="T16">begin</text:span> <text:span text:style-name="T16">end</text:span>;</text:p>
      <text:p text:style-name="P29"><text:span text:style-name="T16">virtual</text:span> <text:span text:style-name="T16">procedure</text:span> downline; <text:span text:style-name="T16">begin</text:span> <text:span text:style-name="T16">end</text:span>;</text:p>
      <text:p text:style-name="P29"><text:span text:style-name="T16">virtual</text:span> <text:span text:style-name="T16">procedure</text:span> downpage; <text:span text:style-name="T16">begin</text:span> <text:span text:style-name="T16">end</text:span>;</text:p>
      <text:p text:style-name="P29"><text:span text:style-name="T16">virtual</text:span> <text:span text:style-name="T16">procedure</text:span> newpos(pos: integer); <text:span text:style-name="T16">begin</text:span> <text:span text:style-name="T16">end</text:span>;</text:p>
      <text:p text:style-name="P29"/>
      <text:p text:style-name="P29">.</text:p>
      <text:p text:style-name="Code1"/>
      <text:p text:style-name="Standard">Presents a vertical scrollbar. The <text:span text:style-name="Reference_20_Char1">gettext</text:span> and <text:span text:style-name="Reference_20_Char1">puttext</text:span> methods are inoperative on a vertical scroll bar. The method <text:span text:style-name="Reference_20_Char1">sliderpos</text:span> controls the position ratioed to <text:span text:style-name="Reference_20_Char1">maxint</text:span>. The method <text:span text:style-name="Reference_20_Char1">slidersiz</text:span> controls the size of the slider ratioed to <text:span text:style-name="Reference_20_Char1">maxint</text:span>.</text:p>
      <text:p text:style-name="Standard">If the up one line button on the scrollbar is activated, the event is sent to the <text:span text:style-name="Reference_20_Char1">upline</text:span> method. Similarly, up one page is sent to <text:span text:style-name="Reference_20_Char1">uppage</text:span>, down one line is sent to <text:span text:style-name="Reference_20_Char1">downline</text:span>, and down one page is sent to <text:span text:style-name="Reference_20_Char1">downpage</text:span>.</text:p>
      <text:p text:style-name="Standard">If the slider position is changed, the <text:span text:style-name="Reference_20_Char1">newpos</text:span> event is sent, which includes a maxint ratioed position for the slider, where 0 means top, and <text:span text:style-name="Reference_20_Char1">maxint</text:span> means bottom.</text:p>
      <text:p text:style-name="P29"><text:soft-page-break/><text:span text:style-name="T16">class</text:span> scrollhorizc;</text:p>
      <text:p text:style-name="P29"/>
      <text:p text:style-name="P29"><text:span text:style-name="T16">extends</text:span> widget</text:p>
      <text:p text:style-name="P29"/>
      <text:p text:style-name="P29"><text:span text:style-name="T16">procedure</text:span> sliderpos(p:integer); <text:span text:style-name="T16">begin</text:span> <text:span text:style-name="T16">end</text:span>;</text:p>
      <text:p text:style-name="P29"><text:span text:style-name="T16">procedure</text:span> slidersiz(s:integer); <text:span text:style-name="T16">begin</text:span> <text:span text:style-name="T16">end</text:span></text:p>
      <text:p text:style-name="P29"/>
      <text:p text:style-name="P29"><text:span text:style-name="T16">virtual</text:span> <text:span text:style-name="T16">procedure</text:span> leftline; <text:span text:style-name="T16">begin</text:span> <text:span text:style-name="T16">end</text:span>;</text:p>
      <text:p text:style-name="P29"><text:span text:style-name="T16">virtual</text:span> <text:span text:style-name="T16">procedure</text:span> leftpage; <text:span text:style-name="T16">begin</text:span> <text:span text:style-name="T16">end</text:span>;</text:p>
      <text:p text:style-name="P29"><text:span text:style-name="T16">virtual</text:span> <text:span text:style-name="T16">procedure</text:span> rightline; <text:span text:style-name="T16">begin</text:span> <text:span text:style-name="T16">end</text:span>;</text:p>
      <text:p text:style-name="P29"><text:span text:style-name="T16">virtual</text:span> <text:span text:style-name="T16">procedure</text:span> rightpage; <text:span text:style-name="T16">begin</text:span> <text:span text:style-name="T16">end</text:span>;</text:p>
      <text:p text:style-name="P29"><text:span text:style-name="T16">virtual</text:span> <text:span text:style-name="T16">procedure</text:span> newpos(pos: integer); <text:span text:style-name="T16">begin</text:span> <text:span text:style-name="T16">end</text:span>;</text:p>
      <text:p text:style-name="P29"/>
      <text:p text:style-name="P29">.</text:p>
      <text:p text:style-name="Code1"/>
      <text:p text:style-name="P29"><text:span text:style-name="T16">class</text:span> scrollhorizgc;</text:p>
      <text:p text:style-name="P29"/>
      <text:p text:style-name="P29"><text:span text:style-name="T16">extends</text:span> widget</text:p>
      <text:p text:style-name="P29"/>
      <text:p text:style-name="P29"><text:span text:style-name="T16">procedure</text:span> sliderpos(p:integer); <text:span text:style-name="T16">begin</text:span> <text:span text:style-name="T16">end</text:span>;</text:p>
      <text:p text:style-name="P29"><text:span text:style-name="T16">procedure</text:span> slidersiz(s:integer); <text:span text:style-name="T16">begin</text:span> <text:span text:style-name="T16">end</text:span></text:p>
      <text:p text:style-name="P29"/>
      <text:p text:style-name="P29"><text:span text:style-name="T16">virtual</text:span> <text:span text:style-name="T16">procedure</text:span> leftline; <text:span text:style-name="T16">begin</text:span> <text:span text:style-name="T16">end</text:span>;</text:p>
      <text:p text:style-name="P29"><text:span text:style-name="T16">virtual</text:span> <text:span text:style-name="T16">procedure</text:span> leftpage; <text:span text:style-name="T16">begin</text:span> <text:span text:style-name="T16">end</text:span>;</text:p>
      <text:p text:style-name="P29"><text:span text:style-name="T16">virtual</text:span> <text:span text:style-name="T16">procedure</text:span> rightline; <text:span text:style-name="T16">begin</text:span> <text:span text:style-name="T16">end</text:span>;</text:p>
      <text:p text:style-name="P29"><text:span text:style-name="T16">virtual</text:span> <text:span text:style-name="T16">procedure</text:span> rightpage; <text:span text:style-name="T16">begin</text:span> <text:span text:style-name="T16">end</text:span>;</text:p>
      <text:p text:style-name="P29"><text:span text:style-name="T16">virtual</text:span> <text:span text:style-name="T16">procedure</text:span> newpos(pos: integer); <text:span text:style-name="T16">begin</text:span> <text:span text:style-name="T16">end</text:span>;</text:p>
      <text:p text:style-name="P29"/>
      <text:p text:style-name="P29">.</text:p>
      <text:p text:style-name="Code1"/>
      <text:p text:style-name="Standard">Presents a horizontal scrollbar. The <text:span text:style-name="Reference_20_Char1">gettext</text:span> and <text:span text:style-name="Reference_20_Char1">puttext</text:span> methods are inoperative on a horizontal scroll bar. The method <text:span text:style-name="Reference_20_Char1">sliderpos</text:span> controls the position ratioed to <text:span text:style-name="Reference_20_Char1">maxint</text:span>. The method <text:span text:style-name="Reference_20_Char1">slidersiz</text:span> controls the size of the slider ratioed to <text:span text:style-name="Reference_20_Char1">maxint</text:span>.</text:p>
      <text:p text:style-name="Standard">If the left one line button on the scrollbar is activated, the event is sent to the <text:span text:style-name="Reference_20_Char1">leftline</text:span> method. Similarly, left one page is sent to <text:span text:style-name="Reference_20_Char1">leftpage</text:span>, right one line is sent to <text:span text:style-name="Reference_20_Char1">rightline</text:span>, and right one page is sent to <text:span text:style-name="Reference_20_Char1">rightpage</text:span>.</text:p>
      <text:p text:style-name="Standard">If the slider position is changed, the <text:span text:style-name="Reference_20_Char1">newpos</text:span> event is sent, which includes a maxint ratioed position for the slider, where 0 means top, and <text:span text:style-name="Reference_20_Char1">maxint</text:span> means bottom.</text:p>
      <text:p text:style-name="P29" loext:marker-style-name="T22"><text:soft-page-break/><text:span text:style-name="T23">class</text:span><text:span text:style-name="T22"> numselboxc(l, u: integer);</text:span></text:p>
      <text:p text:style-name="P81" loext:marker-style-name="T22"/>
      <text:p text:style-name="P29"><text:span text:style-name="T16">extends</text:span> widget</text:p>
      <text:p text:style-name="P29"/>
      <text:p text:style-name="P29"><text:span text:style-name="T16">virtual</text:span> <text:span text:style-name="T16">procedure</text:span> select(sl: integer); begin end;</text:p>
      <text:p text:style-name="P29"/>
      <text:p text:style-name="P29" loext:marker-style-name="T22"><text:span text:style-name="T22">.</text:span><text:span text:style-name="T22"/></text:p>
      <text:p text:style-name="P82" loext:marker-style-name="T23"/>
      <text:p text:style-name="P29" loext:marker-style-name="T22"><text:span text:style-name="T23">class</text:span><text:span text:style-name="T22"> numselboxgc(l, u: integer);</text:span></text:p>
      <text:p text:style-name="P81" loext:marker-style-name="T22"/>
      <text:p text:style-name="P29"><text:span text:style-name="T16">extends</text:span> widget</text:p>
      <text:p text:style-name="P29"/>
      <text:p text:style-name="P29"><text:span text:style-name="T16">virtual</text:span> <text:span text:style-name="T16">procedure</text:span> select(sl: integer); begin end;</text:p>
      <text:p text:style-name="P29"/>
      <text:p text:style-name="P29">.</text:p>
      <text:p text:style-name="Code1"/>
      <text:p text:style-name="Standard">Presents a number select box with the lower limit<text:span text:style-name="Reference_20_Char1"> l</text:span> and the upper limit <text:span text:style-name="Reference_20_Char1">u</text:span>.</text:p>
      <text:p text:style-name="Standard">If a number is selected, the event is sent to the <text:span text:style-name="Reference_20_Char1">select</text:span> method with the number selected in <text:span text:style-name="Reference_20_Char1">sl</text:span>.</text:p>
      <text:p text:style-name="P29"><text:span text:style-name="T16">class</text:span> editboxc;</text:p>
      <text:p text:style-name="P29"/>
      <text:p text:style-name="P29"><text:span text:style-name="T16">extends</text:span> widget</text:p>
      <text:p text:style-name="P29"/>
      <text:p text:style-name="P29"><text:span text:style-name="T16">virtual</text:span> <text:span text:style-name="T16">procedure</text:span> enter; <text:span text:style-name="T16">begin</text:span> <text:span text:style-name="T16">end</text:span>;</text:p>
      <text:p text:style-name="P29"/>
      <text:p text:style-name="P29">.</text:p>
      <text:p text:style-name="Code1"/>
      <text:p text:style-name="P29"><text:span text:style-name="T16">class</text:span> editboxgc;</text:p>
      <text:p text:style-name="P29"/>
      <text:p text:style-name="P29"><text:span text:style-name="T16">extends</text:span> widget</text:p>
      <text:p text:style-name="P29"/>
      <text:p text:style-name="P29"><text:span text:style-name="T16">virtual</text:span> <text:span text:style-name="T16">procedure</text:span> enter; <text:span text:style-name="T16">begin</text:span> <text:span text:style-name="T16">end</text:span>;</text:p>
      <text:p text:style-name="P29"/>
      <text:p text:style-name="P29">.</text:p>
      <text:p text:style-name="Code1"/>
      <text:p text:style-name="Standard">Presents and edit box. When sizing an edit box, the face text of the widget should be set to a “representative” string, which is then used to set the minimum size of the box. This can be either the default text that will be placed into the edit box to start, or a string representing the maximum string width that would be encountered. For example, “WWWWWWWW” (8 “W” characters) would be the maximum size for 8 characters, since “W” is the widest character. After setting the minimum size, the face text can be changed, or set to blank.</text:p>
      <text:p text:style-name="Standard">When the text in the <text:span text:style-name="Reference_20_Char1">editbox</text:span> is entered, the event is sent to the <text:span text:style-name="Reference_20_Char1">enter</text:span> method. This means that the resulting text can be retrieved via the <text:span text:style-name="Reference_20_Char1">gettext</text:span> method.</text:p>
      <text:p text:style-name="P29"><text:soft-page-break/><text:span text:style-name="T16">class</text:span> progbarc;</text:p>
      <text:p text:style-name="P29"/>
      <text:p text:style-name="P29"><text:span text:style-name="T16">extends</text:span> widget</text:p>
      <text:p text:style-name="P29"/>
      <text:p text:style-name="P29">procedure setpos(p: integer); begin end;</text:p>
      <text:p text:style-name="P29"/>
      <text:p text:style-name="P29">.</text:p>
      <text:p text:style-name="Code1"/>
      <text:p text:style-name="P29"><text:span text:style-name="T16">class</text:span> progbargc;</text:p>
      <text:p text:style-name="P29"/>
      <text:p text:style-name="P29"><text:span text:style-name="T16">extends</text:span> widget</text:p>
      <text:p text:style-name="P29"/>
      <text:p text:style-name="P29">procedure setpos(p: integer); begin end;</text:p>
      <text:p text:style-name="P29"/>
      <text:p text:style-name="P29">.</text:p>
      <text:p text:style-name="Code1"/>
      <text:p text:style-name="Standard">Presents a progress bar. The current position of the progress bar can be set via the <text:span text:style-name="Reference_20_Char1">setpos</text:span> method, which takes a position from 0 to <text:span text:style-name="Reference_20_Char1">maxint</text:span>, where 0 is “nothing done”, and <text:span text:style-name="Reference_20_Char1">maxint</text:span> is “all done”.</text:p>
      <text:p text:style-name="P29"><text:span text:style-name="T16">class</text:span> listboxc(sp: strptr);</text:p>
      <text:p text:style-name="P29"/>
      <text:p text:style-name="P29"><text:span text:style-name="T16">extends</text:span> widget</text:p>
      <text:p text:style-name="P29"/>
      <text:p text:style-name="P29"><text:span text:style-name="T16">virtual</text:span> <text:span text:style-name="T16">procedure</text:span> select(sl: integer); begin end;</text:p>
      <text:p text:style-name="P29"/>
      <text:p text:style-name="P29">.</text:p>
      <text:p text:style-name="Code1"/>
      <text:p text:style-name="P29"><text:span text:style-name="T16">class</text:span> listboxgc(sp: strptr);</text:p>
      <text:p text:style-name="P29"/>
      <text:p text:style-name="P29"><text:span text:style-name="T16">extends</text:span> widget</text:p>
      <text:p text:style-name="P29"/>
      <text:p text:style-name="P29"><text:span text:style-name="T16">virtual</text:span> <text:span text:style-name="T16">procedure</text:span> select(sl: integer); begin end;</text:p>
      <text:p text:style-name="P29"/>
      <text:p text:style-name="P29">.</text:p>
      <text:p text:style-name="Code1"/>
      <text:p text:style-name="Standard">Presents a <text:span text:style-name="Reference_20_Char1">listbox</text:span>. The <text:span text:style-name="Reference_20_Char1">listbox</text:span> takes a list of strings to be selected. When the user selects one of the strings, an event is sent that contains the number of the string in <text:span text:style-name="Reference_20_Char1">sl</text:span>, which is 1 to n in order of the string list used to create the <text:span text:style-name="Reference_20_Char1">listbox</text:span>.</text:p>
      <text:p text:style-name="P29"><text:span text:style-name="T16">class</text:span> dropboxc(sp: strptr);</text:p>
      <text:p text:style-name="P29"/>
      <text:p text:style-name="P29"><text:span text:style-name="T16">extends</text:span> widget</text:p>
      <text:p text:style-name="P29"/>
      <text:p text:style-name="P29"><text:span text:style-name="T16">virtual</text:span> <text:span text:style-name="T16">procedure</text:span> select(sl: integer); begin end;</text:p>
      <text:p text:style-name="P29"/>
      <text:p text:style-name="P29">.</text:p>
      <text:p text:style-name="Code1"/>
      <text:p text:style-name="P29"><text:soft-page-break/><text:span text:style-name="T16">class</text:span> dropboxgc(sp: strptr);</text:p>
      <text:p text:style-name="P29"/>
      <text:p text:style-name="P29"><text:span text:style-name="T16">extends</text:span> widget</text:p>
      <text:p text:style-name="P29"/>
      <text:p text:style-name="P29"><text:span text:style-name="T16">virtual</text:span> <text:span text:style-name="T16">procedure</text:span> select(sl: integer); begin end;</text:p>
      <text:p text:style-name="P29"/>
      <text:p text:style-name="P29">.</text:p>
      <text:p text:style-name="Code1"/>
      <text:p text:style-name="Standard">Presents a <text:span text:style-name="Reference_20_Char1">dropbox</text:span>. The <text:span text:style-name="Reference_20_Char1">dropbox</text:span> takes a list of strings to be selected. When the user selects one of the strings, an event is sent that contains the number of the string in <text:span text:style-name="Reference_20_Char1">sl</text:span>, which is 1 to n in order of the string list used to create the <text:span text:style-name="Reference_20_Char1">dropbox</text:span>.</text:p>
      <text:p text:style-name="P29"><text:span text:style-name="T16">class</text:span> slidehorizc;</text:p>
      <text:p text:style-name="P29"/>
      <text:p text:style-name="P29"><text:span text:style-name="T16">extends</text:span> widget</text:p>
      <text:p text:style-name="P29"/>
      <text:p text:style-name="P29"><text:span text:style-name="T16">virtual</text:span> <text:span text:style-name="T16">procedure</text:span> sldpos(p: integer); <text:span text:style-name="T16">begin</text:span> <text:span text:style-name="T16">end</text:span>;</text:p>
      <text:p text:style-name="P29"/>
      <text:p text:style-name="P29">.</text:p>
      <text:p text:style-name="Code1"/>
      <text:p text:style-name="P29"><text:span text:style-name="T16">class</text:span> slidehorizgc;</text:p>
      <text:p text:style-name="P29"/>
      <text:p text:style-name="P29"><text:span text:style-name="T16">extends</text:span> widget</text:p>
      <text:p text:style-name="P29"/>
      <text:p text:style-name="P29"><text:span text:style-name="T16">virtual</text:span> <text:span text:style-name="T16">procedure</text:span> sldpos(p: integer); <text:span text:style-name="T16">begin</text:span> <text:span text:style-name="T16">end</text:span>;</text:p>
      <text:p text:style-name="P29"/>
      <text:p text:style-name="P29">.</text:p>
      <text:p text:style-name="Code1"/>
      <text:p text:style-name="Standard">Presents a horizontal slider. When the slider is moved, it generates an event procedurally as <text:span text:style-name="Reference_20_Char1">etsldpos</text:span> or as a callback <text:span text:style-name="Reference_20_Char1">newpos</text:span>. The position in <text:span text:style-name="Reference_20_Char1">sldpos</text:span> is from 0 to <text:span text:style-name="Reference_20_Char1">maxint</text:span>, where 0 is the extreme left, and <text:span text:style-name="Reference_20_Char1">maxint</text:span> is the extreme right.</text:p>
      <text:p text:style-name="P29"><text:span text:style-name="T16">class</text:span> slidevertc;</text:p>
      <text:p text:style-name="P29"/>
      <text:p text:style-name="P29"><text:span text:style-name="T16">extends</text:span> widget</text:p>
      <text:p text:style-name="P29"/>
      <text:p text:style-name="P29"><text:span text:style-name="T16">virtual</text:span> <text:span text:style-name="T16">procedure</text:span> sldpos(p: integer); <text:span text:style-name="T16">begin</text:span> <text:span text:style-name="T16">end</text:span>;</text:p>
      <text:p text:style-name="P29"/>
      <text:p text:style-name="P29">.</text:p>
      <text:p text:style-name="Code1"/>
      <text:p text:style-name="P29"><text:span text:style-name="T16">class</text:span> slidevertgc;</text:p>
      <text:p text:style-name="P29"/>
      <text:p text:style-name="P29"><text:span text:style-name="T16">extends</text:span> widget</text:p>
      <text:p text:style-name="P29"/>
      <text:p text:style-name="P29"><text:span text:style-name="T16">virtual</text:span> <text:span text:style-name="T16">procedure</text:span> sldpos(p: integer); <text:span text:style-name="T16">begin</text:span> <text:span text:style-name="T16">end</text:span>;</text:p>
      <text:p text:style-name="P29"/>
      <text:p text:style-name="P29">.</text:p>
      <text:p text:style-name="Code1"/>
      <text:p text:style-name="Standard"><text:soft-page-break/>Presents a vertical slider. When the slider is moved, it generates an event procedurally as <text:span text:style-name="Reference_20_Char1">etsldpos</text:span> or as a callback <text:span text:style-name="Reference_20_Char1">newpos</text:span>. The position in <text:span text:style-name="Reference_20_Char1">sldpos</text:span> is from 0 to <text:span text:style-name="Reference_20_Char1">maxint</text:span>, where 0 is the extreme top, and <text:span text:style-name="Reference_20_Char1">maxint</text:span> is the extreme bottom.</text:p>
      <text:p text:style-name="P29"><text:span text:style-name="T16">class</text:span> tabbarc(spt, spr, spb, spl: strptr);</text:p>
      <text:p text:style-name="P29"/>
      <text:p text:style-name="P29"><text:span text:style-name="T16">extends</text:span> widget</text:p>
      <text:p text:style-name="P29"/>
      <text:p text:style-name="P29"><text:span text:style-name="T16">virtual</text:span> <text:span text:style-name="T16">procedure</text:span> select(ori: tabori; sel: integer); <text:span text:style-name="T16">begin</text:span> <text:span text:style-name="T16">end</text:span>;</text:p>
      <text:p text:style-name="P29"/>
      <text:p text:style-name="P29">.</text:p>
      <text:p text:style-name="Code1"/>
      <text:p text:style-name="Standard">Presents a <text:span text:style-name="Reference_20_Char1">tabbar</text:span>. The <text:span text:style-name="Reference_20_Char1">tabbar</text:span> is presented using a list of strings for each of the sides, top, right, bottom and left, corresponding to <text:span text:style-name="Reference_20_Char1">spt</text:span>, <text:span text:style-name="Reference_20_Char1">spr</text:span>, <text:span text:style-name="Reference_20_Char1">spb</text:span>, and <text:span text:style-name="Reference_20_Char1">spl</text:span>, respectively. When a tab is selected, it sends a procedural event <text:span text:style-name="Reference_20_Char1">ettabbar</text:span>, or a callback <text:span text:style-name="Reference_20_Char1">select</text:span>. The orientation of the tab is given in <text:span text:style-name="Reference_20_Char1">ori</text:span>, and the number of the string in the tab list is <text:span text:style-name="Reference_20_Char1">sel</text:span>, which is 1 to n in the order of the string list.</text:p>
      <text:h text:style-name="Heading_20_8" text:outline-level="8"><text:bookmark-start text:name="_Toc4731241"/><text:bookmark-start text:name="__RefHeading___Toc46331_401020179"/>exceptions<text:bookmark-end text:name="_Toc4731241"/><text:bookmark-end text:name="__RefHeading___Toc46331_401020179"/></text:h>
      <text:p text:style-name="Standard">The following exceptions are generated in <text:span text:style-name="Reference_20_Char1">widgets</text:span>:</text:p>
      <table:table table:name="Table228" table:style-name="Table228">
        <table:table-column table:style-name="Table228.A"/>
        <table:table-column table:style-name="Table228.B"/>
        <table:table-row table:style-name="Table228.1">
          <table:table-cell table:style-name="Table228.A1" office:value-type="string">
            <text:p text:style-name="P225" loext:marker-style-name="T3"><text:span text:style-name="T5">Identifier</text:span><text:span text:style-name="T3"/></text:p>
          </table:table-cell>
          <table:table-cell table:style-name="Table228.A1" office:value-type="string">
            <text:p text:style-name="P225" loext:marker-style-name="T3"><text:span text:style-name="T5">Meaning</text:span><text:span text:style-name="T3"/></text:p>
          </table:table-cell>
        </table:table-row>
        <table:table-row table:style-name="Table228.1">
          <table:table-cell table:style-name="Table228.A2" office:value-type="string">
            <text:p text:style-name="P74" loext:marker-style-name="T16"><text:span text:style-name="T24">WidgetNotFound</text:span><text:span text:style-name="T25"/></text:p>
          </table:table-cell>
          <table:table-cell table:style-name="Table228.B2" office:value-type="string">
            <text:p text:style-name="P37" loext:marker-style-name="T26"><text:span text:style-name="T26">Widget by logical ID not found</text:span><text:span text:style-name="T26"/></text:p>
          </table:table-cell>
        </table:table-row>
        <table:table-row table:style-name="Table228.1">
          <table:table-cell table:style-name="Table228.A3" office:value-type="string">
            <text:p text:style-name="P74" loext:marker-style-name="T16"><text:span text:style-name="T24">WidgetIdDuplicate</text:span><text:span text:style-name="T25"/></text:p>
          </table:table-cell>
          <table:table-cell table:style-name="Table228.B3" office:value-type="string">
            <text:p text:style-name="P37" loext:marker-style-name="T26"><text:span text:style-name="T26">Widget logical ID was duplicated</text:span><text:span text:style-name="T26"/></text:p>
          </table:table-cell>
        </table:table-row>
        <table:table-row table:style-name="Table228.1">
          <table:table-cell table:style-name="Table228.A2" office:value-type="string">
            <text:p text:style-name="P74" loext:marker-style-name="T16"><text:span text:style-name="T24">CannotSelectWidget</text:span><text:span text:style-name="T25"/></text:p>
          </table:table-cell>
          <table:table-cell table:style-name="Table228.B2" office:value-type="string">
            <text:p text:style-name="P37" loext:marker-style-name="T26"><text:span text:style-name="T26">Widget is not selectable</text:span><text:span text:style-name="T26"/></text:p>
          </table:table-cell>
        </table:table-row>
        <table:table-row table:style-name="Table228.1">
          <table:table-cell table:style-name="Table228.A5" office:value-type="string">
            <text:p text:style-name="P74" loext:marker-style-name="T16"><text:span text:style-name="T24">CannotPutTextWidget</text:span><text:span text:style-name="T25"/></text:p>
          </table:table-cell>
          <table:table-cell table:style-name="Table228.B5" office:value-type="string">
            <text:p text:style-name="P37" loext:marker-style-name="T26"><text:span text:style-name="T26">Cannot put text in this widget</text:span><text:span text:style-name="T26"/></text:p>
          </table:table-cell>
        </table:table-row>
        <table:table-row table:style-name="Table228.1">
          <table:table-cell table:style-name="Table228.A2" office:value-type="string">
            <text:p text:style-name="P74" loext:marker-style-name="T16"><text:span text:style-name="T24">CannotGetTextWidget</text:span><text:span text:style-name="T25"/></text:p>
          </table:table-cell>
          <table:table-cell table:style-name="Table228.B2" office:value-type="string">
            <text:p text:style-name="P37" loext:marker-style-name="T26"><text:span text:style-name="T26">Cannot get text from this widget</text:span><text:span text:style-name="T26"/></text:p>
          </table:table-cell>
        </table:table-row>
        <table:table-row table:style-name="Table228.1">
          <table:table-cell table:style-name="Table228.A7" office:value-type="string">
            <text:p text:style-name="P74" loext:marker-style-name="T16"><text:span text:style-name="T24">CannotDisableWidget</text:span><text:span text:style-name="T25"/></text:p>
          </table:table-cell>
          <table:table-cell table:style-name="Table228.B7" office:value-type="string">
            <text:p text:style-name="P37" loext:marker-style-name="T26"><text:span text:style-name="T26">Cannot disable this widget</text:span><text:span text:style-name="T26"/></text:p>
          </table:table-cell>
        </table:table-row>
        <table:table-row table:style-name="Table228.1">
          <table:table-cell table:style-name="Table228.A2" office:value-type="string">
            <text:p text:style-name="P74" loext:marker-style-name="T16"><text:span text:style-name="T24">InvalidScrollBarPosition</text:span><text:span text:style-name="T25"/></text:p>
          </table:table-cell>
          <table:table-cell table:style-name="Table228.B2" office:value-type="string">
            <text:p text:style-name="P37" loext:marker-style-name="T26"><text:span text:style-name="T26">Invalid scroll bar position specified</text:span><text:span text:style-name="T26"/></text:p>
          </table:table-cell>
        </table:table-row>
        <table:table-row table:style-name="Table228.1">
          <table:table-cell table:style-name="Table228.A9" office:value-type="string">
            <text:p text:style-name="P74" loext:marker-style-name="T16"><text:span text:style-name="T24">InvalidScrollBarSize</text:span><text:span text:style-name="T25"/></text:p>
          </table:table-cell>
          <table:table-cell table:style-name="Table228.B9" office:value-type="string">
            <text:p text:style-name="P37" loext:marker-style-name="T26"><text:span text:style-name="T26">Invalid scroll bar size specified</text:span><text:span text:style-name="T26"/></text:p>
          </table:table-cell>
        </table:table-row>
        <table:table-row table:style-name="Table228.1">
          <table:table-cell table:style-name="Table228.A2" office:value-type="string">
            <text:p text:style-name="P74" loext:marker-style-name="T16"><text:span text:style-name="T24">ControlCreateFail</text:span><text:span text:style-name="T25"/></text:p>
          </table:table-cell>
          <table:table-cell table:style-name="Table228.B2" office:value-type="string">
            <text:p text:style-name="P37" loext:marker-style-name="T26"><text:span text:style-name="T26">Attempt to create control fails</text:span><text:span text:style-name="T26"/></text:p>
          </table:table-cell>
        </table:table-row>
        <table:table-row table:style-name="Table228.1">
          <table:table-cell table:style-name="Table228.A11" office:value-type="string">
            <text:p text:style-name="P74" loext:marker-style-name="T16"><text:span text:style-name="T24">InvalidProgressBarPosition</text:span><text:span text:style-name="T25"/></text:p>
          </table:table-cell>
          <table:table-cell table:style-name="Table228.B11" office:value-type="string">
            <text:p text:style-name="P37" loext:marker-style-name="T26"><text:span text:style-name="T26">Invalid progress bar position specified</text:span><text:span text:style-name="T26"/></text:p>
          </table:table-cell>
        </table:table-row>
        <table:table-row table:style-name="Table228.1">
          <table:table-cell table:style-name="Table228.A2" office:value-type="string">
            <text:p text:style-name="P74" loext:marker-style-name="T16"><text:span text:style-name="T24">NoStringSpace</text:span><text:span text:style-name="T25"/></text:p>
          </table:table-cell>
          <table:table-cell table:style-name="Table228.B2" office:value-type="string">
            <text:p text:style-name="P37" loext:marker-style-name="T26"><text:span text:style-name="T26">Out of string space</text:span><text:span text:style-name="T26"/></text:p>
          </table:table-cell>
        </table:table-row>
        <table:table-row table:style-name="Table228.1">
          <table:table-cell table:style-name="Table228.A13" office:value-type="string">
            <text:p text:style-name="P74" loext:marker-style-name="T16"><text:span text:style-name="T24">UnableCreateTab</text:span><text:span text:style-name="T25"/></text:p>
          </table:table-cell>
          <table:table-cell table:style-name="Table228.B13" office:value-type="string">
            <text:p text:style-name="P37" loext:marker-style-name="T26"><text:span text:style-name="T26">Unable to create tab in tab bar</text:span><text:span text:style-name="T26"/></text:p>
          </table:table-cell>
        </table:table-row>
        <table:table-row table:style-name="Table228.1">
          <table:table-cell table:style-name="Table228.A2" office:value-type="string">
            <text:p text:style-name="P74" loext:marker-style-name="T16"><text:span text:style-name="T24">UnableCreateFileDialog</text:span><text:span text:style-name="T25"/></text:p>
          </table:table-cell>
          <table:table-cell table:style-name="Table228.B2" office:value-type="string">
            <text:p text:style-name="P37" loext:marker-style-name="T26"><text:span text:style-name="T26">Unable to create file dialog</text:span><text:span text:style-name="T26"/></text:p>
          </table:table-cell>
        </table:table-row>
        <table:table-row table:style-name="Table228.1">
          <table:table-cell table:style-name="Table228.A15" office:value-type="string">
            <text:p text:style-name="P74" loext:marker-style-name="T16"><text:span text:style-name="T24">UnableCreateFindDialog</text:span><text:span text:style-name="T25"/></text:p>
          </table:table-cell>
          <table:table-cell table:style-name="Table228.B15" office:value-type="string">
            <text:p text:style-name="P37" loext:marker-style-name="T26"><text:span text:style-name="T26">Unable to create find dialog</text:span><text:span text:style-name="T26"/></text:p>
          </table:table-cell>
        </table:table-row>
        <table:table-row table:style-name="Table228.1">
          <table:table-cell table:style-name="Table228.A2" office:value-type="string">
            <text:p text:style-name="P74" loext:marker-style-name="T16"><text:span text:style-name="T24">UnableCreateFontDialog</text:span><text:span text:style-name="T25"/></text:p>
          </table:table-cell>
          <table:table-cell table:style-name="Table228.B2" office:value-type="string">
            <text:p text:style-name="P37" loext:marker-style-name="T26"><text:span text:style-name="T26">Unable to create font dialog</text:span><text:span text:style-name="T26"/></text:p>
          </table:table-cell>
        </table:table-row>
        <table:table-row table:style-name="Table228.1">
          <table:table-cell table:style-name="Table228.A17" office:value-type="string">
            <text:p text:style-name="P74" loext:marker-style-name="T16"><text:span text:style-name="T24">StringTooLong</text:span><text:span text:style-name="T25"/></text:p>
          </table:table-cell>
          <table:table-cell table:style-name="Table228.B17" office:value-type="string">
            <text:p text:style-name="P37" loext:marker-style-name="T26"><text:span text:style-name="T26">String to long for find/replace dialog</text:span><text:span text:style-name="T26"/></text:p>
          </table:table-cell>
        </table:table-row>
        <table:table-row table:style-name="Table228.1">
          <table:table-cell table:style-name="Table228.A18" office:value-type="string">
            <text:p text:style-name="P74" loext:marker-style-name="T16"><text:span text:style-name="T24">InvalidTabSelect</text:span><text:span text:style-name="T25"/></text:p>
          </table:table-cell>
          <table:table-cell table:style-name="Table228.B18" office:value-type="string">
            <text:p text:style-name="P37" loext:marker-style-name="T26"><text:span text:style-name="T26">Logical tab to select was invalid</text:span><text:span text:style-name="T26"/></text:p>
          </table:table-cell>
        </table:table-row>
      </table:table>
      <text:p text:style-name="Standard"/>
      <text:p text:style-name="Standard"><text:span text:style-name="Reference_20_Char1">widgets</text:span> establishes a series of exception handlers for each of the above exceptions during startup. Exceptions not handled by a client program of <text:span text:style-name="Reference_20_Char1">widgets</text:span> will go back to <text:span text:style-name="Reference_20_Char1">widgets</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widgets</text:span> need only capture the exceptions occurring in the procedure or function that is called.</text:p>
      <text:h text:style-name="Heading_20_8" text:outline-level="8"><text:bookmark-start text:name="_Toc4731242"/><text:bookmark-start text:name="__RefHeading___Toc46333_401020179"/><text:soft-page-break/>Procedures and functions in widgets<text:bookmark-end text:name="_Toc4731242"/><text:bookmark-end text:name="__RefHeading___Toc46333_401020179"/><text:bookmark-end text:name="_Toc221641229"/></text:h>
      <text:p text:style-name="Standard">For all of the following calls, If the screen file <text:span text:style-name="Reference_20_Char1">f</text:span> is not present, the default is the standard <text:span text:style-name="Reference_20_Char1">output</text:span> file. If the procedure or function is a method, the output screen file should not be specified, since it is inherent in the object.</text:p>
      <text:p text:style-name="P28">procedure killwidget([var f: text;] id: integer);</text:p>
      <text:p text:style-name="P23">The widget within window <text:span text:style-name="reference_20_Char">f</text:span> with the logical identifier <text:span text:style-name="reference_20_Char">id</text:span> is removed from the system. It will be erased from the screen, and contents under it will be restored as required.</text:p>
      <text:p text:style-name="P18">Exceptions: <text:span text:style-name="Reference_20_Char1">WidgetNotFound</text:span></text:p>
      <text:p text:style-name="Standard"/>
      <text:p text:style-name="P28">procedure selectwidget([var f: text; id: integer;] e: boolean);</text:p>
      <text:p text:style-name="P23">The widget within window <text:span text:style-name="reference_20_Char">f</text:span> by the logical identifier <text:span text:style-name="reference_20_Char">id</text:span> will enter the select state if <text:span text:style-name="reference_20_Char">e</text:span> is true, otherwise the select state is removed. The exact effect of the select state depends on the widget. See the individual widget to be selected for more information. It is an error to select a widget that has no selectability.</text:p>
      <text:p text:style-name="P23">Selection is typically used to indicate that the widget is "on", by changing its face appearance. For example, it can be checked, pressed or a similar visual state change.</text:p>
      <text:p text:style-name="P18">Exceptions: <text:span text:style-name="Reference_20_Char1">WidgetNotFound, CannotSelectWidget</text:span></text:p>
      <text:p text:style-name="Standard"/>
      <text:p text:style-name="P28">procedure enablewidget([var f: text;] id: integer; e: boolean);</text:p>
      <text:p text:style-name="P23">The widget within window <text:span text:style-name="reference_20_Char">f</text:span> by the logical identifier <text:span text:style-name="reference_20_Char">id</text:span> will enter the enable state if <text:span text:style-name="reference_20_Char">e</text:span> is true, otherwise the disable state is entered. The exact effect of the enable or disable state depends on the widget. See the individual widget to be selected for more information. It is an error to enable or disable a widget that has no such capability. The default state for all widgets is to be enabled. A widget that is disabled will stop sending events.</text:p>
      <text:p text:style-name="P23">Disabling a widget is typically used to mark it as unusable or invalid in the current context. An example would be a "next" button where no next page or item exists. The standard method used to indicate disabled widgets is to give them a "greyed out" appearance, but the actual effect may depend on the operating system.</text:p>
      <text:p text:style-name="P18">Exceptions: <text:span text:style-name="Reference_20_Char1">WidgetNotFound</text:span>, <text:span text:style-name="Reference_20_Char1">CannotDisableWidget</text:span></text:p>
      <text:p text:style-name="Standard"/>
      <text:p text:style-name="P28"><text:soft-page-break/>procedure getwidgettext([var f: text;] id: integer; var s: pstring);</text:p>
      <text:p text:style-name="P23">Retrieves the text contained by the widget with the logical identifier <text:span text:style-name="reference_20_Char">id</text:span> within window <text:span text:style-name="reference_20_Char">f</text:span>, and returns the text as a dynamic string <text:span text:style-name="reference_20_Char">s</text:span>. It depends on the widget as to if it has text that can be read. It is an error to get text from a widget that has no such capability.</text:p>
      <text:p text:style-name="P23">Widgets can typically have their text read if the widget provides the user with the ability to modify or edit text. In this case, retrieving the text is required to obtain the new text.</text:p>
      <text:p text:style-name="P18">Exceptions: <text:span text:style-name="Reference_20_Char1">WidgetNotFound, CannotGetTextWidget</text:span></text:p>
      <text:p text:style-name="Standard"/>
      <text:p text:style-name="P28">procedure putwidgettext([var f: text;] id: integer; view s: string);</text:p>
      <text:p text:style-name="P23">Places text in the widget with the logical identifier <text:span text:style-name="reference_20_Char">id</text:span> within window <text:span text:style-name="reference_20_Char">f</text:span> from the string <text:span text:style-name="reference_20_Char">s</text:span>. It depends on the widget as to if it can accept text placed in this manner. It is an error to place text in a widget that has no such capability.</text:p>
      <text:p text:style-name="P23">A widget will have the ability to place text if it can edit text by the user. Placing text in the widget can be used to initialize the contents of such a widget, or as part of the overall interaction with the user.</text:p>
      <text:p text:style-name="P18">Exceptions: <text:span text:style-name="Reference_20_Char1">WidgetNotFound, CannotPutTextWidget</text:span></text:p>
      <text:p text:style-name="Standard"/>
      <text:p text:style-name="P28">procedure sizwidget[g]([var f: text;] id: integer; x, y: integer);</text:p>
      <text:p text:style-name="P23">Resize an existing widget. The widget with the logical identifier <text:span text:style-name="reference_20_Char">id</text:span> is resized to be the size in <text:span text:style-name="reference_20_Char">x</text:span> and <text:span text:style-name="reference_20_Char">y</text:span>, in the window <text:span text:style-name="Reference_20_Char1">f</text:span>.</text:p>
      <text:p text:style-name="P23">If the graphical version is used, the size is in pixels, otherwise, the size is in characters.</text:p>
      <text:p text:style-name="P18">Exceptions: <text:span text:style-name="Reference_20_Char1">WidgetNotFound</text:span></text:p>
      <text:p text:style-name="Standard"/>
      <text:p text:style-name="P28">procedure poswidget[g]([var f: text;] id: integer; x, y: integer);</text:p>
      <text:p text:style-name="P23">Reposition an existing widget. The widget with the logical identifier <text:span text:style-name="reference_20_Char">id</text:span> is repositioned to be at the position <text:span text:style-name="reference_20_Char">x</text:span> and <text:span text:style-name="reference_20_Char">y</text:span>, in the parent window of the window f.</text:p>
      <text:p text:style-name="P23">If the graphical version is used, the size is in pixels, otherwise, the size is in characters.</text:p>
      <text:p text:style-name="P18">Exceptions: <text:span text:style-name="Reference_20_Char1">WidgetNotFound</text:span></text:p>
      <text:p text:style-name="Standard"/>
      <text:p text:style-name="P28"><text:soft-page-break/>procedure buttonsiz[g]([var f: text;] view s: string; var w, h: integer);</text:p>
      <text:p text:style-name="P23">Finds the minimum size of a button within window <text:span text:style-name="reference_20_Char">f</text:span>, with face text string <text:span text:style-name="reference_20_Char">s</text:span>. The width to use is returned in <text:span text:style-name="reference_20_Char">w</text:span>, and the height in <text:span text:style-name="reference_20_Char">h</text:span>. Button sizing returns the minimum size in terms of the minimum amount of space needed to contain the face text, in the labeling font, and the border of the button itself. You will want to use the size as a guide to button sizing, and not for the actual size of the button. A good rule of thumb is to add %25 of the minimum height of the button to the actual height and width of the button to give the user sufficient area to click on the button. In addition, buttons should be "justified" when they appear in groups to appear as the same width. This is done by calculating a maximum size for a group of related buttons, then using the same width and height for all of them.</text:p>
      <text:p text:style-name="P18">Exceptions: None</text:p>
      <text:p text:style-name="Standard"/>
      <text:p text:style-name="P28">procedure button[g]([var f: text;] x1, y1, x2, y2: integer; view s: string; id: integer);</text:p>
      <text:p text:style-name="P23">Places a button within window <text:span text:style-name="reference_20_Char">f</text:span> in the bounding box formed by <text:span text:style-name="reference_20_Char">x1</text:span>, <text:span text:style-name="reference_20_Char">y1</text:span>, <text:span text:style-name="reference_20_Char">x2</text:span>, <text:span text:style-name="reference_20_Char">y2</text:span>, with the face text from the string <text:span text:style-name="reference_20_Char">s</text:span>. The logical identifier is specified in <text:span text:style-name="reference_20_Char">id</text:span>, which must be an integer from 1 to n, which is not currently in use in any other widget. The button drawn is not guaranteed to completely fill the bounding box. The button should be placed against a background that is colored with the standard background color. The button will be placed at the front of the window stacking order, and should be placed after any other widgets or child windows that the button is to appear in front of.</text:p>
      <text:p text:style-name="P23">When the button is pressed, it will send an <text:span text:style-name="Reference_20_Char1">etbutton</text:span> event, which contains the logical id of the button that was pressed. It is up to the system whether the event occurs when the button is depressed or released.</text:p>
      <text:p text:style-name="P23">Buttons cannot be selected, or have their face text changed or read. Buttons can be enabled and disabled. If the button is disabled, it will not sent <text:span text:style-name="Reference_20_Char1">etbutton</text:span> events when pressed.</text:p>
      <text:p text:style-name="P18">Exceptions: <text:span text:style-name="Reference_20_Char1">WidgetIdDuplicate</text:span></text:p>
      <text:p text:style-name="Standard"/>
      <text:p text:style-name="P28">procedure checkboxsiz[g]([var f: text;] view s: string; var w, h: integer);</text:p>
      <text:p text:style-name="P23">Finds the minimum size of a checkbox within window <text:span text:style-name="reference_20_Char">f</text:span>, with face text string <text:span text:style-name="reference_20_Char">s</text:span>. The width to use is returned in <text:span text:style-name="reference_20_Char">w</text:span>, and the height in <text:span text:style-name="reference_20_Char">h</text:span>. Checkbox sizing returns the minimum size in terms of the minimum amount of space needed to contain the face text, in the labeling font, and the border of the checkbox itself, if it exists. You will want to use the size as a guide to checkbox sizing, and not for the actual size of the checkbox. A good rule of thumb is to add %25 of the minimum height of the checkbox to the actual height and width of the checkbox to give the user sufficient area to click on the checkbox.</text:p>
      <text:p text:style-name="P18">Exceptions: None</text:p>
      <text:p text:style-name="Standard"/>
      <text:p text:style-name="P28"><text:soft-page-break/>procedure checkbox[g]([var f: text;] x1, y1, x2, y2: integer; view s: string; id: integer);</text:p>
      <text:p text:style-name="P23">Places a checkbox within window <text:span text:style-name="reference_20_Char">f</text:span> in the bounding box formed by <text:span text:style-name="Reference_20_Char1">x1</text:span>, <text:span text:style-name="Reference_20_Char1">y1</text:span>, <text:span text:style-name="Reference_20_Char1">x2</text:span>, <text:span text:style-name="Reference_20_Char1">y2</text:span>, with the face text from the string <text:span text:style-name="reference_20_Char">s</text:span>. The logical identifier is specified in <text:span text:style-name="reference_20_Char">id</text:span>, which must be an integer from 1 to n, which is not currently in use in any other widget. The checkbox drawn is not guaranteed to completely fill the bounding box. The checkbox should be placed against a background that is colored with the standard background color. The checkbox will be placed at the front of the window stacking order, and should be placed after any other widgets or child windows that the checkbox is to appear in front of.</text:p>
      <text:p text:style-name="P23">When the checkbox is clicked, it will send an <text:span text:style-name="Reference_20_Char1">etchkbox</text:span> event, which contains the logical id of the checkbox that was pressed. It is up to the system whether the event occurs when the checkbox is depressed or released.</text:p>
      <text:p text:style-name="P23">Checkboxes cannot have their face text changed or read. A checkbox can be selected or deselected, and can be enabled and disabled. If the checkbox is selected, it will appear with a selected face, which is typically a checkmark in a box. If the checkbox is disabled, it will not sent <text:span text:style-name="Reference_20_Char1">etchkbox</text:span> events when pressed.</text:p>
      <text:p text:style-name="P23">A checkbox only changes its appearance in response to a select, and does not keep a state that can be read by the program. It’s up to the program to keep track of the state of the checkbox, and how to handle it. In particular, if the <text:span text:style-name="Reference_20_Char1">checkbox</text:span> is pressed, it is up to the program to change its select status, otherwise the press will have no effect. The program can implement many different effects for checkboxes. The <text:span text:style-name="Reference_20_Char1">checkbox</text:span> can toggle, or it can be one of a series of mutually exclusive selections.</text:p>
      <text:p text:style-name="P18">Exceptions: <text:span text:style-name="Reference_20_Char1">WidgetIdDuplicate</text:span></text:p>
      <text:p text:style-name="Standard"/>
      <text:p text:style-name="P28">procedure radiobuttonsiz[g]([var f: text;] view s: string; var w, h: integer);</text:p>
      <text:p text:style-name="P23">Finds the minimum size of a radio button within window <text:span text:style-name="reference_20_Char">f</text:span>, with face text string <text:span text:style-name="reference_20_Char">s</text:span>. The width to use is returned in <text:span text:style-name="reference_20_Char">w</text:span>, and the height in <text:span text:style-name="reference_20_Char">h</text:span>. Radio button sizing returns the minimum size in terms of the minimum amount of space needed to contain the face text, in the labeling font, and the border of the radio button, if it exists. You will want to use the size as a guide to radio button sizing, and not for the actual size of the checkbox. A good rule of thumb is to add %25 of the minimum height of the radio button to the actual height and width of the radio button to give the user sufficient area to click on the radio button.</text:p>
      <text:p text:style-name="P18">Exceptions: None</text:p>
      <text:p text:style-name="Standard"/>
      <text:p text:style-name="P28"><text:soft-page-break/>procedure radiobutton[g]([var f: text;] x1, y1, x2, y2: integer; view s: string; id: integer);</text:p>
      <text:p text:style-name="P23">Places a radio button within window <text:span text:style-name="reference_20_Char">f</text:span> in the bounding box formed by <text:span text:style-name="reference_20_Char">x1</text:span>, <text:span text:style-name="reference_20_Char">y1</text:span>, <text:span text:style-name="reference_20_Char">x2</text:span>, <text:span text:style-name="reference_20_Char">y2</text:span>, with the face text from the string <text:span text:style-name="reference_20_Char">s</text:span>. The logical identifier is specified in <text:span text:style-name="reference_20_Char">id</text:span>, which must be an integer from 1 to n, which is not currently in use in any other widget. The radio button drawn is not guaranteed to completely fill the bounding box. The radio button should be placed against a background that is colored with the standard background color. The radio button will be placed at the front of the window stacking order, and should be placed after any other widgets or child windows that the radio button is to appear in front of.</text:p>
      <text:p text:style-name="P23">When the radio button is pressed, it will send an <text:span text:style-name="Reference_20_Char1">etradbut</text:span> event, which contains the logical id of the radio button that was pressed. It is up to the system whether the event occurs when the radio button is depressed or released.</text:p>
      <text:p text:style-name="P23">Radio buttons cannot have their face text changed or read. A radio button can be selected or deselected, and can be enabled and disabled. If the radio button is selected, it will appear with a selected face, which is typically a blacked out radio button. If the radio button is disabled, it will not sent <text:span text:style-name="Reference_20_Char1">etradbut</text:span> events when pressed.</text:p>
      <text:p text:style-name="P23">A radio button only changes its appearance in response to a select, and does not keep a state that can be read by the program. It’s up to the program to keep track of the state of the radio button, and how to handle it. In particular, if the checkbox is pressed, it is up to the program to change its select status, otherwise the press will have no effect. The program can implement many different effects for radio buttons. The radio button can toggle, or it can be one of a series of mutually exclusive selections.</text:p>
      <text:p text:style-name="P18">Exceptions: <text:span text:style-name="Reference_20_Char1">WidgetIdDuplicate</text:span></text:p>
      <text:p text:style-name="Standard"/>
      <text:p text:style-name="P28">procedure groupsiz[g]([var f: text;] view s: string; cw, ch: integer; var w, h, ox, oy: integer);</text:p>
      <text:p text:style-name="P23">Finds the required size of a group box in window <text:span text:style-name="reference_20_Char">f</text:span>, with the face text given in string <text:span text:style-name="reference_20_Char">s</text:span>, and the client area width <text:span text:style-name="Reference_20_Char1">cw</text:span>, and client area height <text:span text:style-name="Reference_20_Char1">ch</text:span>. The required width is returned in <text:span text:style-name="reference_20_Char">w</text:span>, the height in <text:span text:style-name="reference_20_Char">h</text:span>, and the offset to the client area in <text:span text:style-name="reference_20_Char">x</text:span> and <text:span text:style-name="reference_20_Char">y</text:span>. A group box consists of a border area, a label, and an internal client area. Group boxes are designed to be layered components. They contain other widgets, and provide a background for them. When a group size is found, the minimum size is found as what will contain all of the border, face text and the requested client area. The program will know where to place its widgets in the client area by the client offset, which is given as a difference between the bounding box origin, and the origin of the client rectangle.</text:p>
      <text:p text:style-name="P18">Exceptions: None</text:p>
      <text:p text:style-name="Standard"/>
      <text:p text:style-name="P28"><text:soft-page-break/>procedure group[g]([var f: text;] x1, y1, x2, y2: integer; view s: string; id: integer);</text:p>
      <text:p text:style-name="P23">Creates a group box in window <text:span text:style-name="reference_20_Char">f</text:span> within the bounding rectangle <text:span text:style-name="Reference_20_Char1">x1</text:span>, <text:span text:style-name="Reference_20_Char1">y1</text:span>, <text:span text:style-name="Reference_20_Char1">x2</text:span>, <text:span text:style-name="Reference_20_Char1">y2</text:span>, the face text given in string <text:span text:style-name="reference_20_Char">s</text:span>, and with the logical identifier <text:span text:style-name="reference_20_Char">id</text:span>. Group boxes are containers for other widgets, and consist of a border area, the face text, and an internal client area where other widgets are to be placed.</text:p>
      <text:p text:style-name="P23">The entire client area of the group will have the standard background color, and widgets can be placed into the client in any arrangement or number. The program should be sure to create the client area widgets after the group is created, so that they will appear in front of the group in stacking order.</text:p>
      <text:p text:style-name="P23">The location of the client area within a group box can be found with the group sizing call.</text:p>
      <text:p text:style-name="P18">Exceptions: <text:span text:style-name="Reference_20_Char1">WidgetIdDuplicate</text:span></text:p>
      <text:p text:style-name="Standard"/>
      <text:p text:style-name="P28">procedure background[g]([var f: text;] x1, y1, x2, y2: integer; id: integer);</text:p>
      <text:p text:style-name="P23">Creates a background box in the window <text:span text:style-name="reference_20_Char">f</text:span>, with the bounding rectangle <text:span text:style-name="reference_20_Char">x1</text:span>, <text:span text:style-name="reference_20_Char">y1</text:span>, <text:span text:style-name="reference_20_Char">x2</text:span>, <text:span text:style-name="reference_20_Char">y2</text:span>, and the logical widget identifier <text:span text:style-name="reference_20_Char">id</text:span>. A background is simply a rectangle with the standard background color. It is more convenient than simply painting a rectangle on the window with the background color because it handles its own redraws. Because a background box has no borders, widgets can be placed within it anywhere, and in any number. Any widgets to be placed within the group should be created after the group box is created, so that that they are on top of the group box in stacking order.</text:p>
      <text:p text:style-name="P18">Exceptions: <text:span text:style-name="Reference_20_Char1">WidgetIdDuplicate</text:span></text:p>
      <text:p text:style-name="Standard"/>
      <text:p text:style-name="P28">procedure scrollvertsiz[g]([var f: text;] var w, h: integer);</text:p>
      <text:p text:style-name="P23">Finds the size for a vertical scroll bar in window <text:span text:style-name="reference_20_Char">f</text:span>. Returns the width in <text:span text:style-name="reference_20_Char">w</text:span>, and the height in <text:span text:style-name="reference_20_Char">h</text:span>. Scrollbars typically can be sized to any size, and the width of a vertical scroll bar is a suggested width designed to match others used in the same system. The height of a vertical scrollbar is simply a suggestion, and can be ignored.</text:p>
      <text:p text:style-name="P23">If a scrollbar cannot be arbitrarily sized, then the width and height will reflect the dimensions of a fixed scrollbar.</text:p>
      <text:p text:style-name="P18">Exceptions: None</text:p>
      <text:p text:style-name="Standard"/>
      <text:p text:style-name="P28"><text:soft-page-break/>procedure scrollvert[g]([var f: text;] x1, y1, x2, y2: integer; id: integer);</text:p>
      <text:p text:style-name="P23">Creates a vertical scrollbar in window <text:span text:style-name="reference_20_Char">f</text:span>, with bounding rectangle <text:span text:style-name="Reference_20_Char1">x1</text:span>, <text:span text:style-name="Reference_20_Char1">y1</text:span>, <text:span text:style-name="Reference_20_Char1">x2</text:span>, <text:span text:style-name="Reference_20_Char1">y2</text:span>, and logical widget identifier <text:span text:style-name="Reference_20_Char1">id</text:span>. If possible, the scrollbar is made to fill the width and height requested. If this is not possible, then the largest scrollbar is created that fits within the bounding rectangle. There is no guarantee that the scrollbar will completely fill the rectangle. The area under the scrollbar should be drawn with the standard background color.</text:p>
      <text:p text:style-name="P23">The scrollbar will generate several events when clicked. The <text:span text:style-name="Reference_20_Char1">etsclull</text:span> event indicates the line up button of the scrollbar was pressed. The <text:span text:style-name="Reference_20_Char1">etscldrl</text:span> event indicates the line down button of the scrollbar was pressed. The <text:span text:style-name="Reference_20_Char1">etsclulp</text:span> event indicates the page up section of the scrollbar was pressed. The <text:span text:style-name="Reference_20_Char1">etscldrp</text:span> event indicates the page down section of the scrollbar was pressed. It is system dependent as to whether the buttons generate their events on a button press or a button release.</text:p>
      <text:p text:style-name="P23">The <text:span text:style-name="Reference_20_Char1">etsclpos</text:span> event gives the position of the top of the slider after the user moves it. The position is returned as a ratioed <text:span text:style-name="Reference_20_Char1">maxint</text:span> number, where 0 means the slider is at the top, and <text:span text:style-name="Reference_20_Char1">maxint</text:span> means the slider is at the bottom. The number is affected by the size of the slider. If, for example, the slider occupies %50 of the scrollbar, then only the positions 0 to <text:span text:style-name="Reference_20_Char1">maxint</text:span> <text:span text:style-name="Reference_20_Char1">div</text:span> 2 will be generated. It is undefined as to exactly when <text:span text:style-name="Reference_20_Char1">etsclpos</text:span> events occur. They may only be generated when the slider is moved and then released, or they may be generated continuously as the slider is moved. If the generation is continuous, then the movements are usually subject to "rate limiting" to keep them from generating events too fast to handle.</text:p>
      <text:p text:style-name="P23">The scrollbar will not change position on its own. The scrollbar will generate events, and it is up to the program to use those to set the scrollbar slider position, and to take action on them, such as move the screen data up or down. The page up/down and line up/down terminology is suggestive of the use of these events, but it is up to the program exactly how to use or implement these functions. Typically, these are used to move the displayed area of a document one line up or down, and one page or screenful up or down.</text:p>
      <text:p text:style-name="P23">The size of the scrollbar slider is set by default to small, but convenient for the user to press and manipulate. This can be left alone for programs that don't require sized scrollbar sliders. The size of the slider is set by <text:span text:style-name="Reference_20_Char1">scrollsiz[g]</text:span>. Typically, it is used to set the ratio of onscreen data shown to the entire document or other data available. For example, if %50 of the document is being displayed, then the slider should occupy %50 of the scrollbar.</text:p>
      <text:p text:style-name="P18">Exceptions: <text:span text:style-name="Reference_20_Char1">WidgetIdDuplicate</text:span></text:p>
      <text:p text:style-name="Standard"/>
      <text:p text:style-name="P28"><text:soft-page-break/>procedure scrollhorizsiz[g]([var f: text;] var w, h: integer);</text:p>
      <text:p text:style-name="P23">Finds the size for a horizontal scroll bar in window <text:span text:style-name="reference_20_Char">f</text:span>. Returns the width in <text:span text:style-name="reference_20_Char">w</text:span>, and the height in <text:span text:style-name="reference_20_Char">h</text:span>. Scrollbars typically can be sized to any size, and the height of a horizontal scroll bar is a suggested width designed to match others used in the same system. The width of a horizontal scrollbar is simply a suggestion, and can be ignored.</text:p>
      <text:p text:style-name="P23">If a scrollbar cannot be arbitrarily sized, then the width and height will reflect the dimensions of a fixed scrollbar.</text:p>
      <text:p text:style-name="P18">Exceptions: None</text:p>
      <text:p text:style-name="Standard"/>
      <text:p text:style-name="P28"><text:soft-page-break/>procedure scrollhoriz[g]([var f: text;] x1, y1, x2, y2: integer; id: integer);</text:p>
      <text:p text:style-name="P23">Creates a horizontal scrollbar in window <text:span text:style-name="reference_20_Char">f</text:span>, with bounding rectangle <text:span text:style-name="reference_20_Char">x1</text:span>, <text:span text:style-name="reference_20_Char">y1</text:span>, <text:span text:style-name="reference_20_Char">x2</text:span>, <text:span text:style-name="reference_20_Char">y2</text:span>, and logical widget identifier <text:span text:style-name="reference_20_Char">id</text:span>. If possible, the scrollbar is made to fill the width and height requested. If this is not possible, then the largest scrollbar is created that fits within the bounding rectangle. There is no guarantee that the scrollbar will completely fill the rectangle. The area under the scrollbar should be drawn with the standard background color.</text:p>
      <text:p text:style-name="P23">The scrollbar will generate several events when clicked. The <text:span text:style-name="Reference_20_Char1">etsclull</text:span> event indicates the line left button of the scrollbar was pressed. The <text:span text:style-name="Reference_20_Char1">etscldrl</text:span> event indicates the line right button of the scrollbar was pressed. The <text:span text:style-name="Reference_20_Char1">etsclulp</text:span> event indicates the page left section of the scrollbar was pressed. The <text:span text:style-name="Reference_20_Char1">etscldrp</text:span> event indicates the page right section of the scrollbar was pressed. It is system dependent as to whether the buttons generate their events on a button press or a button release.</text:p>
      <text:p text:style-name="P23">The <text:span text:style-name="Reference_20_Char1">etsclpos</text:span> event gives the position of the left of the slider after the user moves it. The position is returned as a ratioed <text:span text:style-name="Reference_20_Char1">maxint</text:span> number, where 0 means the slider is at the left, and <text:span text:style-name="Reference_20_Char1">maxint</text:span> means the slider is at the right. The number is affected by the size of the slider. If, for example, the slider occupies %50 of the scrollbar, then only the positions 0 to <text:span text:style-name="Reference_20_Char1">maxint</text:span> <text:span text:style-name="Reference_20_Char1">div</text:span> 2 will be generated. It is undefined as to exactly when <text:span text:style-name="Reference_20_Char1">etsclpos</text:span> events occur. They may only be generated when the slider is moved and then released, or they may be generated continuously as the slider is moved. If the generation is continuous, then the movements are usually subject to "rate limiting" to keep them from generating events too fast to handle.</text:p>
      <text:p text:style-name="P23">The scrollbar will not change position on its own. The scrollbar will generate events, and it is up to the program to use those to set the scrollbar slider position, and to take action on them, such as move the screen data left or right. The page left/right and line left/right terminology is suggestive of the use of these events, but it is up to the program exactly how to use or implement these functions. Typically, these are used to move the displayed area of a document one character left or right, and one page or screenful left or right.</text:p>
      <text:p text:style-name="P23">The size of the scrollbar slider is set by default to small, but convenient for the user to press and manipulate. This can be left alone for programs that don't require sized scrollbar sliders. The size of the slider is set by <text:span text:style-name="Reference_20_Char1">scrollsiz[g]</text:span>. Typically, it is used to set the ratio of onscreen data shown to the entire document or other data available. For example, if %50 of the document is being displayed, then the slider should occupy %50 of the scrollbar.</text:p>
      <text:p text:style-name="P18">Exceptions: <text:span text:style-name="Reference_20_Char1">WidgetIdDuplicate</text:span></text:p>
      <text:p text:style-name="Standard"/>
      <text:p text:style-name="P28"><text:soft-page-break/>procedure scrollpos([var f: text;] id: integer; p: integer);</text:p>
      <text:p text:style-name="P23">Sets the scrollbar slider position for window <text:span text:style-name="reference_20_Char">f</text:span>, scrollbar identifier <text:span text:style-name="reference_20_Char">id</text:span>, to position <text:span text:style-name="reference_20_Char">p</text:span>. The position is in ratioed <text:span text:style-name="reference_20_Char">maxint</text:span> format. That is, 0 means to set the position to the top or left, and <text:span text:style-name="Reference_20_Char1">maxint</text:span> means bottom or right. The position is affected by the size of the scrollbar slider. For example, if the slider occupies %50 of the scrollbar, then the range of positions would only be from 0 to <text:span text:style-name="Reference_20_Char1">maxint</text:span> div 2. If the position given is beyond the maximum position possible, then the slider is set to <text:s/>the maximum travel position, and no error occurs. It is an error if the position is negative.</text:p>
      <text:p text:style-name="P23">The program must specifically set the position of the scrollbar. The user moving the scrollbar slider may temporarily move the slider while it is being moved, but this will not remain in position after the user releases it. The program must specifically set the scrollbar position in response to the event.</text:p>
      <text:p text:style-name="P18">Exceptions: <text:span text:style-name="Reference_20_Char1">WidgetNotFound, InvalidScrollBarPosition</text:span></text:p>
      <text:p text:style-name="Standard"/>
      <text:p text:style-name="P28">procedure scrollsiz([var f: text;] id: integer; s: integer);</text:p>
      <text:p text:style-name="P23">Sets the size of the scrollbar slider in window <text:span text:style-name="reference_20_Char">f</text:span>, logical identifier <text:span text:style-name="reference_20_Char">id</text:span>, to the size <text:span text:style-name="reference_20_Char">s</text:span>. The size of the scrollbar slider is a <text:span text:style-name="reference_20_Char">maxint</text:span> ratio, with 0 meaning infinitely small, and <text:span text:style-name="reference_20_Char">maxint</text:span> meaning that it occupies the entire scrollbar. In practice, there is a practical limit to how small the slider can be. If the slider is set too small, it will be set to the minimum size, and no error will occur. If the size set is negative, then an error will result.</text:p>
      <text:p text:style-name="P23">If the window file <text:span text:style-name="reference_20_Char">f</text:span> does not exist, the "output" file will be used by default.</text:p>
      <text:p text:style-name="P23">The size of the scrollbar is set to a reasonable default if it is never specifically set. This is typically a fairly small size that is still easy to press and manipulate by the user. <text:s/>This allows the scrollbar to be used when slider sizing is not supported by the program.</text:p>
      <text:p text:style-name="P23">The meaning of the scrollbar slider size is up to the program. However, it is typically used to indicate how much of the data is onscreen. For example, if a document has %50 of its content currently displayed, then the slider would be set to %50 of the scrollbar.</text:p>
      <text:p text:style-name="P18">Exceptions: <text:span text:style-name="Reference_20_Char1">WidgetNotFound, InvalidScrollBarSize</text:span></text:p>
      <text:p text:style-name="Standard"/>
      <text:p text:style-name="P28">procedure numselboxsiz[g]([var f: text;] l, u: integer; var w, h: integer);</text:p>
      <text:p text:style-name="P23">Finds the width and height of a number select box for window <text:span text:style-name="reference_20_Char">f</text:span>, with lower number limit <text:span text:style-name="reference_20_Char">l</text:span> and upper number limit <text:span text:style-name="reference_20_Char">u</text:span>. The width required is returned in <text:span text:style-name="reference_20_Char">w</text:span>, and the height in <text:span text:style-name="reference_20_Char">h</text:span>. The minimum width and height is determined by the maximum length of the number to be displayed, with borders and up/down arrows considered. This can be used without adding extra space.</text:p>
      <text:p text:style-name="P18">Exceptions: None</text:p>
      <text:p text:style-name="Standard"/>
      <text:p text:style-name="P28"><text:soft-page-break/>procedure numselbox[g]([var f: text;] x1, y1, x2, y2: integer; l, u: integer; id: integer);</text:p>
      <text:p text:style-name="P23">Creates a number select box for window <text:span text:style-name="reference_20_Char">f</text:span>, in the rectangle <text:span text:style-name="reference_20_Char">x1</text:span>, <text:span text:style-name="reference_20_Char">y1</text:span>, <text:span text:style-name="reference_20_Char">x2</text:span>, <text:span text:style-name="reference_20_Char">y2</text:span>, with lower number limit <text:span text:style-name="reference_20_Char">l</text:span>, and upper number limit <text:span text:style-name="reference_20_Char">u</text:span>. The default number appearing in the box is set to the lower limit. The number select box allows the user to edit the number, or use up/down arrow controls to select the number. Any digits typed into the edit section are limited to the digits 0-9, and negative numbers are not allowed. When the user presses enter to the number edit box, an event, <text:span text:style-name="Reference_20_Char1">etnumbox</text:span> will be sent, which includes the number selected.</text:p>
      <text:p text:style-name="P18">Exceptions: <text:span text:style-name="Reference_20_Char1">WidgetIdDuplicate</text:span></text:p>
      <text:p text:style-name="Standard"/>
      <text:p text:style-name="P28">procedure editboxsiz[g]([var f: text;] view s: string; var w, h: integer);</text:p>
      <text:p text:style-name="P23">Finds the size of an edit box for window <text:span text:style-name="reference_20_Char">f</text:span>, with face text string <text:span text:style-name="reference_20_Char">s</text:span>. The width is returned in <text:span text:style-name="reference_20_Char">w</text:span>, and the height in <text:span text:style-name="reference_20_Char">h</text:span>. The string passed is a dummy, and will not be used for any purpose other than as a reference to determine the width of the required edit box. The string should contain text that is representative of the string to be edited. This could be the string that you plan to place in the edit box as its default, or it could be the worst case contents of the edit box. For example, if 8 characters is the planned edit width, the string "WWWWWWWW" (8 "W" characters) would be the largest width of edit possible. The edit box is sized to be the minimum appropriate, and can be used without extra added space.</text:p>
      <text:p text:style-name="P18">Exceptions: None</text:p>
      <text:p text:style-name="Standard"/>
      <text:p text:style-name="P28">procedure editbox[g]([var f: text;] x1, y1, x2, y2: integer; id: integer);</text:p>
      <text:p text:style-name="P23">Creates an edit box for window <text:span text:style-name="reference_20_Char">f</text:span>, in rectangle <text:span text:style-name="reference_20_Char">x1</text:span>, <text:span text:style-name="reference_20_Char">y1</text:span>, <text:span text:style-name="reference_20_Char">x2</text:span>, <text:span text:style-name="reference_20_Char">y2</text:span>, with logical identifier <text:span text:style-name="reference_20_Char">id</text:span>. Edit boxes can be used to allow the user to enter any text. The text within an edit box can be set by <text:span text:style-name="Reference_20_Char1">putwidgettext</text:span>, and retrieved by <text:span text:style-name="Reference_20_Char1">getwidgettext</text:span>. This can occur at any time. When the user presses enter in the edit box, it sends an <text:span text:style-name="Reference_20_Char1">etedtbox</text:span> event. The program can then retrieve the text from the edit box.</text:p>
      <text:p text:style-name="P18">Exceptions: <text:span text:style-name="Reference_20_Char1">WidgetIdDuplicate</text:span></text:p>
      <text:p text:style-name="Standard"/>
      <text:p text:style-name="P28">procedure progbarsiz[g]([var f: text;] var w, h: integer);</text:p>
      <text:p text:style-name="P23">Finds the size of a progress bar for window <text:span text:style-name="reference_20_Char">f</text:span>. The width is returned in <text:span text:style-name="reference_20_Char">w</text:span>, and the height in <text:span text:style-name="reference_20_Char">h</text:span>. For systems that can size progress bars arbitrarily, the height is returned as the size that matches others used in the system. The width is a suggestion, and can be ignored.</text:p>
      <text:p text:style-name="P18">Exceptions: None</text:p>
      <text:p text:style-name="Standard"/>
      <text:p text:style-name="P28"><text:soft-page-break/>procedure progbar[g]([var f: text;] x1, y1, x2, y2: integer; id: integer);</text:p>
      <text:p text:style-name="P23">Creates a progress bar in window <text:span text:style-name="reference_20_Char">f</text:span>, in rectangle <text:span text:style-name="Reference_20_Char1">x1</text:span>, <text:span text:style-name="Reference_20_Char1">y1</text:span>, <text:span text:style-name="Reference_20_Char1">x2</text:span>, <text:span text:style-name="Reference_20_Char1">y2</text:span>, with logical identifier <text:span text:style-name="reference_20_Char">id</text:span>. The progress bar starts by default at 0, and is entirely operated by the program with <text:span text:style-name="Reference_20_Char1">progbarpos</text:span> calls.</text:p>
      <text:p text:style-name="P18">Exceptions: <text:span text:style-name="Reference_20_Char1">WidgetIdDuplicate</text:span></text:p>
      <text:p text:style-name="Standard"/>
      <text:p text:style-name="P28">procedure progbarpos([var f: text;] id: integer; pos: integer);</text:p>
      <text:p text:style-name="P23">Sets the progress bar in window <text:span text:style-name="reference_20_Char">f</text:span>, with logical identifier <text:span text:style-name="reference_20_Char">id</text:span>, to the position <text:span text:style-name="reference_20_Char">pos</text:span>. The position is a ratioed <text:span text:style-name="reference_20_Char">maxint</text:span> number, from 0 to <text:span text:style-name="reference_20_Char">maxint</text:span>. 0 indicates "no progress", and <text:span text:style-name="Reference_20_Char1">maxint</text:span> indicates "complete". Because of rounding, it is recommended that the program specifically set <text:span text:style-name="Reference_20_Char1">maxint</text:span> at completion, instead of using a formula.</text:p>
      <text:p text:style-name="P18">Exceptions: <text:span text:style-name="Reference_20_Char1">WidgetNotFound, InvalidProgressBarPosition</text:span></text:p>
      <text:p text:style-name="Standard"/>
      <text:p text:style-name="P28">procedure listboxsiz[g]([var f: text;] sp: strptr; var w, h: integer);</text:p>
      <text:p text:style-name="P23">Finds the required size of a <text:span text:style-name="Reference_20_Char1">listbox</text:span> for window <text:span text:style-name="reference_20_Char">f</text:span>, with string list <text:span text:style-name="reference_20_Char">sp</text:span>. The required width is returned in <text:span text:style-name="reference_20_Char">w</text:span>, and the required height is returned in <text:span text:style-name="reference_20_Char">h</text:span>. A listbox is sized such that all of the strings in the string list can be presented in it, with borders added. No extra space is required.</text:p>
      <text:p text:style-name="P18">Exceptions: None</text:p>
      <text:p text:style-name="Standard"/>
      <text:p text:style-name="P28">procedure listbox[g]([var f: text;] x1, y1, x2, y2: integer; sp: strptr; id: integer);</text:p>
      <text:p text:style-name="P23">Creates a <text:span text:style-name="Reference_20_Char1">listbox</text:span> for window <text:span text:style-name="reference_20_Char">f</text:span>, in rectangle <text:span text:style-name="Reference_20_Char1">x1</text:span>, <text:span text:style-name="Reference_20_Char1">y1</text:span>, <text:span text:style-name="Reference_20_Char1">x2</text:span>, <text:span text:style-name="Reference_20_Char1">y2</text:span>, with string list <text:span text:style-name="Reference_20_Char1">sp</text:span>, and logical identifier <text:span text:style-name="reference_20_Char">id</text:span>. A <text:span text:style-name="Reference_20_Char1">listbox</text:span> contains a series of strings that can be selected by the user. When the user clicks a string, the event <text:span text:style-name="Reference_20_Char1">etlstbox</text:span> will be sent, which contains the number of the selected string in list order. For example, the first string in the list would be 1, and second string in the list 2, etc. If there is not enough room in the height of the <text:span text:style-name="Reference_20_Char1">listbox</text:span> for all strings in the list to be presented, then the widget will use a compression method to fit the available space. This is typically done by allowing the user to scroll through the selections. If there is not enough width for the strings in the list, they are typically clipped at the right.</text:p>
      <text:p text:style-name="P18">Exceptions: <text:span text:style-name="Reference_20_Char1">WidgetIdDuplicate</text:span><text:span text:style-name="T16">, </text:span><text:span text:style-name="Reference_20_Char1">NoStringSpace</text:span></text:p>
      <text:p text:style-name="Standard"/>
      <text:p text:style-name="P28"><text:soft-page-break/>procedure dropboxsiz[g](var f: text; sp: strptr; var cw, ch, ow, oh: integer);</text:p>
      <text:p text:style-name="P23">Finds the size of a drop box for window <text:span text:style-name="Reference_20_Char1">f</text:span>, with string list sp. The closed width is returned in <text:span text:style-name="Reference_20_Char1">cw</text:span>, and the closed height in <text:span text:style-name="Reference_20_Char1">h</text:span>. The open width is returned in <text:span text:style-name="Reference_20_Char1">ow</text:span>, and the height in <text:span text:style-name="Reference_20_Char1">oh</text:span>. Drop boxes are used to display a list of selections as in a <text:span text:style-name="Reference_20_Char1">listbox</text:span>, but they occupy less space than a <text:span text:style-name="Reference_20_Char1">listbox</text:span>. Dropboxes have two bounding rectangles, one is its dimensions when closed, and another when the user drops it down, or opens it. Both sizes are returned. This allows layout planning for both modes of the widget. Generally, the closed size is used to plan placement, then the open size is used to check if the widget will extend past the edges of the window when open.</text:p>
      <text:p text:style-name="P18">Exceptions: None</text:p>
      <text:p text:style-name="Standard"/>
      <text:p text:style-name="P28">procedure dropbox[g]([var f: text;] x1, y1, x2, y2: integer; sp: strptr; id: integer);</text:p>
      <text:p text:style-name="P23">Creates a <text:span text:style-name="Reference_20_Char1">dropbox</text:span> in the window <text:span text:style-name="reference_20_Char">f</text:span>, within rectangle <text:span text:style-name="Reference_20_Char1">x1</text:span>, <text:span text:style-name="Reference_20_Char1">y1</text:span>, <text:span text:style-name="Reference_20_Char1">x2</text:span>, <text:span text:style-name="Reference_20_Char1">y2</text:span>, for string list <text:span text:style-name="Reference_20_Char1">sp</text:span>, with logical identifier <text:span text:style-name="reference_20_Char">id</text:span>. The bounding rectangle for a drop box specifies its open mode, where the user has selected and dropped down the list of items. If the size specified is greater than or equal to the open size, as determined by <text:span text:style-name="Reference_20_Char1">dropboxsiz</text:span>, then the entire <text:span text:style-name="Reference_20_Char1">dropbox</text:span> will be presented. If the size is between the closed size and the open size, the system will attempt to work around the fact that the entire list cannot be dropped down. This is typically done by allowing the user to scroll though the list. If the size is less than the closed size, the <text:span text:style-name="Reference_20_Char1">dropbox</text:span> will be clipped.</text:p>
      <text:p text:style-name="P23">When a string within the drop box is selected, it will send an <text:span text:style-name="Reference_20_Char1">etdrpbox</text:span> event. It contains the sequential number of the string that was selected. For example, the first string sends 1, the second in the list sends 2, etc.</text:p>
      <text:p text:style-name="P18">Exceptions: <text:span text:style-name="Reference_20_Char1">WidgetIdDuplicate</text:span><text:span text:style-name="T16">, </text:span><text:span text:style-name="Reference_20_Char1">NoStringSpace</text:span></text:p>
      <text:p text:style-name="Standard"/>
      <text:p text:style-name="P28">procedure dropeditboxsiz[g]([var f: text;] sp: strptr; var cw, ch, ow, oh: integer);</text:p>
      <text:p text:style-name="P23">Finds the size of a drop edit box for window <text:span text:style-name="reference_20_Char">f</text:span>, with string list sp. The closed width is returned in <text:span text:style-name="Reference_20_Char1">cw</text:span>, and the closed height in <text:span text:style-name="reference_20_Char">h</text:span>. The open width is returned in <text:span text:style-name="Reference_20_Char1">ow</text:span>, and the height in <text:span text:style-name="Reference_20_Char1">oh</text:span>. Drop edit boxes are used to display a list of selections, and acts as a combination of a list and edit box, but they occupy less space than a <text:span text:style-name="Reference_20_Char1">listbox</text:span>. Drop edit boxes have two bounding rectangles, one is its dimensions when closed, and another when the user drops it down, or opens it. Both sizes are returned. This allows layout planning for both modes of the widget. Generally, the closed size is used to plan placement, then the open size is used to check if the widget will extend past the edges of the window when open.</text:p>
      <text:p text:style-name="P18">Exceptions: None</text:p>
      <text:p text:style-name="Standard"/>
      <text:p text:style-name="P28"><text:soft-page-break/>procedure dropeditbox[g]([var f: text;] x1, y1, x2, y2: integer; sp: strptr; id: integer);</text:p>
      <text:p text:style-name="P23">Creates a drop edit box in the window <text:span text:style-name="reference_20_Char">f</text:span>, within rectangle <text:span text:style-name="Reference_20_Char1">x1</text:span>, <text:span text:style-name="Reference_20_Char1">y1</text:span>, <text:span text:style-name="Reference_20_Char1">x2</text:span>, <text:span text:style-name="Reference_20_Char1">y2</text:span>, for string list <text:span text:style-name="Reference_20_Char1">sp</text:span>, with logical identifier <text:span text:style-name="reference_20_Char">id</text:span>. The bounding rectangle for a drop edit box specifies its open mode, where the user has selected and dropped down the list of items. If the size specified is greater than or equal to the open size, as determined by <text:span text:style-name="Reference_20_Char1">dropboxsiz</text:span>, then the entire <text:span text:style-name="Reference_20_Char1">dropbox</text:span> will be presented. If the size is between the closed size and the open size, the system will attempt to work around the fact that the entire list cannot be dropped down. This is typically done by allowing the user to scroll though the list. If the size is less than the closed size, the <text:span text:style-name="Reference_20_Char1">dropbox</text:span> will be clipped.</text:p>
      <text:p text:style-name="P23">When a drop box string is selected, or enter is hit while editing, it sends the event <text:span text:style-name="Reference_20_Char1">etdrebox</text:span>. There is no other information associated with this event. Since the text is editable, it could be anything, and may not match one of the list entries. Instead, the program should use <text:span text:style-name="Reference_20_Char1">getwidgettext</text:span> to retrieve the result of the edit.</text:p>
      <text:p text:style-name="P23">Drop edit boxes default to a blank edit string. The idea of the drop edit box is that the user can simply use it as an edit box to enter the needed data, or drop down a list of preselected items. If you wish to make one of the string list items the default, or even a text that is not on the list, use the <text:span text:style-name="Reference_20_Char1">putwidgettext</text:span> to initialize the edit field.</text:p>
      <text:p text:style-name="P18">Exceptions: <text:span text:style-name="Reference_20_Char1">WidgetIdDuplicate</text:span><text:span text:style-name="T16">, </text:span><text:span text:style-name="Reference_20_Char1">NoStringSpace</text:span></text:p>
      <text:p text:style-name="Standard"/>
      <text:p text:style-name="P28">procedure slidehorizsiz[g]([var f: text;] var w, h: integer);</text:p>
      <text:p text:style-name="P23">Finds the size of a horizontal scrollbar for window <text:span text:style-name="reference_20_Char">f</text:span>. The required width is returned in <text:span text:style-name="reference_20_Char">w</text:span>, and the required height in <text:span text:style-name="reference_20_Char">h</text:span>. The height of a slider is chosen so that they match other slidebars used in the system. The width is a suggestion, and can be ignored.</text:p>
      <text:p text:style-name="P18">Exceptions: None</text:p>
      <text:p text:style-name="Standard"/>
      <text:p text:style-name="Routine_20_Header"><text:soft-page-break/>procedure slidehoriz[g]([var f: text;] x1, y1, x2, y2: integer; mark: integer; id: integer);</text:p>
      <text:p text:style-name="P23">Creates a horizontal slider in window <text:span text:style-name="reference_20_Char">f</text:span>, in bounding rectangle <text:span text:style-name="Reference_20_Char1">x1</text:span>, <text:span text:style-name="Reference_20_Char1">y1</text:span>, <text:span text:style-name="Reference_20_Char1">x2</text:span>, <text:span text:style-name="Reference_20_Char1">y2</text:span>, with <text:span text:style-name="Reference_20_Char1">mark</text:span> number of tick marks, and a logical identifier <text:span text:style-name="Reference_20_Char1">id</text:span>. Sliders give a convenient way to select from a range of values. The system will either size the slider to fit the given rectangle, or choose the slider representation that is as large as possible, but still fits the given rectangle. It is not guaranteed that the slider will fill the entire rectangle. This means that it is important for the entire background under the rectangle to be set to the standard background color.</text:p>
      <text:p text:style-name="P23">When the slider is moved by the user, it generates a <text:span text:style-name="Reference_20_Char1">etsldpos</text:span> event. This event carries the new position of the slider, which is a ratioed <text:span text:style-name="Reference_20_Char1">maxint</text:span> number, from 0 to <text:span text:style-name="Reference_20_Char1">maxint</text:span>. 0 means the slider is at the extreme left, and <text:span text:style-name="Reference_20_Char1">maxint</text:span> means the slider is at the extreme right.</text:p>
      <text:p text:style-name="P23">There is no guarantee as to when a slider generates its events. It can generate them as the slider is moved, or it may wait until the user moves, and then releases the slider to generate events. Sliders automatically update the position of the slider, and do not need to be set by the program.</text:p>
      <text:p text:style-name="P23">The number of tick marks given by <text:span text:style-name="Reference_20_Char1">mark</text:span> are evenly distributed across the slider. If <text:span text:style-name="Reference_20_Char1">mark</text:span> is zero, then no tick marks are placed at all. Tick marks have no other effect besides appearing on the slider.</text:p>
      <text:p text:style-name="P18">Exceptions: <text:span text:style-name="Reference_20_Char1">WidgetIdDuplicate</text:span></text:p>
      <text:p text:style-name="Standard"/>
      <text:p text:style-name="P28">procedure slidevertsiz[g]([var f: text;] var w, h: integer);</text:p>
      <text:p text:style-name="P23">Finds the size of a vertical slider for window <text:span text:style-name="reference_20_Char">f</text:span>. The required width is returned in <text:span text:style-name="reference_20_Char">w</text:span>, and the required height in <text:span text:style-name="reference_20_Char">h</text:span>. The width of a slider is chosen so that they match other slidebars used in the system. The height is a suggestion, and can be ignored.</text:p>
      <text:p text:style-name="P18">Exceptions: None</text:p>
      <text:p text:style-name="Standard"/>
      <text:p text:style-name="P28"><text:soft-page-break/>procedure slidevert[g]([var f: text;] x1, y1, x2, y2: integer; mark: integer; id: integer);</text:p>
      <text:p text:style-name="P23">Creates a vertical slider in window <text:span text:style-name="reference_20_Char">f</text:span>, in bounding rectangle <text:span text:style-name="reference_20_Char">x1</text:span>, <text:span text:style-name="reference_20_Char">y1</text:span>, <text:span text:style-name="reference_20_Char">x2</text:span>, <text:span text:style-name="reference_20_Char">y2</text:span>, with mark number of tick marks, and a logical identifier <text:span text:style-name="reference_20_Char">id</text:span>. Sliders give a convenient way to select from a range of values. The system will either size the slider to fit the given rectangle, or choose the slider representation that is as large as possible, but still fits the given rectangle. It is not guaranteed that the slider will fill the entire rectangle. This means that it is important for the entire background under the rectangle to be set to the standard background color.</text:p>
      <text:p text:style-name="P23">When the slider is moved by the user, it generates a <text:span text:style-name="Reference_20_Char1">etsldpos</text:span> event. This event carries the new position of the slider, which is a ratioed <text:span text:style-name="Reference_20_Char1">maxint</text:span> number, from 0 to <text:span text:style-name="Reference_20_Char1">maxint</text:span>. 0 means the slider is at the extreme top, and <text:span text:style-name="Reference_20_Char1">maxint</text:span> means the slider is at the extreme bottom.</text:p>
      <text:p text:style-name="P23">There is no guarantee as to when a slider generates its events. It can generate them as the slider is moved, or it may wait until the user moves, and then releases the slider to generate events. Sliders automatically update the position of the slider, and do not need to be set by the program.</text:p>
      <text:p text:style-name="P23">The number of tick marks given by <text:span text:style-name="Reference_20_Char1">mark</text:span> are evenly distributed across the slider. If <text:span text:style-name="Reference_20_Char1">mark</text:span> is zero, then no tick marks are placed at all. Tick marks have no other effect besides appearing on the slider.</text:p>
      <text:p text:style-name="P18">Exceptions: <text:span text:style-name="Reference_20_Char1">WidgetIdDuplicate</text:span></text:p>
      <text:p text:style-name="Standard"/>
      <text:p text:style-name="P28">procedure tabbarsiz[g[([var f: text;] tat, tar, tab, tal: boolean; cw, ch: integer; var w, h, ox, oy: integer);</text:p>
      <text:p text:style-name="P23">Finds the size of a tabbar, in window <text:span text:style-name="reference_20_Char">f</text:span>, with tab side active state <text:span text:style-name="Reference_20_Char1">tat</text:span>, <text:span text:style-name="Reference_20_Char1">tar</text:span>, <text:span text:style-name="Reference_20_Char1">tab</text:span>, <text:span text:style-name="Reference_20_Char1">tal</text:span>, client width <text:span text:style-name="reference_20_Char">w</text:span>, and client height <text:span text:style-name="reference_20_Char">h</text:span>. The required width is returned in <text:span text:style-name="Reference_20_Char1">cw</text:span>, the height in <text:span text:style-name="Reference_20_Char1">ch</text:span>, and the client offset in <text:span text:style-name="Reference_20_Char1">ox</text:span> and <text:span text:style-name="Reference_20_Char1">oy</text:span>. The size of a tabbar is enough to hold the height of the labeling font (in whatever orientation), plus border areas, any selection scrolling arrows, and the client area.</text:p>
      <text:p text:style-name="P23">A tabbar can have tabs on any of its four sides. The enables for the tabs on a side are:</text:p>
      <text:p text:style-name="P20"><text:span text:style-name="Reference_20_Char1">tat</text:span><text:tab/>Top</text:p>
      <text:p text:style-name="P20"><text:span text:style-name="Reference_20_Char1">tar</text:span><text:tab/>Right</text:p>
      <text:p text:style-name="P20"><text:span text:style-name="Reference_20_Char1">tab</text:span><text:tab/>Bottom</text:p>
      <text:p text:style-name="P20"><text:span text:style-name="Reference_20_Char1">tal</text:span><text:tab/>Left</text:p>
      <text:p text:style-name="P15"/>
      <text:p text:style-name="P23">They are in clockwise order starting from the top.</text:p>
      <text:p text:style-name="P18">Exceptions: None</text:p>
      <text:p text:style-name="Standard"/>
      <text:p text:style-name="P28"><text:soft-page-break/>procedure tabbarclient[g[([var f: text;] tat, tar, tab, tal: boolean; w, h: integer; var cw, ch, ox, oy: integer);</text:p>
      <text:p text:style-name="P23">Finds the size of a tabbar client area, in window <text:span text:style-name="reference_20_Char">f</text:span>, with tab side active state <text:span text:style-name="Reference_20_Char1">tat</text:span>, <text:span text:style-name="Reference_20_Char1">tar</text:span>, <text:span text:style-name="Reference_20_Char1">tab</text:span>, <text:span text:style-name="Reference_20_Char1">tal</text:span>, tabbar width <text:span text:style-name="reference_20_Char">w</text:span>, and tab bar height <text:span text:style-name="reference_20_Char">h</text:span>. The client width is returned in <text:span text:style-name="Reference_20_Char1">cw</text:span>, the height in <text:span text:style-name="Reference_20_Char1">ch</text:span>, and the client offset in <text:span text:style-name="Reference_20_Char1">ox</text:span> and <text:span text:style-name="Reference_20_Char1">oy</text:span>. This procedure is used to find the client area for a specific size of tabbar.</text:p>
      <text:p text:style-name="P23">A tabbar can have tabs on any of its four sides. The enables for the tabs on a side are:</text:p>
      <text:p text:style-name="P27"><text:span text:style-name="Reference_20_Char1">tat</text:span><text:tab/>Top</text:p>
      <text:p text:style-name="P27"><text:span text:style-name="Reference_20_Char1">tar</text:span><text:tab/>Right</text:p>
      <text:p text:style-name="P27"><text:span text:style-name="Reference_20_Char1">tab</text:span><text:tab/>Bottom</text:p>
      <text:p text:style-name="P27"><text:span text:style-name="Reference_20_Char1">tal</text:span><text:tab/>Left</text:p>
      <text:p text:style-name="P34"/>
      <text:p text:style-name="P23">They are in clockwise order starting from the top.</text:p>
      <text:p text:style-name="P18">Exceptions: None</text:p>
      <text:p text:style-name="Standard"/>
      <text:p text:style-name="P28"><text:soft-page-break/>procedure tabbar[g]([var f: text;] x1, y1, x2, y2: integer; spt, spr, spb, spl: strptr; id: integer);</text:p>
      <text:p text:style-name="P23">Creates a tab bar, in the window <text:span text:style-name="reference_20_Char">f</text:span>, with string lists <text:span text:style-name="Reference_20_Char1">spt</text:span><text:span text:style-name="reference_20_Char">, </text:span><text:span text:style-name="Reference_20_Char1">spr</text:span><text:span text:style-name="reference_20_Char">, </text:span><text:span text:style-name="Reference_20_Char1">spb</text:span><text:span text:style-name="reference_20_Char">, </text:span><text:span text:style-name="Reference_20_Char1">spl</text:span>, and logical identifier id. A tabbar gives the user a paradigm of a book with tabs on the side. The list of tabs, which are specified by the program, each generate events. The program establishes the view to be selected in the client area at the center of the tabbar, then it uses the tab events to switch the views in the client. If there is not enough area to display the full list of tabs, the system will allow the user to scroll through them with arrows.</text:p>
      <text:p text:style-name="P23">To locate the tabbar and client, the <text:span text:style-name="Reference_20_Char1">tabbarsiz</text:span> call is used to establish the size and client offset. Then, the client is offset into the tabbar. The client widgets or child windows must be created after the tabbar in order to be placed to the front of the stacking order.</text:p>
      <text:p text:style-name="P23">When a tab is selected, it generates an <text:span text:style-name="Reference_20_Char1">ettabbar</text:span> event, which contains both the logical tabbar id, and the number of the string list that was selected. This number will be the number in the string list. For example, the first string in the list will be 1, the second 2, etc.</text:p>
      <text:p text:style-name="P23">A tabbar can have tabs on any of its four sides. The string lists that form the tabs on a side are:</text:p>
      <text:p text:style-name="P27"><text:span text:style-name="Reference_20_Char1">spt</text:span><text:tab/>Top</text:p>
      <text:p text:style-name="P27"><text:span text:style-name="Reference_20_Char1">spr</text:span><text:tab/>Right</text:p>
      <text:p text:style-name="P27"><text:span text:style-name="Reference_20_Char1">spb</text:span><text:tab/>Bottom</text:p>
      <text:p text:style-name="P27"><text:span text:style-name="Reference_20_Char1">spl</text:span><text:tab/>Left</text:p>
      <text:p text:style-name="P27"/>
      <text:p text:style-name="P23">They are in clockwise order starting from the top.</text:p>
      <text:p text:style-name="P23">If tabs are not required on a given side, the string list for that side is passed as nil. When a tab list is not active on a side, the client area will be extended to cover the tabs on that side. If no tab string list is active, then a tabbar is equivalent to a group.</text:p>
      <text:p text:style-name="P18" loext:marker-style-name="T16">Exceptions: <text:span text:style-name="Reference_20_Char1">WidgetIdDuplicate</text:span><text:span text:style-name="T16">, </text:span><text:span text:style-name="Reference_20_Char1">UnableCreateTab</text:span></text:p>
      <text:p text:style-name="P230" loext:marker-style-name="T16"/>
      <text:p text:style-name="P28">procedure tabsel([var f: text;] id, tn: integer);</text:p>
      <text:p text:style-name="P23">Select tab in tab bar. Causes the tab <text:span text:style-name="Reference_20_Char1">tn</text:span> in the tab bar <text:span text:style-name="Reference_20_Char1">id</text:span> in the window <text:span text:style-name="reference_20_Char">f</text:span>, to enter the selected state. <text:span text:style-name="Reference_20_Char1">tn</text:span> is the number of the string list item to select. For example, the first string in the list will be 1, the second 2, etc.</text:p>
      <text:p text:style-name="P17" loext:marker-style-name="T16">Exceptions: <text:span text:style-name="Reference_20_Char1">WidgetNotFound, InvalidTabSelect</text:span><text:span text:style-name="T16"/></text:p>
      <text:p text:style-name="Standard"/>
      <text:p text:style-name="P28"><text:soft-page-break/>procedure alert(view title, msg: string);</text:p>
      <text:p text:style-name="P23">Creates an alert dialog, with window title <text:span text:style-name="Reference_20_Char1">title</text:span>, and client message <text:span text:style-name="Reference_20_Char1">msg</text:span>. The alert dialog is a freestanding window that is placed at the front of the desktop stacking order. It is generally used to display an error, warning or other attention condition. The window title should tell the user what application is generating the alert, and the client message should give the error or warning. The user dismisses the dialog, and the program holds until the dialog completes.</text:p>
      <text:p text:style-name="P18">Exceptions: None</text:p>
      <text:p text:style-name="Standard"/>
      <text:p text:style-name="P28">procedure querycolor(var r, g, b: integer);</text:p>
      <text:p text:style-name="P23">Creates a color select dialog. The dialog "flows through" to set its parameters. When called, <text:span text:style-name="reference_20_Char">r</text:span> contains the default red, <text:span text:style-name="reference_20_Char">g</text:span> the default green, and <text:span text:style-name="reference_20_Char">b</text:span> the default blue colors. These defaults are used to set the dialog default selection. When the user chooses a color, the same parameters return the new selection. If the user cancels, or leaves the default selection alone, the input colors will simply be left as the default output colors. The dialog is presented to the front of the desktop stacking order, and the program holds until the dialog is complete.</text:p>
      <text:p text:style-name="P18">Exceptions: None</text:p>
      <text:p text:style-name="Standard"/>
      <text:p text:style-name="P28">procedure queryopen(var s: pstring);</text:p>
      <text:p text:style-name="P23">Creates an open file dialog. The dialog "flows through" to set its parameters. When called, <text:span text:style-name="reference_20_Char">s</text:span> contains a default filename to open (which could be null). This default is used to initialize the dialog default. When the user edits a filename, that is then returned in <text:span text:style-name="reference_20_Char">s</text:span> as well. The input and output strings are not the same even if the user chooses the default. The result string must be disposed of by the caller, and the default string supplied to the dialog is allocated and deallocated entirely by the caller as well. The dialog is presented to the front of the desktop stacking order, and the program holds until the dialog is complete.</text:p>
      <text:p text:style-name="P23">If the user cancels, a null string is returned (a string with zero length, not a nil pointer).</text:p>
      <text:p text:style-name="P18">Exceptions: <text:span text:style-name="Reference_20_Char1">UnableCreateFileDialog</text:span></text:p>
      <text:p text:style-name="P24"/>
      <text:p text:style-name="Standard"/>
      <text:p text:style-name="P28"><text:soft-page-break/>procedure querysave(var s: pstring);</text:p>
      <text:p text:style-name="P23">Creates an save file dialog. The dialog "flows through" to set its parameters. When called, <text:span text:style-name="reference_20_Char">s</text:span> contains a default filename to save (which could be null). This default is used to initialize the dialog default. When the user edits a filename, that is then returned in <text:span text:style-name="reference_20_Char">s</text:span> as well. The input and output strings are not the same even if the user chooses the default. The result string must be disposed of by the caller, and the default string supplied to the dialog is allocated and deallocated entirely by the caller as well. The dialog is presented to the front of the desktop stacking order, and the program holds until the dialog is complete.</text:p>
      <text:p text:style-name="P23">If the user cancels, a null string is returned (a string with zero length, not a nil pointer).</text:p>
      <text:p text:style-name="P18">Exceptions: <text:span text:style-name="Reference_20_Char1">UnableCreateFileDialog</text:span></text:p>
      <text:p text:style-name="Standard"/>
      <text:p text:style-name="P28">procedure queryfind(var s: pstring; var opt: qfnopts);</text:p>
      <text:p text:style-name="P23">Creates a find string dialog. The dialog "flows through" to set its parameters. When called, <text:span text:style-name="reference_20_Char">s</text:span> contains a default search string (which could be null). This default is used to initialize the dialog default. When the user edits a search, that is then returned in <text:span text:style-name="reference_20_Char">s</text:span> as well. The input and output strings are not the same even if the user chooses the default. The result string must be disposed of by the caller, and the default string supplied to the dialog is allocated and deallocated entirely by the caller as well. The dialog is presented to the front of the desktop stacking order, and the program holds until the dialog is complete.</text:p>
      <text:p text:style-name="P23">The find dialog may set one or more of several options from the set provided in <text:span text:style-name="Reference_20_Char1">opt</text:span>. These are set before the call, and they are used to initialize the defaults in the dialog. When the dialog terminates, the new state of the options are returned in <text:span text:style-name="Reference_20_Char1">opt</text:span> as well. If the dialog does not implement a particular option, then the input value will simply be copied to the output value without change.</text:p>
      <text:p text:style-name="P23">If the user cancels, a null string is returned (a string with zero length, not a nil pointer).</text:p>
      <text:p text:style-name="P18">Exceptions: <text:span text:style-name="Reference_20_Char1">UnableCreateFindDialog</text:span></text:p>
      <text:p text:style-name="Standard"/>
      <text:p text:style-name="P28"><text:soft-page-break/>procedure queryfindrep(var s, r: pstring; var opt: qfropts);</text:p>
      <text:p text:style-name="P23">Creates a find/replace string dialog. The dialog "flows through" to set its parameters. When called, <text:span text:style-name="reference_20_Char">s</text:span> contains a default search string (which could be null), and <text:span text:style-name="reference_20_Char">r</text:span> contains the default replacement string (which could be null). This default is used to initialize the dialog default. When the user edits a search, that is then returned in <text:span text:style-name="reference_20_Char">s</text:span> and <text:span text:style-name="reference_20_Char">r</text:span> as well. The input and output strings are not the same even if the user chooses the default. The result strings must be disposed of by the caller, and the default strings supplied to the dialog are allocated and deallocated entirely by the caller as well. The dialog is presented to the front of the desktop stacking order, and the program holds until the dialog is complete.</text:p>
      <text:p text:style-name="P23">The find dialog may set one or more of several options from the set provided in <text:span text:style-name="Reference_20_Char1">opt</text:span>. These are set before the call, and they are used to initialize the defaults in the dialog. When the dialog terminates, the new state of the options are returned in <text:span text:style-name="Reference_20_Char1">opt</text:span> as well. If the dialog does not implement a particular option, then the input value will simply be copied to the output value without change.</text:p>
      <text:p text:style-name="P23">If the user cancels, a null string is returned (a string with zero length, not a nil pointer).</text:p>
      <text:p text:style-name="P18">Exceptions: <text:span text:style-name="Reference_20_Char1">UnableCreateFindDialog</text:span></text:p>
      <text:p text:style-name="Standard"/>
      <text:p text:style-name="P28">procedure queryfont([var f: text;] var fc, s, fr, fg, fb, br, bg, bb: integer; var effect: qfteffects);</text:p>
      <text:p text:style-name="P28">procedure queryfont([var f: text;] var fc, s: integer; var fcl, bcl: color; var effect: qfteffects);</text:p>
      <text:p text:style-name="P23">Creates a query font dialog. The dialog "flows through" to set its parameters. When called, <text:span text:style-name="Reference_20_Char1">fc</text:span> contains the font code, <text:span text:style-name="reference_20_Char">s</text:span> contains the size, <text:span text:style-name="Reference_20_Char1">fr</text:span>, <text:span text:style-name="Reference_20_Char1">fg</text:span> and <text:span text:style-name="Reference_20_Char1">fb</text:span> contain the foreground red, green and blue colors, <text:span text:style-name="Reference_20_Char1">br</text:span>, <text:span text:style-name="Reference_20_Char1">bg</text:span>, <text:span text:style-name="Reference_20_Char1">bb</text:span> contains the background red, green and blue colors, and effect contains a set of font effects. These values are used to initialize the dialog defaults. The user then sets any or all of the parameters, and the results are copied back to the same output parameters. The dialog is presented to the front of the desktop stacking order, and the program holds until the dialog is complete.</text:p>
      <text:p text:style-name="P23">If the dialog does not have a particular feature such as color set ability or one or more effects, the input for that parameter is simply copied to the output.</text:p>
      <text:p text:style-name="P18" loext:marker-style-name="T16">Exceptions: <text:span text:style-name="Reference_20_Char1">UnableCreateFontDialog</text:span><text:span text:style-name="T16"/></text:p>
      <text:h text:style-name="Heading_20_8" text:outline-level="8"><text:bookmark-start text:name="_Toc4731243"/><text:bookmark-start text:name="__RefHeading___Toc46335_401020179"/>Events and Callbacks In widgets<text:bookmark-end text:name="_Toc4731243"/><text:bookmark-end text:name="__RefHeading___Toc46335_401020179"/></text:h>
      <text:p text:style-name="Standard">For each item, both the event record section and the virtual procedure is presented. See the description of the event record (<text:bookmark-ref text:reference-format="number" text:ref-name="_Ref288200531">L.21</text:bookmark-ref> “Declarations”) for the format of the entire record.</text:p>
      <text:p text:style-name="Routine_20_Header" loext:marker-style-name="T16"><text:soft-page-break/>Event: etbutton<text:span text:style-name="T16"/></text:p>
      <text:p text:style-name="Routine_20_Header"><text:span text:style-name="T16">virtual</text:span> <text:span text:style-name="T16">procedure</text:span> evbutton(id: integer);</text:p>
      <text:p text:style-name="P32">The button with identifier <text:span text:style-name="Reference_20_Char1">[but]id</text:span> was pressed.</text:p>
      <text:p text:style-name="Routine_20_Header" loext:marker-style-name="T16">Event: etchkbox<text:span text:style-name="T16"/></text:p>
      <text:p text:style-name="Routine_20_Header"><text:span text:style-name="T16">virtual</text:span> <text:span text:style-name="T16">procedure </text:span>evchkbox(id: integer);</text:p>
      <text:p text:style-name="P32">The checkbox with identifier <text:span text:style-name="Reference_20_Char1">[chbx]id</text:span> was selected.</text:p>
      <text:p text:style-name="Routine_20_Header" loext:marker-style-name="T16">Event: etradbut<text:span text:style-name="T16"/></text:p>
      <text:p text:style-name="Routine_20_Header"><text:span text:style-name="T16">virtual</text:span> <text:span text:style-name="T16">procedure</text:span> evradbut(id: integer);</text:p>
      <text:p text:style-name="P32">The radio button with identifier <text:span text:style-name="Reference_20_Char1">id</text:span> was selected.</text:p>
      <text:p text:style-name="Routine_20_Header" loext:marker-style-name="T16">Event: etsclull<text:span text:style-name="T16"/></text:p>
      <text:p text:style-name="Routine_20_Header"><text:span text:style-name="T16">virtual</text:span> <text:span text:style-name="T16">procedure</text:span> evsclull(id: integer);</text:p>
      <text:p text:style-name="P32">The scrollbar with identifier <text:span text:style-name="Reference_20_Char1">id</text:span> had its up or left line button pressed.</text:p>
      <text:p text:style-name="Routine_20_Header" loext:marker-style-name="T16">Event: etscldrl<text:span text:style-name="T16"/></text:p>
      <text:p text:style-name="Routine_20_Header"><text:span text:style-name="T16">virtual</text:span> <text:span text:style-name="T16">procedure</text:span> evscldrl(id: integer);</text:p>
      <text:p text:style-name="P32">The scrollbar with identifier <text:span text:style-name="Reference_20_Char1">id</text:span> had its down or right line button pressed</text:p>
      <text:p text:style-name="Routine_20_Header" loext:marker-style-name="T16">Event: etsclulp<text:span text:style-name="T16"/></text:p>
      <text:p text:style-name="Routine_20_Header"><text:span text:style-name="T16">virtual</text:span> <text:span text:style-name="T16">procedure</text:span> evsclulp(id: integer);</text:p>
      <text:p text:style-name="P32">The scrollbar with identifier <text:span text:style-name="Reference_20_Char1">id</text:span> had its up or left page button pressed.</text:p>
      <text:p text:style-name="Routine_20_Header" loext:marker-style-name="T16">Event: etscldrp<text:span text:style-name="T16"/></text:p>
      <text:p text:style-name="Routine_20_Header"><text:span text:style-name="T16">virtual</text:span> <text:span text:style-name="T16">procedure</text:span> evscldrp(id: integer);</text:p>
      <text:p text:style-name="P32">The scrollbar with identifier <text:span text:style-name="Reference_20_Char1">id</text:span> had its down or right page button pressed.</text:p>
      <text:p text:style-name="Routine_20_Header" loext:marker-style-name="T16">Event: etsclpos<text:span text:style-name="T16"/></text:p>
      <text:p text:style-name="Routine_20_Header"><text:span text:style-name="T16">virtual</text:span> <text:span text:style-name="T16">procedure</text:span> evsclpos(id: integer; pos: integer);</text:p>
      <text:p text:style-name="P21">The scrollbar with identifier <text:span text:style-name="Reference_20_Char1">id</text:span> was repositioned to pos. The value <text:span text:style-name="Reference_20_Char1">pos</text:span> is maxint ratio’ed, with 0 indicating top or left, and maxint indicating bottom or right.</text:p>
      <text:p text:style-name="Routine_20_Header" loext:marker-style-name="T16">Event: etedtbox<text:span text:style-name="T16"/></text:p>
      <text:p text:style-name="Routine_20_Header"><text:span text:style-name="T16">virtual</text:span> <text:span text:style-name="T16">procedure</text:span> evedtbox(id: integer);</text:p>
      <text:p text:style-name="P21">The editbox with identifier <text:span text:style-name="Reference_20_Char1">id</text:span> was given an enter key. This means that the text in the editbox is complete, and can be retrieved by <text:span text:style-name="Reference_20_Char1">getwidgettext</text:span>.</text:p>
      <text:p text:style-name="Routine_20_Header" loext:marker-style-name="T16">Event: etnumbox<text:span text:style-name="T16"/></text:p>
      <text:p text:style-name="Routine_20_Header"><text:span text:style-name="T16">virtual</text:span> <text:span text:style-name="T16">procedure</text:span> evnumbox(id: integer; sl: integer);</text:p>
      <text:p text:style-name="P21">The numselbox with the identifier <text:span text:style-name="Reference_20_Char1">id</text:span> was entered with the number <text:span text:style-name="Reference_20_Char1">sl</text:span>. <text:span text:style-name="Reference_20_Char1">sl</text:span> directly corresponds to the number selected.</text:p>
      <text:p text:style-name="Routine_20_Header" loext:marker-style-name="T16">Event: etlstbox<text:span text:style-name="T16"/></text:p>
      <text:p text:style-name="Routine_20_Header"><text:span text:style-name="T16">virtual</text:span> <text:span text:style-name="T16">procedure</text:span> evlstbox(id: integer; sl: integer);</text:p>
      <text:p text:style-name="P14">The listbox with the identifier <text:span text:style-name="Reference_20_Char1">id</text:span> was entered with the logical select <text:span text:style-name="Reference_20_Char1">sl</text:span>. The logical select <text:span text:style-name="Reference_20_Char1">sl</text:span> gives the number of the string selected in the order used to create the listbox, with 1 indicating the first string, 2 the second, etc.</text:p>
      <text:p text:style-name="P28" loext:marker-style-name="T16"><text:soft-page-break/>Event: etdrpbox<text:span text:style-name="T16"/></text:p>
      <text:p text:style-name="Routine_20_Header"><text:span text:style-name="T16">virtual</text:span> <text:span text:style-name="T16">procedure</text:span> evdrpbox(id: integer; sl: integer);</text:p>
      <text:p text:style-name="P14">The listbox with the identifier <text:span text:style-name="Reference_20_Char1">id</text:span> was entered with the logical select <text:span text:style-name="Reference_20_Char1">sl</text:span>. The logical select <text:span text:style-name="Reference_20_Char1">sl</text:span> gives the number of the string selected in the order used to create the listbox, with 1 indicating the first string, 2 the second, etc.</text:p>
      <text:p text:style-name="Routine_20_Header" loext:marker-style-name="T16">Event: etdrebox<text:span text:style-name="T16"/></text:p>
      <text:p text:style-name="Routine_20_Header"><text:span text:style-name="T16">virtual</text:span> <text:span text:style-name="T16">procedure</text:span> evdrebox(id: integer);</text:p>
      <text:p text:style-name="P21">The dropeditbox with identifier <text:span text:style-name="Reference_20_Char1">id</text:span> was given an enter key. This means that the text in the editbox is complete, and can be retrived by <text:span text:style-name="Reference_20_Char1">getwidgettext</text:span>.</text:p>
      <text:p text:style-name="Routine_20_Header" loext:marker-style-name="T16">Event: etsldpos<text:span text:style-name="T16"/></text:p>
      <text:p text:style-name="Routine_20_Header"><text:span text:style-name="T16">virtual</text:span> <text:span text:style-name="T16">procedure</text:span> evsldpos(id: integer; pos: integer);</text:p>
      <text:p text:style-name="P21">The slider with identifier <text:span text:style-name="Reference_20_Char1">id</text:span> was repositioned to pos. The value <text:span text:style-name="Reference_20_Char1">pos</text:span> is maxint ratio’ed, with 0 indicating top or left, and maxint indicating bottom or right.</text:p>
      <text:p text:style-name="Routine_20_Header" loext:marker-style-name="T16">Event: ettabbar<text:span text:style-name="T16"/></text:p>
      <text:p text:style-name="Routine_20_Header"><text:span text:style-name="T16">virtual</text:span> <text:span text:style-name="T16">procedure</text:span> evtabbar(id: integer; tor: tabori; sel: integer);</text:p>
      <text:p text:style-name="P21">The tabbar with the identifier id had a tab selected with the orientation tor and the string number sel. tor indicates which in which string list the select occurred, top, bottom, left, right. <text:span text:style-name="Reference_20_Char1">sel</text:span> indicates which string in that list was selected, with 1 being the first, 2 being the second, etc.</text:p>
      <text:h text:style-name="P139" text:outline-level="7"><text:bookmark-start text:name="_Toc4731244"/><text:bookmark-start text:name="__RefHeading___Toc46337_401020179"/>Annex: Sound Library<text:bookmark-end text:name="_Toc4731244"/><text:bookmark-end text:name="__RefHeading___Toc46337_401020179"/></text:h>
      <text:p text:style-name="Standard"><text:span text:style-name="Reference_20_Char1">sound</text:span> adds both a synthesizer interface via the MIDI standard, and the ability to play wave files. It implements or takes advantage of a sequencer that programs the exact time at which each of the events to make a complex combination of sounds occur.</text:p>
      <text:p text:style-name="Standard">The MIDI interface is defined as a serial interface, but the target of a MIDI port can be a standard serial MIDI daisy chain, another type of interface that carries MIDI commands (such as USB), or simply terminate in an internal sound card or even a software synthesizer.</text:p>
      <text:h text:style-name="Heading_20_8" text:outline-level="8"><text:bookmark-start text:name="_Toc4731245"/><text:bookmark-start text:name="__RefHeading___Toc46339_401020179"/>Ports<text:bookmark-end text:name="_Toc4731245"/><text:bookmark-end text:name="__RefHeading___Toc46339_401020179"/></text:h>
      <text:p text:style-name="Standard">A port is the basic MIDI output device. Typically, a computer has two of them, the sound card internal to the computer, and the external MIDI jack. These ports are labeled <text:span text:style-name="Reference_20_Char1">synth_out</text:span> and <text:span text:style-name="Reference_20_Char1">synth_ext</text:span>, respectively. A synthesizer output is opened with <text:span text:style-name="Reference_20_Char1">opensynthout</text:span>. It can be closed with <text:span text:style-name="Reference_20_Char1">closesynthout</text:span>. All synthesizer ports are automatically closed when the program closes.</text:p>
      <text:p text:style-name="Code1">synth_out = 1; { the default output synth for host }</text:p>
      <text:p text:style-name="Code1">synth_ext = 2; { the default output to external synth }</text:p>
      <text:p text:style-name="Code1"/>
      <text:p text:style-name="Standard">The total number of synthesizer output ports is found by <text:span text:style-name="Reference_20_Char1">synthout</text:span>. Notes</text:p>
      <text:p text:style-name="Code1"><text:span text:style-name="T16">type</text:span> note = 1..128; { note number for midi }</text:p>
      <text:p text:style-name="Code1"/>
      <text:p text:style-name="Standard">The basic work of making music is playing notes. MIDI can play 128 notes, numbered from 1 to 128. This ranges in frequency from 8 Hertz, or cycles per second, to 12 Kilohertz. This is approximately the range of human hearing. MIDI can also change each note in frequency enough to move it to the note next to it (and then some), so MIDI is able to reach any frequency desired.</text:p>
      <text:p text:style-name="Standard">Humans perceive a frequency that is 4 times higher as being only twice as high. If a musical note is doubled in frequency, it will be perceived as the same note one octave higher. There are twelve notes in an octave. In the lowest octave, they are:</text:p>
      <text:p text:style-name="P78">{ the notes in the lowest octave }</text:p>
      <text:p text:style-name="P29"/>
      <text:p text:style-name="P29">note_c <text:s text:c="7"/>= 1;</text:p>
      <text:p text:style-name="P29">note_c_sharp <text:s/>= 2;</text:p>
      <text:p text:style-name="P29">note_d_flat <text:s text:c="2"/>= 2;</text:p>
      <text:p text:style-name="P29">note_d <text:s text:c="7"/>= 3;</text:p>
      <text:p text:style-name="P29">note_d_sharp <text:s/>= 4;</text:p>
      <text:p text:style-name="P29">note_e_flat <text:s text:c="2"/>= 4;</text:p>
      <text:p text:style-name="P29">note_e <text:s text:c="7"/>= 5;</text:p>
      <text:p text:style-name="P29">note_f <text:s text:c="5"/>= 6;</text:p>
      <text:p text:style-name="P29">note_f_sharp <text:s/>= 7;</text:p>
      <text:p text:style-name="P29">note_g_flat <text:s text:c="2"/>= 7;</text:p>
      <text:p text:style-name="P29">note_g <text:s text:c="7"/>= 8;</text:p>
      <text:p text:style-name="P29">note_g_sharp <text:s/>= 9;</text:p>
      <text:p text:style-name="P29">note_a_flat <text:s text:c="2"/>= 9;</text:p>
      <text:p text:style-name="P29">note_a <text:s text:c="7"/>= 10;</text:p>
      <text:p text:style-name="P29">note_a_sharp <text:s/>= 11;</text:p>
      <text:p text:style-name="P29">note_b_flat <text:s text:c="2"/>= 11;</text:p>
      <text:p text:style-name="P29">note_b <text:s text:c="7"/>= 12;</text:p>
      <text:p text:style-name="P29"/>
      <text:p text:style-name="P29">The bases of the octaves are:</text:p>
      <text:p text:style-name="P29"/>
      <text:p text:style-name="P29">{ the octaves of midi, add to note to place in that octave }</text:p>
      <text:p text:style-name="P29"/>
      <text:p text:style-name="P29">octave_1 <text:s/>= 0;</text:p>
      <text:p text:style-name="P29">octave_2 <text:s/>= 12;</text:p>
      <text:p text:style-name="P29">octave_3 <text:s/>= 24;</text:p>
      <text:p text:style-name="P29">octave_4 <text:s/>= 36;</text:p>
      <text:p text:style-name="P29">octave_5 <text:s/>= 48;</text:p>
      <text:p text:style-name="P29">octave_6 <text:s/>= 60;</text:p>
      <text:p text:style-name="P29">octave_7 <text:s/>= 72;</text:p>
      <text:p text:style-name="P29">octave_8 <text:s/>= 84;</text:p>
      <text:p text:style-name="P29">octave_9 <text:s/>= 96;</text:p>
      <text:p text:style-name="P29">octave_10 = 108;</text:p>
      <text:p text:style-name="P29">octave_11 = 120;</text:p>
      <text:p text:style-name="P29"/>
      <text:p text:style-name="Standard">So any note in any octave can be found by:</text:p>
      <text:p text:style-name="Standard">note+octave</text:p>
      <text:p text:style-name="Standard">For example, C in the 6th Octave:</text:p>
      <text:p text:style-name="Standard">note_c+octave_6</text:p>
      <text:p text:style-name="Standard">Notes are activated in MIDI by the <text:span text:style-name="Reference_20_Char1">noteon</text:span> procedure, and deactivated by <text:span text:style-name="Reference_20_Char1">noteoff</text:span>. Each of these calls may take:</text:p>
      <text:list text:style-name="WWNum19">
        <text:list-item>
          <text:p text:style-name="P208"><text:soft-page-break/>A Port</text:p>
        </text:list-item>
        <text:list-item>
          <text:p text:style-name="P208">A time</text:p>
        </text:list-item>
        <text:list-item>
          <text:p text:style-name="P208">A channel</text:p>
        </text:list-item>
        <text:list-item>
          <text:p text:style-name="P208">A note</text:p>
        </text:list-item>
        <text:list-item>
          <text:p text:style-name="P207">A volume</text:p>
        </text:list-item>
      </text:list>
      <text:p text:style-name="Standard">Each of these parameters will be presented separately. The time to play will be discussed below. For now, it can be zero, which means "play it now". The channel is the instrument type to play it to, for instance, a piano, or an organ, or a tuba. The note is the logical note number we saw above, one of the 128 MIDI notes. The volume gives the volume the particular note is to be played at. A piano note can be louder if hit harder.</text:p>
      <text:p text:style-name="Standard">A note can either last forever, until turned off with <text:span text:style-name="Reference_20_Char1">noteoff</text:span>, or it can stop on its own. For example, an organ plays as long as you hold the key down, but a string instrument plays a note when the string is plucked, then dies away. <text:span text:style-name="Reference_20_Char1">noteoff</text:span> need not be used for these instruments, but can still be used to cause the note to be "clipped" off early, much as if the player put a hand on the string to stop it. Similarly, a <text:span text:style-name="Reference_20_Char1">noteon</text:span> can be used to restart the note, even while it is playing.</text:p>
      <text:h text:style-name="Heading_20_8" text:outline-level="8"><text:bookmark-start text:name="_Toc4731246"/><text:bookmark-start text:name="__RefHeading___Toc46341_401020179"/>Channels and Instruments<text:bookmark-end text:name="_Toc4731246"/><text:bookmark-end text:name="__RefHeading___Toc46341_401020179"/></text:h>
      <text:p text:style-name="Code1">type channel <text:s text:c="3"/>= 1..16; <text:s/>{ channel number }</text:p>
      <text:p text:style-name="Code1"><text:s text:c="5"/>instrument = 1..128; { instrument number }</text:p>
      <text:p text:style-name="Code1"/>
      <text:p text:style-name="Standard">MIDI has from 1 to 16 logical channels, indexed by a logical channel number. Although there are 128 instruments, only one can be played at any one time. To play an instrument, it must be assigned to a channel. This is done with <text:span text:style-name="Reference_20_Char1">instchange.</text:span> The instruments available are:</text:p>
      <text:p text:style-name="P29">{ Standard GM instruments }</text:p>
      <text:p text:style-name="P29"/>
      <text:p text:style-name="P29">{ Piano }</text:p>
      <text:p text:style-name="P29"/>
      <text:p text:style-name="P29">inst_acoustic_grand <text:s text:c="8"/>= 1;</text:p>
      <text:p text:style-name="P29">inst_bright_acoustic <text:s text:c="7"/>= 2;</text:p>
      <text:p text:style-name="P29">inst_electric_grand <text:s text:c="8"/>= 3;</text:p>
      <text:p text:style-name="P29">inst_honky_tonk <text:s text:c="12"/>= 4;</text:p>
      <text:p text:style-name="P29">inst_electric_piano_1 <text:s text:c="6"/>= 5;</text:p>
      <text:p text:style-name="P29">inst_electric_piano_2 <text:s text:c="6"/>= 6;</text:p>
      <text:p text:style-name="P29">inst_harpsichord <text:s text:c="11"/>= 7;</text:p>
      <text:p text:style-name="P29">inst_clavinet <text:s text:c="14"/>= 8;</text:p>
      <text:p text:style-name="Code1"/>
      <text:p text:style-name="P29"><text:soft-page-break/>{ Chromatic percussion }</text:p>
      <text:p text:style-name="P29"/>
      <text:p text:style-name="P29">inst_celesta <text:s text:c="15"/>= 9;</text:p>
      <text:p text:style-name="P29">inst_glockenspiel <text:s text:c="10"/>= 10;</text:p>
      <text:p text:style-name="P29">inst_music_box <text:s text:c="13"/>= 11;</text:p>
      <text:p text:style-name="P29">inst_vibraphone <text:s text:c="12"/>= 12;</text:p>
      <text:p text:style-name="P29">inst_marimba <text:s text:c="15"/>= 13;</text:p>
      <text:p text:style-name="P29">inst_xylophone <text:s text:c="13"/>= 14;</text:p>
      <text:p text:style-name="P29">inst_tubular_bells <text:s text:c="9"/>= 15;</text:p>
      <text:p text:style-name="P29">inst_dulcimer <text:s text:c="14"/>= 16;</text:p>
      <text:p text:style-name="Code1"/>
      <text:p text:style-name="P29">{ Organ }</text:p>
      <text:p text:style-name="P29"/>
      <text:p text:style-name="P29">inst_drawbar_organ <text:s text:c="9"/>= 17;</text:p>
      <text:p text:style-name="P29">inst_percussive_organ <text:s text:c="6"/>= 18;</text:p>
      <text:p text:style-name="P29">inst_rock_organ <text:s text:c="12"/>= 19;</text:p>
      <text:p text:style-name="P29">inst_church_organ <text:s text:c="10"/>= 20;</text:p>
      <text:p text:style-name="P29">inst_reed_organ <text:s text:c="12"/>= 21;</text:p>
      <text:p text:style-name="P29">inst_accoridan <text:s text:c="13"/>= 22;</text:p>
      <text:p text:style-name="P29">inst_harmonica <text:s text:c="13"/>= 23;</text:p>
      <text:p text:style-name="P29">inst_tango_accordian <text:s text:c="7"/>= 24;</text:p>
      <text:p text:style-name="Code1"/>
      <text:p text:style-name="P29">{ Guitar }</text:p>
      <text:p text:style-name="P29"/>
      <text:p text:style-name="P29">inst_nylon_string_guitar <text:s text:c="3"/>= 25;</text:p>
      <text:p text:style-name="P29">inst_steel_string_guitar <text:s text:c="3"/>= 26;</text:p>
      <text:p text:style-name="P29">inst_electric_jazz_guitar <text:s text:c="2"/>= 27;</text:p>
      <text:p text:style-name="P29">inst_electric_clean_guitar <text:s/>= 28;</text:p>
      <text:p text:style-name="P29">inst_electric_muted_guitar <text:s/>= 29;</text:p>
      <text:p text:style-name="P29">inst_overdriven_guitar <text:s text:c="5"/>= 30;</text:p>
      <text:p text:style-name="P29">inst_distortion_guitar <text:s text:c="5"/>= 31;</text:p>
      <text:p text:style-name="P29">inst_guitar_harmonics <text:s text:c="6"/>= 32;</text:p>
      <text:p text:style-name="Code1"/>
      <text:p text:style-name="P29">{ Bass }</text:p>
      <text:p text:style-name="P29"/>
      <text:p text:style-name="P29">inst_acoustic_bass <text:s text:c="9"/>= 33;</text:p>
      <text:p text:style-name="P29">inst_electric_bass_finger <text:s text:c="2"/>= 34;</text:p>
      <text:p text:style-name="P29">inst_electric_bass_pick <text:s text:c="4"/>= 35;</text:p>
      <text:p text:style-name="P29">inst_fretless_bass <text:s text:c="9"/>= 36;</text:p>
      <text:p text:style-name="P29">inst_slap_bass_1 <text:s text:c="11"/>= 37;</text:p>
      <text:p text:style-name="P29">inst_slap_bass_2 <text:s text:c="11"/>= 38;</text:p>
      <text:p text:style-name="P29">inst_synth_bass_1 <text:s text:c="10"/>= 39;</text:p>
      <text:p text:style-name="P29">inst_synth_bass_2 <text:s text:c="10"/>= 40;</text:p>
      <text:p text:style-name="Code1"/>
      <text:p text:style-name="P29"><text:soft-page-break/>{ Solo strings }</text:p>
      <text:p text:style-name="P29"/>
      <text:p text:style-name="P29">inst_violin <text:s text:c="16"/>= 41;</text:p>
      <text:p text:style-name="P29">inst_viola <text:s text:c="17"/>= 42;</text:p>
      <text:p text:style-name="P29">inst_cello <text:s text:c="17"/>= 43;</text:p>
      <text:p text:style-name="P29">inst_contrabass <text:s text:c="12"/>= 44;</text:p>
      <text:p text:style-name="P29">inst_tremolo_strings <text:s text:c="7"/>= 45;</text:p>
      <text:p text:style-name="P29">inst_pizzicato_strings <text:s text:c="5"/>= 46;</text:p>
      <text:p text:style-name="P29">inst_orchestral_strings <text:s text:c="4"/>= 47;</text:p>
      <text:p text:style-name="P29">inst_timpani <text:s text:c="15"/>= 48;</text:p>
      <text:p text:style-name="Code1"/>
      <text:p text:style-name="P29">{ Ensemble }</text:p>
      <text:p text:style-name="P29"/>
      <text:p text:style-name="P29">inst_string_ensemble_1 <text:s text:c="4"/>= 49;</text:p>
      <text:p text:style-name="P29">inst_string_ensemble_2 <text:s text:c="4"/>= 50;</text:p>
      <text:p text:style-name="P29">inst_synthstrings_1 <text:s text:c="7"/>= 51;</text:p>
      <text:p text:style-name="P29">inst_synthstrings_2 <text:s text:c="7"/>= 52;</text:p>
      <text:p text:style-name="P29">inst_choir_aahs <text:s text:c="11"/>= 53;</text:p>
      <text:p text:style-name="P29">inst_voice_oohs <text:s text:c="11"/>= 54;</text:p>
      <text:p text:style-name="P29">inst_synth_voice <text:s text:c="10"/>= 55;</text:p>
      <text:p text:style-name="P29">inst_orchestra_hit <text:s text:c="8"/>= 56;</text:p>
      <text:p text:style-name="Code1"/>
      <text:p text:style-name="P29">{ Brass }</text:p>
      <text:p text:style-name="P29"/>
      <text:p text:style-name="P29">inst_trumpet <text:s text:c="14"/>= 57;</text:p>
      <text:p text:style-name="P29">inst_trombone <text:s text:c="13"/>= 58;</text:p>
      <text:p text:style-name="P29">inst_tuba <text:s text:c="17"/>= 59;</text:p>
      <text:p text:style-name="P29">inst_muted_trumpet <text:s text:c="8"/>= 60;</text:p>
      <text:p text:style-name="P29">inst_french_horn <text:s text:c="10"/>= 61;</text:p>
      <text:p text:style-name="P29">inst_brass_section <text:s text:c="8"/>= 62;</text:p>
      <text:p text:style-name="P29">inst_synthbrass_1 <text:s text:c="9"/>= 63;</text:p>
      <text:p text:style-name="P29">inst_synthbrass_2 <text:s text:c="9"/>= 64;</text:p>
      <text:p text:style-name="Code1"/>
      <text:p text:style-name="P29">{ Reed }</text:p>
      <text:p text:style-name="P29"/>
      <text:p text:style-name="P29">inst_soprano_sax <text:s text:c="10"/>= 65;</text:p>
      <text:p text:style-name="P29">inst_alto_sax <text:s text:c="13"/>= 66;</text:p>
      <text:p text:style-name="P29">inst_tenor_sax <text:s text:c="12"/>= 67;</text:p>
      <text:p text:style-name="P29">inst_baritone_sax <text:s text:c="9"/>= 68;</text:p>
      <text:p text:style-name="P29">inst_oboe <text:s text:c="17"/>= 69;</text:p>
      <text:p text:style-name="P29">inst_english_horn <text:s text:c="9"/>= 70;</text:p>
      <text:p text:style-name="P29">inst_bassoon <text:s text:c="14"/>= 71;</text:p>
      <text:p text:style-name="P29">inst_clarinet <text:s text:c="13"/>= 72;</text:p>
      <text:p text:style-name="Code1"/>
      <text:p text:style-name="P29"><text:soft-page-break/>{ Pipe }</text:p>
      <text:p text:style-name="P29"/>
      <text:p text:style-name="P29">inst_piccolo <text:s text:c="14"/>= 73;</text:p>
      <text:p text:style-name="P29">inst_flute <text:s text:c="16"/>= 74;</text:p>
      <text:p text:style-name="P29">inst_recorder <text:s text:c="13"/>= 75;</text:p>
      <text:p text:style-name="P29">inst_pan_flute <text:s text:c="12"/>= 76;</text:p>
      <text:p text:style-name="P29">inst_blown_bottle <text:s text:c="9"/>= 77;</text:p>
      <text:p text:style-name="P29">inst_skakuhachi <text:s text:c="11"/>= 78;</text:p>
      <text:p text:style-name="P29">inst_whistle <text:s text:c="14"/>= 79;</text:p>
      <text:p text:style-name="P29">inst_ocarina <text:s text:c="14"/>= 80;</text:p>
      <text:p text:style-name="Code1"/>
      <text:p text:style-name="P29">{ Synth lead }</text:p>
      <text:p text:style-name="P29"/>
      <text:p text:style-name="P29">inst_lead_1_square <text:s text:c="9"/>= 81;</text:p>
      <text:p text:style-name="P29">inst_lead_2_sawtooth <text:s text:c="7"/>= 82;</text:p>
      <text:p text:style-name="P29">inst_lead_3_calliope <text:s text:c="7"/>= 83;</text:p>
      <text:p text:style-name="P29">inst_lead_4_chiff <text:s text:c="10"/>= 84;</text:p>
      <text:p text:style-name="P29">inst_lead_5_charang <text:s text:c="8"/>= 85;</text:p>
      <text:p text:style-name="P29">inst_lead_6_voice <text:s text:c="10"/>= 86;</text:p>
      <text:p text:style-name="P29">inst_lead_7_fifths <text:s text:c="9"/>= 87;</text:p>
      <text:p text:style-name="P29">inst_lead_8_bass_lead <text:s text:c="6"/>= 88;</text:p>
      <text:p text:style-name="Code1"/>
      <text:p text:style-name="P29">{ Synth pad }</text:p>
      <text:p text:style-name="P29"/>
      <text:p text:style-name="P29">inst_pad_1_new_age <text:s text:c="9"/>= 89;</text:p>
      <text:p text:style-name="P29">inst_pad_2_warm <text:s text:c="12"/>= 90;</text:p>
      <text:p text:style-name="P29">inst_pad_3_polysynth <text:s text:c="7"/>= 91;</text:p>
      <text:p text:style-name="P29">inst_pad_4_choir <text:s text:c="11"/>= 92;</text:p>
      <text:p text:style-name="P29">inst_pad_5_bowed <text:s text:c="11"/>= 93;</text:p>
      <text:p text:style-name="P29">inst_pad_6_metallic <text:s text:c="8"/>= 94;</text:p>
      <text:p text:style-name="P29">inst_pad_7_halo <text:s text:c="12"/>= 95;</text:p>
      <text:p text:style-name="P29">inst_pad_8_sweep <text:s text:c="11"/>= 96;</text:p>
      <text:p text:style-name="Code1"/>
      <text:p text:style-name="P29">{ Synth effects }</text:p>
      <text:p text:style-name="P29"/>
      <text:p text:style-name="P29">inst_fx_1_rain <text:s text:c="13"/>= 97;</text:p>
      <text:p text:style-name="P29">inst_fx_2_soundtrack <text:s text:c="7"/>= 98;</text:p>
      <text:p text:style-name="P29">inst_fx_3_crystal <text:s text:c="10"/>= 99;</text:p>
      <text:p text:style-name="P29">inst_fx_4_atmosphere <text:s text:c="7"/>= 100;</text:p>
      <text:p text:style-name="P29">inst_fx_5_brightness <text:s text:c="7"/>= 101;</text:p>
      <text:p text:style-name="P29">inst_fx_6_goblins <text:s text:c="10"/>= 102;</text:p>
      <text:p text:style-name="P29">inst_fx_7_echoes <text:s text:c="11"/>= 103;</text:p>
      <text:p text:style-name="P29">inst_fx_8_sci_fi <text:s text:c="11"/>= 104;</text:p>
      <text:p text:style-name="Code1"/>
      <text:p text:style-name="P29"><text:soft-page-break/>{ Ethnic }</text:p>
      <text:p text:style-name="P29"/>
      <text:p text:style-name="P29">inst_sitar <text:s text:c="17"/>= 105;</text:p>
      <text:p text:style-name="P29">inst_banjo <text:s text:c="17"/>= 106;</text:p>
      <text:p text:style-name="P29">inst_shamisen <text:s text:c="14"/>= 107;</text:p>
      <text:p text:style-name="P29">inst_koto <text:s text:c="18"/>= 108;</text:p>
      <text:p text:style-name="P29">inst_kalimba <text:s text:c="15"/>= 109;</text:p>
      <text:p text:style-name="P29">inst_bagpipe <text:s text:c="15"/>= 110;</text:p>
      <text:p text:style-name="P29">inst_fiddle <text:s text:c="16"/>= 111;</text:p>
      <text:p text:style-name="P29">inst_shanai <text:s text:c="16"/>= 112;</text:p>
      <text:p text:style-name="Code1"/>
      <text:p text:style-name="P29">{ Percussive }</text:p>
      <text:p text:style-name="P29"/>
      <text:p text:style-name="P29">inst_tinkle_bell <text:s text:c="11"/>= 113;</text:p>
      <text:p text:style-name="P29">inst_agogo <text:s text:c="17"/>= 114;</text:p>
      <text:p text:style-name="P29">inst_steel_drums <text:s text:c="11"/>= 115;</text:p>
      <text:p text:style-name="P29">inst_woodblock <text:s text:c="13"/>= 116;</text:p>
      <text:p text:style-name="P29">inst_taiko_drum <text:s text:c="12"/>= 117;</text:p>
      <text:p text:style-name="P29">inst_melodic_tom <text:s text:c="11"/>= 118;</text:p>
      <text:p text:style-name="P29">inst_synth_drum <text:s text:c="12"/>= 119;</text:p>
      <text:p text:style-name="P29">inst_reverse_cymbal <text:s text:c="8"/>= 120;</text:p>
      <text:p text:style-name="Code1"/>
      <text:p text:style-name="P29">{ Sound effects }</text:p>
      <text:p text:style-name="P29"/>
      <text:p text:style-name="P29">inst_guitar_fret_noise <text:s text:c="4"/>= 121;</text:p>
      <text:p text:style-name="P29">inst_breath_noise <text:s text:c="9"/>= 122;</text:p>
      <text:p text:style-name="P29">inst_seashore <text:s text:c="13"/>= 123;</text:p>
      <text:p text:style-name="P29">inst_bird_tweet <text:s text:c="11"/>= 124;</text:p>
      <text:p text:style-name="P29">inst_telephone_ring <text:s text:c="7"/>= 125;</text:p>
      <text:p text:style-name="P29">inst_helicopter <text:s text:c="11"/>= 126;</text:p>
      <text:p text:style-name="P29">inst_applause <text:s text:c="13"/>= 127;</text:p>
      <text:p text:style-name="P29">inst_gunshot <text:s text:c="14"/>= 128;</text:p>
      <text:p text:style-name="Code1"/>
      <text:p text:style-name="Standard">When MIDI starts up, all channels are assigned logical instrument number 1, an acoustical grand piano, with the exception of channel 10.</text:p>
      <text:p text:style-name="Standard">The MIDI channel system allows an “arrangement” to be created from different instruments. Each channel is configured with an instrument, then used to play a sequence. The computer can quickly change instruments during the music, and start an entirely different kind of music without skipping a beat. It is good practice not to count on an instrument being able to complete a note that is playing if it is swapped out of its channel for another instrument. </text:p>
      <text:p text:style-name="Standard">Channel 10 is an exception. This channel is always reserved for percussion (or drum) sounds. In this channel, the notes sent have a special meaning. In fact, each note selects a different instrument:</text:p>
      <text:p text:style-name="P29"><text:soft-page-break/>chan_drum = 10; { the GM drum channel }</text:p>
      <text:p text:style-name="P29"/>
      <text:p text:style-name="P29">{ Drum sounds, activated as notes to drum instruments }</text:p>
      <text:p text:style-name="P29"/>
      <text:p text:style-name="P29">note_acoustic_bass_drum <text:s text:c="2"/>= 35;</text:p>
      <text:p text:style-name="P29">note_bass_drum_1 <text:s text:c="9"/>= 36;</text:p>
      <text:p text:style-name="P29">note_side_stick <text:s text:c="10"/>= 37;</text:p>
      <text:p text:style-name="P29">note_acoustic_snare <text:s text:c="6"/>= 38;</text:p>
      <text:p text:style-name="P29">note_hand_clap <text:s text:c="11"/>= 39;</text:p>
      <text:p text:style-name="P29">note_electric_snare <text:s text:c="6"/>= 40;</text:p>
      <text:p text:style-name="P29">note_low_floor_tom <text:s text:c="7"/>= 41;</text:p>
      <text:p text:style-name="P29">note_closed_hi_hat <text:s text:c="7"/>= 42;</text:p>
      <text:p text:style-name="P29">note_high_floor_tom <text:s text:c="6"/>= 43;</text:p>
      <text:p text:style-name="P29">note_pedal_hi_hat <text:s text:c="8"/>= 44;</text:p>
      <text:p text:style-name="P29">note_low_tom <text:s text:c="13"/>= 45;</text:p>
      <text:p text:style-name="P29">note_open_hi_hat <text:s text:c="9"/>= 46;</text:p>
      <text:p text:style-name="P29">note_low_mid_tom <text:s text:c="9"/>= 47;</text:p>
      <text:p text:style-name="P29">note_hi_mid_tom <text:s text:c="10"/>= 48;</text:p>
      <text:p text:style-name="P29">note_crash_cymbal_1 <text:s text:c="6"/>= 49;</text:p>
      <text:p text:style-name="P29">note_high_tom <text:s text:c="12"/>= 50;</text:p>
      <text:p text:style-name="P29">note_ride_cymbal_1 <text:s text:c="7"/>= 51;</text:p>
      <text:p text:style-name="P29">note_chinese_cymbal <text:s text:c="6"/>= 52;</text:p>
      <text:p text:style-name="P29">note_ride_bell <text:s text:c="11"/>= 53;</text:p>
      <text:p text:style-name="P29">note_tambourine <text:s text:c="10"/>= 54;</text:p>
      <text:p text:style-name="P29">note_splash_cymbal <text:s text:c="7"/>= 55;</text:p>
      <text:p text:style-name="P29">note_cowbell <text:s text:c="13"/>= 56;</text:p>
      <text:p text:style-name="P29">note_crash_cymbal_2 <text:s text:c="6"/>= 57;</text:p>
      <text:p text:style-name="P29" loext:marker-style-name="T20"><text:span text:style-name="T20">note_vibraslap <text:s text:c="11"/>= 58;</text:span><text:span text:style-name="T20"/></text:p>
      <text:p text:style-name="P29" loext:marker-style-name="T20"><text:span text:style-name="T20">note_ride_cymbal_2 <text:s text:c="7"/>= 59;</text:span><text:span text:style-name="T20"/></text:p>
      <text:p text:style-name="P29">note_hi_bongo <text:s text:c="12"/>= 60;</text:p>
      <text:p text:style-name="P29">note_low_bongo <text:s text:c="11"/>= 61;</text:p>
      <text:p text:style-name="P29">note_mute_hi_conga <text:s text:c="7"/>= 62;</text:p>
      <text:p text:style-name="P29">note_open_hi_conga <text:s text:c="7"/>= 63;</text:p>
      <text:p text:style-name="P29">note_low_conga <text:s text:c="11"/>= 64;</text:p>
      <text:p text:style-name="P29">note_high_timbale <text:s text:c="8"/>= 65;</text:p>
      <text:p text:style-name="P29">note_low_timbale <text:s text:c="9"/>= 66;</text:p>
      <text:p text:style-name="P29">note_high_agogo <text:s text:c="10"/>= 67;</text:p>
      <text:p text:style-name="P29">note_low_agogo <text:s text:c="11"/>= 68;</text:p>
      <text:p text:style-name="P29">note_cabasa <text:s text:c="14"/>= 69;</text:p>
      <text:p text:style-name="P29">note_maracas <text:s text:c="13"/>= 70;</text:p>
      <text:p text:style-name="P29">note_short_whistle <text:s text:c="7"/>= 71;</text:p>
      <text:p text:style-name="P29">note_long_whistle <text:s text:c="8"/>= 72;</text:p>
      <text:p text:style-name="P29">note_short_guiro <text:s text:c="9"/>= 73;</text:p>
      <text:p text:style-name="P29">note_long_guiro <text:s text:c="10"/>= 74;</text:p>
      <text:p text:style-name="P29">note_claves <text:s text:c="14"/>= 75;</text:p>
      <text:p text:style-name="P29">note_hi_wood_block <text:s text:c="7"/>= 76;</text:p>
      <text:p text:style-name="P29">note_low_wood_block <text:s text:c="6"/>= 77;</text:p>
      <text:p text:style-name="P29">note_mute_cuica <text:s text:c="10"/>= 78;</text:p>
      <text:p text:style-name="P29">note_open_cuica <text:s text:c="10"/>= 79;</text:p>
      <text:p text:style-name="P29"><text:soft-page-break/>note_mute_triangle <text:s text:c="7"/>= 80;</text:p>
      <text:p text:style-name="P29">note_open_triangle <text:s text:c="7"/>= 81;</text:p>
      <text:p text:style-name="Code1"/>
      <text:p text:style-name="Standard">Percussion instruments always stop themselves.</text:p>
      <text:p text:style-name="Standard">The same instrument can be assigned to multiple channels. This allows an instrument harmonize with itself, playing overlapping notes.</text:p>
      <text:h text:style-name="Heading_20_8" text:outline-level="8"><text:bookmark-start text:name="_Toc4731247"/><text:bookmark-start text:name="__RefHeading___Toc46343_401020179"/>Volume<text:bookmark-end text:name="_Toc4731247"/><text:bookmark-end text:name="__RefHeading___Toc46343_401020179"/></text:h>
      <text:p text:style-name="Standard">The volume can be set for each individual note. It can also be set for the entire synthesizer port by <text:span text:style-name="Reference_20_Char1">volsynth</text:span>. Volume can even be set for each channel by <text:span text:style-name="Reference_20_Char1">volsynthchan</text:span>.</text:p>
      <text:p text:style-name="Standard">The volume is "<text:span text:style-name="Reference_20_Char1">maxint</text:span> ratioed". It exists as a value from 0 to <text:span text:style-name="Reference_20_Char1">maxint</text:span>, where 0 off (no volume) and <text:span text:style-name="Reference_20_Char1">maxint</text:span> is full on. It is not decibel compensated, meaning that <text:span text:style-name="Reference_20_Char1">maxint</text:span> div 2 is not half volume.</text:p>
      <text:p text:style-name="Standard">Balance between left and right can be set for each channel with <text:span text:style-name="Reference_20_Char1">balance</text:span>. It’s still <text:span text:style-name="Reference_20_Char1">maxint</text:span> ratioed, except that 0 means middle, <text:span text:style-name="Reference_20_Char1">maxint</text:span> means full right, and -<text:span text:style-name="Reference_20_Char1">maxint</text:span> means full left.</text:p>
      <text:h text:style-name="Heading_20_8" text:outline-level="8"><text:bookmark-start text:name="_Toc4731248"/><text:bookmark-start text:name="__RefHeading___Toc46345_401020179"/>Time and the Sequencer<text:bookmark-end text:name="_Toc4731248"/><text:bookmark-end text:name="__RefHeading___Toc46345_401020179"/></text:h>
      <text:p text:style-name="Standard">MIDI does not have a concept of time built into the protocol. All notes or events sent to the MIDI port are assumed to happen “Now”.</text:p>
      <text:p text:style-name="Standard"><text:span text:style-name="Reference_20_Char1">sound</text:span> has sequencer support that is used by setting a time on each event call. If the time is 0, it means to send the note or event to the MIDI port immediately, otherwise the sequencer schedules the event to occur at the indicated time.</text:p>
      <text:p text:style-name="Standard">To start <text:span text:style-name="Reference_20_Char1">sound</text:span>'s sequencer, the <text:span text:style-name="Reference_20_Char1">starttime </text:span>is used, which starts a 100us counter running (it ticks every 10,000th of a second). Then, each time is specified relative to that running timer. The current time on the sequencer can be found with <text:span text:style-name="Reference_20_Char1">curtime</text:span>, so the required time can be specified as an offset from that:</text:p>
      <text:p text:style-name="Standard">curtime+10000</text:p>
      <text:p text:style-name="Standard">means a time that is one second in the future.</text:p>
      <text:p text:style-name="Standard">This example dumps a “fanfare” into the MIDI port using the sequencer. It will be played using the time specified in the <text:span text:style-name="Reference_20_Char1">noteon</text:span> and <text:span text:style-name="Reference_20_Char1">noteoff</text:span> calls.</text:p>
      <text:p text:style-name="P29"><text:soft-page-break/><text:span text:style-name="T16">program</text:span> p;</text:p>
      <text:p text:style-name="P29"/>
      <text:p text:style-name="P29"><text:span text:style-name="T16">uses</text:span> sound;</text:p>
      <text:p text:style-name="P29"/>
      <text:p text:style-name="P29"><text:span text:style-name="T16">const</text:span> second = 10000; <text:s text:c="10"/>{ one second }</text:p>
      <text:p text:style-name="P29"><text:s text:c="6"/>osec <text:s text:c="2"/>= second div 8; <text:s text:c="3"/>{ 1/8 second }</text:p>
      <text:p text:style-name="P29"/>
      <text:p text:style-name="P29" loext:marker-style-name="T16"><text:span text:style-name="T16">begin</text:span><text:span text:style-name="T16"/></text:p>
      <text:p text:style-name="P29"/>
      <text:p text:style-name="P29"><text:s text:c="3"/>starttime; { start sequencer }</text:p>
      <text:p text:style-name="P29"/>
      <text:p text:style-name="P29"><text:s text:c="3"/>noteon(synth_out, <text:s/>0, <text:s text:c="14"/>1, note_c+octave_6, maxint);</text:p>
      <text:p text:style-name="P29"><text:s text:c="3"/>noteoff(synth_out, curtime+osec*2, <text:s/>1, note_c+octave_6, maxint);</text:p>
      <text:p text:style-name="P29"><text:s text:c="3"/>noteon(synth_out, <text:s/>curtime+osec*3, <text:s/>1, note_d+octave_6, maxint);</text:p>
      <text:p text:style-name="P29"><text:s text:c="3"/>noteoff(synth_out, curtime+osec*4, <text:s/>1, note_d+octave_6, maxint);</text:p>
      <text:p text:style-name="P29"><text:s text:c="3"/>noteon(synth_out, <text:s/>curtime+osec*5, <text:s/>1, note_e+octave_6, maxint);</text:p>
      <text:p text:style-name="P29"><text:s text:c="3"/>noteoff(synth_out, curtime+osec*6, <text:s/>1, note_e+octave_6, maxint);</text:p>
      <text:p text:style-name="P29"><text:s text:c="3"/>noteon(synth_out, <text:s/>curtime+osec*7, <text:s/>1, note_f+octave_6, maxint);</text:p>
      <text:p text:style-name="P29"><text:s text:c="3"/>noteoff(synth_out, curtime+osec*8, <text:s/>1, note_f+octave_6, maxint);</text:p>
      <text:p text:style-name="P29"><text:s text:c="3"/>noteon(synth_out, <text:s/>curtime+osec*9, <text:s/>1, note_e+octave_6, maxint);</text:p>
      <text:p text:style-name="P29"><text:s text:c="3"/>noteoff(synth_out, curtime+osec*10, 1, note_e+octave_6, maxint);</text:p>
      <text:p text:style-name="P29"><text:s text:c="3"/>noteon(synth_out, <text:s/>curtime+osec*11, 1, note_d+octave_6, maxint);</text:p>
      <text:p text:style-name="P29"><text:s text:c="3"/>noteoff(synth_out, curtime+osec*13, 1, note_d+octave_6, maxint);</text:p>
      <text:p text:style-name="P29"/>
      <text:p text:style-name="P29"><text:span text:style-name="T16">end</text:span>.</text:p>
      <text:p text:style-name="Code1"/>
      <text:p text:style-name="Standard">The fanfare plays, and the program goes on to other work, or waits for the sequenced time to pass by setting a timer to the time required to finish it.</text:p>
      <text:p text:style-name="Standard">If a note is output (or other action) with a 0 time while the sequencer is running, it will still occur immediately. Time 0 always means "now". The sequencer is a "flow through" model. Actions and notes can be timed with the sequencer, or by the program, or any combination thereof.</text:p>
      <text:p text:style-name="Standard">When the sequencer is no longer required, <text:span text:style-name="Reference_20_Char1">stoptime</text:span> stops it. Doing that can save processor time, and probably free up system timers.</text:p>
      <text:h text:style-name="Heading_20_8" text:outline-level="8"><text:bookmark-start text:name="_Toc4731249"/><text:bookmark-start text:name="__RefHeading___Toc46347_401020179"/>Effects<text:bookmark-end text:name="_Toc4731249"/><text:bookmark-end text:name="__RefHeading___Toc46347_401020179"/></text:h>
      <text:p text:style-name="Standard">There are many effects in MIDI that can be applied to output notes. However, there is no requirement for the system to implement them. Few of the effects are implemented on most computer sound cards or software synthesizers.</text:p>
      <text:p text:style-name="Standard"><text:span text:style-name="reference_20_Char">attack</text:span> adjusts the "attack time" of each note.</text:p>
      <text:p text:style-name="Standard"><text:span text:style-name="reference_20_Char">release</text:span> adjusts the release or "decay" time of the note.</text:p>
      <text:p text:style-name="Standard"><text:span text:style-name="reference_20_Char">reverb</text:span> sets the amount of reverberation, or a series of repetitions of the note with delay.</text:p>
      <text:p text:style-name="Standard"><text:span text:style-name="reference_20_Char">vibrato </text:span>sets the vibrato, which is a pulsating pitch change.</text:p>
      <text:p text:style-name="Standard"><text:soft-page-break/><text:span text:style-name="reference_20_Char">chorus</text:span> sets the chorus effect, which is an echo of the same note with a delay and possible pitch change..</text:p>
      <text:p text:style-name="Standard"><text:span text:style-name="reference_20_Char">phaser</text:span> sets the phaser effect, which is a series of peaks and valleys in the frequency spectrum of the note.</text:p>
      <text:p text:style-name="Standard"><text:span text:style-name="reference_20_Char">brightness</text:span> sets the brightness, or VCF cutoff frequency.</text:p>
      <text:p text:style-name="Standard"><text:span text:style-name="reference_20_Char">timbre</text:span> [need a definition of timbre].</text:p>
      <text:p text:style-name="Standard"><text:span text:style-name="reference_20_Char">aftertouch</text:span> sets the amount of time or pressure used to sustain a key pressed.</text:p>
      <text:p text:style-name="Standard"><text:span text:style-name="reference_20_Char">pressure</text:span> sets the amount of pressure applied to a key.</text:p>
      <text:p text:style-name="Standard"><text:span text:style-name="reference_20_Char">legato</text:span> sets the note to be played shorter than normal.</text:p>
      <text:p text:style-name="Standard"><text:span text:style-name="reference_20_Char">portamento</text:span> sets the note to “slide” or smoothly change into the next note.</text:p>
      <text:p text:style-name="Standard">Some missing effects can be simulated by other means. As an example, <text:span text:style-name="Reference_20_Char1">release</text:span> control can be emulated by putting the instrument to control in its own channel, sounding the note, then lowering the volume in steps until 0, then turning the note off.</text:p>
      <text:h text:style-name="Heading_20_8" text:outline-level="8"><text:bookmark-start text:name="_Toc4731250"/><text:bookmark-start text:name="__RefHeading___Toc46349_401020179"/>Pitch Changes<text:bookmark-end text:name="_Toc4731250"/><text:bookmark-end text:name="__RefHeading___Toc46349_401020179"/></text:h>
      <text:p text:style-name="Standard">If a frequency is needed that is not exactly on a note, it can be “bent” with <text:span text:style-name="Reference_20_Char1">pitch</text:span>. The pitch change is none for 0, and by default, one note up or down. In other words, the default pitch change range is one note up or down. A D note can be bent downwards to C, or upwards to E. The term "bend" comes from bending a string to change the note.</text:p>
      <text:p text:style-name="Standard">The default range of pitch changes can also be changed, by <text:span text:style-name="Reference_20_Char1">pitchrange</text:span>. The range is a ratioed 0..<text:span text:style-name="Reference_20_Char1">maxint</text:span>. 0 means no pitch range at all (disabled), and <text:span text:style-name="Reference_20_Char1">maxint</text:span> means the full 128 notes worth of pitch range. What you pick up with total range, you lose in fine control. If the pitch range is <text:span text:style-name="Reference_20_Char1">maxint</text:span>, each step of pitch change is going to be very coarse.</text:p>
      <text:h text:style-name="Heading_20_8" text:outline-level="8"><text:bookmark-start text:name="_Toc4731251"/><text:bookmark-start text:name="__RefHeading___Toc46351_401020179"/>Prerecorded MIDI<text:bookmark-end text:name="_Toc4731251"/><text:bookmark-end text:name="__RefHeading___Toc46351_401020179"/></text:h>
      <text:p text:style-name="Standard">We don't have to make all our MIDI commands on the fly. In fact, we can forget doing any MIDI, and just play back prerecorded MIDI files with <text:span text:style-name="Reference_20_Char1">playsynth</text:span>. The format is system defined. Note that even though the prerecorded MIDI file has its own timing, it is played relative to the clock start position that is indicated for it.</text:p>
      <text:h text:style-name="Heading_20_8" text:outline-level="8"><text:bookmark-start text:name="_Toc4731252"/><text:bookmark-start text:name="__RefHeading___Toc46353_401020179"/>Waveform Files<text:bookmark-end text:name="_Toc4731252"/><text:bookmark-end text:name="__RefHeading___Toc46353_401020179"/></text:h>
      <text:p text:style-name="Standard">Waveform files are how we get arbitrary sounds into the computer. Anything, for any length, can be played via the waveform files. Waveform outputs go out via their own ports separate from MIDI ports. Like MIDI, however, they are selected via logical numbers from 1 to n, where n is the maximum number of waveform output devices on the computer. The total number of waveform devices present in the system can be found via <text:span text:style-name="Reference_20_Char1">waveout</text:span>. By convention, the normal wave output device is 1.</text:p>
      <text:p text:style-name="Standard">Waveform devices must be opened and closed individually. They are opened with <text:span text:style-name="Reference_20_Char1">openwaveout</text:span>, and closed with <text:span text:style-name="Reference_20_Char1">closewaveout</text:span>.</text:p>
      <text:p text:style-name="Standard"><text:soft-page-break/>A waveform file is played with <text:span text:style-name="Reference_20_Char1">playwave</text:span>. Waveform files are usually very system dependent, so the exact format of the file will be different for different systems.</text:p>
      <text:p text:style-name="Standard">As with MIDI files, waveforms have their own timing, and are simply played relative to the indicated start time.</text:p>
      <text:p text:style-name="Standard">The playback volume for waveform files is adjusted separately from MIDI with the <text:span text:style-name="Reference_20_Char1">volwave</text:span>.</text:p>
      <text:p text:style-name="Standard">It is possible that the implementation will only be able to play one waveform file at a time. In this case, the behavior will be to stop any currently playing waveform file and start the new one, if a new waveform play is ordered before the previous one has finished. High quality implementation will be capable of playing multiple waveform files at once, typically via mixing of the files.</text:p>
      <text:h text:style-name="Heading_20_8" text:outline-level="8"><text:bookmark-start text:name="_Toc4731253"/><text:bookmark-start text:name="__RefHeading___Toc46355_401020179"/>Synthesizer objects<text:bookmark-end text:name="_Toc4731253"/><text:bookmark-end text:name="__RefHeading___Toc46355_401020179"/></text:h>
      <text:p text:style-name="Standard">The functionality of a synthesizer is available in the form of a class:</text:p>
      <text:p text:style-name="Code1"><text:span text:style-name="T16">module</text:span> sound;</text:p>
      <text:p text:style-name="Code1"/>
      <text:p text:style-name="Code1"><text:span text:style-name="T16">class</text:span> synth(int port);</text:p>
      <text:p text:style-name="Code1"/>
      <text:p text:style-name="Code1"><text:span text:style-name="T16">procedure</text:span> noteon(t: integer; c: channel; n: note; v: integer);</text:p>
      <text:p text:style-name="Code1"><text:span text:style-name="T16">procedure</text:span> noteoff(t: integer; c: channel; n: note; v: integer);</text:p>
      <text:p text:style-name="Code1"><text:span text:style-name="T16">procedure</text:span> instchange(t: integer; c: channel; i: instrument);</text:p>
      <text:p text:style-name="Code1"><text:span text:style-name="T16">procedure</text:span> attack(t: integer; c: channel; at: integer);</text:p>
      <text:p text:style-name="Code1"><text:span text:style-name="T16">procedure</text:span> release(t: integer; c: channel; rt: integer);</text:p>
      <text:p text:style-name="Code1"><text:span text:style-name="T16">procedure</text:span> legato(t: integer; c: channel; b: boolean);</text:p>
      <text:p text:style-name="Code1"><text:span text:style-name="T16">procedure</text:span> portamento(t: integer; c: channel; b: boolean);</text:p>
      <text:p text:style-name="Code1"><text:span text:style-name="T16">procedure</text:span> vibrato(t: integer; c: channel; v: integer);</text:p>
      <text:p text:style-name="Code1"><text:span text:style-name="T16">procedure</text:span> volsynthchan(t: integer; c: channel; v: integer);</text:p>
      <text:p text:style-name="Code1"><text:span text:style-name="T16">procedure</text:span> porttime(t: integer; c: channel; v: integer);</text:p>
      <text:p text:style-name="Code1"><text:span text:style-name="T16">procedure</text:span> balance(t: integer; c: channel; b: integer);</text:p>
      <text:p text:style-name="Code1"><text:span text:style-name="T16">procedure</text:span> pan(t: integer; c: channel; b: integer);</text:p>
      <text:p text:style-name="Code1"><text:span text:style-name="T16">procedure</text:span> timbre(t: integer; c: channel; tb: integer);</text:p>
      <text:p text:style-name="Code1"><text:span text:style-name="T16">procedure</text:span> brightness(t: integer; c: channel; b: integer);</text:p>
      <text:p text:style-name="Code1"><text:span text:style-name="T16">procedure</text:span> reverb(t: integer; c: channel; r: integer);</text:p>
      <text:p text:style-name="Code1"><text:span text:style-name="T16">procedure</text:span> tremulo(t: integer; c: channel; tr: integer);</text:p>
      <text:p text:style-name="Code1"><text:span text:style-name="T16">procedure</text:span> chorus(t: integer; c: channel; cr: integer);</text:p>
      <text:p text:style-name="Code1"><text:span text:style-name="T16">procedure</text:span> celeste(t: integer; c: channel; ce: integer);</text:p>
      <text:p text:style-name="Code1"><text:span text:style-name="T16">procedure</text:span> phaser(t: integer; c: channel; ph: integer);</text:p>
      <text:p text:style-name="Code1"><text:span text:style-name="T16">procedure</text:span> aftertouch(t: integer; c: channel; n: note; at: integer);</text:p>
      <text:p text:style-name="Code1"><text:span text:style-name="T16">procedure</text:span> pressure(t: integer; c: channel; n: note; pr: integer);</text:p>
      <text:p text:style-name="Code1"><text:span text:style-name="T16">procedure</text:span> pitch(t: integer; c: channel; pt: integer);</text:p>
      <text:p text:style-name="Code1"><text:span text:style-name="T16">procedure</text:span> pitchrange(t: integer; c: channel; v: integer);</text:p>
      <text:p text:style-name="Code1"><text:span text:style-name="T16">procedure</text:span> mono(t: integer; c: channel; ch: integer);</text:p>
      <text:p text:style-name="Code1"><text:span text:style-name="T16">procedure</text:span> poly(t: integer; c: channel);</text:p>
      <text:p text:style-name="Code1"><text:span text:style-name="T16">procedure</text:span> playsynth(t: integer; view sf: string);</text:p>
      <text:p text:style-name="Code1"/>
      <text:p text:style-name="Code1"><text:span text:style-name="T16">begin</text:span> ! constructor</text:p>
      <text:p text:style-name="Code1"><text:span text:style-name="T16">end</text:span>;</text:p>
      <text:p text:style-name="Code1"><text:soft-page-break/></text:p>
      <text:p text:style-name="Code1">.</text:p>
      <text:p text:style-name="Code1"/>
      <text:p text:style-name="Code1"><text:span text:style-name="T16">begin</text:span> ! sound</text:p>
      <text:p text:style-name="Code1"><text:span text:style-name="T16">end</text:span>.</text:p>
      <text:p text:style-name="Code1"/>
      <text:p text:style-name="Standard">A <text:span text:style-name="Reference_20_Char1">synth</text:span> object can be created as:</text:p>
      <text:p text:style-name="Code1"><text:span text:style-name="T16">program</text:span> p;</text:p>
      <text:p text:style-name="Code1"/>
      <text:p text:style-name="Code1"><text:span text:style-name="T16">joins</text:span> sound;</text:p>
      <text:p text:style-name="Code1"/>
      <text:p text:style-name="Code1"><text:span text:style-name="T16">var</text:span> si(synth_out): sound.synth;</text:p>
      <text:p text:style-name="Code1"/>
      <text:p text:style-name="Code1" loext:marker-style-name="T16"><text:span text:style-name="T16">begin</text:span><text:span text:style-name="T16"/></text:p>
      <text:p text:style-name="Code1"/>
      <text:p text:style-name="Code1"><text:s text:c="3"/>! output note c in 4th octave at current time, max volume</text:p>
      <text:p text:style-name="Code1"><text:s text:c="3"/>si.noteon(1, note_c+octave_4)</text:p>
      <text:p text:style-name="Code1"/>
      <text:p text:style-name="Code1"><text:span text:style-name="T16">end</text:span>.</text:p>
      <text:p text:style-name="Code1"/>
      <text:h text:style-name="Heading_20_8" text:outline-level="8"><text:bookmark-start text:name="_Toc4731254"/><text:bookmark-start text:name="__RefHeading___Toc46357_401020179"/>Waveform objects<text:bookmark-end text:name="_Toc4731254"/><text:bookmark-end text:name="__RefHeading___Toc46357_401020179"/></text:h>
      <text:p text:style-name="Standard">The functionality of a waveform device is available as a class:</text:p>
      <text:p text:style-name="Code1"><text:span text:style-name="T16">module</text:span> sound;</text:p>
      <text:p text:style-name="Code1"/>
      <text:p text:style-name="Code1"><text:span text:style-name="T16">class</text:span> wave(int port);</text:p>
      <text:p text:style-name="Code1"/>
      <text:p text:style-name="Code1"><text:span text:style-name="T16">procedure</text:span> playwave(t: integer; view sf: string);</text:p>
      <text:p text:style-name="Code1"><text:span text:style-name="T16">procedure</text:span> volwave(t, v: integer);</text:p>
      <text:p text:style-name="Code1"/>
      <text:p text:style-name="Code1"><text:span text:style-name="T16">begin</text:span> ! constructor</text:p>
      <text:p text:style-name="Code1"><text:span text:style-name="T16">end</text:span>;</text:p>
      <text:p text:style-name="Code1"/>
      <text:p text:style-name="Code1">.</text:p>
      <text:p text:style-name="Code1"/>
      <text:p text:style-name="Code1"><text:span text:style-name="T16">begin</text:span> ! sound</text:p>
      <text:p text:style-name="Code1"><text:span text:style-name="T16">end</text:span>.</text:p>
      <text:p text:style-name="Code1"/>
      <text:p text:style-name="Standard">A <text:span text:style-name="Reference_20_Char1">wave</text:span> object can be created as:</text:p>
      <text:p text:style-name="Code1"><text:span text:style-name="T16">program</text:span> p;</text:p>
      <text:p text:style-name="Code1"/>
      <text:p text:style-name="Code1"><text:span text:style-name="T16">joins</text:span> sound;</text:p>
      <text:p text:style-name="Code1"/>
      <text:p text:style-name="Code1"><text:span text:style-name="T16">var</text:span> wi(1): sound.wave;</text:p>
      <text:p text:style-name="Code1"/>
      <text:p text:style-name="Code1" loext:marker-style-name="T16"><text:span text:style-name="T16">begin</text:span><text:span text:style-name="T16"/></text:p>
      <text:p text:style-name="Code1"/>
      <text:p text:style-name="Code1"><text:soft-page-break/><text:s text:c="3"/>wi.playwave(“mysound”) ! play a waveform file</text:p>
      <text:p text:style-name="Code1"/>
      <text:p text:style-name="Code1"><text:span text:style-name="T16">end</text:span>.</text:p>
      <text:p text:style-name="Code1"/>
      <text:h text:style-name="Heading_20_8" text:outline-level="8"><text:bookmark-start text:name="_Toc4731255"/><text:bookmark-start text:name="__RefHeading___Toc46359_401020179"/>Exceptions<text:bookmark-end text:name="_Toc4731255"/><text:bookmark-end text:name="__RefHeading___Toc46359_401020179"/></text:h>
      <text:p text:style-name="Standard">The following exceptions are generated in <text:span text:style-name="Reference_20_Char1">sound</text:span>:</text:p>
      <table:table table:name="Table241" table:style-name="Table241">
        <table:table-column table:style-name="Table241.A"/>
        <table:table-column table:style-name="Table241.B"/>
        <table:table-row table:style-name="Table241.1">
          <table:table-cell table:style-name="Table241.A1" office:value-type="string">
            <text:p text:style-name="P225" loext:marker-style-name="T3"><text:span text:style-name="T5">Identifier</text:span><text:span text:style-name="T3"/></text:p>
          </table:table-cell>
          <table:table-cell table:style-name="Table241.A1" office:value-type="string">
            <text:p text:style-name="P225" loext:marker-style-name="T3"><text:span text:style-name="T5">Meaning</text:span><text:span text:style-name="T3"/></text:p>
          </table:table-cell>
        </table:table-row>
        <table:table-row table:style-name="Table241.1">
          <table:table-cell table:style-name="Table241.A2" office:value-type="string">
            <text:p text:style-name="P74" loext:marker-style-name="T16"><text:span text:style-name="T24">SequencerNotRunning</text:span><text:span text:style-name="T25"/></text:p>
          </table:table-cell>
          <table:table-cell table:style-name="Table241.B2" office:value-type="string">
            <text:p text:style-name="P37" loext:marker-style-name="T26"><text:span text:style-name="T26">The sequencer is not running</text:span><text:span text:style-name="T26"/></text:p>
          </table:table-cell>
        </table:table-row>
        <table:table-row table:style-name="Table241.1">
          <table:table-cell table:style-name="Table241.A3" office:value-type="string">
            <text:p text:style-name="P74" loext:marker-style-name="T16"><text:span text:style-name="T24">InvalidChannel</text:span><text:span text:style-name="T25"/></text:p>
          </table:table-cell>
          <table:table-cell table:style-name="Table241.B3" office:value-type="string">
            <text:p text:style-name="P37" loext:marker-style-name="T26"><text:span text:style-name="T26">Invalid channel number</text:span><text:span text:style-name="T26"/></text:p>
          </table:table-cell>
        </table:table-row>
        <table:table-row table:style-name="Table241.1">
          <table:table-cell table:style-name="Table241.A2" office:value-type="string">
            <text:p text:style-name="P74" loext:marker-style-name="T16"><text:span text:style-name="T24">InvalidNote</text:span><text:span text:style-name="T25"/></text:p>
          </table:table-cell>
          <table:table-cell table:style-name="Table241.B2" office:value-type="string">
            <text:p text:style-name="P37" loext:marker-style-name="T26"><text:span text:style-name="T26">Invalid note number</text:span><text:span text:style-name="T26"/></text:p>
          </table:table-cell>
        </table:table-row>
        <table:table-row table:style-name="Table241.1">
          <table:table-cell table:style-name="Table241.A5" office:value-type="string">
            <text:p text:style-name="P74" loext:marker-style-name="T16"><text:span text:style-name="T24">InvalidInstrument</text:span><text:span text:style-name="T25"/></text:p>
          </table:table-cell>
          <table:table-cell table:style-name="Table241.B5" office:value-type="string">
            <text:p text:style-name="P37" loext:marker-style-name="T26"><text:span text:style-name="T26">Invalid instrument number</text:span><text:span text:style-name="T26"/></text:p>
          </table:table-cell>
        </table:table-row>
        <table:table-row table:style-name="Table241.1">
          <table:table-cell table:style-name="Table241.A2" office:value-type="string">
            <text:p text:style-name="P74" loext:marker-style-name="T16"><text:span text:style-name="T24">InvalidMonoMode</text:span><text:span text:style-name="T25"/></text:p>
          </table:table-cell>
          <table:table-cell table:style-name="Table241.B2" office:value-type="string">
            <text:p text:style-name="P37" loext:marker-style-name="T26"><text:span text:style-name="T26">Invalid Mono mode number</text:span><text:span text:style-name="T26"/></text:p>
          </table:table-cell>
        </table:table-row>
        <table:table-row table:style-name="Table241.1">
          <table:table-cell table:style-name="Table241.A7" office:value-type="string">
            <text:p text:style-name="P74" loext:marker-style-name="T16"><text:span text:style-name="T24">PlayDefaultOutput</text:span><text:span text:style-name="T25"/></text:p>
          </table:table-cell>
          <table:table-cell table:style-name="Table241.B7" office:value-type="string">
            <text:p text:style-name="P37" loext:marker-style-name="T26"><text:span text:style-name="T26">Must play on default output channel</text:span><text:span text:style-name="T26"/></text:p>
          </table:table-cell>
        </table:table-row>
        <table:table-row table:style-name="Table241.1">
          <table:table-cell table:style-name="Table241.A8" office:value-type="string">
            <text:p text:style-name="P74" loext:marker-style-name="T16"><text:span text:style-name="T24">SynthOutputNotOpen</text:span><text:span text:style-name="T25"/></text:p>
          </table:table-cell>
          <table:table-cell table:style-name="Table241.B8" office:value-type="string">
            <text:p text:style-name="P37" loext:marker-style-name="T26"><text:span text:style-name="T26">Synthesizer output channel not open</text:span><text:span text:style-name="T26"/></text:p>
          </table:table-cell>
        </table:table-row>
      </table:table>
      <text:p text:style-name="Standard"/>
      <text:p text:style-name="Standard"><text:span text:style-name="Reference_20_Char1">sound</text:span> establishes a series of exception handlers for each of the above exceptions during startup. Exceptions not handled by a client program of <text:span text:style-name="Reference_20_Char1">sound</text:span> will go back to <text:span text:style-name="Reference_20_Char1">sound</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sound</text:span> need only capture the exceptions occurring in the procedure or function that is called.</text:p>
      <text:h text:style-name="Heading_20_8" text:outline-level="8"><text:bookmark-start text:name="_Toc4731256"/><text:bookmark-start text:name="__RefHeading___Toc46361_401020179"/>Functions and Procedures in sound<text:bookmark-end text:name="_Toc4731256"/><text:bookmark-end text:name="__RefHeading___Toc46361_401020179"/></text:h>
      <text:p text:style-name="Standard">Note that for the method versions of these routines, the synthesizer or wave device port is not specified.</text:p>
      <text:p text:style-name="Routine_20_Header"><text:span text:style-name="T16">procedure</text:span> starttime;</text:p>
      <text:p text:style-name="P23">Start time for sequencer. Starts the sequencer running. If the sequencer is already running, it will be restarted at 0.</text:p>
      <text:p text:style-name="P18">Exceptions: None</text:p>
      <text:p text:style-name="Standard"/>
      <text:p text:style-name="Routine_20_Header"><text:span text:style-name="T16">procedure</text:span> stoptime;</text:p>
      <text:p text:style-name="P23">Stop sequencer. Halts the sequencer timer, and releases it.</text:p>
      <text:p text:style-name="P18">Exceptions: None</text:p>
      <text:p text:style-name="Standard"/>
      <text:p text:style-name="Routine_20_Header"><text:soft-page-break/>function curtime: integer;</text:p>
      <text:p text:style-name="P23">Get current sequencer time. Returns the current sequencer time, in 100 Microsecond counts. The count is guaranteed not to wrap for 24 hours.</text:p>
      <text:p text:style-name="P18">Exceptions: <text:span text:style-name="Reference_20_Char1">SequencerNotRunning</text:span></text:p>
      <text:p text:style-name="Standard"/>
      <text:p text:style-name="Routine_20_Header">function synthout: integer;</text:p>
      <text:p text:style-name="P23">Find number of output synthesizers. Returns the total output synthesizers in the system.</text:p>
      <text:p text:style-name="P18">Exceptions: None</text:p>
      <text:p text:style-name="Standard"/>
      <text:p text:style-name="Routine_20_Header">procedure opensynthout(p: integer);</text:p>
      <text:p text:style-name="P23">Open output synthesizer. Opens the output synthesizer by the logical number <text:span text:style-name="Reference_20_Char1">p</text:span>, where p is 1..<text:span text:style-name="Reference_20_Char1">synthout</text:span>.</text:p>
      <text:p text:style-name="P18">Exceptions: None</text:p>
      <text:p text:style-name="Standard"/>
      <text:p text:style-name="Routine_20_Header">procedure closesynthout(p: integer);</text:p>
      <text:p text:style-name="P23">Close output synthesizer. Closes the output synthesizer by the logical number <text:span text:style-name="Reference_20_Char1">p</text:span>.</text:p>
      <text:p text:style-name="P18">Exceptions: None</text:p>
      <text:p text:style-name="Standard"/>
      <text:p text:style-name="Routine_20_Header">procedure noteon([p: integer;] [t: integer;] c: channel; n: note[; v: integer]);</text:p>
      <text:p text:style-name="P23">Start note. Starts a note for synthesizer <text:span text:style-name="Reference_20_Char1">p</text:span>, in channel <text:span text:style-name="Reference_20_Char1">c</text:span>, with note n, and 0..<text:span text:style-name="Reference_20_Char1">maxint</text:span> ratioed volume <text:span text:style-name="Reference_20_Char1">v</text:span>. If the time <text:span text:style-name="Reference_20_Char1">t</text:span> is left off, it defaults to 0. If the volume <text:span text:style-name="Reference_20_Char1">v</text:span> is left off, it defaults to <text:span text:style-name="Reference_20_Char1">maxint</text:span>. It is not possible to leave the time off and leave the volume present.</text:p>
      <text:p text:style-name="P18">Exceptions: <text:span text:style-name="Reference_20_Char1">InvalidChannel</text:span><text:span text:style-name="T16">, </text:span><text:span text:style-name="Reference_20_Char1">InvalidNote</text:span><text:span text:style-name="T16">, </text:span><text:span text:style-name="Reference_20_Char1">SequencerNotRunning</text:span></text:p>
      <text:p text:style-name="Standard"/>
      <text:p text:style-name="Routine_20_Header">procedure noteoff([p: integer;] [t: integer;] c: channel; n: note[; v: integer]);</text:p>
      <text:p text:style-name="P23">Stop note. Stops a note for synthesizer <text:span text:style-name="Reference_20_Char1">p</text:span>, in channel <text:span text:style-name="Reference_20_Char1">c</text:span>, with note, and 0..<text:span text:style-name="Reference_20_Char1">maxint</text:span> ratioed volume <text:span text:style-name="Reference_20_Char1">v</text:span>. <text:span text:style-name="Reference_20_Char1">v</text:span> is usually ignored on a <text:span text:style-name="Reference_20_Char1">noteoff</text:span>. If the time <text:span text:style-name="Reference_20_Char1">t</text:span> is left off, it defaults to 0. If the volume <text:span text:style-name="Reference_20_Char1">v</text:span> is left off, it defaults to <text:span text:style-name="Reference_20_Char1">maxint</text:span>. It is not possible to leave the time off and leave the volume present.</text:p>
      <text:p text:style-name="P18">Exceptions: <text:span text:style-name="Reference_20_Char1">InvalidChannel</text:span><text:span text:style-name="T16">, </text:span><text:span text:style-name="Reference_20_Char1">InvalidNote</text:span><text:span text:style-name="T16">, </text:span><text:span text:style-name="Reference_20_Char1">SequencerNotRunning</text:span></text:p>
      <text:p text:style-name="Standard"/>
      <text:p text:style-name="Routine_20_Header"><text:soft-page-break/>procedure instchange([p: integer;] [t: integer;] c: channel; i: instrument);</text:p>
      <text:p text:style-name="P23">Change instrument. Changes the instrument assigned to a channel, for output port <text:span text:style-name="Reference_20_Char1">p</text:span>, at time <text:span text:style-name="Reference_20_Char1">t</text:span>, for channel <text:span text:style-name="Reference_20_Char1">c</text:span>, to instrument <text:span text:style-name="Reference_20_Char1">i</text:span>. If the time <text:span text:style-name="Reference_20_Char1">t</text:span> is left off, it defaults to 0.</text:p>
      <text:p text:style-name="P18">Exceptions: <text:span text:style-name="Reference_20_Char1">InvalidChannel</text:span><text:span text:style-name="T16">, </text:span><text:span text:style-name="Reference_20_Char1">InvalidInstrument</text:span><text:span text:style-name="T16">, </text:span><text:span text:style-name="Reference_20_Char1">SequencerNotRunning</text:span></text:p>
      <text:p text:style-name="Standard"/>
      <text:p text:style-name="Routine_20_Header">procedure attack([p: integer;] [t: integer;] c: channel; at: integer);</text:p>
      <text:p text:style-name="P23">Set attack time. Sets the attack time for synthesizer output port p, at time <text:span text:style-name="Reference_20_Char1">t</text:span>, for channel <text:span text:style-name="Reference_20_Char1">c</text:span>, to 0..<text:span text:style-name="Reference_20_Char1">maxint</text:span> ratioed time at.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release([p: integer;] [t: integer]; c: channel; rt: integer);</text:p>
      <text:p text:style-name="P23">Set release time. Sets the release time for synthesizer output port <text:span text:style-name="Reference_20_Char1">p</text:span>, at time <text:span text:style-name="Reference_20_Char1">t</text:span>, for channel <text:span text:style-name="Reference_20_Char1">c</text:span>, to 0..<text:span text:style-name="Reference_20_Char1">maxint</text:span> ratioed time at.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legato([p: integer;] [t: integer]; c: channel; b: boolean);</text:p>
      <text:p text:style-name="P23">Set legato. Sets legato mode on or off, for synthesizer output port <text:span text:style-name="Reference_20_Char1">p</text:span>, at time <text:span text:style-name="Reference_20_Char1">t</text:span>, for channel <text:span text:style-name="Reference_20_Char1">c</text:span>, to on/off value <text:span text:style-name="Reference_20_Char1">b</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portamento([p: integer;] [t: integer]; c: channel; b: boolean);</text:p>
      <text:p text:style-name="P23">Set portamento. Sets portamento mode on or off, for synthesizer output port <text:span text:style-name="Reference_20_Char1">p</text:span>, at time <text:span text:style-name="Reference_20_Char1">t</text:span>, for channel c, to on/off value <text:span text:style-name="Reference_20_Char1">b</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vibrato([p: integer;] [t: integer]; c: channel; v: integer);</text:p>
      <text:p text:style-name="P23">Set vibrato. Sets vibrato amount, for synthesizer output port p, at time <text:span text:style-name="Reference_20_Char1">t</text:span>, for channel <text:span text:style-name="Reference_20_Char1">c</text:span>, to 0..<text:span text:style-name="Reference_20_Char1">maxint</text:span> ratioed value <text:span text:style-name="Reference_20_Char1">v</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text:soft-page-break/>procedure volsynthchan([p: integer;] [t: integer]; c: channel; v: integer);</text:p>
      <text:p text:style-name="P23">Set volume for channel. Sets volume for channel,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v</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porttime([p: integer;] [t: integer]; c: channel; v: integer);</text:p>
      <text:p text:style-name="P23">Set portamento time. Sets portamento time,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v</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balance([p: integer;] [t: integer]; c: channel; b: integer);</text:p>
      <text:p text:style-name="P23">Set channel balance. Sets the right left balance for synthesizer output port <text:span text:style-name="Reference_20_Char1">p</text:span>, at time <text:span text:style-name="Reference_20_Char1">t</text:span>, for channel <text:span text:style-name="Reference_20_Char1">c</text:span>, to -<text:span text:style-name="Reference_20_Char1">maxint</text:span>..<text:span text:style-name="Reference_20_Char1">maxint</text:span> ratioed value. -<text:span text:style-name="Reference_20_Char1">maxint</text:span> is full left, <text:span text:style-name="Reference_20_Char1">maxint</text:span> is full right, and 0 is centered.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pan([p: integer;] [t: integer]; c: channel; b: integer);</text:p>
      <text:p text:style-name="P23">Set channel pan. Sets the right left pan for synthesizer output port <text:span text:style-name="Reference_20_Char1">p</text:span>, at time <text:span text:style-name="Reference_20_Char1">t</text:span>, for channel <text:span text:style-name="Reference_20_Char1">c</text:span>, to -<text:span text:style-name="Reference_20_Char1">maxint</text:span>..<text:span text:style-name="Reference_20_Char1">maxint</text:span> ratioed value. -<text:span text:style-name="Reference_20_Char1">maxint</text:span> is full left, <text:span text:style-name="Reference_20_Char1">maxint</text:span> is full right, and 0 is centered.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timbre([p: integer;] [t: integer]; c: channel; tb: integer);</text:p>
      <text:p text:style-name="P23">Set timbre. Sets timbre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tb</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brightness([p: integer;] [t: integer]; c: channel; b: integer);</text:p>
      <text:p text:style-name="P23">Set brightness. Sets brightness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b</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text:soft-page-break/>procedure reverb([p: integer;] [t: integer]; c: channel; r: integer);</text:p>
      <text:p text:style-name="P23">Set reverb. Sets reverb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r</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tremulo([p: integer;] [t: integer]; c: channel; tr: integer);</text:p>
      <text:p text:style-name="P23">Set tremulo. Sets tremulo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tr</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chorus([p: integer;] [t: integer]; c: channel; cr: integer);</text:p>
      <text:p text:style-name="P23">Set chorus. Sets chorus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cr</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celeste([p: integer;] [t: integer]; c: channel; ce: integer);</text:p>
      <text:p text:style-name="P23">Set celeste. Sets celeste amount, for synthesizer output port p, at time <text:span text:style-name="Reference_20_Char1">t</text:span>, for channel <text:span text:style-name="Reference_20_Char1">c</text:span>, to 0..<text:span text:style-name="Reference_20_Char1">maxint</text:span> ratioed value <text:span text:style-name="Reference_20_Char1">ce</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phaser([p: integer;] [t: integer]; c: channel; ph: integer);</text:p>
      <text:p text:style-name="P23">Set phaser. Sets phaser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ph</text:spa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aftertouch([p: integer;] [t: integer]; c: channel; n: note; at: integer);</text:p>
      <text:p text:style-name="P23">Set aftertouch. Sets aftertouch amount, for synthesizer output port p, at time <text:span text:style-name="Reference_20_Char1">t</text:span>, for channel <text:span text:style-name="Reference_20_Char1">c</text:span>, to 0..<text:span text:style-name="Reference_20_Char1">maxint</text:span> ratioed value <text:span text:style-name="Reference_20_Char1">at</text:span>. If the time <text:span text:style-name="Reference_20_Char1">t</text:span> is left off, it defaults to 0.</text:p>
      <text:p text:style-name="P18">Exceptions: <text:span text:style-name="Reference_20_Char1">InvalidChannel</text:span><text:span text:style-name="T16">, </text:span><text:span text:style-name="Reference_20_Char1">InvalidNote</text:span><text:span text:style-name="T16">, </text:span><text:span text:style-name="Reference_20_Char1">SequencerNotRunning</text:span></text:p>
      <text:p text:style-name="Standard"/>
      <text:p text:style-name="Routine_20_Header"><text:soft-page-break/>procedure pressure([p: integer;] [t: integer]; c: channel; n: note; pr: integer);</text:p>
      <text:p text:style-name="P23">Set pressure. Sets pressure amount,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pr</text:span>. If the time <text:span text:style-name="Reference_20_Char1">t</text:span> is left off, it defaults to 0.</text:p>
      <text:p text:style-name="P18">Exceptions: <text:span text:style-name="Reference_20_Char1">InvalidChannel</text:span><text:span text:style-name="T16">, </text:span><text:span text:style-name="Reference_20_Char1">InvalidNote</text:span><text:span text:style-name="T16">, </text:span><text:span text:style-name="Reference_20_Char1">SequencerNotRunning</text:span></text:p>
      <text:p text:style-name="Standard"/>
      <text:p text:style-name="Routine_20_Header">procedure pitch([p: integer;] [t: integer]; c: channel; pt: integer);</text:p>
      <text:p text:style-name="P23">Set pitch bend. Sets the pitch "bend", or change amount, for synthesizer output port <text:span text:style-name="Reference_20_Char1">p</text:span>, at time <text:span text:style-name="Reference_20_Char1">t</text:span>, for channel <text:span text:style-name="Reference_20_Char1">c</text:span>, to -<text:span text:style-name="Reference_20_Char1">maxint</text:span>..<text:span text:style-name="Reference_20_Char1">maxint</text:span> ratioed value <text:span text:style-name="Reference_20_Char1">pt</text:span>. <text:span text:style-name="Reference_20_Char1">pt</text:span> value is -<text:span text:style-name="Reference_20_Char1">maxint</text:span> for full down range, <text:span text:style-name="Reference_20_Char1">maxint</text:span> for full up range, and 0 for neutral (on note) pitch. The amount of pitch range is set by the ptichrange procedure, and defaults to one note down and one note up.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pitchrange([p: integer;] [t: integer]; c: channel; v: integer);</text:p>
      <text:p text:style-name="P23">Set pitch bend range. Sets the total amount of pitch change that can be reached by the pitch command, for synthesizer output port <text:span text:style-name="Reference_20_Char1">p</text:span>, at time <text:span text:style-name="Reference_20_Char1">t</text:span>, for channel <text:span text:style-name="Reference_20_Char1">c</text:span>, to 0..<text:span text:style-name="Reference_20_Char1">maxint</text:span> ratioed value <text:span text:style-name="Reference_20_Char1">v</text:span>. 0 disables the pitch command, and <text:span text:style-name="Reference_20_Char1">maxint</text:span> allows it to reach all 128 notes of MIDI. Note that increasing the range of the pitch command decreases its resolutio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procedure mono([p: integer;] [t: integer]; c: channel; ch: integer);</text:p>
      <text:p text:style-name="P23">Set mono mode. Sets mono mode for synthesizer output port <text:span text:style-name="Reference_20_Char1">p</text:span>, at time <text:span text:style-name="Reference_20_Char1">t</text:span>, for channel <text:span text:style-name="Reference_20_Char1">c</text:span>, for the number of channels <text:span text:style-name="Reference_20_Char1">ch</text:span>. See MIDI specification for details.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span text:style-name="T16">, </text:span><text:span text:style-name="Reference_20_Char1">InvalidMonoMode</text:span></text:p>
      <text:p text:style-name="Standard"/>
      <text:p text:style-name="Routine_20_Header">procedure poly([p: integer;] [t: integer]; c: channel);</text:p>
      <text:p text:style-name="P23">Set polyphonic mode. Sets polyphonic mode for synthesizer output port <text:span text:style-name="Reference_20_Char1">p</text:span>, at time <text:span text:style-name="Reference_20_Char1">t</text:span>, for channel <text:span text:style-name="Reference_20_Char1">c</text:span>. Reverses the effect of a mono operation. If the time <text:span text:style-name="Reference_20_Char1">t</text:span> is left off, it defaults to 0.</text:p>
      <text:p text:style-name="P18">Exceptions: <text:span text:style-name="Reference_20_Char1">InvalidChannel</text:span><text:span text:style-name="T16">, </text:span><text:span text:style-name="Reference_20_Char1">SequencerNotRunning</text:span></text:p>
      <text:p text:style-name="Standard"/>
      <text:p text:style-name="Routine_20_Header"><text:soft-page-break/>procedure playsynth([p: integer;] [t: integer]; sf: string);</text:p>
      <text:p text:style-name="P23">Play MIDI synthesizer file. Plays the MIDI instructions from the file by the name in <text:span text:style-name="Reference_20_Char1">sf</text:span>, for output synthesizer <text:span text:style-name="Reference_20_Char1">p</text:span>, at time <text:span text:style-name="Reference_20_Char1">t</text:span>. If the time <text:span text:style-name="Reference_20_Char1">t</text:span> is left off, it defaults to 0.</text:p>
      <text:p text:style-name="P18">Exceptions: <text:span text:style-name="Reference_20_Char1">SequencerNotRunning</text:span><text:span text:style-name="T16">, </text:span><text:span text:style-name="Reference_20_Char1">PlayDefaultOutput</text:span><text:span text:style-name="T16">, </text:span><text:span text:style-name="Reference_20_Char1">SynthOutputNotOpen</text:span></text:p>
      <text:p text:style-name="Standard"/>
      <text:p text:style-name="Routine_20_Header">function waveout: integer;</text:p>
      <text:p text:style-name="P23">Find number of waveform output files. Returns the total number of waveform files in the system.</text:p>
      <text:p text:style-name="P18">Exceptions: None</text:p>
      <text:p text:style-name="Standard"/>
      <text:p text:style-name="Routine_20_Header">procedure openwaveout(p: integer);</text:p>
      <text:p text:style-name="P23">Open waveform device. Opens the logical waveform device <text:span text:style-name="Reference_20_Char1">p</text:span>, where <text:span text:style-name="Reference_20_Char1">p</text:span> is 1..<text:span text:style-name="Reference_20_Char1">waveout</text:span>.</text:p>
      <text:p text:style-name="P18">Exceptions: None</text:p>
      <text:p text:style-name="Standard"/>
      <text:p text:style-name="Routine_20_Header">procedure closewaveout(p: integer);</text:p>
      <text:p text:style-name="P23">Close waveform device. Closes the logical waveform device <text:span text:style-name="Reference_20_Char1">p</text:span>.</text:p>
      <text:p text:style-name="P18">Exceptions: None</text:p>
      <text:p text:style-name="Standard"/>
      <text:p text:style-name="Routine_20_Header">procedure playwave([p: integer;] [t: integer]; sf: string);</text:p>
      <text:p text:style-name="P23">Play waveform file. Plays the waveform file by the name <text:span text:style-name="Reference_20_Char1">sf</text:span>, for output waveform device <text:span text:style-name="Reference_20_Char1">p</text:span>, at time <text:span text:style-name="Reference_20_Char1">t</text:span>. If the time <text:span text:style-name="Reference_20_Char1">t</text:span> is left off, it defaults to 0.</text:p>
      <text:p text:style-name="P18">Exceptions: <text:span text:style-name="Reference_20_Char1">SequencerNotRunning</text:span></text:p>
      <text:p text:style-name="Standard"/>
      <text:p text:style-name="Routine_20_Header">procedure volwave(p, t, v: integer);</text:p>
      <text:p text:style-name="P26">Set waveform volume. Sets the output waveform device volume for logical device <text:span text:style-name="Reference_20_Char1">p</text:span>, at time <text:span text:style-name="Reference_20_Char1">t</text:span>, to 0..<text:span text:style-name="Reference_20_Char1">maxint</text:span> ratioed value <text:span text:style-name="Reference_20_Char1">v</text:span>. If the time <text:span text:style-name="Reference_20_Char1">t</text:span> is left off, it defaults to 0.</text:p>
      <text:p text:style-name="P18">Exceptions: None</text:p>
      <text:h text:style-name="P140" text:outline-level="7"><text:bookmark-start text:name="_Toc4731257"/><text:bookmark-start text:name="__RefHeading___Toc46363_401020179"/>Annex: Networking Library<text:bookmark-end text:name="_Toc4731257"/><text:bookmark-end text:name="__RefHeading___Toc46363_401020179"/></text:h>
      <text:p text:style-name="Standard"><text:span text:style-name="Reference_20_Char1">network</text:span> gives Pascaline the ability to transfer data over a network such as the internet. It does this by connecting ISO 7185 Pascal files to network resources. Because of the use of standard file mechanisms, few added calls are needed.</text:p>
      <text:p text:style-name="Standard">To open a new network connection, <text:span text:style-name="Reference_20_Char1">opennet</text:span> is used. To close network connections, the standard Pascaline <text:span text:style-name="Reference_20_Char1">close</text:span> is used. <text:span text:style-name="Reference_20_Char1">opennet</text:span> uses an address/port pair to indicate the network address of the server, and the port within the server. The address of a server, as determined from its name in characters, is found with <text:span text:style-name="Reference_20_Char1">addrnet</text:span>.</text:p>
      <text:p text:style-name="Standard">When a remote network port is opened, <text:span text:style-name="Reference_20_Char1">network</text:span> treats the connection as a pair of communications channels, one going to, and one coming from, the remote resource. This makes it easier to use the standard idea in Pascal of a file having a read or write mode.</text:p>
      <text:h text:style-name="Heading_20_8" text:outline-level="8"><text:bookmark-start text:name="_Toc4731258"/><text:bookmark-start text:name="__RefHeading___Toc46365_401020179"/>Exceptions<text:bookmark-end text:name="_Toc4731258"/><text:bookmark-end text:name="__RefHeading___Toc46365_401020179"/></text:h>
      <text:p text:style-name="Standard">The following exceptions are generated in <text:span text:style-name="Reference_20_Char1">network</text:span>:</text:p>
      <table:table table:name="Table246" table:style-name="Table246">
        <table:table-column table:style-name="Table246.A"/>
        <table:table-column table:style-name="Table246.B"/>
        <table:table-row table:style-name="Table246.1">
          <table:table-cell table:style-name="Table246.A1" office:value-type="string">
            <text:p text:style-name="P225" loext:marker-style-name="T3"><text:span text:style-name="T5">Identifier</text:span><text:span text:style-name="T3"/></text:p>
          </table:table-cell>
          <table:table-cell table:style-name="Table246.A1" office:value-type="string">
            <text:p text:style-name="P225" loext:marker-style-name="T3"><text:span text:style-name="T5">Meaning</text:span><text:span text:style-name="T3"/></text:p>
          </table:table-cell>
        </table:table-row>
        <table:table-row table:style-name="Table246.1">
          <table:table-cell table:style-name="Table246.A2" office:value-type="string">
            <text:p text:style-name="P74" loext:marker-style-name="T16"><text:span text:style-name="T24">Cannot initialize</text:span><text:span text:style-name="T25"/></text:p>
          </table:table-cell>
          <table:table-cell table:style-name="Table246.B2" office:value-type="string">
            <text:p text:style-name="P37" loext:marker-style-name="T26"><text:span text:style-name="T26">Cannot initialize network access</text:span><text:span text:style-name="T26"/></text:p>
          </table:table-cell>
        </table:table-row>
        <table:table-row table:style-name="Table246.1">
          <table:table-cell table:style-name="Table246.A3" office:value-type="string">
            <text:p text:style-name="P74" loext:marker-style-name="T16"><text:span text:style-name="T24">InvalidFile</text:span><text:span text:style-name="T25"/></text:p>
          </table:table-cell>
          <table:table-cell table:style-name="Table246.B3" office:value-type="string">
            <text:p text:style-name="P37" loext:marker-style-name="T26"><text:span text:style-name="T26">Invalid file handle</text:span><text:span text:style-name="T26"/></text:p>
          </table:table-cell>
        </table:table-row>
        <table:table-row table:style-name="Table246.1">
          <table:table-cell table:style-name="Table246.A2" office:value-type="string">
            <text:p text:style-name="P74" loext:marker-style-name="T16"><text:span text:style-name="T24">CannotResetOrRewriteNetwork</text:span><text:span text:style-name="T25"/></text:p>
          </table:table-cell>
          <table:table-cell table:style-name="Table246.B2" office:value-type="string">
            <text:p text:style-name="P37" loext:marker-style-name="T26"><text:span text:style-name="T26">Cannot apply reset or rewrite to network file</text:span><text:span text:style-name="T26"/></text:p>
          </table:table-cell>
        </table:table-row>
        <table:table-row table:style-name="Table246.1">
          <table:table-cell table:style-name="Table246.A5" office:value-type="string">
            <text:p text:style-name="P74" loext:marker-style-name="T16"><text:span text:style-name="T24">CannotPositionNetwork</text:span><text:span text:style-name="T25"/></text:p>
          </table:table-cell>
          <table:table-cell table:style-name="Table246.B5" office:value-type="string">
            <text:p text:style-name="P37" loext:marker-style-name="T26"><text:span text:style-name="T26">Cannot apply position to network file</text:span><text:span text:style-name="T26"/></text:p>
          </table:table-cell>
        </table:table-row>
        <table:table-row table:style-name="Table246.1">
          <table:table-cell table:style-name="Table246.A2" office:value-type="string">
            <text:p text:style-name="P74" loext:marker-style-name="T16"><text:span text:style-name="T24">CannotFindLocationNetwork</text:span><text:span text:style-name="T25"/></text:p>
          </table:table-cell>
          <table:table-cell table:style-name="Table246.B2" office:value-type="string">
            <text:p text:style-name="P37" loext:marker-style-name="T26"><text:span text:style-name="T26">Cannot apply location to network file</text:span><text:span text:style-name="T26"/></text:p>
          </table:table-cell>
        </table:table-row>
        <table:table-row table:style-name="Table246.1">
          <table:table-cell table:style-name="Table246.A7" office:value-type="string">
            <text:p text:style-name="P74" loext:marker-style-name="T16"><text:span text:style-name="T24">CannotFindLengthNetwork</text:span><text:span text:style-name="T25"/></text:p>
          </table:table-cell>
          <table:table-cell table:style-name="Table246.B7" office:value-type="string">
            <text:p text:style-name="P37" loext:marker-style-name="T26"><text:span text:style-name="T26">Cannot apply length to network file</text:span><text:span text:style-name="T26"/></text:p>
          </table:table-cell>
        </table:table-row>
        <table:table-row table:style-name="Table246.1">
          <table:table-cell table:style-name="Table246.A2" office:value-type="string">
            <text:p text:style-name="P74" loext:marker-style-name="T16"><text:span text:style-name="T24">EndEncountered</text:span><text:span text:style-name="T25"/></text:p>
          </table:table-cell>
          <table:table-cell table:style-name="Table246.B2" office:value-type="string">
            <text:p text:style-name="P37" loext:marker-style-name="T26"><text:span text:style-name="T26">End of network file encountered</text:span><text:span text:style-name="T26"/></text:p>
          </table:table-cell>
        </table:table-row>
        <table:table-row table:style-name="Table246.1">
          <table:table-cell table:style-name="Table246.A9" office:value-type="string">
            <text:p text:style-name="P74" loext:marker-style-name="T16"><text:span text:style-name="T24">FileInUse</text:span><text:span text:style-name="T25"/></text:p>
          </table:table-cell>
          <table:table-cell table:style-name="Table246.B9" office:value-type="string">
            <text:p text:style-name="P37" loext:marker-style-name="T26"><text:span text:style-name="T26">File for network access is already in use</text:span><text:span text:style-name="T26"/></text:p>
          </table:table-cell>
        </table:table-row>
        <table:table-row table:style-name="Table246.1">
          <table:table-cell table:style-name="Table246.A10" office:value-type="string">
            <text:p text:style-name="P74" loext:marker-style-name="T16"><text:span text:style-name="T24">CannotWriteToInput</text:span><text:span text:style-name="T25"/></text:p>
          </table:table-cell>
          <table:table-cell table:style-name="Table246.B10" office:value-type="string">
            <text:p text:style-name="P37" loext:marker-style-name="T26"><text:span text:style-name="T26">Cannot write to input side of network pair</text:span><text:span text:style-name="T26"/></text:p>
          </table:table-cell>
        </table:table-row>
      </table:table>
      <text:p text:style-name="Standard"/>
      <text:p text:style-name="Standard"><text:span text:style-name="Reference_20_Char1">network</text:span> establishes a series of exception handlers for each of the above exceptions during startup. Exceptions not handled by a client program of <text:span text:style-name="Reference_20_Char1">network</text:span> will go back to <text:span text:style-name="Reference_20_Char1">network</text:span>, then print a message specific to the error, then the general exception will be thrown.</text:p>
      <text:p text:style-name="Standard">Not all procedures and functions throw all exceptions. See each procedure or function description for a list of exceptions thrown. A client of <text:span text:style-name="Reference_20_Char1">network</text:span> need only capture the exceptions occurring in the procedure or function that is called.</text:p>
      <text:p text:style-name="Standard">Note that <text:span text:style-name="Reference_20_Char1">network</text:span> defines several new exceptions for standard file operations such as <text:span text:style-name="Reference_20_Char1">read</text:span>/<text:span text:style-name="Reference_20_Char1">readln</text:span>, <text:span text:style-name="Reference_20_Char1">write</text:span>/<text:span text:style-name="Reference_20_Char1">writeln</text:span>, close and others.</text:p>
      <text:h text:style-name="P146" text:outline-level="8"><text:bookmark-start text:name="_Toc4731259"/><text:bookmark-start text:name="__RefHeading___Toc46367_401020179"/>Functions and Procedures in network<text:bookmark-end text:name="_Toc4731259"/><text:bookmark-end text:name="__RefHeading___Toc46367_401020179"/></text:h>
      <text:p text:style-name="Routine_20_Header">procedure opennet(var infile, outfile: file; addr: lcardinal; port: lcardinal);</text:p>
      <text:p text:style-name="P23">The server is indicated by a logical address number <text:span text:style-name="Reference_20_Char1">addr</text:span>, whose exact meaning and format is dictated by the network itself. A logical port number <text:span text:style-name="Reference_20_Char1">port</text:span> selects which resource within the server is being accessed. For the internet, this is a fixed constant that gives the exact service being asked of the far server.</text:p>
      <text:p text:style-name="P23">When a network link is opened, the input coming from the far server is connected to the <text:span text:style-name="Reference_20_Char1">infile</text:span> of the <text:span text:style-name="Reference_20_Char1">opennet</text:span> call, and the output to be sent to the far side is connected to the <text:span text:style-name="Reference_20_Char1">outfile</text:span>. These files establish two way communication with the far server.</text:p>
      <text:p text:style-name="P18">Exceptions: <text:span text:style-name="Reference_20_Char1">FileInUse</text:span></text:p>
      <text:p text:style-name="Standard"/>
      <text:p text:style-name="Routine_20_Header">procedure addrnet(name: string; var addr: lcardinal); forward;</text:p>
      <text:p text:style-name="P23"><text:span text:style-name="Reference_20_Char1">addrnet</text:span> takes the logical name of a server in string <text:span text:style-name="Reference_20_Char1">name</text:span> and finds the address number <text:span text:style-name="Reference_20_Char1">addr</text:span> for it. Such names are formatted according to the needs of the network. In the internet, such names consist of the characters:</text:p>
      <text:p text:style-name="P17">Network connections are ended by the end of the program, or by using the standard file <text:span text:style-name="Reference_20_Char1">close</text:span> procedure on either of the in or out files of the connection.</text:p>
      <text:p text:style-name="P18">Exceptions: None</text:p>
      <text:p text:style-name="P2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msArrowDiamondEnd_20_9" draw:display-name="msArrowDiamondEnd 9" svg:viewBox="0 0 500 500" svg:d="M250 0l250 250-250 250-250-250z"/>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365f91"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4f81bd"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335in" fo:margin-bottom="0.0835in" style:contextual-spacing="false" fo:keep-together="always" fo:keep-with-next="always"/>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0835in" fo:margin-bottom="0.0835in" style:contextual-spacing="false" fo:keep-together="always" fo:keep-with-next="always"/>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0835in" fo:margin-bottom="0.0835in" style:contextual-spacing="false" fo:keep-together="always" fo:keep-with-next="always"/>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Plain_20_Text" style:display-name="Plain Text" style:family="paragraph" style:parent-style-name="Standard" loext:linked-style-name="Plain_20_Text_20_Char">
      <style:text-properties style:font-name="Consolas" fo:font-family="Consolas" style:font-family-generic="roman" style:font-pitch="variable" fo:font-size="10.5pt" style:font-size-asian="10.5pt" style:font-size-complex="10.5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code" style:family="paragraph" style:parent-style-name="Standard" loext:linked-style-name="code_20_Char">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Code1" style:family="paragraph" style:parent-style-name="Standard" loext:linked-style-name="Code_20_Char1">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Line_20_header" style:display-name="Line header" style:family="paragraph" style:parent-style-name="Standard" loext:linked-style-name="Line_20_header_20_Char">
      <style:paragraph-properties fo:margin-left="1.9689in"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139in" style:contextual-spacing="false" fo:padding="0in" fo:border-left="none" fo:border-right="none" fo:border-top="none" fo:border-bottom="1.5pt solid #c00000" fo:keep-with-next="always"/>
      <style:text-properties fo:color="#c00000" loext:opacity="100%" style:font-name="Arial" fo:font-family="Arial" style:font-family-generic="roman" style:font-pitch="variable" fo:font-weight="bold" style:font-weight-asian="bold"/>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0835in" style:contextual-spacing="false" fo:text-indent="0in" style:auto-text-indent="false">
        <style:tab-stops>
          <style:tab-stop style:position="0.6102in"/>
          <style:tab-stop style:position="6.3091in"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3071in" fo:text-indent="0in" style:auto-text-indent="false"/>
    </style:style>
    <style:style style:name="Document_20_Map_20__28_WW_29_" style:display-name="Document Map (WW)"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text-indent="0in" style:auto-text-indent="false">
        <style:tab-stops>
          <style:tab-stop style:position="1.1138in"/>
          <style:tab-stop style:position="5.7028in" style:type="right" style:leader-style="dotted" style:leader-text="."/>
        </style:tab-stops>
      </style:paragraph-properties>
      <style:text-properties style:font-name-asian="Calibri1" style:font-family-asian="Calibri"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text-indent="0in" style:auto-text-indent="false"/>
      <style:text-properties style:font-name-asian="Calibri1" style:font-family-asian="Calibri"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text-indent="0in" style:auto-text-indent="false"/>
      <style:text-properties style:font-name-asian="Calibri1" style:font-family-asian="Calibri"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alibri1" style:font-family-asian="Calibri"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text-indent="0in" style:auto-text-indent="false"/>
      <style:text-properties style:font-name-asian="Calibri1" style:font-family-asian="Calibri"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text-indent="0in" style:auto-text-indent="false"/>
      <style:text-properties style:font-name-asian="Calibri1" style:font-family-asian="Calibri" style:font-family-generic-asian="system" style:font-pitch-asian="variable"/>
    </style:style>
    <style:style style:name="Endnote" style:family="paragraph" style:parent-style-name="Standard" loext:linked-style-name="Endnote_20_Text_20_Char" style:class="extra">
      <style:text-properties fo:font-size="10pt" style:font-size-asian="10pt" style:font-size-complex="10pt"/>
    </style:style>
    <style:style style:name="caption1" style:family="paragraph" style:parent-style-name="Standard" style:next-style-name="Standard">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Reference1" style:family="paragraph" style:parent-style-name="Standard" loext:linked-style-name="Reference_20_Char1">
      <style:text-properties style:font-name="Arial" fo:font-family="Arial" style:font-family-generic="roman" style:font-pitch="variable" fo:font-weight="bold" style:font-weight-asian="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line-height="115%"/>
      <style:text-properties style:font-name="Cambria" fo:font-family="Cambria" style:font-family-generic="roman" style:font-pitch="variable" fo:font-size="14pt" style:text-underline-style="none" style:font-size-asian="14pt"/>
    </style:style>
    <style:style style:name="HTML_20_Preformatted" style:display-name="HTML Preformatted" style:family="paragraph" style:parent-style-name="Standard" loext:linked-style-name="HTML_20_Preformatted_20_Char">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Routine_20_Header" style:display-name="Routine Header" style:family="paragraph" style:parent-style-name="Standard" loext:linked-style-name="Routine_20_Header_20_Char">
      <style:paragraph-properties fo:margin-top="0in" fo:margin-bottom="0in" style:contextual-spacing="false" style:border-line-width-bottom="0.0102in 0.0102in 0.0102in" fo:padding-left="0in" fo:padding-right="0in" fo:padding-top="0in" fo:padding-bottom="0.0138in" fo:border-left="none" fo:border-right="none" fo:border-top="none" fo:border-bottom="2.24pt double #000000" fo:keep-with-next="always"/>
    </style:style>
    <style:style style:name="Normal_20__28_Web_29_" style:display-name="Normal (Web)" style:family="paragraph" style:parent-style-name="Standard">
      <style:paragraph-properties fo:margin-top="0.1945in" fo:margin-bottom="0.1945in" style:contextual-spacing="false"/>
      <style:text-properties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left" style:display-name="Header left" style:family="paragraph" style:parent-style-name="Head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f81bd" loext:opacity="100%" style:font-name="Arial" fo:font-family="Arial"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Plain_20_Text_20_Char" style:display-name="Plain Text Char" style:family="text" style:parent-style-name="Default_20_Paragraph_20_Font_20__28_WW_29_" loext:linked-style-name="Plain_20_Text">
      <style:text-properties style:font-name="Consolas" fo:font-family="Consolas" style:font-family-generic="roman" style:font-pitch="variable" fo:font-size="10.5pt" style:font-size-asian="10.5pt" style:font-size-complex="10.5pt"/>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alibri1" style:font-family-asian="Calibri" style:font-family-generic-asian="system" style:font-pitch-asian="variable"/>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Code_20_Char1" style:display-name="Code Char1" style:family="text" style:parent-style-name="Default_20_Paragraph_20_Font_20__28_WW_29_" loext:linked-style-name="Code1">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Title_20_Char" style:display-name="Title Char" style:family="text" style:parent-style-name="Default_20_Paragraph_20_Font_20__28_WW_29_" loext:linked-style-name="Title">
      <style:text-properties fo:color="#17365d" loext:opacity="100%"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c0504d"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c00000" loext:opacity="100%" style:font-name="Arial" fo:font-family="Arial" style:font-family-generic="roman" style:font-pitch="variable" fo:font-weight="bold" style:font-weight-asian="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Reference_20_Char1" style:display-name="Reference Char1" style:family="text" style:parent-style-name="Default_20_Paragraph_20_Font_20__28_WW_29_" loext:linked-style-name="Reference1">
      <style:text-properties style:font-name="Arial" fo:font-family="Arial" style:font-family-generic="roman" style:font-pitch="variable" fo:font-weight="bold" style:font-weight-asian="bold"/>
    </style:style>
    <style:style style:name="apple-style-span" style:family="text" style:parent-style-name="Default_20_Paragraph_20_Font_20__28_WW_29_"/>
    <style:style style:name="apple-converted-space" style:family="text" style:parent-style-name="Default_20_Paragraph_20_Font_20__28_WW_29_"/>
    <style:style style:name="referencechar" style:family="text" style:parent-style-name="Default_20_Paragraph_20_Font_20__28_WW_29_"/>
    <style:style style:name="HTML_20_Preformatted_20_Char" style:display-name="HTML Preformatted Char" style:family="text" style:parent-style-name="Default_20_Paragraph_20_Font_20__28_WW_29_"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Routine_20_Header_20_Char" style:display-name="Routine Header Char" style:family="text" style:parent-style-name="Default_20_Paragraph_20_Font_20__28_WW_29_" loext:linked-style-name="Routine_20_Header">
      <style:text-properties style:font-name="Times New Roman" fo:font-family="'Times New Roman'" style:font-family-generic="roman" style:font-pitch="variable"/>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04*"/>
    </style:style>
    <style:style style:name="Table2.B" style:family="table-column">
      <style:table-column-properties style:rel-column-width="9830*"/>
    </style:style>
    <style:style style:name="Table2.1" style:family="table-row">
      <style:table-row-properties style:min-row-height="0.3299in" fo:keep-together="auto"/>
    </style:style>
    <style:style style:name="Table2.A1" style:family="table-cell">
      <style:table-cell-properties style:vertical-align="middle" fo:background-color="#00b0f0"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rel-width="100%" fo:margin-left="-0.075in" fo:margin-top="0in" fo:margin-bottom="0in" table:align="left" style:writing-mode="page"/>
    </style:style>
    <style:style style:name="Table1.A" style:family="table-column">
      <style:table-column-properties style:rel-column-width="9830*"/>
    </style:style>
    <style:style style:name="Table1.B" style:family="table-column">
      <style:table-column-properties style:rel-column-width="55704*"/>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b0f0"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8064a2" fo:border-bottom="none"/>
    </style:style>
    <style:style style:name="Table4.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 style:family="table">
      <style:table-properties style:rel-width="100%" fo:margin-left="-0.075in" fo:margin-top="0in" fo:margin-bottom="0in" table:align="left" style:writing-mode="page"/>
    </style:style>
    <style:style style:name="Table3.A" style:family="table-column">
      <style:table-column-properties style:rel-column-width="19660*"/>
    </style:style>
    <style:style style:name="Table3.B" style:family="table-column">
      <style:table-column-properties style:rel-column-width="45874*"/>
    </style:style>
    <style:style style:name="Table3.1" style:family="table-row">
      <style:table-row-properties style:min-row-height="0.25in" fo:keep-together="auto"/>
    </style:style>
    <style:style style:name="Table3.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8064a2" fo:border-bottom="none"/>
    </style:style>
    <style:style style:name="Table5" style:family="table">
      <style:table-properties style:width="6.316in" style:rel-width="100%" fo:margin-left="-0.075in" fo:margin-top="0in" fo:margin-bottom="0in" table:align="left" style:writing-mode="page"/>
    </style:style>
    <style:style style:name="Table5.A" style:family="table-column">
      <style:table-column-properties style:column-width="5.3688in" style:rel-column-width="55704*"/>
    </style:style>
    <style:style style:name="Table5.B" style:family="table-column">
      <style:table-column-properties style:column-width="0.9472in" style:rel-column-width="9830*"/>
    </style:style>
    <style:style style:name="Table5.1" style:family="table-row">
      <style:table-row-properties style:min-row-height="0.3299in" fo:keep-together="auto"/>
    </style:style>
    <style:style style:name="Table5.A1" style:family="table-cell">
      <style:table-cell-properties style:vertical-align="middle" fo:background-color="#00b0f0"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30*"/>
    </style:style>
    <style:style style:name="Table6.B" style:family="table-column">
      <style:table-column-properties style:rel-column-width="55704*"/>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b0f0" fo:padding-left="0.075in" fo:padding-right="0.075in" fo:padding-top="0in" fo:padding-bottom="0in" fo:border="none">
        <style:background-image/>
      </style:table-cell-properties>
    </style:style>
    <style:style style:name="Table7" style:family="table">
      <style:table-properties style:width="6.316in" style:rel-width="100%" fo:margin-left="-0.075in" fo:margin-top="0in" fo:margin-bottom="0in" table:align="left" style:writing-mode="page"/>
    </style:style>
    <style:style style:name="Table7.A" style:family="table-column">
      <style:table-column-properties style:column-width="4.4215in" style:rel-column-width="45874*"/>
    </style:style>
    <style:style style:name="Table7.B" style:family="table-column">
      <style:table-column-properties style:column-width="1.8944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8064a2" fo:border-bottom="none"/>
    </style:style>
    <style:style style:name="Table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60*"/>
    </style:style>
    <style:style style:name="Table8.B" style:family="table-column">
      <style:table-column-properties style:rel-column-width="45874*"/>
    </style:style>
    <style:style style:name="Table8.1" style:family="table-row">
      <style:table-row-properties style:min-row-height="0.25in" fo:keep-together="auto"/>
    </style:style>
    <style:style style:name="Table8.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8064a2" fo:border-bottom="none"/>
    </style:style>
    <style:style style:name="Table10" style:family="table">
      <style:table-properties style:width="6.316in" style:rel-width="100%" fo:margin-left="-0.075in" fo:margin-top="0in" fo:margin-bottom="0in" table:align="left" style:writing-mode="page"/>
    </style:style>
    <style:style style:name="Table10.A" style:family="table-column">
      <style:table-column-properties style:column-width="5.3688in" style:rel-column-width="55704*"/>
    </style:style>
    <style:style style:name="Table10.B" style:family="table-column">
      <style:table-column-properties style:column-width="0.9472in" style:rel-column-width="9830*"/>
    </style:style>
    <style:style style:name="Table10.1" style:family="table-row">
      <style:table-row-properties style:min-row-height="0.3299in" fo:keep-together="auto"/>
    </style:style>
    <style:style style:name="Table10.A1" style:family="table-cell">
      <style:table-cell-properties style:vertical-align="middle" fo:background-color="#00b0f0" fo:padding-left="0.075in" fo:padding-right="0.075in" fo:padding-top="0in" fo:padding-bottom="0in" fo:border="none">
        <style:background-image/>
      </style:table-cell-properties>
    </style:style>
    <style:style style:name="Table10.B1" style:family="table-cell">
      <style:table-cell-properties style:vertical-align="middle" fo:background-color="#000000" fo:padding-left="0.075in" fo:padding-right="0.075in" fo:padding-top="0in" fo:padding-bottom="0in" fo:border="none">
        <style:background-image/>
      </style:table-cell-properties>
    </style:style>
    <style:style style:name="Table9" style:family="table">
      <style:table-properties style:width="6.316in" style:rel-width="100%" fo:margin-left="-0.075in" fo:margin-top="0in" fo:margin-bottom="0in" table:align="left" style:writing-mode="page"/>
    </style:style>
    <style:style style:name="Table9.A" style:family="table-column">
      <style:table-column-properties style:column-width="0.9472in" style:rel-column-width="9830*"/>
    </style:style>
    <style:style style:name="Table9.B" style:family="table-column">
      <style:table-column-properties style:column-width="5.3688in" style:rel-column-width="55704*"/>
    </style:style>
    <style:style style:name="Table9.1" style:family="table-row">
      <style:table-row-properties style:min-row-height="0.3299in" fo:keep-together="auto"/>
    </style:style>
    <style:style style:name="Table9.A1" style:family="table-cell">
      <style:table-cell-properties fo:background-color="#000000" fo:padding-left="0.075in" fo:padding-right="0.075in" fo:padding-top="0in" fo:padding-bottom="0in" fo:border="none">
        <style:background-image/>
      </style:table-cell-properties>
    </style:style>
    <style:style style:name="Table9.B1" style:family="table-cell">
      <style:table-cell-properties style:vertical-align="middle" fo:background-color="#00b0f0" fo:padding-left="0.075in" fo:padding-right="0.075in" fo:padding-top="0in" fo:padding-bottom="0in" fo:border="none">
        <style:background-image/>
      </style:table-cell-properties>
    </style:style>
    <style:style style:name="Table12" style:family="table">
      <style:table-properties style:width="6.316in" style:rel-width="100%" fo:margin-left="-0.075in" fo:margin-top="0in" fo:margin-bottom="0in" table:align="left" style:writing-mode="page"/>
    </style:style>
    <style:style style:name="Table12.A" style:family="table-column">
      <style:table-column-properties style:column-width="4.4215in" style:rel-column-width="45874*"/>
    </style:style>
    <style:style style:name="Table12.B" style:family="table-column">
      <style:table-column-properties style:column-width="1.8944in" style:rel-column-width="19660*"/>
    </style:style>
    <style:style style:name="Table12.1" style:family="table-row">
      <style:table-row-properties style:min-row-height="0.25in" fo:keep-together="auto"/>
    </style:style>
    <style:style style:name="Table12.A1" style:family="table-cell">
      <style:table-cell-properties fo:padding-left="0.075in" fo:padding-right="0.075in" fo:padding-top="0in" fo:padding-bottom="0in" fo:border-left="none" fo:border-right="none" fo:border-top="0.5pt solid #8064a2" fo:border-bottom="none"/>
    </style:style>
    <style:style style:name="Table1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 style:family="table">
      <style:table-properties style:width="6.316in" style:rel-width="100%" fo:margin-left="-0.075in" fo:margin-top="0in" fo:margin-bottom="0in" table:align="left" style:writing-mode="page"/>
    </style:style>
    <style:style style:name="Table11.A" style:family="table-column">
      <style:table-column-properties style:column-width="1.8944in" style:rel-column-width="19660*"/>
    </style:style>
    <style:style style:name="Table11.B" style:family="table-column">
      <style:table-column-properties style:column-width="4.4215in" style:rel-column-width="45874*"/>
    </style:style>
    <style:style style:name="Table11.1" style:family="table-row">
      <style:table-row-properties style:min-row-height="0.25in" fo:keep-together="auto"/>
    </style:style>
    <style:style style:name="Table1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B1" style:family="table-cell">
      <style:table-cell-properties fo:padding-left="0.075in" fo:padding-right="0.075in" fo:padding-top="0in" fo:padding-bottom="0in" fo:border-left="none" fo:border-right="none" fo:border-top="0.5pt solid #8064a2" fo:border-bottom="none"/>
    </style:style>
    <style:style style:name="Table14" style:family="table">
      <style:table-properties style:rel-width="100%" fo:margin-left="-0.075in" fo:margin-top="0in" fo:margin-bottom="0in" table:align="left" style:writing-mode="page"/>
    </style:style>
    <style:style style:name="Table14.A" style:family="table-column">
      <style:table-column-properties style:rel-column-width="55704*"/>
    </style:style>
    <style:style style:name="Table14.B" style:family="table-column">
      <style:table-column-properties style:rel-column-width="9830*"/>
    </style:style>
    <style:style style:name="Table14.1" style:family="table-row">
      <style:table-row-properties style:min-row-height="0.3299in" fo:keep-together="auto"/>
    </style:style>
    <style:style style:name="Table14.A1" style:family="table-cell">
      <style:table-cell-properties style:vertical-align="middle" fo:background-color="#00b0f0" fo:padding-left="0.075in" fo:padding-right="0.075in" fo:padding-top="0in" fo:padding-bottom="0in" fo:border="none">
        <style:background-image/>
      </style:table-cell-properties>
    </style:style>
    <style:style style:name="Table14.B1" style:family="table-cell">
      <style:table-cell-properties style:vertical-align="middle" fo:background-color="#000000" fo:padding-left="0.075in" fo:padding-right="0.075in" fo:padding-top="0in" fo:padding-bottom="0in" fo:border="none">
        <style:background-image/>
      </style:table-cell-properties>
    </style:style>
    <style:style style:name="Table13" style:family="table">
      <style:table-properties style:rel-width="100%" fo:margin-left="-0.075in" fo:margin-top="0in" fo:margin-bottom="0in" table:align="left" style:writing-mode="page"/>
    </style:style>
    <style:style style:name="Table13.A" style:family="table-column">
      <style:table-column-properties style:rel-column-width="9830*"/>
    </style:style>
    <style:style style:name="Table13.B" style:family="table-column">
      <style:table-column-properties style:rel-column-width="55704*"/>
    </style:style>
    <style:style style:name="Table13.1" style:family="table-row">
      <style:table-row-properties style:min-row-height="0.3299in" fo:keep-together="auto"/>
    </style:style>
    <style:style style:name="Table13.A1" style:family="table-cell">
      <style:table-cell-properties fo:background-color="#000000" fo:padding-left="0.075in" fo:padding-right="0.075in" fo:padding-top="0in" fo:padding-bottom="0in" fo:border="none">
        <style:background-image/>
      </style:table-cell-properties>
    </style:style>
    <style:style style:name="Table13.B1" style:family="table-cell">
      <style:table-cell-properties style:vertical-align="middle" fo:background-color="#00b0f0" fo:padding-left="0.075in" fo:padding-right="0.075in" fo:padding-top="0in" fo:padding-bottom="0in" fo:border="none">
        <style:background-image/>
      </style:table-cell-properties>
    </style:style>
    <style:style style:name="Table16" style:family="table">
      <style:table-properties style:rel-width="100%" fo:margin-left="-0.075in" fo:margin-top="0in" fo:margin-bottom="0in" table:align="left" style:writing-mode="page"/>
    </style:style>
    <style:style style:name="Table16.A" style:family="table-column">
      <style:table-column-properties style:rel-column-width="45874*"/>
    </style:style>
    <style:style style:name="Table16.B" style:family="table-column">
      <style:table-column-properties style:rel-column-width="19660*"/>
    </style:style>
    <style:style style:name="Table16.1" style:family="table-row">
      <style:table-row-properties style:min-row-height="0.25in" fo:keep-together="auto"/>
    </style:style>
    <style:style style:name="Table16.A1" style:family="table-cell">
      <style:table-cell-properties fo:padding-left="0.075in" fo:padding-right="0.075in" fo:padding-top="0in" fo:padding-bottom="0in" fo:border-left="none" fo:border-right="none" fo:border-top="0.5pt solid #8064a2" fo:border-bottom="none"/>
    </style:style>
    <style:style style:name="Table1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 style:family="table">
      <style:table-properties style:rel-width="100%" fo:margin-left="-0.075in" fo:margin-top="0in" fo:margin-bottom="0in" table:align="left" style:writing-mode="page"/>
    </style:style>
    <style:style style:name="Table15.A" style:family="table-column">
      <style:table-column-properties style:rel-column-width="19660*"/>
    </style:style>
    <style:style style:name="Table15.B" style:family="table-column">
      <style:table-column-properties style:rel-column-width="45874*"/>
    </style:style>
    <style:style style:name="Table15.1" style:family="table-row">
      <style:table-row-properties style:min-row-height="0.25in" fo:keep-together="auto"/>
    </style:style>
    <style:style style:name="Table1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B1" style:family="table-cell">
      <style:table-cell-properties fo:padding-left="0.075in" fo:padding-right="0.075in" fo:padding-top="0in" fo:padding-bottom="0in" fo:border-left="none" fo:border-right="none" fo:border-top="0.5pt solid #8064a2" fo:border-bottom="none"/>
    </style:style>
    <style:style style:name="Table17" style:family="table">
      <style:table-properties style:width="6.316in" style:rel-width="100%" fo:margin-left="-0.075in" fo:margin-top="0in" fo:margin-bottom="0in" table:align="left" style:writing-mode="page"/>
    </style:style>
    <style:style style:name="Table17.A" style:family="table-column">
      <style:table-column-properties style:column-width="5.3688in" style:rel-column-width="55704*"/>
    </style:style>
    <style:style style:name="Table17.B" style:family="table-column">
      <style:table-column-properties style:column-width="0.9472in" style:rel-column-width="9830*"/>
    </style:style>
    <style:style style:name="Table17.1" style:family="table-row">
      <style:table-row-properties style:min-row-height="0.3299in" fo:keep-together="auto"/>
    </style:style>
    <style:style style:name="Table17.A1" style:family="table-cell">
      <style:table-cell-properties style:vertical-align="middle" fo:background-color="#00b0f0" fo:padding-left="0.075in" fo:padding-right="0.075in" fo:padding-top="0in" fo:padding-bottom="0in" fo:border="none">
        <style:background-image/>
      </style:table-cell-properties>
    </style:style>
    <style:style style:name="Table17.B1" style:family="table-cell">
      <style:table-cell-properties style:vertical-align="middle" fo:background-color="#000000" fo:padding-left="0.075in" fo:padding-right="0.075in" fo:padding-top="0in" fo:padding-bottom="0in" fo:border="none">
        <style:background-image/>
      </style:table-cell-properties>
    </style:style>
    <style:style style:name="Table18" style:family="table">
      <style:table-properties style:rel-width="100%" fo:margin-left="-0.075in" fo:margin-top="0in" fo:margin-bottom="0in" table:align="left" style:writing-mode="page"/>
    </style:style>
    <style:style style:name="Table18.A" style:family="table-column">
      <style:table-column-properties style:rel-column-width="9830*"/>
    </style:style>
    <style:style style:name="Table18.B" style:family="table-column">
      <style:table-column-properties style:rel-column-width="55704*"/>
    </style:style>
    <style:style style:name="Table18.1" style:family="table-row">
      <style:table-row-properties style:min-row-height="0.3299in" fo:keep-together="auto"/>
    </style:style>
    <style:style style:name="Table18.A1" style:family="table-cell">
      <style:table-cell-properties fo:background-color="#000000" fo:padding-left="0.075in" fo:padding-right="0.075in" fo:padding-top="0in" fo:padding-bottom="0in" fo:border="none">
        <style:background-image/>
      </style:table-cell-properties>
    </style:style>
    <style:style style:name="Table18.B1" style:family="table-cell">
      <style:table-cell-properties style:vertical-align="middle" fo:background-color="#00b0f0" fo:padding-left="0.075in" fo:padding-right="0.075in" fo:padding-top="0in" fo:padding-bottom="0in" fo:border="none">
        <style:background-image/>
      </style:table-cell-properties>
    </style:style>
    <style:style style:name="Table19" style:family="table">
      <style:table-properties style:width="6.316in" style:rel-width="100%" fo:margin-left="-0.075in" fo:margin-top="0in" fo:margin-bottom="0in" table:align="left" style:writing-mode="page"/>
    </style:style>
    <style:style style:name="Table19.A" style:family="table-column">
      <style:table-column-properties style:column-width="4.4215in" style:rel-column-width="45874*"/>
    </style:style>
    <style:style style:name="Table19.B" style:family="table-column">
      <style:table-column-properties style:column-width="1.8944in" style:rel-column-width="19660*"/>
    </style:style>
    <style:style style:name="Table19.1" style:family="table-row">
      <style:table-row-properties style:min-row-height="0.25in" fo:keep-together="auto"/>
    </style:style>
    <style:style style:name="Table19.A1" style:family="table-cell">
      <style:table-cell-properties fo:padding-left="0.075in" fo:padding-right="0.075in" fo:padding-top="0in" fo:padding-bottom="0in" fo:border-left="none" fo:border-right="none" fo:border-top="0.5pt solid #8064a2" fo:border-bottom="none"/>
    </style:style>
    <style:style style:name="Table19.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 style:family="table">
      <style:table-properties style:rel-width="100%" fo:margin-left="-0.075in" fo:margin-top="0in" fo:margin-bottom="0in" table:align="left" style:writing-mode="page"/>
    </style:style>
    <style:style style:name="Table20.A" style:family="table-column">
      <style:table-column-properties style:rel-column-width="19660*"/>
    </style:style>
    <style:style style:name="Table20.B" style:family="table-column">
      <style:table-column-properties style:rel-column-width="45874*"/>
    </style:style>
    <style:style style:name="Table20.1" style:family="table-row">
      <style:table-row-properties style:min-row-height="0.25in" fo:keep-together="auto"/>
    </style:style>
    <style:style style:name="Table20.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B1" style:family="table-cell">
      <style:table-cell-properties fo:padding-left="0.075in" fo:padding-right="0.075in" fo:padding-top="0in" fo:padding-bottom="0in" fo:border-left="none" fo:border-right="none" fo:border-top="0.5pt solid #8064a2" fo:border-bottom="none"/>
    </style:style>
    <style:style style:name="Table22" style:family="table">
      <style:table-properties style:width="6.316in" style:rel-width="100%" fo:margin-left="-0.075in" fo:margin-top="0in" fo:margin-bottom="0in" table:align="left" style:writing-mode="page"/>
    </style:style>
    <style:style style:name="Table22.A" style:family="table-column">
      <style:table-column-properties style:column-width="5.3688in" style:rel-column-width="55704*"/>
    </style:style>
    <style:style style:name="Table22.B" style:family="table-column">
      <style:table-column-properties style:column-width="0.9472in" style:rel-column-width="9830*"/>
    </style:style>
    <style:style style:name="Table22.1" style:family="table-row">
      <style:table-row-properties style:min-row-height="0.3299in" fo:keep-together="auto"/>
    </style:style>
    <style:style style:name="Table22.A1" style:family="table-cell">
      <style:table-cell-properties style:vertical-align="middle" fo:background-color="#00b0f0" fo:padding-left="0.075in" fo:padding-right="0.075in" fo:padding-top="0in" fo:padding-bottom="0in" fo:border="none">
        <style:background-image/>
      </style:table-cell-properties>
    </style:style>
    <style:style style:name="Table22.B1" style:family="table-cell">
      <style:table-cell-properties style:vertical-align="middle" fo:background-color="#000000" fo:padding-left="0.075in" fo:padding-right="0.075in" fo:padding-top="0in" fo:padding-bottom="0in" fo:border="none">
        <style:background-image/>
      </style:table-cell-properties>
    </style:style>
    <style:style style:name="Table21" style:family="table">
      <style:table-properties style:width="6.316in" style:rel-width="100%" fo:margin-left="-0.075in" fo:margin-top="0in" fo:margin-bottom="0in" table:align="left" style:writing-mode="page"/>
    </style:style>
    <style:style style:name="Table21.A" style:family="table-column">
      <style:table-column-properties style:column-width="0.9472in" style:rel-column-width="9830*"/>
    </style:style>
    <style:style style:name="Table21.B" style:family="table-column">
      <style:table-column-properties style:column-width="5.3688in" style:rel-column-width="55704*"/>
    </style:style>
    <style:style style:name="Table21.1" style:family="table-row">
      <style:table-row-properties style:min-row-height="0.3299in" fo:keep-together="auto"/>
    </style:style>
    <style:style style:name="Table21.A1" style:family="table-cell">
      <style:table-cell-properties fo:background-color="#000000" fo:padding-left="0.075in" fo:padding-right="0.075in" fo:padding-top="0in" fo:padding-bottom="0in" fo:border="none">
        <style:background-image/>
      </style:table-cell-properties>
    </style:style>
    <style:style style:name="Table21.B1" style:family="table-cell">
      <style:table-cell-properties style:vertical-align="middle" fo:background-color="#00b0f0" fo:padding-left="0.075in" fo:padding-right="0.075in" fo:padding-top="0in" fo:padding-bottom="0in" fo:border="none">
        <style:background-image/>
      </style:table-cell-properties>
    </style:style>
    <style:style style:name="Table24" style:family="table">
      <style:table-properties style:width="6.316in" style:rel-width="100%" fo:margin-left="-0.075in" fo:margin-top="0in" fo:margin-bottom="0in" table:align="left" style:writing-mode="page"/>
    </style:style>
    <style:style style:name="Table24.A" style:family="table-column">
      <style:table-column-properties style:column-width="4.4215in" style:rel-column-width="45874*"/>
    </style:style>
    <style:style style:name="Table24.B" style:family="table-column">
      <style:table-column-properties style:column-width="1.8944in" style:rel-column-width="19660*"/>
    </style:style>
    <style:style style:name="Table24.1" style:family="table-row">
      <style:table-row-properties style:min-row-height="0.25in" fo:keep-together="auto"/>
    </style:style>
    <style:style style:name="Table24.A1" style:family="table-cell">
      <style:table-cell-properties fo:padding-left="0.075in" fo:padding-right="0.075in" fo:padding-top="0in" fo:padding-bottom="0in" fo:border-left="none" fo:border-right="none" fo:border-top="0.5pt solid #8064a2" fo:border-bottom="none"/>
    </style:style>
    <style:style style:name="Table24.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 style:family="table">
      <style:table-properties style:width="6.316in" style:rel-width="100%" fo:margin-left="-0.075in" fo:margin-top="0in" fo:margin-bottom="0in" table:align="left" style:writing-mode="page"/>
    </style:style>
    <style:style style:name="Table23.A" style:family="table-column">
      <style:table-column-properties style:column-width="1.8944in" style:rel-column-width="19660*"/>
    </style:style>
    <style:style style:name="Table23.B" style:family="table-column">
      <style:table-column-properties style:column-width="4.4215in" style:rel-column-width="45874*"/>
    </style:style>
    <style:style style:name="Table23.1" style:family="table-row">
      <style:table-row-properties style:min-row-height="0.25in" fo:keep-together="auto"/>
    </style:style>
    <style:style style:name="Table23.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B1" style:family="table-cell">
      <style:table-cell-properties fo:padding-left="0.075in" fo:padding-right="0.075in" fo:padding-top="0in" fo:padding-bottom="0in" fo:border-left="none" fo:border-right="none" fo:border-top="0.5pt solid #8064a2" fo:border-bottom="none"/>
    </style:style>
    <style:style style:name="Table26" style:family="table">
      <style:table-properties style:rel-width="100%" fo:margin-left="-0.075in" fo:margin-top="0in" fo:margin-bottom="0in" table:align="left" style:writing-mode="page"/>
    </style:style>
    <style:style style:name="Table26.A" style:family="table-column">
      <style:table-column-properties style:rel-column-width="55704*"/>
    </style:style>
    <style:style style:name="Table26.B" style:family="table-column">
      <style:table-column-properties style:rel-column-width="9830*"/>
    </style:style>
    <style:style style:name="Table26.1" style:family="table-row">
      <style:table-row-properties style:min-row-height="0.3299in" fo:keep-together="auto"/>
    </style:style>
    <style:style style:name="Table26.A1" style:family="table-cell">
      <style:table-cell-properties style:vertical-align="middle" fo:background-color="#00b0f0" fo:padding-left="0.075in" fo:padding-right="0.075in" fo:padding-top="0in" fo:padding-bottom="0in" fo:border="none">
        <style:background-image/>
      </style:table-cell-properties>
    </style:style>
    <style:style style:name="Table26.B1" style:family="table-cell">
      <style:table-cell-properties style:vertical-align="middle" fo:background-color="#000000" fo:padding-left="0.075in" fo:padding-right="0.075in" fo:padding-top="0in" fo:padding-bottom="0in" fo:border="none">
        <style:background-image/>
      </style:table-cell-properties>
    </style:style>
    <style:style style:name="Table25" style:family="table">
      <style:table-properties style:rel-width="100%" fo:margin-left="-0.075in" fo:margin-top="0in" fo:margin-bottom="0in" table:align="left" style:writing-mode="page"/>
    </style:style>
    <style:style style:name="Table25.A" style:family="table-column">
      <style:table-column-properties style:rel-column-width="9830*"/>
    </style:style>
    <style:style style:name="Table25.B" style:family="table-column">
      <style:table-column-properties style:rel-column-width="55704*"/>
    </style:style>
    <style:style style:name="Table25.1" style:family="table-row">
      <style:table-row-properties style:min-row-height="0.3299in" fo:keep-together="auto"/>
    </style:style>
    <style:style style:name="Table25.A1" style:family="table-cell">
      <style:table-cell-properties fo:background-color="#000000" fo:padding-left="0.075in" fo:padding-right="0.075in" fo:padding-top="0in" fo:padding-bottom="0in" fo:border="none">
        <style:background-image/>
      </style:table-cell-properties>
    </style:style>
    <style:style style:name="Table25.B1" style:family="table-cell">
      <style:table-cell-properties style:vertical-align="middle" fo:background-color="#00b0f0" fo:padding-left="0.075in" fo:padding-right="0.075in" fo:padding-top="0in" fo:padding-bottom="0in" fo:border="none">
        <style:background-image/>
      </style:table-cell-properties>
    </style:style>
    <style:style style:name="Table28" style:family="table">
      <style:table-properties style:rel-width="100%" fo:margin-left="-0.075in" fo:margin-top="0in" fo:margin-bottom="0in" table:align="left" style:writing-mode="page"/>
    </style:style>
    <style:style style:name="Table28.A" style:family="table-column">
      <style:table-column-properties style:rel-column-width="45874*"/>
    </style:style>
    <style:style style:name="Table28.B" style:family="table-column">
      <style:table-column-properties style:rel-column-width="19660*"/>
    </style:style>
    <style:style style:name="Table28.1" style:family="table-row">
      <style:table-row-properties style:min-row-height="0.25in" fo:keep-together="auto"/>
    </style:style>
    <style:style style:name="Table28.A1" style:family="table-cell">
      <style:table-cell-properties fo:padding-left="0.075in" fo:padding-right="0.075in" fo:padding-top="0in" fo:padding-bottom="0in" fo:border-left="none" fo:border-right="none" fo:border-top="0.5pt solid #8064a2" fo:border-bottom="none"/>
    </style:style>
    <style:style style:name="Table28.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7" style:family="table">
      <style:table-properties style:rel-width="100%" fo:margin-left="-0.075in" fo:margin-top="0in" fo:margin-bottom="0in" table:align="left" style:writing-mode="page"/>
    </style:style>
    <style:style style:name="Table27.A" style:family="table-column">
      <style:table-column-properties style:rel-column-width="19660*"/>
    </style:style>
    <style:style style:name="Table27.B" style:family="table-column">
      <style:table-column-properties style:rel-column-width="45874*"/>
    </style:style>
    <style:style style:name="Table27.1" style:family="table-row">
      <style:table-row-properties style:min-row-height="0.25in" fo:keep-together="auto"/>
    </style:style>
    <style:style style:name="Table27.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7.B1" style:family="table-cell">
      <style:table-cell-properties fo:padding-left="0.075in" fo:padding-right="0.075in" fo:padding-top="0in" fo:padding-bottom="0in" fo:border-left="none" fo:border-right="none" fo:border-top="0.5pt solid #8064a2" fo:border-bottom="none"/>
    </style:style>
    <style:style style:name="Table29" style:family="table">
      <style:table-properties style:width="6.316in" style:rel-width="100%" fo:margin-left="-0.075in" fo:margin-top="0in" fo:margin-bottom="0in" table:align="left" style:writing-mode="page"/>
    </style:style>
    <style:style style:name="Table29.A" style:family="table-column">
      <style:table-column-properties style:column-width="5.3688in" style:rel-column-width="55704*"/>
    </style:style>
    <style:style style:name="Table29.B" style:family="table-column">
      <style:table-column-properties style:column-width="0.9472in" style:rel-column-width="9830*"/>
    </style:style>
    <style:style style:name="Table29.1" style:family="table-row">
      <style:table-row-properties style:min-row-height="0.3299in" fo:keep-together="auto"/>
    </style:style>
    <style:style style:name="Table29.A1" style:family="table-cell">
      <style:table-cell-properties style:vertical-align="middle" fo:background-color="#00b0f0" fo:padding-left="0.075in" fo:padding-right="0.075in" fo:padding-top="0in" fo:padding-bottom="0in" fo:border="none">
        <style:background-image/>
      </style:table-cell-properties>
    </style:style>
    <style:style style:name="Table29.B1" style:family="table-cell">
      <style:table-cell-properties style:vertical-align="middle" fo:background-color="#000000" fo:padding-left="0.075in" fo:padding-right="0.075in" fo:padding-top="0in" fo:padding-bottom="0in" fo:border="none">
        <style:background-image/>
      </style:table-cell-properties>
    </style:style>
    <style:style style:name="Table30" style:family="table">
      <style:table-properties style:rel-width="100%" fo:margin-left="-0.075in" fo:margin-top="0in" fo:margin-bottom="0in" table:align="left" style:writing-mode="page"/>
    </style:style>
    <style:style style:name="Table30.A" style:family="table-column">
      <style:table-column-properties style:rel-column-width="9830*"/>
    </style:style>
    <style:style style:name="Table30.B" style:family="table-column">
      <style:table-column-properties style:rel-column-width="55704*"/>
    </style:style>
    <style:style style:name="Table30.1" style:family="table-row">
      <style:table-row-properties style:min-row-height="0.3299in" fo:keep-together="auto"/>
    </style:style>
    <style:style style:name="Table30.A1" style:family="table-cell">
      <style:table-cell-properties fo:background-color="#000000" fo:padding-left="0.075in" fo:padding-right="0.075in" fo:padding-top="0in" fo:padding-bottom="0in" fo:border="none">
        <style:background-image/>
      </style:table-cell-properties>
    </style:style>
    <style:style style:name="Table30.B1" style:family="table-cell">
      <style:table-cell-properties style:vertical-align="middle" fo:background-color="#00b0f0" fo:padding-left="0.075in" fo:padding-right="0.075in" fo:padding-top="0in" fo:padding-bottom="0in" fo:border="none">
        <style:background-image/>
      </style:table-cell-properties>
    </style:style>
    <style:style style:name="Table31" style:family="table">
      <style:table-properties style:width="6.316in" style:rel-width="100%" fo:margin-left="-0.075in" fo:margin-top="0in" fo:margin-bottom="0in" table:align="left" style:writing-mode="page"/>
    </style:style>
    <style:style style:name="Table31.A" style:family="table-column">
      <style:table-column-properties style:column-width="4.4215in" style:rel-column-width="45874*"/>
    </style:style>
    <style:style style:name="Table31.B" style:family="table-column">
      <style:table-column-properties style:column-width="1.8944in" style:rel-column-width="19660*"/>
    </style:style>
    <style:style style:name="Table31.1" style:family="table-row">
      <style:table-row-properties style:min-row-height="0.25in" fo:keep-together="auto"/>
    </style:style>
    <style:style style:name="Table31.A1" style:family="table-cell">
      <style:table-cell-properties fo:padding-left="0.075in" fo:padding-right="0.075in" fo:padding-top="0in" fo:padding-bottom="0in" fo:border-left="none" fo:border-right="none" fo:border-top="0.5pt solid #8064a2" fo:border-bottom="none"/>
    </style:style>
    <style:style style:name="Table31.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2" style:family="table">
      <style:table-properties style:rel-width="100%" fo:margin-left="-0.075in" fo:margin-top="0in" fo:margin-bottom="0in" table:align="left" style:writing-mode="page"/>
    </style:style>
    <style:style style:name="Table32.A" style:family="table-column">
      <style:table-column-properties style:rel-column-width="19660*"/>
    </style:style>
    <style:style style:name="Table32.B" style:family="table-column">
      <style:table-column-properties style:rel-column-width="45874*"/>
    </style:style>
    <style:style style:name="Table32.1" style:family="table-row">
      <style:table-row-properties style:min-row-height="0.25in" fo:keep-together="auto"/>
    </style:style>
    <style:style style:name="Table3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2.B1" style:family="table-cell">
      <style:table-cell-properties fo:padding-left="0.075in" fo:padding-right="0.075in" fo:padding-top="0in" fo:padding-bottom="0in" fo:border-left="none" fo:border-right="none" fo:border-top="0.5pt solid #8064a2" fo:border-bottom="none"/>
    </style:style>
    <style:style style:name="Table34" style:family="table">
      <style:table-properties style:rel-width="100%" fo:margin-left="-0.075in" fo:margin-top="0in" fo:margin-bottom="0in" table:align="left" style:writing-mode="page"/>
    </style:style>
    <style:style style:name="Table34.A" style:family="table-column">
      <style:table-column-properties style:rel-column-width="55704*"/>
    </style:style>
    <style:style style:name="Table34.B" style:family="table-column">
      <style:table-column-properties style:rel-column-width="9830*"/>
    </style:style>
    <style:style style:name="Table34.1" style:family="table-row">
      <style:table-row-properties style:min-row-height="0.3299in" fo:keep-together="auto"/>
    </style:style>
    <style:style style:name="Table34.A1" style:family="table-cell">
      <style:table-cell-properties style:vertical-align="middle" fo:background-color="#00b0f0"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316in" style:rel-width="100%" fo:margin-left="-0.075in" fo:margin-top="0in" fo:margin-bottom="0in" table:align="left" style:writing-mode="page"/>
    </style:style>
    <style:style style:name="Table33.A" style:family="table-column">
      <style:table-column-properties style:column-width="0.9472in" style:rel-column-width="9830*"/>
    </style:style>
    <style:style style:name="Table33.B" style:family="table-column">
      <style:table-column-properties style:column-width="5.3688in" style:rel-column-width="55704*"/>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b0f0" fo:padding-left="0.075in" fo:padding-right="0.075in" fo:padding-top="0in" fo:padding-bottom="0in" fo:border="none">
        <style:background-image/>
      </style:table-cell-properties>
    </style:style>
    <style:style style:name="Table36" style:family="table">
      <style:table-properties style:rel-width="100%" fo:margin-left="-0.075in" fo:margin-top="0in" fo:margin-bottom="0in" table:align="left" style:writing-mode="page"/>
    </style:style>
    <style:style style:name="Table36.A" style:family="table-column">
      <style:table-column-properties style:rel-column-width="45874*"/>
    </style:style>
    <style:style style:name="Table36.B" style:family="table-column">
      <style:table-column-properties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8064a2" fo:border-bottom="none"/>
    </style:style>
    <style:style style:name="Table3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5" style:family="table">
      <style:table-properties style:width="6.316in" style:rel-width="100%" fo:margin-left="-0.075in" fo:margin-top="0in" fo:margin-bottom="0in" table:align="left" style:writing-mode="page"/>
    </style:style>
    <style:style style:name="Table35.A" style:family="table-column">
      <style:table-column-properties style:column-width="1.8944in" style:rel-column-width="19660*"/>
    </style:style>
    <style:style style:name="Table35.B" style:family="table-column">
      <style:table-column-properties style:column-width="4.4215in" style:rel-column-width="45874*"/>
    </style:style>
    <style:style style:name="Table35.1" style:family="table-row">
      <style:table-row-properties style:min-row-height="0.25in" fo:keep-together="auto"/>
    </style:style>
    <style:style style:name="Table3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8064a2" fo:border-bottom="none"/>
    </style:style>
    <style:style style:name="Table38" style:family="table">
      <style:table-properties style:rel-width="100%" fo:margin-left="-0.075in" fo:margin-top="0in" fo:margin-bottom="0in" table:align="left" style:writing-mode="page"/>
    </style:style>
    <style:style style:name="Table38.A" style:family="table-column">
      <style:table-column-properties style:rel-column-width="55704*"/>
    </style:style>
    <style:style style:name="Table38.B" style:family="table-column">
      <style:table-column-properties style:rel-column-width="9830*"/>
    </style:style>
    <style:style style:name="Table38.1" style:family="table-row">
      <style:table-row-properties style:min-row-height="0.3299in" fo:keep-together="auto"/>
    </style:style>
    <style:style style:name="Table38.A1" style:family="table-cell">
      <style:table-cell-properties style:vertical-align="middle" fo:background-color="#00b0f0" fo:padding-left="0.075in" fo:padding-right="0.075in" fo:padding-top="0in" fo:padding-bottom="0in" fo:border="none">
        <style:background-image/>
      </style:table-cell-properties>
    </style:style>
    <style:style style:name="Table38.B1" style:family="table-cell">
      <style:table-cell-properties style:vertical-align="middle" fo:background-color="#000000" fo:padding-left="0.075in" fo:padding-right="0.075in" fo:padding-top="0in" fo:padding-bottom="0in" fo:border="none">
        <style:background-image/>
      </style:table-cell-properties>
    </style:style>
    <style:style style:name="Table37" style:family="table">
      <style:table-properties style:rel-width="100%" fo:margin-left="-0.075in" fo:margin-top="0in" fo:margin-bottom="0in" table:align="left" style:writing-mode="page"/>
    </style:style>
    <style:style style:name="Table37.A" style:family="table-column">
      <style:table-column-properties style:rel-column-width="9830*"/>
    </style:style>
    <style:style style:name="Table37.B" style:family="table-column">
      <style:table-column-properties style:rel-column-width="55704*"/>
    </style:style>
    <style:style style:name="Table37.1" style:family="table-row">
      <style:table-row-properties style:min-row-height="0.3299in" fo:keep-together="auto"/>
    </style:style>
    <style:style style:name="Table37.A1" style:family="table-cell">
      <style:table-cell-properties fo:background-color="#000000" fo:padding-left="0.075in" fo:padding-right="0.075in" fo:padding-top="0in" fo:padding-bottom="0in" fo:border="none">
        <style:background-image/>
      </style:table-cell-properties>
    </style:style>
    <style:style style:name="Table37.B1" style:family="table-cell">
      <style:table-cell-properties style:vertical-align="middle" fo:background-color="#00b0f0" fo:padding-left="0.075in" fo:padding-right="0.075in" fo:padding-top="0in" fo:padding-bottom="0in" fo:border="none">
        <style:background-image/>
      </style:table-cell-properties>
    </style:style>
    <style:style style:name="Table40" style:family="table">
      <style:table-properties style:rel-width="100%" fo:margin-left="-0.075in" fo:margin-top="0in" fo:margin-bottom="0in" table:align="left" style:writing-mode="page"/>
    </style:style>
    <style:style style:name="Table40.A" style:family="table-column">
      <style:table-column-properties style:rel-column-width="45874*"/>
    </style:style>
    <style:style style:name="Table40.B" style:family="table-column">
      <style:table-column-properties style:rel-column-width="19660*"/>
    </style:style>
    <style:style style:name="Table40.1" style:family="table-row">
      <style:table-row-properties style:min-row-height="0.25in" fo:keep-together="auto"/>
    </style:style>
    <style:style style:name="Table40.A1" style:family="table-cell">
      <style:table-cell-properties fo:padding-left="0.075in" fo:padding-right="0.075in" fo:padding-top="0in" fo:padding-bottom="0in" fo:border-left="none" fo:border-right="none" fo:border-top="0.5pt solid #8064a2" fo:border-bottom="none"/>
    </style:style>
    <style:style style:name="Table4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9" style:family="table">
      <style:table-properties style:rel-width="100%" fo:margin-left="-0.075in" fo:margin-top="0in" fo:margin-bottom="0in" table:align="left" style:writing-mode="page"/>
    </style:style>
    <style:style style:name="Table39.A" style:family="table-column">
      <style:table-column-properties style:rel-column-width="19660*"/>
    </style:style>
    <style:style style:name="Table39.B" style:family="table-column">
      <style:table-column-properties style:rel-column-width="45874*"/>
    </style:style>
    <style:style style:name="Table39.1" style:family="table-row">
      <style:table-row-properties style:min-row-height="0.25in" fo:keep-together="auto"/>
    </style:style>
    <style:style style:name="Table3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39.B1" style:family="table-cell">
      <style:table-cell-properties fo:padding-left="0.075in" fo:padding-right="0.075in" fo:padding-top="0in" fo:padding-bottom="0in" fo:border-left="none" fo:border-right="none" fo:border-top="0.5pt solid #8064a2" fo:border-bottom="none"/>
    </style:style>
    <style:style style:name="Table41" style:family="table">
      <style:table-properties style:width="6.316in" style:rel-width="100%" fo:margin-left="-0.075in" fo:margin-top="0in" fo:margin-bottom="0in" table:align="left" style:writing-mode="page"/>
    </style:style>
    <style:style style:name="Table41.A" style:family="table-column">
      <style:table-column-properties style:column-width="5.3688in" style:rel-column-width="55704*"/>
    </style:style>
    <style:style style:name="Table41.B" style:family="table-column">
      <style:table-column-properties style:column-width="0.9472in" style:rel-column-width="9830*"/>
    </style:style>
    <style:style style:name="Table41.1" style:family="table-row">
      <style:table-row-properties style:min-row-height="0.3299in" fo:keep-together="auto"/>
    </style:style>
    <style:style style:name="Table41.A1" style:family="table-cell">
      <style:table-cell-properties style:vertical-align="middle" fo:background-color="#00b0f0" fo:padding-left="0.075in" fo:padding-right="0.075in" fo:padding-top="0in" fo:padding-bottom="0in" fo:border="none">
        <style:background-image/>
      </style:table-cell-properties>
    </style:style>
    <style:style style:name="Table41.B1" style:family="table-cell">
      <style:table-cell-properties style:vertical-align="middle" fo:background-color="#000000" fo:padding-left="0.075in" fo:padding-right="0.075in" fo:padding-top="0in" fo:padding-bottom="0in" fo:border="none">
        <style:background-image/>
      </style:table-cell-properties>
    </style:style>
    <style:style style:name="Table42" style:family="table">
      <style:table-properties style:rel-width="100%" fo:margin-left="-0.075in" fo:margin-top="0in" fo:margin-bottom="0in" table:align="left" style:writing-mode="page"/>
    </style:style>
    <style:style style:name="Table42.A" style:family="table-column">
      <style:table-column-properties style:rel-column-width="9830*"/>
    </style:style>
    <style:style style:name="Table42.B" style:family="table-column">
      <style:table-column-properties style:rel-column-width="55704*"/>
    </style:style>
    <style:style style:name="Table42.1" style:family="table-row">
      <style:table-row-properties style:min-row-height="0.3299in" fo:keep-together="auto"/>
    </style:style>
    <style:style style:name="Table42.A1" style:family="table-cell">
      <style:table-cell-properties fo:background-color="#000000" fo:padding-left="0.075in" fo:padding-right="0.075in" fo:padding-top="0in" fo:padding-bottom="0in" fo:border="none">
        <style:background-image/>
      </style:table-cell-properties>
    </style:style>
    <style:style style:name="Table42.B1" style:family="table-cell">
      <style:table-cell-properties style:vertical-align="middle" fo:background-color="#00b0f0" fo:padding-left="0.075in" fo:padding-right="0.075in" fo:padding-top="0in" fo:padding-bottom="0in" fo:border="none">
        <style:background-image/>
      </style:table-cell-properties>
    </style:style>
    <style:style style:name="Table43" style:family="table">
      <style:table-properties style:width="6.316in" style:rel-width="100%" fo:margin-left="-0.075in" fo:margin-top="0in" fo:margin-bottom="0in" table:align="left" style:writing-mode="page"/>
    </style:style>
    <style:style style:name="Table43.A" style:family="table-column">
      <style:table-column-properties style:column-width="4.4215in" style:rel-column-width="45874*"/>
    </style:style>
    <style:style style:name="Table43.B" style:family="table-column">
      <style:table-column-properties style:column-width="1.8944in" style:rel-column-width="19660*"/>
    </style:style>
    <style:style style:name="Table43.1" style:family="table-row">
      <style:table-row-properties style:min-row-height="0.25in" fo:keep-together="auto"/>
    </style:style>
    <style:style style:name="Table43.A1" style:family="table-cell">
      <style:table-cell-properties fo:padding-left="0.075in" fo:padding-right="0.075in" fo:padding-top="0in" fo:padding-bottom="0in" fo:border-left="none" fo:border-right="none" fo:border-top="0.5pt solid #8064a2" fo:border-bottom="none"/>
    </style:style>
    <style:style style:name="Table4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44" style:family="table">
      <style:table-properties style:rel-width="100%" fo:margin-left="-0.075in" fo:margin-top="0in" fo:margin-bottom="0in" table:align="left" style:writing-mode="page"/>
    </style:style>
    <style:style style:name="Table44.A" style:family="table-column">
      <style:table-column-properties style:rel-column-width="19660*"/>
    </style:style>
    <style:style style:name="Table44.B" style:family="table-column">
      <style:table-column-properties style:rel-column-width="45874*"/>
    </style:style>
    <style:style style:name="Table44.1" style:family="table-row">
      <style:table-row-properties style:min-row-height="0.25in" fo:keep-together="auto"/>
    </style:style>
    <style:style style:name="Table4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44.B1" style:family="table-cell">
      <style:table-cell-properties fo:padding-left="0.075in" fo:padding-right="0.075in" fo:padding-top="0in" fo:padding-bottom="0in" fo:border-left="none" fo:border-right="none" fo:border-top="0.5pt solid #8064a2" fo:border-bottom="none"/>
    </style:style>
    <style:style style:name="Table58" style:family="table">
      <style:table-properties style:width="6.316in" style:rel-width="100%" fo:margin-left="-0.075in" fo:margin-top="0in" fo:margin-bottom="0in" table:align="left" style:writing-mode="page"/>
    </style:style>
    <style:style style:name="Table58.A" style:family="table-column">
      <style:table-column-properties style:column-width="5.3688in" style:rel-column-width="55704*"/>
    </style:style>
    <style:style style:name="Table58.B" style:family="table-column">
      <style:table-column-properties style:column-width="0.9472in" style:rel-column-width="9830*"/>
    </style:style>
    <style:style style:name="Table58.1" style:family="table-row">
      <style:table-row-properties style:min-row-height="0.3299in" fo:keep-together="auto"/>
    </style:style>
    <style:style style:name="Table58.A1" style:family="table-cell">
      <style:table-cell-properties style:vertical-align="middle" fo:background-color="#00b0f0" fo:padding-left="0.075in" fo:padding-right="0.075in" fo:padding-top="0in" fo:padding-bottom="0in" fo:border="none">
        <style:background-image/>
      </style:table-cell-properties>
    </style:style>
    <style:style style:name="Table58.B1" style:family="table-cell">
      <style:table-cell-properties style:vertical-align="middle" fo:background-color="#000000" fo:padding-left="0.075in" fo:padding-right="0.075in" fo:padding-top="0in" fo:padding-bottom="0in" fo:border="none">
        <style:background-image/>
      </style:table-cell-properties>
    </style:style>
    <style:style style:name="Table57" style:family="table">
      <style:table-properties style:width="6.316in" style:rel-width="100%" fo:margin-left="-0.075in" fo:margin-top="0in" fo:margin-bottom="0in" table:align="left" style:writing-mode="page"/>
    </style:style>
    <style:style style:name="Table57.A" style:family="table-column">
      <style:table-column-properties style:column-width="0.9472in" style:rel-column-width="9830*"/>
    </style:style>
    <style:style style:name="Table57.B" style:family="table-column">
      <style:table-column-properties style:column-width="5.3688in" style:rel-column-width="55704*"/>
    </style:style>
    <style:style style:name="Table57.1" style:family="table-row">
      <style:table-row-properties style:min-row-height="0.3299in" fo:keep-together="auto"/>
    </style:style>
    <style:style style:name="Table57.A1" style:family="table-cell">
      <style:table-cell-properties fo:background-color="#000000" fo:padding-left="0.075in" fo:padding-right="0.075in" fo:padding-top="0in" fo:padding-bottom="0in" fo:border="none">
        <style:background-image/>
      </style:table-cell-properties>
    </style:style>
    <style:style style:name="Table57.B1" style:family="table-cell">
      <style:table-cell-properties style:vertical-align="middle" fo:background-color="#00b0f0" fo:padding-left="0.075in" fo:padding-right="0.075in" fo:padding-top="0in" fo:padding-bottom="0in" fo:border="none">
        <style:background-image/>
      </style:table-cell-properties>
    </style:style>
    <style:style style:name="Table60" style:family="table">
      <style:table-properties style:width="6.316in" style:rel-width="100%" fo:margin-left="-0.075in" fo:margin-top="0in" fo:margin-bottom="0in" table:align="left" style:writing-mode="page"/>
    </style:style>
    <style:style style:name="Table60.A" style:family="table-column">
      <style:table-column-properties style:column-width="4.4215in" style:rel-column-width="45874*"/>
    </style:style>
    <style:style style:name="Table60.B" style:family="table-column">
      <style:table-column-properties style:column-width="1.8944in" style:rel-column-width="19660*"/>
    </style:style>
    <style:style style:name="Table60.1" style:family="table-row">
      <style:table-row-properties style:min-row-height="0.25in" fo:keep-together="auto"/>
    </style:style>
    <style:style style:name="Table60.A1" style:family="table-cell">
      <style:table-cell-properties fo:padding-left="0.075in" fo:padding-right="0.075in" fo:padding-top="0in" fo:padding-bottom="0in" fo:border-left="none" fo:border-right="none" fo:border-top="0.5pt solid #8064a2" fo:border-bottom="none"/>
    </style:style>
    <style:style style:name="Table6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59" style:family="table">
      <style:table-properties style:width="6.316in" style:rel-width="100%" fo:margin-left="-0.075in" fo:margin-top="0in" fo:margin-bottom="0in" table:align="left" style:writing-mode="page"/>
    </style:style>
    <style:style style:name="Table59.A" style:family="table-column">
      <style:table-column-properties style:column-width="1.8944in" style:rel-column-width="19660*"/>
    </style:style>
    <style:style style:name="Table59.B" style:family="table-column">
      <style:table-column-properties style:column-width="4.4215in" style:rel-column-width="45874*"/>
    </style:style>
    <style:style style:name="Table59.1" style:family="table-row">
      <style:table-row-properties style:min-row-height="0.25in" fo:keep-together="auto"/>
    </style:style>
    <style:style style:name="Table5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59.B1" style:family="table-cell">
      <style:table-cell-properties fo:padding-left="0.075in" fo:padding-right="0.075in" fo:padding-top="0in" fo:padding-bottom="0in" fo:border-left="none" fo:border-right="none" fo:border-top="0.5pt solid #8064a2" fo:border-bottom="none"/>
    </style:style>
    <style:style style:name="Table62" style:family="table">
      <style:table-properties style:rel-width="100%" fo:margin-left="-0.075in" fo:margin-top="0in" fo:margin-bottom="0in" table:align="left" style:writing-mode="page"/>
    </style:style>
    <style:style style:name="Table62.A" style:family="table-column">
      <style:table-column-properties style:rel-column-width="55704*"/>
    </style:style>
    <style:style style:name="Table62.B" style:family="table-column">
      <style:table-column-properties style:rel-column-width="9830*"/>
    </style:style>
    <style:style style:name="Table62.1" style:family="table-row">
      <style:table-row-properties style:min-row-height="0.3299in" fo:keep-together="auto"/>
    </style:style>
    <style:style style:name="Table62.A1" style:family="table-cell">
      <style:table-cell-properties style:vertical-align="middle" fo:background-color="#00b0f0" fo:padding-left="0.075in" fo:padding-right="0.075in" fo:padding-top="0in" fo:padding-bottom="0in" fo:border="none">
        <style:background-image/>
      </style:table-cell-properties>
    </style:style>
    <style:style style:name="Table62.B1" style:family="table-cell">
      <style:table-cell-properties style:vertical-align="middle" fo:background-color="#000000" fo:padding-left="0.075in" fo:padding-right="0.075in" fo:padding-top="0in" fo:padding-bottom="0in" fo:border="none">
        <style:background-image/>
      </style:table-cell-properties>
    </style:style>
    <style:style style:name="Table61" style:family="table">
      <style:table-properties style:rel-width="100%" fo:margin-left="-0.075in" fo:margin-top="0in" fo:margin-bottom="0in" table:align="left" style:writing-mode="page"/>
    </style:style>
    <style:style style:name="Table61.A" style:family="table-column">
      <style:table-column-properties style:rel-column-width="9830*"/>
    </style:style>
    <style:style style:name="Table61.B" style:family="table-column">
      <style:table-column-properties style:rel-column-width="55704*"/>
    </style:style>
    <style:style style:name="Table61.1" style:family="table-row">
      <style:table-row-properties style:min-row-height="0.3299in" fo:keep-together="auto"/>
    </style:style>
    <style:style style:name="Table61.A1" style:family="table-cell">
      <style:table-cell-properties fo:background-color="#000000" fo:padding-left="0.075in" fo:padding-right="0.075in" fo:padding-top="0in" fo:padding-bottom="0in" fo:border="none">
        <style:background-image/>
      </style:table-cell-properties>
    </style:style>
    <style:style style:name="Table61.B1" style:family="table-cell">
      <style:table-cell-properties style:vertical-align="middle" fo:background-color="#00b0f0" fo:padding-left="0.075in" fo:padding-right="0.075in" fo:padding-top="0in" fo:padding-bottom="0in" fo:border="none">
        <style:background-image/>
      </style:table-cell-properties>
    </style:style>
    <style:style style:name="Table64" style:family="table">
      <style:table-properties style:rel-width="100%" fo:margin-left="-0.075in" fo:margin-top="0in" fo:margin-bottom="0in" table:align="left" style:writing-mode="page"/>
    </style:style>
    <style:style style:name="Table64.A" style:family="table-column">
      <style:table-column-properties style:rel-column-width="45874*"/>
    </style:style>
    <style:style style:name="Table64.B" style:family="table-column">
      <style:table-column-properties style:rel-column-width="19660*"/>
    </style:style>
    <style:style style:name="Table64.1" style:family="table-row">
      <style:table-row-properties style:min-row-height="0.25in" fo:keep-together="auto"/>
    </style:style>
    <style:style style:name="Table64.A1" style:family="table-cell">
      <style:table-cell-properties fo:padding-left="0.075in" fo:padding-right="0.075in" fo:padding-top="0in" fo:padding-bottom="0in" fo:border-left="none" fo:border-right="none" fo:border-top="0.5pt solid #8064a2" fo:border-bottom="none"/>
    </style:style>
    <style:style style:name="Table64.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63" style:family="table">
      <style:table-properties style:rel-width="100%" fo:margin-left="-0.075in" fo:margin-top="0in" fo:margin-bottom="0in" table:align="left" style:writing-mode="page"/>
    </style:style>
    <style:style style:name="Table63.A" style:family="table-column">
      <style:table-column-properties style:rel-column-width="19660*"/>
    </style:style>
    <style:style style:name="Table63.B" style:family="table-column">
      <style:table-column-properties style:rel-column-width="45874*"/>
    </style:style>
    <style:style style:name="Table63.1" style:family="table-row">
      <style:table-row-properties style:min-row-height="0.25in" fo:keep-together="auto"/>
    </style:style>
    <style:style style:name="Table63.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63.B1" style:family="table-cell">
      <style:table-cell-properties fo:padding-left="0.075in" fo:padding-right="0.075in" fo:padding-top="0in" fo:padding-bottom="0in" fo:border-left="none" fo:border-right="none" fo:border-top="0.5pt solid #8064a2" fo:border-bottom="none"/>
    </style:style>
    <style:style style:name="Table65" style:family="table">
      <style:table-properties style:width="6.316in" style:rel-width="100%" fo:margin-left="-0.075in" fo:margin-top="0in" fo:margin-bottom="0in" table:align="left" style:writing-mode="page"/>
    </style:style>
    <style:style style:name="Table65.A" style:family="table-column">
      <style:table-column-properties style:column-width="5.3688in" style:rel-column-width="55704*"/>
    </style:style>
    <style:style style:name="Table65.B" style:family="table-column">
      <style:table-column-properties style:column-width="0.9472in" style:rel-column-width="9830*"/>
    </style:style>
    <style:style style:name="Table65.1" style:family="table-row">
      <style:table-row-properties style:min-row-height="0.3299in" fo:keep-together="auto"/>
    </style:style>
    <style:style style:name="Table65.A1" style:family="table-cell">
      <style:table-cell-properties style:vertical-align="middle" fo:background-color="#00b0f0" fo:padding-left="0.075in" fo:padding-right="0.075in" fo:padding-top="0in" fo:padding-bottom="0in" fo:border="none">
        <style:background-image/>
      </style:table-cell-properties>
    </style:style>
    <style:style style:name="Table65.B1" style:family="table-cell">
      <style:table-cell-properties style:vertical-align="middle" fo:background-color="#000000" fo:padding-left="0.075in" fo:padding-right="0.075in" fo:padding-top="0in" fo:padding-bottom="0in" fo:border="none">
        <style:background-image/>
      </style:table-cell-properties>
    </style:style>
    <style:style style:name="Table66" style:family="table">
      <style:table-properties style:rel-width="100%" fo:margin-left="-0.075in" fo:margin-top="0in" fo:margin-bottom="0in" table:align="left" style:writing-mode="page"/>
    </style:style>
    <style:style style:name="Table66.A" style:family="table-column">
      <style:table-column-properties style:rel-column-width="9830*"/>
    </style:style>
    <style:style style:name="Table66.B" style:family="table-column">
      <style:table-column-properties style:rel-column-width="55704*"/>
    </style:style>
    <style:style style:name="Table66.1" style:family="table-row">
      <style:table-row-properties style:min-row-height="0.3299in" fo:keep-together="auto"/>
    </style:style>
    <style:style style:name="Table66.A1" style:family="table-cell">
      <style:table-cell-properties fo:background-color="#000000" fo:padding-left="0.075in" fo:padding-right="0.075in" fo:padding-top="0in" fo:padding-bottom="0in" fo:border="none">
        <style:background-image/>
      </style:table-cell-properties>
    </style:style>
    <style:style style:name="Table66.B1" style:family="table-cell">
      <style:table-cell-properties style:vertical-align="middle" fo:background-color="#00b0f0" fo:padding-left="0.075in" fo:padding-right="0.075in" fo:padding-top="0in" fo:padding-bottom="0in" fo:border="none">
        <style:background-image/>
      </style:table-cell-properties>
    </style:style>
    <style:style style:name="Table67" style:family="table">
      <style:table-properties style:width="6.316in" style:rel-width="100%" fo:margin-left="-0.075in" fo:margin-top="0in" fo:margin-bottom="0in" table:align="left" style:writing-mode="page"/>
    </style:style>
    <style:style style:name="Table67.A" style:family="table-column">
      <style:table-column-properties style:column-width="4.4215in" style:rel-column-width="45874*"/>
    </style:style>
    <style:style style:name="Table67.B" style:family="table-column">
      <style:table-column-properties style:column-width="1.8944in" style:rel-column-width="19660*"/>
    </style:style>
    <style:style style:name="Table67.1" style:family="table-row">
      <style:table-row-properties style:min-row-height="0.25in" fo:keep-together="auto"/>
    </style:style>
    <style:style style:name="Table67.A1" style:family="table-cell">
      <style:table-cell-properties fo:padding-left="0.075in" fo:padding-right="0.075in" fo:padding-top="0in" fo:padding-bottom="0in" fo:border-left="none" fo:border-right="none" fo:border-top="0.5pt solid #8064a2" fo:border-bottom="none"/>
    </style:style>
    <style:style style:name="Table6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68" style:family="table">
      <style:table-properties style:rel-width="100%" fo:margin-left="-0.075in" fo:margin-top="0in" fo:margin-bottom="0in" table:align="left" style:writing-mode="page"/>
    </style:style>
    <style:style style:name="Table68.A" style:family="table-column">
      <style:table-column-properties style:rel-column-width="19660*"/>
    </style:style>
    <style:style style:name="Table68.B" style:family="table-column">
      <style:table-column-properties style:rel-column-width="45874*"/>
    </style:style>
    <style:style style:name="Table68.1" style:family="table-row">
      <style:table-row-properties style:min-row-height="0.25in" fo:keep-together="auto"/>
    </style:style>
    <style:style style:name="Table68.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68.B1" style:family="table-cell">
      <style:table-cell-properties fo:padding-left="0.075in" fo:padding-right="0.075in" fo:padding-top="0in" fo:padding-bottom="0in" fo:border-left="none" fo:border-right="none" fo:border-top="0.5pt solid #8064a2" fo:border-bottom="none"/>
    </style:style>
    <style:style style:name="Table70" style:family="table">
      <style:table-properties style:width="6.316in" style:rel-width="100%" fo:margin-left="-0.075in" fo:margin-top="0in" fo:margin-bottom="0in" table:align="left" style:writing-mode="page"/>
    </style:style>
    <style:style style:name="Table70.A" style:family="table-column">
      <style:table-column-properties style:column-width="5.3688in" style:rel-column-width="55704*"/>
    </style:style>
    <style:style style:name="Table70.B" style:family="table-column">
      <style:table-column-properties style:column-width="0.9472in" style:rel-column-width="9830*"/>
    </style:style>
    <style:style style:name="Table70.1" style:family="table-row">
      <style:table-row-properties style:min-row-height="0.3299in" fo:keep-together="auto"/>
    </style:style>
    <style:style style:name="Table70.A1" style:family="table-cell">
      <style:table-cell-properties style:vertical-align="middle" fo:background-color="#00b0f0" fo:padding-left="0.075in" fo:padding-right="0.075in" fo:padding-top="0in" fo:padding-bottom="0in" fo:border="none">
        <style:background-image/>
      </style:table-cell-properties>
    </style:style>
    <style:style style:name="Table70.B1" style:family="table-cell">
      <style:table-cell-properties style:vertical-align="middle" fo:background-color="#000000" fo:padding-left="0.075in" fo:padding-right="0.075in" fo:padding-top="0in" fo:padding-bottom="0in" fo:border="none">
        <style:background-image/>
      </style:table-cell-properties>
    </style:style>
    <style:style style:name="Table69" style:family="table">
      <style:table-properties style:width="6.316in" style:rel-width="100%" fo:margin-left="-0.075in" fo:margin-top="0in" fo:margin-bottom="0in" table:align="left" style:writing-mode="page"/>
    </style:style>
    <style:style style:name="Table69.A" style:family="table-column">
      <style:table-column-properties style:column-width="0.9472in" style:rel-column-width="9830*"/>
    </style:style>
    <style:style style:name="Table69.B" style:family="table-column">
      <style:table-column-properties style:column-width="5.3688in" style:rel-column-width="55704*"/>
    </style:style>
    <style:style style:name="Table69.1" style:family="table-row">
      <style:table-row-properties style:min-row-height="0.3299in" fo:keep-together="auto"/>
    </style:style>
    <style:style style:name="Table69.A1" style:family="table-cell">
      <style:table-cell-properties fo:background-color="#000000" fo:padding-left="0.075in" fo:padding-right="0.075in" fo:padding-top="0in" fo:padding-bottom="0in" fo:border="none">
        <style:background-image/>
      </style:table-cell-properties>
    </style:style>
    <style:style style:name="Table69.B1" style:family="table-cell">
      <style:table-cell-properties style:vertical-align="middle" fo:background-color="#00b0f0" fo:padding-left="0.075in" fo:padding-right="0.075in" fo:padding-top="0in" fo:padding-bottom="0in" fo:border="none">
        <style:background-image/>
      </style:table-cell-properties>
    </style:style>
    <style:style style:name="Table72" style:family="table">
      <style:table-properties style:width="6.316in" style:rel-width="100%" fo:margin-left="-0.075in" fo:margin-top="0in" fo:margin-bottom="0in" table:align="left" style:writing-mode="page"/>
    </style:style>
    <style:style style:name="Table72.A" style:family="table-column">
      <style:table-column-properties style:column-width="4.4215in" style:rel-column-width="45874*"/>
    </style:style>
    <style:style style:name="Table72.B" style:family="table-column">
      <style:table-column-properties style:column-width="1.8944in" style:rel-column-width="19660*"/>
    </style:style>
    <style:style style:name="Table72.1" style:family="table-row">
      <style:table-row-properties style:min-row-height="0.25in" fo:keep-together="auto"/>
    </style:style>
    <style:style style:name="Table72.A1" style:family="table-cell">
      <style:table-cell-properties fo:padding-left="0.075in" fo:padding-right="0.075in" fo:padding-top="0in" fo:padding-bottom="0in" fo:border-left="none" fo:border-right="none" fo:border-top="0.5pt solid #8064a2" fo:border-bottom="none"/>
    </style:style>
    <style:style style:name="Table7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71" style:family="table">
      <style:table-properties style:width="6.316in" style:rel-width="100%" fo:margin-left="-0.075in" fo:margin-top="0in" fo:margin-bottom="0in" table:align="left" style:writing-mode="page"/>
    </style:style>
    <style:style style:name="Table71.A" style:family="table-column">
      <style:table-column-properties style:column-width="1.8944in" style:rel-column-width="19660*"/>
    </style:style>
    <style:style style:name="Table71.B" style:family="table-column">
      <style:table-column-properties style:column-width="4.4215in" style:rel-column-width="45874*"/>
    </style:style>
    <style:style style:name="Table71.1" style:family="table-row">
      <style:table-row-properties style:min-row-height="0.25in" fo:keep-together="auto"/>
    </style:style>
    <style:style style:name="Table7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71.B1" style:family="table-cell">
      <style:table-cell-properties fo:padding-left="0.075in" fo:padding-right="0.075in" fo:padding-top="0in" fo:padding-bottom="0in" fo:border-left="none" fo:border-right="none" fo:border-top="0.5pt solid #8064a2" fo:border-bottom="none"/>
    </style:style>
    <style:style style:name="Table75" style:family="table">
      <style:table-properties style:rel-width="100%" fo:margin-left="-0.075in" fo:margin-top="0in" fo:margin-bottom="0in" table:align="left" style:writing-mode="page"/>
    </style:style>
    <style:style style:name="Table75.A" style:family="table-column">
      <style:table-column-properties style:rel-column-width="55704*"/>
    </style:style>
    <style:style style:name="Table75.B" style:family="table-column">
      <style:table-column-properties style:rel-column-width="9830*"/>
    </style:style>
    <style:style style:name="Table75.1" style:family="table-row">
      <style:table-row-properties style:min-row-height="0.3299in" fo:keep-together="auto"/>
    </style:style>
    <style:style style:name="Table75.A1" style:family="table-cell">
      <style:table-cell-properties style:vertical-align="middle" fo:background-color="#00b0f0" fo:padding-left="0.075in" fo:padding-right="0.075in" fo:padding-top="0in" fo:padding-bottom="0in" fo:border="none">
        <style:background-image/>
      </style:table-cell-properties>
    </style:style>
    <style:style style:name="Table75.B1" style:family="table-cell">
      <style:table-cell-properties style:vertical-align="middle" fo:background-color="#000000" fo:padding-left="0.075in" fo:padding-right="0.075in" fo:padding-top="0in" fo:padding-bottom="0in" fo:border="none">
        <style:background-image/>
      </style:table-cell-properties>
    </style:style>
    <style:style style:name="Table74" style:family="table">
      <style:table-properties style:width="6.316in" style:rel-width="100%" fo:margin-left="-0.075in" fo:margin-top="0in" fo:margin-bottom="0in" table:align="left" style:writing-mode="page"/>
    </style:style>
    <style:style style:name="Table74.A" style:family="table-column">
      <style:table-column-properties style:column-width="0.9472in" style:rel-column-width="9830*"/>
    </style:style>
    <style:style style:name="Table74.B" style:family="table-column">
      <style:table-column-properties style:column-width="5.3688in" style:rel-column-width="55704*"/>
    </style:style>
    <style:style style:name="Table74.1" style:family="table-row">
      <style:table-row-properties style:min-row-height="0.3299in" fo:keep-together="auto"/>
    </style:style>
    <style:style style:name="Table74.A1" style:family="table-cell">
      <style:table-cell-properties fo:background-color="#000000" fo:padding-left="0.075in" fo:padding-right="0.075in" fo:padding-top="0in" fo:padding-bottom="0in" fo:border="none">
        <style:background-image/>
      </style:table-cell-properties>
    </style:style>
    <style:style style:name="Table74.B1" style:family="table-cell">
      <style:table-cell-properties style:vertical-align="middle" fo:background-color="#00b0f0" fo:padding-left="0.075in" fo:padding-right="0.075in" fo:padding-top="0in" fo:padding-bottom="0in" fo:border="none">
        <style:background-image/>
      </style:table-cell-properties>
    </style:style>
    <style:style style:name="Table77" style:family="table">
      <style:table-properties style:rel-width="100%" fo:margin-left="-0.075in" fo:margin-top="0in" fo:margin-bottom="0in" table:align="left" style:writing-mode="page"/>
    </style:style>
    <style:style style:name="Table77.A" style:family="table-column">
      <style:table-column-properties style:rel-column-width="45874*"/>
    </style:style>
    <style:style style:name="Table77.B" style:family="table-column">
      <style:table-column-properties style:rel-column-width="19660*"/>
    </style:style>
    <style:style style:name="Table77.1" style:family="table-row">
      <style:table-row-properties style:min-row-height="0.25in" fo:keep-together="auto"/>
    </style:style>
    <style:style style:name="Table77.A1" style:family="table-cell">
      <style:table-cell-properties fo:padding-left="0.075in" fo:padding-right="0.075in" fo:padding-top="0in" fo:padding-bottom="0in" fo:border-left="none" fo:border-right="none" fo:border-top="0.5pt solid #8064a2" fo:border-bottom="none"/>
    </style:style>
    <style:style style:name="Table7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76" style:family="table">
      <style:table-properties style:width="6.316in" style:rel-width="100%" fo:margin-left="-0.075in" fo:margin-top="0in" fo:margin-bottom="0in" table:align="left" style:writing-mode="page"/>
    </style:style>
    <style:style style:name="Table76.A" style:family="table-column">
      <style:table-column-properties style:column-width="1.8944in" style:rel-column-width="19660*"/>
    </style:style>
    <style:style style:name="Table76.B" style:family="table-column">
      <style:table-column-properties style:column-width="4.4215in" style:rel-column-width="45874*"/>
    </style:style>
    <style:style style:name="Table76.1" style:family="table-row">
      <style:table-row-properties style:min-row-height="0.25in" fo:keep-together="auto"/>
    </style:style>
    <style:style style:name="Table7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76.B1" style:family="table-cell">
      <style:table-cell-properties fo:padding-left="0.075in" fo:padding-right="0.075in" fo:padding-top="0in" fo:padding-bottom="0in" fo:border-left="none" fo:border-right="none" fo:border-top="0.5pt solid #8064a2" fo:border-bottom="none"/>
    </style:style>
    <style:style style:name="Table78" style:family="table">
      <style:table-properties style:width="6.316in" style:rel-width="100%" fo:margin-left="-0.075in" fo:margin-top="0in" fo:margin-bottom="0in" table:align="left" style:writing-mode="page"/>
    </style:style>
    <style:style style:name="Table78.A" style:family="table-column">
      <style:table-column-properties style:column-width="5.3688in" style:rel-column-width="55704*"/>
    </style:style>
    <style:style style:name="Table78.B" style:family="table-column">
      <style:table-column-properties style:column-width="0.9472in" style:rel-column-width="9830*"/>
    </style:style>
    <style:style style:name="Table78.1" style:family="table-row">
      <style:table-row-properties style:min-row-height="0.3299in" fo:keep-together="auto"/>
    </style:style>
    <style:style style:name="Table78.A1" style:family="table-cell">
      <style:table-cell-properties style:vertical-align="middle" fo:background-color="#00b0f0" fo:padding-left="0.075in" fo:padding-right="0.075in" fo:padding-top="0in" fo:padding-bottom="0in" fo:border="none">
        <style:background-image/>
      </style:table-cell-properties>
    </style:style>
    <style:style style:name="Table78.B1" style:family="table-cell">
      <style:table-cell-properties style:vertical-align="middle" fo:background-color="#000000" fo:padding-left="0.075in" fo:padding-right="0.075in" fo:padding-top="0in" fo:padding-bottom="0in" fo:border="none">
        <style:background-image/>
      </style:table-cell-properties>
    </style:style>
    <style:style style:name="Table79" style:family="table">
      <style:table-properties style:rel-width="100%" fo:margin-left="-0.075in" fo:margin-top="0in" fo:margin-bottom="0in" table:align="left" style:writing-mode="page"/>
    </style:style>
    <style:style style:name="Table79.A" style:family="table-column">
      <style:table-column-properties style:rel-column-width="9830*"/>
    </style:style>
    <style:style style:name="Table79.B" style:family="table-column">
      <style:table-column-properties style:rel-column-width="55704*"/>
    </style:style>
    <style:style style:name="Table79.1" style:family="table-row">
      <style:table-row-properties style:min-row-height="0.3299in" fo:keep-together="auto"/>
    </style:style>
    <style:style style:name="Table79.A1" style:family="table-cell">
      <style:table-cell-properties fo:background-color="#000000" fo:padding-left="0.075in" fo:padding-right="0.075in" fo:padding-top="0in" fo:padding-bottom="0in" fo:border="none">
        <style:background-image/>
      </style:table-cell-properties>
    </style:style>
    <style:style style:name="Table79.B1" style:family="table-cell">
      <style:table-cell-properties style:vertical-align="middle" fo:background-color="#00b0f0" fo:padding-left="0.075in" fo:padding-right="0.075in" fo:padding-top="0in" fo:padding-bottom="0in" fo:border="none">
        <style:background-image/>
      </style:table-cell-properties>
    </style:style>
    <style:style style:name="Table80" style:family="table">
      <style:table-properties style:width="6.316in" style:rel-width="100%" fo:margin-left="-0.075in" fo:margin-top="0in" fo:margin-bottom="0in" table:align="left" style:writing-mode="page"/>
    </style:style>
    <style:style style:name="Table80.A" style:family="table-column">
      <style:table-column-properties style:column-width="4.4215in" style:rel-column-width="45874*"/>
    </style:style>
    <style:style style:name="Table80.B" style:family="table-column">
      <style:table-column-properties style:column-width="1.8944in" style:rel-column-width="19660*"/>
    </style:style>
    <style:style style:name="Table80.1" style:family="table-row">
      <style:table-row-properties style:min-row-height="0.25in" fo:keep-together="auto"/>
    </style:style>
    <style:style style:name="Table80.A1" style:family="table-cell">
      <style:table-cell-properties fo:padding-left="0.075in" fo:padding-right="0.075in" fo:padding-top="0in" fo:padding-bottom="0in" fo:border-left="none" fo:border-right="none" fo:border-top="0.5pt solid #8064a2" fo:border-bottom="none"/>
    </style:style>
    <style:style style:name="Table8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1" style:family="table">
      <style:table-properties style:rel-width="100%" fo:margin-left="-0.075in" fo:margin-top="0in" fo:margin-bottom="0in" table:align="left" style:writing-mode="page"/>
    </style:style>
    <style:style style:name="Table81.A" style:family="table-column">
      <style:table-column-properties style:rel-column-width="19660*"/>
    </style:style>
    <style:style style:name="Table81.B" style:family="table-column">
      <style:table-column-properties style:rel-column-width="45874*"/>
    </style:style>
    <style:style style:name="Table81.1" style:family="table-row">
      <style:table-row-properties style:min-row-height="0.25in" fo:keep-together="auto"/>
    </style:style>
    <style:style style:name="Table8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1.B1" style:family="table-cell">
      <style:table-cell-properties fo:padding-left="0.075in" fo:padding-right="0.075in" fo:padding-top="0in" fo:padding-bottom="0in" fo:border-left="none" fo:border-right="none" fo:border-top="0.5pt solid #8064a2" fo:border-bottom="none"/>
    </style:style>
    <style:style style:name="Table83" style:family="table">
      <style:table-properties style:rel-width="100%" fo:margin-left="-0.075in" fo:margin-top="0in" fo:margin-bottom="0in" table:align="left" style:writing-mode="page"/>
    </style:style>
    <style:style style:name="Table83.A" style:family="table-column">
      <style:table-column-properties style:rel-column-width="55704*"/>
    </style:style>
    <style:style style:name="Table83.B" style:family="table-column">
      <style:table-column-properties style:rel-column-width="9830*"/>
    </style:style>
    <style:style style:name="Table83.1" style:family="table-row">
      <style:table-row-properties style:min-row-height="0.3299in" fo:keep-together="auto"/>
    </style:style>
    <style:style style:name="Table83.A1" style:family="table-cell">
      <style:table-cell-properties style:vertical-align="middle" fo:background-color="#00b0f0" fo:padding-left="0.075in" fo:padding-right="0.075in" fo:padding-top="0in" fo:padding-bottom="0in" fo:border="none">
        <style:background-image/>
      </style:table-cell-properties>
    </style:style>
    <style:style style:name="Table83.B1" style:family="table-cell">
      <style:table-cell-properties style:vertical-align="middle" fo:background-color="#000000" fo:padding-left="0.075in" fo:padding-right="0.075in" fo:padding-top="0in" fo:padding-bottom="0in" fo:border="none">
        <style:background-image/>
      </style:table-cell-properties>
    </style:style>
    <style:style style:name="Table82" style:family="table">
      <style:table-properties style:rel-width="100%" fo:margin-left="-0.075in" fo:margin-top="0in" fo:margin-bottom="0in" table:align="left" style:writing-mode="page"/>
    </style:style>
    <style:style style:name="Table82.A" style:family="table-column">
      <style:table-column-properties style:rel-column-width="9830*"/>
    </style:style>
    <style:style style:name="Table82.B" style:family="table-column">
      <style:table-column-properties style:rel-column-width="55704*"/>
    </style:style>
    <style:style style:name="Table82.1" style:family="table-row">
      <style:table-row-properties style:min-row-height="0.3299in" fo:keep-together="auto"/>
    </style:style>
    <style:style style:name="Table82.A1" style:family="table-cell">
      <style:table-cell-properties fo:background-color="#000000" fo:padding-left="0.075in" fo:padding-right="0.075in" fo:padding-top="0in" fo:padding-bottom="0in" fo:border="none">
        <style:background-image/>
      </style:table-cell-properties>
    </style:style>
    <style:style style:name="Table82.B1" style:family="table-cell">
      <style:table-cell-properties style:vertical-align="middle" fo:background-color="#00b0f0" fo:padding-left="0.075in" fo:padding-right="0.075in" fo:padding-top="0in" fo:padding-bottom="0in" fo:border="none">
        <style:background-image/>
      </style:table-cell-properties>
    </style:style>
    <style:style style:name="Table85" style:family="table">
      <style:table-properties style:rel-width="100%" fo:margin-left="-0.075in" fo:margin-top="0in" fo:margin-bottom="0in" table:align="left" style:writing-mode="page"/>
    </style:style>
    <style:style style:name="Table85.A" style:family="table-column">
      <style:table-column-properties style:rel-column-width="45874*"/>
    </style:style>
    <style:style style:name="Table85.B" style:family="table-column">
      <style:table-column-properties style:rel-column-width="19660*"/>
    </style:style>
    <style:style style:name="Table85.1" style:family="table-row">
      <style:table-row-properties style:min-row-height="0.25in" fo:keep-together="auto"/>
    </style:style>
    <style:style style:name="Table85.A1" style:family="table-cell">
      <style:table-cell-properties fo:padding-left="0.075in" fo:padding-right="0.075in" fo:padding-top="0in" fo:padding-bottom="0in" fo:border-left="none" fo:border-right="none" fo:border-top="0.5pt solid #8064a2" fo:border-bottom="none"/>
    </style:style>
    <style:style style:name="Table85.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4" style:family="table">
      <style:table-properties style:rel-width="100%" fo:margin-left="-0.075in" fo:margin-top="0in" fo:margin-bottom="0in" table:align="left" style:writing-mode="page"/>
    </style:style>
    <style:style style:name="Table84.A" style:family="table-column">
      <style:table-column-properties style:rel-column-width="19660*"/>
    </style:style>
    <style:style style:name="Table84.B" style:family="table-column">
      <style:table-column-properties style:rel-column-width="45874*"/>
    </style:style>
    <style:style style:name="Table84.1" style:family="table-row">
      <style:table-row-properties style:min-row-height="0.25in" fo:keep-together="auto"/>
    </style:style>
    <style:style style:name="Table8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4.B1" style:family="table-cell">
      <style:table-cell-properties fo:padding-left="0.075in" fo:padding-right="0.075in" fo:padding-top="0in" fo:padding-bottom="0in" fo:border-left="none" fo:border-right="none" fo:border-top="0.5pt solid #8064a2" fo:border-bottom="none"/>
    </style:style>
    <style:style style:name="Table86" style:family="table">
      <style:table-properties style:width="6.316in" style:rel-width="100%" fo:margin-left="-0.075in" fo:margin-top="0in" fo:margin-bottom="0in" table:align="left" style:writing-mode="page"/>
    </style:style>
    <style:style style:name="Table86.A" style:family="table-column">
      <style:table-column-properties style:column-width="5.3688in" style:rel-column-width="55704*"/>
    </style:style>
    <style:style style:name="Table86.B" style:family="table-column">
      <style:table-column-properties style:column-width="0.9472in" style:rel-column-width="9830*"/>
    </style:style>
    <style:style style:name="Table86.1" style:family="table-row">
      <style:table-row-properties style:min-row-height="0.3299in" fo:keep-together="auto"/>
    </style:style>
    <style:style style:name="Table86.A1" style:family="table-cell">
      <style:table-cell-properties style:vertical-align="middle" fo:background-color="#00b0f0" fo:padding-left="0.075in" fo:padding-right="0.075in" fo:padding-top="0in" fo:padding-bottom="0in" fo:border="none">
        <style:background-image/>
      </style:table-cell-properties>
    </style:style>
    <style:style style:name="Table86.B1" style:family="table-cell">
      <style:table-cell-properties style:vertical-align="middle" fo:background-color="#000000" fo:padding-left="0.075in" fo:padding-right="0.075in" fo:padding-top="0in" fo:padding-bottom="0in" fo:border="none">
        <style:background-image/>
      </style:table-cell-properties>
    </style:style>
    <style:style style:name="Table87" style:family="table">
      <style:table-properties style:rel-width="100%" fo:margin-left="-0.075in" fo:margin-top="0in" fo:margin-bottom="0in" table:align="left" style:writing-mode="page"/>
    </style:style>
    <style:style style:name="Table87.A" style:family="table-column">
      <style:table-column-properties style:rel-column-width="9830*"/>
    </style:style>
    <style:style style:name="Table87.B" style:family="table-column">
      <style:table-column-properties style:rel-column-width="55704*"/>
    </style:style>
    <style:style style:name="Table87.1" style:family="table-row">
      <style:table-row-properties style:min-row-height="0.3299in" fo:keep-together="auto"/>
    </style:style>
    <style:style style:name="Table87.A1" style:family="table-cell">
      <style:table-cell-properties fo:background-color="#000000" fo:padding-left="0.075in" fo:padding-right="0.075in" fo:padding-top="0in" fo:padding-bottom="0in" fo:border="none">
        <style:background-image/>
      </style:table-cell-properties>
    </style:style>
    <style:style style:name="Table87.B1" style:family="table-cell">
      <style:table-cell-properties style:vertical-align="middle" fo:background-color="#00b0f0" fo:padding-left="0.075in" fo:padding-right="0.075in" fo:padding-top="0in" fo:padding-bottom="0in" fo:border="none">
        <style:background-image/>
      </style:table-cell-properties>
    </style:style>
    <style:style style:name="Table88" style:family="table">
      <style:table-properties style:width="6.316in" style:rel-width="100%" fo:margin-left="-0.075in" fo:margin-top="0in" fo:margin-bottom="0in" table:align="left" style:writing-mode="page"/>
    </style:style>
    <style:style style:name="Table88.A" style:family="table-column">
      <style:table-column-properties style:column-width="4.4215in" style:rel-column-width="45874*"/>
    </style:style>
    <style:style style:name="Table88.B" style:family="table-column">
      <style:table-column-properties style:column-width="1.8944in" style:rel-column-width="19660*"/>
    </style:style>
    <style:style style:name="Table88.1" style:family="table-row">
      <style:table-row-properties style:min-row-height="0.25in" fo:keep-together="auto"/>
    </style:style>
    <style:style style:name="Table88.A1" style:family="table-cell">
      <style:table-cell-properties fo:padding-left="0.075in" fo:padding-right="0.075in" fo:padding-top="0in" fo:padding-bottom="0in" fo:border-left="none" fo:border-right="none" fo:border-top="0.5pt solid #8064a2" fo:border-bottom="none"/>
    </style:style>
    <style:style style:name="Table88.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9" style:family="table">
      <style:table-properties style:rel-width="100%" fo:margin-left="-0.075in" fo:margin-top="0in" fo:margin-bottom="0in" table:align="left" style:writing-mode="page"/>
    </style:style>
    <style:style style:name="Table89.A" style:family="table-column">
      <style:table-column-properties style:rel-column-width="19660*"/>
    </style:style>
    <style:style style:name="Table89.B" style:family="table-column">
      <style:table-column-properties style:rel-column-width="45874*"/>
    </style:style>
    <style:style style:name="Table89.1" style:family="table-row">
      <style:table-row-properties style:min-row-height="0.25in" fo:keep-together="auto"/>
    </style:style>
    <style:style style:name="Table8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89.B1" style:family="table-cell">
      <style:table-cell-properties fo:padding-left="0.075in" fo:padding-right="0.075in" fo:padding-top="0in" fo:padding-bottom="0in" fo:border-left="none" fo:border-right="none" fo:border-top="0.5pt solid #8064a2" fo:border-bottom="none"/>
    </style:style>
    <style:style style:name="Table91" style:family="table">
      <style:table-properties style:rel-width="100%" fo:margin-left="-0.075in" fo:margin-top="0in" fo:margin-bottom="0in" table:align="left" style:writing-mode="page"/>
    </style:style>
    <style:style style:name="Table91.A" style:family="table-column">
      <style:table-column-properties style:rel-column-width="55704*"/>
    </style:style>
    <style:style style:name="Table91.B" style:family="table-column">
      <style:table-column-properties style:rel-column-width="9830*"/>
    </style:style>
    <style:style style:name="Table91.1" style:family="table-row">
      <style:table-row-properties style:min-row-height="0.3299in" fo:keep-together="auto"/>
    </style:style>
    <style:style style:name="Table91.A1" style:family="table-cell">
      <style:table-cell-properties style:vertical-align="middle" fo:background-color="#00b0f0" fo:padding-left="0.075in" fo:padding-right="0.075in" fo:padding-top="0in" fo:padding-bottom="0in" fo:border="none">
        <style:background-image/>
      </style:table-cell-properties>
    </style:style>
    <style:style style:name="Table91.B1" style:family="table-cell">
      <style:table-cell-properties style:vertical-align="middle" fo:background-color="#000000" fo:padding-left="0.075in" fo:padding-right="0.075in" fo:padding-top="0in" fo:padding-bottom="0in" fo:border="none">
        <style:background-image/>
      </style:table-cell-properties>
    </style:style>
    <style:style style:name="Table90" style:family="table">
      <style:table-properties style:width="6.316in" style:rel-width="100%" fo:margin-left="-0.075in" fo:margin-top="0in" fo:margin-bottom="0in" table:align="left" style:writing-mode="page"/>
    </style:style>
    <style:style style:name="Table90.A" style:family="table-column">
      <style:table-column-properties style:column-width="0.9472in" style:rel-column-width="9830*"/>
    </style:style>
    <style:style style:name="Table90.B" style:family="table-column">
      <style:table-column-properties style:column-width="5.3688in" style:rel-column-width="55704*"/>
    </style:style>
    <style:style style:name="Table90.1" style:family="table-row">
      <style:table-row-properties style:min-row-height="0.3299in" fo:keep-together="auto"/>
    </style:style>
    <style:style style:name="Table90.A1" style:family="table-cell">
      <style:table-cell-properties fo:background-color="#000000" fo:padding-left="0.075in" fo:padding-right="0.075in" fo:padding-top="0in" fo:padding-bottom="0in" fo:border="none">
        <style:background-image/>
      </style:table-cell-properties>
    </style:style>
    <style:style style:name="Table90.B1" style:family="table-cell">
      <style:table-cell-properties style:vertical-align="middle" fo:background-color="#00b0f0" fo:padding-left="0.075in" fo:padding-right="0.075in" fo:padding-top="0in" fo:padding-bottom="0in" fo:border="none">
        <style:background-image/>
      </style:table-cell-properties>
    </style:style>
    <style:style style:name="Table93" style:family="table">
      <style:table-properties style:rel-width="100%" fo:margin-left="-0.075in" fo:margin-top="0in" fo:margin-bottom="0in" table:align="left" style:writing-mode="page"/>
    </style:style>
    <style:style style:name="Table93.A" style:family="table-column">
      <style:table-column-properties style:rel-column-width="45874*"/>
    </style:style>
    <style:style style:name="Table93.B" style:family="table-column">
      <style:table-column-properties style:rel-column-width="19660*"/>
    </style:style>
    <style:style style:name="Table93.1" style:family="table-row">
      <style:table-row-properties style:min-row-height="0.25in" fo:keep-together="auto"/>
    </style:style>
    <style:style style:name="Table93.A1" style:family="table-cell">
      <style:table-cell-properties fo:padding-left="0.075in" fo:padding-right="0.075in" fo:padding-top="0in" fo:padding-bottom="0in" fo:border-left="none" fo:border-right="none" fo:border-top="0.5pt solid #8064a2" fo:border-bottom="none"/>
    </style:style>
    <style:style style:name="Table9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92" style:family="table">
      <style:table-properties style:width="6.316in" style:rel-width="100%" fo:margin-left="-0.075in" fo:margin-top="0in" fo:margin-bottom="0in" table:align="left" style:writing-mode="page"/>
    </style:style>
    <style:style style:name="Table92.A" style:family="table-column">
      <style:table-column-properties style:column-width="1.8944in" style:rel-column-width="19660*"/>
    </style:style>
    <style:style style:name="Table92.B" style:family="table-column">
      <style:table-column-properties style:column-width="4.4215in" style:rel-column-width="45874*"/>
    </style:style>
    <style:style style:name="Table92.1" style:family="table-row">
      <style:table-row-properties style:min-row-height="0.25in" fo:keep-together="auto"/>
    </style:style>
    <style:style style:name="Table9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92.B1" style:family="table-cell">
      <style:table-cell-properties fo:padding-left="0.075in" fo:padding-right="0.075in" fo:padding-top="0in" fo:padding-bottom="0in" fo:border-left="none" fo:border-right="none" fo:border-top="0.5pt solid #8064a2" fo:border-bottom="none"/>
    </style:style>
    <style:style style:name="Table96" style:family="table">
      <style:table-properties style:rel-width="100%" fo:margin-left="-0.075in" fo:margin-top="0in" fo:margin-bottom="0in" table:align="left" style:writing-mode="page"/>
    </style:style>
    <style:style style:name="Table96.A" style:family="table-column">
      <style:table-column-properties style:rel-column-width="55704*"/>
    </style:style>
    <style:style style:name="Table96.B" style:family="table-column">
      <style:table-column-properties style:rel-column-width="9830*"/>
    </style:style>
    <style:style style:name="Table96.1" style:family="table-row">
      <style:table-row-properties style:min-row-height="0.3299in" fo:keep-together="auto"/>
    </style:style>
    <style:style style:name="Table96.A1" style:family="table-cell">
      <style:table-cell-properties style:vertical-align="middle" fo:background-color="#00b0f0" fo:padding-left="0.075in" fo:padding-right="0.075in" fo:padding-top="0in" fo:padding-bottom="0in" fo:border="none">
        <style:background-image/>
      </style:table-cell-properties>
    </style:style>
    <style:style style:name="Table96.B1" style:family="table-cell">
      <style:table-cell-properties style:vertical-align="middle" fo:background-color="#000000" fo:padding-left="0.075in" fo:padding-right="0.075in" fo:padding-top="0in" fo:padding-bottom="0in" fo:border="none">
        <style:background-image/>
      </style:table-cell-properties>
    </style:style>
    <style:style style:name="Table95" style:family="table">
      <style:table-properties style:rel-width="100%" fo:margin-left="-0.075in" fo:margin-top="0in" fo:margin-bottom="0in" table:align="left" style:writing-mode="page"/>
    </style:style>
    <style:style style:name="Table95.A" style:family="table-column">
      <style:table-column-properties style:rel-column-width="9830*"/>
    </style:style>
    <style:style style:name="Table95.B" style:family="table-column">
      <style:table-column-properties style:rel-column-width="55704*"/>
    </style:style>
    <style:style style:name="Table95.1" style:family="table-row">
      <style:table-row-properties style:min-row-height="0.3299in" fo:keep-together="auto"/>
    </style:style>
    <style:style style:name="Table95.A1" style:family="table-cell">
      <style:table-cell-properties fo:background-color="#000000" fo:padding-left="0.075in" fo:padding-right="0.075in" fo:padding-top="0in" fo:padding-bottom="0in" fo:border="none">
        <style:background-image/>
      </style:table-cell-properties>
    </style:style>
    <style:style style:name="Table95.B1" style:family="table-cell">
      <style:table-cell-properties style:vertical-align="middle" fo:background-color="#00b0f0" fo:padding-left="0.075in" fo:padding-right="0.075in" fo:padding-top="0in" fo:padding-bottom="0in" fo:border="none">
        <style:background-image/>
      </style:table-cell-properties>
    </style:style>
    <style:style style:name="Table98" style:family="table">
      <style:table-properties style:rel-width="100%" fo:margin-left="-0.075in" fo:margin-top="0in" fo:margin-bottom="0in" table:align="left" style:writing-mode="page"/>
    </style:style>
    <style:style style:name="Table98.A" style:family="table-column">
      <style:table-column-properties style:rel-column-width="45874*"/>
    </style:style>
    <style:style style:name="Table98.B" style:family="table-column">
      <style:table-column-properties style:rel-column-width="19660*"/>
    </style:style>
    <style:style style:name="Table98.1" style:family="table-row">
      <style:table-row-properties style:min-row-height="0.25in" fo:keep-together="auto"/>
    </style:style>
    <style:style style:name="Table98.A1" style:family="table-cell">
      <style:table-cell-properties fo:padding-left="0.075in" fo:padding-right="0.075in" fo:padding-top="0in" fo:padding-bottom="0in" fo:border-left="none" fo:border-right="none" fo:border-top="0.5pt solid #8064a2" fo:border-bottom="none"/>
    </style:style>
    <style:style style:name="Table98.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97" style:family="table">
      <style:table-properties style:rel-width="100%" fo:margin-left="-0.075in" fo:margin-top="0in" fo:margin-bottom="0in" table:align="left" style:writing-mode="page"/>
    </style:style>
    <style:style style:name="Table97.A" style:family="table-column">
      <style:table-column-properties style:rel-column-width="19660*"/>
    </style:style>
    <style:style style:name="Table97.B" style:family="table-column">
      <style:table-column-properties style:rel-column-width="45874*"/>
    </style:style>
    <style:style style:name="Table97.1" style:family="table-row">
      <style:table-row-properties style:min-row-height="0.25in" fo:keep-together="auto"/>
    </style:style>
    <style:style style:name="Table97.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97.B1" style:family="table-cell">
      <style:table-cell-properties fo:padding-left="0.075in" fo:padding-right="0.075in" fo:padding-top="0in" fo:padding-bottom="0in" fo:border-left="none" fo:border-right="none" fo:border-top="0.5pt solid #8064a2" fo:border-bottom="none"/>
    </style:style>
    <style:style style:name="Table99" style:family="table">
      <style:table-properties style:width="6.316in" style:rel-width="100%" fo:margin-left="-0.075in" fo:margin-top="0in" fo:margin-bottom="0in" table:align="left" style:writing-mode="page"/>
    </style:style>
    <style:style style:name="Table99.A" style:family="table-column">
      <style:table-column-properties style:column-width="5.3688in" style:rel-column-width="55704*"/>
    </style:style>
    <style:style style:name="Table99.B" style:family="table-column">
      <style:table-column-properties style:column-width="0.9472in" style:rel-column-width="9830*"/>
    </style:style>
    <style:style style:name="Table99.1" style:family="table-row">
      <style:table-row-properties style:min-row-height="0.3299in" fo:keep-together="auto"/>
    </style:style>
    <style:style style:name="Table99.A1" style:family="table-cell">
      <style:table-cell-properties style:vertical-align="middle" fo:background-color="#00b0f0" fo:padding-left="0.075in" fo:padding-right="0.075in" fo:padding-top="0in" fo:padding-bottom="0in" fo:border="none">
        <style:background-image/>
      </style:table-cell-properties>
    </style:style>
    <style:style style:name="Table99.B1" style:family="table-cell">
      <style:table-cell-properties style:vertical-align="middle" fo:background-color="#000000" fo:padding-left="0.075in" fo:padding-right="0.075in" fo:padding-top="0in" fo:padding-bottom="0in" fo:border="none">
        <style:background-image/>
      </style:table-cell-properties>
    </style:style>
    <style:style style:name="Table100" style:family="table">
      <style:table-properties style:rel-width="100%" fo:margin-left="-0.075in" fo:margin-top="0in" fo:margin-bottom="0in" table:align="left" style:writing-mode="page"/>
    </style:style>
    <style:style style:name="Table100.A" style:family="table-column">
      <style:table-column-properties style:rel-column-width="9830*"/>
    </style:style>
    <style:style style:name="Table100.B" style:family="table-column">
      <style:table-column-properties style:rel-column-width="55704*"/>
    </style:style>
    <style:style style:name="Table100.1" style:family="table-row">
      <style:table-row-properties style:min-row-height="0.3299in" fo:keep-together="auto"/>
    </style:style>
    <style:style style:name="Table100.A1" style:family="table-cell">
      <style:table-cell-properties fo:background-color="#000000" fo:padding-left="0.075in" fo:padding-right="0.075in" fo:padding-top="0in" fo:padding-bottom="0in" fo:border="none">
        <style:background-image/>
      </style:table-cell-properties>
    </style:style>
    <style:style style:name="Table100.B1" style:family="table-cell">
      <style:table-cell-properties style:vertical-align="middle" fo:background-color="#00b0f0" fo:padding-left="0.075in" fo:padding-right="0.075in" fo:padding-top="0in" fo:padding-bottom="0in" fo:border="none">
        <style:background-image/>
      </style:table-cell-properties>
    </style:style>
    <style:style style:name="Table101" style:family="table">
      <style:table-properties style:width="6.316in" style:rel-width="100%" fo:margin-left="-0.075in" fo:margin-top="0in" fo:margin-bottom="0in" table:align="left" style:writing-mode="page"/>
    </style:style>
    <style:style style:name="Table101.A" style:family="table-column">
      <style:table-column-properties style:column-width="4.4215in" style:rel-column-width="45874*"/>
    </style:style>
    <style:style style:name="Table101.B" style:family="table-column">
      <style:table-column-properties style:column-width="1.8944in" style:rel-column-width="19660*"/>
    </style:style>
    <style:style style:name="Table101.1" style:family="table-row">
      <style:table-row-properties style:min-row-height="0.25in" fo:keep-together="auto"/>
    </style:style>
    <style:style style:name="Table101.A1" style:family="table-cell">
      <style:table-cell-properties fo:padding-left="0.075in" fo:padding-right="0.075in" fo:padding-top="0in" fo:padding-bottom="0in" fo:border-left="none" fo:border-right="none" fo:border-top="0.5pt solid #8064a2" fo:border-bottom="none"/>
    </style:style>
    <style:style style:name="Table101.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02" style:family="table">
      <style:table-properties style:rel-width="100%" fo:margin-left="-0.075in" fo:margin-top="0in" fo:margin-bottom="0in" table:align="left" style:writing-mode="page"/>
    </style:style>
    <style:style style:name="Table102.A" style:family="table-column">
      <style:table-column-properties style:rel-column-width="19660*"/>
    </style:style>
    <style:style style:name="Table102.B" style:family="table-column">
      <style:table-column-properties style:rel-column-width="45874*"/>
    </style:style>
    <style:style style:name="Table102.1" style:family="table-row">
      <style:table-row-properties style:min-row-height="0.25in" fo:keep-together="auto"/>
    </style:style>
    <style:style style:name="Table10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02.B1" style:family="table-cell">
      <style:table-cell-properties fo:padding-left="0.075in" fo:padding-right="0.075in" fo:padding-top="0in" fo:padding-bottom="0in" fo:border-left="none" fo:border-right="none" fo:border-top="0.5pt solid #8064a2" fo:border-bottom="none"/>
    </style:style>
    <style:style style:name="Table105" style:family="table">
      <style:table-properties style:rel-width="100%" fo:margin-left="-0.075in" fo:margin-top="0in" fo:margin-bottom="0in" table:align="left" style:writing-mode="page"/>
    </style:style>
    <style:style style:name="Table105.A" style:family="table-column">
      <style:table-column-properties style:rel-column-width="55704*"/>
    </style:style>
    <style:style style:name="Table105.B" style:family="table-column">
      <style:table-column-properties style:rel-column-width="9830*"/>
    </style:style>
    <style:style style:name="Table105.1" style:family="table-row">
      <style:table-row-properties style:min-row-height="0.3299in" fo:keep-together="auto"/>
    </style:style>
    <style:style style:name="Table105.A1" style:family="table-cell">
      <style:table-cell-properties style:vertical-align="middle" fo:background-color="#00b0f0" fo:padding-left="0.075in" fo:padding-right="0.075in" fo:padding-top="0in" fo:padding-bottom="0in" fo:border="none">
        <style:background-image/>
      </style:table-cell-properties>
    </style:style>
    <style:style style:name="Table105.B1" style:family="table-cell">
      <style:table-cell-properties style:vertical-align="middle" fo:background-color="#000000" fo:padding-left="0.075in" fo:padding-right="0.075in" fo:padding-top="0in" fo:padding-bottom="0in" fo:border="none">
        <style:background-image/>
      </style:table-cell-properties>
    </style:style>
    <style:style style:name="Table104" style:family="table">
      <style:table-properties style:width="6.316in" style:rel-width="100%" fo:margin-left="-0.075in" fo:margin-top="0in" fo:margin-bottom="0in" table:align="left" style:writing-mode="page"/>
    </style:style>
    <style:style style:name="Table104.A" style:family="table-column">
      <style:table-column-properties style:column-width="0.9472in" style:rel-column-width="9830*"/>
    </style:style>
    <style:style style:name="Table104.B" style:family="table-column">
      <style:table-column-properties style:column-width="5.3688in" style:rel-column-width="55704*"/>
    </style:style>
    <style:style style:name="Table104.1" style:family="table-row">
      <style:table-row-properties style:min-row-height="0.3299in" fo:keep-together="auto"/>
    </style:style>
    <style:style style:name="Table104.A1" style:family="table-cell">
      <style:table-cell-properties fo:background-color="#000000" fo:padding-left="0.075in" fo:padding-right="0.075in" fo:padding-top="0in" fo:padding-bottom="0in" fo:border="none">
        <style:background-image/>
      </style:table-cell-properties>
    </style:style>
    <style:style style:name="Table104.B1" style:family="table-cell">
      <style:table-cell-properties style:vertical-align="middle" fo:background-color="#00b0f0" fo:padding-left="0.075in" fo:padding-right="0.075in" fo:padding-top="0in" fo:padding-bottom="0in" fo:border="none">
        <style:background-image/>
      </style:table-cell-properties>
    </style:style>
    <style:style style:name="Table107" style:family="table">
      <style:table-properties style:rel-width="100%" fo:margin-left="-0.075in" fo:margin-top="0in" fo:margin-bottom="0in" table:align="left" style:writing-mode="page"/>
    </style:style>
    <style:style style:name="Table107.A" style:family="table-column">
      <style:table-column-properties style:rel-column-width="45874*"/>
    </style:style>
    <style:style style:name="Table107.B" style:family="table-column">
      <style:table-column-properties style:rel-column-width="19660*"/>
    </style:style>
    <style:style style:name="Table107.1" style:family="table-row">
      <style:table-row-properties style:min-row-height="0.25in" fo:keep-together="auto"/>
    </style:style>
    <style:style style:name="Table107.A1" style:family="table-cell">
      <style:table-cell-properties fo:padding-left="0.075in" fo:padding-right="0.075in" fo:padding-top="0in" fo:padding-bottom="0in" fo:border-left="none" fo:border-right="none" fo:border-top="0.5pt solid #8064a2" fo:border-bottom="none"/>
    </style:style>
    <style:style style:name="Table10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06" style:family="table">
      <style:table-properties style:width="6.316in" style:rel-width="100%" fo:margin-left="-0.075in" fo:margin-top="0in" fo:margin-bottom="0in" table:align="left" style:writing-mode="page"/>
    </style:style>
    <style:style style:name="Table106.A" style:family="table-column">
      <style:table-column-properties style:column-width="1.8944in" style:rel-column-width="19660*"/>
    </style:style>
    <style:style style:name="Table106.B" style:family="table-column">
      <style:table-column-properties style:column-width="4.4215in" style:rel-column-width="45874*"/>
    </style:style>
    <style:style style:name="Table106.1" style:family="table-row">
      <style:table-row-properties style:min-row-height="0.25in" fo:keep-together="auto"/>
    </style:style>
    <style:style style:name="Table10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06.B1" style:family="table-cell">
      <style:table-cell-properties fo:padding-left="0.075in" fo:padding-right="0.075in" fo:padding-top="0in" fo:padding-bottom="0in" fo:border-left="none" fo:border-right="none" fo:border-top="0.5pt solid #8064a2" fo:border-bottom="none"/>
    </style:style>
    <style:style style:name="Table110" style:family="table">
      <style:table-properties style:rel-width="100%" fo:margin-left="-0.075in" fo:margin-top="0in" fo:margin-bottom="0in" table:align="left" style:writing-mode="page"/>
    </style:style>
    <style:style style:name="Table110.A" style:family="table-column">
      <style:table-column-properties style:rel-column-width="55704*"/>
    </style:style>
    <style:style style:name="Table110.B" style:family="table-column">
      <style:table-column-properties style:rel-column-width="9830*"/>
    </style:style>
    <style:style style:name="Table110.1" style:family="table-row">
      <style:table-row-properties style:min-row-height="0.3299in" fo:keep-together="auto"/>
    </style:style>
    <style:style style:name="Table110.A1" style:family="table-cell">
      <style:table-cell-properties style:vertical-align="middle" fo:background-color="#00b0f0" fo:padding-left="0.075in" fo:padding-right="0.075in" fo:padding-top="0in" fo:padding-bottom="0in" fo:border="none">
        <style:background-image/>
      </style:table-cell-properties>
    </style:style>
    <style:style style:name="Table110.B1" style:family="table-cell">
      <style:table-cell-properties style:vertical-align="middle" fo:background-color="#000000" fo:padding-left="0.075in" fo:padding-right="0.075in" fo:padding-top="0in" fo:padding-bottom="0in" fo:border="none">
        <style:background-image/>
      </style:table-cell-properties>
    </style:style>
    <style:style style:name="Table109" style:family="table">
      <style:table-properties style:rel-width="100%" fo:margin-left="-0.075in" fo:margin-top="0in" fo:margin-bottom="0in" table:align="left" style:writing-mode="page"/>
    </style:style>
    <style:style style:name="Table109.A" style:family="table-column">
      <style:table-column-properties style:rel-column-width="9830*"/>
    </style:style>
    <style:style style:name="Table109.B" style:family="table-column">
      <style:table-column-properties style:rel-column-width="55704*"/>
    </style:style>
    <style:style style:name="Table109.1" style:family="table-row">
      <style:table-row-properties style:min-row-height="0.3299in" fo:keep-together="auto"/>
    </style:style>
    <style:style style:name="Table109.A1" style:family="table-cell">
      <style:table-cell-properties fo:background-color="#000000" fo:padding-left="0.075in" fo:padding-right="0.075in" fo:padding-top="0in" fo:padding-bottom="0in" fo:border="none">
        <style:background-image/>
      </style:table-cell-properties>
    </style:style>
    <style:style style:name="Table109.B1" style:family="table-cell">
      <style:table-cell-properties style:vertical-align="middle" fo:background-color="#00b0f0" fo:padding-left="0.075in" fo:padding-right="0.075in" fo:padding-top="0in" fo:padding-bottom="0in" fo:border="none">
        <style:background-image/>
      </style:table-cell-properties>
    </style:style>
    <style:style style:name="Table112" style:family="table">
      <style:table-properties style:rel-width="100%" fo:margin-left="-0.075in" fo:margin-top="0in" fo:margin-bottom="0in" table:align="left" style:writing-mode="page"/>
    </style:style>
    <style:style style:name="Table112.A" style:family="table-column">
      <style:table-column-properties style:rel-column-width="45874*"/>
    </style:style>
    <style:style style:name="Table112.B" style:family="table-column">
      <style:table-column-properties style:rel-column-width="19660*"/>
    </style:style>
    <style:style style:name="Table112.1" style:family="table-row">
      <style:table-row-properties style:min-row-height="0.25in" fo:keep-together="auto"/>
    </style:style>
    <style:style style:name="Table112.A1" style:family="table-cell">
      <style:table-cell-properties fo:padding-left="0.075in" fo:padding-right="0.075in" fo:padding-top="0in" fo:padding-bottom="0in" fo:border-left="none" fo:border-right="none" fo:border-top="0.5pt solid #8064a2" fo:border-bottom="none"/>
    </style:style>
    <style:style style:name="Table11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1" style:family="table">
      <style:table-properties style:rel-width="100%" fo:margin-left="-0.075in" fo:margin-top="0in" fo:margin-bottom="0in" table:align="left" style:writing-mode="page"/>
    </style:style>
    <style:style style:name="Table111.A" style:family="table-column">
      <style:table-column-properties style:rel-column-width="19660*"/>
    </style:style>
    <style:style style:name="Table111.B" style:family="table-column">
      <style:table-column-properties style:rel-column-width="45874*"/>
    </style:style>
    <style:style style:name="Table111.1" style:family="table-row">
      <style:table-row-properties style:min-row-height="0.25in" fo:keep-together="auto"/>
    </style:style>
    <style:style style:name="Table11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1.B1" style:family="table-cell">
      <style:table-cell-properties fo:padding-left="0.075in" fo:padding-right="0.075in" fo:padding-top="0in" fo:padding-bottom="0in" fo:border-left="none" fo:border-right="none" fo:border-top="0.5pt solid #8064a2" fo:border-bottom="none"/>
    </style:style>
    <style:style style:name="Table113" style:family="table">
      <style:table-properties style:width="6.316in" style:rel-width="100%" fo:margin-left="-0.075in" fo:margin-top="0in" fo:margin-bottom="0in" table:align="left" style:writing-mode="page"/>
    </style:style>
    <style:style style:name="Table113.A" style:family="table-column">
      <style:table-column-properties style:column-width="5.3688in" style:rel-column-width="55704*"/>
    </style:style>
    <style:style style:name="Table113.B" style:family="table-column">
      <style:table-column-properties style:column-width="0.9472in" style:rel-column-width="9830*"/>
    </style:style>
    <style:style style:name="Table113.1" style:family="table-row">
      <style:table-row-properties style:min-row-height="0.3299in" fo:keep-together="auto"/>
    </style:style>
    <style:style style:name="Table113.A1" style:family="table-cell">
      <style:table-cell-properties style:vertical-align="middle" fo:background-color="#00b0f0" fo:padding-left="0.075in" fo:padding-right="0.075in" fo:padding-top="0in" fo:padding-bottom="0in" fo:border="none">
        <style:background-image/>
      </style:table-cell-properties>
    </style:style>
    <style:style style:name="Table113.B1" style:family="table-cell">
      <style:table-cell-properties style:vertical-align="middle" fo:background-color="#000000" fo:padding-left="0.075in" fo:padding-right="0.075in" fo:padding-top="0in" fo:padding-bottom="0in" fo:border="none">
        <style:background-image/>
      </style:table-cell-properties>
    </style:style>
    <style:style style:name="Table114" style:family="table">
      <style:table-properties style:rel-width="100%" fo:margin-left="-0.075in" fo:margin-top="0in" fo:margin-bottom="0in" table:align="left" style:writing-mode="page"/>
    </style:style>
    <style:style style:name="Table114.A" style:family="table-column">
      <style:table-column-properties style:rel-column-width="9830*"/>
    </style:style>
    <style:style style:name="Table114.B" style:family="table-column">
      <style:table-column-properties style:rel-column-width="55704*"/>
    </style:style>
    <style:style style:name="Table114.1" style:family="table-row">
      <style:table-row-properties style:min-row-height="0.3299in" fo:keep-together="auto"/>
    </style:style>
    <style:style style:name="Table114.A1" style:family="table-cell">
      <style:table-cell-properties fo:background-color="#000000" fo:padding-left="0.075in" fo:padding-right="0.075in" fo:padding-top="0in" fo:padding-bottom="0in" fo:border="none">
        <style:background-image/>
      </style:table-cell-properties>
    </style:style>
    <style:style style:name="Table114.B1" style:family="table-cell">
      <style:table-cell-properties style:vertical-align="middle" fo:background-color="#00b0f0" fo:padding-left="0.075in" fo:padding-right="0.075in" fo:padding-top="0in" fo:padding-bottom="0in" fo:border="none">
        <style:background-image/>
      </style:table-cell-properties>
    </style:style>
    <style:style style:name="Table115" style:family="table">
      <style:table-properties style:width="6.316in" style:rel-width="100%" fo:margin-left="-0.075in" fo:margin-top="0in" fo:margin-bottom="0in" table:align="left" style:writing-mode="page"/>
    </style:style>
    <style:style style:name="Table115.A" style:family="table-column">
      <style:table-column-properties style:column-width="4.4215in" style:rel-column-width="45874*"/>
    </style:style>
    <style:style style:name="Table115.B" style:family="table-column">
      <style:table-column-properties style:column-width="1.8944in" style:rel-column-width="19660*"/>
    </style:style>
    <style:style style:name="Table115.1" style:family="table-row">
      <style:table-row-properties style:min-row-height="0.25in" fo:keep-together="auto"/>
    </style:style>
    <style:style style:name="Table115.A1" style:family="table-cell">
      <style:table-cell-properties fo:padding-left="0.075in" fo:padding-right="0.075in" fo:padding-top="0in" fo:padding-bottom="0in" fo:border-left="none" fo:border-right="none" fo:border-top="0.5pt solid #8064a2" fo:border-bottom="none"/>
    </style:style>
    <style:style style:name="Table115.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6" style:family="table">
      <style:table-properties style:rel-width="100%" fo:margin-left="-0.075in" fo:margin-top="0in" fo:margin-bottom="0in" table:align="left" style:writing-mode="page"/>
    </style:style>
    <style:style style:name="Table116.A" style:family="table-column">
      <style:table-column-properties style:rel-column-width="19660*"/>
    </style:style>
    <style:style style:name="Table116.B" style:family="table-column">
      <style:table-column-properties style:rel-column-width="45874*"/>
    </style:style>
    <style:style style:name="Table116.1" style:family="table-row">
      <style:table-row-properties style:min-row-height="0.25in" fo:keep-together="auto"/>
    </style:style>
    <style:style style:name="Table11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16.B1" style:family="table-cell">
      <style:table-cell-properties fo:padding-left="0.075in" fo:padding-right="0.075in" fo:padding-top="0in" fo:padding-bottom="0in" fo:border-left="none" fo:border-right="none" fo:border-top="0.5pt solid #8064a2" fo:border-bottom="none"/>
    </style:style>
    <style:style style:name="Table120" style:family="table">
      <style:table-properties style:width="6.316in" style:rel-width="100%" fo:margin-left="-0.075in" fo:margin-top="0in" fo:margin-bottom="0in" table:align="left" style:writing-mode="page"/>
    </style:style>
    <style:style style:name="Table120.A" style:family="table-column">
      <style:table-column-properties style:column-width="5.3688in" style:rel-column-width="55704*"/>
    </style:style>
    <style:style style:name="Table120.B" style:family="table-column">
      <style:table-column-properties style:column-width="0.9472in" style:rel-column-width="9830*"/>
    </style:style>
    <style:style style:name="Table120.1" style:family="table-row">
      <style:table-row-properties style:min-row-height="0.3299in" fo:keep-together="auto"/>
    </style:style>
    <style:style style:name="Table120.A1" style:family="table-cell">
      <style:table-cell-properties style:vertical-align="middle" fo:background-color="#00b0f0" fo:padding-left="0.075in" fo:padding-right="0.075in" fo:padding-top="0in" fo:padding-bottom="0in" fo:border="none">
        <style:background-image/>
      </style:table-cell-properties>
    </style:style>
    <style:style style:name="Table120.B1" style:family="table-cell">
      <style:table-cell-properties style:vertical-align="middle" fo:background-color="#000000" fo:padding-left="0.075in" fo:padding-right="0.075in" fo:padding-top="0in" fo:padding-bottom="0in" fo:border="none">
        <style:background-image/>
      </style:table-cell-properties>
    </style:style>
    <style:style style:name="Table119" style:family="table">
      <style:table-properties style:width="6.316in" style:rel-width="100%" fo:margin-left="-0.075in" fo:margin-top="0in" fo:margin-bottom="0in" table:align="left" style:writing-mode="page"/>
    </style:style>
    <style:style style:name="Table119.A" style:family="table-column">
      <style:table-column-properties style:column-width="0.9472in" style:rel-column-width="9830*"/>
    </style:style>
    <style:style style:name="Table119.B" style:family="table-column">
      <style:table-column-properties style:column-width="5.3688in" style:rel-column-width="55704*"/>
    </style:style>
    <style:style style:name="Table119.1" style:family="table-row">
      <style:table-row-properties style:min-row-height="0.3299in" fo:keep-together="auto"/>
    </style:style>
    <style:style style:name="Table119.A1" style:family="table-cell">
      <style:table-cell-properties fo:background-color="#000000" fo:padding-left="0.075in" fo:padding-right="0.075in" fo:padding-top="0in" fo:padding-bottom="0in" fo:border="none">
        <style:background-image/>
      </style:table-cell-properties>
    </style:style>
    <style:style style:name="Table119.B1" style:family="table-cell">
      <style:table-cell-properties style:vertical-align="middle" fo:background-color="#00b0f0" fo:padding-left="0.075in" fo:padding-right="0.075in" fo:padding-top="0in" fo:padding-bottom="0in" fo:border="none">
        <style:background-image/>
      </style:table-cell-properties>
    </style:style>
    <style:style style:name="Table122" style:family="table">
      <style:table-properties style:width="6.316in" style:rel-width="100%" fo:margin-left="-0.075in" fo:margin-top="0in" fo:margin-bottom="0in" table:align="left" style:writing-mode="page"/>
    </style:style>
    <style:style style:name="Table122.A" style:family="table-column">
      <style:table-column-properties style:column-width="4.4215in" style:rel-column-width="45874*"/>
    </style:style>
    <style:style style:name="Table122.B" style:family="table-column">
      <style:table-column-properties style:column-width="1.8944in" style:rel-column-width="19660*"/>
    </style:style>
    <style:style style:name="Table122.1" style:family="table-row">
      <style:table-row-properties style:min-row-height="0.25in" fo:keep-together="auto"/>
    </style:style>
    <style:style style:name="Table122.A1" style:family="table-cell">
      <style:table-cell-properties fo:padding-left="0.075in" fo:padding-right="0.075in" fo:padding-top="0in" fo:padding-bottom="0in" fo:border-left="none" fo:border-right="none" fo:border-top="0.5pt solid #8064a2" fo:border-bottom="none"/>
    </style:style>
    <style:style style:name="Table12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21" style:family="table">
      <style:table-properties style:width="6.316in" style:rel-width="100%" fo:margin-left="-0.075in" fo:margin-top="0in" fo:margin-bottom="0in" table:align="left" style:writing-mode="page"/>
    </style:style>
    <style:style style:name="Table121.A" style:family="table-column">
      <style:table-column-properties style:column-width="1.8944in" style:rel-column-width="19660*"/>
    </style:style>
    <style:style style:name="Table121.B" style:family="table-column">
      <style:table-column-properties style:column-width="4.4215in" style:rel-column-width="45874*"/>
    </style:style>
    <style:style style:name="Table121.1" style:family="table-row">
      <style:table-row-properties style:min-row-height="0.25in" fo:keep-together="auto"/>
    </style:style>
    <style:style style:name="Table12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21.B1" style:family="table-cell">
      <style:table-cell-properties fo:padding-left="0.075in" fo:padding-right="0.075in" fo:padding-top="0in" fo:padding-bottom="0in" fo:border-left="none" fo:border-right="none" fo:border-top="0.5pt solid #8064a2" fo:border-bottom="none"/>
    </style:style>
    <style:style style:name="Table124" style:family="table">
      <style:table-properties style:rel-width="100%" fo:margin-left="-0.075in" fo:margin-top="0in" fo:margin-bottom="0in" table:align="left" style:writing-mode="page"/>
    </style:style>
    <style:style style:name="Table124.A" style:family="table-column">
      <style:table-column-properties style:rel-column-width="55704*"/>
    </style:style>
    <style:style style:name="Table124.B" style:family="table-column">
      <style:table-column-properties style:rel-column-width="9830*"/>
    </style:style>
    <style:style style:name="Table124.1" style:family="table-row">
      <style:table-row-properties style:min-row-height="0.3299in" fo:keep-together="auto"/>
    </style:style>
    <style:style style:name="Table124.A1" style:family="table-cell">
      <style:table-cell-properties style:vertical-align="middle" fo:background-color="#00b0f0" fo:padding-left="0.075in" fo:padding-right="0.075in" fo:padding-top="0in" fo:padding-bottom="0in" fo:border="none">
        <style:background-image/>
      </style:table-cell-properties>
    </style:style>
    <style:style style:name="Table124.B1" style:family="table-cell">
      <style:table-cell-properties style:vertical-align="middle" fo:background-color="#000000" fo:padding-left="0.075in" fo:padding-right="0.075in" fo:padding-top="0in" fo:padding-bottom="0in" fo:border="none">
        <style:background-image/>
      </style:table-cell-properties>
    </style:style>
    <style:style style:name="Table123" style:family="table">
      <style:table-properties style:rel-width="100%" fo:margin-left="-0.075in" fo:margin-top="0in" fo:margin-bottom="0in" table:align="left" style:writing-mode="page"/>
    </style:style>
    <style:style style:name="Table123.A" style:family="table-column">
      <style:table-column-properties style:rel-column-width="9830*"/>
    </style:style>
    <style:style style:name="Table123.B" style:family="table-column">
      <style:table-column-properties style:rel-column-width="55704*"/>
    </style:style>
    <style:style style:name="Table123.1" style:family="table-row">
      <style:table-row-properties style:min-row-height="0.3299in" fo:keep-together="auto"/>
    </style:style>
    <style:style style:name="Table123.A1" style:family="table-cell">
      <style:table-cell-properties fo:background-color="#000000" fo:padding-left="0.075in" fo:padding-right="0.075in" fo:padding-top="0in" fo:padding-bottom="0in" fo:border="none">
        <style:background-image/>
      </style:table-cell-properties>
    </style:style>
    <style:style style:name="Table123.B1" style:family="table-cell">
      <style:table-cell-properties style:vertical-align="middle" fo:background-color="#00b0f0" fo:padding-left="0.075in" fo:padding-right="0.075in" fo:padding-top="0in" fo:padding-bottom="0in" fo:border="none">
        <style:background-image/>
      </style:table-cell-properties>
    </style:style>
    <style:style style:name="Table126" style:family="table">
      <style:table-properties style:rel-width="100%" fo:margin-left="-0.075in" fo:margin-top="0in" fo:margin-bottom="0in" table:align="left" style:writing-mode="page"/>
    </style:style>
    <style:style style:name="Table126.A" style:family="table-column">
      <style:table-column-properties style:rel-column-width="45874*"/>
    </style:style>
    <style:style style:name="Table126.B" style:family="table-column">
      <style:table-column-properties style:rel-column-width="19660*"/>
    </style:style>
    <style:style style:name="Table126.1" style:family="table-row">
      <style:table-row-properties style:min-row-height="0.25in" fo:keep-together="auto"/>
    </style:style>
    <style:style style:name="Table126.A1" style:family="table-cell">
      <style:table-cell-properties fo:padding-left="0.075in" fo:padding-right="0.075in" fo:padding-top="0in" fo:padding-bottom="0in" fo:border-left="none" fo:border-right="none" fo:border-top="0.5pt solid #8064a2" fo:border-bottom="none"/>
    </style:style>
    <style:style style:name="Table12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25" style:family="table">
      <style:table-properties style:rel-width="100%" fo:margin-left="-0.075in" fo:margin-top="0in" fo:margin-bottom="0in" table:align="left" style:writing-mode="page"/>
    </style:style>
    <style:style style:name="Table125.A" style:family="table-column">
      <style:table-column-properties style:rel-column-width="19660*"/>
    </style:style>
    <style:style style:name="Table125.B" style:family="table-column">
      <style:table-column-properties style:rel-column-width="45874*"/>
    </style:style>
    <style:style style:name="Table125.1" style:family="table-row">
      <style:table-row-properties style:min-row-height="0.25in" fo:keep-together="auto"/>
    </style:style>
    <style:style style:name="Table12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25.B1" style:family="table-cell">
      <style:table-cell-properties fo:padding-left="0.075in" fo:padding-right="0.075in" fo:padding-top="0in" fo:padding-bottom="0in" fo:border-left="none" fo:border-right="none" fo:border-top="0.5pt solid #8064a2" fo:border-bottom="none"/>
    </style:style>
    <style:style style:name="Table127" style:family="table">
      <style:table-properties style:width="6.316in" style:rel-width="100%" fo:margin-left="-0.075in" fo:margin-top="0in" fo:margin-bottom="0in" table:align="left" style:writing-mode="page"/>
    </style:style>
    <style:style style:name="Table127.A" style:family="table-column">
      <style:table-column-properties style:column-width="5.3688in" style:rel-column-width="55704*"/>
    </style:style>
    <style:style style:name="Table127.B" style:family="table-column">
      <style:table-column-properties style:column-width="0.9472in" style:rel-column-width="9830*"/>
    </style:style>
    <style:style style:name="Table127.1" style:family="table-row">
      <style:table-row-properties style:min-row-height="0.3299in" fo:keep-together="auto"/>
    </style:style>
    <style:style style:name="Table127.A1" style:family="table-cell">
      <style:table-cell-properties style:vertical-align="middle" fo:background-color="#00b0f0" fo:padding-left="0.075in" fo:padding-right="0.075in" fo:padding-top="0in" fo:padding-bottom="0in" fo:border="none">
        <style:background-image/>
      </style:table-cell-properties>
    </style:style>
    <style:style style:name="Table127.B1" style:family="table-cell">
      <style:table-cell-properties style:vertical-align="middle" fo:background-color="#000000" fo:padding-left="0.075in" fo:padding-right="0.075in" fo:padding-top="0in" fo:padding-bottom="0in" fo:border="none">
        <style:background-image/>
      </style:table-cell-properties>
    </style:style>
    <style:style style:name="Table128" style:family="table">
      <style:table-properties style:rel-width="100%" fo:margin-left="-0.075in" fo:margin-top="0in" fo:margin-bottom="0in" table:align="left" style:writing-mode="page"/>
    </style:style>
    <style:style style:name="Table128.A" style:family="table-column">
      <style:table-column-properties style:rel-column-width="9830*"/>
    </style:style>
    <style:style style:name="Table128.B" style:family="table-column">
      <style:table-column-properties style:rel-column-width="55704*"/>
    </style:style>
    <style:style style:name="Table128.1" style:family="table-row">
      <style:table-row-properties style:min-row-height="0.3299in" fo:keep-together="auto"/>
    </style:style>
    <style:style style:name="Table128.A1" style:family="table-cell">
      <style:table-cell-properties fo:background-color="#000000" fo:padding-left="0.075in" fo:padding-right="0.075in" fo:padding-top="0in" fo:padding-bottom="0in" fo:border="none">
        <style:background-image/>
      </style:table-cell-properties>
    </style:style>
    <style:style style:name="Table128.B1" style:family="table-cell">
      <style:table-cell-properties style:vertical-align="middle" fo:background-color="#00b0f0" fo:padding-left="0.075in" fo:padding-right="0.075in" fo:padding-top="0in" fo:padding-bottom="0in" fo:border="none">
        <style:background-image/>
      </style:table-cell-properties>
    </style:style>
    <style:style style:name="Table129" style:family="table">
      <style:table-properties style:width="6.316in" style:rel-width="100%" fo:margin-left="-0.075in" fo:margin-top="0in" fo:margin-bottom="0in" table:align="left" style:writing-mode="page"/>
    </style:style>
    <style:style style:name="Table129.A" style:family="table-column">
      <style:table-column-properties style:column-width="4.4215in" style:rel-column-width="45874*"/>
    </style:style>
    <style:style style:name="Table129.B" style:family="table-column">
      <style:table-column-properties style:column-width="1.8944in" style:rel-column-width="19660*"/>
    </style:style>
    <style:style style:name="Table129.1" style:family="table-row">
      <style:table-row-properties style:min-row-height="0.25in" fo:keep-together="auto"/>
    </style:style>
    <style:style style:name="Table129.A1" style:family="table-cell">
      <style:table-cell-properties fo:padding-left="0.075in" fo:padding-right="0.075in" fo:padding-top="0in" fo:padding-bottom="0in" fo:border-left="none" fo:border-right="none" fo:border-top="0.5pt solid #8064a2" fo:border-bottom="none"/>
    </style:style>
    <style:style style:name="Table129.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0" style:family="table">
      <style:table-properties style:rel-width="100%" fo:margin-left="-0.075in" fo:margin-top="0in" fo:margin-bottom="0in" table:align="left" style:writing-mode="page"/>
    </style:style>
    <style:style style:name="Table130.A" style:family="table-column">
      <style:table-column-properties style:rel-column-width="19660*"/>
    </style:style>
    <style:style style:name="Table130.B" style:family="table-column">
      <style:table-column-properties style:rel-column-width="45874*"/>
    </style:style>
    <style:style style:name="Table130.1" style:family="table-row">
      <style:table-row-properties style:min-row-height="0.25in" fo:keep-together="auto"/>
    </style:style>
    <style:style style:name="Table130.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0.B1" style:family="table-cell">
      <style:table-cell-properties fo:padding-left="0.075in" fo:padding-right="0.075in" fo:padding-top="0in" fo:padding-bottom="0in" fo:border-left="none" fo:border-right="none" fo:border-top="0.5pt solid #8064a2" fo:border-bottom="none"/>
    </style:style>
    <style:style style:name="Table134" style:family="table">
      <style:table-properties style:width="6.316in" style:rel-width="100%" fo:margin-left="-0.075in" fo:margin-top="0in" fo:margin-bottom="0in" table:align="left" style:writing-mode="page"/>
    </style:style>
    <style:style style:name="Table134.A" style:family="table-column">
      <style:table-column-properties style:column-width="5.3688in" style:rel-column-width="55704*"/>
    </style:style>
    <style:style style:name="Table134.B" style:family="table-column">
      <style:table-column-properties style:column-width="0.9472in" style:rel-column-width="9830*"/>
    </style:style>
    <style:style style:name="Table134.1" style:family="table-row">
      <style:table-row-properties style:min-row-height="0.3299in" fo:keep-together="auto"/>
    </style:style>
    <style:style style:name="Table134.A1" style:family="table-cell">
      <style:table-cell-properties style:vertical-align="middle" fo:background-color="#00b0f0" fo:padding-left="0.075in" fo:padding-right="0.075in" fo:padding-top="0in" fo:padding-bottom="0in" fo:border="none">
        <style:background-image/>
      </style:table-cell-properties>
    </style:style>
    <style:style style:name="Table134.B1" style:family="table-cell">
      <style:table-cell-properties style:vertical-align="middle" fo:background-color="#000000" fo:padding-left="0.075in" fo:padding-right="0.075in" fo:padding-top="0in" fo:padding-bottom="0in" fo:border="none">
        <style:background-image/>
      </style:table-cell-properties>
    </style:style>
    <style:style style:name="Table133" style:family="table">
      <style:table-properties style:width="6.316in" style:rel-width="100%" fo:margin-left="-0.075in" fo:margin-top="0in" fo:margin-bottom="0in" table:align="left" style:writing-mode="page"/>
    </style:style>
    <style:style style:name="Table133.A" style:family="table-column">
      <style:table-column-properties style:column-width="0.9472in" style:rel-column-width="9830*"/>
    </style:style>
    <style:style style:name="Table133.B" style:family="table-column">
      <style:table-column-properties style:column-width="5.3688in" style:rel-column-width="55704*"/>
    </style:style>
    <style:style style:name="Table133.1" style:family="table-row">
      <style:table-row-properties style:min-row-height="0.3299in" fo:keep-together="auto"/>
    </style:style>
    <style:style style:name="Table133.A1" style:family="table-cell">
      <style:table-cell-properties fo:background-color="#000000" fo:padding-left="0.075in" fo:padding-right="0.075in" fo:padding-top="0in" fo:padding-bottom="0in" fo:border="none">
        <style:background-image/>
      </style:table-cell-properties>
    </style:style>
    <style:style style:name="Table133.B1" style:family="table-cell">
      <style:table-cell-properties style:vertical-align="middle" fo:background-color="#00b0f0" fo:padding-left="0.075in" fo:padding-right="0.075in" fo:padding-top="0in" fo:padding-bottom="0in" fo:border="none">
        <style:background-image/>
      </style:table-cell-properties>
    </style:style>
    <style:style style:name="Table136" style:family="table">
      <style:table-properties style:width="6.316in" style:rel-width="100%" fo:margin-left="-0.075in" fo:margin-top="0in" fo:margin-bottom="0in" table:align="left" style:writing-mode="page"/>
    </style:style>
    <style:style style:name="Table136.A" style:family="table-column">
      <style:table-column-properties style:column-width="4.4215in" style:rel-column-width="45874*"/>
    </style:style>
    <style:style style:name="Table136.B" style:family="table-column">
      <style:table-column-properties style:column-width="1.8944in" style:rel-column-width="19660*"/>
    </style:style>
    <style:style style:name="Table136.1" style:family="table-row">
      <style:table-row-properties style:min-row-height="0.25in" fo:keep-together="auto"/>
    </style:style>
    <style:style style:name="Table136.A1" style:family="table-cell">
      <style:table-cell-properties fo:padding-left="0.075in" fo:padding-right="0.075in" fo:padding-top="0in" fo:padding-bottom="0in" fo:border-left="none" fo:border-right="none" fo:border-top="0.5pt solid #8064a2" fo:border-bottom="none"/>
    </style:style>
    <style:style style:name="Table13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5" style:family="table">
      <style:table-properties style:width="6.316in" style:rel-width="100%" fo:margin-left="-0.075in" fo:margin-top="0in" fo:margin-bottom="0in" table:align="left" style:writing-mode="page"/>
    </style:style>
    <style:style style:name="Table135.A" style:family="table-column">
      <style:table-column-properties style:column-width="1.8944in" style:rel-column-width="19660*"/>
    </style:style>
    <style:style style:name="Table135.B" style:family="table-column">
      <style:table-column-properties style:column-width="4.4215in" style:rel-column-width="45874*"/>
    </style:style>
    <style:style style:name="Table135.1" style:family="table-row">
      <style:table-row-properties style:min-row-height="0.25in" fo:keep-together="auto"/>
    </style:style>
    <style:style style:name="Table13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5.B1" style:family="table-cell">
      <style:table-cell-properties fo:padding-left="0.075in" fo:padding-right="0.075in" fo:padding-top="0in" fo:padding-bottom="0in" fo:border-left="none" fo:border-right="none" fo:border-top="0.5pt solid #8064a2" fo:border-bottom="none"/>
    </style:style>
    <style:style style:name="Table138" style:family="table">
      <style:table-properties style:rel-width="100%" fo:margin-left="-0.075in" fo:margin-top="0in" fo:margin-bottom="0in" table:align="left" style:writing-mode="page"/>
    </style:style>
    <style:style style:name="Table138.A" style:family="table-column">
      <style:table-column-properties style:rel-column-width="55704*"/>
    </style:style>
    <style:style style:name="Table138.B" style:family="table-column">
      <style:table-column-properties style:rel-column-width="9830*"/>
    </style:style>
    <style:style style:name="Table138.1" style:family="table-row">
      <style:table-row-properties style:min-row-height="0.3299in" fo:keep-together="auto"/>
    </style:style>
    <style:style style:name="Table138.A1" style:family="table-cell">
      <style:table-cell-properties style:vertical-align="middle" fo:background-color="#00b0f0" fo:padding-left="0.075in" fo:padding-right="0.075in" fo:padding-top="0in" fo:padding-bottom="0in" fo:border="none">
        <style:background-image/>
      </style:table-cell-properties>
    </style:style>
    <style:style style:name="Table138.B1" style:family="table-cell">
      <style:table-cell-properties style:vertical-align="middle" fo:background-color="#000000" fo:padding-left="0.075in" fo:padding-right="0.075in" fo:padding-top="0in" fo:padding-bottom="0in" fo:border="none">
        <style:background-image/>
      </style:table-cell-properties>
    </style:style>
    <style:style style:name="Table137" style:family="table">
      <style:table-properties style:rel-width="100%" fo:margin-left="-0.075in" fo:margin-top="0in" fo:margin-bottom="0in" table:align="left" style:writing-mode="page"/>
    </style:style>
    <style:style style:name="Table137.A" style:family="table-column">
      <style:table-column-properties style:rel-column-width="9830*"/>
    </style:style>
    <style:style style:name="Table137.B" style:family="table-column">
      <style:table-column-properties style:rel-column-width="55704*"/>
    </style:style>
    <style:style style:name="Table137.1" style:family="table-row">
      <style:table-row-properties style:min-row-height="0.3299in" fo:keep-together="auto"/>
    </style:style>
    <style:style style:name="Table137.A1" style:family="table-cell">
      <style:table-cell-properties fo:background-color="#000000" fo:padding-left="0.075in" fo:padding-right="0.075in" fo:padding-top="0in" fo:padding-bottom="0in" fo:border="none">
        <style:background-image/>
      </style:table-cell-properties>
    </style:style>
    <style:style style:name="Table137.B1" style:family="table-cell">
      <style:table-cell-properties style:vertical-align="middle" fo:background-color="#00b0f0" fo:padding-left="0.075in" fo:padding-right="0.075in" fo:padding-top="0in" fo:padding-bottom="0in" fo:border="none">
        <style:background-image/>
      </style:table-cell-properties>
    </style:style>
    <style:style style:name="Table140" style:family="table">
      <style:table-properties style:rel-width="100%" fo:margin-left="-0.075in" fo:margin-top="0in" fo:margin-bottom="0in" table:align="left" style:writing-mode="page"/>
    </style:style>
    <style:style style:name="Table140.A" style:family="table-column">
      <style:table-column-properties style:rel-column-width="45874*"/>
    </style:style>
    <style:style style:name="Table140.B" style:family="table-column">
      <style:table-column-properties style:rel-column-width="19660*"/>
    </style:style>
    <style:style style:name="Table140.1" style:family="table-row">
      <style:table-row-properties style:min-row-height="0.25in" fo:keep-together="auto"/>
    </style:style>
    <style:style style:name="Table140.A1" style:family="table-cell">
      <style:table-cell-properties fo:padding-left="0.075in" fo:padding-right="0.075in" fo:padding-top="0in" fo:padding-bottom="0in" fo:border-left="none" fo:border-right="none" fo:border-top="0.5pt solid #8064a2" fo:border-bottom="none"/>
    </style:style>
    <style:style style:name="Table14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9" style:family="table">
      <style:table-properties style:rel-width="100%" fo:margin-left="-0.075in" fo:margin-top="0in" fo:margin-bottom="0in" table:align="left" style:writing-mode="page"/>
    </style:style>
    <style:style style:name="Table139.A" style:family="table-column">
      <style:table-column-properties style:rel-column-width="19660*"/>
    </style:style>
    <style:style style:name="Table139.B" style:family="table-column">
      <style:table-column-properties style:rel-column-width="45874*"/>
    </style:style>
    <style:style style:name="Table139.1" style:family="table-row">
      <style:table-row-properties style:min-row-height="0.25in" fo:keep-together="auto"/>
    </style:style>
    <style:style style:name="Table13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39.B1" style:family="table-cell">
      <style:table-cell-properties fo:padding-left="0.075in" fo:padding-right="0.075in" fo:padding-top="0in" fo:padding-bottom="0in" fo:border-left="none" fo:border-right="none" fo:border-top="0.5pt solid #8064a2" fo:border-bottom="none"/>
    </style:style>
    <style:style style:name="Table142" style:family="table">
      <style:table-properties style:width="6.316in" style:rel-width="100%" fo:margin-left="-0.075in" fo:margin-top="0in" fo:margin-bottom="0in" table:align="left" style:writing-mode="page"/>
    </style:style>
    <style:style style:name="Table142.A" style:family="table-column">
      <style:table-column-properties style:column-width="5.3688in" style:rel-column-width="55704*"/>
    </style:style>
    <style:style style:name="Table142.B" style:family="table-column">
      <style:table-column-properties style:column-width="0.9472in" style:rel-column-width="9830*"/>
    </style:style>
    <style:style style:name="Table142.1" style:family="table-row">
      <style:table-row-properties style:min-row-height="0.3299in" fo:keep-together="auto"/>
    </style:style>
    <style:style style:name="Table142.A1" style:family="table-cell">
      <style:table-cell-properties style:vertical-align="middle" fo:background-color="#00b0f0" fo:padding-left="0.075in" fo:padding-right="0.075in" fo:padding-top="0in" fo:padding-bottom="0in" fo:border="none">
        <style:background-image/>
      </style:table-cell-properties>
    </style:style>
    <style:style style:name="Table142.B1" style:family="table-cell">
      <style:table-cell-properties style:vertical-align="middle" fo:background-color="#000000" fo:padding-left="0.075in" fo:padding-right="0.075in" fo:padding-top="0in" fo:padding-bottom="0in" fo:border="none">
        <style:background-image/>
      </style:table-cell-properties>
    </style:style>
    <style:style style:name="Table143" style:family="table">
      <style:table-properties style:rel-width="100%" fo:margin-left="-0.075in" fo:margin-top="0in" fo:margin-bottom="0in" table:align="left" style:writing-mode="page"/>
    </style:style>
    <style:style style:name="Table143.A" style:family="table-column">
      <style:table-column-properties style:rel-column-width="9830*"/>
    </style:style>
    <style:style style:name="Table143.B" style:family="table-column">
      <style:table-column-properties style:rel-column-width="55704*"/>
    </style:style>
    <style:style style:name="Table143.1" style:family="table-row">
      <style:table-row-properties style:min-row-height="0.3299in" fo:keep-together="auto"/>
    </style:style>
    <style:style style:name="Table143.A1" style:family="table-cell">
      <style:table-cell-properties fo:background-color="#000000" fo:padding-left="0.075in" fo:padding-right="0.075in" fo:padding-top="0in" fo:padding-bottom="0in" fo:border="none">
        <style:background-image/>
      </style:table-cell-properties>
    </style:style>
    <style:style style:name="Table143.B1" style:family="table-cell">
      <style:table-cell-properties style:vertical-align="middle" fo:background-color="#00b0f0" fo:padding-left="0.075in" fo:padding-right="0.075in" fo:padding-top="0in" fo:padding-bottom="0in" fo:border="none">
        <style:background-image/>
      </style:table-cell-properties>
    </style:style>
    <style:style style:name="Table144" style:family="table">
      <style:table-properties style:width="6.316in" style:rel-width="100%" fo:margin-left="-0.075in" fo:margin-top="0in" fo:margin-bottom="0in" table:align="left" style:writing-mode="page"/>
    </style:style>
    <style:style style:name="Table144.A" style:family="table-column">
      <style:table-column-properties style:column-width="4.4215in" style:rel-column-width="45874*"/>
    </style:style>
    <style:style style:name="Table144.B" style:family="table-column">
      <style:table-column-properties style:column-width="1.8944in" style:rel-column-width="19660*"/>
    </style:style>
    <style:style style:name="Table144.1" style:family="table-row">
      <style:table-row-properties style:min-row-height="0.25in" fo:keep-together="auto"/>
    </style:style>
    <style:style style:name="Table144.A1" style:family="table-cell">
      <style:table-cell-properties fo:padding-left="0.075in" fo:padding-right="0.075in" fo:padding-top="0in" fo:padding-bottom="0in" fo:border-left="none" fo:border-right="none" fo:border-top="0.5pt solid #8064a2" fo:border-bottom="none"/>
    </style:style>
    <style:style style:name="Table144.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45" style:family="table">
      <style:table-properties style:rel-width="100%" fo:margin-left="-0.075in" fo:margin-top="0in" fo:margin-bottom="0in" table:align="left" style:writing-mode="page"/>
    </style:style>
    <style:style style:name="Table145.A" style:family="table-column">
      <style:table-column-properties style:rel-column-width="19660*"/>
    </style:style>
    <style:style style:name="Table145.B" style:family="table-column">
      <style:table-column-properties style:rel-column-width="45874*"/>
    </style:style>
    <style:style style:name="Table145.1" style:family="table-row">
      <style:table-row-properties style:min-row-height="0.25in" fo:keep-together="auto"/>
    </style:style>
    <style:style style:name="Table14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45.B1" style:family="table-cell">
      <style:table-cell-properties fo:padding-left="0.075in" fo:padding-right="0.075in" fo:padding-top="0in" fo:padding-bottom="0in" fo:border-left="none" fo:border-right="none" fo:border-top="0.5pt solid #8064a2" fo:border-bottom="none"/>
    </style:style>
    <style:style style:name="Table154" style:family="table">
      <style:table-properties style:width="6.316in" style:rel-width="100%" fo:margin-left="-0.075in" fo:margin-top="0in" fo:margin-bottom="0in" table:align="left" style:writing-mode="page"/>
    </style:style>
    <style:style style:name="Table154.A" style:family="table-column">
      <style:table-column-properties style:column-width="5.3688in" style:rel-column-width="55704*"/>
    </style:style>
    <style:style style:name="Table154.B" style:family="table-column">
      <style:table-column-properties style:column-width="0.9472in" style:rel-column-width="9830*"/>
    </style:style>
    <style:style style:name="Table154.1" style:family="table-row">
      <style:table-row-properties style:min-row-height="0.3299in" fo:keep-together="auto"/>
    </style:style>
    <style:style style:name="Table154.A1" style:family="table-cell">
      <style:table-cell-properties style:vertical-align="middle" fo:background-color="#00b0f0" fo:padding-left="0.075in" fo:padding-right="0.075in" fo:padding-top="0in" fo:padding-bottom="0in" fo:border="none">
        <style:background-image/>
      </style:table-cell-properties>
    </style:style>
    <style:style style:name="Table154.B1" style:family="table-cell">
      <style:table-cell-properties style:vertical-align="middle" fo:background-color="#000000" fo:padding-left="0.075in" fo:padding-right="0.075in" fo:padding-top="0in" fo:padding-bottom="0in" fo:border="none">
        <style:background-image/>
      </style:table-cell-properties>
    </style:style>
    <style:style style:name="Table153" style:family="table">
      <style:table-properties style:width="6.316in" style:rel-width="100%" fo:margin-left="-0.075in" fo:margin-top="0in" fo:margin-bottom="0in" table:align="left" style:writing-mode="page"/>
    </style:style>
    <style:style style:name="Table153.A" style:family="table-column">
      <style:table-column-properties style:column-width="0.9472in" style:rel-column-width="9830*"/>
    </style:style>
    <style:style style:name="Table153.B" style:family="table-column">
      <style:table-column-properties style:column-width="5.3688in" style:rel-column-width="55704*"/>
    </style:style>
    <style:style style:name="Table153.1" style:family="table-row">
      <style:table-row-properties style:min-row-height="0.3299in" fo:keep-together="auto"/>
    </style:style>
    <style:style style:name="Table153.A1" style:family="table-cell">
      <style:table-cell-properties fo:background-color="#000000" fo:padding-left="0.075in" fo:padding-right="0.075in" fo:padding-top="0in" fo:padding-bottom="0in" fo:border="none">
        <style:background-image/>
      </style:table-cell-properties>
    </style:style>
    <style:style style:name="Table153.B1" style:family="table-cell">
      <style:table-cell-properties style:vertical-align="middle" fo:background-color="#00b0f0" fo:padding-left="0.075in" fo:padding-right="0.075in" fo:padding-top="0in" fo:padding-bottom="0in" fo:border="none">
        <style:background-image/>
      </style:table-cell-properties>
    </style:style>
    <style:style style:name="Table156" style:family="table">
      <style:table-properties style:width="6.316in" style:rel-width="100%" fo:margin-left="-0.075in" fo:margin-top="0in" fo:margin-bottom="0in" table:align="left" style:writing-mode="page"/>
    </style:style>
    <style:style style:name="Table156.A" style:family="table-column">
      <style:table-column-properties style:column-width="4.4215in" style:rel-column-width="45874*"/>
    </style:style>
    <style:style style:name="Table156.B" style:family="table-column">
      <style:table-column-properties style:column-width="1.8944in" style:rel-column-width="19660*"/>
    </style:style>
    <style:style style:name="Table156.1" style:family="table-row">
      <style:table-row-properties style:min-row-height="0.25in" fo:keep-together="auto"/>
    </style:style>
    <style:style style:name="Table156.A1" style:family="table-cell">
      <style:table-cell-properties fo:padding-left="0.075in" fo:padding-right="0.075in" fo:padding-top="0in" fo:padding-bottom="0in" fo:border-left="none" fo:border-right="none" fo:border-top="0.5pt solid #8064a2" fo:border-bottom="none"/>
    </style:style>
    <style:style style:name="Table15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5" style:family="table">
      <style:table-properties style:width="6.316in" style:rel-width="100%" fo:margin-left="-0.075in" fo:margin-top="0in" fo:margin-bottom="0in" table:align="left" style:writing-mode="page"/>
    </style:style>
    <style:style style:name="Table155.A" style:family="table-column">
      <style:table-column-properties style:column-width="1.8944in" style:rel-column-width="19660*"/>
    </style:style>
    <style:style style:name="Table155.B" style:family="table-column">
      <style:table-column-properties style:column-width="4.4215in" style:rel-column-width="45874*"/>
    </style:style>
    <style:style style:name="Table155.1" style:family="table-row">
      <style:table-row-properties style:min-row-height="0.25in" fo:keep-together="auto"/>
    </style:style>
    <style:style style:name="Table15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5.B1" style:family="table-cell">
      <style:table-cell-properties fo:padding-left="0.075in" fo:padding-right="0.075in" fo:padding-top="0in" fo:padding-bottom="0in" fo:border-left="none" fo:border-right="none" fo:border-top="0.5pt solid #8064a2" fo:border-bottom="none"/>
    </style:style>
    <style:style style:name="Table158" style:family="table">
      <style:table-properties style:rel-width="100%" fo:margin-left="-0.075in" fo:margin-top="0in" fo:margin-bottom="0in" table:align="left" style:writing-mode="page"/>
    </style:style>
    <style:style style:name="Table158.A" style:family="table-column">
      <style:table-column-properties style:rel-column-width="55704*"/>
    </style:style>
    <style:style style:name="Table158.B" style:family="table-column">
      <style:table-column-properties style:rel-column-width="9830*"/>
    </style:style>
    <style:style style:name="Table158.1" style:family="table-row">
      <style:table-row-properties style:min-row-height="0.3299in" fo:keep-together="auto"/>
    </style:style>
    <style:style style:name="Table158.A1" style:family="table-cell">
      <style:table-cell-properties style:vertical-align="middle" fo:background-color="#00b0f0" fo:padding-left="0.075in" fo:padding-right="0.075in" fo:padding-top="0in" fo:padding-bottom="0in" fo:border="none">
        <style:background-image/>
      </style:table-cell-properties>
    </style:style>
    <style:style style:name="Table158.B1" style:family="table-cell">
      <style:table-cell-properties style:vertical-align="middle" fo:background-color="#000000" fo:padding-left="0.075in" fo:padding-right="0.075in" fo:padding-top="0in" fo:padding-bottom="0in" fo:border="none">
        <style:background-image/>
      </style:table-cell-properties>
    </style:style>
    <style:style style:name="Table157" style:family="table">
      <style:table-properties style:rel-width="100%" fo:margin-left="-0.075in" fo:margin-top="0in" fo:margin-bottom="0in" table:align="left" style:writing-mode="page"/>
    </style:style>
    <style:style style:name="Table157.A" style:family="table-column">
      <style:table-column-properties style:rel-column-width="9830*"/>
    </style:style>
    <style:style style:name="Table157.B" style:family="table-column">
      <style:table-column-properties style:rel-column-width="55704*"/>
    </style:style>
    <style:style style:name="Table157.1" style:family="table-row">
      <style:table-row-properties style:min-row-height="0.3299in" fo:keep-together="auto"/>
    </style:style>
    <style:style style:name="Table157.A1" style:family="table-cell">
      <style:table-cell-properties fo:background-color="#000000" fo:padding-left="0.075in" fo:padding-right="0.075in" fo:padding-top="0in" fo:padding-bottom="0in" fo:border="none">
        <style:background-image/>
      </style:table-cell-properties>
    </style:style>
    <style:style style:name="Table157.B1" style:family="table-cell">
      <style:table-cell-properties style:vertical-align="middle" fo:background-color="#00b0f0" fo:padding-left="0.075in" fo:padding-right="0.075in" fo:padding-top="0in" fo:padding-bottom="0in" fo:border="none">
        <style:background-image/>
      </style:table-cell-properties>
    </style:style>
    <style:style style:name="Table160" style:family="table">
      <style:table-properties style:rel-width="100%" fo:margin-left="-0.075in" fo:margin-top="0in" fo:margin-bottom="0in" table:align="left" style:writing-mode="page"/>
    </style:style>
    <style:style style:name="Table160.A" style:family="table-column">
      <style:table-column-properties style:rel-column-width="45874*"/>
    </style:style>
    <style:style style:name="Table160.B" style:family="table-column">
      <style:table-column-properties style:rel-column-width="19660*"/>
    </style:style>
    <style:style style:name="Table160.1" style:family="table-row">
      <style:table-row-properties style:min-row-height="0.25in" fo:keep-together="auto"/>
    </style:style>
    <style:style style:name="Table160.A1" style:family="table-cell">
      <style:table-cell-properties fo:padding-left="0.075in" fo:padding-right="0.075in" fo:padding-top="0in" fo:padding-bottom="0in" fo:border-left="none" fo:border-right="none" fo:border-top="0.5pt solid #8064a2" fo:border-bottom="none"/>
    </style:style>
    <style:style style:name="Table16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9" style:family="table">
      <style:table-properties style:rel-width="100%" fo:margin-left="-0.075in" fo:margin-top="0in" fo:margin-bottom="0in" table:align="left" style:writing-mode="page"/>
    </style:style>
    <style:style style:name="Table159.A" style:family="table-column">
      <style:table-column-properties style:rel-column-width="19660*"/>
    </style:style>
    <style:style style:name="Table159.B" style:family="table-column">
      <style:table-column-properties style:rel-column-width="45874*"/>
    </style:style>
    <style:style style:name="Table159.1" style:family="table-row">
      <style:table-row-properties style:min-row-height="0.25in" fo:keep-together="auto"/>
    </style:style>
    <style:style style:name="Table15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59.B1" style:family="table-cell">
      <style:table-cell-properties fo:padding-left="0.075in" fo:padding-right="0.075in" fo:padding-top="0in" fo:padding-bottom="0in" fo:border-left="none" fo:border-right="none" fo:border-top="0.5pt solid #8064a2" fo:border-bottom="none"/>
    </style:style>
    <style:style style:name="Table161" style:family="table">
      <style:table-properties style:width="6.316in" style:rel-width="100%" fo:margin-left="-0.075in" fo:margin-top="0in" fo:margin-bottom="0in" table:align="left" style:writing-mode="page"/>
    </style:style>
    <style:style style:name="Table161.A" style:family="table-column">
      <style:table-column-properties style:column-width="5.3688in" style:rel-column-width="55704*"/>
    </style:style>
    <style:style style:name="Table161.B" style:family="table-column">
      <style:table-column-properties style:column-width="0.9472in" style:rel-column-width="9830*"/>
    </style:style>
    <style:style style:name="Table161.1" style:family="table-row">
      <style:table-row-properties style:min-row-height="0.3299in" fo:keep-together="auto"/>
    </style:style>
    <style:style style:name="Table161.A1" style:family="table-cell">
      <style:table-cell-properties style:vertical-align="middle" fo:background-color="#00b0f0" fo:padding-left="0.075in" fo:padding-right="0.075in" fo:padding-top="0in" fo:padding-bottom="0in" fo:border="none">
        <style:background-image/>
      </style:table-cell-properties>
    </style:style>
    <style:style style:name="Table161.B1" style:family="table-cell">
      <style:table-cell-properties style:vertical-align="middle" fo:background-color="#000000" fo:padding-left="0.075in" fo:padding-right="0.075in" fo:padding-top="0in" fo:padding-bottom="0in" fo:border="none">
        <style:background-image/>
      </style:table-cell-properties>
    </style:style>
    <style:style style:name="Table162" style:family="table">
      <style:table-properties style:rel-width="100%" fo:margin-left="-0.075in" fo:margin-top="0in" fo:margin-bottom="0in" table:align="left" style:writing-mode="page"/>
    </style:style>
    <style:style style:name="Table162.A" style:family="table-column">
      <style:table-column-properties style:rel-column-width="9830*"/>
    </style:style>
    <style:style style:name="Table162.B" style:family="table-column">
      <style:table-column-properties style:rel-column-width="55704*"/>
    </style:style>
    <style:style style:name="Table162.1" style:family="table-row">
      <style:table-row-properties style:min-row-height="0.3299in" fo:keep-together="auto"/>
    </style:style>
    <style:style style:name="Table162.A1" style:family="table-cell">
      <style:table-cell-properties fo:background-color="#000000" fo:padding-left="0.075in" fo:padding-right="0.075in" fo:padding-top="0in" fo:padding-bottom="0in" fo:border="none">
        <style:background-image/>
      </style:table-cell-properties>
    </style:style>
    <style:style style:name="Table162.B1" style:family="table-cell">
      <style:table-cell-properties style:vertical-align="middle" fo:background-color="#00b0f0" fo:padding-left="0.075in" fo:padding-right="0.075in" fo:padding-top="0in" fo:padding-bottom="0in" fo:border="none">
        <style:background-image/>
      </style:table-cell-properties>
    </style:style>
    <style:style style:name="Table163" style:family="table">
      <style:table-properties style:width="6.316in" style:rel-width="100%" fo:margin-left="-0.075in" fo:margin-top="0in" fo:margin-bottom="0in" table:align="left" style:writing-mode="page"/>
    </style:style>
    <style:style style:name="Table163.A" style:family="table-column">
      <style:table-column-properties style:column-width="4.4215in" style:rel-column-width="45874*"/>
    </style:style>
    <style:style style:name="Table163.B" style:family="table-column">
      <style:table-column-properties style:column-width="1.8944in" style:rel-column-width="19660*"/>
    </style:style>
    <style:style style:name="Table163.1" style:family="table-row">
      <style:table-row-properties style:min-row-height="0.25in" fo:keep-together="auto"/>
    </style:style>
    <style:style style:name="Table163.A1" style:family="table-cell">
      <style:table-cell-properties fo:padding-left="0.075in" fo:padding-right="0.075in" fo:padding-top="0in" fo:padding-bottom="0in" fo:border-left="none" fo:border-right="none" fo:border-top="0.5pt solid #8064a2" fo:border-bottom="none"/>
    </style:style>
    <style:style style:name="Table16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64" style:family="table">
      <style:table-properties style:rel-width="100%" fo:margin-left="-0.075in" fo:margin-top="0in" fo:margin-bottom="0in" table:align="left" style:writing-mode="page"/>
    </style:style>
    <style:style style:name="Table164.A" style:family="table-column">
      <style:table-column-properties style:rel-column-width="19660*"/>
    </style:style>
    <style:style style:name="Table164.B" style:family="table-column">
      <style:table-column-properties style:rel-column-width="45874*"/>
    </style:style>
    <style:style style:name="Table164.1" style:family="table-row">
      <style:table-row-properties style:min-row-height="0.25in" fo:keep-together="auto"/>
    </style:style>
    <style:style style:name="Table16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64.B1" style:family="table-cell">
      <style:table-cell-properties fo:padding-left="0.075in" fo:padding-right="0.075in" fo:padding-top="0in" fo:padding-bottom="0in" fo:border-left="none" fo:border-right="none" fo:border-top="0.5pt solid #8064a2" fo:border-bottom="none"/>
    </style:style>
    <style:style style:name="Table167" style:family="table">
      <style:table-properties style:width="6.316in" style:rel-width="100%" fo:margin-left="-0.075in" fo:margin-top="0in" fo:margin-bottom="0in" table:align="left" style:writing-mode="page"/>
    </style:style>
    <style:style style:name="Table167.A" style:family="table-column">
      <style:table-column-properties style:column-width="5.3688in" style:rel-column-width="55704*"/>
    </style:style>
    <style:style style:name="Table167.B" style:family="table-column">
      <style:table-column-properties style:column-width="0.9472in" style:rel-column-width="9830*"/>
    </style:style>
    <style:style style:name="Table167.1" style:family="table-row">
      <style:table-row-properties style:min-row-height="0.3299in" fo:keep-together="auto"/>
    </style:style>
    <style:style style:name="Table167.A1" style:family="table-cell">
      <style:table-cell-properties style:vertical-align="middle" fo:background-color="#00b0f0" fo:padding-left="0.075in" fo:padding-right="0.075in" fo:padding-top="0in" fo:padding-bottom="0in" fo:border="none">
        <style:background-image/>
      </style:table-cell-properties>
    </style:style>
    <style:style style:name="Table167.B1" style:family="table-cell">
      <style:table-cell-properties style:vertical-align="middle" fo:background-color="#000000" fo:padding-left="0.075in" fo:padding-right="0.075in" fo:padding-top="0in" fo:padding-bottom="0in" fo:border="none">
        <style:background-image/>
      </style:table-cell-properties>
    </style:style>
    <style:style style:name="Table166" style:family="table">
      <style:table-properties style:width="6.316in" style:rel-width="100%" fo:margin-left="-0.075in" fo:margin-top="0in" fo:margin-bottom="0in" table:align="left" style:writing-mode="page"/>
    </style:style>
    <style:style style:name="Table166.A" style:family="table-column">
      <style:table-column-properties style:column-width="0.9472in" style:rel-column-width="9830*"/>
    </style:style>
    <style:style style:name="Table166.B" style:family="table-column">
      <style:table-column-properties style:column-width="5.3688in" style:rel-column-width="55704*"/>
    </style:style>
    <style:style style:name="Table166.1" style:family="table-row">
      <style:table-row-properties style:min-row-height="0.3299in" fo:keep-together="auto"/>
    </style:style>
    <style:style style:name="Table166.A1" style:family="table-cell">
      <style:table-cell-properties fo:background-color="#000000" fo:padding-left="0.075in" fo:padding-right="0.075in" fo:padding-top="0in" fo:padding-bottom="0in" fo:border="none">
        <style:background-image/>
      </style:table-cell-properties>
    </style:style>
    <style:style style:name="Table166.B1" style:family="table-cell">
      <style:table-cell-properties style:vertical-align="middle" fo:background-color="#00b0f0" fo:padding-left="0.075in" fo:padding-right="0.075in" fo:padding-top="0in" fo:padding-bottom="0in" fo:border="none">
        <style:background-image/>
      </style:table-cell-properties>
    </style:style>
    <style:style style:name="Table169" style:family="table">
      <style:table-properties style:width="6.316in" style:rel-width="100%" fo:margin-left="-0.075in" fo:margin-top="0in" fo:margin-bottom="0in" table:align="left" style:writing-mode="page"/>
    </style:style>
    <style:style style:name="Table169.A" style:family="table-column">
      <style:table-column-properties style:column-width="4.4215in" style:rel-column-width="45874*"/>
    </style:style>
    <style:style style:name="Table169.B" style:family="table-column">
      <style:table-column-properties style:column-width="1.8944in" style:rel-column-width="19660*"/>
    </style:style>
    <style:style style:name="Table169.1" style:family="table-row">
      <style:table-row-properties style:min-row-height="0.25in" fo:keep-together="auto"/>
    </style:style>
    <style:style style:name="Table169.A1" style:family="table-cell">
      <style:table-cell-properties fo:padding-left="0.075in" fo:padding-right="0.075in" fo:padding-top="0in" fo:padding-bottom="0in" fo:border-left="none" fo:border-right="none" fo:border-top="0.5pt solid #8064a2" fo:border-bottom="none"/>
    </style:style>
    <style:style style:name="Table169.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68" style:family="table">
      <style:table-properties style:width="6.316in" style:rel-width="100%" fo:margin-left="-0.075in" fo:margin-top="0in" fo:margin-bottom="0in" table:align="left" style:writing-mode="page"/>
    </style:style>
    <style:style style:name="Table168.A" style:family="table-column">
      <style:table-column-properties style:column-width="1.8944in" style:rel-column-width="19660*"/>
    </style:style>
    <style:style style:name="Table168.B" style:family="table-column">
      <style:table-column-properties style:column-width="4.4215in" style:rel-column-width="45874*"/>
    </style:style>
    <style:style style:name="Table168.1" style:family="table-row">
      <style:table-row-properties style:min-row-height="0.25in" fo:keep-together="auto"/>
    </style:style>
    <style:style style:name="Table168.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68.B1" style:family="table-cell">
      <style:table-cell-properties fo:padding-left="0.075in" fo:padding-right="0.075in" fo:padding-top="0in" fo:padding-bottom="0in" fo:border-left="none" fo:border-right="none" fo:border-top="0.5pt solid #8064a2" fo:border-bottom="none"/>
    </style:style>
    <style:style style:name="Table171" style:family="table">
      <style:table-properties style:rel-width="100%" fo:margin-left="-0.075in" fo:margin-top="0in" fo:margin-bottom="0in" table:align="left" style:writing-mode="page"/>
    </style:style>
    <style:style style:name="Table171.A" style:family="table-column">
      <style:table-column-properties style:rel-column-width="55704*"/>
    </style:style>
    <style:style style:name="Table171.B" style:family="table-column">
      <style:table-column-properties style:rel-column-width="9830*"/>
    </style:style>
    <style:style style:name="Table171.1" style:family="table-row">
      <style:table-row-properties style:min-row-height="0.3299in" fo:keep-together="auto"/>
    </style:style>
    <style:style style:name="Table171.A1" style:family="table-cell">
      <style:table-cell-properties style:vertical-align="middle" fo:background-color="#00b0f0" fo:padding-left="0.075in" fo:padding-right="0.075in" fo:padding-top="0in" fo:padding-bottom="0in" fo:border="none">
        <style:background-image/>
      </style:table-cell-properties>
    </style:style>
    <style:style style:name="Table171.B1" style:family="table-cell">
      <style:table-cell-properties style:vertical-align="middle" fo:background-color="#000000" fo:padding-left="0.075in" fo:padding-right="0.075in" fo:padding-top="0in" fo:padding-bottom="0in" fo:border="none">
        <style:background-image/>
      </style:table-cell-properties>
    </style:style>
    <style:style style:name="Table170" style:family="table">
      <style:table-properties style:rel-width="100%" fo:margin-left="-0.075in" fo:margin-top="0in" fo:margin-bottom="0in" table:align="left" style:writing-mode="page"/>
    </style:style>
    <style:style style:name="Table170.A" style:family="table-column">
      <style:table-column-properties style:rel-column-width="9830*"/>
    </style:style>
    <style:style style:name="Table170.B" style:family="table-column">
      <style:table-column-properties style:rel-column-width="55704*"/>
    </style:style>
    <style:style style:name="Table170.1" style:family="table-row">
      <style:table-row-properties style:min-row-height="0.3299in" fo:keep-together="auto"/>
    </style:style>
    <style:style style:name="Table170.A1" style:family="table-cell">
      <style:table-cell-properties fo:background-color="#000000" fo:padding-left="0.075in" fo:padding-right="0.075in" fo:padding-top="0in" fo:padding-bottom="0in" fo:border="none">
        <style:background-image/>
      </style:table-cell-properties>
    </style:style>
    <style:style style:name="Table170.B1" style:family="table-cell">
      <style:table-cell-properties style:vertical-align="middle" fo:background-color="#00b0f0" fo:padding-left="0.075in" fo:padding-right="0.075in" fo:padding-top="0in" fo:padding-bottom="0in" fo:border="none">
        <style:background-image/>
      </style:table-cell-properties>
    </style:style>
    <style:style style:name="Table173" style:family="table">
      <style:table-properties style:rel-width="100%" fo:margin-left="-0.075in" fo:margin-top="0in" fo:margin-bottom="0in" table:align="left" style:writing-mode="page"/>
    </style:style>
    <style:style style:name="Table173.A" style:family="table-column">
      <style:table-column-properties style:rel-column-width="45874*"/>
    </style:style>
    <style:style style:name="Table173.B" style:family="table-column">
      <style:table-column-properties style:rel-column-width="19660*"/>
    </style:style>
    <style:style style:name="Table173.1" style:family="table-row">
      <style:table-row-properties style:min-row-height="0.25in" fo:keep-together="auto"/>
    </style:style>
    <style:style style:name="Table173.A1" style:family="table-cell">
      <style:table-cell-properties fo:padding-left="0.075in" fo:padding-right="0.075in" fo:padding-top="0in" fo:padding-bottom="0in" fo:border-left="none" fo:border-right="none" fo:border-top="0.5pt solid #8064a2" fo:border-bottom="none"/>
    </style:style>
    <style:style style:name="Table17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72" style:family="table">
      <style:table-properties style:rel-width="100%" fo:margin-left="-0.075in" fo:margin-top="0in" fo:margin-bottom="0in" table:align="left" style:writing-mode="page"/>
    </style:style>
    <style:style style:name="Table172.A" style:family="table-column">
      <style:table-column-properties style:rel-column-width="19660*"/>
    </style:style>
    <style:style style:name="Table172.B" style:family="table-column">
      <style:table-column-properties style:rel-column-width="45874*"/>
    </style:style>
    <style:style style:name="Table172.1" style:family="table-row">
      <style:table-row-properties style:min-row-height="0.25in" fo:keep-together="auto"/>
    </style:style>
    <style:style style:name="Table17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72.B1" style:family="table-cell">
      <style:table-cell-properties fo:padding-left="0.075in" fo:padding-right="0.075in" fo:padding-top="0in" fo:padding-bottom="0in" fo:border-left="none" fo:border-right="none" fo:border-top="0.5pt solid #8064a2" fo:border-bottom="none"/>
    </style:style>
    <style:style style:name="Table174" style:family="table">
      <style:table-properties style:width="6.316in" style:rel-width="100%" fo:margin-left="-0.075in" fo:margin-top="0in" fo:margin-bottom="0in" table:align="left" style:writing-mode="page"/>
    </style:style>
    <style:style style:name="Table174.A" style:family="table-column">
      <style:table-column-properties style:column-width="5.3688in" style:rel-column-width="55704*"/>
    </style:style>
    <style:style style:name="Table174.B" style:family="table-column">
      <style:table-column-properties style:column-width="0.9472in" style:rel-column-width="9830*"/>
    </style:style>
    <style:style style:name="Table174.1" style:family="table-row">
      <style:table-row-properties style:min-row-height="0.3299in" fo:keep-together="auto"/>
    </style:style>
    <style:style style:name="Table174.A1" style:family="table-cell">
      <style:table-cell-properties style:vertical-align="middle" fo:background-color="#00b0f0" fo:padding-left="0.075in" fo:padding-right="0.075in" fo:padding-top="0in" fo:padding-bottom="0in" fo:border="none">
        <style:background-image/>
      </style:table-cell-properties>
    </style:style>
    <style:style style:name="Table174.B1" style:family="table-cell">
      <style:table-cell-properties style:vertical-align="middle" fo:background-color="#000000" fo:padding-left="0.075in" fo:padding-right="0.075in" fo:padding-top="0in" fo:padding-bottom="0in" fo:border="none">
        <style:background-image/>
      </style:table-cell-properties>
    </style:style>
    <style:style style:name="Table175" style:family="table">
      <style:table-properties style:rel-width="100%" fo:margin-left="-0.075in" fo:margin-top="0in" fo:margin-bottom="0in" table:align="left" style:writing-mode="page"/>
    </style:style>
    <style:style style:name="Table175.A" style:family="table-column">
      <style:table-column-properties style:rel-column-width="9830*"/>
    </style:style>
    <style:style style:name="Table175.B" style:family="table-column">
      <style:table-column-properties style:rel-column-width="55704*"/>
    </style:style>
    <style:style style:name="Table175.1" style:family="table-row">
      <style:table-row-properties style:min-row-height="0.3299in" fo:keep-together="auto"/>
    </style:style>
    <style:style style:name="Table175.A1" style:family="table-cell">
      <style:table-cell-properties fo:background-color="#000000" fo:padding-left="0.075in" fo:padding-right="0.075in" fo:padding-top="0in" fo:padding-bottom="0in" fo:border="none">
        <style:background-image/>
      </style:table-cell-properties>
    </style:style>
    <style:style style:name="Table175.B1" style:family="table-cell">
      <style:table-cell-properties style:vertical-align="middle" fo:background-color="#00b0f0" fo:padding-left="0.075in" fo:padding-right="0.075in" fo:padding-top="0in" fo:padding-bottom="0in" fo:border="none">
        <style:background-image/>
      </style:table-cell-properties>
    </style:style>
    <style:style style:name="Table176" style:family="table">
      <style:table-properties style:width="6.316in" style:rel-width="100%" fo:margin-left="-0.075in" fo:margin-top="0in" fo:margin-bottom="0in" table:align="left" style:writing-mode="page"/>
    </style:style>
    <style:style style:name="Table176.A" style:family="table-column">
      <style:table-column-properties style:column-width="4.4215in" style:rel-column-width="45874*"/>
    </style:style>
    <style:style style:name="Table176.B" style:family="table-column">
      <style:table-column-properties style:column-width="1.8944in" style:rel-column-width="19660*"/>
    </style:style>
    <style:style style:name="Table176.1" style:family="table-row">
      <style:table-row-properties style:min-row-height="0.25in" fo:keep-together="auto"/>
    </style:style>
    <style:style style:name="Table176.A1" style:family="table-cell">
      <style:table-cell-properties fo:padding-left="0.075in" fo:padding-right="0.075in" fo:padding-top="0in" fo:padding-bottom="0in" fo:border-left="none" fo:border-right="none" fo:border-top="0.5pt solid #8064a2" fo:border-bottom="none"/>
    </style:style>
    <style:style style:name="Table17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77" style:family="table">
      <style:table-properties style:rel-width="100%" fo:margin-left="-0.075in" fo:margin-top="0in" fo:margin-bottom="0in" table:align="left" style:writing-mode="page"/>
    </style:style>
    <style:style style:name="Table177.A" style:family="table-column">
      <style:table-column-properties style:rel-column-width="19660*"/>
    </style:style>
    <style:style style:name="Table177.B" style:family="table-column">
      <style:table-column-properties style:rel-column-width="45874*"/>
    </style:style>
    <style:style style:name="Table177.1" style:family="table-row">
      <style:table-row-properties style:min-row-height="0.25in" fo:keep-together="auto"/>
    </style:style>
    <style:style style:name="Table177.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77.B1" style:family="table-cell">
      <style:table-cell-properties fo:padding-left="0.075in" fo:padding-right="0.075in" fo:padding-top="0in" fo:padding-bottom="0in" fo:border-left="none" fo:border-right="none" fo:border-top="0.5pt solid #8064a2" fo:border-bottom="none"/>
    </style:style>
    <style:style style:name="Table181" style:family="table">
      <style:table-properties style:width="6.316in" style:rel-width="100%" fo:margin-left="-0.075in" fo:margin-top="0in" fo:margin-bottom="0in" table:align="left" style:writing-mode="page"/>
    </style:style>
    <style:style style:name="Table181.A" style:family="table-column">
      <style:table-column-properties style:column-width="5.3688in" style:rel-column-width="55704*"/>
    </style:style>
    <style:style style:name="Table181.B" style:family="table-column">
      <style:table-column-properties style:column-width="0.9472in" style:rel-column-width="9830*"/>
    </style:style>
    <style:style style:name="Table181.1" style:family="table-row">
      <style:table-row-properties style:min-row-height="0.3299in" fo:keep-together="auto"/>
    </style:style>
    <style:style style:name="Table181.A1" style:family="table-cell">
      <style:table-cell-properties style:vertical-align="middle" fo:background-color="#00b0f0" fo:padding-left="0.075in" fo:padding-right="0.075in" fo:padding-top="0in" fo:padding-bottom="0in" fo:border="none">
        <style:background-image/>
      </style:table-cell-properties>
    </style:style>
    <style:style style:name="Table181.B1" style:family="table-cell">
      <style:table-cell-properties style:vertical-align="middle" fo:background-color="#000000" fo:padding-left="0.075in" fo:padding-right="0.075in" fo:padding-top="0in" fo:padding-bottom="0in" fo:border="none">
        <style:background-image/>
      </style:table-cell-properties>
    </style:style>
    <style:style style:name="Table180" style:family="table">
      <style:table-properties style:width="6.316in" style:rel-width="100%" fo:margin-left="-0.075in" fo:margin-top="0in" fo:margin-bottom="0in" table:align="left" style:writing-mode="page"/>
    </style:style>
    <style:style style:name="Table180.A" style:family="table-column">
      <style:table-column-properties style:column-width="0.9472in" style:rel-column-width="9830*"/>
    </style:style>
    <style:style style:name="Table180.B" style:family="table-column">
      <style:table-column-properties style:column-width="5.3688in" style:rel-column-width="55704*"/>
    </style:style>
    <style:style style:name="Table180.1" style:family="table-row">
      <style:table-row-properties style:min-row-height="0.3299in" fo:keep-together="auto"/>
    </style:style>
    <style:style style:name="Table180.A1" style:family="table-cell">
      <style:table-cell-properties fo:background-color="#000000" fo:padding-left="0.075in" fo:padding-right="0.075in" fo:padding-top="0in" fo:padding-bottom="0in" fo:border="none">
        <style:background-image/>
      </style:table-cell-properties>
    </style:style>
    <style:style style:name="Table180.B1" style:family="table-cell">
      <style:table-cell-properties style:vertical-align="middle" fo:background-color="#00b0f0" fo:padding-left="0.075in" fo:padding-right="0.075in" fo:padding-top="0in" fo:padding-bottom="0in" fo:border="none">
        <style:background-image/>
      </style:table-cell-properties>
    </style:style>
    <style:style style:name="Table183" style:family="table">
      <style:table-properties style:width="6.316in" style:rel-width="100%" fo:margin-left="-0.075in" fo:margin-top="0in" fo:margin-bottom="0in" table:align="left" style:writing-mode="page"/>
    </style:style>
    <style:style style:name="Table183.A" style:family="table-column">
      <style:table-column-properties style:column-width="4.4215in" style:rel-column-width="45874*"/>
    </style:style>
    <style:style style:name="Table183.B" style:family="table-column">
      <style:table-column-properties style:column-width="1.8944in" style:rel-column-width="19660*"/>
    </style:style>
    <style:style style:name="Table183.1" style:family="table-row">
      <style:table-row-properties style:min-row-height="0.25in" fo:keep-together="auto"/>
    </style:style>
    <style:style style:name="Table183.A1" style:family="table-cell">
      <style:table-cell-properties fo:padding-left="0.075in" fo:padding-right="0.075in" fo:padding-top="0in" fo:padding-bottom="0in" fo:border-left="none" fo:border-right="none" fo:border-top="0.5pt solid #8064a2" fo:border-bottom="none"/>
    </style:style>
    <style:style style:name="Table18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82" style:family="table">
      <style:table-properties style:width="6.316in" style:rel-width="100%" fo:margin-left="-0.075in" fo:margin-top="0in" fo:margin-bottom="0in" table:align="left" style:writing-mode="page"/>
    </style:style>
    <style:style style:name="Table182.A" style:family="table-column">
      <style:table-column-properties style:column-width="1.8944in" style:rel-column-width="19660*"/>
    </style:style>
    <style:style style:name="Table182.B" style:family="table-column">
      <style:table-column-properties style:column-width="4.4215in" style:rel-column-width="45874*"/>
    </style:style>
    <style:style style:name="Table182.1" style:family="table-row">
      <style:table-row-properties style:min-row-height="0.25in" fo:keep-together="auto"/>
    </style:style>
    <style:style style:name="Table18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82.B1" style:family="table-cell">
      <style:table-cell-properties fo:padding-left="0.075in" fo:padding-right="0.075in" fo:padding-top="0in" fo:padding-bottom="0in" fo:border-left="none" fo:border-right="none" fo:border-top="0.5pt solid #8064a2" fo:border-bottom="none"/>
    </style:style>
    <style:style style:name="Table185" style:family="table">
      <style:table-properties style:rel-width="100%" fo:margin-left="-0.075in" fo:margin-top="0in" fo:margin-bottom="0in" table:align="left" style:writing-mode="page"/>
    </style:style>
    <style:style style:name="Table185.A" style:family="table-column">
      <style:table-column-properties style:rel-column-width="55704*"/>
    </style:style>
    <style:style style:name="Table185.B" style:family="table-column">
      <style:table-column-properties style:rel-column-width="9830*"/>
    </style:style>
    <style:style style:name="Table185.1" style:family="table-row">
      <style:table-row-properties style:min-row-height="0.3299in" fo:keep-together="auto"/>
    </style:style>
    <style:style style:name="Table185.A1" style:family="table-cell">
      <style:table-cell-properties style:vertical-align="middle" fo:background-color="#00b0f0" fo:padding-left="0.075in" fo:padding-right="0.075in" fo:padding-top="0in" fo:padding-bottom="0in" fo:border="none">
        <style:background-image/>
      </style:table-cell-properties>
    </style:style>
    <style:style style:name="Table185.B1" style:family="table-cell">
      <style:table-cell-properties style:vertical-align="middle" fo:background-color="#000000" fo:padding-left="0.075in" fo:padding-right="0.075in" fo:padding-top="0in" fo:padding-bottom="0in" fo:border="none">
        <style:background-image/>
      </style:table-cell-properties>
    </style:style>
    <style:style style:name="Table184" style:family="table">
      <style:table-properties style:rel-width="100%" fo:margin-left="-0.075in" fo:margin-top="0in" fo:margin-bottom="0in" table:align="left" style:writing-mode="page"/>
    </style:style>
    <style:style style:name="Table184.A" style:family="table-column">
      <style:table-column-properties style:rel-column-width="9830*"/>
    </style:style>
    <style:style style:name="Table184.B" style:family="table-column">
      <style:table-column-properties style:rel-column-width="55704*"/>
    </style:style>
    <style:style style:name="Table184.1" style:family="table-row">
      <style:table-row-properties style:min-row-height="0.3299in" fo:keep-together="auto"/>
    </style:style>
    <style:style style:name="Table184.A1" style:family="table-cell">
      <style:table-cell-properties fo:background-color="#000000" fo:padding-left="0.075in" fo:padding-right="0.075in" fo:padding-top="0in" fo:padding-bottom="0in" fo:border="none">
        <style:background-image/>
      </style:table-cell-properties>
    </style:style>
    <style:style style:name="Table184.B1" style:family="table-cell">
      <style:table-cell-properties style:vertical-align="middle" fo:background-color="#00b0f0" fo:padding-left="0.075in" fo:padding-right="0.075in" fo:padding-top="0in" fo:padding-bottom="0in" fo:border="none">
        <style:background-image/>
      </style:table-cell-properties>
    </style:style>
    <style:style style:name="Table187" style:family="table">
      <style:table-properties style:rel-width="100%" fo:margin-left="-0.075in" fo:margin-top="0in" fo:margin-bottom="0in" table:align="left" style:writing-mode="page"/>
    </style:style>
    <style:style style:name="Table187.A" style:family="table-column">
      <style:table-column-properties style:rel-column-width="45874*"/>
    </style:style>
    <style:style style:name="Table187.B" style:family="table-column">
      <style:table-column-properties style:rel-column-width="19660*"/>
    </style:style>
    <style:style style:name="Table187.1" style:family="table-row">
      <style:table-row-properties style:min-row-height="0.25in" fo:keep-together="auto"/>
    </style:style>
    <style:style style:name="Table187.A1" style:family="table-cell">
      <style:table-cell-properties fo:padding-left="0.075in" fo:padding-right="0.075in" fo:padding-top="0in" fo:padding-bottom="0in" fo:border-left="none" fo:border-right="none" fo:border-top="0.5pt solid #8064a2" fo:border-bottom="none"/>
    </style:style>
    <style:style style:name="Table18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86" style:family="table">
      <style:table-properties style:rel-width="100%" fo:margin-left="-0.075in" fo:margin-top="0in" fo:margin-bottom="0in" table:align="left" style:writing-mode="page"/>
    </style:style>
    <style:style style:name="Table186.A" style:family="table-column">
      <style:table-column-properties style:rel-column-width="19660*"/>
    </style:style>
    <style:style style:name="Table186.B" style:family="table-column">
      <style:table-column-properties style:rel-column-width="45874*"/>
    </style:style>
    <style:style style:name="Table186.1" style:family="table-row">
      <style:table-row-properties style:min-row-height="0.25in" fo:keep-together="auto"/>
    </style:style>
    <style:style style:name="Table18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86.B1" style:family="table-cell">
      <style:table-cell-properties fo:padding-left="0.075in" fo:padding-right="0.075in" fo:padding-top="0in" fo:padding-bottom="0in" fo:border-left="none" fo:border-right="none" fo:border-top="0.5pt solid #8064a2" fo:border-bottom="none"/>
    </style:style>
    <style:style style:name="Table188" style:family="table">
      <style:table-properties style:width="6.316in" style:rel-width="100%" fo:margin-left="-0.075in" fo:margin-top="0in" fo:margin-bottom="0in" table:align="left" style:writing-mode="page"/>
    </style:style>
    <style:style style:name="Table188.A" style:family="table-column">
      <style:table-column-properties style:column-width="5.3688in" style:rel-column-width="55704*"/>
    </style:style>
    <style:style style:name="Table188.B" style:family="table-column">
      <style:table-column-properties style:column-width="0.9472in" style:rel-column-width="9830*"/>
    </style:style>
    <style:style style:name="Table188.1" style:family="table-row">
      <style:table-row-properties style:min-row-height="0.3299in" fo:keep-together="auto"/>
    </style:style>
    <style:style style:name="Table188.A1" style:family="table-cell">
      <style:table-cell-properties style:vertical-align="middle" fo:background-color="#00b0f0" fo:padding-left="0.075in" fo:padding-right="0.075in" fo:padding-top="0in" fo:padding-bottom="0in" fo:border="none">
        <style:background-image/>
      </style:table-cell-properties>
    </style:style>
    <style:style style:name="Table188.B1" style:family="table-cell">
      <style:table-cell-properties style:vertical-align="middle" fo:background-color="#000000" fo:padding-left="0.075in" fo:padding-right="0.075in" fo:padding-top="0in" fo:padding-bottom="0in" fo:border="none">
        <style:background-image/>
      </style:table-cell-properties>
    </style:style>
    <style:style style:name="Table189" style:family="table">
      <style:table-properties style:rel-width="100%" fo:margin-left="-0.075in" fo:margin-top="0in" fo:margin-bottom="0in" table:align="left" style:writing-mode="page"/>
    </style:style>
    <style:style style:name="Table189.A" style:family="table-column">
      <style:table-column-properties style:rel-column-width="9830*"/>
    </style:style>
    <style:style style:name="Table189.B" style:family="table-column">
      <style:table-column-properties style:rel-column-width="55704*"/>
    </style:style>
    <style:style style:name="Table189.1" style:family="table-row">
      <style:table-row-properties style:min-row-height="0.3299in" fo:keep-together="auto"/>
    </style:style>
    <style:style style:name="Table189.A1" style:family="table-cell">
      <style:table-cell-properties fo:background-color="#000000" fo:padding-left="0.075in" fo:padding-right="0.075in" fo:padding-top="0in" fo:padding-bottom="0in" fo:border="none">
        <style:background-image/>
      </style:table-cell-properties>
    </style:style>
    <style:style style:name="Table189.B1" style:family="table-cell">
      <style:table-cell-properties style:vertical-align="middle" fo:background-color="#00b0f0" fo:padding-left="0.075in" fo:padding-right="0.075in" fo:padding-top="0in" fo:padding-bottom="0in" fo:border="none">
        <style:background-image/>
      </style:table-cell-properties>
    </style:style>
    <style:style style:name="Table190" style:family="table">
      <style:table-properties style:width="6.316in" style:rel-width="100%" fo:margin-left="-0.075in" fo:margin-top="0in" fo:margin-bottom="0in" table:align="left" style:writing-mode="page"/>
    </style:style>
    <style:style style:name="Table190.A" style:family="table-column">
      <style:table-column-properties style:column-width="4.4215in" style:rel-column-width="45874*"/>
    </style:style>
    <style:style style:name="Table190.B" style:family="table-column">
      <style:table-column-properties style:column-width="1.8944in" style:rel-column-width="19660*"/>
    </style:style>
    <style:style style:name="Table190.1" style:family="table-row">
      <style:table-row-properties style:min-row-height="0.25in" fo:keep-together="auto"/>
    </style:style>
    <style:style style:name="Table190.A1" style:family="table-cell">
      <style:table-cell-properties fo:padding-left="0.075in" fo:padding-right="0.075in" fo:padding-top="0in" fo:padding-bottom="0in" fo:border-left="none" fo:border-right="none" fo:border-top="0.5pt solid #8064a2" fo:border-bottom="none"/>
    </style:style>
    <style:style style:name="Table19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91" style:family="table">
      <style:table-properties style:rel-width="100%" fo:margin-left="-0.075in" fo:margin-top="0in" fo:margin-bottom="0in" table:align="left" style:writing-mode="page"/>
    </style:style>
    <style:style style:name="Table191.A" style:family="table-column">
      <style:table-column-properties style:rel-column-width="19660*"/>
    </style:style>
    <style:style style:name="Table191.B" style:family="table-column">
      <style:table-column-properties style:rel-column-width="45874*"/>
    </style:style>
    <style:style style:name="Table191.1" style:family="table-row">
      <style:table-row-properties style:min-row-height="0.25in" fo:keep-together="auto"/>
    </style:style>
    <style:style style:name="Table19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91.B1" style:family="table-cell">
      <style:table-cell-properties fo:padding-left="0.075in" fo:padding-right="0.075in" fo:padding-top="0in" fo:padding-bottom="0in" fo:border-left="none" fo:border-right="none" fo:border-top="0.5pt solid #8064a2" fo:border-bottom="none"/>
    </style:style>
    <style:style style:name="Table195" style:family="table">
      <style:table-properties style:width="6.316in" style:rel-width="100%" fo:margin-left="-0.075in" fo:margin-top="0in" fo:margin-bottom="0in" table:align="left" style:writing-mode="page"/>
    </style:style>
    <style:style style:name="Table195.A" style:family="table-column">
      <style:table-column-properties style:column-width="5.3688in" style:rel-column-width="55704*"/>
    </style:style>
    <style:style style:name="Table195.B" style:family="table-column">
      <style:table-column-properties style:column-width="0.9472in" style:rel-column-width="9830*"/>
    </style:style>
    <style:style style:name="Table195.1" style:family="table-row">
      <style:table-row-properties style:min-row-height="0.3299in" fo:keep-together="auto"/>
    </style:style>
    <style:style style:name="Table195.A1" style:family="table-cell">
      <style:table-cell-properties style:vertical-align="middle" fo:background-color="#00b0f0" fo:padding-left="0.075in" fo:padding-right="0.075in" fo:padding-top="0in" fo:padding-bottom="0in" fo:border="none">
        <style:background-image/>
      </style:table-cell-properties>
    </style:style>
    <style:style style:name="Table195.B1" style:family="table-cell">
      <style:table-cell-properties style:vertical-align="middle" fo:background-color="#000000" fo:padding-left="0.075in" fo:padding-right="0.075in" fo:padding-top="0in" fo:padding-bottom="0in" fo:border="none">
        <style:background-image/>
      </style:table-cell-properties>
    </style:style>
    <style:style style:name="Table194" style:family="table">
      <style:table-properties style:width="6.316in" style:rel-width="100%" fo:margin-left="-0.075in" fo:margin-top="0in" fo:margin-bottom="0in" table:align="left" style:writing-mode="page"/>
    </style:style>
    <style:style style:name="Table194.A" style:family="table-column">
      <style:table-column-properties style:column-width="0.9472in" style:rel-column-width="9830*"/>
    </style:style>
    <style:style style:name="Table194.B" style:family="table-column">
      <style:table-column-properties style:column-width="5.3688in" style:rel-column-width="55704*"/>
    </style:style>
    <style:style style:name="Table194.1" style:family="table-row">
      <style:table-row-properties style:min-row-height="0.3299in" fo:keep-together="auto"/>
    </style:style>
    <style:style style:name="Table194.A1" style:family="table-cell">
      <style:table-cell-properties fo:background-color="#000000" fo:padding-left="0.075in" fo:padding-right="0.075in" fo:padding-top="0in" fo:padding-bottom="0in" fo:border="none">
        <style:background-image/>
      </style:table-cell-properties>
    </style:style>
    <style:style style:name="Table194.B1" style:family="table-cell">
      <style:table-cell-properties style:vertical-align="middle" fo:background-color="#00b0f0" fo:padding-left="0.075in" fo:padding-right="0.075in" fo:padding-top="0in" fo:padding-bottom="0in" fo:border="none">
        <style:background-image/>
      </style:table-cell-properties>
    </style:style>
    <style:style style:name="Table197" style:family="table">
      <style:table-properties style:width="6.316in" style:rel-width="100%" fo:margin-left="-0.075in" fo:margin-top="0in" fo:margin-bottom="0in" table:align="left" style:writing-mode="page"/>
    </style:style>
    <style:style style:name="Table197.A" style:family="table-column">
      <style:table-column-properties style:column-width="4.4215in" style:rel-column-width="45874*"/>
    </style:style>
    <style:style style:name="Table197.B" style:family="table-column">
      <style:table-column-properties style:column-width="1.8944in" style:rel-column-width="19660*"/>
    </style:style>
    <style:style style:name="Table197.1" style:family="table-row">
      <style:table-row-properties style:min-row-height="0.25in" fo:keep-together="auto"/>
    </style:style>
    <style:style style:name="Table197.A1" style:family="table-cell">
      <style:table-cell-properties fo:padding-left="0.075in" fo:padding-right="0.075in" fo:padding-top="0in" fo:padding-bottom="0in" fo:border-left="none" fo:border-right="none" fo:border-top="0.5pt solid #8064a2" fo:border-bottom="none"/>
    </style:style>
    <style:style style:name="Table197.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96" style:family="table">
      <style:table-properties style:width="6.316in" style:rel-width="100%" fo:margin-left="-0.075in" fo:margin-top="0in" fo:margin-bottom="0in" table:align="left" style:writing-mode="page"/>
    </style:style>
    <style:style style:name="Table196.A" style:family="table-column">
      <style:table-column-properties style:column-width="1.8944in" style:rel-column-width="19660*"/>
    </style:style>
    <style:style style:name="Table196.B" style:family="table-column">
      <style:table-column-properties style:column-width="4.4215in" style:rel-column-width="45874*"/>
    </style:style>
    <style:style style:name="Table196.1" style:family="table-row">
      <style:table-row-properties style:min-row-height="0.25in" fo:keep-together="auto"/>
    </style:style>
    <style:style style:name="Table19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196.B1" style:family="table-cell">
      <style:table-cell-properties fo:padding-left="0.075in" fo:padding-right="0.075in" fo:padding-top="0in" fo:padding-bottom="0in" fo:border-left="none" fo:border-right="none" fo:border-top="0.5pt solid #8064a2" fo:border-bottom="none"/>
    </style:style>
    <style:style style:name="Table199" style:family="table">
      <style:table-properties style:width="6.316in" style:rel-width="100%" fo:margin-left="-0.075in" fo:margin-top="0in" fo:margin-bottom="0in" table:align="left" style:writing-mode="page"/>
    </style:style>
    <style:style style:name="Table199.A" style:family="table-column">
      <style:table-column-properties style:column-width="5.3688in" style:rel-column-width="55704*"/>
    </style:style>
    <style:style style:name="Table199.B" style:family="table-column">
      <style:table-column-properties style:column-width="0.9472in" style:rel-column-width="9830*"/>
    </style:style>
    <style:style style:name="Table199.1" style:family="table-row">
      <style:table-row-properties style:min-row-height="0.3299in" fo:keep-together="auto"/>
    </style:style>
    <style:style style:name="Table199.A1" style:family="table-cell">
      <style:table-cell-properties style:vertical-align="middle" fo:background-color="#00b0f0" fo:padding-left="0.075in" fo:padding-right="0.075in" fo:padding-top="0in" fo:padding-bottom="0in" fo:border="none">
        <style:background-image/>
      </style:table-cell-properties>
    </style:style>
    <style:style style:name="Table199.B1" style:family="table-cell">
      <style:table-cell-properties style:vertical-align="middle" fo:background-color="#000000" fo:padding-left="0.075in" fo:padding-right="0.075in" fo:padding-top="0in" fo:padding-bottom="0in" fo:border="none">
        <style:background-image/>
      </style:table-cell-properties>
    </style:style>
    <style:style style:name="Table198" style:family="table">
      <style:table-properties style:width="6.316in" style:rel-width="100%" fo:margin-left="-0.075in" fo:margin-top="0in" fo:margin-bottom="0in" table:align="left" style:writing-mode="page"/>
    </style:style>
    <style:style style:name="Table198.A" style:family="table-column">
      <style:table-column-properties style:column-width="0.9472in" style:rel-column-width="9830*"/>
    </style:style>
    <style:style style:name="Table198.B" style:family="table-column">
      <style:table-column-properties style:column-width="5.3688in" style:rel-column-width="55704*"/>
    </style:style>
    <style:style style:name="Table198.1" style:family="table-row">
      <style:table-row-properties style:min-row-height="0.3299in" fo:keep-together="auto"/>
    </style:style>
    <style:style style:name="Table198.A1" style:family="table-cell">
      <style:table-cell-properties fo:background-color="#000000" fo:padding-left="0.075in" fo:padding-right="0.075in" fo:padding-top="0in" fo:padding-bottom="0in" fo:border="none">
        <style:background-image/>
      </style:table-cell-properties>
    </style:style>
    <style:style style:name="Table198.B1" style:family="table-cell">
      <style:table-cell-properties style:vertical-align="middle" fo:background-color="#00b0f0" fo:padding-left="0.075in" fo:padding-right="0.075in" fo:padding-top="0in" fo:padding-bottom="0in" fo:border="none">
        <style:background-image/>
      </style:table-cell-properties>
    </style:style>
    <style:style style:name="Table201" style:family="table">
      <style:table-properties style:width="6.316in" style:rel-width="100%" fo:margin-left="-0.075in" fo:margin-top="0in" fo:margin-bottom="0in" table:align="left" style:writing-mode="page"/>
    </style:style>
    <style:style style:name="Table201.A" style:family="table-column">
      <style:table-column-properties style:column-width="4.4215in" style:rel-column-width="45874*"/>
    </style:style>
    <style:style style:name="Table201.B" style:family="table-column">
      <style:table-column-properties style:column-width="1.8944in" style:rel-column-width="19660*"/>
    </style:style>
    <style:style style:name="Table201.1" style:family="table-row">
      <style:table-row-properties style:min-row-height="0.25in" fo:keep-together="auto"/>
    </style:style>
    <style:style style:name="Table201.A1" style:family="table-cell">
      <style:table-cell-properties fo:padding-left="0.075in" fo:padding-right="0.075in" fo:padding-top="0in" fo:padding-bottom="0in" fo:border-left="none" fo:border-right="none" fo:border-top="0.5pt solid #8064a2" fo:border-bottom="none"/>
    </style:style>
    <style:style style:name="Table201.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0" style:family="table">
      <style:table-properties style:width="6.316in" style:rel-width="100%" fo:margin-left="-0.075in" fo:margin-top="0in" fo:margin-bottom="0in" table:align="left" style:writing-mode="page"/>
    </style:style>
    <style:style style:name="Table200.A" style:family="table-column">
      <style:table-column-properties style:column-width="1.8944in" style:rel-column-width="19660*"/>
    </style:style>
    <style:style style:name="Table200.B" style:family="table-column">
      <style:table-column-properties style:column-width="4.4215in" style:rel-column-width="45874*"/>
    </style:style>
    <style:style style:name="Table200.1" style:family="table-row">
      <style:table-row-properties style:min-row-height="0.25in" fo:keep-together="auto"/>
    </style:style>
    <style:style style:name="Table200.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0.B1" style:family="table-cell">
      <style:table-cell-properties fo:padding-left="0.075in" fo:padding-right="0.075in" fo:padding-top="0in" fo:padding-bottom="0in" fo:border-left="none" fo:border-right="none" fo:border-top="0.5pt solid #8064a2" fo:border-bottom="none"/>
    </style:style>
    <style:style style:name="Table203" style:family="table">
      <style:table-properties style:rel-width="100%" fo:margin-left="-0.075in" fo:margin-top="0in" fo:margin-bottom="0in" table:align="left" style:writing-mode="page"/>
    </style:style>
    <style:style style:name="Table203.A" style:family="table-column">
      <style:table-column-properties style:rel-column-width="55704*"/>
    </style:style>
    <style:style style:name="Table203.B" style:family="table-column">
      <style:table-column-properties style:rel-column-width="9830*"/>
    </style:style>
    <style:style style:name="Table203.1" style:family="table-row">
      <style:table-row-properties style:min-row-height="0.3299in" fo:keep-together="auto"/>
    </style:style>
    <style:style style:name="Table203.A1" style:family="table-cell">
      <style:table-cell-properties style:vertical-align="middle" fo:background-color="#00b0f0" fo:padding-left="0.075in" fo:padding-right="0.075in" fo:padding-top="0in" fo:padding-bottom="0in" fo:border="none">
        <style:background-image/>
      </style:table-cell-properties>
    </style:style>
    <style:style style:name="Table203.B1" style:family="table-cell">
      <style:table-cell-properties style:vertical-align="middle" fo:background-color="#000000" fo:padding-left="0.075in" fo:padding-right="0.075in" fo:padding-top="0in" fo:padding-bottom="0in" fo:border="none">
        <style:background-image/>
      </style:table-cell-properties>
    </style:style>
    <style:style style:name="Table202" style:family="table">
      <style:table-properties style:rel-width="100%" fo:margin-left="-0.075in" fo:margin-top="0in" fo:margin-bottom="0in" table:align="left" style:writing-mode="page"/>
    </style:style>
    <style:style style:name="Table202.A" style:family="table-column">
      <style:table-column-properties style:rel-column-width="9830*"/>
    </style:style>
    <style:style style:name="Table202.B" style:family="table-column">
      <style:table-column-properties style:rel-column-width="55704*"/>
    </style:style>
    <style:style style:name="Table202.1" style:family="table-row">
      <style:table-row-properties style:min-row-height="0.3299in" fo:keep-together="auto"/>
    </style:style>
    <style:style style:name="Table202.A1" style:family="table-cell">
      <style:table-cell-properties fo:background-color="#000000" fo:padding-left="0.075in" fo:padding-right="0.075in" fo:padding-top="0in" fo:padding-bottom="0in" fo:border="none">
        <style:background-image/>
      </style:table-cell-properties>
    </style:style>
    <style:style style:name="Table202.B1" style:family="table-cell">
      <style:table-cell-properties style:vertical-align="middle" fo:background-color="#00b0f0" fo:padding-left="0.075in" fo:padding-right="0.075in" fo:padding-top="0in" fo:padding-bottom="0in" fo:border="none">
        <style:background-image/>
      </style:table-cell-properties>
    </style:style>
    <style:style style:name="Table205" style:family="table">
      <style:table-properties style:rel-width="100%" fo:margin-left="-0.075in" fo:margin-top="0in" fo:margin-bottom="0in" table:align="left" style:writing-mode="page"/>
    </style:style>
    <style:style style:name="Table205.A" style:family="table-column">
      <style:table-column-properties style:rel-column-width="45874*"/>
    </style:style>
    <style:style style:name="Table205.B" style:family="table-column">
      <style:table-column-properties style:rel-column-width="19660*"/>
    </style:style>
    <style:style style:name="Table205.1" style:family="table-row">
      <style:table-row-properties style:min-row-height="0.25in" fo:keep-together="auto"/>
    </style:style>
    <style:style style:name="Table205.A1" style:family="table-cell">
      <style:table-cell-properties fo:padding-left="0.075in" fo:padding-right="0.075in" fo:padding-top="0in" fo:padding-bottom="0in" fo:border-left="none" fo:border-right="none" fo:border-top="0.5pt solid #8064a2" fo:border-bottom="none"/>
    </style:style>
    <style:style style:name="Table205.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4" style:family="table">
      <style:table-properties style:rel-width="100%" fo:margin-left="-0.075in" fo:margin-top="0in" fo:margin-bottom="0in" table:align="left" style:writing-mode="page"/>
    </style:style>
    <style:style style:name="Table204.A" style:family="table-column">
      <style:table-column-properties style:rel-column-width="19660*"/>
    </style:style>
    <style:style style:name="Table204.B" style:family="table-column">
      <style:table-column-properties style:rel-column-width="45874*"/>
    </style:style>
    <style:style style:name="Table204.1" style:family="table-row">
      <style:table-row-properties style:min-row-height="0.25in" fo:keep-together="auto"/>
    </style:style>
    <style:style style:name="Table20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4.B1" style:family="table-cell">
      <style:table-cell-properties fo:padding-left="0.075in" fo:padding-right="0.075in" fo:padding-top="0in" fo:padding-bottom="0in" fo:border-left="none" fo:border-right="none" fo:border-top="0.5pt solid #8064a2" fo:border-bottom="none"/>
    </style:style>
    <style:style style:name="Table206" style:family="table">
      <style:table-properties style:width="6.316in" style:rel-width="100%" fo:margin-left="-0.075in" fo:margin-top="0in" fo:margin-bottom="0in" table:align="left" style:writing-mode="page"/>
    </style:style>
    <style:style style:name="Table206.A" style:family="table-column">
      <style:table-column-properties style:column-width="5.3688in" style:rel-column-width="55704*"/>
    </style:style>
    <style:style style:name="Table206.B" style:family="table-column">
      <style:table-column-properties style:column-width="0.9472in" style:rel-column-width="9830*"/>
    </style:style>
    <style:style style:name="Table206.1" style:family="table-row">
      <style:table-row-properties style:min-row-height="0.3299in" fo:keep-together="auto"/>
    </style:style>
    <style:style style:name="Table206.A1" style:family="table-cell">
      <style:table-cell-properties style:vertical-align="middle" fo:background-color="#00b0f0" fo:padding-left="0.075in" fo:padding-right="0.075in" fo:padding-top="0in" fo:padding-bottom="0in" fo:border="none">
        <style:background-image/>
      </style:table-cell-properties>
    </style:style>
    <style:style style:name="Table206.B1" style:family="table-cell">
      <style:table-cell-properties style:vertical-align="middle" fo:background-color="#000000" fo:padding-left="0.075in" fo:padding-right="0.075in" fo:padding-top="0in" fo:padding-bottom="0in" fo:border="none">
        <style:background-image/>
      </style:table-cell-properties>
    </style:style>
    <style:style style:name="Table207" style:family="table">
      <style:table-properties style:rel-width="100%" fo:margin-left="-0.075in" fo:margin-top="0in" fo:margin-bottom="0in" table:align="left" style:writing-mode="page"/>
    </style:style>
    <style:style style:name="Table207.A" style:family="table-column">
      <style:table-column-properties style:rel-column-width="9830*"/>
    </style:style>
    <style:style style:name="Table207.B" style:family="table-column">
      <style:table-column-properties style:rel-column-width="55704*"/>
    </style:style>
    <style:style style:name="Table207.1" style:family="table-row">
      <style:table-row-properties style:min-row-height="0.3299in" fo:keep-together="auto"/>
    </style:style>
    <style:style style:name="Table207.A1" style:family="table-cell">
      <style:table-cell-properties fo:background-color="#000000" fo:padding-left="0.075in" fo:padding-right="0.075in" fo:padding-top="0in" fo:padding-bottom="0in" fo:border="none">
        <style:background-image/>
      </style:table-cell-properties>
    </style:style>
    <style:style style:name="Table207.B1" style:family="table-cell">
      <style:table-cell-properties style:vertical-align="middle" fo:background-color="#00b0f0" fo:padding-left="0.075in" fo:padding-right="0.075in" fo:padding-top="0in" fo:padding-bottom="0in" fo:border="none">
        <style:background-image/>
      </style:table-cell-properties>
    </style:style>
    <style:style style:name="Table208" style:family="table">
      <style:table-properties style:width="6.316in" style:rel-width="100%" fo:margin-left="-0.075in" fo:margin-top="0in" fo:margin-bottom="0in" table:align="left" style:writing-mode="page"/>
    </style:style>
    <style:style style:name="Table208.A" style:family="table-column">
      <style:table-column-properties style:column-width="4.4215in" style:rel-column-width="45874*"/>
    </style:style>
    <style:style style:name="Table208.B" style:family="table-column">
      <style:table-column-properties style:column-width="1.8944in" style:rel-column-width="19660*"/>
    </style:style>
    <style:style style:name="Table208.1" style:family="table-row">
      <style:table-row-properties style:min-row-height="0.25in" fo:keep-together="auto"/>
    </style:style>
    <style:style style:name="Table208.A1" style:family="table-cell">
      <style:table-cell-properties fo:padding-left="0.075in" fo:padding-right="0.075in" fo:padding-top="0in" fo:padding-bottom="0in" fo:border-left="none" fo:border-right="none" fo:border-top="0.5pt solid #8064a2" fo:border-bottom="none"/>
    </style:style>
    <style:style style:name="Table208.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9" style:family="table">
      <style:table-properties style:rel-width="100%" fo:margin-left="-0.075in" fo:margin-top="0in" fo:margin-bottom="0in" table:align="left" style:writing-mode="page"/>
    </style:style>
    <style:style style:name="Table209.A" style:family="table-column">
      <style:table-column-properties style:rel-column-width="19660*"/>
    </style:style>
    <style:style style:name="Table209.B" style:family="table-column">
      <style:table-column-properties style:rel-column-width="45874*"/>
    </style:style>
    <style:style style:name="Table209.1" style:family="table-row">
      <style:table-row-properties style:min-row-height="0.25in" fo:keep-together="auto"/>
    </style:style>
    <style:style style:name="Table20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09.B1" style:family="table-cell">
      <style:table-cell-properties fo:padding-left="0.075in" fo:padding-right="0.075in" fo:padding-top="0in" fo:padding-bottom="0in" fo:border-left="none" fo:border-right="none" fo:border-top="0.5pt solid #8064a2" fo:border-bottom="none"/>
    </style:style>
    <style:style style:name="Table212" style:family="table">
      <style:table-properties style:width="6.316in" style:rel-width="100%" fo:margin-left="-0.075in" fo:margin-top="0in" fo:margin-bottom="0in" table:align="left" style:writing-mode="page"/>
    </style:style>
    <style:style style:name="Table212.A" style:family="table-column">
      <style:table-column-properties style:column-width="5.3688in" style:rel-column-width="55704*"/>
    </style:style>
    <style:style style:name="Table212.B" style:family="table-column">
      <style:table-column-properties style:column-width="0.9472in" style:rel-column-width="9830*"/>
    </style:style>
    <style:style style:name="Table212.1" style:family="table-row">
      <style:table-row-properties style:min-row-height="0.3299in" fo:keep-together="auto"/>
    </style:style>
    <style:style style:name="Table212.A1" style:family="table-cell">
      <style:table-cell-properties style:vertical-align="middle" fo:background-color="#00b0f0" fo:padding-left="0.075in" fo:padding-right="0.075in" fo:padding-top="0in" fo:padding-bottom="0in" fo:border="none">
        <style:background-image/>
      </style:table-cell-properties>
    </style:style>
    <style:style style:name="Table212.B1" style:family="table-cell">
      <style:table-cell-properties style:vertical-align="middle" fo:background-color="#000000" fo:padding-left="0.075in" fo:padding-right="0.075in" fo:padding-top="0in" fo:padding-bottom="0in" fo:border="none">
        <style:background-image/>
      </style:table-cell-properties>
    </style:style>
    <style:style style:name="Table211" style:family="table">
      <style:table-properties style:width="6.316in" style:rel-width="100%" fo:margin-left="-0.075in" fo:margin-top="0in" fo:margin-bottom="0in" table:align="left" style:writing-mode="page"/>
    </style:style>
    <style:style style:name="Table211.A" style:family="table-column">
      <style:table-column-properties style:column-width="0.9472in" style:rel-column-width="9830*"/>
    </style:style>
    <style:style style:name="Table211.B" style:family="table-column">
      <style:table-column-properties style:column-width="5.3688in" style:rel-column-width="55704*"/>
    </style:style>
    <style:style style:name="Table211.1" style:family="table-row">
      <style:table-row-properties style:min-row-height="0.3299in" fo:keep-together="auto"/>
    </style:style>
    <style:style style:name="Table211.A1" style:family="table-cell">
      <style:table-cell-properties fo:background-color="#000000" fo:padding-left="0.075in" fo:padding-right="0.075in" fo:padding-top="0in" fo:padding-bottom="0in" fo:border="none">
        <style:background-image/>
      </style:table-cell-properties>
    </style:style>
    <style:style style:name="Table211.B1" style:family="table-cell">
      <style:table-cell-properties style:vertical-align="middle" fo:background-color="#00b0f0" fo:padding-left="0.075in" fo:padding-right="0.075in" fo:padding-top="0in" fo:padding-bottom="0in" fo:border="none">
        <style:background-image/>
      </style:table-cell-properties>
    </style:style>
    <style:style style:name="Table214" style:family="table">
      <style:table-properties style:width="6.316in" style:rel-width="100%" fo:margin-left="-0.075in" fo:margin-top="0in" fo:margin-bottom="0in" table:align="left" style:writing-mode="page"/>
    </style:style>
    <style:style style:name="Table214.A" style:family="table-column">
      <style:table-column-properties style:column-width="4.4215in" style:rel-column-width="45874*"/>
    </style:style>
    <style:style style:name="Table214.B" style:family="table-column">
      <style:table-column-properties style:column-width="1.8944in" style:rel-column-width="19660*"/>
    </style:style>
    <style:style style:name="Table214.1" style:family="table-row">
      <style:table-row-properties style:min-row-height="0.25in" fo:keep-together="auto"/>
    </style:style>
    <style:style style:name="Table214.A1" style:family="table-cell">
      <style:table-cell-properties fo:padding-left="0.075in" fo:padding-right="0.075in" fo:padding-top="0in" fo:padding-bottom="0in" fo:border-left="none" fo:border-right="none" fo:border-top="0.5pt solid #8064a2" fo:border-bottom="none"/>
    </style:style>
    <style:style style:name="Table214.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13" style:family="table">
      <style:table-properties style:width="6.316in" style:rel-width="100%" fo:margin-left="-0.075in" fo:margin-top="0in" fo:margin-bottom="0in" table:align="left" style:writing-mode="page"/>
    </style:style>
    <style:style style:name="Table213.A" style:family="table-column">
      <style:table-column-properties style:column-width="1.8944in" style:rel-column-width="19660*"/>
    </style:style>
    <style:style style:name="Table213.B" style:family="table-column">
      <style:table-column-properties style:column-width="4.4215in" style:rel-column-width="45874*"/>
    </style:style>
    <style:style style:name="Table213.1" style:family="table-row">
      <style:table-row-properties style:min-row-height="0.25in" fo:keep-together="auto"/>
    </style:style>
    <style:style style:name="Table213.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13.B1" style:family="table-cell">
      <style:table-cell-properties fo:padding-left="0.075in" fo:padding-right="0.075in" fo:padding-top="0in" fo:padding-bottom="0in" fo:border-left="none" fo:border-right="none" fo:border-top="0.5pt solid #8064a2" fo:border-bottom="none"/>
    </style:style>
    <style:style style:name="Table217" style:family="table">
      <style:table-properties style:width="6.316in" style:rel-width="100%" fo:margin-left="-0.075in" fo:margin-top="0in" fo:margin-bottom="0in" table:align="left" style:writing-mode="page"/>
    </style:style>
    <style:style style:name="Table217.A" style:family="table-column">
      <style:table-column-properties style:column-width="5.3688in" style:rel-column-width="55704*"/>
    </style:style>
    <style:style style:name="Table217.B" style:family="table-column">
      <style:table-column-properties style:column-width="0.9472in" style:rel-column-width="9830*"/>
    </style:style>
    <style:style style:name="Table217.1" style:family="table-row">
      <style:table-row-properties style:min-row-height="0.3299in" fo:keep-together="auto"/>
    </style:style>
    <style:style style:name="Table217.A1" style:family="table-cell">
      <style:table-cell-properties style:vertical-align="middle" fo:background-color="#00b0f0" fo:padding-left="0.075in" fo:padding-right="0.075in" fo:padding-top="0in" fo:padding-bottom="0in" fo:border="none">
        <style:background-image/>
      </style:table-cell-properties>
    </style:style>
    <style:style style:name="Table217.B1" style:family="table-cell">
      <style:table-cell-properties style:vertical-align="middle" fo:background-color="#000000" fo:padding-left="0.075in" fo:padding-right="0.075in" fo:padding-top="0in" fo:padding-bottom="0in" fo:border="none">
        <style:background-image/>
      </style:table-cell-properties>
    </style:style>
    <style:style style:name="Table216" style:family="table">
      <style:table-properties style:width="6.316in" style:rel-width="100%" fo:margin-left="-0.075in" fo:margin-top="0in" fo:margin-bottom="0in" table:align="left" style:writing-mode="page"/>
    </style:style>
    <style:style style:name="Table216.A" style:family="table-column">
      <style:table-column-properties style:column-width="0.9472in" style:rel-column-width="9830*"/>
    </style:style>
    <style:style style:name="Table216.B" style:family="table-column">
      <style:table-column-properties style:column-width="5.3688in" style:rel-column-width="55704*"/>
    </style:style>
    <style:style style:name="Table216.1" style:family="table-row">
      <style:table-row-properties style:min-row-height="0.3299in" fo:keep-together="auto"/>
    </style:style>
    <style:style style:name="Table216.A1" style:family="table-cell">
      <style:table-cell-properties fo:background-color="#000000" fo:padding-left="0.075in" fo:padding-right="0.075in" fo:padding-top="0in" fo:padding-bottom="0in" fo:border="none">
        <style:background-image/>
      </style:table-cell-properties>
    </style:style>
    <style:style style:name="Table216.B1" style:family="table-cell">
      <style:table-cell-properties style:vertical-align="middle" fo:background-color="#00b0f0" fo:padding-left="0.075in" fo:padding-right="0.075in" fo:padding-top="0in" fo:padding-bottom="0in" fo:border="none">
        <style:background-image/>
      </style:table-cell-properties>
    </style:style>
    <style:style style:name="Table219" style:family="table">
      <style:table-properties style:width="6.316in" style:rel-width="100%" fo:margin-left="-0.075in" fo:margin-top="0in" fo:margin-bottom="0in" table:align="left" style:writing-mode="page"/>
    </style:style>
    <style:style style:name="Table219.A" style:family="table-column">
      <style:table-column-properties style:column-width="4.4215in" style:rel-column-width="45874*"/>
    </style:style>
    <style:style style:name="Table219.B" style:family="table-column">
      <style:table-column-properties style:column-width="1.8944in" style:rel-column-width="19660*"/>
    </style:style>
    <style:style style:name="Table219.1" style:family="table-row">
      <style:table-row-properties style:min-row-height="0.25in" fo:keep-together="auto"/>
    </style:style>
    <style:style style:name="Table219.A1" style:family="table-cell">
      <style:table-cell-properties fo:padding-left="0.075in" fo:padding-right="0.075in" fo:padding-top="0in" fo:padding-bottom="0in" fo:border-left="none" fo:border-right="none" fo:border-top="0.5pt solid #8064a2" fo:border-bottom="none"/>
    </style:style>
    <style:style style:name="Table219.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18" style:family="table">
      <style:table-properties style:width="6.316in" style:rel-width="100%" fo:margin-left="-0.075in" fo:margin-top="0in" fo:margin-bottom="0in" table:align="left" style:writing-mode="page"/>
    </style:style>
    <style:style style:name="Table218.A" style:family="table-column">
      <style:table-column-properties style:column-width="1.8944in" style:rel-column-width="19660*"/>
    </style:style>
    <style:style style:name="Table218.B" style:family="table-column">
      <style:table-column-properties style:column-width="4.4215in" style:rel-column-width="45874*"/>
    </style:style>
    <style:style style:name="Table218.1" style:family="table-row">
      <style:table-row-properties style:min-row-height="0.25in" fo:keep-together="auto"/>
    </style:style>
    <style:style style:name="Table218.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18.B1" style:family="table-cell">
      <style:table-cell-properties fo:padding-left="0.075in" fo:padding-right="0.075in" fo:padding-top="0in" fo:padding-bottom="0in" fo:border-left="none" fo:border-right="none" fo:border-top="0.5pt solid #8064a2" fo:border-bottom="none"/>
    </style:style>
    <style:style style:name="Table221" style:family="table">
      <style:table-properties style:rel-width="100%" fo:margin-left="-0.075in" fo:margin-top="0in" fo:margin-bottom="0in" table:align="left" style:writing-mode="page"/>
    </style:style>
    <style:style style:name="Table221.A" style:family="table-column">
      <style:table-column-properties style:rel-column-width="55704*"/>
    </style:style>
    <style:style style:name="Table221.B" style:family="table-column">
      <style:table-column-properties style:rel-column-width="9830*"/>
    </style:style>
    <style:style style:name="Table221.1" style:family="table-row">
      <style:table-row-properties style:min-row-height="0.3299in" fo:keep-together="auto"/>
    </style:style>
    <style:style style:name="Table221.A1" style:family="table-cell">
      <style:table-cell-properties style:vertical-align="middle" fo:background-color="#00b0f0" fo:padding-left="0.075in" fo:padding-right="0.075in" fo:padding-top="0in" fo:padding-bottom="0in" fo:border="none">
        <style:background-image/>
      </style:table-cell-properties>
    </style:style>
    <style:style style:name="Table221.B1" style:family="table-cell">
      <style:table-cell-properties style:vertical-align="middle" fo:background-color="#000000" fo:padding-left="0.075in" fo:padding-right="0.075in" fo:padding-top="0in" fo:padding-bottom="0in" fo:border="none">
        <style:background-image/>
      </style:table-cell-properties>
    </style:style>
    <style:style style:name="Table220" style:family="table">
      <style:table-properties style:rel-width="100%" fo:margin-left="-0.075in" fo:margin-top="0in" fo:margin-bottom="0in" table:align="left" style:writing-mode="page"/>
    </style:style>
    <style:style style:name="Table220.A" style:family="table-column">
      <style:table-column-properties style:rel-column-width="9830*"/>
    </style:style>
    <style:style style:name="Table220.B" style:family="table-column">
      <style:table-column-properties style:rel-column-width="55704*"/>
    </style:style>
    <style:style style:name="Table220.1" style:family="table-row">
      <style:table-row-properties style:min-row-height="0.3299in" fo:keep-together="auto"/>
    </style:style>
    <style:style style:name="Table220.A1" style:family="table-cell">
      <style:table-cell-properties fo:background-color="#000000" fo:padding-left="0.075in" fo:padding-right="0.075in" fo:padding-top="0in" fo:padding-bottom="0in" fo:border="none">
        <style:background-image/>
      </style:table-cell-properties>
    </style:style>
    <style:style style:name="Table220.B1" style:family="table-cell">
      <style:table-cell-properties style:vertical-align="middle" fo:background-color="#00b0f0" fo:padding-left="0.075in" fo:padding-right="0.075in" fo:padding-top="0in" fo:padding-bottom="0in" fo:border="none">
        <style:background-image/>
      </style:table-cell-properties>
    </style:style>
    <style:style style:name="Table223" style:family="table">
      <style:table-properties style:rel-width="100%" fo:margin-left="-0.075in" fo:margin-top="0in" fo:margin-bottom="0in" table:align="left" style:writing-mode="page"/>
    </style:style>
    <style:style style:name="Table223.A" style:family="table-column">
      <style:table-column-properties style:rel-column-width="45874*"/>
    </style:style>
    <style:style style:name="Table223.B" style:family="table-column">
      <style:table-column-properties style:rel-column-width="19660*"/>
    </style:style>
    <style:style style:name="Table223.1" style:family="table-row">
      <style:table-row-properties style:min-row-height="0.25in" fo:keep-together="auto"/>
    </style:style>
    <style:style style:name="Table223.A1" style:family="table-cell">
      <style:table-cell-properties fo:padding-left="0.075in" fo:padding-right="0.075in" fo:padding-top="0in" fo:padding-bottom="0in" fo:border-left="none" fo:border-right="none" fo:border-top="0.5pt solid #8064a2" fo:border-bottom="none"/>
    </style:style>
    <style:style style:name="Table22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22" style:family="table">
      <style:table-properties style:rel-width="100%" fo:margin-left="-0.075in" fo:margin-top="0in" fo:margin-bottom="0in" table:align="left" style:writing-mode="page"/>
    </style:style>
    <style:style style:name="Table222.A" style:family="table-column">
      <style:table-column-properties style:rel-column-width="19660*"/>
    </style:style>
    <style:style style:name="Table222.B" style:family="table-column">
      <style:table-column-properties style:rel-column-width="45874*"/>
    </style:style>
    <style:style style:name="Table222.1" style:family="table-row">
      <style:table-row-properties style:min-row-height="0.25in" fo:keep-together="auto"/>
    </style:style>
    <style:style style:name="Table222.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22.B1" style:family="table-cell">
      <style:table-cell-properties fo:padding-left="0.075in" fo:padding-right="0.075in" fo:padding-top="0in" fo:padding-bottom="0in" fo:border-left="none" fo:border-right="none" fo:border-top="0.5pt solid #8064a2" fo:border-bottom="none"/>
    </style:style>
    <style:style style:name="Table224" style:family="table">
      <style:table-properties style:width="6.316in" style:rel-width="100%" fo:margin-left="-0.075in" fo:margin-top="0in" fo:margin-bottom="0in" table:align="left" style:writing-mode="page"/>
    </style:style>
    <style:style style:name="Table224.A" style:family="table-column">
      <style:table-column-properties style:column-width="5.3688in" style:rel-column-width="55704*"/>
    </style:style>
    <style:style style:name="Table224.B" style:family="table-column">
      <style:table-column-properties style:column-width="0.9472in" style:rel-column-width="9830*"/>
    </style:style>
    <style:style style:name="Table224.1" style:family="table-row">
      <style:table-row-properties style:min-row-height="0.3299in" fo:keep-together="auto"/>
    </style:style>
    <style:style style:name="Table224.A1" style:family="table-cell">
      <style:table-cell-properties style:vertical-align="middle" fo:background-color="#00b0f0" fo:padding-left="0.075in" fo:padding-right="0.075in" fo:padding-top="0in" fo:padding-bottom="0in" fo:border="none">
        <style:background-image/>
      </style:table-cell-properties>
    </style:style>
    <style:style style:name="Table224.B1" style:family="table-cell">
      <style:table-cell-properties style:vertical-align="middle" fo:background-color="#000000" fo:padding-left="0.075in" fo:padding-right="0.075in" fo:padding-top="0in" fo:padding-bottom="0in" fo:border="none">
        <style:background-image/>
      </style:table-cell-properties>
    </style:style>
    <style:style style:name="Table225" style:family="table">
      <style:table-properties style:rel-width="100%" fo:margin-left="-0.075in" fo:margin-top="0in" fo:margin-bottom="0in" table:align="left" style:writing-mode="page"/>
    </style:style>
    <style:style style:name="Table225.A" style:family="table-column">
      <style:table-column-properties style:rel-column-width="9830*"/>
    </style:style>
    <style:style style:name="Table225.B" style:family="table-column">
      <style:table-column-properties style:rel-column-width="55704*"/>
    </style:style>
    <style:style style:name="Table225.1" style:family="table-row">
      <style:table-row-properties style:min-row-height="0.3299in" fo:keep-together="auto"/>
    </style:style>
    <style:style style:name="Table225.A1" style:family="table-cell">
      <style:table-cell-properties fo:background-color="#000000" fo:padding-left="0.075in" fo:padding-right="0.075in" fo:padding-top="0in" fo:padding-bottom="0in" fo:border="none">
        <style:background-image/>
      </style:table-cell-properties>
    </style:style>
    <style:style style:name="Table225.B1" style:family="table-cell">
      <style:table-cell-properties style:vertical-align="middle" fo:background-color="#00b0f0" fo:padding-left="0.075in" fo:padding-right="0.075in" fo:padding-top="0in" fo:padding-bottom="0in" fo:border="none">
        <style:background-image/>
      </style:table-cell-properties>
    </style:style>
    <style:style style:name="Table226" style:family="table">
      <style:table-properties style:width="6.316in" style:rel-width="100%" fo:margin-left="-0.075in" fo:margin-top="0in" fo:margin-bottom="0in" table:align="left" style:writing-mode="page"/>
    </style:style>
    <style:style style:name="Table226.A" style:family="table-column">
      <style:table-column-properties style:column-width="4.4215in" style:rel-column-width="45874*"/>
    </style:style>
    <style:style style:name="Table226.B" style:family="table-column">
      <style:table-column-properties style:column-width="1.8944in" style:rel-column-width="19660*"/>
    </style:style>
    <style:style style:name="Table226.1" style:family="table-row">
      <style:table-row-properties style:min-row-height="0.25in" fo:keep-together="auto"/>
    </style:style>
    <style:style style:name="Table226.A1" style:family="table-cell">
      <style:table-cell-properties fo:padding-left="0.075in" fo:padding-right="0.075in" fo:padding-top="0in" fo:padding-bottom="0in" fo:border-left="none" fo:border-right="none" fo:border-top="0.5pt solid #8064a2" fo:border-bottom="none"/>
    </style:style>
    <style:style style:name="Table22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27" style:family="table">
      <style:table-properties style:rel-width="100%" fo:margin-left="-0.075in" fo:margin-top="0in" fo:margin-bottom="0in" table:align="left" style:writing-mode="page"/>
    </style:style>
    <style:style style:name="Table227.A" style:family="table-column">
      <style:table-column-properties style:rel-column-width="19660*"/>
    </style:style>
    <style:style style:name="Table227.B" style:family="table-column">
      <style:table-column-properties style:rel-column-width="45874*"/>
    </style:style>
    <style:style style:name="Table227.1" style:family="table-row">
      <style:table-row-properties style:min-row-height="0.25in" fo:keep-together="auto"/>
    </style:style>
    <style:style style:name="Table227.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27.B1" style:family="table-cell">
      <style:table-cell-properties fo:padding-left="0.075in" fo:padding-right="0.075in" fo:padding-top="0in" fo:padding-bottom="0in" fo:border-left="none" fo:border-right="none" fo:border-top="0.5pt solid #8064a2" fo:border-bottom="none"/>
    </style:style>
    <style:style style:name="Table230" style:family="table">
      <style:table-properties style:width="6.316in" style:rel-width="100%" fo:margin-left="-0.075in" fo:margin-top="0in" fo:margin-bottom="0in" table:align="left" style:writing-mode="page"/>
    </style:style>
    <style:style style:name="Table230.A" style:family="table-column">
      <style:table-column-properties style:column-width="5.3688in" style:rel-column-width="55704*"/>
    </style:style>
    <style:style style:name="Table230.B" style:family="table-column">
      <style:table-column-properties style:column-width="0.9472in" style:rel-column-width="9830*"/>
    </style:style>
    <style:style style:name="Table230.1" style:family="table-row">
      <style:table-row-properties style:min-row-height="0.3299in" fo:keep-together="auto"/>
    </style:style>
    <style:style style:name="Table230.A1" style:family="table-cell">
      <style:table-cell-properties style:vertical-align="middle" fo:background-color="#00b0f0" fo:padding-left="0.075in" fo:padding-right="0.075in" fo:padding-top="0in" fo:padding-bottom="0in" fo:border="none">
        <style:background-image/>
      </style:table-cell-properties>
    </style:style>
    <style:style style:name="Table230.B1" style:family="table-cell">
      <style:table-cell-properties style:vertical-align="middle" fo:background-color="#000000" fo:padding-left="0.075in" fo:padding-right="0.075in" fo:padding-top="0in" fo:padding-bottom="0in" fo:border="none">
        <style:background-image/>
      </style:table-cell-properties>
    </style:style>
    <style:style style:name="Table229" style:family="table">
      <style:table-properties style:width="6.316in" style:rel-width="100%" fo:margin-left="-0.075in" fo:margin-top="0in" fo:margin-bottom="0in" table:align="left" style:writing-mode="page"/>
    </style:style>
    <style:style style:name="Table229.A" style:family="table-column">
      <style:table-column-properties style:column-width="0.9472in" style:rel-column-width="9830*"/>
    </style:style>
    <style:style style:name="Table229.B" style:family="table-column">
      <style:table-column-properties style:column-width="5.3688in" style:rel-column-width="55704*"/>
    </style:style>
    <style:style style:name="Table229.1" style:family="table-row">
      <style:table-row-properties style:min-row-height="0.3299in" fo:keep-together="auto"/>
    </style:style>
    <style:style style:name="Table229.A1" style:family="table-cell">
      <style:table-cell-properties fo:background-color="#000000" fo:padding-left="0.075in" fo:padding-right="0.075in" fo:padding-top="0in" fo:padding-bottom="0in" fo:border="none">
        <style:background-image/>
      </style:table-cell-properties>
    </style:style>
    <style:style style:name="Table229.B1" style:family="table-cell">
      <style:table-cell-properties style:vertical-align="middle" fo:background-color="#00b0f0" fo:padding-left="0.075in" fo:padding-right="0.075in" fo:padding-top="0in" fo:padding-bottom="0in" fo:border="none">
        <style:background-image/>
      </style:table-cell-properties>
    </style:style>
    <style:style style:name="Table232" style:family="table">
      <style:table-properties style:width="6.316in" style:rel-width="100%" fo:margin-left="-0.075in" fo:margin-top="0in" fo:margin-bottom="0in" table:align="left" style:writing-mode="page"/>
    </style:style>
    <style:style style:name="Table232.A" style:family="table-column">
      <style:table-column-properties style:column-width="4.4215in" style:rel-column-width="45874*"/>
    </style:style>
    <style:style style:name="Table232.B" style:family="table-column">
      <style:table-column-properties style:column-width="1.8944in" style:rel-column-width="19660*"/>
    </style:style>
    <style:style style:name="Table232.1" style:family="table-row">
      <style:table-row-properties style:min-row-height="0.25in" fo:keep-together="auto"/>
    </style:style>
    <style:style style:name="Table232.A1" style:family="table-cell">
      <style:table-cell-properties fo:padding-left="0.075in" fo:padding-right="0.075in" fo:padding-top="0in" fo:padding-bottom="0in" fo:border-left="none" fo:border-right="none" fo:border-top="0.5pt solid #8064a2" fo:border-bottom="none"/>
    </style:style>
    <style:style style:name="Table23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1" style:family="table">
      <style:table-properties style:width="6.316in" style:rel-width="100%" fo:margin-left="-0.075in" fo:margin-top="0in" fo:margin-bottom="0in" table:align="left" style:writing-mode="page"/>
    </style:style>
    <style:style style:name="Table231.A" style:family="table-column">
      <style:table-column-properties style:column-width="1.8944in" style:rel-column-width="19660*"/>
    </style:style>
    <style:style style:name="Table231.B" style:family="table-column">
      <style:table-column-properties style:column-width="4.4215in" style:rel-column-width="45874*"/>
    </style:style>
    <style:style style:name="Table231.1" style:family="table-row">
      <style:table-row-properties style:min-row-height="0.25in" fo:keep-together="auto"/>
    </style:style>
    <style:style style:name="Table23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1.B1" style:family="table-cell">
      <style:table-cell-properties fo:padding-left="0.075in" fo:padding-right="0.075in" fo:padding-top="0in" fo:padding-bottom="0in" fo:border-left="none" fo:border-right="none" fo:border-top="0.5pt solid #8064a2" fo:border-bottom="none"/>
    </style:style>
    <style:style style:name="Table234" style:family="table">
      <style:table-properties style:rel-width="100%" fo:margin-left="-0.075in" fo:margin-top="0in" fo:margin-bottom="0in" table:align="left" style:writing-mode="page"/>
    </style:style>
    <style:style style:name="Table234.A" style:family="table-column">
      <style:table-column-properties style:rel-column-width="55704*"/>
    </style:style>
    <style:style style:name="Table234.B" style:family="table-column">
      <style:table-column-properties style:rel-column-width="9830*"/>
    </style:style>
    <style:style style:name="Table234.1" style:family="table-row">
      <style:table-row-properties style:min-row-height="0.3299in" fo:keep-together="auto"/>
    </style:style>
    <style:style style:name="Table234.A1" style:family="table-cell">
      <style:table-cell-properties style:vertical-align="middle" fo:background-color="#00b0f0" fo:padding-left="0.075in" fo:padding-right="0.075in" fo:padding-top="0in" fo:padding-bottom="0in" fo:border="none">
        <style:background-image/>
      </style:table-cell-properties>
    </style:style>
    <style:style style:name="Table234.B1" style:family="table-cell">
      <style:table-cell-properties style:vertical-align="middle" fo:background-color="#000000" fo:padding-left="0.075in" fo:padding-right="0.075in" fo:padding-top="0in" fo:padding-bottom="0in" fo:border="none">
        <style:background-image/>
      </style:table-cell-properties>
    </style:style>
    <style:style style:name="Table233" style:family="table">
      <style:table-properties style:rel-width="100%" fo:margin-left="-0.075in" fo:margin-top="0in" fo:margin-bottom="0in" table:align="left" style:writing-mode="page"/>
    </style:style>
    <style:style style:name="Table233.A" style:family="table-column">
      <style:table-column-properties style:rel-column-width="9830*"/>
    </style:style>
    <style:style style:name="Table233.B" style:family="table-column">
      <style:table-column-properties style:rel-column-width="55704*"/>
    </style:style>
    <style:style style:name="Table233.1" style:family="table-row">
      <style:table-row-properties style:min-row-height="0.3299in" fo:keep-together="auto"/>
    </style:style>
    <style:style style:name="Table233.A1" style:family="table-cell">
      <style:table-cell-properties fo:background-color="#000000" fo:padding-left="0.075in" fo:padding-right="0.075in" fo:padding-top="0in" fo:padding-bottom="0in" fo:border="none">
        <style:background-image/>
      </style:table-cell-properties>
    </style:style>
    <style:style style:name="Table233.B1" style:family="table-cell">
      <style:table-cell-properties style:vertical-align="middle" fo:background-color="#00b0f0" fo:padding-left="0.075in" fo:padding-right="0.075in" fo:padding-top="0in" fo:padding-bottom="0in" fo:border="none">
        <style:background-image/>
      </style:table-cell-properties>
    </style:style>
    <style:style style:name="Table236" style:family="table">
      <style:table-properties style:rel-width="100%" fo:margin-left="-0.075in" fo:margin-top="0in" fo:margin-bottom="0in" table:align="left" style:writing-mode="page"/>
    </style:style>
    <style:style style:name="Table236.A" style:family="table-column">
      <style:table-column-properties style:rel-column-width="45874*"/>
    </style:style>
    <style:style style:name="Table236.B" style:family="table-column">
      <style:table-column-properties style:rel-column-width="19660*"/>
    </style:style>
    <style:style style:name="Table236.1" style:family="table-row">
      <style:table-row-properties style:min-row-height="0.25in" fo:keep-together="auto"/>
    </style:style>
    <style:style style:name="Table236.A1" style:family="table-cell">
      <style:table-cell-properties fo:padding-left="0.075in" fo:padding-right="0.075in" fo:padding-top="0in" fo:padding-bottom="0in" fo:border-left="none" fo:border-right="none" fo:border-top="0.5pt solid #8064a2" fo:border-bottom="none"/>
    </style:style>
    <style:style style:name="Table236.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5" style:family="table">
      <style:table-properties style:rel-width="100%" fo:margin-left="-0.075in" fo:margin-top="0in" fo:margin-bottom="0in" table:align="left" style:writing-mode="page"/>
    </style:style>
    <style:style style:name="Table235.A" style:family="table-column">
      <style:table-column-properties style:rel-column-width="19660*"/>
    </style:style>
    <style:style style:name="Table235.B" style:family="table-column">
      <style:table-column-properties style:rel-column-width="45874*"/>
    </style:style>
    <style:style style:name="Table235.1" style:family="table-row">
      <style:table-row-properties style:min-row-height="0.25in" fo:keep-together="auto"/>
    </style:style>
    <style:style style:name="Table235.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35.B1" style:family="table-cell">
      <style:table-cell-properties fo:padding-left="0.075in" fo:padding-right="0.075in" fo:padding-top="0in" fo:padding-bottom="0in" fo:border-left="none" fo:border-right="none" fo:border-top="0.5pt solid #8064a2" fo:border-bottom="none"/>
    </style:style>
    <style:style style:name="Table237" style:family="table">
      <style:table-properties style:width="6.316in" style:rel-width="100%" fo:margin-left="-0.075in" fo:margin-top="0in" fo:margin-bottom="0in" table:align="left" style:writing-mode="page"/>
    </style:style>
    <style:style style:name="Table237.A" style:family="table-column">
      <style:table-column-properties style:column-width="5.3688in" style:rel-column-width="55704*"/>
    </style:style>
    <style:style style:name="Table237.B" style:family="table-column">
      <style:table-column-properties style:column-width="0.9472in" style:rel-column-width="9830*"/>
    </style:style>
    <style:style style:name="Table237.1" style:family="table-row">
      <style:table-row-properties style:min-row-height="0.3299in" fo:keep-together="auto"/>
    </style:style>
    <style:style style:name="Table237.A1" style:family="table-cell">
      <style:table-cell-properties style:vertical-align="middle" fo:background-color="#00b0f0" fo:padding-left="0.075in" fo:padding-right="0.075in" fo:padding-top="0in" fo:padding-bottom="0in" fo:border="none">
        <style:background-image/>
      </style:table-cell-properties>
    </style:style>
    <style:style style:name="Table237.B1" style:family="table-cell">
      <style:table-cell-properties style:vertical-align="middle" fo:background-color="#000000" fo:padding-left="0.075in" fo:padding-right="0.075in" fo:padding-top="0in" fo:padding-bottom="0in" fo:border="none">
        <style:background-image/>
      </style:table-cell-properties>
    </style:style>
    <style:style style:name="Table238" style:family="table">
      <style:table-properties style:rel-width="100%" fo:margin-left="-0.075in" fo:margin-top="0in" fo:margin-bottom="0in" table:align="left" style:writing-mode="page"/>
    </style:style>
    <style:style style:name="Table238.A" style:family="table-column">
      <style:table-column-properties style:rel-column-width="9830*"/>
    </style:style>
    <style:style style:name="Table238.B" style:family="table-column">
      <style:table-column-properties style:rel-column-width="55704*"/>
    </style:style>
    <style:style style:name="Table238.1" style:family="table-row">
      <style:table-row-properties style:min-row-height="0.3299in" fo:keep-together="auto"/>
    </style:style>
    <style:style style:name="Table238.A1" style:family="table-cell">
      <style:table-cell-properties fo:background-color="#000000" fo:padding-left="0.075in" fo:padding-right="0.075in" fo:padding-top="0in" fo:padding-bottom="0in" fo:border="none">
        <style:background-image/>
      </style:table-cell-properties>
    </style:style>
    <style:style style:name="Table238.B1" style:family="table-cell">
      <style:table-cell-properties style:vertical-align="middle" fo:background-color="#00b0f0" fo:padding-left="0.075in" fo:padding-right="0.075in" fo:padding-top="0in" fo:padding-bottom="0in" fo:border="none">
        <style:background-image/>
      </style:table-cell-properties>
    </style:style>
    <style:style style:name="Table239" style:family="table">
      <style:table-properties style:width="6.316in" style:rel-width="100%" fo:margin-left="-0.075in" fo:margin-top="0in" fo:margin-bottom="0in" table:align="left" style:writing-mode="page"/>
    </style:style>
    <style:style style:name="Table239.A" style:family="table-column">
      <style:table-column-properties style:column-width="4.4215in" style:rel-column-width="45874*"/>
    </style:style>
    <style:style style:name="Table239.B" style:family="table-column">
      <style:table-column-properties style:column-width="1.8944in" style:rel-column-width="19660*"/>
    </style:style>
    <style:style style:name="Table239.1" style:family="table-row">
      <style:table-row-properties style:min-row-height="0.25in" fo:keep-together="auto"/>
    </style:style>
    <style:style style:name="Table239.A1" style:family="table-cell">
      <style:table-cell-properties fo:padding-left="0.075in" fo:padding-right="0.075in" fo:padding-top="0in" fo:padding-bottom="0in" fo:border-left="none" fo:border-right="none" fo:border-top="0.5pt solid #8064a2" fo:border-bottom="none"/>
    </style:style>
    <style:style style:name="Table239.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0" style:family="table">
      <style:table-properties style:rel-width="100%" fo:margin-left="-0.075in" fo:margin-top="0in" fo:margin-bottom="0in" table:align="left" style:writing-mode="page"/>
    </style:style>
    <style:style style:name="Table240.A" style:family="table-column">
      <style:table-column-properties style:rel-column-width="19660*"/>
    </style:style>
    <style:style style:name="Table240.B" style:family="table-column">
      <style:table-column-properties style:rel-column-width="45874*"/>
    </style:style>
    <style:style style:name="Table240.1" style:family="table-row">
      <style:table-row-properties style:min-row-height="0.25in" fo:keep-together="auto"/>
    </style:style>
    <style:style style:name="Table240.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0.B1" style:family="table-cell">
      <style:table-cell-properties fo:padding-left="0.075in" fo:padding-right="0.075in" fo:padding-top="0in" fo:padding-bottom="0in" fo:border-left="none" fo:border-right="none" fo:border-top="0.5pt solid #8064a2" fo:border-bottom="none"/>
    </style:style>
    <style:style style:name="Table243" style:family="table">
      <style:table-properties style:width="6.316in" style:rel-width="100%" fo:margin-left="-0.075in" fo:margin-top="0in" fo:margin-bottom="0in" table:align="left" style:writing-mode="page"/>
    </style:style>
    <style:style style:name="Table243.A" style:family="table-column">
      <style:table-column-properties style:column-width="5.3688in" style:rel-column-width="55704*"/>
    </style:style>
    <style:style style:name="Table243.B" style:family="table-column">
      <style:table-column-properties style:column-width="0.9472in" style:rel-column-width="9830*"/>
    </style:style>
    <style:style style:name="Table243.1" style:family="table-row">
      <style:table-row-properties style:min-row-height="0.3299in" fo:keep-together="auto"/>
    </style:style>
    <style:style style:name="Table243.A1" style:family="table-cell">
      <style:table-cell-properties style:vertical-align="middle" fo:background-color="#00b0f0" fo:padding-left="0.075in" fo:padding-right="0.075in" fo:padding-top="0in" fo:padding-bottom="0in" fo:border="none">
        <style:background-image/>
      </style:table-cell-properties>
    </style:style>
    <style:style style:name="Table243.B1" style:family="table-cell">
      <style:table-cell-properties style:vertical-align="middle" fo:background-color="#000000" fo:padding-left="0.075in" fo:padding-right="0.075in" fo:padding-top="0in" fo:padding-bottom="0in" fo:border="none">
        <style:background-image/>
      </style:table-cell-properties>
    </style:style>
    <style:style style:name="Table242" style:family="table">
      <style:table-properties style:width="6.316in" style:rel-width="100%" fo:margin-left="-0.075in" fo:margin-top="0in" fo:margin-bottom="0in" table:align="left" style:writing-mode="page"/>
    </style:style>
    <style:style style:name="Table242.A" style:family="table-column">
      <style:table-column-properties style:column-width="0.9472in" style:rel-column-width="9830*"/>
    </style:style>
    <style:style style:name="Table242.B" style:family="table-column">
      <style:table-column-properties style:column-width="5.3688in" style:rel-column-width="55704*"/>
    </style:style>
    <style:style style:name="Table242.1" style:family="table-row">
      <style:table-row-properties style:min-row-height="0.3299in" fo:keep-together="auto"/>
    </style:style>
    <style:style style:name="Table242.A1" style:family="table-cell">
      <style:table-cell-properties fo:background-color="#000000" fo:padding-left="0.075in" fo:padding-right="0.075in" fo:padding-top="0in" fo:padding-bottom="0in" fo:border="none">
        <style:background-image/>
      </style:table-cell-properties>
    </style:style>
    <style:style style:name="Table242.B1" style:family="table-cell">
      <style:table-cell-properties style:vertical-align="middle" fo:background-color="#00b0f0" fo:padding-left="0.075in" fo:padding-right="0.075in" fo:padding-top="0in" fo:padding-bottom="0in" fo:border="none">
        <style:background-image/>
      </style:table-cell-properties>
    </style:style>
    <style:style style:name="Table245" style:family="table">
      <style:table-properties style:width="6.316in" style:rel-width="100%" fo:margin-left="-0.075in" fo:margin-top="0in" fo:margin-bottom="0in" table:align="left" style:writing-mode="page"/>
    </style:style>
    <style:style style:name="Table245.A" style:family="table-column">
      <style:table-column-properties style:column-width="4.4215in" style:rel-column-width="45874*"/>
    </style:style>
    <style:style style:name="Table245.B" style:family="table-column">
      <style:table-column-properties style:column-width="1.8944in" style:rel-column-width="19660*"/>
    </style:style>
    <style:style style:name="Table245.1" style:family="table-row">
      <style:table-row-properties style:min-row-height="0.25in" fo:keep-together="auto"/>
    </style:style>
    <style:style style:name="Table245.A1" style:family="table-cell">
      <style:table-cell-properties fo:padding-left="0.075in" fo:padding-right="0.075in" fo:padding-top="0in" fo:padding-bottom="0in" fo:border-left="none" fo:border-right="none" fo:border-top="0.5pt solid #8064a2" fo:border-bottom="none"/>
    </style:style>
    <style:style style:name="Table245.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4" style:family="table">
      <style:table-properties style:width="6.316in" style:rel-width="100%" fo:margin-left="-0.075in" fo:margin-top="0in" fo:margin-bottom="0in" table:align="left" style:writing-mode="page"/>
    </style:style>
    <style:style style:name="Table244.A" style:family="table-column">
      <style:table-column-properties style:column-width="1.8944in" style:rel-column-width="19660*"/>
    </style:style>
    <style:style style:name="Table244.B" style:family="table-column">
      <style:table-column-properties style:column-width="4.4215in" style:rel-column-width="45874*"/>
    </style:style>
    <style:style style:name="Table244.1" style:family="table-row">
      <style:table-row-properties style:min-row-height="0.25in" fo:keep-together="auto"/>
    </style:style>
    <style:style style:name="Table24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4.B1" style:family="table-cell">
      <style:table-cell-properties fo:padding-left="0.075in" fo:padding-right="0.075in" fo:padding-top="0in" fo:padding-bottom="0in" fo:border-left="none" fo:border-right="none" fo:border-top="0.5pt solid #8064a2" fo:border-bottom="none"/>
    </style:style>
    <style:style style:name="Table248" style:family="table">
      <style:table-properties style:rel-width="100%" fo:margin-left="-0.075in" fo:margin-top="0in" fo:margin-bottom="0in" table:align="left" style:writing-mode="page"/>
    </style:style>
    <style:style style:name="Table248.A" style:family="table-column">
      <style:table-column-properties style:rel-column-width="55704*"/>
    </style:style>
    <style:style style:name="Table248.B" style:family="table-column">
      <style:table-column-properties style:rel-column-width="9830*"/>
    </style:style>
    <style:style style:name="Table248.1" style:family="table-row">
      <style:table-row-properties style:min-row-height="0.3299in" fo:keep-together="auto"/>
    </style:style>
    <style:style style:name="Table248.A1" style:family="table-cell">
      <style:table-cell-properties style:vertical-align="middle" fo:background-color="#00b0f0" fo:padding-left="0.075in" fo:padding-right="0.075in" fo:padding-top="0in" fo:padding-bottom="0in" fo:border="none">
        <style:background-image/>
      </style:table-cell-properties>
    </style:style>
    <style:style style:name="Table248.B1" style:family="table-cell">
      <style:table-cell-properties style:vertical-align="middle" fo:background-color="#000000" fo:padding-left="0.075in" fo:padding-right="0.075in" fo:padding-top="0in" fo:padding-bottom="0in" fo:border="none">
        <style:background-image/>
      </style:table-cell-properties>
    </style:style>
    <style:style style:name="Table247" style:family="table">
      <style:table-properties style:rel-width="100%" fo:margin-left="-0.075in" fo:margin-top="0in" fo:margin-bottom="0in" table:align="left" style:writing-mode="page"/>
    </style:style>
    <style:style style:name="Table247.A" style:family="table-column">
      <style:table-column-properties style:rel-column-width="9830*"/>
    </style:style>
    <style:style style:name="Table247.B" style:family="table-column">
      <style:table-column-properties style:rel-column-width="55704*"/>
    </style:style>
    <style:style style:name="Table247.1" style:family="table-row">
      <style:table-row-properties style:min-row-height="0.3299in" fo:keep-together="auto"/>
    </style:style>
    <style:style style:name="Table247.A1" style:family="table-cell">
      <style:table-cell-properties fo:background-color="#000000" fo:padding-left="0.075in" fo:padding-right="0.075in" fo:padding-top="0in" fo:padding-bottom="0in" fo:border="none">
        <style:background-image/>
      </style:table-cell-properties>
    </style:style>
    <style:style style:name="Table247.B1" style:family="table-cell">
      <style:table-cell-properties style:vertical-align="middle" fo:background-color="#00b0f0" fo:padding-left="0.075in" fo:padding-right="0.075in" fo:padding-top="0in" fo:padding-bottom="0in" fo:border="none">
        <style:background-image/>
      </style:table-cell-properties>
    </style:style>
    <style:style style:name="Table250" style:family="table">
      <style:table-properties style:rel-width="100%" fo:margin-left="-0.075in" fo:margin-top="0in" fo:margin-bottom="0in" table:align="left" style:writing-mode="page"/>
    </style:style>
    <style:style style:name="Table250.A" style:family="table-column">
      <style:table-column-properties style:rel-column-width="45874*"/>
    </style:style>
    <style:style style:name="Table250.B" style:family="table-column">
      <style:table-column-properties style:rel-column-width="19660*"/>
    </style:style>
    <style:style style:name="Table250.1" style:family="table-row">
      <style:table-row-properties style:min-row-height="0.25in" fo:keep-together="auto"/>
    </style:style>
    <style:style style:name="Table250.A1" style:family="table-cell">
      <style:table-cell-properties fo:padding-left="0.075in" fo:padding-right="0.075in" fo:padding-top="0in" fo:padding-bottom="0in" fo:border-left="none" fo:border-right="none" fo:border-top="0.5pt solid #8064a2" fo:border-bottom="none"/>
    </style:style>
    <style:style style:name="Table250.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9" style:family="table">
      <style:table-properties style:rel-width="100%" fo:margin-left="-0.075in" fo:margin-top="0in" fo:margin-bottom="0in" table:align="left" style:writing-mode="page"/>
    </style:style>
    <style:style style:name="Table249.A" style:family="table-column">
      <style:table-column-properties style:rel-column-width="19660*"/>
    </style:style>
    <style:style style:name="Table249.B" style:family="table-column">
      <style:table-column-properties style:rel-column-width="45874*"/>
    </style:style>
    <style:style style:name="Table249.1" style:family="table-row">
      <style:table-row-properties style:min-row-height="0.25in" fo:keep-together="auto"/>
    </style:style>
    <style:style style:name="Table249.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49.B1" style:family="table-cell">
      <style:table-cell-properties fo:padding-left="0.075in" fo:padding-right="0.075in" fo:padding-top="0in" fo:padding-bottom="0in" fo:border-left="none" fo:border-right="none" fo:border-top="0.5pt solid #8064a2" fo:border-bottom="none"/>
    </style:style>
    <style:style style:name="Table251" style:family="table">
      <style:table-properties style:width="6.316in" style:rel-width="100%" fo:margin-left="-0.075in" fo:margin-top="0in" fo:margin-bottom="0in" table:align="left" style:writing-mode="page"/>
    </style:style>
    <style:style style:name="Table251.A" style:family="table-column">
      <style:table-column-properties style:column-width="5.3688in" style:rel-column-width="55704*"/>
    </style:style>
    <style:style style:name="Table251.B" style:family="table-column">
      <style:table-column-properties style:column-width="0.9472in" style:rel-column-width="9830*"/>
    </style:style>
    <style:style style:name="Table251.1" style:family="table-row">
      <style:table-row-properties style:min-row-height="0.3299in" fo:keep-together="auto"/>
    </style:style>
    <style:style style:name="Table251.A1" style:family="table-cell">
      <style:table-cell-properties style:vertical-align="middle" fo:background-color="#00b0f0" fo:padding-left="0.075in" fo:padding-right="0.075in" fo:padding-top="0in" fo:padding-bottom="0in" fo:border="none">
        <style:background-image/>
      </style:table-cell-properties>
    </style:style>
    <style:style style:name="Table251.B1" style:family="table-cell">
      <style:table-cell-properties style:vertical-align="middle" fo:background-color="#000000" fo:padding-left="0.075in" fo:padding-right="0.075in" fo:padding-top="0in" fo:padding-bottom="0in" fo:border="none">
        <style:background-image/>
      </style:table-cell-properties>
    </style:style>
    <style:style style:name="Table252" style:family="table">
      <style:table-properties style:rel-width="100%" fo:margin-left="-0.075in" fo:margin-top="0in" fo:margin-bottom="0in" table:align="left" style:writing-mode="page"/>
    </style:style>
    <style:style style:name="Table252.A" style:family="table-column">
      <style:table-column-properties style:rel-column-width="9830*"/>
    </style:style>
    <style:style style:name="Table252.B" style:family="table-column">
      <style:table-column-properties style:rel-column-width="55704*"/>
    </style:style>
    <style:style style:name="Table252.1" style:family="table-row">
      <style:table-row-properties style:min-row-height="0.3299in" fo:keep-together="auto"/>
    </style:style>
    <style:style style:name="Table252.A1" style:family="table-cell">
      <style:table-cell-properties fo:background-color="#000000" fo:padding-left="0.075in" fo:padding-right="0.075in" fo:padding-top="0in" fo:padding-bottom="0in" fo:border="none">
        <style:background-image/>
      </style:table-cell-properties>
    </style:style>
    <style:style style:name="Table252.B1" style:family="table-cell">
      <style:table-cell-properties style:vertical-align="middle" fo:background-color="#00b0f0" fo:padding-left="0.075in" fo:padding-right="0.075in" fo:padding-top="0in" fo:padding-bottom="0in" fo:border="none">
        <style:background-image/>
      </style:table-cell-properties>
    </style:style>
    <style:style style:name="Table253" style:family="table">
      <style:table-properties style:width="6.316in" style:rel-width="100%" fo:margin-left="-0.075in" fo:margin-top="0in" fo:margin-bottom="0in" table:align="left" style:writing-mode="page"/>
    </style:style>
    <style:style style:name="Table253.A" style:family="table-column">
      <style:table-column-properties style:column-width="4.4215in" style:rel-column-width="45874*"/>
    </style:style>
    <style:style style:name="Table253.B" style:family="table-column">
      <style:table-column-properties style:column-width="1.8944in" style:rel-column-width="19660*"/>
    </style:style>
    <style:style style:name="Table253.1" style:family="table-row">
      <style:table-row-properties style:min-row-height="0.25in" fo:keep-together="auto"/>
    </style:style>
    <style:style style:name="Table253.A1" style:family="table-cell">
      <style:table-cell-properties fo:padding-left="0.075in" fo:padding-right="0.075in" fo:padding-top="0in" fo:padding-bottom="0in" fo:border-left="none" fo:border-right="none" fo:border-top="0.5pt solid #8064a2" fo:border-bottom="none"/>
    </style:style>
    <style:style style:name="Table253.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54" style:family="table">
      <style:table-properties style:rel-width="100%" fo:margin-left="-0.075in" fo:margin-top="0in" fo:margin-bottom="0in" table:align="left" style:writing-mode="page"/>
    </style:style>
    <style:style style:name="Table254.A" style:family="table-column">
      <style:table-column-properties style:rel-column-width="19660*"/>
    </style:style>
    <style:style style:name="Table254.B" style:family="table-column">
      <style:table-column-properties style:rel-column-width="45874*"/>
    </style:style>
    <style:style style:name="Table254.1" style:family="table-row">
      <style:table-row-properties style:min-row-height="0.25in" fo:keep-together="auto"/>
    </style:style>
    <style:style style:name="Table254.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54.B1" style:family="table-cell">
      <style:table-cell-properties fo:padding-left="0.075in" fo:padding-right="0.075in" fo:padding-top="0in" fo:padding-bottom="0in" fo:border-left="none" fo:border-right="none" fo:border-top="0.5pt solid #8064a2" fo:border-bottom="none"/>
    </style:style>
    <style:style style:name="Table256" style:family="table">
      <style:table-properties style:rel-width="100%" fo:margin-left="-0.075in" fo:margin-top="0in" fo:margin-bottom="0in" table:align="left" style:writing-mode="page"/>
    </style:style>
    <style:style style:name="Table256.A" style:family="table-column">
      <style:table-column-properties style:rel-column-width="55704*"/>
    </style:style>
    <style:style style:name="Table256.B" style:family="table-column">
      <style:table-column-properties style:rel-column-width="9830*"/>
    </style:style>
    <style:style style:name="Table256.1" style:family="table-row">
      <style:table-row-properties style:min-row-height="0.3299in" fo:keep-together="auto"/>
    </style:style>
    <style:style style:name="Table256.A1" style:family="table-cell">
      <style:table-cell-properties style:vertical-align="middle" fo:background-color="#00b0f0" fo:padding-left="0.075in" fo:padding-right="0.075in" fo:padding-top="0in" fo:padding-bottom="0in" fo:border="none">
        <style:background-image/>
      </style:table-cell-properties>
    </style:style>
    <style:style style:name="Table256.B1" style:family="table-cell">
      <style:table-cell-properties style:vertical-align="middle" fo:background-color="#000000" fo:padding-left="0.075in" fo:padding-right="0.075in" fo:padding-top="0in" fo:padding-bottom="0in" fo:border="none">
        <style:background-image/>
      </style:table-cell-properties>
    </style:style>
    <style:style style:name="Table255" style:family="table">
      <style:table-properties style:width="6.316in" style:rel-width="100%" fo:margin-left="-0.075in" fo:margin-top="0in" fo:margin-bottom="0in" table:align="left" style:writing-mode="page"/>
    </style:style>
    <style:style style:name="Table255.A" style:family="table-column">
      <style:table-column-properties style:column-width="0.9472in" style:rel-column-width="9830*"/>
    </style:style>
    <style:style style:name="Table255.B" style:family="table-column">
      <style:table-column-properties style:column-width="5.3688in" style:rel-column-width="55704*"/>
    </style:style>
    <style:style style:name="Table255.1" style:family="table-row">
      <style:table-row-properties style:min-row-height="0.3299in" fo:keep-together="auto"/>
    </style:style>
    <style:style style:name="Table255.A1" style:family="table-cell">
      <style:table-cell-properties fo:background-color="#000000" fo:padding-left="0.075in" fo:padding-right="0.075in" fo:padding-top="0in" fo:padding-bottom="0in" fo:border="none">
        <style:background-image/>
      </style:table-cell-properties>
    </style:style>
    <style:style style:name="Table255.B1" style:family="table-cell">
      <style:table-cell-properties style:vertical-align="middle" fo:background-color="#00b0f0" fo:padding-left="0.075in" fo:padding-right="0.075in" fo:padding-top="0in" fo:padding-bottom="0in" fo:border="none">
        <style:background-image/>
      </style:table-cell-properties>
    </style:style>
    <style:style style:name="Table258" style:family="table">
      <style:table-properties style:rel-width="100%" fo:margin-left="-0.075in" fo:margin-top="0in" fo:margin-bottom="0in" table:align="left" style:writing-mode="page"/>
    </style:style>
    <style:style style:name="Table258.A" style:family="table-column">
      <style:table-column-properties style:rel-column-width="45874*"/>
    </style:style>
    <style:style style:name="Table258.B" style:family="table-column">
      <style:table-column-properties style:rel-column-width="19660*"/>
    </style:style>
    <style:style style:name="Table258.1" style:family="table-row">
      <style:table-row-properties style:min-row-height="0.25in" fo:keep-together="auto"/>
    </style:style>
    <style:style style:name="Table258.A1" style:family="table-cell">
      <style:table-cell-properties fo:padding-left="0.075in" fo:padding-right="0.075in" fo:padding-top="0in" fo:padding-bottom="0in" fo:border-left="none" fo:border-right="none" fo:border-top="0.5pt solid #8064a2" fo:border-bottom="none"/>
    </style:style>
    <style:style style:name="Table258.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57" style:family="table">
      <style:table-properties style:width="6.316in" style:rel-width="100%" fo:margin-left="-0.075in" fo:margin-top="0in" fo:margin-bottom="0in" table:align="left" style:writing-mode="page"/>
    </style:style>
    <style:style style:name="Table257.A" style:family="table-column">
      <style:table-column-properties style:column-width="1.8944in" style:rel-column-width="19660*"/>
    </style:style>
    <style:style style:name="Table257.B" style:family="table-column">
      <style:table-column-properties style:column-width="4.4215in" style:rel-column-width="45874*"/>
    </style:style>
    <style:style style:name="Table257.1" style:family="table-row">
      <style:table-row-properties style:min-row-height="0.25in" fo:keep-together="auto"/>
    </style:style>
    <style:style style:name="Table257.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57.B1" style:family="table-cell">
      <style:table-cell-properties fo:padding-left="0.075in" fo:padding-right="0.075in" fo:padding-top="0in" fo:padding-bottom="0in" fo:border-left="none" fo:border-right="none" fo:border-top="0.5pt solid #8064a2" fo:border-bottom="none"/>
    </style:style>
    <style:style style:name="Table260" style:family="table">
      <style:table-properties style:rel-width="100%" fo:margin-left="-0.075in" fo:margin-top="0in" fo:margin-bottom="0in" table:align="left" style:writing-mode="page"/>
    </style:style>
    <style:style style:name="Table260.A" style:family="table-column">
      <style:table-column-properties style:rel-column-width="55704*"/>
    </style:style>
    <style:style style:name="Table260.B" style:family="table-column">
      <style:table-column-properties style:rel-column-width="9830*"/>
    </style:style>
    <style:style style:name="Table260.1" style:family="table-row">
      <style:table-row-properties style:min-row-height="0.3299in" fo:keep-together="auto"/>
    </style:style>
    <style:style style:name="Table260.A1" style:family="table-cell">
      <style:table-cell-properties style:vertical-align="middle" fo:background-color="#00b0f0" fo:padding-left="0.075in" fo:padding-right="0.075in" fo:padding-top="0in" fo:padding-bottom="0in" fo:border="none">
        <style:background-image/>
      </style:table-cell-properties>
    </style:style>
    <style:style style:name="Table260.B1" style:family="table-cell">
      <style:table-cell-properties style:vertical-align="middle" fo:background-color="#000000" fo:padding-left="0.075in" fo:padding-right="0.075in" fo:padding-top="0in" fo:padding-bottom="0in" fo:border="none">
        <style:background-image/>
      </style:table-cell-properties>
    </style:style>
    <style:style style:name="Table259" style:family="table">
      <style:table-properties style:rel-width="100%" fo:margin-left="-0.075in" fo:margin-top="0in" fo:margin-bottom="0in" table:align="left" style:writing-mode="page"/>
    </style:style>
    <style:style style:name="Table259.A" style:family="table-column">
      <style:table-column-properties style:rel-column-width="9830*"/>
    </style:style>
    <style:style style:name="Table259.B" style:family="table-column">
      <style:table-column-properties style:rel-column-width="55704*"/>
    </style:style>
    <style:style style:name="Table259.1" style:family="table-row">
      <style:table-row-properties style:min-row-height="0.3299in" fo:keep-together="auto"/>
    </style:style>
    <style:style style:name="Table259.A1" style:family="table-cell">
      <style:table-cell-properties fo:background-color="#000000" fo:padding-left="0.075in" fo:padding-right="0.075in" fo:padding-top="0in" fo:padding-bottom="0in" fo:border="none">
        <style:background-image/>
      </style:table-cell-properties>
    </style:style>
    <style:style style:name="Table259.B1" style:family="table-cell">
      <style:table-cell-properties style:vertical-align="middle" fo:background-color="#00b0f0" fo:padding-left="0.075in" fo:padding-right="0.075in" fo:padding-top="0in" fo:padding-bottom="0in" fo:border="none">
        <style:background-image/>
      </style:table-cell-properties>
    </style:style>
    <style:style style:name="Table262" style:family="table">
      <style:table-properties style:rel-width="100%" fo:margin-left="-0.075in" fo:margin-top="0in" fo:margin-bottom="0in" table:align="left" style:writing-mode="page"/>
    </style:style>
    <style:style style:name="Table262.A" style:family="table-column">
      <style:table-column-properties style:rel-column-width="45874*"/>
    </style:style>
    <style:style style:name="Table262.B" style:family="table-column">
      <style:table-column-properties style:rel-column-width="19660*"/>
    </style:style>
    <style:style style:name="Table262.1" style:family="table-row">
      <style:table-row-properties style:min-row-height="0.25in" fo:keep-together="auto"/>
    </style:style>
    <style:style style:name="Table262.A1" style:family="table-cell">
      <style:table-cell-properties fo:padding-left="0.075in" fo:padding-right="0.075in" fo:padding-top="0in" fo:padding-bottom="0in" fo:border-left="none" fo:border-right="none" fo:border-top="0.5pt solid #8064a2" fo:border-bottom="none"/>
    </style:style>
    <style:style style:name="Table262.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61" style:family="table">
      <style:table-properties style:rel-width="100%" fo:margin-left="-0.075in" fo:margin-top="0in" fo:margin-bottom="0in" table:align="left" style:writing-mode="page"/>
    </style:style>
    <style:style style:name="Table261.A" style:family="table-column">
      <style:table-column-properties style:rel-column-width="19660*"/>
    </style:style>
    <style:style style:name="Table261.B" style:family="table-column">
      <style:table-column-properties style:rel-column-width="45874*"/>
    </style:style>
    <style:style style:name="Table261.1" style:family="table-row">
      <style:table-row-properties style:min-row-height="0.25in" fo:keep-together="auto"/>
    </style:style>
    <style:style style:name="Table261.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61.B1" style:family="table-cell">
      <style:table-cell-properties fo:padding-left="0.075in" fo:padding-right="0.075in" fo:padding-top="0in" fo:padding-bottom="0in" fo:border-left="none" fo:border-right="none" fo:border-top="0.5pt solid #8064a2" fo:border-bottom="none"/>
    </style:style>
    <style:style style:name="Table263" style:family="table">
      <style:table-properties style:width="6.316in" style:rel-width="100%" fo:margin-left="-0.075in" fo:margin-top="0in" fo:margin-bottom="0in" table:align="left" style:writing-mode="page"/>
    </style:style>
    <style:style style:name="Table263.A" style:family="table-column">
      <style:table-column-properties style:column-width="5.3688in" style:rel-column-width="55704*"/>
    </style:style>
    <style:style style:name="Table263.B" style:family="table-column">
      <style:table-column-properties style:column-width="0.9472in" style:rel-column-width="9830*"/>
    </style:style>
    <style:style style:name="Table263.1" style:family="table-row">
      <style:table-row-properties style:min-row-height="0.3299in" fo:keep-together="auto"/>
    </style:style>
    <style:style style:name="Table263.A1" style:family="table-cell">
      <style:table-cell-properties style:vertical-align="middle" fo:background-color="#00b0f0" fo:padding-left="0.075in" fo:padding-right="0.075in" fo:padding-top="0in" fo:padding-bottom="0in" fo:border="none">
        <style:background-image/>
      </style:table-cell-properties>
    </style:style>
    <style:style style:name="Table263.B1" style:family="table-cell">
      <style:table-cell-properties style:vertical-align="middle" fo:background-color="#000000" fo:padding-left="0.075in" fo:padding-right="0.075in" fo:padding-top="0in" fo:padding-bottom="0in" fo:border="none">
        <style:background-image/>
      </style:table-cell-properties>
    </style:style>
    <style:style style:name="Table264" style:family="table">
      <style:table-properties style:rel-width="100%" fo:margin-left="-0.075in" fo:margin-top="0in" fo:margin-bottom="0in" table:align="left" style:writing-mode="page"/>
    </style:style>
    <style:style style:name="Table264.A" style:family="table-column">
      <style:table-column-properties style:rel-column-width="9830*"/>
    </style:style>
    <style:style style:name="Table264.B" style:family="table-column">
      <style:table-column-properties style:rel-column-width="55704*"/>
    </style:style>
    <style:style style:name="Table264.1" style:family="table-row">
      <style:table-row-properties style:min-row-height="0.3299in" fo:keep-together="auto"/>
    </style:style>
    <style:style style:name="Table264.A1" style:family="table-cell">
      <style:table-cell-properties fo:background-color="#000000" fo:padding-left="0.075in" fo:padding-right="0.075in" fo:padding-top="0in" fo:padding-bottom="0in" fo:border="none">
        <style:background-image/>
      </style:table-cell-properties>
    </style:style>
    <style:style style:name="Table264.B1" style:family="table-cell">
      <style:table-cell-properties style:vertical-align="middle" fo:background-color="#00b0f0" fo:padding-left="0.075in" fo:padding-right="0.075in" fo:padding-top="0in" fo:padding-bottom="0in" fo:border="none">
        <style:background-image/>
      </style:table-cell-properties>
    </style:style>
    <style:style style:name="Table265" style:family="table">
      <style:table-properties style:width="6.316in" style:rel-width="100%" fo:margin-left="-0.075in" fo:margin-top="0in" fo:margin-bottom="0in" table:align="left" style:writing-mode="page"/>
    </style:style>
    <style:style style:name="Table265.A" style:family="table-column">
      <style:table-column-properties style:column-width="4.4215in" style:rel-column-width="45874*"/>
    </style:style>
    <style:style style:name="Table265.B" style:family="table-column">
      <style:table-column-properties style:column-width="1.8944in" style:rel-column-width="19660*"/>
    </style:style>
    <style:style style:name="Table265.1" style:family="table-row">
      <style:table-row-properties style:min-row-height="0.25in" fo:keep-together="auto"/>
    </style:style>
    <style:style style:name="Table265.A1" style:family="table-cell">
      <style:table-cell-properties fo:padding-left="0.075in" fo:padding-right="0.075in" fo:padding-top="0in" fo:padding-bottom="0in" fo:border-left="none" fo:border-right="none" fo:border-top="0.5pt solid #8064a2" fo:border-bottom="none"/>
    </style:style>
    <style:style style:name="Table265.B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66" style:family="table">
      <style:table-properties style:rel-width="100%" fo:margin-left="-0.075in" fo:margin-top="0in" fo:margin-bottom="0in" table:align="left" style:writing-mode="page"/>
    </style:style>
    <style:style style:name="Table266.A" style:family="table-column">
      <style:table-column-properties style:rel-column-width="19660*"/>
    </style:style>
    <style:style style:name="Table266.B" style:family="table-column">
      <style:table-column-properties style:rel-column-width="45874*"/>
    </style:style>
    <style:style style:name="Table266.1" style:family="table-row">
      <style:table-row-properties style:min-row-height="0.25in" fo:keep-together="auto"/>
    </style:style>
    <style:style style:name="Table266.A1" style:family="table-cell">
      <style:table-cell-properties fo:background-color="#00b0f0" fo:padding-left="0.075in" fo:padding-right="0.075in" fo:padding-top="0in" fo:padding-bottom="0in" fo:border-left="none" fo:border-right="none" fo:border-top="0.5pt solid #8064a2" fo:border-bottom="none">
        <style:background-image/>
      </style:table-cell-properties>
    </style:style>
    <style:style style:name="Table266.B1" style:family="table-cell">
      <style:table-cell-properties fo:padding-left="0.075in" fo:padding-right="0.075in" fo:padding-top="0in" fo:padding-bottom="0in" fo:border-left="none" fo:border-right="none" fo:border-top="0.5pt solid #8064a2" fo:border-bottom="none"/>
    </style:style>
    <style:style style:name="MP1" style:family="paragraph" style:parent-style-name="Header">
      <style:paragraph-properties fo:margin-top="0in" fo:margin-bottom="0.139in" style:contextual-spacing="false" fo:text-align="end" style:justify-single-word="false" fo:orphans="0" fo:widows="0"/>
    </style:style>
    <style:style style:name="MP2" style:family="paragraph" style:parent-style-name="Header">
      <style:paragraph-properties fo:margin-top="0in" fo:margin-bottom="0.139in" style:contextual-spacing="false"/>
    </style:style>
    <style:style style:name="MP3" style:family="paragraph" style:parent-style-name="Header">
      <style:paragraph-properties fo:margin-top="0in" fo:margin-bottom="0.139in" style:contextual-spacing="false" fo:orphans="0" fo:widows="0"/>
    </style:style>
    <style:style style:name="MP4" style:family="paragraph" style:parent-style-name="Footer">
      <style:paragraph-properties fo:margin-top="0in" fo:margin-bottom="0.139in" style:contextual-spacing="false" fo:text-align="end" style:justify-single-word="false" fo:orphans="0" fo:widows="0"/>
    </style:style>
    <style:style style:name="MP5" style:family="paragraph" style:parent-style-name="Footer">
      <style:paragraph-properties fo:margin-top="0in" fo:margin-bottom="0.139in" style:contextual-spacing="false"/>
    </style:style>
    <style:style style:name="MP6" style:family="paragraph" style:parent-style-name="Footer">
      <style:paragraph-properties fo:margin-top="0in" fo:margin-bottom="0.139in" style:contextual-spacing="false" fo:orphans="0" fo:widows="0"/>
    </style:style>
    <style:style style:name="MT1" style:family="text">
      <style:text-properties fo:text-transform="uppercase" fo:color="#ffffff" loext:opacity="100%"/>
    </style:style>
    <style:style style:name="MT2" style:family="text">
      <style:text-properties fo:color="#ffffff" loext:opacity="100%"/>
    </style:style>
    <style:style style:name="MT3" style:family="text">
      <style:text-properties fo:color="#ffffff" loext:opacity="100%">
        <loext:char-complex-color loext:theme-type="light1" loext:color-type="theme"/>
      </style:text-properties>
    </style:style>
    <style:page-layout style:name="Mpm1">
      <style:page-layout-properties fo:page-width="8.5in" fo:page-height="11in" style:num-format="1" style:print-orientation="portrait" fo:margin-top="0.4925in" fo:margin-bottom="0.4925in" fo:margin-left="1.1409in" fo:margin-right="1.0429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8047in" fo:margin-left="0in" fo:margin-right="0in" fo:margin-bottom="0.7654in" style:dynamic-spacing="true"/>
      </style:header-style>
      <style:footer-style>
        <style:header-footer-properties fo:min-height="0.6362in" fo:margin-left="0in" fo:margin-right="0in" fo:margin-top="0.5965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1409in" fo:margin-right="1.0429in" fo:border="none" fo:padding="0in" style:shadow="none" fo:background-color="transparent"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1409in" fo:margin-right="1.0429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9437in" fo:margin-left="0in" fo:margin-right="0in" fo:margin-bottom="0.9043in" style:dynamic-spacing="true"/>
      </style:header-style>
      <style:footer-style>
        <style:header-footer-properties fo:min-height="0.7752in" fo:margin-left="0in" fo:margin-right="0in" fo:margin-top="0.7354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4925in" fo:margin-bottom="0.4925in" fo:margin-left="1.1409in" fo:margin-right="1.042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loext:content-control loext:plain-text="true" loext:alias="Title" loext:id="266000653">The language pascaline</loext:content-control><text:span text:style-name="MT1"/></text:p>
            </table:table-cell>
            <table:table-cell table:style-name="Table2.B1" office:value-type="string">
              <text:p text:style-name="MP1" loext:marker-style-name="MT2"><text:span text:style-name="MT3">M</text:span><loext:content-control loext:date="true" loext:date-format="MMMM d, yyyy" loext:date-rfc-language-tag="en-US" loext:alias="Date" loext:id="1293123826"><text:span text:style-name="MT3">arch 6, 2011</text:span></loext:content-control></text:p>
            </table:table-cell>
          </table:table-row>
        </table:table>
        <text:p text:style-name="MP2"/>
      </style:header>
      <style:header-left>
        <table:table table:name="Table1" table:style-name="Table1">
          <table:table-column table:style-name="Table1.A"/>
          <table:table-column table:style-name="Table1.B"/>
          <table:table-row table:style-name="Table1.1">
            <table:table-cell table:style-name="Table1.A1" office:value-type="string">
              <text:p text:style-name="MP3" loext:marker-style-name="MT2"><text:span text:style-name="MT3">M</text:span><loext:content-control loext:date="true" loext:date-format="MMMM d, yyyy" loext:date-rfc-language-tag="en-US" loext:current-date="2011-03-06T00:00:00Z" loext:alias="Date" loext:id="1529650056"><text:span text:style-name="MT3">arch 6, 2011</text:span></loext:content-control></text:p>
            </table:table-cell>
            <table:table-cell table:style-name="Table1.B1" office:value-type="string">
              <text:p text:style-name="MP3" loext:marker-style-name="MT1"><loext:content-control loext:plain-text="true" loext:alias="Title" loext:id="1395428329">The language pascaline</loext:content-control><text:span text:style-name="MT1"/></text:p>
            </table:table-cell>
          </table:table-row>
        </table:table>
        <text:p text:style-name="MP2"/>
      </style:header-left>
      <style:foot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4" loext:marker-style-name="MT2"><text:span text:style-name="MT2"><text:page-number text:select-page="current">0</text:page-number></text:span></text:p>
            </table:table-cell>
          </table:table-row>
        </table:table>
        <text:p text:style-name="MP5"/>
      </style:footer>
      <style:footer-left>
        <table:table table:name="Table3" table:style-name="Table3">
          <table:table-column table:style-name="Table3.A"/>
          <table:table-column table:style-name="Table3.B"/>
          <table:table-row table:style-name="Table3.1">
            <table:table-cell table:style-name="Table3.A1" office:value-type="string">
              <text:p text:style-name="MP6" loext:marker-style-name="MT2"><text:page-number text:select-page="current">0</text:page-number></text:p>
            </table:table-cell>
            <table:table-cell table:style-name="Table3.B1" office:value-type="string">
              <text:p text:style-name="MP6"/>
            </table:table-cell>
          </table:table-row>
        </table:table>
        <text:p text:style-name="MP5"/>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loext:content-control loext:plain-text="true" loext:alias="Title" loext:id="266000653">The language pascaline</loext:content-control></text:p>
            </table:table-cell>
            <table:table-cell table:style-name="Table5.B1" office:value-type="string">
              <text:p text:style-name="MP1" loext:marker-style-name="MT2"><text:span text:style-name="MT3">M</text:span><loext:content-control loext:date="true" loext:date-format="MMMM d, yyyy" loext:date-rfc-language-tag="en-US" loext:alias="Date" loext:id="1293123826"><text:span text:style-name="MT3">arch 6, 2011</text:span></loext:content-control></text:p>
            </table:table-cell>
          </table:table-row>
        </table:table>
        <text:p text:style-name="MP2"/>
      </style:header>
      <style:header-left>
        <table:table table:name="Table6" table:style-name="Table6">
          <table:table-column table:style-name="Table6.A"/>
          <table:table-column table:style-name="Table6.B"/>
          <table:table-row table:style-name="Table6.1">
            <table:table-cell table:style-name="Table6.A1" office:value-type="string">
              <text:p text:style-name="MP3" loext:marker-style-name="MT2"><text:span text:style-name="MT3">M</text:span><loext:content-control loext:date="true" loext:date-format="MMMM d, yyyy" loext:date-rfc-language-tag="en-US" loext:current-date="2011-03-06T00:00:00Z" loext:alias="Date" loext:id="1529650056"><text:span text:style-name="MT3">arch 6, 2011</text:span></loext:content-control></text:p>
            </table:table-cell>
            <table:table-cell table:style-name="Table6.B1" office:value-type="string">
              <text:p text:style-name="MP3" loext:marker-style-name="MT1"><loext:content-control loext:plain-text="true" loext:alias="Title" loext:id="1395428329">The language pascaline</loext:content-control></text:p>
            </table:table-cell>
          </table:table-row>
        </table:table>
        <text:p text:style-name="MP2"/>
      </style:header-left>
      <style:footer>
        <table:table table:name="Table7" table:style-name="Table7">
          <table:table-column table:style-name="Table7.A"/>
          <table:table-column table:style-name="Table7.B"/>
          <table:table-row table:style-name="Table7.1">
            <table:table-cell table:style-name="Table7.A1" office:value-type="string">
              <text:p text:style-name="MP4"/>
            </table:table-cell>
            <table:table-cell table:style-name="Table7.B1" office:value-type="string">
              <text:p text:style-name="MP4" loext:marker-style-name="MT2"><text:span text:style-name="MT2"><text:page-number text:select-page="current">1</text:page-number></text:span></text:p>
            </table:table-cell>
          </table:table-row>
        </table:table>
        <text:p text:style-name="MP5"/>
      </style:footer>
      <style:footer-left>
        <table:table table:name="Table8" table:style-name="Table8">
          <table:table-column table:style-name="Table8.A"/>
          <table:table-column table:style-name="Table8.B"/>
          <table:table-row table:style-name="Table8.1">
            <table:table-cell table:style-name="Table8.A1" office:value-type="string">
              <text:p text:style-name="MP6" loext:marker-style-name="MT2"><text:page-number text:select-page="current">0</text:page-number></text:p>
            </table:table-cell>
            <table:table-cell table:style-name="Table8.B1" office:value-type="string">
              <text:p text:style-name="MP6"/>
            </table:table-cell>
          </table:table-row>
        </table:table>
        <text:p text:style-name="MP5"/>
      </style:footer-left>
    </style:master-page>
    <style:master-page style:name="Converted2" style:page-layout-name="Mpm3" draw:style-name="Mdp1">
      <style:header>
        <table:table table:name="Table10" table:style-name="Table10">
          <table:table-column table:style-name="Table10.A"/>
          <table:table-column table:style-name="Table10.B"/>
          <table:table-row table:style-name="Table10.1">
            <table:table-cell table:style-name="Table10.A1" office:value-type="string">
              <text:p text:style-name="MP1" loext:marker-style-name="MT1"><loext:content-control loext:plain-text="true" loext:alias="Title" loext:id="266000653">The language pascaline</loext:content-control><text:span text:style-name="MT1"/></text:p>
            </table:table-cell>
            <table:table-cell table:style-name="Table10.B1" office:value-type="string">
              <text:p text:style-name="MP1" loext:marker-style-name="MT2"><text:span text:style-name="MT3">M</text:span><loext:content-control loext:date="true" loext:date-format="MMMM d, yyyy" loext:date-rfc-language-tag="en-US" loext:alias="Date" loext:id="1293123826"><text:span text:style-name="MT3">arch 6, 2011</text:span></loext:content-control></text:p>
            </table:table-cell>
          </table:table-row>
        </table:table>
        <text:p text:style-name="MP2"/>
      </style:header>
      <style:header-left>
        <table:table table:name="Table9" table:style-name="Table9">
          <table:table-column table:style-name="Table9.A"/>
          <table:table-column table:style-name="Table9.B"/>
          <table:table-row table:style-name="Table9.1">
            <table:table-cell table:style-name="Table9.A1" office:value-type="string">
              <text:p text:style-name="MP3" loext:marker-style-name="MT2"><text:span text:style-name="MT3">M</text:span><loext:content-control loext:date="true" loext:date-format="MMMM d, yyyy" loext:date-rfc-language-tag="en-US" loext:current-date="2011-03-06T00:00:00Z" loext:alias="Date" loext:id="1529650056"><text:span text:style-name="MT3">arch 6, 2011</text:span></loext:content-control></text:p>
            </table:table-cell>
            <table:table-cell table:style-name="Table9.B1" office:value-type="string">
              <text:p text:style-name="MP3" loext:marker-style-name="MT1"><loext:content-control loext:plain-text="true" loext:alias="Title" loext:id="1395428329">The language pascaline</loext:content-control><text:span text:style-name="MT1"/></text:p>
            </table:table-cell>
          </table:table-row>
        </table:table>
        <text:p text:style-name="MP2"/>
      </style:header-left>
      <style:footer>
        <table:table table:name="Table12" table:style-name="Table12">
          <table:table-column table:style-name="Table12.A"/>
          <table:table-column table:style-name="Table12.B"/>
          <table:table-row table:style-name="Table12.1">
            <table:table-cell table:style-name="Table12.A1" office:value-type="string">
              <text:p text:style-name="MP4"/>
            </table:table-cell>
            <table:table-cell table:style-name="Table12.B1" office:value-type="string">
              <text:p text:style-name="MP4" loext:marker-style-name="MT2"><text:page-number text:select-page="current">13</text:page-number></text:p>
            </table:table-cell>
          </table:table-row>
        </table:table>
        <text:p text:style-name="MP5"/>
      </style:footer>
      <style:footer-left>
        <table:table table:name="Table11" table:style-name="Table11">
          <table:table-column table:style-name="Table11.A"/>
          <table:table-column table:style-name="Table11.B"/>
          <table:table-row table:style-name="Table11.1">
            <table:table-cell table:style-name="Table11.A1" office:value-type="string">
              <text:p text:style-name="MP6" loext:marker-style-name="MT2"><text:page-number text:select-page="current">14</text:page-number></text:p>
            </table:table-cell>
            <table:table-cell table:style-name="Table11.B1" office:value-type="string">
              <text:p text:style-name="MP6"/>
            </table:table-cell>
          </table:table-row>
        </table:table>
        <text:p text:style-name="MP5"/>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Converted4" style:page-layout-name="Mpm1" draw:style-name="Mdp1">
      <style:header>
        <table:table table:name="Table14" table:style-name="Table14">
          <table:table-column table:style-name="Table14.A"/>
          <table:table-column table:style-name="Table14.B"/>
          <table:table-row table:style-name="Table14.1">
            <table:table-cell table:style-name="Table14.A1" office:value-type="string">
              <text:p text:style-name="MP1" loext:marker-style-name="MT1"><loext:content-control loext:plain-text="true" loext:alias="Title" loext:id="1271928956">The language pascaline</loext:content-control><text:span text:style-name="MT1"/></text:p>
            </table:table-cell>
            <table:table-cell table:style-name="Table14.B1" office:value-type="string">
              <text:p text:style-name="MP1" loext:marker-style-name="MT2"><text:span text:style-name="MT3">M</text:span><loext:content-control loext:date="true" loext:date-format="MMMM d, yyyy" loext:date-rfc-language-tag="en-US" loext:current-date="2011-03-06T00:00:00Z" loext:alias="Date" loext:id="1305321027"><text:span text:style-name="MT3">arch 6, 2011</text:span></loext:content-control></text:p>
            </table:table-cell>
          </table:table-row>
        </table:table>
        <text:p text:style-name="MP2"/>
      </style:header>
      <style:header-left>
        <table:table table:name="Table13" table:style-name="Table13">
          <table:table-column table:style-name="Table13.A"/>
          <table:table-column table:style-name="Table13.B"/>
          <table:table-row table:style-name="Table13.1">
            <table:table-cell table:style-name="Table13.A1" office:value-type="string">
              <text:p text:style-name="MP3" loext:marker-style-name="MT2"><text:span text:style-name="MT3">M</text:span><loext:content-control loext:date="true" loext:date-format="MMMM d, yyyy" loext:date-rfc-language-tag="en-US" loext:current-date="2011-03-06T00:00:00Z" loext:alias="Date" loext:id="610680643"><text:span text:style-name="MT3">arch 6, 2011</text:span></loext:content-control></text:p>
            </table:table-cell>
            <table:table-cell table:style-name="Table13.B1" office:value-type="string">
              <text:p text:style-name="MP3" loext:marker-style-name="MT1"><loext:content-control loext:plain-text="true" loext:alias="Title" loext:id="934536349">The language pascaline</loext:content-control><text:span text:style-name="MT1"/></text:p>
            </table:table-cell>
          </table:table-row>
        </table:table>
        <text:p text:style-name="MP2"/>
      </style:header-left>
      <style:footer>
        <table:table table:name="Table16" table:style-name="Table16">
          <table:table-column table:style-name="Table16.A"/>
          <table:table-column table:style-name="Table16.B"/>
          <table:table-row table:style-name="Table16.1">
            <table:table-cell table:style-name="Table16.A1" office:value-type="string">
              <text:p text:style-name="MP4"/>
            </table:table-cell>
            <table:table-cell table:style-name="Table16.B1" office:value-type="string">
              <text:p text:style-name="MP4" loext:marker-style-name="MT2"><text:page-number text:select-page="current">0</text:page-number></text:p>
            </table:table-cell>
          </table:table-row>
        </table:table>
        <text:p text:style-name="MP5"/>
      </style:footer>
      <style:footer-left>
        <table:table table:name="Table15" table:style-name="Table15">
          <table:table-column table:style-name="Table15.A"/>
          <table:table-column table:style-name="Table15.B"/>
          <table:table-row table:style-name="Table15.1">
            <table:table-cell table:style-name="Table15.A1" office:value-type="string">
              <text:p text:style-name="MP6" loext:marker-style-name="MT2"><text:page-number text:select-page="current">16</text:page-number></text:p>
            </table:table-cell>
            <table:table-cell table:style-name="Table15.B1" office:value-type="string">
              <text:p text:style-name="MP6"/>
            </table:table-cell>
          </table:table-row>
        </table:table>
        <text:p text:style-name="MP5"/>
      </style:footer-left>
    </style:master-page>
    <style:master-page style:name="Converted5" style:page-layout-name="Mpm2" draw:style-name="Mdp2" style:next-style-name="Converted4">
      <style:header>
        <table:table table:name="Table17" table:style-name="Table17">
          <table:table-column table:style-name="Table17.A"/>
          <table:table-column table:style-name="Table17.B"/>
          <table:table-row table:style-name="Table17.1">
            <table:table-cell table:style-name="Table17.A1" office:value-type="string">
              <text:p text:style-name="MP1" loext:marker-style-name="MT1"><loext:content-control loext:plain-text="true" loext:alias="Title" loext:id="1271928956">The language pascaline</loext:content-control></text:p>
            </table:table-cell>
            <table:table-cell table:style-name="Table17.B1" office:value-type="string">
              <text:p text:style-name="MP1" loext:marker-style-name="MT2"><text:span text:style-name="MT3">M</text:span><loext:content-control loext:date="true" loext:date-format="MMMM d, yyyy" loext:date-rfc-language-tag="en-US" loext:current-date="2011-03-06T00:00:00Z" loext:alias="Date" loext:id="1305321027"><text:span text:style-name="MT3">arch 6, 2011</text:span></loext:content-control></text:p>
            </table:table-cell>
          </table:table-row>
        </table:table>
        <text:p text:style-name="MP2"/>
      </style:header>
      <style:header-left>
        <table:table table:name="Table18" table:style-name="Table18">
          <table:table-column table:style-name="Table18.A"/>
          <table:table-column table:style-name="Table18.B"/>
          <table:table-row table:style-name="Table18.1">
            <table:table-cell table:style-name="Table18.A1" office:value-type="string">
              <text:p text:style-name="MP3" loext:marker-style-name="MT2"><text:span text:style-name="MT3">M</text:span><loext:content-control loext:date="true" loext:date-format="MMMM d, yyyy" loext:date-rfc-language-tag="en-US" loext:current-date="2011-03-06T00:00:00Z" loext:alias="Date" loext:id="610680643"><text:span text:style-name="MT3">arch 6, 2011</text:span></loext:content-control></text:p>
            </table:table-cell>
            <table:table-cell table:style-name="Table18.B1" office:value-type="string">
              <text:p text:style-name="MP3" loext:marker-style-name="MT1"><loext:content-control loext:plain-text="true" loext:alias="Title" loext:id="934536349">The language pascaline</loext:content-control></text:p>
            </table:table-cell>
          </table:table-row>
        </table:table>
        <text:p text:style-name="MP2"/>
      </style:header-left>
      <style:footer>
        <table:table table:name="Table19" table:style-name="Table19">
          <table:table-column table:style-name="Table19.A"/>
          <table:table-column table:style-name="Table19.B"/>
          <table:table-row table:style-name="Table19.1">
            <table:table-cell table:style-name="Table19.A1" office:value-type="string">
              <text:p text:style-name="MP4"/>
            </table:table-cell>
            <table:table-cell table:style-name="Table19.B1" office:value-type="string">
              <text:p text:style-name="MP4" loext:marker-style-name="MT2"><text:page-number text:select-page="current">15</text:page-number></text:p>
            </table:table-cell>
          </table:table-row>
        </table:table>
        <text:p text:style-name="MP5"/>
      </style:footer>
      <style:footer-left>
        <table:table table:name="Table20" table:style-name="Table20">
          <table:table-column table:style-name="Table20.A"/>
          <table:table-column table:style-name="Table20.B"/>
          <table:table-row table:style-name="Table20.1">
            <table:table-cell table:style-name="Table20.A1" office:value-type="string">
              <text:p text:style-name="MP6" loext:marker-style-name="MT2"><text:page-number text:select-page="current">0</text:page-number></text:p>
            </table:table-cell>
            <table:table-cell table:style-name="Table20.B1" office:value-type="string">
              <text:p text:style-name="MP6"/>
            </table:table-cell>
          </table:table-row>
        </table:table>
        <text:p text:style-name="MP5"/>
      </style:footer-left>
    </style:master-page>
    <style:master-page style:name="Converted6" style:page-layout-name="Mpm5" draw:style-name="Mdp1">
      <style:header>
        <table:table table:name="Table22" table:style-name="Table22">
          <table:table-column table:style-name="Table22.A"/>
          <table:table-column table:style-name="Table22.B"/>
          <table:table-row table:style-name="Table22.1">
            <table:table-cell table:style-name="Table22.A1" office:value-type="string">
              <text:p text:style-name="MP1" loext:marker-style-name="MT1"><loext:content-control loext:plain-text="true" loext:alias="Title" loext:id="608998569">The language pascaline</loext:content-control><text:span text:style-name="MT1"/></text:p>
            </table:table-cell>
            <table:table-cell table:style-name="Table22.B1" office:value-type="string">
              <text:p text:style-name="MP1" loext:marker-style-name="MT2"><text:span text:style-name="MT3">M</text:span><loext:content-control loext:date="true" loext:date-format="MMMM d, yyyy" loext:date-rfc-language-tag="en-US" loext:current-date="2011-03-06T00:00:00Z" loext:alias="Date" loext:id="1078380190"><text:span text:style-name="MT3">arch 6, 2011</text:span></loext:content-control></text:p>
            </table:table-cell>
          </table:table-row>
        </table:table>
        <text:p text:style-name="MP2"/>
      </style:header>
      <style:header-left>
        <table:table table:name="Table21" table:style-name="Table21">
          <table:table-column table:style-name="Table21.A"/>
          <table:table-column table:style-name="Table21.B"/>
          <table:table-row table:style-name="Table21.1">
            <table:table-cell table:style-name="Table21.A1" office:value-type="string">
              <text:p text:style-name="MP3" loext:marker-style-name="MT2"><text:span text:style-name="MT3">M</text:span><loext:content-control loext:date="true" loext:date-format="MMMM d, yyyy" loext:date-rfc-language-tag="en-US" loext:current-date="2011-03-06T00:00:00Z" loext:alias="Date" loext:id="1848154435"><text:span text:style-name="MT3">arch 6, 2011</text:span></loext:content-control></text:p>
            </table:table-cell>
            <table:table-cell table:style-name="Table21.B1" office:value-type="string">
              <text:p text:style-name="MP3" loext:marker-style-name="MT1"><loext:content-control loext:plain-text="true" loext:alias="Title" loext:id="758093159">The language pascaline</loext:content-control><text:span text:style-name="MT1"/></text:p>
            </table:table-cell>
          </table:table-row>
        </table:table>
        <text:p text:style-name="MP2"/>
      </style:header-left>
      <style:footer>
        <table:table table:name="Table24" table:style-name="Table24">
          <table:table-column table:style-name="Table24.A"/>
          <table:table-column table:style-name="Table24.B"/>
          <table:table-row table:style-name="Table24.1">
            <table:table-cell table:style-name="Table24.A1" office:value-type="string">
              <text:p text:style-name="MP4"/>
            </table:table-cell>
            <table:table-cell table:style-name="Table24.B1" office:value-type="string">
              <text:p text:style-name="MP4" loext:marker-style-name="MT2"><text:page-number text:select-page="current">19</text:page-number></text:p>
            </table:table-cell>
          </table:table-row>
        </table:table>
        <text:p text:style-name="MP5"/>
      </style:footer>
      <style:footer-left>
        <table:table table:name="Table23" table:style-name="Table23">
          <table:table-column table:style-name="Table23.A"/>
          <table:table-column table:style-name="Table23.B"/>
          <table:table-row table:style-name="Table23.1">
            <table:table-cell table:style-name="Table23.A1" office:value-type="string">
              <text:p text:style-name="MP6" loext:marker-style-name="MT2"><text:page-number text:select-page="current">20</text:page-number></text:p>
            </table:table-cell>
            <table:table-cell table:style-name="Table23.B1" office:value-type="string">
              <text:p text:style-name="MP6"/>
            </table:table-cell>
          </table:table-row>
        </table:table>
        <text:p text:style-name="MP5"/>
      </style:footer-left>
    </style:master-page>
    <style:master-page style:name="Converted7" style:page-layout-name="Mpm4" draw:style-name="Mdp1" style:next-style-name="Converted6">
      <style:header>
        <text:p text:style-name="Standard"/>
      </style:header>
      <style:footer>
        <text:p text:style-name="Standard"/>
      </style:footer>
    </style:master-page>
    <style:master-page style:name="Converted8" style:page-layout-name="Mpm1" draw:style-name="Mdp1">
      <style:header>
        <table:table table:name="Table26" table:style-name="Table26">
          <table:table-column table:style-name="Table26.A"/>
          <table:table-column table:style-name="Table26.B"/>
          <table:table-row table:style-name="Table26.1">
            <table:table-cell table:style-name="Table26.A1" office:value-type="string">
              <text:p text:style-name="MP1" loext:marker-style-name="MT1"><loext:content-control loext:plain-text="true" loext:alias="Title" loext:id="1892514051">The language pascaline</loext:content-control><text:span text:style-name="MT1"/></text:p>
            </table:table-cell>
            <table:table-cell table:style-name="Table26.B1" office:value-type="string">
              <text:p text:style-name="MP1" loext:marker-style-name="MT2"><text:span text:style-name="MT3">M</text:span><loext:content-control loext:date="true" loext:date-format="MMMM d, yyyy" loext:date-rfc-language-tag="en-US" loext:current-date="2011-03-06T00:00:00Z" loext:alias="Date" loext:id="142441120"><text:span text:style-name="MT3">arch 6, 2011</text:span></loext:content-control></text:p>
            </table:table-cell>
          </table:table-row>
        </table:table>
        <text:p text:style-name="MP2"/>
      </style:header>
      <style:header-left>
        <table:table table:name="Table25" table:style-name="Table25">
          <table:table-column table:style-name="Table25.A"/>
          <table:table-column table:style-name="Table25.B"/>
          <table:table-row table:style-name="Table25.1">
            <table:table-cell table:style-name="Table25.A1" office:value-type="string">
              <text:p text:style-name="MP3" loext:marker-style-name="MT2"><text:span text:style-name="MT3">M</text:span><loext:content-control loext:date="true" loext:date-format="MMMM d, yyyy" loext:date-rfc-language-tag="en-US" loext:current-date="2011-03-06T00:00:00Z" loext:alias="Date" loext:id="1867031362"><text:span text:style-name="MT3">arch 6, 2011</text:span></loext:content-control></text:p>
            </table:table-cell>
            <table:table-cell table:style-name="Table25.B1" office:value-type="string">
              <text:p text:style-name="MP3" loext:marker-style-name="MT1"><loext:content-control loext:plain-text="true" loext:alias="Title" loext:id="921155363">The language pascaline</loext:content-control><text:span text:style-name="MT1"/></text:p>
            </table:table-cell>
          </table:table-row>
        </table:table>
        <text:p text:style-name="MP2"/>
      </style:header-left>
      <style:footer>
        <table:table table:name="Table28" table:style-name="Table28">
          <table:table-column table:style-name="Table28.A"/>
          <table:table-column table:style-name="Table28.B"/>
          <table:table-row table:style-name="Table28.1">
            <table:table-cell table:style-name="Table28.A1" office:value-type="string">
              <text:p text:style-name="MP4"/>
            </table:table-cell>
            <table:table-cell table:style-name="Table28.B1" office:value-type="string">
              <text:p text:style-name="MP4" loext:marker-style-name="MT2"><text:page-number text:select-page="current">0</text:page-number></text:p>
            </table:table-cell>
          </table:table-row>
        </table:table>
        <text:p text:style-name="MP5"/>
      </style:footer>
      <style:footer-left>
        <table:table table:name="Table27" table:style-name="Table27">
          <table:table-column table:style-name="Table27.A"/>
          <table:table-column table:style-name="Table27.B"/>
          <table:table-row table:style-name="Table27.1">
            <table:table-cell table:style-name="Table27.A1" office:value-type="string">
              <text:p text:style-name="MP6" loext:marker-style-name="MT2"><text:page-number text:select-page="current">22</text:page-number></text:p>
            </table:table-cell>
            <table:table-cell table:style-name="Table27.B1" office:value-type="string">
              <text:p text:style-name="MP6"/>
            </table:table-cell>
          </table:table-row>
        </table:table>
        <text:p text:style-name="MP5"/>
      </style:footer-left>
    </style:master-page>
    <style:master-page style:name="Converted9" style:page-layout-name="Mpm2" draw:style-name="Mdp2" style:next-style-name="Converted8">
      <style:header>
        <table:table table:name="Table29" table:style-name="Table29">
          <table:table-column table:style-name="Table29.A"/>
          <table:table-column table:style-name="Table29.B"/>
          <table:table-row table:style-name="Table29.1">
            <table:table-cell table:style-name="Table29.A1" office:value-type="string">
              <text:p text:style-name="MP1" loext:marker-style-name="MT1"><loext:content-control loext:plain-text="true" loext:alias="Title" loext:id="1892514051">The language pascaline</loext:content-control></text:p>
            </table:table-cell>
            <table:table-cell table:style-name="Table29.B1" office:value-type="string">
              <text:p text:style-name="MP1" loext:marker-style-name="MT2"><text:span text:style-name="MT3">M</text:span><loext:content-control loext:date="true" loext:date-format="MMMM d, yyyy" loext:date-rfc-language-tag="en-US" loext:current-date="2011-03-06T00:00:00Z" loext:alias="Date" loext:id="142441120"><text:span text:style-name="MT3">arch 6, 2011</text:span></loext:content-control></text:p>
            </table:table-cell>
          </table:table-row>
        </table:table>
        <text:p text:style-name="MP2"/>
      </style:header>
      <style:header-left>
        <table:table table:name="Table30" table:style-name="Table30">
          <table:table-column table:style-name="Table30.A"/>
          <table:table-column table:style-name="Table30.B"/>
          <table:table-row table:style-name="Table30.1">
            <table:table-cell table:style-name="Table30.A1" office:value-type="string">
              <text:p text:style-name="MP3" loext:marker-style-name="MT2"><text:span text:style-name="MT3">M</text:span><loext:content-control loext:date="true" loext:date-format="MMMM d, yyyy" loext:date-rfc-language-tag="en-US" loext:current-date="2011-03-06T00:00:00Z" loext:alias="Date" loext:id="1867031362"><text:span text:style-name="MT3">arch 6, 2011</text:span></loext:content-control></text:p>
            </table:table-cell>
            <table:table-cell table:style-name="Table30.B1" office:value-type="string">
              <text:p text:style-name="MP3" loext:marker-style-name="MT1"><loext:content-control loext:plain-text="true" loext:alias="Title" loext:id="921155363">The language pascaline</loext:content-control></text:p>
            </table:table-cell>
          </table:table-row>
        </table:table>
        <text:p text:style-name="MP2"/>
      </style:header-left>
      <style:footer>
        <table:table table:name="Table31" table:style-name="Table31">
          <table:table-column table:style-name="Table31.A"/>
          <table:table-column table:style-name="Table31.B"/>
          <table:table-row table:style-name="Table31.1">
            <table:table-cell table:style-name="Table31.A1" office:value-type="string">
              <text:p text:style-name="MP4"/>
            </table:table-cell>
            <table:table-cell table:style-name="Table31.B1" office:value-type="string">
              <text:p text:style-name="MP4" loext:marker-style-name="MT2"><text:page-number text:select-page="current">21</text:page-number></text:p>
            </table:table-cell>
          </table:table-row>
        </table:table>
        <text:p text:style-name="MP5"/>
      </style:footer>
      <style:footer-left>
        <table:table table:name="Table32" table:style-name="Table32">
          <table:table-column table:style-name="Table32.A"/>
          <table:table-column table:style-name="Table32.B"/>
          <table:table-row table:style-name="Table32.1">
            <table:table-cell table:style-name="Table32.A1" office:value-type="string">
              <text:p text:style-name="MP6" loext:marker-style-name="MT2"><text:page-number text:select-page="current">0</text:page-number></text:p>
            </table:table-cell>
            <table:table-cell table:style-name="Table32.B1" office:value-type="string">
              <text:p text:style-name="MP6"/>
            </table:table-cell>
          </table:table-row>
        </table:table>
        <text:p text:style-name="MP5"/>
      </style:footer-left>
    </style:master-page>
    <style:master-page style:name="Converted10"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loext:content-control loext:plain-text="true" loext:alias="Title" loext:id="1892514051">The language pascaline</loext:content-control><text:span text:style-name="MT1"/></text:p>
            </table:table-cell>
            <table:table-cell table:style-name="Table34.B1" office:value-type="string">
              <text:p text:style-name="MP1" loext:marker-style-name="MT2"><text:span text:style-name="MT3">M</text:span><loext:content-control loext:date="true" loext:date-format="MMMM d, yyyy" loext:date-rfc-language-tag="en-US" loext:current-date="2011-03-06T00:00:00Z" loext:alias="Date" loext:id="142441120"><text:span text:style-name="MT3">arch 6, 2011</text:span></loext:content-control></text:p>
            </table:table-cell>
          </table:table-row>
        </table:table>
        <text:p text:style-name="MP2"/>
      </style:header>
      <style:header-left>
        <table:table table:name="Table33" table:style-name="Table33">
          <table:table-column table:style-name="Table33.A"/>
          <table:table-column table:style-name="Table33.B"/>
          <table:table-row table:style-name="Table33.1">
            <table:table-cell table:style-name="Table33.A1" office:value-type="string">
              <text:p text:style-name="MP3" loext:marker-style-name="MT2"><text:span text:style-name="MT3">M</text:span><loext:content-control loext:date="true" loext:date-format="MMMM d, yyyy" loext:date-rfc-language-tag="en-US" loext:current-date="2011-03-06T00:00:00Z" loext:alias="Date" loext:id="1867031362"><text:span text:style-name="MT3">arch 6, 2011</text:span></loext:content-control></text:p>
            </table:table-cell>
            <table:table-cell table:style-name="Table33.B1" office:value-type="string">
              <text:p text:style-name="MP3" loext:marker-style-name="MT1"><loext:content-control loext:plain-text="true" loext:alias="Title" loext:id="921155363">The language pascaline</loext:content-control><text:span text:style-name="MT1"/></text:p>
            </table:table-cell>
          </table:table-row>
        </table:table>
        <text:p text:style-name="MP2"/>
      </style:header-left>
      <style:footer>
        <table:table table:name="Table36" table:style-name="Table36">
          <table:table-column table:style-name="Table36.A"/>
          <table:table-column table:style-name="Table36.B"/>
          <table:table-row table:style-name="Table36.1">
            <table:table-cell table:style-name="Table36.A1" office:value-type="string">
              <text:p text:style-name="MP4"/>
            </table:table-cell>
            <table:table-cell table:style-name="Table36.B1" office:value-type="string">
              <text:p text:style-name="MP4" loext:marker-style-name="MT2"><text:page-number text:select-page="current">0</text:page-number></text:p>
            </table:table-cell>
          </table:table-row>
        </table:table>
        <text:p text:style-name="MP5"/>
      </style:footer>
      <style:footer-left>
        <table:table table:name="Table35" table:style-name="Table35">
          <table:table-column table:style-name="Table35.A"/>
          <table:table-column table:style-name="Table35.B"/>
          <table:table-row table:style-name="Table35.1">
            <table:table-cell table:style-name="Table35.A1" office:value-type="string">
              <text:p text:style-name="MP6" loext:marker-style-name="MT2"><text:page-number text:select-page="current">22</text:page-number></text:p>
            </table:table-cell>
            <table:table-cell table:style-name="Table35.B1" office:value-type="string">
              <text:p text:style-name="MP6"/>
            </table:table-cell>
          </table:table-row>
        </table:table>
        <text:p text:style-name="MP5"/>
      </style:footer-left>
    </style:master-page>
    <style:master-page style:name="Converted11" style:page-layout-name="Mpm4" draw:style-name="Mdp1" style:next-style-name="Converted10">
      <style:header>
        <text:p text:style-name="Standard"/>
      </style:header>
      <style:footer>
        <text:p text:style-name="Standard"/>
      </style:footer>
    </style:master-page>
    <style:master-page style:name="Converted12" style:page-layout-name="Mpm1" draw:style-name="Mdp1">
      <style:header>
        <table:table table:name="Table38" table:style-name="Table38">
          <table:table-column table:style-name="Table38.A"/>
          <table:table-column table:style-name="Table38.B"/>
          <table:table-row table:style-name="Table38.1">
            <table:table-cell table:style-name="Table38.A1" office:value-type="string">
              <text:p text:style-name="MP1" loext:marker-style-name="MT1"><loext:content-control loext:plain-text="true" loext:alias="Title" loext:id="691854272">The language pascaline</loext:content-control><text:span text:style-name="MT1"/></text:p>
            </table:table-cell>
            <table:table-cell table:style-name="Table38.B1" office:value-type="string">
              <text:p text:style-name="MP1" loext:marker-style-name="MT2"><text:span text:style-name="MT3">M</text:span><loext:content-control loext:date="true" loext:date-format="MMMM d, yyyy" loext:date-rfc-language-tag="en-US" loext:current-date="2011-03-06T00:00:00Z" loext:alias="Date" loext:id="1130493537"><text:span text:style-name="MT3">arch 6, 2011</text:span></loext:content-control></text:p>
            </table:table-cell>
          </table:table-row>
        </table:table>
        <text:p text:style-name="MP2"/>
      </style:header>
      <style:header-left>
        <table:table table:name="Table37" table:style-name="Table37">
          <table:table-column table:style-name="Table37.A"/>
          <table:table-column table:style-name="Table37.B"/>
          <table:table-row table:style-name="Table37.1">
            <table:table-cell table:style-name="Table37.A1" office:value-type="string">
              <text:p text:style-name="MP3" loext:marker-style-name="MT2"><text:span text:style-name="MT3">M</text:span><loext:content-control loext:date="true" loext:date-format="MMMM d, yyyy" loext:date-rfc-language-tag="en-US" loext:current-date="2011-03-06T00:00:00Z" loext:alias="Date" loext:id="1656835447"><text:span text:style-name="MT3">arch 6, 2011</text:span></loext:content-control></text:p>
            </table:table-cell>
            <table:table-cell table:style-name="Table37.B1" office:value-type="string">
              <text:p text:style-name="MP3" loext:marker-style-name="MT1"><loext:content-control loext:plain-text="true" loext:alias="Title" loext:id="154411338">The language pascaline</loext:content-control><text:span text:style-name="MT1"/></text:p>
            </table:table-cell>
          </table:table-row>
        </table:table>
        <text:p text:style-name="MP2"/>
      </style:header-left>
      <style:footer>
        <table:table table:name="Table40" table:style-name="Table40">
          <table:table-column table:style-name="Table40.A"/>
          <table:table-column table:style-name="Table40.B"/>
          <table:table-row table:style-name="Table40.1">
            <table:table-cell table:style-name="Table40.A1" office:value-type="string">
              <text:p text:style-name="MP4"/>
            </table:table-cell>
            <table:table-cell table:style-name="Table40.B1" office:value-type="string">
              <text:p text:style-name="MP4" loext:marker-style-name="MT2"><text:page-number text:select-page="current">0</text:page-number></text:p>
            </table:table-cell>
          </table:table-row>
        </table:table>
        <text:p text:style-name="MP5"/>
      </style:footer>
      <style:footer-left>
        <table:table table:name="Table39" table:style-name="Table39">
          <table:table-column table:style-name="Table39.A"/>
          <table:table-column table:style-name="Table39.B"/>
          <table:table-row table:style-name="Table39.1">
            <table:table-cell table:style-name="Table39.A1" office:value-type="string">
              <text:p text:style-name="MP6" loext:marker-style-name="MT2"><text:page-number text:select-page="current">0</text:page-number></text:p>
            </table:table-cell>
            <table:table-cell table:style-name="Table39.B1" office:value-type="string">
              <text:p text:style-name="MP6"/>
            </table:table-cell>
          </table:table-row>
        </table:table>
        <text:p text:style-name="MP5"/>
      </style:footer-left>
    </style:master-page>
    <style:master-page style:name="Converted13" style:page-layout-name="Mpm2" draw:style-name="Mdp2" style:next-style-name="Converted12">
      <style:header>
        <table:table table:name="Table41" table:style-name="Table41">
          <table:table-column table:style-name="Table41.A"/>
          <table:table-column table:style-name="Table41.B"/>
          <table:table-row table:style-name="Table41.1">
            <table:table-cell table:style-name="Table41.A1" office:value-type="string">
              <text:p text:style-name="MP1" loext:marker-style-name="MT1"><loext:content-control loext:plain-text="true" loext:alias="Title" loext:id="691854272">The language pascaline</loext:content-control></text:p>
            </table:table-cell>
            <table:table-cell table:style-name="Table41.B1" office:value-type="string">
              <text:p text:style-name="MP1" loext:marker-style-name="MT2"><text:span text:style-name="MT3">M</text:span><loext:content-control loext:date="true" loext:date-format="MMMM d, yyyy" loext:date-rfc-language-tag="en-US" loext:current-date="2011-03-06T00:00:00Z" loext:alias="Date" loext:id="1130493537"><text:span text:style-name="MT3">arch 6, 2011</text:span></loext:content-control></text:p>
            </table:table-cell>
          </table:table-row>
        </table:table>
        <text:p text:style-name="MP2"/>
      </style:header>
      <style:header-left>
        <table:table table:name="Table42" table:style-name="Table42">
          <table:table-column table:style-name="Table42.A"/>
          <table:table-column table:style-name="Table42.B"/>
          <table:table-row table:style-name="Table42.1">
            <table:table-cell table:style-name="Table42.A1" office:value-type="string">
              <text:p text:style-name="MP3" loext:marker-style-name="MT2"><text:span text:style-name="MT3">M</text:span><loext:content-control loext:date="true" loext:date-format="MMMM d, yyyy" loext:date-rfc-language-tag="en-US" loext:current-date="2011-03-06T00:00:00Z" loext:alias="Date" loext:id="1656835447"><text:span text:style-name="MT3">arch 6, 2011</text:span></loext:content-control></text:p>
            </table:table-cell>
            <table:table-cell table:style-name="Table42.B1" office:value-type="string">
              <text:p text:style-name="MP3" loext:marker-style-name="MT1"><loext:content-control loext:plain-text="true" loext:alias="Title" loext:id="154411338">The language pascaline</loext:content-control></text:p>
            </table:table-cell>
          </table:table-row>
        </table:table>
        <text:p text:style-name="MP2"/>
      </style:header-left>
      <style:footer>
        <table:table table:name="Table43" table:style-name="Table43">
          <table:table-column table:style-name="Table43.A"/>
          <table:table-column table:style-name="Table43.B"/>
          <table:table-row table:style-name="Table43.1">
            <table:table-cell table:style-name="Table43.A1" office:value-type="string">
              <text:p text:style-name="MP4"/>
            </table:table-cell>
            <table:table-cell table:style-name="Table43.B1" office:value-type="string">
              <text:p text:style-name="MP4" loext:marker-style-name="MT2"><text:page-number text:select-page="current">23</text:page-number></text:p>
            </table:table-cell>
          </table:table-row>
        </table:table>
        <text:p text:style-name="MP5"/>
      </style:footer>
      <style:footer-left>
        <table:table table:name="Table44" table:style-name="Table44">
          <table:table-column table:style-name="Table44.A"/>
          <table:table-column table:style-name="Table44.B"/>
          <table:table-row table:style-name="Table44.1">
            <table:table-cell table:style-name="Table44.A1" office:value-type="string">
              <text:p text:style-name="MP6" loext:marker-style-name="MT2"><text:page-number text:select-page="current">0</text:page-number></text:p>
            </table:table-cell>
            <table:table-cell table:style-name="Table44.B1" office:value-type="string">
              <text:p text:style-name="MP6"/>
            </table:table-cell>
          </table:table-row>
        </table:table>
        <text:p text:style-name="MP5"/>
      </style:footer-left>
    </style:master-page>
    <style:master-page style:name="Converted14" style:page-layout-name="Mpm5" draw:style-name="Mdp1">
      <style:header>
        <table:table table:name="Table58" table:style-name="Table58">
          <table:table-column table:style-name="Table58.A"/>
          <table:table-column table:style-name="Table58.B"/>
          <table:table-row table:style-name="Table58.1">
            <table:table-cell table:style-name="Table58.A1" office:value-type="string">
              <text:p text:style-name="MP1" loext:marker-style-name="MT1"><loext:content-control loext:plain-text="true" loext:alias="Title" loext:id="1844499838">The language pascaline</loext:content-control><text:span text:style-name="MT1"/></text:p>
            </table:table-cell>
            <table:table-cell table:style-name="Table58.B1" office:value-type="string">
              <text:p text:style-name="MP1" loext:marker-style-name="MT2"><text:span text:style-name="MT3">M</text:span><loext:content-control loext:date="true" loext:date-format="MMMM d, yyyy" loext:date-rfc-language-tag="en-US" loext:alias="Date" loext:id="1040181966"><text:span text:style-name="MT3">arch 6, 2011</text:span></loext:content-control></text:p>
            </table:table-cell>
          </table:table-row>
        </table:table>
        <text:p text:style-name="MP2"/>
      </style:header>
      <style:header-left>
        <table:table table:name="Table57" table:style-name="Table57">
          <table:table-column table:style-name="Table57.A"/>
          <table:table-column table:style-name="Table57.B"/>
          <table:table-row table:style-name="Table57.1">
            <table:table-cell table:style-name="Table57.A1" office:value-type="string">
              <text:p text:style-name="MP3" loext:marker-style-name="MT2"><text:span text:style-name="MT3">M</text:span><loext:content-control loext:date="true" loext:date-format="MMMM d, yyyy" loext:date-rfc-language-tag="en-US" loext:alias="Date" loext:id="2018299062"><text:span text:style-name="MT3">arch 6, 2011</text:span></loext:content-control></text:p>
            </table:table-cell>
            <table:table-cell table:style-name="Table57.B1" office:value-type="string">
              <text:p text:style-name="MP3" loext:marker-style-name="MT1"><loext:content-control loext:plain-text="true" loext:alias="Title" loext:id="1621761635">The language pascaline</loext:content-control><text:span text:style-name="MT1"/></text:p>
            </table:table-cell>
          </table:table-row>
        </table:table>
        <text:p text:style-name="MP2"/>
      </style:header-left>
      <style:footer>
        <table:table table:name="Table60" table:style-name="Table60">
          <table:table-column table:style-name="Table60.A"/>
          <table:table-column table:style-name="Table60.B"/>
          <table:table-row table:style-name="Table60.1">
            <table:table-cell table:style-name="Table60.A1" office:value-type="string">
              <text:p text:style-name="MP4"/>
            </table:table-cell>
            <table:table-cell table:style-name="Table60.B1" office:value-type="string">
              <text:p text:style-name="MP4" loext:marker-style-name="MT2"><text:page-number text:select-page="current">155</text:page-number></text:p>
            </table:table-cell>
          </table:table-row>
        </table:table>
        <text:p text:style-name="MP5"/>
      </style:footer>
      <style:footer-left>
        <table:table table:name="Table59" table:style-name="Table59">
          <table:table-column table:style-name="Table59.A"/>
          <table:table-column table:style-name="Table59.B"/>
          <table:table-row table:style-name="Table59.1">
            <table:table-cell table:style-name="Table59.A1" office:value-type="string">
              <text:p text:style-name="MP6" loext:marker-style-name="MT2"><text:page-number text:select-page="current">156</text:page-number></text:p>
            </table:table-cell>
            <table:table-cell table:style-name="Table59.B1" office:value-type="string">
              <text:p text:style-name="MP6"/>
            </table:table-cell>
          </table:table-row>
        </table:table>
        <text:p text:style-name="MP5"/>
      </style:footer-left>
    </style:master-page>
    <style:master-page style:name="Converted15" style:page-layout-name="Mpm4" draw:style-name="Mdp1" style:next-style-name="Converted14">
      <style:header>
        <text:p text:style-name="Standard"/>
      </style:header>
      <style:footer>
        <text:p text:style-name="Standard"/>
      </style:footer>
    </style:master-page>
    <style:master-page style:name="Converted16" style:page-layout-name="Mpm1" draw:style-name="Mdp1">
      <style:header>
        <table:table table:name="Table62" table:style-name="Table62">
          <table:table-column table:style-name="Table62.A"/>
          <table:table-column table:style-name="Table62.B"/>
          <table:table-row table:style-name="Table62.1">
            <table:table-cell table:style-name="Table62.A1" office:value-type="string">
              <text:p text:style-name="MP1" loext:marker-style-name="MT1"><loext:content-control loext:plain-text="true" loext:alias="Title" loext:id="1272696612">The language pascaline</loext:content-control><text:span text:style-name="MT1"/></text:p>
            </table:table-cell>
            <table:table-cell table:style-name="Table62.B1" office:value-type="string">
              <text:p text:style-name="MP1" loext:marker-style-name="MT2"><text:span text:style-name="MT3">M</text:span><loext:content-control loext:date="true" loext:date-format="MMMM d, yyyy" loext:date-rfc-language-tag="en-US" loext:alias="Date" loext:id="1325412064"><text:span text:style-name="MT3">arch 6, 2011</text:span></loext:content-control></text:p>
            </table:table-cell>
          </table:table-row>
        </table:table>
        <text:p text:style-name="MP2"/>
      </style:header>
      <style:header-left>
        <table:table table:name="Table61" table:style-name="Table61">
          <table:table-column table:style-name="Table61.A"/>
          <table:table-column table:style-name="Table61.B"/>
          <table:table-row table:style-name="Table61.1">
            <table:table-cell table:style-name="Table61.A1" office:value-type="string">
              <text:p text:style-name="MP3" loext:marker-style-name="MT2"><text:span text:style-name="MT3">M</text:span><loext:content-control loext:date="true" loext:date-format="MMMM d, yyyy" loext:date-rfc-language-tag="en-US" loext:current-date="2011-03-06T00:00:00Z" loext:alias="Date" loext:id="1599845609"><text:span text:style-name="MT3">arch 6, 2011</text:span></loext:content-control></text:p>
            </table:table-cell>
            <table:table-cell table:style-name="Table61.B1" office:value-type="string">
              <text:p text:style-name="MP3" loext:marker-style-name="MT1"><loext:content-control loext:plain-text="true" loext:alias="Title" loext:id="26819120">The language pascaline</loext:content-control><text:span text:style-name="MT1"/></text:p>
            </table:table-cell>
          </table:table-row>
        </table:table>
        <text:p text:style-name="MP2"/>
      </style:header-left>
      <style:footer>
        <table:table table:name="Table64" table:style-name="Table64">
          <table:table-column table:style-name="Table64.A"/>
          <table:table-column table:style-name="Table64.B"/>
          <table:table-row table:style-name="Table64.1">
            <table:table-cell table:style-name="Table64.A1" office:value-type="string">
              <text:p text:style-name="MP4"/>
            </table:table-cell>
            <table:table-cell table:style-name="Table64.B1" office:value-type="string">
              <text:p text:style-name="MP4" loext:marker-style-name="MT2"><text:page-number text:select-page="current">0</text:page-number></text:p>
            </table:table-cell>
          </table:table-row>
        </table:table>
        <text:p text:style-name="MP5"/>
      </style:footer>
      <style:footer-left>
        <table:table table:name="Table63" table:style-name="Table63">
          <table:table-column table:style-name="Table63.A"/>
          <table:table-column table:style-name="Table63.B"/>
          <table:table-row table:style-name="Table63.1">
            <table:table-cell table:style-name="Table63.A1" office:value-type="string">
              <text:p text:style-name="MP6" loext:marker-style-name="MT2"><text:page-number text:select-page="current">160</text:page-number></text:p>
            </table:table-cell>
            <table:table-cell table:style-name="Table63.B1" office:value-type="string">
              <text:p text:style-name="MP6"/>
            </table:table-cell>
          </table:table-row>
        </table:table>
        <text:p text:style-name="MP5"/>
      </style:footer-left>
    </style:master-page>
    <style:master-page style:name="Converted17" style:page-layout-name="Mpm2" draw:style-name="Mdp2" style:next-style-name="Converted16">
      <style:header>
        <table:table table:name="Table65" table:style-name="Table65">
          <table:table-column table:style-name="Table65.A"/>
          <table:table-column table:style-name="Table65.B"/>
          <table:table-row table:style-name="Table65.1">
            <table:table-cell table:style-name="Table65.A1" office:value-type="string">
              <text:p text:style-name="MP1" loext:marker-style-name="MT1"><loext:content-control loext:plain-text="true" loext:alias="Title" loext:id="1272696612">The language pascaline</loext:content-control></text:p>
            </table:table-cell>
            <table:table-cell table:style-name="Table65.B1" office:value-type="string">
              <text:p text:style-name="MP1" loext:marker-style-name="MT2"><text:span text:style-name="MT3">M</text:span><loext:content-control loext:date="true" loext:date-format="MMMM d, yyyy" loext:date-rfc-language-tag="en-US" loext:alias="Date" loext:id="1325412064"><text:span text:style-name="MT3">arch 6, 2011</text:span></loext:content-control></text:p>
            </table:table-cell>
          </table:table-row>
        </table:table>
        <text:p text:style-name="MP2"/>
      </style:header>
      <style:header-left>
        <table:table table:name="Table66" table:style-name="Table66">
          <table:table-column table:style-name="Table66.A"/>
          <table:table-column table:style-name="Table66.B"/>
          <table:table-row table:style-name="Table66.1">
            <table:table-cell table:style-name="Table66.A1" office:value-type="string">
              <text:p text:style-name="MP3" loext:marker-style-name="MT2"><text:span text:style-name="MT3">M</text:span><loext:content-control loext:date="true" loext:date-format="MMMM d, yyyy" loext:date-rfc-language-tag="en-US" loext:current-date="2011-03-06T00:00:00Z" loext:alias="Date" loext:id="1599845609"><text:span text:style-name="MT3">arch 6, 2011</text:span></loext:content-control></text:p>
            </table:table-cell>
            <table:table-cell table:style-name="Table66.B1" office:value-type="string">
              <text:p text:style-name="MP3" loext:marker-style-name="MT1"><loext:content-control loext:plain-text="true" loext:alias="Title" loext:id="26819120">The language pascaline</loext:content-control></text:p>
            </table:table-cell>
          </table:table-row>
        </table:table>
        <text:p text:style-name="MP2"/>
      </style:header-left>
      <style:footer>
        <table:table table:name="Table67" table:style-name="Table67">
          <table:table-column table:style-name="Table67.A"/>
          <table:table-column table:style-name="Table67.B"/>
          <table:table-row table:style-name="Table67.1">
            <table:table-cell table:style-name="Table67.A1" office:value-type="string">
              <text:p text:style-name="MP4"/>
            </table:table-cell>
            <table:table-cell table:style-name="Table67.B1" office:value-type="string">
              <text:p text:style-name="MP4" loext:marker-style-name="MT2"><text:page-number text:select-page="current">157</text:page-number></text:p>
            </table:table-cell>
          </table:table-row>
        </table:table>
        <text:p text:style-name="MP5"/>
      </style:footer>
      <style:footer-left>
        <table:table table:name="Table68" table:style-name="Table68">
          <table:table-column table:style-name="Table68.A"/>
          <table:table-column table:style-name="Table68.B"/>
          <table:table-row table:style-name="Table68.1">
            <table:table-cell table:style-name="Table68.A1" office:value-type="string">
              <text:p text:style-name="MP6" loext:marker-style-name="MT2"><text:page-number text:select-page="current">0</text:page-number></text:p>
            </table:table-cell>
            <table:table-cell table:style-name="Table68.B1" office:value-type="string">
              <text:p text:style-name="MP6"/>
            </table:table-cell>
          </table:table-row>
        </table:table>
        <text:p text:style-name="MP5"/>
      </style:footer-left>
    </style:master-page>
    <style:master-page style:name="Converted18" style:page-layout-name="Mpm5" draw:style-name="Mdp1">
      <style:header>
        <table:table table:name="Table70" table:style-name="Table70">
          <table:table-column table:style-name="Table70.A"/>
          <table:table-column table:style-name="Table70.B"/>
          <table:table-row table:style-name="Table70.1">
            <table:table-cell table:style-name="Table70.A1" office:value-type="string">
              <text:p text:style-name="MP1" loext:marker-style-name="MT1"><loext:content-control loext:plain-text="true" loext:alias="Title" loext:id="88607569">The language pascaline</loext:content-control><text:span text:style-name="MT1"/></text:p>
            </table:table-cell>
            <table:table-cell table:style-name="Table70.B1" office:value-type="string">
              <text:p text:style-name="MP1" loext:marker-style-name="MT2"><text:span text:style-name="MT3">M</text:span><loext:content-control loext:date="true" loext:date-format="MMMM d, yyyy" loext:date-rfc-language-tag="en-US" loext:current-date="2011-03-06T00:00:00Z" loext:alias="Date" loext:id="1507726532"><text:span text:style-name="MT3">arch 6, 2011</text:span></loext:content-control></text:p>
            </table:table-cell>
          </table:table-row>
        </table:table>
        <text:p text:style-name="MP2"/>
      </style:header>
      <style:header-left>
        <table:table table:name="Table69" table:style-name="Table69">
          <table:table-column table:style-name="Table69.A"/>
          <table:table-column table:style-name="Table69.B"/>
          <table:table-row table:style-name="Table69.1">
            <table:table-cell table:style-name="Table69.A1" office:value-type="string">
              <text:p text:style-name="MP3" loext:marker-style-name="MT2"><text:span text:style-name="MT3">M</text:span><loext:content-control loext:date="true" loext:date-format="MMMM d, yyyy" loext:date-rfc-language-tag="en-US" loext:alias="Date" loext:id="2044930178"><text:span text:style-name="MT3">arch 6, 2011</text:span></loext:content-control></text:p>
            </table:table-cell>
            <table:table-cell table:style-name="Table69.B1" office:value-type="string">
              <text:p text:style-name="MP3" loext:marker-style-name="MT1"><loext:content-control loext:plain-text="true" loext:alias="Title" loext:id="560881531">The language pascaline</loext:content-control><text:span text:style-name="MT1"/></text:p>
            </table:table-cell>
          </table:table-row>
        </table:table>
        <text:p text:style-name="MP2"/>
      </style:header-left>
      <style:footer>
        <table:table table:name="Table72" table:style-name="Table72">
          <table:table-column table:style-name="Table72.A"/>
          <table:table-column table:style-name="Table72.B"/>
          <table:table-row table:style-name="Table72.1">
            <table:table-cell table:style-name="Table72.A1" office:value-type="string">
              <text:p text:style-name="MP4"/>
            </table:table-cell>
            <table:table-cell table:style-name="Table72.B1" office:value-type="string">
              <text:p text:style-name="MP4" loext:marker-style-name="MT2"><text:page-number text:select-page="current">165</text:page-number></text:p>
            </table:table-cell>
          </table:table-row>
        </table:table>
        <text:p text:style-name="MP5"/>
      </style:footer>
      <style:footer-left>
        <table:table table:name="Table71" table:style-name="Table71">
          <table:table-column table:style-name="Table71.A"/>
          <table:table-column table:style-name="Table71.B"/>
          <table:table-row table:style-name="Table71.1">
            <table:table-cell table:style-name="Table71.A1" office:value-type="string">
              <text:p text:style-name="MP6" loext:marker-style-name="MT2"><text:page-number text:select-page="current">162</text:page-number></text:p>
            </table:table-cell>
            <table:table-cell table:style-name="Table71.B1" office:value-type="string">
              <text:p text:style-name="MP6"/>
            </table:table-cell>
          </table:table-row>
        </table:table>
        <text:p text:style-name="MP5"/>
      </style:footer-left>
    </style:master-page>
    <style:master-page style:name="Converted19" style:page-layout-name="Mpm4" draw:style-name="Mdp1" style:next-style-name="Converted18">
      <style:header>
        <text:p text:style-name="Standard"/>
      </style:header>
      <style:footer>
        <text:p text:style-name="Standard"/>
      </style:footer>
    </style:master-page>
    <style:master-page style:name="Converted20" style:page-layout-name="Mpm1" draw:style-name="Mdp1">
      <style:header>
        <table:table table:name="Table75" table:style-name="Table75">
          <table:table-column table:style-name="Table75.A"/>
          <table:table-column table:style-name="Table75.B"/>
          <table:table-row table:style-name="Table75.1">
            <table:table-cell table:style-name="Table75.A1" office:value-type="string">
              <text:p text:style-name="MP1" loext:marker-style-name="MT1"><loext:content-control loext:plain-text="true" loext:alias="Title" loext:id="46828908">The language pascaline</loext:content-control><text:span text:style-name="MT1"/></text:p>
            </table:table-cell>
            <table:table-cell table:style-name="Table75.B1" office:value-type="string">
              <text:p text:style-name="MP1" loext:marker-style-name="MT2"><text:span text:style-name="MT3">M</text:span><loext:content-control loext:date="true" loext:date-format="MMMM d, yyyy" loext:date-rfc-language-tag="en-US" loext:current-date="2011-03-06T00:00:00Z" loext:alias="Date" loext:id="1878801715"><text:span text:style-name="MT3">arch 6, 2011</text:span></loext:content-control></text:p>
            </table:table-cell>
          </table:table-row>
        </table:table>
        <text:p text:style-name="MP2"/>
      </style:header>
      <style:header-left>
        <table:table table:name="Table74" table:style-name="Table74">
          <table:table-column table:style-name="Table74.A"/>
          <table:table-column table:style-name="Table74.B"/>
          <table:table-row table:style-name="Table74.1">
            <table:table-cell table:style-name="Table74.A1" office:value-type="string">
              <text:p text:style-name="MP3" loext:marker-style-name="MT2"><text:span text:style-name="MT3">M</text:span><loext:content-control loext:date="true" loext:date-format="MMMM d, yyyy" loext:date-rfc-language-tag="en-US" loext:current-date="2011-03-06T00:00:00Z" loext:alias="Date" loext:id="954251173"><text:span text:style-name="MT3">arch 6, 2011</text:span></loext:content-control></text:p>
            </table:table-cell>
            <table:table-cell table:style-name="Table74.B1" office:value-type="string">
              <text:p text:style-name="MP3" loext:marker-style-name="MT1"><loext:content-control loext:plain-text="true" loext:alias="Title" loext:id="1216300336">The language pascaline</loext:content-control><text:span text:style-name="MT1"/></text:p>
            </table:table-cell>
          </table:table-row>
        </table:table>
        <text:p text:style-name="MP2"/>
      </style:header-left>
      <style:footer>
        <table:table table:name="Table77" table:style-name="Table77">
          <table:table-column table:style-name="Table77.A"/>
          <table:table-column table:style-name="Table77.B"/>
          <table:table-row table:style-name="Table77.1">
            <table:table-cell table:style-name="Table77.A1" office:value-type="string">
              <text:p text:style-name="MP4"/>
            </table:table-cell>
            <table:table-cell table:style-name="Table77.B1" office:value-type="string">
              <text:p text:style-name="MP4" loext:marker-style-name="MT2"><text:page-number text:select-page="current">173</text:page-number></text:p>
            </table:table-cell>
          </table:table-row>
        </table:table>
        <text:p text:style-name="MP5"/>
      </style:footer>
      <style:footer-left>
        <table:table table:name="Table76" table:style-name="Table76">
          <table:table-column table:style-name="Table76.A"/>
          <table:table-column table:style-name="Table76.B"/>
          <table:table-row table:style-name="Table76.1">
            <table:table-cell table:style-name="Table76.A1" office:value-type="string">
              <text:p text:style-name="MP6" loext:marker-style-name="MT2"><text:page-number text:select-page="current">168</text:page-number></text:p>
            </table:table-cell>
            <table:table-cell table:style-name="Table76.B1" office:value-type="string">
              <text:p text:style-name="MP6"/>
            </table:table-cell>
          </table:table-row>
        </table:table>
        <text:p text:style-name="MP5"/>
      </style:footer-left>
    </style:master-page>
    <style:master-page style:name="Converted21" style:page-layout-name="Mpm2" draw:style-name="Mdp2" style:next-style-name="Converted20">
      <style:header>
        <table:table table:name="Table78" table:style-name="Table78">
          <table:table-column table:style-name="Table78.A"/>
          <table:table-column table:style-name="Table78.B"/>
          <table:table-row table:style-name="Table78.1">
            <table:table-cell table:style-name="Table78.A1" office:value-type="string">
              <text:p text:style-name="MP1" loext:marker-style-name="MT1"><loext:content-control loext:plain-text="true" loext:alias="Title" loext:id="46828908">The language pascaline</loext:content-control></text:p>
            </table:table-cell>
            <table:table-cell table:style-name="Table78.B1" office:value-type="string">
              <text:p text:style-name="MP1" loext:marker-style-name="MT2"><text:span text:style-name="MT3">M</text:span><loext:content-control loext:date="true" loext:date-format="MMMM d, yyyy" loext:date-rfc-language-tag="en-US" loext:current-date="2011-03-06T00:00:00Z" loext:alias="Date" loext:id="1878801715"><text:span text:style-name="MT3">arch 6, 2011</text:span></loext:content-control></text:p>
            </table:table-cell>
          </table:table-row>
        </table:table>
        <text:p text:style-name="MP2"/>
      </style:header>
      <style:header-left>
        <table:table table:name="Table79" table:style-name="Table79">
          <table:table-column table:style-name="Table79.A"/>
          <table:table-column table:style-name="Table79.B"/>
          <table:table-row table:style-name="Table79.1">
            <table:table-cell table:style-name="Table79.A1" office:value-type="string">
              <text:p text:style-name="MP3" loext:marker-style-name="MT2"><text:span text:style-name="MT3">M</text:span><loext:content-control loext:date="true" loext:date-format="MMMM d, yyyy" loext:date-rfc-language-tag="en-US" loext:current-date="2011-03-06T00:00:00Z" loext:alias="Date" loext:id="954251173"><text:span text:style-name="MT3">arch 6, 2011</text:span></loext:content-control></text:p>
            </table:table-cell>
            <table:table-cell table:style-name="Table79.B1" office:value-type="string">
              <text:p text:style-name="MP3" loext:marker-style-name="MT1"><loext:content-control loext:plain-text="true" loext:alias="Title" loext:id="1216300336">The language pascaline</loext:content-control></text:p>
            </table:table-cell>
          </table:table-row>
        </table:table>
        <text:p text:style-name="MP2"/>
      </style:header-left>
      <style:footer>
        <table:table table:name="Table80" table:style-name="Table80">
          <table:table-column table:style-name="Table80.A"/>
          <table:table-column table:style-name="Table80.B"/>
          <table:table-row table:style-name="Table80.1">
            <table:table-cell table:style-name="Table80.A1" office:value-type="string">
              <text:p text:style-name="MP4"/>
            </table:table-cell>
            <table:table-cell table:style-name="Table80.B1" office:value-type="string">
              <text:p text:style-name="MP4" loext:marker-style-name="MT2"><text:page-number text:select-page="current">167</text:page-number></text:p>
            </table:table-cell>
          </table:table-row>
        </table:table>
        <text:p text:style-name="MP5"/>
      </style:footer>
      <style:footer-left>
        <table:table table:name="Table81" table:style-name="Table81">
          <table:table-column table:style-name="Table81.A"/>
          <table:table-column table:style-name="Table81.B"/>
          <table:table-row table:style-name="Table81.1">
            <table:table-cell table:style-name="Table81.A1" office:value-type="string">
              <text:p text:style-name="MP6" loext:marker-style-name="MT2"><text:page-number text:select-page="current">0</text:page-number></text:p>
            </table:table-cell>
            <table:table-cell table:style-name="Table81.B1" office:value-type="string">
              <text:p text:style-name="MP6"/>
            </table:table-cell>
          </table:table-row>
        </table:table>
        <text:p text:style-name="MP5"/>
      </style:footer-left>
    </style:master-page>
    <style:master-page style:name="Converted22" style:page-layout-name="Mpm1" draw:style-name="Mdp1">
      <style:header>
        <table:table table:name="Table83" table:style-name="Table83">
          <table:table-column table:style-name="Table83.A"/>
          <table:table-column table:style-name="Table83.B"/>
          <table:table-row table:style-name="Table83.1">
            <table:table-cell table:style-name="Table83.A1" office:value-type="string">
              <text:p text:style-name="MP1" loext:marker-style-name="MT1"><loext:content-control loext:plain-text="true" loext:alias="Title" loext:id="1496435004">The language pascaline</loext:content-control><text:span text:style-name="MT1"/></text:p>
            </table:table-cell>
            <table:table-cell table:style-name="Table83.B1" office:value-type="string">
              <text:p text:style-name="MP1" loext:marker-style-name="MT2"><text:span text:style-name="MT3">M</text:span><loext:content-control loext:date="true" loext:date-format="MMMM d, yyyy" loext:date-rfc-language-tag="en-US" loext:current-date="2011-03-06T00:00:00Z" loext:alias="Date" loext:id="2057272312"><text:span text:style-name="MT3">arch 6, 2011</text:span></loext:content-control></text:p>
            </table:table-cell>
          </table:table-row>
        </table:table>
        <text:p text:style-name="MP2"/>
      </style:header>
      <style:header-left>
        <table:table table:name="Table82" table:style-name="Table82">
          <table:table-column table:style-name="Table82.A"/>
          <table:table-column table:style-name="Table82.B"/>
          <table:table-row table:style-name="Table82.1">
            <table:table-cell table:style-name="Table82.A1" office:value-type="string">
              <text:p text:style-name="MP3" loext:marker-style-name="MT2"><text:span text:style-name="MT3">M</text:span><loext:content-control loext:date="true" loext:date-format="MMMM d, yyyy" loext:date-rfc-language-tag="en-US" loext:current-date="2011-03-06T00:00:00Z" loext:alias="Date" loext:id="1423591907"><text:span text:style-name="MT3">arch 6, 2011</text:span></loext:content-control></text:p>
            </table:table-cell>
            <table:table-cell table:style-name="Table82.B1" office:value-type="string">
              <text:p text:style-name="MP3" loext:marker-style-name="MT1"><loext:content-control loext:plain-text="true" loext:alias="Title" loext:id="363037253">The language pascaline</loext:content-control><text:span text:style-name="MT1"/></text:p>
            </table:table-cell>
          </table:table-row>
        </table:table>
        <text:p text:style-name="MP2"/>
      </style:header-left>
      <style:footer>
        <table:table table:name="Table85" table:style-name="Table85">
          <table:table-column table:style-name="Table85.A"/>
          <table:table-column table:style-name="Table85.B"/>
          <table:table-row table:style-name="Table85.1">
            <table:table-cell table:style-name="Table85.A1" office:value-type="string">
              <text:p text:style-name="MP4"/>
            </table:table-cell>
            <table:table-cell table:style-name="Table85.B1" office:value-type="string">
              <text:p text:style-name="MP4" loext:marker-style-name="MT2"><text:page-number text:select-page="current">173</text:page-number></text:p>
            </table:table-cell>
          </table:table-row>
        </table:table>
        <text:p text:style-name="MP5"/>
      </style:footer>
      <style:footer-left>
        <table:table table:name="Table84" table:style-name="Table84">
          <table:table-column table:style-name="Table84.A"/>
          <table:table-column table:style-name="Table84.B"/>
          <table:table-row table:style-name="Table84.1">
            <table:table-cell table:style-name="Table84.A1" office:value-type="string">
              <text:p text:style-name="MP6" loext:marker-style-name="MT2"><text:page-number text:select-page="current">172</text:page-number></text:p>
            </table:table-cell>
            <table:table-cell table:style-name="Table84.B1" office:value-type="string">
              <text:p text:style-name="MP6"/>
            </table:table-cell>
          </table:table-row>
        </table:table>
        <text:p text:style-name="MP5"/>
      </style:footer-left>
    </style:master-page>
    <style:master-page style:name="Converted23" style:page-layout-name="Mpm2" draw:style-name="Mdp2" style:next-style-name="Converted22">
      <style:header>
        <table:table table:name="Table86" table:style-name="Table86">
          <table:table-column table:style-name="Table86.A"/>
          <table:table-column table:style-name="Table86.B"/>
          <table:table-row table:style-name="Table86.1">
            <table:table-cell table:style-name="Table86.A1" office:value-type="string">
              <text:p text:style-name="MP1" loext:marker-style-name="MT1"><loext:content-control loext:plain-text="true" loext:alias="Title" loext:id="1496435004">The language pascaline</loext:content-control></text:p>
            </table:table-cell>
            <table:table-cell table:style-name="Table86.B1" office:value-type="string">
              <text:p text:style-name="MP1" loext:marker-style-name="MT2"><text:span text:style-name="MT3">M</text:span><loext:content-control loext:date="true" loext:date-format="MMMM d, yyyy" loext:date-rfc-language-tag="en-US" loext:current-date="2011-03-06T00:00:00Z" loext:alias="Date" loext:id="2057272312"><text:span text:style-name="MT3">arch 6, 2011</text:span></loext:content-control></text:p>
            </table:table-cell>
          </table:table-row>
        </table:table>
        <text:p text:style-name="MP2"/>
      </style:header>
      <style:header-left>
        <table:table table:name="Table87" table:style-name="Table87">
          <table:table-column table:style-name="Table87.A"/>
          <table:table-column table:style-name="Table87.B"/>
          <table:table-row table:style-name="Table87.1">
            <table:table-cell table:style-name="Table87.A1" office:value-type="string">
              <text:p text:style-name="MP3" loext:marker-style-name="MT2"><text:span text:style-name="MT3">M</text:span><loext:content-control loext:date="true" loext:date-format="MMMM d, yyyy" loext:date-rfc-language-tag="en-US" loext:current-date="2011-03-06T00:00:00Z" loext:alias="Date" loext:id="1423591907"><text:span text:style-name="MT3">arch 6, 2011</text:span></loext:content-control></text:p>
            </table:table-cell>
            <table:table-cell table:style-name="Table87.B1" office:value-type="string">
              <text:p text:style-name="MP3" loext:marker-style-name="MT1"><loext:content-control loext:plain-text="true" loext:alias="Title" loext:id="363037253">The language pascaline</loext:content-control></text:p>
            </table:table-cell>
          </table:table-row>
        </table:table>
        <text:p text:style-name="MP2"/>
      </style:header-left>
      <style:footer>
        <table:table table:name="Table88" table:style-name="Table88">
          <table:table-column table:style-name="Table88.A"/>
          <table:table-column table:style-name="Table88.B"/>
          <table:table-row table:style-name="Table88.1">
            <table:table-cell table:style-name="Table88.A1" office:value-type="string">
              <text:p text:style-name="MP4"/>
            </table:table-cell>
            <table:table-cell table:style-name="Table88.B1" office:value-type="string">
              <text:p text:style-name="MP4" loext:marker-style-name="MT2"><text:page-number text:select-page="current">169</text:page-number></text:p>
            </table:table-cell>
          </table:table-row>
        </table:table>
        <text:p text:style-name="MP5"/>
      </style:footer>
      <style:footer-left>
        <table:table table:name="Table89" table:style-name="Table89">
          <table:table-column table:style-name="Table89.A"/>
          <table:table-column table:style-name="Table89.B"/>
          <table:table-row table:style-name="Table89.1">
            <table:table-cell table:style-name="Table89.A1" office:value-type="string">
              <text:p text:style-name="MP6" loext:marker-style-name="MT2"><text:page-number text:select-page="current">0</text:page-number></text:p>
            </table:table-cell>
            <table:table-cell table:style-name="Table89.B1" office:value-type="string">
              <text:p text:style-name="MP6"/>
            </table:table-cell>
          </table:table-row>
        </table:table>
        <text:p text:style-name="MP5"/>
      </style:footer-left>
    </style:master-page>
    <style:master-page style:name="Converted24" style:page-layout-name="Mpm5" draw:style-name="Mdp1">
      <style:header>
        <table:table table:name="Table91" table:style-name="Table91">
          <table:table-column table:style-name="Table91.A"/>
          <table:table-column table:style-name="Table91.B"/>
          <table:table-row table:style-name="Table91.1">
            <table:table-cell table:style-name="Table91.A1" office:value-type="string">
              <text:p text:style-name="MP1" loext:marker-style-name="MT1"><loext:content-control loext:plain-text="true" loext:alias="Title" loext:id="83765951">The language pascaline</loext:content-control><text:span text:style-name="MT1"/></text:p>
            </table:table-cell>
            <table:table-cell table:style-name="Table91.B1" office:value-type="string">
              <text:p text:style-name="MP1" loext:marker-style-name="MT2"><text:span text:style-name="MT3">M</text:span><loext:content-control loext:date="true" loext:date-format="MMMM d, yyyy" loext:date-rfc-language-tag="en-US" loext:current-date="2011-03-06T00:00:00Z" loext:alias="Date" loext:id="102872929"><text:span text:style-name="MT3">arch 6, 2011</text:span></loext:content-control></text:p>
            </table:table-cell>
          </table:table-row>
        </table:table>
        <text:p text:style-name="MP2"/>
      </style:header>
      <style:header-left>
        <table:table table:name="Table90" table:style-name="Table90">
          <table:table-column table:style-name="Table90.A"/>
          <table:table-column table:style-name="Table90.B"/>
          <table:table-row table:style-name="Table90.1">
            <table:table-cell table:style-name="Table90.A1" office:value-type="string">
              <text:p text:style-name="MP3" loext:marker-style-name="MT2"><text:span text:style-name="MT3">M</text:span><loext:content-control loext:date="true" loext:date-format="MMMM d, yyyy" loext:date-rfc-language-tag="en-US" loext:current-date="2011-03-06T00:00:00Z" loext:alias="Date" loext:id="401775253"><text:span text:style-name="MT3">arch 6, 2011</text:span></loext:content-control></text:p>
            </table:table-cell>
            <table:table-cell table:style-name="Table90.B1" office:value-type="string">
              <text:p text:style-name="MP3" loext:marker-style-name="MT1"><loext:content-control loext:plain-text="true" loext:alias="Title" loext:id="1512936483">The language pascaline</loext:content-control><text:span text:style-name="MT1"/></text:p>
            </table:table-cell>
          </table:table-row>
        </table:table>
        <text:p text:style-name="MP2"/>
      </style:header-left>
      <style:footer>
        <table:table table:name="Table93" table:style-name="Table93">
          <table:table-column table:style-name="Table93.A"/>
          <table:table-column table:style-name="Table93.B"/>
          <table:table-row table:style-name="Table93.1">
            <table:table-cell table:style-name="Table93.A1" office:value-type="string">
              <text:p text:style-name="MP4"/>
            </table:table-cell>
            <table:table-cell table:style-name="Table93.B1" office:value-type="string">
              <text:p text:style-name="MP4" loext:marker-style-name="MT2"><text:page-number text:select-page="current">173</text:page-number></text:p>
            </table:table-cell>
          </table:table-row>
        </table:table>
        <text:p text:style-name="MP5"/>
      </style:footer>
      <style:footer-left>
        <table:table table:name="Table92" table:style-name="Table92">
          <table:table-column table:style-name="Table92.A"/>
          <table:table-column table:style-name="Table92.B"/>
          <table:table-row table:style-name="Table92.1">
            <table:table-cell table:style-name="Table92.A1" office:value-type="string">
              <text:p text:style-name="MP6" loext:marker-style-name="MT2"><text:page-number text:select-page="current">170</text:page-number></text:p>
            </table:table-cell>
            <table:table-cell table:style-name="Table92.B1" office:value-type="string">
              <text:p text:style-name="MP6"/>
            </table:table-cell>
          </table:table-row>
        </table:table>
        <text:p text:style-name="MP5"/>
      </style:footer-left>
    </style:master-page>
    <style:master-page style:name="Converted25" style:page-layout-name="Mpm4" draw:style-name="Mdp1" style:next-style-name="Converted24">
      <style:header>
        <text:p text:style-name="Standard"/>
      </style:header>
      <style:footer>
        <text:p text:style-name="Standard"/>
      </style:footer>
    </style:master-page>
    <style:master-page style:name="Converted26" style:page-layout-name="Mpm1" draw:style-name="Mdp1">
      <style:header>
        <table:table table:name="Table96" table:style-name="Table96">
          <table:table-column table:style-name="Table96.A"/>
          <table:table-column table:style-name="Table96.B"/>
          <table:table-row table:style-name="Table96.1">
            <table:table-cell table:style-name="Table96.A1" office:value-type="string">
              <text:p text:style-name="MP1" loext:marker-style-name="MT1"><loext:content-control loext:plain-text="true" loext:alias="Title" loext:id="1482471924">The language pascaline</loext:content-control><text:span text:style-name="MT1"/></text:p>
            </table:table-cell>
            <table:table-cell table:style-name="Table96.B1" office:value-type="string">
              <text:p text:style-name="MP1" loext:marker-style-name="MT2"><text:span text:style-name="MT3">M</text:span><loext:content-control loext:date="true" loext:date-format="MMMM d, yyyy" loext:date-rfc-language-tag="en-US" loext:current-date="2011-03-06T00:00:00Z" loext:alias="Date" loext:id="886675150"><text:span text:style-name="MT3">arch 6, 2011</text:span></loext:content-control></text:p>
            </table:table-cell>
          </table:table-row>
        </table:table>
        <text:p text:style-name="MP2"/>
      </style:header>
      <style:header-left>
        <table:table table:name="Table95" table:style-name="Table95">
          <table:table-column table:style-name="Table95.A"/>
          <table:table-column table:style-name="Table95.B"/>
          <table:table-row table:style-name="Table95.1">
            <table:table-cell table:style-name="Table95.A1" office:value-type="string">
              <text:p text:style-name="MP3" loext:marker-style-name="MT2"><text:span text:style-name="MT3">M</text:span><loext:content-control loext:date="true" loext:date-format="MMMM d, yyyy" loext:date-rfc-language-tag="en-US" loext:current-date="2011-03-06T00:00:00Z" loext:alias="Date" loext:id="1160095186"><text:span text:style-name="MT3">arch 6, 2011</text:span></loext:content-control></text:p>
            </table:table-cell>
            <table:table-cell table:style-name="Table95.B1" office:value-type="string">
              <text:p text:style-name="MP3" loext:marker-style-name="MT1"><loext:content-control loext:plain-text="true" loext:alias="Title" loext:id="1199686741">The language pascaline</loext:content-control><text:span text:style-name="MT1"/></text:p>
            </table:table-cell>
          </table:table-row>
        </table:table>
        <text:p text:style-name="MP2"/>
      </style:header-left>
      <style:footer>
        <table:table table:name="Table98" table:style-name="Table98">
          <table:table-column table:style-name="Table98.A"/>
          <table:table-column table:style-name="Table98.B"/>
          <table:table-row table:style-name="Table98.1">
            <table:table-cell table:style-name="Table98.A1" office:value-type="string">
              <text:p text:style-name="MP4"/>
            </table:table-cell>
            <table:table-cell table:style-name="Table98.B1" office:value-type="string">
              <text:p text:style-name="MP4" loext:marker-style-name="MT2"><text:page-number text:select-page="current">0</text:page-number></text:p>
            </table:table-cell>
          </table:table-row>
        </table:table>
        <text:p text:style-name="MP5"/>
      </style:footer>
      <style:footer-left>
        <table:table table:name="Table97" table:style-name="Table97">
          <table:table-column table:style-name="Table97.A"/>
          <table:table-column table:style-name="Table97.B"/>
          <table:table-row table:style-name="Table97.1">
            <table:table-cell table:style-name="Table97.A1" office:value-type="string">
              <text:p text:style-name="MP6" loext:marker-style-name="MT2"><text:page-number text:select-page="current">174</text:page-number></text:p>
            </table:table-cell>
            <table:table-cell table:style-name="Table97.B1" office:value-type="string">
              <text:p text:style-name="MP6"/>
            </table:table-cell>
          </table:table-row>
        </table:table>
        <text:p text:style-name="MP5"/>
      </style:footer-left>
    </style:master-page>
    <style:master-page style:name="Converted27" style:page-layout-name="Mpm2" draw:style-name="Mdp2" style:next-style-name="Converted26">
      <style:header>
        <table:table table:name="Table99" table:style-name="Table99">
          <table:table-column table:style-name="Table99.A"/>
          <table:table-column table:style-name="Table99.B"/>
          <table:table-row table:style-name="Table99.1">
            <table:table-cell table:style-name="Table99.A1" office:value-type="string">
              <text:p text:style-name="MP1" loext:marker-style-name="MT1"><loext:content-control loext:plain-text="true" loext:alias="Title" loext:id="1482471924">The language pascaline</loext:content-control></text:p>
            </table:table-cell>
            <table:table-cell table:style-name="Table99.B1" office:value-type="string">
              <text:p text:style-name="MP1" loext:marker-style-name="MT2"><text:span text:style-name="MT3">M</text:span><loext:content-control loext:date="true" loext:date-format="MMMM d, yyyy" loext:date-rfc-language-tag="en-US" loext:current-date="2011-03-06T00:00:00Z" loext:alias="Date" loext:id="886675150"><text:span text:style-name="MT3">arch 6, 2011</text:span></loext:content-control></text:p>
            </table:table-cell>
          </table:table-row>
        </table:table>
        <text:p text:style-name="MP2"/>
      </style:header>
      <style:header-left>
        <table:table table:name="Table100" table:style-name="Table100">
          <table:table-column table:style-name="Table100.A"/>
          <table:table-column table:style-name="Table100.B"/>
          <table:table-row table:style-name="Table100.1">
            <table:table-cell table:style-name="Table100.A1" office:value-type="string">
              <text:p text:style-name="MP3" loext:marker-style-name="MT2"><text:span text:style-name="MT3">M</text:span><loext:content-control loext:date="true" loext:date-format="MMMM d, yyyy" loext:date-rfc-language-tag="en-US" loext:current-date="2011-03-06T00:00:00Z" loext:alias="Date" loext:id="1160095186"><text:span text:style-name="MT3">arch 6, 2011</text:span></loext:content-control></text:p>
            </table:table-cell>
            <table:table-cell table:style-name="Table100.B1" office:value-type="string">
              <text:p text:style-name="MP3" loext:marker-style-name="MT1"><loext:content-control loext:plain-text="true" loext:alias="Title" loext:id="1199686741">The language pascaline</loext:content-control></text:p>
            </table:table-cell>
          </table:table-row>
        </table:table>
        <text:p text:style-name="MP2"/>
      </style:header-left>
      <style:footer>
        <table:table table:name="Table101" table:style-name="Table101">
          <table:table-column table:style-name="Table101.A"/>
          <table:table-column table:style-name="Table101.B"/>
          <table:table-row table:style-name="Table101.1">
            <table:table-cell table:style-name="Table101.A1" office:value-type="string">
              <text:p text:style-name="MP4"/>
            </table:table-cell>
            <table:table-cell table:style-name="Table101.B1" office:value-type="string">
              <text:p text:style-name="MP4" loext:marker-style-name="MT2"><text:page-number text:select-page="current">171</text:page-number></text:p>
            </table:table-cell>
          </table:table-row>
        </table:table>
        <text:p text:style-name="MP5"/>
      </style:footer>
      <style:footer-left>
        <table:table table:name="Table102" table:style-name="Table102">
          <table:table-column table:style-name="Table102.A"/>
          <table:table-column table:style-name="Table102.B"/>
          <table:table-row table:style-name="Table102.1">
            <table:table-cell table:style-name="Table102.A1" office:value-type="string">
              <text:p text:style-name="MP6" loext:marker-style-name="MT2"><text:page-number text:select-page="current">0</text:page-number></text:p>
            </table:table-cell>
            <table:table-cell table:style-name="Table102.B1" office:value-type="string">
              <text:p text:style-name="MP6"/>
            </table:table-cell>
          </table:table-row>
        </table:table>
        <text:p text:style-name="MP5"/>
      </style:footer-left>
    </style:master-page>
    <style:master-page style:name="Converted28" style:page-layout-name="Mpm5" draw:style-name="Mdp1">
      <style:header>
        <table:table table:name="Table105" table:style-name="Table105">
          <table:table-column table:style-name="Table105.A"/>
          <table:table-column table:style-name="Table105.B"/>
          <table:table-row table:style-name="Table105.1">
            <table:table-cell table:style-name="Table105.A1" office:value-type="string">
              <text:p text:style-name="MP1" loext:marker-style-name="MT1"><loext:content-control loext:plain-text="true" loext:alias="Title" loext:id="1372053939">The language pascaline</loext:content-control><text:span text:style-name="MT1"/></text:p>
            </table:table-cell>
            <table:table-cell table:style-name="Table105.B1" office:value-type="string">
              <text:p text:style-name="MP1" loext:marker-style-name="MT2"><text:span text:style-name="MT3">M</text:span><loext:content-control loext:date="true" loext:date-format="MMMM d, yyyy" loext:date-rfc-language-tag="en-US" loext:current-date="2011-03-06T00:00:00Z" loext:alias="Date" loext:id="62165571"><text:span text:style-name="MT3">arch 6, 2011</text:span></loext:content-control></text:p>
            </table:table-cell>
          </table:table-row>
        </table:table>
        <text:p text:style-name="MP2"/>
      </style:header>
      <style:header-left>
        <table:table table:name="Table104" table:style-name="Table104">
          <table:table-column table:style-name="Table104.A"/>
          <table:table-column table:style-name="Table104.B"/>
          <table:table-row table:style-name="Table104.1">
            <table:table-cell table:style-name="Table104.A1" office:value-type="string">
              <text:p text:style-name="MP3" loext:marker-style-name="MT2"><text:span text:style-name="MT3">M</text:span><loext:content-control loext:date="true" loext:date-format="MMMM d, yyyy" loext:date-rfc-language-tag="en-US" loext:current-date="2011-03-06T00:00:00Z" loext:alias="Date" loext:id="357968763"><text:span text:style-name="MT3">arch 6, 2011</text:span></loext:content-control></text:p>
            </table:table-cell>
            <table:table-cell table:style-name="Table104.B1" office:value-type="string">
              <text:p text:style-name="MP3" loext:marker-style-name="MT1"><loext:content-control loext:plain-text="true" loext:alias="Title" loext:id="2082560209">The language pascaline</loext:content-control><text:span text:style-name="MT1"/></text:p>
            </table:table-cell>
          </table:table-row>
        </table:table>
        <text:p text:style-name="MP2"/>
      </style:header-left>
      <style:footer>
        <table:table table:name="Table107" table:style-name="Table107">
          <table:table-column table:style-name="Table107.A"/>
          <table:table-column table:style-name="Table107.B"/>
          <table:table-row table:style-name="Table107.1">
            <table:table-cell table:style-name="Table107.A1" office:value-type="string">
              <text:p text:style-name="MP4"/>
            </table:table-cell>
            <table:table-cell table:style-name="Table107.B1" office:value-type="string">
              <text:p text:style-name="MP4" loext:marker-style-name="MT2"><text:page-number text:select-page="current">175</text:page-number></text:p>
            </table:table-cell>
          </table:table-row>
        </table:table>
        <text:p text:style-name="MP5"/>
      </style:footer>
      <style:footer-left>
        <table:table table:name="Table106" table:style-name="Table106">
          <table:table-column table:style-name="Table106.A"/>
          <table:table-column table:style-name="Table106.B"/>
          <table:table-row table:style-name="Table106.1">
            <table:table-cell table:style-name="Table106.A1" office:value-type="string">
              <text:p text:style-name="MP6" loext:marker-style-name="MT2"><text:page-number text:select-page="current">172</text:page-number></text:p>
            </table:table-cell>
            <table:table-cell table:style-name="Table106.B1" office:value-type="string">
              <text:p text:style-name="MP6"/>
            </table:table-cell>
          </table:table-row>
        </table:table>
        <text:p text:style-name="MP5"/>
      </style:footer-left>
    </style:master-page>
    <style:master-page style:name="Converted29" style:page-layout-name="Mpm4" draw:style-name="Mdp1" style:next-style-name="Converted28">
      <style:header>
        <text:p text:style-name="Standard"/>
      </style:header>
      <style:footer>
        <text:p text:style-name="Standard"/>
      </style:footer>
    </style:master-page>
    <style:master-page style:name="Converted30" style:page-layout-name="Mpm1" draw:style-name="Mdp1">
      <style:header>
        <table:table table:name="Table110" table:style-name="Table110">
          <table:table-column table:style-name="Table110.A"/>
          <table:table-column table:style-name="Table110.B"/>
          <table:table-row table:style-name="Table110.1">
            <table:table-cell table:style-name="Table110.A1" office:value-type="string">
              <text:p text:style-name="MP1" loext:marker-style-name="MT1"><loext:content-control loext:plain-text="true" loext:alias="Title" loext:id="1082327256">The language pascaline</loext:content-control><text:span text:style-name="MT1"/></text:p>
            </table:table-cell>
            <table:table-cell table:style-name="Table110.B1" office:value-type="string">
              <text:p text:style-name="MP1" loext:marker-style-name="MT2"><text:span text:style-name="MT3">M</text:span><loext:content-control loext:date="true" loext:date-format="MMMM d, yyyy" loext:date-rfc-language-tag="en-US" loext:current-date="2011-03-06T00:00:00Z" loext:alias="Date" loext:id="160037290"><text:span text:style-name="MT3">arch 6, 2011</text:span></loext:content-control></text:p>
            </table:table-cell>
          </table:table-row>
        </table:table>
        <text:p text:style-name="MP2"/>
      </style:header>
      <style:header-left>
        <table:table table:name="Table109" table:style-name="Table109">
          <table:table-column table:style-name="Table109.A"/>
          <table:table-column table:style-name="Table109.B"/>
          <table:table-row table:style-name="Table109.1">
            <table:table-cell table:style-name="Table109.A1" office:value-type="string">
              <text:p text:style-name="MP3" loext:marker-style-name="MT2"><text:span text:style-name="MT3">M</text:span><loext:content-control loext:date="true" loext:date-format="MMMM d, yyyy" loext:date-rfc-language-tag="en-US" loext:current-date="2011-03-06T00:00:00Z" loext:alias="Date" loext:id="1687281795"><text:span text:style-name="MT3">arch 6, 2011</text:span></loext:content-control></text:p>
            </table:table-cell>
            <table:table-cell table:style-name="Table109.B1" office:value-type="string">
              <text:p text:style-name="MP3" loext:marker-style-name="MT1"><loext:content-control loext:plain-text="true" loext:alias="Title" loext:id="380061015">The language pascaline</loext:content-control><text:span text:style-name="MT1"/></text:p>
            </table:table-cell>
          </table:table-row>
        </table:table>
        <text:p text:style-name="MP2"/>
      </style:header-left>
      <style:footer>
        <table:table table:name="Table112" table:style-name="Table112">
          <table:table-column table:style-name="Table112.A"/>
          <table:table-column table:style-name="Table112.B"/>
          <table:table-row table:style-name="Table112.1">
            <table:table-cell table:style-name="Table112.A1" office:value-type="string">
              <text:p text:style-name="MP4"/>
            </table:table-cell>
            <table:table-cell table:style-name="Table112.B1" office:value-type="string">
              <text:p text:style-name="MP4" loext:marker-style-name="MT2"><text:page-number text:select-page="current">0</text:page-number></text:p>
            </table:table-cell>
          </table:table-row>
        </table:table>
        <text:p text:style-name="MP5"/>
      </style:footer>
      <style:footer-left>
        <table:table table:name="Table111" table:style-name="Table111">
          <table:table-column table:style-name="Table111.A"/>
          <table:table-column table:style-name="Table111.B"/>
          <table:table-row table:style-name="Table111.1">
            <table:table-cell table:style-name="Table111.A1" office:value-type="string">
              <text:p text:style-name="MP6" loext:marker-style-name="MT2"><text:page-number text:select-page="current">0</text:page-number></text:p>
            </table:table-cell>
            <table:table-cell table:style-name="Table111.B1" office:value-type="string">
              <text:p text:style-name="MP6"/>
            </table:table-cell>
          </table:table-row>
        </table:table>
        <text:p text:style-name="MP5"/>
      </style:footer-left>
    </style:master-page>
    <style:master-page style:name="Converted31" style:page-layout-name="Mpm2" draw:style-name="Mdp2" style:next-style-name="Converted30">
      <style:header>
        <table:table table:name="Table113" table:style-name="Table113">
          <table:table-column table:style-name="Table113.A"/>
          <table:table-column table:style-name="Table113.B"/>
          <table:table-row table:style-name="Table113.1">
            <table:table-cell table:style-name="Table113.A1" office:value-type="string">
              <text:p text:style-name="MP1" loext:marker-style-name="MT1"><loext:content-control loext:plain-text="true" loext:alias="Title" loext:id="1082327256">The language pascaline</loext:content-control></text:p>
            </table:table-cell>
            <table:table-cell table:style-name="Table113.B1" office:value-type="string">
              <text:p text:style-name="MP1" loext:marker-style-name="MT2"><text:span text:style-name="MT3">M</text:span><loext:content-control loext:date="true" loext:date-format="MMMM d, yyyy" loext:date-rfc-language-tag="en-US" loext:current-date="2011-03-06T00:00:00Z" loext:alias="Date" loext:id="160037290"><text:span text:style-name="MT3">arch 6, 2011</text:span></loext:content-control></text:p>
            </table:table-cell>
          </table:table-row>
        </table:table>
        <text:p text:style-name="MP2"/>
      </style:header>
      <style:header-left>
        <table:table table:name="Table114" table:style-name="Table114">
          <table:table-column table:style-name="Table114.A"/>
          <table:table-column table:style-name="Table114.B"/>
          <table:table-row table:style-name="Table114.1">
            <table:table-cell table:style-name="Table114.A1" office:value-type="string">
              <text:p text:style-name="MP3" loext:marker-style-name="MT2"><text:span text:style-name="MT3">M</text:span><loext:content-control loext:date="true" loext:date-format="MMMM d, yyyy" loext:date-rfc-language-tag="en-US" loext:current-date="2011-03-06T00:00:00Z" loext:alias="Date" loext:id="1687281795"><text:span text:style-name="MT3">arch 6, 2011</text:span></loext:content-control></text:p>
            </table:table-cell>
            <table:table-cell table:style-name="Table114.B1" office:value-type="string">
              <text:p text:style-name="MP3" loext:marker-style-name="MT1"><loext:content-control loext:plain-text="true" loext:alias="Title" loext:id="380061015">The language pascaline</loext:content-control></text:p>
            </table:table-cell>
          </table:table-row>
        </table:table>
        <text:p text:style-name="MP2"/>
      </style:header-left>
      <style:footer>
        <table:table table:name="Table115" table:style-name="Table115">
          <table:table-column table:style-name="Table115.A"/>
          <table:table-column table:style-name="Table115.B"/>
          <table:table-row table:style-name="Table115.1">
            <table:table-cell table:style-name="Table115.A1" office:value-type="string">
              <text:p text:style-name="MP4"/>
            </table:table-cell>
            <table:table-cell table:style-name="Table115.B1" office:value-type="string">
              <text:p text:style-name="MP4" loext:marker-style-name="MT2"><text:page-number text:select-page="current">173</text:page-number></text:p>
            </table:table-cell>
          </table:table-row>
        </table:table>
        <text:p text:style-name="MP5"/>
      </style:footer>
      <style:footer-left>
        <table:table table:name="Table116" table:style-name="Table116">
          <table:table-column table:style-name="Table116.A"/>
          <table:table-column table:style-name="Table116.B"/>
          <table:table-row table:style-name="Table116.1">
            <table:table-cell table:style-name="Table116.A1" office:value-type="string">
              <text:p text:style-name="MP6" loext:marker-style-name="MT2"><text:page-number text:select-page="current">0</text:page-number></text:p>
            </table:table-cell>
            <table:table-cell table:style-name="Table116.B1" office:value-type="string">
              <text:p text:style-name="MP6"/>
            </table:table-cell>
          </table:table-row>
        </table:table>
        <text:p text:style-name="MP5"/>
      </style:footer-left>
    </style:master-page>
    <style:master-page style:name="Converted32" style:page-layout-name="Mpm5" draw:style-name="Mdp1">
      <style:header>
        <table:table table:name="Table120" table:style-name="Table120">
          <table:table-column table:style-name="Table120.A"/>
          <table:table-column table:style-name="Table120.B"/>
          <table:table-row table:style-name="Table120.1">
            <table:table-cell table:style-name="Table120.A1" office:value-type="string">
              <text:p text:style-name="MP1" loext:marker-style-name="MT1"><loext:content-control loext:plain-text="true" loext:alias="Title" loext:id="160265963">The language pascaline</loext:content-control><text:span text:style-name="MT1"/></text:p>
            </table:table-cell>
            <table:table-cell table:style-name="Table120.B1" office:value-type="string">
              <text:p text:style-name="MP1" loext:marker-style-name="MT2"><text:span text:style-name="MT3">M</text:span><loext:content-control loext:date="true" loext:date-format="MMMM d, yyyy" loext:date-rfc-language-tag="en-US" loext:current-date="2011-03-06T00:00:00Z" loext:alias="Date" loext:id="1174027384"><text:span text:style-name="MT3">arch 6, 2011</text:span></loext:content-control></text:p>
            </table:table-cell>
          </table:table-row>
        </table:table>
        <text:p text:style-name="MP2"/>
      </style:header>
      <style:header-left>
        <table:table table:name="Table119" table:style-name="Table119">
          <table:table-column table:style-name="Table119.A"/>
          <table:table-column table:style-name="Table119.B"/>
          <table:table-row table:style-name="Table119.1">
            <table:table-cell table:style-name="Table119.A1" office:value-type="string">
              <text:p text:style-name="MP3" loext:marker-style-name="MT2"><text:span text:style-name="MT3">M</text:span><loext:content-control loext:date="true" loext:date-format="MMMM d, yyyy" loext:date-rfc-language-tag="en-US" loext:current-date="2011-03-06T00:00:00Z" loext:alias="Date" loext:id="472659720"><text:span text:style-name="MT3">arch 6, 2011</text:span></loext:content-control></text:p>
            </table:table-cell>
            <table:table-cell table:style-name="Table119.B1" office:value-type="string">
              <text:p text:style-name="MP3" loext:marker-style-name="MT1"><loext:content-control loext:plain-text="true" loext:alias="Title" loext:id="2054450893">The language pascaline</loext:content-control><text:span text:style-name="MT1"/></text:p>
            </table:table-cell>
          </table:table-row>
        </table:table>
        <text:p text:style-name="MP2"/>
      </style:header-left>
      <style:footer>
        <table:table table:name="Table122" table:style-name="Table122">
          <table:table-column table:style-name="Table122.A"/>
          <table:table-column table:style-name="Table122.B"/>
          <table:table-row table:style-name="Table122.1">
            <table:table-cell table:style-name="Table122.A1" office:value-type="string">
              <text:p text:style-name="MP4"/>
            </table:table-cell>
            <table:table-cell table:style-name="Table122.B1" office:value-type="string">
              <text:p text:style-name="MP4" loext:marker-style-name="MT2"><text:page-number text:select-page="current">179</text:page-number></text:p>
            </table:table-cell>
          </table:table-row>
        </table:table>
        <text:p text:style-name="MP5"/>
      </style:footer>
      <style:footer-left>
        <table:table table:name="Table121" table:style-name="Table121">
          <table:table-column table:style-name="Table121.A"/>
          <table:table-column table:style-name="Table121.B"/>
          <table:table-row table:style-name="Table121.1">
            <table:table-cell table:style-name="Table121.A1" office:value-type="string">
              <text:p text:style-name="MP6" loext:marker-style-name="MT2"><text:page-number text:select-page="current">176</text:page-number></text:p>
            </table:table-cell>
            <table:table-cell table:style-name="Table121.B1" office:value-type="string">
              <text:p text:style-name="MP6"/>
            </table:table-cell>
          </table:table-row>
        </table:table>
        <text:p text:style-name="MP5"/>
      </style:footer-left>
    </style:master-page>
    <style:master-page style:name="Converted33" style:page-layout-name="Mpm4" draw:style-name="Mdp1" style:next-style-name="Converted32">
      <style:header>
        <text:p text:style-name="Standard"/>
      </style:header>
      <style:footer>
        <text:p text:style-name="Standard"/>
      </style:footer>
    </style:master-page>
    <style:master-page style:name="Converted34" style:page-layout-name="Mpm1" draw:style-name="Mdp1">
      <style:header>
        <table:table table:name="Table124" table:style-name="Table124">
          <table:table-column table:style-name="Table124.A"/>
          <table:table-column table:style-name="Table124.B"/>
          <table:table-row table:style-name="Table124.1">
            <table:table-cell table:style-name="Table124.A1" office:value-type="string">
              <text:p text:style-name="MP1" loext:marker-style-name="MT1"><loext:content-control loext:plain-text="true" loext:alias="Title" loext:id="1833922266">The language pascaline</loext:content-control><text:span text:style-name="MT1"/></text:p>
            </table:table-cell>
            <table:table-cell table:style-name="Table124.B1" office:value-type="string">
              <text:p text:style-name="MP1" loext:marker-style-name="MT2"><text:span text:style-name="MT3">M</text:span><loext:content-control loext:date="true" loext:date-format="MMMM d, yyyy" loext:date-rfc-language-tag="en-US" loext:current-date="2011-03-06T00:00:00Z" loext:alias="Date" loext:id="1590601631"><text:span text:style-name="MT3">arch 6, 2011</text:span></loext:content-control></text:p>
            </table:table-cell>
          </table:table-row>
        </table:table>
        <text:p text:style-name="MP2"/>
      </style:header>
      <style:header-left>
        <table:table table:name="Table123" table:style-name="Table123">
          <table:table-column table:style-name="Table123.A"/>
          <table:table-column table:style-name="Table123.B"/>
          <table:table-row table:style-name="Table123.1">
            <table:table-cell table:style-name="Table123.A1" office:value-type="string">
              <text:p text:style-name="MP3" loext:marker-style-name="MT2"><text:span text:style-name="MT3">M</text:span><loext:content-control loext:date="true" loext:date-format="MMMM d, yyyy" loext:date-rfc-language-tag="en-US" loext:current-date="2011-03-06T00:00:00Z" loext:alias="Date" loext:id="1260952976"><text:span text:style-name="MT3">arch 6, 2011</text:span></loext:content-control></text:p>
            </table:table-cell>
            <table:table-cell table:style-name="Table123.B1" office:value-type="string">
              <text:p text:style-name="MP3" loext:marker-style-name="MT1"><loext:content-control loext:plain-text="true" loext:alias="Title" loext:id="1014945536">The language pascaline</loext:content-control><text:span text:style-name="MT1"/></text:p>
            </table:table-cell>
          </table:table-row>
        </table:table>
        <text:p text:style-name="MP2"/>
      </style:header-left>
      <style:footer>
        <table:table table:name="Table126" table:style-name="Table126">
          <table:table-column table:style-name="Table126.A"/>
          <table:table-column table:style-name="Table126.B"/>
          <table:table-row table:style-name="Table126.1">
            <table:table-cell table:style-name="Table126.A1" office:value-type="string">
              <text:p text:style-name="MP4"/>
            </table:table-cell>
            <table:table-cell table:style-name="Table126.B1" office:value-type="string">
              <text:p text:style-name="MP4" loext:marker-style-name="MT2"><text:page-number text:select-page="current">0</text:page-number></text:p>
            </table:table-cell>
          </table:table-row>
        </table:table>
        <text:p text:style-name="MP5"/>
      </style:footer>
      <style:footer-left>
        <table:table table:name="Table125" table:style-name="Table125">
          <table:table-column table:style-name="Table125.A"/>
          <table:table-column table:style-name="Table125.B"/>
          <table:table-row table:style-name="Table125.1">
            <table:table-cell table:style-name="Table125.A1" office:value-type="string">
              <text:p text:style-name="MP6" loext:marker-style-name="MT2"><text:page-number text:select-page="current">184</text:page-number></text:p>
            </table:table-cell>
            <table:table-cell table:style-name="Table125.B1" office:value-type="string">
              <text:p text:style-name="MP6"/>
            </table:table-cell>
          </table:table-row>
        </table:table>
        <text:p text:style-name="MP5"/>
      </style:footer-left>
    </style:master-page>
    <style:master-page style:name="Converted35" style:page-layout-name="Mpm2" draw:style-name="Mdp2" style:next-style-name="Converted34">
      <style:header>
        <table:table table:name="Table127" table:style-name="Table127">
          <table:table-column table:style-name="Table127.A"/>
          <table:table-column table:style-name="Table127.B"/>
          <table:table-row table:style-name="Table127.1">
            <table:table-cell table:style-name="Table127.A1" office:value-type="string">
              <text:p text:style-name="MP1" loext:marker-style-name="MT1"><loext:content-control loext:plain-text="true" loext:alias="Title" loext:id="1833922266">The language pascaline</loext:content-control></text:p>
            </table:table-cell>
            <table:table-cell table:style-name="Table127.B1" office:value-type="string">
              <text:p text:style-name="MP1" loext:marker-style-name="MT2"><text:span text:style-name="MT3">M</text:span><loext:content-control loext:date="true" loext:date-format="MMMM d, yyyy" loext:date-rfc-language-tag="en-US" loext:current-date="2011-03-06T00:00:00Z" loext:alias="Date" loext:id="1590601631"><text:span text:style-name="MT3">arch 6, 2011</text:span></loext:content-control></text:p>
            </table:table-cell>
          </table:table-row>
        </table:table>
        <text:p text:style-name="MP2"/>
      </style:header>
      <style:header-left>
        <table:table table:name="Table128" table:style-name="Table128">
          <table:table-column table:style-name="Table128.A"/>
          <table:table-column table:style-name="Table128.B"/>
          <table:table-row table:style-name="Table128.1">
            <table:table-cell table:style-name="Table128.A1" office:value-type="string">
              <text:p text:style-name="MP3" loext:marker-style-name="MT2"><text:span text:style-name="MT3">M</text:span><loext:content-control loext:date="true" loext:date-format="MMMM d, yyyy" loext:date-rfc-language-tag="en-US" loext:current-date="2011-03-06T00:00:00Z" loext:alias="Date" loext:id="1260952976"><text:span text:style-name="MT3">arch 6, 2011</text:span></loext:content-control></text:p>
            </table:table-cell>
            <table:table-cell table:style-name="Table128.B1" office:value-type="string">
              <text:p text:style-name="MP3" loext:marker-style-name="MT1"><loext:content-control loext:plain-text="true" loext:alias="Title" loext:id="1014945536">The language pascaline</loext:content-control></text:p>
            </table:table-cell>
          </table:table-row>
        </table:table>
        <text:p text:style-name="MP2"/>
      </style:header-left>
      <style:footer>
        <table:table table:name="Table129" table:style-name="Table129">
          <table:table-column table:style-name="Table129.A"/>
          <table:table-column table:style-name="Table129.B"/>
          <table:table-row table:style-name="Table129.1">
            <table:table-cell table:style-name="Table129.A1" office:value-type="string">
              <text:p text:style-name="MP4"/>
            </table:table-cell>
            <table:table-cell table:style-name="Table129.B1" office:value-type="string">
              <text:p text:style-name="MP4" loext:marker-style-name="MT2"><text:page-number text:select-page="current">181</text:page-number></text:p>
            </table:table-cell>
          </table:table-row>
        </table:table>
        <text:p text:style-name="MP5"/>
      </style:footer>
      <style:footer-left>
        <table:table table:name="Table130" table:style-name="Table130">
          <table:table-column table:style-name="Table130.A"/>
          <table:table-column table:style-name="Table130.B"/>
          <table:table-row table:style-name="Table130.1">
            <table:table-cell table:style-name="Table130.A1" office:value-type="string">
              <text:p text:style-name="MP6" loext:marker-style-name="MT2"><text:page-number text:select-page="current">0</text:page-number></text:p>
            </table:table-cell>
            <table:table-cell table:style-name="Table130.B1" office:value-type="string">
              <text:p text:style-name="MP6"/>
            </table:table-cell>
          </table:table-row>
        </table:table>
        <text:p text:style-name="MP5"/>
      </style:footer-left>
    </style:master-page>
    <style:master-page style:name="Converted36" style:page-layout-name="Mpm5" draw:style-name="Mdp1">
      <style:header>
        <table:table table:name="Table134" table:style-name="Table134">
          <table:table-column table:style-name="Table134.A"/>
          <table:table-column table:style-name="Table134.B"/>
          <table:table-row table:style-name="Table134.1">
            <table:table-cell table:style-name="Table134.A1" office:value-type="string">
              <text:p text:style-name="MP1" loext:marker-style-name="MT1"><loext:content-control loext:plain-text="true" loext:alias="Title" loext:id="1420626424">The language pascaline</loext:content-control><text:span text:style-name="MT1"/></text:p>
            </table:table-cell>
            <table:table-cell table:style-name="Table134.B1" office:value-type="string">
              <text:p text:style-name="MP1" loext:marker-style-name="MT2"><text:span text:style-name="MT3">M</text:span><loext:content-control loext:date="true" loext:date-format="MMMM d, yyyy" loext:date-rfc-language-tag="en-US" loext:current-date="2011-03-06T00:00:00Z" loext:alias="Date" loext:id="1167326914"><text:span text:style-name="MT3">arch 6, 2011</text:span></loext:content-control></text:p>
            </table:table-cell>
          </table:table-row>
        </table:table>
        <text:p text:style-name="MP2"/>
      </style:header>
      <style:header-left>
        <table:table table:name="Table133" table:style-name="Table133">
          <table:table-column table:style-name="Table133.A"/>
          <table:table-column table:style-name="Table133.B"/>
          <table:table-row table:style-name="Table133.1">
            <table:table-cell table:style-name="Table133.A1" office:value-type="string">
              <text:p text:style-name="MP3" loext:marker-style-name="MT2"><text:span text:style-name="MT3">M</text:span><loext:content-control loext:date="true" loext:date-format="MMMM d, yyyy" loext:date-rfc-language-tag="en-US" loext:current-date="2011-03-06T00:00:00Z" loext:alias="Date" loext:id="590468481"><text:span text:style-name="MT3">arch 6, 2011</text:span></loext:content-control></text:p>
            </table:table-cell>
            <table:table-cell table:style-name="Table133.B1" office:value-type="string">
              <text:p text:style-name="MP3" loext:marker-style-name="MT1"><loext:content-control loext:plain-text="true" loext:alias="Title" loext:id="1506711474">The language pascaline</loext:content-control><text:span text:style-name="MT1"/></text:p>
            </table:table-cell>
          </table:table-row>
        </table:table>
        <text:p text:style-name="MP2"/>
      </style:header-left>
      <style:footer>
        <table:table table:name="Table136" table:style-name="Table136">
          <table:table-column table:style-name="Table136.A"/>
          <table:table-column table:style-name="Table136.B"/>
          <table:table-row table:style-name="Table136.1">
            <table:table-cell table:style-name="Table136.A1" office:value-type="string">
              <text:p text:style-name="MP4"/>
            </table:table-cell>
            <table:table-cell table:style-name="Table136.B1" office:value-type="string">
              <text:p text:style-name="MP4" loext:marker-style-name="MT2"><text:page-number text:select-page="current">183</text:page-number></text:p>
            </table:table-cell>
          </table:table-row>
        </table:table>
        <text:p text:style-name="MP5"/>
      </style:footer>
      <style:footer-left>
        <table:table table:name="Table135" table:style-name="Table135">
          <table:table-column table:style-name="Table135.A"/>
          <table:table-column table:style-name="Table135.B"/>
          <table:table-row table:style-name="Table135.1">
            <table:table-cell table:style-name="Table135.A1" office:value-type="string">
              <text:p text:style-name="MP6" loext:marker-style-name="MT2"><text:page-number text:select-page="current">184</text:page-number></text:p>
            </table:table-cell>
            <table:table-cell table:style-name="Table135.B1" office:value-type="string">
              <text:p text:style-name="MP6"/>
            </table:table-cell>
          </table:table-row>
        </table:table>
        <text:p text:style-name="MP5"/>
      </style:footer-left>
    </style:master-page>
    <style:master-page style:name="Converted37" style:page-layout-name="Mpm4" draw:style-name="Mdp1" style:next-style-name="Converted36">
      <style:header>
        <text:p text:style-name="Standard"/>
      </style:header>
      <style:footer>
        <text:p text:style-name="Standard"/>
      </style:footer>
    </style:master-page>
    <style:master-page style:name="Converted38" style:page-layout-name="Mpm1" draw:style-name="Mdp1">
      <style:header>
        <table:table table:name="Table138" table:style-name="Table138">
          <table:table-column table:style-name="Table138.A"/>
          <table:table-column table:style-name="Table138.B"/>
          <table:table-row table:style-name="Table138.1">
            <table:table-cell table:style-name="Table138.A1" office:value-type="string">
              <text:p text:style-name="MP1" loext:marker-style-name="MT1"><loext:content-control loext:plain-text="true" loext:alias="Title" loext:id="79184554">The language pascaline</loext:content-control><text:span text:style-name="MT1"/></text:p>
            </table:table-cell>
            <table:table-cell table:style-name="Table138.B1" office:value-type="string">
              <text:p text:style-name="MP1" loext:marker-style-name="MT2"><text:span text:style-name="MT3">M</text:span><loext:content-control loext:date="true" loext:date-format="MMMM d, yyyy" loext:date-rfc-language-tag="en-US" loext:current-date="2011-03-06T00:00:00Z" loext:alias="Date" loext:id="1879641410"><text:span text:style-name="MT3">arch 6, 2011</text:span></loext:content-control></text:p>
            </table:table-cell>
          </table:table-row>
        </table:table>
        <text:p text:style-name="MP2"/>
      </style:header>
      <style:header-left>
        <table:table table:name="Table137" table:style-name="Table137">
          <table:table-column table:style-name="Table137.A"/>
          <table:table-column table:style-name="Table137.B"/>
          <table:table-row table:style-name="Table137.1">
            <table:table-cell table:style-name="Table137.A1" office:value-type="string">
              <text:p text:style-name="MP3" loext:marker-style-name="MT2"><text:span text:style-name="MT3">M</text:span><loext:content-control loext:date="true" loext:date-format="MMMM d, yyyy" loext:date-rfc-language-tag="en-US" loext:current-date="2011-03-06T00:00:00Z" loext:alias="Date" loext:id="615220201"><text:span text:style-name="MT3">arch 6, 2011</text:span></loext:content-control></text:p>
            </table:table-cell>
            <table:table-cell table:style-name="Table137.B1" office:value-type="string">
              <text:p text:style-name="MP3" loext:marker-style-name="MT1"><loext:content-control loext:plain-text="true" loext:alias="Title" loext:id="574059361">The language pascaline</loext:content-control><text:span text:style-name="MT1"/></text:p>
            </table:table-cell>
          </table:table-row>
        </table:table>
        <text:p text:style-name="MP2"/>
      </style:header-left>
      <style:footer>
        <table:table table:name="Table140" table:style-name="Table140">
          <table:table-column table:style-name="Table140.A"/>
          <table:table-column table:style-name="Table140.B"/>
          <table:table-row table:style-name="Table140.1">
            <table:table-cell table:style-name="Table140.A1" office:value-type="string">
              <text:p text:style-name="MP4"/>
            </table:table-cell>
            <table:table-cell table:style-name="Table140.B1" office:value-type="string">
              <text:p text:style-name="MP4" loext:marker-style-name="MT2"><text:page-number text:select-page="current">0</text:page-number></text:p>
            </table:table-cell>
          </table:table-row>
        </table:table>
        <text:p text:style-name="MP5"/>
      </style:footer>
      <style:footer-left>
        <table:table table:name="Table139" table:style-name="Table139">
          <table:table-column table:style-name="Table139.A"/>
          <table:table-column table:style-name="Table139.B"/>
          <table:table-row table:style-name="Table139.1">
            <table:table-cell table:style-name="Table139.A1" office:value-type="string">
              <text:p text:style-name="MP6" loext:marker-style-name="MT2"><text:page-number text:select-page="current">188</text:page-number></text:p>
            </table:table-cell>
            <table:table-cell table:style-name="Table139.B1" office:value-type="string">
              <text:p text:style-name="MP6"/>
            </table:table-cell>
          </table:table-row>
        </table:table>
        <text:p text:style-name="MP5"/>
      </style:footer-left>
    </style:master-page>
    <style:master-page style:name="Converted39" style:page-layout-name="Mpm2" draw:style-name="Mdp2" style:next-style-name="Converted38">
      <style:header>
        <table:table table:name="Table142" table:style-name="Table142">
          <table:table-column table:style-name="Table142.A"/>
          <table:table-column table:style-name="Table142.B"/>
          <table:table-row table:style-name="Table142.1">
            <table:table-cell table:style-name="Table142.A1" office:value-type="string">
              <text:p text:style-name="MP1" loext:marker-style-name="MT1"><loext:content-control loext:plain-text="true" loext:alias="Title" loext:id="79184554">The language pascaline</loext:content-control></text:p>
            </table:table-cell>
            <table:table-cell table:style-name="Table142.B1" office:value-type="string">
              <text:p text:style-name="MP1" loext:marker-style-name="MT2"><text:span text:style-name="MT3">M</text:span><loext:content-control loext:date="true" loext:date-format="MMMM d, yyyy" loext:date-rfc-language-tag="en-US" loext:current-date="2011-03-06T00:00:00Z" loext:alias="Date" loext:id="1879641410"><text:span text:style-name="MT3">arch 6, 2011</text:span></loext:content-control></text:p>
            </table:table-cell>
          </table:table-row>
        </table:table>
        <text:p text:style-name="MP2"/>
      </style:header>
      <style:header-left>
        <table:table table:name="Table143" table:style-name="Table143">
          <table:table-column table:style-name="Table143.A"/>
          <table:table-column table:style-name="Table143.B"/>
          <table:table-row table:style-name="Table143.1">
            <table:table-cell table:style-name="Table143.A1" office:value-type="string">
              <text:p text:style-name="MP3" loext:marker-style-name="MT2"><text:span text:style-name="MT3">M</text:span><loext:content-control loext:date="true" loext:date-format="MMMM d, yyyy" loext:date-rfc-language-tag="en-US" loext:current-date="2011-03-06T00:00:00Z" loext:alias="Date" loext:id="615220201"><text:span text:style-name="MT3">arch 6, 2011</text:span></loext:content-control></text:p>
            </table:table-cell>
            <table:table-cell table:style-name="Table143.B1" office:value-type="string">
              <text:p text:style-name="MP3" loext:marker-style-name="MT1"><loext:content-control loext:plain-text="true" loext:alias="Title" loext:id="574059361">The language pascaline</loext:content-control></text:p>
            </table:table-cell>
          </table:table-row>
        </table:table>
        <text:p text:style-name="MP2"/>
      </style:header-left>
      <style:footer>
        <table:table table:name="Table144" table:style-name="Table144">
          <table:table-column table:style-name="Table144.A"/>
          <table:table-column table:style-name="Table144.B"/>
          <table:table-row table:style-name="Table144.1">
            <table:table-cell table:style-name="Table144.A1" office:value-type="string">
              <text:p text:style-name="MP4"/>
            </table:table-cell>
            <table:table-cell table:style-name="Table144.B1" office:value-type="string">
              <text:p text:style-name="MP4" loext:marker-style-name="MT2"><text:page-number text:select-page="current">185</text:page-number></text:p>
            </table:table-cell>
          </table:table-row>
        </table:table>
        <text:p text:style-name="MP5"/>
      </style:footer>
      <style:footer-left>
        <table:table table:name="Table145" table:style-name="Table145">
          <table:table-column table:style-name="Table145.A"/>
          <table:table-column table:style-name="Table145.B"/>
          <table:table-row table:style-name="Table145.1">
            <table:table-cell table:style-name="Table145.A1" office:value-type="string">
              <text:p text:style-name="MP6" loext:marker-style-name="MT2"><text:page-number text:select-page="current">0</text:page-number></text:p>
            </table:table-cell>
            <table:table-cell table:style-name="Table145.B1" office:value-type="string">
              <text:p text:style-name="MP6"/>
            </table:table-cell>
          </table:table-row>
        </table:table>
        <text:p text:style-name="MP5"/>
      </style:footer-left>
    </style:master-page>
    <style:master-page style:name="Converted40" style:page-layout-name="Mpm3" draw:style-name="Mdp1">
      <style:header>
        <table:table table:name="Table154" table:style-name="Table154">
          <table:table-column table:style-name="Table154.A"/>
          <table:table-column table:style-name="Table154.B"/>
          <table:table-row table:style-name="Table154.1">
            <table:table-cell table:style-name="Table154.A1" office:value-type="string">
              <text:p text:style-name="MP1" loext:marker-style-name="MT1"><loext:content-control loext:plain-text="true" loext:alias="Title" loext:id="79184554">The language pascaline</loext:content-control><text:span text:style-name="MT1"/></text:p>
            </table:table-cell>
            <table:table-cell table:style-name="Table154.B1" office:value-type="string">
              <text:p text:style-name="MP1" loext:marker-style-name="MT2"><text:span text:style-name="MT3">M</text:span><loext:content-control loext:date="true" loext:date-format="MMMM d, yyyy" loext:date-rfc-language-tag="en-US" loext:current-date="2011-03-06T00:00:00Z" loext:alias="Date" loext:id="1879641410"><text:span text:style-name="MT3">arch 6, 2011</text:span></loext:content-control></text:p>
            </table:table-cell>
          </table:table-row>
        </table:table>
        <text:p text:style-name="MP2"/>
      </style:header>
      <style:header-left>
        <table:table table:name="Table153" table:style-name="Table153">
          <table:table-column table:style-name="Table153.A"/>
          <table:table-column table:style-name="Table153.B"/>
          <table:table-row table:style-name="Table153.1">
            <table:table-cell table:style-name="Table153.A1" office:value-type="string">
              <text:p text:style-name="MP3" loext:marker-style-name="MT2"><text:span text:style-name="MT3">M</text:span><loext:content-control loext:date="true" loext:date-format="MMMM d, yyyy" loext:date-rfc-language-tag="en-US" loext:current-date="2011-03-06T00:00:00Z" loext:alias="Date" loext:id="615220201"><text:span text:style-name="MT3">arch 6, 2011</text:span></loext:content-control></text:p>
            </table:table-cell>
            <table:table-cell table:style-name="Table153.B1" office:value-type="string">
              <text:p text:style-name="MP3" loext:marker-style-name="MT1"><loext:content-control loext:plain-text="true" loext:alias="Title" loext:id="574059361">The language pascaline</loext:content-control><text:span text:style-name="MT1"/></text:p>
            </table:table-cell>
          </table:table-row>
        </table:table>
        <text:p text:style-name="MP2"/>
      </style:header-left>
      <style:footer>
        <table:table table:name="Table156" table:style-name="Table156">
          <table:table-column table:style-name="Table156.A"/>
          <table:table-column table:style-name="Table156.B"/>
          <table:table-row table:style-name="Table156.1">
            <table:table-cell table:style-name="Table156.A1" office:value-type="string">
              <text:p text:style-name="MP4"/>
            </table:table-cell>
            <table:table-cell table:style-name="Table156.B1" office:value-type="string">
              <text:p text:style-name="MP4" loext:marker-style-name="MT2"><text:page-number text:select-page="current">209</text:page-number></text:p>
            </table:table-cell>
          </table:table-row>
        </table:table>
        <text:p text:style-name="MP5"/>
      </style:footer>
      <style:footer-left>
        <table:table table:name="Table155" table:style-name="Table155">
          <table:table-column table:style-name="Table155.A"/>
          <table:table-column table:style-name="Table155.B"/>
          <table:table-row table:style-name="Table155.1">
            <table:table-cell table:style-name="Table155.A1" office:value-type="string">
              <text:p text:style-name="MP6" loext:marker-style-name="MT2"><text:page-number text:select-page="current">210</text:page-number></text:p>
            </table:table-cell>
            <table:table-cell table:style-name="Table155.B1" office:value-type="string">
              <text:p text:style-name="MP6"/>
            </table:table-cell>
          </table:table-row>
        </table:table>
        <text:p text:style-name="MP5"/>
      </style:footer-left>
    </style:master-page>
    <style:master-page style:name="Converted41" style:page-layout-name="Mpm4" draw:style-name="Mdp1" style:next-style-name="Converted40">
      <style:header>
        <text:p text:style-name="Standard"/>
      </style:header>
      <style:footer>
        <text:p text:style-name="Standard"/>
      </style:footer>
    </style:master-page>
    <style:master-page style:name="Converted42" style:page-layout-name="Mpm1" draw:style-name="Mdp1">
      <style:header>
        <table:table table:name="Table158" table:style-name="Table158">
          <table:table-column table:style-name="Table158.A"/>
          <table:table-column table:style-name="Table158.B"/>
          <table:table-row table:style-name="Table158.1">
            <table:table-cell table:style-name="Table158.A1" office:value-type="string">
              <text:p text:style-name="MP1" loext:marker-style-name="MT1"><loext:content-control loext:plain-text="true" loext:alias="Title" loext:id="1072635221">The language pascaline</loext:content-control><text:span text:style-name="MT1"/></text:p>
            </table:table-cell>
            <table:table-cell table:style-name="Table158.B1" office:value-type="string">
              <text:p text:style-name="MP1" loext:marker-style-name="MT2"><text:span text:style-name="MT3">M</text:span><loext:content-control loext:date="true" loext:date-format="MMMM d, yyyy" loext:date-rfc-language-tag="en-US" loext:current-date="2011-03-06T00:00:00Z" loext:alias="Date" loext:id="1264424902"><text:span text:style-name="MT3">arch 6, 2011</text:span></loext:content-control></text:p>
            </table:table-cell>
          </table:table-row>
        </table:table>
        <text:p text:style-name="MP2"/>
      </style:header>
      <style:header-left>
        <table:table table:name="Table157" table:style-name="Table157">
          <table:table-column table:style-name="Table157.A"/>
          <table:table-column table:style-name="Table157.B"/>
          <table:table-row table:style-name="Table157.1">
            <table:table-cell table:style-name="Table157.A1" office:value-type="string">
              <text:p text:style-name="MP3" loext:marker-style-name="MT2"><text:span text:style-name="MT3">M</text:span><loext:content-control loext:date="true" loext:date-format="MMMM d, yyyy" loext:date-rfc-language-tag="en-US" loext:current-date="2011-03-06T00:00:00Z" loext:alias="Date" loext:id="1532817104"><text:span text:style-name="MT3">arch 6, 2011</text:span></loext:content-control></text:p>
            </table:table-cell>
            <table:table-cell table:style-name="Table157.B1" office:value-type="string">
              <text:p text:style-name="MP3" loext:marker-style-name="MT1"><loext:content-control loext:plain-text="true" loext:alias="Title" loext:id="761850929">The language pascaline</loext:content-control><text:span text:style-name="MT1"/></text:p>
            </table:table-cell>
          </table:table-row>
        </table:table>
        <text:p text:style-name="MP2"/>
      </style:header-left>
      <style:footer>
        <table:table table:name="Table160" table:style-name="Table160">
          <table:table-column table:style-name="Table160.A"/>
          <table:table-column table:style-name="Table160.B"/>
          <table:table-row table:style-name="Table160.1">
            <table:table-cell table:style-name="Table160.A1" office:value-type="string">
              <text:p text:style-name="MP4"/>
            </table:table-cell>
            <table:table-cell table:style-name="Table160.B1" office:value-type="string">
              <text:p text:style-name="MP4" loext:marker-style-name="MT2"><text:page-number text:select-page="current">0</text:page-number></text:p>
            </table:table-cell>
          </table:table-row>
        </table:table>
        <text:p text:style-name="MP5"/>
      </style:footer>
      <style:footer-left>
        <table:table table:name="Table159" table:style-name="Table159">
          <table:table-column table:style-name="Table159.A"/>
          <table:table-column table:style-name="Table159.B"/>
          <table:table-row table:style-name="Table159.1">
            <table:table-cell table:style-name="Table159.A1" office:value-type="string">
              <text:p text:style-name="MP6" loext:marker-style-name="MT2"><text:page-number text:select-page="current">214</text:page-number></text:p>
            </table:table-cell>
            <table:table-cell table:style-name="Table159.B1" office:value-type="string">
              <text:p text:style-name="MP6"/>
            </table:table-cell>
          </table:table-row>
        </table:table>
        <text:p text:style-name="MP5"/>
      </style:footer-left>
    </style:master-page>
    <style:master-page style:name="Converted43" style:page-layout-name="Mpm2" draw:style-name="Mdp2" style:next-style-name="Converted42">
      <style:header>
        <table:table table:name="Table161" table:style-name="Table161">
          <table:table-column table:style-name="Table161.A"/>
          <table:table-column table:style-name="Table161.B"/>
          <table:table-row table:style-name="Table161.1">
            <table:table-cell table:style-name="Table161.A1" office:value-type="string">
              <text:p text:style-name="MP1" loext:marker-style-name="MT1"><loext:content-control loext:plain-text="true" loext:alias="Title" loext:id="1072635221">The language pascaline</loext:content-control></text:p>
            </table:table-cell>
            <table:table-cell table:style-name="Table161.B1" office:value-type="string">
              <text:p text:style-name="MP1" loext:marker-style-name="MT2"><text:span text:style-name="MT3">M</text:span><loext:content-control loext:date="true" loext:date-format="MMMM d, yyyy" loext:date-rfc-language-tag="en-US" loext:current-date="2011-03-06T00:00:00Z" loext:alias="Date" loext:id="1264424902"><text:span text:style-name="MT3">arch 6, 2011</text:span></loext:content-control></text:p>
            </table:table-cell>
          </table:table-row>
        </table:table>
        <text:p text:style-name="MP2"/>
      </style:header>
      <style:header-left>
        <table:table table:name="Table162" table:style-name="Table162">
          <table:table-column table:style-name="Table162.A"/>
          <table:table-column table:style-name="Table162.B"/>
          <table:table-row table:style-name="Table162.1">
            <table:table-cell table:style-name="Table162.A1" office:value-type="string">
              <text:p text:style-name="MP3" loext:marker-style-name="MT2"><text:span text:style-name="MT3">M</text:span><loext:content-control loext:date="true" loext:date-format="MMMM d, yyyy" loext:date-rfc-language-tag="en-US" loext:current-date="2011-03-06T00:00:00Z" loext:alias="Date" loext:id="1532817104"><text:span text:style-name="MT3">arch 6, 2011</text:span></loext:content-control></text:p>
            </table:table-cell>
            <table:table-cell table:style-name="Table162.B1" office:value-type="string">
              <text:p text:style-name="MP3" loext:marker-style-name="MT1"><loext:content-control loext:plain-text="true" loext:alias="Title" loext:id="761850929">The language pascaline</loext:content-control></text:p>
            </table:table-cell>
          </table:table-row>
        </table:table>
        <text:p text:style-name="MP2"/>
      </style:header-left>
      <style:footer>
        <table:table table:name="Table163" table:style-name="Table163">
          <table:table-column table:style-name="Table163.A"/>
          <table:table-column table:style-name="Table163.B"/>
          <table:table-row table:style-name="Table163.1">
            <table:table-cell table:style-name="Table163.A1" office:value-type="string">
              <text:p text:style-name="MP4"/>
            </table:table-cell>
            <table:table-cell table:style-name="Table163.B1" office:value-type="string">
              <text:p text:style-name="MP4" loext:marker-style-name="MT2"><text:page-number text:select-page="current">211</text:page-number></text:p>
            </table:table-cell>
          </table:table-row>
        </table:table>
        <text:p text:style-name="MP5"/>
      </style:footer>
      <style:footer-left>
        <table:table table:name="Table164" table:style-name="Table164">
          <table:table-column table:style-name="Table164.A"/>
          <table:table-column table:style-name="Table164.B"/>
          <table:table-row table:style-name="Table164.1">
            <table:table-cell table:style-name="Table164.A1" office:value-type="string">
              <text:p text:style-name="MP6" loext:marker-style-name="MT2"><text:page-number text:select-page="current">0</text:page-number></text:p>
            </table:table-cell>
            <table:table-cell table:style-name="Table164.B1" office:value-type="string">
              <text:p text:style-name="MP6"/>
            </table:table-cell>
          </table:table-row>
        </table:table>
        <text:p text:style-name="MP5"/>
      </style:footer-left>
    </style:master-page>
    <style:master-page style:name="Converted44" style:page-layout-name="Mpm5" draw:style-name="Mdp1">
      <style:header>
        <table:table table:name="Table167" table:style-name="Table167">
          <table:table-column table:style-name="Table167.A"/>
          <table:table-column table:style-name="Table167.B"/>
          <table:table-row table:style-name="Table167.1">
            <table:table-cell table:style-name="Table167.A1" office:value-type="string">
              <text:p text:style-name="MP1" loext:marker-style-name="MT1"><loext:content-control loext:plain-text="true" loext:alias="Title" loext:id="1626889111">The language pascaline</loext:content-control><text:span text:style-name="MT1"/></text:p>
            </table:table-cell>
            <table:table-cell table:style-name="Table167.B1" office:value-type="string">
              <text:p text:style-name="MP1" loext:marker-style-name="MT2"><text:span text:style-name="MT3">M</text:span><loext:content-control loext:date="true" loext:date-format="MMMM d, yyyy" loext:date-rfc-language-tag="en-US" loext:current-date="2011-03-06T00:00:00Z" loext:alias="Date" loext:id="1670871891"><text:span text:style-name="MT3">arch 6, 2011</text:span></loext:content-control></text:p>
            </table:table-cell>
          </table:table-row>
        </table:table>
        <text:p text:style-name="MP2"/>
      </style:header>
      <style:header-left>
        <table:table table:name="Table166" table:style-name="Table166">
          <table:table-column table:style-name="Table166.A"/>
          <table:table-column table:style-name="Table166.B"/>
          <table:table-row table:style-name="Table166.1">
            <table:table-cell table:style-name="Table166.A1" office:value-type="string">
              <text:p text:style-name="MP3" loext:marker-style-name="MT2"><text:span text:style-name="MT3">M</text:span><loext:content-control loext:date="true" loext:date-format="MMMM d, yyyy" loext:date-rfc-language-tag="en-US" loext:current-date="2011-03-06T00:00:00Z" loext:alias="Date" loext:id="266202239"><text:span text:style-name="MT3">arch 6, 2011</text:span></loext:content-control></text:p>
            </table:table-cell>
            <table:table-cell table:style-name="Table166.B1" office:value-type="string">
              <text:p text:style-name="MP3" loext:marker-style-name="MT1"><loext:content-control loext:plain-text="true" loext:alias="Title" loext:id="2063165753">The language pascaline</loext:content-control><text:span text:style-name="MT1"/></text:p>
            </table:table-cell>
          </table:table-row>
        </table:table>
        <text:p text:style-name="MP2"/>
      </style:header-left>
      <style:footer>
        <table:table table:name="Table169" table:style-name="Table169">
          <table:table-column table:style-name="Table169.A"/>
          <table:table-column table:style-name="Table169.B"/>
          <table:table-row table:style-name="Table169.1">
            <table:table-cell table:style-name="Table169.A1" office:value-type="string">
              <text:p text:style-name="MP4"/>
            </table:table-cell>
            <table:table-cell table:style-name="Table169.B1" office:value-type="string">
              <text:p text:style-name="MP4" loext:marker-style-name="MT2"><text:page-number text:select-page="current">229</text:page-number></text:p>
            </table:table-cell>
          </table:table-row>
        </table:table>
        <text:p text:style-name="MP5"/>
      </style:footer>
      <style:footer-left>
        <table:table table:name="Table168" table:style-name="Table168">
          <table:table-column table:style-name="Table168.A"/>
          <table:table-column table:style-name="Table168.B"/>
          <table:table-row table:style-name="Table168.1">
            <table:table-cell table:style-name="Table168.A1" office:value-type="string">
              <text:p text:style-name="MP6" loext:marker-style-name="MT2"><text:page-number text:select-page="current">230</text:page-number></text:p>
            </table:table-cell>
            <table:table-cell table:style-name="Table168.B1" office:value-type="string">
              <text:p text:style-name="MP6"/>
            </table:table-cell>
          </table:table-row>
        </table:table>
        <text:p text:style-name="MP5"/>
      </style:footer-left>
    </style:master-page>
    <style:master-page style:name="Converted45" style:page-layout-name="Mpm4" draw:style-name="Mdp1" style:next-style-name="Converted44">
      <style:header>
        <text:p text:style-name="Standard"/>
      </style:header>
      <style:footer>
        <text:p text:style-name="Standard"/>
      </style:footer>
    </style:master-page>
    <style:master-page style:name="Converted46" style:page-layout-name="Mpm1" draw:style-name="Mdp1">
      <style:header>
        <table:table table:name="Table171" table:style-name="Table171">
          <table:table-column table:style-name="Table171.A"/>
          <table:table-column table:style-name="Table171.B"/>
          <table:table-row table:style-name="Table171.1">
            <table:table-cell table:style-name="Table171.A1" office:value-type="string">
              <text:p text:style-name="MP1" loext:marker-style-name="MT1"><loext:content-control loext:plain-text="true" loext:alias="Title" loext:id="1846810790">The language pascaline</loext:content-control><text:span text:style-name="MT1"/></text:p>
            </table:table-cell>
            <table:table-cell table:style-name="Table171.B1" office:value-type="string">
              <text:p text:style-name="MP1" loext:marker-style-name="MT2"><text:span text:style-name="MT3">M</text:span><loext:content-control loext:date="true" loext:date-format="MMMM d, yyyy" loext:date-rfc-language-tag="en-US" loext:current-date="2011-03-06T00:00:00Z" loext:alias="Date" loext:id="338605858"><text:span text:style-name="MT3">arch 6, 2011</text:span></loext:content-control></text:p>
            </table:table-cell>
          </table:table-row>
        </table:table>
        <text:p text:style-name="MP2"/>
      </style:header>
      <style:header-left>
        <table:table table:name="Table170" table:style-name="Table170">
          <table:table-column table:style-name="Table170.A"/>
          <table:table-column table:style-name="Table170.B"/>
          <table:table-row table:style-name="Table170.1">
            <table:table-cell table:style-name="Table170.A1" office:value-type="string">
              <text:p text:style-name="MP3" loext:marker-style-name="MT2"><text:span text:style-name="MT3">M</text:span><loext:content-control loext:date="true" loext:date-format="MMMM d, yyyy" loext:date-rfc-language-tag="en-US" loext:current-date="2011-03-06T00:00:00Z" loext:alias="Date" loext:id="1598276604"><text:span text:style-name="MT3">arch 6, 2011</text:span></loext:content-control></text:p>
            </table:table-cell>
            <table:table-cell table:style-name="Table170.B1" office:value-type="string">
              <text:p text:style-name="MP3" loext:marker-style-name="MT1"><loext:content-control loext:plain-text="true" loext:alias="Title" loext:id="1740612560">The language pascaline</loext:content-control><text:span text:style-name="MT1"/></text:p>
            </table:table-cell>
          </table:table-row>
        </table:table>
        <text:p text:style-name="MP2"/>
      </style:header-left>
      <style:footer>
        <table:table table:name="Table173" table:style-name="Table173">
          <table:table-column table:style-name="Table173.A"/>
          <table:table-column table:style-name="Table173.B"/>
          <table:table-row table:style-name="Table173.1">
            <table:table-cell table:style-name="Table173.A1" office:value-type="string">
              <text:p text:style-name="MP4"/>
            </table:table-cell>
            <table:table-cell table:style-name="Table173.B1" office:value-type="string">
              <text:p text:style-name="MP4" loext:marker-style-name="MT2"><text:page-number text:select-page="current">0</text:page-number></text:p>
            </table:table-cell>
          </table:table-row>
        </table:table>
        <text:p text:style-name="MP5"/>
      </style:footer>
      <style:footer-left>
        <table:table table:name="Table172" table:style-name="Table172">
          <table:table-column table:style-name="Table172.A"/>
          <table:table-column table:style-name="Table172.B"/>
          <table:table-row table:style-name="Table172.1">
            <table:table-cell table:style-name="Table172.A1" office:value-type="string">
              <text:p text:style-name="MP6" loext:marker-style-name="MT2"><text:page-number text:select-page="current">0</text:page-number></text:p>
            </table:table-cell>
            <table:table-cell table:style-name="Table172.B1" office:value-type="string">
              <text:p text:style-name="MP6"/>
            </table:table-cell>
          </table:table-row>
        </table:table>
        <text:p text:style-name="MP5"/>
      </style:footer-left>
    </style:master-page>
    <style:master-page style:name="Converted47" style:page-layout-name="Mpm2" draw:style-name="Mdp2" style:next-style-name="Converted46">
      <style:header>
        <table:table table:name="Table174" table:style-name="Table174">
          <table:table-column table:style-name="Table174.A"/>
          <table:table-column table:style-name="Table174.B"/>
          <table:table-row table:style-name="Table174.1">
            <table:table-cell table:style-name="Table174.A1" office:value-type="string">
              <text:p text:style-name="MP1" loext:marker-style-name="MT1"><loext:content-control loext:plain-text="true" loext:alias="Title" loext:id="1846810790">The language pascaline</loext:content-control></text:p>
            </table:table-cell>
            <table:table-cell table:style-name="Table174.B1" office:value-type="string">
              <text:p text:style-name="MP1" loext:marker-style-name="MT2"><text:span text:style-name="MT3">M</text:span><loext:content-control loext:date="true" loext:date-format="MMMM d, yyyy" loext:date-rfc-language-tag="en-US" loext:current-date="2011-03-06T00:00:00Z" loext:alias="Date" loext:id="338605858"><text:span text:style-name="MT3">arch 6, 2011</text:span></loext:content-control></text:p>
            </table:table-cell>
          </table:table-row>
        </table:table>
        <text:p text:style-name="MP2"/>
      </style:header>
      <style:header-left>
        <table:table table:name="Table175" table:style-name="Table175">
          <table:table-column table:style-name="Table175.A"/>
          <table:table-column table:style-name="Table175.B"/>
          <table:table-row table:style-name="Table175.1">
            <table:table-cell table:style-name="Table175.A1" office:value-type="string">
              <text:p text:style-name="MP3" loext:marker-style-name="MT2"><text:span text:style-name="MT3">M</text:span><loext:content-control loext:date="true" loext:date-format="MMMM d, yyyy" loext:date-rfc-language-tag="en-US" loext:current-date="2011-03-06T00:00:00Z" loext:alias="Date" loext:id="1598276604"><text:span text:style-name="MT3">arch 6, 2011</text:span></loext:content-control></text:p>
            </table:table-cell>
            <table:table-cell table:style-name="Table175.B1" office:value-type="string">
              <text:p text:style-name="MP3" loext:marker-style-name="MT1"><loext:content-control loext:plain-text="true" loext:alias="Title" loext:id="1740612560">The language pascaline</loext:content-control></text:p>
            </table:table-cell>
          </table:table-row>
        </table:table>
        <text:p text:style-name="MP2"/>
      </style:header-left>
      <style:footer>
        <table:table table:name="Table176" table:style-name="Table176">
          <table:table-column table:style-name="Table176.A"/>
          <table:table-column table:style-name="Table176.B"/>
          <table:table-row table:style-name="Table176.1">
            <table:table-cell table:style-name="Table176.A1" office:value-type="string">
              <text:p text:style-name="MP4"/>
            </table:table-cell>
            <table:table-cell table:style-name="Table176.B1" office:value-type="string">
              <text:p text:style-name="MP4" loext:marker-style-name="MT2"><text:page-number text:select-page="current">231</text:page-number></text:p>
            </table:table-cell>
          </table:table-row>
        </table:table>
        <text:p text:style-name="MP5"/>
      </style:footer>
      <style:footer-left>
        <table:table table:name="Table177" table:style-name="Table177">
          <table:table-column table:style-name="Table177.A"/>
          <table:table-column table:style-name="Table177.B"/>
          <table:table-row table:style-name="Table177.1">
            <table:table-cell table:style-name="Table177.A1" office:value-type="string">
              <text:p text:style-name="MP6" loext:marker-style-name="MT2"><text:page-number text:select-page="current">0</text:page-number></text:p>
            </table:table-cell>
            <table:table-cell table:style-name="Table177.B1" office:value-type="string">
              <text:p text:style-name="MP6"/>
            </table:table-cell>
          </table:table-row>
        </table:table>
        <text:p text:style-name="MP5"/>
      </style:footer-left>
    </style:master-page>
    <style:master-page style:name="Converted48" style:page-layout-name="Mpm5" draw:style-name="Mdp1">
      <style:header>
        <table:table table:name="Table181" table:style-name="Table181">
          <table:table-column table:style-name="Table181.A"/>
          <table:table-column table:style-name="Table181.B"/>
          <table:table-row table:style-name="Table181.1">
            <table:table-cell table:style-name="Table181.A1" office:value-type="string">
              <text:p text:style-name="MP1" loext:marker-style-name="MT1"><loext:content-control loext:plain-text="true" loext:alias="Title" loext:id="1329372933">The language pascaline</loext:content-control><text:span text:style-name="MT1"/></text:p>
            </table:table-cell>
            <table:table-cell table:style-name="Table181.B1" office:value-type="string">
              <text:p text:style-name="MP1" loext:marker-style-name="MT2"><text:span text:style-name="MT3">M</text:span><loext:content-control loext:date="true" loext:date-format="MMMM d, yyyy" loext:date-rfc-language-tag="en-US" loext:current-date="2011-03-06T00:00:00Z" loext:alias="Date" loext:id="1112173395"><text:span text:style-name="MT3">arch 6, 2011</text:span></loext:content-control></text:p>
            </table:table-cell>
          </table:table-row>
        </table:table>
        <text:p text:style-name="MP2"/>
      </style:header>
      <style:header-left>
        <table:table table:name="Table180" table:style-name="Table180">
          <table:table-column table:style-name="Table180.A"/>
          <table:table-column table:style-name="Table180.B"/>
          <table:table-row table:style-name="Table180.1">
            <table:table-cell table:style-name="Table180.A1" office:value-type="string">
              <text:p text:style-name="MP3" loext:marker-style-name="MT2"><text:span text:style-name="MT3">M</text:span><loext:content-control loext:date="true" loext:date-format="MMMM d, yyyy" loext:date-rfc-language-tag="en-US" loext:current-date="2011-03-06T00:00:00Z" loext:alias="Date" loext:id="960252912"><text:span text:style-name="MT3">arch 6, 2011</text:span></loext:content-control></text:p>
            </table:table-cell>
            <table:table-cell table:style-name="Table180.B1" office:value-type="string">
              <text:p text:style-name="MP3" loext:marker-style-name="MT1"><loext:content-control loext:plain-text="true" loext:alias="Title" loext:id="1500591793">The language pascaline</loext:content-control><text:span text:style-name="MT1"/></text:p>
            </table:table-cell>
          </table:table-row>
        </table:table>
        <text:p text:style-name="MP2"/>
      </style:header-left>
      <style:footer>
        <table:table table:name="Table183" table:style-name="Table183">
          <table:table-column table:style-name="Table183.A"/>
          <table:table-column table:style-name="Table183.B"/>
          <table:table-row table:style-name="Table183.1">
            <table:table-cell table:style-name="Table183.A1" office:value-type="string">
              <text:p text:style-name="MP4"/>
            </table:table-cell>
            <table:table-cell table:style-name="Table183.B1" office:value-type="string">
              <text:p text:style-name="MP4" loext:marker-style-name="MT2"><text:page-number text:select-page="current">237</text:page-number></text:p>
            </table:table-cell>
          </table:table-row>
        </table:table>
        <text:p text:style-name="MP5"/>
      </style:footer>
      <style:footer-left>
        <table:table table:name="Table182" table:style-name="Table182">
          <table:table-column table:style-name="Table182.A"/>
          <table:table-column table:style-name="Table182.B"/>
          <table:table-row table:style-name="Table182.1">
            <table:table-cell table:style-name="Table182.A1" office:value-type="string">
              <text:p text:style-name="MP6" loext:marker-style-name="MT2"><text:page-number text:select-page="current">238</text:page-number></text:p>
            </table:table-cell>
            <table:table-cell table:style-name="Table182.B1" office:value-type="string">
              <text:p text:style-name="MP6"/>
            </table:table-cell>
          </table:table-row>
        </table:table>
        <text:p text:style-name="MP5"/>
      </style:footer-left>
    </style:master-page>
    <style:master-page style:name="Converted49" style:page-layout-name="Mpm4" draw:style-name="Mdp1" style:next-style-name="Converted48">
      <style:header>
        <text:p text:style-name="Standard"/>
      </style:header>
      <style:footer>
        <text:p text:style-name="Standard"/>
      </style:footer>
    </style:master-page>
    <style:master-page style:name="Converted50" style:page-layout-name="Mpm1" draw:style-name="Mdp1">
      <style:header>
        <table:table table:name="Table185" table:style-name="Table185">
          <table:table-column table:style-name="Table185.A"/>
          <table:table-column table:style-name="Table185.B"/>
          <table:table-row table:style-name="Table185.1">
            <table:table-cell table:style-name="Table185.A1" office:value-type="string">
              <text:p text:style-name="MP1" loext:marker-style-name="MT1"><loext:content-control loext:plain-text="true" loext:alias="Title" loext:id="892522971">The language pascaline</loext:content-control><text:span text:style-name="MT1"/></text:p>
            </table:table-cell>
            <table:table-cell table:style-name="Table185.B1" office:value-type="string">
              <text:p text:style-name="MP1" loext:marker-style-name="MT2"><text:span text:style-name="MT3">M</text:span><loext:content-control loext:date="true" loext:date-format="MMMM d, yyyy" loext:date-rfc-language-tag="en-US" loext:current-date="2011-03-06T00:00:00Z" loext:alias="Date" loext:id="375115296"><text:span text:style-name="MT3">arch 6, 2011</text:span></loext:content-control></text:p>
            </table:table-cell>
          </table:table-row>
        </table:table>
        <text:p text:style-name="MP2"/>
      </style:header>
      <style:header-left>
        <table:table table:name="Table184" table:style-name="Table184">
          <table:table-column table:style-name="Table184.A"/>
          <table:table-column table:style-name="Table184.B"/>
          <table:table-row table:style-name="Table184.1">
            <table:table-cell table:style-name="Table184.A1" office:value-type="string">
              <text:p text:style-name="MP3" loext:marker-style-name="MT2"><text:span text:style-name="MT3">M</text:span><loext:content-control loext:date="true" loext:date-format="MMMM d, yyyy" loext:date-rfc-language-tag="en-US" loext:current-date="2011-03-06T00:00:00Z" loext:alias="Date" loext:id="2120335881"><text:span text:style-name="MT3">arch 6, 2011</text:span></loext:content-control></text:p>
            </table:table-cell>
            <table:table-cell table:style-name="Table184.B1" office:value-type="string">
              <text:p text:style-name="MP3" loext:marker-style-name="MT1"><loext:content-control loext:plain-text="true" loext:alias="Title" loext:id="1873829637">The language pascaline</loext:content-control><text:span text:style-name="MT1"/></text:p>
            </table:table-cell>
          </table:table-row>
        </table:table>
        <text:p text:style-name="MP2"/>
      </style:header-left>
      <style:footer>
        <table:table table:name="Table187" table:style-name="Table187">
          <table:table-column table:style-name="Table187.A"/>
          <table:table-column table:style-name="Table187.B"/>
          <table:table-row table:style-name="Table187.1">
            <table:table-cell table:style-name="Table187.A1" office:value-type="string">
              <text:p text:style-name="MP4"/>
            </table:table-cell>
            <table:table-cell table:style-name="Table187.B1" office:value-type="string">
              <text:p text:style-name="MP4" loext:marker-style-name="MT2"><text:page-number text:select-page="current">0</text:page-number></text:p>
            </table:table-cell>
          </table:table-row>
        </table:table>
        <text:p text:style-name="MP5"/>
      </style:footer>
      <style:footer-left>
        <table:table table:name="Table186" table:style-name="Table186">
          <table:table-column table:style-name="Table186.A"/>
          <table:table-column table:style-name="Table186.B"/>
          <table:table-row table:style-name="Table186.1">
            <table:table-cell table:style-name="Table186.A1" office:value-type="string">
              <text:p text:style-name="MP6" loext:marker-style-name="MT2"><text:page-number text:select-page="current">0</text:page-number></text:p>
            </table:table-cell>
            <table:table-cell table:style-name="Table186.B1" office:value-type="string">
              <text:p text:style-name="MP6"/>
            </table:table-cell>
          </table:table-row>
        </table:table>
        <text:p text:style-name="MP5"/>
      </style:footer-left>
    </style:master-page>
    <style:master-page style:name="Converted51" style:page-layout-name="Mpm2" draw:style-name="Mdp2" style:next-style-name="Converted50">
      <style:header>
        <table:table table:name="Table188" table:style-name="Table188">
          <table:table-column table:style-name="Table188.A"/>
          <table:table-column table:style-name="Table188.B"/>
          <table:table-row table:style-name="Table188.1">
            <table:table-cell table:style-name="Table188.A1" office:value-type="string">
              <text:p text:style-name="MP1" loext:marker-style-name="MT1"><loext:content-control loext:plain-text="true" loext:alias="Title" loext:id="892522971">The language pascaline</loext:content-control></text:p>
            </table:table-cell>
            <table:table-cell table:style-name="Table188.B1" office:value-type="string">
              <text:p text:style-name="MP1" loext:marker-style-name="MT2"><text:span text:style-name="MT3">M</text:span><loext:content-control loext:date="true" loext:date-format="MMMM d, yyyy" loext:date-rfc-language-tag="en-US" loext:current-date="2011-03-06T00:00:00Z" loext:alias="Date" loext:id="375115296"><text:span text:style-name="MT3">arch 6, 2011</text:span></loext:content-control></text:p>
            </table:table-cell>
          </table:table-row>
        </table:table>
        <text:p text:style-name="MP2"/>
      </style:header>
      <style:header-left>
        <table:table table:name="Table189" table:style-name="Table189">
          <table:table-column table:style-name="Table189.A"/>
          <table:table-column table:style-name="Table189.B"/>
          <table:table-row table:style-name="Table189.1">
            <table:table-cell table:style-name="Table189.A1" office:value-type="string">
              <text:p text:style-name="MP3" loext:marker-style-name="MT2"><text:span text:style-name="MT3">M</text:span><loext:content-control loext:date="true" loext:date-format="MMMM d, yyyy" loext:date-rfc-language-tag="en-US" loext:current-date="2011-03-06T00:00:00Z" loext:alias="Date" loext:id="2120335881"><text:span text:style-name="MT3">arch 6, 2011</text:span></loext:content-control></text:p>
            </table:table-cell>
            <table:table-cell table:style-name="Table189.B1" office:value-type="string">
              <text:p text:style-name="MP3" loext:marker-style-name="MT1"><loext:content-control loext:plain-text="true" loext:alias="Title" loext:id="1873829637">The language pascaline</loext:content-control></text:p>
            </table:table-cell>
          </table:table-row>
        </table:table>
        <text:p text:style-name="MP2"/>
      </style:header-left>
      <style:footer>
        <table:table table:name="Table190" table:style-name="Table190">
          <table:table-column table:style-name="Table190.A"/>
          <table:table-column table:style-name="Table190.B"/>
          <table:table-row table:style-name="Table190.1">
            <table:table-cell table:style-name="Table190.A1" office:value-type="string">
              <text:p text:style-name="MP4"/>
            </table:table-cell>
            <table:table-cell table:style-name="Table190.B1" office:value-type="string">
              <text:p text:style-name="MP4" loext:marker-style-name="MT2"><text:page-number text:select-page="current">239</text:page-number></text:p>
            </table:table-cell>
          </table:table-row>
        </table:table>
        <text:p text:style-name="MP5"/>
      </style:footer>
      <style:footer-left>
        <table:table table:name="Table191" table:style-name="Table191">
          <table:table-column table:style-name="Table191.A"/>
          <table:table-column table:style-name="Table191.B"/>
          <table:table-row table:style-name="Table191.1">
            <table:table-cell table:style-name="Table191.A1" office:value-type="string">
              <text:p text:style-name="MP6" loext:marker-style-name="MT2"><text:page-number text:select-page="current">0</text:page-number></text:p>
            </table:table-cell>
            <table:table-cell table:style-name="Table191.B1" office:value-type="string">
              <text:p text:style-name="MP6"/>
            </table:table-cell>
          </table:table-row>
        </table:table>
        <text:p text:style-name="MP5"/>
      </style:footer-left>
    </style:master-page>
    <style:master-page style:name="Converted52" style:page-layout-name="Mpm5" draw:style-name="Mdp1">
      <style:header>
        <table:table table:name="Table195" table:style-name="Table195">
          <table:table-column table:style-name="Table195.A"/>
          <table:table-column table:style-name="Table195.B"/>
          <table:table-row table:style-name="Table195.1">
            <table:table-cell table:style-name="Table195.A1" office:value-type="string">
              <text:p text:style-name="MP1" loext:marker-style-name="MT1"><loext:content-control loext:plain-text="true" loext:alias="Title" loext:id="1397112367">The language pascaline</loext:content-control><text:span text:style-name="MT1"/></text:p>
            </table:table-cell>
            <table:table-cell table:style-name="Table195.B1" office:value-type="string">
              <text:p text:style-name="MP1" loext:marker-style-name="MT2"><text:span text:style-name="MT3">M</text:span><loext:content-control loext:date="true" loext:date-format="MMMM d, yyyy" loext:date-rfc-language-tag="en-US" loext:current-date="2011-03-06T00:00:00Z" loext:alias="Date" loext:id="165575145"><text:span text:style-name="MT3">arch 6, 2011</text:span></loext:content-control></text:p>
            </table:table-cell>
          </table:table-row>
        </table:table>
        <text:p text:style-name="MP2"/>
      </style:header>
      <style:header-left>
        <table:table table:name="Table194" table:style-name="Table194">
          <table:table-column table:style-name="Table194.A"/>
          <table:table-column table:style-name="Table194.B"/>
          <table:table-row table:style-name="Table194.1">
            <table:table-cell table:style-name="Table194.A1" office:value-type="string">
              <text:p text:style-name="MP3" loext:marker-style-name="MT2"><text:span text:style-name="MT3">M</text:span><loext:content-control loext:date="true" loext:date-format="MMMM d, yyyy" loext:date-rfc-language-tag="en-US" loext:current-date="2011-03-06T00:00:00Z" loext:alias="Date" loext:id="467948957"><text:span text:style-name="MT3">arch 6, 2011</text:span></loext:content-control></text:p>
            </table:table-cell>
            <table:table-cell table:style-name="Table194.B1" office:value-type="string">
              <text:p text:style-name="MP3" loext:marker-style-name="MT1"><loext:content-control loext:plain-text="true" loext:alias="Title" loext:id="58635004">The language pascaline</loext:content-control><text:span text:style-name="MT1"/></text:p>
            </table:table-cell>
          </table:table-row>
        </table:table>
        <text:p text:style-name="MP2"/>
      </style:header-left>
      <style:footer>
        <table:table table:name="Table197" table:style-name="Table197">
          <table:table-column table:style-name="Table197.A"/>
          <table:table-column table:style-name="Table197.B"/>
          <table:table-row table:style-name="Table197.1">
            <table:table-cell table:style-name="Table197.A1" office:value-type="string">
              <text:p text:style-name="MP4"/>
            </table:table-cell>
            <table:table-cell table:style-name="Table197.B1" office:value-type="string">
              <text:p text:style-name="MP4" loext:marker-style-name="MT2"><text:page-number text:select-page="current">263</text:page-number></text:p>
            </table:table-cell>
          </table:table-row>
        </table:table>
        <text:p text:style-name="MP5"/>
      </style:footer>
      <style:footer-left>
        <table:table table:name="Table196" table:style-name="Table196">
          <table:table-column table:style-name="Table196.A"/>
          <table:table-column table:style-name="Table196.B"/>
          <table:table-row table:style-name="Table196.1">
            <table:table-cell table:style-name="Table196.A1" office:value-type="string">
              <text:p text:style-name="MP6" loext:marker-style-name="MT2"><text:page-number text:select-page="current">262</text:page-number></text:p>
            </table:table-cell>
            <table:table-cell table:style-name="Table196.B1" office:value-type="string">
              <text:p text:style-name="MP6"/>
            </table:table-cell>
          </table:table-row>
        </table:table>
        <text:p text:style-name="MP5"/>
      </style:footer-left>
    </style:master-page>
    <style:master-page style:name="Converted53" style:page-layout-name="Mpm4" draw:style-name="Mdp1" style:next-style-name="Converted52">
      <style:header>
        <text:p text:style-name="Standard"/>
      </style:header>
      <style:footer>
        <text:p text:style-name="Standard"/>
      </style:footer>
    </style:master-page>
    <style:master-page style:name="Converted54" style:page-layout-name="Mpm5" draw:style-name="Mdp1">
      <style:header>
        <table:table table:name="Table199" table:style-name="Table199">
          <table:table-column table:style-name="Table199.A"/>
          <table:table-column table:style-name="Table199.B"/>
          <table:table-row table:style-name="Table199.1">
            <table:table-cell table:style-name="Table199.A1" office:value-type="string">
              <text:p text:style-name="MP1" loext:marker-style-name="MT1"><loext:content-control loext:plain-text="true" loext:alias="Title" loext:id="1134310054">The language pascaline</loext:content-control><text:span text:style-name="MT1"/></text:p>
            </table:table-cell>
            <table:table-cell table:style-name="Table199.B1" office:value-type="string">
              <text:p text:style-name="MP1" loext:marker-style-name="MT2"><text:span text:style-name="MT3">M</text:span><loext:content-control loext:date="true" loext:date-format="MMMM d, yyyy" loext:date-rfc-language-tag="en-US" loext:current-date="2011-03-06T00:00:00Z" loext:alias="Date" loext:id="2116633559"><text:span text:style-name="MT3">arch 6, 2011</text:span></loext:content-control></text:p>
            </table:table-cell>
          </table:table-row>
        </table:table>
        <text:p text:style-name="MP2"/>
      </style:header>
      <style:header-left>
        <table:table table:name="Table198" table:style-name="Table198">
          <table:table-column table:style-name="Table198.A"/>
          <table:table-column table:style-name="Table198.B"/>
          <table:table-row table:style-name="Table198.1">
            <table:table-cell table:style-name="Table198.A1" office:value-type="string">
              <text:p text:style-name="MP3" loext:marker-style-name="MT2"><text:span text:style-name="MT3">M</text:span><loext:content-control loext:date="true" loext:date-format="MMMM d, yyyy" loext:date-rfc-language-tag="en-US" loext:current-date="2011-03-06T00:00:00Z" loext:alias="Date" loext:id="585486351"><text:span text:style-name="MT3">arch 6, 2011</text:span></loext:content-control></text:p>
            </table:table-cell>
            <table:table-cell table:style-name="Table198.B1" office:value-type="string">
              <text:p text:style-name="MP3" loext:marker-style-name="MT1"><loext:content-control loext:plain-text="true" loext:alias="Title" loext:id="1769131849">The language pascaline</loext:content-control><text:span text:style-name="MT1"/></text:p>
            </table:table-cell>
          </table:table-row>
        </table:table>
        <text:p text:style-name="MP2"/>
      </style:header-left>
      <style:footer>
        <table:table table:name="Table201" table:style-name="Table201">
          <table:table-column table:style-name="Table201.A"/>
          <table:table-column table:style-name="Table201.B"/>
          <table:table-row table:style-name="Table201.1">
            <table:table-cell table:style-name="Table201.A1" office:value-type="string">
              <text:p text:style-name="MP4"/>
            </table:table-cell>
            <table:table-cell table:style-name="Table201.B1" office:value-type="string">
              <text:p text:style-name="MP4" loext:marker-style-name="MT2"><text:page-number text:select-page="current">269</text:page-number></text:p>
            </table:table-cell>
          </table:table-row>
        </table:table>
        <text:p text:style-name="MP5"/>
      </style:footer>
      <style:footer-left>
        <table:table table:name="Table200" table:style-name="Table200">
          <table:table-column table:style-name="Table200.A"/>
          <table:table-column table:style-name="Table200.B"/>
          <table:table-row table:style-name="Table200.1">
            <table:table-cell table:style-name="Table200.A1" office:value-type="string">
              <text:p text:style-name="MP6" loext:marker-style-name="MT2"><text:page-number text:select-page="current">270</text:page-number></text:p>
            </table:table-cell>
            <table:table-cell table:style-name="Table200.B1" office:value-type="string">
              <text:p text:style-name="MP6"/>
            </table:table-cell>
          </table:table-row>
        </table:table>
        <text:p text:style-name="MP5"/>
      </style:footer-left>
    </style:master-page>
    <style:master-page style:name="Converted55" style:page-layout-name="Mpm4" draw:style-name="Mdp1" style:next-style-name="Converted54">
      <style:header>
        <text:p text:style-name="Standard"/>
      </style:header>
      <style:footer>
        <text:p text:style-name="Standard"/>
      </style:footer>
    </style:master-page>
    <style:master-page style:name="Converted56" style:page-layout-name="Mpm1" draw:style-name="Mdp1">
      <style:header>
        <table:table table:name="Table203" table:style-name="Table203">
          <table:table-column table:style-name="Table203.A"/>
          <table:table-column table:style-name="Table203.B"/>
          <table:table-row table:style-name="Table203.1">
            <table:table-cell table:style-name="Table203.A1" office:value-type="string">
              <text:p text:style-name="MP1" loext:marker-style-name="MT1"><loext:content-control loext:plain-text="true" loext:alias="Title" loext:id="1331284037">The language pascaline</loext:content-control><text:span text:style-name="MT1"/></text:p>
            </table:table-cell>
            <table:table-cell table:style-name="Table203.B1" office:value-type="string">
              <text:p text:style-name="MP1" loext:marker-style-name="MT2"><text:span text:style-name="MT3">M</text:span><loext:content-control loext:date="true" loext:date-format="MMMM d, yyyy" loext:date-rfc-language-tag="en-US" loext:current-date="2011-03-06T00:00:00Z" loext:alias="Date" loext:id="8769518"><text:span text:style-name="MT3">arch 6, 2011</text:span></loext:content-control></text:p>
            </table:table-cell>
          </table:table-row>
        </table:table>
        <text:p text:style-name="MP2"/>
      </style:header>
      <style:header-left>
        <table:table table:name="Table202" table:style-name="Table202">
          <table:table-column table:style-name="Table202.A"/>
          <table:table-column table:style-name="Table202.B"/>
          <table:table-row table:style-name="Table202.1">
            <table:table-cell table:style-name="Table202.A1" office:value-type="string">
              <text:p text:style-name="MP3" loext:marker-style-name="MT2"><text:span text:style-name="MT3">M</text:span><loext:content-control loext:date="true" loext:date-format="MMMM d, yyyy" loext:date-rfc-language-tag="en-US" loext:current-date="2011-03-06T00:00:00Z" loext:alias="Date" loext:id="917567071"><text:span text:style-name="MT3">arch 6, 2011</text:span></loext:content-control></text:p>
            </table:table-cell>
            <table:table-cell table:style-name="Table202.B1" office:value-type="string">
              <text:p text:style-name="MP3" loext:marker-style-name="MT1"><loext:content-control loext:plain-text="true" loext:alias="Title" loext:id="961219583">The language pascaline</loext:content-control><text:span text:style-name="MT1"/></text:p>
            </table:table-cell>
          </table:table-row>
        </table:table>
        <text:p text:style-name="MP2"/>
      </style:header-left>
      <style:footer>
        <table:table table:name="Table205" table:style-name="Table205">
          <table:table-column table:style-name="Table205.A"/>
          <table:table-column table:style-name="Table205.B"/>
          <table:table-row table:style-name="Table205.1">
            <table:table-cell table:style-name="Table205.A1" office:value-type="string">
              <text:p text:style-name="MP4"/>
            </table:table-cell>
            <table:table-cell table:style-name="Table205.B1" office:value-type="string">
              <text:p text:style-name="MP4" loext:marker-style-name="MT2"><text:page-number text:select-page="current">0</text:page-number></text:p>
            </table:table-cell>
          </table:table-row>
        </table:table>
        <text:p text:style-name="MP5"/>
      </style:footer>
      <style:footer-left>
        <table:table table:name="Table204" table:style-name="Table204">
          <table:table-column table:style-name="Table204.A"/>
          <table:table-column table:style-name="Table204.B"/>
          <table:table-row table:style-name="Table204.1">
            <table:table-cell table:style-name="Table204.A1" office:value-type="string">
              <text:p text:style-name="MP6" loext:marker-style-name="MT2"><text:page-number text:select-page="current">274</text:page-number></text:p>
            </table:table-cell>
            <table:table-cell table:style-name="Table204.B1" office:value-type="string">
              <text:p text:style-name="MP6"/>
            </table:table-cell>
          </table:table-row>
        </table:table>
        <text:p text:style-name="MP5"/>
      </style:footer-left>
    </style:master-page>
    <style:master-page style:name="Converted57" style:page-layout-name="Mpm2" draw:style-name="Mdp2" style:next-style-name="Converted56">
      <style:header>
        <table:table table:name="Table206" table:style-name="Table206">
          <table:table-column table:style-name="Table206.A"/>
          <table:table-column table:style-name="Table206.B"/>
          <table:table-row table:style-name="Table206.1">
            <table:table-cell table:style-name="Table206.A1" office:value-type="string">
              <text:p text:style-name="MP1" loext:marker-style-name="MT1"><loext:content-control loext:plain-text="true" loext:alias="Title" loext:id="1331284037">The language pascaline</loext:content-control></text:p>
            </table:table-cell>
            <table:table-cell table:style-name="Table206.B1" office:value-type="string">
              <text:p text:style-name="MP1" loext:marker-style-name="MT2"><text:span text:style-name="MT3">M</text:span><loext:content-control loext:date="true" loext:date-format="MMMM d, yyyy" loext:date-rfc-language-tag="en-US" loext:current-date="2011-03-06T00:00:00Z" loext:alias="Date" loext:id="8769518"><text:span text:style-name="MT3">arch 6, 2011</text:span></loext:content-control></text:p>
            </table:table-cell>
          </table:table-row>
        </table:table>
        <text:p text:style-name="MP2"/>
      </style:header>
      <style:header-left>
        <table:table table:name="Table207" table:style-name="Table207">
          <table:table-column table:style-name="Table207.A"/>
          <table:table-column table:style-name="Table207.B"/>
          <table:table-row table:style-name="Table207.1">
            <table:table-cell table:style-name="Table207.A1" office:value-type="string">
              <text:p text:style-name="MP3" loext:marker-style-name="MT2"><text:span text:style-name="MT3">M</text:span><loext:content-control loext:date="true" loext:date-format="MMMM d, yyyy" loext:date-rfc-language-tag="en-US" loext:current-date="2011-03-06T00:00:00Z" loext:alias="Date" loext:id="917567071"><text:span text:style-name="MT3">arch 6, 2011</text:span></loext:content-control></text:p>
            </table:table-cell>
            <table:table-cell table:style-name="Table207.B1" office:value-type="string">
              <text:p text:style-name="MP3" loext:marker-style-name="MT1"><loext:content-control loext:plain-text="true" loext:alias="Title" loext:id="961219583">The language pascaline</loext:content-control></text:p>
            </table:table-cell>
          </table:table-row>
        </table:table>
        <text:p text:style-name="MP2"/>
      </style:header-left>
      <style:footer>
        <table:table table:name="Table208" table:style-name="Table208">
          <table:table-column table:style-name="Table208.A"/>
          <table:table-column table:style-name="Table208.B"/>
          <table:table-row table:style-name="Table208.1">
            <table:table-cell table:style-name="Table208.A1" office:value-type="string">
              <text:p text:style-name="MP4"/>
            </table:table-cell>
            <table:table-cell table:style-name="Table208.B1" office:value-type="string">
              <text:p text:style-name="MP4" loext:marker-style-name="MT2"><text:page-number text:select-page="current">271</text:page-number></text:p>
            </table:table-cell>
          </table:table-row>
        </table:table>
        <text:p text:style-name="MP5"/>
      </style:footer>
      <style:footer-left>
        <table:table table:name="Table209" table:style-name="Table209">
          <table:table-column table:style-name="Table209.A"/>
          <table:table-column table:style-name="Table209.B"/>
          <table:table-row table:style-name="Table209.1">
            <table:table-cell table:style-name="Table209.A1" office:value-type="string">
              <text:p text:style-name="MP6" loext:marker-style-name="MT2"><text:page-number text:select-page="current">0</text:page-number></text:p>
            </table:table-cell>
            <table:table-cell table:style-name="Table209.B1" office:value-type="string">
              <text:p text:style-name="MP6"/>
            </table:table-cell>
          </table:table-row>
        </table:table>
        <text:p text:style-name="MP5"/>
      </style:footer-left>
    </style:master-page>
    <style:master-page style:name="Converted58" style:page-layout-name="Mpm5" draw:style-name="Mdp1">
      <style:header>
        <table:table table:name="Table212" table:style-name="Table212">
          <table:table-column table:style-name="Table212.A"/>
          <table:table-column table:style-name="Table212.B"/>
          <table:table-row table:style-name="Table212.1">
            <table:table-cell table:style-name="Table212.A1" office:value-type="string">
              <text:p text:style-name="MP1" loext:marker-style-name="MT1"><loext:content-control loext:plain-text="true" loext:alias="Title" loext:id="1805995794">The language pascaline</loext:content-control><text:span text:style-name="MT1"/></text:p>
            </table:table-cell>
            <table:table-cell table:style-name="Table212.B1" office:value-type="string">
              <text:p text:style-name="MP1" loext:marker-style-name="MT2"><text:span text:style-name="MT3">M</text:span><loext:content-control loext:date="true" loext:date-format="MMMM d, yyyy" loext:date-rfc-language-tag="en-US" loext:current-date="2011-03-06T00:00:00Z" loext:alias="Date" loext:id="1183621767"><text:span text:style-name="MT3">arch 6, 2011</text:span></loext:content-control></text:p>
            </table:table-cell>
          </table:table-row>
        </table:table>
        <text:p text:style-name="MP2"/>
      </style:header>
      <style:header-left>
        <table:table table:name="Table211" table:style-name="Table211">
          <table:table-column table:style-name="Table211.A"/>
          <table:table-column table:style-name="Table211.B"/>
          <table:table-row table:style-name="Table211.1">
            <table:table-cell table:style-name="Table211.A1" office:value-type="string">
              <text:p text:style-name="MP3" loext:marker-style-name="MT2"><text:span text:style-name="MT3">M</text:span><loext:content-control loext:date="true" loext:date-format="MMMM d, yyyy" loext:date-rfc-language-tag="en-US" loext:current-date="2011-03-06T00:00:00Z" loext:alias="Date" loext:id="1082962106"><text:span text:style-name="MT3">arch 6, 2011</text:span></loext:content-control></text:p>
            </table:table-cell>
            <table:table-cell table:style-name="Table211.B1" office:value-type="string">
              <text:p text:style-name="MP3" loext:marker-style-name="MT1"><loext:content-control loext:plain-text="true" loext:alias="Title" loext:id="130623116">The language pascaline</loext:content-control><text:span text:style-name="MT1"/></text:p>
            </table:table-cell>
          </table:table-row>
        </table:table>
        <text:p text:style-name="MP2"/>
      </style:header-left>
      <style:footer>
        <table:table table:name="Table214" table:style-name="Table214">
          <table:table-column table:style-name="Table214.A"/>
          <table:table-column table:style-name="Table214.B"/>
          <table:table-row table:style-name="Table214.1">
            <table:table-cell table:style-name="Table214.A1" office:value-type="string">
              <text:p text:style-name="MP4"/>
            </table:table-cell>
            <table:table-cell table:style-name="Table214.B1" office:value-type="string">
              <text:p text:style-name="MP4" loext:marker-style-name="MT2"><text:page-number text:select-page="current">297</text:page-number></text:p>
            </table:table-cell>
          </table:table-row>
        </table:table>
        <text:p text:style-name="MP5"/>
      </style:footer>
      <style:footer-left>
        <table:table table:name="Table213" table:style-name="Table213">
          <table:table-column table:style-name="Table213.A"/>
          <table:table-column table:style-name="Table213.B"/>
          <table:table-row table:style-name="Table213.1">
            <table:table-cell table:style-name="Table213.A1" office:value-type="string">
              <text:p text:style-name="MP6" loext:marker-style-name="MT2"><text:page-number text:select-page="current">296</text:page-number></text:p>
            </table:table-cell>
            <table:table-cell table:style-name="Table213.B1" office:value-type="string">
              <text:p text:style-name="MP6"/>
            </table:table-cell>
          </table:table-row>
        </table:table>
        <text:p text:style-name="MP5"/>
      </style:footer-left>
    </style:master-page>
    <style:master-page style:name="Converted59" style:page-layout-name="Mpm4" draw:style-name="Mdp1" style:next-style-name="Converted58">
      <style:header>
        <text:p text:style-name="Standard"/>
      </style:header>
      <style:footer>
        <text:p text:style-name="Standard"/>
      </style:footer>
    </style:master-page>
    <style:master-page style:name="Converted60" style:page-layout-name="Mpm5" draw:style-name="Mdp1">
      <style:header>
        <table:table table:name="Table217" table:style-name="Table217">
          <table:table-column table:style-name="Table217.A"/>
          <table:table-column table:style-name="Table217.B"/>
          <table:table-row table:style-name="Table217.1">
            <table:table-cell table:style-name="Table217.A1" office:value-type="string">
              <text:p text:style-name="MP1" loext:marker-style-name="MT1"><loext:content-control loext:plain-text="true" loext:alias="Title" loext:id="520399747">The language pascaline</loext:content-control><text:span text:style-name="MT1"/></text:p>
            </table:table-cell>
            <table:table-cell table:style-name="Table217.B1" office:value-type="string">
              <text:p text:style-name="MP1" loext:marker-style-name="MT2"><text:span text:style-name="MT3">M</text:span><loext:content-control loext:date="true" loext:date-format="MMMM d, yyyy" loext:date-rfc-language-tag="en-US" loext:current-date="2011-03-06T00:00:00Z" loext:alias="Date" loext:id="1480764073"><text:span text:style-name="MT3">arch 6, 2011</text:span></loext:content-control></text:p>
            </table:table-cell>
          </table:table-row>
        </table:table>
        <text:p text:style-name="MP2"/>
      </style:header>
      <style:header-left>
        <table:table table:name="Table216" table:style-name="Table216">
          <table:table-column table:style-name="Table216.A"/>
          <table:table-column table:style-name="Table216.B"/>
          <table:table-row table:style-name="Table216.1">
            <table:table-cell table:style-name="Table216.A1" office:value-type="string">
              <text:p text:style-name="MP3" loext:marker-style-name="MT2"><text:span text:style-name="MT3">M</text:span><loext:content-control loext:date="true" loext:date-format="MMMM d, yyyy" loext:date-rfc-language-tag="en-US" loext:current-date="2011-03-06T00:00:00Z" loext:alias="Date" loext:id="2031834739"><text:span text:style-name="MT3">arch 6, 2011</text:span></loext:content-control></text:p>
            </table:table-cell>
            <table:table-cell table:style-name="Table216.B1" office:value-type="string">
              <text:p text:style-name="MP3" loext:marker-style-name="MT1"><loext:content-control loext:plain-text="true" loext:alias="Title" loext:id="240143166">The language pascaline</loext:content-control><text:span text:style-name="MT1"/></text:p>
            </table:table-cell>
          </table:table-row>
        </table:table>
        <text:p text:style-name="MP2"/>
      </style:header-left>
      <style:footer>
        <table:table table:name="Table219" table:style-name="Table219">
          <table:table-column table:style-name="Table219.A"/>
          <table:table-column table:style-name="Table219.B"/>
          <table:table-row table:style-name="Table219.1">
            <table:table-cell table:style-name="Table219.A1" office:value-type="string">
              <text:p text:style-name="MP4"/>
            </table:table-cell>
            <table:table-cell table:style-name="Table219.B1" office:value-type="string">
              <text:p text:style-name="MP4" loext:marker-style-name="MT2"><text:page-number text:select-page="current">299</text:page-number></text:p>
            </table:table-cell>
          </table:table-row>
        </table:table>
        <text:p text:style-name="MP5"/>
      </style:footer>
      <style:footer-left>
        <table:table table:name="Table218" table:style-name="Table218">
          <table:table-column table:style-name="Table218.A"/>
          <table:table-column table:style-name="Table218.B"/>
          <table:table-row table:style-name="Table218.1">
            <table:table-cell table:style-name="Table218.A1" office:value-type="string">
              <text:p text:style-name="MP6" loext:marker-style-name="MT2"><text:page-number text:select-page="current">330</text:page-number></text:p>
            </table:table-cell>
            <table:table-cell table:style-name="Table218.B1" office:value-type="string">
              <text:p text:style-name="MP6"/>
            </table:table-cell>
          </table:table-row>
        </table:table>
        <text:p text:style-name="MP5"/>
      </style:footer-left>
    </style:master-page>
    <style:master-page style:name="Converted61" style:page-layout-name="Mpm4" draw:style-name="Mdp1" style:next-style-name="Converted60">
      <style:header>
        <text:p text:style-name="Standard"/>
      </style:header>
      <style:footer>
        <text:p text:style-name="Standard"/>
      </style:footer>
    </style:master-page>
    <style:master-page style:name="Converted62" style:page-layout-name="Mpm1" draw:style-name="Mdp1">
      <style:header>
        <table:table table:name="Table221" table:style-name="Table221">
          <table:table-column table:style-name="Table221.A"/>
          <table:table-column table:style-name="Table221.B"/>
          <table:table-row table:style-name="Table221.1">
            <table:table-cell table:style-name="Table221.A1" office:value-type="string">
              <text:p text:style-name="MP1" loext:marker-style-name="MT1"><loext:content-control loext:plain-text="true" loext:alias="Title" loext:id="332652249">The language pascaline</loext:content-control><text:span text:style-name="MT1"/></text:p>
            </table:table-cell>
            <table:table-cell table:style-name="Table221.B1" office:value-type="string">
              <text:p text:style-name="MP1" loext:marker-style-name="MT2"><text:span text:style-name="MT3">M</text:span><loext:content-control loext:date="true" loext:date-format="MMMM d, yyyy" loext:date-rfc-language-tag="en-US" loext:current-date="2011-03-06T00:00:00Z" loext:alias="Date" loext:id="1432985985"><text:span text:style-name="MT3">arch 6, 2011</text:span></loext:content-control></text:p>
            </table:table-cell>
          </table:table-row>
        </table:table>
        <text:p text:style-name="MP2"/>
      </style:header>
      <style:header-left>
        <table:table table:name="Table220" table:style-name="Table220">
          <table:table-column table:style-name="Table220.A"/>
          <table:table-column table:style-name="Table220.B"/>
          <table:table-row table:style-name="Table220.1">
            <table:table-cell table:style-name="Table220.A1" office:value-type="string">
              <text:p text:style-name="MP3" loext:marker-style-name="MT2"><text:span text:style-name="MT3">M</text:span><loext:content-control loext:date="true" loext:date-format="MMMM d, yyyy" loext:date-rfc-language-tag="en-US" loext:current-date="2011-03-06T00:00:00Z" loext:alias="Date" loext:id="1903982077"><text:span text:style-name="MT3">arch 6, 2011</text:span></loext:content-control></text:p>
            </table:table-cell>
            <table:table-cell table:style-name="Table220.B1" office:value-type="string">
              <text:p text:style-name="MP3" loext:marker-style-name="MT1"><loext:content-control loext:plain-text="true" loext:alias="Title" loext:id="2134134200">The language pascaline</loext:content-control><text:span text:style-name="MT1"/></text:p>
            </table:table-cell>
          </table:table-row>
        </table:table>
        <text:p text:style-name="MP2"/>
      </style:header-left>
      <style:footer>
        <table:table table:name="Table223" table:style-name="Table223">
          <table:table-column table:style-name="Table223.A"/>
          <table:table-column table:style-name="Table223.B"/>
          <table:table-row table:style-name="Table223.1">
            <table:table-cell table:style-name="Table223.A1" office:value-type="string">
              <text:p text:style-name="MP4"/>
            </table:table-cell>
            <table:table-cell table:style-name="Table223.B1" office:value-type="string">
              <text:p text:style-name="MP4" loext:marker-style-name="MT2"><text:page-number text:select-page="current">0</text:page-number></text:p>
            </table:table-cell>
          </table:table-row>
        </table:table>
        <text:p text:style-name="MP5"/>
      </style:footer>
      <style:footer-left>
        <table:table table:name="Table222" table:style-name="Table222">
          <table:table-column table:style-name="Table222.A"/>
          <table:table-column table:style-name="Table222.B"/>
          <table:table-row table:style-name="Table222.1">
            <table:table-cell table:style-name="Table222.A1" office:value-type="string">
              <text:p text:style-name="MP6" loext:marker-style-name="MT2"><text:page-number text:select-page="current">334</text:page-number></text:p>
            </table:table-cell>
            <table:table-cell table:style-name="Table222.B1" office:value-type="string">
              <text:p text:style-name="MP6"/>
            </table:table-cell>
          </table:table-row>
        </table:table>
        <text:p text:style-name="MP5"/>
      </style:footer-left>
    </style:master-page>
    <style:master-page style:name="Converted63" style:page-layout-name="Mpm2" draw:style-name="Mdp2" style:next-style-name="Converted62">
      <style:header>
        <table:table table:name="Table224" table:style-name="Table224">
          <table:table-column table:style-name="Table224.A"/>
          <table:table-column table:style-name="Table224.B"/>
          <table:table-row table:style-name="Table224.1">
            <table:table-cell table:style-name="Table224.A1" office:value-type="string">
              <text:p text:style-name="MP1" loext:marker-style-name="MT1"><loext:content-control loext:plain-text="true" loext:alias="Title" loext:id="332652249">The language pascaline</loext:content-control></text:p>
            </table:table-cell>
            <table:table-cell table:style-name="Table224.B1" office:value-type="string">
              <text:p text:style-name="MP1" loext:marker-style-name="MT2"><text:span text:style-name="MT3">M</text:span><loext:content-control loext:date="true" loext:date-format="MMMM d, yyyy" loext:date-rfc-language-tag="en-US" loext:current-date="2011-03-06T00:00:00Z" loext:alias="Date" loext:id="1432985985"><text:span text:style-name="MT3">arch 6, 2011</text:span></loext:content-control></text:p>
            </table:table-cell>
          </table:table-row>
        </table:table>
        <text:p text:style-name="MP2"/>
      </style:header>
      <style:header-left>
        <table:table table:name="Table225" table:style-name="Table225">
          <table:table-column table:style-name="Table225.A"/>
          <table:table-column table:style-name="Table225.B"/>
          <table:table-row table:style-name="Table225.1">
            <table:table-cell table:style-name="Table225.A1" office:value-type="string">
              <text:p text:style-name="MP3" loext:marker-style-name="MT2"><text:span text:style-name="MT3">M</text:span><loext:content-control loext:date="true" loext:date-format="MMMM d, yyyy" loext:date-rfc-language-tag="en-US" loext:current-date="2011-03-06T00:00:00Z" loext:alias="Date" loext:id="1903982077"><text:span text:style-name="MT3">arch 6, 2011</text:span></loext:content-control></text:p>
            </table:table-cell>
            <table:table-cell table:style-name="Table225.B1" office:value-type="string">
              <text:p text:style-name="MP3" loext:marker-style-name="MT1"><loext:content-control loext:plain-text="true" loext:alias="Title" loext:id="2134134200">The language pascaline</loext:content-control></text:p>
            </table:table-cell>
          </table:table-row>
        </table:table>
        <text:p text:style-name="MP2"/>
      </style:header-left>
      <style:footer>
        <table:table table:name="Table226" table:style-name="Table226">
          <table:table-column table:style-name="Table226.A"/>
          <table:table-column table:style-name="Table226.B"/>
          <table:table-row table:style-name="Table226.1">
            <table:table-cell table:style-name="Table226.A1" office:value-type="string">
              <text:p text:style-name="MP4"/>
            </table:table-cell>
            <table:table-cell table:style-name="Table226.B1" office:value-type="string">
              <text:p text:style-name="MP4" loext:marker-style-name="MT2"><text:page-number text:select-page="current">331</text:page-number></text:p>
            </table:table-cell>
          </table:table-row>
        </table:table>
        <text:p text:style-name="MP5"/>
      </style:footer>
      <style:footer-left>
        <table:table table:name="Table227" table:style-name="Table227">
          <table:table-column table:style-name="Table227.A"/>
          <table:table-column table:style-name="Table227.B"/>
          <table:table-row table:style-name="Table227.1">
            <table:table-cell table:style-name="Table227.A1" office:value-type="string">
              <text:p text:style-name="MP6" loext:marker-style-name="MT2"><text:page-number text:select-page="current">0</text:page-number></text:p>
            </table:table-cell>
            <table:table-cell table:style-name="Table227.B1" office:value-type="string">
              <text:p text:style-name="MP6"/>
            </table:table-cell>
          </table:table-row>
        </table:table>
        <text:p text:style-name="MP5"/>
      </style:footer-left>
    </style:master-page>
    <style:master-page style:name="Converted64" style:page-layout-name="Mpm5" draw:style-name="Mdp1">
      <style:header>
        <table:table table:name="Table230" table:style-name="Table230">
          <table:table-column table:style-name="Table230.A"/>
          <table:table-column table:style-name="Table230.B"/>
          <table:table-row table:style-name="Table230.1">
            <table:table-cell table:style-name="Table230.A1" office:value-type="string">
              <text:p text:style-name="MP1" loext:marker-style-name="MT1"><loext:content-control loext:plain-text="true" loext:alias="Title" loext:id="1803756987">The language pascaline</loext:content-control><text:span text:style-name="MT1"/></text:p>
            </table:table-cell>
            <table:table-cell table:style-name="Table230.B1" office:value-type="string">
              <text:p text:style-name="MP1" loext:marker-style-name="MT2"><text:span text:style-name="MT3">M</text:span><loext:content-control loext:date="true" loext:date-format="MMMM d, yyyy" loext:date-rfc-language-tag="en-US" loext:current-date="2011-03-06T00:00:00Z" loext:alias="Date" loext:id="1298482170"><text:span text:style-name="MT3">arch 6, 2011</text:span></loext:content-control></text:p>
            </table:table-cell>
          </table:table-row>
        </table:table>
        <text:p text:style-name="MP2"/>
      </style:header>
      <style:header-left>
        <table:table table:name="Table229" table:style-name="Table229">
          <table:table-column table:style-name="Table229.A"/>
          <table:table-column table:style-name="Table229.B"/>
          <table:table-row table:style-name="Table229.1">
            <table:table-cell table:style-name="Table229.A1" office:value-type="string">
              <text:p text:style-name="MP3" loext:marker-style-name="MT2"><text:span text:style-name="MT3">M</text:span><loext:content-control loext:date="true" loext:date-format="MMMM d, yyyy" loext:date-rfc-language-tag="en-US" loext:current-date="2011-03-06T00:00:00Z" loext:alias="Date" loext:id="1211028428"><text:span text:style-name="MT3">arch 6, 2011</text:span></loext:content-control></text:p>
            </table:table-cell>
            <table:table-cell table:style-name="Table229.B1" office:value-type="string">
              <text:p text:style-name="MP3" loext:marker-style-name="MT1"><loext:content-control loext:plain-text="true" loext:alias="Title" loext:id="838577042">The language pascaline</loext:content-control><text:span text:style-name="MT1"/></text:p>
            </table:table-cell>
          </table:table-row>
        </table:table>
        <text:p text:style-name="MP2"/>
      </style:header-left>
      <style:footer>
        <table:table table:name="Table232" table:style-name="Table232">
          <table:table-column table:style-name="Table232.A"/>
          <table:table-column table:style-name="Table232.B"/>
          <table:table-row table:style-name="Table232.1">
            <table:table-cell table:style-name="Table232.A1" office:value-type="string">
              <text:p text:style-name="MP4"/>
            </table:table-cell>
            <table:table-cell table:style-name="Table232.B1" office:value-type="string">
              <text:p text:style-name="MP4" loext:marker-style-name="MT2"><text:page-number text:select-page="current">375</text:page-number></text:p>
            </table:table-cell>
          </table:table-row>
        </table:table>
        <text:p text:style-name="MP5"/>
      </style:footer>
      <style:footer-left>
        <table:table table:name="Table231" table:style-name="Table231">
          <table:table-column table:style-name="Table231.A"/>
          <table:table-column table:style-name="Table231.B"/>
          <table:table-row table:style-name="Table231.1">
            <table:table-cell table:style-name="Table231.A1" office:value-type="string">
              <text:p text:style-name="MP6" loext:marker-style-name="MT2"><text:page-number text:select-page="current">376</text:page-number></text:p>
            </table:table-cell>
            <table:table-cell table:style-name="Table231.B1" office:value-type="string">
              <text:p text:style-name="MP6"/>
            </table:table-cell>
          </table:table-row>
        </table:table>
        <text:p text:style-name="MP5"/>
      </style:footer-left>
    </style:master-page>
    <style:master-page style:name="Converted65" style:page-layout-name="Mpm4" draw:style-name="Mdp1" style:next-style-name="Converted64">
      <style:header>
        <text:p text:style-name="Standard"/>
      </style:header>
      <style:footer>
        <text:p text:style-name="Standard"/>
      </style:footer>
    </style:master-page>
    <style:master-page style:name="Converted66" style:page-layout-name="Mpm1" draw:style-name="Mdp1">
      <style:header>
        <table:table table:name="Table234" table:style-name="Table234">
          <table:table-column table:style-name="Table234.A"/>
          <table:table-column table:style-name="Table234.B"/>
          <table:table-row table:style-name="Table234.1">
            <table:table-cell table:style-name="Table234.A1" office:value-type="string">
              <text:p text:style-name="MP1" loext:marker-style-name="MT1"><loext:content-control loext:plain-text="true" loext:alias="Title" loext:id="1954686287">The language pascaline</loext:content-control><text:span text:style-name="MT1"/></text:p>
            </table:table-cell>
            <table:table-cell table:style-name="Table234.B1" office:value-type="string">
              <text:p text:style-name="MP1" loext:marker-style-name="MT2"><text:span text:style-name="MT3">M</text:span><loext:content-control loext:date="true" loext:date-format="MMMM d, yyyy" loext:date-rfc-language-tag="en-US" loext:current-date="2011-03-06T00:00:00Z" loext:alias="Date" loext:id="1451054264"><text:span text:style-name="MT3">arch 6, 2011</text:span></loext:content-control></text:p>
            </table:table-cell>
          </table:table-row>
        </table:table>
        <text:p text:style-name="MP2"/>
      </style:header>
      <style:header-left>
        <table:table table:name="Table233" table:style-name="Table233">
          <table:table-column table:style-name="Table233.A"/>
          <table:table-column table:style-name="Table233.B"/>
          <table:table-row table:style-name="Table233.1">
            <table:table-cell table:style-name="Table233.A1" office:value-type="string">
              <text:p text:style-name="MP3" loext:marker-style-name="MT2"><text:span text:style-name="MT3">M</text:span><loext:content-control loext:date="true" loext:date-format="MMMM d, yyyy" loext:date-rfc-language-tag="en-US" loext:current-date="2011-03-06T00:00:00Z" loext:alias="Date" loext:id="1941480070"><text:span text:style-name="MT3">arch 6, 2011</text:span></loext:content-control></text:p>
            </table:table-cell>
            <table:table-cell table:style-name="Table233.B1" office:value-type="string">
              <text:p text:style-name="MP3" loext:marker-style-name="MT1"><loext:content-control loext:plain-text="true" loext:alias="Title" loext:id="1228265628">The language pascaline</loext:content-control><text:span text:style-name="MT1"/></text:p>
            </table:table-cell>
          </table:table-row>
        </table:table>
        <text:p text:style-name="MP2"/>
      </style:header-left>
      <style:footer>
        <table:table table:name="Table236" table:style-name="Table236">
          <table:table-column table:style-name="Table236.A"/>
          <table:table-column table:style-name="Table236.B"/>
          <table:table-row table:style-name="Table236.1">
            <table:table-cell table:style-name="Table236.A1" office:value-type="string">
              <text:p text:style-name="MP4"/>
            </table:table-cell>
            <table:table-cell table:style-name="Table236.B1" office:value-type="string">
              <text:p text:style-name="MP4" loext:marker-style-name="MT2"><text:page-number text:select-page="current">0</text:page-number></text:p>
            </table:table-cell>
          </table:table-row>
        </table:table>
        <text:p text:style-name="MP5"/>
      </style:footer>
      <style:footer-left>
        <table:table table:name="Table235" table:style-name="Table235">
          <table:table-column table:style-name="Table235.A"/>
          <table:table-column table:style-name="Table235.B"/>
          <table:table-row table:style-name="Table235.1">
            <table:table-cell table:style-name="Table235.A1" office:value-type="string">
              <text:p text:style-name="MP6" loext:marker-style-name="MT2"><text:page-number text:select-page="current">0</text:page-number></text:p>
            </table:table-cell>
            <table:table-cell table:style-name="Table235.B1" office:value-type="string">
              <text:p text:style-name="MP6"/>
            </table:table-cell>
          </table:table-row>
        </table:table>
        <text:p text:style-name="MP5"/>
      </style:footer-left>
    </style:master-page>
    <style:master-page style:name="Converted67" style:page-layout-name="Mpm2" draw:style-name="Mdp2" style:next-style-name="Converted66">
      <style:header>
        <table:table table:name="Table237" table:style-name="Table237">
          <table:table-column table:style-name="Table237.A"/>
          <table:table-column table:style-name="Table237.B"/>
          <table:table-row table:style-name="Table237.1">
            <table:table-cell table:style-name="Table237.A1" office:value-type="string">
              <text:p text:style-name="MP1" loext:marker-style-name="MT1"><loext:content-control loext:plain-text="true" loext:alias="Title" loext:id="1954686287">The language pascaline</loext:content-control></text:p>
            </table:table-cell>
            <table:table-cell table:style-name="Table237.B1" office:value-type="string">
              <text:p text:style-name="MP1" loext:marker-style-name="MT2"><text:span text:style-name="MT3">M</text:span><loext:content-control loext:date="true" loext:date-format="MMMM d, yyyy" loext:date-rfc-language-tag="en-US" loext:current-date="2011-03-06T00:00:00Z" loext:alias="Date" loext:id="1451054264"><text:span text:style-name="MT3">arch 6, 2011</text:span></loext:content-control></text:p>
            </table:table-cell>
          </table:table-row>
        </table:table>
        <text:p text:style-name="MP2"/>
      </style:header>
      <style:header-left>
        <table:table table:name="Table238" table:style-name="Table238">
          <table:table-column table:style-name="Table238.A"/>
          <table:table-column table:style-name="Table238.B"/>
          <table:table-row table:style-name="Table238.1">
            <table:table-cell table:style-name="Table238.A1" office:value-type="string">
              <text:p text:style-name="MP3" loext:marker-style-name="MT2"><text:span text:style-name="MT3">M</text:span><loext:content-control loext:date="true" loext:date-format="MMMM d, yyyy" loext:date-rfc-language-tag="en-US" loext:current-date="2011-03-06T00:00:00Z" loext:alias="Date" loext:id="1941480070"><text:span text:style-name="MT3">arch 6, 2011</text:span></loext:content-control></text:p>
            </table:table-cell>
            <table:table-cell table:style-name="Table238.B1" office:value-type="string">
              <text:p text:style-name="MP3" loext:marker-style-name="MT1"><loext:content-control loext:plain-text="true" loext:alias="Title" loext:id="1228265628">The language pascaline</loext:content-control></text:p>
            </table:table-cell>
          </table:table-row>
        </table:table>
        <text:p text:style-name="MP2"/>
      </style:header-left>
      <style:footer>
        <table:table table:name="Table239" table:style-name="Table239">
          <table:table-column table:style-name="Table239.A"/>
          <table:table-column table:style-name="Table239.B"/>
          <table:table-row table:style-name="Table239.1">
            <table:table-cell table:style-name="Table239.A1" office:value-type="string">
              <text:p text:style-name="MP4"/>
            </table:table-cell>
            <table:table-cell table:style-name="Table239.B1" office:value-type="string">
              <text:p text:style-name="MP4" loext:marker-style-name="MT2"><text:page-number text:select-page="current">377</text:page-number></text:p>
            </table:table-cell>
          </table:table-row>
        </table:table>
        <text:p text:style-name="MP5"/>
      </style:footer>
      <style:footer-left>
        <table:table table:name="Table240" table:style-name="Table240">
          <table:table-column table:style-name="Table240.A"/>
          <table:table-column table:style-name="Table240.B"/>
          <table:table-row table:style-name="Table240.1">
            <table:table-cell table:style-name="Table240.A1" office:value-type="string">
              <text:p text:style-name="MP6" loext:marker-style-name="MT2"><text:page-number text:select-page="current">0</text:page-number></text:p>
            </table:table-cell>
            <table:table-cell table:style-name="Table240.B1" office:value-type="string">
              <text:p text:style-name="MP6"/>
            </table:table-cell>
          </table:table-row>
        </table:table>
        <text:p text:style-name="MP5"/>
      </style:footer-left>
    </style:master-page>
    <style:master-page style:name="Converted68" style:page-layout-name="Mpm5" draw:style-name="Mdp1">
      <style:header>
        <table:table table:name="Table243" table:style-name="Table243">
          <table:table-column table:style-name="Table243.A"/>
          <table:table-column table:style-name="Table243.B"/>
          <table:table-row table:style-name="Table243.1">
            <table:table-cell table:style-name="Table243.A1" office:value-type="string">
              <text:p text:style-name="MP1" loext:marker-style-name="MT1"><loext:content-control loext:plain-text="true" loext:alias="Title" loext:id="1839075532">The language pascaline</loext:content-control><text:span text:style-name="MT1"/></text:p>
            </table:table-cell>
            <table:table-cell table:style-name="Table243.B1" office:value-type="string">
              <text:p text:style-name="MP1" loext:marker-style-name="MT2"><text:span text:style-name="MT3">M</text:span><loext:content-control loext:date="true" loext:date-format="MMMM d, yyyy" loext:date-rfc-language-tag="en-US" loext:current-date="2011-03-06T00:00:00Z" loext:alias="Date" loext:id="1229669015"><text:span text:style-name="MT3">arch 6, 2011</text:span></loext:content-control></text:p>
            </table:table-cell>
          </table:table-row>
        </table:table>
        <text:p text:style-name="MP2"/>
      </style:header>
      <style:header-left>
        <table:table table:name="Table242" table:style-name="Table242">
          <table:table-column table:style-name="Table242.A"/>
          <table:table-column table:style-name="Table242.B"/>
          <table:table-row table:style-name="Table242.1">
            <table:table-cell table:style-name="Table242.A1" office:value-type="string">
              <text:p text:style-name="MP3" loext:marker-style-name="MT2"><text:span text:style-name="MT3">M</text:span><loext:content-control loext:date="true" loext:date-format="MMMM d, yyyy" loext:date-rfc-language-tag="en-US" loext:current-date="2011-03-06T00:00:00Z" loext:alias="Date" loext:id="225537674"><text:span text:style-name="MT3">arch 6, 2011</text:span></loext:content-control></text:p>
            </table:table-cell>
            <table:table-cell table:style-name="Table242.B1" office:value-type="string">
              <text:p text:style-name="MP3" loext:marker-style-name="MT1"><loext:content-control loext:plain-text="true" loext:alias="Title" loext:id="1949009878">The language pascaline</loext:content-control><text:span text:style-name="MT1"/></text:p>
            </table:table-cell>
          </table:table-row>
        </table:table>
        <text:p text:style-name="MP2"/>
      </style:header-left>
      <style:footer>
        <table:table table:name="Table245" table:style-name="Table245">
          <table:table-column table:style-name="Table245.A"/>
          <table:table-column table:style-name="Table245.B"/>
          <table:table-row table:style-name="Table245.1">
            <table:table-cell table:style-name="Table245.A1" office:value-type="string">
              <text:p text:style-name="MP4"/>
            </table:table-cell>
            <table:table-cell table:style-name="Table245.B1" office:value-type="string">
              <text:p text:style-name="MP4" loext:marker-style-name="MT2"><text:page-number text:select-page="current">395</text:page-number></text:p>
            </table:table-cell>
          </table:table-row>
        </table:table>
        <text:p text:style-name="MP5"/>
      </style:footer>
      <style:footer-left>
        <table:table table:name="Table244" table:style-name="Table244">
          <table:table-column table:style-name="Table244.A"/>
          <table:table-column table:style-name="Table244.B"/>
          <table:table-row table:style-name="Table244.1">
            <table:table-cell table:style-name="Table244.A1" office:value-type="string">
              <text:p text:style-name="MP6" loext:marker-style-name="MT2"><text:page-number text:select-page="current">396</text:page-number></text:p>
            </table:table-cell>
            <table:table-cell table:style-name="Table244.B1" office:value-type="string">
              <text:p text:style-name="MP6"/>
            </table:table-cell>
          </table:table-row>
        </table:table>
        <text:p text:style-name="MP5"/>
      </style:footer-left>
    </style:master-page>
    <style:master-page style:name="Converted69" style:page-layout-name="Mpm4" draw:style-name="Mdp1" style:next-style-name="Converted68">
      <style:header>
        <text:p text:style-name="Standard"/>
      </style:header>
      <style:footer>
        <text:p text:style-name="Standard"/>
      </style:footer>
    </style:master-page>
    <style:master-page style:name="Converted70" style:page-layout-name="Mpm1" draw:style-name="Mdp1">
      <style:header>
        <table:table table:name="Table248" table:style-name="Table248">
          <table:table-column table:style-name="Table248.A"/>
          <table:table-column table:style-name="Table248.B"/>
          <table:table-row table:style-name="Table248.1">
            <table:table-cell table:style-name="Table248.A1" office:value-type="string">
              <text:p text:style-name="MP1" loext:marker-style-name="MT1"><loext:content-control loext:plain-text="true" loext:alias="Title" loext:id="1195783823">The language pascaline</loext:content-control><text:span text:style-name="MT1"/></text:p>
            </table:table-cell>
            <table:table-cell table:style-name="Table248.B1" office:value-type="string">
              <text:p text:style-name="MP1" loext:marker-style-name="MT2"><text:span text:style-name="MT3">M</text:span><loext:content-control loext:date="true" loext:date-format="MMMM d, yyyy" loext:date-rfc-language-tag="en-US" loext:current-date="2011-03-06T00:00:00Z" loext:alias="Date" loext:id="1044676334"><text:span text:style-name="MT3">arch 6, 2011</text:span></loext:content-control></text:p>
            </table:table-cell>
          </table:table-row>
        </table:table>
        <text:p text:style-name="MP2"/>
      </style:header>
      <style:header-left>
        <table:table table:name="Table247" table:style-name="Table247">
          <table:table-column table:style-name="Table247.A"/>
          <table:table-column table:style-name="Table247.B"/>
          <table:table-row table:style-name="Table247.1">
            <table:table-cell table:style-name="Table247.A1" office:value-type="string">
              <text:p text:style-name="MP3" loext:marker-style-name="MT2"><text:span text:style-name="MT3">M</text:span><loext:content-control loext:date="true" loext:date-format="MMMM d, yyyy" loext:date-rfc-language-tag="en-US" loext:current-date="2011-03-06T00:00:00Z" loext:alias="Date" loext:id="1804582884"><text:span text:style-name="MT3">arch 6, 2011</text:span></loext:content-control></text:p>
            </table:table-cell>
            <table:table-cell table:style-name="Table247.B1" office:value-type="string">
              <text:p text:style-name="MP3" loext:marker-style-name="MT1"><loext:content-control loext:plain-text="true" loext:alias="Title" loext:id="1469673655">The language pascaline</loext:content-control><text:span text:style-name="MT1"/></text:p>
            </table:table-cell>
          </table:table-row>
        </table:table>
        <text:p text:style-name="MP2"/>
      </style:header-left>
      <style:footer>
        <table:table table:name="Table250" table:style-name="Table250">
          <table:table-column table:style-name="Table250.A"/>
          <table:table-column table:style-name="Table250.B"/>
          <table:table-row table:style-name="Table250.1">
            <table:table-cell table:style-name="Table250.A1" office:value-type="string">
              <text:p text:style-name="MP4"/>
            </table:table-cell>
            <table:table-cell table:style-name="Table250.B1" office:value-type="string">
              <text:p text:style-name="MP4" loext:marker-style-name="MT2"><text:page-number text:select-page="current">0</text:page-number></text:p>
            </table:table-cell>
          </table:table-row>
        </table:table>
        <text:p text:style-name="MP5"/>
      </style:footer>
      <style:footer-left>
        <table:table table:name="Table249" table:style-name="Table249">
          <table:table-column table:style-name="Table249.A"/>
          <table:table-column table:style-name="Table249.B"/>
          <table:table-row table:style-name="Table249.1">
            <table:table-cell table:style-name="Table249.A1" office:value-type="string">
              <text:p text:style-name="MP6" loext:marker-style-name="MT2"><text:page-number text:select-page="current">400</text:page-number></text:p>
            </table:table-cell>
            <table:table-cell table:style-name="Table249.B1" office:value-type="string">
              <text:p text:style-name="MP6"/>
            </table:table-cell>
          </table:table-row>
        </table:table>
        <text:p text:style-name="MP5"/>
      </style:footer-left>
    </style:master-page>
    <style:master-page style:name="Converted71" style:page-layout-name="Mpm2" draw:style-name="Mdp2" style:next-style-name="Converted70">
      <style:header>
        <table:table table:name="Table251" table:style-name="Table251">
          <table:table-column table:style-name="Table251.A"/>
          <table:table-column table:style-name="Table251.B"/>
          <table:table-row table:style-name="Table251.1">
            <table:table-cell table:style-name="Table251.A1" office:value-type="string">
              <text:p text:style-name="MP1" loext:marker-style-name="MT1"><loext:content-control loext:plain-text="true" loext:alias="Title" loext:id="1195783823">The language pascaline</loext:content-control></text:p>
            </table:table-cell>
            <table:table-cell table:style-name="Table251.B1" office:value-type="string">
              <text:p text:style-name="MP1" loext:marker-style-name="MT2"><text:span text:style-name="MT3">M</text:span><loext:content-control loext:date="true" loext:date-format="MMMM d, yyyy" loext:date-rfc-language-tag="en-US" loext:current-date="2011-03-06T00:00:00Z" loext:alias="Date" loext:id="1044676334"><text:span text:style-name="MT3">arch 6, 2011</text:span></loext:content-control></text:p>
            </table:table-cell>
          </table:table-row>
        </table:table>
        <text:p text:style-name="MP2"/>
      </style:header>
      <style:header-left>
        <table:table table:name="Table252" table:style-name="Table252">
          <table:table-column table:style-name="Table252.A"/>
          <table:table-column table:style-name="Table252.B"/>
          <table:table-row table:style-name="Table252.1">
            <table:table-cell table:style-name="Table252.A1" office:value-type="string">
              <text:p text:style-name="MP3" loext:marker-style-name="MT2"><text:span text:style-name="MT3">M</text:span><loext:content-control loext:date="true" loext:date-format="MMMM d, yyyy" loext:date-rfc-language-tag="en-US" loext:current-date="2011-03-06T00:00:00Z" loext:alias="Date" loext:id="1804582884"><text:span text:style-name="MT3">arch 6, 2011</text:span></loext:content-control></text:p>
            </table:table-cell>
            <table:table-cell table:style-name="Table252.B1" office:value-type="string">
              <text:p text:style-name="MP3" loext:marker-style-name="MT1"><loext:content-control loext:plain-text="true" loext:alias="Title" loext:id="1469673655">The language pascaline</loext:content-control></text:p>
            </table:table-cell>
          </table:table-row>
        </table:table>
        <text:p text:style-name="MP2"/>
      </style:header-left>
      <style:footer>
        <table:table table:name="Table253" table:style-name="Table253">
          <table:table-column table:style-name="Table253.A"/>
          <table:table-column table:style-name="Table253.B"/>
          <table:table-row table:style-name="Table253.1">
            <table:table-cell table:style-name="Table253.A1" office:value-type="string">
              <text:p text:style-name="MP4"/>
            </table:table-cell>
            <table:table-cell table:style-name="Table253.B1" office:value-type="string">
              <text:p text:style-name="MP4" loext:marker-style-name="MT2"><text:page-number text:select-page="current">397</text:page-number></text:p>
            </table:table-cell>
          </table:table-row>
        </table:table>
        <text:p text:style-name="MP5"/>
      </style:footer>
      <style:footer-left>
        <table:table table:name="Table254" table:style-name="Table254">
          <table:table-column table:style-name="Table254.A"/>
          <table:table-column table:style-name="Table254.B"/>
          <table:table-row table:style-name="Table254.1">
            <table:table-cell table:style-name="Table254.A1" office:value-type="string">
              <text:p text:style-name="MP6" loext:marker-style-name="MT2"><text:page-number text:select-page="current">0</text:page-number></text:p>
            </table:table-cell>
            <table:table-cell table:style-name="Table254.B1" office:value-type="string">
              <text:p text:style-name="MP6"/>
            </table:table-cell>
          </table:table-row>
        </table:table>
        <text:p text:style-name="MP5"/>
      </style:footer-left>
    </style:master-page>
    <style:master-page style:name="Converted72" style:page-layout-name="Mpm5" draw:style-name="Mdp1">
      <style:header>
        <table:table table:name="Table256" table:style-name="Table256">
          <table:table-column table:style-name="Table256.A"/>
          <table:table-column table:style-name="Table256.B"/>
          <table:table-row table:style-name="Table256.1">
            <table:table-cell table:style-name="Table256.A1" office:value-type="string">
              <text:p text:style-name="MP1" loext:marker-style-name="MT1"><loext:content-control loext:plain-text="true" loext:alias="Title" loext:id="1963439874">The language pascaline</loext:content-control><text:span text:style-name="MT1"/></text:p>
            </table:table-cell>
            <table:table-cell table:style-name="Table256.B1" office:value-type="string">
              <text:p text:style-name="MP1" loext:marker-style-name="MT2"><text:span text:style-name="MT3">M</text:span><loext:content-control loext:date="true" loext:date-format="MMMM d, yyyy" loext:date-rfc-language-tag="en-US" loext:current-date="2011-03-06T00:00:00Z" loext:alias="Date" loext:id="1458653358"><text:span text:style-name="MT3">arch 6, 2011</text:span></loext:content-control></text:p>
            </table:table-cell>
          </table:table-row>
        </table:table>
        <text:p text:style-name="MP2"/>
      </style:header>
      <style:header-left>
        <table:table table:name="Table255" table:style-name="Table255">
          <table:table-column table:style-name="Table255.A"/>
          <table:table-column table:style-name="Table255.B"/>
          <table:table-row table:style-name="Table255.1">
            <table:table-cell table:style-name="Table255.A1" office:value-type="string">
              <text:p text:style-name="MP3" loext:marker-style-name="MT2"><text:span text:style-name="MT3">M</text:span><loext:content-control loext:date="true" loext:date-format="MMMM d, yyyy" loext:date-rfc-language-tag="en-US" loext:current-date="2011-03-06T00:00:00Z" loext:alias="Date" loext:id="592967121"><text:span text:style-name="MT3">arch 6, 2011</text:span></loext:content-control></text:p>
            </table:table-cell>
            <table:table-cell table:style-name="Table255.B1" office:value-type="string">
              <text:p text:style-name="MP3" loext:marker-style-name="MT1"><loext:content-control loext:plain-text="true" loext:alias="Title" loext:id="903478478">The language pascaline</loext:content-control><text:span text:style-name="MT1"/></text:p>
            </table:table-cell>
          </table:table-row>
        </table:table>
        <text:p text:style-name="MP2"/>
      </style:header-left>
      <style:footer>
        <table:table table:name="Table258" table:style-name="Table258">
          <table:table-column table:style-name="Table258.A"/>
          <table:table-column table:style-name="Table258.B"/>
          <table:table-row table:style-name="Table258.1">
            <table:table-cell table:style-name="Table258.A1" office:value-type="string">
              <text:p text:style-name="MP4"/>
            </table:table-cell>
            <table:table-cell table:style-name="Table258.B1" office:value-type="string">
              <text:p text:style-name="MP4" loext:marker-style-name="MT2"><text:page-number text:select-page="current">401</text:page-number></text:p>
            </table:table-cell>
          </table:table-row>
        </table:table>
        <text:p text:style-name="MP5"/>
      </style:footer>
      <style:footer-left>
        <table:table table:name="Table257" table:style-name="Table257">
          <table:table-column table:style-name="Table257.A"/>
          <table:table-column table:style-name="Table257.B"/>
          <table:table-row table:style-name="Table257.1">
            <table:table-cell table:style-name="Table257.A1" office:value-type="string">
              <text:p text:style-name="MP6" loext:marker-style-name="MT2"><text:page-number text:select-page="current">398</text:page-number></text:p>
            </table:table-cell>
            <table:table-cell table:style-name="Table257.B1" office:value-type="string">
              <text:p text:style-name="MP6"/>
            </table:table-cell>
          </table:table-row>
        </table:table>
        <text:p text:style-name="MP5"/>
      </style:footer-left>
    </style:master-page>
    <style:master-page style:name="Converted73" style:page-layout-name="Mpm4" draw:style-name="Mdp1" style:next-style-name="Converted72">
      <style:header>
        <text:p text:style-name="Standard"/>
      </style:header>
      <style:footer>
        <text:p text:style-name="Standard"/>
      </style:footer>
    </style:master-page>
    <style:master-page style:name="Converted74" style:page-layout-name="Mpm1" draw:style-name="Mdp1">
      <style:header>
        <table:table table:name="Table260" table:style-name="Table260">
          <table:table-column table:style-name="Table260.A"/>
          <table:table-column table:style-name="Table260.B"/>
          <table:table-row table:style-name="Table260.1">
            <table:table-cell table:style-name="Table260.A1" office:value-type="string">
              <text:p text:style-name="MP1" loext:marker-style-name="MT1"><loext:content-control loext:plain-text="true" loext:alias="Title" loext:id="1244239607">The language pascaline</loext:content-control><text:span text:style-name="MT1"/></text:p>
            </table:table-cell>
            <table:table-cell table:style-name="Table260.B1" office:value-type="string">
              <text:p text:style-name="MP1" loext:marker-style-name="MT2"><text:span text:style-name="MT3">M</text:span><loext:content-control loext:date="true" loext:date-format="MMMM d, yyyy" loext:date-rfc-language-tag="en-US" loext:current-date="2011-03-06T00:00:00Z" loext:alias="Date" loext:id="137965573"><text:span text:style-name="MT3">arch 6, 2011</text:span></loext:content-control></text:p>
            </table:table-cell>
          </table:table-row>
        </table:table>
        <text:p text:style-name="MP2"/>
      </style:header>
      <style:header-left>
        <table:table table:name="Table259" table:style-name="Table259">
          <table:table-column table:style-name="Table259.A"/>
          <table:table-column table:style-name="Table259.B"/>
          <table:table-row table:style-name="Table259.1">
            <table:table-cell table:style-name="Table259.A1" office:value-type="string">
              <text:p text:style-name="MP3" loext:marker-style-name="MT2"><text:span text:style-name="MT3">M</text:span><loext:content-control loext:date="true" loext:date-format="MMMM d, yyyy" loext:date-rfc-language-tag="en-US" loext:current-date="2011-03-06T00:00:00Z" loext:alias="Date" loext:id="1015047984"><text:span text:style-name="MT3">arch 6, 2011</text:span></loext:content-control></text:p>
            </table:table-cell>
            <table:table-cell table:style-name="Table259.B1" office:value-type="string">
              <text:p text:style-name="MP3" loext:marker-style-name="MT1"><loext:content-control loext:plain-text="true" loext:alias="Title" loext:id="1948295526">The language pascaline</loext:content-control><text:span text:style-name="MT1"/></text:p>
            </table:table-cell>
          </table:table-row>
        </table:table>
        <text:p text:style-name="MP2"/>
      </style:header-left>
      <style:footer>
        <table:table table:name="Table262" table:style-name="Table262">
          <table:table-column table:style-name="Table262.A"/>
          <table:table-column table:style-name="Table262.B"/>
          <table:table-row table:style-name="Table262.1">
            <table:table-cell table:style-name="Table262.A1" office:value-type="string">
              <text:p text:style-name="MP4"/>
            </table:table-cell>
            <table:table-cell table:style-name="Table262.B1" office:value-type="string">
              <text:p text:style-name="MP4" loext:marker-style-name="MT2"><text:page-number text:select-page="current">0</text:page-number></text:p>
            </table:table-cell>
          </table:table-row>
        </table:table>
        <text:p text:style-name="MP5"/>
      </style:footer>
      <style:footer-left>
        <table:table table:name="Table261" table:style-name="Table261">
          <table:table-column table:style-name="Table261.A"/>
          <table:table-column table:style-name="Table261.B"/>
          <table:table-row table:style-name="Table261.1">
            <table:table-cell table:style-name="Table261.A1" office:value-type="string">
              <text:p text:style-name="MP6" loext:marker-style-name="MT2"><text:page-number text:select-page="current">0</text:page-number></text:p>
            </table:table-cell>
            <table:table-cell table:style-name="Table261.B1" office:value-type="string">
              <text:p text:style-name="MP6"/>
            </table:table-cell>
          </table:table-row>
        </table:table>
        <text:p text:style-name="MP5"/>
      </style:footer-left>
    </style:master-page>
    <style:master-page style:name="Converted75" style:page-layout-name="Mpm2" draw:style-name="Mdp2" style:next-style-name="Converted74">
      <style:header>
        <table:table table:name="Table263" table:style-name="Table263">
          <table:table-column table:style-name="Table263.A"/>
          <table:table-column table:style-name="Table263.B"/>
          <table:table-row table:style-name="Table263.1">
            <table:table-cell table:style-name="Table263.A1" office:value-type="string">
              <text:p text:style-name="MP1" loext:marker-style-name="MT1"><loext:content-control loext:plain-text="true" loext:alias="Title" loext:id="1244239607">The language pascaline</loext:content-control></text:p>
            </table:table-cell>
            <table:table-cell table:style-name="Table263.B1" office:value-type="string">
              <text:p text:style-name="MP1" loext:marker-style-name="MT2"><text:span text:style-name="MT3">M</text:span><loext:content-control loext:date="true" loext:date-format="MMMM d, yyyy" loext:date-rfc-language-tag="en-US" loext:current-date="2011-03-06T00:00:00Z" loext:alias="Date" loext:id="137965573"><text:span text:style-name="MT3">arch 6, 2011</text:span></loext:content-control></text:p>
            </table:table-cell>
          </table:table-row>
        </table:table>
        <text:p text:style-name="MP2"/>
      </style:header>
      <style:header-left>
        <table:table table:name="Table264" table:style-name="Table264">
          <table:table-column table:style-name="Table264.A"/>
          <table:table-column table:style-name="Table264.B"/>
          <table:table-row table:style-name="Table264.1">
            <table:table-cell table:style-name="Table264.A1" office:value-type="string">
              <text:p text:style-name="MP3" loext:marker-style-name="MT2"><text:span text:style-name="MT3">M</text:span><loext:content-control loext:date="true" loext:date-format="MMMM d, yyyy" loext:date-rfc-language-tag="en-US" loext:current-date="2011-03-06T00:00:00Z" loext:alias="Date" loext:id="1015047984"><text:span text:style-name="MT3">arch 6, 2011</text:span></loext:content-control></text:p>
            </table:table-cell>
            <table:table-cell table:style-name="Table264.B1" office:value-type="string">
              <text:p text:style-name="MP3" loext:marker-style-name="MT1"><loext:content-control loext:plain-text="true" loext:alias="Title" loext:id="1948295526">The language pascaline</loext:content-control></text:p>
            </table:table-cell>
          </table:table-row>
        </table:table>
        <text:p text:style-name="MP2"/>
      </style:header-left>
      <style:footer>
        <table:table table:name="Table265" table:style-name="Table265">
          <table:table-column table:style-name="Table265.A"/>
          <table:table-column table:style-name="Table265.B"/>
          <table:table-row table:style-name="Table265.1">
            <table:table-cell table:style-name="Table265.A1" office:value-type="string">
              <text:p text:style-name="MP4"/>
            </table:table-cell>
            <table:table-cell table:style-name="Table265.B1" office:value-type="string">
              <text:p text:style-name="MP4" loext:marker-style-name="MT2"><text:page-number text:select-page="current">399</text:page-number></text:p>
            </table:table-cell>
          </table:table-row>
        </table:table>
        <text:p text:style-name="MP5"/>
      </style:footer>
      <style:footer-left>
        <table:table table:name="Table266" table:style-name="Table266">
          <table:table-column table:style-name="Table266.A"/>
          <table:table-column table:style-name="Table266.B"/>
          <table:table-row table:style-name="Table266.1">
            <table:table-cell table:style-name="Table266.A1" office:value-type="string">
              <text:p text:style-name="MP6" loext:marker-style-name="MT2"><text:page-number text:select-page="current">0</text:page-number></text:p>
            </table:table-cell>
            <table:table-cell table:style-name="Table266.B1" office:value-type="string">
              <text:p text:style-name="MP6"/>
            </table:table-cell>
          </table:table-row>
        </table:table>
        <text:p text:style-name="MP5"/>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1-08T07:48:00</meta:creation-date>
    <meta:initial-creator>samiam</meta:initial-creator>
    <dc:language>en-US</dc:language>
    <meta:print-date>2011-11-29T00:50:00</meta:print-date>
    <dc:date>2023-12-21T23:51:50.388421538</dc:date>
    <meta:editing-cycles>79</meta:editing-cycles>
    <dc:title>The language pascaline</dc:title>
    <meta:editing-duration>P11DT5H42M48S</meta:editing-duration>
    <meta:generator>LibreOffice/7.6.3.2$Linux_X86_64 LibreOffice_project/4fe86607b5ac922e55f140471fda9b60bdaa980d</meta:generator>
    <meta:document-statistic meta:table-count="266" meta:image-count="0" meta:object-count="0" meta:page-count="399" meta:paragraph-count="9797" meta:word-count="98933" meta:character-count="599325" meta:non-whitespace-character-count="498189"/>
    <meta:user-defined meta:name="AppVersion">15.0000</meta:user-defined>
    <meta:template xlink:type="simple" xlink:actuate="onRequest" xlink:title="Normal.dotm" xlink:href=""/>
  </office:meta>
</office:document-meta>
</file>